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30.5pt" style:use-optimal-column-width="true"/>
    </style:style>
    <style:style style:name="ACOL-2" style:family="table-column">
      <style:table-column-properties style:column-width="132.75pt" style:use-optimal-column-width="true"/>
    </style:style>
    <style:style style:name="ACOL-3" style:family="table-column">
      <style:table-column-properties style:column-width="108.75pt" style:use-optimal-column-width="true"/>
    </style:style>
    <style:style style:name="ACOL-4" style:family="table-column">
      <style:table-column-properties style:column-width="120.75pt" style:use-optimal-column-width="true"/>
    </style:style>
    <style:style style:name="ACOL-5" style:family="table-column">
      <style:table-column-properties style:column-width="102.75pt" style:use-optimal-column-width="true"/>
    </style:style>
    <style:style style:name="ACOL-6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hrottles.c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0"/>
        <table:table-column table:style-name="ACOL-3"/>
        <table:table-column table:style-name="ACOL-4"/>
        <table:table-column table:style-name="ACOL-1"/>
        <table:table-column table:style-name="ACOL-4"/>
        <table:table-column table:style-name="ACOL-5"/>
        <table:table-column table:style-name="ACOL-0" table:number-columns-repeated="2"/>
        <table:table-column table:style-name="ACOL-0" table:number-columns-repeated="245"/>
        <table:table-row table:style-name="AROW-0">
          <table:table-cell table:style-name="Gnumeric-default" office:value-type="string">
            <text:p>dt</text:p>
          </table:table-cell>
          <table:table-cell table:style-name="Gnumeric-default" office:value-type="string">
            <text:p>actual</text:p>
          </table:table-cell>
          <table:table-cell table:style-name="Gnumeric-default" office:value-type="string">
            <text:p>proposed</text:p>
          </table:table-cell>
          <table:table-cell table:style-name="Gnumeric-default"/>
          <table:table-cell table:style-name="Gnumeric-default" office:value-type="string">
            <text:p>err</text:p>
          </table:table-cell>
          <table:table-cell table:style-name="Gnumeric-default" office:value-type="string">
            <text:p>p</text:p>
          </table:table-cell>
          <table:table-cell table:style-name="Gnumeric-default" office:value-type="string">
            <text:p>i</text:p>
          </table:table-cell>
          <table:table-cell table:style-name="Gnumeric-default" office:value-type="string">
            <text:p>d</text:p>
          </table:table-cell>
          <table:table-cell table:style-name="Gnumeric-default" office:value-type="string">
            <text:p>out</text:p>
          </table:table-cell>
          <table:table-cell table:style-name="Gnumeric-default" office:value-type="string">
            <text:p>kp</text:p>
          </table:table-cell>
          <table:table-cell table:style-name="Gnumeric-default" office:value-type="float" office:value="0.25">
            <text:p>0.25</text:p>
          </table:table-cell>
          <table:table-cell table:number-columns-repeated="245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30000463128089905">
            <text:p>0.30000463128089905</text:p>
          </table:table-cell>
          <table:table-cell table:style-name="Gnumeric-default" office:value-type="float" office:value="0.15712109208106995">
            <text:p>0.15712109208106995</text:p>
          </table:table-cell>
          <table:table-cell table:style-name="Gnumeric-default"/>
          <table:table-cell table:style-name="Gnumeric-default" table:formula="of:=[.B2]-[.C2]" office:value-type="float" office:value="0.1428835391998291">
            <text:p>0.1428835391998291</text:p>
          </table:table-cell>
          <table:table-cell table:style-name="Gnumeric-default" table:formula="of:=[.E2]*[.$K$1]" office:value-type="float" office:value="0.035720884799957275">
            <text:p>0.035720884799957275</text:p>
          </table:table-cell>
          <table:table-cell table:style-name="Gnumeric-default" table:formula="of:=[.$K$2]*([.E2]+0)*0.02" office:value-type="float" office:value="7.1441769599914556e-06">
            <text:p>7.1441769599914556E-06</text:p>
          </table:table-cell>
          <table:table-cell table:style-name="Gnumeric-default" table:formula="of:=[.$K$3]*([.E2]-0)/0.02" office:value-type="float" office:value="0.35720884799957275">
            <text:p>0.35720884799957275</text:p>
          </table:table-cell>
          <table:table-cell table:style-name="Gnumeric-default" table:formula="of:=SUM([.F2:.H2])" office:value-type="float" office:value="0.39293687697649005">
            <text:p>0.39293687697649</text:p>
          </table:table-cell>
          <table:table-cell table:style-name="Gnumeric-default" office:value-type="string">
            <text:p>ki</text:p>
          </table:table-cell>
          <table:table-cell table:style-name="Gnumeric-default" office:value-type="float" office:value="0.0025000000000000001">
            <text:p>0.0025</text:p>
          </table:table-cell>
          <table:table-cell table:number-columns-repeated="245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30300432443618774">
            <text:p>0.30300432443618774</text:p>
          </table:table-cell>
          <table:table-cell table:style-name="Gnumeric-default" office:value-type="float" office:value="0.15718254446983337">
            <text:p>0.15718254446983337</text:p>
          </table:table-cell>
          <table:table-cell table:style-name="Gnumeric-default"/>
          <table:table-cell table:style-name="Gnumeric-default" table:formula="of:=[.B3]-[.C3]" office:value-type="float" office:value="0.14582177996635437">
            <text:p>0.1458217799663544</text:p>
          </table:table-cell>
          <table:table-cell table:style-name="Gnumeric-default" table:formula="of:=[.E3]*[.$K$1]" office:value-type="float" office:value="0.036455444991588593">
            <text:p>0.03645544499158859</text:p>
          </table:table-cell>
          <table:table-cell table:style-name="Gnumeric-default" table:formula="of:=[.$K$2]*([.E3]+[.G2])*0.02" office:value-type="float" office:value="7.2914462071657184e-06">
            <text:p>7.291446207165718E-06</text:p>
          </table:table-cell>
          <table:table-cell table:style-name="Gnumeric-default" table:formula="of:=[.$K$3]*([.E3]-[.E2])/0.02" office:value-type="float" office:value="0.0073456019163131714">
            <text:p>0.007345601916313171</text:p>
          </table:table-cell>
          <table:table-cell table:style-name="Gnumeric-default" table:formula="of:=SUM([.F3:.H3])" office:value-type="float" office:value="0.043808338354108932">
            <text:p>0.043808338354109</text:p>
          </table:table-cell>
          <table:table-cell table:style-name="Gnumeric-default" office:value-type="string">
            <text:p>kd</text:p>
          </table:table-cell>
          <table:table-cell table:style-name="Gnumeric-default" office:value-type="float" office:value="0.050000000000000003">
            <text:p>0.05</text:p>
          </table:table-cell>
          <table:table-cell table:number-columns-repeated="245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30600404739379883">
            <text:p>0.30600404739379883</text:p>
          </table:table-cell>
          <table:table-cell table:style-name="Gnumeric-default" office:value-type="float" office:value="0.15724548697471619">
            <text:p>0.1572454869747162</text:p>
          </table:table-cell>
          <table:table-cell table:style-name="Gnumeric-default"/>
          <table:table-cell table:style-name="Gnumeric-default" table:formula="of:=[.B4]-[.C4]" office:value-type="float" office:value="0.14875856041908264">
            <text:p>0.1487585604190826</text:p>
          </table:table-cell>
          <table:table-cell table:style-name="Gnumeric-default" table:formula="of:=[.E4]*[.$K$1]" office:value-type="float" office:value="0.03718964010477066">
            <text:p>0.03718964010477066</text:p>
          </table:table-cell>
          <table:table-cell table:style-name="Gnumeric-default" table:formula="of:=[.$K$2]*([.E4]+[.G3])*0.02" office:value-type="float" office:value="7.4382925932644913e-06">
            <text:p>7.438292593264491E-06</text:p>
          </table:table-cell>
          <table:table-cell table:style-name="Gnumeric-default" table:formula="of:=[.$K$3]*([.E4]-[.E3])/0.02" office:value-type="float" office:value="0.0073419511318206787">
            <text:p>0.007341951131820679</text:p>
          </table:table-cell>
          <table:table-cell table:style-name="Gnumeric-default" table:formula="of:=SUM([.F4:.H4])" office:value-type="float" office:value="0.044539029529184607">
            <text:p>0.0445390295291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30750390887260437">
            <text:p>0.30750390887260437</text:p>
          </table:table-cell>
          <table:table-cell table:style-name="Gnumeric-default" office:value-type="float" office:value="0.15727552771568298">
            <text:p>0.15727552771568298</text:p>
          </table:table-cell>
          <table:table-cell table:style-name="Gnumeric-default"/>
          <table:table-cell table:style-name="Gnumeric-default" table:formula="of:=[.B5]-[.C5]" office:value-type="float" office:value="0.15022838115692139">
            <text:p>0.1502283811569214</text:p>
          </table:table-cell>
          <table:table-cell table:style-name="Gnumeric-default" table:formula="of:=[.E5]*[.$K$1]" office:value-type="float" office:value="0.037557095289230347">
            <text:p>0.03755709528923035</text:p>
          </table:table-cell>
          <table:table-cell table:style-name="Gnumeric-default" table:formula="of:=[.$K$2]*([.E5]+[.G4])*0.02" office:value-type="float" office:value="7.5117909724757323e-06">
            <text:p>7.511790972475732E-06</text:p>
          </table:table-cell>
          <table:table-cell table:style-name="Gnumeric-default" table:formula="of:=[.$K$3]*([.E5]-[.E4])/0.02" office:value-type="float" office:value="0.0036745518445968632">
            <text:p>0.0036745518445969</text:p>
          </table:table-cell>
          <table:table-cell table:style-name="Gnumeric-default" table:formula="of:=SUM([.F5:.H5])" office:value-type="float" office:value="0.041239158924799686">
            <text:p>0.04123915892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3090038001537323">
            <text:p>0.3090038001537323</text:p>
          </table:table-cell>
          <table:table-cell table:style-name="Gnumeric-default" office:value-type="float" office:value="0.15730626881122589">
            <text:p>0.1573062688112259</text:p>
          </table:table-cell>
          <table:table-cell table:style-name="Gnumeric-default"/>
          <table:table-cell table:style-name="Gnumeric-default" table:formula="of:=[.B6]-[.C6]" office:value-type="float" office:value="0.15169753134250641">
            <text:p>0.1516975313425064</text:p>
          </table:table-cell>
          <table:table-cell table:style-name="Gnumeric-default" table:formula="of:=[.E6]*[.$K$1]" office:value-type="float" office:value="0.037924382835626602">
            <text:p>0.0379243828356266</text:p>
          </table:table-cell>
          <table:table-cell table:style-name="Gnumeric-default" table:formula="of:=[.$K$2]*([.E6]+[.G5])*0.02" office:value-type="float" office:value="7.5852521566739449e-06">
            <text:p>7.585252156673945E-06</text:p>
          </table:table-cell>
          <table:table-cell table:style-name="Gnumeric-default" table:formula="of:=[.$K$3]*([.E6]-[.E5])/0.02" office:value-type="float" office:value="0.0036728754639625554">
            <text:p>0.0036728754639626</text:p>
          </table:table-cell>
          <table:table-cell table:style-name="Gnumeric-default" table:formula="of:=SUM([.F6:.H6])" office:value-type="float" office:value="0.041604843551745832">
            <text:p>0.0416048435517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5238399803638458">
            <text:p>0.15238399803638458</text:p>
          </table:table-cell>
          <table:table-cell table:style-name="Gnumeric-default" office:value-type="float" office:value="0.13553847372531891">
            <text:p>0.1355384737253189</text:p>
          </table:table-cell>
          <table:table-cell table:style-name="Gnumeric-default"/>
          <table:table-cell table:style-name="Gnumeric-default" table:formula="of:=[.B7]-[.C7]" office:value-type="float" office:value="0.016845524311065674">
            <text:p>0.0168455243110657</text:p>
          </table:table-cell>
          <table:table-cell table:style-name="Gnumeric-default" table:formula="of:=[.E7]*[.$K$1]" office:value-type="float" office:value="0.0042113810777664185">
            <text:p>0.0042113810777664</text:p>
          </table:table-cell>
          <table:table-cell table:style-name="Gnumeric-default" table:formula="of:=[.$K$2]*([.E7]+[.G6])*0.02" office:value-type="float" office:value="8.4265547816111748e-07">
            <text:p>8.426554781611175E-07</text:p>
          </table:table-cell>
          <table:table-cell table:style-name="Gnumeric-default" table:formula="of:=[.$K$3]*([.E7]-[.E6])/0.02" office:value-type="float" office:value="-0.33713001757860184">
            <text:p>−0.3371300175786018</text:p>
          </table:table-cell>
          <table:table-cell table:style-name="Gnumeric-default" table:formula="of:=SUM([.F7:.H7])" office:value-type="float" office:value="-0.33291779384535725">
            <text:p>−0.33291779384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5276455879211426">
            <text:p>0.15276455879211426</text:p>
          </table:table-cell>
          <table:table-cell table:style-name="Gnumeric-default" office:value-type="float" office:value="0.13410016894340515">
            <text:p>0.13410016894340515</text:p>
          </table:table-cell>
          <table:table-cell table:style-name="Gnumeric-default"/>
          <table:table-cell table:style-name="Gnumeric-default" table:formula="of:=[.B8]-[.C8]" office:value-type="float" office:value="0.018664389848709106">
            <text:p>0.0186643898487091</text:p>
          </table:table-cell>
          <table:table-cell table:style-name="Gnumeric-default" table:formula="of:=[.E8]*[.$K$1]" office:value-type="float" office:value="0.0046660974621772766">
            <text:p>0.004666097462177277</text:p>
          </table:table-cell>
          <table:table-cell table:style-name="Gnumeric-default" table:formula="of:=[.$K$2]*([.E8]+[.G7])*0.02" office:value-type="float" office:value="9.3326162520936351e-07">
            <text:p>9.332616252093635E-07</text:p>
          </table:table-cell>
          <table:table-cell table:style-name="Gnumeric-default" table:formula="of:=[.$K$3]*([.E8]-[.E7])/0.02" office:value-type="float" office:value="0.0045471638441085815">
            <text:p>0.0045471638441086</text:p>
          </table:table-cell>
          <table:table-cell table:style-name="Gnumeric-default" table:formula="of:=SUM([.F8:.H8])" office:value-type="float" office:value="0.0092141945679110673">
            <text:p>0.0092141945679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5529286861419678">
            <text:p>0.15529286861419678</text:p>
          </table:table-cell>
          <table:table-cell table:style-name="Gnumeric-default" office:value-type="float" office:value="0.13140945136547089">
            <text:p>0.1314094513654709</text:p>
          </table:table-cell>
          <table:table-cell table:style-name="Gnumeric-default"/>
          <table:table-cell table:style-name="Gnumeric-default" table:formula="of:=[.B9]-[.C9]" office:value-type="float" office:value="0.023883417248725891">
            <text:p>0.0238834172487259</text:p>
          </table:table-cell>
          <table:table-cell table:style-name="Gnumeric-default" table:formula="of:=[.E9]*[.$K$1]" office:value-type="float" office:value="0.0059708543121814728">
            <text:p>0.005970854312181473</text:p>
          </table:table-cell>
          <table:table-cell table:style-name="Gnumeric-default" table:formula="of:=[.$K$2]*([.E9]+[.G8])*0.02" office:value-type="float" office:value="1.194217525517555e-06">
            <text:p>1.194217525517555E-06</text:p>
          </table:table-cell>
          <table:table-cell table:style-name="Gnumeric-default" table:formula="of:=[.$K$3]*([.E9]-[.E8])/0.02" office:value-type="float" office:value="0.013047568500041962">
            <text:p>0.013047568500041962</text:p>
          </table:table-cell>
          <table:table-cell table:style-name="Gnumeric-default" table:formula="of:=SUM([.F9:.H9])" office:value-type="float" office:value="0.019019617029748952">
            <text:p>0.0190196170297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5776026248931885">
            <text:p>0.15776026248931885</text:p>
          </table:table-cell>
          <table:table-cell table:style-name="Gnumeric-default" office:value-type="float" office:value="0.13085097074508667">
            <text:p>0.13085097074508667</text:p>
          </table:table-cell>
          <table:table-cell table:style-name="Gnumeric-default"/>
          <table:table-cell table:style-name="Gnumeric-default" table:formula="of:=[.B10]-[.C10]" office:value-type="float" office:value="0.026909291744232178">
            <text:p>0.0269092917442322</text:p>
          </table:table-cell>
          <table:table-cell table:style-name="Gnumeric-default" table:formula="of:=[.E10]*[.$K$1]" office:value-type="float" office:value="0.0067273229360580444">
            <text:p>0.006727322936058044</text:p>
          </table:table-cell>
          <table:table-cell table:style-name="Gnumeric-default" table:formula="of:=[.$K$2]*([.E10]+[.G9])*0.02" office:value-type="float" office:value="1.3455242980878849e-06">
            <text:p>1.3455242980878849E-06</text:p>
          </table:table-cell>
          <table:table-cell table:style-name="Gnumeric-default" table:formula="of:=[.$K$3]*([.E10]-[.E9])/0.02" office:value-type="float" office:value="0.0075646862387657174">
            <text:p>0.007564686238765717</text:p>
          </table:table-cell>
          <table:table-cell table:style-name="Gnumeric-default" table:formula="of:=SUM([.F10:.H10])" office:value-type="float" office:value="0.01429335469912185">
            <text:p>0.0142933546991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601690798997879">
            <text:p>0.1601690798997879</text:p>
          </table:table-cell>
          <table:table-cell table:style-name="Gnumeric-default" office:value-type="float" office:value="0.12782032787799835">
            <text:p>0.12782032787799835</text:p>
          </table:table-cell>
          <table:table-cell table:style-name="Gnumeric-default"/>
          <table:table-cell table:style-name="Gnumeric-default" table:formula="of:=[.B11]-[.C11]" office:value-type="float" office:value="0.032348752021789551">
            <text:p>0.0323487520217896</text:p>
          </table:table-cell>
          <table:table-cell table:style-name="Gnumeric-default" table:formula="of:=[.E11]*[.$K$1]" office:value-type="float" office:value="0.0080871880054473877">
            <text:p>0.008087188005447388</text:p>
          </table:table-cell>
          <table:table-cell table:style-name="Gnumeric-default" table:formula="of:=[.$K$2]*([.E11]+[.G10])*0.02" office:value-type="float" office:value="1.6175048773043821e-06">
            <text:p>1.6175048773043821E-06</text:p>
          </table:table-cell>
          <table:table-cell table:style-name="Gnumeric-default" table:formula="of:=[.$K$3]*([.E11]-[.E10])/0.02" office:value-type="float" office:value="0.013598650693893433">
            <text:p>0.013598650693893433</text:p>
          </table:table-cell>
          <table:table-cell table:style-name="Gnumeric-default" table:formula="of:=SUM([.F11:.H11])" office:value-type="float" office:value="0.021687456204218126">
            <text:p>0.0216874562042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5519747138023376">
            <text:p>0.15519747138023376</text:p>
          </table:table-cell>
          <table:table-cell table:style-name="Gnumeric-default" office:value-type="float" office:value="0.12603992223739624">
            <text:p>0.12603992223739624</text:p>
          </table:table-cell>
          <table:table-cell table:style-name="Gnumeric-default"/>
          <table:table-cell table:style-name="Gnumeric-default" table:formula="of:=[.B12]-[.C12]" office:value-type="float" office:value="0.029157549142837524">
            <text:p>0.0291575491428375</text:p>
          </table:table-cell>
          <table:table-cell table:style-name="Gnumeric-default" table:formula="of:=[.E12]*[.$K$1]" office:value-type="float" office:value="0.0072893872857093811">
            <text:p>0.007289387285709381</text:p>
          </table:table-cell>
          <table:table-cell table:style-name="Gnumeric-default" table:formula="of:=[.$K$2]*([.E12]+[.G11])*0.02" office:value-type="float" office:value="1.4579583323857417e-06">
            <text:p>1.4579583323857417E-06</text:p>
          </table:table-cell>
          <table:table-cell table:style-name="Gnumeric-default" table:formula="of:=[.$K$3]*([.E12]-[.E11])/0.02" office:value-type="float" office:value="-0.0079780071973800677">
            <text:p>−0.0079780071973801</text:p>
          </table:table-cell>
          <table:table-cell table:style-name="Gnumeric-default" table:formula="of:=SUM([.F12:.H12])" office:value-type="float" office:value="-0.00068716195333830082">
            <text:p>−0.00068716195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531791090965271">
            <text:p>0.1531791090965271</text:p>
          </table:table-cell>
          <table:table-cell table:style-name="Gnumeric-default" office:value-type="float" office:value="0.12402552366256714">
            <text:p>0.12402552366256714</text:p>
          </table:table-cell>
          <table:table-cell table:style-name="Gnumeric-default"/>
          <table:table-cell table:style-name="Gnumeric-default" table:formula="of:=[.B13]-[.C13]" office:value-type="float" office:value="0.029153585433959961">
            <text:p>0.02915358543396</text:p>
          </table:table-cell>
          <table:table-cell table:style-name="Gnumeric-default" table:formula="of:=[.E13]*[.$K$1]" office:value-type="float" office:value="0.0072883963584899902">
            <text:p>0.00728839635848999</text:p>
          </table:table-cell>
          <table:table-cell table:style-name="Gnumeric-default" table:formula="of:=[.$K$2]*([.E13]+[.G12])*0.02" office:value-type="float" office:value="1.4577521696146176e-06">
            <text:p>1.4577521696146176E-06</text:p>
          </table:table-cell>
          <table:table-cell table:style-name="Gnumeric-default" table:formula="of:=[.$K$3]*([.E13]-[.E12])/0.02" office:value-type="float" office:value="-9.9092721939086914e-06">
            <text:p>−9.909272193909E−06</text:p>
          </table:table-cell>
          <table:table-cell table:style-name="Gnumeric-default" table:formula="of:=SUM([.F13:.H13])" office:value-type="float" office:value="0.0072799448384656962">
            <text:p>0.0072799448384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4672194421291351">
            <text:p>0.1467219442129135</text:p>
          </table:table-cell>
          <table:table-cell table:style-name="Gnumeric-default" office:value-type="float" office:value="0.12338177114725113">
            <text:p>0.12338177114725113</text:p>
          </table:table-cell>
          <table:table-cell table:style-name="Gnumeric-default"/>
          <table:table-cell table:style-name="Gnumeric-default" table:formula="of:=[.B14]-[.C14]" office:value-type="float" office:value="0.023340173065662384">
            <text:p>0.0233401730656624</text:p>
          </table:table-cell>
          <table:table-cell table:style-name="Gnumeric-default" table:formula="of:=[.E14]*[.$K$1]" office:value-type="float" office:value="0.005835043266415596">
            <text:p>0.005835043266415596</text:p>
          </table:table-cell>
          <table:table-cell table:style-name="Gnumeric-default" table:formula="of:=[.$K$2]*([.E14]+[.G13])*0.02" office:value-type="float" office:value="1.1670815408916e-06">
            <text:p>1.1670815408916E-06</text:p>
          </table:table-cell>
          <table:table-cell table:style-name="Gnumeric-default" table:formula="of:=[.$K$3]*([.E14]-[.E13])/0.02" office:value-type="float" office:value="-0.014533530920743942">
            <text:p>−0.0145335309207439</text:p>
          </table:table-cell>
          <table:table-cell table:style-name="Gnumeric-default" table:formula="of:=SUM([.F14:.H14])" office:value-type="float" office:value="-0.0086973205727874543">
            <text:p>−0.00869732057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588865101337433">
            <text:p>0.13588865101337433</text:p>
          </table:table-cell>
          <table:table-cell table:style-name="Gnumeric-default" office:value-type="float" office:value="0.11978287994861603">
            <text:p>0.11978287994861603</text:p>
          </table:table-cell>
          <table:table-cell table:style-name="Gnumeric-default"/>
          <table:table-cell table:style-name="Gnumeric-default" table:formula="of:=[.B15]-[.C15]" office:value-type="float" office:value="0.016105771064758301">
            <text:p>0.0161057710647583</text:p>
          </table:table-cell>
          <table:table-cell table:style-name="Gnumeric-default" table:formula="of:=[.E15]*[.$K$1]" office:value-type="float" office:value="0.0040264427661895752">
            <text:p>0.004026442766189575</text:p>
          </table:table-cell>
          <table:table-cell table:style-name="Gnumeric-default" table:formula="of:=[.$K$2]*([.E15]+[.G14])*0.02" office:value-type="float" office:value="8.0534690731495962e-07">
            <text:p>8.053469073149596E-07</text:p>
          </table:table-cell>
          <table:table-cell table:style-name="Gnumeric-default" table:formula="of:=[.$K$3]*([.E15]-[.E14])/0.02" office:value-type="float" office:value="-0.018086005002260208">
            <text:p>−0.0180860050022602</text:p>
          </table:table-cell>
          <table:table-cell table:style-name="Gnumeric-default" table:formula="of:=SUM([.F15:.H15])" office:value-type="float" office:value="-0.014058756889163318">
            <text:p>−0.01405875688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945690751075745">
            <text:p>0.12945690751075745</text:p>
          </table:table-cell>
          <table:table-cell table:style-name="Gnumeric-default" office:value-type="float" office:value="0.11923938244581223">
            <text:p>0.11923938244581223</text:p>
          </table:table-cell>
          <table:table-cell table:style-name="Gnumeric-default"/>
          <table:table-cell table:style-name="Gnumeric-default" table:formula="of:=[.B16]-[.C16]" office:value-type="float" office:value="0.010217525064945221">
            <text:p>0.0102175250649452</text:p>
          </table:table-cell>
          <table:table-cell table:style-name="Gnumeric-default" table:formula="of:=[.E16]*[.$K$1]" office:value-type="float" office:value="0.0025543812662363052">
            <text:p>0.0025543812662363</text:p>
          </table:table-cell>
          <table:table-cell table:style-name="Gnumeric-default" table:formula="of:=[.$K$2]*([.E16]+[.G15])*0.02" office:value-type="float" office:value="5.1091652059262676e-07">
            <text:p>5.109165205926268E-07</text:p>
          </table:table-cell>
          <table:table-cell table:style-name="Gnumeric-default" table:formula="of:=[.$K$3]*([.E16]-[.E15])/0.02" office:value-type="float" office:value="-0.014720614999532701">
            <text:p>−0.0147206149995327</text:p>
          </table:table-cell>
          <table:table-cell table:style-name="Gnumeric-default" table:formula="of:=SUM([.F16:.H16])" office:value-type="float" office:value="-0.012165722816775804">
            <text:p>−0.01216572281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864502727985382">
            <text:p>0.11864502727985382</text:p>
          </table:table-cell>
          <table:table-cell table:style-name="Gnumeric-default" office:value-type="float" office:value="0.11514748632907867">
            <text:p>0.11514748632907867</text:p>
          </table:table-cell>
          <table:table-cell table:style-name="Gnumeric-default"/>
          <table:table-cell table:style-name="Gnumeric-default" table:formula="of:=[.B17]-[.C17]" office:value-type="float" office:value="0.0034975409507751465">
            <text:p>0.0034975409507751</text:p>
          </table:table-cell>
          <table:table-cell table:style-name="Gnumeric-default" table:formula="of:=[.E17]*[.$K$1]" office:value-type="float" office:value="0.00087438523769378662">
            <text:p>0.0008743852376938</text:p>
          </table:table-cell>
          <table:table-cell table:style-name="Gnumeric-default" table:formula="of:=[.$K$2]*([.E17]+[.G16])*0.02" office:value-type="float" office:value="1.7490259336478694e-07">
            <text:p>1.7490259336478694E-07</text:p>
          </table:table-cell>
          <table:table-cell table:style-name="Gnumeric-default" table:formula="of:=[.$K$3]*([.E17]-[.E16])/0.02" office:value-type="float" office:value="-0.016799960285425186">
            <text:p>−0.0167999602854252</text:p>
          </table:table-cell>
          <table:table-cell table:style-name="Gnumeric-default" table:formula="of:=SUM([.F17:.H17])" office:value-type="float" office:value="-0.015925400145138036">
            <text:p>−0.01592540014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351292043924332">
            <text:p>0.10351292043924332</text:p>
          </table:table-cell>
          <table:table-cell table:style-name="Gnumeric-default" office:value-type="float" office:value="0.11370395869016647">
            <text:p>0.11370395869016647</text:p>
          </table:table-cell>
          <table:table-cell table:style-name="Gnumeric-default"/>
          <table:table-cell table:style-name="Gnumeric-default" table:formula="of:=[.B18]-[.C18]" office:value-type="float" office:value="-0.010191038250923157">
            <text:p>−0.01019103825092</text:p>
          </table:table-cell>
          <table:table-cell table:style-name="Gnumeric-default" table:formula="of:=[.E18]*[.$K$1]" office:value-type="float" office:value="-0.0025477595627307892">
            <text:p>−0.0025477595627308</text:p>
          </table:table-cell>
          <table:table-cell table:style-name="Gnumeric-default" table:formula="of:=[.$K$2]*([.E18]+[.G17])*0.02" office:value-type="float" office:value="-5.0954316741648964e-07">
            <text:p>−5.0954316741649E−07</text:p>
          </table:table-cell>
          <table:table-cell table:style-name="Gnumeric-default" table:formula="of:=[.$K$3]*([.E18]-[.E17])/0.02" office:value-type="float" office:value="-0.034221448004245758">
            <text:p>−0.0342214480042458</text:p>
          </table:table-cell>
          <table:table-cell table:style-name="Gnumeric-default" table:formula="of:=SUM([.F18:.H18])" office:value-type="float" office:value="-0.036769717110143964">
            <text:p>−0.03676971711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4117822349071503">
            <text:p>0.0841178223490715</text:p>
          </table:table-cell>
          <table:table-cell table:style-name="Gnumeric-default" office:value-type="float" office:value="0.11055099964141846">
            <text:p>0.11055099964141846</text:p>
          </table:table-cell>
          <table:table-cell table:style-name="Gnumeric-default"/>
          <table:table-cell table:style-name="Gnumeric-default" table:formula="of:=[.B19]-[.C19]" office:value-type="float" office:value="-0.026433177292346954">
            <text:p>−0.02643317729235</text:p>
          </table:table-cell>
          <table:table-cell table:style-name="Gnumeric-default" table:formula="of:=[.E19]*[.$K$1]" office:value-type="float" office:value="-0.0066082943230867386">
            <text:p>−0.0066082943230867</text:p>
          </table:table-cell>
          <table:table-cell table:style-name="Gnumeric-default" table:formula="of:=[.$K$2]*([.E19]+[.G18])*0.02" office:value-type="float" office:value="-1.3216843417757185e-06">
            <text:p>−1.3216843417757E−06</text:p>
          </table:table-cell>
          <table:table-cell table:style-name="Gnumeric-default" table:formula="of:=[.$K$3]*([.E19]-[.E18])/0.02" office:value-type="float" office:value="-0.040605347603559494">
            <text:p>−0.0406053476035595</text:p>
          </table:table-cell>
          <table:table-cell table:style-name="Gnumeric-default" table:formula="of:=SUM([.F19:.H19])" office:value-type="float" office:value="-0.047214963610988009">
            <text:p>−0.0472149636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9232165813446045">
            <text:p>0.06923216581344604</text:p>
          </table:table-cell>
          <table:table-cell table:style-name="Gnumeric-default" office:value-type="float" office:value="0.1092710942029953">
            <text:p>0.1092710942029953</text:p>
          </table:table-cell>
          <table:table-cell table:style-name="Gnumeric-default"/>
          <table:table-cell table:style-name="Gnumeric-default" table:formula="of:=[.B20]-[.C20]" office:value-type="float" office:value="-0.040038928389549255">
            <text:p>−0.04003892838955</text:p>
          </table:table-cell>
          <table:table-cell table:style-name="Gnumeric-default" table:formula="of:=[.E20]*[.$K$1]" office:value-type="float" office:value="-0.010009732097387314">
            <text:p>−0.0100097320973873</text:p>
          </table:table-cell>
          <table:table-cell table:style-name="Gnumeric-default" table:formula="of:=[.$K$2]*([.E20]+[.G19])*0.02" office:value-type="float" office:value="-2.0020125036945516e-06">
            <text:p>−2.0020125036946E−06</text:p>
          </table:table-cell>
          <table:table-cell table:style-name="Gnumeric-default" table:formula="of:=[.$K$3]*([.E20]-[.E19])/0.02" office:value-type="float" office:value="-0.034014377743005753">
            <text:p>−0.0340143777430058</text:p>
          </table:table-cell>
          <table:table-cell table:style-name="Gnumeric-default" table:formula="of:=SUM([.F20:.H20])" office:value-type="float" office:value="-0.04402611185289676">
            <text:p>−0.04402611185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006934329867363">
            <text:p>0.05006934329867363</text:p>
          </table:table-cell>
          <table:table-cell table:style-name="Gnumeric-default" office:value-type="float" office:value="0.10378521680831909">
            <text:p>0.10378521680831909</text:p>
          </table:table-cell>
          <table:table-cell table:style-name="Gnumeric-default"/>
          <table:table-cell table:style-name="Gnumeric-default" table:formula="of:=[.B21]-[.C21]" office:value-type="float" office:value="-0.053715873509645462">
            <text:p>−0.05371587350965</text:p>
          </table:table-cell>
          <table:table-cell table:style-name="Gnumeric-default" table:formula="of:=[.E21]*[.$K$1]" office:value-type="float" office:value="-0.013428968377411366">
            <text:p>−0.0134289683774114</text:p>
          </table:table-cell>
          <table:table-cell table:style-name="Gnumeric-default" table:formula="of:=[.$K$2]*([.E21]+[.G20])*0.02" office:value-type="float" office:value="-2.6858937761074578e-06">
            <text:p>−2.6858937761075E−06</text:p>
          </table:table-cell>
          <table:table-cell table:style-name="Gnumeric-default" table:formula="of:=[.$K$3]*([.E21]-[.E20])/0.02" office:value-type="float" office:value="-0.034192362800240517">
            <text:p>−0.0341923628002405</text:p>
          </table:table-cell>
          <table:table-cell table:style-name="Gnumeric-default" table:formula="of:=SUM([.F21:.H21])" office:value-type="float" office:value="-0.047624017071427986">
            <text:p>−0.04762401707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6684356853365898">
            <text:p>0.026684356853365898</text:p>
          </table:table-cell>
          <table:table-cell table:style-name="Gnumeric-default" office:value-type="float" office:value="0.10055826604366302">
            <text:p>0.10055826604366302</text:p>
          </table:table-cell>
          <table:table-cell table:style-name="Gnumeric-default"/>
          <table:table-cell table:style-name="Gnumeric-default" table:formula="of:=[.B22]-[.C22]" office:value-type="float" office:value="-0.073873909190297127">
            <text:p>−0.0738739091903</text:p>
          </table:table-cell>
          <table:table-cell table:style-name="Gnumeric-default" table:formula="of:=[.E22]*[.$K$1]" office:value-type="float" office:value="-0.018468477297574282">
            <text:p>−0.0184684772975743</text:p>
          </table:table-cell>
          <table:table-cell table:style-name="Gnumeric-default" table:formula="of:=[.$K$2]*([.E22]+[.G21])*0.02" office:value-type="float" office:value="-3.6938297542036621e-06">
            <text:p>−3.6938297542037E−06</text:p>
          </table:table-cell>
          <table:table-cell table:style-name="Gnumeric-default" table:formula="of:=[.$K$3]*([.E22]-[.E21])/0.02" office:value-type="float" office:value="-0.050395089201629162">
            <text:p>−0.0503950892016292</text:p>
          </table:table-cell>
          <table:table-cell table:style-name="Gnumeric-default" table:formula="of:=SUM([.F22:.H22])" office:value-type="float" office:value="-0.068867260328957652">
            <text:p>−0.0688672603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34888517111539841">
            <text:p>0.003488851711153984</text:p>
          </table:table-cell>
          <table:table-cell table:style-name="Gnumeric-default" office:value-type="float" office:value="0.10101411491632462">
            <text:p>0.10101411491632462</text:p>
          </table:table-cell>
          <table:table-cell table:style-name="Gnumeric-default"/>
          <table:table-cell table:style-name="Gnumeric-default" table:formula="of:=[.B23]-[.C23]" office:value-type="float" office:value="-0.097525263205170631">
            <text:p>−0.09752526320517</text:p>
          </table:table-cell>
          <table:table-cell table:style-name="Gnumeric-default" table:formula="of:=[.E23]*[.$K$1]" office:value-type="float" office:value="-0.024381315801292658">
            <text:p>−0.0243813158012927</text:p>
          </table:table-cell>
          <table:table-cell table:style-name="Gnumeric-default" table:formula="of:=[.$K$2]*([.E23]+[.G22])*0.02" office:value-type="float" office:value="-4.8764478517462424e-06">
            <text:p>−4.8764478517462E−06</text:p>
          </table:table-cell>
          <table:table-cell table:style-name="Gnumeric-default" table:formula="of:=[.$K$3]*([.E23]-[.E22])/0.02" office:value-type="float" office:value="-0.059128385037183769">
            <text:p>−0.0591283850371838</text:p>
          </table:table-cell>
          <table:table-cell table:style-name="Gnumeric-default" table:formula="of:=SUM([.F23:.H23])" office:value-type="float" office:value="-0.083514577286328176">
            <text:p>−0.08351457728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92600904405117035">
            <text:p>0.09260090440511703</text:p>
          </table:table-cell>
          <table:table-cell table:style-name="Gnumeric-default"/>
          <table:table-cell table:style-name="Gnumeric-default" table:formula="of:=[.B24]-[.C24]" office:value-type="float" office:value="-0.092600904405117035">
            <text:p>−0.09260090440512</text:p>
          </table:table-cell>
          <table:table-cell table:style-name="Gnumeric-default" table:formula="of:=[.E24]*[.$K$1]" office:value-type="float" office:value="-0.023150226101279259">
            <text:p>−0.0231502261012793</text:p>
          </table:table-cell>
          <table:table-cell table:style-name="Gnumeric-default" table:formula="of:=[.$K$2]*([.E24]+[.G23])*0.02" office:value-type="float" office:value="-4.6302890426484387e-06">
            <text:p>−4.6302890426484E−06</text:p>
          </table:table-cell>
          <table:table-cell table:style-name="Gnumeric-default" table:formula="of:=[.$K$3]*([.E24]-[.E23])/0.02" office:value-type="float" office:value="0.012310897000133991">
            <text:p>0.012310897000133991</text:p>
          </table:table-cell>
          <table:table-cell table:style-name="Gnumeric-default" table:formula="of:=SUM([.F24:.H24])" office:value-type="float" office:value="-0.010843959390187915">
            <text:p>−0.01084395939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90607881546020508">
            <text:p>0.09060788154602051</text:p>
          </table:table-cell>
          <table:table-cell table:style-name="Gnumeric-default"/>
          <table:table-cell table:style-name="Gnumeric-default" table:formula="of:=[.B25]-[.C25]" office:value-type="float" office:value="-0.090607881546020508">
            <text:p>−0.09060788154602</text:p>
          </table:table-cell>
          <table:table-cell table:style-name="Gnumeric-default" table:formula="of:=[.E25]*[.$K$1]" office:value-type="float" office:value="-0.022651970386505127">
            <text:p>−0.0226519703865051</text:p>
          </table:table-cell>
          <table:table-cell table:style-name="Gnumeric-default" table:formula="of:=[.$K$2]*([.E25]+[.G24])*0.02" office:value-type="float" office:value="-4.5306255917531576e-06">
            <text:p>−4.5306255917532E−06</text:p>
          </table:table-cell>
          <table:table-cell table:style-name="Gnumeric-default" table:formula="of:=[.$K$3]*([.E25]-[.E24])/0.02" office:value-type="float" office:value="0.0049825571477413177">
            <text:p>0.004982557147741318</text:p>
          </table:table-cell>
          <table:table-cell table:style-name="Gnumeric-default" table:formula="of:=SUM([.F25:.H25])" office:value-type="float" office:value="-0.017673943864355564">
            <text:p>−0.01767394386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87772339582443237">
            <text:p>0.08777233958244324</text:p>
          </table:table-cell>
          <table:table-cell table:style-name="Gnumeric-default"/>
          <table:table-cell table:style-name="Gnumeric-default" table:formula="of:=[.B26]-[.C26]" office:value-type="float" office:value="-0.087772339582443237">
            <text:p>−0.08777233958244</text:p>
          </table:table-cell>
          <table:table-cell table:style-name="Gnumeric-default" table:formula="of:=[.E26]*[.$K$1]" office:value-type="float" office:value="-0.021943084895610809">
            <text:p>−0.0219430848956108</text:p>
          </table:table-cell>
          <table:table-cell table:style-name="Gnumeric-default" table:formula="of:=[.$K$2]*([.E26]+[.G25])*0.02" office:value-type="float" office:value="-4.3888435104017493e-06">
            <text:p>−4.3888435104017E−06</text:p>
          </table:table-cell>
          <table:table-cell table:style-name="Gnumeric-default" table:formula="of:=[.$K$3]*([.E26]-[.E25])/0.02" office:value-type="float" office:value="0.0070888549089431763">
            <text:p>0.007088854908943176</text:p>
          </table:table-cell>
          <table:table-cell table:style-name="Gnumeric-default" table:formula="of:=SUM([.F26:.H26])" office:value-type="float" office:value="-0.014858618830178034">
            <text:p>−0.01485861883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82141190767288208">
            <text:p>0.08214119076728821</text:p>
          </table:table-cell>
          <table:table-cell table:style-name="Gnumeric-default"/>
          <table:table-cell table:style-name="Gnumeric-default" table:formula="of:=[.B27]-[.C27]" office:value-type="float" office:value="-0.082141190767288208">
            <text:p>−0.08214119076729</text:p>
          </table:table-cell>
          <table:table-cell table:style-name="Gnumeric-default" table:formula="of:=[.E27]*[.$K$1]" office:value-type="float" office:value="-0.020535297691822052">
            <text:p>−0.0205352976918221</text:p>
          </table:table-cell>
          <table:table-cell table:style-name="Gnumeric-default" table:formula="of:=[.$K$2]*([.E27]+[.G26])*0.02" office:value-type="float" office:value="-4.107278980539931e-06">
            <text:p>−4.1072789805399E−06</text:p>
          </table:table-cell>
          <table:table-cell table:style-name="Gnumeric-default" table:formula="of:=[.$K$3]*([.E27]-[.E26])/0.02" office:value-type="float" office:value="0.014077872037887573">
            <text:p>0.014077872037887573</text:p>
          </table:table-cell>
          <table:table-cell table:style-name="Gnumeric-default" table:formula="of:=SUM([.F27:.H27])" office:value-type="float" office:value="-0.0064615329329150185">
            <text:p>−0.00646153293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79874485731124878">
            <text:p>0.07987448573112488</text:p>
          </table:table-cell>
          <table:table-cell table:style-name="Gnumeric-default"/>
          <table:table-cell table:style-name="Gnumeric-default" table:formula="of:=[.B28]-[.C28]" office:value-type="float" office:value="-0.079874485731124878">
            <text:p>−0.07987448573112</text:p>
          </table:table-cell>
          <table:table-cell table:style-name="Gnumeric-default" table:formula="of:=[.E28]*[.$K$1]" office:value-type="float" office:value="-0.019968621432781219">
            <text:p>−0.0199686214327812</text:p>
          </table:table-cell>
          <table:table-cell table:style-name="Gnumeric-default" table:formula="of:=[.$K$2]*([.E28]+[.G27])*0.02" office:value-type="float" office:value="-3.993929650505271e-06">
            <text:p>−3.9939296505053E−06</text:p>
          </table:table-cell>
          <table:table-cell table:style-name="Gnumeric-default" table:formula="of:=[.$K$3]*([.E28]-[.E27])/0.02" office:value-type="float" office:value="0.0056667625904083252">
            <text:p>0.005666762590408325</text:p>
          </table:table-cell>
          <table:table-cell table:style-name="Gnumeric-default" table:formula="of:=SUM([.F28:.H28])" office:value-type="float" office:value="-0.014305852772023399">
            <text:p>−0.0143058527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73877982795238495">
            <text:p>0.0738779827952385</text:p>
          </table:table-cell>
          <table:table-cell table:style-name="Gnumeric-default"/>
          <table:table-cell table:style-name="Gnumeric-default" table:formula="of:=[.B29]-[.C29]" office:value-type="float" office:value="-0.073877982795238495">
            <text:p>−0.07387798279524</text:p>
          </table:table-cell>
          <table:table-cell table:style-name="Gnumeric-default" table:formula="of:=[.E29]*[.$K$1]" office:value-type="float" office:value="-0.018469495698809624">
            <text:p>−0.0184694956988096</text:p>
          </table:table-cell>
          <table:table-cell table:style-name="Gnumeric-default" table:formula="of:=[.$K$2]*([.E29]+[.G28])*0.02" office:value-type="float" office:value="-3.6940988362444503e-06">
            <text:p>−3.6940988362445E−06</text:p>
          </table:table-cell>
          <table:table-cell table:style-name="Gnumeric-default" table:formula="of:=[.$K$3]*([.E29]-[.E28])/0.02" office:value-type="float" office:value="0.014991257339715959">
            <text:p>0.01499125733971596</text:p>
          </table:table-cell>
          <table:table-cell table:style-name="Gnumeric-default" table:formula="of:=SUM([.F29:.H29])" office:value-type="float" office:value="-0.0034819324579299089">
            <text:p>−0.00348193245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73206357657909393">
            <text:p>0.0732063576579094</text:p>
          </table:table-cell>
          <table:table-cell table:style-name="Gnumeric-default"/>
          <table:table-cell table:style-name="Gnumeric-default" table:formula="of:=[.B30]-[.C30]" office:value-type="float" office:value="-0.073206357657909393">
            <text:p>−0.07320635765791</text:p>
          </table:table-cell>
          <table:table-cell table:style-name="Gnumeric-default" table:formula="of:=[.E30]*[.$K$1]" office:value-type="float" office:value="-0.018301589414477348">
            <text:p>−0.0183015894144773</text:p>
          </table:table-cell>
          <table:table-cell table:style-name="Gnumeric-default" table:formula="of:=[.$K$2]*([.E30]+[.G29])*0.02" office:value-type="float" office:value="-3.660502587837282e-06">
            <text:p>−3.6605025878373E−06</text:p>
          </table:table-cell>
          <table:table-cell table:style-name="Gnumeric-default" table:formula="of:=[.$K$3]*([.E30]-[.E29])/0.02" office:value-type="float" office:value="0.0016790628433227539">
            <text:p>0.001679062843322754</text:p>
          </table:table-cell>
          <table:table-cell table:style-name="Gnumeric-default" table:formula="of:=SUM([.F30:.H30])" office:value-type="float" office:value="-0.016626187073742433">
            <text:p>−0.01662618707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69722831249237061">
            <text:p>0.06972283124923706</text:p>
          </table:table-cell>
          <table:table-cell table:style-name="Gnumeric-default"/>
          <table:table-cell table:style-name="Gnumeric-default" table:formula="of:=[.B31]-[.C31]" office:value-type="float" office:value="-0.069722831249237061">
            <text:p>−0.06972283124924</text:p>
          </table:table-cell>
          <table:table-cell table:style-name="Gnumeric-default" table:formula="of:=[.E31]*[.$K$1]" office:value-type="float" office:value="-0.017430707812309265">
            <text:p>−0.0174307078123093</text:p>
          </table:table-cell>
          <table:table-cell table:style-name="Gnumeric-default" table:formula="of:=[.$K$2]*([.E31]+[.G30])*0.02" office:value-type="float" office:value="-3.4863245875912446e-06">
            <text:p>−3.4863245875912E−06</text:p>
          </table:table-cell>
          <table:table-cell table:style-name="Gnumeric-default" table:formula="of:=[.$K$3]*([.E31]-[.E30])/0.02" office:value-type="float" office:value="0.0087088160216808336">
            <text:p>0.008708816021680834</text:p>
          </table:table-cell>
          <table:table-cell table:style-name="Gnumeric-default" table:formula="of:=SUM([.F31:.H31])" office:value-type="float" office:value="-0.0087253781152160231">
            <text:p>−0.00872537811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3892690688371658">
            <text:p>0.05389269068837166</text:p>
          </table:table-cell>
          <table:table-cell table:style-name="Gnumeric-default"/>
          <table:table-cell table:style-name="Gnumeric-default" table:formula="of:=[.B32]-[.C32]" office:value-type="float" office:value="-0.053892690688371658">
            <text:p>−0.05389269068837</text:p>
          </table:table-cell>
          <table:table-cell table:style-name="Gnumeric-default" table:formula="of:=[.E32]*[.$K$1]" office:value-type="float" office:value="-0.013473172672092915">
            <text:p>−0.0134731726720929</text:p>
          </table:table-cell>
          <table:table-cell table:style-name="Gnumeric-default" table:formula="of:=[.$K$2]*([.E32]+[.G31])*0.02" office:value-type="float" office:value="-2.6948088506479626e-06">
            <text:p>−2.6948088506480E−06</text:p>
          </table:table-cell>
          <table:table-cell table:style-name="Gnumeric-default" table:formula="of:=[.$K$3]*([.E32]-[.E31])/0.02" office:value-type="float" office:value="0.039575351402163506">
            <text:p>0.039575351402163506</text:p>
          </table:table-cell>
          <table:table-cell table:style-name="Gnumeric-default" table:formula="of:=SUM([.F32:.H32])" office:value-type="float" office:value="0.026099483921219944">
            <text:p>0.026099483921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8816965669393539">
            <text:p>0.05881696566939354</text:p>
          </table:table-cell>
          <table:table-cell table:style-name="Gnumeric-default"/>
          <table:table-cell table:style-name="Gnumeric-default" table:formula="of:=[.B33]-[.C33]" office:value-type="float" office:value="-0.058816965669393539">
            <text:p>−0.05881696566939</text:p>
          </table:table-cell>
          <table:table-cell table:style-name="Gnumeric-default" table:formula="of:=[.E33]*[.$K$1]" office:value-type="float" office:value="-0.014704241417348385">
            <text:p>−0.0147042414173484</text:p>
          </table:table-cell>
          <table:table-cell table:style-name="Gnumeric-default" table:formula="of:=[.$K$2]*([.E33]+[.G32])*0.02" office:value-type="float" office:value="-2.9409830239122098e-06">
            <text:p>−2.94098302391221E-06</text:p>
          </table:table-cell>
          <table:table-cell table:style-name="Gnumeric-default" table:formula="of:=[.$K$3]*([.E33]-[.E32])/0.02" office:value-type="float" office:value="-0.012310687452554703">
            <text:p>−0.0123106874525547</text:p>
          </table:table-cell>
          <table:table-cell table:style-name="Gnumeric-default" table:formula="of:=SUM([.F33:.H33])" office:value-type="float" office:value="-0.027017869852927">
            <text:p>−0.02701786985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28889000415802">
            <text:p>0.0528889000415802</text:p>
          </table:table-cell>
          <table:table-cell table:style-name="Gnumeric-default"/>
          <table:table-cell table:style-name="Gnumeric-default" table:formula="of:=[.B34]-[.C34]" office:value-type="float" office:value="-0.0528889000415802">
            <text:p>−0.05288890004158</text:p>
          </table:table-cell>
          <table:table-cell table:style-name="Gnumeric-default" table:formula="of:=[.E34]*[.$K$1]" office:value-type="float" office:value="-0.01322222501039505">
            <text:p>−0.0132222250103951</text:p>
          </table:table-cell>
          <table:table-cell table:style-name="Gnumeric-default" table:formula="of:=[.$K$2]*([.E34]+[.G33])*0.02" office:value-type="float" office:value="-2.6445920512302055e-06">
            <text:p>−2.6445920512302E−06</text:p>
          </table:table-cell>
          <table:table-cell table:style-name="Gnumeric-default" table:formula="of:=[.$K$3]*([.E34]-[.E33])/0.02" office:value-type="float" office:value="0.01482016406953335">
            <text:p>0.01482016406953335</text:p>
          </table:table-cell>
          <table:table-cell table:style-name="Gnumeric-default" table:formula="of:=SUM([.F34:.H34])" office:value-type="float" office:value="0.0015952944670870695">
            <text:p>0.0015952944670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1194895058870316">
            <text:p>0.051194895058870316</text:p>
          </table:table-cell>
          <table:table-cell table:style-name="Gnumeric-default"/>
          <table:table-cell table:style-name="Gnumeric-default" table:formula="of:=[.B35]-[.C35]" office:value-type="float" office:value="-0.051194895058870316">
            <text:p>−0.05119489505887</text:p>
          </table:table-cell>
          <table:table-cell table:style-name="Gnumeric-default" table:formula="of:=[.E35]*[.$K$1]" office:value-type="float" office:value="-0.012798723764717579">
            <text:p>−0.0127987237647176</text:p>
          </table:table-cell>
          <table:table-cell table:style-name="Gnumeric-default" table:formula="of:=[.$K$2]*([.E35]+[.G34])*0.02" office:value-type="float" office:value="-2.5598769825460775e-06">
            <text:p>−2.5598769825461E−06</text:p>
          </table:table-cell>
          <table:table-cell table:style-name="Gnumeric-default" table:formula="of:=[.$K$3]*([.E35]-[.E34])/0.02" office:value-type="float" office:value="0.0042350124567747125">
            <text:p>0.0042350124567747</text:p>
          </table:table-cell>
          <table:table-cell table:style-name="Gnumeric-default" table:formula="of:=SUM([.F35:.H35])" office:value-type="float" office:value="-0.0085662711849254121">
            <text:p>−0.00856627118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44898517429828644">
            <text:p>0.044898517429828644</text:p>
          </table:table-cell>
          <table:table-cell table:style-name="Gnumeric-default"/>
          <table:table-cell table:style-name="Gnumeric-default" table:formula="of:=[.B36]-[.C36]" office:value-type="float" office:value="-0.044898517429828644">
            <text:p>−0.04489851742983</text:p>
          </table:table-cell>
          <table:table-cell table:style-name="Gnumeric-default" table:formula="of:=[.E36]*[.$K$1]" office:value-type="float" office:value="-0.011224629357457161">
            <text:p>−0.0112246293574572</text:p>
          </table:table-cell>
          <table:table-cell table:style-name="Gnumeric-default" table:formula="of:=[.$K$2]*([.E36]+[.G35])*0.02" office:value-type="float" office:value="-2.2450538653405595e-06">
            <text:p>−2.2450538653406E−06</text:p>
          </table:table-cell>
          <table:table-cell table:style-name="Gnumeric-default" table:formula="of:=[.$K$3]*([.E36]-[.E35])/0.02" office:value-type="float" office:value="0.015740944072604179">
            <text:p>0.01574094407260418</text:p>
          </table:table-cell>
          <table:table-cell table:style-name="Gnumeric-default" table:formula="of:=SUM([.F36:.H36])" office:value-type="float" office:value="0.0045140696612816777">
            <text:p>0.0045140696612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41388422250747681">
            <text:p>0.04138842225074768</text:p>
          </table:table-cell>
          <table:table-cell table:style-name="Gnumeric-default"/>
          <table:table-cell table:style-name="Gnumeric-default" table:formula="of:=[.B37]-[.C37]" office:value-type="float" office:value="-0.041388422250747681">
            <text:p>−0.04138842225075</text:p>
          </table:table-cell>
          <table:table-cell table:style-name="Gnumeric-default" table:formula="of:=[.E37]*[.$K$1]" office:value-type="float" office:value="-0.01034710556268692">
            <text:p>−0.0103471055626869</text:p>
          </table:table-cell>
          <table:table-cell table:style-name="Gnumeric-default" table:formula="of:=[.$K$2]*([.E37]+[.G36])*0.02" office:value-type="float" office:value="-2.0695333652306514e-06">
            <text:p>−2.0695333652307E−06</text:p>
          </table:table-cell>
          <table:table-cell table:style-name="Gnumeric-default" table:formula="of:=[.$K$3]*([.E37]-[.E36])/0.02" office:value-type="float" office:value="0.0087752379477024078">
            <text:p>0.008775237947702408</text:p>
          </table:table-cell>
          <table:table-cell table:style-name="Gnumeric-default" table:formula="of:=SUM([.F37:.H37])" office:value-type="float" office:value="-0.0015739371483497429">
            <text:p>−0.00157393714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8791611790657043">
            <text:p>0.03879161179065704</text:p>
          </table:table-cell>
          <table:table-cell table:style-name="Gnumeric-default"/>
          <table:table-cell table:style-name="Gnumeric-default" table:formula="of:=[.B38]-[.C38]" office:value-type="float" office:value="-0.038791611790657043">
            <text:p>−0.03879161179066</text:p>
          </table:table-cell>
          <table:table-cell table:style-name="Gnumeric-default" table:formula="of:=[.E38]*[.$K$1]" office:value-type="float" office:value="-0.0096979029476642609">
            <text:p>−0.0096979029476643</text:p>
          </table:table-cell>
          <table:table-cell table:style-name="Gnumeric-default" table:formula="of:=[.$K$2]*([.E38]+[.G37])*0.02" office:value-type="float" office:value="-1.9396840662011138e-06">
            <text:p>−1.9396840662011E−06</text:p>
          </table:table-cell>
          <table:table-cell table:style-name="Gnumeric-default" table:formula="of:=[.$K$3]*([.E38]-[.E37])/0.02" office:value-type="float" office:value="0.006492026150226593">
            <text:p>0.006492026150226593</text:p>
          </table:table-cell>
          <table:table-cell table:style-name="Gnumeric-default" table:formula="of:=SUM([.F38:.H38])" office:value-type="float" office:value="-0.0032078164815038689">
            <text:p>−0.00320781648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47551147639751434">
            <text:p>0.047551147639751434</text:p>
          </table:table-cell>
          <table:table-cell table:style-name="Gnumeric-default"/>
          <table:table-cell table:style-name="Gnumeric-default" table:formula="of:=[.B39]-[.C39]" office:value-type="float" office:value="-0.047551147639751434">
            <text:p>−0.04755114763975</text:p>
          </table:table-cell>
          <table:table-cell table:style-name="Gnumeric-default" table:formula="of:=[.E39]*[.$K$1]" office:value-type="float" office:value="-0.011887786909937859">
            <text:p>−0.0118877869099379</text:p>
          </table:table-cell>
          <table:table-cell table:style-name="Gnumeric-default" table:formula="of:=[.$K$2]*([.E39]+[.G38])*0.02" office:value-type="float" office:value="-2.3776543661908818e-06">
            <text:p>−2.3776543661909E−06</text:p>
          </table:table-cell>
          <table:table-cell table:style-name="Gnumeric-default" table:formula="of:=[.$K$3]*([.E39]-[.E38])/0.02" office:value-type="float" office:value="-0.021898839622735977">
            <text:p>−0.021898839622736</text:p>
          </table:table-cell>
          <table:table-cell table:style-name="Gnumeric-default" table:formula="of:=SUM([.F39:.H39])" office:value-type="float" office:value="-0.033789004187040027">
            <text:p>−0.0337890041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3149164393544197">
            <text:p>0.023149164393544197</text:p>
          </table:table-cell>
          <table:table-cell table:style-name="Gnumeric-default"/>
          <table:table-cell table:style-name="Gnumeric-default" table:formula="of:=[.B40]-[.C40]" office:value-type="float" office:value="-0.023149164393544197">
            <text:p>−0.02314916439354</text:p>
          </table:table-cell>
          <table:table-cell table:style-name="Gnumeric-default" table:formula="of:=[.E40]*[.$K$1]" office:value-type="float" office:value="-0.0057872910983860493">
            <text:p>−0.005787291098386</text:p>
          </table:table-cell>
          <table:table-cell table:style-name="Gnumeric-default" table:formula="of:=[.$K$2]*([.E40]+[.G39])*0.02" office:value-type="float" office:value="-1.1575771023955194e-06">
            <text:p>−1.1575771023955E−06</text:p>
          </table:table-cell>
          <table:table-cell table:style-name="Gnumeric-default" table:formula="of:=[.$K$3]*([.E40]-[.E39])/0.02" office:value-type="float" office:value="0.061004958115518093">
            <text:p>0.06100495811551809</text:p>
          </table:table-cell>
          <table:table-cell table:style-name="Gnumeric-default" table:formula="of:=SUM([.F40:.H40])" office:value-type="float" office:value="0.055216509440029649">
            <text:p>0.055216509440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1663783118128777">
            <text:p>0.021663783118128777</text:p>
          </table:table-cell>
          <table:table-cell table:style-name="Gnumeric-default"/>
          <table:table-cell table:style-name="Gnumeric-default" table:formula="of:=[.B41]-[.C41]" office:value-type="float" office:value="-0.021663783118128777">
            <text:p>−0.02166378311813</text:p>
          </table:table-cell>
          <table:table-cell table:style-name="Gnumeric-default" table:formula="of:=[.E41]*[.$K$1]" office:value-type="float" office:value="-0.0054159457795321941">
            <text:p>−0.0054159457795322</text:p>
          </table:table-cell>
          <table:table-cell table:style-name="Gnumeric-default" table:formula="of:=[.$K$2]*([.E41]+[.G40])*0.02" office:value-type="float" office:value="-1.0832470347615586e-06">
            <text:p>−1.0832470347616E−06</text:p>
          </table:table-cell>
          <table:table-cell table:style-name="Gnumeric-default" table:formula="of:=[.$K$3]*([.E41]-[.E40])/0.02" office:value-type="float" office:value="0.0037134531885385513">
            <text:p>0.0037134531885386</text:p>
          </table:table-cell>
          <table:table-cell table:style-name="Gnumeric-default" table:formula="of:=SUM([.F41:.H41])" office:value-type="float" office:value="-0.0017035758380284044">
            <text:p>−0.0017035758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9602939486503601">
            <text:p>0.0196029394865036</text:p>
          </table:table-cell>
          <table:table-cell table:style-name="Gnumeric-default"/>
          <table:table-cell table:style-name="Gnumeric-default" table:formula="of:=[.B42]-[.C42]" office:value-type="float" office:value="-0.019602939486503601">
            <text:p>−0.0196029394865</text:p>
          </table:table-cell>
          <table:table-cell table:style-name="Gnumeric-default" table:formula="of:=[.E42]*[.$K$1]" office:value-type="float" office:value="-0.0049007348716259003">
            <text:p>−0.0049007348716259</text:p>
          </table:table-cell>
          <table:table-cell table:style-name="Gnumeric-default" table:formula="of:=[.$K$2]*([.E42]+[.G41])*0.02" office:value-type="float" office:value="-9.8020113667691829e-07">
            <text:p>−9.8020113667692E−07</text:p>
          </table:table-cell>
          <table:table-cell table:style-name="Gnumeric-default" table:formula="of:=[.$K$3]*([.E42]-[.E41])/0.02" office:value-type="float" office:value="0.0051521090790629396">
            <text:p>0.0051521090790629</text:p>
          </table:table-cell>
          <table:table-cell table:style-name="Gnumeric-default" table:formula="of:=SUM([.F42:.H42])" office:value-type="float" office:value="0.00025039400630036239">
            <text:p>0.00025039400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0414540320634842">
            <text:p>0.030414540320634842</text:p>
          </table:table-cell>
          <table:table-cell table:style-name="Gnumeric-default"/>
          <table:table-cell table:style-name="Gnumeric-default" table:formula="of:=[.B43]-[.C43]" office:value-type="float" office:value="-0.030414540320634842">
            <text:p>−0.03041454032063</text:p>
          </table:table-cell>
          <table:table-cell table:style-name="Gnumeric-default" table:formula="of:=[.E43]*[.$K$1]" office:value-type="float" office:value="-0.0076036350801587105">
            <text:p>−0.0076036350801587</text:p>
          </table:table-cell>
          <table:table-cell table:style-name="Gnumeric-default" table:formula="of:=[.$K$2]*([.E43]+[.G42])*0.02" office:value-type="float" office:value="-1.5207760260885759e-06">
            <text:p>−1.5207760260886E−06</text:p>
          </table:table-cell>
          <table:table-cell table:style-name="Gnumeric-default" table:formula="of:=[.$K$3]*([.E43]-[.E42])/0.02" office:value-type="float" office:value="-0.027029002085328102">
            <text:p>−0.0270290020853281</text:p>
          </table:table-cell>
          <table:table-cell table:style-name="Gnumeric-default" table:formula="of:=SUM([.F43:.H43])" office:value-type="float" office:value="-0.034634157941512901">
            <text:p>−0.03463415794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35924932453781366">
            <text:p>0.0035924932453781366</text:p>
          </table:table-cell>
          <table:table-cell table:style-name="Gnumeric-default"/>
          <table:table-cell table:style-name="Gnumeric-default" table:formula="of:=[.B44]-[.C44]" office:value-type="float" office:value="-0.0035924932453781366">
            <text:p>−0.00359249324538</text:p>
          </table:table-cell>
          <table:table-cell table:style-name="Gnumeric-default" table:formula="of:=[.E44]*[.$K$1]" office:value-type="float" office:value="-0.00089812331134453416">
            <text:p>−0.0008981233113445</text:p>
          </table:table-cell>
          <table:table-cell table:style-name="Gnumeric-default" table:formula="of:=[.$K$2]*([.E44]+[.G43])*0.02" office:value-type="float" office:value="-1.7970070107021125e-07">
            <text:p>−1.7970070107021E−07</text:p>
          </table:table-cell>
          <table:table-cell table:style-name="Gnumeric-default" table:formula="of:=[.$K$3]*([.E44]-[.E43])/0.02" office:value-type="float" office:value="0.067055117688141763">
            <text:p>0.06705511768814176</text:p>
          </table:table-cell>
          <table:table-cell table:style-name="Gnumeric-default" table:formula="of:=SUM([.F44:.H44])" office:value-type="float" office:value="0.06615681467609616">
            <text:p>0.0661568146760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4357039518654346">
            <text:p>0.006435703951865435</text:p>
          </table:table-cell>
          <table:table-cell table:style-name="Gnumeric-default"/>
          <table:table-cell table:style-name="Gnumeric-default" table:formula="of:=[.B45]-[.C45]" office:value-type="float" office:value="-0.0064357039518654346">
            <text:p>−0.00643570395187</text:p>
          </table:table-cell>
          <table:table-cell table:style-name="Gnumeric-default" table:formula="of:=[.E45]*[.$K$1]" office:value-type="float" office:value="-0.0016089259879663587">
            <text:p>−0.0016089259879664</text:p>
          </table:table-cell>
          <table:table-cell table:style-name="Gnumeric-default" table:formula="of:=[.$K$2]*([.E45]+[.G44])*0.02" office:value-type="float" office:value="-3.2179418262832523e-07">
            <text:p>−3.2179418262833E−07</text:p>
          </table:table-cell>
          <table:table-cell table:style-name="Gnumeric-default" table:formula="of:=[.$K$3]*([.E45]-[.E44])/0.02" office:value-type="float" office:value="-0.007108026766218245">
            <text:p>−0.0071080267662182</text:p>
          </table:table-cell>
          <table:table-cell table:style-name="Gnumeric-default" table:formula="of:=SUM([.F45:.H45])" office:value-type="float" office:value="-0.0087172745483672324">
            <text:p>−0.00871727454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30144629999995232">
            <text:p>0.003014462999999523</text:p>
          </table:table-cell>
          <table:table-cell table:style-name="Gnumeric-default"/>
          <table:table-cell table:style-name="Gnumeric-default" table:formula="of:=[.B46]-[.C46]" office:value-type="float" office:value="-0.0030144629999995232">
            <text:p>−0.003014463</text:p>
          </table:table-cell>
          <table:table-cell table:style-name="Gnumeric-default" table:formula="of:=[.E46]*[.$K$1]" office:value-type="float" office:value="-0.00075361574999988079">
            <text:p>−0.0007536157499999</text:p>
          </table:table-cell>
          <table:table-cell table:style-name="Gnumeric-default" table:formula="of:=[.$K$2]*([.E46]+[.G45])*0.02" office:value-type="float" office:value="-1.5073923970910759e-07">
            <text:p>−1.5073923970911E−07</text:p>
          </table:table-cell>
          <table:table-cell table:style-name="Gnumeric-default" table:formula="of:=[.$K$3]*([.E46]-[.E45])/0.02" office:value-type="float" office:value="0.0085531023796647787">
            <text:p>0.008553102379664779</text:p>
          </table:table-cell>
          <table:table-cell table:style-name="Gnumeric-default" table:formula="of:=SUM([.F46:.H46])" office:value-type="float" office:value="0.0077993358904251886">
            <text:p>0.0077993358904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7]-[.C47]" office:value-type="float" office:value="0">
            <text:p>0</text:p>
          </table:table-cell>
          <table:table-cell table:style-name="Gnumeric-default" table:formula="of:=[.E47]*[.$K$1]" office:value-type="float" office:value="0">
            <text:p>0</text:p>
          </table:table-cell>
          <table:table-cell table:style-name="Gnumeric-default" table:formula="of:=[.$K$2]*([.E47]+[.G46])*0.02" office:value-type="float" office:value="-7.5369619854553793e-12">
            <text:p>−7.53696198545538E-12</text:p>
          </table:table-cell>
          <table:table-cell table:style-name="Gnumeric-default" table:formula="of:=[.$K$3]*([.E47]-[.E46])/0.02" office:value-type="float" office:value="0.0075361574999988079">
            <text:p>0.007536157499998808</text:p>
          </table:table-cell>
          <table:table-cell table:style-name="Gnumeric-default" table:formula="of:=SUM([.F47:.H47])" office:value-type="float" office:value="0.0075361574924618455">
            <text:p>0.0075361574924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8]-[.C48]" office:value-type="float" office:value="0">
            <text:p>0</text:p>
          </table:table-cell>
          <table:table-cell table:style-name="Gnumeric-default" table:formula="of:=[.E48]*[.$K$1]" office:value-type="float" office:value="0">
            <text:p>0</text:p>
          </table:table-cell>
          <table:table-cell table:style-name="Gnumeric-default" table:formula="of:=[.$K$2]*([.E48]+[.G47])*0.02" office:value-type="float" office:value="-3.76848099272769e-16">
            <text:p>−3.76848099272769E-16</text:p>
          </table:table-cell>
          <table:table-cell table:style-name="Gnumeric-default" table:formula="of:=[.$K$3]*([.E48]-[.E47])/0.02" office:value-type="float" office:value="0">
            <text:p>0</text:p>
          </table:table-cell>
          <table:table-cell table:style-name="Gnumeric-default" table:formula="of:=SUM([.F48:.H48])" office:value-type="float" office:value="-3.76848099272769e-16">
            <text:p>−3.768480993E−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9]-[.C49]" office:value-type="float" office:value="0">
            <text:p>0</text:p>
          </table:table-cell>
          <table:table-cell table:style-name="Gnumeric-default" table:formula="of:=[.E49]*[.$K$1]" office:value-type="float" office:value="0">
            <text:p>0</text:p>
          </table:table-cell>
          <table:table-cell table:style-name="Gnumeric-default" table:formula="of:=[.$K$2]*([.E49]+[.G48])*0.02" office:value-type="float" office:value="-1.884240496363845e-20">
            <text:p>−1.8842404963638E−20</text:p>
          </table:table-cell>
          <table:table-cell table:style-name="Gnumeric-default" table:formula="of:=[.$K$3]*([.E49]-[.E48])/0.02" office:value-type="float" office:value="0">
            <text:p>0</text:p>
          </table:table-cell>
          <table:table-cell table:style-name="Gnumeric-default" table:formula="of:=SUM([.F49:.H49])" office:value-type="float" office:value="-1.884240496363845e-20">
            <text:p>−1.884240496E−2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0]-[.C50]" office:value-type="float" office:value="0">
            <text:p>0</text:p>
          </table:table-cell>
          <table:table-cell table:style-name="Gnumeric-default" table:formula="of:=[.E50]*[.$K$1]" office:value-type="float" office:value="0">
            <text:p>0</text:p>
          </table:table-cell>
          <table:table-cell table:style-name="Gnumeric-default" table:formula="of:=[.$K$2]*([.E50]+[.G49])*0.02" office:value-type="float" office:value="-9.4212024818192251e-25">
            <text:p>−9.4212024818192E−25</text:p>
          </table:table-cell>
          <table:table-cell table:style-name="Gnumeric-default" table:formula="of:=[.$K$3]*([.E50]-[.E49])/0.02" office:value-type="float" office:value="0">
            <text:p>0</text:p>
          </table:table-cell>
          <table:table-cell table:style-name="Gnumeric-default" table:formula="of:=SUM([.F50:.H50])" office:value-type="float" office:value="-9.4212024818192251e-25">
            <text:p>−9.421202482E−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1]-[.C51]" office:value-type="float" office:value="0">
            <text:p>0</text:p>
          </table:table-cell>
          <table:table-cell table:style-name="Gnumeric-default" table:formula="of:=[.E51]*[.$K$1]" office:value-type="float" office:value="0">
            <text:p>0</text:p>
          </table:table-cell>
          <table:table-cell table:style-name="Gnumeric-default" table:formula="of:=[.$K$2]*([.E51]+[.G50])*0.02" office:value-type="float" office:value="-4.7106012409096126e-29">
            <text:p>−4.7106012409096E−29</text:p>
          </table:table-cell>
          <table:table-cell table:style-name="Gnumeric-default" table:formula="of:=[.$K$3]*([.E51]-[.E50])/0.02" office:value-type="float" office:value="0">
            <text:p>0</text:p>
          </table:table-cell>
          <table:table-cell table:style-name="Gnumeric-default" table:formula="of:=SUM([.F51:.H51])" office:value-type="float" office:value="-4.7106012409096126e-29">
            <text:p>−4.710601241E−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2]-[.C52]" office:value-type="float" office:value="0">
            <text:p>0</text:p>
          </table:table-cell>
          <table:table-cell table:style-name="Gnumeric-default" table:formula="of:=[.E52]*[.$K$1]" office:value-type="float" office:value="0">
            <text:p>0</text:p>
          </table:table-cell>
          <table:table-cell table:style-name="Gnumeric-default" table:formula="of:=[.$K$2]*([.E52]+[.G51])*0.02" office:value-type="float" office:value="-2.3553006204548063e-33">
            <text:p>−2.3553006204548E−33</text:p>
          </table:table-cell>
          <table:table-cell table:style-name="Gnumeric-default" table:formula="of:=[.$K$3]*([.E52]-[.E51])/0.02" office:value-type="float" office:value="0">
            <text:p>0</text:p>
          </table:table-cell>
          <table:table-cell table:style-name="Gnumeric-default" table:formula="of:=SUM([.F52:.H52])" office:value-type="float" office:value="-2.3553006204548063e-33">
            <text:p>−2.35530062E−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3]-[.C53]" office:value-type="float" office:value="0">
            <text:p>0</text:p>
          </table:table-cell>
          <table:table-cell table:style-name="Gnumeric-default" table:formula="of:=[.E53]*[.$K$1]" office:value-type="float" office:value="0">
            <text:p>0</text:p>
          </table:table-cell>
          <table:table-cell table:style-name="Gnumeric-default" table:formula="of:=[.$K$2]*([.E53]+[.G52])*0.02" office:value-type="float" office:value="-1.1776503102274031e-37">
            <text:p>−1.1776503102274E−37</text:p>
          </table:table-cell>
          <table:table-cell table:style-name="Gnumeric-default" table:formula="of:=[.$K$3]*([.E53]-[.E52])/0.02" office:value-type="float" office:value="0">
            <text:p>0</text:p>
          </table:table-cell>
          <table:table-cell table:style-name="Gnumeric-default" table:formula="of:=SUM([.F53:.H53])" office:value-type="float" office:value="-1.1776503102274031e-37">
            <text:p>−1.17765031E−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4]-[.C54]" office:value-type="float" office:value="0">
            <text:p>0</text:p>
          </table:table-cell>
          <table:table-cell table:style-name="Gnumeric-default" table:formula="of:=[.E54]*[.$K$1]" office:value-type="float" office:value="0">
            <text:p>0</text:p>
          </table:table-cell>
          <table:table-cell table:style-name="Gnumeric-default" table:formula="of:=[.$K$2]*([.E54]+[.G53])*0.02" office:value-type="float" office:value="-5.8882515511370163e-42">
            <text:p>−5.8882515511370E−42</text:p>
          </table:table-cell>
          <table:table-cell table:style-name="Gnumeric-default" table:formula="of:=[.$K$3]*([.E54]-[.E53])/0.02" office:value-type="float" office:value="0">
            <text:p>0</text:p>
          </table:table-cell>
          <table:table-cell table:style-name="Gnumeric-default" table:formula="of:=SUM([.F54:.H54])" office:value-type="float" office:value="-5.8882515511370163e-42">
            <text:p>−5.888251551E−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5]-[.C55]" office:value-type="float" office:value="0">
            <text:p>0</text:p>
          </table:table-cell>
          <table:table-cell table:style-name="Gnumeric-default" table:formula="of:=[.E55]*[.$K$1]" office:value-type="float" office:value="0">
            <text:p>0</text:p>
          </table:table-cell>
          <table:table-cell table:style-name="Gnumeric-default" table:formula="of:=[.$K$2]*([.E55]+[.G54])*0.02" office:value-type="float" office:value="-2.9441257755685084e-46">
            <text:p>−2.9441257755685E−46</text:p>
          </table:table-cell>
          <table:table-cell table:style-name="Gnumeric-default" table:formula="of:=[.$K$3]*([.E55]-[.E54])/0.02" office:value-type="float" office:value="0">
            <text:p>0</text:p>
          </table:table-cell>
          <table:table-cell table:style-name="Gnumeric-default" table:formula="of:=SUM([.F55:.H55])" office:value-type="float" office:value="-2.9441257755685084e-46">
            <text:p>−2.944125776E−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6]-[.C56]" office:value-type="float" office:value="0">
            <text:p>0</text:p>
          </table:table-cell>
          <table:table-cell table:style-name="Gnumeric-default" table:formula="of:=[.E56]*[.$K$1]" office:value-type="float" office:value="0">
            <text:p>0</text:p>
          </table:table-cell>
          <table:table-cell table:style-name="Gnumeric-default" table:formula="of:=[.$K$2]*([.E56]+[.G55])*0.02" office:value-type="float" office:value="-1.4720628877842542e-50">
            <text:p>−1.4720628877843E−50</text:p>
          </table:table-cell>
          <table:table-cell table:style-name="Gnumeric-default" table:formula="of:=[.$K$3]*([.E56]-[.E55])/0.02" office:value-type="float" office:value="0">
            <text:p>0</text:p>
          </table:table-cell>
          <table:table-cell table:style-name="Gnumeric-default" table:formula="of:=SUM([.F56:.H56])" office:value-type="float" office:value="-1.4720628877842542e-50">
            <text:p>−1.472062888E−5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7]-[.C57]" office:value-type="float" office:value="0">
            <text:p>0</text:p>
          </table:table-cell>
          <table:table-cell table:style-name="Gnumeric-default" table:formula="of:=[.E57]*[.$K$1]" office:value-type="float" office:value="0">
            <text:p>0</text:p>
          </table:table-cell>
          <table:table-cell table:style-name="Gnumeric-default" table:formula="of:=[.$K$2]*([.E57]+[.G56])*0.02" office:value-type="float" office:value="-7.3603144389212709e-55">
            <text:p>−7.3603144389213E−55</text:p>
          </table:table-cell>
          <table:table-cell table:style-name="Gnumeric-default" table:formula="of:=[.$K$3]*([.E57]-[.E56])/0.02" office:value-type="float" office:value="0">
            <text:p>0</text:p>
          </table:table-cell>
          <table:table-cell table:style-name="Gnumeric-default" table:formula="of:=SUM([.F57:.H57])" office:value-type="float" office:value="-7.3603144389212709e-55">
            <text:p>−7.360314439E−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8]-[.C58]" office:value-type="float" office:value="0">
            <text:p>0</text:p>
          </table:table-cell>
          <table:table-cell table:style-name="Gnumeric-default" table:formula="of:=[.E58]*[.$K$1]" office:value-type="float" office:value="0">
            <text:p>0</text:p>
          </table:table-cell>
          <table:table-cell table:style-name="Gnumeric-default" table:formula="of:=[.$K$2]*([.E58]+[.G57])*0.02" office:value-type="float" office:value="-3.6801572194606353e-59">
            <text:p>−3.6801572194606E−59</text:p>
          </table:table-cell>
          <table:table-cell table:style-name="Gnumeric-default" table:formula="of:=[.$K$3]*([.E58]-[.E57])/0.02" office:value-type="float" office:value="0">
            <text:p>0</text:p>
          </table:table-cell>
          <table:table-cell table:style-name="Gnumeric-default" table:formula="of:=SUM([.F58:.H58])" office:value-type="float" office:value="-3.6801572194606353e-59">
            <text:p>−3.680157219E−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9]-[.C59]" office:value-type="float" office:value="0">
            <text:p>0</text:p>
          </table:table-cell>
          <table:table-cell table:style-name="Gnumeric-default" table:formula="of:=[.E59]*[.$K$1]" office:value-type="float" office:value="0">
            <text:p>0</text:p>
          </table:table-cell>
          <table:table-cell table:style-name="Gnumeric-default" table:formula="of:=[.$K$2]*([.E59]+[.G58])*0.02" office:value-type="float" office:value="-1.8400786097303179e-63">
            <text:p>−1.8400786097303E−63</text:p>
          </table:table-cell>
          <table:table-cell table:style-name="Gnumeric-default" table:formula="of:=[.$K$3]*([.E59]-[.E58])/0.02" office:value-type="float" office:value="0">
            <text:p>0</text:p>
          </table:table-cell>
          <table:table-cell table:style-name="Gnumeric-default" table:formula="of:=SUM([.F59:.H59])" office:value-type="float" office:value="-1.8400786097303179e-63">
            <text:p>−1.84007861E−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77873188257217407">
            <text:p>0.7787318825721741</text:p>
          </table:table-cell>
          <table:table-cell table:style-name="Gnumeric-default"/>
          <table:table-cell table:style-name="Gnumeric-default" table:formula="of:=[.B60]-[.C60]" office:value-type="float" office:value="-0.77873188257217407">
            <text:p>−0.77873188257217</text:p>
          </table:table-cell>
          <table:table-cell table:style-name="Gnumeric-default" table:formula="of:=[.E60]*[.$K$1]" office:value-type="float" office:value="-0.19468297064304352">
            <text:p>−0.1946829706430435</text:p>
          </table:table-cell>
          <table:table-cell table:style-name="Gnumeric-default" table:formula="of:=[.$K$2]*([.E60]+[.G59])*0.02" office:value-type="float" office:value="-3.8936594128608705e-05">
            <text:p>−3.8936594128609E−05</text:p>
          </table:table-cell>
          <table:table-cell table:style-name="Gnumeric-default" table:formula="of:=[.$K$3]*([.E60]-[.E59])/0.02" office:value-type="float" office:value="-1.9468297064304352">
            <text:p>−1.9468297064304352</text:p>
          </table:table-cell>
          <table:table-cell table:style-name="Gnumeric-default" table:formula="of:=SUM([.F60:.H60])" office:value-type="float" office:value="-2.1415516136676072">
            <text:p>−2.14155161366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3359456360340118">
            <text:p>0.05335945636034012</text:p>
          </table:table-cell>
          <table:table-cell table:style-name="Gnumeric-default"/>
          <table:table-cell table:style-name="Gnumeric-default" table:formula="of:=[.B61]-[.C61]" office:value-type="float" office:value="-0.053359456360340118">
            <text:p>−0.05335945636034</text:p>
          </table:table-cell>
          <table:table-cell table:style-name="Gnumeric-default" table:formula="of:=[.E61]*[.$K$1]" office:value-type="float" office:value="-0.01333986409008503">
            <text:p>−0.013339864090085</text:p>
          </table:table-cell>
          <table:table-cell table:style-name="Gnumeric-default" table:formula="of:=[.$K$2]*([.E61]+[.G60])*0.02" office:value-type="float" office:value="-2.6699196477234367e-06">
            <text:p>−2.6699196477234E−06</text:p>
          </table:table-cell>
          <table:table-cell table:style-name="Gnumeric-default" table:formula="of:=[.$K$3]*([.E61]-[.E60])/0.02" office:value-type="float" office:value="1.8134310655295849">
            <text:p>1.8134310655295849</text:p>
          </table:table-cell>
          <table:table-cell table:style-name="Gnumeric-default" table:formula="of:=SUM([.F61:.H61])" office:value-type="float" office:value="1.800088531519852">
            <text:p>1.8000885315198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99740643054246902">
            <text:p>0.00997406430542469</text:p>
          </table:table-cell>
          <table:table-cell table:style-name="Gnumeric-default" office:value-type="float" office:value="0.05453573539853096">
            <text:p>0.05453573539853096</text:p>
          </table:table-cell>
          <table:table-cell table:style-name="Gnumeric-default"/>
          <table:table-cell table:style-name="Gnumeric-default" table:formula="of:=[.B62]-[.C62]" office:value-type="float" office:value="-0.04456167109310627">
            <text:p>−0.04456167109311</text:p>
          </table:table-cell>
          <table:table-cell table:style-name="Gnumeric-default" table:formula="of:=[.E62]*[.$K$1]" office:value-type="float" office:value="-0.011140417773276567">
            <text:p>−0.0111404177732766</text:p>
          </table:table-cell>
          <table:table-cell table:style-name="Gnumeric-default" table:formula="of:=[.$K$2]*([.E62]+[.G61])*0.02" office:value-type="float" office:value="-2.2282170506376997e-06">
            <text:p>−2.2282170506377E−06</text:p>
          </table:table-cell>
          <table:table-cell table:style-name="Gnumeric-default" table:formula="of:=[.$K$3]*([.E62]-[.E61])/0.02" office:value-type="float" office:value="0.021994463168084621">
            <text:p>0.02199446316808462</text:p>
          </table:table-cell>
          <table:table-cell table:style-name="Gnumeric-default" table:formula="of:=SUM([.F62:.H62])" office:value-type="float" office:value="0.010851817177757416">
            <text:p>0.0108518171777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2319070994853973">
            <text:p>0.022319070994853973</text:p>
          </table:table-cell>
          <table:table-cell table:style-name="Gnumeric-default" office:value-type="float" office:value="0.054544705897569656">
            <text:p>0.054544705897569656</text:p>
          </table:table-cell>
          <table:table-cell table:style-name="Gnumeric-default"/>
          <table:table-cell table:style-name="Gnumeric-default" table:formula="of:=[.B63]-[.C63]" office:value-type="float" office:value="-0.032225634902715683">
            <text:p>−0.03222563490272</text:p>
          </table:table-cell>
          <table:table-cell table:style-name="Gnumeric-default" table:formula="of:=[.E63]*[.$K$1]" office:value-type="float" office:value="-0.0080564087256789207">
            <text:p>−0.0080564087256789</text:p>
          </table:table-cell>
          <table:table-cell table:style-name="Gnumeric-default" table:formula="of:=[.$K$2]*([.E63]+[.G62])*0.02" office:value-type="float" office:value="-1.6113931559883157e-06">
            <text:p>−1.6113931559883E−06</text:p>
          </table:table-cell>
          <table:table-cell table:style-name="Gnumeric-default" table:formula="of:=[.$K$3]*([.E63]-[.E62])/0.02" office:value-type="float" office:value="0.030840090475976467">
            <text:p>0.030840090475976467</text:p>
          </table:table-cell>
          <table:table-cell table:style-name="Gnumeric-default" table:formula="of:=SUM([.F63:.H63])" office:value-type="float" office:value="0.022782070357141557">
            <text:p>0.0227820703571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3141577392816544">
            <text:p>0.043141577392816544</text:p>
          </table:table-cell>
          <table:table-cell table:style-name="Gnumeric-default" office:value-type="float" office:value="0.055787652730941772">
            <text:p>0.05578765273094177</text:p>
          </table:table-cell>
          <table:table-cell table:style-name="Gnumeric-default"/>
          <table:table-cell table:style-name="Gnumeric-default" table:formula="of:=[.B64]-[.C64]" office:value-type="float" office:value="-0.012646075338125229">
            <text:p>−0.01264607533813</text:p>
          </table:table-cell>
          <table:table-cell table:style-name="Gnumeric-default" table:formula="of:=[.E64]*[.$K$1]" office:value-type="float" office:value="-0.0031615188345313072">
            <text:p>−0.0031615188345313</text:p>
          </table:table-cell>
          <table:table-cell table:style-name="Gnumeric-default" table:formula="of:=[.$K$2]*([.E64]+[.G63])*0.02" office:value-type="float" office:value="-6.3238433656406095e-07">
            <text:p>−6.32384336564061E-07</text:p>
          </table:table-cell>
          <table:table-cell table:style-name="Gnumeric-default" table:formula="of:=[.$K$3]*([.E64]-[.E63])/0.02" office:value-type="float" office:value="0.048948898911476135">
            <text:p>0.048948898911476135</text:p>
          </table:table-cell>
          <table:table-cell table:style-name="Gnumeric-default" table:formula="of:=SUM([.F64:.H64])" office:value-type="float" office:value="0.045786747692608265">
            <text:p>0.0457867476926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9253904968500137">
            <text:p>0.05925390496850014</text:p>
          </table:table-cell>
          <table:table-cell table:style-name="Gnumeric-default" office:value-type="float" office:value="0.054795127362012863">
            <text:p>0.05479512736201286</text:p>
          </table:table-cell>
          <table:table-cell table:style-name="Gnumeric-default"/>
          <table:table-cell table:style-name="Gnumeric-default" table:formula="of:=[.B65]-[.C65]" office:value-type="float" office:value="0.0044587776064872742">
            <text:p>0.0044587776064873</text:p>
          </table:table-cell>
          <table:table-cell table:style-name="Gnumeric-default" table:formula="of:=[.E65]*[.$K$1]" office:value-type="float" office:value="0.0011146944016218185">
            <text:p>0.0011146944016218</text:p>
          </table:table-cell>
          <table:table-cell table:style-name="Gnumeric-default" table:formula="of:=[.$K$2]*([.E65]+[.G64])*0.02" office:value-type="float" office:value="2.2290726110753554e-07">
            <text:p>2.2290726110753554E-07</text:p>
          </table:table-cell>
          <table:table-cell table:style-name="Gnumeric-default" table:formula="of:=[.$K$3]*([.E65]-[.E64])/0.02" office:value-type="float" office:value="0.042762132361531258">
            <text:p>0.04276213236153126</text:p>
          </table:table-cell>
          <table:table-cell table:style-name="Gnumeric-default" table:formula="of:=SUM([.F65:.H65])" office:value-type="float" office:value="0.043877049670414184">
            <text:p>0.0438770496704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5090691447257996">
            <text:p>0.075090691447258</text:p>
          </table:table-cell>
          <table:table-cell table:style-name="Gnumeric-default" office:value-type="float" office:value="0.056089621037244797">
            <text:p>0.0560896210372448</text:p>
          </table:table-cell>
          <table:table-cell table:style-name="Gnumeric-default"/>
          <table:table-cell table:style-name="Gnumeric-default" table:formula="of:=[.B66]-[.C66]" office:value-type="float" office:value="0.019001070410013199">
            <text:p>0.0190010704100132</text:p>
          </table:table-cell>
          <table:table-cell table:style-name="Gnumeric-default" table:formula="of:=[.E66]*[.$K$1]" office:value-type="float" office:value="0.0047502676025032997">
            <text:p>0.0047502676025033</text:p>
          </table:table-cell>
          <table:table-cell table:style-name="Gnumeric-default" table:formula="of:=[.$K$2]*([.E66]+[.G65])*0.02" office:value-type="float" office:value="9.5006466586371543e-07">
            <text:p>9.500646658637154E-07</text:p>
          </table:table-cell>
          <table:table-cell table:style-name="Gnumeric-default" table:formula="of:=[.$K$3]*([.E66]-[.E65])/0.02" office:value-type="float" office:value="0.036355732008814812">
            <text:p>0.03635573200881481</text:p>
          </table:table-cell>
          <table:table-cell table:style-name="Gnumeric-default" table:formula="of:=SUM([.F66:.H66])" office:value-type="float" office:value="0.041106949675983974">
            <text:p>0.0411069496759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9381782114505768">
            <text:p>0.09938178211450577</text:p>
          </table:table-cell>
          <table:table-cell table:style-name="Gnumeric-default" office:value-type="float" office:value="0.058565501123666763">
            <text:p>0.05856550112366676</text:p>
          </table:table-cell>
          <table:table-cell table:style-name="Gnumeric-default"/>
          <table:table-cell table:style-name="Gnumeric-default" table:formula="of:=[.B67]-[.C67]" office:value-type="float" office:value="0.040816280990839005">
            <text:p>0.040816280990839</text:p>
          </table:table-cell>
          <table:table-cell table:style-name="Gnumeric-default" table:formula="of:=[.E67]*[.$K$1]" office:value-type="float" office:value="0.010204070247709751">
            <text:p>0.010204070247709751</text:p>
          </table:table-cell>
          <table:table-cell table:style-name="Gnumeric-default" table:formula="of:=[.$K$2]*([.E67]+[.G66])*0.02" office:value-type="float" office:value="2.0408615527752436e-06">
            <text:p>2.0408615527752436E-06</text:p>
          </table:table-cell>
          <table:table-cell table:style-name="Gnumeric-default" table:formula="of:=[.$K$3]*([.E67]-[.E66])/0.02" office:value-type="float" office:value="0.054538026452064514">
            <text:p>0.054538026452064514</text:p>
          </table:table-cell>
          <table:table-cell table:style-name="Gnumeric-default" table:formula="of:=SUM([.F67:.H67])" office:value-type="float" office:value="0.064744137561327034">
            <text:p>0.0647441375613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894083023071289">
            <text:p>0.11894083023071289</text:p>
          </table:table-cell>
          <table:table-cell table:style-name="Gnumeric-default" office:value-type="float" office:value="0.055205646902322769">
            <text:p>0.05520564690232277</text:p>
          </table:table-cell>
          <table:table-cell table:style-name="Gnumeric-default"/>
          <table:table-cell table:style-name="Gnumeric-default" table:formula="of:=[.B68]-[.C68]" office:value-type="float" office:value="0.063735183328390121">
            <text:p>0.0637351833283901</text:p>
          </table:table-cell>
          <table:table-cell table:style-name="Gnumeric-default" table:formula="of:=[.E68]*[.$K$1]" office:value-type="float" office:value="0.01593379583209753">
            <text:p>0.01593379583209753</text:p>
          </table:table-cell>
          <table:table-cell table:style-name="Gnumeric-default" table:formula="of:=[.$K$2]*([.E68]+[.G67])*0.02" office:value-type="float" office:value="3.186861209497145e-06">
            <text:p>3.186861209497145E-06</text:p>
          </table:table-cell>
          <table:table-cell table:style-name="Gnumeric-default" table:formula="of:=[.$K$3]*([.E68]-[.E67])/0.02" office:value-type="float" office:value="0.057297255843877792">
            <text:p>0.05729725584387779</text:p>
          </table:table-cell>
          <table:table-cell table:style-name="Gnumeric-default" table:formula="of:=SUM([.F68:.H68])" office:value-type="float" office:value="0.073234238537184818">
            <text:p>0.0732342385371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94858455657959">
            <text:p>0.1294858455657959</text:p>
          </table:table-cell>
          <table:table-cell table:style-name="Gnumeric-default" office:value-type="float" office:value="0.058222383260726929">
            <text:p>0.05822238326072693</text:p>
          </table:table-cell>
          <table:table-cell table:style-name="Gnumeric-default"/>
          <table:table-cell table:style-name="Gnumeric-default" table:formula="of:=[.B69]-[.C69]" office:value-type="float" office:value="0.07126346230506897">
            <text:p>0.071263462305069</text:p>
          </table:table-cell>
          <table:table-cell table:style-name="Gnumeric-default" table:formula="of:=[.E69]*[.$K$1]" office:value-type="float" office:value="0.017815865576267242">
            <text:p>0.017815865576267242</text:p>
          </table:table-cell>
          <table:table-cell table:style-name="Gnumeric-default" table:formula="of:=[.$K$2]*([.E69]+[.G68])*0.02" office:value-type="float" office:value="3.5633324583139232e-06">
            <text:p>3.563332458313923E-06</text:p>
          </table:table-cell>
          <table:table-cell table:style-name="Gnumeric-default" table:formula="of:=[.$K$3]*([.E69]-[.E68])/0.02" office:value-type="float" office:value="0.018820697441697121">
            <text:p>0.01882069744169712</text:p>
          </table:table-cell>
          <table:table-cell table:style-name="Gnumeric-default" table:formula="of:=SUM([.F69:.H69])" office:value-type="float" office:value="0.036640126350422679">
            <text:p>0.0366401263504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5294551849365234">
            <text:p>0.15294551849365234</text:p>
          </table:table-cell>
          <table:table-cell table:style-name="Gnumeric-default" office:value-type="float" office:value="0.059500198811292648">
            <text:p>0.05950019881129265</text:p>
          </table:table-cell>
          <table:table-cell table:style-name="Gnumeric-default"/>
          <table:table-cell table:style-name="Gnumeric-default" table:formula="of:=[.B70]-[.C70]" office:value-type="float" office:value="0.093445319682359695">
            <text:p>0.0934453196823597</text:p>
          </table:table-cell>
          <table:table-cell table:style-name="Gnumeric-default" table:formula="of:=[.E70]*[.$K$1]" office:value-type="float" office:value="0.023361329920589924">
            <text:p>0.023361329920589924</text:p>
          </table:table-cell>
          <table:table-cell table:style-name="Gnumeric-default" table:formula="of:=[.$K$2]*([.E70]+[.G69])*0.02" office:value-type="float" office:value="4.6724441507409004e-06">
            <text:p>4.6724441507409E-06</text:p>
          </table:table-cell>
          <table:table-cell table:style-name="Gnumeric-default" table:formula="of:=[.$K$3]*([.E70]-[.E69])/0.02" office:value-type="float" office:value="0.055454643443226821">
            <text:p>0.05545464344322682</text:p>
          </table:table-cell>
          <table:table-cell table:style-name="Gnumeric-default" table:formula="of:=SUM([.F70:.H70])" office:value-type="float" office:value="0.078820645807967479">
            <text:p>0.0788206458079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6299194097518921">
            <text:p>0.1629919409751892</text:p>
          </table:table-cell>
          <table:table-cell table:style-name="Gnumeric-default" office:value-type="float" office:value="0.060039076954126358">
            <text:p>0.06003907695412636</text:p>
          </table:table-cell>
          <table:table-cell table:style-name="Gnumeric-default"/>
          <table:table-cell table:style-name="Gnumeric-default" table:formula="of:=[.B71]-[.C71]" office:value-type="float" office:value="0.10295286402106285">
            <text:p>0.1029528640210629</text:p>
          </table:table-cell>
          <table:table-cell table:style-name="Gnumeric-default" table:formula="of:=[.E71]*[.$K$1]" office:value-type="float" office:value="0.025738216005265713">
            <text:p>0.025738216005265713</text:p>
          </table:table-cell>
          <table:table-cell table:style-name="Gnumeric-default" table:formula="of:=[.$K$2]*([.E71]+[.G70])*0.02" office:value-type="float" office:value="5.1478768232606801e-06">
            <text:p>5.14787682326068E-06</text:p>
          </table:table-cell>
          <table:table-cell table:style-name="Gnumeric-default" table:formula="of:=[.$K$3]*([.E71]-[.E70])/0.02" office:value-type="float" office:value="0.023768860846757889">
            <text:p>0.02376886084675789</text:p>
          </table:table-cell>
          <table:table-cell table:style-name="Gnumeric-default" table:formula="of:=SUM([.F71:.H71])" office:value-type="float" office:value="0.049512224728846865">
            <text:p>0.0495122247288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7725719511508942">
            <text:p>0.17725719511508942</text:p>
          </table:table-cell>
          <table:table-cell table:style-name="Gnumeric-default" office:value-type="float" office:value="0.060829043388366699">
            <text:p>0.0608290433883667</text:p>
          </table:table-cell>
          <table:table-cell table:style-name="Gnumeric-default"/>
          <table:table-cell table:style-name="Gnumeric-default" table:formula="of:=[.B72]-[.C72]" office:value-type="float" office:value="0.11642815172672272">
            <text:p>0.1164281517267227</text:p>
          </table:table-cell>
          <table:table-cell table:style-name="Gnumeric-default" table:formula="of:=[.E72]*[.$K$1]" office:value-type="float" office:value="0.029107037931680679">
            <text:p>0.02910703793168068</text:p>
          </table:table-cell>
          <table:table-cell table:style-name="Gnumeric-default" table:formula="of:=[.$K$2]*([.E72]+[.G71])*0.02" office:value-type="float" office:value="5.8216649801772985e-06">
            <text:p>5.8216649801772985E-06</text:p>
          </table:table-cell>
          <table:table-cell table:style-name="Gnumeric-default" table:formula="of:=[.$K$3]*([.E72]-[.E71])/0.02" office:value-type="float" office:value="0.033688219264149666">
            <text:p>0.033688219264149666</text:p>
          </table:table-cell>
          <table:table-cell table:style-name="Gnumeric-default" table:formula="of:=SUM([.F72:.H72])" office:value-type="float" office:value="0.062801078860810516">
            <text:p>0.0628010788608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0085477828979492">
            <text:p>0.20085477828979492</text:p>
          </table:table-cell>
          <table:table-cell table:style-name="Gnumeric-default" office:value-type="float" office:value="0.062530770897865295">
            <text:p>0.0625307708978653</text:p>
          </table:table-cell>
          <table:table-cell table:style-name="Gnumeric-default"/>
          <table:table-cell table:style-name="Gnumeric-default" table:formula="of:=[.B73]-[.C73]" office:value-type="float" office:value="0.13832400739192963">
            <text:p>0.1383240073919296</text:p>
          </table:table-cell>
          <table:table-cell table:style-name="Gnumeric-default" table:formula="of:=[.E73]*[.$K$1]" office:value-type="float" office:value="0.034581001847982407">
            <text:p>0.03458100184798241</text:p>
          </table:table-cell>
          <table:table-cell table:style-name="Gnumeric-default" table:formula="of:=[.$K$2]*([.E73]+[.G72])*0.02" office:value-type="float" office:value="6.9164914528454893e-06">
            <text:p>6.916491452845489E-06</text:p>
          </table:table-cell>
          <table:table-cell table:style-name="Gnumeric-default" table:formula="of:=[.$K$3]*([.E73]-[.E72])/0.02" office:value-type="float" office:value="0.054739639163017273">
            <text:p>0.05473963916301727</text:p>
          </table:table-cell>
          <table:table-cell table:style-name="Gnumeric-default" table:formula="of:=SUM([.F73:.H73])" office:value-type="float" office:value="0.089327557502452526">
            <text:p>0.0893275575024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0590564608573914">
            <text:p>0.20590564608573914</text:p>
          </table:table-cell>
          <table:table-cell table:style-name="Gnumeric-default" office:value-type="float" office:value="0.06266099214553833">
            <text:p>0.06266099214553833</text:p>
          </table:table-cell>
          <table:table-cell table:style-name="Gnumeric-default"/>
          <table:table-cell table:style-name="Gnumeric-default" table:formula="of:=[.B74]-[.C74]" office:value-type="float" office:value="0.14324465394020081">
            <text:p>0.1432446539402008</text:p>
          </table:table-cell>
          <table:table-cell table:style-name="Gnumeric-default" table:formula="of:=[.E74]*[.$K$1]" office:value-type="float" office:value="0.035811163485050201">
            <text:p>0.0358111634850502</text:p>
          </table:table-cell>
          <table:table-cell table:style-name="Gnumeric-default" table:formula="of:=[.$K$2]*([.E74]+[.G73])*0.02" office:value-type="float" office:value="7.1625785215826834e-06">
            <text:p>7.1625785215826834E-06</text:p>
          </table:table-cell>
          <table:table-cell table:style-name="Gnumeric-default" table:formula="of:=[.$K$3]*([.E74]-[.E73])/0.02" office:value-type="float" office:value="0.012301616370677948">
            <text:p>0.012301616370677948</text:p>
          </table:table-cell>
          <table:table-cell table:style-name="Gnumeric-default" table:formula="of:=SUM([.F74:.H74])" office:value-type="float" office:value="0.048119942434249732">
            <text:p>0.048119942434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1090555191040039">
            <text:p>0.2109055519104004</text:p>
          </table:table-cell>
          <table:table-cell table:style-name="Gnumeric-default" office:value-type="float" office:value="0.063084594905376434">
            <text:p>0.06308459490537643</text:p>
          </table:table-cell>
          <table:table-cell table:style-name="Gnumeric-default"/>
          <table:table-cell table:style-name="Gnumeric-default" table:formula="of:=[.B75]-[.C75]" office:value-type="float" office:value="0.14782095700502396">
            <text:p>0.147820957005024</text:p>
          </table:table-cell>
          <table:table-cell table:style-name="Gnumeric-default" table:formula="of:=[.E75]*[.$K$1]" office:value-type="float" office:value="0.036955239251255989">
            <text:p>0.03695523925125599</text:p>
          </table:table-cell>
          <table:table-cell table:style-name="Gnumeric-default" table:formula="of:=[.$K$2]*([.E75]+[.G74])*0.02" office:value-type="float" office:value="7.3914059791772762e-06">
            <text:p>7.391405979177276E-06</text:p>
          </table:table-cell>
          <table:table-cell table:style-name="Gnumeric-default" table:formula="of:=[.$K$3]*([.E75]-[.E74])/0.02" office:value-type="float" office:value="0.011440757662057877">
            <text:p>0.011440757662057877</text:p>
          </table:table-cell>
          <table:table-cell table:style-name="Gnumeric-default" table:formula="of:=SUM([.F75:.H75])" office:value-type="float" office:value="0.048403388319293042">
            <text:p>0.0484033883192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2021591663360596">
            <text:p>0.22021591663360596</text:p>
          </table:table-cell>
          <table:table-cell table:style-name="Gnumeric-default" office:value-type="float" office:value="0.063701167702674866">
            <text:p>0.06370116770267487</text:p>
          </table:table-cell>
          <table:table-cell table:style-name="Gnumeric-default"/>
          <table:table-cell table:style-name="Gnumeric-default" table:formula="of:=[.B76]-[.C76]" office:value-type="float" office:value="0.15651474893093109">
            <text:p>0.1565147489309311</text:p>
          </table:table-cell>
          <table:table-cell table:style-name="Gnumeric-default" table:formula="of:=[.E76]*[.$K$1]" office:value-type="float" office:value="0.039128687232732773">
            <text:p>0.03912868723273277</text:p>
          </table:table-cell>
          <table:table-cell table:style-name="Gnumeric-default" table:formula="of:=[.$K$2]*([.E76]+[.G75])*0.02" office:value-type="float" office:value="7.8261070168455137e-06">
            <text:p>7.826107016845514E-06</text:p>
          </table:table-cell>
          <table:table-cell table:style-name="Gnumeric-default" table:formula="of:=[.$K$3]*([.E76]-[.E75])/0.02" office:value-type="float" office:value="0.021734479814767838">
            <text:p>0.021734479814767838</text:p>
          </table:table-cell>
          <table:table-cell table:style-name="Gnumeric-default" table:formula="of:=SUM([.F76:.H76])" office:value-type="float" office:value="0.060870993154517453">
            <text:p>0.0608709931545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2070164978504181">
            <text:p>0.2207016497850418</text:p>
          </table:table-cell>
          <table:table-cell table:style-name="Gnumeric-default" office:value-type="float" office:value="0.063870370388031006">
            <text:p>0.063870370388031</text:p>
          </table:table-cell>
          <table:table-cell table:style-name="Gnumeric-default"/>
          <table:table-cell table:style-name="Gnumeric-default" table:formula="of:=[.B77]-[.C77]" office:value-type="float" office:value="0.1568312793970108">
            <text:p>0.1568312793970108</text:p>
          </table:table-cell>
          <table:table-cell table:style-name="Gnumeric-default" table:formula="of:=[.E77]*[.$K$1]" office:value-type="float" office:value="0.039207819849252701">
            <text:p>0.0392078198492527</text:p>
          </table:table-cell>
          <table:table-cell table:style-name="Gnumeric-default" table:formula="of:=[.$K$2]*([.E77]+[.G76])*0.02" office:value-type="float" office:value="7.8419552752013831e-06">
            <text:p>7.841955275201383E-06</text:p>
          </table:table-cell>
          <table:table-cell table:style-name="Gnumeric-default" table:formula="of:=[.$K$3]*([.E77]-[.E76])/0.02" office:value-type="float" office:value="0.00079132616519927989">
            <text:p>0.0007913261651993</text:p>
          </table:table-cell>
          <table:table-cell table:style-name="Gnumeric-default" table:formula="of:=SUM([.F77:.H77])" office:value-type="float" office:value="0.040006987969727181">
            <text:p>0.0400069879697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2602823376655579">
            <text:p>0.2260282337665558</text:p>
          </table:table-cell>
          <table:table-cell table:style-name="Gnumeric-default" office:value-type="float" office:value="0.064621895551681519">
            <text:p>0.06462189555168152</text:p>
          </table:table-cell>
          <table:table-cell table:style-name="Gnumeric-default"/>
          <table:table-cell table:style-name="Gnumeric-default" table:formula="of:=[.B78]-[.C78]" office:value-type="float" office:value="0.16140633821487427">
            <text:p>0.1614063382148743</text:p>
          </table:table-cell>
          <table:table-cell table:style-name="Gnumeric-default" table:formula="of:=[.E78]*[.$K$1]" office:value-type="float" office:value="0.040351584553718567">
            <text:p>0.04035158455371857</text:p>
          </table:table-cell>
          <table:table-cell table:style-name="Gnumeric-default" table:formula="of:=[.$K$2]*([.E78]+[.G77])*0.02" office:value-type="float" office:value="8.0707090085074737e-06">
            <text:p>8.070709008507474E-06</text:p>
          </table:table-cell>
          <table:table-cell table:style-name="Gnumeric-default" table:formula="of:=[.$K$3]*([.E78]-[.E77])/0.02" office:value-type="float" office:value="0.011437647044658661">
            <text:p>0.011437647044658661</text:p>
          </table:table-cell>
          <table:table-cell table:style-name="Gnumeric-default" table:formula="of:=SUM([.F78:.H78])" office:value-type="float" office:value="0.051797302307385738">
            <text:p>0.0517973023073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1835651993751526">
            <text:p>0.21835651993751526</text:p>
          </table:table-cell>
          <table:table-cell table:style-name="Gnumeric-default" office:value-type="float" office:value="0.063979409635066986">
            <text:p>0.06397940963506699</text:p>
          </table:table-cell>
          <table:table-cell table:style-name="Gnumeric-default"/>
          <table:table-cell table:style-name="Gnumeric-default" table:formula="of:=[.B79]-[.C79]" office:value-type="float" office:value="0.15437711030244827">
            <text:p>0.1543771103024483</text:p>
          </table:table-cell>
          <table:table-cell table:style-name="Gnumeric-default" table:formula="of:=[.E79]*[.$K$1]" office:value-type="float" office:value="0.038594277575612068">
            <text:p>0.03859427757561207</text:p>
          </table:table-cell>
          <table:table-cell table:style-name="Gnumeric-default" table:formula="of:=[.$K$2]*([.E79]+[.G78])*0.02" office:value-type="float" office:value="7.719259050572841e-06">
            <text:p>7.719259050572841E-06</text:p>
          </table:table-cell>
          <table:table-cell table:style-name="Gnumeric-default" table:formula="of:=[.$K$3]*([.E79]-[.E78])/0.02" office:value-type="float" office:value="-0.017573069781064991">
            <text:p>−0.017573069781065</text:p>
          </table:table-cell>
          <table:table-cell table:style-name="Gnumeric-default" table:formula="of:=SUM([.F79:.H79])" office:value-type="float" office:value="0.02102892705359765">
            <text:p>0.0210289270535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0591920614242554">
            <text:p>0.20591920614242554</text:p>
          </table:table-cell>
          <table:table-cell table:style-name="Gnumeric-default" office:value-type="float" office:value="0.063421748578548431">
            <text:p>0.06342174857854843</text:p>
          </table:table-cell>
          <table:table-cell table:style-name="Gnumeric-default"/>
          <table:table-cell table:style-name="Gnumeric-default" table:formula="of:=[.B80]-[.C80]" office:value-type="float" office:value="0.14249745756387711">
            <text:p>0.1424974575638771</text:p>
          </table:table-cell>
          <table:table-cell table:style-name="Gnumeric-default" table:formula="of:=[.E80]*[.$K$1]" office:value-type="float" office:value="0.035624364390969276">
            <text:p>0.035624364390969276</text:p>
          </table:table-cell>
          <table:table-cell table:style-name="Gnumeric-default" table:formula="of:=[.$K$2]*([.E80]+[.G79])*0.02" office:value-type="float" office:value="7.1252588411463845e-06">
            <text:p>7.1252588411463845E-06</text:p>
          </table:table-cell>
          <table:table-cell table:style-name="Gnumeric-default" table:formula="of:=[.$K$3]*([.E80]-[.E79])/0.02" office:value-type="float" office:value="-0.029699131846427917">
            <text:p>−0.0296991318464279</text:p>
          </table:table-cell>
          <table:table-cell table:style-name="Gnumeric-default" table:formula="of:=SUM([.F80:.H80])" office:value-type="float" office:value="0.0059323578033825056">
            <text:p>0.0059323578033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0239366590976715">
            <text:p>0.20239366590976715</text:p>
          </table:table-cell>
          <table:table-cell table:style-name="Gnumeric-default" office:value-type="float" office:value="0.068960785865783691">
            <text:p>0.06896078586578369</text:p>
          </table:table-cell>
          <table:table-cell table:style-name="Gnumeric-default"/>
          <table:table-cell table:style-name="Gnumeric-default" table:formula="of:=[.B81]-[.C81]" office:value-type="float" office:value="0.13343288004398346">
            <text:p>0.1334328800439835</text:p>
          </table:table-cell>
          <table:table-cell table:style-name="Gnumeric-default" table:formula="of:=[.E81]*[.$K$1]" office:value-type="float" office:value="0.033358220010995865">
            <text:p>0.033358220010995865</text:p>
          </table:table-cell>
          <table:table-cell table:style-name="Gnumeric-default" table:formula="of:=[.$K$2]*([.E81]+[.G80])*0.02" office:value-type="float" office:value="6.6720002651412303e-06">
            <text:p>6.67200026514123E-06</text:p>
          </table:table-cell>
          <table:table-cell table:style-name="Gnumeric-default" table:formula="of:=[.$K$3]*([.E81]-[.E80])/0.02" office:value-type="float" office:value="-0.022661443799734116">
            <text:p>−0.0226614437997341</text:p>
          </table:table-cell>
          <table:table-cell table:style-name="Gnumeric-default" table:formula="of:=SUM([.F81:.H81])" office:value-type="float" office:value="0.010703448211526891">
            <text:p>0.0107034482115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858556866645813">
            <text:p>0.1858556866645813</text:p>
          </table:table-cell>
          <table:table-cell table:style-name="Gnumeric-default" office:value-type="float" office:value="0.061781555414199829">
            <text:p>0.06178155541419983</text:p>
          </table:table-cell>
          <table:table-cell table:style-name="Gnumeric-default"/>
          <table:table-cell table:style-name="Gnumeric-default" table:formula="of:=[.B82]-[.C82]" office:value-type="float" office:value="0.12407413125038147">
            <text:p>0.1240741312503815</text:p>
          </table:table-cell>
          <table:table-cell table:style-name="Gnumeric-default" table:formula="of:=[.E82]*[.$K$1]" office:value-type="float" office:value="0.031018532812595367">
            <text:p>0.031018532812595367</text:p>
          </table:table-cell>
          <table:table-cell table:style-name="Gnumeric-default" table:formula="of:=[.$K$2]*([.E82]+[.G81])*0.02" office:value-type="float" office:value="6.2040401625323297e-06">
            <text:p>6.20404016253233E-06</text:p>
          </table:table-cell>
          <table:table-cell table:style-name="Gnumeric-default" table:formula="of:=[.$K$3]*([.E82]-[.E81])/0.02" office:value-type="float" office:value="-0.023396871984004974">
            <text:p>−0.023396871984005</text:p>
          </table:table-cell>
          <table:table-cell table:style-name="Gnumeric-default" table:formula="of:=SUM([.F82:.H82])" office:value-type="float" office:value="0.0076278648687529253">
            <text:p>0.0076278648687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7391927540302277">
            <text:p>0.17391927540302277</text:p>
          </table:table-cell>
          <table:table-cell table:style-name="Gnumeric-default" office:value-type="float" office:value="0.060799546539783478">
            <text:p>0.06079954653978348</text:p>
          </table:table-cell>
          <table:table-cell table:style-name="Gnumeric-default"/>
          <table:table-cell table:style-name="Gnumeric-default" table:formula="of:=[.B83]-[.C83]" office:value-type="float" office:value="0.11311972886323929">
            <text:p>0.1131197288632393</text:p>
          </table:table-cell>
          <table:table-cell table:style-name="Gnumeric-default" table:formula="of:=[.E83]*[.$K$1]" office:value-type="float" office:value="0.028279932215809822">
            <text:p>0.028279932215809822</text:p>
          </table:table-cell>
          <table:table-cell table:style-name="Gnumeric-default" table:formula="of:=[.$K$2]*([.E83]+[.G82])*0.02" office:value-type="float" office:value="5.6562966451700918e-06">
            <text:p>5.656296645170092E-06</text:p>
          </table:table-cell>
          <table:table-cell table:style-name="Gnumeric-default" table:formula="of:=[.$K$3]*([.E83]-[.E82])/0.02" office:value-type="float" office:value="-0.027386005967855453">
            <text:p>−0.0273860059678555</text:p>
          </table:table-cell>
          <table:table-cell table:style-name="Gnumeric-default" table:formula="of:=SUM([.F83:.H83])" office:value-type="float" office:value="0.00089958254459953865">
            <text:p>0.00089958254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5779502689838409">
            <text:p>0.1577950268983841</text:p>
          </table:table-cell>
          <table:table-cell table:style-name="Gnumeric-default" office:value-type="float" office:value="0.059509418904781342">
            <text:p>0.05950941890478134</text:p>
          </table:table-cell>
          <table:table-cell table:style-name="Gnumeric-default"/>
          <table:table-cell table:style-name="Gnumeric-default" table:formula="of:=[.B84]-[.C84]" office:value-type="float" office:value="0.098285607993602753">
            <text:p>0.0982856079936028</text:p>
          </table:table-cell>
          <table:table-cell table:style-name="Gnumeric-default" table:formula="of:=[.E84]*[.$K$1]" office:value-type="float" office:value="0.024571401998400688">
            <text:p>0.024571401998400688</text:p>
          </table:table-cell>
          <table:table-cell table:style-name="Gnumeric-default" table:formula="of:=[.$K$2]*([.E84]+[.G83])*0.02" office:value-type="float" office:value="4.9145632145123966e-06">
            <text:p>4.914563214512397E-06</text:p>
          </table:table-cell>
          <table:table-cell table:style-name="Gnumeric-default" table:formula="of:=[.$K$3]*([.E84]-[.E83])/0.02" office:value-type="float" office:value="-0.037085302174091339">
            <text:p>−0.0370853021740913</text:p>
          </table:table-cell>
          <table:table-cell table:style-name="Gnumeric-default" table:formula="of:=SUM([.F84:.H84])" office:value-type="float" office:value="-0.012508985612476138">
            <text:p>−0.01250898561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753558695316315">
            <text:p>0.13753558695316315</text:p>
          </table:table-cell>
          <table:table-cell table:style-name="Gnumeric-default" office:value-type="float" office:value="0.058238215744495392">
            <text:p>0.05823821574449539</text:p>
          </table:table-cell>
          <table:table-cell table:style-name="Gnumeric-default"/>
          <table:table-cell table:style-name="Gnumeric-default" table:formula="of:=[.B85]-[.C85]" office:value-type="float" office:value="0.079297371208667755">
            <text:p>0.0792973712086678</text:p>
          </table:table-cell>
          <table:table-cell table:style-name="Gnumeric-default" table:formula="of:=[.E85]*[.$K$1]" office:value-type="float" office:value="0.019824342802166939">
            <text:p>0.01982434280216694</text:p>
          </table:table-cell>
          <table:table-cell table:style-name="Gnumeric-default" table:formula="of:=[.$K$2]*([.E85]+[.G84])*0.02" office:value-type="float" office:value="3.9651142885941137e-06">
            <text:p>3.965114288594114E-06</text:p>
          </table:table-cell>
          <table:table-cell table:style-name="Gnumeric-default" table:formula="of:=[.$K$3]*([.E85]-[.E84])/0.02" office:value-type="float" office:value="-0.047470591962337494">
            <text:p>−0.0474705919623375</text:p>
          </table:table-cell>
          <table:table-cell table:style-name="Gnumeric-default" table:formula="of:=SUM([.F85:.H85])" office:value-type="float" office:value="-0.027642284045881961">
            <text:p>−0.02764228404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754992604255676">
            <text:p>0.11754992604255676</text:p>
          </table:table-cell>
          <table:table-cell table:style-name="Gnumeric-default" office:value-type="float" office:value="0.056095782667398453">
            <text:p>0.05609578266739845</text:p>
          </table:table-cell>
          <table:table-cell table:style-name="Gnumeric-default"/>
          <table:table-cell table:style-name="Gnumeric-default" table:formula="of:=[.B86]-[.C86]" office:value-type="float" office:value="0.06145414337515831">
            <text:p>0.0614541433751583</text:p>
          </table:table-cell>
          <table:table-cell table:style-name="Gnumeric-default" table:formula="of:=[.E86]*[.$K$1]" office:value-type="float" office:value="0.015363535843789577">
            <text:p>0.015363535843789577</text:p>
          </table:table-cell>
          <table:table-cell table:style-name="Gnumeric-default" table:formula="of:=[.$K$2]*([.E86]+[.G85])*0.02" office:value-type="float" office:value="3.0729054244723454e-06">
            <text:p>3.0729054244723454E-06</text:p>
          </table:table-cell>
          <table:table-cell table:style-name="Gnumeric-default" table:formula="of:=[.$K$3]*([.E86]-[.E85])/0.02" office:value-type="float" office:value="-0.044608069583773613">
            <text:p>−0.0446080695837736</text:p>
          </table:table-cell>
          <table:table-cell table:style-name="Gnumeric-default" table:formula="of:=SUM([.F86:.H86])" office:value-type="float" office:value="-0.029241460834559564">
            <text:p>−0.02924146083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7825407981872559">
            <text:p>0.09782540798187256</text:p>
          </table:table-cell>
          <table:table-cell table:style-name="Gnumeric-default" office:value-type="float" office:value="0.054764140397310257">
            <text:p>0.05476414039731026</text:p>
          </table:table-cell>
          <table:table-cell table:style-name="Gnumeric-default"/>
          <table:table-cell table:style-name="Gnumeric-default" table:formula="of:=[.B87]-[.C87]" office:value-type="float" office:value="0.043061267584562302">
            <text:p>0.0430612675845623</text:p>
          </table:table-cell>
          <table:table-cell table:style-name="Gnumeric-default" table:formula="of:=[.E87]*[.$K$1]" office:value-type="float" office:value="0.010765316896140575">
            <text:p>0.010765316896140575</text:p>
          </table:table-cell>
          <table:table-cell table:style-name="Gnumeric-default" table:formula="of:=[.$K$2]*([.E87]+[.G86])*0.02" office:value-type="float" office:value="2.1532170244993385e-06">
            <text:p>2.1532170244993385E-06</text:p>
          </table:table-cell>
          <table:table-cell table:style-name="Gnumeric-default" table:formula="of:=[.$K$3]*([.E87]-[.E86])/0.02" office:value-type="float" office:value="-0.045982189476490021">
            <text:p>−0.04598218947649</text:p>
          </table:table-cell>
          <table:table-cell table:style-name="Gnumeric-default" table:formula="of:=SUM([.F87:.H87])" office:value-type="float" office:value="-0.035214719363324945">
            <text:p>−0.03521471936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3990896344184875">
            <text:p>0.07399089634418488</text:p>
          </table:table-cell>
          <table:table-cell table:style-name="Gnumeric-default" office:value-type="float" office:value="0.052215658128261566">
            <text:p>0.052215658128261566</text:p>
          </table:table-cell>
          <table:table-cell table:style-name="Gnumeric-default"/>
          <table:table-cell table:style-name="Gnumeric-default" table:formula="of:=[.B88]-[.C88]" office:value-type="float" office:value="0.021775238215923309">
            <text:p>0.0217752382159233</text:p>
          </table:table-cell>
          <table:table-cell table:style-name="Gnumeric-default" table:formula="of:=[.E88]*[.$K$1]" office:value-type="float" office:value="0.0054438095539808273">
            <text:p>0.005443809553980827</text:p>
          </table:table-cell>
          <table:table-cell table:style-name="Gnumeric-default" table:formula="of:=[.$K$2]*([.E88]+[.G87])*0.02" office:value-type="float" office:value="1.0888695716473906e-06">
            <text:p>1.0888695716473906E-06</text:p>
          </table:table-cell>
          <table:table-cell table:style-name="Gnumeric-default" table:formula="of:=[.$K$3]*([.E88]-[.E87])/0.02" office:value-type="float" office:value="-0.053215073421597481">
            <text:p>−0.0532150734215975</text:p>
          </table:table-cell>
          <table:table-cell table:style-name="Gnumeric-default" table:formula="of:=SUM([.F88:.H88])" office:value-type="float" office:value="-0.047770174998045006">
            <text:p>−0.0477701749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6095080673694611">
            <text:p>0.04609508067369461</text:p>
          </table:table-cell>
          <table:table-cell table:style-name="Gnumeric-default" office:value-type="float" office:value="0.04986242949962616">
            <text:p>0.04986242949962616</text:p>
          </table:table-cell>
          <table:table-cell table:style-name="Gnumeric-default"/>
          <table:table-cell table:style-name="Gnumeric-default" table:formula="of:=[.B89]-[.C89]" office:value-type="float" office:value="-0.0037673488259315491">
            <text:p>−0.00376734882593</text:p>
          </table:table-cell>
          <table:table-cell table:style-name="Gnumeric-default" table:formula="of:=[.E89]*[.$K$1]" office:value-type="float" office:value="-0.00094183720648288727">
            <text:p>−0.0009418372064829</text:p>
          </table:table-cell>
          <table:table-cell table:style-name="Gnumeric-default" table:formula="of:=[.$K$2]*([.E89]+[.G88])*0.02" office:value-type="float" office:value="-1.8831299781799509e-07">
            <text:p>−1.8831299781800E−07</text:p>
          </table:table-cell>
          <table:table-cell table:style-name="Gnumeric-default" table:formula="of:=[.$K$3]*([.E89]-[.E88])/0.02" office:value-type="float" office:value="-0.06385646760463716">
            <text:p>−0.0638564676046372</text:p>
          </table:table-cell>
          <table:table-cell table:style-name="Gnumeric-default" table:formula="of:=SUM([.F89:.H89])" office:value-type="float" office:value="-0.064798493124117867">
            <text:p>−0.06479849312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8543172627687454">
            <text:p>0.018543172627687454</text:p>
          </table:table-cell>
          <table:table-cell table:style-name="Gnumeric-default" office:value-type="float" office:value="0.047232262790203094">
            <text:p>0.047232262790203094</text:p>
          </table:table-cell>
          <table:table-cell table:style-name="Gnumeric-default"/>
          <table:table-cell table:style-name="Gnumeric-default" table:formula="of:=[.B90]-[.C90]" office:value-type="float" office:value="-0.02868909016251564">
            <text:p>−0.02868909016252</text:p>
          </table:table-cell>
          <table:table-cell table:style-name="Gnumeric-default" table:formula="of:=[.E90]*[.$K$1]" office:value-type="float" office:value="-0.0071722725406289101">
            <text:p>−0.0071722725406289</text:p>
          </table:table-cell>
          <table:table-cell table:style-name="Gnumeric-default" table:formula="of:=[.$K$2]*([.E90]+[.G89])*0.02" office:value-type="float" office:value="-1.4344639237756731e-06">
            <text:p>−1.4344639237757E−06</text:p>
          </table:table-cell>
          <table:table-cell table:style-name="Gnumeric-default" table:formula="of:=[.$K$3]*([.E90]-[.E89])/0.02" office:value-type="float" office:value="-0.062304353341460228">
            <text:p>−0.0623043533414602</text:p>
          </table:table-cell>
          <table:table-cell table:style-name="Gnumeric-default" table:formula="of:=SUM([.F90:.H90])" office:value-type="float" office:value="-0.069478060346012907">
            <text:p>−0.0694780603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9121687412261963">
            <text:p>0.03912168741226196</text:p>
          </table:table-cell>
          <table:table-cell table:style-name="Gnumeric-default"/>
          <table:table-cell table:style-name="Gnumeric-default" table:formula="of:=[.B91]-[.C91]" office:value-type="float" office:value="-0.039121687412261963">
            <text:p>−0.03912168741226</text:p>
          </table:table-cell>
          <table:table-cell table:style-name="Gnumeric-default" table:formula="of:=[.E91]*[.$K$1]" office:value-type="float" office:value="-0.0097804218530654907">
            <text:p>−0.0097804218530655</text:p>
          </table:table-cell>
          <table:table-cell table:style-name="Gnumeric-default" table:formula="of:=[.$K$2]*([.E91]+[.G90])*0.02" office:value-type="float" office:value="-1.9561560938092869e-06">
            <text:p>−1.9561560938093E−06</text:p>
          </table:table-cell>
          <table:table-cell table:style-name="Gnumeric-default" table:formula="of:=[.$K$3]*([.E91]-[.E90])/0.02" office:value-type="float" office:value="-0.026081493124365807">
            <text:p>−0.0260814931243658</text:p>
          </table:table-cell>
          <table:table-cell table:style-name="Gnumeric-default" table:formula="of:=SUM([.F91:.H91])" office:value-type="float" office:value="-0.035863871133525106">
            <text:p>−0.03586387113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7082463502883911">
            <text:p>0.03708246350288391</text:p>
          </table:table-cell>
          <table:table-cell table:style-name="Gnumeric-default"/>
          <table:table-cell table:style-name="Gnumeric-default" table:formula="of:=[.B92]-[.C92]" office:value-type="float" office:value="-0.037082463502883911">
            <text:p>−0.03708246350288</text:p>
          </table:table-cell>
          <table:table-cell table:style-name="Gnumeric-default" table:formula="of:=[.E92]*[.$K$1]" office:value-type="float" office:value="-0.0092706158757209778">
            <text:p>−0.009270615875721</text:p>
          </table:table-cell>
          <table:table-cell table:style-name="Gnumeric-default" table:formula="of:=[.$K$2]*([.E92]+[.G91])*0.02" office:value-type="float" office:value="-1.8542209829488862e-06">
            <text:p>−1.8542209829489E−06</text:p>
          </table:table-cell>
          <table:table-cell table:style-name="Gnumeric-default" table:formula="of:=[.$K$3]*([.E92]-[.E91])/0.02" office:value-type="float" office:value="0.0050980597734451294">
            <text:p>0.005098059773445129</text:p>
          </table:table-cell>
          <table:table-cell table:style-name="Gnumeric-default" table:formula="of:=SUM([.F92:.H92])" office:value-type="float" office:value="-0.0041744103232587973">
            <text:p>−0.00417441032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4568976610898972">
            <text:p>0.03456897661089897</text:p>
          </table:table-cell>
          <table:table-cell table:style-name="Gnumeric-default"/>
          <table:table-cell table:style-name="Gnumeric-default" table:formula="of:=[.B93]-[.C93]" office:value-type="float" office:value="-0.034568976610898972">
            <text:p>−0.0345689766109</text:p>
          </table:table-cell>
          <table:table-cell table:style-name="Gnumeric-default" table:formula="of:=[.E93]*[.$K$1]" office:value-type="float" office:value="-0.0086422441527247429">
            <text:p>−0.0086422441527247</text:p>
          </table:table-cell>
          <table:table-cell table:style-name="Gnumeric-default" table:formula="of:=[.$K$2]*([.E93]+[.G92])*0.02" office:value-type="float" office:value="-1.7285415415940961e-06">
            <text:p>−1.7285415415941E−06</text:p>
          </table:table-cell>
          <table:table-cell table:style-name="Gnumeric-default" table:formula="of:=[.$K$3]*([.E93]-[.E92])/0.02" office:value-type="float" office:value="0.0062837172299623498">
            <text:p>0.00628371722996235</text:p>
          </table:table-cell>
          <table:table-cell table:style-name="Gnumeric-default" table:formula="of:=SUM([.F93:.H93])" office:value-type="float" office:value="-0.0023602554643039871">
            <text:p>−0.00236025546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0837468802928925">
            <text:p>0.030837468802928925</text:p>
          </table:table-cell>
          <table:table-cell table:style-name="Gnumeric-default"/>
          <table:table-cell table:style-name="Gnumeric-default" table:formula="of:=[.B94]-[.C94]" office:value-type="float" office:value="-0.030837468802928925">
            <text:p>−0.03083746880293</text:p>
          </table:table-cell>
          <table:table-cell table:style-name="Gnumeric-default" table:formula="of:=[.E94]*[.$K$1]" office:value-type="float" office:value="-0.0077093672007322311">
            <text:p>−0.0077093672007322</text:p>
          </table:table-cell>
          <table:table-cell table:style-name="Gnumeric-default" table:formula="of:=[.$K$2]*([.E94]+[.G93])*0.02" office:value-type="float" office:value="-1.5419598672235261e-06">
            <text:p>−1.5419598672235E−06</text:p>
          </table:table-cell>
          <table:table-cell table:style-name="Gnumeric-default" table:formula="of:=[.$K$3]*([.E94]-[.E93])/0.02" office:value-type="float" office:value="0.0093287695199251175">
            <text:p>0.009328769519925117</text:p>
          </table:table-cell>
          <table:table-cell table:style-name="Gnumeric-default" table:formula="of:=SUM([.F94:.H94])" office:value-type="float" office:value="0.0016178603593256628">
            <text:p>0.0016178603593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5393985211849213">
            <text:p>0.025393985211849213</text:p>
          </table:table-cell>
          <table:table-cell table:style-name="Gnumeric-default"/>
          <table:table-cell table:style-name="Gnumeric-default" table:formula="of:=[.B95]-[.C95]" office:value-type="float" office:value="-0.025393985211849213">
            <text:p>−0.02539398521185</text:p>
          </table:table-cell>
          <table:table-cell table:style-name="Gnumeric-default" table:formula="of:=[.E95]*[.$K$1]" office:value-type="float" office:value="-0.0063484963029623032">
            <text:p>−0.0063484963029623</text:p>
          </table:table-cell>
          <table:table-cell table:style-name="Gnumeric-default" table:formula="of:=[.$K$2]*([.E95]+[.G94])*0.02" office:value-type="float" office:value="-1.2697763585858219e-06">
            <text:p>−1.2697763585858E−06</text:p>
          </table:table-cell>
          <table:table-cell table:style-name="Gnumeric-default" table:formula="of:=[.$K$3]*([.E95]-[.E94])/0.02" office:value-type="float" office:value="0.01360870897769928">
            <text:p>0.01360870897769928</text:p>
          </table:table-cell>
          <table:table-cell table:style-name="Gnumeric-default" table:formula="of:=SUM([.F95:.H95])" office:value-type="float" office:value="0.0072589428983783908">
            <text:p>0.0072589428983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6089959070086479">
            <text:p>0.01608995907008648</text:p>
          </table:table-cell>
          <table:table-cell table:style-name="Gnumeric-default"/>
          <table:table-cell table:style-name="Gnumeric-default" table:formula="of:=[.B96]-[.C96]" office:value-type="float" office:value="-0.016089959070086479">
            <text:p>−0.01608995907009</text:p>
          </table:table-cell>
          <table:table-cell table:style-name="Gnumeric-default" table:formula="of:=[.E96]*[.$K$1]" office:value-type="float" office:value="-0.0040224897675216198">
            <text:p>−0.0040224897675216</text:p>
          </table:table-cell>
          <table:table-cell table:style-name="Gnumeric-default" table:formula="of:=[.$K$2]*([.E96]+[.G95])*0.02" office:value-type="float" office:value="-8.0456144232225325e-07">
            <text:p>−8.0456144232225E−07</text:p>
          </table:table-cell>
          <table:table-cell table:style-name="Gnumeric-default" table:formula="of:=[.$K$3]*([.E96]-[.E95])/0.02" office:value-type="float" office:value="0.023260065354406834">
            <text:p>0.023260065354406834</text:p>
          </table:table-cell>
          <table:table-cell table:style-name="Gnumeric-default" table:formula="of:=SUM([.F96:.H96])" office:value-type="float" office:value="0.019236771025442891">
            <text:p>0.0192367710254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3902751728892326">
            <text:p>0.013902751728892326</text:p>
          </table:table-cell>
          <table:table-cell table:style-name="Gnumeric-default"/>
          <table:table-cell table:style-name="Gnumeric-default" table:formula="of:=[.B97]-[.C97]" office:value-type="float" office:value="-0.013902751728892326">
            <text:p>−0.01390275172889</text:p>
          </table:table-cell>
          <table:table-cell table:style-name="Gnumeric-default" table:formula="of:=[.E97]*[.$K$1]" office:value-type="float" office:value="-0.0034756879322230816">
            <text:p>−0.0034756879322231</text:p>
          </table:table-cell>
          <table:table-cell table:style-name="Gnumeric-default" table:formula="of:=[.$K$2]*([.E97]+[.G96])*0.02" office:value-type="float" office:value="-6.9517781451673247e-07">
            <text:p>−6.9517781451673E−07</text:p>
          </table:table-cell>
          <table:table-cell table:style-name="Gnumeric-default" table:formula="of:=[.$K$3]*([.E97]-[.E96])/0.02" office:value-type="float" office:value="0.0054680183529853821">
            <text:p>0.005468018352985382</text:p>
          </table:table-cell>
          <table:table-cell table:style-name="Gnumeric-default" table:formula="of:=SUM([.F97:.H97])" office:value-type="float" office:value="0.0019916352429477837">
            <text:p>0.0019916352429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98293889313936234">
            <text:p>0.009829388931393623</text:p>
          </table:table-cell>
          <table:table-cell table:style-name="Gnumeric-default"/>
          <table:table-cell table:style-name="Gnumeric-default" table:formula="of:=[.B98]-[.C98]" office:value-type="float" office:value="-0.0098293889313936234">
            <text:p>−0.00982938893139</text:p>
          </table:table-cell>
          <table:table-cell table:style-name="Gnumeric-default" table:formula="of:=[.E98]*[.$K$1]" office:value-type="float" office:value="-0.0024573472328484058">
            <text:p>−0.0024573472328484</text:p>
          </table:table-cell>
          <table:table-cell table:style-name="Gnumeric-default" table:formula="of:=[.$K$2]*([.E98]+[.G97])*0.02" office:value-type="float" office:value="-4.9150420546040707e-07">
            <text:p>−4.9150420546041E−07</text:p>
          </table:table-cell>
          <table:table-cell table:style-name="Gnumeric-default" table:formula="of:=[.$K$3]*([.E98]-[.E97])/0.02" office:value-type="float" office:value="0.010183406993746758">
            <text:p>0.010183406993746758</text:p>
          </table:table-cell>
          <table:table-cell table:style-name="Gnumeric-default" table:formula="of:=SUM([.F98:.H98])" office:value-type="float" office:value="0.0077255682566928913">
            <text:p>0.0077255682566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8144930936396122">
            <text:p>0.008144930936396122</text:p>
          </table:table-cell>
          <table:table-cell table:style-name="Gnumeric-default"/>
          <table:table-cell table:style-name="Gnumeric-default" table:formula="of:=[.B99]-[.C99]" office:value-type="float" office:value="-0.008144930936396122">
            <text:p>−0.0081449309364</text:p>
          </table:table-cell>
          <table:table-cell table:style-name="Gnumeric-default" table:formula="of:=[.E99]*[.$K$1]" office:value-type="float" office:value="-0.0020362327340990305">
            <text:p>−0.002036232734099</text:p>
          </table:table-cell>
          <table:table-cell table:style-name="Gnumeric-default" table:formula="of:=[.$K$2]*([.E99]+[.G98])*0.02" office:value-type="float" office:value="-4.0727112203007911e-07">
            <text:p>−4.0727112203008E−07</text:p>
          </table:table-cell>
          <table:table-cell table:style-name="Gnumeric-default" table:formula="of:=[.$K$3]*([.E99]-[.E98])/0.02" office:value-type="float" office:value="0.0042111449874937534">
            <text:p>0.004211144987493753</text:p>
          </table:table-cell>
          <table:table-cell table:style-name="Gnumeric-default" table:formula="of:=SUM([.F99:.H99])" office:value-type="float" office:value="0.0021745049822726927">
            <text:p>0.0021745049822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42084371671080589">
            <text:p>0.004208437167108059</text:p>
          </table:table-cell>
          <table:table-cell table:style-name="Gnumeric-default"/>
          <table:table-cell table:style-name="Gnumeric-default" table:formula="of:=[.B100]-[.C100]" office:value-type="float" office:value="-0.0042084371671080589">
            <text:p>−0.00420843716711</text:p>
          </table:table-cell>
          <table:table-cell table:style-name="Gnumeric-default" table:formula="of:=[.E100]*[.$K$1]" office:value-type="float" office:value="-0.0010521092917770147">
            <text:p>−0.001052109291777</text:p>
          </table:table-cell>
          <table:table-cell table:style-name="Gnumeric-default" table:formula="of:=[.$K$2]*([.E100]+[.G99])*0.02" office:value-type="float" office:value="-2.1044222191150444e-07">
            <text:p>−2.1044222191150E−07</text:p>
          </table:table-cell>
          <table:table-cell table:style-name="Gnumeric-default" table:formula="of:=[.$K$3]*([.E100]-[.E99])/0.02" office:value-type="float" office:value="0.0098412344232201594">
            <text:p>0.00984123442322016</text:p>
          </table:table-cell>
          <table:table-cell table:style-name="Gnumeric-default" table:formula="of:=SUM([.F100:.H100])" office:value-type="float" office:value="0.0087889146892212323">
            <text:p>0.0087889146892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1]-[.C101]" office:value-type="float" office:value="0">
            <text:p>0</text:p>
          </table:table-cell>
          <table:table-cell table:style-name="Gnumeric-default" table:formula="of:=[.E101]*[.$K$1]" office:value-type="float" office:value="0">
            <text:p>0</text:p>
          </table:table-cell>
          <table:table-cell table:style-name="Gnumeric-default" table:formula="of:=[.$K$2]*([.E101]+[.G100])*0.02" office:value-type="float" office:value="-1.0522111095575224e-11">
            <text:p>−1.0522111095575E−11</text:p>
          </table:table-cell>
          <table:table-cell table:style-name="Gnumeric-default" table:formula="of:=[.$K$3]*([.E101]-[.E100])/0.02" office:value-type="float" office:value="0.010521092917770147">
            <text:p>0.010521092917770147</text:p>
          </table:table-cell>
          <table:table-cell table:style-name="Gnumeric-default" table:formula="of:=SUM([.F101:.H101])" office:value-type="float" office:value="0.010521092907248036">
            <text:p>0.0105210929072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2]-[.C102]" office:value-type="float" office:value="0">
            <text:p>0</text:p>
          </table:table-cell>
          <table:table-cell table:style-name="Gnumeric-default" table:formula="of:=[.E102]*[.$K$1]" office:value-type="float" office:value="0">
            <text:p>0</text:p>
          </table:table-cell>
          <table:table-cell table:style-name="Gnumeric-default" table:formula="of:=[.$K$2]*([.E102]+[.G101])*0.02" office:value-type="float" office:value="-5.2610555477876119e-16">
            <text:p>−5.2610555477876E−16</text:p>
          </table:table-cell>
          <table:table-cell table:style-name="Gnumeric-default" table:formula="of:=[.$K$3]*([.E102]-[.E101])/0.02" office:value-type="float" office:value="0">
            <text:p>0</text:p>
          </table:table-cell>
          <table:table-cell table:style-name="Gnumeric-default" table:formula="of:=SUM([.F102:.H102])" office:value-type="float" office:value="-5.2610555477876119e-16">
            <text:p>−5.261055548E−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3]-[.C103]" office:value-type="float" office:value="0">
            <text:p>0</text:p>
          </table:table-cell>
          <table:table-cell table:style-name="Gnumeric-default" table:formula="of:=[.E103]*[.$K$1]" office:value-type="float" office:value="0">
            <text:p>0</text:p>
          </table:table-cell>
          <table:table-cell table:style-name="Gnumeric-default" table:formula="of:=[.$K$2]*([.E103]+[.G102])*0.02" office:value-type="float" office:value="-2.6305277738938059e-20">
            <text:p>−2.6305277738938E−20</text:p>
          </table:table-cell>
          <table:table-cell table:style-name="Gnumeric-default" table:formula="of:=[.$K$3]*([.E103]-[.E102])/0.02" office:value-type="float" office:value="0">
            <text:p>0</text:p>
          </table:table-cell>
          <table:table-cell table:style-name="Gnumeric-default" table:formula="of:=SUM([.F103:.H103])" office:value-type="float" office:value="-2.6305277738938059e-20">
            <text:p>−2.630527774E−2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4]-[.C104]" office:value-type="float" office:value="0">
            <text:p>0</text:p>
          </table:table-cell>
          <table:table-cell table:style-name="Gnumeric-default" table:formula="of:=[.E104]*[.$K$1]" office:value-type="float" office:value="0">
            <text:p>0</text:p>
          </table:table-cell>
          <table:table-cell table:style-name="Gnumeric-default" table:formula="of:=[.$K$2]*([.E104]+[.G103])*0.02" office:value-type="float" office:value="-1.3152638869469029e-24">
            <text:p>−1.3152638869469E−24</text:p>
          </table:table-cell>
          <table:table-cell table:style-name="Gnumeric-default" table:formula="of:=[.$K$3]*([.E104]-[.E103])/0.02" office:value-type="float" office:value="0">
            <text:p>0</text:p>
          </table:table-cell>
          <table:table-cell table:style-name="Gnumeric-default" table:formula="of:=SUM([.F104:.H104])" office:value-type="float" office:value="-1.3152638869469029e-24">
            <text:p>−1.315263887E−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5]-[.C105]" office:value-type="float" office:value="0">
            <text:p>0</text:p>
          </table:table-cell>
          <table:table-cell table:style-name="Gnumeric-default" table:formula="of:=[.E105]*[.$K$1]" office:value-type="float" office:value="0">
            <text:p>0</text:p>
          </table:table-cell>
          <table:table-cell table:style-name="Gnumeric-default" table:formula="of:=[.$K$2]*([.E105]+[.G104])*0.02" office:value-type="float" office:value="-6.5763194347345158e-29">
            <text:p>−6.5763194347345E−29</text:p>
          </table:table-cell>
          <table:table-cell table:style-name="Gnumeric-default" table:formula="of:=[.$K$3]*([.E105]-[.E104])/0.02" office:value-type="float" office:value="0">
            <text:p>0</text:p>
          </table:table-cell>
          <table:table-cell table:style-name="Gnumeric-default" table:formula="of:=SUM([.F105:.H105])" office:value-type="float" office:value="-6.5763194347345158e-29">
            <text:p>−6.576319435E−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6]-[.C106]" office:value-type="float" office:value="0">
            <text:p>0</text:p>
          </table:table-cell>
          <table:table-cell table:style-name="Gnumeric-default" table:formula="of:=[.E106]*[.$K$1]" office:value-type="float" office:value="0">
            <text:p>0</text:p>
          </table:table-cell>
          <table:table-cell table:style-name="Gnumeric-default" table:formula="of:=[.$K$2]*([.E106]+[.G105])*0.02" office:value-type="float" office:value="-3.2881597173672583e-33">
            <text:p>−3.2881597173673E−33</text:p>
          </table:table-cell>
          <table:table-cell table:style-name="Gnumeric-default" table:formula="of:=[.$K$3]*([.E106]-[.E105])/0.02" office:value-type="float" office:value="0">
            <text:p>0</text:p>
          </table:table-cell>
          <table:table-cell table:style-name="Gnumeric-default" table:formula="of:=SUM([.F106:.H106])" office:value-type="float" office:value="-3.2881597173672583e-33">
            <text:p>−3.288159717E−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7]-[.C107]" office:value-type="float" office:value="0">
            <text:p>0</text:p>
          </table:table-cell>
          <table:table-cell table:style-name="Gnumeric-default" table:formula="of:=[.E107]*[.$K$1]" office:value-type="float" office:value="0">
            <text:p>0</text:p>
          </table:table-cell>
          <table:table-cell table:style-name="Gnumeric-default" table:formula="of:=[.$K$2]*([.E107]+[.G106])*0.02" office:value-type="float" office:value="-1.6440798586836293e-37">
            <text:p>−1.6440798586836E−37</text:p>
          </table:table-cell>
          <table:table-cell table:style-name="Gnumeric-default" table:formula="of:=[.$K$3]*([.E107]-[.E106])/0.02" office:value-type="float" office:value="0">
            <text:p>0</text:p>
          </table:table-cell>
          <table:table-cell table:style-name="Gnumeric-default" table:formula="of:=SUM([.F107:.H107])" office:value-type="float" office:value="-1.6440798586836293e-37">
            <text:p>−1.644079859E−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8]-[.C108]" office:value-type="float" office:value="0">
            <text:p>0</text:p>
          </table:table-cell>
          <table:table-cell table:style-name="Gnumeric-default" table:formula="of:=[.E108]*[.$K$1]" office:value-type="float" office:value="0">
            <text:p>0</text:p>
          </table:table-cell>
          <table:table-cell table:style-name="Gnumeric-default" table:formula="of:=[.$K$2]*([.E108]+[.G107])*0.02" office:value-type="float" office:value="-8.2203992934181459e-42">
            <text:p>−8.2203992934181E−42</text:p>
          </table:table-cell>
          <table:table-cell table:style-name="Gnumeric-default" table:formula="of:=[.$K$3]*([.E108]-[.E107])/0.02" office:value-type="float" office:value="0">
            <text:p>0</text:p>
          </table:table-cell>
          <table:table-cell table:style-name="Gnumeric-default" table:formula="of:=SUM([.F108:.H108])" office:value-type="float" office:value="-8.2203992934181459e-42">
            <text:p>−8.220399293E−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9]-[.C109]" office:value-type="float" office:value="0">
            <text:p>0</text:p>
          </table:table-cell>
          <table:table-cell table:style-name="Gnumeric-default" table:formula="of:=[.E109]*[.$K$1]" office:value-type="float" office:value="0">
            <text:p>0</text:p>
          </table:table-cell>
          <table:table-cell table:style-name="Gnumeric-default" table:formula="of:=[.$K$2]*([.E109]+[.G108])*0.02" office:value-type="float" office:value="-4.1101996467090727e-46">
            <text:p>−4.1101996467091E−46</text:p>
          </table:table-cell>
          <table:table-cell table:style-name="Gnumeric-default" table:formula="of:=[.$K$3]*([.E109]-[.E108])/0.02" office:value-type="float" office:value="0">
            <text:p>0</text:p>
          </table:table-cell>
          <table:table-cell table:style-name="Gnumeric-default" table:formula="of:=SUM([.F109:.H109])" office:value-type="float" office:value="-4.1101996467090727e-46">
            <text:p>−4.110199647E−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0]-[.C110]" office:value-type="float" office:value="0">
            <text:p>0</text:p>
          </table:table-cell>
          <table:table-cell table:style-name="Gnumeric-default" table:formula="of:=[.E110]*[.$K$1]" office:value-type="float" office:value="0">
            <text:p>0</text:p>
          </table:table-cell>
          <table:table-cell table:style-name="Gnumeric-default" table:formula="of:=[.$K$2]*([.E110]+[.G109])*0.02" office:value-type="float" office:value="-2.0550998233545363e-50">
            <text:p>−2.0550998233545E−50</text:p>
          </table:table-cell>
          <table:table-cell table:style-name="Gnumeric-default" table:formula="of:=[.$K$3]*([.E110]-[.E109])/0.02" office:value-type="float" office:value="0">
            <text:p>0</text:p>
          </table:table-cell>
          <table:table-cell table:style-name="Gnumeric-default" table:formula="of:=SUM([.F110:.H110])" office:value-type="float" office:value="-2.0550998233545363e-50">
            <text:p>−2.055099823E−5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1]-[.C111]" office:value-type="float" office:value="0">
            <text:p>0</text:p>
          </table:table-cell>
          <table:table-cell table:style-name="Gnumeric-default" table:formula="of:=[.E111]*[.$K$1]" office:value-type="float" office:value="0">
            <text:p>0</text:p>
          </table:table-cell>
          <table:table-cell table:style-name="Gnumeric-default" table:formula="of:=[.$K$2]*([.E111]+[.G110])*0.02" office:value-type="float" office:value="-1.0275499116772682e-54">
            <text:p>−1.0275499116773E−54</text:p>
          </table:table-cell>
          <table:table-cell table:style-name="Gnumeric-default" table:formula="of:=[.$K$3]*([.E111]-[.E110])/0.02" office:value-type="float" office:value="0">
            <text:p>0</text:p>
          </table:table-cell>
          <table:table-cell table:style-name="Gnumeric-default" table:formula="of:=SUM([.F111:.H111])" office:value-type="float" office:value="-1.0275499116772682e-54">
            <text:p>−1.027549912E−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2]-[.C112]" office:value-type="float" office:value="0">
            <text:p>0</text:p>
          </table:table-cell>
          <table:table-cell table:style-name="Gnumeric-default" table:formula="of:=[.E112]*[.$K$1]" office:value-type="float" office:value="0">
            <text:p>0</text:p>
          </table:table-cell>
          <table:table-cell table:style-name="Gnumeric-default" table:formula="of:=[.$K$2]*([.E112]+[.G111])*0.02" office:value-type="float" office:value="-5.137749558386341e-59">
            <text:p>−5.1377495583863E−59</text:p>
          </table:table-cell>
          <table:table-cell table:style-name="Gnumeric-default" table:formula="of:=[.$K$3]*([.E112]-[.E111])/0.02" office:value-type="float" office:value="0">
            <text:p>0</text:p>
          </table:table-cell>
          <table:table-cell table:style-name="Gnumeric-default" table:formula="of:=SUM([.F112:.H112])" office:value-type="float" office:value="-5.137749558386341e-59">
            <text:p>−5.137749558E−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3]-[.C113]" office:value-type="float" office:value="0">
            <text:p>0</text:p>
          </table:table-cell>
          <table:table-cell table:style-name="Gnumeric-default" table:formula="of:=[.E113]*[.$K$1]" office:value-type="float" office:value="0">
            <text:p>0</text:p>
          </table:table-cell>
          <table:table-cell table:style-name="Gnumeric-default" table:formula="of:=[.$K$2]*([.E113]+[.G112])*0.02" office:value-type="float" office:value="-2.5688747791931707e-63">
            <text:p>−2.5688747791932E−63</text:p>
          </table:table-cell>
          <table:table-cell table:style-name="Gnumeric-default" table:formula="of:=[.$K$3]*([.E113]-[.E112])/0.02" office:value-type="float" office:value="0">
            <text:p>0</text:p>
          </table:table-cell>
          <table:table-cell table:style-name="Gnumeric-default" table:formula="of:=SUM([.F113:.H113])" office:value-type="float" office:value="-2.5688747791931707e-63">
            <text:p>−2.568874779E−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4]-[.C114]" office:value-type="float" office:value="0">
            <text:p>0</text:p>
          </table:table-cell>
          <table:table-cell table:style-name="Gnumeric-default" table:formula="of:=[.E114]*[.$K$1]" office:value-type="float" office:value="0">
            <text:p>0</text:p>
          </table:table-cell>
          <table:table-cell table:style-name="Gnumeric-default" table:formula="of:=[.$K$2]*([.E114]+[.G113])*0.02" office:value-type="float" office:value="-1.2844373895965853e-67">
            <text:p>−1.2844373895966E−67</text:p>
          </table:table-cell>
          <table:table-cell table:style-name="Gnumeric-default" table:formula="of:=[.$K$3]*([.E114]-[.E113])/0.02" office:value-type="float" office:value="0">
            <text:p>0</text:p>
          </table:table-cell>
          <table:table-cell table:style-name="Gnumeric-default" table:formula="of:=SUM([.F114:.H114])" office:value-type="float" office:value="-1.2844373895965853e-67">
            <text:p>−1.28443739E−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5]-[.C115]" office:value-type="float" office:value="0">
            <text:p>0</text:p>
          </table:table-cell>
          <table:table-cell table:style-name="Gnumeric-default" table:formula="of:=[.E115]*[.$K$1]" office:value-type="float" office:value="0">
            <text:p>0</text:p>
          </table:table-cell>
          <table:table-cell table:style-name="Gnumeric-default" table:formula="of:=[.$K$2]*([.E115]+[.G114])*0.02" office:value-type="float" office:value="-6.4221869479829263e-72">
            <text:p>−6.4221869479829E−72</text:p>
          </table:table-cell>
          <table:table-cell table:style-name="Gnumeric-default" table:formula="of:=[.$K$3]*([.E115]-[.E114])/0.02" office:value-type="float" office:value="0">
            <text:p>0</text:p>
          </table:table-cell>
          <table:table-cell table:style-name="Gnumeric-default" table:formula="of:=SUM([.F115:.H115])" office:value-type="float" office:value="-6.4221869479829263e-72">
            <text:p>−6.422186948E−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80387073755264282">
            <text:p>0.8038707375526428</text:p>
          </table:table-cell>
          <table:table-cell table:style-name="Gnumeric-default"/>
          <table:table-cell table:style-name="Gnumeric-default" table:formula="of:=[.B116]-[.C116]" office:value-type="float" office:value="-0.80387073755264282">
            <text:p>−0.80387073755264</text:p>
          </table:table-cell>
          <table:table-cell table:style-name="Gnumeric-default" table:formula="of:=[.E116]*[.$K$1]" office:value-type="float" office:value="-0.20096768438816071">
            <text:p>−0.2009676843881607</text:p>
          </table:table-cell>
          <table:table-cell table:style-name="Gnumeric-default" table:formula="of:=[.$K$2]*([.E116]+[.G115])*0.02" office:value-type="float" office:value="-4.019353687763214e-05">
            <text:p>−4.0193536877632E−05</text:p>
          </table:table-cell>
          <table:table-cell table:style-name="Gnumeric-default" table:formula="of:=[.$K$3]*([.E116]-[.E115])/0.02" office:value-type="float" office:value="-2.0096768438816071">
            <text:p>−2.009676843881607</text:p>
          </table:table-cell>
          <table:table-cell table:style-name="Gnumeric-default" table:formula="of:=SUM([.F116:.H116])" office:value-type="float" office:value="-2.2106847218066452">
            <text:p>−2.21068472180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8098639100790024">
            <text:p>0.028098639100790024</text:p>
          </table:table-cell>
          <table:table-cell table:style-name="Gnumeric-default"/>
          <table:table-cell table:style-name="Gnumeric-default" table:formula="of:=[.B117]-[.C117]" office:value-type="float" office:value="-0.028098639100790024">
            <text:p>−0.02809863910079</text:p>
          </table:table-cell>
          <table:table-cell table:style-name="Gnumeric-default" table:formula="of:=[.E117]*[.$K$1]" office:value-type="float" office:value="-0.007024659775197506">
            <text:p>−0.0070246597751975</text:p>
          </table:table-cell>
          <table:table-cell table:style-name="Gnumeric-default" table:formula="of:=[.$K$2]*([.E117]+[.G116])*0.02" office:value-type="float" office:value="-1.4069416318833829e-06">
            <text:p>−1.4069416318834E−06</text:p>
          </table:table-cell>
          <table:table-cell table:style-name="Gnumeric-default" table:formula="of:=[.$K$3]*([.E117]-[.E116])/0.02" office:value-type="float" office:value="1.9394302461296322">
            <text:p>1.9394302461296322</text:p>
          </table:table-cell>
          <table:table-cell table:style-name="Gnumeric-default" table:formula="of:=SUM([.F117:.H117])" office:value-type="float" office:value="1.9324041794128028">
            <text:p>1.9324041794128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6050116866827011">
            <text:p>0.02605011686682701</text:p>
          </table:table-cell>
          <table:table-cell table:style-name="Gnumeric-default"/>
          <table:table-cell table:style-name="Gnumeric-default" table:formula="of:=[.B118]-[.C118]" office:value-type="float" office:value="-0.026050116866827011">
            <text:p>−0.02605011686683</text:p>
          </table:table-cell>
          <table:table-cell table:style-name="Gnumeric-default" table:formula="of:=[.E118]*[.$K$1]" office:value-type="float" office:value="-0.0065125292167067528">
            <text:p>−0.0065125292167068</text:p>
          </table:table-cell>
          <table:table-cell table:style-name="Gnumeric-default" table:formula="of:=[.$K$2]*([.E118]+[.G117])*0.02" office:value-type="float" office:value="-1.3025761904229448e-06">
            <text:p>−1.3025761904229E−06</text:p>
          </table:table-cell>
          <table:table-cell table:style-name="Gnumeric-default" table:formula="of:=[.$K$3]*([.E118]-[.E117])/0.02" office:value-type="float" office:value="0.0051213055849075326">
            <text:p>0.005121305584907533</text:p>
          </table:table-cell>
          <table:table-cell table:style-name="Gnumeric-default" table:formula="of:=SUM([.F118:.H118])" office:value-type="float" office:value="-0.0013925262079896431">
            <text:p>−0.0013925262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5732705369591713">
            <text:p>0.025732705369591713</text:p>
          </table:table-cell>
          <table:table-cell table:style-name="Gnumeric-default"/>
          <table:table-cell table:style-name="Gnumeric-default" table:formula="of:=[.B119]-[.C119]" office:value-type="float" office:value="-0.025732705369591713">
            <text:p>−0.02573270536959</text:p>
          </table:table-cell>
          <table:table-cell table:style-name="Gnumeric-default" table:formula="of:=[.E119]*[.$K$1]" office:value-type="float" office:value="-0.0064331763423979282">
            <text:p>−0.0064331763423979</text:p>
          </table:table-cell>
          <table:table-cell table:style-name="Gnumeric-default" table:formula="of:=[.$K$2]*([.E119]+[.G118])*0.02" office:value-type="float" office:value="-1.2867003972891067e-06">
            <text:p>−1.2867003972891E−06</text:p>
          </table:table-cell>
          <table:table-cell table:style-name="Gnumeric-default" table:formula="of:=[.$K$3]*([.E119]-[.E118])/0.02" office:value-type="float" office:value="0.00079352874308824539">
            <text:p>0.0007935287430882</text:p>
          </table:table-cell>
          <table:table-cell table:style-name="Gnumeric-default" table:formula="of:=SUM([.F119:.H119])" office:value-type="float" office:value="-0.0056409342997069721">
            <text:p>−0.00564093429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9653612747788429">
            <text:p>0.01965361274778843</text:p>
          </table:table-cell>
          <table:table-cell table:style-name="Gnumeric-default"/>
          <table:table-cell table:style-name="Gnumeric-default" table:formula="of:=[.B120]-[.C120]" office:value-type="float" office:value="-0.019653612747788429">
            <text:p>−0.01965361274779</text:p>
          </table:table-cell>
          <table:table-cell table:style-name="Gnumeric-default" table:formula="of:=[.E120]*[.$K$1]" office:value-type="float" office:value="-0.0049134031869471073">
            <text:p>−0.0049134031869471</text:p>
          </table:table-cell>
          <table:table-cell table:style-name="Gnumeric-default" table:formula="of:=[.$K$2]*([.E120]+[.G119])*0.02" office:value-type="float" office:value="-9.827449724092859e-07">
            <text:p>−9.8274497240929E−07</text:p>
          </table:table-cell>
          <table:table-cell table:style-name="Gnumeric-default" table:formula="of:=[.$K$3]*([.E120]-[.E119])/0.02" office:value-type="float" office:value="0.015197731554508211">
            <text:p>0.015197731554508211</text:p>
          </table:table-cell>
          <table:table-cell table:style-name="Gnumeric-default" table:formula="of:=SUM([.F120:.H120])" office:value-type="float" office:value="0.010283345622588695">
            <text:p>0.0102833456225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506488561630249">
            <text:p>0.02506488561630249</text:p>
          </table:table-cell>
          <table:table-cell table:style-name="Gnumeric-default"/>
          <table:table-cell table:style-name="Gnumeric-default" table:formula="of:=[.B121]-[.C121]" office:value-type="float" office:value="-0.02506488561630249">
            <text:p>−0.0250648856163</text:p>
          </table:table-cell>
          <table:table-cell table:style-name="Gnumeric-default" table:formula="of:=[.E121]*[.$K$1]" office:value-type="float" office:value="-0.0062662214040756226">
            <text:p>−0.0062662214040756</text:p>
          </table:table-cell>
          <table:table-cell table:style-name="Gnumeric-default" table:formula="of:=[.$K$2]*([.E121]+[.G120])*0.02" office:value-type="float" office:value="-1.2532934180637449e-06">
            <text:p>−1.2532934180637E−06</text:p>
          </table:table-cell>
          <table:table-cell table:style-name="Gnumeric-default" table:formula="of:=[.$K$3]*([.E121]-[.E120])/0.02" office:value-type="float" office:value="-0.013528182171285152">
            <text:p>−0.0135281821712852</text:p>
          </table:table-cell>
          <table:table-cell table:style-name="Gnumeric-default" table:formula="of:=SUM([.F121:.H121])" office:value-type="float" office:value="-0.019795656868778839">
            <text:p>−0.01979565686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5662766769528389">
            <text:p>0.02566276676952839</text:p>
          </table:table-cell>
          <table:table-cell table:style-name="Gnumeric-default"/>
          <table:table-cell table:style-name="Gnumeric-default" table:formula="of:=[.B122]-[.C122]" office:value-type="float" office:value="-0.025662766769528389">
            <text:p>−0.02566276676953</text:p>
          </table:table-cell>
          <table:table-cell table:style-name="Gnumeric-default" table:formula="of:=[.E122]*[.$K$1]" office:value-type="float" office:value="-0.0064156916923820972">
            <text:p>−0.0064156916923821</text:p>
          </table:table-cell>
          <table:table-cell table:style-name="Gnumeric-default" table:formula="of:=[.$K$2]*([.E122]+[.G121])*0.02" office:value-type="float" office:value="-1.2832010031473227e-06">
            <text:p>−1.2832010031473E−06</text:p>
          </table:table-cell>
          <table:table-cell table:style-name="Gnumeric-default" table:formula="of:=[.$K$3]*([.E122]-[.E121])/0.02" office:value-type="float" office:value="-0.0014947028830647469">
            <text:p>−0.0014947028830647</text:p>
          </table:table-cell>
          <table:table-cell table:style-name="Gnumeric-default" table:formula="of:=SUM([.F122:.H122])" office:value-type="float" office:value="-0.0079116777764499917">
            <text:p>−0.00791167777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421129122376442">
            <text:p>0.02421129122376442</text:p>
          </table:table-cell>
          <table:table-cell table:style-name="Gnumeric-default"/>
          <table:table-cell table:style-name="Gnumeric-default" table:formula="of:=[.B123]-[.C123]" office:value-type="float" office:value="-0.02421129122376442">
            <text:p>−0.02421129122376</text:p>
          </table:table-cell>
          <table:table-cell table:style-name="Gnumeric-default" table:formula="of:=[.E123]*[.$K$1]" office:value-type="float" office:value="-0.0060528228059411049">
            <text:p>−0.0060528228059411</text:p>
          </table:table-cell>
          <table:table-cell table:style-name="Gnumeric-default" table:formula="of:=[.$K$2]*([.E123]+[.G122])*0.02" office:value-type="float" office:value="-1.2106287212383784e-06">
            <text:p>−1.2106287212384E−06</text:p>
          </table:table-cell>
          <table:table-cell table:style-name="Gnumeric-default" table:formula="of:=[.$K$3]*([.E123]-[.E122])/0.02" office:value-type="float" office:value="0.0036286888644099236">
            <text:p>0.0036286888644099</text:p>
          </table:table-cell>
          <table:table-cell table:style-name="Gnumeric-default" table:formula="of:=SUM([.F123:.H123])" office:value-type="float" office:value="-0.0024253445702524198">
            <text:p>−0.00242534457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5671632960438728">
            <text:p>0.02567163296043873</text:p>
          </table:table-cell>
          <table:table-cell table:style-name="Gnumeric-default"/>
          <table:table-cell table:style-name="Gnumeric-default" table:formula="of:=[.B124]-[.C124]" office:value-type="float" office:value="-0.025671632960438728">
            <text:p>−0.02567163296044</text:p>
          </table:table-cell>
          <table:table-cell table:style-name="Gnumeric-default" table:formula="of:=[.E124]*[.$K$1]" office:value-type="float" office:value="-0.0064179082401096821">
            <text:p>−0.0064179082401097</text:p>
          </table:table-cell>
          <table:table-cell table:style-name="Gnumeric-default" table:formula="of:=[.$K$2]*([.E124]+[.G123])*0.02" office:value-type="float" office:value="-1.2836421794579984e-06">
            <text:p>−1.283642179458E−06</text:p>
          </table:table-cell>
          <table:table-cell table:style-name="Gnumeric-default" table:formula="of:=[.$K$3]*([.E124]-[.E123])/0.02" office:value-type="float" office:value="-0.0036508543416857719">
            <text:p>−0.0036508543416858</text:p>
          </table:table-cell>
          <table:table-cell table:style-name="Gnumeric-default" table:formula="of:=SUM([.F124:.H124])" office:value-type="float" office:value="-0.010070046223974912">
            <text:p>−0.0100700462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3417633026838303">
            <text:p>0.023417633026838303</text:p>
          </table:table-cell>
          <table:table-cell table:style-name="Gnumeric-default"/>
          <table:table-cell table:style-name="Gnumeric-default" table:formula="of:=[.B125]-[.C125]" office:value-type="float" office:value="-0.023417633026838303">
            <text:p>−0.02341763302684</text:p>
          </table:table-cell>
          <table:table-cell table:style-name="Gnumeric-default" table:formula="of:=[.E125]*[.$K$1]" office:value-type="float" office:value="-0.0058544082567095757">
            <text:p>−0.0058544082567096</text:p>
          </table:table-cell>
          <table:table-cell table:style-name="Gnumeric-default" table:formula="of:=[.$K$2]*([.E125]+[.G124])*0.02" office:value-type="float" office:value="-1.1709458334508879e-06">
            <text:p>−1.1709458334509E−06</text:p>
          </table:table-cell>
          <table:table-cell table:style-name="Gnumeric-default" table:formula="of:=[.$K$3]*([.E125]-[.E124])/0.02" office:value-type="float" office:value="0.0056349998340010643">
            <text:p>0.005634999834001064</text:p>
          </table:table-cell>
          <table:table-cell table:style-name="Gnumeric-default" table:formula="of:=SUM([.F125:.H125])" office:value-type="float" office:value="-0.00022057936854196224">
            <text:p>−0.00022057936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562636137008667">
            <text:p>0.02562636137008667</text:p>
          </table:table-cell>
          <table:table-cell table:style-name="Gnumeric-default"/>
          <table:table-cell table:style-name="Gnumeric-default" table:formula="of:=[.B126]-[.C126]" office:value-type="float" office:value="-0.02562636137008667">
            <text:p>−0.02562636137009</text:p>
          </table:table-cell>
          <table:table-cell table:style-name="Gnumeric-default" table:formula="of:=[.E126]*[.$K$1]" office:value-type="float" office:value="-0.0064065903425216675">
            <text:p>−0.0064065903425217</text:p>
          </table:table-cell>
          <table:table-cell table:style-name="Gnumeric-default" table:formula="of:=[.$K$2]*([.E126]+[.G125])*0.02" office:value-type="float" office:value="-1.2813766157960061e-06">
            <text:p>−1.2813766157960E−06</text:p>
          </table:table-cell>
          <table:table-cell table:style-name="Gnumeric-default" table:formula="of:=[.$K$3]*([.E126]-[.E125])/0.02" office:value-type="float" office:value="-0.0055218208581209183">
            <text:p>−0.0055218208581209</text:p>
          </table:table-cell>
          <table:table-cell table:style-name="Gnumeric-default" table:formula="of:=SUM([.F126:.H126])" office:value-type="float" office:value="-0.011929692577258382">
            <text:p>−0.01192969257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4614313617348671">
            <text:p>0.02461431361734867</text:p>
          </table:table-cell>
          <table:table-cell table:style-name="Gnumeric-default"/>
          <table:table-cell table:style-name="Gnumeric-default" table:formula="of:=[.B127]-[.C127]" office:value-type="float" office:value="-0.024614313617348671">
            <text:p>−0.02461431361735</text:p>
          </table:table-cell>
          <table:table-cell table:style-name="Gnumeric-default" table:formula="of:=[.E127]*[.$K$1]" office:value-type="float" office:value="-0.0061535784043371677">
            <text:p>−0.0061535784043372</text:p>
          </table:table-cell>
          <table:table-cell table:style-name="Gnumeric-default" table:formula="of:=[.$K$2]*([.E127]+[.G126])*0.02" office:value-type="float" office:value="-1.2307797496982235e-06">
            <text:p>−1.2307797496982E−06</text:p>
          </table:table-cell>
          <table:table-cell table:style-name="Gnumeric-default" table:formula="of:=[.$K$3]*([.E127]-[.E126])/0.02" office:value-type="float" office:value="0.0025301193818449974">
            <text:p>0.002530119381845</text:p>
          </table:table-cell>
          <table:table-cell table:style-name="Gnumeric-default" table:formula="of:=SUM([.F127:.H127])" office:value-type="float" office:value="-0.0036246898022418684">
            <text:p>−0.00362468980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5344457477331161">
            <text:p>0.02534445747733116</text:p>
          </table:table-cell>
          <table:table-cell table:style-name="Gnumeric-default"/>
          <table:table-cell table:style-name="Gnumeric-default" table:formula="of:=[.B128]-[.C128]" office:value-type="float" office:value="-0.025344457477331161">
            <text:p>−0.02534445747733</text:p>
          </table:table-cell>
          <table:table-cell table:style-name="Gnumeric-default" table:formula="of:=[.E128]*[.$K$1]" office:value-type="float" office:value="-0.0063361143693327904">
            <text:p>−0.0063361143693328</text:p>
          </table:table-cell>
          <table:table-cell table:style-name="Gnumeric-default" table:formula="of:=[.$K$2]*([.E128]+[.G127])*0.02" office:value-type="float" office:value="-1.2672844128540429e-06">
            <text:p>−1.2672844128540E−06</text:p>
          </table:table-cell>
          <table:table-cell table:style-name="Gnumeric-default" table:formula="of:=[.$K$3]*([.E128]-[.E127])/0.02" office:value-type="float" office:value="-0.0018253596499562263">
            <text:p>−0.0018253596499562</text:p>
          </table:table-cell>
          <table:table-cell table:style-name="Gnumeric-default" table:formula="of:=SUM([.F128:.H128])" office:value-type="float" office:value="-0.0081627413037018703">
            <text:p>−0.00816274130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5393432006239891">
            <text:p>0.02539343200623989</text:p>
          </table:table-cell>
          <table:table-cell table:style-name="Gnumeric-default"/>
          <table:table-cell table:style-name="Gnumeric-default" table:formula="of:=[.B129]-[.C129]" office:value-type="float" office:value="-0.025393432006239891">
            <text:p>−0.02539343200624</text:p>
          </table:table-cell>
          <table:table-cell table:style-name="Gnumeric-default" table:formula="of:=[.E129]*[.$K$1]" office:value-type="float" office:value="-0.0063483580015599728">
            <text:p>−0.00634835800156</text:p>
          </table:table-cell>
          <table:table-cell table:style-name="Gnumeric-default" table:formula="of:=[.$K$2]*([.E129]+[.G128])*0.02" office:value-type="float" office:value="-1.2697349645326373e-06">
            <text:p>−1.2697349645326E−06</text:p>
          </table:table-cell>
          <table:table-cell table:style-name="Gnumeric-default" table:formula="of:=[.$K$3]*([.E129]-[.E128])/0.02" office:value-type="float" office:value="-0.00012243632227182388">
            <text:p>−0.0001224363222718</text:p>
          </table:table-cell>
          <table:table-cell table:style-name="Gnumeric-default" table:formula="of:=SUM([.F129:.H129])" office:value-type="float" office:value="-0.0064720640587963294">
            <text:p>−0.00647206405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5236167013645172">
            <text:p>0.025236167013645172</text:p>
          </table:table-cell>
          <table:table-cell table:style-name="Gnumeric-default"/>
          <table:table-cell table:style-name="Gnumeric-default" table:formula="of:=[.B130]-[.C130]" office:value-type="float" office:value="-0.025236167013645172">
            <text:p>−0.02523616701365</text:p>
          </table:table-cell>
          <table:table-cell table:style-name="Gnumeric-default" table:formula="of:=[.E130]*[.$K$1]" office:value-type="float" office:value="-0.006309041753411293">
            <text:p>−0.0063090417534113</text:p>
          </table:table-cell>
          <table:table-cell table:style-name="Gnumeric-default" table:formula="of:=[.$K$2]*([.E130]+[.G129])*0.02" office:value-type="float" office:value="-1.2618718374304852e-06">
            <text:p>−1.2618718374305E−06</text:p>
          </table:table-cell>
          <table:table-cell table:style-name="Gnumeric-default" table:formula="of:=[.$K$3]*([.E130]-[.E129])/0.02" office:value-type="float" office:value="0.00039316248148679733">
            <text:p>0.0003931624814868</text:p>
          </table:table-cell>
          <table:table-cell table:style-name="Gnumeric-default" table:formula="of:=SUM([.F130:.H130])" office:value-type="float" office:value="-0.0059171411437619259">
            <text:p>−0.00591714114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5715142488479614">
            <text:p>0.025715142488479614</text:p>
          </table:table-cell>
          <table:table-cell table:style-name="Gnumeric-default"/>
          <table:table-cell table:style-name="Gnumeric-default" table:formula="of:=[.B131]-[.C131]" office:value-type="float" office:value="-0.025715142488479614">
            <text:p>−0.02571514248848</text:p>
          </table:table-cell>
          <table:table-cell table:style-name="Gnumeric-default" table:formula="of:=[.E131]*[.$K$1]" office:value-type="float" office:value="-0.0064287856221199036">
            <text:p>−0.0064287856221199</text:p>
          </table:table-cell>
          <table:table-cell table:style-name="Gnumeric-default" table:formula="of:=[.$K$2]*([.E131]+[.G130])*0.02" office:value-type="float" office:value="-1.2858202180158521e-06">
            <text:p>−1.2858202180159E−06</text:p>
          </table:table-cell>
          <table:table-cell table:style-name="Gnumeric-default" table:formula="of:=[.$K$3]*([.E131]-[.E130])/0.02" office:value-type="float" office:value="-0.0011974386870861056">
            <text:p>−0.0011974386870861</text:p>
          </table:table-cell>
          <table:table-cell table:style-name="Gnumeric-default" table:formula="of:=SUM([.F131:.H131])" office:value-type="float" office:value="-0.007627510129424025">
            <text:p>−0.00762751012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45267916284501553">
            <text:p>0.004526791628450155</text:p>
          </table:table-cell>
          <table:table-cell table:style-name="Gnumeric-default" office:value-type="float" office:value="0.026095559820532799">
            <text:p>0.0260955598205328</text:p>
          </table:table-cell>
          <table:table-cell table:style-name="Gnumeric-default"/>
          <table:table-cell table:style-name="Gnumeric-default" table:formula="of:=[.B132]-[.C132]" office:value-type="float" office:value="-0.021568768192082644">
            <text:p>−0.02156876819208</text:p>
          </table:table-cell>
          <table:table-cell table:style-name="Gnumeric-default" table:formula="of:=[.E132]*[.$K$1]" office:value-type="float" office:value="-0.0053921920480206609">
            <text:p>−0.0053921920480207</text:p>
          </table:table-cell>
          <table:table-cell table:style-name="Gnumeric-default" table:formula="of:=[.$K$2]*([.E132]+[.G131])*0.02" office:value-type="float" office:value="-1.0785027006150329e-06">
            <text:p>−1.0785027006150E−06</text:p>
          </table:table-cell>
          <table:table-cell table:style-name="Gnumeric-default" table:formula="of:=[.$K$3]*([.E132]-[.E131])/0.02" office:value-type="float" office:value="0.010365935740992429">
            <text:p>0.010365935740992429</text:p>
          </table:table-cell>
          <table:table-cell table:style-name="Gnumeric-default" table:formula="of:=SUM([.F132:.H132])" office:value-type="float" office:value="0.0049726651902711524">
            <text:p>0.0049726651902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4730039983987808">
            <text:p>0.014730039983987808</text:p>
          </table:table-cell>
          <table:table-cell table:style-name="Gnumeric-default" office:value-type="float" office:value="0.026261750608682632">
            <text:p>0.026261750608682632</text:p>
          </table:table-cell>
          <table:table-cell table:style-name="Gnumeric-default"/>
          <table:table-cell table:style-name="Gnumeric-default" table:formula="of:=[.B133]-[.C133]" office:value-type="float" office:value="-0.011531710624694824">
            <text:p>−0.01153171062469</text:p>
          </table:table-cell>
          <table:table-cell table:style-name="Gnumeric-default" table:formula="of:=[.E133]*[.$K$1]" office:value-type="float" office:value="-0.0028829276561737061">
            <text:p>−0.0028829276561737</text:p>
          </table:table-cell>
          <table:table-cell table:style-name="Gnumeric-default" table:formula="of:=[.$K$2]*([.E133]+[.G132])*0.02" office:value-type="float" office:value="-5.7663945636977201e-07">
            <text:p>−5.76639456369772E-07</text:p>
          </table:table-cell>
          <table:table-cell table:style-name="Gnumeric-default" table:formula="of:=[.$K$3]*([.E133]-[.E132])/0.02" office:value-type="float" office:value="0.025092643918469548">
            <text:p>0.025092643918469548</text:p>
          </table:table-cell>
          <table:table-cell table:style-name="Gnumeric-default" table:formula="of:=SUM([.F133:.H133])" office:value-type="float" office:value="0.022209139622839474">
            <text:p>0.0222091396228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4763567373156548">
            <text:p>0.024763567373156548</text:p>
          </table:table-cell>
          <table:table-cell table:style-name="Gnumeric-default" office:value-type="float" office:value="0.026711694896221161">
            <text:p>0.02671169489622116</text:p>
          </table:table-cell>
          <table:table-cell table:style-name="Gnumeric-default"/>
          <table:table-cell table:style-name="Gnumeric-default" table:formula="of:=[.B134]-[.C134]" office:value-type="float" office:value="-0.0019481275230646133">
            <text:p>−0.00194812752306</text:p>
          </table:table-cell>
          <table:table-cell table:style-name="Gnumeric-default" table:formula="of:=[.E134]*[.$K$1]" office:value-type="float" office:value="-0.00048703188076615334">
            <text:p>−0.0004870318807662</text:p>
          </table:table-cell>
          <table:table-cell table:style-name="Gnumeric-default" table:formula="of:=[.$K$2]*([.E134]+[.G133])*0.02" office:value-type="float" office:value="-9.7435208126049155e-08">
            <text:p>−9.7435208126049E−08</text:p>
          </table:table-cell>
          <table:table-cell table:style-name="Gnumeric-default" table:formula="of:=[.$K$3]*([.E134]-[.E133])/0.02" office:value-type="float" office:value="0.023958957754075527">
            <text:p>0.023958957754075527</text:p>
          </table:table-cell>
          <table:table-cell table:style-name="Gnumeric-default" table:formula="of:=SUM([.F134:.H134])" office:value-type="float" office:value="0.023471828438101246">
            <text:p>0.0234718284381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0275912955403328">
            <text:p>0.030275912955403328</text:p>
          </table:table-cell>
          <table:table-cell table:style-name="Gnumeric-default" office:value-type="float" office:value="0.026685131713747978">
            <text:p>0.026685131713747978</text:p>
          </table:table-cell>
          <table:table-cell table:style-name="Gnumeric-default"/>
          <table:table-cell table:style-name="Gnumeric-default" table:formula="of:=[.B135]-[.C135]" office:value-type="float" office:value="0.0035907812416553497">
            <text:p>0.0035907812416553</text:p>
          </table:table-cell>
          <table:table-cell table:style-name="Gnumeric-default" table:formula="of:=[.E135]*[.$K$1]" office:value-type="float" office:value="0.00089769531041383743">
            <text:p>0.0008976953104138</text:p>
          </table:table-cell>
          <table:table-cell table:style-name="Gnumeric-default" table:formula="of:=[.$K$2]*([.E135]+[.G134])*0.02" office:value-type="float" office:value="1.7953419032236118e-07">
            <text:p>1.7953419032236118E-07</text:p>
          </table:table-cell>
          <table:table-cell table:style-name="Gnumeric-default" table:formula="of:=[.$K$3]*([.E135]-[.E134])/0.02" office:value-type="float" office:value="0.013847271911799908">
            <text:p>0.013847271911799908</text:p>
          </table:table-cell>
          <table:table-cell table:style-name="Gnumeric-default" table:formula="of:=SUM([.F135:.H135])" office:value-type="float" office:value="0.014745146756404067">
            <text:p>0.0147451467564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1334370374679565">
            <text:p>0.031334370374679565</text:p>
          </table:table-cell>
          <table:table-cell table:style-name="Gnumeric-default" office:value-type="float" office:value="0.026586579158902168">
            <text:p>0.02658657915890217</text:p>
          </table:table-cell>
          <table:table-cell table:style-name="Gnumeric-default"/>
          <table:table-cell table:style-name="Gnumeric-default" table:formula="of:=[.B136]-[.C136]" office:value-type="float" office:value="0.0047477912157773972">
            <text:p>0.0047477912157774</text:p>
          </table:table-cell>
          <table:table-cell table:style-name="Gnumeric-default" table:formula="of:=[.E136]*[.$K$1]" office:value-type="float" office:value="0.0011869478039443493">
            <text:p>0.0011869478039443</text:p>
          </table:table-cell>
          <table:table-cell table:style-name="Gnumeric-default" table:formula="of:=[.$K$2]*([.E136]+[.G135])*0.02" office:value-type="float" office:value="2.3739853749838599e-07">
            <text:p>2.37398537498386E-07</text:p>
          </table:table-cell>
          <table:table-cell table:style-name="Gnumeric-default" table:formula="of:=[.$K$3]*([.E136]-[.E135])/0.02" office:value-type="float" office:value="0.0028925249353051186">
            <text:p>0.0028925249353051</text:p>
          </table:table-cell>
          <table:table-cell table:style-name="Gnumeric-default" table:formula="of:=SUM([.F136:.H136])" office:value-type="float" office:value="0.0040797101377869661">
            <text:p>0.0040797101377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6721475422382355">
            <text:p>0.036721475422382355</text:p>
          </table:table-cell>
          <table:table-cell table:style-name="Gnumeric-default" office:value-type="float" office:value="0.026768237352371216">
            <text:p>0.026768237352371216</text:p>
          </table:table-cell>
          <table:table-cell table:style-name="Gnumeric-default"/>
          <table:table-cell table:style-name="Gnumeric-default" table:formula="of:=[.B137]-[.C137]" office:value-type="float" office:value="0.0099532380700111389">
            <text:p>0.0099532380700111</text:p>
          </table:table-cell>
          <table:table-cell table:style-name="Gnumeric-default" table:formula="of:=[.E137]*[.$K$1]" office:value-type="float" office:value="0.0024883095175027847">
            <text:p>0.0024883095175028</text:p>
          </table:table-cell>
          <table:table-cell table:style-name="Gnumeric-default" table:formula="of:=[.$K$2]*([.E137]+[.G136])*0.02" office:value-type="float" office:value="4.9767377342743184e-07">
            <text:p>4.976737734274318E-07</text:p>
          </table:table-cell>
          <table:table-cell table:style-name="Gnumeric-default" table:formula="of:=[.$K$3]*([.E137]-[.E136])/0.02" office:value-type="float" office:value="0.013013617135584354">
            <text:p>0.013013617135584354</text:p>
          </table:table-cell>
          <table:table-cell table:style-name="Gnumeric-default" table:formula="of:=SUM([.F137:.H137])" office:value-type="float" office:value="0.015502424326860567">
            <text:p>0.0155024243268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7659935653209686">
            <text:p>0.037659935653209686</text:p>
          </table:table-cell>
          <table:table-cell table:style-name="Gnumeric-default" office:value-type="float" office:value="0.026645392179489136">
            <text:p>0.026645392179489136</text:p>
          </table:table-cell>
          <table:table-cell table:style-name="Gnumeric-default"/>
          <table:table-cell table:style-name="Gnumeric-default" table:formula="of:=[.B138]-[.C138]" office:value-type="float" office:value="0.011014543473720551">
            <text:p>0.0110145434737206</text:p>
          </table:table-cell>
          <table:table-cell table:style-name="Gnumeric-default" table:formula="of:=[.E138]*[.$K$1]" office:value-type="float" office:value="0.0027536358684301376">
            <text:p>0.0027536358684301</text:p>
          </table:table-cell>
          <table:table-cell table:style-name="Gnumeric-default" table:formula="of:=[.$K$2]*([.E138]+[.G137])*0.02" office:value-type="float" office:value="5.5075205737469892e-07">
            <text:p>5.507520573746989E-07</text:p>
          </table:table-cell>
          <table:table-cell table:style-name="Gnumeric-default" table:formula="of:=[.$K$3]*([.E138]-[.E137])/0.02" office:value-type="float" office:value="0.0026532635092735291">
            <text:p>0.002653263509273529</text:p>
          </table:table-cell>
          <table:table-cell table:style-name="Gnumeric-default" table:formula="of:=SUM([.F138:.H138])" office:value-type="float" office:value="0.0054074501297610416">
            <text:p>0.0054074501297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8573049008846283">
            <text:p>0.03857304900884628</text:p>
          </table:table-cell>
          <table:table-cell table:style-name="Gnumeric-default" office:value-type="float" office:value="0.026413755491375923">
            <text:p>0.026413755491375923</text:p>
          </table:table-cell>
          <table:table-cell table:style-name="Gnumeric-default"/>
          <table:table-cell table:style-name="Gnumeric-default" table:formula="of:=[.B139]-[.C139]" office:value-type="float" office:value="0.01215929351747036">
            <text:p>0.0121592935174704</text:p>
          </table:table-cell>
          <table:table-cell table:style-name="Gnumeric-default" table:formula="of:=[.E139]*[.$K$1]" office:value-type="float" office:value="0.00303982337936759">
            <text:p>0.00303982337936759</text:p>
          </table:table-cell>
          <table:table-cell table:style-name="Gnumeric-default" table:formula="of:=[.$K$2]*([.E139]+[.G138])*0.02" office:value-type="float" office:value="6.0799221347638675e-07">
            <text:p>6.079922134763867E-07</text:p>
          </table:table-cell>
          <table:table-cell table:style-name="Gnumeric-default" table:formula="of:=[.$K$3]*([.E139]-[.E138])/0.02" office:value-type="float" office:value="0.0028618751093745232">
            <text:p>0.002861875109374523</text:p>
          </table:table-cell>
          <table:table-cell table:style-name="Gnumeric-default" table:formula="of:=SUM([.F139:.H139])" office:value-type="float" office:value="0.0059023064809555891">
            <text:p>0.0059023064809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8179671168327332">
            <text:p>0.04817967116832733</text:p>
          </table:table-cell>
          <table:table-cell table:style-name="Gnumeric-default" office:value-type="float" office:value="0.026884140446782112">
            <text:p>0.026884140446782112</text:p>
          </table:table-cell>
          <table:table-cell table:style-name="Gnumeric-default"/>
          <table:table-cell table:style-name="Gnumeric-default" table:formula="of:=[.B140]-[.C140]" office:value-type="float" office:value="0.021295530721545219">
            <text:p>0.0212955307215452</text:p>
          </table:table-cell>
          <table:table-cell table:style-name="Gnumeric-default" table:formula="of:=[.E140]*[.$K$1]" office:value-type="float" office:value="0.0053238826803863049">
            <text:p>0.005323882680386305</text:p>
          </table:table-cell>
          <table:table-cell table:style-name="Gnumeric-default" table:formula="of:=[.$K$2]*([.E140]+[.G139])*0.02" office:value-type="float" office:value="1.064806935687935e-06">
            <text:p>1.064806935687935E-06</text:p>
          </table:table-cell>
          <table:table-cell table:style-name="Gnumeric-default" table:formula="of:=[.$K$3]*([.E140]-[.E139])/0.02" office:value-type="float" office:value="0.022840593010187149">
            <text:p>0.02284059301018715</text:p>
          </table:table-cell>
          <table:table-cell table:style-name="Gnumeric-default" table:formula="of:=SUM([.F140:.H140])" office:value-type="float" office:value="0.028165540497509141">
            <text:p>0.0281655404975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3283236920833588">
            <text:p>0.05328323692083359</text:p>
          </table:table-cell>
          <table:table-cell table:style-name="Gnumeric-default" office:value-type="float" office:value="0.027154963463544846">
            <text:p>0.027154963463544846</text:p>
          </table:table-cell>
          <table:table-cell table:style-name="Gnumeric-default"/>
          <table:table-cell table:style-name="Gnumeric-default" table:formula="of:=[.B141]-[.C141]" office:value-type="float" office:value="0.026128273457288742">
            <text:p>0.0261282734572887</text:p>
          </table:table-cell>
          <table:table-cell table:style-name="Gnumeric-default" table:formula="of:=[.E141]*[.$K$1]" office:value-type="float" office:value="0.0065320683643221855">
            <text:p>0.0065320683643222</text:p>
          </table:table-cell>
          <table:table-cell table:style-name="Gnumeric-default" table:formula="of:=[.$K$2]*([.E141]+[.G140])*0.02" office:value-type="float" office:value="1.3064669132112215e-06">
            <text:p>1.3064669132112215E-06</text:p>
          </table:table-cell>
          <table:table-cell table:style-name="Gnumeric-default" table:formula="of:=[.$K$3]*([.E141]-[.E140])/0.02" office:value-type="float" office:value="0.012081856839358807">
            <text:p>0.012081856839358807</text:p>
          </table:table-cell>
          <table:table-cell table:style-name="Gnumeric-default" table:formula="of:=SUM([.F141:.H141])" office:value-type="float" office:value="0.018615231670594205">
            <text:p>0.0186152316705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2668226659297943">
            <text:p>0.06266822665929794</text:p>
          </table:table-cell>
          <table:table-cell table:style-name="Gnumeric-default" office:value-type="float" office:value="0.027658760547637939">
            <text:p>0.02765876054763794</text:p>
          </table:table-cell>
          <table:table-cell table:style-name="Gnumeric-default"/>
          <table:table-cell table:style-name="Gnumeric-default" table:formula="of:=[.B142]-[.C142]" office:value-type="float" office:value="0.035009466111660004">
            <text:p>0.03500946611166</text:p>
          </table:table-cell>
          <table:table-cell table:style-name="Gnumeric-default" table:formula="of:=[.E142]*[.$K$1]" office:value-type="float" office:value="0.0087523665279150009">
            <text:p>0.008752366527915001</text:p>
          </table:table-cell>
          <table:table-cell table:style-name="Gnumeric-default" table:formula="of:=[.$K$2]*([.E142]+[.G141])*0.02" office:value-type="float" office:value="1.7505386289286606e-06">
            <text:p>1.7505386289286606E-06</text:p>
          </table:table-cell>
          <table:table-cell table:style-name="Gnumeric-default" table:formula="of:=[.$K$3]*([.E142]-[.E141])/0.02" office:value-type="float" office:value="0.022202981635928154">
            <text:p>0.022202981635928154</text:p>
          </table:table-cell>
          <table:table-cell table:style-name="Gnumeric-default" table:formula="of:=SUM([.F142:.H142])" office:value-type="float" office:value="0.030957098702472083">
            <text:p>0.0309570987024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8841906487941742">
            <text:p>0.05884190648794174</text:p>
          </table:table-cell>
          <table:table-cell table:style-name="Gnumeric-default" office:value-type="float" office:value="0.027328070253133774">
            <text:p>0.027328070253133774</text:p>
          </table:table-cell>
          <table:table-cell table:style-name="Gnumeric-default"/>
          <table:table-cell table:style-name="Gnumeric-default" table:formula="of:=[.B143]-[.C143]" office:value-type="float" office:value="0.031513836234807968">
            <text:p>0.031513836234808</text:p>
          </table:table-cell>
          <table:table-cell table:style-name="Gnumeric-default" table:formula="of:=[.E143]*[.$K$1]" office:value-type="float" office:value="0.007878459058701992">
            <text:p>0.007878459058701992</text:p>
          </table:table-cell>
          <table:table-cell table:style-name="Gnumeric-default" table:formula="of:=[.$K$2]*([.E143]+[.G142])*0.02" office:value-type="float" office:value="1.575779338671845e-06">
            <text:p>1.575779338671845E-06</text:p>
          </table:table-cell>
          <table:table-cell table:style-name="Gnumeric-default" table:formula="of:=[.$K$3]*([.E143]-[.E142])/0.02" office:value-type="float" office:value="-0.0087390746921300888">
            <text:p>−0.0087390746921301</text:p>
          </table:table-cell>
          <table:table-cell table:style-name="Gnumeric-default" table:formula="of:=SUM([.F143:.H143])" office:value-type="float" office:value="-0.00085903985408942497">
            <text:p>−0.00085903985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0709523260593414">
            <text:p>0.050709523260593414</text:p>
          </table:table-cell>
          <table:table-cell table:style-name="Gnumeric-default" office:value-type="float" office:value="0.026633013039827347">
            <text:p>0.026633013039827347</text:p>
          </table:table-cell>
          <table:table-cell table:style-name="Gnumeric-default"/>
          <table:table-cell table:style-name="Gnumeric-default" table:formula="of:=[.B144]-[.C144]" office:value-type="float" office:value="0.024076510220766068">
            <text:p>0.0240765102207661</text:p>
          </table:table-cell>
          <table:table-cell table:style-name="Gnumeric-default" table:formula="of:=[.E144]*[.$K$1]" office:value-type="float" office:value="0.0060191275551915169">
            <text:p>0.006019127555191517</text:p>
          </table:table-cell>
          <table:table-cell table:style-name="Gnumeric-default" table:formula="of:=[.$K$2]*([.E144]+[.G143])*0.02" office:value-type="float" office:value="1.2039043000052369e-06">
            <text:p>1.203904300005237E-06</text:p>
          </table:table-cell>
          <table:table-cell table:style-name="Gnumeric-default" table:formula="of:=[.$K$3]*([.E144]-[.E143])/0.02" office:value-type="float" office:value="-0.018593315035104752">
            <text:p>−0.0185933150351048</text:p>
          </table:table-cell>
          <table:table-cell table:style-name="Gnumeric-default" table:formula="of:=SUM([.F144:.H144])" office:value-type="float" office:value="-0.01257298357561323">
            <text:p>−0.01257298357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832881897687912">
            <text:p>0.03832881897687912</text:p>
          </table:table-cell>
          <table:table-cell table:style-name="Gnumeric-default" office:value-type="float" office:value="0.025915514677762985">
            <text:p>0.025915514677762985</text:p>
          </table:table-cell>
          <table:table-cell table:style-name="Gnumeric-default"/>
          <table:table-cell table:style-name="Gnumeric-default" table:formula="of:=[.B145]-[.C145]" office:value-type="float" office:value="0.012413304299116135">
            <text:p>0.0124133042991161</text:p>
          </table:table-cell>
          <table:table-cell table:style-name="Gnumeric-default" table:formula="of:=[.E145]*[.$K$1]" office:value-type="float" office:value="0.0031033260747790337">
            <text:p>0.003103326074779</text:p>
          </table:table-cell>
          <table:table-cell table:style-name="Gnumeric-default" table:formula="of:=[.$K$2]*([.E145]+[.G144])*0.02" office:value-type="float" office:value="6.2072541017080705e-07">
            <text:p>6.20725410170807E-07</text:p>
          </table:table-cell>
          <table:table-cell table:style-name="Gnumeric-default" table:formula="of:=[.$K$3]*([.E145]-[.E144])/0.02" office:value-type="float" office:value="-0.029158014804124832">
            <text:p>−0.0291580148041248</text:p>
          </table:table-cell>
          <table:table-cell table:style-name="Gnumeric-default" table:formula="of:=SUM([.F145:.H145])" office:value-type="float" office:value="-0.026054068003935629">
            <text:p>−0.02605406800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0473140999674797">
            <text:p>0.030473140999674797</text:p>
          </table:table-cell>
          <table:table-cell table:style-name="Gnumeric-default" office:value-type="float" office:value="0.024872096255421638">
            <text:p>0.02487209625542164</text:p>
          </table:table-cell>
          <table:table-cell table:style-name="Gnumeric-default"/>
          <table:table-cell table:style-name="Gnumeric-default" table:formula="of:=[.B146]-[.C146]" office:value-type="float" office:value="0.0056010447442531586">
            <text:p>0.0056010447442532</text:p>
          </table:table-cell>
          <table:table-cell table:style-name="Gnumeric-default" table:formula="of:=[.E146]*[.$K$1]" office:value-type="float" office:value="0.0014002611860632896">
            <text:p>0.0014002611860633</text:p>
          </table:table-cell>
          <table:table-cell table:style-name="Gnumeric-default" table:formula="of:=[.$K$2]*([.E146]+[.G145])*0.02" office:value-type="float" office:value="2.8008327348316651e-07">
            <text:p>2.800832734831665E-07</text:p>
          </table:table-cell>
          <table:table-cell table:style-name="Gnumeric-default" table:formula="of:=[.$K$3]*([.E146]-[.E145])/0.02" office:value-type="float" office:value="-0.01703064888715744">
            <text:p>−0.0170306488871574</text:p>
          </table:table-cell>
          <table:table-cell table:style-name="Gnumeric-default" table:formula="of:=SUM([.F146:.H146])" office:value-type="float" office:value="-0.015630107617820667">
            <text:p>−0.01563010761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7074240148067474">
            <text:p>0.027074240148067474</text:p>
          </table:table-cell>
          <table:table-cell table:style-name="Gnumeric-default" office:value-type="float" office:value="0.024483621120452881">
            <text:p>0.02448362112045288</text:p>
          </table:table-cell>
          <table:table-cell table:style-name="Gnumeric-default"/>
          <table:table-cell table:style-name="Gnumeric-default" table:formula="of:=[.B147]-[.C147]" office:value-type="float" office:value="0.0025906190276145935">
            <text:p>0.0025906190276146</text:p>
          </table:table-cell>
          <table:table-cell table:style-name="Gnumeric-default" table:formula="of:=[.E147]*[.$K$1]" office:value-type="float" office:value="0.00064765475690364838">
            <text:p>0.0006476547569036</text:p>
          </table:table-cell>
          <table:table-cell table:style-name="Gnumeric-default" table:formula="of:=[.$K$2]*([.E147]+[.G146])*0.02" office:value-type="float" office:value="1.2954495554440383e-07">
            <text:p>1.2954495554440383E-07</text:p>
          </table:table-cell>
          <table:table-cell table:style-name="Gnumeric-default" table:formula="of:=[.$K$3]*([.E147]-[.E146])/0.02" office:value-type="float" office:value="-0.0075260642915964127">
            <text:p>−0.0075260642915964</text:p>
          </table:table-cell>
          <table:table-cell table:style-name="Gnumeric-default" table:formula="of:=SUM([.F147:.H147])" office:value-type="float" office:value="-0.0068782799897372203">
            <text:p>−0.00687827998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6075065359473228">
            <text:p>0.01607506535947323</text:p>
          </table:table-cell>
          <table:table-cell table:style-name="Gnumeric-default" office:value-type="float" office:value="0.022516105324029922">
            <text:p>0.022516105324029922</text:p>
          </table:table-cell>
          <table:table-cell table:style-name="Gnumeric-default"/>
          <table:table-cell table:style-name="Gnumeric-default" table:formula="of:=[.B148]-[.C148]" office:value-type="float" office:value="-0.006441039964556694">
            <text:p>−0.00644103996456</text:p>
          </table:table-cell>
          <table:table-cell table:style-name="Gnumeric-default" table:formula="of:=[.E148]*[.$K$1]" office:value-type="float" office:value="-0.0016102599911391735">
            <text:p>−0.0016102599911392</text:p>
          </table:table-cell>
          <table:table-cell table:style-name="Gnumeric-default" table:formula="of:=[.$K$2]*([.E148]+[.G147])*0.02" office:value-type="float" office:value="-3.2204552098005752e-07">
            <text:p>−3.2204552098006E−07</text:p>
          </table:table-cell>
          <table:table-cell table:style-name="Gnumeric-default" table:formula="of:=[.$K$3]*([.E148]-[.E147])/0.02" office:value-type="float" office:value="-0.022579147480428219">
            <text:p>−0.0225791474804282</text:p>
          </table:table-cell>
          <table:table-cell table:style-name="Gnumeric-default" table:formula="of:=SUM([.F148:.H148])" office:value-type="float" office:value="-0.024189729517088372">
            <text:p>−0.02418972951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2827565893530846">
            <text:p>0.012827565893530846</text:p>
          </table:table-cell>
          <table:table-cell table:style-name="Gnumeric-default" office:value-type="float" office:value="0.022671155631542206">
            <text:p>0.022671155631542206</text:p>
          </table:table-cell>
          <table:table-cell table:style-name="Gnumeric-default"/>
          <table:table-cell table:style-name="Gnumeric-default" table:formula="of:=[.B149]-[.C149]" office:value-type="float" office:value="-0.0098435897380113602">
            <text:p>−0.00984358973801</text:p>
          </table:table-cell>
          <table:table-cell table:style-name="Gnumeric-default" table:formula="of:=[.E149]*[.$K$1]" office:value-type="float" office:value="-0.00246089743450284">
            <text:p>−0.0024608974345028</text:p>
          </table:table-cell>
          <table:table-cell table:style-name="Gnumeric-default" table:formula="of:=[.$K$2]*([.E149]+[.G148])*0.02" office:value-type="float" office:value="-4.9219558917661708e-07">
            <text:p>−4.9219558917662E−07</text:p>
          </table:table-cell>
          <table:table-cell table:style-name="Gnumeric-default" table:formula="of:=[.$K$3]*([.E149]-[.E148])/0.02" office:value-type="float" office:value="-0.0085063744336366653">
            <text:p>−0.0085063744336367</text:p>
          </table:table-cell>
          <table:table-cell table:style-name="Gnumeric-default" table:formula="of:=SUM([.F149:.H149])" office:value-type="float" office:value="-0.010967764063728682">
            <text:p>−0.01096776406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3964492827653885">
            <text:p>0.013964492827653885</text:p>
          </table:table-cell>
          <table:table-cell table:style-name="Gnumeric-default" office:value-type="float" office:value="0.022721903398633003">
            <text:p>0.022721903398633003</text:p>
          </table:table-cell>
          <table:table-cell table:style-name="Gnumeric-default"/>
          <table:table-cell table:style-name="Gnumeric-default" table:formula="of:=[.B150]-[.C150]" office:value-type="float" office:value="-0.0087574105709791183">
            <text:p>−0.00875741057098</text:p>
          </table:table-cell>
          <table:table-cell table:style-name="Gnumeric-default" table:formula="of:=[.E150]*[.$K$1]" office:value-type="float" office:value="-0.0021893526427447796">
            <text:p>−0.0021893526427448</text:p>
          </table:table-cell>
          <table:table-cell table:style-name="Gnumeric-default" table:formula="of:=[.$K$2]*([.E150]+[.G149])*0.02" office:value-type="float" office:value="-4.3789513832841475e-07">
            <text:p>−4.3789513832841E−07</text:p>
          </table:table-cell>
          <table:table-cell table:style-name="Gnumeric-default" table:formula="of:=[.$K$3]*([.E150]-[.E149])/0.02" office:value-type="float" office:value="0.0027154479175806046">
            <text:p>0.0027154479175806</text:p>
          </table:table-cell>
          <table:table-cell table:style-name="Gnumeric-default" table:formula="of:=SUM([.F150:.H150])" office:value-type="float" office:value="0.00052565737969749655">
            <text:p>0.0005256573796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63471435569226742">
            <text:p>0.006347143556922674</text:p>
          </table:table-cell>
          <table:table-cell table:style-name="Gnumeric-default" office:value-type="float" office:value="0.021777758374810219">
            <text:p>0.02177775837481022</text:p>
          </table:table-cell>
          <table:table-cell table:style-name="Gnumeric-default"/>
          <table:table-cell table:style-name="Gnumeric-default" table:formula="of:=[.B151]-[.C151]" office:value-type="float" office:value="-0.015430614817887545">
            <text:p>−0.01543061481789</text:p>
          </table:table-cell>
          <table:table-cell table:style-name="Gnumeric-default" table:formula="of:=[.E151]*[.$K$1]" office:value-type="float" office:value="-0.0038576537044718862">
            <text:p>−0.0038576537044719</text:p>
          </table:table-cell>
          <table:table-cell table:style-name="Gnumeric-default" table:formula="of:=[.$K$2]*([.E151]+[.G150])*0.02" office:value-type="float" office:value="-7.7155263565129377e-07">
            <text:p>−7.7155263565129E−07</text:p>
          </table:table-cell>
          <table:table-cell table:style-name="Gnumeric-default" table:formula="of:=[.$K$3]*([.E151]-[.E150])/0.02" office:value-type="float" office:value="-0.016683010617271069">
            <text:p>−0.0166830106172711</text:p>
          </table:table-cell>
          <table:table-cell table:style-name="Gnumeric-default" table:formula="of:=SUM([.F151:.H151])" office:value-type="float" office:value="-0.020541435874378608">
            <text:p>−0.02054143587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31744157895445824">
            <text:p>0.0031744157895445824</text:p>
          </table:table-cell>
          <table:table-cell table:style-name="Gnumeric-default" office:value-type="float" office:value="0.021633811295032501">
            <text:p>0.0216338112950325</text:p>
          </table:table-cell>
          <table:table-cell table:style-name="Gnumeric-default"/>
          <table:table-cell table:style-name="Gnumeric-default" table:formula="of:=[.B152]-[.C152]" office:value-type="float" office:value="-0.018459395505487919">
            <text:p>−0.01845939550549</text:p>
          </table:table-cell>
          <table:table-cell table:style-name="Gnumeric-default" table:formula="of:=[.E152]*[.$K$1]" office:value-type="float" office:value="-0.0046148488763719797">
            <text:p>−0.004614848876372</text:p>
          </table:table-cell>
          <table:table-cell table:style-name="Gnumeric-default" table:formula="of:=[.$K$2]*([.E152]+[.G151])*0.02" office:value-type="float" office:value="-9.2300835290617862e-07">
            <text:p>−9.2300835290618E−07</text:p>
          </table:table-cell>
          <table:table-cell table:style-name="Gnumeric-default" table:formula="of:=[.$K$3]*([.E152]-[.E151])/0.02" office:value-type="float" office:value="-0.0075719517190009364">
            <text:p>−0.0075719517190009</text:p>
          </table:table-cell>
          <table:table-cell table:style-name="Gnumeric-default" table:formula="of:=SUM([.F152:.H152])" office:value-type="float" office:value="-0.012187723603725822">
            <text:p>−0.01218772360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2.2924399672774598e-05">
            <text:p>2.2924399672774598E-05</text:p>
          </table:table-cell>
          <table:table-cell table:style-name="Gnumeric-default" office:value-type="float" office:value="0.020638933405280113">
            <text:p>0.020638933405280113</text:p>
          </table:table-cell>
          <table:table-cell table:style-name="Gnumeric-default"/>
          <table:table-cell table:style-name="Gnumeric-default" table:formula="of:=[.B153]-[.C153]" office:value-type="float" office:value="-0.020616009005607339">
            <text:p>−0.02061600900561</text:p>
          </table:table-cell>
          <table:table-cell table:style-name="Gnumeric-default" table:formula="of:=[.E153]*[.$K$1]" office:value-type="float" office:value="-0.0051540022514018347">
            <text:p>−0.0051540022514018</text:p>
          </table:table-cell>
          <table:table-cell table:style-name="Gnumeric-default" table:formula="of:=[.$K$2]*([.E153]+[.G152])*0.02" office:value-type="float" office:value="-1.0308466006980121e-06">
            <text:p>−1.0308466006980E−06</text:p>
          </table:table-cell>
          <table:table-cell table:style-name="Gnumeric-default" table:formula="of:=[.$K$3]*([.E153]-[.E152])/0.02" office:value-type="float" office:value="-0.0053915337502985494">
            <text:p>−0.0053915337502985</text:p>
          </table:table-cell>
          <table:table-cell table:style-name="Gnumeric-default" table:formula="of:=SUM([.F153:.H153])" office:value-type="float" office:value="-0.010546566848301082">
            <text:p>−0.01054656684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1074177697300911">
            <text:p>0.02107417769730091</text:p>
          </table:table-cell>
          <table:table-cell table:style-name="Gnumeric-default"/>
          <table:table-cell table:style-name="Gnumeric-default" table:formula="of:=[.B154]-[.C154]" office:value-type="float" office:value="-0.021074177697300911">
            <text:p>−0.0210741776973</text:p>
          </table:table-cell>
          <table:table-cell table:style-name="Gnumeric-default" table:formula="of:=[.E154]*[.$K$1]" office:value-type="float" office:value="-0.0052685444243252277">
            <text:p>−0.0052685444243252</text:p>
          </table:table-cell>
          <table:table-cell table:style-name="Gnumeric-default" table:formula="of:=[.$K$2]*([.E154]+[.G153])*0.02" office:value-type="float" office:value="-1.0537604271950805e-06">
            <text:p>−1.0537604271951E−06</text:p>
          </table:table-cell>
          <table:table-cell table:style-name="Gnumeric-default" table:formula="of:=[.$K$3]*([.E154]-[.E153])/0.02" office:value-type="float" office:value="-0.001145421729233931">
            <text:p>−0.0011454217292339</text:p>
          </table:table-cell>
          <table:table-cell table:style-name="Gnumeric-default" table:formula="of:=SUM([.F154:.H154])" office:value-type="float" office:value="-0.0064150199139863537">
            <text:p>−0.0064150199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8400534987449646">
            <text:p>0.018400534987449646</text:p>
          </table:table-cell>
          <table:table-cell table:style-name="Gnumeric-default"/>
          <table:table-cell table:style-name="Gnumeric-default" table:formula="of:=[.B155]-[.C155]" office:value-type="float" office:value="-0.018400534987449646">
            <text:p>−0.01840053498745</text:p>
          </table:table-cell>
          <table:table-cell table:style-name="Gnumeric-default" table:formula="of:=[.E155]*[.$K$1]" office:value-type="float" office:value="-0.0046001337468624115">
            <text:p>−0.0046001337468624</text:p>
          </table:table-cell>
          <table:table-cell table:style-name="Gnumeric-default" table:formula="of:=[.$K$2]*([.E155]+[.G154])*0.02" office:value-type="float" office:value="-9.2007943739384209e-07">
            <text:p>−9.2007943739384E−07</text:p>
          </table:table-cell>
          <table:table-cell table:style-name="Gnumeric-default" table:formula="of:=[.$K$3]*([.E155]-[.E154])/0.02" office:value-type="float" office:value="0.0066841067746281624">
            <text:p>0.006684106774628162</text:p>
          </table:table-cell>
          <table:table-cell table:style-name="Gnumeric-default" table:formula="of:=SUM([.F155:.H155])" office:value-type="float" office:value="0.002083052948328357">
            <text:p>0.0020830529483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0708918571472168">
            <text:p>0.020708918571472168</text:p>
          </table:table-cell>
          <table:table-cell table:style-name="Gnumeric-default"/>
          <table:table-cell table:style-name="Gnumeric-default" table:formula="of:=[.B156]-[.C156]" office:value-type="float" office:value="-0.020708918571472168">
            <text:p>−0.02070891857147</text:p>
          </table:table-cell>
          <table:table-cell table:style-name="Gnumeric-default" table:formula="of:=[.E156]*[.$K$1]" office:value-type="float" office:value="-0.005177229642868042">
            <text:p>−0.005177229642868</text:p>
          </table:table-cell>
          <table:table-cell table:style-name="Gnumeric-default" table:formula="of:=[.$K$2]*([.E156]+[.G155])*0.02" office:value-type="float" office:value="-1.035491932545478e-06">
            <text:p>−1.0354919325455E−06</text:p>
          </table:table-cell>
          <table:table-cell table:style-name="Gnumeric-default" table:formula="of:=[.$K$3]*([.E156]-[.E155])/0.02" office:value-type="float" office:value="-0.0057709589600563049">
            <text:p>−0.0057709589600563</text:p>
          </table:table-cell>
          <table:table-cell table:style-name="Gnumeric-default" table:formula="of:=SUM([.F156:.H156])" office:value-type="float" office:value="-0.010949224094856892">
            <text:p>−0.01094922409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83626965060830116">
            <text:p>0.008362696506083012</text:p>
          </table:table-cell>
          <table:table-cell table:style-name="Gnumeric-default"/>
          <table:table-cell table:style-name="Gnumeric-default" table:formula="of:=[.B157]-[.C157]" office:value-type="float" office:value="-0.0083626965060830116">
            <text:p>−0.00836269650608</text:p>
          </table:table-cell>
          <table:table-cell table:style-name="Gnumeric-default" table:formula="of:=[.E157]*[.$K$1]" office:value-type="float" office:value="-0.0020906741265207529">
            <text:p>−0.0020906741265208</text:p>
          </table:table-cell>
          <table:table-cell table:style-name="Gnumeric-default" table:formula="of:=[.$K$2]*([.E157]+[.G156])*0.02" office:value-type="float" office:value="-4.1818659990077789e-07">
            <text:p>−4.1818659990078E−07</text:p>
          </table:table-cell>
          <table:table-cell table:style-name="Gnumeric-default" table:formula="of:=[.$K$3]*([.E157]-[.E156])/0.02" office:value-type="float" office:value="0.030865555163472891">
            <text:p>0.03086555516347289</text:p>
          </table:table-cell>
          <table:table-cell table:style-name="Gnumeric-default" table:formula="of:=SUM([.F157:.H157])" office:value-type="float" office:value="0.028774462850352237">
            <text:p>0.0287744628503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7664777114987373">
            <text:p>0.017664777114987373</text:p>
          </table:table-cell>
          <table:table-cell table:style-name="Gnumeric-default"/>
          <table:table-cell table:style-name="Gnumeric-default" table:formula="of:=[.B158]-[.C158]" office:value-type="float" office:value="-0.017664777114987373">
            <text:p>−0.01766477711499</text:p>
          </table:table-cell>
          <table:table-cell table:style-name="Gnumeric-default" table:formula="of:=[.E158]*[.$K$1]" office:value-type="float" office:value="-0.0044161942787468433">
            <text:p>−0.0044161942787468</text:p>
          </table:table-cell>
          <table:table-cell table:style-name="Gnumeric-default" table:formula="of:=[.$K$2]*([.E158]+[.G157])*0.02" office:value-type="float" office:value="-8.8325976507936374e-07">
            <text:p>−8.8325976507936E−07</text:p>
          </table:table-cell>
          <table:table-cell table:style-name="Gnumeric-default" table:formula="of:=[.$K$3]*([.E158]-[.E157])/0.02" office:value-type="float" office:value="-0.023255201522260904">
            <text:p>−0.0232552015222609</text:p>
          </table:table-cell>
          <table:table-cell table:style-name="Gnumeric-default" table:formula="of:=SUM([.F158:.H158])" office:value-type="float" office:value="-0.027672279060772825">
            <text:p>−0.02767227906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4316257238388062">
            <text:p>0.24316257238388062</text:p>
          </table:table-cell>
          <table:table-cell table:style-name="Gnumeric-default" office:value-type="float" office:value="0.96621578931808472">
            <text:p>0.9662157893180847</text:p>
          </table:table-cell>
          <table:table-cell table:style-name="Gnumeric-default"/>
          <table:table-cell table:style-name="Gnumeric-default" table:formula="of:=[.B159]-[.C159]" office:value-type="float" office:value="-0.7230532169342041">
            <text:p>−0.7230532169342</text:p>
          </table:table-cell>
          <table:table-cell table:style-name="Gnumeric-default" table:formula="of:=[.E159]*[.$K$1]" office:value-type="float" office:value="-0.18076330423355103">
            <text:p>−0.180763304233551</text:p>
          </table:table-cell>
          <table:table-cell table:style-name="Gnumeric-default" table:formula="of:=[.$K$2]*([.E159]+[.G158])*0.02" office:value-type="float" office:value="-3.6152705009698464e-05">
            <text:p>−3.6152705009698E−05</text:p>
          </table:table-cell>
          <table:table-cell table:style-name="Gnumeric-default" table:formula="of:=[.$K$3]*([.E159]-[.E158])/0.02" office:value-type="float" office:value="-1.7634710995480418">
            <text:p>−1.7634710995480418</text:p>
          </table:table-cell>
          <table:table-cell table:style-name="Gnumeric-default" table:formula="of:=SUM([.F159:.H159])" office:value-type="float" office:value="-1.9442705564866025">
            <text:p>−1.94427055648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4158048629760742">
            <text:p>0.24158048629760742</text:p>
          </table:table-cell>
          <table:table-cell table:style-name="Gnumeric-default" office:value-type="float" office:value="0.10077188909053802">
            <text:p>0.10077188909053802</text:p>
          </table:table-cell>
          <table:table-cell table:style-name="Gnumeric-default"/>
          <table:table-cell table:style-name="Gnumeric-default" table:formula="of:=[.B160]-[.C160]" office:value-type="float" office:value="0.1408085972070694">
            <text:p>0.1408085972070694</text:p>
          </table:table-cell>
          <table:table-cell table:style-name="Gnumeric-default" table:formula="of:=[.E160]*[.$K$1]" office:value-type="float" office:value="0.035202149301767349">
            <text:p>0.03520214930176735</text:p>
          </table:table-cell>
          <table:table-cell table:style-name="Gnumeric-default" table:formula="of:=[.$K$2]*([.E160]+[.G159])*0.02" office:value-type="float" office:value="7.0386222251029851e-06">
            <text:p>7.038622225102985E-06</text:p>
          </table:table-cell>
          <table:table-cell table:style-name="Gnumeric-default" table:formula="of:=[.$K$3]*([.E160]-[.E159])/0.02" office:value-type="float" office:value="2.1596545353531837">
            <text:p>2.1596545353531837</text:p>
          </table:table-cell>
          <table:table-cell table:style-name="Gnumeric-default" table:formula="of:=SUM([.F160:.H160])" office:value-type="float" office:value="2.1948637232771762">
            <text:p>2.1948637232771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40006223320961">
            <text:p>0.240006223320961</text:p>
          </table:table-cell>
          <table:table-cell table:style-name="Gnumeric-default" office:value-type="float" office:value="0.099815122783184052">
            <text:p>0.09981512278318405</text:p>
          </table:table-cell>
          <table:table-cell table:style-name="Gnumeric-default"/>
          <table:table-cell table:style-name="Gnumeric-default" table:formula="of:=[.B161]-[.C161]" office:value-type="float" office:value="0.14019110053777695">
            <text:p>0.1401911005377769</text:p>
          </table:table-cell>
          <table:table-cell table:style-name="Gnumeric-default" table:formula="of:=[.E161]*[.$K$1]" office:value-type="float" office:value="0.035047775134444237">
            <text:p>0.03504777513444424</text:p>
          </table:table-cell>
          <table:table-cell table:style-name="Gnumeric-default" table:formula="of:=[.$K$2]*([.E161]+[.G160])*0.02" office:value-type="float" office:value="7.009906958000103e-06">
            <text:p>7.009906958000103E-06</text:p>
          </table:table-cell>
          <table:table-cell table:style-name="Gnumeric-default" table:formula="of:=[.$K$3]*([.E161]-[.E160])/0.02" office:value-type="float" office:value="-0.0015437416732311249">
            <text:p>−0.0015437416732311</text:p>
          </table:table-cell>
          <table:table-cell table:style-name="Gnumeric-default" table:formula="of:=SUM([.F161:.H161])" office:value-type="float" office:value="0.033511043368171109">
            <text:p>0.0335110433681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38438680768013">
            <text:p>0.238438680768013</text:p>
          </table:table-cell>
          <table:table-cell table:style-name="Gnumeric-default" office:value-type="float" office:value="0.099774301052093506">
            <text:p>0.0997743010520935</text:p>
          </table:table-cell>
          <table:table-cell table:style-name="Gnumeric-default"/>
          <table:table-cell table:style-name="Gnumeric-default" table:formula="of:=[.B162]-[.C162]" office:value-type="float" office:value="0.13866437971591949">
            <text:p>0.1386643797159195</text:p>
          </table:table-cell>
          <table:table-cell table:style-name="Gnumeric-default" table:formula="of:=[.E162]*[.$K$1]" office:value-type="float" office:value="0.034666094928979874">
            <text:p>0.034666094928979874</text:p>
          </table:table-cell>
          <table:table-cell table:style-name="Gnumeric-default" table:formula="of:=[.$K$2]*([.E162]+[.G161])*0.02" office:value-type="float" office:value="6.9335694811438759e-06">
            <text:p>6.933569481143876E-06</text:p>
          </table:table-cell>
          <table:table-cell table:style-name="Gnumeric-default" table:formula="of:=[.$K$3]*([.E162]-[.E161])/0.02" office:value-type="float" office:value="-0.0038168020546436314">
            <text:p>−0.0038168020546436</text:p>
          </table:table-cell>
          <table:table-cell table:style-name="Gnumeric-default" table:formula="of:=SUM([.F162:.H162])" office:value-type="float" office:value="0.030856226443817386">
            <text:p>0.0308562264438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4123638868331909">
            <text:p>0.2412363886833191</text:p>
          </table:table-cell>
          <table:table-cell table:style-name="Gnumeric-default" office:value-type="float" office:value="0.099931418895721436">
            <text:p>0.09993141889572144</text:p>
          </table:table-cell>
          <table:table-cell table:style-name="Gnumeric-default"/>
          <table:table-cell table:style-name="Gnumeric-default" table:formula="of:=[.B163]-[.C163]" office:value-type="float" office:value="0.14130496978759766">
            <text:p>0.1413049697875977</text:p>
          </table:table-cell>
          <table:table-cell table:style-name="Gnumeric-default" table:formula="of:=[.E163]*[.$K$1]" office:value-type="float" office:value="0.035326242446899414">
            <text:p>0.035326242446899414</text:p>
          </table:table-cell>
          <table:table-cell table:style-name="Gnumeric-default" table:formula="of:=[.$K$2]*([.E163]+[.G162])*0.02" office:value-type="float" office:value="7.0655951678539402e-06">
            <text:p>7.06559516785394E-06</text:p>
          </table:table-cell>
          <table:table-cell table:style-name="Gnumeric-default" table:formula="of:=[.$K$3]*([.E163]-[.E162])/0.02" office:value-type="float" office:value="0.0066014751791954041">
            <text:p>0.006601475179195404</text:p>
          </table:table-cell>
          <table:table-cell table:style-name="Gnumeric-default" table:formula="of:=SUM([.F163:.H163])" office:value-type="float" office:value="0.041934783221262671">
            <text:p>0.0419347832212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3962022364139557">
            <text:p>0.23962022364139557</text:p>
          </table:table-cell>
          <table:table-cell table:style-name="Gnumeric-default" office:value-type="float" office:value="0.097121722996234894">
            <text:p>0.0971217229962349</text:p>
          </table:table-cell>
          <table:table-cell table:style-name="Gnumeric-default"/>
          <table:table-cell table:style-name="Gnumeric-default" table:formula="of:=[.B164]-[.C164]" office:value-type="float" office:value="0.14249850064516068">
            <text:p>0.1424985006451607</text:p>
          </table:table-cell>
          <table:table-cell table:style-name="Gnumeric-default" table:formula="of:=[.E164]*[.$K$1]" office:value-type="float" office:value="0.035624625161290169">
            <text:p>0.03562462516129017</text:p>
          </table:table-cell>
          <table:table-cell table:style-name="Gnumeric-default" table:formula="of:=[.$K$2]*([.E164]+[.G163])*0.02" office:value-type="float" office:value="7.1252783120164268e-06">
            <text:p>7.125278312016427E-06</text:p>
          </table:table-cell>
          <table:table-cell table:style-name="Gnumeric-default" table:formula="of:=[.$K$3]*([.E164]-[.E163])/0.02" office:value-type="float" office:value="0.002983827143907547">
            <text:p>0.002983827143907547</text:p>
          </table:table-cell>
          <table:table-cell table:style-name="Gnumeric-default" table:formula="of:=SUM([.F164:.H164])" office:value-type="float" office:value="0.038615577583509732">
            <text:p>0.038615577583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3801171779632568">
            <text:p>0.23801171779632568</text:p>
          </table:table-cell>
          <table:table-cell table:style-name="Gnumeric-default" office:value-type="float" office:value="0.098196215927600861">
            <text:p>0.09819621592760086</text:p>
          </table:table-cell>
          <table:table-cell table:style-name="Gnumeric-default"/>
          <table:table-cell table:style-name="Gnumeric-default" table:formula="of:=[.B165]-[.C165]" office:value-type="float" office:value="0.13981550186872482">
            <text:p>0.1398155018687248</text:p>
          </table:table-cell>
          <table:table-cell table:style-name="Gnumeric-default" table:formula="of:=[.E165]*[.$K$1]" office:value-type="float" office:value="0.034953875467181206">
            <text:p>0.034953875467181206</text:p>
          </table:table-cell>
          <table:table-cell table:style-name="Gnumeric-default" table:formula="of:=[.$K$2]*([.E165]+[.G164])*0.02" office:value-type="float" office:value="6.9911313573518422e-06">
            <text:p>6.991131357351842E-06</text:p>
          </table:table-cell>
          <table:table-cell table:style-name="Gnumeric-default" table:formula="of:=[.$K$3]*([.E165]-[.E164])/0.02" office:value-type="float" office:value="-0.0067074969410896301">
            <text:p>−0.0067074969410896</text:p>
          </table:table-cell>
          <table:table-cell table:style-name="Gnumeric-default" table:formula="of:=SUM([.F165:.H165])" office:value-type="float" office:value="0.028253369657448929">
            <text:p>0.0282533696574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3481501638889313">
            <text:p>0.23481501638889313</text:p>
          </table:table-cell>
          <table:table-cell table:style-name="Gnumeric-default" office:value-type="float" office:value="0.095858469605445862">
            <text:p>0.09585846960544586</text:p>
          </table:table-cell>
          <table:table-cell table:style-name="Gnumeric-default"/>
          <table:table-cell table:style-name="Gnumeric-default" table:formula="of:=[.B166]-[.C166]" office:value-type="float" office:value="0.13895654678344727">
            <text:p>0.1389565467834473</text:p>
          </table:table-cell>
          <table:table-cell table:style-name="Gnumeric-default" table:formula="of:=[.E166]*[.$K$1]" office:value-type="float" office:value="0.034739136695861816">
            <text:p>0.034739136695861816</text:p>
          </table:table-cell>
          <table:table-cell table:style-name="Gnumeric-default" table:formula="of:=[.$K$2]*([.E166]+[.G165])*0.02" office:value-type="float" office:value="6.9481768957402318e-06">
            <text:p>6.948176895740232E-06</text:p>
          </table:table-cell>
          <table:table-cell table:style-name="Gnumeric-default" table:formula="of:=[.$K$3]*([.E166]-[.E165])/0.02" office:value-type="float" office:value="-0.0021473877131938934">
            <text:p>−0.0021473877131939</text:p>
          </table:table-cell>
          <table:table-cell table:style-name="Gnumeric-default" table:formula="of:=SUM([.F166:.H166])" office:value-type="float" office:value="0.032598697159563664">
            <text:p>0.0325986971595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332252711057663">
            <text:p>0.2332252711057663</text:p>
          </table:table-cell>
          <table:table-cell table:style-name="Gnumeric-default" office:value-type="float" office:value="0.096660144627094269">
            <text:p>0.09666014462709427</text:p>
          </table:table-cell>
          <table:table-cell table:style-name="Gnumeric-default"/>
          <table:table-cell table:style-name="Gnumeric-default" table:formula="of:=[.B167]-[.C167]" office:value-type="float" office:value="0.13656512647867203">
            <text:p>0.136565126478672</text:p>
          </table:table-cell>
          <table:table-cell table:style-name="Gnumeric-default" table:formula="of:=[.E167]*[.$K$1]" office:value-type="float" office:value="0.034141281619668007">
            <text:p>0.03414128161966801</text:p>
          </table:table-cell>
          <table:table-cell table:style-name="Gnumeric-default" table:formula="of:=[.$K$2]*([.E167]+[.G166])*0.02" office:value-type="float" office:value="6.8286037327783874e-06">
            <text:p>6.828603732778387E-06</text:p>
          </table:table-cell>
          <table:table-cell table:style-name="Gnumeric-default" table:formula="of:=[.$K$3]*([.E167]-[.E166])/0.02" office:value-type="float" office:value="-0.0059785507619380951">
            <text:p>−0.0059785507619381</text:p>
          </table:table-cell>
          <table:table-cell table:style-name="Gnumeric-default" table:formula="of:=SUM([.F167:.H167])" office:value-type="float" office:value="0.028169559461462691">
            <text:p>0.0281695594614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3164063692092896">
            <text:p>0.23164063692092896</text:p>
          </table:table-cell>
          <table:table-cell table:style-name="Gnumeric-default" office:value-type="float" office:value="0.095503963530063629">
            <text:p>0.09550396353006363</text:p>
          </table:table-cell>
          <table:table-cell table:style-name="Gnumeric-default"/>
          <table:table-cell table:style-name="Gnumeric-default" table:formula="of:=[.B168]-[.C168]" office:value-type="float" office:value="0.13613667339086533">
            <text:p>0.1361366733908653</text:p>
          </table:table-cell>
          <table:table-cell table:style-name="Gnumeric-default" table:formula="of:=[.E168]*[.$K$1]" office:value-type="float" office:value="0.034034168347716331">
            <text:p>0.03403416834771633</text:p>
          </table:table-cell>
          <table:table-cell table:style-name="Gnumeric-default" table:formula="of:=[.$K$2]*([.E168]+[.G167])*0.02" office:value-type="float" office:value="6.8071750997299055e-06">
            <text:p>6.8071750997299055E-06</text:p>
          </table:table-cell>
          <table:table-cell table:style-name="Gnumeric-default" table:formula="of:=[.$K$3]*([.E168]-[.E167])/0.02" office:value-type="float" office:value="-0.0010711327195167542">
            <text:p>−0.0010711327195168</text:p>
          </table:table-cell>
          <table:table-cell table:style-name="Gnumeric-default" table:formula="of:=SUM([.F168:.H168])" office:value-type="float" office:value="0.032969842803299308">
            <text:p>0.0329698428032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2570110857486725">
            <text:p>0.22570110857486725</text:p>
          </table:table-cell>
          <table:table-cell table:style-name="Gnumeric-default" office:value-type="float" office:value="0.094995960593223572">
            <text:p>0.09499596059322357</text:p>
          </table:table-cell>
          <table:table-cell table:style-name="Gnumeric-default"/>
          <table:table-cell table:style-name="Gnumeric-default" table:formula="of:=[.B169]-[.C169]" office:value-type="float" office:value="0.13070514798164368">
            <text:p>0.1307051479816437</text:p>
          </table:table-cell>
          <table:table-cell table:style-name="Gnumeric-default" table:formula="of:=[.E169]*[.$K$1]" office:value-type="float" office:value="0.032676286995410919">
            <text:p>0.03267628699541092</text:p>
          </table:table-cell>
          <table:table-cell table:style-name="Gnumeric-default" table:formula="of:=[.$K$2]*([.E169]+[.G168])*0.02" office:value-type="float" office:value="6.5355977578371709e-06">
            <text:p>6.535597757837171E-06</text:p>
          </table:table-cell>
          <table:table-cell table:style-name="Gnumeric-default" table:formula="of:=[.$K$3]*([.E169]-[.E168])/0.02" office:value-type="float" office:value="-0.013578813523054123">
            <text:p>−0.0135788135230541</text:p>
          </table:table-cell>
          <table:table-cell table:style-name="Gnumeric-default" table:formula="of:=SUM([.F169:.H169])" office:value-type="float" office:value="0.019104009070114635">
            <text:p>0.0191040090701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1546685695648193">
            <text:p>0.21546685695648193</text:p>
          </table:table-cell>
          <table:table-cell table:style-name="Gnumeric-default" office:value-type="float" office:value="0.093197464942932129">
            <text:p>0.09319746494293213</text:p>
          </table:table-cell>
          <table:table-cell table:style-name="Gnumeric-default"/>
          <table:table-cell table:style-name="Gnumeric-default" table:formula="of:=[.B170]-[.C170]" office:value-type="float" office:value="0.1222693920135498">
            <text:p>0.1222693920135498</text:p>
          </table:table-cell>
          <table:table-cell table:style-name="Gnumeric-default" table:formula="of:=[.E170]*[.$K$1]" office:value-type="float" office:value="0.030567348003387451">
            <text:p>0.03056734800338745</text:p>
          </table:table-cell>
          <table:table-cell table:style-name="Gnumeric-default" table:formula="of:=[.$K$2]*([.E170]+[.G169])*0.02" office:value-type="float" office:value="6.1137963805653816e-06">
            <text:p>6.113796380565382E-06</text:p>
          </table:table-cell>
          <table:table-cell table:style-name="Gnumeric-default" table:formula="of:=[.$K$3]*([.E170]-[.E169])/0.02" office:value-type="float" office:value="-0.02108938992023468">
            <text:p>−0.0210893899202347</text:p>
          </table:table-cell>
          <table:table-cell table:style-name="Gnumeric-default" table:formula="of:=SUM([.F170:.H170])" office:value-type="float" office:value="0.009484071879533337">
            <text:p>0.0094840718795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0535376667976379">
            <text:p>0.2053537666797638</text:p>
          </table:table-cell>
          <table:table-cell table:style-name="Gnumeric-default" office:value-type="float" office:value="0.092539042234420776">
            <text:p>0.09253904223442078</text:p>
          </table:table-cell>
          <table:table-cell table:style-name="Gnumeric-default"/>
          <table:table-cell table:style-name="Gnumeric-default" table:formula="of:=[.B171]-[.C171]" office:value-type="float" office:value="0.11281472444534302">
            <text:p>0.112814724445343</text:p>
          </table:table-cell>
          <table:table-cell table:style-name="Gnumeric-default" table:formula="of:=[.E171]*[.$K$1]" office:value-type="float" office:value="0.028203681111335754">
            <text:p>0.028203681111335754</text:p>
          </table:table-cell>
          <table:table-cell table:style-name="Gnumeric-default" table:formula="of:=[.$K$2]*([.E171]+[.G170])*0.02" office:value-type="float" office:value="5.6410419120861791e-06">
            <text:p>5.641041912086179E-06</text:p>
          </table:table-cell>
          <table:table-cell table:style-name="Gnumeric-default" table:formula="of:=[.$K$3]*([.E171]-[.E170])/0.02" office:value-type="float" office:value="-0.023636668920516968">
            <text:p>−0.023636668920517</text:p>
          </table:table-cell>
          <table:table-cell table:style-name="Gnumeric-default" table:formula="of:=SUM([.F171:.H171])" office:value-type="float" office:value="0.0045726532327308731">
            <text:p>0.0045726532327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9535592198371887">
            <text:p>0.19535592198371887</text:p>
          </table:table-cell>
          <table:table-cell table:style-name="Gnumeric-default" office:value-type="float" office:value="0.091436244547367096">
            <text:p>0.0914362445473671</text:p>
          </table:table-cell>
          <table:table-cell table:style-name="Gnumeric-default"/>
          <table:table-cell table:style-name="Gnumeric-default" table:formula="of:=[.B172]-[.C172]" office:value-type="float" office:value="0.10391967743635178">
            <text:p>0.1039196774363518</text:p>
          </table:table-cell>
          <table:table-cell table:style-name="Gnumeric-default" table:formula="of:=[.E172]*[.$K$1]" office:value-type="float" office:value="0.025979919359087944">
            <text:p>0.025979919359087944</text:p>
          </table:table-cell>
          <table:table-cell table:style-name="Gnumeric-default" table:formula="of:=[.$K$2]*([.E172]+[.G171])*0.02" office:value-type="float" office:value="5.1962659239131929e-06">
            <text:p>5.196265923913193E-06</text:p>
          </table:table-cell>
          <table:table-cell table:style-name="Gnumeric-default" table:formula="of:=[.$K$3]*([.E172]-[.E171])/0.02" office:value-type="float" office:value="-0.022237617522478104">
            <text:p>−0.0222376175224781</text:p>
          </table:table-cell>
          <table:table-cell table:style-name="Gnumeric-default" table:formula="of:=SUM([.F172:.H172])" office:value-type="float" office:value="0.0037474981025337538">
            <text:p>0.0037474981025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8110856413841248">
            <text:p>0.18110856413841248</text:p>
          </table:table-cell>
          <table:table-cell table:style-name="Gnumeric-default" office:value-type="float" office:value="0.090369082987308502">
            <text:p>0.0903690829873085</text:p>
          </table:table-cell>
          <table:table-cell table:style-name="Gnumeric-default"/>
          <table:table-cell table:style-name="Gnumeric-default" table:formula="of:=[.B173]-[.C173]" office:value-type="float" office:value="0.090739481151103973">
            <text:p>0.090739481151104</text:p>
          </table:table-cell>
          <table:table-cell table:style-name="Gnumeric-default" table:formula="of:=[.E173]*[.$K$1]" office:value-type="float" office:value="0.022684870287775993">
            <text:p>0.022684870287775993</text:p>
          </table:table-cell>
          <table:table-cell table:style-name="Gnumeric-default" table:formula="of:=[.$K$2]*([.E173]+[.G172])*0.02" office:value-type="float" office:value="4.5372338708513941e-06">
            <text:p>4.537233870851394E-06</text:p>
          </table:table-cell>
          <table:table-cell table:style-name="Gnumeric-default" table:formula="of:=[.$K$3]*([.E173]-[.E172])/0.02" office:value-type="float" office:value="-0.032950490713119507">
            <text:p>−0.0329504907131195</text:p>
          </table:table-cell>
          <table:table-cell table:style-name="Gnumeric-default" table:formula="of:=SUM([.F173:.H173])" office:value-type="float" office:value="-0.010261083191472661">
            <text:p>−0.01026108319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6702581942081451">
            <text:p>0.16702581942081451</text:p>
          </table:table-cell>
          <table:table-cell table:style-name="Gnumeric-default" office:value-type="float" office:value="0.086530059576034546">
            <text:p>0.08653005957603455</text:p>
          </table:table-cell>
          <table:table-cell table:style-name="Gnumeric-default"/>
          <table:table-cell table:style-name="Gnumeric-default" table:formula="of:=[.B174]-[.C174]" office:value-type="float" office:value="0.080495759844779968">
            <text:p>0.08049575984478</text:p>
          </table:table-cell>
          <table:table-cell table:style-name="Gnumeric-default" table:formula="of:=[.E174]*[.$K$1]" office:value-type="float" office:value="0.020123939961194992">
            <text:p>0.020123939961194992</text:p>
          </table:table-cell>
          <table:table-cell table:style-name="Gnumeric-default" table:formula="of:=[.$K$2]*([.E174]+[.G173])*0.02" office:value-type="float" office:value="4.0250148539325409e-06">
            <text:p>4.025014853932541E-06</text:p>
          </table:table-cell>
          <table:table-cell table:style-name="Gnumeric-default" table:formula="of:=[.$K$3]*([.E174]-[.E173])/0.02" office:value-type="float" office:value="-0.025609303265810013">
            <text:p>−0.02560930326581</text:p>
          </table:table-cell>
          <table:table-cell table:style-name="Gnumeric-default" table:formula="of:=SUM([.F174:.H174])" office:value-type="float" office:value="-0.005481338289761088">
            <text:p>−0.00548133828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5309925377368927">
            <text:p>0.15309925377368927</text:p>
          </table:table-cell>
          <table:table-cell table:style-name="Gnumeric-default" office:value-type="float" office:value="0.086142919957637787">
            <text:p>0.08614291995763779</text:p>
          </table:table-cell>
          <table:table-cell table:style-name="Gnumeric-default"/>
          <table:table-cell table:style-name="Gnumeric-default" table:formula="of:=[.B175]-[.C175]" office:value-type="float" office:value="0.066956333816051483">
            <text:p>0.0669563338160515</text:p>
          </table:table-cell>
          <table:table-cell table:style-name="Gnumeric-default" table:formula="of:=[.E175]*[.$K$1]" office:value-type="float" office:value="0.016739083454012871">
            <text:p>0.01673908345401287</text:p>
          </table:table-cell>
          <table:table-cell table:style-name="Gnumeric-default" table:formula="of:=[.$K$2]*([.E175]+[.G174])*0.02" office:value-type="float" office:value="3.3480179415452704e-06">
            <text:p>3.3480179415452704E-06</text:p>
          </table:table-cell>
          <table:table-cell table:style-name="Gnumeric-default" table:formula="of:=[.$K$3]*([.E175]-[.E174])/0.02" office:value-type="float" office:value="-0.033848565071821213">
            <text:p>−0.0338485650718212</text:p>
          </table:table-cell>
          <table:table-cell table:style-name="Gnumeric-default" table:formula="of:=SUM([.F175:.H175])" office:value-type="float" office:value="-0.017106133599866798">
            <text:p>−0.01710613359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932135701179504">
            <text:p>0.13932135701179504</text:p>
          </table:table-cell>
          <table:table-cell table:style-name="Gnumeric-default" office:value-type="float" office:value="0.084407009184360504">
            <text:p>0.0844070091843605</text:p>
          </table:table-cell>
          <table:table-cell table:style-name="Gnumeric-default"/>
          <table:table-cell table:style-name="Gnumeric-default" table:formula="of:=[.B176]-[.C176]" office:value-type="float" office:value="0.05491434782743454">
            <text:p>0.0549143478274345</text:p>
          </table:table-cell>
          <table:table-cell table:style-name="Gnumeric-default" table:formula="of:=[.E176]*[.$K$1]" office:value-type="float" office:value="0.013728586956858635">
            <text:p>0.013728586956858635</text:p>
          </table:table-cell>
          <table:table-cell table:style-name="Gnumeric-default" table:formula="of:=[.$K$2]*([.E176]+[.G175])*0.02" office:value-type="float" office:value="2.7458847922688044e-06">
            <text:p>2.7458847922688044E-06</text:p>
          </table:table-cell>
          <table:table-cell table:style-name="Gnumeric-default" table:formula="of:=[.$K$3]*([.E176]-[.E175])/0.02" office:value-type="float" office:value="-0.030104964971542362">
            <text:p>−0.0301049649715424</text:p>
          </table:table-cell>
          <table:table-cell table:style-name="Gnumeric-default" table:formula="of:=SUM([.F176:.H176])" office:value-type="float" office:value="-0.016373632129891458">
            <text:p>−0.01637363212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132584303617477">
            <text:p>0.12132584303617477</text:p>
          </table:table-cell>
          <table:table-cell table:style-name="Gnumeric-default" office:value-type="float" office:value="0.082434192299842834">
            <text:p>0.08243419229984283</text:p>
          </table:table-cell>
          <table:table-cell table:style-name="Gnumeric-default"/>
          <table:table-cell table:style-name="Gnumeric-default" table:formula="of:=[.B177]-[.C177]" office:value-type="float" office:value="0.03889165073633194">
            <text:p>0.0388916507363319</text:p>
          </table:table-cell>
          <table:table-cell table:style-name="Gnumeric-default" table:formula="of:=[.E177]*[.$K$1]" office:value-type="float" office:value="0.0097229126840829849">
            <text:p>0.009722912684082985</text:p>
          </table:table-cell>
          <table:table-cell table:style-name="Gnumeric-default" table:formula="of:=[.$K$2]*([.E177]+[.G176])*0.02" office:value-type="float" office:value="1.9447198310562106e-06">
            <text:p>1.9447198310562106E-06</text:p>
          </table:table-cell>
          <table:table-cell table:style-name="Gnumeric-default" table:formula="of:=[.$K$3]*([.E177]-[.E176])/0.02" office:value-type="float" office:value="-0.0400567427277565">
            <text:p>−0.0400567427277565</text:p>
          </table:table-cell>
          <table:table-cell table:style-name="Gnumeric-default" table:formula="of:=SUM([.F177:.H177])" office:value-type="float" office:value="-0.030331885323842459">
            <text:p>−0.03033188532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352461785078049">
            <text:p>0.10352461785078049</text:p>
          </table:table-cell>
          <table:table-cell table:style-name="Gnumeric-default" office:value-type="float" office:value="0.080787017941474915">
            <text:p>0.08078701794147491</text:p>
          </table:table-cell>
          <table:table-cell table:style-name="Gnumeric-default"/>
          <table:table-cell table:style-name="Gnumeric-default" table:formula="of:=[.B178]-[.C178]" office:value-type="float" office:value="0.022737599909305573">
            <text:p>0.0227375999093056</text:p>
          </table:table-cell>
          <table:table-cell table:style-name="Gnumeric-default" table:formula="of:=[.E178]*[.$K$1]" office:value-type="float" office:value="0.0056843999773263931">
            <text:p>0.005684399977326393</text:p>
          </table:table-cell>
          <table:table-cell table:style-name="Gnumeric-default" table:formula="of:=[.$K$2]*([.E178]+[.G177])*0.02" office:value-type="float" office:value="1.1369772314568315e-06">
            <text:p>1.1369772314568315E-06</text:p>
          </table:table-cell>
          <table:table-cell table:style-name="Gnumeric-default" table:formula="of:=[.$K$3]*([.E178]-[.E177])/0.02" office:value-type="float" office:value="-0.040385127067565918">
            <text:p>−0.0403851270675659</text:p>
          </table:table-cell>
          <table:table-cell table:style-name="Gnumeric-default" table:formula="of:=SUM([.F178:.H178])" office:value-type="float" office:value="-0.034699590113008071">
            <text:p>−0.0346995901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1549413502216339">
            <text:p>0.08154941350221634</text:p>
          </table:table-cell>
          <table:table-cell table:style-name="Gnumeric-default" office:value-type="float" office:value="0.07814471423625946">
            <text:p>0.07814471423625946</text:p>
          </table:table-cell>
          <table:table-cell table:style-name="Gnumeric-default"/>
          <table:table-cell table:style-name="Gnumeric-default" table:formula="of:=[.B179]-[.C179]" office:value-type="float" office:value="0.0034046992659568787">
            <text:p>0.0034046992659569</text:p>
          </table:table-cell>
          <table:table-cell table:style-name="Gnumeric-default" table:formula="of:=[.E179]*[.$K$1]" office:value-type="float" office:value="0.00085117481648921967">
            <text:p>0.0008511748164892</text:p>
          </table:table-cell>
          <table:table-cell table:style-name="Gnumeric-default" table:formula="of:=[.$K$2]*([.E179]+[.G178])*0.02" office:value-type="float" office:value="1.702918121594168e-07">
            <text:p>1.702918121594168E-07</text:p>
          </table:table-cell>
          <table:table-cell table:style-name="Gnumeric-default" table:formula="of:=[.$K$3]*([.E179]-[.E178])/0.02" office:value-type="float" office:value="-0.048332251608371735">
            <text:p>−0.0483322516083717</text:p>
          </table:table-cell>
          <table:table-cell table:style-name="Gnumeric-default" table:formula="of:=SUM([.F179:.H179])" office:value-type="float" office:value="-0.047480906500070356">
            <text:p>−0.04748090650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4169235527515411">
            <text:p>0.06416923552751541</text:p>
          </table:table-cell>
          <table:table-cell table:style-name="Gnumeric-default" office:value-type="float" office:value="0.075414218008518219">
            <text:p>0.07541421800851822</text:p>
          </table:table-cell>
          <table:table-cell table:style-name="Gnumeric-default"/>
          <table:table-cell table:style-name="Gnumeric-default" table:formula="of:=[.B180]-[.C180]" office:value-type="float" office:value="-0.011244982481002808">
            <text:p>−0.011244982481</text:p>
          </table:table-cell>
          <table:table-cell table:style-name="Gnumeric-default" table:formula="of:=[.E180]*[.$K$1]" office:value-type="float" office:value="-0.0028112456202507019">
            <text:p>−0.0028112456202507</text:p>
          </table:table-cell>
          <table:table-cell table:style-name="Gnumeric-default" table:formula="of:=[.$K$2]*([.E180]+[.G179])*0.02" office:value-type="float" office:value="-5.6224060945953234e-07">
            <text:p>−5.6224060945953E−07</text:p>
          </table:table-cell>
          <table:table-cell table:style-name="Gnumeric-default" table:formula="of:=[.$K$3]*([.E180]-[.E179])/0.02" office:value-type="float" office:value="-0.036624204367399216">
            <text:p>−0.0366242043673992</text:p>
          </table:table-cell>
          <table:table-cell table:style-name="Gnumeric-default" table:formula="of:=SUM([.F180:.H180])" office:value-type="float" office:value="-0.039436012228259376">
            <text:p>−0.03943601222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2577012181282043">
            <text:p>0.012577012181282043</text:p>
          </table:table-cell>
          <table:table-cell table:style-name="Gnumeric-default" office:value-type="float" office:value="0.068472735583782196">
            <text:p>0.0684727355837822</text:p>
          </table:table-cell>
          <table:table-cell table:style-name="Gnumeric-default"/>
          <table:table-cell table:style-name="Gnumeric-default" table:formula="of:=[.B181]-[.C181]" office:value-type="float" office:value="-0.055895723402500153">
            <text:p>−0.0558957234025</text:p>
          </table:table-cell>
          <table:table-cell table:style-name="Gnumeric-default" table:formula="of:=[.E181]*[.$K$1]" office:value-type="float" office:value="-0.013973930850625038">
            <text:p>−0.013973930850625</text:p>
          </table:table-cell>
          <table:table-cell table:style-name="Gnumeric-default" table:formula="of:=[.$K$2]*([.E181]+[.G180])*0.02" office:value-type="float" office:value="-2.7948142821554808e-06">
            <text:p>−2.7948142821555E−06</text:p>
          </table:table-cell>
          <table:table-cell table:style-name="Gnumeric-default" table:formula="of:=[.$K$3]*([.E181]-[.E180])/0.02" office:value-type="float" office:value="-0.11162685230374336">
            <text:p>−0.1116268523037434</text:p>
          </table:table-cell>
          <table:table-cell table:style-name="Gnumeric-default" table:formula="of:=SUM([.F181:.H181])" office:value-type="float" office:value="-0.12560357796865054">
            <text:p>−0.12560357796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66953748464584351">
            <text:p>0.06695374846458435</text:p>
          </table:table-cell>
          <table:table-cell table:style-name="Gnumeric-default"/>
          <table:table-cell table:style-name="Gnumeric-default" table:formula="of:=[.B182]-[.C182]" office:value-type="float" office:value="-0.066953748464584351">
            <text:p>−0.06695374846458</text:p>
          </table:table-cell>
          <table:table-cell table:style-name="Gnumeric-default" table:formula="of:=[.E182]*[.$K$1]" office:value-type="float" office:value="-0.016738437116146088">
            <text:p>−0.0167384371161461</text:p>
          </table:table-cell>
          <table:table-cell table:style-name="Gnumeric-default" table:formula="of:=[.$K$2]*([.E182]+[.G181])*0.02" office:value-type="float" office:value="-3.3478271639433253e-06">
            <text:p>−3.3478271639433E−06</text:p>
          </table:table-cell>
          <table:table-cell table:style-name="Gnumeric-default" table:formula="of:=[.$K$3]*([.E182]-[.E181])/0.02" office:value-type="float" office:value="-0.027645062655210498">
            <text:p>−0.0276450626552105</text:p>
          </table:table-cell>
          <table:table-cell table:style-name="Gnumeric-default" table:formula="of:=SUM([.F182:.H182])" office:value-type="float" office:value="-0.044386847598520532">
            <text:p>−0.04438684759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63158795237541199">
            <text:p>0.0631587952375412</text:p>
          </table:table-cell>
          <table:table-cell table:style-name="Gnumeric-default"/>
          <table:table-cell table:style-name="Gnumeric-default" table:formula="of:=[.B183]-[.C183]" office:value-type="float" office:value="-0.063158795237541199">
            <text:p>−0.06315879523754</text:p>
          </table:table-cell>
          <table:table-cell table:style-name="Gnumeric-default" table:formula="of:=[.E183]*[.$K$1]" office:value-type="float" office:value="-0.0157896988093853">
            <text:p>−0.0157896988093853</text:p>
          </table:table-cell>
          <table:table-cell table:style-name="Gnumeric-default" table:formula="of:=[.$K$2]*([.E183]+[.G182])*0.02" office:value-type="float" office:value="-3.1581071532352578e-06">
            <text:p>−3.1581071532353E−06</text:p>
          </table:table-cell>
          <table:table-cell table:style-name="Gnumeric-default" table:formula="of:=[.$K$3]*([.E183]-[.E182])/0.02" office:value-type="float" office:value="0.0094873830676078796">
            <text:p>0.00948738306760788</text:p>
          </table:table-cell>
          <table:table-cell table:style-name="Gnumeric-default" table:formula="of:=SUM([.F183:.H183])" office:value-type="float" office:value="-0.0063054738489306556">
            <text:p>−0.00630547384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98163902759552">
            <text:p>0.0598163902759552</text:p>
          </table:table-cell>
          <table:table-cell table:style-name="Gnumeric-default"/>
          <table:table-cell table:style-name="Gnumeric-default" table:formula="of:=[.B184]-[.C184]" office:value-type="float" office:value="-0.0598163902759552">
            <text:p>−0.05981639027596</text:p>
          </table:table-cell>
          <table:table-cell table:style-name="Gnumeric-default" table:formula="of:=[.E184]*[.$K$1]" office:value-type="float" office:value="-0.0149540975689888">
            <text:p>−0.0149540975689888</text:p>
          </table:table-cell>
          <table:table-cell table:style-name="Gnumeric-default" table:formula="of:=[.$K$2]*([.E184]+[.G183])*0.02" office:value-type="float" office:value="-2.9909774191554223e-06">
            <text:p>−2.9909774191554E−06</text:p>
          </table:table-cell>
          <table:table-cell table:style-name="Gnumeric-default" table:formula="of:=[.$K$3]*([.E184]-[.E183])/0.02" office:value-type="float" office:value="0.0083560124039649963">
            <text:p>0.008356012403964996</text:p>
          </table:table-cell>
          <table:table-cell table:style-name="Gnumeric-default" table:formula="of:=SUM([.F184:.H184])" office:value-type="float" office:value="-0.0066010761424429593">
            <text:p>−0.00660107614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7568855583667755">
            <text:p>0.057568855583667755</text:p>
          </table:table-cell>
          <table:table-cell table:style-name="Gnumeric-default"/>
          <table:table-cell table:style-name="Gnumeric-default" table:formula="of:=[.B185]-[.C185]" office:value-type="float" office:value="-0.057568855583667755">
            <text:p>−0.05756885558367</text:p>
          </table:table-cell>
          <table:table-cell table:style-name="Gnumeric-default" table:formula="of:=[.E185]*[.$K$1]" office:value-type="float" office:value="-0.014392213895916939">
            <text:p>−0.0143922138959169</text:p>
          </table:table-cell>
          <table:table-cell table:style-name="Gnumeric-default" table:formula="of:=[.$K$2]*([.E185]+[.G184])*0.02" office:value-type="float" office:value="-2.8785923280543456e-06">
            <text:p>−2.8785923280543E−06</text:p>
          </table:table-cell>
          <table:table-cell table:style-name="Gnumeric-default" table:formula="of:=[.$K$3]*([.E185]-[.E184])/0.02" office:value-type="float" office:value="0.0056188367307186127">
            <text:p>0.005618836730718613</text:p>
          </table:table-cell>
          <table:table-cell table:style-name="Gnumeric-default" table:formula="of:=SUM([.F185:.H185])" office:value-type="float" office:value="-0.0087762557575263803">
            <text:p>−0.00877625575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2291303873062134">
            <text:p>0.052291303873062134</text:p>
          </table:table-cell>
          <table:table-cell table:style-name="Gnumeric-default"/>
          <table:table-cell table:style-name="Gnumeric-default" table:formula="of:=[.B186]-[.C186]" office:value-type="float" office:value="-0.052291303873062134">
            <text:p>−0.05229130387306</text:p>
          </table:table-cell>
          <table:table-cell table:style-name="Gnumeric-default" table:formula="of:=[.E186]*[.$K$1]" office:value-type="float" office:value="-0.013072825968265533">
            <text:p>−0.0130728259682655</text:p>
          </table:table-cell>
          <table:table-cell table:style-name="Gnumeric-default" table:formula="of:=[.$K$2]*([.E186]+[.G185])*0.02" office:value-type="float" office:value="-2.6147091232695092e-06">
            <text:p>−2.6147091232695E−06</text:p>
          </table:table-cell>
          <table:table-cell table:style-name="Gnumeric-default" table:formula="of:=[.$K$3]*([.E186]-[.E185])/0.02" office:value-type="float" office:value="0.013193879276514053">
            <text:p>0.013193879276514053</text:p>
          </table:table-cell>
          <table:table-cell table:style-name="Gnumeric-default" table:formula="of:=SUM([.F186:.H186])" office:value-type="float" office:value="0.00011843859912525039">
            <text:p>0.0001184385991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48878654837608337">
            <text:p>0.04887865483760834</text:p>
          </table:table-cell>
          <table:table-cell table:style-name="Gnumeric-default"/>
          <table:table-cell table:style-name="Gnumeric-default" table:formula="of:=[.B187]-[.C187]" office:value-type="float" office:value="-0.048878654837608337">
            <text:p>−0.04887865483761</text:p>
          </table:table-cell>
          <table:table-cell table:style-name="Gnumeric-default" table:formula="of:=[.E187]*[.$K$1]" office:value-type="float" office:value="-0.012219663709402084">
            <text:p>−0.0122196637094021</text:p>
          </table:table-cell>
          <table:table-cell table:style-name="Gnumeric-default" table:formula="of:=[.$K$2]*([.E187]+[.G186])*0.02" office:value-type="float" office:value="-2.4440634773365808e-06">
            <text:p>−2.4440634773366E−06</text:p>
          </table:table-cell>
          <table:table-cell table:style-name="Gnumeric-default" table:formula="of:=[.$K$3]*([.E187]-[.E186])/0.02" office:value-type="float" office:value="0.008531622588634491">
            <text:p>0.008531622588634491</text:p>
          </table:table-cell>
          <table:table-cell table:style-name="Gnumeric-default" table:formula="of:=SUM([.F187:.H187])" office:value-type="float" office:value="-0.0036904851842449299">
            <text:p>−0.00369048518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4459955170750618">
            <text:p>0.04459955170750618</text:p>
          </table:table-cell>
          <table:table-cell table:style-name="Gnumeric-default"/>
          <table:table-cell table:style-name="Gnumeric-default" table:formula="of:=[.B188]-[.C188]" office:value-type="float" office:value="-0.04459955170750618">
            <text:p>−0.04459955170751</text:p>
          </table:table-cell>
          <table:table-cell table:style-name="Gnumeric-default" table:formula="of:=[.E188]*[.$K$1]" office:value-type="float" office:value="-0.011149887926876545">
            <text:p>−0.0111498879268765</text:p>
          </table:table-cell>
          <table:table-cell table:style-name="Gnumeric-default" table:formula="of:=[.$K$2]*([.E188]+[.G187])*0.02" office:value-type="float" office:value="-2.2300997885491761e-06">
            <text:p>−2.2300997885492E−06</text:p>
          </table:table-cell>
          <table:table-cell table:style-name="Gnumeric-default" table:formula="of:=[.$K$3]*([.E188]-[.E187])/0.02" office:value-type="float" office:value="0.010697757825255394">
            <text:p>0.010697757825255394</text:p>
          </table:table-cell>
          <table:table-cell table:style-name="Gnumeric-default" table:formula="of:=SUM([.F188:.H188])" office:value-type="float" office:value="-0.00045436020140970012">
            <text:p>−0.00045436020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40200255811214447">
            <text:p>0.04020025581121445</text:p>
          </table:table-cell>
          <table:table-cell table:style-name="Gnumeric-default"/>
          <table:table-cell table:style-name="Gnumeric-default" table:formula="of:=[.B189]-[.C189]" office:value-type="float" office:value="-0.040200255811214447">
            <text:p>−0.04020025581121</text:p>
          </table:table-cell>
          <table:table-cell table:style-name="Gnumeric-default" table:formula="of:=[.E189]*[.$K$1]" office:value-type="float" office:value="-0.010050063952803612">
            <text:p>−0.0100500639528036</text:p>
          </table:table-cell>
          <table:table-cell table:style-name="Gnumeric-default" table:formula="of:=[.$K$2]*([.E189]+[.G188])*0.02" office:value-type="float" office:value="-2.0101242955501498e-06">
            <text:p>−2.0101242955501E−06</text:p>
          </table:table-cell>
          <table:table-cell table:style-name="Gnumeric-default" table:formula="of:=[.$K$3]*([.E189]-[.E188])/0.02" office:value-type="float" office:value="0.010998239740729332">
            <text:p>0.010998239740729332</text:p>
          </table:table-cell>
          <table:table-cell table:style-name="Gnumeric-default" table:formula="of:=SUM([.F189:.H189])" office:value-type="float" office:value="0.00094616566363017003">
            <text:p>0.000946165663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6727283149957657">
            <text:p>0.03672728314995766</text:p>
          </table:table-cell>
          <table:table-cell table:style-name="Gnumeric-default"/>
          <table:table-cell table:style-name="Gnumeric-default" table:formula="of:=[.B190]-[.C190]" office:value-type="float" office:value="-0.036727283149957657">
            <text:p>−0.03672728314996</text:p>
          </table:table-cell>
          <table:table-cell table:style-name="Gnumeric-default" table:formula="of:=[.E190]*[.$K$1]" office:value-type="float" office:value="-0.0091818207874894142">
            <text:p>−0.0091818207874894</text:p>
          </table:table-cell>
          <table:table-cell table:style-name="Gnumeric-default" table:formula="of:=[.$K$2]*([.E190]+[.G189])*0.02" office:value-type="float" office:value="-1.8364646637126602e-06">
            <text:p>−1.8364646637127E−06</text:p>
          </table:table-cell>
          <table:table-cell table:style-name="Gnumeric-default" table:formula="of:=[.$K$3]*([.E190]-[.E189])/0.02" office:value-type="float" office:value="0.0086824316531419754">
            <text:p>0.008682431653141975</text:p>
          </table:table-cell>
          <table:table-cell table:style-name="Gnumeric-default" table:formula="of:=SUM([.F190:.H190])" office:value-type="float" office:value="-0.00050122559901115144">
            <text:p>−0.0005012255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3350534737110138">
            <text:p>0.03335053473711014</text:p>
          </table:table-cell>
          <table:table-cell table:style-name="Gnumeric-default"/>
          <table:table-cell table:style-name="Gnumeric-default" table:formula="of:=[.B191]-[.C191]" office:value-type="float" office:value="-0.033350534737110138">
            <text:p>−0.03335053473711</text:p>
          </table:table-cell>
          <table:table-cell table:style-name="Gnumeric-default" table:formula="of:=[.E191]*[.$K$1]" office:value-type="float" office:value="-0.0083376336842775345">
            <text:p>−0.0083376336842775</text:p>
          </table:table-cell>
          <table:table-cell table:style-name="Gnumeric-default" table:formula="of:=[.$K$2]*([.E191]+[.G190])*0.02" office:value-type="float" office:value="-1.6676185600886929e-06">
            <text:p>−1.6676185600887E−06</text:p>
          </table:table-cell>
          <table:table-cell table:style-name="Gnumeric-default" table:formula="of:=[.$K$3]*([.E191]-[.E190])/0.02" office:value-type="float" office:value="0.0084418710321187973">
            <text:p>0.008441871032118797</text:p>
          </table:table-cell>
          <table:table-cell table:style-name="Gnumeric-default" table:formula="of:=SUM([.F191:.H191])" office:value-type="float" office:value="0.00010256972928117412">
            <text:p>0.0001025697292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0846433714032173">
            <text:p>0.030846433714032173</text:p>
          </table:table-cell>
          <table:table-cell table:style-name="Gnumeric-default"/>
          <table:table-cell table:style-name="Gnumeric-default" table:formula="of:=[.B192]-[.C192]" office:value-type="float" office:value="-0.030846433714032173">
            <text:p>−0.03084643371403</text:p>
          </table:table-cell>
          <table:table-cell table:style-name="Gnumeric-default" table:formula="of:=[.E192]*[.$K$1]" office:value-type="float" office:value="-0.0077116084285080433">
            <text:p>−0.007711608428508</text:p>
          </table:table-cell>
          <table:table-cell table:style-name="Gnumeric-default" table:formula="of:=[.$K$2]*([.E192]+[.G191])*0.02" office:value-type="float" office:value="-1.5424050666296131e-06">
            <text:p>−1.5424050666296E−06</text:p>
          </table:table-cell>
          <table:table-cell table:style-name="Gnumeric-default" table:formula="of:=[.$K$3]*([.E192]-[.E191])/0.02" office:value-type="float" office:value="0.006260252557694912">
            <text:p>0.006260252557694912</text:p>
          </table:table-cell>
          <table:table-cell table:style-name="Gnumeric-default" table:formula="of:=SUM([.F192:.H192])" office:value-type="float" office:value="-0.0014528982758797609">
            <text:p>−0.00145289827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5861237198114395">
            <text:p>0.025861237198114395</text:p>
          </table:table-cell>
          <table:table-cell table:style-name="Gnumeric-default"/>
          <table:table-cell table:style-name="Gnumeric-default" table:formula="of:=[.B193]-[.C193]" office:value-type="float" office:value="-0.025861237198114395">
            <text:p>−0.02586123719811</text:p>
          </table:table-cell>
          <table:table-cell table:style-name="Gnumeric-default" table:formula="of:=[.E193]*[.$K$1]" office:value-type="float" office:value="-0.0064653092995285988">
            <text:p>−0.0064653092995286</text:p>
          </table:table-cell>
          <table:table-cell table:style-name="Gnumeric-default" table:formula="of:=[.$K$2]*([.E193]+[.G192])*0.02" office:value-type="float" office:value="-1.2931389801590511e-06">
            <text:p>−1.2931389801591E−06</text:p>
          </table:table-cell>
          <table:table-cell table:style-name="Gnumeric-default" table:formula="of:=[.$K$3]*([.E193]-[.E192])/0.02" office:value-type="float" office:value="0.012462991289794445">
            <text:p>0.012462991289794445</text:p>
          </table:table-cell>
          <table:table-cell table:style-name="Gnumeric-default" table:formula="of:=SUM([.F193:.H193])" office:value-type="float" office:value="0.005996388851285687">
            <text:p>0.0059963888512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8805982545018196">
            <text:p>0.018805982545018196</text:p>
          </table:table-cell>
          <table:table-cell table:style-name="Gnumeric-default"/>
          <table:table-cell table:style-name="Gnumeric-default" table:formula="of:=[.B194]-[.C194]" office:value-type="float" office:value="-0.018805982545018196">
            <text:p>−0.01880598254502</text:p>
          </table:table-cell>
          <table:table-cell table:style-name="Gnumeric-default" table:formula="of:=[.E194]*[.$K$1]" office:value-type="float" office:value="-0.004701495636254549">
            <text:p>−0.0047014956362545</text:p>
          </table:table-cell>
          <table:table-cell table:style-name="Gnumeric-default" table:formula="of:=[.$K$2]*([.E194]+[.G193])*0.02" office:value-type="float" office:value="-9.4036378419991793e-07">
            <text:p>−9.4036378419992E−07</text:p>
          </table:table-cell>
          <table:table-cell table:style-name="Gnumeric-default" table:formula="of:=[.$K$3]*([.E194]-[.E193])/0.02" office:value-type="float" office:value="0.017638136632740498">
            <text:p>0.017638136632740498</text:p>
          </table:table-cell>
          <table:table-cell table:style-name="Gnumeric-default" table:formula="of:=SUM([.F194:.H194])" office:value-type="float" office:value="0.012935700632701748">
            <text:p>0.0129357006327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7192116007208824">
            <text:p>0.017192116007208824</text:p>
          </table:table-cell>
          <table:table-cell table:style-name="Gnumeric-default"/>
          <table:table-cell table:style-name="Gnumeric-default" table:formula="of:=[.B195]-[.C195]" office:value-type="float" office:value="-0.017192116007208824">
            <text:p>−0.01719211600721</text:p>
          </table:table-cell>
          <table:table-cell table:style-name="Gnumeric-default" table:formula="of:=[.E195]*[.$K$1]" office:value-type="float" office:value="-0.004298029001802206">
            <text:p>−0.0042980290018022</text:p>
          </table:table-cell>
          <table:table-cell table:style-name="Gnumeric-default" table:formula="of:=[.$K$2]*([.E195]+[.G194])*0.02" office:value-type="float" office:value="-8.5965281854965117e-07">
            <text:p>−8.5965281854965E−07</text:p>
          </table:table-cell>
          <table:table-cell table:style-name="Gnumeric-default" table:formula="of:=[.$K$3]*([.E195]-[.E194])/0.02" office:value-type="float" office:value="0.0040346663445234299">
            <text:p>0.00403466634452343</text:p>
          </table:table-cell>
          <table:table-cell table:style-name="Gnumeric-default" table:formula="of:=SUM([.F195:.H195])" office:value-type="float" office:value="-0.00026422231009732579">
            <text:p>−0.00026422231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4764432795345783">
            <text:p>0.014764432795345783</text:p>
          </table:table-cell>
          <table:table-cell table:style-name="Gnumeric-default"/>
          <table:table-cell table:style-name="Gnumeric-default" table:formula="of:=[.B196]-[.C196]" office:value-type="float" office:value="-0.014764432795345783">
            <text:p>−0.01476443279535</text:p>
          </table:table-cell>
          <table:table-cell table:style-name="Gnumeric-default" table:formula="of:=[.E196]*[.$K$1]" office:value-type="float" office:value="-0.0036911081988364458">
            <text:p>−0.0036911081988364</text:p>
          </table:table-cell>
          <table:table-cell table:style-name="Gnumeric-default" table:formula="of:=[.$K$2]*([.E196]+[.G195])*0.02" office:value-type="float" office:value="-7.382646224082166e-07">
            <text:p>−7.3826462240822E−07</text:p>
          </table:table-cell>
          <table:table-cell table:style-name="Gnumeric-default" table:formula="of:=[.$K$3]*([.E196]-[.E195])/0.02" office:value-type="float" office:value="0.0060692080296576023">
            <text:p>0.006069208029657602</text:p>
          </table:table-cell>
          <table:table-cell table:style-name="Gnumeric-default" table:formula="of:=SUM([.F196:.H196])" office:value-type="float" office:value="0.0023773615661987482">
            <text:p>0.0023773615661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97]-[.C197]" office:value-type="float" office:value="0">
            <text:p>0</text:p>
          </table:table-cell>
          <table:table-cell table:style-name="Gnumeric-default" table:formula="of:=[.E197]*[.$K$1]" office:value-type="float" office:value="0">
            <text:p>0</text:p>
          </table:table-cell>
          <table:table-cell table:style-name="Gnumeric-default" table:formula="of:=[.$K$2]*([.E197]+[.G196])*0.02" office:value-type="float" office:value="-3.6913231120410829e-11">
            <text:p>−3.6913231120411E−11</text:p>
          </table:table-cell>
          <table:table-cell table:style-name="Gnumeric-default" table:formula="of:=[.$K$3]*([.E197]-[.E196])/0.02" office:value-type="float" office:value="0.036911081988364458">
            <text:p>0.03691108198836446</text:p>
          </table:table-cell>
          <table:table-cell table:style-name="Gnumeric-default" table:formula="of:=SUM([.F197:.H197])" office:value-type="float" office:value="0.036911081951451229">
            <text:p>0.0369110819514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2621934749186039">
            <text:p>0.002621934749186039</text:p>
          </table:table-cell>
          <table:table-cell table:style-name="Gnumeric-default"/>
          <table:table-cell table:style-name="Gnumeric-default" table:formula="of:=[.B198]-[.C198]" office:value-type="float" office:value="-0.002621934749186039">
            <text:p>−0.00262193474919</text:p>
          </table:table-cell>
          <table:table-cell table:style-name="Gnumeric-default" table:formula="of:=[.E198]*[.$K$1]" office:value-type="float" office:value="-0.00065548368729650974">
            <text:p>−0.0006554836872965</text:p>
          </table:table-cell>
          <table:table-cell table:style-name="Gnumeric-default" table:formula="of:=[.$K$2]*([.E198]+[.G197])*0.02" office:value-type="float" office:value="-1.310967393049635e-07">
            <text:p>−1.3109673930496E−07</text:p>
          </table:table-cell>
          <table:table-cell table:style-name="Gnumeric-default" table:formula="of:=[.$K$3]*([.E198]-[.E197])/0.02" office:value-type="float" office:value="-0.0065548368729650983">
            <text:p>−0.0065548368729651</text:p>
          </table:table-cell>
          <table:table-cell table:style-name="Gnumeric-default" table:formula="of:=SUM([.F198:.H198])" office:value-type="float" office:value="-0.0072104516570009134">
            <text:p>−0.0072104516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99]-[.C199]" office:value-type="float" office:value="0">
            <text:p>0</text:p>
          </table:table-cell>
          <table:table-cell table:style-name="Gnumeric-default" table:formula="of:=[.E199]*[.$K$1]" office:value-type="float" office:value="0">
            <text:p>0</text:p>
          </table:table-cell>
          <table:table-cell table:style-name="Gnumeric-default" table:formula="of:=[.$K$2]*([.E199]+[.G198])*0.02" office:value-type="float" office:value="-6.5548369652481753e-12">
            <text:p>−6.5548369652482E−12</text:p>
          </table:table-cell>
          <table:table-cell table:style-name="Gnumeric-default" table:formula="of:=[.$K$3]*([.E199]-[.E198])/0.02" office:value-type="float" office:value="0.0065548368729650983">
            <text:p>0.006554836872965098</text:p>
          </table:table-cell>
          <table:table-cell table:style-name="Gnumeric-default" table:formula="of:=SUM([.F199:.H199])" office:value-type="float" office:value="0.0065548368664102618">
            <text:p>0.006554836866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200]-[.C200]" office:value-type="float" office:value="0">
            <text:p>0</text:p>
          </table:table-cell>
          <table:table-cell table:style-name="Gnumeric-default" table:formula="of:=[.E200]*[.$K$1]" office:value-type="float" office:value="0">
            <text:p>0</text:p>
          </table:table-cell>
          <table:table-cell table:style-name="Gnumeric-default" table:formula="of:=[.$K$2]*([.E200]+[.G199])*0.02" office:value-type="float" office:value="-3.2774184826240876e-16">
            <text:p>−3.2774184826241E−16</text:p>
          </table:table-cell>
          <table:table-cell table:style-name="Gnumeric-default" table:formula="of:=[.$K$3]*([.E200]-[.E199])/0.02" office:value-type="float" office:value="0">
            <text:p>0</text:p>
          </table:table-cell>
          <table:table-cell table:style-name="Gnumeric-default" table:formula="of:=SUM([.F200:.H200])" office:value-type="float" office:value="-3.2774184826240876e-16">
            <text:p>−3.277418483E−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table:formula="of:=[.B201]-[.C201]" office:value-type="float" office:value="-1">
            <text:p>−1</text:p>
          </table:table-cell>
          <table:table-cell table:style-name="Gnumeric-default" table:formula="of:=[.E201]*[.$K$1]" office:value-type="float" office:value="-0.25">
            <text:p>−0.25</text:p>
          </table:table-cell>
          <table:table-cell table:style-name="Gnumeric-default" table:formula="of:=[.$K$2]*([.E201]+[.G200])*0.02" office:value-type="float" office:value="-5.0000000000000009e-05">
            <text:p>−5E−05</text:p>
          </table:table-cell>
          <table:table-cell table:style-name="Gnumeric-default" table:formula="of:=[.$K$3]*([.E201]-[.E200])/0.02" office:value-type="float" office:value="-2.5">
            <text:p>−2.5</text:p>
          </table:table-cell>
          <table:table-cell table:style-name="Gnumeric-default" table:formula="of:=SUM([.F201:.H201])" office:value-type="float" office:value="-2.7500499999999999">
            <text:p>−2.750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72599597275257111">
            <text:p>0.07259959727525711</text:p>
          </table:table-cell>
          <table:table-cell table:style-name="Gnumeric-default"/>
          <table:table-cell table:style-name="Gnumeric-default" table:formula="of:=[.B202]-[.C202]" office:value-type="float" office:value="-0.072599597275257111">
            <text:p>−0.07259959727526</text:p>
          </table:table-cell>
          <table:table-cell table:style-name="Gnumeric-default" table:formula="of:=[.E202]*[.$K$1]" office:value-type="float" office:value="-0.018149899318814278">
            <text:p>−0.0181498993188143</text:p>
          </table:table-cell>
          <table:table-cell table:style-name="Gnumeric-default" table:formula="of:=[.$K$2]*([.E202]+[.G201])*0.02" office:value-type="float" office:value="-3.6324798637628555e-06">
            <text:p>−3.6324798637629E−06</text:p>
          </table:table-cell>
          <table:table-cell table:style-name="Gnumeric-default" table:formula="of:=[.$K$3]*([.E202]-[.E201])/0.02" office:value-type="float" office:value="2.3185010068118572">
            <text:p>2.3185010068118572</text:p>
          </table:table-cell>
          <table:table-cell table:style-name="Gnumeric-default" table:formula="of:=SUM([.F202:.H202])" office:value-type="float" office:value="2.3003474750131794">
            <text:p>2.3003474750131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70674233138561249">
            <text:p>0.07067423313856125</text:p>
          </table:table-cell>
          <table:table-cell table:style-name="Gnumeric-default"/>
          <table:table-cell table:style-name="Gnumeric-default" table:formula="of:=[.B203]-[.C203]" office:value-type="float" office:value="-0.070674233138561249">
            <text:p>−0.07067423313856</text:p>
          </table:table-cell>
          <table:table-cell table:style-name="Gnumeric-default" table:formula="of:=[.E203]*[.$K$1]" office:value-type="float" office:value="-0.017668558284640312">
            <text:p>−0.0176685582846403</text:p>
          </table:table-cell>
          <table:table-cell table:style-name="Gnumeric-default" table:formula="of:=[.$K$2]*([.E203]+[.G202])*0.02" office:value-type="float" office:value="-3.5338932809212503e-06">
            <text:p>−3.5338932809213E−06</text:p>
          </table:table-cell>
          <table:table-cell table:style-name="Gnumeric-default" table:formula="of:=[.$K$3]*([.E203]-[.E202])/0.02" office:value-type="float" office:value="0.0048134103417396554">
            <text:p>0.004813410341739655</text:p>
          </table:table-cell>
          <table:table-cell table:style-name="Gnumeric-default" table:formula="of:=SUM([.F203:.H203])" office:value-type="float" office:value="-0.012858681836181577">
            <text:p>−0.01285868183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67603655159473419">
            <text:p>0.06760365515947342</text:p>
          </table:table-cell>
          <table:table-cell table:style-name="Gnumeric-default"/>
          <table:table-cell table:style-name="Gnumeric-default" table:formula="of:=[.B204]-[.C204]" office:value-type="float" office:value="-0.067603655159473419">
            <text:p>−0.06760365515947</text:p>
          </table:table-cell>
          <table:table-cell table:style-name="Gnumeric-default" table:formula="of:=[.E204]*[.$K$1]" office:value-type="float" office:value="-0.016900913789868355">
            <text:p>−0.0169009137898684</text:p>
          </table:table-cell>
          <table:table-cell table:style-name="Gnumeric-default" table:formula="of:=[.$K$2]*([.E204]+[.G203])*0.02" office:value-type="float" office:value="-3.3803594526377173e-06">
            <text:p>−3.3803594526377E−06</text:p>
          </table:table-cell>
          <table:table-cell table:style-name="Gnumeric-default" table:formula="of:=[.$K$3]*([.E204]-[.E203])/0.02" office:value-type="float" office:value="0.0076764449477195748">
            <text:p>0.007676444947719575</text:p>
          </table:table-cell>
          <table:table-cell table:style-name="Gnumeric-default" table:formula="of:=SUM([.F204:.H204])" office:value-type="float" office:value="-0.0092278492016014176">
            <text:p>−0.00922784920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67211754620075226">
            <text:p>0.06721175462007523</text:p>
          </table:table-cell>
          <table:table-cell table:style-name="Gnumeric-default"/>
          <table:table-cell table:style-name="Gnumeric-default" table:formula="of:=[.B205]-[.C205]" office:value-type="float" office:value="-0.067211754620075226">
            <text:p>−0.06721175462008</text:p>
          </table:table-cell>
          <table:table-cell table:style-name="Gnumeric-default" table:formula="of:=[.E205]*[.$K$1]" office:value-type="float" office:value="-0.016802938655018806">
            <text:p>−0.0168029386550188</text:p>
          </table:table-cell>
          <table:table-cell table:style-name="Gnumeric-default" table:formula="of:=[.$K$2]*([.E205]+[.G204])*0.02" office:value-type="float" office:value="-3.3607567489763934e-06">
            <text:p>−3.3607567489764E−06</text:p>
          </table:table-cell>
          <table:table-cell table:style-name="Gnumeric-default" table:formula="of:=[.$K$3]*([.E205]-[.E204])/0.02" office:value-type="float" office:value="0.0009797513484954834">
            <text:p>0.0009797513484955</text:p>
          </table:table-cell>
          <table:table-cell table:style-name="Gnumeric-default" table:formula="of:=SUM([.F205:.H205])" office:value-type="float" office:value="-0.0158265480632723">
            <text:p>−0.01582654806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4302848875522614">
            <text:p>0.054302848875522614</text:p>
          </table:table-cell>
          <table:table-cell table:style-name="Gnumeric-default"/>
          <table:table-cell table:style-name="Gnumeric-default" table:formula="of:=[.B206]-[.C206]" office:value-type="float" office:value="-0.054302848875522614">
            <text:p>−0.05430284887552</text:p>
          </table:table-cell>
          <table:table-cell table:style-name="Gnumeric-default" table:formula="of:=[.E206]*[.$K$1]" office:value-type="float" office:value="-0.013575712218880653">
            <text:p>−0.0135757122188807</text:p>
          </table:table-cell>
          <table:table-cell table:style-name="Gnumeric-default" table:formula="of:=[.$K$2]*([.E206]+[.G205])*0.02" office:value-type="float" office:value="-2.71531048161358e-06">
            <text:p>−2.71531048161358E-06</text:p>
          </table:table-cell>
          <table:table-cell table:style-name="Gnumeric-default" table:formula="of:=[.$K$3]*([.E206]-[.E205])/0.02" office:value-type="float" office:value="0.032272264361381538">
            <text:p>0.03227226436138154</text:p>
          </table:table-cell>
          <table:table-cell table:style-name="Gnumeric-default" table:formula="of:=SUM([.F206:.H206])" office:value-type="float" office:value="0.018693836832019271">
            <text:p>0.0186938368320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60830026865005493">
            <text:p>0.06083002686500549</text:p>
          </table:table-cell>
          <table:table-cell table:style-name="Gnumeric-default"/>
          <table:table-cell table:style-name="Gnumeric-default" table:formula="of:=[.B207]-[.C207]" office:value-type="float" office:value="-0.060830026865005493">
            <text:p>−0.06083002686501</text:p>
          </table:table-cell>
          <table:table-cell table:style-name="Gnumeric-default" table:formula="of:=[.E207]*[.$K$1]" office:value-type="float" office:value="-0.015207506716251373">
            <text:p>−0.0152075067162514</text:p>
          </table:table-cell>
          <table:table-cell table:style-name="Gnumeric-default" table:formula="of:=[.$K$2]*([.E207]+[.G206])*0.02" office:value-type="float" office:value="-3.0416371087743551e-06">
            <text:p>−3.0416371087744E−06</text:p>
          </table:table-cell>
          <table:table-cell table:style-name="Gnumeric-default" table:formula="of:=[.$K$3]*([.E207]-[.E206])/0.02" office:value-type="float" office:value="-0.016317944973707199">
            <text:p>−0.0163179449737072</text:p>
          </table:table-cell>
          <table:table-cell table:style-name="Gnumeric-default" table:formula="of:=SUM([.F207:.H207])" office:value-type="float" office:value="-0.03152849332706735">
            <text:p>−0.03152849332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9091344475746155">
            <text:p>0.059091344475746155</text:p>
          </table:table-cell>
          <table:table-cell table:style-name="Gnumeric-default"/>
          <table:table-cell table:style-name="Gnumeric-default" table:formula="of:=[.B208]-[.C208]" office:value-type="float" office:value="-0.059091344475746155">
            <text:p>−0.05909134447575</text:p>
          </table:table-cell>
          <table:table-cell table:style-name="Gnumeric-default" table:formula="of:=[.E208]*[.$K$1]" office:value-type="float" office:value="-0.014772836118936539">
            <text:p>−0.0147728361189365</text:p>
          </table:table-cell>
          <table:table-cell table:style-name="Gnumeric-default" table:formula="of:=[.$K$2]*([.E208]+[.G207])*0.02" office:value-type="float" office:value="-2.9547193056427467e-06">
            <text:p>−2.9547193056427E−06</text:p>
          </table:table-cell>
          <table:table-cell table:style-name="Gnumeric-default" table:formula="of:=[.$K$3]*([.E208]-[.E207])/0.02" office:value-type="float" office:value="0.0043467059731483459">
            <text:p>0.004346705973148346</text:p>
          </table:table-cell>
          <table:table-cell table:style-name="Gnumeric-default" table:formula="of:=SUM([.F208:.H208])" office:value-type="float" office:value="-0.010429084865093835">
            <text:p>−0.01042908486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6074097752571106">
            <text:p>0.056074097752571106</text:p>
          </table:table-cell>
          <table:table-cell table:style-name="Gnumeric-default"/>
          <table:table-cell table:style-name="Gnumeric-default" table:formula="of:=[.B209]-[.C209]" office:value-type="float" office:value="-0.056074097752571106">
            <text:p>−0.05607409775257</text:p>
          </table:table-cell>
          <table:table-cell table:style-name="Gnumeric-default" table:formula="of:=[.E209]*[.$K$1]" office:value-type="float" office:value="-0.014018524438142776">
            <text:p>−0.0140185244381428</text:p>
          </table:table-cell>
          <table:table-cell table:style-name="Gnumeric-default" table:formula="of:=[.$K$2]*([.E209]+[.G208])*0.02" office:value-type="float" office:value="-2.8038526235938376e-06">
            <text:p>−2.8038526235938E−06</text:p>
          </table:table-cell>
          <table:table-cell table:style-name="Gnumeric-default" table:formula="of:=[.$K$3]*([.E209]-[.E208])/0.02" office:value-type="float" office:value="0.0075431168079376221">
            <text:p>0.007543116807937622</text:p>
          </table:table-cell>
          <table:table-cell table:style-name="Gnumeric-default" table:formula="of:=SUM([.F209:.H209])" office:value-type="float" office:value="-0.0064782114828287485">
            <text:p>−0.00647821148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4054554551839828">
            <text:p>0.05405455455183983</text:p>
          </table:table-cell>
          <table:table-cell table:style-name="Gnumeric-default"/>
          <table:table-cell table:style-name="Gnumeric-default" table:formula="of:=[.B210]-[.C210]" office:value-type="float" office:value="-0.054054554551839828">
            <text:p>−0.05405455455184</text:p>
          </table:table-cell>
          <table:table-cell table:style-name="Gnumeric-default" table:formula="of:=[.E210]*[.$K$1]" office:value-type="float" office:value="-0.013513638637959957">
            <text:p>−0.01351363863796</text:p>
          </table:table-cell>
          <table:table-cell table:style-name="Gnumeric-default" table:formula="of:=[.$K$2]*([.E210]+[.G209])*0.02" office:value-type="float" office:value="-2.7028679202231708e-06">
            <text:p>−2.7028679202232E−06</text:p>
          </table:table-cell>
          <table:table-cell table:style-name="Gnumeric-default" table:formula="of:=[.$K$3]*([.E210]-[.E209])/0.02" office:value-type="float" office:value="0.0050488580018281937">
            <text:p>0.005048858001828194</text:p>
          </table:table-cell>
          <table:table-cell table:style-name="Gnumeric-default" table:formula="of:=SUM([.F210:.H210])" office:value-type="float" office:value="-0.0084674835040519873">
            <text:p>−0.00846748350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3359411656856537">
            <text:p>0.05335941165685654</text:p>
          </table:table-cell>
          <table:table-cell table:style-name="Gnumeric-default"/>
          <table:table-cell table:style-name="Gnumeric-default" table:formula="of:=[.B211]-[.C211]" office:value-type="float" office:value="-0.053359411656856537">
            <text:p>−0.05335941165686</text:p>
          </table:table-cell>
          <table:table-cell table:style-name="Gnumeric-default" table:formula="of:=[.E211]*[.$K$1]" office:value-type="float" office:value="-0.013339852914214134">
            <text:p>−0.0133398529142141</text:p>
          </table:table-cell>
          <table:table-cell table:style-name="Gnumeric-default" table:formula="of:=[.$K$2]*([.E211]+[.G210])*0.02" office:value-type="float" office:value="-2.668105726238838e-06">
            <text:p>−2.6681057262388E−06</text:p>
          </table:table-cell>
          <table:table-cell table:style-name="Gnumeric-default" table:formula="of:=[.$K$3]*([.E211]-[.E210])/0.02" office:value-type="float" office:value="0.0017378572374582293">
            <text:p>0.0017378572374582</text:p>
          </table:table-cell>
          <table:table-cell table:style-name="Gnumeric-default" table:formula="of:=SUM([.F211:.H211])" office:value-type="float" office:value="-0.011604663782482144">
            <text:p>−0.01160466378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0870612263679504">
            <text:p>0.050870612263679504</text:p>
          </table:table-cell>
          <table:table-cell table:style-name="Gnumeric-default"/>
          <table:table-cell table:style-name="Gnumeric-default" table:formula="of:=[.B212]-[.C212]" office:value-type="float" office:value="-0.050870612263679504">
            <text:p>−0.05087061226368</text:p>
          </table:table-cell>
          <table:table-cell table:style-name="Gnumeric-default" table:formula="of:=[.E212]*[.$K$1]" office:value-type="float" office:value="-0.012717653065919876">
            <text:p>−0.0127176530659199</text:p>
          </table:table-cell>
          <table:table-cell table:style-name="Gnumeric-default" table:formula="of:=[.$K$2]*([.E212]+[.G211])*0.02" office:value-type="float" office:value="-2.5436640184702871e-06">
            <text:p>−2.5436640184703E−06</text:p>
          </table:table-cell>
          <table:table-cell table:style-name="Gnumeric-default" table:formula="of:=[.$K$3]*([.E212]-[.E211])/0.02" office:value-type="float" office:value="0.0062219984829425812">
            <text:p>0.006221998482942581</text:p>
          </table:table-cell>
          <table:table-cell table:style-name="Gnumeric-default" table:formula="of:=SUM([.F212:.H212])" office:value-type="float" office:value="-0.0064981982469957652">
            <text:p>−0.0064981982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1732670515775681">
            <text:p>0.05173267051577568</text:p>
          </table:table-cell>
          <table:table-cell table:style-name="Gnumeric-default"/>
          <table:table-cell table:style-name="Gnumeric-default" table:formula="of:=[.B213]-[.C213]" office:value-type="float" office:value="-0.051732670515775681">
            <text:p>−0.05173267051578</text:p>
          </table:table-cell>
          <table:table-cell table:style-name="Gnumeric-default" table:formula="of:=[.E213]*[.$K$1]" office:value-type="float" office:value="-0.01293316762894392">
            <text:p>−0.0129331676289439</text:p>
          </table:table-cell>
          <table:table-cell table:style-name="Gnumeric-default" table:formula="of:=[.$K$2]*([.E213]+[.G212])*0.02" office:value-type="float" office:value="-2.5867607089897077e-06">
            <text:p>−2.5867607089897E−06</text:p>
          </table:table-cell>
          <table:table-cell table:style-name="Gnumeric-default" table:formula="of:=[.$K$3]*([.E213]-[.E212])/0.02" office:value-type="float" office:value="-0.0021551456302404404">
            <text:p>−0.0021551456302404</text:p>
          </table:table-cell>
          <table:table-cell table:style-name="Gnumeric-default" table:formula="of:=SUM([.F213:.H213])" office:value-type="float" office:value="-0.01509090001989335">
            <text:p>−0.01509090001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49562685191631317">
            <text:p>0.04956268519163132</text:p>
          </table:table-cell>
          <table:table-cell table:style-name="Gnumeric-default"/>
          <table:table-cell table:style-name="Gnumeric-default" table:formula="of:=[.B214]-[.C214]" office:value-type="float" office:value="-0.049562685191631317">
            <text:p>−0.04956268519163</text:p>
          </table:table-cell>
          <table:table-cell table:style-name="Gnumeric-default" table:formula="of:=[.E214]*[.$K$1]" office:value-type="float" office:value="-0.012390671297907829">
            <text:p>−0.0123906712979078</text:p>
          </table:table-cell>
          <table:table-cell table:style-name="Gnumeric-default" table:formula="of:=[.$K$2]*([.E214]+[.G213])*0.02" office:value-type="float" office:value="-2.4782635976170153e-06">
            <text:p>−2.4782635976170E−06</text:p>
          </table:table-cell>
          <table:table-cell table:style-name="Gnumeric-default" table:formula="of:=[.$K$3]*([.E214]-[.E213])/0.02" office:value-type="float" office:value="0.0054249633103609085">
            <text:p>0.0054249633103609</text:p>
          </table:table-cell>
          <table:table-cell table:style-name="Gnumeric-default" table:formula="of:=SUM([.F214:.H214])" office:value-type="float" office:value="-0.0069681862511445378">
            <text:p>−0.00696818625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44225979596376419">
            <text:p>0.04422597959637642</text:p>
          </table:table-cell>
          <table:table-cell table:style-name="Gnumeric-default"/>
          <table:table-cell table:style-name="Gnumeric-default" table:formula="of:=[.B215]-[.C215]" office:value-type="float" office:value="-0.044225979596376419">
            <text:p>−0.04422597959638</text:p>
          </table:table-cell>
          <table:table-cell table:style-name="Gnumeric-default" table:formula="of:=[.E215]*[.$K$1]" office:value-type="float" office:value="-0.011056494899094105">
            <text:p>−0.0110564948990941</text:p>
          </table:table-cell>
          <table:table-cell table:style-name="Gnumeric-default" table:formula="of:=[.$K$2]*([.E215]+[.G214])*0.02" office:value-type="float" office:value="-2.211422892998702e-06">
            <text:p>−2.2114228929987E−06</text:p>
          </table:table-cell>
          <table:table-cell table:style-name="Gnumeric-default" table:formula="of:=[.$K$3]*([.E215]-[.E214])/0.02" office:value-type="float" office:value="0.013341763988137245">
            <text:p>0.013341763988137245</text:p>
          </table:table-cell>
          <table:table-cell table:style-name="Gnumeric-default" table:formula="of:=SUM([.F215:.H215])" office:value-type="float" office:value="0.0022830576661501418">
            <text:p>0.002283057666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48677653074264526">
            <text:p>0.048677653074264526</text:p>
          </table:table-cell>
          <table:table-cell table:style-name="Gnumeric-default"/>
          <table:table-cell table:style-name="Gnumeric-default" table:formula="of:=[.B216]-[.C216]" office:value-type="float" office:value="-0.048677653074264526">
            <text:p>−0.04867765307426</text:p>
          </table:table-cell>
          <table:table-cell table:style-name="Gnumeric-default" table:formula="of:=[.E216]*[.$K$1]" office:value-type="float" office:value="-0.012169413268566132">
            <text:p>−0.0121694132685661</text:p>
          </table:table-cell>
          <table:table-cell table:style-name="Gnumeric-default" table:formula="of:=[.$K$2]*([.E216]+[.G215])*0.02" office:value-type="float" office:value="-2.4339932248578766e-06">
            <text:p>−2.4339932248579E−06</text:p>
          </table:table-cell>
          <table:table-cell table:style-name="Gnumeric-default" table:formula="of:=[.$K$3]*([.E216]-[.E215])/0.02" office:value-type="float" office:value="-0.011129183694720268">
            <text:p>−0.0111291836947203</text:p>
          </table:table-cell>
          <table:table-cell table:style-name="Gnumeric-default" table:formula="of:=SUM([.F216:.H216])" office:value-type="float" office:value="-0.023301030956511259">
            <text:p>−0.02330103095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40939304977655411">
            <text:p>0.04093930497765541</text:p>
          </table:table-cell>
          <table:table-cell table:style-name="Gnumeric-default"/>
          <table:table-cell table:style-name="Gnumeric-default" table:formula="of:=[.B217]-[.C217]" office:value-type="float" office:value="-0.040939304977655411">
            <text:p>−0.04093930497766</text:p>
          </table:table-cell>
          <table:table-cell table:style-name="Gnumeric-default" table:formula="of:=[.E217]*[.$K$1]" office:value-type="float" office:value="-0.010234826244413853">
            <text:p>−0.0102348262444139</text:p>
          </table:table-cell>
          <table:table-cell table:style-name="Gnumeric-default" table:formula="of:=[.$K$2]*([.E217]+[.G216])*0.02" office:value-type="float" office:value="-2.0470869485440136e-06">
            <text:p>−2.0470869485440E−06</text:p>
          </table:table-cell>
          <table:table-cell table:style-name="Gnumeric-default" table:formula="of:=[.$K$3]*([.E217]-[.E216])/0.02" office:value-type="float" office:value="0.019345870241522789">
            <text:p>0.01934587024152279</text:p>
          </table:table-cell>
          <table:table-cell table:style-name="Gnumeric-default" table:formula="of:=SUM([.F217:.H217])" office:value-type="float" office:value="0.0091089969101603926">
            <text:p>0.009108996910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43518200516700745">
            <text:p>0.043518200516700745</text:p>
          </table:table-cell>
          <table:table-cell table:style-name="Gnumeric-default"/>
          <table:table-cell table:style-name="Gnumeric-default" table:formula="of:=[.B218]-[.C218]" office:value-type="float" office:value="-0.043518200516700745">
            <text:p>−0.0435182005167</text:p>
          </table:table-cell>
          <table:table-cell table:style-name="Gnumeric-default" table:formula="of:=[.E218]*[.$K$1]" office:value-type="float" office:value="-0.010879550129175186">
            <text:p>−0.0108795501291752</text:p>
          </table:table-cell>
          <table:table-cell table:style-name="Gnumeric-default" table:formula="of:=[.$K$2]*([.E218]+[.G217])*0.02" office:value-type="float" office:value="-2.1760123801824645e-06">
            <text:p>−2.1760123801825E−06</text:p>
          </table:table-cell>
          <table:table-cell table:style-name="Gnumeric-default" table:formula="of:=[.$K$3]*([.E218]-[.E217])/0.02" office:value-type="float" office:value="-0.0064472388476133347">
            <text:p>−0.0064472388476133</text:p>
          </table:table-cell>
          <table:table-cell table:style-name="Gnumeric-default" table:formula="of:=SUM([.F218:.H218])" office:value-type="float" office:value="-0.017328964989168704">
            <text:p>−0.01732896498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4066048189997673">
            <text:p>0.04066048189997673</text:p>
          </table:table-cell>
          <table:table-cell table:style-name="Gnumeric-default"/>
          <table:table-cell table:style-name="Gnumeric-default" table:formula="of:=[.B219]-[.C219]" office:value-type="float" office:value="-0.04066048189997673">
            <text:p>−0.04066048189998</text:p>
          </table:table-cell>
          <table:table-cell table:style-name="Gnumeric-default" table:formula="of:=[.E219]*[.$K$1]" office:value-type="float" office:value="-0.010165120474994183">
            <text:p>−0.0101651204749942</text:p>
          </table:table-cell>
          <table:table-cell table:style-name="Gnumeric-default" table:formula="of:=[.$K$2]*([.E219]+[.G218])*0.02" office:value-type="float" office:value="-2.0331328956178458e-06">
            <text:p>−2.0331328956178E−06</text:p>
          </table:table-cell>
          <table:table-cell table:style-name="Gnumeric-default" table:formula="of:=[.$K$3]*([.E219]-[.E218])/0.02" office:value-type="float" office:value="0.0071442965418100357">
            <text:p>0.007144296541810036</text:p>
          </table:table-cell>
          <table:table-cell table:style-name="Gnumeric-default" table:formula="of:=SUM([.F219:.H219])" office:value-type="float" office:value="-0.0030228570660797648">
            <text:p>−0.00302285706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9927490055561066">
            <text:p>0.039927490055561066</text:p>
          </table:table-cell>
          <table:table-cell table:style-name="Gnumeric-default"/>
          <table:table-cell table:style-name="Gnumeric-default" table:formula="of:=[.B220]-[.C220]" office:value-type="float" office:value="-0.039927490055561066">
            <text:p>−0.03992749005556</text:p>
          </table:table-cell>
          <table:table-cell table:style-name="Gnumeric-default" table:formula="of:=[.E220]*[.$K$1]" office:value-type="float" office:value="-0.0099818725138902664">
            <text:p>−0.0099818725138903</text:p>
          </table:table-cell>
          <table:table-cell table:style-name="Gnumeric-default" table:formula="of:=[.$K$2]*([.E220]+[.G219])*0.02" office:value-type="float" office:value="-1.9964761594228341e-06">
            <text:p>−1.9964761594228E−06</text:p>
          </table:table-cell>
          <table:table-cell table:style-name="Gnumeric-default" table:formula="of:=[.$K$3]*([.E220]-[.E219])/0.02" office:value-type="float" office:value="0.0018324796110391619">
            <text:p>0.001832479611039162</text:p>
          </table:table-cell>
          <table:table-cell table:style-name="Gnumeric-default" table:formula="of:=SUM([.F220:.H220])" office:value-type="float" office:value="-0.008151389379010528">
            <text:p>−0.0081513893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842984139919281">
            <text:p>0.03842984139919281</text:p>
          </table:table-cell>
          <table:table-cell table:style-name="Gnumeric-default"/>
          <table:table-cell table:style-name="Gnumeric-default" table:formula="of:=[.B221]-[.C221]" office:value-type="float" office:value="-0.03842984139919281">
            <text:p>−0.03842984139919</text:p>
          </table:table-cell>
          <table:table-cell table:style-name="Gnumeric-default" table:formula="of:=[.E221]*[.$K$1]" office:value-type="float" office:value="-0.0096074603497982025">
            <text:p>−0.0096074603497982</text:p>
          </table:table-cell>
          <table:table-cell table:style-name="Gnumeric-default" table:formula="of:=[.$K$2]*([.E221]+[.G220])*0.02" office:value-type="float" office:value="-1.9215918937676118e-06">
            <text:p>−1.9215918937676E−06</text:p>
          </table:table-cell>
          <table:table-cell table:style-name="Gnumeric-default" table:formula="of:=[.$K$3]*([.E221]-[.E220])/0.02" office:value-type="float" office:value="0.0037441216409206395">
            <text:p>0.0037441216409206</text:p>
          </table:table-cell>
          <table:table-cell table:style-name="Gnumeric-default" table:formula="of:=SUM([.F221:.H221])" office:value-type="float" office:value="-0.0058652603007713303">
            <text:p>−0.00586526030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651868924498558">
            <text:p>0.03651868924498558</text:p>
          </table:table-cell>
          <table:table-cell table:style-name="Gnumeric-default"/>
          <table:table-cell table:style-name="Gnumeric-default" table:formula="of:=[.B222]-[.C222]" office:value-type="float" office:value="-0.03651868924498558">
            <text:p>−0.03651868924499</text:p>
          </table:table-cell>
          <table:table-cell table:style-name="Gnumeric-default" table:formula="of:=[.E222]*[.$K$1]" office:value-type="float" office:value="-0.0091296723112463951">
            <text:p>−0.0091296723112464</text:p>
          </table:table-cell>
          <table:table-cell table:style-name="Gnumeric-default" table:formula="of:=[.$K$2]*([.E222]+[.G221])*0.02" office:value-type="float" office:value="-1.8260305418439672e-06">
            <text:p>−1.8260305418440E−06</text:p>
          </table:table-cell>
          <table:table-cell table:style-name="Gnumeric-default" table:formula="of:=[.$K$3]*([.E222]-[.E221])/0.02" office:value-type="float" office:value="0.0047778803855180749">
            <text:p>0.004777880385518075</text:p>
          </table:table-cell>
          <table:table-cell table:style-name="Gnumeric-default" table:formula="of:=SUM([.F222:.H222])" office:value-type="float" office:value="-0.0043536179562701643">
            <text:p>−0.00435361795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5872433334589005">
            <text:p>0.035872433334589005</text:p>
          </table:table-cell>
          <table:table-cell table:style-name="Gnumeric-default"/>
          <table:table-cell table:style-name="Gnumeric-default" table:formula="of:=[.B223]-[.C223]" office:value-type="float" office:value="-0.035872433334589005">
            <text:p>−0.03587243333459</text:p>
          </table:table-cell>
          <table:table-cell table:style-name="Gnumeric-default" table:formula="of:=[.E223]*[.$K$1]" office:value-type="float" office:value="-0.0089681083336472511">
            <text:p>−0.0089681083336473</text:p>
          </table:table-cell>
          <table:table-cell table:style-name="Gnumeric-default" table:formula="of:=[.$K$2]*([.E223]+[.G222])*0.02" office:value-type="float" office:value="-1.7937129682565425e-06">
            <text:p>−1.7937129682565E−06</text:p>
          </table:table-cell>
          <table:table-cell table:style-name="Gnumeric-default" table:formula="of:=[.$K$3]*([.E223]-[.E222])/0.02" office:value-type="float" office:value="0.0016156397759914398">
            <text:p>0.0016156397759914</text:p>
          </table:table-cell>
          <table:table-cell table:style-name="Gnumeric-default" table:formula="of:=SUM([.F223:.H223])" office:value-type="float" office:value="-0.0073542622706240677">
            <text:p>−0.00735426227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4805122762918472">
            <text:p>0.03480512276291847</text:p>
          </table:table-cell>
          <table:table-cell table:style-name="Gnumeric-default"/>
          <table:table-cell table:style-name="Gnumeric-default" table:formula="of:=[.B224]-[.C224]" office:value-type="float" office:value="-0.034805122762918472">
            <text:p>−0.03480512276292</text:p>
          </table:table-cell>
          <table:table-cell table:style-name="Gnumeric-default" table:formula="of:=[.E224]*[.$K$1]" office:value-type="float" office:value="-0.0087012806907296181">
            <text:p>−0.0087012806907296</text:p>
          </table:table-cell>
          <table:table-cell table:style-name="Gnumeric-default" table:formula="of:=[.$K$2]*([.E224]+[.G223])*0.02" office:value-type="float" office:value="-1.7403458237943363e-06">
            <text:p>−1.7403458237943E−06</text:p>
          </table:table-cell>
          <table:table-cell table:style-name="Gnumeric-default" table:formula="of:=[.$K$3]*([.E224]-[.E223])/0.02" office:value-type="float" office:value="0.0026682764291763306">
            <text:p>0.0026682764291763</text:p>
          </table:table-cell>
          <table:table-cell table:style-name="Gnumeric-default" table:formula="of:=SUM([.F224:.H224])" office:value-type="float" office:value="-0.0060347446073770817">
            <text:p>−0.00603474460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2093144953250885">
            <text:p>0.032093144953250885</text:p>
          </table:table-cell>
          <table:table-cell table:style-name="Gnumeric-default"/>
          <table:table-cell table:style-name="Gnumeric-default" table:formula="of:=[.B225]-[.C225]" office:value-type="float" office:value="-0.032093144953250885">
            <text:p>−0.03209314495325</text:p>
          </table:table-cell>
          <table:table-cell table:style-name="Gnumeric-default" table:formula="of:=[.E225]*[.$K$1]" office:value-type="float" office:value="-0.0080232862383127213">
            <text:p>−0.0080232862383127</text:p>
          </table:table-cell>
          <table:table-cell table:style-name="Gnumeric-default" table:formula="of:=[.$K$2]*([.E225]+[.G224])*0.02" office:value-type="float" office:value="-1.6047442649537338e-06">
            <text:p>−1.6047442649537E−06</text:p>
          </table:table-cell>
          <table:table-cell table:style-name="Gnumeric-default" table:formula="of:=[.$K$3]*([.E225]-[.E224])/0.02" office:value-type="float" office:value="0.0067799445241689682">
            <text:p>0.006779944524168968</text:p>
          </table:table-cell>
          <table:table-cell table:style-name="Gnumeric-default" table:formula="of:=SUM([.F225:.H225])" office:value-type="float" office:value="-0.0012449464584087069">
            <text:p>−0.00124494645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2812230288982391">
            <text:p>0.03281223028898239</text:p>
          </table:table-cell>
          <table:table-cell table:style-name="Gnumeric-default"/>
          <table:table-cell table:style-name="Gnumeric-default" table:formula="of:=[.B226]-[.C226]" office:value-type="float" office:value="-0.032812230288982391">
            <text:p>−0.03281223028898</text:p>
          </table:table-cell>
          <table:table-cell table:style-name="Gnumeric-default" table:formula="of:=[.E226]*[.$K$1]" office:value-type="float" office:value="-0.0082030575722455978">
            <text:p>−0.0082030575722456</text:p>
          </table:table-cell>
          <table:table-cell table:style-name="Gnumeric-default" table:formula="of:=[.$K$2]*([.E226]+[.G225])*0.02" office:value-type="float" office:value="-1.6406917516623671e-06">
            <text:p>−1.6406917516624E−06</text:p>
          </table:table-cell>
          <table:table-cell table:style-name="Gnumeric-default" table:formula="of:=[.$K$3]*([.E226]-[.E225])/0.02" office:value-type="float" office:value="-0.0017977133393287659">
            <text:p>−0.0017977133393288</text:p>
          </table:table-cell>
          <table:table-cell table:style-name="Gnumeric-default" table:formula="of:=SUM([.F226:.H226])" office:value-type="float" office:value="-0.010002411603326026">
            <text:p>−0.01000241160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9498187825083733">
            <text:p>0.029498187825083733</text:p>
          </table:table-cell>
          <table:table-cell table:style-name="Gnumeric-default"/>
          <table:table-cell table:style-name="Gnumeric-default" table:formula="of:=[.B227]-[.C227]" office:value-type="float" office:value="-0.029498187825083733">
            <text:p>−0.02949818782508</text:p>
          </table:table-cell>
          <table:table-cell table:style-name="Gnumeric-default" table:formula="of:=[.E227]*[.$K$1]" office:value-type="float" office:value="-0.0073745469562709332">
            <text:p>−0.0073745469562709</text:p>
          </table:table-cell>
          <table:table-cell table:style-name="Gnumeric-default" table:formula="of:=[.$K$2]*([.E227]+[.G226])*0.02" office:value-type="float" office:value="-1.4749914258417699e-06">
            <text:p>−1.4749914258418E−06</text:p>
          </table:table-cell>
          <table:table-cell table:style-name="Gnumeric-default" table:formula="of:=[.$K$3]*([.E227]-[.E226])/0.02" office:value-type="float" office:value="0.0082851061597466469">
            <text:p>0.008285106159746647</text:p>
          </table:table-cell>
          <table:table-cell table:style-name="Gnumeric-default" table:formula="of:=SUM([.F227:.H227])" office:value-type="float" office:value="0.00090908421204987191">
            <text:p>0.000909084212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9903546273708344">
            <text:p>0.09990354627370834</text:p>
          </table:table-cell>
          <table:table-cell table:style-name="Gnumeric-default" office:value-type="float" office:value="0.82708483934402466">
            <text:p>0.8270848393440247</text:p>
          </table:table-cell>
          <table:table-cell table:style-name="Gnumeric-default"/>
          <table:table-cell table:style-name="Gnumeric-default" table:formula="of:=[.B228]-[.C228]" office:value-type="float" office:value="-0.72718129307031631">
            <text:p>−0.72718129307032</text:p>
          </table:table-cell>
          <table:table-cell table:style-name="Gnumeric-default" table:formula="of:=[.E228]*[.$K$1]" office:value-type="float" office:value="-0.18179532326757908">
            <text:p>−0.1817953232675791</text:p>
          </table:table-cell>
          <table:table-cell table:style-name="Gnumeric-default" table:formula="of:=[.$K$2]*([.E228]+[.G227])*0.02" office:value-type="float" office:value="-3.6359138403087116e-05">
            <text:p>−3.6359138403087E−05</text:p>
          </table:table-cell>
          <table:table-cell table:style-name="Gnumeric-default" table:formula="of:=[.$K$3]*([.E228]-[.E227])/0.02" office:value-type="float" office:value="-1.7442077631130815">
            <text:p>−1.7442077631130815</text:p>
          </table:table-cell>
          <table:table-cell table:style-name="Gnumeric-default" table:formula="of:=SUM([.F228:.H228])" office:value-type="float" office:value="-1.9260394455190637">
            <text:p>−1.92603944551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6467502415180206">
            <text:p>0.0964675024151802</text:p>
          </table:table-cell>
          <table:table-cell table:style-name="Gnumeric-default" office:value-type="float" office:value="0.10241536051034927">
            <text:p>0.10241536051034927</text:p>
          </table:table-cell>
          <table:table-cell table:style-name="Gnumeric-default"/>
          <table:table-cell table:style-name="Gnumeric-default" table:formula="of:=[.B229]-[.C229]" office:value-type="float" office:value="-0.0059478580951690674">
            <text:p>−0.00594785809517</text:p>
          </table:table-cell>
          <table:table-cell table:style-name="Gnumeric-default" table:formula="of:=[.E229]*[.$K$1]" office:value-type="float" office:value="-0.0014869645237922668">
            <text:p>−0.0014869645237923</text:p>
          </table:table-cell>
          <table:table-cell table:style-name="Gnumeric-default" table:formula="of:=[.$K$2]*([.E229]+[.G228])*0.02" office:value-type="float" office:value="-2.9921086167860774e-07">
            <text:p>−2.9921086167861E−07</text:p>
          </table:table-cell>
          <table:table-cell table:style-name="Gnumeric-default" table:formula="of:=[.$K$3]*([.E229]-[.E228])/0.02" office:value-type="float" office:value="1.8030835874378681">
            <text:p>1.8030835874378681</text:p>
          </table:table-cell>
          <table:table-cell table:style-name="Gnumeric-default" table:formula="of:=SUM([.F229:.H229])" office:value-type="float" office:value="1.8015963237032142">
            <text:p>1.8015963237032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171008110046387">
            <text:p>0.10171008110046387</text:p>
          </table:table-cell>
          <table:table-cell table:style-name="Gnumeric-default" office:value-type="float" office:value="0.09274628758430481">
            <text:p>0.09274628758430481</text:p>
          </table:table-cell>
          <table:table-cell table:style-name="Gnumeric-default"/>
          <table:table-cell table:style-name="Gnumeric-default" table:formula="of:=[.B230]-[.C230]" office:value-type="float" office:value="0.0089637935161590576">
            <text:p>0.0089637935161591</text:p>
          </table:table-cell>
          <table:table-cell table:style-name="Gnumeric-default" table:formula="of:=[.E230]*[.$K$1]" office:value-type="float" office:value="0.0022409483790397644">
            <text:p>0.0022409483790398</text:p>
          </table:table-cell>
          <table:table-cell table:style-name="Gnumeric-default" table:formula="of:=[.$K$2]*([.E230]+[.G229])*0.02" office:value-type="float" office:value="4.4817471526486892e-07">
            <text:p>4.481747152648689E-07</text:p>
          </table:table-cell>
          <table:table-cell table:style-name="Gnumeric-default" table:formula="of:=[.$K$3]*([.E230]-[.E229])/0.02" office:value-type="float" office:value="0.037279129028320312">
            <text:p>0.03727912902832031</text:p>
          </table:table-cell>
          <table:table-cell table:style-name="Gnumeric-default" table:formula="of:=SUM([.F230:.H230])" office:value-type="float" office:value="0.03952052558207534">
            <text:p>0.0395205255820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679329186677933">
            <text:p>0.10679329186677933</text:p>
          </table:table-cell>
          <table:table-cell table:style-name="Gnumeric-default" office:value-type="float" office:value="0.095721431076526642">
            <text:p>0.09572143107652664</text:p>
          </table:table-cell>
          <table:table-cell table:style-name="Gnumeric-default"/>
          <table:table-cell table:style-name="Gnumeric-default" table:formula="of:=[.B231]-[.C231]" office:value-type="float" office:value="0.011071860790252686">
            <text:p>0.0110718607902527</text:p>
          </table:table-cell>
          <table:table-cell table:style-name="Gnumeric-default" table:formula="of:=[.E231]*[.$K$1]" office:value-type="float" office:value="0.0027679651975631714">
            <text:p>0.0027679651975632</text:p>
          </table:table-cell>
          <table:table-cell table:style-name="Gnumeric-default" table:formula="of:=[.$K$2]*([.E231]+[.G230])*0.02" office:value-type="float" office:value="5.536154482483975e-07">
            <text:p>5.536154482483975E-07</text:p>
          </table:table-cell>
          <table:table-cell table:style-name="Gnumeric-default" table:formula="of:=[.$K$3]*([.E231]-[.E230])/0.02" office:value-type="float" office:value="0.0052701681852340698">
            <text:p>0.00527016818523407</text:p>
          </table:table-cell>
          <table:table-cell table:style-name="Gnumeric-default" table:formula="of:=SUM([.F231:.H231])" office:value-type="float" office:value="0.0080386869982454895">
            <text:p>0.0080386869982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73642298579216">
            <text:p>0.1073642298579216</text:p>
          </table:table-cell>
          <table:table-cell table:style-name="Gnumeric-default" office:value-type="float" office:value="0.096283338963985443">
            <text:p>0.09628333896398544</text:p>
          </table:table-cell>
          <table:table-cell table:style-name="Gnumeric-default"/>
          <table:table-cell table:style-name="Gnumeric-default" table:formula="of:=[.B232]-[.C232]" office:value-type="float" office:value="0.011080890893936157">
            <text:p>0.0110808908939362</text:p>
          </table:table-cell>
          <table:table-cell table:style-name="Gnumeric-default" table:formula="of:=[.E232]*[.$K$1]" office:value-type="float" office:value="0.0027702227234840393">
            <text:p>0.002770222723484</text:p>
          </table:table-cell>
          <table:table-cell table:style-name="Gnumeric-default" table:formula="of:=[.$K$2]*([.E232]+[.G231])*0.02" office:value-type="float" office:value="5.5407222546922032e-07">
            <text:p>5.540722254692203E-07</text:p>
          </table:table-cell>
          <table:table-cell table:style-name="Gnumeric-default" table:formula="of:=[.$K$3]*([.E232]-[.E231])/0.02" office:value-type="float" office:value="2.2575259208679199e-05">
            <text:p>2.25752592086792E-05</text:p>
          </table:table-cell>
          <table:table-cell table:style-name="Gnumeric-default" table:formula="of:=SUM([.F232:.H232])" office:value-type="float" office:value="0.0027933520549181879">
            <text:p>0.0027933520549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220724880695343">
            <text:p>0.11220724880695343</text:p>
          </table:table-cell>
          <table:table-cell table:style-name="Gnumeric-default" office:value-type="float" office:value="0.094837658107280731">
            <text:p>0.09483765810728073</text:p>
          </table:table-cell>
          <table:table-cell table:style-name="Gnumeric-default"/>
          <table:table-cell table:style-name="Gnumeric-default" table:formula="of:=[.B233]-[.C233]" office:value-type="float" office:value="0.017369590699672699">
            <text:p>0.0173695906996727</text:p>
          </table:table-cell>
          <table:table-cell table:style-name="Gnumeric-default" table:formula="of:=[.E233]*[.$K$1]" office:value-type="float" office:value="0.0043423976749181747">
            <text:p>0.004342397674918175</text:p>
          </table:table-cell>
          <table:table-cell table:style-name="Gnumeric-default" table:formula="of:=[.$K$2]*([.E233]+[.G232])*0.02" office:value-type="float" office:value="8.6850723859490843e-07">
            <text:p>8.685072385949084E-07</text:p>
          </table:table-cell>
          <table:table-cell table:style-name="Gnumeric-default" table:formula="of:=[.$K$3]*([.E233]-[.E232])/0.02" office:value-type="float" office:value="0.015721749514341354">
            <text:p>0.015721749514341354</text:p>
          </table:table-cell>
          <table:table-cell table:style-name="Gnumeric-default" table:formula="of:=SUM([.F233:.H233])" office:value-type="float" office:value="0.020065015696498125">
            <text:p>0.0200650156964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254680156707764">
            <text:p>0.11254680156707764</text:p>
          </table:table-cell>
          <table:table-cell table:style-name="Gnumeric-default" office:value-type="float" office:value="0.093730859458446503">
            <text:p>0.0937308594584465</text:p>
          </table:table-cell>
          <table:table-cell table:style-name="Gnumeric-default"/>
          <table:table-cell table:style-name="Gnumeric-default" table:formula="of:=[.B234]-[.C234]" office:value-type="float" office:value="0.018815942108631134">
            <text:p>0.0188159421086311</text:p>
          </table:table-cell>
          <table:table-cell table:style-name="Gnumeric-default" table:formula="of:=[.E234]*[.$K$1]" office:value-type="float" office:value="0.0047039855271577835">
            <text:p>0.0047039855271578</text:p>
          </table:table-cell>
          <table:table-cell table:style-name="Gnumeric-default" table:formula="of:=[.$K$2]*([.E234]+[.G233])*0.02" office:value-type="float" office:value="9.4084053079348661e-07">
            <text:p>9.408405307934866E-07</text:p>
          </table:table-cell>
          <table:table-cell table:style-name="Gnumeric-default" table:formula="of:=[.$K$3]*([.E234]-[.E233])/0.02" office:value-type="float" office:value="0.0036158785223960881">
            <text:p>0.003615878522396088</text:p>
          </table:table-cell>
          <table:table-cell table:style-name="Gnumeric-default" table:formula="of:=SUM([.F234:.H234])" office:value-type="float" office:value="0.008320804890084665">
            <text:p>0.0083208048900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71669065952301">
            <text:p>0.1171669065952301</text:p>
          </table:table-cell>
          <table:table-cell table:style-name="Gnumeric-default" office:value-type="float" office:value="0.093574970960617065">
            <text:p>0.09357497096061707</text:p>
          </table:table-cell>
          <table:table-cell table:style-name="Gnumeric-default"/>
          <table:table-cell table:style-name="Gnumeric-default" table:formula="of:=[.B235]-[.C235]" office:value-type="float" office:value="0.023591935634613037">
            <text:p>0.023591935634613</text:p>
          </table:table-cell>
          <table:table-cell table:style-name="Gnumeric-default" table:formula="of:=[.E235]*[.$K$1]" office:value-type="float" office:value="0.0058979839086532593">
            <text:p>0.005897983908653259</text:p>
          </table:table-cell>
          <table:table-cell table:style-name="Gnumeric-default" table:formula="of:=[.$K$2]*([.E235]+[.G234])*0.02" office:value-type="float" office:value="1.1796438237571915e-06">
            <text:p>1.1796438237571915E-06</text:p>
          </table:table-cell>
          <table:table-cell table:style-name="Gnumeric-default" table:formula="of:=[.$K$3]*([.E235]-[.E234])/0.02" office:value-type="float" office:value="0.011939983814954758">
            <text:p>0.011939983814954758</text:p>
          </table:table-cell>
          <table:table-cell table:style-name="Gnumeric-default" table:formula="of:=SUM([.F235:.H235])" office:value-type="float" office:value="0.017839147367431776">
            <text:p>0.0178391473674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72918826341629">
            <text:p>0.1172918826341629</text:p>
          </table:table-cell>
          <table:table-cell table:style-name="Gnumeric-default" office:value-type="float" office:value="0.09262114018201828">
            <text:p>0.09262114018201828</text:p>
          </table:table-cell>
          <table:table-cell table:style-name="Gnumeric-default"/>
          <table:table-cell table:style-name="Gnumeric-default" table:formula="of:=[.B236]-[.C236]" office:value-type="float" office:value="0.024670742452144623">
            <text:p>0.0246707424521446</text:p>
          </table:table-cell>
          <table:table-cell table:style-name="Gnumeric-default" table:formula="of:=[.E236]*[.$K$1]" office:value-type="float" office:value="0.0061676856130361557">
            <text:p>0.006167685613036156</text:p>
          </table:table-cell>
          <table:table-cell table:style-name="Gnumeric-default" table:formula="of:=[.$K$2]*([.E236]+[.G235])*0.02" office:value-type="float" office:value="1.2335961047984192e-06">
            <text:p>1.2335961047984192E-06</text:p>
          </table:table-cell>
          <table:table-cell table:style-name="Gnumeric-default" table:formula="of:=[.$K$3]*([.E236]-[.E235])/0.02" office:value-type="float" office:value="0.0026970170438289642">
            <text:p>0.002697017043829</text:p>
          </table:table-cell>
          <table:table-cell table:style-name="Gnumeric-default" table:formula="of:=SUM([.F236:.H236])" office:value-type="float" office:value="0.0088659362529699189">
            <text:p>0.008865936252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734601855278015">
            <text:p>0.11734601855278015</text:p>
          </table:table-cell>
          <table:table-cell table:style-name="Gnumeric-default" office:value-type="float" office:value="0.091547884047031403">
            <text:p>0.0915478840470314</text:p>
          </table:table-cell>
          <table:table-cell table:style-name="Gnumeric-default"/>
          <table:table-cell table:style-name="Gnumeric-default" table:formula="of:=[.B237]-[.C237]" office:value-type="float" office:value="0.025798134505748749">
            <text:p>0.0257981345057487</text:p>
          </table:table-cell>
          <table:table-cell table:style-name="Gnumeric-default" table:formula="of:=[.E237]*[.$K$1]" office:value-type="float" office:value="0.0064495336264371872">
            <text:p>0.006449533626437187</text:p>
          </table:table-cell>
          <table:table-cell table:style-name="Gnumeric-default" table:formula="of:=[.$K$2]*([.E237]+[.G236])*0.02" office:value-type="float" office:value="1.2899684050926775e-06">
            <text:p>1.2899684050926775E-06</text:p>
          </table:table-cell>
          <table:table-cell table:style-name="Gnumeric-default" table:formula="of:=[.$K$3]*([.E237]-[.E236])/0.02" office:value-type="float" office:value="0.0028184801340103149">
            <text:p>0.002818480134010315</text:p>
          </table:table-cell>
          <table:table-cell table:style-name="Gnumeric-default" table:formula="of:=SUM([.F237:.H237])" office:value-type="float" office:value="0.0092693037288525942">
            <text:p>0.0092693037288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719101667404175">
            <text:p>0.11719101667404175</text:p>
          </table:table-cell>
          <table:table-cell table:style-name="Gnumeric-default" office:value-type="float" office:value="0.087616853415966034">
            <text:p>0.08761685341596603</text:p>
          </table:table-cell>
          <table:table-cell table:style-name="Gnumeric-default"/>
          <table:table-cell table:style-name="Gnumeric-default" table:formula="of:=[.B238]-[.C238]" office:value-type="float" office:value="0.029574163258075714">
            <text:p>0.0295741632580757</text:p>
          </table:table-cell>
          <table:table-cell table:style-name="Gnumeric-default" table:formula="of:=[.E238]*[.$K$1]" office:value-type="float" office:value="0.0073935408145189285">
            <text:p>0.0073935408145189</text:p>
          </table:table-cell>
          <table:table-cell table:style-name="Gnumeric-default" table:formula="of:=[.$K$2]*([.E238]+[.G237])*0.02" office:value-type="float" office:value="1.4787726613240405e-06">
            <text:p>1.4787726613240405E-06</text:p>
          </table:table-cell>
          <table:table-cell table:style-name="Gnumeric-default" table:formula="of:=[.$K$3]*([.E238]-[.E237])/0.02" office:value-type="float" office:value="0.0094400718808174133">
            <text:p>0.009440071880817413</text:p>
          </table:table-cell>
          <table:table-cell table:style-name="Gnumeric-default" table:formula="of:=SUM([.F238:.H238])" office:value-type="float" office:value="0.016835091467997665">
            <text:p>0.0168350914679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269049346446991">
            <text:p>0.11269049346446991</text:p>
          </table:table-cell>
          <table:table-cell table:style-name="Gnumeric-default" office:value-type="float" office:value="0.089011192321777344">
            <text:p>0.08901119232177734</text:p>
          </table:table-cell>
          <table:table-cell table:style-name="Gnumeric-default"/>
          <table:table-cell table:style-name="Gnumeric-default" table:formula="of:=[.B239]-[.C239]" office:value-type="float" office:value="0.023679301142692566">
            <text:p>0.0236793011426926</text:p>
          </table:table-cell>
          <table:table-cell table:style-name="Gnumeric-default" table:formula="of:=[.E239]*[.$K$1]" office:value-type="float" office:value="0.0059198252856731415">
            <text:p>0.0059198252856731</text:p>
          </table:table-cell>
          <table:table-cell table:style-name="Gnumeric-default" table:formula="of:=[.$K$2]*([.E239]+[.G238])*0.02" office:value-type="float" office:value="1.1840389957676945e-06">
            <text:p>1.1840389957676945E-06</text:p>
          </table:table-cell>
          <table:table-cell table:style-name="Gnumeric-default" table:formula="of:=[.$K$3]*([.E239]-[.E238])/0.02" office:value-type="float" office:value="-0.01473715528845787">
            <text:p>−0.0147371552884579</text:p>
          </table:table-cell>
          <table:table-cell table:style-name="Gnumeric-default" table:formula="of:=SUM([.F239:.H239])" office:value-type="float" office:value="-0.008816145963788961">
            <text:p>−0.00881614596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382921248674393">
            <text:p>0.10382921248674393</text:p>
          </table:table-cell>
          <table:table-cell table:style-name="Gnumeric-default" office:value-type="float" office:value="0.085456334054470062">
            <text:p>0.08545633405447006</text:p>
          </table:table-cell>
          <table:table-cell table:style-name="Gnumeric-default"/>
          <table:table-cell table:style-name="Gnumeric-default" table:formula="of:=[.B240]-[.C240]" office:value-type="float" office:value="0.018372878432273865">
            <text:p>0.0183728784322739</text:p>
          </table:table-cell>
          <table:table-cell table:style-name="Gnumeric-default" table:formula="of:=[.E240]*[.$K$1]" office:value-type="float" office:value="0.0045932196080684662">
            <text:p>0.004593219608068466</text:p>
          </table:table-cell>
          <table:table-cell table:style-name="Gnumeric-default" table:formula="of:=[.$K$2]*([.E240]+[.G239])*0.02" office:value-type="float" office:value="9.1870312356348156e-07">
            <text:p>9.187031235634816E-07</text:p>
          </table:table-cell>
          <table:table-cell table:style-name="Gnumeric-default" table:formula="of:=[.$K$3]*([.E240]-[.E239])/0.02" office:value-type="float" office:value="-0.013266056776046753">
            <text:p>−0.0132660567760468</text:p>
          </table:table-cell>
          <table:table-cell table:style-name="Gnumeric-default" table:formula="of:=SUM([.F240:.H240])" office:value-type="float" office:value="-0.0086719184648547231">
            <text:p>−0.00867191846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9384836852550507">
            <text:p>0.0993848368525505</text:p>
          </table:table-cell>
          <table:table-cell table:style-name="Gnumeric-default" office:value-type="float" office:value="0.084999062120914459">
            <text:p>0.08499906212091446</text:p>
          </table:table-cell>
          <table:table-cell table:style-name="Gnumeric-default"/>
          <table:table-cell table:style-name="Gnumeric-default" table:formula="of:=[.B241]-[.C241]" office:value-type="float" office:value="0.014385774731636047">
            <text:p>0.014385774731636</text:p>
          </table:table-cell>
          <table:table-cell table:style-name="Gnumeric-default" table:formula="of:=[.E241]*[.$K$1]" office:value-type="float" office:value="0.0035964436829090118">
            <text:p>0.003596443682909012</text:p>
          </table:table-cell>
          <table:table-cell table:style-name="Gnumeric-default" table:formula="of:=[.$K$2]*([.E241]+[.G240])*0.02" office:value-type="float" office:value="7.1933467173798055e-07">
            <text:p>7.193346717379806E-07</text:p>
          </table:table-cell>
          <table:table-cell table:style-name="Gnumeric-default" table:formula="of:=[.$K$3]*([.E241]-[.E240])/0.02" office:value-type="float" office:value="-0.0099677592515945435">
            <text:p>−0.0099677592515945</text:p>
          </table:table-cell>
          <table:table-cell table:style-name="Gnumeric-default" table:formula="of:=SUM([.F241:.H241])" office:value-type="float" office:value="-0.0063705962340137937">
            <text:p>−0.0063705962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4934254884719849">
            <text:p>0.09493425488471985</text:p>
          </table:table-cell>
          <table:table-cell table:style-name="Gnumeric-default" office:value-type="float" office:value="0.085337802767753601">
            <text:p>0.0853378027677536</text:p>
          </table:table-cell>
          <table:table-cell table:style-name="Gnumeric-default"/>
          <table:table-cell table:style-name="Gnumeric-default" table:formula="of:=[.B242]-[.C242]" office:value-type="float" office:value="0.0095964521169662476">
            <text:p>0.0095964521169662</text:p>
          </table:table-cell>
          <table:table-cell table:style-name="Gnumeric-default" table:formula="of:=[.E242]*[.$K$1]" office:value-type="float" office:value="0.0023991130292415619">
            <text:p>0.002399113029241562</text:p>
          </table:table-cell>
          <table:table-cell table:style-name="Gnumeric-default" table:formula="of:=[.$K$2]*([.E242]+[.G241])*0.02" office:value-type="float" office:value="4.7985857258189927e-07">
            <text:p>4.798585725818993E-07</text:p>
          </table:table-cell>
          <table:table-cell table:style-name="Gnumeric-default" table:formula="of:=[.$K$3]*([.E242]-[.E241])/0.02" office:value-type="float" office:value="-0.0119733065366745">
            <text:p>−0.0119733065366745</text:p>
          </table:table-cell>
          <table:table-cell table:style-name="Gnumeric-default" table:formula="of:=SUM([.F242:.H242])" office:value-type="float" office:value="-0.0095737136488603554">
            <text:p>−0.00957371364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6118176579475403">
            <text:p>0.0861181765794754</text:p>
          </table:table-cell>
          <table:table-cell table:style-name="Gnumeric-default" office:value-type="float" office:value="0.082107089459896088">
            <text:p>0.08210708945989609</text:p>
          </table:table-cell>
          <table:table-cell table:style-name="Gnumeric-default"/>
          <table:table-cell table:style-name="Gnumeric-default" table:formula="of:=[.B243]-[.C243]" office:value-type="float" office:value="0.0040110871195793152">
            <text:p>0.0040110871195793</text:p>
          </table:table-cell>
          <table:table-cell table:style-name="Gnumeric-default" table:formula="of:=[.E243]*[.$K$1]" office:value-type="float" office:value="0.0010027717798948288">
            <text:p>0.0010027717798948</text:p>
          </table:table-cell>
          <table:table-cell table:style-name="Gnumeric-default" table:formula="of:=[.$K$2]*([.E243]+[.G242])*0.02" office:value-type="float" office:value="2.0057834890759488e-07">
            <text:p>2.0057834890759488E-07</text:p>
          </table:table-cell>
          <table:table-cell table:style-name="Gnumeric-default" table:formula="of:=[.$K$3]*([.E243]-[.E242])/0.02" office:value-type="float" office:value="-0.013963412493467331">
            <text:p>−0.0139634124934673</text:p>
          </table:table-cell>
          <table:table-cell table:style-name="Gnumeric-default" table:formula="of:=SUM([.F243:.H243])" office:value-type="float" office:value="-0.012960440135223595">
            <text:p>−0.01296044013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7355250716209412">
            <text:p>0.07735525071620941</text:p>
          </table:table-cell>
          <table:table-cell table:style-name="Gnumeric-default" office:value-type="float" office:value="0.079815536737442017">
            <text:p>0.07981553673744202</text:p>
          </table:table-cell>
          <table:table-cell table:style-name="Gnumeric-default"/>
          <table:table-cell table:style-name="Gnumeric-default" table:formula="of:=[.B244]-[.C244]" office:value-type="float" office:value="-0.002460286021232605">
            <text:p>−0.00246028602123</text:p>
          </table:table-cell>
          <table:table-cell table:style-name="Gnumeric-default" table:formula="of:=[.E244]*[.$K$1]" office:value-type="float" office:value="-0.00061507150530815125">
            <text:p>−0.0006150715053082</text:p>
          </table:table-cell>
          <table:table-cell table:style-name="Gnumeric-default" table:formula="of:=[.$K$2]*([.E244]+[.G243])*0.02" office:value-type="float" office:value="-1.2300427214418487e-07">
            <text:p>−1.2300427214418E−07</text:p>
          </table:table-cell>
          <table:table-cell table:style-name="Gnumeric-default" table:formula="of:=[.$K$3]*([.E244]-[.E243])/0.02" office:value-type="float" office:value="-0.0161784328520298">
            <text:p>−0.0161784328520298</text:p>
          </table:table-cell>
          <table:table-cell table:style-name="Gnumeric-default" table:formula="of:=SUM([.F244:.H244])" office:value-type="float" office:value="-0.016793627361610095">
            <text:p>−0.01679362736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5616613477468491">
            <text:p>0.05561661347746849</text:p>
          </table:table-cell>
          <table:table-cell table:style-name="Gnumeric-default" office:value-type="float" office:value="0.07442416250705719">
            <text:p>0.07442416250705719</text:p>
          </table:table-cell>
          <table:table-cell table:style-name="Gnumeric-default"/>
          <table:table-cell table:style-name="Gnumeric-default" table:formula="of:=[.B245]-[.C245]" office:value-type="float" office:value="-0.018807549029588699">
            <text:p>−0.01880754902959</text:p>
          </table:table-cell>
          <table:table-cell table:style-name="Gnumeric-default" table:formula="of:=[.E245]*[.$K$1]" office:value-type="float" office:value="-0.0047018872573971748">
            <text:p>−0.0047018872573972</text:p>
          </table:table-cell>
          <table:table-cell table:style-name="Gnumeric-default" table:formula="of:=[.$K$2]*([.E245]+[.G244])*0.02" office:value-type="float" office:value="-9.4038360169304209e-07">
            <text:p>−9.4038360169304E−07</text:p>
          </table:table-cell>
          <table:table-cell table:style-name="Gnumeric-default" table:formula="of:=[.$K$3]*([.E245]-[.E244])/0.02" office:value-type="float" office:value="-0.040868157520890236">
            <text:p>−0.0408681575208902</text:p>
          </table:table-cell>
          <table:table-cell table:style-name="Gnumeric-default" table:formula="of:=SUM([.F245:.H245])" office:value-type="float" office:value="-0.045570985161889101">
            <text:p>−0.04557098516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2695209383964539">
            <text:p>0.04269520938396454</text:p>
          </table:table-cell>
          <table:table-cell table:style-name="Gnumeric-default" office:value-type="float" office:value="0.075533851981163025">
            <text:p>0.07553385198116302</text:p>
          </table:table-cell>
          <table:table-cell table:style-name="Gnumeric-default"/>
          <table:table-cell table:style-name="Gnumeric-default" table:formula="of:=[.B246]-[.C246]" office:value-type="float" office:value="-0.032838642597198486">
            <text:p>−0.0328386425972</text:p>
          </table:table-cell>
          <table:table-cell table:style-name="Gnumeric-default" table:formula="of:=[.E246]*[.$K$1]" office:value-type="float" office:value="-0.0082096606492996216">
            <text:p>−0.0082096606492996</text:p>
          </table:table-cell>
          <table:table-cell table:style-name="Gnumeric-default" table:formula="of:=[.$K$2]*([.E246]+[.G245])*0.02" office:value-type="float" office:value="-1.6419791490400089e-06">
            <text:p>−1.6419791490400E−06</text:p>
          </table:table-cell>
          <table:table-cell table:style-name="Gnumeric-default" table:formula="of:=[.$K$3]*([.E246]-[.E245])/0.02" office:value-type="float" office:value="-0.035077733919024474">
            <text:p>−0.0350777339190245</text:p>
          </table:table-cell>
          <table:table-cell table:style-name="Gnumeric-default" table:formula="of:=SUM([.F246:.H246])" office:value-type="float" office:value="-0.043289036547473139">
            <text:p>−0.04328903654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9871657490730286">
            <text:p>0.029871657490730286</text:p>
          </table:table-cell>
          <table:table-cell table:style-name="Gnumeric-default" office:value-type="float" office:value="0.073649153113365173">
            <text:p>0.07364915311336517</text:p>
          </table:table-cell>
          <table:table-cell table:style-name="Gnumeric-default"/>
          <table:table-cell table:style-name="Gnumeric-default" table:formula="of:=[.B247]-[.C247]" office:value-type="float" office:value="-0.043777495622634888">
            <text:p>−0.04377749562263</text:p>
          </table:table-cell>
          <table:table-cell table:style-name="Gnumeric-default" table:formula="of:=[.E247]*[.$K$1]" office:value-type="float" office:value="-0.010944373905658722">
            <text:p>−0.0109443739056587</text:p>
          </table:table-cell>
          <table:table-cell table:style-name="Gnumeric-default" table:formula="of:=[.$K$2]*([.E247]+[.G246])*0.02" office:value-type="float" office:value="-2.1889568800891964e-06">
            <text:p>−2.1889568800892E−06</text:p>
          </table:table-cell>
          <table:table-cell table:style-name="Gnumeric-default" table:formula="of:=[.$K$3]*([.E247]-[.E246])/0.02" office:value-type="float" office:value="-0.027347132563591007">
            <text:p>−0.027347132563591</text:p>
          </table:table-cell>
          <table:table-cell table:style-name="Gnumeric-default" table:formula="of:=SUM([.F247:.H247])" office:value-type="float" office:value="-0.038293695426129815">
            <text:p>−0.03829369542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1500252187252045">
            <text:p>0.021500252187252045</text:p>
          </table:table-cell>
          <table:table-cell table:style-name="Gnumeric-default" office:value-type="float" office:value="0.071426726877689362">
            <text:p>0.07142672687768936</text:p>
          </table:table-cell>
          <table:table-cell table:style-name="Gnumeric-default"/>
          <table:table-cell table:style-name="Gnumeric-default" table:formula="of:=[.B248]-[.C248]" office:value-type="float" office:value="-0.049926474690437317">
            <text:p>−0.04992647469044</text:p>
          </table:table-cell>
          <table:table-cell table:style-name="Gnumeric-default" table:formula="of:=[.E248]*[.$K$1]" office:value-type="float" office:value="-0.012481618672609329">
            <text:p>−0.0124816186726093</text:p>
          </table:table-cell>
          <table:table-cell table:style-name="Gnumeric-default" table:formula="of:=[.$K$2]*([.E248]+[.G247])*0.02" office:value-type="float" office:value="-2.4964331823658706e-06">
            <text:p>−2.4964331823659E−06</text:p>
          </table:table-cell>
          <table:table-cell table:style-name="Gnumeric-default" table:formula="of:=[.$K$3]*([.E248]-[.E247])/0.02" office:value-type="float" office:value="-0.015372447669506075">
            <text:p>−0.0153724476695061</text:p>
          </table:table-cell>
          <table:table-cell table:style-name="Gnumeric-default" table:formula="of:=SUM([.F248:.H248])" office:value-type="float" office:value="-0.027856562775297768">
            <text:p>−0.02785656277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3155543245375156">
            <text:p>0.013155543245375156</text:p>
          </table:table-cell>
          <table:table-cell table:style-name="Gnumeric-default" office:value-type="float" office:value="0.071357771754264832">
            <text:p>0.07135777175426483</text:p>
          </table:table-cell>
          <table:table-cell table:style-name="Gnumeric-default"/>
          <table:table-cell table:style-name="Gnumeric-default" table:formula="of:=[.B249]-[.C249]" office:value-type="float" office:value="-0.058202228508889675">
            <text:p>−0.05820222850889</text:p>
          </table:table-cell>
          <table:table-cell table:style-name="Gnumeric-default" table:formula="of:=[.E249]*[.$K$1]" office:value-type="float" office:value="-0.014550557127222419">
            <text:p>−0.0145505571272224</text:p>
          </table:table-cell>
          <table:table-cell table:style-name="Gnumeric-default" table:formula="of:=[.$K$2]*([.E249]+[.G248])*0.02" office:value-type="float" office:value="-2.9102362471036023e-06">
            <text:p>−2.9102362471036E−06</text:p>
          </table:table-cell>
          <table:table-cell table:style-name="Gnumeric-default" table:formula="of:=[.$K$3]*([.E249]-[.E248])/0.02" office:value-type="float" office:value="-0.020689384546130896">
            <text:p>−0.0206893845461309</text:p>
          </table:table-cell>
          <table:table-cell table:style-name="Gnumeric-default" table:formula="of:=SUM([.F249:.H249])" office:value-type="float" office:value="-0.035242851909600421">
            <text:p>−0.03524285190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4835963249206543">
            <text:p>0.004835963249206543</text:p>
          </table:table-cell>
          <table:table-cell table:style-name="Gnumeric-default" office:value-type="float" office:value="0.066085033118724823">
            <text:p>0.06608503311872482</text:p>
          </table:table-cell>
          <table:table-cell table:style-name="Gnumeric-default"/>
          <table:table-cell table:style-name="Gnumeric-default" table:formula="of:=[.B250]-[.C250]" office:value-type="float" office:value="-0.06124906986951828">
            <text:p>−0.06124906986952</text:p>
          </table:table-cell>
          <table:table-cell table:style-name="Gnumeric-default" table:formula="of:=[.E250]*[.$K$1]" office:value-type="float" office:value="-0.01531226746737957">
            <text:p>−0.0153122674673796</text:p>
          </table:table-cell>
          <table:table-cell table:style-name="Gnumeric-default" table:formula="of:=[.$K$2]*([.E250]+[.G249])*0.02" office:value-type="float" office:value="-3.0625990052882692e-06">
            <text:p>−3.0625990052883E−06</text:p>
          </table:table-cell>
          <table:table-cell table:style-name="Gnumeric-default" table:formula="of:=[.$K$3]*([.E250]-[.E249])/0.02" office:value-type="float" office:value="-0.0076171034015715131">
            <text:p>−0.0076171034015715</text:p>
          </table:table-cell>
          <table:table-cell table:style-name="Gnumeric-default" table:formula="of:=SUM([.F250:.H250])" office:value-type="float" office:value="-0.02293243346795637">
            <text:p>−0.0229324334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8126925826072693">
            <text:p>0.18126925826072693</text:p>
          </table:table-cell>
          <table:table-cell table:style-name="Gnumeric-default" office:value-type="float" office:value="0.82761222124099731">
            <text:p>0.8276122212409973</text:p>
          </table:table-cell>
          <table:table-cell table:style-name="Gnumeric-default"/>
          <table:table-cell table:style-name="Gnumeric-default" table:formula="of:=[.B251]-[.C251]" office:value-type="float" office:value="-0.64634296298027039">
            <text:p>−0.64634296298027</text:p>
          </table:table-cell>
          <table:table-cell table:style-name="Gnumeric-default" table:formula="of:=[.E251]*[.$K$1]" office:value-type="float" office:value="-0.1615857407450676">
            <text:p>−0.1615857407450676</text:p>
          </table:table-cell>
          <table:table-cell table:style-name="Gnumeric-default" table:formula="of:=[.$K$2]*([.E251]+[.G250])*0.02" office:value-type="float" office:value="-3.2317301278963782e-05">
            <text:p>−3.2317301278964E−05</text:p>
          </table:table-cell>
          <table:table-cell table:style-name="Gnumeric-default" table:formula="of:=[.$K$3]*([.E251]-[.E250])/0.02" office:value-type="float" office:value="-1.4627347327768803">
            <text:p>−1.4627347327768803</text:p>
          </table:table-cell>
          <table:table-cell table:style-name="Gnumeric-default" table:formula="of:=SUM([.F251:.H251])" office:value-type="float" office:value="-1.6243527908232269">
            <text:p>−1.62435279082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7852817475795746">
            <text:p>0.17852817475795746</text:p>
          </table:table-cell>
          <table:table-cell table:style-name="Gnumeric-default" office:value-type="float" office:value="0.13445276021957397">
            <text:p>0.13445276021957397</text:p>
          </table:table-cell>
          <table:table-cell table:style-name="Gnumeric-default"/>
          <table:table-cell table:style-name="Gnumeric-default" table:formula="of:=[.B252]-[.C252]" office:value-type="float" office:value="0.044075414538383484">
            <text:p>0.0440754145383835</text:p>
          </table:table-cell>
          <table:table-cell table:style-name="Gnumeric-default" table:formula="of:=[.E252]*[.$K$1]" office:value-type="float" office:value="0.011018853634595871">
            <text:p>0.011018853634595871</text:p>
          </table:table-cell>
          <table:table-cell table:style-name="Gnumeric-default" table:formula="of:=[.$K$2]*([.E252]+[.G251])*0.02" office:value-type="float" office:value="2.2021548618552258e-06">
            <text:p>2.2021548618552258E-06</text:p>
          </table:table-cell>
          <table:table-cell table:style-name="Gnumeric-default" table:formula="of:=[.$K$3]*([.E252]-[.E251])/0.02" office:value-type="float" office:value="1.7260459437966347">
            <text:p>1.7260459437966347</text:p>
          </table:table-cell>
          <table:table-cell table:style-name="Gnumeric-default" table:formula="of:=SUM([.F252:.H252])" office:value-type="float" office:value="1.7370669995860923">
            <text:p>1.7370669995860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7804427444934845">
            <text:p>0.17804427444934845</text:p>
          </table:table-cell>
          <table:table-cell table:style-name="Gnumeric-default" office:value-type="float" office:value="0.13140268623828888">
            <text:p>0.13140268623828888</text:p>
          </table:table-cell>
          <table:table-cell table:style-name="Gnumeric-default"/>
          <table:table-cell table:style-name="Gnumeric-default" table:formula="of:=[.B253]-[.C253]" office:value-type="float" office:value="0.04664158821105957">
            <text:p>0.0466415882110596</text:p>
          </table:table-cell>
          <table:table-cell table:style-name="Gnumeric-default" table:formula="of:=[.E253]*[.$K$1]" office:value-type="float" office:value="0.011660397052764893">
            <text:p>0.011660397052764893</text:p>
          </table:table-cell>
          <table:table-cell table:style-name="Gnumeric-default" table:formula="of:=[.$K$2]*([.E253]+[.G252])*0.02" office:value-type="float" office:value="2.3321895182960712e-06">
            <text:p>2.3321895182960712E-06</text:p>
          </table:table-cell>
          <table:table-cell table:style-name="Gnumeric-default" table:formula="of:=[.$K$3]*([.E253]-[.E252])/0.02" office:value-type="float" office:value="0.0064154341816902161">
            <text:p>0.006415434181690216</text:p>
          </table:table-cell>
          <table:table-cell table:style-name="Gnumeric-default" table:formula="of:=SUM([.F253:.H253])" office:value-type="float" office:value="0.018078163423973406">
            <text:p>0.0180781634239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7546765506267548">
            <text:p>0.17546765506267548</text:p>
          </table:table-cell>
          <table:table-cell table:style-name="Gnumeric-default" office:value-type="float" office:value="0.12938019633293152">
            <text:p>0.12938019633293152</text:p>
          </table:table-cell>
          <table:table-cell table:style-name="Gnumeric-default"/>
          <table:table-cell table:style-name="Gnumeric-default" table:formula="of:=[.B254]-[.C254]" office:value-type="float" office:value="0.046087458729743958">
            <text:p>0.046087458729744</text:p>
          </table:table-cell>
          <table:table-cell table:style-name="Gnumeric-default" table:formula="of:=[.E254]*[.$K$1]" office:value-type="float" office:value="0.011521864682435989">
            <text:p>0.01152186468243599</text:p>
          </table:table-cell>
          <table:table-cell table:style-name="Gnumeric-default" table:formula="of:=[.$K$2]*([.E254]+[.G253])*0.02" office:value-type="float" office:value="2.3044895459631127e-06">
            <text:p>2.3044895459631127E-06</text:p>
          </table:table-cell>
          <table:table-cell table:style-name="Gnumeric-default" table:formula="of:=[.$K$3]*([.E254]-[.E253])/0.02" office:value-type="float" office:value="-0.001385323703289032">
            <text:p>−0.001385323703289</text:p>
          </table:table-cell>
          <table:table-cell table:style-name="Gnumeric-default" table:formula="of:=SUM([.F254:.H254])" office:value-type="float" office:value="0.01013884546869292">
            <text:p>0.0101388454686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7300528287887573">
            <text:p>0.17300528287887573</text:p>
          </table:table-cell>
          <table:table-cell table:style-name="Gnumeric-default" office:value-type="float" office:value="0.12825523316860199">
            <text:p>0.128255233168602</text:p>
          </table:table-cell>
          <table:table-cell table:style-name="Gnumeric-default"/>
          <table:table-cell table:style-name="Gnumeric-default" table:formula="of:=[.B255]-[.C255]" office:value-type="float" office:value="0.044750049710273743">
            <text:p>0.0447500497102737</text:p>
          </table:table-cell>
          <table:table-cell table:style-name="Gnumeric-default" table:formula="of:=[.E255]*[.$K$1]" office:value-type="float" office:value="0.011187512427568436">
            <text:p>0.011187512427568436</text:p>
          </table:table-cell>
          <table:table-cell table:style-name="Gnumeric-default" table:formula="of:=[.$K$2]*([.E255]+[.G254])*0.02" office:value-type="float" office:value="2.2376177099909851e-06">
            <text:p>2.237617709990985E-06</text:p>
          </table:table-cell>
          <table:table-cell table:style-name="Gnumeric-default" table:formula="of:=[.$K$3]*([.E255]-[.E254])/0.02" office:value-type="float" office:value="-0.0033435225486755371">
            <text:p>−0.0033435225486755</text:p>
          </table:table-cell>
          <table:table-cell table:style-name="Gnumeric-default" table:formula="of:=SUM([.F255:.H255])" office:value-type="float" office:value="0.0078462274966028898">
            <text:p>0.0078462274966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5865902602672577">
            <text:p>0.15865902602672577</text:p>
          </table:table-cell>
          <table:table-cell table:style-name="Gnumeric-default" office:value-type="float" office:value="0.12489045411348343">
            <text:p>0.12489045411348343</text:p>
          </table:table-cell>
          <table:table-cell table:style-name="Gnumeric-default"/>
          <table:table-cell table:style-name="Gnumeric-default" table:formula="of:=[.B256]-[.C256]" office:value-type="float" office:value="0.03376857191324234">
            <text:p>0.0337685719132423</text:p>
          </table:table-cell>
          <table:table-cell table:style-name="Gnumeric-default" table:formula="of:=[.E256]*[.$K$1]" office:value-type="float" office:value="0.008442142978310585">
            <text:p>0.008442142978310585</text:p>
          </table:table-cell>
          <table:table-cell table:style-name="Gnumeric-default" table:formula="of:=[.$K$2]*([.E256]+[.G255])*0.02" office:value-type="float" office:value="1.6885404765476164e-06">
            <text:p>1.6885404765476164E-06</text:p>
          </table:table-cell>
          <table:table-cell table:style-name="Gnumeric-default" table:formula="of:=[.$K$3]*([.E256]-[.E255])/0.02" office:value-type="float" office:value="-0.027453694492578506">
            <text:p>−0.0274536944925785</text:p>
          </table:table-cell>
          <table:table-cell table:style-name="Gnumeric-default" table:formula="of:=SUM([.F256:.H256])" office:value-type="float" office:value="-0.019009862973791373">
            <text:p>−0.01900986297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648511469364166">
            <text:p>0.13648511469364166</text:p>
          </table:table-cell>
          <table:table-cell table:style-name="Gnumeric-default" office:value-type="float" office:value="0.11566182225942612">
            <text:p>0.11566182225942612</text:p>
          </table:table-cell>
          <table:table-cell table:style-name="Gnumeric-default"/>
          <table:table-cell table:style-name="Gnumeric-default" table:formula="of:=[.B257]-[.C257]" office:value-type="float" office:value="0.020823292434215546">
            <text:p>0.0208232924342155</text:p>
          </table:table-cell>
          <table:table-cell table:style-name="Gnumeric-default" table:formula="of:=[.E257]*[.$K$1]" office:value-type="float" office:value="0.0052058231085538864">
            <text:p>0.005205823108553886</text:p>
          </table:table-cell>
          <table:table-cell table:style-name="Gnumeric-default" table:formula="of:=[.$K$2]*([.E257]+[.G256])*0.02" office:value-type="float" office:value="1.0412490487346047e-06">
            <text:p>1.0412490487346047E-06</text:p>
          </table:table-cell>
          <table:table-cell table:style-name="Gnumeric-default" table:formula="of:=[.$K$3]*([.E257]-[.E256])/0.02" office:value-type="float" office:value="-0.032363198697566986">
            <text:p>−0.032363198697567</text:p>
          </table:table-cell>
          <table:table-cell table:style-name="Gnumeric-default" table:formula="of:=SUM([.F257:.H257])" office:value-type="float" office:value="-0.027156334339964366">
            <text:p>−0.027156334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547548115253448">
            <text:p>0.12547548115253448</text:p>
          </table:table-cell>
          <table:table-cell table:style-name="Gnumeric-default" office:value-type="float" office:value="0.1199427917599678">
            <text:p>0.1199427917599678</text:p>
          </table:table-cell>
          <table:table-cell table:style-name="Gnumeric-default"/>
          <table:table-cell table:style-name="Gnumeric-default" table:formula="of:=[.B258]-[.C258]" office:value-type="float" office:value="0.0055326893925666809">
            <text:p>0.0055326893925667</text:p>
          </table:table-cell>
          <table:table-cell table:style-name="Gnumeric-default" table:formula="of:=[.E258]*[.$K$1]" office:value-type="float" office:value="0.0013831723481416702">
            <text:p>0.0013831723481417</text:p>
          </table:table-cell>
          <table:table-cell table:style-name="Gnumeric-default" table:formula="of:=[.$K$2]*([.E258]+[.G257])*0.02" office:value-type="float" office:value="2.7668653208077078e-07">
            <text:p>2.766865320807708E-07</text:p>
          </table:table-cell>
          <table:table-cell table:style-name="Gnumeric-default" table:formula="of:=[.$K$3]*([.E258]-[.E257])/0.02" office:value-type="float" office:value="-0.038226507604122162">
            <text:p>−0.0382265076041222</text:p>
          </table:table-cell>
          <table:table-cell table:style-name="Gnumeric-default" table:formula="of:=SUM([.F258:.H258])" office:value-type="float" office:value="-0.03684305856944841">
            <text:p>−0.03684305856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0577013790607452">
            <text:p>0.09057701379060745</text:p>
          </table:table-cell>
          <table:table-cell table:style-name="Gnumeric-default" office:value-type="float" office:value="0.10964580625295639">
            <text:p>0.10964580625295639</text:p>
          </table:table-cell>
          <table:table-cell table:style-name="Gnumeric-default"/>
          <table:table-cell table:style-name="Gnumeric-default" table:formula="of:=[.B259]-[.C259]" office:value-type="float" office:value="-0.019068792462348938">
            <text:p>−0.01906879246235</text:p>
          </table:table-cell>
          <table:table-cell table:style-name="Gnumeric-default" table:formula="of:=[.E259]*[.$K$1]" office:value-type="float" office:value="-0.0047671981155872345">
            <text:p>−0.0047671981155872</text:p>
          </table:table-cell>
          <table:table-cell table:style-name="Gnumeric-default" table:formula="of:=[.$K$2]*([.E259]+[.G258])*0.02" office:value-type="float" office:value="-9.534257887908429e-07">
            <text:p>−9.5342578879084E−07</text:p>
          </table:table-cell>
          <table:table-cell table:style-name="Gnumeric-default" table:formula="of:=[.$K$3]*([.E259]-[.E258])/0.02" office:value-type="float" office:value="-0.061503704637289047">
            <text:p>−0.061503704637289</text:p>
          </table:table-cell>
          <table:table-cell table:style-name="Gnumeric-default" table:formula="of:=SUM([.F259:.H259])" office:value-type="float" office:value="-0.066271856178665073">
            <text:p>−0.06627185617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9876042902469635">
            <text:p>0.07987604290246964</text:p>
          </table:table-cell>
          <table:table-cell table:style-name="Gnumeric-default" office:value-type="float" office:value="0.11122512817382812">
            <text:p>0.11122512817382813</text:p>
          </table:table-cell>
          <table:table-cell table:style-name="Gnumeric-default"/>
          <table:table-cell table:style-name="Gnumeric-default" table:formula="of:=[.B260]-[.C260]" office:value-type="float" office:value="-0.03134908527135849">
            <text:p>−0.03134908527136</text:p>
          </table:table-cell>
          <table:table-cell table:style-name="Gnumeric-default" table:formula="of:=[.E260]*[.$K$1]" office:value-type="float" office:value="-0.0078372713178396225">
            <text:p>−0.0078372713178396</text:p>
          </table:table-cell>
          <table:table-cell table:style-name="Gnumeric-default" table:formula="of:=[.$K$2]*([.E260]+[.G259])*0.02" office:value-type="float" office:value="-1.5675019348573641e-06">
            <text:p>−1.5675019348574E−06</text:p>
          </table:table-cell>
          <table:table-cell table:style-name="Gnumeric-default" table:formula="of:=[.$K$3]*([.E260]-[.E259])/0.02" office:value-type="float" office:value="-0.030700732022523883">
            <text:p>−0.0307007320225239</text:p>
          </table:table-cell>
          <table:table-cell table:style-name="Gnumeric-default" table:formula="of:=SUM([.F260:.H260])" office:value-type="float" office:value="-0.038539570842298365">
            <text:p>−0.03853957084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4844533801078796">
            <text:p>0.0648445338010788</text:p>
          </table:table-cell>
          <table:table-cell table:style-name="Gnumeric-default" office:value-type="float" office:value="0.10555635392665863">
            <text:p>0.10555635392665863</text:p>
          </table:table-cell>
          <table:table-cell table:style-name="Gnumeric-default"/>
          <table:table-cell table:style-name="Gnumeric-default" table:formula="of:=[.B261]-[.C261]" office:value-type="float" office:value="-0.040711820125579834">
            <text:p>−0.04071182012558</text:p>
          </table:table-cell>
          <table:table-cell table:style-name="Gnumeric-default" table:formula="of:=[.E261]*[.$K$1]" office:value-type="float" office:value="-0.010177955031394958">
            <text:p>−0.010177955031395</text:p>
          </table:table-cell>
          <table:table-cell table:style-name="Gnumeric-default" table:formula="of:=[.$K$2]*([.E261]+[.G260])*0.02" office:value-type="float" office:value="-2.0356693813757345e-06">
            <text:p>−2.0356693813757E−06</text:p>
          </table:table-cell>
          <table:table-cell table:style-name="Gnumeric-default" table:formula="of:=[.$K$3]*([.E261]-[.E260])/0.02" office:value-type="float" office:value="-0.02340683713555336">
            <text:p>−0.0234068371355534</text:p>
          </table:table-cell>
          <table:table-cell table:style-name="Gnumeric-default" table:formula="of:=SUM([.F261:.H261])" office:value-type="float" office:value="-0.033586827836329693">
            <text:p>−0.03358682783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5539684593677521">
            <text:p>0.04553968459367752</text:p>
          </table:table-cell>
          <table:table-cell table:style-name="Gnumeric-default" office:value-type="float" office:value="0.10565274953842163">
            <text:p>0.10565274953842163</text:p>
          </table:table-cell>
          <table:table-cell table:style-name="Gnumeric-default"/>
          <table:table-cell table:style-name="Gnumeric-default" table:formula="of:=[.B262]-[.C262]" office:value-type="float" office:value="-0.06011306494474411">
            <text:p>−0.06011306494474</text:p>
          </table:table-cell>
          <table:table-cell table:style-name="Gnumeric-default" table:formula="of:=[.E262]*[.$K$1]" office:value-type="float" office:value="-0.015028266236186028">
            <text:p>−0.015028266236186</text:p>
          </table:table-cell>
          <table:table-cell table:style-name="Gnumeric-default" table:formula="of:=[.$K$2]*([.E262]+[.G261])*0.02" office:value-type="float" office:value="-3.0057550307062745e-06">
            <text:p>−3.0057550307063E−06</text:p>
          </table:table-cell>
          <table:table-cell table:style-name="Gnumeric-default" table:formula="of:=[.$K$3]*([.E262]-[.E261])/0.02" office:value-type="float" office:value="-0.04850311204791069">
            <text:p>−0.0485031120479107</text:p>
          </table:table-cell>
          <table:table-cell table:style-name="Gnumeric-default" table:formula="of:=SUM([.F262:.H262])" office:value-type="float" office:value="-0.063534384039127423">
            <text:p>−0.06353438403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0735261738300323">
            <text:p>0.030735261738300323</text:p>
          </table:table-cell>
          <table:table-cell table:style-name="Gnumeric-default" office:value-type="float" office:value="0.1041182279586792">
            <text:p>0.1041182279586792</text:p>
          </table:table-cell>
          <table:table-cell table:style-name="Gnumeric-default"/>
          <table:table-cell table:style-name="Gnumeric-default" table:formula="of:=[.B263]-[.C263]" office:value-type="float" office:value="-0.073382966220378876">
            <text:p>−0.07338296622038</text:p>
          </table:table-cell>
          <table:table-cell table:style-name="Gnumeric-default" table:formula="of:=[.E263]*[.$K$1]" office:value-type="float" office:value="-0.018345741555094719">
            <text:p>−0.0183457415550947</text:p>
          </table:table-cell>
          <table:table-cell table:style-name="Gnumeric-default" table:formula="of:=[.$K$2]*([.E263]+[.G262])*0.02" office:value-type="float" office:value="-3.6692985987704793e-06">
            <text:p>−3.6692985987705E−06</text:p>
          </table:table-cell>
          <table:table-cell table:style-name="Gnumeric-default" table:formula="of:=[.$K$3]*([.E263]-[.E262])/0.02" office:value-type="float" office:value="-0.033174753189086914">
            <text:p>−0.0331747531890869</text:p>
          </table:table-cell>
          <table:table-cell table:style-name="Gnumeric-default" table:formula="of:=SUM([.F263:.H263])" office:value-type="float" office:value="-0.051524164042780402">
            <text:p>−0.05152416404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6003474593162537">
            <text:p>0.016003474593162537</text:p>
          </table:table-cell>
          <table:table-cell table:style-name="Gnumeric-default" office:value-type="float" office:value="0.10245086997747421">
            <text:p>0.10245086997747421</text:p>
          </table:table-cell>
          <table:table-cell table:style-name="Gnumeric-default"/>
          <table:table-cell table:style-name="Gnumeric-default" table:formula="of:=[.B264]-[.C264]" office:value-type="float" office:value="-0.086447395384311676">
            <text:p>−0.08644739538431</text:p>
          </table:table-cell>
          <table:table-cell table:style-name="Gnumeric-default" table:formula="of:=[.E264]*[.$K$1]" office:value-type="float" office:value="-0.021611848846077919">
            <text:p>−0.0216118488460779</text:p>
          </table:table-cell>
          <table:table-cell table:style-name="Gnumeric-default" table:formula="of:=[.$K$2]*([.E264]+[.G263])*0.02" office:value-type="float" office:value="-4.3225532341455223e-06">
            <text:p>−4.3225532341455E−06</text:p>
          </table:table-cell>
          <table:table-cell table:style-name="Gnumeric-default" table:formula="of:=[.$K$3]*([.E264]-[.E263])/0.02" office:value-type="float" office:value="-0.032661072909832001">
            <text:p>−0.032661072909832</text:p>
          </table:table-cell>
          <table:table-cell table:style-name="Gnumeric-default" table:formula="of:=SUM([.F264:.H264])" office:value-type="float" office:value="-0.054277244309144067">
            <text:p>−0.05427724430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56984242983162403">
            <text:p>0.00569842429831624</text:p>
          </table:table-cell>
          <table:table-cell table:style-name="Gnumeric-default" office:value-type="float" office:value="0.095450162887573242">
            <text:p>0.09545016288757324</text:p>
          </table:table-cell>
          <table:table-cell table:style-name="Gnumeric-default"/>
          <table:table-cell table:style-name="Gnumeric-default" table:formula="of:=[.B265]-[.C265]" office:value-type="float" office:value="-0.089751738589257002">
            <text:p>−0.08975173858926</text:p>
          </table:table-cell>
          <table:table-cell table:style-name="Gnumeric-default" table:formula="of:=[.E265]*[.$K$1]" office:value-type="float" office:value="-0.02243793464731425">
            <text:p>−0.0224379346473143</text:p>
          </table:table-cell>
          <table:table-cell table:style-name="Gnumeric-default" table:formula="of:=[.$K$2]*([.E265]+[.G264])*0.02" office:value-type="float" office:value="-4.4878030571245571e-06">
            <text:p>−4.4878030571246E−06</text:p>
          </table:table-cell>
          <table:table-cell table:style-name="Gnumeric-default" table:formula="of:=[.$K$3]*([.E265]-[.E264])/0.02" office:value-type="float" office:value="-0.0082608580123633146">
            <text:p>−0.0082608580123633</text:p>
          </table:table-cell>
          <table:table-cell table:style-name="Gnumeric-default" table:formula="of:=SUM([.F265:.H265])" office:value-type="float" office:value="-0.03070328046273469">
            <text:p>−0.03070328046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94641901552677155">
            <text:p>0.09464190155267715</text:p>
          </table:table-cell>
          <table:table-cell table:style-name="Gnumeric-default"/>
          <table:table-cell table:style-name="Gnumeric-default" table:formula="of:=[.B266]-[.C266]" office:value-type="float" office:value="-0.094641901552677155">
            <text:p>−0.09464190155268</text:p>
          </table:table-cell>
          <table:table-cell table:style-name="Gnumeric-default" table:formula="of:=[.E266]*[.$K$1]" office:value-type="float" office:value="-0.023660475388169289">
            <text:p>−0.0236604753881693</text:p>
          </table:table-cell>
          <table:table-cell table:style-name="Gnumeric-default" table:formula="of:=[.$K$2]*([.E266]+[.G265])*0.02" office:value-type="float" office:value="-4.732319467786714e-06">
            <text:p>−4.7323194677867E−06</text:p>
          </table:table-cell>
          <table:table-cell table:style-name="Gnumeric-default" table:formula="of:=[.$K$3]*([.E266]-[.E265])/0.02" office:value-type="float" office:value="-0.012225407408550382">
            <text:p>−0.0122254074085504</text:p>
          </table:table-cell>
          <table:table-cell table:style-name="Gnumeric-default" table:formula="of:=SUM([.F266:.H266])" office:value-type="float" office:value="-0.035890615116187456">
            <text:p>−0.03589061511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92760927975177765">
            <text:p>0.09276092797517776</text:p>
          </table:table-cell>
          <table:table-cell table:style-name="Gnumeric-default"/>
          <table:table-cell table:style-name="Gnumeric-default" table:formula="of:=[.B267]-[.C267]" office:value-type="float" office:value="-0.092760927975177765">
            <text:p>−0.09276092797518</text:p>
          </table:table-cell>
          <table:table-cell table:style-name="Gnumeric-default" table:formula="of:=[.E267]*[.$K$1]" office:value-type="float" office:value="-0.023190231993794441">
            <text:p>−0.0231902319937944</text:p>
          </table:table-cell>
          <table:table-cell table:style-name="Gnumeric-default" table:formula="of:=[.$K$2]*([.E267]+[.G266])*0.02" office:value-type="float" office:value="-4.6382830147322783e-06">
            <text:p>−4.6382830147323E−06</text:p>
          </table:table-cell>
          <table:table-cell table:style-name="Gnumeric-default" table:formula="of:=[.$K$3]*([.E267]-[.E266])/0.02" office:value-type="float" office:value="0.0047024339437484741">
            <text:p>0.004702433943748474</text:p>
          </table:table-cell>
          <table:table-cell table:style-name="Gnumeric-default" table:formula="of:=SUM([.F267:.H267])" office:value-type="float" office:value="-0.018492436333060698">
            <text:p>−0.01849243633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89300625026226044">
            <text:p>0.08930062502622604</text:p>
          </table:table-cell>
          <table:table-cell table:style-name="Gnumeric-default"/>
          <table:table-cell table:style-name="Gnumeric-default" table:formula="of:=[.B268]-[.C268]" office:value-type="float" office:value="-0.089300625026226044">
            <text:p>−0.08930062502623</text:p>
          </table:table-cell>
          <table:table-cell table:style-name="Gnumeric-default" table:formula="of:=[.E268]*[.$K$1]" office:value-type="float" office:value="-0.022325156256556511">
            <text:p>−0.0223251562565565</text:p>
          </table:table-cell>
          <table:table-cell table:style-name="Gnumeric-default" table:formula="of:=[.$K$2]*([.E268]+[.G267])*0.02" office:value-type="float" office:value="-4.4652631654620391e-06">
            <text:p>−4.4652631654620E−06</text:p>
          </table:table-cell>
          <table:table-cell table:style-name="Gnumeric-default" table:formula="of:=[.$K$3]*([.E268]-[.E267])/0.02" office:value-type="float" office:value="0.008650757372379303">
            <text:p>0.008650757372379303</text:p>
          </table:table-cell>
          <table:table-cell table:style-name="Gnumeric-default" table:formula="of:=SUM([.F268:.H268])" office:value-type="float" office:value="-0.01367886414734267">
            <text:p>−0.01367886414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86691737174987793">
            <text:p>0.08669173717498779</text:p>
          </table:table-cell>
          <table:table-cell table:style-name="Gnumeric-default"/>
          <table:table-cell table:style-name="Gnumeric-default" table:formula="of:=[.B269]-[.C269]" office:value-type="float" office:value="-0.086691737174987793">
            <text:p>−0.08669173717499</text:p>
          </table:table-cell>
          <table:table-cell table:style-name="Gnumeric-default" table:formula="of:=[.E269]*[.$K$1]" office:value-type="float" office:value="-0.021672934293746948">
            <text:p>−0.0216729342937469</text:p>
          </table:table-cell>
          <table:table-cell table:style-name="Gnumeric-default" table:formula="of:=[.$K$2]*([.E269]+[.G268])*0.02" office:value-type="float" office:value="-4.3348101219076629e-06">
            <text:p>−4.3348101219077E−06</text:p>
          </table:table-cell>
          <table:table-cell table:style-name="Gnumeric-default" table:formula="of:=[.$K$3]*([.E269]-[.E268])/0.02" office:value-type="float" office:value="0.0065222196280956268">
            <text:p>0.006522219628095627</text:p>
          </table:table-cell>
          <table:table-cell table:style-name="Gnumeric-default" table:formula="of:=SUM([.F269:.H269])" office:value-type="float" office:value="-0.015155049475773228">
            <text:p>−0.01515504947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84273412823677063">
            <text:p>0.08427341282367706</text:p>
          </table:table-cell>
          <table:table-cell table:style-name="Gnumeric-default"/>
          <table:table-cell table:style-name="Gnumeric-default" table:formula="of:=[.B270]-[.C270]" office:value-type="float" office:value="-0.084273412823677063">
            <text:p>−0.08427341282368</text:p>
          </table:table-cell>
          <table:table-cell table:style-name="Gnumeric-default" table:formula="of:=[.E270]*[.$K$1]" office:value-type="float" office:value="-0.021068353205919266">
            <text:p>−0.0210683532059193</text:p>
          </table:table-cell>
          <table:table-cell table:style-name="Gnumeric-default" table:formula="of:=[.$K$2]*([.E270]+[.G269])*0.02" office:value-type="float" office:value="-4.2138873816899484e-06">
            <text:p>−4.2138873816899E−06</text:p>
          </table:table-cell>
          <table:table-cell table:style-name="Gnumeric-default" table:formula="of:=[.$K$3]*([.E270]-[.E269])/0.02" office:value-type="float" office:value="0.006045810878276825">
            <text:p>0.006045810878276825</text:p>
          </table:table-cell>
          <table:table-cell table:style-name="Gnumeric-default" table:formula="of:=SUM([.F270:.H270])" office:value-type="float" office:value="-0.015026756215024131">
            <text:p>−0.0150267562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82868434488773346">
            <text:p>0.08286843448877335</text:p>
          </table:table-cell>
          <table:table-cell table:style-name="Gnumeric-default"/>
          <table:table-cell table:style-name="Gnumeric-default" table:formula="of:=[.B271]-[.C271]" office:value-type="float" office:value="-0.082868434488773346">
            <text:p>−0.08286843448877</text:p>
          </table:table-cell>
          <table:table-cell table:style-name="Gnumeric-default" table:formula="of:=[.E271]*[.$K$1]" office:value-type="float" office:value="-0.020717108622193336">
            <text:p>−0.0207171086221933</text:p>
          </table:table-cell>
          <table:table-cell table:style-name="Gnumeric-default" table:formula="of:=[.$K$2]*([.E271]+[.G270])*0.02" office:value-type="float" office:value="-4.1436324188077519e-06">
            <text:p>−4.1436324188078E−06</text:p>
          </table:table-cell>
          <table:table-cell table:style-name="Gnumeric-default" table:formula="of:=[.$K$3]*([.E271]-[.E270])/0.02" office:value-type="float" office:value="0.0035124458372592926">
            <text:p>0.0035124458372593</text:p>
          </table:table-cell>
          <table:table-cell table:style-name="Gnumeric-default" table:formula="of:=SUM([.F271:.H271])" office:value-type="float" office:value="-0.01720880641735285">
            <text:p>−0.01720880641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79546242952346802">
            <text:p>0.0795462429523468</text:p>
          </table:table-cell>
          <table:table-cell table:style-name="Gnumeric-default"/>
          <table:table-cell table:style-name="Gnumeric-default" table:formula="of:=[.B272]-[.C272]" office:value-type="float" office:value="-0.079546242952346802">
            <text:p>−0.07954624295235</text:p>
          </table:table-cell>
          <table:table-cell table:style-name="Gnumeric-default" table:formula="of:=[.E272]*[.$K$1]" office:value-type="float" office:value="-0.0198865607380867">
            <text:p>−0.0198865607380867</text:p>
          </table:table-cell>
          <table:table-cell table:style-name="Gnumeric-default" table:formula="of:=[.$K$2]*([.E272]+[.G271])*0.02" office:value-type="float" office:value="-3.9775193292382803e-06">
            <text:p>−3.97751932923828E-06</text:p>
          </table:table-cell>
          <table:table-cell table:style-name="Gnumeric-default" table:formula="of:=[.$K$3]*([.E272]-[.E271])/0.02" office:value-type="float" office:value="0.0083054788410663605">
            <text:p>0.00830547884106636</text:p>
          </table:table-cell>
          <table:table-cell table:style-name="Gnumeric-default" table:formula="of:=SUM([.F272:.H272])" office:value-type="float" office:value="-0.011585059416349578">
            <text:p>−0.01158505941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78829944133758545">
            <text:p>0.07882994413375854</text:p>
          </table:table-cell>
          <table:table-cell table:style-name="Gnumeric-default"/>
          <table:table-cell table:style-name="Gnumeric-default" table:formula="of:=[.B273]-[.C273]" office:value-type="float" office:value="-0.078829944133758545">
            <text:p>−0.07882994413376</text:p>
          </table:table-cell>
          <table:table-cell table:style-name="Gnumeric-default" table:formula="of:=[.E273]*[.$K$1]" office:value-type="float" office:value="-0.019707486033439636">
            <text:p>−0.0197074860334396</text:p>
          </table:table-cell>
          <table:table-cell table:style-name="Gnumeric-default" table:formula="of:=[.$K$2]*([.E273]+[.G272])*0.02" office:value-type="float" office:value="-3.9416960826543896e-06">
            <text:p>−3.9416960826544E−06</text:p>
          </table:table-cell>
          <table:table-cell table:style-name="Gnumeric-default" table:formula="of:=[.$K$3]*([.E273]-[.E272])/0.02" office:value-type="float" office:value="0.0017907470464706421">
            <text:p>0.001790747046470642</text:p>
          </table:table-cell>
          <table:table-cell table:style-name="Gnumeric-default" table:formula="of:=SUM([.F273:.H273])" office:value-type="float" office:value="-0.017920680683051648">
            <text:p>−0.01792068068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13545615971088409">
            <text:p>0.1354561597108841</text:p>
          </table:table-cell>
          <table:table-cell table:style-name="Gnumeric-default"/>
          <table:table-cell table:style-name="Gnumeric-default" table:formula="of:=[.B274]-[.C274]" office:value-type="float" office:value="-0.13545615971088409">
            <text:p>−0.13545615971088</text:p>
          </table:table-cell>
          <table:table-cell table:style-name="Gnumeric-default" table:formula="of:=[.E274]*[.$K$1]" office:value-type="float" office:value="-0.033864039927721024">
            <text:p>−0.033864039927721</text:p>
          </table:table-cell>
          <table:table-cell table:style-name="Gnumeric-default" table:formula="of:=[.$K$2]*([.E274]+[.G273])*0.02" office:value-type="float" office:value="-6.7730050703483374e-06">
            <text:p>−6.7730050703483E−06</text:p>
          </table:table-cell>
          <table:table-cell table:style-name="Gnumeric-default" table:formula="of:=[.$K$3]*([.E274]-[.E273])/0.02" office:value-type="float" office:value="-0.14156553894281387">
            <text:p>−0.1415655389428139</text:p>
          </table:table-cell>
          <table:table-cell table:style-name="Gnumeric-default" table:formula="of:=SUM([.F274:.H274])" office:value-type="float" office:value="-0.17543635187560525">
            <text:p>−0.17543635187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7666642963886261">
            <text:p>0.07666642963886261</text:p>
          </table:table-cell>
          <table:table-cell table:style-name="Gnumeric-default"/>
          <table:table-cell table:style-name="Gnumeric-default" table:formula="of:=[.B275]-[.C275]" office:value-type="float" office:value="-0.07666642963886261">
            <text:p>−0.07666642963886</text:p>
          </table:table-cell>
          <table:table-cell table:style-name="Gnumeric-default" table:formula="of:=[.E275]*[.$K$1]" office:value-type="float" office:value="-0.019166607409715652">
            <text:p>−0.0191666074097157</text:p>
          </table:table-cell>
          <table:table-cell table:style-name="Gnumeric-default" table:formula="of:=[.$K$2]*([.E275]+[.G274])*0.02" office:value-type="float" office:value="-3.8336601321966481e-06">
            <text:p>−3.8336601321966E−06</text:p>
          </table:table-cell>
          <table:table-cell table:style-name="Gnumeric-default" table:formula="of:=[.$K$3]*([.E275]-[.E274])/0.02" office:value-type="float" office:value="0.14697432518005371">
            <text:p>0.1469743251800537</text:p>
          </table:table-cell>
          <table:table-cell table:style-name="Gnumeric-default" table:formula="of:=SUM([.F275:.H275])" office:value-type="float" office:value="0.12780388411020585">
            <text:p>0.1278038841102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72732456028461456">
            <text:p>0.07273245602846146</text:p>
          </table:table-cell>
          <table:table-cell table:style-name="Gnumeric-default"/>
          <table:table-cell table:style-name="Gnumeric-default" table:formula="of:=[.B276]-[.C276]" office:value-type="float" office:value="-0.072732456028461456">
            <text:p>−0.07273245602846</text:p>
          </table:table-cell>
          <table:table-cell table:style-name="Gnumeric-default" table:formula="of:=[.E276]*[.$K$1]" office:value-type="float" office:value="-0.018183114007115364">
            <text:p>−0.0181831140071154</text:p>
          </table:table-cell>
          <table:table-cell table:style-name="Gnumeric-default" table:formula="of:=[.$K$2]*([.E276]+[.G275])*0.02" office:value-type="float" office:value="-3.636814484429683e-06">
            <text:p>−3.6368144844297E−06</text:p>
          </table:table-cell>
          <table:table-cell table:style-name="Gnumeric-default" table:formula="of:=[.$K$3]*([.E276]-[.E275])/0.02" office:value-type="float" office:value="0.0098349340260028839">
            <text:p>0.009834934026002884</text:p>
          </table:table-cell>
          <table:table-cell table:style-name="Gnumeric-default" table:formula="of:=SUM([.F276:.H276])" office:value-type="float" office:value="-0.0083518167955969093">
            <text:p>−0.00835181679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71519628167152405">
            <text:p>0.0715196281671524</text:p>
          </table:table-cell>
          <table:table-cell table:style-name="Gnumeric-default"/>
          <table:table-cell table:style-name="Gnumeric-default" table:formula="of:=[.B277]-[.C277]" office:value-type="float" office:value="-0.071519628167152405">
            <text:p>−0.07151962816715</text:p>
          </table:table-cell>
          <table:table-cell table:style-name="Gnumeric-default" table:formula="of:=[.E277]*[.$K$1]" office:value-type="float" office:value="-0.017879907041788101">
            <text:p>−0.0178799070417881</text:p>
          </table:table-cell>
          <table:table-cell table:style-name="Gnumeric-default" table:formula="of:=[.$K$2]*([.E277]+[.G276])*0.02" office:value-type="float" office:value="-3.5761632490818417e-06">
            <text:p>−3.5761632490818E−06</text:p>
          </table:table-cell>
          <table:table-cell table:style-name="Gnumeric-default" table:formula="of:=[.$K$3]*([.E277]-[.E276])/0.02" office:value-type="float" office:value="0.0030320696532726288">
            <text:p>0.003032069653272629</text:p>
          </table:table-cell>
          <table:table-cell table:style-name="Gnumeric-default" table:formula="of:=SUM([.F277:.H277])" office:value-type="float" office:value="-0.014851413551764555">
            <text:p>−0.01485141355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63665285706520081">
            <text:p>0.06366528570652008</text:p>
          </table:table-cell>
          <table:table-cell table:style-name="Gnumeric-default"/>
          <table:table-cell table:style-name="Gnumeric-default" table:formula="of:=[.B278]-[.C278]" office:value-type="float" office:value="-0.063665285706520081">
            <text:p>−0.06366528570652</text:p>
          </table:table-cell>
          <table:table-cell table:style-name="Gnumeric-default" table:formula="of:=[.E278]*[.$K$1]" office:value-type="float" office:value="-0.01591632142663002">
            <text:p>−0.01591632142663</text:p>
          </table:table-cell>
          <table:table-cell table:style-name="Gnumeric-default" table:formula="of:=[.$K$2]*([.E278]+[.G277])*0.02" office:value-type="float" office:value="-3.1834430934884583e-06">
            <text:p>−3.1834430934885E−06</text:p>
          </table:table-cell>
          <table:table-cell table:style-name="Gnumeric-default" table:formula="of:=[.$K$3]*([.E278]-[.E277])/0.02" office:value-type="float" office:value="0.019635856151580814">
            <text:p>0.019635856151580814</text:p>
          </table:table-cell>
          <table:table-cell table:style-name="Gnumeric-default" table:formula="of:=SUM([.F278:.H278])" office:value-type="float" office:value="0.0037163512818573054">
            <text:p>0.0037163512818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6454487144947052">
            <text:p>0.06454487144947052</text:p>
          </table:table-cell>
          <table:table-cell table:style-name="Gnumeric-default"/>
          <table:table-cell table:style-name="Gnumeric-default" table:formula="of:=[.B279]-[.C279]" office:value-type="float" office:value="-0.06454487144947052">
            <text:p>−0.06454487144947</text:p>
          </table:table-cell>
          <table:table-cell table:style-name="Gnumeric-default" table:formula="of:=[.E279]*[.$K$1]" office:value-type="float" office:value="-0.01613621786236763">
            <text:p>−0.0161362178623676</text:p>
          </table:table-cell>
          <table:table-cell table:style-name="Gnumeric-default" table:formula="of:=[.$K$2]*([.E279]+[.G278])*0.02" office:value-type="float" office:value="-3.2274027446281999e-06">
            <text:p>−3.2274027446282E-06</text:p>
          </table:table-cell>
          <table:table-cell table:style-name="Gnumeric-default" table:formula="of:=[.$K$3]*([.E279]-[.E278])/0.02" office:value-type="float" office:value="-0.0021989643573760986">
            <text:p>−0.0021989643573761</text:p>
          </table:table-cell>
          <table:table-cell table:style-name="Gnumeric-default" table:formula="of:=SUM([.F279:.H279])" office:value-type="float" office:value="-0.018338409622488356">
            <text:p>−0.01833840962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63273310661315918">
            <text:p>0.06327331066131592</text:p>
          </table:table-cell>
          <table:table-cell table:style-name="Gnumeric-default"/>
          <table:table-cell table:style-name="Gnumeric-default" table:formula="of:=[.B280]-[.C280]" office:value-type="float" office:value="-0.063273310661315918">
            <text:p>−0.06327331066132</text:p>
          </table:table-cell>
          <table:table-cell table:style-name="Gnumeric-default" table:formula="of:=[.E280]*[.$K$1]" office:value-type="float" office:value="-0.015818327665328979">
            <text:p>−0.015818327665329</text:p>
          </table:table-cell>
          <table:table-cell table:style-name="Gnumeric-default" table:formula="of:=[.$K$2]*([.E280]+[.G279])*0.02" office:value-type="float" office:value="-3.163826903203027e-06">
            <text:p>−3.1638269032030E−06</text:p>
          </table:table-cell>
          <table:table-cell table:style-name="Gnumeric-default" table:formula="of:=[.$K$3]*([.E280]-[.E279])/0.02" office:value-type="float" office:value="0.0031789019703865056">
            <text:p>0.0031789019703865</text:p>
          </table:table-cell>
          <table:table-cell table:style-name="Gnumeric-default" table:formula="of:=SUM([.F280:.H280])" office:value-type="float" office:value="-0.012642589521845677">
            <text:p>−0.01264258952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6900076568126678">
            <text:p>0.05690007656812668</text:p>
          </table:table-cell>
          <table:table-cell table:style-name="Gnumeric-default"/>
          <table:table-cell table:style-name="Gnumeric-default" table:formula="of:=[.B281]-[.C281]" office:value-type="float" office:value="-0.056900076568126678">
            <text:p>−0.05690007656813</text:p>
          </table:table-cell>
          <table:table-cell table:style-name="Gnumeric-default" table:formula="of:=[.E281]*[.$K$1]" office:value-type="float" office:value="-0.01422501914203167">
            <text:p>−0.0142250191420317</text:p>
          </table:table-cell>
          <table:table-cell table:style-name="Gnumeric-default" table:formula="of:=[.$K$2]*([.E281]+[.G280])*0.02" office:value-type="float" office:value="-2.8451620197514947e-06">
            <text:p>−2.8451620197515E−06</text:p>
          </table:table-cell>
          <table:table-cell table:style-name="Gnumeric-default" table:formula="of:=[.$K$3]*([.E281]-[.E280])/0.02" office:value-type="float" office:value="0.015933085232973099">
            <text:p>0.0159330852329731</text:p>
          </table:table-cell>
          <table:table-cell table:style-name="Gnumeric-default" table:formula="of:=SUM([.F281:.H281])" office:value-type="float" office:value="0.0017052209289216776">
            <text:p>0.0017052209289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5774103850126266">
            <text:p>0.055774103850126266</text:p>
          </table:table-cell>
          <table:table-cell table:style-name="Gnumeric-default"/>
          <table:table-cell table:style-name="Gnumeric-default" table:formula="of:=[.B282]-[.C282]" office:value-type="float" office:value="-0.055774103850126266">
            <text:p>−0.05577410385013</text:p>
          </table:table-cell>
          <table:table-cell table:style-name="Gnumeric-default" table:formula="of:=[.E282]*[.$K$1]" office:value-type="float" office:value="-0.013943525962531567">
            <text:p>−0.0139435259625316</text:p>
          </table:table-cell>
          <table:table-cell table:style-name="Gnumeric-default" table:formula="of:=[.$K$2]*([.E282]+[.G281])*0.02" office:value-type="float" office:value="-2.7888474506073009e-06">
            <text:p>−2.7888474506073E−06</text:p>
          </table:table-cell>
          <table:table-cell table:style-name="Gnumeric-default" table:formula="of:=[.$K$3]*([.E282]-[.E281])/0.02" office:value-type="float" office:value="0.00281493179500103">
            <text:p>0.00281493179500103</text:p>
          </table:table-cell>
          <table:table-cell table:style-name="Gnumeric-default" table:formula="of:=SUM([.F282:.H282])" office:value-type="float" office:value="-0.011131383014981145">
            <text:p>−0.0111313830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55370993912220001">
            <text:p>0.05537099391222</text:p>
          </table:table-cell>
          <table:table-cell table:style-name="Gnumeric-default"/>
          <table:table-cell table:style-name="Gnumeric-default" table:formula="of:=[.B283]-[.C283]" office:value-type="float" office:value="-0.055370993912220001">
            <text:p>−0.05537099391222</text:p>
          </table:table-cell>
          <table:table-cell table:style-name="Gnumeric-default" table:formula="of:=[.E283]*[.$K$1]" office:value-type="float" office:value="-0.013842748478055">
            <text:p>−0.013842748478055</text:p>
          </table:table-cell>
          <table:table-cell table:style-name="Gnumeric-default" table:formula="of:=[.$K$2]*([.E283]+[.G282])*0.02" office:value-type="float" office:value="-2.7686891379835308e-06">
            <text:p>−2.7686891379835E−06</text:p>
          </table:table-cell>
          <table:table-cell table:style-name="Gnumeric-default" table:formula="of:=[.$K$3]*([.E283]-[.E282])/0.02" office:value-type="float" office:value="0.0010077748447656634">
            <text:p>0.0010077748447657</text:p>
          </table:table-cell>
          <table:table-cell table:style-name="Gnumeric-default" table:formula="of:=SUM([.F283:.H283])" office:value-type="float" office:value="-0.01283774232242732">
            <text:p>−0.01283774232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8790874183177948">
            <text:p>0.03879087418317795</text:p>
          </table:table-cell>
          <table:table-cell table:style-name="Gnumeric-default"/>
          <table:table-cell table:style-name="Gnumeric-default" table:formula="of:=[.B284]-[.C284]" office:value-type="float" office:value="-0.038790874183177948">
            <text:p>−0.03879087418318</text:p>
          </table:table-cell>
          <table:table-cell table:style-name="Gnumeric-default" table:formula="of:=[.E284]*[.$K$1]" office:value-type="float" office:value="-0.009697718545794487">
            <text:p>−0.0096977185457945</text:p>
          </table:table-cell>
          <table:table-cell table:style-name="Gnumeric-default" table:formula="of:=[.$K$2]*([.E284]+[.G283])*0.02" office:value-type="float" office:value="-1.9396821436157967e-06">
            <text:p>−1.9396821436158E−06</text:p>
          </table:table-cell>
          <table:table-cell table:style-name="Gnumeric-default" table:formula="of:=[.$K$3]*([.E284]-[.E283])/0.02" office:value-type="float" office:value="0.041450299322605133">
            <text:p>0.04145029932260513</text:p>
          </table:table-cell>
          <table:table-cell table:style-name="Gnumeric-default" table:formula="of:=SUM([.F284:.H284])" office:value-type="float" office:value="0.031750641094667027">
            <text:p>0.0317506410946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46613503247499466">
            <text:p>0.046613503247499466</text:p>
          </table:table-cell>
          <table:table-cell table:style-name="Gnumeric-default"/>
          <table:table-cell table:style-name="Gnumeric-default" table:formula="of:=[.B285]-[.C285]" office:value-type="float" office:value="-0.046613503247499466">
            <text:p>−0.0466135032475</text:p>
          </table:table-cell>
          <table:table-cell table:style-name="Gnumeric-default" table:formula="of:=[.E285]*[.$K$1]" office:value-type="float" office:value="-0.011653375811874866">
            <text:p>−0.0116533758118749</text:p>
          </table:table-cell>
          <table:table-cell table:style-name="Gnumeric-default" table:formula="of:=[.$K$2]*([.E285]+[.G284])*0.02" office:value-type="float" office:value="-2.3307721464821542e-06">
            <text:p>−2.3307721464822E−06</text:p>
          </table:table-cell>
          <table:table-cell table:style-name="Gnumeric-default" table:formula="of:=[.$K$3]*([.E285]-[.E284])/0.02" office:value-type="float" office:value="-0.019556572660803795">
            <text:p>−0.0195565726608038</text:p>
          </table:table-cell>
          <table:table-cell table:style-name="Gnumeric-default" table:formula="of:=SUM([.F285:.H285])" office:value-type="float" office:value="-0.031212279244825142">
            <text:p>−0.03121227924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43251380324363708">
            <text:p>0.04325138032436371</text:p>
          </table:table-cell>
          <table:table-cell table:style-name="Gnumeric-default"/>
          <table:table-cell table:style-name="Gnumeric-default" table:formula="of:=[.B286]-[.C286]" office:value-type="float" office:value="-0.043251380324363708">
            <text:p>−0.04325138032436</text:p>
          </table:table-cell>
          <table:table-cell table:style-name="Gnumeric-default" table:formula="of:=[.E286]*[.$K$1]" office:value-type="float" office:value="-0.010812845081090927">
            <text:p>−0.0108128450810909</text:p>
          </table:table-cell>
          <table:table-cell table:style-name="Gnumeric-default" table:formula="of:=[.$K$2]*([.E286]+[.G285])*0.02" office:value-type="float" office:value="-2.1626855548255094e-06">
            <text:p>−2.1626855548255E−06</text:p>
          </table:table-cell>
          <table:table-cell table:style-name="Gnumeric-default" table:formula="of:=[.$K$3]*([.E286]-[.E285])/0.02" office:value-type="float" office:value="0.0084053073078393936">
            <text:p>0.008405307307839394</text:p>
          </table:table-cell>
          <table:table-cell table:style-name="Gnumeric-default" table:formula="of:=SUM([.F286:.H286])" office:value-type="float" office:value="-0.0024097004588063591">
            <text:p>−0.00240970045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42331650853157043">
            <text:p>0.04233165085315704</text:p>
          </table:table-cell>
          <table:table-cell table:style-name="Gnumeric-default"/>
          <table:table-cell table:style-name="Gnumeric-default" table:formula="of:=[.B287]-[.C287]" office:value-type="float" office:value="-0.042331650853157043">
            <text:p>−0.04233165085316</text:p>
          </table:table-cell>
          <table:table-cell table:style-name="Gnumeric-default" table:formula="of:=[.E287]*[.$K$1]" office:value-type="float" office:value="-0.010582912713289261">
            <text:p>−0.0105829127132893</text:p>
          </table:table-cell>
          <table:table-cell table:style-name="Gnumeric-default" table:formula="of:=[.$K$2]*([.E287]+[.G286])*0.02" office:value-type="float" office:value="-2.1166906769355937e-06">
            <text:p>−2.1166906769356E−06</text:p>
          </table:table-cell>
          <table:table-cell table:style-name="Gnumeric-default" table:formula="of:=[.$K$3]*([.E287]-[.E286])/0.02" office:value-type="float" office:value="0.002299323678016663">
            <text:p>0.002299323678016663</text:p>
          </table:table-cell>
          <table:table-cell table:style-name="Gnumeric-default" table:formula="of:=SUM([.F287:.H287])" office:value-type="float" office:value="-0.008285705725949534">
            <text:p>−0.00828570572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40146298706531525">
            <text:p>0.040146298706531525</text:p>
          </table:table-cell>
          <table:table-cell table:style-name="Gnumeric-default"/>
          <table:table-cell table:style-name="Gnumeric-default" table:formula="of:=[.B288]-[.C288]" office:value-type="float" office:value="-0.040146298706531525">
            <text:p>−0.04014629870653</text:p>
          </table:table-cell>
          <table:table-cell table:style-name="Gnumeric-default" table:formula="of:=[.E288]*[.$K$1]" office:value-type="float" office:value="-0.010036574676632881">
            <text:p>−0.0100365746766329</text:p>
          </table:table-cell>
          <table:table-cell table:style-name="Gnumeric-default" table:formula="of:=[.$K$2]*([.E288]+[.G287])*0.02" office:value-type="float" office:value="-2.0074207698604232e-06">
            <text:p>−2.0074207698604E−06</text:p>
          </table:table-cell>
          <table:table-cell table:style-name="Gnumeric-default" table:formula="of:=[.$K$3]*([.E288]-[.E287])/0.02" office:value-type="float" office:value="0.005463380366563797">
            <text:p>0.005463380366563797</text:p>
          </table:table-cell>
          <table:table-cell table:style-name="Gnumeric-default" table:formula="of:=SUM([.F288:.H288])" office:value-type="float" office:value="-0.004575201730838945">
            <text:p>−0.00457520173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405869260430336">
            <text:p>0.0405869260430336</text:p>
          </table:table-cell>
          <table:table-cell table:style-name="Gnumeric-default"/>
          <table:table-cell table:style-name="Gnumeric-default" table:formula="of:=[.B289]-[.C289]" office:value-type="float" office:value="-0.0405869260430336">
            <text:p>−0.04058692604303</text:p>
          </table:table-cell>
          <table:table-cell table:style-name="Gnumeric-default" table:formula="of:=[.E289]*[.$K$1]" office:value-type="float" office:value="-0.0101467315107584">
            <text:p>−0.0101467315107584</text:p>
          </table:table-cell>
          <table:table-cell table:style-name="Gnumeric-default" table:formula="of:=[.$K$2]*([.E289]+[.G288])*0.02" office:value-type="float" office:value="-2.0294466731901731e-06">
            <text:p>−2.0294466731902E−06</text:p>
          </table:table-cell>
          <table:table-cell table:style-name="Gnumeric-default" table:formula="of:=[.$K$3]*([.E289]-[.E288])/0.02" office:value-type="float" office:value="-0.001101568341255188">
            <text:p>−0.0011015683412552</text:p>
          </table:table-cell>
          <table:table-cell table:style-name="Gnumeric-default" table:formula="of:=SUM([.F289:.H289])" office:value-type="float" office:value="-0.011250329298686778">
            <text:p>−0.01125032929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577764704823494">
            <text:p>0.03577764704823494</text:p>
          </table:table-cell>
          <table:table-cell table:style-name="Gnumeric-default"/>
          <table:table-cell table:style-name="Gnumeric-default" table:formula="of:=[.B290]-[.C290]" office:value-type="float" office:value="-0.03577764704823494">
            <text:p>−0.03577764704823</text:p>
          </table:table-cell>
          <table:table-cell table:style-name="Gnumeric-default" table:formula="of:=[.E290]*[.$K$1]" office:value-type="float" office:value="-0.0089444117620587349">
            <text:p>−0.0089444117620587</text:p>
          </table:table-cell>
          <table:table-cell table:style-name="Gnumeric-default" table:formula="of:=[.$K$2]*([.E290]+[.G289])*0.02" office:value-type="float" office:value="-1.7889838247454065e-06">
            <text:p>−1.7889838247454E−06</text:p>
          </table:table-cell>
          <table:table-cell table:style-name="Gnumeric-default" table:formula="of:=[.$K$3]*([.E290]-[.E289])/0.02" office:value-type="float" office:value="0.012023197486996651">
            <text:p>0.01202319748699665</text:p>
          </table:table-cell>
          <table:table-cell table:style-name="Gnumeric-default" table:formula="of:=SUM([.F290:.H290])" office:value-type="float" office:value="0.0030769967411131702">
            <text:p>0.0030769967411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2350379973649979">
            <text:p>0.03235037997364998</text:p>
          </table:table-cell>
          <table:table-cell table:style-name="Gnumeric-default"/>
          <table:table-cell table:style-name="Gnumeric-default" table:formula="of:=[.B291]-[.C291]" office:value-type="float" office:value="-0.032350379973649979">
            <text:p>−0.03235037997365</text:p>
          </table:table-cell>
          <table:table-cell table:style-name="Gnumeric-default" table:formula="of:=[.E291]*[.$K$1]" office:value-type="float" office:value="-0.0080875949934124947">
            <text:p>−0.0080875949934125</text:p>
          </table:table-cell>
          <table:table-cell table:style-name="Gnumeric-default" table:formula="of:=[.$K$2]*([.E291]+[.G290])*0.02" office:value-type="float" office:value="-1.6176084478737363e-06">
            <text:p>−1.6176084478737E−06</text:p>
          </table:table-cell>
          <table:table-cell table:style-name="Gnumeric-default" table:formula="of:=[.$K$3]*([.E291]-[.E290])/0.02" office:value-type="float" office:value="0.0085681676864624023">
            <text:p>0.008568167686462402</text:p>
          </table:table-cell>
          <table:table-cell table:style-name="Gnumeric-default" table:formula="of:=SUM([.F291:.H291])" office:value-type="float" office:value="0.00047895508460203397">
            <text:p>0.0004789550846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1851664185523987">
            <text:p>0.03185166418552399</text:p>
          </table:table-cell>
          <table:table-cell table:style-name="Gnumeric-default"/>
          <table:table-cell table:style-name="Gnumeric-default" table:formula="of:=[.B292]-[.C292]" office:value-type="float" office:value="-0.031851664185523987">
            <text:p>−0.03185166418552</text:p>
          </table:table-cell>
          <table:table-cell table:style-name="Gnumeric-default" table:formula="of:=[.E292]*[.$K$1]" office:value-type="float" office:value="-0.0079629160463809967">
            <text:p>−0.007962916046381</text:p>
          </table:table-cell>
          <table:table-cell table:style-name="Gnumeric-default" table:formula="of:=[.$K$2]*([.E292]+[.G291])*0.02" office:value-type="float" office:value="-1.5926640896985928e-06">
            <text:p>−1.5926640896986E−06</text:p>
          </table:table-cell>
          <table:table-cell table:style-name="Gnumeric-default" table:formula="of:=[.$K$3]*([.E292]-[.E291])/0.02" office:value-type="float" office:value="0.0012467894703149796">
            <text:p>0.001246789470315</text:p>
          </table:table-cell>
          <table:table-cell table:style-name="Gnumeric-default" table:formula="of:=SUM([.F292:.H292])" office:value-type="float" office:value="-0.0067177192401557161">
            <text:p>−0.00671771924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1690992414951324">
            <text:p>0.031690992414951324</text:p>
          </table:table-cell>
          <table:table-cell table:style-name="Gnumeric-default"/>
          <table:table-cell table:style-name="Gnumeric-default" table:formula="of:=[.B293]-[.C293]" office:value-type="float" office:value="-0.031690992414951324">
            <text:p>−0.03169099241495</text:p>
          </table:table-cell>
          <table:table-cell table:style-name="Gnumeric-default" table:formula="of:=[.E293]*[.$K$1]" office:value-type="float" office:value="-0.0079227481037378311">
            <text:p>−0.0079227481037378</text:p>
          </table:table-cell>
          <table:table-cell table:style-name="Gnumeric-default" table:formula="of:=[.$K$2]*([.E293]+[.G292])*0.02" office:value-type="float" office:value="-1.5846292539520512e-06">
            <text:p>−1.5846292539521E−06</text:p>
          </table:table-cell>
          <table:table-cell table:style-name="Gnumeric-default" table:formula="of:=[.$K$3]*([.E293]-[.E292])/0.02" office:value-type="float" office:value="0.00040167942643165588">
            <text:p>0.0004016794264317</text:p>
          </table:table-cell>
          <table:table-cell table:style-name="Gnumeric-default" table:formula="of:=SUM([.F293:.H293])" office:value-type="float" office:value="-0.0075226533065601269">
            <text:p>−0.00752265330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32761383801698685">
            <text:p>0.032761383801698685</text:p>
          </table:table-cell>
          <table:table-cell table:style-name="Gnumeric-default"/>
          <table:table-cell table:style-name="Gnumeric-default" table:formula="of:=[.B294]-[.C294]" office:value-type="float" office:value="-0.032761383801698685">
            <text:p>−0.0327613838017</text:p>
          </table:table-cell>
          <table:table-cell table:style-name="Gnumeric-default" table:formula="of:=[.E294]*[.$K$1]" office:value-type="float" office:value="-0.0081903459504246712">
            <text:p>−0.0081903459504247</text:p>
          </table:table-cell>
          <table:table-cell table:style-name="Gnumeric-default" table:formula="of:=[.$K$2]*([.E294]+[.G293])*0.02" office:value-type="float" office:value="-1.638148421547632e-06">
            <text:p>−1.6381484215476E−06</text:p>
          </table:table-cell>
          <table:table-cell table:style-name="Gnumeric-default" table:formula="of:=[.$K$3]*([.E294]-[.E293])/0.02" office:value-type="float" office:value="-0.0026759784668684006">
            <text:p>−0.0026759784668684</text:p>
          </table:table-cell>
          <table:table-cell table:style-name="Gnumeric-default" table:formula="of:=SUM([.F294:.H294])" office:value-type="float" office:value="-0.010867962565714619">
            <text:p>−0.01086796256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6204034686088562">
            <text:p>0.026204034686088562</text:p>
          </table:table-cell>
          <table:table-cell table:style-name="Gnumeric-default"/>
          <table:table-cell table:style-name="Gnumeric-default" table:formula="of:=[.B295]-[.C295]" office:value-type="float" office:value="-0.026204034686088562">
            <text:p>−0.02620403468609</text:p>
          </table:table-cell>
          <table:table-cell table:style-name="Gnumeric-default" table:formula="of:=[.E295]*[.$K$1]" office:value-type="float" office:value="-0.0065510086715221405">
            <text:p>−0.0065510086715221</text:p>
          </table:table-cell>
          <table:table-cell table:style-name="Gnumeric-default" table:formula="of:=[.$K$2]*([.E295]+[.G294])*0.02" office:value-type="float" office:value="-1.3102836417255056e-06">
            <text:p>−1.3102836417255E−06</text:p>
          </table:table-cell>
          <table:table-cell table:style-name="Gnumeric-default" table:formula="of:=[.$K$3]*([.E295]-[.E294])/0.02" office:value-type="float" office:value="0.016393372789025307">
            <text:p>0.016393372789025307</text:p>
          </table:table-cell>
          <table:table-cell table:style-name="Gnumeric-default" table:formula="of:=SUM([.F295:.H295])" office:value-type="float" office:value="0.0098410538338614406">
            <text:p>0.0098410538338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8387371450662613">
            <text:p>0.028387371450662613</text:p>
          </table:table-cell>
          <table:table-cell table:style-name="Gnumeric-default"/>
          <table:table-cell table:style-name="Gnumeric-default" table:formula="of:=[.B296]-[.C296]" office:value-type="float" office:value="-0.028387371450662613">
            <text:p>−0.02838737145066</text:p>
          </table:table-cell>
          <table:table-cell table:style-name="Gnumeric-default" table:formula="of:=[.E296]*[.$K$1]" office:value-type="float" office:value="-0.0070968428626656532">
            <text:p>−0.0070968428626657</text:p>
          </table:table-cell>
          <table:table-cell table:style-name="Gnumeric-default" table:formula="of:=[.$K$2]*([.E296]+[.G295])*0.02" office:value-type="float" office:value="-1.4194340867152171e-06">
            <text:p>−1.4194340867152E−06</text:p>
          </table:table-cell>
          <table:table-cell table:style-name="Gnumeric-default" table:formula="of:=[.$K$3]*([.E296]-[.E295])/0.02" office:value-type="float" office:value="-0.0054583419114351273">
            <text:p>−0.0054583419114351</text:p>
          </table:table-cell>
          <table:table-cell table:style-name="Gnumeric-default" table:formula="of:=SUM([.F296:.H296])" office:value-type="float" office:value="-0.012556604208187496">
            <text:p>−0.01255660420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2598464041948318">
            <text:p>0.02259846404194832</text:p>
          </table:table-cell>
          <table:table-cell table:style-name="Gnumeric-default"/>
          <table:table-cell table:style-name="Gnumeric-default" table:formula="of:=[.B297]-[.C297]" office:value-type="float" office:value="-0.022598464041948318">
            <text:p>−0.02259846404195</text:p>
          </table:table-cell>
          <table:table-cell table:style-name="Gnumeric-default" table:formula="of:=[.E297]*[.$K$1]" office:value-type="float" office:value="-0.0056496160104870796">
            <text:p>−0.0056496160104871</text:p>
          </table:table-cell>
          <table:table-cell table:style-name="Gnumeric-default" table:formula="of:=[.$K$2]*([.E297]+[.G296])*0.02" office:value-type="float" office:value="-1.1299941738017515e-06">
            <text:p>−1.1299941738018E−06</text:p>
          </table:table-cell>
          <table:table-cell table:style-name="Gnumeric-default" table:formula="of:=[.$K$3]*([.E297]-[.E296])/0.02" office:value-type="float" office:value="0.014472268521785738">
            <text:p>0.014472268521785738</text:p>
          </table:table-cell>
          <table:table-cell table:style-name="Gnumeric-default" table:formula="of:=SUM([.F297:.H297])" office:value-type="float" office:value="0.0088215225171248569">
            <text:p>0.0088215225171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4107331410050392">
            <text:p>0.024107331410050392</text:p>
          </table:table-cell>
          <table:table-cell table:style-name="Gnumeric-default"/>
          <table:table-cell table:style-name="Gnumeric-default" table:formula="of:=[.B298]-[.C298]" office:value-type="float" office:value="-0.024107331410050392">
            <text:p>−0.02410733141005</text:p>
          </table:table-cell>
          <table:table-cell table:style-name="Gnumeric-default" table:formula="of:=[.E298]*[.$K$1]" office:value-type="float" office:value="-0.006026832852512598">
            <text:p>−0.0060268328525126</text:p>
          </table:table-cell>
          <table:table-cell table:style-name="Gnumeric-default" table:formula="of:=[.$K$2]*([.E298]+[.G297])*0.02" office:value-type="float" office:value="-1.2054230702112098e-06">
            <text:p>−1.2054230702112E−06</text:p>
          </table:table-cell>
          <table:table-cell table:style-name="Gnumeric-default" table:formula="of:=[.$K$3]*([.E298]-[.E297])/0.02" office:value-type="float" office:value="-0.0037721684202551846">
            <text:p>−0.0037721684202552</text:p>
          </table:table-cell>
          <table:table-cell table:style-name="Gnumeric-default" table:formula="of:=SUM([.F298:.H298])" office:value-type="float" office:value="-0.0098002066958379937">
            <text:p>−0.00980020669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3174336180090904">
            <text:p>0.023174336180090904</text:p>
          </table:table-cell>
          <table:table-cell table:style-name="Gnumeric-default"/>
          <table:table-cell table:style-name="Gnumeric-default" table:formula="of:=[.B299]-[.C299]" office:value-type="float" office:value="-0.023174336180090904">
            <text:p>−0.02317433618009</text:p>
          </table:table-cell>
          <table:table-cell table:style-name="Gnumeric-default" table:formula="of:=[.E299]*[.$K$1]" office:value-type="float" office:value="-0.0057935840450227261">
            <text:p>−0.0057935840450227</text:p>
          </table:table-cell>
          <table:table-cell table:style-name="Gnumeric-default" table:formula="of:=[.$K$2]*([.E299]+[.G298])*0.02" office:value-type="float" office:value="-1.1587770801580558e-06">
            <text:p>−1.1587770801581E−06</text:p>
          </table:table-cell>
          <table:table-cell table:style-name="Gnumeric-default" table:formula="of:=[.$K$3]*([.E299]-[.E298])/0.02" office:value-type="float" office:value="0.0023324880748987198">
            <text:p>0.00233248807489872</text:p>
          </table:table-cell>
          <table:table-cell table:style-name="Gnumeric-default" table:formula="of:=SUM([.F299:.H299])" office:value-type="float" office:value="-0.0034622547472041645">
            <text:p>−0.00346225474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0192299038171768">
            <text:p>0.020192299038171768</text:p>
          </table:table-cell>
          <table:table-cell table:style-name="Gnumeric-default"/>
          <table:table-cell table:style-name="Gnumeric-default" table:formula="of:=[.B300]-[.C300]" office:value-type="float" office:value="-0.020192299038171768">
            <text:p>−0.02019229903817</text:p>
          </table:table-cell>
          <table:table-cell table:style-name="Gnumeric-default" table:formula="of:=[.E300]*[.$K$1]" office:value-type="float" office:value="-0.005048074759542942">
            <text:p>−0.0050480747595429</text:p>
          </table:table-cell>
          <table:table-cell table:style-name="Gnumeric-default" table:formula="of:=[.$K$2]*([.E300]+[.G299])*0.02" office:value-type="float" office:value="-1.0096728907625964e-06">
            <text:p>−1.0096728907626E−06</text:p>
          </table:table-cell>
          <table:table-cell table:style-name="Gnumeric-default" table:formula="of:=[.$K$3]*([.E300]-[.E299])/0.02" office:value-type="float" office:value="0.007455092854797841">
            <text:p>0.007455092854797841</text:p>
          </table:table-cell>
          <table:table-cell table:style-name="Gnumeric-default" table:formula="of:=SUM([.F300:.H300])" office:value-type="float" office:value="0.0024060084223641361">
            <text:p>0.0024060084223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9627999514341354">
            <text:p>0.019627999514341354</text:p>
          </table:table-cell>
          <table:table-cell table:style-name="Gnumeric-default"/>
          <table:table-cell table:style-name="Gnumeric-default" table:formula="of:=[.B301]-[.C301]" office:value-type="float" office:value="-0.019627999514341354">
            <text:p>−0.01962799951434</text:p>
          </table:table-cell>
          <table:table-cell table:style-name="Gnumeric-default" table:formula="of:=[.E301]*[.$K$1]" office:value-type="float" office:value="-0.0049069998785853386">
            <text:p>−0.0049069998785853</text:p>
          </table:table-cell>
          <table:table-cell table:style-name="Gnumeric-default" table:formula="of:=[.$K$2]*([.E301]+[.G300])*0.02" office:value-type="float" office:value="-9.8145045936160579e-07">
            <text:p>−9.8145045936161E−07</text:p>
          </table:table-cell>
          <table:table-cell table:style-name="Gnumeric-default" table:formula="of:=[.$K$3]*([.E301]-[.E300])/0.02" office:value-type="float" office:value="0.0014107488095760345">
            <text:p>0.001410748809576</text:p>
          </table:table-cell>
          <table:table-cell table:style-name="Gnumeric-default" table:formula="of:=SUM([.F301:.H301])" office:value-type="float" office:value="-0.0034972325194686659">
            <text:p>−0.00349723251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8956119194626808">
            <text:p>0.018956119194626808</text:p>
          </table:table-cell>
          <table:table-cell table:style-name="Gnumeric-default"/>
          <table:table-cell table:style-name="Gnumeric-default" table:formula="of:=[.B302]-[.C302]" office:value-type="float" office:value="-0.018956119194626808">
            <text:p>−0.01895611919463</text:p>
          </table:table-cell>
          <table:table-cell table:style-name="Gnumeric-default" table:formula="of:=[.E302]*[.$K$1]" office:value-type="float" office:value="-0.004739029798656702">
            <text:p>−0.0047390297986567</text:p>
          </table:table-cell>
          <table:table-cell table:style-name="Gnumeric-default" table:formula="of:=[.$K$2]*([.E302]+[.G301])*0.02" office:value-type="float" office:value="-9.478550322543084e-07">
            <text:p>−9.4785503225431E−07</text:p>
          </table:table-cell>
          <table:table-cell table:style-name="Gnumeric-default" table:formula="of:=[.$K$3]*([.E302]-[.E301])/0.02" office:value-type="float" office:value="0.0016797007992863655">
            <text:p>0.0016797007992864</text:p>
          </table:table-cell>
          <table:table-cell table:style-name="Gnumeric-default" table:formula="of:=SUM([.F302:.H302])" office:value-type="float" office:value="-0.003060276854402591">
            <text:p>−0.00306027685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20489679649472237">
            <text:p>0.020489679649472237</text:p>
          </table:table-cell>
          <table:table-cell table:style-name="Gnumeric-default"/>
          <table:table-cell table:style-name="Gnumeric-default" table:formula="of:=[.B303]-[.C303]" office:value-type="float" office:value="-0.020489679649472237">
            <text:p>−0.02048967964947</text:p>
          </table:table-cell>
          <table:table-cell table:style-name="Gnumeric-default" table:formula="of:=[.E303]*[.$K$1]" office:value-type="float" office:value="-0.0051224199123680592">
            <text:p>−0.0051224199123681</text:p>
          </table:table-cell>
          <table:table-cell table:style-name="Gnumeric-default" table:formula="of:=[.$K$2]*([.E303]+[.G302])*0.02" office:value-type="float" office:value="-1.0245313752252245e-06">
            <text:p>−1.0245313752252E−06</text:p>
          </table:table-cell>
          <table:table-cell table:style-name="Gnumeric-default" table:formula="of:=[.$K$3]*([.E303]-[.E302])/0.02" office:value-type="float" office:value="-0.0038339011371135716">
            <text:p>−0.0038339011371136</text:p>
          </table:table-cell>
          <table:table-cell table:style-name="Gnumeric-default" table:formula="of:=SUM([.F303:.H303])" office:value-type="float" office:value="-0.0089573455808568559">
            <text:p>−0.00895734558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34150092396885157">
            <text:p>0.0034150092396885157</text:p>
          </table:table-cell>
          <table:table-cell table:style-name="Gnumeric-default"/>
          <table:table-cell table:style-name="Gnumeric-default" table:formula="of:=[.B304]-[.C304]" office:value-type="float" office:value="-0.0034150092396885157">
            <text:p>−0.00341500923969</text:p>
          </table:table-cell>
          <table:table-cell table:style-name="Gnumeric-default" table:formula="of:=[.E304]*[.$K$1]" office:value-type="float" office:value="-0.00085375230992212892">
            <text:p>−0.0008537523099221</text:p>
          </table:table-cell>
          <table:table-cell table:style-name="Gnumeric-default" table:formula="of:=[.$K$2]*([.E304]+[.G303])*0.02" office:value-type="float" office:value="-1.7080168855318703e-07">
            <text:p>−1.7080168855319E−07</text:p>
          </table:table-cell>
          <table:table-cell table:style-name="Gnumeric-default" table:formula="of:=[.$K$3]*([.E304]-[.E303])/0.02" office:value-type="float" office:value="0.042686676024459302">
            <text:p>0.0426866760244593</text:p>
          </table:table-cell>
          <table:table-cell table:style-name="Gnumeric-default" table:formula="of:=SUM([.F304:.H304])" office:value-type="float" office:value="0.041832752912848617">
            <text:p>0.0418327529128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3936794362962246">
            <text:p>0.013936794362962246</text:p>
          </table:table-cell>
          <table:table-cell table:style-name="Gnumeric-default"/>
          <table:table-cell table:style-name="Gnumeric-default" table:formula="of:=[.B305]-[.C305]" office:value-type="float" office:value="-0.013936794362962246">
            <text:p>−0.01393679436296</text:p>
          </table:table-cell>
          <table:table-cell table:style-name="Gnumeric-default" table:formula="of:=[.E305]*[.$K$1]" office:value-type="float" office:value="-0.0034841985907405615">
            <text:p>−0.0034841985907406</text:p>
          </table:table-cell>
          <table:table-cell table:style-name="Gnumeric-default" table:formula="of:=[.$K$2]*([.E305]+[.G304])*0.02" office:value-type="float" office:value="-6.9684825823253996e-07">
            <text:p>−6.9684825823254E-07</text:p>
          </table:table-cell>
          <table:table-cell table:style-name="Gnumeric-default" table:formula="of:=[.$K$3]*([.E305]-[.E304])/0.02" office:value-type="float" office:value="-0.026304462808184326">
            <text:p>−0.0263044628081843</text:p>
          </table:table-cell>
          <table:table-cell table:style-name="Gnumeric-default" table:formula="of:=SUM([.F305:.H305])" office:value-type="float" office:value="-0.02978935824718312">
            <text:p>−0.02978935824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2345895171165466">
            <text:p>0.012345895171165466</text:p>
          </table:table-cell>
          <table:table-cell table:style-name="Gnumeric-default"/>
          <table:table-cell table:style-name="Gnumeric-default" table:formula="of:=[.B306]-[.C306]" office:value-type="float" office:value="-0.012345895171165466">
            <text:p>−0.01234589517117</text:p>
          </table:table-cell>
          <table:table-cell table:style-name="Gnumeric-default" table:formula="of:=[.E306]*[.$K$1]" office:value-type="float" office:value="-0.0030864737927913666">
            <text:p>−0.0030864737927914</text:p>
          </table:table-cell>
          <table:table-cell table:style-name="Gnumeric-default" table:formula="of:=[.$K$2]*([.E306]+[.G305])*0.02" office:value-type="float" office:value="-6.1732960097118491e-07">
            <text:p>−6.1732960097118E−07</text:p>
          </table:table-cell>
          <table:table-cell table:style-name="Gnumeric-default" table:formula="of:=[.$K$3]*([.E306]-[.E305])/0.02" office:value-type="float" office:value="0.0039772479794919491">
            <text:p>0.003977247979491949</text:p>
          </table:table-cell>
          <table:table-cell table:style-name="Gnumeric-default" table:formula="of:=SUM([.F306:.H306])" office:value-type="float" office:value="0.00089015685709961136">
            <text:p>0.00089015685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0305278934538364">
            <text:p>0.010305278934538364</text:p>
          </table:table-cell>
          <table:table-cell table:style-name="Gnumeric-default"/>
          <table:table-cell table:style-name="Gnumeric-default" table:formula="of:=[.B307]-[.C307]" office:value-type="float" office:value="-0.010305278934538364">
            <text:p>−0.01030527893454</text:p>
          </table:table-cell>
          <table:table-cell table:style-name="Gnumeric-default" table:formula="of:=[.E307]*[.$K$1]" office:value-type="float" office:value="-0.0025763197336345911">
            <text:p>−0.0025763197336346</text:p>
          </table:table-cell>
          <table:table-cell table:style-name="Gnumeric-default" table:formula="of:=[.$K$2]*([.E307]+[.G306])*0.02" office:value-type="float" office:value="-5.1529481320696678e-07">
            <text:p>−5.1529481320697E−07</text:p>
          </table:table-cell>
          <table:table-cell table:style-name="Gnumeric-default" table:formula="of:=[.$K$3]*([.E307]-[.E306])/0.02" office:value-type="float" office:value="0.0051015405915677547">
            <text:p>0.005101540591567755</text:p>
          </table:table-cell>
          <table:table-cell table:style-name="Gnumeric-default" table:formula="of:=SUM([.F307:.H307])" office:value-type="float" office:value="0.0025247055631199568">
            <text:p>0.002524705563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43340623378753662">
            <text:p>0.004334062337875366</text:p>
          </table:table-cell>
          <table:table-cell table:style-name="Gnumeric-default"/>
          <table:table-cell table:style-name="Gnumeric-default" table:formula="of:=[.B308]-[.C308]" office:value-type="float" office:value="-0.0043340623378753662">
            <text:p>−0.00433406233788</text:p>
          </table:table-cell>
          <table:table-cell table:style-name="Gnumeric-default" table:formula="of:=[.E308]*[.$K$1]" office:value-type="float" office:value="-0.0010835155844688416">
            <text:p>−0.0010835155844688</text:p>
          </table:table-cell>
          <table:table-cell table:style-name="Gnumeric-default" table:formula="of:=[.$K$2]*([.E308]+[.G307])*0.02" office:value-type="float" office:value="-2.1672888163442868e-07">
            <text:p>−2.1672888163443E−07</text:p>
          </table:table-cell>
          <table:table-cell table:style-name="Gnumeric-default" table:formula="of:=[.$K$3]*([.E308]-[.E307])/0.02" office:value-type="float" office:value="0.014928041491657495">
            <text:p>0.014928041491657495</text:p>
          </table:table-cell>
          <table:table-cell table:style-name="Gnumeric-default" table:formula="of:=SUM([.F308:.H308])" office:value-type="float" office:value="0.013844309178307019">
            <text:p>0.0138443091783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74256272055208683">
            <text:p>0.007425627205520868</text:p>
          </table:table-cell>
          <table:table-cell table:style-name="Gnumeric-default"/>
          <table:table-cell table:style-name="Gnumeric-default" table:formula="of:=[.B309]-[.C309]" office:value-type="float" office:value="-0.0074256272055208683">
            <text:p>−0.00742562720552</text:p>
          </table:table-cell>
          <table:table-cell table:style-name="Gnumeric-default" table:formula="of:=[.E309]*[.$K$1]" office:value-type="float" office:value="-0.0018564068013802171">
            <text:p>−0.0018564068013802</text:p>
          </table:table-cell>
          <table:table-cell table:style-name="Gnumeric-default" table:formula="of:=[.$K$2]*([.E309]+[.G308])*0.02" office:value-type="float" office:value="-3.7129219672012519e-07">
            <text:p>−3.7129219672013E−07</text:p>
          </table:table-cell>
          <table:table-cell table:style-name="Gnumeric-default" table:formula="of:=[.$K$3]*([.E309]-[.E308])/0.02" office:value-type="float" office:value="-0.0077289121691137552">
            <text:p>−0.0077289121691138</text:p>
          </table:table-cell>
          <table:table-cell table:style-name="Gnumeric-default" table:formula="of:=SUM([.F309:.H309])" office:value-type="float" office:value="-0.009585690262690693">
            <text:p>−0.00958569026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1564086936414242">
            <text:p>0.006156408693641424</text:p>
          </table:table-cell>
          <table:table-cell table:style-name="Gnumeric-default"/>
          <table:table-cell table:style-name="Gnumeric-default" table:formula="of:=[.B310]-[.C310]" office:value-type="float" office:value="-0.0061564086936414242">
            <text:p>−0.00615640869364</text:p>
          </table:table-cell>
          <table:table-cell table:style-name="Gnumeric-default" table:formula="of:=[.E310]*[.$K$1]" office:value-type="float" office:value="-0.001539102173410356">
            <text:p>−0.0015391021734104</text:p>
          </table:table-cell>
          <table:table-cell table:style-name="Gnumeric-default" table:formula="of:=[.$K$2]*([.E310]+[.G309])*0.02" office:value-type="float" office:value="-3.078389992919072e-07">
            <text:p>−3.0783899929191E−07</text:p>
          </table:table-cell>
          <table:table-cell table:style-name="Gnumeric-default" table:formula="of:=[.$K$3]*([.E310]-[.E309])/0.02" office:value-type="float" office:value="0.0031730462796986107">
            <text:p>0.0031730462796986</text:p>
          </table:table-cell>
          <table:table-cell table:style-name="Gnumeric-default" table:formula="of:=SUM([.F310:.H310])" office:value-type="float" office:value="0.0016336362672889628">
            <text:p>0.0016336362672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54328115656971931">
            <text:p>0.005432811565697193</text:p>
          </table:table-cell>
          <table:table-cell table:style-name="Gnumeric-default"/>
          <table:table-cell table:style-name="Gnumeric-default" table:formula="of:=[.B311]-[.C311]" office:value-type="float" office:value="-0.0054328115656971931">
            <text:p>−0.0054328115657</text:p>
          </table:table-cell>
          <table:table-cell table:style-name="Gnumeric-default" table:formula="of:=[.E311]*[.$K$1]" office:value-type="float" office:value="-0.0013582028914242983">
            <text:p>−0.0013582028914243</text:p>
          </table:table-cell>
          <table:table-cell table:style-name="Gnumeric-default" table:formula="of:=[.$K$2]*([.E311]+[.G310])*0.02" office:value-type="float" office:value="-2.7165597023482425e-07">
            <text:p>−2.7165597023482E−07</text:p>
          </table:table-cell>
          <table:table-cell table:style-name="Gnumeric-default" table:formula="of:=[.$K$3]*([.E311]-[.E310])/0.02" office:value-type="float" office:value="0.0018089928198605778">
            <text:p>0.0018089928198606</text:p>
          </table:table-cell>
          <table:table-cell table:style-name="Gnumeric-default" table:formula="of:=SUM([.F311:.H311])" office:value-type="float" office:value="0.00045051827246604469">
            <text:p>0.0004505182724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45913788489997387">
            <text:p>0.004591378848999739</text:p>
          </table:table-cell>
          <table:table-cell table:style-name="Gnumeric-default"/>
          <table:table-cell table:style-name="Gnumeric-default" table:formula="of:=[.B312]-[.C312]" office:value-type="float" office:value="-0.0045913788489997387">
            <text:p>−0.004591378849</text:p>
          </table:table-cell>
          <table:table-cell table:style-name="Gnumeric-default" table:formula="of:=[.E312]*[.$K$1]" office:value-type="float" office:value="-0.0011478447122499347">
            <text:p>−0.0011478447122499</text:p>
          </table:table-cell>
          <table:table-cell table:style-name="Gnumeric-default" table:formula="of:=[.$K$2]*([.E312]+[.G311])*0.02" office:value-type="float" office:value="-2.2958252524849871e-07">
            <text:p>−2.2958252524850E−07</text:p>
          </table:table-cell>
          <table:table-cell table:style-name="Gnumeric-default" table:formula="of:=[.$K$3]*([.E312]-[.E311])/0.02" office:value-type="float" office:value="0.0021035817917436361">
            <text:p>0.002103581791743636</text:p>
          </table:table-cell>
          <table:table-cell table:style-name="Gnumeric-default" table:formula="of:=SUM([.F312:.H312])" office:value-type="float" office:value="0.00095550749696845291">
            <text:p>0.0009555074969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34491228871047497">
            <text:p>0.0034491228871047497</text:p>
          </table:table-cell>
          <table:table-cell table:style-name="Gnumeric-default"/>
          <table:table-cell table:style-name="Gnumeric-default" table:formula="of:=[.B313]-[.C313]" office:value-type="float" office:value="-0.0034491228871047497">
            <text:p>−0.0034491228871</text:p>
          </table:table-cell>
          <table:table-cell table:style-name="Gnumeric-default" table:formula="of:=[.E313]*[.$K$1]" office:value-type="float" office:value="-0.00086228072177618742">
            <text:p>−0.0008622807217762</text:p>
          </table:table-cell>
          <table:table-cell table:style-name="Gnumeric-default" table:formula="of:=[.$K$2]*([.E313]+[.G312])*0.02" office:value-type="float" office:value="-1.7246762348149992e-07">
            <text:p>−1.724676234815E−07</text:p>
          </table:table-cell>
          <table:table-cell table:style-name="Gnumeric-default" table:formula="of:=[.$K$3]*([.E313]-[.E312])/0.02" office:value-type="float" office:value="0.0028556399047374725">
            <text:p>0.0028556399047375</text:p>
          </table:table-cell>
          <table:table-cell table:style-name="Gnumeric-default" table:formula="of:=SUM([.F313:.H313])" office:value-type="float" office:value="0.0019931867153378034">
            <text:p>0.0019931867153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28843700420111418">
            <text:p>0.0028843700420111418</text:p>
          </table:table-cell>
          <table:table-cell table:style-name="Gnumeric-default"/>
          <table:table-cell table:style-name="Gnumeric-default" table:formula="of:=[.B314]-[.C314]" office:value-type="float" office:value="-0.0028843700420111418">
            <text:p>−0.00288437004201</text:p>
          </table:table-cell>
          <table:table-cell table:style-name="Gnumeric-default" table:formula="of:=[.E314]*[.$K$1]" office:value-type="float" office:value="-0.00072109251050278544">
            <text:p>−0.0007210925105028</text:p>
          </table:table-cell>
          <table:table-cell table:style-name="Gnumeric-default" table:formula="of:=[.$K$2]*([.E314]+[.G313])*0.02" office:value-type="float" office:value="-1.4422712548173118e-07">
            <text:p>−1.4422712548173E−07</text:p>
          </table:table-cell>
          <table:table-cell table:style-name="Gnumeric-default" table:formula="of:=[.$K$3]*([.E314]-[.E313])/0.02" office:value-type="float" office:value="0.0014118821127340198">
            <text:p>0.001411882112734</text:p>
          </table:table-cell>
          <table:table-cell table:style-name="Gnumeric-default" table:formula="of:=SUM([.F314:.H314])" office:value-type="float" office:value="0.0006906453751057526">
            <text:p>0.0006906453751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18884990131482482">
            <text:p>0.0018884990131482482</text:p>
          </table:table-cell>
          <table:table-cell table:style-name="Gnumeric-default"/>
          <table:table-cell table:style-name="Gnumeric-default" table:formula="of:=[.B315]-[.C315]" office:value-type="float" office:value="-0.0018884990131482482">
            <text:p>−0.00188849901315</text:p>
          </table:table-cell>
          <table:table-cell table:style-name="Gnumeric-default" table:formula="of:=[.E315]*[.$K$1]" office:value-type="float" office:value="-0.00047212475328706205">
            <text:p>−0.0004721247532871</text:p>
          </table:table-cell>
          <table:table-cell table:style-name="Gnumeric-default" table:formula="of:=[.$K$2]*([.E315]+[.G314])*0.02" office:value-type="float" office:value="-9.4432162013686491e-08">
            <text:p>−9.4432162013686E−08</text:p>
          </table:table-cell>
          <table:table-cell table:style-name="Gnumeric-default" table:formula="of:=[.$K$3]*([.E315]-[.E314])/0.02" office:value-type="float" office:value="0.002489677572157234">
            <text:p>0.002489677572157234</text:p>
          </table:table-cell>
          <table:table-cell table:style-name="Gnumeric-default" table:formula="of:=SUM([.F315:.H315])" office:value-type="float" office:value="0.0020174583867081583">
            <text:p>0.0020174583867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10659482795745134">
            <text:p>0.0010659482795745134</text:p>
          </table:table-cell>
          <table:table-cell table:style-name="Gnumeric-default"/>
          <table:table-cell table:style-name="Gnumeric-default" table:formula="of:=[.B316]-[.C316]" office:value-type="float" office:value="-0.0010659482795745134">
            <text:p>−0.00106594827957</text:p>
          </table:table-cell>
          <table:table-cell table:style-name="Gnumeric-default" table:formula="of:=[.E316]*[.$K$1]" office:value-type="float" office:value="-0.00026648706989362836">
            <text:p>−0.0002664870698936</text:p>
          </table:table-cell>
          <table:table-cell table:style-name="Gnumeric-default" table:formula="of:=[.$K$2]*([.E316]+[.G315])*0.02" office:value-type="float" office:value="-5.3302135586826355e-08">
            <text:p>−5.3302135586826E−08</text:p>
          </table:table-cell>
          <table:table-cell table:style-name="Gnumeric-default" table:formula="of:=[.$K$3]*([.E316]-[.E315])/0.02" office:value-type="float" office:value="0.0020563768339343369">
            <text:p>0.002056376833934337</text:p>
          </table:table-cell>
          <table:table-cell table:style-name="Gnumeric-default" table:formula="of:=SUM([.F316:.H316])" office:value-type="float" office:value="0.0017898364619051217">
            <text:p>0.0017898364619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073039281414821744">
            <text:p>0.0007303928141482174</text:p>
          </table:table-cell>
          <table:table-cell table:style-name="Gnumeric-default"/>
          <table:table-cell table:style-name="Gnumeric-default" table:formula="of:=[.B317]-[.C317]" office:value-type="float" office:value="-0.00073039281414821744">
            <text:p>−0.00073039281415</text:p>
          </table:table-cell>
          <table:table-cell table:style-name="Gnumeric-default" table:formula="of:=[.E317]*[.$K$1]" office:value-type="float" office:value="-0.00018259820353705436">
            <text:p>−0.0001825982035371</text:p>
          </table:table-cell>
          <table:table-cell table:style-name="Gnumeric-default" table:formula="of:=[.$K$2]*([.E317]+[.G316])*0.02" office:value-type="float" office:value="-3.6522305814190213e-08">
            <text:p>−3.6522305814190E−08</text:p>
          </table:table-cell>
          <table:table-cell table:style-name="Gnumeric-default" table:formula="of:=[.$K$3]*([.E317]-[.E316])/0.02" office:value-type="float" office:value="0.00083888866356573999">
            <text:p>0.00083888866356574</text:p>
          </table:table-cell>
          <table:table-cell table:style-name="Gnumeric-default" table:formula="of:=SUM([.F317:.H317])" office:value-type="float" office:value="0.00065625393772287145">
            <text:p>0.0006562539377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021417398238554597">
            <text:p>0.00021417398238554597</text:p>
          </table:table-cell>
          <table:table-cell table:style-name="Gnumeric-default"/>
          <table:table-cell table:style-name="Gnumeric-default" table:formula="of:=[.B318]-[.C318]" office:value-type="float" office:value="-0.00021417398238554597">
            <text:p>−0.00021417398239</text:p>
          </table:table-cell>
          <table:table-cell table:style-name="Gnumeric-default" table:formula="of:=[.E318]*[.$K$1]" office:value-type="float" office:value="-5.3543495596386492e-05">
            <text:p>−5.354349559639E−05</text:p>
          </table:table-cell>
          <table:table-cell table:style-name="Gnumeric-default" table:formula="of:=[.$K$2]*([.E318]+[.G317])*0.02" office:value-type="float" office:value="-1.0710525234568008e-08">
            <text:p>−1.0710525234568E−08</text:p>
          </table:table-cell>
          <table:table-cell table:style-name="Gnumeric-default" table:formula="of:=[.$K$3]*([.E318]-[.E317])/0.02" office:value-type="float" office:value="0.0012905470794066787">
            <text:p>0.0012905470794067</text:p>
          </table:table-cell>
          <table:table-cell table:style-name="Gnumeric-default" table:formula="of:=SUM([.F318:.H318])" office:value-type="float" office:value="0.0012369928732850577">
            <text:p>0.0012369928732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19]-[.C319]" office:value-type="float" office:value="0">
            <text:p>0</text:p>
          </table:table-cell>
          <table:table-cell table:style-name="Gnumeric-default" table:formula="of:=[.E319]*[.$K$1]" office:value-type="float" office:value="0">
            <text:p>0</text:p>
          </table:table-cell>
          <table:table-cell table:style-name="Gnumeric-default" table:formula="of:=[.$K$2]*([.E319]+[.G318])*0.02" office:value-type="float" office:value="-5.3552626172840044e-13">
            <text:p>−5.355262617284E−13</text:p>
          </table:table-cell>
          <table:table-cell table:style-name="Gnumeric-default" table:formula="of:=[.$K$3]*([.E319]-[.E318])/0.02" office:value-type="float" office:value="0.00053543495596386492">
            <text:p>0.0005354349559639</text:p>
          </table:table-cell>
          <table:table-cell table:style-name="Gnumeric-default" table:formula="of:=SUM([.F319:.H319])" office:value-type="float" office:value="0.00053543495542833866">
            <text:p>0.0005354349554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20]-[.C320]" office:value-type="float" office:value="0">
            <text:p>0</text:p>
          </table:table-cell>
          <table:table-cell table:style-name="Gnumeric-default" table:formula="of:=[.E320]*[.$K$1]" office:value-type="float" office:value="0">
            <text:p>0</text:p>
          </table:table-cell>
          <table:table-cell table:style-name="Gnumeric-default" table:formula="of:=[.$K$2]*([.E320]+[.G319])*0.02" office:value-type="float" office:value="-2.6776313086420023e-17">
            <text:p>−2.677631308642E−17</text:p>
          </table:table-cell>
          <table:table-cell table:style-name="Gnumeric-default" table:formula="of:=[.$K$3]*([.E320]-[.E319])/0.02" office:value-type="float" office:value="0">
            <text:p>0</text:p>
          </table:table-cell>
          <table:table-cell table:style-name="Gnumeric-default" table:formula="of:=SUM([.F320:.H320])" office:value-type="float" office:value="-2.6776313086420023e-17">
            <text:p>−2.677631309E−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21]-[.C321]" office:value-type="float" office:value="0">
            <text:p>0</text:p>
          </table:table-cell>
          <table:table-cell table:style-name="Gnumeric-default" table:formula="of:=[.E321]*[.$K$1]" office:value-type="float" office:value="0">
            <text:p>0</text:p>
          </table:table-cell>
          <table:table-cell table:style-name="Gnumeric-default" table:formula="of:=[.$K$2]*([.E321]+[.G320])*0.02" office:value-type="float" office:value="-1.3388156543210011e-21">
            <text:p>−1.338815654321E−21</text:p>
          </table:table-cell>
          <table:table-cell table:style-name="Gnumeric-default" table:formula="of:=[.$K$3]*([.E321]-[.E320])/0.02" office:value-type="float" office:value="0">
            <text:p>0</text:p>
          </table:table-cell>
          <table:table-cell table:style-name="Gnumeric-default" table:formula="of:=SUM([.F321:.H321])" office:value-type="float" office:value="-1.3388156543210011e-21">
            <text:p>−1.338815654E−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22]-[.C322]" office:value-type="float" office:value="0">
            <text:p>0</text:p>
          </table:table-cell>
          <table:table-cell table:style-name="Gnumeric-default" table:formula="of:=[.E322]*[.$K$1]" office:value-type="float" office:value="0">
            <text:p>0</text:p>
          </table:table-cell>
          <table:table-cell table:style-name="Gnumeric-default" table:formula="of:=[.$K$2]*([.E322]+[.G321])*0.02" office:value-type="float" office:value="-6.6940782716050059e-26">
            <text:p>−6.6940782716050E−26</text:p>
          </table:table-cell>
          <table:table-cell table:style-name="Gnumeric-default" table:formula="of:=[.$K$3]*([.E322]-[.E321])/0.02" office:value-type="float" office:value="0">
            <text:p>0</text:p>
          </table:table-cell>
          <table:table-cell table:style-name="Gnumeric-default" table:formula="of:=SUM([.F322:.H322])" office:value-type="float" office:value="-6.6940782716050059e-26">
            <text:p>−6.694078272E−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23]-[.C323]" office:value-type="float" office:value="0">
            <text:p>0</text:p>
          </table:table-cell>
          <table:table-cell table:style-name="Gnumeric-default" table:formula="of:=[.E323]*[.$K$1]" office:value-type="float" office:value="0">
            <text:p>0</text:p>
          </table:table-cell>
          <table:table-cell table:style-name="Gnumeric-default" table:formula="of:=[.$K$2]*([.E323]+[.G322])*0.02" office:value-type="float" office:value="-3.3470391358025035e-30">
            <text:p>−3.3470391358025E−30</text:p>
          </table:table-cell>
          <table:table-cell table:style-name="Gnumeric-default" table:formula="of:=[.$K$3]*([.E323]-[.E322])/0.02" office:value-type="float" office:value="0">
            <text:p>0</text:p>
          </table:table-cell>
          <table:table-cell table:style-name="Gnumeric-default" table:formula="of:=SUM([.F323:.H323])" office:value-type="float" office:value="-3.3470391358025035e-30">
            <text:p>−3.347039136E−3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24]-[.C324]" office:value-type="float" office:value="0">
            <text:p>0</text:p>
          </table:table-cell>
          <table:table-cell table:style-name="Gnumeric-default" table:formula="of:=[.E324]*[.$K$1]" office:value-type="float" office:value="0">
            <text:p>0</text:p>
          </table:table-cell>
          <table:table-cell table:style-name="Gnumeric-default" table:formula="of:=[.$K$2]*([.E324]+[.G323])*0.02" office:value-type="float" office:value="-1.673519567901252e-34">
            <text:p>−1.6735195679013E−34</text:p>
          </table:table-cell>
          <table:table-cell table:style-name="Gnumeric-default" table:formula="of:=[.$K$3]*([.E324]-[.E323])/0.02" office:value-type="float" office:value="0">
            <text:p>0</text:p>
          </table:table-cell>
          <table:table-cell table:style-name="Gnumeric-default" table:formula="of:=SUM([.F324:.H324])" office:value-type="float" office:value="-1.673519567901252e-34">
            <text:p>−1.673519568E−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25]-[.C325]" office:value-type="float" office:value="0">
            <text:p>0</text:p>
          </table:table-cell>
          <table:table-cell table:style-name="Gnumeric-default" table:formula="of:=[.E325]*[.$K$1]" office:value-type="float" office:value="0">
            <text:p>0</text:p>
          </table:table-cell>
          <table:table-cell table:style-name="Gnumeric-default" table:formula="of:=[.$K$2]*([.E325]+[.G324])*0.02" office:value-type="float" office:value="-8.3675978395062594e-39">
            <text:p>−8.36759783950626E-39</text:p>
          </table:table-cell>
          <table:table-cell table:style-name="Gnumeric-default" table:formula="of:=[.$K$3]*([.E325]-[.E324])/0.02" office:value-type="float" office:value="0">
            <text:p>0</text:p>
          </table:table-cell>
          <table:table-cell table:style-name="Gnumeric-default" table:formula="of:=SUM([.F325:.H325])" office:value-type="float" office:value="-8.3675978395062594e-39">
            <text:p>−8.36759784E−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26]-[.C326]" office:value-type="float" office:value="0">
            <text:p>0</text:p>
          </table:table-cell>
          <table:table-cell table:style-name="Gnumeric-default" table:formula="of:=[.E326]*[.$K$1]" office:value-type="float" office:value="0">
            <text:p>0</text:p>
          </table:table-cell>
          <table:table-cell table:style-name="Gnumeric-default" table:formula="of:=[.$K$2]*([.E326]+[.G325])*0.02" office:value-type="float" office:value="-4.1837989197531296e-43">
            <text:p>−4.1837989197531E−43</text:p>
          </table:table-cell>
          <table:table-cell table:style-name="Gnumeric-default" table:formula="of:=[.$K$3]*([.E326]-[.E325])/0.02" office:value-type="float" office:value="0">
            <text:p>0</text:p>
          </table:table-cell>
          <table:table-cell table:style-name="Gnumeric-default" table:formula="of:=SUM([.F326:.H326])" office:value-type="float" office:value="-4.1837989197531296e-43">
            <text:p>−4.18379892E−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27]-[.C327]" office:value-type="float" office:value="0">
            <text:p>0</text:p>
          </table:table-cell>
          <table:table-cell table:style-name="Gnumeric-default" table:formula="of:=[.E327]*[.$K$1]" office:value-type="float" office:value="0">
            <text:p>0</text:p>
          </table:table-cell>
          <table:table-cell table:style-name="Gnumeric-default" table:formula="of:=[.$K$2]*([.E327]+[.G326])*0.02" office:value-type="float" office:value="-2.0918994598765648e-47">
            <text:p>−2.0918994598766E−47</text:p>
          </table:table-cell>
          <table:table-cell table:style-name="Gnumeric-default" table:formula="of:=[.$K$3]*([.E327]-[.E326])/0.02" office:value-type="float" office:value="0">
            <text:p>0</text:p>
          </table:table-cell>
          <table:table-cell table:style-name="Gnumeric-default" table:formula="of:=SUM([.F327:.H327])" office:value-type="float" office:value="-2.0918994598765648e-47">
            <text:p>−2.09189946E−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28]-[.C328]" office:value-type="float" office:value="0">
            <text:p>0</text:p>
          </table:table-cell>
          <table:table-cell table:style-name="Gnumeric-default" table:formula="of:=[.E328]*[.$K$1]" office:value-type="float" office:value="0">
            <text:p>0</text:p>
          </table:table-cell>
          <table:table-cell table:style-name="Gnumeric-default" table:formula="of:=[.$K$2]*([.E328]+[.G327])*0.02" office:value-type="float" office:value="-1.0459497299382824e-51">
            <text:p>−1.0459497299383E−51</text:p>
          </table:table-cell>
          <table:table-cell table:style-name="Gnumeric-default" table:formula="of:=[.$K$3]*([.E328]-[.E327])/0.02" office:value-type="float" office:value="0">
            <text:p>0</text:p>
          </table:table-cell>
          <table:table-cell table:style-name="Gnumeric-default" table:formula="of:=SUM([.F328:.H328])" office:value-type="float" office:value="-1.0459497299382824e-51">
            <text:p>−1.04594973E−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29]-[.C329]" office:value-type="float" office:value="0">
            <text:p>0</text:p>
          </table:table-cell>
          <table:table-cell table:style-name="Gnumeric-default" table:formula="of:=[.E329]*[.$K$1]" office:value-type="float" office:value="0">
            <text:p>0</text:p>
          </table:table-cell>
          <table:table-cell table:style-name="Gnumeric-default" table:formula="of:=[.$K$2]*([.E329]+[.G328])*0.02" office:value-type="float" office:value="-5.2297486496914121e-56">
            <text:p>−5.2297486496914E−56</text:p>
          </table:table-cell>
          <table:table-cell table:style-name="Gnumeric-default" table:formula="of:=[.$K$3]*([.E329]-[.E328])/0.02" office:value-type="float" office:value="0">
            <text:p>0</text:p>
          </table:table-cell>
          <table:table-cell table:style-name="Gnumeric-default" table:formula="of:=SUM([.F329:.H329])" office:value-type="float" office:value="-5.2297486496914121e-56">
            <text:p>−5.22974865E−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30]-[.C330]" office:value-type="float" office:value="0">
            <text:p>0</text:p>
          </table:table-cell>
          <table:table-cell table:style-name="Gnumeric-default" table:formula="of:=[.E330]*[.$K$1]" office:value-type="float" office:value="0">
            <text:p>0</text:p>
          </table:table-cell>
          <table:table-cell table:style-name="Gnumeric-default" table:formula="of:=[.$K$2]*([.E330]+[.G329])*0.02" office:value-type="float" office:value="-2.614874324845706e-60">
            <text:p>−2.6148743248457E−60</text:p>
          </table:table-cell>
          <table:table-cell table:style-name="Gnumeric-default" table:formula="of:=[.$K$3]*([.E330]-[.E329])/0.02" office:value-type="float" office:value="0">
            <text:p>0</text:p>
          </table:table-cell>
          <table:table-cell table:style-name="Gnumeric-default" table:formula="of:=SUM([.F330:.H330])" office:value-type="float" office:value="-2.614874324845706e-60">
            <text:p>−2.614874325E−6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31]-[.C331]" office:value-type="float" office:value="0">
            <text:p>0</text:p>
          </table:table-cell>
          <table:table-cell table:style-name="Gnumeric-default" table:formula="of:=[.E331]*[.$K$1]" office:value-type="float" office:value="0">
            <text:p>0</text:p>
          </table:table-cell>
          <table:table-cell table:style-name="Gnumeric-default" table:formula="of:=[.$K$2]*([.E331]+[.G330])*0.02" office:value-type="float" office:value="-1.307437162422853e-64">
            <text:p>−1.3074371624229E−64</text:p>
          </table:table-cell>
          <table:table-cell table:style-name="Gnumeric-default" table:formula="of:=[.$K$3]*([.E331]-[.E330])/0.02" office:value-type="float" office:value="0">
            <text:p>0</text:p>
          </table:table-cell>
          <table:table-cell table:style-name="Gnumeric-default" table:formula="of:=SUM([.F331:.H331])" office:value-type="float" office:value="-1.307437162422853e-64">
            <text:p>−1.307437162E−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32]-[.C332]" office:value-type="float" office:value="0">
            <text:p>0</text:p>
          </table:table-cell>
          <table:table-cell table:style-name="Gnumeric-default" table:formula="of:=[.E332]*[.$K$1]" office:value-type="float" office:value="0">
            <text:p>0</text:p>
          </table:table-cell>
          <table:table-cell table:style-name="Gnumeric-default" table:formula="of:=[.$K$2]*([.E332]+[.G331])*0.02" office:value-type="float" office:value="-6.5371858121142659e-69">
            <text:p>−6.5371858121143E−69</text:p>
          </table:table-cell>
          <table:table-cell table:style-name="Gnumeric-default" table:formula="of:=[.$K$3]*([.E332]-[.E331])/0.02" office:value-type="float" office:value="0">
            <text:p>0</text:p>
          </table:table-cell>
          <table:table-cell table:style-name="Gnumeric-default" table:formula="of:=SUM([.F332:.H332])" office:value-type="float" office:value="-6.5371858121142659e-69">
            <text:p>−6.537185812E−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33]-[.C333]" office:value-type="float" office:value="0">
            <text:p>0</text:p>
          </table:table-cell>
          <table:table-cell table:style-name="Gnumeric-default" table:formula="of:=[.E333]*[.$K$1]" office:value-type="float" office:value="0">
            <text:p>0</text:p>
          </table:table-cell>
          <table:table-cell table:style-name="Gnumeric-default" table:formula="of:=[.$K$2]*([.E333]+[.G332])*0.02" office:value-type="float" office:value="-3.2685929060571331e-73">
            <text:p>−3.2685929060571E−73</text:p>
          </table:table-cell>
          <table:table-cell table:style-name="Gnumeric-default" table:formula="of:=[.$K$3]*([.E333]-[.E332])/0.02" office:value-type="float" office:value="0">
            <text:p>0</text:p>
          </table:table-cell>
          <table:table-cell table:style-name="Gnumeric-default" table:formula="of:=SUM([.F333:.H333])" office:value-type="float" office:value="-3.2685929060571331e-73">
            <text:p>−3.268592906E−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34]-[.C334]" office:value-type="float" office:value="0">
            <text:p>0</text:p>
          </table:table-cell>
          <table:table-cell table:style-name="Gnumeric-default" table:formula="of:=[.E334]*[.$K$1]" office:value-type="float" office:value="0">
            <text:p>0</text:p>
          </table:table-cell>
          <table:table-cell table:style-name="Gnumeric-default" table:formula="of:=[.$K$2]*([.E334]+[.G333])*0.02" office:value-type="float" office:value="-1.6342964530285665e-77">
            <text:p>−1.6342964530286E−77</text:p>
          </table:table-cell>
          <table:table-cell table:style-name="Gnumeric-default" table:formula="of:=[.$K$3]*([.E334]-[.E333])/0.02" office:value-type="float" office:value="0">
            <text:p>0</text:p>
          </table:table-cell>
          <table:table-cell table:style-name="Gnumeric-default" table:formula="of:=SUM([.F334:.H334])" office:value-type="float" office:value="-1.6342964530285665e-77">
            <text:p>−1.634296453E−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35]-[.C335]" office:value-type="float" office:value="0">
            <text:p>0</text:p>
          </table:table-cell>
          <table:table-cell table:style-name="Gnumeric-default" table:formula="of:=[.E335]*[.$K$1]" office:value-type="float" office:value="0">
            <text:p>0</text:p>
          </table:table-cell>
          <table:table-cell table:style-name="Gnumeric-default" table:formula="of:=[.$K$2]*([.E335]+[.G334])*0.02" office:value-type="float" office:value="-8.1714822651428322e-82">
            <text:p>−8.1714822651428E−82</text:p>
          </table:table-cell>
          <table:table-cell table:style-name="Gnumeric-default" table:formula="of:=[.$K$3]*([.E335]-[.E334])/0.02" office:value-type="float" office:value="0">
            <text:p>0</text:p>
          </table:table-cell>
          <table:table-cell table:style-name="Gnumeric-default" table:formula="of:=SUM([.F335:.H335])" office:value-type="float" office:value="-8.1714822651428322e-82">
            <text:p>−8.171482265E−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36]-[.C336]" office:value-type="float" office:value="0">
            <text:p>0</text:p>
          </table:table-cell>
          <table:table-cell table:style-name="Gnumeric-default" table:formula="of:=[.E336]*[.$K$1]" office:value-type="float" office:value="0">
            <text:p>0</text:p>
          </table:table-cell>
          <table:table-cell table:style-name="Gnumeric-default" table:formula="of:=[.$K$2]*([.E336]+[.G335])*0.02" office:value-type="float" office:value="-4.085741132571416e-86">
            <text:p>−4.0857411325714E−86</text:p>
          </table:table-cell>
          <table:table-cell table:style-name="Gnumeric-default" table:formula="of:=[.$K$3]*([.E336]-[.E335])/0.02" office:value-type="float" office:value="0">
            <text:p>0</text:p>
          </table:table-cell>
          <table:table-cell table:style-name="Gnumeric-default" table:formula="of:=SUM([.F336:.H336])" office:value-type="float" office:value="-4.085741132571416e-86">
            <text:p>−4.085741133E−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37]-[.C337]" office:value-type="float" office:value="0">
            <text:p>0</text:p>
          </table:table-cell>
          <table:table-cell table:style-name="Gnumeric-default" table:formula="of:=[.E337]*[.$K$1]" office:value-type="float" office:value="0">
            <text:p>0</text:p>
          </table:table-cell>
          <table:table-cell table:style-name="Gnumeric-default" table:formula="of:=[.$K$2]*([.E337]+[.G336])*0.02" office:value-type="float" office:value="-2.042870566285708e-90">
            <text:p>−2.0428705662857E−90</text:p>
          </table:table-cell>
          <table:table-cell table:style-name="Gnumeric-default" table:formula="of:=[.$K$3]*([.E337]-[.E336])/0.02" office:value-type="float" office:value="0">
            <text:p>0</text:p>
          </table:table-cell>
          <table:table-cell table:style-name="Gnumeric-default" table:formula="of:=SUM([.F337:.H337])" office:value-type="float" office:value="-2.042870566285708e-90">
            <text:p>−2.042870566E−9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38]-[.C338]" office:value-type="float" office:value="0">
            <text:p>0</text:p>
          </table:table-cell>
          <table:table-cell table:style-name="Gnumeric-default" table:formula="of:=[.E338]*[.$K$1]" office:value-type="float" office:value="0">
            <text:p>0</text:p>
          </table:table-cell>
          <table:table-cell table:style-name="Gnumeric-default" table:formula="of:=[.$K$2]*([.E338]+[.G337])*0.02" office:value-type="float" office:value="-1.021435283142854e-94">
            <text:p>−1.0214352831429E−94</text:p>
          </table:table-cell>
          <table:table-cell table:style-name="Gnumeric-default" table:formula="of:=[.$K$3]*([.E338]-[.E337])/0.02" office:value-type="float" office:value="0">
            <text:p>0</text:p>
          </table:table-cell>
          <table:table-cell table:style-name="Gnumeric-default" table:formula="of:=SUM([.F338:.H338])" office:value-type="float" office:value="-1.021435283142854e-94">
            <text:p>−1.021435283E−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39]-[.C339]" office:value-type="float" office:value="0">
            <text:p>0</text:p>
          </table:table-cell>
          <table:table-cell table:style-name="Gnumeric-default" table:formula="of:=[.E339]*[.$K$1]" office:value-type="float" office:value="0">
            <text:p>0</text:p>
          </table:table-cell>
          <table:table-cell table:style-name="Gnumeric-default" table:formula="of:=[.$K$2]*([.E339]+[.G338])*0.02" office:value-type="float" office:value="-5.1071764157142707e-99">
            <text:p>−5.1071764157143E−99</text:p>
          </table:table-cell>
          <table:table-cell table:style-name="Gnumeric-default" table:formula="of:=[.$K$3]*([.E339]-[.E338])/0.02" office:value-type="float" office:value="0">
            <text:p>0</text:p>
          </table:table-cell>
          <table:table-cell table:style-name="Gnumeric-default" table:formula="of:=SUM([.F339:.H339])" office:value-type="float" office:value="-5.1071764157142707e-99">
            <text:p>−5.107176416E−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40]-[.C340]" office:value-type="float" office:value="0">
            <text:p>0</text:p>
          </table:table-cell>
          <table:table-cell table:style-name="Gnumeric-default" table:formula="of:=[.E340]*[.$K$1]" office:value-type="float" office:value="0">
            <text:p>0</text:p>
          </table:table-cell>
          <table:table-cell table:style-name="Gnumeric-default" table:formula="of:=[.$K$2]*([.E340]+[.G339])*0.02" office:value-type="float" office:value="-2.5535882078571353e-103">
            <text:p>−2.553588207857E−103</text:p>
          </table:table-cell>
          <table:table-cell table:style-name="Gnumeric-default" table:formula="of:=[.$K$3]*([.E340]-[.E339])/0.02" office:value-type="float" office:value="0">
            <text:p>0</text:p>
          </table:table-cell>
          <table:table-cell table:style-name="Gnumeric-default" table:formula="of:=SUM([.F340:.H340])" office:value-type="float" office:value="-2.5535882078571353e-103">
            <text:p>−2.55358821E−1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41]-[.C341]" office:value-type="float" office:value="0">
            <text:p>0</text:p>
          </table:table-cell>
          <table:table-cell table:style-name="Gnumeric-default" table:formula="of:=[.E341]*[.$K$1]" office:value-type="float" office:value="0">
            <text:p>0</text:p>
          </table:table-cell>
          <table:table-cell table:style-name="Gnumeric-default" table:formula="of:=[.$K$2]*([.E341]+[.G340])*0.02" office:value-type="float" office:value="-1.2767941039285677e-107">
            <text:p>−1.276794103929E−107</text:p>
          </table:table-cell>
          <table:table-cell table:style-name="Gnumeric-default" table:formula="of:=[.$K$3]*([.E341]-[.E340])/0.02" office:value-type="float" office:value="0">
            <text:p>0</text:p>
          </table:table-cell>
          <table:table-cell table:style-name="Gnumeric-default" table:formula="of:=SUM([.F341:.H341])" office:value-type="float" office:value="-1.2767941039285677e-107">
            <text:p>−1.27679410E−1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42]-[.C342]" office:value-type="float" office:value="0">
            <text:p>0</text:p>
          </table:table-cell>
          <table:table-cell table:style-name="Gnumeric-default" table:formula="of:=[.E342]*[.$K$1]" office:value-type="float" office:value="0">
            <text:p>0</text:p>
          </table:table-cell>
          <table:table-cell table:style-name="Gnumeric-default" table:formula="of:=[.$K$2]*([.E342]+[.G341])*0.02" office:value-type="float" office:value="-6.3839705196428391e-112">
            <text:p>−6.383970519643E−112</text:p>
          </table:table-cell>
          <table:table-cell table:style-name="Gnumeric-default" table:formula="of:=[.$K$3]*([.E342]-[.E341])/0.02" office:value-type="float" office:value="0">
            <text:p>0</text:p>
          </table:table-cell>
          <table:table-cell table:style-name="Gnumeric-default" table:formula="of:=SUM([.F342:.H342])" office:value-type="float" office:value="-6.3839705196428391e-112">
            <text:p>−6.38397052E−1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43]-[.C343]" office:value-type="float" office:value="0">
            <text:p>0</text:p>
          </table:table-cell>
          <table:table-cell table:style-name="Gnumeric-default" table:formula="of:=[.E343]*[.$K$1]" office:value-type="float" office:value="0">
            <text:p>0</text:p>
          </table:table-cell>
          <table:table-cell table:style-name="Gnumeric-default" table:formula="of:=[.$K$2]*([.E343]+[.G342])*0.02" office:value-type="float" office:value="-3.1919852598214194e-116">
            <text:p>−3.191985259821E−116</text:p>
          </table:table-cell>
          <table:table-cell table:style-name="Gnumeric-default" table:formula="of:=[.$K$3]*([.E343]-[.E342])/0.02" office:value-type="float" office:value="0">
            <text:p>0</text:p>
          </table:table-cell>
          <table:table-cell table:style-name="Gnumeric-default" table:formula="of:=SUM([.F343:.H343])" office:value-type="float" office:value="-3.1919852598214194e-116">
            <text:p>−3.19198526E−1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44]-[.C344]" office:value-type="float" office:value="0">
            <text:p>0</text:p>
          </table:table-cell>
          <table:table-cell table:style-name="Gnumeric-default" table:formula="of:=[.E344]*[.$K$1]" office:value-type="float" office:value="0">
            <text:p>0</text:p>
          </table:table-cell>
          <table:table-cell table:style-name="Gnumeric-default" table:formula="of:=[.$K$2]*([.E344]+[.G343])*0.02" office:value-type="float" office:value="-1.5959926299107099e-120">
            <text:p>−1.595992629911E−120</text:p>
          </table:table-cell>
          <table:table-cell table:style-name="Gnumeric-default" table:formula="of:=[.$K$3]*([.E344]-[.E343])/0.02" office:value-type="float" office:value="0">
            <text:p>0</text:p>
          </table:table-cell>
          <table:table-cell table:style-name="Gnumeric-default" table:formula="of:=SUM([.F344:.H344])" office:value-type="float" office:value="-1.5959926299107099e-120">
            <text:p>−1.59599263E−12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45]-[.C345]" office:value-type="float" office:value="0">
            <text:p>0</text:p>
          </table:table-cell>
          <table:table-cell table:style-name="Gnumeric-default" table:formula="of:=[.E345]*[.$K$1]" office:value-type="float" office:value="0">
            <text:p>0</text:p>
          </table:table-cell>
          <table:table-cell table:style-name="Gnumeric-default" table:formula="of:=[.$K$2]*([.E345]+[.G344])*0.02" office:value-type="float" office:value="-7.979963149553549e-125">
            <text:p>−7.979963149554E−125</text:p>
          </table:table-cell>
          <table:table-cell table:style-name="Gnumeric-default" table:formula="of:=[.$K$3]*([.E345]-[.E344])/0.02" office:value-type="float" office:value="0">
            <text:p>0</text:p>
          </table:table-cell>
          <table:table-cell table:style-name="Gnumeric-default" table:formula="of:=SUM([.F345:.H345])" office:value-type="float" office:value="-7.979963149553549e-125">
            <text:p>−7.97996315E−1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46]-[.C346]" office:value-type="float" office:value="0">
            <text:p>0</text:p>
          </table:table-cell>
          <table:table-cell table:style-name="Gnumeric-default" table:formula="of:=[.E346]*[.$K$1]" office:value-type="float" office:value="0">
            <text:p>0</text:p>
          </table:table-cell>
          <table:table-cell table:style-name="Gnumeric-default" table:formula="of:=[.$K$2]*([.E346]+[.G345])*0.02" office:value-type="float" office:value="-3.9899815747767753e-129">
            <text:p>−3.989981574777E−129</text:p>
          </table:table-cell>
          <table:table-cell table:style-name="Gnumeric-default" table:formula="of:=[.$K$3]*([.E346]-[.E345])/0.02" office:value-type="float" office:value="0">
            <text:p>0</text:p>
          </table:table-cell>
          <table:table-cell table:style-name="Gnumeric-default" table:formula="of:=SUM([.F346:.H346])" office:value-type="float" office:value="-3.9899815747767753e-129">
            <text:p>−3.98998157E−1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47]-[.C347]" office:value-type="float" office:value="0">
            <text:p>0</text:p>
          </table:table-cell>
          <table:table-cell table:style-name="Gnumeric-default" table:formula="of:=[.E347]*[.$K$1]" office:value-type="float" office:value="0">
            <text:p>0</text:p>
          </table:table-cell>
          <table:table-cell table:style-name="Gnumeric-default" table:formula="of:=[.$K$2]*([.E347]+[.G346])*0.02" office:value-type="float" office:value="-1.9949907873883878e-133">
            <text:p>−1.994990787388E−133</text:p>
          </table:table-cell>
          <table:table-cell table:style-name="Gnumeric-default" table:formula="of:=[.$K$3]*([.E347]-[.E346])/0.02" office:value-type="float" office:value="0">
            <text:p>0</text:p>
          </table:table-cell>
          <table:table-cell table:style-name="Gnumeric-default" table:formula="of:=SUM([.F347:.H347])" office:value-type="float" office:value="-1.9949907873883878e-133">
            <text:p>−1.99499079E−1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48]-[.C348]" office:value-type="float" office:value="0">
            <text:p>0</text:p>
          </table:table-cell>
          <table:table-cell table:style-name="Gnumeric-default" table:formula="of:=[.E348]*[.$K$1]" office:value-type="float" office:value="0">
            <text:p>0</text:p>
          </table:table-cell>
          <table:table-cell table:style-name="Gnumeric-default" table:formula="of:=[.$K$2]*([.E348]+[.G347])*0.02" office:value-type="float" office:value="-9.97495393694194e-138">
            <text:p>−9.974953936942E−138</text:p>
          </table:table-cell>
          <table:table-cell table:style-name="Gnumeric-default" table:formula="of:=[.$K$3]*([.E348]-[.E347])/0.02" office:value-type="float" office:value="0">
            <text:p>0</text:p>
          </table:table-cell>
          <table:table-cell table:style-name="Gnumeric-default" table:formula="of:=SUM([.F348:.H348])" office:value-type="float" office:value="-9.97495393694194e-138">
            <text:p>−9.97495394E−1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49]-[.C349]" office:value-type="float" office:value="0">
            <text:p>0</text:p>
          </table:table-cell>
          <table:table-cell table:style-name="Gnumeric-default" table:formula="of:=[.E349]*[.$K$1]" office:value-type="float" office:value="0">
            <text:p>0</text:p>
          </table:table-cell>
          <table:table-cell table:style-name="Gnumeric-default" table:formula="of:=[.$K$2]*([.E349]+[.G348])*0.02" office:value-type="float" office:value="-4.9874769684709705e-142">
            <text:p>−4.987476968471E−142</text:p>
          </table:table-cell>
          <table:table-cell table:style-name="Gnumeric-default" table:formula="of:=[.$K$3]*([.E349]-[.E348])/0.02" office:value-type="float" office:value="0">
            <text:p>0</text:p>
          </table:table-cell>
          <table:table-cell table:style-name="Gnumeric-default" table:formula="of:=SUM([.F349:.H349])" office:value-type="float" office:value="-4.9874769684709705e-142">
            <text:p>−4.98747697E−1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50]-[.C350]" office:value-type="float" office:value="0">
            <text:p>0</text:p>
          </table:table-cell>
          <table:table-cell table:style-name="Gnumeric-default" table:formula="of:=[.E350]*[.$K$1]" office:value-type="float" office:value="0">
            <text:p>0</text:p>
          </table:table-cell>
          <table:table-cell table:style-name="Gnumeric-default" table:formula="of:=[.$K$2]*([.E350]+[.G349])*0.02" office:value-type="float" office:value="-2.4937384842354853e-146">
            <text:p>−2.493738484235E−146</text:p>
          </table:table-cell>
          <table:table-cell table:style-name="Gnumeric-default" table:formula="of:=[.$K$3]*([.E350]-[.E349])/0.02" office:value-type="float" office:value="0">
            <text:p>0</text:p>
          </table:table-cell>
          <table:table-cell table:style-name="Gnumeric-default" table:formula="of:=SUM([.F350:.H350])" office:value-type="float" office:value="-2.4937384842354853e-146">
            <text:p>−2.49373848E−1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51]-[.C351]" office:value-type="float" office:value="0">
            <text:p>0</text:p>
          </table:table-cell>
          <table:table-cell table:style-name="Gnumeric-default" table:formula="of:=[.E351]*[.$K$1]" office:value-type="float" office:value="0">
            <text:p>0</text:p>
          </table:table-cell>
          <table:table-cell table:style-name="Gnumeric-default" table:formula="of:=[.$K$2]*([.E351]+[.G350])*0.02" office:value-type="float" office:value="-1.2468692421177427e-150">
            <text:p>−1.246869242118E−150</text:p>
          </table:table-cell>
          <table:table-cell table:style-name="Gnumeric-default" table:formula="of:=[.$K$3]*([.E351]-[.E350])/0.02" office:value-type="float" office:value="0">
            <text:p>0</text:p>
          </table:table-cell>
          <table:table-cell table:style-name="Gnumeric-default" table:formula="of:=SUM([.F351:.H351])" office:value-type="float" office:value="-1.2468692421177427e-150">
            <text:p>−1.24686924E−15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52]-[.C352]" office:value-type="float" office:value="0">
            <text:p>0</text:p>
          </table:table-cell>
          <table:table-cell table:style-name="Gnumeric-default" table:formula="of:=[.E352]*[.$K$1]" office:value-type="float" office:value="0">
            <text:p>0</text:p>
          </table:table-cell>
          <table:table-cell table:style-name="Gnumeric-default" table:formula="of:=[.$K$2]*([.E352]+[.G351])*0.02" office:value-type="float" office:value="-6.2343462105887135e-155">
            <text:p>−6.234346210589E−155</text:p>
          </table:table-cell>
          <table:table-cell table:style-name="Gnumeric-default" table:formula="of:=[.$K$3]*([.E352]-[.E351])/0.02" office:value-type="float" office:value="0">
            <text:p>0</text:p>
          </table:table-cell>
          <table:table-cell table:style-name="Gnumeric-default" table:formula="of:=SUM([.F352:.H352])" office:value-type="float" office:value="-6.2343462105887135e-155">
            <text:p>−6.23434621E−1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53]-[.C353]" office:value-type="float" office:value="0">
            <text:p>0</text:p>
          </table:table-cell>
          <table:table-cell table:style-name="Gnumeric-default" table:formula="of:=[.E353]*[.$K$1]" office:value-type="float" office:value="0">
            <text:p>0</text:p>
          </table:table-cell>
          <table:table-cell table:style-name="Gnumeric-default" table:formula="of:=[.$K$2]*([.E353]+[.G352])*0.02" office:value-type="float" office:value="-3.1171731052943569e-159">
            <text:p>−3.117173105294E−159</text:p>
          </table:table-cell>
          <table:table-cell table:style-name="Gnumeric-default" table:formula="of:=[.$K$3]*([.E353]-[.E352])/0.02" office:value-type="float" office:value="0">
            <text:p>0</text:p>
          </table:table-cell>
          <table:table-cell table:style-name="Gnumeric-default" table:formula="of:=SUM([.F353:.H353])" office:value-type="float" office:value="-3.1171731052943569e-159">
            <text:p>−3.11717311E−1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54]-[.C354]" office:value-type="float" office:value="0">
            <text:p>0</text:p>
          </table:table-cell>
          <table:table-cell table:style-name="Gnumeric-default" table:formula="of:=[.E354]*[.$K$1]" office:value-type="float" office:value="0">
            <text:p>0</text:p>
          </table:table-cell>
          <table:table-cell table:style-name="Gnumeric-default" table:formula="of:=[.$K$2]*([.E354]+[.G353])*0.02" office:value-type="float" office:value="-1.5585865526471785e-163">
            <text:p>−1.558586552647E−163</text:p>
          </table:table-cell>
          <table:table-cell table:style-name="Gnumeric-default" table:formula="of:=[.$K$3]*([.E354]-[.E353])/0.02" office:value-type="float" office:value="0">
            <text:p>0</text:p>
          </table:table-cell>
          <table:table-cell table:style-name="Gnumeric-default" table:formula="of:=SUM([.F354:.H354])" office:value-type="float" office:value="-1.5585865526471785e-163">
            <text:p>−1.55858655E−1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55]-[.C355]" office:value-type="float" office:value="0">
            <text:p>0</text:p>
          </table:table-cell>
          <table:table-cell table:style-name="Gnumeric-default" table:formula="of:=[.E355]*[.$K$1]" office:value-type="float" office:value="0">
            <text:p>0</text:p>
          </table:table-cell>
          <table:table-cell table:style-name="Gnumeric-default" table:formula="of:=[.$K$2]*([.E355]+[.G354])*0.02" office:value-type="float" office:value="-7.7929327632358935e-168">
            <text:p>−7.792932763236E−168</text:p>
          </table:table-cell>
          <table:table-cell table:style-name="Gnumeric-default" table:formula="of:=[.$K$3]*([.E355]-[.E354])/0.02" office:value-type="float" office:value="0">
            <text:p>0</text:p>
          </table:table-cell>
          <table:table-cell table:style-name="Gnumeric-default" table:formula="of:=SUM([.F355:.H355])" office:value-type="float" office:value="-7.7929327632358935e-168">
            <text:p>−7.79293276E−1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56]-[.C356]" office:value-type="float" office:value="0">
            <text:p>0</text:p>
          </table:table-cell>
          <table:table-cell table:style-name="Gnumeric-default" table:formula="of:=[.E356]*[.$K$1]" office:value-type="float" office:value="0">
            <text:p>0</text:p>
          </table:table-cell>
          <table:table-cell table:style-name="Gnumeric-default" table:formula="of:=[.$K$2]*([.E356]+[.G355])*0.02" office:value-type="float" office:value="-3.896466381617947e-172">
            <text:p>−3.896466381618E−172</text:p>
          </table:table-cell>
          <table:table-cell table:style-name="Gnumeric-default" table:formula="of:=[.$K$3]*([.E356]-[.E355])/0.02" office:value-type="float" office:value="0">
            <text:p>0</text:p>
          </table:table-cell>
          <table:table-cell table:style-name="Gnumeric-default" table:formula="of:=SUM([.F356:.H356])" office:value-type="float" office:value="-3.896466381617947e-172">
            <text:p>−3.89646638E−1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57]-[.C357]" office:value-type="float" office:value="0">
            <text:p>0</text:p>
          </table:table-cell>
          <table:table-cell table:style-name="Gnumeric-default" table:formula="of:=[.E357]*[.$K$1]" office:value-type="float" office:value="0">
            <text:p>0</text:p>
          </table:table-cell>
          <table:table-cell table:style-name="Gnumeric-default" table:formula="of:=[.$K$2]*([.E357]+[.G356])*0.02" office:value-type="float" office:value="-1.9482331908089736e-176">
            <text:p>−1.948233190809E−176</text:p>
          </table:table-cell>
          <table:table-cell table:style-name="Gnumeric-default" table:formula="of:=[.$K$3]*([.E357]-[.E356])/0.02" office:value-type="float" office:value="0">
            <text:p>0</text:p>
          </table:table-cell>
          <table:table-cell table:style-name="Gnumeric-default" table:formula="of:=SUM([.F357:.H357])" office:value-type="float" office:value="-1.9482331908089736e-176">
            <text:p>−1.94823319E−1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58]-[.C358]" office:value-type="float" office:value="0">
            <text:p>0</text:p>
          </table:table-cell>
          <table:table-cell table:style-name="Gnumeric-default" table:formula="of:=[.E358]*[.$K$1]" office:value-type="float" office:value="0">
            <text:p>0</text:p>
          </table:table-cell>
          <table:table-cell table:style-name="Gnumeric-default" table:formula="of:=[.$K$2]*([.E358]+[.G357])*0.02" office:value-type="float" office:value="-9.7411659540448692e-181">
            <text:p>−9.741165954045E−181</text:p>
          </table:table-cell>
          <table:table-cell table:style-name="Gnumeric-default" table:formula="of:=[.$K$3]*([.E358]-[.E357])/0.02" office:value-type="float" office:value="0">
            <text:p>0</text:p>
          </table:table-cell>
          <table:table-cell table:style-name="Gnumeric-default" table:formula="of:=SUM([.F358:.H358])" office:value-type="float" office:value="-9.7411659540448692e-181">
            <text:p>−9.74116595E−1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59]-[.C359]" office:value-type="float" office:value="0">
            <text:p>0</text:p>
          </table:table-cell>
          <table:table-cell table:style-name="Gnumeric-default" table:formula="of:=[.E359]*[.$K$1]" office:value-type="float" office:value="0">
            <text:p>0</text:p>
          </table:table-cell>
          <table:table-cell table:style-name="Gnumeric-default" table:formula="of:=[.$K$2]*([.E359]+[.G358])*0.02" office:value-type="float" office:value="-4.8705829770224348e-185">
            <text:p>−4.870582977022E−185</text:p>
          </table:table-cell>
          <table:table-cell table:style-name="Gnumeric-default" table:formula="of:=[.$K$3]*([.E359]-[.E358])/0.02" office:value-type="float" office:value="0">
            <text:p>0</text:p>
          </table:table-cell>
          <table:table-cell table:style-name="Gnumeric-default" table:formula="of:=SUM([.F359:.H359])" office:value-type="float" office:value="-4.8705829770224348e-185">
            <text:p>−4.87058298E−1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60]-[.C360]" office:value-type="float" office:value="0">
            <text:p>0</text:p>
          </table:table-cell>
          <table:table-cell table:style-name="Gnumeric-default" table:formula="of:=[.E360]*[.$K$1]" office:value-type="float" office:value="0">
            <text:p>0</text:p>
          </table:table-cell>
          <table:table-cell table:style-name="Gnumeric-default" table:formula="of:=[.$K$2]*([.E360]+[.G359])*0.02" office:value-type="float" office:value="-2.4352914885112175e-189">
            <text:p>−2.435291488511E−189</text:p>
          </table:table-cell>
          <table:table-cell table:style-name="Gnumeric-default" table:formula="of:=[.$K$3]*([.E360]-[.E359])/0.02" office:value-type="float" office:value="0">
            <text:p>0</text:p>
          </table:table-cell>
          <table:table-cell table:style-name="Gnumeric-default" table:formula="of:=SUM([.F360:.H360])" office:value-type="float" office:value="-2.4352914885112175e-189">
            <text:p>−2.43529149E−1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61]-[.C361]" office:value-type="float" office:value="0">
            <text:p>0</text:p>
          </table:table-cell>
          <table:table-cell table:style-name="Gnumeric-default" table:formula="of:=[.E361]*[.$K$1]" office:value-type="float" office:value="0">
            <text:p>0</text:p>
          </table:table-cell>
          <table:table-cell table:style-name="Gnumeric-default" table:formula="of:=[.$K$2]*([.E361]+[.G360])*0.02" office:value-type="float" office:value="-1.2176457442556087e-193">
            <text:p>−1.217645744256E−193</text:p>
          </table:table-cell>
          <table:table-cell table:style-name="Gnumeric-default" table:formula="of:=[.$K$3]*([.E361]-[.E360])/0.02" office:value-type="float" office:value="0">
            <text:p>0</text:p>
          </table:table-cell>
          <table:table-cell table:style-name="Gnumeric-default" table:formula="of:=SUM([.F361:.H361])" office:value-type="float" office:value="-1.2176457442556087e-193">
            <text:p>−1.21764574E−1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62]-[.C362]" office:value-type="float" office:value="0">
            <text:p>0</text:p>
          </table:table-cell>
          <table:table-cell table:style-name="Gnumeric-default" table:formula="of:=[.E362]*[.$K$1]" office:value-type="float" office:value="0">
            <text:p>0</text:p>
          </table:table-cell>
          <table:table-cell table:style-name="Gnumeric-default" table:formula="of:=[.$K$2]*([.E362]+[.G361])*0.02" office:value-type="float" office:value="-6.0882287212780441e-198">
            <text:p>−6.088228721278E−198</text:p>
          </table:table-cell>
          <table:table-cell table:style-name="Gnumeric-default" table:formula="of:=[.$K$3]*([.E362]-[.E361])/0.02" office:value-type="float" office:value="0">
            <text:p>0</text:p>
          </table:table-cell>
          <table:table-cell table:style-name="Gnumeric-default" table:formula="of:=SUM([.F362:.H362])" office:value-type="float" office:value="-6.0882287212780441e-198">
            <text:p>−6.08822872E−1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63]-[.C363]" office:value-type="float" office:value="0">
            <text:p>0</text:p>
          </table:table-cell>
          <table:table-cell table:style-name="Gnumeric-default" table:formula="of:=[.E363]*[.$K$1]" office:value-type="float" office:value="0">
            <text:p>0</text:p>
          </table:table-cell>
          <table:table-cell table:style-name="Gnumeric-default" table:formula="of:=[.$K$2]*([.E363]+[.G362])*0.02" office:value-type="float" office:value="-3.0441143606390223e-202">
            <text:p>−3.044114360639E−202</text:p>
          </table:table-cell>
          <table:table-cell table:style-name="Gnumeric-default" table:formula="of:=[.$K$3]*([.E363]-[.E362])/0.02" office:value-type="float" office:value="0">
            <text:p>0</text:p>
          </table:table-cell>
          <table:table-cell table:style-name="Gnumeric-default" table:formula="of:=SUM([.F363:.H363])" office:value-type="float" office:value="-3.0441143606390223e-202">
            <text:p>−3.04411436E−2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64]-[.C364]" office:value-type="float" office:value="0">
            <text:p>0</text:p>
          </table:table-cell>
          <table:table-cell table:style-name="Gnumeric-default" table:formula="of:=[.E364]*[.$K$1]" office:value-type="float" office:value="0">
            <text:p>0</text:p>
          </table:table-cell>
          <table:table-cell table:style-name="Gnumeric-default" table:formula="of:=[.$K$2]*([.E364]+[.G363])*0.02" office:value-type="float" office:value="-1.5220571803195113e-206">
            <text:p>−1.522057180320E−206</text:p>
          </table:table-cell>
          <table:table-cell table:style-name="Gnumeric-default" table:formula="of:=[.$K$3]*([.E364]-[.E363])/0.02" office:value-type="float" office:value="0">
            <text:p>0</text:p>
          </table:table-cell>
          <table:table-cell table:style-name="Gnumeric-default" table:formula="of:=SUM([.F364:.H364])" office:value-type="float" office:value="-1.5220571803195113e-206">
            <text:p>−1.52205718E−2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65]-[.C365]" office:value-type="float" office:value="0">
            <text:p>0</text:p>
          </table:table-cell>
          <table:table-cell table:style-name="Gnumeric-default" table:formula="of:=[.E365]*[.$K$1]" office:value-type="float" office:value="0">
            <text:p>0</text:p>
          </table:table-cell>
          <table:table-cell table:style-name="Gnumeric-default" table:formula="of:=[.$K$2]*([.E365]+[.G364])*0.02" office:value-type="float" office:value="-7.6102859015975556e-211">
            <text:p>−7.610285901598E−211</text:p>
          </table:table-cell>
          <table:table-cell table:style-name="Gnumeric-default" table:formula="of:=[.$K$3]*([.E365]-[.E364])/0.02" office:value-type="float" office:value="0">
            <text:p>0</text:p>
          </table:table-cell>
          <table:table-cell table:style-name="Gnumeric-default" table:formula="of:=SUM([.F365:.H365])" office:value-type="float" office:value="-7.6102859015975556e-211">
            <text:p>−7.61028590E−2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66]-[.C366]" office:value-type="float" office:value="0">
            <text:p>0</text:p>
          </table:table-cell>
          <table:table-cell table:style-name="Gnumeric-default" table:formula="of:=[.E366]*[.$K$1]" office:value-type="float" office:value="0">
            <text:p>0</text:p>
          </table:table-cell>
          <table:table-cell table:style-name="Gnumeric-default" table:formula="of:=[.$K$2]*([.E366]+[.G365])*0.02" office:value-type="float" office:value="-3.8051429507987783e-215">
            <text:p>−3.805142950799E−215</text:p>
          </table:table-cell>
          <table:table-cell table:style-name="Gnumeric-default" table:formula="of:=[.$K$3]*([.E366]-[.E365])/0.02" office:value-type="float" office:value="0">
            <text:p>0</text:p>
          </table:table-cell>
          <table:table-cell table:style-name="Gnumeric-default" table:formula="of:=SUM([.F366:.H366])" office:value-type="float" office:value="-3.8051429507987783e-215">
            <text:p>−3.80514295E−2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67]-[.C367]" office:value-type="float" office:value="0">
            <text:p>0</text:p>
          </table:table-cell>
          <table:table-cell table:style-name="Gnumeric-default" table:formula="of:=[.E367]*[.$K$1]" office:value-type="float" office:value="0">
            <text:p>0</text:p>
          </table:table-cell>
          <table:table-cell table:style-name="Gnumeric-default" table:formula="of:=[.$K$2]*([.E367]+[.G366])*0.02" office:value-type="float" office:value="-1.9025714753993894e-219">
            <text:p>−1.902571475399E−219</text:p>
          </table:table-cell>
          <table:table-cell table:style-name="Gnumeric-default" table:formula="of:=[.$K$3]*([.E367]-[.E366])/0.02" office:value-type="float" office:value="0">
            <text:p>0</text:p>
          </table:table-cell>
          <table:table-cell table:style-name="Gnumeric-default" table:formula="of:=SUM([.F367:.H367])" office:value-type="float" office:value="-1.9025714753993894e-219">
            <text:p>−1.90257148E−2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68]-[.C368]" office:value-type="float" office:value="0">
            <text:p>0</text:p>
          </table:table-cell>
          <table:table-cell table:style-name="Gnumeric-default" table:formula="of:=[.E368]*[.$K$1]" office:value-type="float" office:value="0">
            <text:p>0</text:p>
          </table:table-cell>
          <table:table-cell table:style-name="Gnumeric-default" table:formula="of:=[.$K$2]*([.E368]+[.G367])*0.02" office:value-type="float" office:value="-9.5128573769969484e-224">
            <text:p>−9.512857376997E−224</text:p>
          </table:table-cell>
          <table:table-cell table:style-name="Gnumeric-default" table:formula="of:=[.$K$3]*([.E368]-[.E367])/0.02" office:value-type="float" office:value="0">
            <text:p>0</text:p>
          </table:table-cell>
          <table:table-cell table:style-name="Gnumeric-default" table:formula="of:=SUM([.F368:.H368])" office:value-type="float" office:value="-9.5128573769969484e-224">
            <text:p>−9.51285738E−2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69]-[.C369]" office:value-type="float" office:value="0">
            <text:p>0</text:p>
          </table:table-cell>
          <table:table-cell table:style-name="Gnumeric-default" table:formula="of:=[.E369]*[.$K$1]" office:value-type="float" office:value="0">
            <text:p>0</text:p>
          </table:table-cell>
          <table:table-cell table:style-name="Gnumeric-default" table:formula="of:=[.$K$2]*([.E369]+[.G368])*0.02" office:value-type="float" office:value="-4.7564286884984746e-228">
            <text:p>−4.756428688498E−228</text:p>
          </table:table-cell>
          <table:table-cell table:style-name="Gnumeric-default" table:formula="of:=[.$K$3]*([.E369]-[.E368])/0.02" office:value-type="float" office:value="0">
            <text:p>0</text:p>
          </table:table-cell>
          <table:table-cell table:style-name="Gnumeric-default" table:formula="of:=SUM([.F369:.H369])" office:value-type="float" office:value="-4.7564286884984746e-228">
            <text:p>−4.75642869E−2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70]-[.C370]" office:value-type="float" office:value="0">
            <text:p>0</text:p>
          </table:table-cell>
          <table:table-cell table:style-name="Gnumeric-default" table:formula="of:=[.E370]*[.$K$1]" office:value-type="float" office:value="0">
            <text:p>0</text:p>
          </table:table-cell>
          <table:table-cell table:style-name="Gnumeric-default" table:formula="of:=[.$K$2]*([.E370]+[.G369])*0.02" office:value-type="float" office:value="-2.3782143442492374e-232">
            <text:p>−2.378214344249E−232</text:p>
          </table:table-cell>
          <table:table-cell table:style-name="Gnumeric-default" table:formula="of:=[.$K$3]*([.E370]-[.E369])/0.02" office:value-type="float" office:value="0">
            <text:p>0</text:p>
          </table:table-cell>
          <table:table-cell table:style-name="Gnumeric-default" table:formula="of:=SUM([.F370:.H370])" office:value-type="float" office:value="-2.3782143442492374e-232">
            <text:p>−2.37821434E−2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71]-[.C371]" office:value-type="float" office:value="0">
            <text:p>0</text:p>
          </table:table-cell>
          <table:table-cell table:style-name="Gnumeric-default" table:formula="of:=[.E371]*[.$K$1]" office:value-type="float" office:value="0">
            <text:p>0</text:p>
          </table:table-cell>
          <table:table-cell table:style-name="Gnumeric-default" table:formula="of:=[.$K$2]*([.E371]+[.G370])*0.02" office:value-type="float" office:value="-1.1891071721246188e-236">
            <text:p>−1.189107172125E−236</text:p>
          </table:table-cell>
          <table:table-cell table:style-name="Gnumeric-default" table:formula="of:=[.$K$3]*([.E371]-[.E370])/0.02" office:value-type="float" office:value="0">
            <text:p>0</text:p>
          </table:table-cell>
          <table:table-cell table:style-name="Gnumeric-default" table:formula="of:=SUM([.F371:.H371])" office:value-type="float" office:value="-1.1891071721246188e-236">
            <text:p>−1.18910717E−2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72]-[.C372]" office:value-type="float" office:value="0">
            <text:p>0</text:p>
          </table:table-cell>
          <table:table-cell table:style-name="Gnumeric-default" table:formula="of:=[.E372]*[.$K$1]" office:value-type="float" office:value="0">
            <text:p>0</text:p>
          </table:table-cell>
          <table:table-cell table:style-name="Gnumeric-default" table:formula="of:=[.$K$2]*([.E372]+[.G371])*0.02" office:value-type="float" office:value="-5.945535860623094e-241">
            <text:p>−5.945535860623E−241</text:p>
          </table:table-cell>
          <table:table-cell table:style-name="Gnumeric-default" table:formula="of:=[.$K$3]*([.E372]-[.E371])/0.02" office:value-type="float" office:value="0">
            <text:p>0</text:p>
          </table:table-cell>
          <table:table-cell table:style-name="Gnumeric-default" table:formula="of:=SUM([.F372:.H372])" office:value-type="float" office:value="-5.945535860623094e-241">
            <text:p>−5.94553586E−2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73]-[.C373]" office:value-type="float" office:value="0">
            <text:p>0</text:p>
          </table:table-cell>
          <table:table-cell table:style-name="Gnumeric-default" table:formula="of:=[.E373]*[.$K$1]" office:value-type="float" office:value="0">
            <text:p>0</text:p>
          </table:table-cell>
          <table:table-cell table:style-name="Gnumeric-default" table:formula="of:=[.$K$2]*([.E373]+[.G372])*0.02" office:value-type="float" office:value="-2.9727679303115475e-245">
            <text:p>−2.972767930312E−245</text:p>
          </table:table-cell>
          <table:table-cell table:style-name="Gnumeric-default" table:formula="of:=[.$K$3]*([.E373]-[.E372])/0.02" office:value-type="float" office:value="0">
            <text:p>0</text:p>
          </table:table-cell>
          <table:table-cell table:style-name="Gnumeric-default" table:formula="of:=SUM([.F373:.H373])" office:value-type="float" office:value="-2.9727679303115475e-245">
            <text:p>−2.97276793E−2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74]-[.C374]" office:value-type="float" office:value="0">
            <text:p>0</text:p>
          </table:table-cell>
          <table:table-cell table:style-name="Gnumeric-default" table:formula="of:=[.E374]*[.$K$1]" office:value-type="float" office:value="0">
            <text:p>0</text:p>
          </table:table-cell>
          <table:table-cell table:style-name="Gnumeric-default" table:formula="of:=[.$K$2]*([.E374]+[.G373])*0.02" office:value-type="float" office:value="-1.4863839651557738e-249">
            <text:p>−1.486383965156E−249</text:p>
          </table:table-cell>
          <table:table-cell table:style-name="Gnumeric-default" table:formula="of:=[.$K$3]*([.E374]-[.E373])/0.02" office:value-type="float" office:value="0">
            <text:p>0</text:p>
          </table:table-cell>
          <table:table-cell table:style-name="Gnumeric-default" table:formula="of:=SUM([.F374:.H374])" office:value-type="float" office:value="-1.4863839651557738e-249">
            <text:p>−1.48638397E−2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75]-[.C375]" office:value-type="float" office:value="0">
            <text:p>0</text:p>
          </table:table-cell>
          <table:table-cell table:style-name="Gnumeric-default" table:formula="of:=[.E375]*[.$K$1]" office:value-type="float" office:value="0">
            <text:p>0</text:p>
          </table:table-cell>
          <table:table-cell table:style-name="Gnumeric-default" table:formula="of:=[.$K$2]*([.E375]+[.G374])*0.02" office:value-type="float" office:value="-7.4319198257788687e-254">
            <text:p>−7.431919825779E−254</text:p>
          </table:table-cell>
          <table:table-cell table:style-name="Gnumeric-default" table:formula="of:=[.$K$3]*([.E375]-[.E374])/0.02" office:value-type="float" office:value="0">
            <text:p>0</text:p>
          </table:table-cell>
          <table:table-cell table:style-name="Gnumeric-default" table:formula="of:=SUM([.F375:.H375])" office:value-type="float" office:value="-7.4319198257788687e-254">
            <text:p>−7.43191983E−2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76]-[.C376]" office:value-type="float" office:value="0">
            <text:p>0</text:p>
          </table:table-cell>
          <table:table-cell table:style-name="Gnumeric-default" table:formula="of:=[.E376]*[.$K$1]" office:value-type="float" office:value="0">
            <text:p>0</text:p>
          </table:table-cell>
          <table:table-cell table:style-name="Gnumeric-default" table:formula="of:=[.$K$2]*([.E376]+[.G375])*0.02" office:value-type="float" office:value="-3.7159599128894346e-258">
            <text:p>−3.715959912889E−258</text:p>
          </table:table-cell>
          <table:table-cell table:style-name="Gnumeric-default" table:formula="of:=[.$K$3]*([.E376]-[.E375])/0.02" office:value-type="float" office:value="0">
            <text:p>0</text:p>
          </table:table-cell>
          <table:table-cell table:style-name="Gnumeric-default" table:formula="of:=SUM([.F376:.H376])" office:value-type="float" office:value="-3.7159599128894346e-258">
            <text:p>−3.71595991E−2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77]-[.C377]" office:value-type="float" office:value="0">
            <text:p>0</text:p>
          </table:table-cell>
          <table:table-cell table:style-name="Gnumeric-default" table:formula="of:=[.E377]*[.$K$1]" office:value-type="float" office:value="0">
            <text:p>0</text:p>
          </table:table-cell>
          <table:table-cell table:style-name="Gnumeric-default" table:formula="of:=[.$K$2]*([.E377]+[.G376])*0.02" office:value-type="float" office:value="-1.8579799564447175e-262">
            <text:p>−1.857979956445E−262</text:p>
          </table:table-cell>
          <table:table-cell table:style-name="Gnumeric-default" table:formula="of:=[.$K$3]*([.E377]-[.E376])/0.02" office:value-type="float" office:value="0">
            <text:p>0</text:p>
          </table:table-cell>
          <table:table-cell table:style-name="Gnumeric-default" table:formula="of:=SUM([.F377:.H377])" office:value-type="float" office:value="-1.8579799564447175e-262">
            <text:p>−1.85797996E−2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78]-[.C378]" office:value-type="float" office:value="0">
            <text:p>0</text:p>
          </table:table-cell>
          <table:table-cell table:style-name="Gnumeric-default" table:formula="of:=[.E378]*[.$K$1]" office:value-type="float" office:value="0">
            <text:p>0</text:p>
          </table:table-cell>
          <table:table-cell table:style-name="Gnumeric-default" table:formula="of:=[.$K$2]*([.E378]+[.G377])*0.02" office:value-type="float" office:value="-9.2898997822235887e-267">
            <text:p>−9.289899782224E−267</text:p>
          </table:table-cell>
          <table:table-cell table:style-name="Gnumeric-default" table:formula="of:=[.$K$3]*([.E378]-[.E377])/0.02" office:value-type="float" office:value="0">
            <text:p>0</text:p>
          </table:table-cell>
          <table:table-cell table:style-name="Gnumeric-default" table:formula="of:=SUM([.F378:.H378])" office:value-type="float" office:value="-9.2898997822235887e-267">
            <text:p>−9.28989978E−2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79]-[.C379]" office:value-type="float" office:value="0">
            <text:p>0</text:p>
          </table:table-cell>
          <table:table-cell table:style-name="Gnumeric-default" table:formula="of:=[.E379]*[.$K$1]" office:value-type="float" office:value="0">
            <text:p>0</text:p>
          </table:table-cell>
          <table:table-cell table:style-name="Gnumeric-default" table:formula="of:=[.$K$2]*([.E379]+[.G378])*0.02" office:value-type="float" office:value="-4.6449498911117945e-271">
            <text:p>−4.644949891112E−271</text:p>
          </table:table-cell>
          <table:table-cell table:style-name="Gnumeric-default" table:formula="of:=[.$K$3]*([.E379]-[.E378])/0.02" office:value-type="float" office:value="0">
            <text:p>0</text:p>
          </table:table-cell>
          <table:table-cell table:style-name="Gnumeric-default" table:formula="of:=SUM([.F379:.H379])" office:value-type="float" office:value="-4.6449498911117945e-271">
            <text:p>−4.64494989E−2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80]-[.C380]" office:value-type="float" office:value="0">
            <text:p>0</text:p>
          </table:table-cell>
          <table:table-cell table:style-name="Gnumeric-default" table:formula="of:=[.E380]*[.$K$1]" office:value-type="float" office:value="0">
            <text:p>0</text:p>
          </table:table-cell>
          <table:table-cell table:style-name="Gnumeric-default" table:formula="of:=[.$K$2]*([.E380]+[.G379])*0.02" office:value-type="float" office:value="-2.3224749455558975e-275">
            <text:p>−2.322474945556E−275</text:p>
          </table:table-cell>
          <table:table-cell table:style-name="Gnumeric-default" table:formula="of:=[.$K$3]*([.E380]-[.E379])/0.02" office:value-type="float" office:value="0">
            <text:p>0</text:p>
          </table:table-cell>
          <table:table-cell table:style-name="Gnumeric-default" table:formula="of:=SUM([.F380:.H380])" office:value-type="float" office:value="-2.3224749455558975e-275">
            <text:p>−2.32247495E−2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81]-[.C381]" office:value-type="float" office:value="0">
            <text:p>0</text:p>
          </table:table-cell>
          <table:table-cell table:style-name="Gnumeric-default" table:formula="of:=[.E381]*[.$K$1]" office:value-type="float" office:value="0">
            <text:p>0</text:p>
          </table:table-cell>
          <table:table-cell table:style-name="Gnumeric-default" table:formula="of:=[.$K$2]*([.E381]+[.G380])*0.02" office:value-type="float" office:value="-1.1612374727779488e-279">
            <text:p>−1.161237472778E−279</text:p>
          </table:table-cell>
          <table:table-cell table:style-name="Gnumeric-default" table:formula="of:=[.$K$3]*([.E381]-[.E380])/0.02" office:value-type="float" office:value="0">
            <text:p>0</text:p>
          </table:table-cell>
          <table:table-cell table:style-name="Gnumeric-default" table:formula="of:=SUM([.F381:.H381])" office:value-type="float" office:value="-1.1612374727779488e-279">
            <text:p>−1.16123747E−2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82]-[.C382]" office:value-type="float" office:value="0">
            <text:p>0</text:p>
          </table:table-cell>
          <table:table-cell table:style-name="Gnumeric-default" table:formula="of:=[.E382]*[.$K$1]" office:value-type="float" office:value="0">
            <text:p>0</text:p>
          </table:table-cell>
          <table:table-cell table:style-name="Gnumeric-default" table:formula="of:=[.$K$2]*([.E382]+[.G381])*0.02" office:value-type="float" office:value="-5.8061873638897432e-284">
            <text:p>−5.806187363890E−284</text:p>
          </table:table-cell>
          <table:table-cell table:style-name="Gnumeric-default" table:formula="of:=[.$K$3]*([.E382]-[.E381])/0.02" office:value-type="float" office:value="0">
            <text:p>0</text:p>
          </table:table-cell>
          <table:table-cell table:style-name="Gnumeric-default" table:formula="of:=SUM([.F382:.H382])" office:value-type="float" office:value="-5.8061873638897432e-284">
            <text:p>−5.80618736E−2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83]-[.C383]" office:value-type="float" office:value="0">
            <text:p>0</text:p>
          </table:table-cell>
          <table:table-cell table:style-name="Gnumeric-default" table:formula="of:=[.E383]*[.$K$1]" office:value-type="float" office:value="0">
            <text:p>0</text:p>
          </table:table-cell>
          <table:table-cell table:style-name="Gnumeric-default" table:formula="of:=[.$K$2]*([.E383]+[.G382])*0.02" office:value-type="float" office:value="-2.9030936819448716e-288">
            <text:p>−2.903093681945E−288</text:p>
          </table:table-cell>
          <table:table-cell table:style-name="Gnumeric-default" table:formula="of:=[.$K$3]*([.E383]-[.E382])/0.02" office:value-type="float" office:value="0">
            <text:p>0</text:p>
          </table:table-cell>
          <table:table-cell table:style-name="Gnumeric-default" table:formula="of:=SUM([.F383:.H383])" office:value-type="float" office:value="-2.9030936819448716e-288">
            <text:p>−2.90309368E−2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84]-[.C384]" office:value-type="float" office:value="0">
            <text:p>0</text:p>
          </table:table-cell>
          <table:table-cell table:style-name="Gnumeric-default" table:formula="of:=[.E384]*[.$K$1]" office:value-type="float" office:value="0">
            <text:p>0</text:p>
          </table:table-cell>
          <table:table-cell table:style-name="Gnumeric-default" table:formula="of:=[.$K$2]*([.E384]+[.G383])*0.02" office:value-type="float" office:value="-1.4515468409724358e-292">
            <text:p>−1.451546840972E−292</text:p>
          </table:table-cell>
          <table:table-cell table:style-name="Gnumeric-default" table:formula="of:=[.$K$3]*([.E384]-[.E383])/0.02" office:value-type="float" office:value="0">
            <text:p>0</text:p>
          </table:table-cell>
          <table:table-cell table:style-name="Gnumeric-default" table:formula="of:=SUM([.F384:.H384])" office:value-type="float" office:value="-1.4515468409724358e-292">
            <text:p>−1.45154684E−2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85]-[.C385]" office:value-type="float" office:value="0">
            <text:p>0</text:p>
          </table:table-cell>
          <table:table-cell table:style-name="Gnumeric-default" table:formula="of:=[.E385]*[.$K$1]" office:value-type="float" office:value="0">
            <text:p>0</text:p>
          </table:table-cell>
          <table:table-cell table:style-name="Gnumeric-default" table:formula="of:=[.$K$2]*([.E385]+[.G384])*0.02" office:value-type="float" office:value="-7.2577342048621799e-297">
            <text:p>−7.257734204862E−297</text:p>
          </table:table-cell>
          <table:table-cell table:style-name="Gnumeric-default" table:formula="of:=[.$K$3]*([.E385]-[.E384])/0.02" office:value-type="float" office:value="0">
            <text:p>0</text:p>
          </table:table-cell>
          <table:table-cell table:style-name="Gnumeric-default" table:formula="of:=SUM([.F385:.H385])" office:value-type="float" office:value="-7.2577342048621799e-297">
            <text:p>−7.25773420E−2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86]-[.C386]" office:value-type="float" office:value="0">
            <text:p>0</text:p>
          </table:table-cell>
          <table:table-cell table:style-name="Gnumeric-default" table:formula="of:=[.E386]*[.$K$1]" office:value-type="float" office:value="0">
            <text:p>0</text:p>
          </table:table-cell>
          <table:table-cell table:style-name="Gnumeric-default" table:formula="of:=[.$K$2]*([.E386]+[.G385])*0.02" office:value-type="float" office:value="-3.6288671024310902e-301">
            <text:p>−3.628867102431E−301</text:p>
          </table:table-cell>
          <table:table-cell table:style-name="Gnumeric-default" table:formula="of:=[.$K$3]*([.E386]-[.E385])/0.02" office:value-type="float" office:value="0">
            <text:p>0</text:p>
          </table:table-cell>
          <table:table-cell table:style-name="Gnumeric-default" table:formula="of:=SUM([.F386:.H386])" office:value-type="float" office:value="-3.6288671024310902e-301">
            <text:p>−3.62886710E−3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87]-[.C387]" office:value-type="float" office:value="0">
            <text:p>0</text:p>
          </table:table-cell>
          <table:table-cell table:style-name="Gnumeric-default" table:formula="of:=[.E387]*[.$K$1]" office:value-type="float" office:value="0">
            <text:p>0</text:p>
          </table:table-cell>
          <table:table-cell table:style-name="Gnumeric-default" table:formula="of:=[.$K$2]*([.E387]+[.G386])*0.02" office:value-type="float" office:value="-1.8144335512155452e-305">
            <text:p>−1.814433551216E−305</text:p>
          </table:table-cell>
          <table:table-cell table:style-name="Gnumeric-default" table:formula="of:=[.$K$3]*([.E387]-[.E386])/0.02" office:value-type="float" office:value="0">
            <text:p>0</text:p>
          </table:table-cell>
          <table:table-cell table:style-name="Gnumeric-default" table:formula="of:=SUM([.F387:.H387])" office:value-type="float" office:value="-1.8144335512155452e-305">
            <text:p>−1.81443355E−3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88]-[.C388]" office:value-type="float" office:value="0">
            <text:p>0</text:p>
          </table:table-cell>
          <table:table-cell table:style-name="Gnumeric-default" table:formula="of:=[.E388]*[.$K$1]" office:value-type="float" office:value="0">
            <text:p>0</text:p>
          </table:table-cell>
          <table:table-cell table:style-name="Gnumeric-default" table:formula="of:=[.$K$2]*([.E388]+[.G387])*0.02" office:value-type="float" office:value="-9.0721677560777276e-310">
            <text:p>−9.072167756078E−310</text:p>
          </table:table-cell>
          <table:table-cell table:style-name="Gnumeric-default" table:formula="of:=[.$K$3]*([.E388]-[.E387])/0.02" office:value-type="float" office:value="0">
            <text:p>0</text:p>
          </table:table-cell>
          <table:table-cell table:style-name="Gnumeric-default" table:formula="of:=SUM([.F388:.H388])" office:value-type="float" office:value="-9.0721677560777276e-310">
            <text:p>−9.07216776E−31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89]-[.C389]" office:value-type="float" office:value="0">
            <text:p>0</text:p>
          </table:table-cell>
          <table:table-cell table:style-name="Gnumeric-default" table:formula="of:=[.E389]*[.$K$1]" office:value-type="float" office:value="0">
            <text:p>0</text:p>
          </table:table-cell>
          <table:table-cell table:style-name="Gnumeric-default" table:formula="of:=[.$K$2]*([.E389]+[.G388])*0.02" office:value-type="float" office:value="-4.5360838780090717e-314">
            <text:p>−4.536083878E-314</text:p>
          </table:table-cell>
          <table:table-cell table:style-name="Gnumeric-default" table:formula="of:=[.$K$3]*([.E389]-[.E388])/0.02" office:value-type="float" office:value="0">
            <text:p>0</text:p>
          </table:table-cell>
          <table:table-cell table:style-name="Gnumeric-default" table:formula="of:=SUM([.F389:.H389])" office:value-type="float" office:value="-4.5360838780090717e-314">
            <text:p>−4.536083878E-3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90]-[.C390]" office:value-type="float" office:value="0">
            <text:p>0</text:p>
          </table:table-cell>
          <table:table-cell table:style-name="Gnumeric-default" table:formula="of:=[.E390]*[.$K$1]" office:value-type="float" office:value="0">
            <text:p>0</text:p>
          </table:table-cell>
          <table:table-cell table:style-name="Gnumeric-default" table:formula="of:=[.$K$2]*([.E390]+[.G389])*0.02" office:value-type="float" office:value="-2.2680429318294511e-318">
            <text:p>−2.268043E-318</text:p>
          </table:table-cell>
          <table:table-cell table:style-name="Gnumeric-default" table:formula="of:=[.$K$3]*([.E390]-[.E389])/0.02" office:value-type="float" office:value="0">
            <text:p>0</text:p>
          </table:table-cell>
          <table:table-cell table:style-name="Gnumeric-default" table:formula="of:=SUM([.F390:.H390])" office:value-type="float" office:value="-2.2680429318294511e-318">
            <text:p>−2.268043E-3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91]-[.C391]" office:value-type="float" office:value="0">
            <text:p>0</text:p>
          </table:table-cell>
          <table:table-cell table:style-name="Gnumeric-default" table:formula="of:=[.E391]*[.$K$1]" office:value-type="float" office:value="0">
            <text:p>0</text:p>
          </table:table-cell>
          <table:table-cell table:style-name="Gnumeric-default" table:formula="of:=[.$K$2]*([.E391]+[.G390])*0.02" office:value-type="float" office:value="-1.1363509854348671e-322">
            <text:p>−1.136351E-322</text:p>
          </table:table-cell>
          <table:table-cell table:style-name="Gnumeric-default" table:formula="of:=[.$K$3]*([.E391]-[.E390])/0.02" office:value-type="float" office:value="0">
            <text:p>0</text:p>
          </table:table-cell>
          <table:table-cell table:style-name="Gnumeric-default" table:formula="of:=SUM([.F391:.H391])" office:value-type="float" office:value="-1.1363509854348671e-322">
            <text:p>−1.136351E-3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92]-[.C392]" office:value-type="float" office:value="0">
            <text:p>0</text:p>
          </table:table-cell>
          <table:table-cell table:style-name="Gnumeric-default" table:formula="of:=[.E392]*[.$K$1]" office:value-type="float" office:value="0">
            <text:p>0</text:p>
          </table:table-cell>
          <table:table-cell table:style-name="Gnumeric-default" table:formula="of:=[.$K$2]*([.E392]+[.G391])*0.02" office:value-type="float" office:value="-0">
            <text:p>−0</text:p>
          </table:table-cell>
          <table:table-cell table:style-name="Gnumeric-default" table:formula="of:=[.$K$3]*([.E392]-[.E391])/0.02" office:value-type="float" office:value="0">
            <text:p>0</text:p>
          </table:table-cell>
          <table:table-cell table:style-name="Gnumeric-default" table:formula="of:=SUM([.F392:.H39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93]-[.C393]" office:value-type="float" office:value="0">
            <text:p>0</text:p>
          </table:table-cell>
          <table:table-cell table:style-name="Gnumeric-default" table:formula="of:=[.E393]*[.$K$1]" office:value-type="float" office:value="0">
            <text:p>0</text:p>
          </table:table-cell>
          <table:table-cell table:style-name="Gnumeric-default" table:formula="of:=[.$K$2]*([.E393]+[.G392])*0.02" office:value-type="float" office:value="0">
            <text:p>0</text:p>
          </table:table-cell>
          <table:table-cell table:style-name="Gnumeric-default" table:formula="of:=[.$K$3]*([.E393]-[.E392])/0.02" office:value-type="float" office:value="0">
            <text:p>0</text:p>
          </table:table-cell>
          <table:table-cell table:style-name="Gnumeric-default" table:formula="of:=SUM([.F393:.H39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94]-[.C394]" office:value-type="float" office:value="0">
            <text:p>0</text:p>
          </table:table-cell>
          <table:table-cell table:style-name="Gnumeric-default" table:formula="of:=[.E394]*[.$K$1]" office:value-type="float" office:value="0">
            <text:p>0</text:p>
          </table:table-cell>
          <table:table-cell table:style-name="Gnumeric-default" table:formula="of:=[.$K$2]*([.E394]+[.G393])*0.02" office:value-type="float" office:value="0">
            <text:p>0</text:p>
          </table:table-cell>
          <table:table-cell table:style-name="Gnumeric-default" table:formula="of:=[.$K$3]*([.E394]-[.E393])/0.02" office:value-type="float" office:value="0">
            <text:p>0</text:p>
          </table:table-cell>
          <table:table-cell table:style-name="Gnumeric-default" table:formula="of:=SUM([.F394:.H39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95]-[.C395]" office:value-type="float" office:value="0">
            <text:p>0</text:p>
          </table:table-cell>
          <table:table-cell table:style-name="Gnumeric-default" table:formula="of:=[.E395]*[.$K$1]" office:value-type="float" office:value="0">
            <text:p>0</text:p>
          </table:table-cell>
          <table:table-cell table:style-name="Gnumeric-default" table:formula="of:=[.$K$2]*([.E395]+[.G394])*0.02" office:value-type="float" office:value="0">
            <text:p>0</text:p>
          </table:table-cell>
          <table:table-cell table:style-name="Gnumeric-default" table:formula="of:=[.$K$3]*([.E395]-[.E394])/0.02" office:value-type="float" office:value="0">
            <text:p>0</text:p>
          </table:table-cell>
          <table:table-cell table:style-name="Gnumeric-default" table:formula="of:=SUM([.F395:.H39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96]-[.C396]" office:value-type="float" office:value="0">
            <text:p>0</text:p>
          </table:table-cell>
          <table:table-cell table:style-name="Gnumeric-default" table:formula="of:=[.E396]*[.$K$1]" office:value-type="float" office:value="0">
            <text:p>0</text:p>
          </table:table-cell>
          <table:table-cell table:style-name="Gnumeric-default" table:formula="of:=[.$K$2]*([.E396]+[.G395])*0.02" office:value-type="float" office:value="0">
            <text:p>0</text:p>
          </table:table-cell>
          <table:table-cell table:style-name="Gnumeric-default" table:formula="of:=[.$K$3]*([.E396]-[.E395])/0.02" office:value-type="float" office:value="0">
            <text:p>0</text:p>
          </table:table-cell>
          <table:table-cell table:style-name="Gnumeric-default" table:formula="of:=SUM([.F396:.H39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97]-[.C397]" office:value-type="float" office:value="0">
            <text:p>0</text:p>
          </table:table-cell>
          <table:table-cell table:style-name="Gnumeric-default" table:formula="of:=[.E397]*[.$K$1]" office:value-type="float" office:value="0">
            <text:p>0</text:p>
          </table:table-cell>
          <table:table-cell table:style-name="Gnumeric-default" table:formula="of:=[.$K$2]*([.E397]+[.G396])*0.02" office:value-type="float" office:value="0">
            <text:p>0</text:p>
          </table:table-cell>
          <table:table-cell table:style-name="Gnumeric-default" table:formula="of:=[.$K$3]*([.E397]-[.E396])/0.02" office:value-type="float" office:value="0">
            <text:p>0</text:p>
          </table:table-cell>
          <table:table-cell table:style-name="Gnumeric-default" table:formula="of:=SUM([.F397:.H39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98]-[.C398]" office:value-type="float" office:value="0">
            <text:p>0</text:p>
          </table:table-cell>
          <table:table-cell table:style-name="Gnumeric-default" table:formula="of:=[.E398]*[.$K$1]" office:value-type="float" office:value="0">
            <text:p>0</text:p>
          </table:table-cell>
          <table:table-cell table:style-name="Gnumeric-default" table:formula="of:=[.$K$2]*([.E398]+[.G397])*0.02" office:value-type="float" office:value="0">
            <text:p>0</text:p>
          </table:table-cell>
          <table:table-cell table:style-name="Gnumeric-default" table:formula="of:=[.$K$3]*([.E398]-[.E397])/0.02" office:value-type="float" office:value="0">
            <text:p>0</text:p>
          </table:table-cell>
          <table:table-cell table:style-name="Gnumeric-default" table:formula="of:=SUM([.F398:.H39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399]-[.C399]" office:value-type="float" office:value="0">
            <text:p>0</text:p>
          </table:table-cell>
          <table:table-cell table:style-name="Gnumeric-default" table:formula="of:=[.E399]*[.$K$1]" office:value-type="float" office:value="0">
            <text:p>0</text:p>
          </table:table-cell>
          <table:table-cell table:style-name="Gnumeric-default" table:formula="of:=[.$K$2]*([.E399]+[.G398])*0.02" office:value-type="float" office:value="0">
            <text:p>0</text:p>
          </table:table-cell>
          <table:table-cell table:style-name="Gnumeric-default" table:formula="of:=[.$K$3]*([.E399]-[.E398])/0.02" office:value-type="float" office:value="0">
            <text:p>0</text:p>
          </table:table-cell>
          <table:table-cell table:style-name="Gnumeric-default" table:formula="of:=SUM([.F399:.H39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00]-[.C400]" office:value-type="float" office:value="0">
            <text:p>0</text:p>
          </table:table-cell>
          <table:table-cell table:style-name="Gnumeric-default" table:formula="of:=[.E400]*[.$K$1]" office:value-type="float" office:value="0">
            <text:p>0</text:p>
          </table:table-cell>
          <table:table-cell table:style-name="Gnumeric-default" table:formula="of:=[.$K$2]*([.E400]+[.G399])*0.02" office:value-type="float" office:value="0">
            <text:p>0</text:p>
          </table:table-cell>
          <table:table-cell table:style-name="Gnumeric-default" table:formula="of:=[.$K$3]*([.E400]-[.E399])/0.02" office:value-type="float" office:value="0">
            <text:p>0</text:p>
          </table:table-cell>
          <table:table-cell table:style-name="Gnumeric-default" table:formula="of:=SUM([.F400:.H40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01]-[.C401]" office:value-type="float" office:value="0">
            <text:p>0</text:p>
          </table:table-cell>
          <table:table-cell table:style-name="Gnumeric-default" table:formula="of:=[.E401]*[.$K$1]" office:value-type="float" office:value="0">
            <text:p>0</text:p>
          </table:table-cell>
          <table:table-cell table:style-name="Gnumeric-default" table:formula="of:=[.$K$2]*([.E401]+[.G400])*0.02" office:value-type="float" office:value="0">
            <text:p>0</text:p>
          </table:table-cell>
          <table:table-cell table:style-name="Gnumeric-default" table:formula="of:=[.$K$3]*([.E401]-[.E400])/0.02" office:value-type="float" office:value="0">
            <text:p>0</text:p>
          </table:table-cell>
          <table:table-cell table:style-name="Gnumeric-default" table:formula="of:=SUM([.F401:.H40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02]-[.C402]" office:value-type="float" office:value="0">
            <text:p>0</text:p>
          </table:table-cell>
          <table:table-cell table:style-name="Gnumeric-default" table:formula="of:=[.E402]*[.$K$1]" office:value-type="float" office:value="0">
            <text:p>0</text:p>
          </table:table-cell>
          <table:table-cell table:style-name="Gnumeric-default" table:formula="of:=[.$K$2]*([.E402]+[.G401])*0.02" office:value-type="float" office:value="0">
            <text:p>0</text:p>
          </table:table-cell>
          <table:table-cell table:style-name="Gnumeric-default" table:formula="of:=[.$K$3]*([.E402]-[.E401])/0.02" office:value-type="float" office:value="0">
            <text:p>0</text:p>
          </table:table-cell>
          <table:table-cell table:style-name="Gnumeric-default" table:formula="of:=SUM([.F402:.H40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03]-[.C403]" office:value-type="float" office:value="0">
            <text:p>0</text:p>
          </table:table-cell>
          <table:table-cell table:style-name="Gnumeric-default" table:formula="of:=[.E403]*[.$K$1]" office:value-type="float" office:value="0">
            <text:p>0</text:p>
          </table:table-cell>
          <table:table-cell table:style-name="Gnumeric-default" table:formula="of:=[.$K$2]*([.E403]+[.G402])*0.02" office:value-type="float" office:value="0">
            <text:p>0</text:p>
          </table:table-cell>
          <table:table-cell table:style-name="Gnumeric-default" table:formula="of:=[.$K$3]*([.E403]-[.E402])/0.02" office:value-type="float" office:value="0">
            <text:p>0</text:p>
          </table:table-cell>
          <table:table-cell table:style-name="Gnumeric-default" table:formula="of:=SUM([.F403:.H40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04]-[.C404]" office:value-type="float" office:value="0">
            <text:p>0</text:p>
          </table:table-cell>
          <table:table-cell table:style-name="Gnumeric-default" table:formula="of:=[.E404]*[.$K$1]" office:value-type="float" office:value="0">
            <text:p>0</text:p>
          </table:table-cell>
          <table:table-cell table:style-name="Gnumeric-default" table:formula="of:=[.$K$2]*([.E404]+[.G403])*0.02" office:value-type="float" office:value="0">
            <text:p>0</text:p>
          </table:table-cell>
          <table:table-cell table:style-name="Gnumeric-default" table:formula="of:=[.$K$3]*([.E404]-[.E403])/0.02" office:value-type="float" office:value="0">
            <text:p>0</text:p>
          </table:table-cell>
          <table:table-cell table:style-name="Gnumeric-default" table:formula="of:=SUM([.F404:.H40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05]-[.C405]" office:value-type="float" office:value="0">
            <text:p>0</text:p>
          </table:table-cell>
          <table:table-cell table:style-name="Gnumeric-default" table:formula="of:=[.E405]*[.$K$1]" office:value-type="float" office:value="0">
            <text:p>0</text:p>
          </table:table-cell>
          <table:table-cell table:style-name="Gnumeric-default" table:formula="of:=[.$K$2]*([.E405]+[.G404])*0.02" office:value-type="float" office:value="0">
            <text:p>0</text:p>
          </table:table-cell>
          <table:table-cell table:style-name="Gnumeric-default" table:formula="of:=[.$K$3]*([.E405]-[.E404])/0.02" office:value-type="float" office:value="0">
            <text:p>0</text:p>
          </table:table-cell>
          <table:table-cell table:style-name="Gnumeric-default" table:formula="of:=SUM([.F405:.H40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06]-[.C406]" office:value-type="float" office:value="0">
            <text:p>0</text:p>
          </table:table-cell>
          <table:table-cell table:style-name="Gnumeric-default" table:formula="of:=[.E406]*[.$K$1]" office:value-type="float" office:value="0">
            <text:p>0</text:p>
          </table:table-cell>
          <table:table-cell table:style-name="Gnumeric-default" table:formula="of:=[.$K$2]*([.E406]+[.G405])*0.02" office:value-type="float" office:value="0">
            <text:p>0</text:p>
          </table:table-cell>
          <table:table-cell table:style-name="Gnumeric-default" table:formula="of:=[.$K$3]*([.E406]-[.E405])/0.02" office:value-type="float" office:value="0">
            <text:p>0</text:p>
          </table:table-cell>
          <table:table-cell table:style-name="Gnumeric-default" table:formula="of:=SUM([.F406:.H40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07]-[.C407]" office:value-type="float" office:value="0">
            <text:p>0</text:p>
          </table:table-cell>
          <table:table-cell table:style-name="Gnumeric-default" table:formula="of:=[.E407]*[.$K$1]" office:value-type="float" office:value="0">
            <text:p>0</text:p>
          </table:table-cell>
          <table:table-cell table:style-name="Gnumeric-default" table:formula="of:=[.$K$2]*([.E407]+[.G406])*0.02" office:value-type="float" office:value="0">
            <text:p>0</text:p>
          </table:table-cell>
          <table:table-cell table:style-name="Gnumeric-default" table:formula="of:=[.$K$3]*([.E407]-[.E406])/0.02" office:value-type="float" office:value="0">
            <text:p>0</text:p>
          </table:table-cell>
          <table:table-cell table:style-name="Gnumeric-default" table:formula="of:=SUM([.F407:.H40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08]-[.C408]" office:value-type="float" office:value="0">
            <text:p>0</text:p>
          </table:table-cell>
          <table:table-cell table:style-name="Gnumeric-default" table:formula="of:=[.E408]*[.$K$1]" office:value-type="float" office:value="0">
            <text:p>0</text:p>
          </table:table-cell>
          <table:table-cell table:style-name="Gnumeric-default" table:formula="of:=[.$K$2]*([.E408]+[.G407])*0.02" office:value-type="float" office:value="0">
            <text:p>0</text:p>
          </table:table-cell>
          <table:table-cell table:style-name="Gnumeric-default" table:formula="of:=[.$K$3]*([.E408]-[.E407])/0.02" office:value-type="float" office:value="0">
            <text:p>0</text:p>
          </table:table-cell>
          <table:table-cell table:style-name="Gnumeric-default" table:formula="of:=SUM([.F408:.H40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09]-[.C409]" office:value-type="float" office:value="0">
            <text:p>0</text:p>
          </table:table-cell>
          <table:table-cell table:style-name="Gnumeric-default" table:formula="of:=[.E409]*[.$K$1]" office:value-type="float" office:value="0">
            <text:p>0</text:p>
          </table:table-cell>
          <table:table-cell table:style-name="Gnumeric-default" table:formula="of:=[.$K$2]*([.E409]+[.G408])*0.02" office:value-type="float" office:value="0">
            <text:p>0</text:p>
          </table:table-cell>
          <table:table-cell table:style-name="Gnumeric-default" table:formula="of:=[.$K$3]*([.E409]-[.E408])/0.02" office:value-type="float" office:value="0">
            <text:p>0</text:p>
          </table:table-cell>
          <table:table-cell table:style-name="Gnumeric-default" table:formula="of:=SUM([.F409:.H40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10]-[.C410]" office:value-type="float" office:value="0">
            <text:p>0</text:p>
          </table:table-cell>
          <table:table-cell table:style-name="Gnumeric-default" table:formula="of:=[.E410]*[.$K$1]" office:value-type="float" office:value="0">
            <text:p>0</text:p>
          </table:table-cell>
          <table:table-cell table:style-name="Gnumeric-default" table:formula="of:=[.$K$2]*([.E410]+[.G409])*0.02" office:value-type="float" office:value="0">
            <text:p>0</text:p>
          </table:table-cell>
          <table:table-cell table:style-name="Gnumeric-default" table:formula="of:=[.$K$3]*([.E410]-[.E409])/0.02" office:value-type="float" office:value="0">
            <text:p>0</text:p>
          </table:table-cell>
          <table:table-cell table:style-name="Gnumeric-default" table:formula="of:=SUM([.F410:.H41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11]-[.C411]" office:value-type="float" office:value="0">
            <text:p>0</text:p>
          </table:table-cell>
          <table:table-cell table:style-name="Gnumeric-default" table:formula="of:=[.E411]*[.$K$1]" office:value-type="float" office:value="0">
            <text:p>0</text:p>
          </table:table-cell>
          <table:table-cell table:style-name="Gnumeric-default" table:formula="of:=[.$K$2]*([.E411]+[.G410])*0.02" office:value-type="float" office:value="0">
            <text:p>0</text:p>
          </table:table-cell>
          <table:table-cell table:style-name="Gnumeric-default" table:formula="of:=[.$K$3]*([.E411]-[.E410])/0.02" office:value-type="float" office:value="0">
            <text:p>0</text:p>
          </table:table-cell>
          <table:table-cell table:style-name="Gnumeric-default" table:formula="of:=SUM([.F411:.H41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12]-[.C412]" office:value-type="float" office:value="0">
            <text:p>0</text:p>
          </table:table-cell>
          <table:table-cell table:style-name="Gnumeric-default" table:formula="of:=[.E412]*[.$K$1]" office:value-type="float" office:value="0">
            <text:p>0</text:p>
          </table:table-cell>
          <table:table-cell table:style-name="Gnumeric-default" table:formula="of:=[.$K$2]*([.E412]+[.G411])*0.02" office:value-type="float" office:value="0">
            <text:p>0</text:p>
          </table:table-cell>
          <table:table-cell table:style-name="Gnumeric-default" table:formula="of:=[.$K$3]*([.E412]-[.E411])/0.02" office:value-type="float" office:value="0">
            <text:p>0</text:p>
          </table:table-cell>
          <table:table-cell table:style-name="Gnumeric-default" table:formula="of:=SUM([.F412:.H41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13]-[.C413]" office:value-type="float" office:value="0">
            <text:p>0</text:p>
          </table:table-cell>
          <table:table-cell table:style-name="Gnumeric-default" table:formula="of:=[.E413]*[.$K$1]" office:value-type="float" office:value="0">
            <text:p>0</text:p>
          </table:table-cell>
          <table:table-cell table:style-name="Gnumeric-default" table:formula="of:=[.$K$2]*([.E413]+[.G412])*0.02" office:value-type="float" office:value="0">
            <text:p>0</text:p>
          </table:table-cell>
          <table:table-cell table:style-name="Gnumeric-default" table:formula="of:=[.$K$3]*([.E413]-[.E412])/0.02" office:value-type="float" office:value="0">
            <text:p>0</text:p>
          </table:table-cell>
          <table:table-cell table:style-name="Gnumeric-default" table:formula="of:=SUM([.F413:.H41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14]-[.C414]" office:value-type="float" office:value="0">
            <text:p>0</text:p>
          </table:table-cell>
          <table:table-cell table:style-name="Gnumeric-default" table:formula="of:=[.E414]*[.$K$1]" office:value-type="float" office:value="0">
            <text:p>0</text:p>
          </table:table-cell>
          <table:table-cell table:style-name="Gnumeric-default" table:formula="of:=[.$K$2]*([.E414]+[.G413])*0.02" office:value-type="float" office:value="0">
            <text:p>0</text:p>
          </table:table-cell>
          <table:table-cell table:style-name="Gnumeric-default" table:formula="of:=[.$K$3]*([.E414]-[.E413])/0.02" office:value-type="float" office:value="0">
            <text:p>0</text:p>
          </table:table-cell>
          <table:table-cell table:style-name="Gnumeric-default" table:formula="of:=SUM([.F414:.H41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15]-[.C415]" office:value-type="float" office:value="0">
            <text:p>0</text:p>
          </table:table-cell>
          <table:table-cell table:style-name="Gnumeric-default" table:formula="of:=[.E415]*[.$K$1]" office:value-type="float" office:value="0">
            <text:p>0</text:p>
          </table:table-cell>
          <table:table-cell table:style-name="Gnumeric-default" table:formula="of:=[.$K$2]*([.E415]+[.G414])*0.02" office:value-type="float" office:value="0">
            <text:p>0</text:p>
          </table:table-cell>
          <table:table-cell table:style-name="Gnumeric-default" table:formula="of:=[.$K$3]*([.E415]-[.E414])/0.02" office:value-type="float" office:value="0">
            <text:p>0</text:p>
          </table:table-cell>
          <table:table-cell table:style-name="Gnumeric-default" table:formula="of:=SUM([.F415:.H41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16]-[.C416]" office:value-type="float" office:value="0">
            <text:p>0</text:p>
          </table:table-cell>
          <table:table-cell table:style-name="Gnumeric-default" table:formula="of:=[.E416]*[.$K$1]" office:value-type="float" office:value="0">
            <text:p>0</text:p>
          </table:table-cell>
          <table:table-cell table:style-name="Gnumeric-default" table:formula="of:=[.$K$2]*([.E416]+[.G415])*0.02" office:value-type="float" office:value="0">
            <text:p>0</text:p>
          </table:table-cell>
          <table:table-cell table:style-name="Gnumeric-default" table:formula="of:=[.$K$3]*([.E416]-[.E415])/0.02" office:value-type="float" office:value="0">
            <text:p>0</text:p>
          </table:table-cell>
          <table:table-cell table:style-name="Gnumeric-default" table:formula="of:=SUM([.F416:.H41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17]-[.C417]" office:value-type="float" office:value="0">
            <text:p>0</text:p>
          </table:table-cell>
          <table:table-cell table:style-name="Gnumeric-default" table:formula="of:=[.E417]*[.$K$1]" office:value-type="float" office:value="0">
            <text:p>0</text:p>
          </table:table-cell>
          <table:table-cell table:style-name="Gnumeric-default" table:formula="of:=[.$K$2]*([.E417]+[.G416])*0.02" office:value-type="float" office:value="0">
            <text:p>0</text:p>
          </table:table-cell>
          <table:table-cell table:style-name="Gnumeric-default" table:formula="of:=[.$K$3]*([.E417]-[.E416])/0.02" office:value-type="float" office:value="0">
            <text:p>0</text:p>
          </table:table-cell>
          <table:table-cell table:style-name="Gnumeric-default" table:formula="of:=SUM([.F417:.H41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18]-[.C418]" office:value-type="float" office:value="0">
            <text:p>0</text:p>
          </table:table-cell>
          <table:table-cell table:style-name="Gnumeric-default" table:formula="of:=[.E418]*[.$K$1]" office:value-type="float" office:value="0">
            <text:p>0</text:p>
          </table:table-cell>
          <table:table-cell table:style-name="Gnumeric-default" table:formula="of:=[.$K$2]*([.E418]+[.G417])*0.02" office:value-type="float" office:value="0">
            <text:p>0</text:p>
          </table:table-cell>
          <table:table-cell table:style-name="Gnumeric-default" table:formula="of:=[.$K$3]*([.E418]-[.E417])/0.02" office:value-type="float" office:value="0">
            <text:p>0</text:p>
          </table:table-cell>
          <table:table-cell table:style-name="Gnumeric-default" table:formula="of:=SUM([.F418:.H41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19]-[.C419]" office:value-type="float" office:value="0">
            <text:p>0</text:p>
          </table:table-cell>
          <table:table-cell table:style-name="Gnumeric-default" table:formula="of:=[.E419]*[.$K$1]" office:value-type="float" office:value="0">
            <text:p>0</text:p>
          </table:table-cell>
          <table:table-cell table:style-name="Gnumeric-default" table:formula="of:=[.$K$2]*([.E419]+[.G418])*0.02" office:value-type="float" office:value="0">
            <text:p>0</text:p>
          </table:table-cell>
          <table:table-cell table:style-name="Gnumeric-default" table:formula="of:=[.$K$3]*([.E419]-[.E418])/0.02" office:value-type="float" office:value="0">
            <text:p>0</text:p>
          </table:table-cell>
          <table:table-cell table:style-name="Gnumeric-default" table:formula="of:=SUM([.F419:.H41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20]-[.C420]" office:value-type="float" office:value="0">
            <text:p>0</text:p>
          </table:table-cell>
          <table:table-cell table:style-name="Gnumeric-default" table:formula="of:=[.E420]*[.$K$1]" office:value-type="float" office:value="0">
            <text:p>0</text:p>
          </table:table-cell>
          <table:table-cell table:style-name="Gnumeric-default" table:formula="of:=[.$K$2]*([.E420]+[.G419])*0.02" office:value-type="float" office:value="0">
            <text:p>0</text:p>
          </table:table-cell>
          <table:table-cell table:style-name="Gnumeric-default" table:formula="of:=[.$K$3]*([.E420]-[.E419])/0.02" office:value-type="float" office:value="0">
            <text:p>0</text:p>
          </table:table-cell>
          <table:table-cell table:style-name="Gnumeric-default" table:formula="of:=SUM([.F420:.H42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21]-[.C421]" office:value-type="float" office:value="0">
            <text:p>0</text:p>
          </table:table-cell>
          <table:table-cell table:style-name="Gnumeric-default" table:formula="of:=[.E421]*[.$K$1]" office:value-type="float" office:value="0">
            <text:p>0</text:p>
          </table:table-cell>
          <table:table-cell table:style-name="Gnumeric-default" table:formula="of:=[.$K$2]*([.E421]+[.G420])*0.02" office:value-type="float" office:value="0">
            <text:p>0</text:p>
          </table:table-cell>
          <table:table-cell table:style-name="Gnumeric-default" table:formula="of:=[.$K$3]*([.E421]-[.E420])/0.02" office:value-type="float" office:value="0">
            <text:p>0</text:p>
          </table:table-cell>
          <table:table-cell table:style-name="Gnumeric-default" table:formula="of:=SUM([.F421:.H42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22]-[.C422]" office:value-type="float" office:value="0">
            <text:p>0</text:p>
          </table:table-cell>
          <table:table-cell table:style-name="Gnumeric-default" table:formula="of:=[.E422]*[.$K$1]" office:value-type="float" office:value="0">
            <text:p>0</text:p>
          </table:table-cell>
          <table:table-cell table:style-name="Gnumeric-default" table:formula="of:=[.$K$2]*([.E422]+[.G421])*0.02" office:value-type="float" office:value="0">
            <text:p>0</text:p>
          </table:table-cell>
          <table:table-cell table:style-name="Gnumeric-default" table:formula="of:=[.$K$3]*([.E422]-[.E421])/0.02" office:value-type="float" office:value="0">
            <text:p>0</text:p>
          </table:table-cell>
          <table:table-cell table:style-name="Gnumeric-default" table:formula="of:=SUM([.F422:.H42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23]-[.C423]" office:value-type="float" office:value="0">
            <text:p>0</text:p>
          </table:table-cell>
          <table:table-cell table:style-name="Gnumeric-default" table:formula="of:=[.E423]*[.$K$1]" office:value-type="float" office:value="0">
            <text:p>0</text:p>
          </table:table-cell>
          <table:table-cell table:style-name="Gnumeric-default" table:formula="of:=[.$K$2]*([.E423]+[.G422])*0.02" office:value-type="float" office:value="0">
            <text:p>0</text:p>
          </table:table-cell>
          <table:table-cell table:style-name="Gnumeric-default" table:formula="of:=[.$K$3]*([.E423]-[.E422])/0.02" office:value-type="float" office:value="0">
            <text:p>0</text:p>
          </table:table-cell>
          <table:table-cell table:style-name="Gnumeric-default" table:formula="of:=SUM([.F423:.H42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24]-[.C424]" office:value-type="float" office:value="0">
            <text:p>0</text:p>
          </table:table-cell>
          <table:table-cell table:style-name="Gnumeric-default" table:formula="of:=[.E424]*[.$K$1]" office:value-type="float" office:value="0">
            <text:p>0</text:p>
          </table:table-cell>
          <table:table-cell table:style-name="Gnumeric-default" table:formula="of:=[.$K$2]*([.E424]+[.G423])*0.02" office:value-type="float" office:value="0">
            <text:p>0</text:p>
          </table:table-cell>
          <table:table-cell table:style-name="Gnumeric-default" table:formula="of:=[.$K$3]*([.E424]-[.E423])/0.02" office:value-type="float" office:value="0">
            <text:p>0</text:p>
          </table:table-cell>
          <table:table-cell table:style-name="Gnumeric-default" table:formula="of:=SUM([.F424:.H42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25]-[.C425]" office:value-type="float" office:value="0">
            <text:p>0</text:p>
          </table:table-cell>
          <table:table-cell table:style-name="Gnumeric-default" table:formula="of:=[.E425]*[.$K$1]" office:value-type="float" office:value="0">
            <text:p>0</text:p>
          </table:table-cell>
          <table:table-cell table:style-name="Gnumeric-default" table:formula="of:=[.$K$2]*([.E425]+[.G424])*0.02" office:value-type="float" office:value="0">
            <text:p>0</text:p>
          </table:table-cell>
          <table:table-cell table:style-name="Gnumeric-default" table:formula="of:=[.$K$3]*([.E425]-[.E424])/0.02" office:value-type="float" office:value="0">
            <text:p>0</text:p>
          </table:table-cell>
          <table:table-cell table:style-name="Gnumeric-default" table:formula="of:=SUM([.F425:.H42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26]-[.C426]" office:value-type="float" office:value="0">
            <text:p>0</text:p>
          </table:table-cell>
          <table:table-cell table:style-name="Gnumeric-default" table:formula="of:=[.E426]*[.$K$1]" office:value-type="float" office:value="0">
            <text:p>0</text:p>
          </table:table-cell>
          <table:table-cell table:style-name="Gnumeric-default" table:formula="of:=[.$K$2]*([.E426]+[.G425])*0.02" office:value-type="float" office:value="0">
            <text:p>0</text:p>
          </table:table-cell>
          <table:table-cell table:style-name="Gnumeric-default" table:formula="of:=[.$K$3]*([.E426]-[.E425])/0.02" office:value-type="float" office:value="0">
            <text:p>0</text:p>
          </table:table-cell>
          <table:table-cell table:style-name="Gnumeric-default" table:formula="of:=SUM([.F426:.H42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27]-[.C427]" office:value-type="float" office:value="0">
            <text:p>0</text:p>
          </table:table-cell>
          <table:table-cell table:style-name="Gnumeric-default" table:formula="of:=[.E427]*[.$K$1]" office:value-type="float" office:value="0">
            <text:p>0</text:p>
          </table:table-cell>
          <table:table-cell table:style-name="Gnumeric-default" table:formula="of:=[.$K$2]*([.E427]+[.G426])*0.02" office:value-type="float" office:value="0">
            <text:p>0</text:p>
          </table:table-cell>
          <table:table-cell table:style-name="Gnumeric-default" table:formula="of:=[.$K$3]*([.E427]-[.E426])/0.02" office:value-type="float" office:value="0">
            <text:p>0</text:p>
          </table:table-cell>
          <table:table-cell table:style-name="Gnumeric-default" table:formula="of:=SUM([.F427:.H42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28]-[.C428]" office:value-type="float" office:value="0">
            <text:p>0</text:p>
          </table:table-cell>
          <table:table-cell table:style-name="Gnumeric-default" table:formula="of:=[.E428]*[.$K$1]" office:value-type="float" office:value="0">
            <text:p>0</text:p>
          </table:table-cell>
          <table:table-cell table:style-name="Gnumeric-default" table:formula="of:=[.$K$2]*([.E428]+[.G427])*0.02" office:value-type="float" office:value="0">
            <text:p>0</text:p>
          </table:table-cell>
          <table:table-cell table:style-name="Gnumeric-default" table:formula="of:=[.$K$3]*([.E428]-[.E427])/0.02" office:value-type="float" office:value="0">
            <text:p>0</text:p>
          </table:table-cell>
          <table:table-cell table:style-name="Gnumeric-default" table:formula="of:=SUM([.F428:.H42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29]-[.C429]" office:value-type="float" office:value="0">
            <text:p>0</text:p>
          </table:table-cell>
          <table:table-cell table:style-name="Gnumeric-default" table:formula="of:=[.E429]*[.$K$1]" office:value-type="float" office:value="0">
            <text:p>0</text:p>
          </table:table-cell>
          <table:table-cell table:style-name="Gnumeric-default" table:formula="of:=[.$K$2]*([.E429]+[.G428])*0.02" office:value-type="float" office:value="0">
            <text:p>0</text:p>
          </table:table-cell>
          <table:table-cell table:style-name="Gnumeric-default" table:formula="of:=[.$K$3]*([.E429]-[.E428])/0.02" office:value-type="float" office:value="0">
            <text:p>0</text:p>
          </table:table-cell>
          <table:table-cell table:style-name="Gnumeric-default" table:formula="of:=SUM([.F429:.H42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30]-[.C430]" office:value-type="float" office:value="0">
            <text:p>0</text:p>
          </table:table-cell>
          <table:table-cell table:style-name="Gnumeric-default" table:formula="of:=[.E430]*[.$K$1]" office:value-type="float" office:value="0">
            <text:p>0</text:p>
          </table:table-cell>
          <table:table-cell table:style-name="Gnumeric-default" table:formula="of:=[.$K$2]*([.E430]+[.G429])*0.02" office:value-type="float" office:value="0">
            <text:p>0</text:p>
          </table:table-cell>
          <table:table-cell table:style-name="Gnumeric-default" table:formula="of:=[.$K$3]*([.E430]-[.E429])/0.02" office:value-type="float" office:value="0">
            <text:p>0</text:p>
          </table:table-cell>
          <table:table-cell table:style-name="Gnumeric-default" table:formula="of:=SUM([.F430:.H43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31]-[.C431]" office:value-type="float" office:value="0">
            <text:p>0</text:p>
          </table:table-cell>
          <table:table-cell table:style-name="Gnumeric-default" table:formula="of:=[.E431]*[.$K$1]" office:value-type="float" office:value="0">
            <text:p>0</text:p>
          </table:table-cell>
          <table:table-cell table:style-name="Gnumeric-default" table:formula="of:=[.$K$2]*([.E431]+[.G430])*0.02" office:value-type="float" office:value="0">
            <text:p>0</text:p>
          </table:table-cell>
          <table:table-cell table:style-name="Gnumeric-default" table:formula="of:=[.$K$3]*([.E431]-[.E430])/0.02" office:value-type="float" office:value="0">
            <text:p>0</text:p>
          </table:table-cell>
          <table:table-cell table:style-name="Gnumeric-default" table:formula="of:=SUM([.F431:.H43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4712374210357666">
            <text:p>0.03471237421035766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32]-[.C432]" office:value-type="float" office:value="0.034712374210357666">
            <text:p>0.0347123742103577</text:p>
          </table:table-cell>
          <table:table-cell table:style-name="Gnumeric-default" table:formula="of:=[.E432]*[.$K$1]" office:value-type="float" office:value="0.0086780935525894165">
            <text:p>0.008678093552589417</text:p>
          </table:table-cell>
          <table:table-cell table:style-name="Gnumeric-default" table:formula="of:=[.$K$2]*([.E432]+[.G431])*0.02" office:value-type="float" office:value="1.7356187105178834e-06">
            <text:p>1.7356187105178834E-06</text:p>
          </table:table-cell>
          <table:table-cell table:style-name="Gnumeric-default" table:formula="of:=[.$K$3]*([.E432]-[.E431])/0.02" office:value-type="float" office:value="0.086780935525894165">
            <text:p>0.08678093552589417</text:p>
          </table:table-cell>
          <table:table-cell table:style-name="Gnumeric-default" table:formula="of:=SUM([.F432:.H432])" office:value-type="float" office:value="0.095460764697194098">
            <text:p>0.0954607646971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2439479380846024">
            <text:p>0.04243947938084602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33]-[.C433]" office:value-type="float" office:value="0.042439479380846024">
            <text:p>0.042439479380846</text:p>
          </table:table-cell>
          <table:table-cell table:style-name="Gnumeric-default" table:formula="of:=[.E433]*[.$K$1]" office:value-type="float" office:value="0.010609869845211506">
            <text:p>0.010609869845211506</text:p>
          </table:table-cell>
          <table:table-cell table:style-name="Gnumeric-default" table:formula="of:=[.$K$2]*([.E433]+[.G432])*0.02" office:value-type="float" office:value="2.1220607499778269e-06">
            <text:p>2.122060749977827E-06</text:p>
          </table:table-cell>
          <table:table-cell table:style-name="Gnumeric-default" table:formula="of:=[.$K$3]*([.E433]-[.E432])/0.02" office:value-type="float" office:value="0.019317762926220897">
            <text:p>0.019317762926220897</text:p>
          </table:table-cell>
          <table:table-cell table:style-name="Gnumeric-default" table:formula="of:=SUM([.F433:.H433])" office:value-type="float" office:value="0.029929754832182381">
            <text:p>0.0299297548321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5726105570793152">
            <text:p>0.0457261055707931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34]-[.C434]" office:value-type="float" office:value="0.045726105570793152">
            <text:p>0.0457261055707932</text:p>
          </table:table-cell>
          <table:table-cell table:style-name="Gnumeric-default" table:formula="of:=[.E434]*[.$K$1]" office:value-type="float" office:value="0.011431526392698288">
            <text:p>0.011431526392698288</text:p>
          </table:table-cell>
          <table:table-cell table:style-name="Gnumeric-default" table:formula="of:=[.$K$2]*([.E434]+[.G433])*0.02" office:value-type="float" office:value="2.2864113815771567e-06">
            <text:p>2.2864113815771567E-06</text:p>
          </table:table-cell>
          <table:table-cell table:style-name="Gnumeric-default" table:formula="of:=[.$K$3]*([.E434]-[.E433])/0.02" office:value-type="float" office:value="0.0082165654748678225">
            <text:p>0.008216565474867822</text:p>
          </table:table-cell>
          <table:table-cell table:style-name="Gnumeric-default" table:formula="of:=SUM([.F434:.H434])" office:value-type="float" office:value="0.019650378278947687">
            <text:p>0.0196503782789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0277235209941864">
            <text:p>0.04027723520994186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35]-[.C435]" office:value-type="float" office:value="0.040277235209941864">
            <text:p>0.0402772352099419</text:p>
          </table:table-cell>
          <table:table-cell table:style-name="Gnumeric-default" table:formula="of:=[.E435]*[.$K$1]" office:value-type="float" office:value="0.010069308802485466">
            <text:p>0.010069308802485466</text:p>
          </table:table-cell>
          <table:table-cell table:style-name="Gnumeric-default" table:formula="of:=[.$K$2]*([.E435]+[.G434])*0.02" office:value-type="float" office:value="2.0139760810661724e-06">
            <text:p>2.0139760810661724E-06</text:p>
          </table:table-cell>
          <table:table-cell table:style-name="Gnumeric-default" table:formula="of:=[.$K$3]*([.E435]-[.E434])/0.02" office:value-type="float" office:value="-0.01362217590212822">
            <text:p>−0.0136221759021282</text:p>
          </table:table-cell>
          <table:table-cell table:style-name="Gnumeric-default" table:formula="of:=SUM([.F435:.H435])" office:value-type="float" office:value="-0.0035508531235616874">
            <text:p>−0.00355085312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0574148520827293">
            <text:p>0.03057414852082729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36]-[.C436]" office:value-type="float" office:value="0.030574148520827293">
            <text:p>0.0305741485208273</text:p>
          </table:table-cell>
          <table:table-cell table:style-name="Gnumeric-default" table:formula="of:=[.E436]*[.$K$1]" office:value-type="float" office:value="0.0076435371302068233">
            <text:p>0.007643537130206823</text:p>
          </table:table-cell>
          <table:table-cell table:style-name="Gnumeric-default" table:formula="of:=[.$K$2]*([.E436]+[.G435])*0.02" office:value-type="float" office:value="1.528808124845418e-06">
            <text:p>1.528808124845418E-06</text:p>
          </table:table-cell>
          <table:table-cell table:style-name="Gnumeric-default" table:formula="of:=[.$K$3]*([.E436]-[.E435])/0.02" office:value-type="float" office:value="-0.024257716722786427">
            <text:p>−0.0242577167227864</text:p>
          </table:table-cell>
          <table:table-cell table:style-name="Gnumeric-default" table:formula="of:=SUM([.F436:.H436])" office:value-type="float" office:value="-0.016612650784454758">
            <text:p>−0.01661265078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9749134555459023">
            <text:p>0.02974913455545902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37]-[.C437]" office:value-type="float" office:value="0.029749134555459023">
            <text:p>0.029749134555459</text:p>
          </table:table-cell>
          <table:table-cell table:style-name="Gnumeric-default" table:formula="of:=[.E437]*[.$K$1]" office:value-type="float" office:value="0.0074372836388647556">
            <text:p>0.007437283638864756</text:p>
          </table:table-cell>
          <table:table-cell table:style-name="Gnumeric-default" table:formula="of:=[.$K$2]*([.E437]+[.G436])*0.02" office:value-type="float" office:value="1.4875331681791934e-06">
            <text:p>1.4875331681791934E-06</text:p>
          </table:table-cell>
          <table:table-cell table:style-name="Gnumeric-default" table:formula="of:=[.$K$3]*([.E437]-[.E436])/0.02" office:value-type="float" office:value="-0.0020625349134206776">
            <text:p>−0.0020625349134207</text:p>
          </table:table-cell>
          <table:table-cell table:style-name="Gnumeric-default" table:formula="of:=SUM([.F437:.H437])" office:value-type="float" office:value="0.005376236258612257">
            <text:p>0.0053762362586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2033430188894272">
            <text:p>0.0420334301888942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38]-[.C438]" office:value-type="float" office:value="0.042033430188894272">
            <text:p>0.0420334301888943</text:p>
          </table:table-cell>
          <table:table-cell table:style-name="Gnumeric-default" table:formula="of:=[.E438]*[.$K$1]" office:value-type="float" office:value="0.010508357547223568">
            <text:p>0.010508357547223568</text:p>
          </table:table-cell>
          <table:table-cell table:style-name="Gnumeric-default" table:formula="of:=[.$K$2]*([.E438]+[.G437])*0.02" office:value-type="float" office:value="2.1017458861031224e-06">
            <text:p>2.1017458861031224E-06</text:p>
          </table:table-cell>
          <table:table-cell table:style-name="Gnumeric-default" table:formula="of:=[.$K$3]*([.E438]-[.E437])/0.02" office:value-type="float" office:value="0.030710739083588127">
            <text:p>0.030710739083588127</text:p>
          </table:table-cell>
          <table:table-cell table:style-name="Gnumeric-default" table:formula="of:=SUM([.F438:.H438])" office:value-type="float" office:value="0.041221198376697799">
            <text:p>0.0412211983766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980923980474472">
            <text:p>0.0498092398047447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39]-[.C439]" office:value-type="float" office:value="0.04980923980474472">
            <text:p>0.0498092398047447</text:p>
          </table:table-cell>
          <table:table-cell table:style-name="Gnumeric-default" table:formula="of:=[.E439]*[.$K$1]" office:value-type="float" office:value="0.01245230995118618">
            <text:p>0.01245230995118618</text:p>
          </table:table-cell>
          <table:table-cell table:style-name="Gnumeric-default" table:formula="of:=[.$K$2]*([.E439]+[.G438])*0.02" office:value-type="float" office:value="2.4905670775315409e-06">
            <text:p>2.490567077531541E-06</text:p>
          </table:table-cell>
          <table:table-cell table:style-name="Gnumeric-default" table:formula="of:=[.$K$3]*([.E439]-[.E438])/0.02" office:value-type="float" office:value="0.019439524039626122">
            <text:p>0.01943952403962612</text:p>
          </table:table-cell>
          <table:table-cell table:style-name="Gnumeric-default" table:formula="of:=SUM([.F439:.H439])" office:value-type="float" office:value="0.031894324557889833">
            <text:p>0.031894324557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3143613040447235">
            <text:p>0.05314361304044723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40]-[.C440]" office:value-type="float" office:value="0.053143613040447235">
            <text:p>0.0531436130404472</text:p>
          </table:table-cell>
          <table:table-cell table:style-name="Gnumeric-default" table:formula="of:=[.E440]*[.$K$1]" office:value-type="float" office:value="0.013285903260111809">
            <text:p>0.013285903260111809</text:p>
          </table:table-cell>
          <table:table-cell table:style-name="Gnumeric-default" table:formula="of:=[.$K$2]*([.E440]+[.G439])*0.02" office:value-type="float" office:value="2.6573051803762386e-06">
            <text:p>2.6573051803762386E-06</text:p>
          </table:table-cell>
          <table:table-cell table:style-name="Gnumeric-default" table:formula="of:=[.$K$3]*([.E440]-[.E439])/0.02" office:value-type="float" office:value="0.0083359330892562866">
            <text:p>0.008335933089256287</text:p>
          </table:table-cell>
          <table:table-cell table:style-name="Gnumeric-default" table:formula="of:=SUM([.F440:.H440])" office:value-type="float" office:value="0.021624493654548473">
            <text:p>0.0216244936545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2100971341133118">
            <text:p>0.0521009713411331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41]-[.C441]" office:value-type="float" office:value="0.052100971341133118">
            <text:p>0.0521009713411331</text:p>
          </table:table-cell>
          <table:table-cell table:style-name="Gnumeric-default" table:formula="of:=[.E441]*[.$K$1]" office:value-type="float" office:value="0.013025242835283279">
            <text:p>0.01302524283528328</text:p>
          </table:table-cell>
          <table:table-cell table:style-name="Gnumeric-default" table:formula="of:=[.$K$2]*([.E441]+[.G440])*0.02" office:value-type="float" office:value="2.6051814323156752e-06">
            <text:p>2.6051814323156752E-06</text:p>
          </table:table-cell>
          <table:table-cell table:style-name="Gnumeric-default" table:formula="of:=[.$K$3]*([.E441]-[.E440])/0.02" office:value-type="float" office:value="-0.0026066042482852936">
            <text:p>−0.0026066042482853</text:p>
          </table:table-cell>
          <table:table-cell table:style-name="Gnumeric-default" table:formula="of:=SUM([.F441:.H441])" office:value-type="float" office:value="0.010421243768430302">
            <text:p>0.010421243768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5460881441831589">
            <text:p>0.0554608814418315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42]-[.C442]" office:value-type="float" office:value="0.055460881441831589">
            <text:p>0.0554608814418316</text:p>
          </table:table-cell>
          <table:table-cell table:style-name="Gnumeric-default" table:formula="of:=[.E442]*[.$K$1]" office:value-type="float" office:value="0.013865220360457897">
            <text:p>0.013865220360457897</text:p>
          </table:table-cell>
          <table:table-cell table:style-name="Gnumeric-default" table:formula="of:=[.$K$2]*([.E442]+[.G441])*0.02" office:value-type="float" office:value="2.773174331163195e-06">
            <text:p>2.773174331163195E-06</text:p>
          </table:table-cell>
          <table:table-cell table:style-name="Gnumeric-default" table:formula="of:=[.$K$3]*([.E442]-[.E441])/0.02" office:value-type="float" office:value="0.0083997752517461777">
            <text:p>0.008399775251746178</text:p>
          </table:table-cell>
          <table:table-cell table:style-name="Gnumeric-default" table:formula="of:=SUM([.F442:.H442])" office:value-type="float" office:value="0.022267768786535237">
            <text:p>0.0222677687865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880187451839447">
            <text:p>0.0588018745183944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43]-[.C443]" office:value-type="float" office:value="0.05880187451839447">
            <text:p>0.0588018745183945</text:p>
          </table:table-cell>
          <table:table-cell table:style-name="Gnumeric-default" table:formula="of:=[.E443]*[.$K$1]" office:value-type="float" office:value="0.014700468629598618">
            <text:p>0.014700468629598618</text:p>
          </table:table-cell>
          <table:table-cell table:style-name="Gnumeric-default" table:formula="of:=[.$K$2]*([.E443]+[.G442])*0.02" office:value-type="float" office:value="2.9402323846362818e-06">
            <text:p>2.940232384636282E-06</text:p>
          </table:table-cell>
          <table:table-cell table:style-name="Gnumeric-default" table:formula="of:=[.$K$3]*([.E443]-[.E442])/0.02" office:value-type="float" office:value="0.0083524826914072037">
            <text:p>0.008352482691407204</text:p>
          </table:table-cell>
          <table:table-cell table:style-name="Gnumeric-default" table:formula="of:=SUM([.F443:.H443])" office:value-type="float" office:value="0.023055891553390457">
            <text:p>0.023055891553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2125843018293381">
            <text:p>0.0621258430182933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44]-[.C444]" office:value-type="float" office:value="0.062125843018293381">
            <text:p>0.0621258430182934</text:p>
          </table:table-cell>
          <table:table-cell table:style-name="Gnumeric-default" table:formula="of:=[.E444]*[.$K$1]" office:value-type="float" office:value="0.015531460754573345">
            <text:p>0.015531460754573345</text:p>
          </table:table-cell>
          <table:table-cell table:style-name="Gnumeric-default" table:formula="of:=[.$K$2]*([.E444]+[.G443])*0.02" office:value-type="float" office:value="3.106439162533901e-06">
            <text:p>3.106439162533901E-06</text:p>
          </table:table-cell>
          <table:table-cell table:style-name="Gnumeric-default" table:formula="of:=[.$K$3]*([.E444]-[.E443])/0.02" office:value-type="float" office:value="0.0083099212497472763">
            <text:p>0.008309921249747276</text:p>
          </table:table-cell>
          <table:table-cell table:style-name="Gnumeric-default" table:formula="of:=SUM([.F444:.H444])" office:value-type="float" office:value="0.023844488443483157">
            <text:p>0.0238444884434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2356787025928497">
            <text:p>0.052356787025928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45]-[.C445]" office:value-type="float" office:value="0.052356787025928497">
            <text:p>0.0523567870259285</text:p>
          </table:table-cell>
          <table:table-cell table:style-name="Gnumeric-default" table:formula="of:=[.E445]*[.$K$1]" office:value-type="float" office:value="0.013089196756482124">
            <text:p>0.013089196756482124</text:p>
          </table:table-cell>
          <table:table-cell table:style-name="Gnumeric-default" table:formula="of:=[.$K$2]*([.E445]+[.G444])*0.02" office:value-type="float" office:value="2.6179946732545518e-06">
            <text:p>2.617994673254552E-06</text:p>
          </table:table-cell>
          <table:table-cell table:style-name="Gnumeric-default" table:formula="of:=[.$K$3]*([.E445]-[.E444])/0.02" office:value-type="float" office:value="-0.024422639980912212">
            <text:p>−0.0244226399809122</text:p>
          </table:table-cell>
          <table:table-cell table:style-name="Gnumeric-default" table:formula="of:=SUM([.F445:.H445])" office:value-type="float" office:value="-0.011330825229756833">
            <text:p>−0.01133082522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1471330225467682">
            <text:p>0.0514713302254676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46]-[.C446]" office:value-type="float" office:value="0.051471330225467682">
            <text:p>0.0514713302254677</text:p>
          </table:table-cell>
          <table:table-cell table:style-name="Gnumeric-default" table:formula="of:=[.E446]*[.$K$1]" office:value-type="float" office:value="0.01286783255636692">
            <text:p>0.01286783255636692</text:p>
          </table:table-cell>
          <table:table-cell table:style-name="Gnumeric-default" table:formula="of:=[.$K$2]*([.E446]+[.G445])*0.02" office:value-type="float" office:value="2.5736974110070469e-06">
            <text:p>2.573697411007047E-06</text:p>
          </table:table-cell>
          <table:table-cell table:style-name="Gnumeric-default" table:formula="of:=[.$K$3]*([.E446]-[.E445])/0.02" office:value-type="float" office:value="-0.002213642001152039">
            <text:p>−0.002213642001152</text:p>
          </table:table-cell>
          <table:table-cell table:style-name="Gnumeric-default" table:formula="of:=SUM([.F446:.H446])" office:value-type="float" office:value="0.010656764252625888">
            <text:p>0.0106567642526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4982434958219528">
            <text:p>0.0549824349582195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47]-[.C447]" office:value-type="float" office:value="0.054982434958219528">
            <text:p>0.0549824349582195</text:p>
          </table:table-cell>
          <table:table-cell table:style-name="Gnumeric-default" table:formula="of:=[.E447]*[.$K$1]" office:value-type="float" office:value="0.013745608739554882">
            <text:p>0.013745608739554882</text:p>
          </table:table-cell>
          <table:table-cell table:style-name="Gnumeric-default" table:formula="of:=[.$K$2]*([.E447]+[.G446])*0.02" office:value-type="float" office:value="2.7492504327815271e-06">
            <text:p>2.749250432781527E-06</text:p>
          </table:table-cell>
          <table:table-cell table:style-name="Gnumeric-default" table:formula="of:=[.$K$3]*([.E447]-[.E446])/0.02" office:value-type="float" office:value="0.0087777618318796158">
            <text:p>0.008777761831879616</text:p>
          </table:table-cell>
          <table:table-cell table:style-name="Gnumeric-default" table:formula="of:=SUM([.F447:.H447])" office:value-type="float" office:value="0.02252611982186728">
            <text:p>0.0225261198218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9752280116081238">
            <text:p>0.0497522801160812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48]-[.C448]" office:value-type="float" office:value="0.049752280116081238">
            <text:p>0.0497522801160812</text:p>
          </table:table-cell>
          <table:table-cell table:style-name="Gnumeric-default" table:formula="of:=[.E448]*[.$K$1]" office:value-type="float" office:value="0.012438070029020309">
            <text:p>0.01243807002902031</text:p>
          </table:table-cell>
          <table:table-cell table:style-name="Gnumeric-default" table:formula="of:=[.$K$2]*([.E448]+[.G447])*0.02" office:value-type="float" office:value="2.487751468325701e-06">
            <text:p>2.487751468325701E-06</text:p>
          </table:table-cell>
          <table:table-cell table:style-name="Gnumeric-default" table:formula="of:=[.$K$3]*([.E448]-[.E447])/0.02" office:value-type="float" office:value="-0.013075387105345726">
            <text:p>−0.0130753871053457</text:p>
          </table:table-cell>
          <table:table-cell table:style-name="Gnumeric-default" table:formula="of:=SUM([.F448:.H448])" office:value-type="float" office:value="-0.00063482932485709083">
            <text:p>−0.00063482932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4619932770729065">
            <text:p>0.04461993277072906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49]-[.C449]" office:value-type="float" office:value="0.044619932770729065">
            <text:p>0.0446199327707291</text:p>
          </table:table-cell>
          <table:table-cell table:style-name="Gnumeric-default" table:formula="of:=[.E449]*[.$K$1]" office:value-type="float" office:value="0.011154983192682266">
            <text:p>0.011154983192682266</text:p>
          </table:table-cell>
          <table:table-cell table:style-name="Gnumeric-default" table:formula="of:=[.$K$2]*([.E449]+[.G448])*0.02" office:value-type="float" office:value="2.2311210261098694e-06">
            <text:p>2.2311210261098694E-06</text:p>
          </table:table-cell>
          <table:table-cell table:style-name="Gnumeric-default" table:formula="of:=[.$K$3]*([.E449]-[.E448])/0.02" office:value-type="float" office:value="-0.012830868363380432">
            <text:p>−0.0128308683633804</text:p>
          </table:table-cell>
          <table:table-cell table:style-name="Gnumeric-default" table:formula="of:=SUM([.F449:.H449])" office:value-type="float" office:value="-0.0016736540496720561">
            <text:p>−0.00167365404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8931764662265778">
            <text:p>0.0389317646622657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50]-[.C450]" office:value-type="float" office:value="0.038931764662265778">
            <text:p>0.0389317646622658</text:p>
          </table:table-cell>
          <table:table-cell table:style-name="Gnumeric-default" table:formula="of:=[.E450]*[.$K$1]" office:value-type="float" office:value="0.0097329411655664444">
            <text:p>0.009732941165566444</text:p>
          </table:table-cell>
          <table:table-cell table:style-name="Gnumeric-default" table:formula="of:=[.$K$2]*([.E450]+[.G449])*0.02" office:value-type="float" office:value="1.9466997891645945e-06">
            <text:p>1.9466997891645945E-06</text:p>
          </table:table-cell>
          <table:table-cell table:style-name="Gnumeric-default" table:formula="of:=[.$K$3]*([.E450]-[.E449])/0.02" office:value-type="float" office:value="-0.014220420271158218">
            <text:p>−0.0142204202711582</text:p>
          </table:table-cell>
          <table:table-cell table:style-name="Gnumeric-default" table:formula="of:=SUM([.F450:.H450])" office:value-type="float" office:value="-0.0044855324058026098">
            <text:p>−0.00448553240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4011740237474442">
            <text:p>0.0340117402374744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51]-[.C451]" office:value-type="float" office:value="0.034011740237474442">
            <text:p>0.0340117402374744</text:p>
          </table:table-cell>
          <table:table-cell table:style-name="Gnumeric-default" table:formula="of:=[.E451]*[.$K$1]" office:value-type="float" office:value="0.0085029350593686104">
            <text:p>0.00850293505936861</text:p>
          </table:table-cell>
          <table:table-cell table:style-name="Gnumeric-default" table:formula="of:=[.$K$2]*([.E451]+[.G450])*0.02" office:value-type="float" office:value="1.7006843468631806e-06">
            <text:p>1.7006843468631806E-06</text:p>
          </table:table-cell>
          <table:table-cell table:style-name="Gnumeric-default" table:formula="of:=[.$K$3]*([.E451]-[.E450])/0.02" office:value-type="float" office:value="-0.01230006106197834">
            <text:p>−0.0123000610619783</text:p>
          </table:table-cell>
          <table:table-cell table:style-name="Gnumeric-default" table:formula="of:=SUM([.F451:.H451])" office:value-type="float" office:value="-0.0037954253182628664">
            <text:p>−0.00379542531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4817639961838722">
            <text:p>0.02481763996183872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52]-[.C452]" office:value-type="float" office:value="0.024817639961838722">
            <text:p>0.0248176399618387</text:p>
          </table:table-cell>
          <table:table-cell table:style-name="Gnumeric-default" table:formula="of:=[.E452]*[.$K$1]" office:value-type="float" office:value="0.0062044099904596806">
            <text:p>0.0062044099904597</text:p>
          </table:table-cell>
          <table:table-cell table:style-name="Gnumeric-default" table:formula="of:=[.$K$2]*([.E452]+[.G451])*0.02" office:value-type="float" office:value="1.2409670323092794e-06">
            <text:p>1.2409670323092794E-06</text:p>
          </table:table-cell>
          <table:table-cell table:style-name="Gnumeric-default" table:formula="of:=[.$K$3]*([.E452]-[.E451])/0.02" office:value-type="float" office:value="-0.022985250689089298">
            <text:p>−0.0229852506890893</text:p>
          </table:table-cell>
          <table:table-cell table:style-name="Gnumeric-default" table:formula="of:=SUM([.F452:.H452])" office:value-type="float" office:value="-0.01677959973159731">
            <text:p>−0.01677959973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1207487434148788">
            <text:p>0.01120748743414878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53]-[.C453]" office:value-type="float" office:value="0.011207487434148788">
            <text:p>0.0112074874341488</text:p>
          </table:table-cell>
          <table:table-cell table:style-name="Gnumeric-default" table:formula="of:=[.E453]*[.$K$1]" office:value-type="float" office:value="0.0028018718585371971">
            <text:p>0.002801871858537197</text:p>
          </table:table-cell>
          <table:table-cell table:style-name="Gnumeric-default" table:formula="of:=[.$K$2]*([.E453]+[.G452])*0.02" office:value-type="float" office:value="5.6043642005905497e-07">
            <text:p>5.60436420059055E-07</text:p>
          </table:table-cell>
          <table:table-cell table:style-name="Gnumeric-default" table:formula="of:=[.$K$3]*([.E453]-[.E452])/0.02" office:value-type="float" office:value="-0.034025381319224834">
            <text:p>−0.0340253813192248</text:p>
          </table:table-cell>
          <table:table-cell table:style-name="Gnumeric-default" table:formula="of:=SUM([.F453:.H453])" office:value-type="float" office:value="-0.031222949024267577">
            <text:p>−0.03122294902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67183109931647778">
            <text:p>0.00671831099316477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54]-[.C454]" office:value-type="float" office:value="0.0067183109931647778">
            <text:p>0.0067183109931648</text:p>
          </table:table-cell>
          <table:table-cell table:style-name="Gnumeric-default" table:formula="of:=[.E454]*[.$K$1]" office:value-type="float" office:value="0.0016795777482911944">
            <text:p>0.0016795777482912</text:p>
          </table:table-cell>
          <table:table-cell table:style-name="Gnumeric-default" table:formula="of:=[.$K$2]*([.E454]+[.G453])*0.02" office:value-type="float" office:value="3.3594357147924188e-07">
            <text:p>3.359435714792419E-07</text:p>
          </table:table-cell>
          <table:table-cell table:style-name="Gnumeric-default" table:formula="of:=[.$K$3]*([.E454]-[.E453])/0.02" office:value-type="float" office:value="-0.011222941102460027">
            <text:p>−0.01122294110246</text:p>
          </table:table-cell>
          <table:table-cell table:style-name="Gnumeric-default" table:formula="of:=SUM([.F454:.H454])" office:value-type="float" office:value="-0.0095430274105973538">
            <text:p>−0.00954302741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55]-[.C455]" office:value-type="float" office:value="0">
            <text:p>0</text:p>
          </table:table-cell>
          <table:table-cell table:style-name="Gnumeric-default" table:formula="of:=[.E455]*[.$K$1]" office:value-type="float" office:value="0">
            <text:p>0</text:p>
          </table:table-cell>
          <table:table-cell table:style-name="Gnumeric-default" table:formula="of:=[.$K$2]*([.E455]+[.G454])*0.02" office:value-type="float" office:value="1.6797178573962095e-11">
            <text:p>1.6797178573962095E-11</text:p>
          </table:table-cell>
          <table:table-cell table:style-name="Gnumeric-default" table:formula="of:=[.$K$3]*([.E455]-[.E454])/0.02" office:value-type="float" office:value="-0.016795777482911944">
            <text:p>−0.0167957774829119</text:p>
          </table:table-cell>
          <table:table-cell table:style-name="Gnumeric-default" table:formula="of:=SUM([.F455:.H455])" office:value-type="float" office:value="-0.016795777466114766">
            <text:p>−0.01679577746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56]-[.C456]" office:value-type="float" office:value="0">
            <text:p>0</text:p>
          </table:table-cell>
          <table:table-cell table:style-name="Gnumeric-default" table:formula="of:=[.E456]*[.$K$1]" office:value-type="float" office:value="0">
            <text:p>0</text:p>
          </table:table-cell>
          <table:table-cell table:style-name="Gnumeric-default" table:formula="of:=[.$K$2]*([.E456]+[.G455])*0.02" office:value-type="float" office:value="8.3985892869810478e-16">
            <text:p>8.398589286981048E-16</text:p>
          </table:table-cell>
          <table:table-cell table:style-name="Gnumeric-default" table:formula="of:=[.$K$3]*([.E456]-[.E455])/0.02" office:value-type="float" office:value="0">
            <text:p>0</text:p>
          </table:table-cell>
          <table:table-cell table:style-name="Gnumeric-default" table:formula="of:=SUM([.F456:.H456])" office:value-type="float" office:value="8.3985892869810478e-16">
            <text:p>8.3985892870E−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57]-[.C457]" office:value-type="float" office:value="0">
            <text:p>0</text:p>
          </table:table-cell>
          <table:table-cell table:style-name="Gnumeric-default" table:formula="of:=[.E457]*[.$K$1]" office:value-type="float" office:value="0">
            <text:p>0</text:p>
          </table:table-cell>
          <table:table-cell table:style-name="Gnumeric-default" table:formula="of:=[.$K$2]*([.E457]+[.G456])*0.02" office:value-type="float" office:value="4.1992946434905237e-20">
            <text:p>4.1992946434905237E-20</text:p>
          </table:table-cell>
          <table:table-cell table:style-name="Gnumeric-default" table:formula="of:=[.$K$3]*([.E457]-[.E456])/0.02" office:value-type="float" office:value="0">
            <text:p>0</text:p>
          </table:table-cell>
          <table:table-cell table:style-name="Gnumeric-default" table:formula="of:=SUM([.F457:.H457])" office:value-type="float" office:value="4.1992946434905237e-20">
            <text:p>4.1992946435E−2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58]-[.C458]" office:value-type="float" office:value="0">
            <text:p>0</text:p>
          </table:table-cell>
          <table:table-cell table:style-name="Gnumeric-default" table:formula="of:=[.E458]*[.$K$1]" office:value-type="float" office:value="0">
            <text:p>0</text:p>
          </table:table-cell>
          <table:table-cell table:style-name="Gnumeric-default" table:formula="of:=[.$K$2]*([.E458]+[.G457])*0.02" office:value-type="float" office:value="2.0996473217452621e-24">
            <text:p>2.099647321745262E-24</text:p>
          </table:table-cell>
          <table:table-cell table:style-name="Gnumeric-default" table:formula="of:=[.$K$3]*([.E458]-[.E457])/0.02" office:value-type="float" office:value="0">
            <text:p>0</text:p>
          </table:table-cell>
          <table:table-cell table:style-name="Gnumeric-default" table:formula="of:=SUM([.F458:.H458])" office:value-type="float" office:value="2.0996473217452621e-24">
            <text:p>2.0996473217E−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59]-[.C459]" office:value-type="float" office:value="0">
            <text:p>0</text:p>
          </table:table-cell>
          <table:table-cell table:style-name="Gnumeric-default" table:formula="of:=[.E459]*[.$K$1]" office:value-type="float" office:value="0">
            <text:p>0</text:p>
          </table:table-cell>
          <table:table-cell table:style-name="Gnumeric-default" table:formula="of:=[.$K$2]*([.E459]+[.G458])*0.02" office:value-type="float" office:value="1.0498236608726311e-28">
            <text:p>1.0498236608726311E-28</text:p>
          </table:table-cell>
          <table:table-cell table:style-name="Gnumeric-default" table:formula="of:=[.$K$3]*([.E459]-[.E458])/0.02" office:value-type="float" office:value="0">
            <text:p>0</text:p>
          </table:table-cell>
          <table:table-cell table:style-name="Gnumeric-default" table:formula="of:=SUM([.F459:.H459])" office:value-type="float" office:value="1.0498236608726311e-28">
            <text:p>1.0498236609E−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60]-[.C460]" office:value-type="float" office:value="0">
            <text:p>0</text:p>
          </table:table-cell>
          <table:table-cell table:style-name="Gnumeric-default" table:formula="of:=[.E460]*[.$K$1]" office:value-type="float" office:value="0">
            <text:p>0</text:p>
          </table:table-cell>
          <table:table-cell table:style-name="Gnumeric-default" table:formula="of:=[.$K$2]*([.E460]+[.G459])*0.02" office:value-type="float" office:value="5.2491183043631565e-33">
            <text:p>5.2491183043631565E-33</text:p>
          </table:table-cell>
          <table:table-cell table:style-name="Gnumeric-default" table:formula="of:=[.$K$3]*([.E460]-[.E459])/0.02" office:value-type="float" office:value="0">
            <text:p>0</text:p>
          </table:table-cell>
          <table:table-cell table:style-name="Gnumeric-default" table:formula="of:=SUM([.F460:.H460])" office:value-type="float" office:value="5.2491183043631565e-33">
            <text:p>5.2491183044E−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61]-[.C461]" office:value-type="float" office:value="0">
            <text:p>0</text:p>
          </table:table-cell>
          <table:table-cell table:style-name="Gnumeric-default" table:formula="of:=[.E461]*[.$K$1]" office:value-type="float" office:value="0">
            <text:p>0</text:p>
          </table:table-cell>
          <table:table-cell table:style-name="Gnumeric-default" table:formula="of:=[.$K$2]*([.E461]+[.G460])*0.02" office:value-type="float" office:value="2.6245591521815783e-37">
            <text:p>2.6245591521815783E-37</text:p>
          </table:table-cell>
          <table:table-cell table:style-name="Gnumeric-default" table:formula="of:=[.$K$3]*([.E461]-[.E460])/0.02" office:value-type="float" office:value="0">
            <text:p>0</text:p>
          </table:table-cell>
          <table:table-cell table:style-name="Gnumeric-default" table:formula="of:=SUM([.F461:.H461])" office:value-type="float" office:value="2.6245591521815783e-37">
            <text:p>2.6245591522E−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62]-[.C462]" office:value-type="float" office:value="0">
            <text:p>0</text:p>
          </table:table-cell>
          <table:table-cell table:style-name="Gnumeric-default" table:formula="of:=[.E462]*[.$K$1]" office:value-type="float" office:value="0">
            <text:p>0</text:p>
          </table:table-cell>
          <table:table-cell table:style-name="Gnumeric-default" table:formula="of:=[.$K$2]*([.E462]+[.G461])*0.02" office:value-type="float" office:value="1.3122795760907892e-41">
            <text:p>1.3122795760907892E-41</text:p>
          </table:table-cell>
          <table:table-cell table:style-name="Gnumeric-default" table:formula="of:=[.$K$3]*([.E462]-[.E461])/0.02" office:value-type="float" office:value="0">
            <text:p>0</text:p>
          </table:table-cell>
          <table:table-cell table:style-name="Gnumeric-default" table:formula="of:=SUM([.F462:.H462])" office:value-type="float" office:value="1.3122795760907892e-41">
            <text:p>1.3122795761E−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63]-[.C463]" office:value-type="float" office:value="0">
            <text:p>0</text:p>
          </table:table-cell>
          <table:table-cell table:style-name="Gnumeric-default" table:formula="of:=[.E463]*[.$K$1]" office:value-type="float" office:value="0">
            <text:p>0</text:p>
          </table:table-cell>
          <table:table-cell table:style-name="Gnumeric-default" table:formula="of:=[.$K$2]*([.E463]+[.G462])*0.02" office:value-type="float" office:value="6.5613978804539457e-46">
            <text:p>6.561397880453946E-46</text:p>
          </table:table-cell>
          <table:table-cell table:style-name="Gnumeric-default" table:formula="of:=[.$K$3]*([.E463]-[.E462])/0.02" office:value-type="float" office:value="0">
            <text:p>0</text:p>
          </table:table-cell>
          <table:table-cell table:style-name="Gnumeric-default" table:formula="of:=SUM([.F463:.H463])" office:value-type="float" office:value="6.5613978804539457e-46">
            <text:p>6.5613978805E−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64]-[.C464]" office:value-type="float" office:value="0">
            <text:p>0</text:p>
          </table:table-cell>
          <table:table-cell table:style-name="Gnumeric-default" table:formula="of:=[.E464]*[.$K$1]" office:value-type="float" office:value="0">
            <text:p>0</text:p>
          </table:table-cell>
          <table:table-cell table:style-name="Gnumeric-default" table:formula="of:=[.$K$2]*([.E464]+[.G463])*0.02" office:value-type="float" office:value="3.2806989402269731e-50">
            <text:p>3.280698940226973E-50</text:p>
          </table:table-cell>
          <table:table-cell table:style-name="Gnumeric-default" table:formula="of:=[.$K$3]*([.E464]-[.E463])/0.02" office:value-type="float" office:value="0">
            <text:p>0</text:p>
          </table:table-cell>
          <table:table-cell table:style-name="Gnumeric-default" table:formula="of:=SUM([.F464:.H464])" office:value-type="float" office:value="3.2806989402269731e-50">
            <text:p>3.2806989402E−5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65]-[.C465]" office:value-type="float" office:value="0">
            <text:p>0</text:p>
          </table:table-cell>
          <table:table-cell table:style-name="Gnumeric-default" table:formula="of:=[.E465]*[.$K$1]" office:value-type="float" office:value="0">
            <text:p>0</text:p>
          </table:table-cell>
          <table:table-cell table:style-name="Gnumeric-default" table:formula="of:=[.$K$2]*([.E465]+[.G464])*0.02" office:value-type="float" office:value="1.6403494701134867e-54">
            <text:p>1.6403494701134867E-54</text:p>
          </table:table-cell>
          <table:table-cell table:style-name="Gnumeric-default" table:formula="of:=[.$K$3]*([.E465]-[.E464])/0.02" office:value-type="float" office:value="0">
            <text:p>0</text:p>
          </table:table-cell>
          <table:table-cell table:style-name="Gnumeric-default" table:formula="of:=SUM([.F465:.H465])" office:value-type="float" office:value="1.6403494701134867e-54">
            <text:p>1.6403494701E−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66]-[.C466]" office:value-type="float" office:value="0">
            <text:p>0</text:p>
          </table:table-cell>
          <table:table-cell table:style-name="Gnumeric-default" table:formula="of:=[.E466]*[.$K$1]" office:value-type="float" office:value="0">
            <text:p>0</text:p>
          </table:table-cell>
          <table:table-cell table:style-name="Gnumeric-default" table:formula="of:=[.$K$2]*([.E466]+[.G465])*0.02" office:value-type="float" office:value="8.201747350567433e-59">
            <text:p>8.201747350567433E-59</text:p>
          </table:table-cell>
          <table:table-cell table:style-name="Gnumeric-default" table:formula="of:=[.$K$3]*([.E466]-[.E465])/0.02" office:value-type="float" office:value="0">
            <text:p>0</text:p>
          </table:table-cell>
          <table:table-cell table:style-name="Gnumeric-default" table:formula="of:=SUM([.F466:.H466])" office:value-type="float" office:value="8.201747350567433e-59">
            <text:p>8.2017473506E−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67]-[.C467]" office:value-type="float" office:value="0">
            <text:p>0</text:p>
          </table:table-cell>
          <table:table-cell table:style-name="Gnumeric-default" table:formula="of:=[.E467]*[.$K$1]" office:value-type="float" office:value="0">
            <text:p>0</text:p>
          </table:table-cell>
          <table:table-cell table:style-name="Gnumeric-default" table:formula="of:=[.$K$2]*([.E467]+[.G466])*0.02" office:value-type="float" office:value="4.100873675283717e-63">
            <text:p>4.100873675283717E-63</text:p>
          </table:table-cell>
          <table:table-cell table:style-name="Gnumeric-default" table:formula="of:=[.$K$3]*([.E467]-[.E466])/0.02" office:value-type="float" office:value="0">
            <text:p>0</text:p>
          </table:table-cell>
          <table:table-cell table:style-name="Gnumeric-default" table:formula="of:=SUM([.F467:.H467])" office:value-type="float" office:value="4.100873675283717e-63">
            <text:p>4.1008736753E−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68]-[.C468]" office:value-type="float" office:value="0">
            <text:p>0</text:p>
          </table:table-cell>
          <table:table-cell table:style-name="Gnumeric-default" table:formula="of:=[.E468]*[.$K$1]" office:value-type="float" office:value="0">
            <text:p>0</text:p>
          </table:table-cell>
          <table:table-cell table:style-name="Gnumeric-default" table:formula="of:=[.$K$2]*([.E468]+[.G467])*0.02" office:value-type="float" office:value="2.0504368376418585e-67">
            <text:p>2.0504368376418585E-67</text:p>
          </table:table-cell>
          <table:table-cell table:style-name="Gnumeric-default" table:formula="of:=[.$K$3]*([.E468]-[.E467])/0.02" office:value-type="float" office:value="0">
            <text:p>0</text:p>
          </table:table-cell>
          <table:table-cell table:style-name="Gnumeric-default" table:formula="of:=SUM([.F468:.H468])" office:value-type="float" office:value="2.0504368376418585e-67">
            <text:p>2.0504368376E−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69]-[.C469]" office:value-type="float" office:value="0">
            <text:p>0</text:p>
          </table:table-cell>
          <table:table-cell table:style-name="Gnumeric-default" table:formula="of:=[.E469]*[.$K$1]" office:value-type="float" office:value="0">
            <text:p>0</text:p>
          </table:table-cell>
          <table:table-cell table:style-name="Gnumeric-default" table:formula="of:=[.$K$2]*([.E469]+[.G468])*0.02" office:value-type="float" office:value="1.0252184188209293e-71">
            <text:p>1.0252184188209293E-71</text:p>
          </table:table-cell>
          <table:table-cell table:style-name="Gnumeric-default" table:formula="of:=[.$K$3]*([.E469]-[.E468])/0.02" office:value-type="float" office:value="0">
            <text:p>0</text:p>
          </table:table-cell>
          <table:table-cell table:style-name="Gnumeric-default" table:formula="of:=SUM([.F469:.H469])" office:value-type="float" office:value="1.0252184188209293e-71">
            <text:p>1.0252184188E−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70]-[.C470]" office:value-type="float" office:value="0">
            <text:p>0</text:p>
          </table:table-cell>
          <table:table-cell table:style-name="Gnumeric-default" table:formula="of:=[.E470]*[.$K$1]" office:value-type="float" office:value="0">
            <text:p>0</text:p>
          </table:table-cell>
          <table:table-cell table:style-name="Gnumeric-default" table:formula="of:=[.$K$2]*([.E470]+[.G469])*0.02" office:value-type="float" office:value="5.1260920941046464e-76">
            <text:p>5.1260920941046464E-76</text:p>
          </table:table-cell>
          <table:table-cell table:style-name="Gnumeric-default" table:formula="of:=[.$K$3]*([.E470]-[.E469])/0.02" office:value-type="float" office:value="0">
            <text:p>0</text:p>
          </table:table-cell>
          <table:table-cell table:style-name="Gnumeric-default" table:formula="of:=SUM([.F470:.H470])" office:value-type="float" office:value="5.1260920941046464e-76">
            <text:p>5.1260920941E−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71]-[.C471]" office:value-type="float" office:value="0">
            <text:p>0</text:p>
          </table:table-cell>
          <table:table-cell table:style-name="Gnumeric-default" table:formula="of:=[.E471]*[.$K$1]" office:value-type="float" office:value="0">
            <text:p>0</text:p>
          </table:table-cell>
          <table:table-cell table:style-name="Gnumeric-default" table:formula="of:=[.$K$2]*([.E471]+[.G470])*0.02" office:value-type="float" office:value="2.5630460470523234e-80">
            <text:p>2.5630460470523234E-80</text:p>
          </table:table-cell>
          <table:table-cell table:style-name="Gnumeric-default" table:formula="of:=[.$K$3]*([.E471]-[.E470])/0.02" office:value-type="float" office:value="0">
            <text:p>0</text:p>
          </table:table-cell>
          <table:table-cell table:style-name="Gnumeric-default" table:formula="of:=SUM([.F471:.H471])" office:value-type="float" office:value="2.5630460470523234e-80">
            <text:p>2.5630460471E−8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72]-[.C472]" office:value-type="float" office:value="0">
            <text:p>0</text:p>
          </table:table-cell>
          <table:table-cell table:style-name="Gnumeric-default" table:formula="of:=[.E472]*[.$K$1]" office:value-type="float" office:value="0">
            <text:p>0</text:p>
          </table:table-cell>
          <table:table-cell table:style-name="Gnumeric-default" table:formula="of:=[.$K$2]*([.E472]+[.G471])*0.02" office:value-type="float" office:value="1.2815230235261617e-84">
            <text:p>1.2815230235261617E-84</text:p>
          </table:table-cell>
          <table:table-cell table:style-name="Gnumeric-default" table:formula="of:=[.$K$3]*([.E472]-[.E471])/0.02" office:value-type="float" office:value="0">
            <text:p>0</text:p>
          </table:table-cell>
          <table:table-cell table:style-name="Gnumeric-default" table:formula="of:=SUM([.F472:.H472])" office:value-type="float" office:value="1.2815230235261617e-84">
            <text:p>1.2815230235E−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73]-[.C473]" office:value-type="float" office:value="0">
            <text:p>0</text:p>
          </table:table-cell>
          <table:table-cell table:style-name="Gnumeric-default" table:formula="of:=[.E473]*[.$K$1]" office:value-type="float" office:value="0">
            <text:p>0</text:p>
          </table:table-cell>
          <table:table-cell table:style-name="Gnumeric-default" table:formula="of:=[.$K$2]*([.E473]+[.G472])*0.02" office:value-type="float" office:value="6.4076151176308084e-89">
            <text:p>6.407615117630808E-89</text:p>
          </table:table-cell>
          <table:table-cell table:style-name="Gnumeric-default" table:formula="of:=[.$K$3]*([.E473]-[.E472])/0.02" office:value-type="float" office:value="0">
            <text:p>0</text:p>
          </table:table-cell>
          <table:table-cell table:style-name="Gnumeric-default" table:formula="of:=SUM([.F473:.H473])" office:value-type="float" office:value="6.4076151176308084e-89">
            <text:p>6.4076151176E−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74]-[.C474]" office:value-type="float" office:value="0">
            <text:p>0</text:p>
          </table:table-cell>
          <table:table-cell table:style-name="Gnumeric-default" table:formula="of:=[.E474]*[.$K$1]" office:value-type="float" office:value="0">
            <text:p>0</text:p>
          </table:table-cell>
          <table:table-cell table:style-name="Gnumeric-default" table:formula="of:=[.$K$2]*([.E474]+[.G473])*0.02" office:value-type="float" office:value="3.2038075588154042e-93">
            <text:p>3.203807558815404E-93</text:p>
          </table:table-cell>
          <table:table-cell table:style-name="Gnumeric-default" table:formula="of:=[.$K$3]*([.E474]-[.E473])/0.02" office:value-type="float" office:value="0">
            <text:p>0</text:p>
          </table:table-cell>
          <table:table-cell table:style-name="Gnumeric-default" table:formula="of:=SUM([.F474:.H474])" office:value-type="float" office:value="3.2038075588154042e-93">
            <text:p>3.2038075588E−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75]-[.C475]" office:value-type="float" office:value="0">
            <text:p>0</text:p>
          </table:table-cell>
          <table:table-cell table:style-name="Gnumeric-default" table:formula="of:=[.E475]*[.$K$1]" office:value-type="float" office:value="0">
            <text:p>0</text:p>
          </table:table-cell>
          <table:table-cell table:style-name="Gnumeric-default" table:formula="of:=[.$K$2]*([.E475]+[.G474])*0.02" office:value-type="float" office:value="1.6019037794077021e-97">
            <text:p>1.6019037794077021E-97</text:p>
          </table:table-cell>
          <table:table-cell table:style-name="Gnumeric-default" table:formula="of:=[.$K$3]*([.E475]-[.E474])/0.02" office:value-type="float" office:value="0">
            <text:p>0</text:p>
          </table:table-cell>
          <table:table-cell table:style-name="Gnumeric-default" table:formula="of:=SUM([.F475:.H475])" office:value-type="float" office:value="1.6019037794077021e-97">
            <text:p>1.6019037794E−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76]-[.C476]" office:value-type="float" office:value="0">
            <text:p>0</text:p>
          </table:table-cell>
          <table:table-cell table:style-name="Gnumeric-default" table:formula="of:=[.E476]*[.$K$1]" office:value-type="float" office:value="0">
            <text:p>0</text:p>
          </table:table-cell>
          <table:table-cell table:style-name="Gnumeric-default" table:formula="of:=[.$K$2]*([.E476]+[.G475])*0.02" office:value-type="float" office:value="8.0095188970385104e-102">
            <text:p>8.00951889703851E-102</text:p>
          </table:table-cell>
          <table:table-cell table:style-name="Gnumeric-default" table:formula="of:=[.$K$3]*([.E476]-[.E475])/0.02" office:value-type="float" office:value="0">
            <text:p>0</text:p>
          </table:table-cell>
          <table:table-cell table:style-name="Gnumeric-default" table:formula="of:=SUM([.F476:.H476])" office:value-type="float" office:value="8.0095188970385104e-102">
            <text:p>8.009518897E−1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77]-[.C477]" office:value-type="float" office:value="0">
            <text:p>0</text:p>
          </table:table-cell>
          <table:table-cell table:style-name="Gnumeric-default" table:formula="of:=[.E477]*[.$K$1]" office:value-type="float" office:value="0">
            <text:p>0</text:p>
          </table:table-cell>
          <table:table-cell table:style-name="Gnumeric-default" table:formula="of:=[.$K$2]*([.E477]+[.G476])*0.02" office:value-type="float" office:value="4.0047594485192549e-106">
            <text:p>4.004759448519255E-106</text:p>
          </table:table-cell>
          <table:table-cell table:style-name="Gnumeric-default" table:formula="of:=[.$K$3]*([.E477]-[.E476])/0.02" office:value-type="float" office:value="0">
            <text:p>0</text:p>
          </table:table-cell>
          <table:table-cell table:style-name="Gnumeric-default" table:formula="of:=SUM([.F477:.H477])" office:value-type="float" office:value="4.0047594485192549e-106">
            <text:p>4.004759449E−1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78]-[.C478]" office:value-type="float" office:value="0">
            <text:p>0</text:p>
          </table:table-cell>
          <table:table-cell table:style-name="Gnumeric-default" table:formula="of:=[.E478]*[.$K$1]" office:value-type="float" office:value="0">
            <text:p>0</text:p>
          </table:table-cell>
          <table:table-cell table:style-name="Gnumeric-default" table:formula="of:=[.$K$2]*([.E478]+[.G477])*0.02" office:value-type="float" office:value="2.0023797242596277e-110">
            <text:p>2.00237972425963E−110</text:p>
          </table:table-cell>
          <table:table-cell table:style-name="Gnumeric-default" table:formula="of:=[.$K$3]*([.E478]-[.E477])/0.02" office:value-type="float" office:value="0">
            <text:p>0</text:p>
          </table:table-cell>
          <table:table-cell table:style-name="Gnumeric-default" table:formula="of:=SUM([.F478:.H478])" office:value-type="float" office:value="2.0023797242596277e-110">
            <text:p>2.002379724E−11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79]-[.C479]" office:value-type="float" office:value="0">
            <text:p>0</text:p>
          </table:table-cell>
          <table:table-cell table:style-name="Gnumeric-default" table:formula="of:=[.E479]*[.$K$1]" office:value-type="float" office:value="0">
            <text:p>0</text:p>
          </table:table-cell>
          <table:table-cell table:style-name="Gnumeric-default" table:formula="of:=[.$K$2]*([.E479]+[.G478])*0.02" office:value-type="float" office:value="1.0011898621298139e-114">
            <text:p>1.001189862129814E-114</text:p>
          </table:table-cell>
          <table:table-cell table:style-name="Gnumeric-default" table:formula="of:=[.$K$3]*([.E479]-[.E478])/0.02" office:value-type="float" office:value="0">
            <text:p>0</text:p>
          </table:table-cell>
          <table:table-cell table:style-name="Gnumeric-default" table:formula="of:=SUM([.F479:.H479])" office:value-type="float" office:value="1.0011898621298139e-114">
            <text:p>1.001189862E−1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80]-[.C480]" office:value-type="float" office:value="0">
            <text:p>0</text:p>
          </table:table-cell>
          <table:table-cell table:style-name="Gnumeric-default" table:formula="of:=[.E480]*[.$K$1]" office:value-type="float" office:value="0">
            <text:p>0</text:p>
          </table:table-cell>
          <table:table-cell table:style-name="Gnumeric-default" table:formula="of:=[.$K$2]*([.E480]+[.G479])*0.02" office:value-type="float" office:value="5.0059493106490695e-119">
            <text:p>5.00594931064907E-119</text:p>
          </table:table-cell>
          <table:table-cell table:style-name="Gnumeric-default" table:formula="of:=[.$K$3]*([.E480]-[.E479])/0.02" office:value-type="float" office:value="0">
            <text:p>0</text:p>
          </table:table-cell>
          <table:table-cell table:style-name="Gnumeric-default" table:formula="of:=SUM([.F480:.H480])" office:value-type="float" office:value="5.0059493106490695e-119">
            <text:p>5.005949311E−1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81]-[.C481]" office:value-type="float" office:value="0">
            <text:p>0</text:p>
          </table:table-cell>
          <table:table-cell table:style-name="Gnumeric-default" table:formula="of:=[.E481]*[.$K$1]" office:value-type="float" office:value="0">
            <text:p>0</text:p>
          </table:table-cell>
          <table:table-cell table:style-name="Gnumeric-default" table:formula="of:=[.$K$2]*([.E481]+[.G480])*0.02" office:value-type="float" office:value="2.5029746553245349e-123">
            <text:p>2.502974655324535E-123</text:p>
          </table:table-cell>
          <table:table-cell table:style-name="Gnumeric-default" table:formula="of:=[.$K$3]*([.E481]-[.E480])/0.02" office:value-type="float" office:value="0">
            <text:p>0</text:p>
          </table:table-cell>
          <table:table-cell table:style-name="Gnumeric-default" table:formula="of:=SUM([.F481:.H481])" office:value-type="float" office:value="2.5029746553245349e-123">
            <text:p>2.502974655E−1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82]-[.C482]" office:value-type="float" office:value="0">
            <text:p>0</text:p>
          </table:table-cell>
          <table:table-cell table:style-name="Gnumeric-default" table:formula="of:=[.E482]*[.$K$1]" office:value-type="float" office:value="0">
            <text:p>0</text:p>
          </table:table-cell>
          <table:table-cell table:style-name="Gnumeric-default" table:formula="of:=[.$K$2]*([.E482]+[.G481])*0.02" office:value-type="float" office:value="1.2514873276622674e-127">
            <text:p>1.25148732766227E−127</text:p>
          </table:table-cell>
          <table:table-cell table:style-name="Gnumeric-default" table:formula="of:=[.$K$3]*([.E482]-[.E481])/0.02" office:value-type="float" office:value="0">
            <text:p>0</text:p>
          </table:table-cell>
          <table:table-cell table:style-name="Gnumeric-default" table:formula="of:=SUM([.F482:.H482])" office:value-type="float" office:value="1.2514873276622674e-127">
            <text:p>1.251487328E−1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83]-[.C483]" office:value-type="float" office:value="0">
            <text:p>0</text:p>
          </table:table-cell>
          <table:table-cell table:style-name="Gnumeric-default" table:formula="of:=[.E483]*[.$K$1]" office:value-type="float" office:value="0">
            <text:p>0</text:p>
          </table:table-cell>
          <table:table-cell table:style-name="Gnumeric-default" table:formula="of:=[.$K$2]*([.E483]+[.G482])*0.02" office:value-type="float" office:value="6.2574366383113375e-132">
            <text:p>6.257436638311338E-132</text:p>
          </table:table-cell>
          <table:table-cell table:style-name="Gnumeric-default" table:formula="of:=[.$K$3]*([.E483]-[.E482])/0.02" office:value-type="float" office:value="0">
            <text:p>0</text:p>
          </table:table-cell>
          <table:table-cell table:style-name="Gnumeric-default" table:formula="of:=SUM([.F483:.H483])" office:value-type="float" office:value="6.2574366383113375e-132">
            <text:p>6.257436638E−1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84]-[.C484]" office:value-type="float" office:value="0">
            <text:p>0</text:p>
          </table:table-cell>
          <table:table-cell table:style-name="Gnumeric-default" table:formula="of:=[.E484]*[.$K$1]" office:value-type="float" office:value="0">
            <text:p>0</text:p>
          </table:table-cell>
          <table:table-cell table:style-name="Gnumeric-default" table:formula="of:=[.$K$2]*([.E484]+[.G483])*0.02" office:value-type="float" office:value="3.1287183191556688e-136">
            <text:p>3.128718319155669E-136</text:p>
          </table:table-cell>
          <table:table-cell table:style-name="Gnumeric-default" table:formula="of:=[.$K$3]*([.E484]-[.E483])/0.02" office:value-type="float" office:value="0">
            <text:p>0</text:p>
          </table:table-cell>
          <table:table-cell table:style-name="Gnumeric-default" table:formula="of:=SUM([.F484:.H484])" office:value-type="float" office:value="3.1287183191556688e-136">
            <text:p>3.128718319E−1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85]-[.C485]" office:value-type="float" office:value="0">
            <text:p>0</text:p>
          </table:table-cell>
          <table:table-cell table:style-name="Gnumeric-default" table:formula="of:=[.E485]*[.$K$1]" office:value-type="float" office:value="0">
            <text:p>0</text:p>
          </table:table-cell>
          <table:table-cell table:style-name="Gnumeric-default" table:formula="of:=[.$K$2]*([.E485]+[.G484])*0.02" office:value-type="float" office:value="1.5643591595778344e-140">
            <text:p>1.56435915957783E−140</text:p>
          </table:table-cell>
          <table:table-cell table:style-name="Gnumeric-default" table:formula="of:=[.$K$3]*([.E485]-[.E484])/0.02" office:value-type="float" office:value="0">
            <text:p>0</text:p>
          </table:table-cell>
          <table:table-cell table:style-name="Gnumeric-default" table:formula="of:=SUM([.F485:.H485])" office:value-type="float" office:value="1.5643591595778344e-140">
            <text:p>1.564359160E−14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86]-[.C486]" office:value-type="float" office:value="0">
            <text:p>0</text:p>
          </table:table-cell>
          <table:table-cell table:style-name="Gnumeric-default" table:formula="of:=[.E486]*[.$K$1]" office:value-type="float" office:value="0">
            <text:p>0</text:p>
          </table:table-cell>
          <table:table-cell table:style-name="Gnumeric-default" table:formula="of:=[.$K$2]*([.E486]+[.G485])*0.02" office:value-type="float" office:value="7.821795797889172e-145">
            <text:p>7.821795797889172E-145</text:p>
          </table:table-cell>
          <table:table-cell table:style-name="Gnumeric-default" table:formula="of:=[.$K$3]*([.E486]-[.E485])/0.02" office:value-type="float" office:value="0">
            <text:p>0</text:p>
          </table:table-cell>
          <table:table-cell table:style-name="Gnumeric-default" table:formula="of:=SUM([.F486:.H486])" office:value-type="float" office:value="7.821795797889172e-145">
            <text:p>7.821795798E−1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87]-[.C487]" office:value-type="float" office:value="0">
            <text:p>0</text:p>
          </table:table-cell>
          <table:table-cell table:style-name="Gnumeric-default" table:formula="of:=[.E487]*[.$K$1]" office:value-type="float" office:value="0">
            <text:p>0</text:p>
          </table:table-cell>
          <table:table-cell table:style-name="Gnumeric-default" table:formula="of:=[.$K$2]*([.E487]+[.G486])*0.02" office:value-type="float" office:value="3.9108978989445867e-149">
            <text:p>3.910897898944587E-149</text:p>
          </table:table-cell>
          <table:table-cell table:style-name="Gnumeric-default" table:formula="of:=[.$K$3]*([.E487]-[.E486])/0.02" office:value-type="float" office:value="0">
            <text:p>0</text:p>
          </table:table-cell>
          <table:table-cell table:style-name="Gnumeric-default" table:formula="of:=SUM([.F487:.H487])" office:value-type="float" office:value="3.9108978989445867e-149">
            <text:p>3.910897899E−1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88]-[.C488]" office:value-type="float" office:value="0">
            <text:p>0</text:p>
          </table:table-cell>
          <table:table-cell table:style-name="Gnumeric-default" table:formula="of:=[.E488]*[.$K$1]" office:value-type="float" office:value="0">
            <text:p>0</text:p>
          </table:table-cell>
          <table:table-cell table:style-name="Gnumeric-default" table:formula="of:=[.$K$2]*([.E488]+[.G487])*0.02" office:value-type="float" office:value="1.9554489494722934e-153">
            <text:p>1.95544894947229E−153</text:p>
          </table:table-cell>
          <table:table-cell table:style-name="Gnumeric-default" table:formula="of:=[.$K$3]*([.E488]-[.E487])/0.02" office:value-type="float" office:value="0">
            <text:p>0</text:p>
          </table:table-cell>
          <table:table-cell table:style-name="Gnumeric-default" table:formula="of:=SUM([.F488:.H488])" office:value-type="float" office:value="1.9554489494722934e-153">
            <text:p>1.955448949E−1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89]-[.C489]" office:value-type="float" office:value="0">
            <text:p>0</text:p>
          </table:table-cell>
          <table:table-cell table:style-name="Gnumeric-default" table:formula="of:=[.E489]*[.$K$1]" office:value-type="float" office:value="0">
            <text:p>0</text:p>
          </table:table-cell>
          <table:table-cell table:style-name="Gnumeric-default" table:formula="of:=[.$K$2]*([.E489]+[.G488])*0.02" office:value-type="float" office:value="9.777244747361468e-158">
            <text:p>9.777244747361468E-158</text:p>
          </table:table-cell>
          <table:table-cell table:style-name="Gnumeric-default" table:formula="of:=[.$K$3]*([.E489]-[.E488])/0.02" office:value-type="float" office:value="0">
            <text:p>0</text:p>
          </table:table-cell>
          <table:table-cell table:style-name="Gnumeric-default" table:formula="of:=SUM([.F489:.H489])" office:value-type="float" office:value="9.777244747361468e-158">
            <text:p>9.777244747E−1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90]-[.C490]" office:value-type="float" office:value="0">
            <text:p>0</text:p>
          </table:table-cell>
          <table:table-cell table:style-name="Gnumeric-default" table:formula="of:=[.E490]*[.$K$1]" office:value-type="float" office:value="0">
            <text:p>0</text:p>
          </table:table-cell>
          <table:table-cell table:style-name="Gnumeric-default" table:formula="of:=[.$K$2]*([.E490]+[.G489])*0.02" office:value-type="float" office:value="4.8886223736807339e-162">
            <text:p>4.888622373680734E-162</text:p>
          </table:table-cell>
          <table:table-cell table:style-name="Gnumeric-default" table:formula="of:=[.$K$3]*([.E490]-[.E489])/0.02" office:value-type="float" office:value="0">
            <text:p>0</text:p>
          </table:table-cell>
          <table:table-cell table:style-name="Gnumeric-default" table:formula="of:=SUM([.F490:.H490])" office:value-type="float" office:value="4.8886223736807339e-162">
            <text:p>4.888622374E−1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91]-[.C491]" office:value-type="float" office:value="0">
            <text:p>0</text:p>
          </table:table-cell>
          <table:table-cell table:style-name="Gnumeric-default" table:formula="of:=[.E491]*[.$K$1]" office:value-type="float" office:value="0">
            <text:p>0</text:p>
          </table:table-cell>
          <table:table-cell table:style-name="Gnumeric-default" table:formula="of:=[.$K$2]*([.E491]+[.G490])*0.02" office:value-type="float" office:value="2.4443111868403669e-166">
            <text:p>2.444311186840367E-166</text:p>
          </table:table-cell>
          <table:table-cell table:style-name="Gnumeric-default" table:formula="of:=[.$K$3]*([.E491]-[.E490])/0.02" office:value-type="float" office:value="0">
            <text:p>0</text:p>
          </table:table-cell>
          <table:table-cell table:style-name="Gnumeric-default" table:formula="of:=SUM([.F491:.H491])" office:value-type="float" office:value="2.4443111868403669e-166">
            <text:p>2.444311187E−1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92]-[.C492]" office:value-type="float" office:value="0">
            <text:p>0</text:p>
          </table:table-cell>
          <table:table-cell table:style-name="Gnumeric-default" table:formula="of:=[.E492]*[.$K$1]" office:value-type="float" office:value="0">
            <text:p>0</text:p>
          </table:table-cell>
          <table:table-cell table:style-name="Gnumeric-default" table:formula="of:=[.$K$2]*([.E492]+[.G491])*0.02" office:value-type="float" office:value="1.2221555934201835e-170">
            <text:p>1.22215559342018E−170</text:p>
          </table:table-cell>
          <table:table-cell table:style-name="Gnumeric-default" table:formula="of:=[.$K$3]*([.E492]-[.E491])/0.02" office:value-type="float" office:value="0">
            <text:p>0</text:p>
          </table:table-cell>
          <table:table-cell table:style-name="Gnumeric-default" table:formula="of:=SUM([.F492:.H492])" office:value-type="float" office:value="1.2221555934201835e-170">
            <text:p>1.222155593E−17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93]-[.C493]" office:value-type="float" office:value="0">
            <text:p>0</text:p>
          </table:table-cell>
          <table:table-cell table:style-name="Gnumeric-default" table:formula="of:=[.E493]*[.$K$1]" office:value-type="float" office:value="0">
            <text:p>0</text:p>
          </table:table-cell>
          <table:table-cell table:style-name="Gnumeric-default" table:formula="of:=[.$K$2]*([.E493]+[.G492])*0.02" office:value-type="float" office:value="6.1107779671009178e-175">
            <text:p>6.110777967100918E-175</text:p>
          </table:table-cell>
          <table:table-cell table:style-name="Gnumeric-default" table:formula="of:=[.$K$3]*([.E493]-[.E492])/0.02" office:value-type="float" office:value="0">
            <text:p>0</text:p>
          </table:table-cell>
          <table:table-cell table:style-name="Gnumeric-default" table:formula="of:=SUM([.F493:.H493])" office:value-type="float" office:value="6.1107779671009178e-175">
            <text:p>6.110777967E−1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94]-[.C494]" office:value-type="float" office:value="0">
            <text:p>0</text:p>
          </table:table-cell>
          <table:table-cell table:style-name="Gnumeric-default" table:formula="of:=[.E494]*[.$K$1]" office:value-type="float" office:value="0">
            <text:p>0</text:p>
          </table:table-cell>
          <table:table-cell table:style-name="Gnumeric-default" table:formula="of:=[.$K$2]*([.E494]+[.G493])*0.02" office:value-type="float" office:value="3.0553889835504591e-179">
            <text:p>3.055388983550459E-179</text:p>
          </table:table-cell>
          <table:table-cell table:style-name="Gnumeric-default" table:formula="of:=[.$K$3]*([.E494]-[.E493])/0.02" office:value-type="float" office:value="0">
            <text:p>0</text:p>
          </table:table-cell>
          <table:table-cell table:style-name="Gnumeric-default" table:formula="of:=SUM([.F494:.H494])" office:value-type="float" office:value="3.0553889835504591e-179">
            <text:p>3.055388984E−1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95]-[.C495]" office:value-type="float" office:value="0">
            <text:p>0</text:p>
          </table:table-cell>
          <table:table-cell table:style-name="Gnumeric-default" table:formula="of:=[.E495]*[.$K$1]" office:value-type="float" office:value="0">
            <text:p>0</text:p>
          </table:table-cell>
          <table:table-cell table:style-name="Gnumeric-default" table:formula="of:=[.$K$2]*([.E495]+[.G494])*0.02" office:value-type="float" office:value="1.5276944917752296e-183">
            <text:p>1.52769449177523E−183</text:p>
          </table:table-cell>
          <table:table-cell table:style-name="Gnumeric-default" table:formula="of:=[.$K$3]*([.E495]-[.E494])/0.02" office:value-type="float" office:value="0">
            <text:p>0</text:p>
          </table:table-cell>
          <table:table-cell table:style-name="Gnumeric-default" table:formula="of:=SUM([.F495:.H495])" office:value-type="float" office:value="1.5276944917752296e-183">
            <text:p>1.527694492E−1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96]-[.C496]" office:value-type="float" office:value="0">
            <text:p>0</text:p>
          </table:table-cell>
          <table:table-cell table:style-name="Gnumeric-default" table:formula="of:=[.E496]*[.$K$1]" office:value-type="float" office:value="0">
            <text:p>0</text:p>
          </table:table-cell>
          <table:table-cell table:style-name="Gnumeric-default" table:formula="of:=[.$K$2]*([.E496]+[.G495])*0.02" office:value-type="float" office:value="7.6384724588761475e-188">
            <text:p>7.638472458876148E-188</text:p>
          </table:table-cell>
          <table:table-cell table:style-name="Gnumeric-default" table:formula="of:=[.$K$3]*([.E496]-[.E495])/0.02" office:value-type="float" office:value="0">
            <text:p>0</text:p>
          </table:table-cell>
          <table:table-cell table:style-name="Gnumeric-default" table:formula="of:=SUM([.F496:.H496])" office:value-type="float" office:value="7.6384724588761475e-188">
            <text:p>7.638472459E−1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97]-[.C497]" office:value-type="float" office:value="0">
            <text:p>0</text:p>
          </table:table-cell>
          <table:table-cell table:style-name="Gnumeric-default" table:formula="of:=[.E497]*[.$K$1]" office:value-type="float" office:value="0">
            <text:p>0</text:p>
          </table:table-cell>
          <table:table-cell table:style-name="Gnumeric-default" table:formula="of:=[.$K$2]*([.E497]+[.G496])*0.02" office:value-type="float" office:value="3.8192362294380734e-192">
            <text:p>3.81923622943807E−192</text:p>
          </table:table-cell>
          <table:table-cell table:style-name="Gnumeric-default" table:formula="of:=[.$K$3]*([.E497]-[.E496])/0.02" office:value-type="float" office:value="0">
            <text:p>0</text:p>
          </table:table-cell>
          <table:table-cell table:style-name="Gnumeric-default" table:formula="of:=SUM([.F497:.H497])" office:value-type="float" office:value="3.8192362294380734e-192">
            <text:p>3.819236229E−1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98]-[.C498]" office:value-type="float" office:value="0">
            <text:p>0</text:p>
          </table:table-cell>
          <table:table-cell table:style-name="Gnumeric-default" table:formula="of:=[.E498]*[.$K$1]" office:value-type="float" office:value="0">
            <text:p>0</text:p>
          </table:table-cell>
          <table:table-cell table:style-name="Gnumeric-default" table:formula="of:=[.$K$2]*([.E498]+[.G497])*0.02" office:value-type="float" office:value="1.9096181147190369e-196">
            <text:p>1.90961811471904E−196</text:p>
          </table:table-cell>
          <table:table-cell table:style-name="Gnumeric-default" table:formula="of:=[.$K$3]*([.E498]-[.E497])/0.02" office:value-type="float" office:value="0">
            <text:p>0</text:p>
          </table:table-cell>
          <table:table-cell table:style-name="Gnumeric-default" table:formula="of:=SUM([.F498:.H498])" office:value-type="float" office:value="1.9096181147190369e-196">
            <text:p>1.909618115E−1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499]-[.C499]" office:value-type="float" office:value="0">
            <text:p>0</text:p>
          </table:table-cell>
          <table:table-cell table:style-name="Gnumeric-default" table:formula="of:=[.E499]*[.$K$1]" office:value-type="float" office:value="0">
            <text:p>0</text:p>
          </table:table-cell>
          <table:table-cell table:style-name="Gnumeric-default" table:formula="of:=[.$K$2]*([.E499]+[.G498])*0.02" office:value-type="float" office:value="9.5480905735951846e-201">
            <text:p>9.548090573595185E-201</text:p>
          </table:table-cell>
          <table:table-cell table:style-name="Gnumeric-default" table:formula="of:=[.$K$3]*([.E499]-[.E498])/0.02" office:value-type="float" office:value="0">
            <text:p>0</text:p>
          </table:table-cell>
          <table:table-cell table:style-name="Gnumeric-default" table:formula="of:=SUM([.F499:.H499])" office:value-type="float" office:value="9.5480905735951846e-201">
            <text:p>9.548090574E−2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00]-[.C500]" office:value-type="float" office:value="0">
            <text:p>0</text:p>
          </table:table-cell>
          <table:table-cell table:style-name="Gnumeric-default" table:formula="of:=[.E500]*[.$K$1]" office:value-type="float" office:value="0">
            <text:p>0</text:p>
          </table:table-cell>
          <table:table-cell table:style-name="Gnumeric-default" table:formula="of:=[.$K$2]*([.E500]+[.G499])*0.02" office:value-type="float" office:value="4.7740452867975928e-205">
            <text:p>4.774045286797593E-205</text:p>
          </table:table-cell>
          <table:table-cell table:style-name="Gnumeric-default" table:formula="of:=[.$K$3]*([.E500]-[.E499])/0.02" office:value-type="float" office:value="0">
            <text:p>0</text:p>
          </table:table-cell>
          <table:table-cell table:style-name="Gnumeric-default" table:formula="of:=SUM([.F500:.H500])" office:value-type="float" office:value="4.7740452867975928e-205">
            <text:p>4.774045287E−2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01]-[.C501]" office:value-type="float" office:value="0">
            <text:p>0</text:p>
          </table:table-cell>
          <table:table-cell table:style-name="Gnumeric-default" table:formula="of:=[.E501]*[.$K$1]" office:value-type="float" office:value="0">
            <text:p>0</text:p>
          </table:table-cell>
          <table:table-cell table:style-name="Gnumeric-default" table:formula="of:=[.$K$2]*([.E501]+[.G500])*0.02" office:value-type="float" office:value="2.3870226433987966e-209">
            <text:p>2.3870226433988E−209</text:p>
          </table:table-cell>
          <table:table-cell table:style-name="Gnumeric-default" table:formula="of:=[.$K$3]*([.E501]-[.E500])/0.02" office:value-type="float" office:value="0">
            <text:p>0</text:p>
          </table:table-cell>
          <table:table-cell table:style-name="Gnumeric-default" table:formula="of:=SUM([.F501:.H501])" office:value-type="float" office:value="2.3870226433987966e-209">
            <text:p>2.387022643E−2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02]-[.C502]" office:value-type="float" office:value="0">
            <text:p>0</text:p>
          </table:table-cell>
          <table:table-cell table:style-name="Gnumeric-default" table:formula="of:=[.E502]*[.$K$1]" office:value-type="float" office:value="0">
            <text:p>0</text:p>
          </table:table-cell>
          <table:table-cell table:style-name="Gnumeric-default" table:formula="of:=[.$K$2]*([.E502]+[.G501])*0.02" office:value-type="float" office:value="1.1935113216993985e-213">
            <text:p>1.1935113216994E−213</text:p>
          </table:table-cell>
          <table:table-cell table:style-name="Gnumeric-default" table:formula="of:=[.$K$3]*([.E502]-[.E501])/0.02" office:value-type="float" office:value="0">
            <text:p>0</text:p>
          </table:table-cell>
          <table:table-cell table:style-name="Gnumeric-default" table:formula="of:=SUM([.F502:.H502])" office:value-type="float" office:value="1.1935113216993985e-213">
            <text:p>1.193511322E−2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03]-[.C503]" office:value-type="float" office:value="0">
            <text:p>0</text:p>
          </table:table-cell>
          <table:table-cell table:style-name="Gnumeric-default" table:formula="of:=[.E503]*[.$K$1]" office:value-type="float" office:value="0">
            <text:p>0</text:p>
          </table:table-cell>
          <table:table-cell table:style-name="Gnumeric-default" table:formula="of:=[.$K$2]*([.E503]+[.G502])*0.02" office:value-type="float" office:value="5.9675566084969933e-218">
            <text:p>5.967556608496993E-218</text:p>
          </table:table-cell>
          <table:table-cell table:style-name="Gnumeric-default" table:formula="of:=[.$K$3]*([.E503]-[.E502])/0.02" office:value-type="float" office:value="0">
            <text:p>0</text:p>
          </table:table-cell>
          <table:table-cell table:style-name="Gnumeric-default" table:formula="of:=SUM([.F503:.H503])" office:value-type="float" office:value="5.9675566084969933e-218">
            <text:p>5.967556608E−2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04]-[.C504]" office:value-type="float" office:value="0">
            <text:p>0</text:p>
          </table:table-cell>
          <table:table-cell table:style-name="Gnumeric-default" table:formula="of:=[.E504]*[.$K$1]" office:value-type="float" office:value="0">
            <text:p>0</text:p>
          </table:table-cell>
          <table:table-cell table:style-name="Gnumeric-default" table:formula="of:=[.$K$2]*([.E504]+[.G503])*0.02" office:value-type="float" office:value="2.9837783042484967e-222">
            <text:p>2.983778304248497E-222</text:p>
          </table:table-cell>
          <table:table-cell table:style-name="Gnumeric-default" table:formula="of:=[.$K$3]*([.E504]-[.E503])/0.02" office:value-type="float" office:value="0">
            <text:p>0</text:p>
          </table:table-cell>
          <table:table-cell table:style-name="Gnumeric-default" table:formula="of:=SUM([.F504:.H504])" office:value-type="float" office:value="2.9837783042484967e-222">
            <text:p>2.983778304E−2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05]-[.C505]" office:value-type="float" office:value="0">
            <text:p>0</text:p>
          </table:table-cell>
          <table:table-cell table:style-name="Gnumeric-default" table:formula="of:=[.E505]*[.$K$1]" office:value-type="float" office:value="0">
            <text:p>0</text:p>
          </table:table-cell>
          <table:table-cell table:style-name="Gnumeric-default" table:formula="of:=[.$K$2]*([.E505]+[.G504])*0.02" office:value-type="float" office:value="1.4918891521242483e-226">
            <text:p>1.49188915212425E−226</text:p>
          </table:table-cell>
          <table:table-cell table:style-name="Gnumeric-default" table:formula="of:=[.$K$3]*([.E505]-[.E504])/0.02" office:value-type="float" office:value="0">
            <text:p>0</text:p>
          </table:table-cell>
          <table:table-cell table:style-name="Gnumeric-default" table:formula="of:=SUM([.F505:.H505])" office:value-type="float" office:value="1.4918891521242483e-226">
            <text:p>1.491889152E−2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06]-[.C506]" office:value-type="float" office:value="0">
            <text:p>0</text:p>
          </table:table-cell>
          <table:table-cell table:style-name="Gnumeric-default" table:formula="of:=[.E506]*[.$K$1]" office:value-type="float" office:value="0">
            <text:p>0</text:p>
          </table:table-cell>
          <table:table-cell table:style-name="Gnumeric-default" table:formula="of:=[.$K$2]*([.E506]+[.G505])*0.02" office:value-type="float" office:value="7.4594457606212425e-231">
            <text:p>7.459445760621243E-231</text:p>
          </table:table-cell>
          <table:table-cell table:style-name="Gnumeric-default" table:formula="of:=[.$K$3]*([.E506]-[.E505])/0.02" office:value-type="float" office:value="0">
            <text:p>0</text:p>
          </table:table-cell>
          <table:table-cell table:style-name="Gnumeric-default" table:formula="of:=SUM([.F506:.H506])" office:value-type="float" office:value="7.4594457606212425e-231">
            <text:p>7.459445761E−2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07]-[.C507]" office:value-type="float" office:value="0">
            <text:p>0</text:p>
          </table:table-cell>
          <table:table-cell table:style-name="Gnumeric-default" table:formula="of:=[.E507]*[.$K$1]" office:value-type="float" office:value="0">
            <text:p>0</text:p>
          </table:table-cell>
          <table:table-cell table:style-name="Gnumeric-default" table:formula="of:=[.$K$2]*([.E507]+[.G506])*0.02" office:value-type="float" office:value="3.7297228803106216e-235">
            <text:p>3.72972288031062E−235</text:p>
          </table:table-cell>
          <table:table-cell table:style-name="Gnumeric-default" table:formula="of:=[.$K$3]*([.E507]-[.E506])/0.02" office:value-type="float" office:value="0">
            <text:p>0</text:p>
          </table:table-cell>
          <table:table-cell table:style-name="Gnumeric-default" table:formula="of:=SUM([.F507:.H507])" office:value-type="float" office:value="3.7297228803106216e-235">
            <text:p>3.729722880E−2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08]-[.C508]" office:value-type="float" office:value="0">
            <text:p>0</text:p>
          </table:table-cell>
          <table:table-cell table:style-name="Gnumeric-default" table:formula="of:=[.E508]*[.$K$1]" office:value-type="float" office:value="0">
            <text:p>0</text:p>
          </table:table-cell>
          <table:table-cell table:style-name="Gnumeric-default" table:formula="of:=[.$K$2]*([.E508]+[.G507])*0.02" office:value-type="float" office:value="1.8648614401553107e-239">
            <text:p>1.86486144015531E−239</text:p>
          </table:table-cell>
          <table:table-cell table:style-name="Gnumeric-default" table:formula="of:=[.$K$3]*([.E508]-[.E507])/0.02" office:value-type="float" office:value="0">
            <text:p>0</text:p>
          </table:table-cell>
          <table:table-cell table:style-name="Gnumeric-default" table:formula="of:=SUM([.F508:.H508])" office:value-type="float" office:value="1.8648614401553107e-239">
            <text:p>1.864861440E−2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09]-[.C509]" office:value-type="float" office:value="0">
            <text:p>0</text:p>
          </table:table-cell>
          <table:table-cell table:style-name="Gnumeric-default" table:formula="of:=[.E509]*[.$K$1]" office:value-type="float" office:value="0">
            <text:p>0</text:p>
          </table:table-cell>
          <table:table-cell table:style-name="Gnumeric-default" table:formula="of:=[.$K$2]*([.E509]+[.G508])*0.02" office:value-type="float" office:value="9.3243072007765538e-244">
            <text:p>9.324307200776554E-244</text:p>
          </table:table-cell>
          <table:table-cell table:style-name="Gnumeric-default" table:formula="of:=[.$K$3]*([.E509]-[.E508])/0.02" office:value-type="float" office:value="0">
            <text:p>0</text:p>
          </table:table-cell>
          <table:table-cell table:style-name="Gnumeric-default" table:formula="of:=SUM([.F509:.H509])" office:value-type="float" office:value="9.3243072007765538e-244">
            <text:p>9.324307201E−2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10]-[.C510]" office:value-type="float" office:value="0">
            <text:p>0</text:p>
          </table:table-cell>
          <table:table-cell table:style-name="Gnumeric-default" table:formula="of:=[.E510]*[.$K$1]" office:value-type="float" office:value="0">
            <text:p>0</text:p>
          </table:table-cell>
          <table:table-cell table:style-name="Gnumeric-default" table:formula="of:=[.$K$2]*([.E510]+[.G509])*0.02" office:value-type="float" office:value="4.6621536003882768e-248">
            <text:p>4.662153600388277E-248</text:p>
          </table:table-cell>
          <table:table-cell table:style-name="Gnumeric-default" table:formula="of:=[.$K$3]*([.E510]-[.E509])/0.02" office:value-type="float" office:value="0">
            <text:p>0</text:p>
          </table:table-cell>
          <table:table-cell table:style-name="Gnumeric-default" table:formula="of:=SUM([.F510:.H510])" office:value-type="float" office:value="4.6621536003882768e-248">
            <text:p>4.662153600E−2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11]-[.C511]" office:value-type="float" office:value="0">
            <text:p>0</text:p>
          </table:table-cell>
          <table:table-cell table:style-name="Gnumeric-default" table:formula="of:=[.E511]*[.$K$1]" office:value-type="float" office:value="0">
            <text:p>0</text:p>
          </table:table-cell>
          <table:table-cell table:style-name="Gnumeric-default" table:formula="of:=[.$K$2]*([.E511]+[.G510])*0.02" office:value-type="float" office:value="2.3310768001941387e-252">
            <text:p>2.33107680019414E−252</text:p>
          </table:table-cell>
          <table:table-cell table:style-name="Gnumeric-default" table:formula="of:=[.$K$3]*([.E511]-[.E510])/0.02" office:value-type="float" office:value="0">
            <text:p>0</text:p>
          </table:table-cell>
          <table:table-cell table:style-name="Gnumeric-default" table:formula="of:=SUM([.F511:.H511])" office:value-type="float" office:value="2.3310768001941387e-252">
            <text:p>2.331076800E−2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12]-[.C512]" office:value-type="float" office:value="0">
            <text:p>0</text:p>
          </table:table-cell>
          <table:table-cell table:style-name="Gnumeric-default" table:formula="of:=[.E512]*[.$K$1]" office:value-type="float" office:value="0">
            <text:p>0</text:p>
          </table:table-cell>
          <table:table-cell table:style-name="Gnumeric-default" table:formula="of:=[.$K$2]*([.E512]+[.G511])*0.02" office:value-type="float" office:value="1.1655384000970694e-256">
            <text:p>1.16553840009707E−256</text:p>
          </table:table-cell>
          <table:table-cell table:style-name="Gnumeric-default" table:formula="of:=[.$K$3]*([.E512]-[.E511])/0.02" office:value-type="float" office:value="0">
            <text:p>0</text:p>
          </table:table-cell>
          <table:table-cell table:style-name="Gnumeric-default" table:formula="of:=SUM([.F512:.H512])" office:value-type="float" office:value="1.1655384000970694e-256">
            <text:p>1.165538400E−2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13]-[.C513]" office:value-type="float" office:value="0">
            <text:p>0</text:p>
          </table:table-cell>
          <table:table-cell table:style-name="Gnumeric-default" table:formula="of:=[.E513]*[.$K$1]" office:value-type="float" office:value="0">
            <text:p>0</text:p>
          </table:table-cell>
          <table:table-cell table:style-name="Gnumeric-default" table:formula="of:=[.$K$2]*([.E513]+[.G512])*0.02" office:value-type="float" office:value="5.8276920004853464e-261">
            <text:p>5.827692000485346E-261</text:p>
          </table:table-cell>
          <table:table-cell table:style-name="Gnumeric-default" table:formula="of:=[.$K$3]*([.E513]-[.E512])/0.02" office:value-type="float" office:value="0">
            <text:p>0</text:p>
          </table:table-cell>
          <table:table-cell table:style-name="Gnumeric-default" table:formula="of:=SUM([.F513:.H513])" office:value-type="float" office:value="5.8276920004853464e-261">
            <text:p>5.827692000E−2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14]-[.C514]" office:value-type="float" office:value="0">
            <text:p>0</text:p>
          </table:table-cell>
          <table:table-cell table:style-name="Gnumeric-default" table:formula="of:=[.E514]*[.$K$1]" office:value-type="float" office:value="0">
            <text:p>0</text:p>
          </table:table-cell>
          <table:table-cell table:style-name="Gnumeric-default" table:formula="of:=[.$K$2]*([.E514]+[.G513])*0.02" office:value-type="float" office:value="2.913846000242673e-265">
            <text:p>2.913846000242673E-265</text:p>
          </table:table-cell>
          <table:table-cell table:style-name="Gnumeric-default" table:formula="of:=[.$K$3]*([.E514]-[.E513])/0.02" office:value-type="float" office:value="0">
            <text:p>0</text:p>
          </table:table-cell>
          <table:table-cell table:style-name="Gnumeric-default" table:formula="of:=SUM([.F514:.H514])" office:value-type="float" office:value="2.913846000242673e-265">
            <text:p>2.913846000E−2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15]-[.C515]" office:value-type="float" office:value="0">
            <text:p>0</text:p>
          </table:table-cell>
          <table:table-cell table:style-name="Gnumeric-default" table:formula="of:=[.E515]*[.$K$1]" office:value-type="float" office:value="0">
            <text:p>0</text:p>
          </table:table-cell>
          <table:table-cell table:style-name="Gnumeric-default" table:formula="of:=[.$K$2]*([.E515]+[.G514])*0.02" office:value-type="float" office:value="1.4569230001213366e-269">
            <text:p>1.45692300012134E−269</text:p>
          </table:table-cell>
          <table:table-cell table:style-name="Gnumeric-default" table:formula="of:=[.$K$3]*([.E515]-[.E514])/0.02" office:value-type="float" office:value="0">
            <text:p>0</text:p>
          </table:table-cell>
          <table:table-cell table:style-name="Gnumeric-default" table:formula="of:=SUM([.F515:.H515])" office:value-type="float" office:value="1.4569230001213366e-269">
            <text:p>1.456923000E−2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16]-[.C516]" office:value-type="float" office:value="0">
            <text:p>0</text:p>
          </table:table-cell>
          <table:table-cell table:style-name="Gnumeric-default" table:formula="of:=[.E516]*[.$K$1]" office:value-type="float" office:value="0">
            <text:p>0</text:p>
          </table:table-cell>
          <table:table-cell table:style-name="Gnumeric-default" table:formula="of:=[.$K$2]*([.E516]+[.G515])*0.02" office:value-type="float" office:value="7.2846150006066829e-274">
            <text:p>7.284615000606683E-274</text:p>
          </table:table-cell>
          <table:table-cell table:style-name="Gnumeric-default" table:formula="of:=[.$K$3]*([.E516]-[.E515])/0.02" office:value-type="float" office:value="0">
            <text:p>0</text:p>
          </table:table-cell>
          <table:table-cell table:style-name="Gnumeric-default" table:formula="of:=SUM([.F516:.H516])" office:value-type="float" office:value="7.2846150006066829e-274">
            <text:p>7.284615001E−2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17]-[.C517]" office:value-type="float" office:value="0">
            <text:p>0</text:p>
          </table:table-cell>
          <table:table-cell table:style-name="Gnumeric-default" table:formula="of:=[.E517]*[.$K$1]" office:value-type="float" office:value="0">
            <text:p>0</text:p>
          </table:table-cell>
          <table:table-cell table:style-name="Gnumeric-default" table:formula="of:=[.$K$2]*([.E517]+[.G516])*0.02" office:value-type="float" office:value="3.6423075003033414e-278">
            <text:p>3.64230750030334E−278</text:p>
          </table:table-cell>
          <table:table-cell table:style-name="Gnumeric-default" table:formula="of:=[.$K$3]*([.E517]-[.E516])/0.02" office:value-type="float" office:value="0">
            <text:p>0</text:p>
          </table:table-cell>
          <table:table-cell table:style-name="Gnumeric-default" table:formula="of:=SUM([.F517:.H517])" office:value-type="float" office:value="3.6423075003033414e-278">
            <text:p>3.642307500E−2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18]-[.C518]" office:value-type="float" office:value="0">
            <text:p>0</text:p>
          </table:table-cell>
          <table:table-cell table:style-name="Gnumeric-default" table:formula="of:=[.E518]*[.$K$1]" office:value-type="float" office:value="0">
            <text:p>0</text:p>
          </table:table-cell>
          <table:table-cell table:style-name="Gnumeric-default" table:formula="of:=[.$K$2]*([.E518]+[.G517])*0.02" office:value-type="float" office:value="1.8211537501516708e-282">
            <text:p>1.82115375015167E−282</text:p>
          </table:table-cell>
          <table:table-cell table:style-name="Gnumeric-default" table:formula="of:=[.$K$3]*([.E518]-[.E517])/0.02" office:value-type="float" office:value="0">
            <text:p>0</text:p>
          </table:table-cell>
          <table:table-cell table:style-name="Gnumeric-default" table:formula="of:=SUM([.F518:.H518])" office:value-type="float" office:value="1.8211537501516708e-282">
            <text:p>1.821153750E−2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19]-[.C519]" office:value-type="float" office:value="0">
            <text:p>0</text:p>
          </table:table-cell>
          <table:table-cell table:style-name="Gnumeric-default" table:formula="of:=[.E519]*[.$K$1]" office:value-type="float" office:value="0">
            <text:p>0</text:p>
          </table:table-cell>
          <table:table-cell table:style-name="Gnumeric-default" table:formula="of:=[.$K$2]*([.E519]+[.G518])*0.02" office:value-type="float" office:value="9.105768750758354e-287">
            <text:p>9.105768750758354E-287</text:p>
          </table:table-cell>
          <table:table-cell table:style-name="Gnumeric-default" table:formula="of:=[.$K$3]*([.E519]-[.E518])/0.02" office:value-type="float" office:value="0">
            <text:p>0</text:p>
          </table:table-cell>
          <table:table-cell table:style-name="Gnumeric-default" table:formula="of:=SUM([.F519:.H519])" office:value-type="float" office:value="9.105768750758354e-287">
            <text:p>9.105768751E−2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20]-[.C520]" office:value-type="float" office:value="0">
            <text:p>0</text:p>
          </table:table-cell>
          <table:table-cell table:style-name="Gnumeric-default" table:formula="of:=[.E520]*[.$K$1]" office:value-type="float" office:value="0">
            <text:p>0</text:p>
          </table:table-cell>
          <table:table-cell table:style-name="Gnumeric-default" table:formula="of:=[.$K$2]*([.E520]+[.G519])*0.02" office:value-type="float" office:value="4.5528843753791776e-291">
            <text:p>4.55288437537918E−291</text:p>
          </table:table-cell>
          <table:table-cell table:style-name="Gnumeric-default" table:formula="of:=[.$K$3]*([.E520]-[.E519])/0.02" office:value-type="float" office:value="0">
            <text:p>0</text:p>
          </table:table-cell>
          <table:table-cell table:style-name="Gnumeric-default" table:formula="of:=SUM([.F520:.H520])" office:value-type="float" office:value="4.5528843753791776e-291">
            <text:p>4.552884375E−2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21]-[.C521]" office:value-type="float" office:value="0">
            <text:p>0</text:p>
          </table:table-cell>
          <table:table-cell table:style-name="Gnumeric-default" table:formula="of:=[.E521]*[.$K$1]" office:value-type="float" office:value="0">
            <text:p>0</text:p>
          </table:table-cell>
          <table:table-cell table:style-name="Gnumeric-default" table:formula="of:=[.$K$2]*([.E521]+[.G520])*0.02" office:value-type="float" office:value="2.276442187689589e-295">
            <text:p>2.276442187689589E-295</text:p>
          </table:table-cell>
          <table:table-cell table:style-name="Gnumeric-default" table:formula="of:=[.$K$3]*([.E521]-[.E520])/0.02" office:value-type="float" office:value="0">
            <text:p>0</text:p>
          </table:table-cell>
          <table:table-cell table:style-name="Gnumeric-default" table:formula="of:=SUM([.F521:.H521])" office:value-type="float" office:value="2.276442187689589e-295">
            <text:p>2.276442188E−2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22]-[.C522]" office:value-type="float" office:value="0">
            <text:p>0</text:p>
          </table:table-cell>
          <table:table-cell table:style-name="Gnumeric-default" table:formula="of:=[.E522]*[.$K$1]" office:value-type="float" office:value="0">
            <text:p>0</text:p>
          </table:table-cell>
          <table:table-cell table:style-name="Gnumeric-default" table:formula="of:=[.$K$2]*([.E522]+[.G521])*0.02" office:value-type="float" office:value="1.1382210938447946e-299">
            <text:p>1.13822109384479E−299</text:p>
          </table:table-cell>
          <table:table-cell table:style-name="Gnumeric-default" table:formula="of:=[.$K$3]*([.E522]-[.E521])/0.02" office:value-type="float" office:value="0">
            <text:p>0</text:p>
          </table:table-cell>
          <table:table-cell table:style-name="Gnumeric-default" table:formula="of:=SUM([.F522:.H522])" office:value-type="float" office:value="1.1382210938447946e-299">
            <text:p>1.138221094E−2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23]-[.C523]" office:value-type="float" office:value="0">
            <text:p>0</text:p>
          </table:table-cell>
          <table:table-cell table:style-name="Gnumeric-default" table:formula="of:=[.E523]*[.$K$1]" office:value-type="float" office:value="0">
            <text:p>0</text:p>
          </table:table-cell>
          <table:table-cell table:style-name="Gnumeric-default" table:formula="of:=[.$K$2]*([.E523]+[.G522])*0.02" office:value-type="float" office:value="5.6911054692239739e-304">
            <text:p>5.691105469223974E-304</text:p>
          </table:table-cell>
          <table:table-cell table:style-name="Gnumeric-default" table:formula="of:=[.$K$3]*([.E523]-[.E522])/0.02" office:value-type="float" office:value="0">
            <text:p>0</text:p>
          </table:table-cell>
          <table:table-cell table:style-name="Gnumeric-default" table:formula="of:=SUM([.F523:.H523])" office:value-type="float" office:value="5.6911054692239739e-304">
            <text:p>5.691105469E−3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24]-[.C524]" office:value-type="float" office:value="0">
            <text:p>0</text:p>
          </table:table-cell>
          <table:table-cell table:style-name="Gnumeric-default" table:formula="of:=[.E524]*[.$K$1]" office:value-type="float" office:value="0">
            <text:p>0</text:p>
          </table:table-cell>
          <table:table-cell table:style-name="Gnumeric-default" table:formula="of:=[.$K$2]*([.E524]+[.G523])*0.02" office:value-type="float" office:value="2.8455527346119869e-308">
            <text:p>2.845552734611987E-308</text:p>
          </table:table-cell>
          <table:table-cell table:style-name="Gnumeric-default" table:formula="of:=[.$K$3]*([.E524]-[.E523])/0.02" office:value-type="float" office:value="0">
            <text:p>0</text:p>
          </table:table-cell>
          <table:table-cell table:style-name="Gnumeric-default" table:formula="of:=SUM([.F524:.H524])" office:value-type="float" office:value="2.8455527346119869e-308">
            <text:p>2.845552735E−3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25]-[.C525]" office:value-type="float" office:value="0">
            <text:p>0</text:p>
          </table:table-cell>
          <table:table-cell table:style-name="Gnumeric-default" table:formula="of:=[.E525]*[.$K$1]" office:value-type="float" office:value="0">
            <text:p>0</text:p>
          </table:table-cell>
          <table:table-cell table:style-name="Gnumeric-default" table:formula="of:=[.$K$2]*([.E525]+[.G524])*0.02" office:value-type="float" office:value="1.4227763673053862e-312">
            <text:p>1.422776367305E-312</text:p>
          </table:table-cell>
          <table:table-cell table:style-name="Gnumeric-default" table:formula="of:=[.$K$3]*([.E525]-[.E524])/0.02" office:value-type="float" office:value="0">
            <text:p>0</text:p>
          </table:table-cell>
          <table:table-cell table:style-name="Gnumeric-default" table:formula="of:=SUM([.F525:.H525])" office:value-type="float" office:value="1.4227763673053862e-312">
            <text:p>1.422776367E−3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26]-[.C526]" office:value-type="float" office:value="0">
            <text:p>0</text:p>
          </table:table-cell>
          <table:table-cell table:style-name="Gnumeric-default" table:formula="of:=[.E526]*[.$K$1]" office:value-type="float" office:value="0">
            <text:p>0</text:p>
          </table:table-cell>
          <table:table-cell table:style-name="Gnumeric-default" table:formula="of:=[.$K$2]*([.E526]+[.G525])*0.02" office:value-type="float" office:value="7.1138817699515854e-317">
            <text:p>7.11388177E-317</text:p>
          </table:table-cell>
          <table:table-cell table:style-name="Gnumeric-default" table:formula="of:=[.$K$3]*([.E526]-[.E525])/0.02" office:value-type="float" office:value="0">
            <text:p>0</text:p>
          </table:table-cell>
          <table:table-cell table:style-name="Gnumeric-default" table:formula="of:=SUM([.F526:.H526])" office:value-type="float" office:value="7.1138817699515854e-317">
            <text:p>7.11388177E-3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27]-[.C527]" office:value-type="float" office:value="0">
            <text:p>0</text:p>
          </table:table-cell>
          <table:table-cell table:style-name="Gnumeric-default" table:formula="of:=[.E527]*[.$K$1]" office:value-type="float" office:value="0">
            <text:p>0</text:p>
          </table:table-cell>
          <table:table-cell table:style-name="Gnumeric-default" table:formula="of:=[.$K$2]*([.E527]+[.G526])*0.02" office:value-type="float" office:value="3.5572726500569751e-321">
            <text:p>3.557272650057E-321</text:p>
          </table:table-cell>
          <table:table-cell table:style-name="Gnumeric-default" table:formula="of:=[.$K$3]*([.E527]-[.E526])/0.02" office:value-type="float" office:value="0">
            <text:p>0</text:p>
          </table:table-cell>
          <table:table-cell table:style-name="Gnumeric-default" table:formula="of:=SUM([.F527:.H527])" office:value-type="float" office:value="3.5572726500569751e-321">
            <text:p>3.557272650E−3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28]-[.C528]" office:value-type="float" office:value="0">
            <text:p>0</text:p>
          </table:table-cell>
          <table:table-cell table:style-name="Gnumeric-default" table:formula="of:=[.E528]*[.$K$1]" office:value-type="float" office:value="0">
            <text:p>0</text:p>
          </table:table-cell>
          <table:table-cell table:style-name="Gnumeric-default" table:formula="of:=[.$K$2]*([.E528]+[.G527])*0.02" office:value-type="float" office:value="0">
            <text:p>0</text:p>
          </table:table-cell>
          <table:table-cell table:style-name="Gnumeric-default" table:formula="of:=[.$K$3]*([.E528]-[.E527])/0.02" office:value-type="float" office:value="0">
            <text:p>0</text:p>
          </table:table-cell>
          <table:table-cell table:style-name="Gnumeric-default" table:formula="of:=SUM([.F528:.H52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29]-[.C529]" office:value-type="float" office:value="0">
            <text:p>0</text:p>
          </table:table-cell>
          <table:table-cell table:style-name="Gnumeric-default" table:formula="of:=[.E529]*[.$K$1]" office:value-type="float" office:value="0">
            <text:p>0</text:p>
          </table:table-cell>
          <table:table-cell table:style-name="Gnumeric-default" table:formula="of:=[.$K$2]*([.E529]+[.G528])*0.02" office:value-type="float" office:value="0">
            <text:p>0</text:p>
          </table:table-cell>
          <table:table-cell table:style-name="Gnumeric-default" table:formula="of:=[.$K$3]*([.E529]-[.E528])/0.02" office:value-type="float" office:value="0">
            <text:p>0</text:p>
          </table:table-cell>
          <table:table-cell table:style-name="Gnumeric-default" table:formula="of:=SUM([.F529:.H52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30]-[.C530]" office:value-type="float" office:value="0">
            <text:p>0</text:p>
          </table:table-cell>
          <table:table-cell table:style-name="Gnumeric-default" table:formula="of:=[.E530]*[.$K$1]" office:value-type="float" office:value="0">
            <text:p>0</text:p>
          </table:table-cell>
          <table:table-cell table:style-name="Gnumeric-default" table:formula="of:=[.$K$2]*([.E530]+[.G529])*0.02" office:value-type="float" office:value="0">
            <text:p>0</text:p>
          </table:table-cell>
          <table:table-cell table:style-name="Gnumeric-default" table:formula="of:=[.$K$3]*([.E530]-[.E529])/0.02" office:value-type="float" office:value="0">
            <text:p>0</text:p>
          </table:table-cell>
          <table:table-cell table:style-name="Gnumeric-default" table:formula="of:=SUM([.F530:.H53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35879033803939819">
            <text:p>0.3587903380393982</text:p>
          </table:table-cell>
          <table:table-cell table:style-name="Gnumeric-default"/>
          <table:table-cell table:style-name="Gnumeric-default" table:formula="of:=[.B531]-[.C531]" office:value-type="float" office:value="-0.35879033803939819">
            <text:p>−0.3587903380394</text:p>
          </table:table-cell>
          <table:table-cell table:style-name="Gnumeric-default" table:formula="of:=[.E531]*[.$K$1]" office:value-type="float" office:value="-0.089697584509849548">
            <text:p>−0.0896975845098495</text:p>
          </table:table-cell>
          <table:table-cell table:style-name="Gnumeric-default" table:formula="of:=[.$K$2]*([.E531]+[.G530])*0.02" office:value-type="float" office:value="-1.7939516901969909e-05">
            <text:p>−1.7939516901970E−05</text:p>
          </table:table-cell>
          <table:table-cell table:style-name="Gnumeric-default" table:formula="of:=[.$K$3]*([.E531]-[.E530])/0.02" office:value-type="float" office:value="-0.89697584509849548">
            <text:p>−0.8969758450984955</text:p>
          </table:table-cell>
          <table:table-cell table:style-name="Gnumeric-default" table:formula="of:=SUM([.F531:.H531])" office:value-type="float" office:value="-0.98669136912524702">
            <text:p>−0.98669136912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7797943949699402">
            <text:p>0.067797943949699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32]-[.C532]" office:value-type="float" office:value="0.067797943949699402">
            <text:p>0.0677979439496994</text:p>
          </table:table-cell>
          <table:table-cell table:style-name="Gnumeric-default" table:formula="of:=[.E532]*[.$K$1]" office:value-type="float" office:value="0.01694948598742485">
            <text:p>0.01694948598742485</text:p>
          </table:table-cell>
          <table:table-cell table:style-name="Gnumeric-default" table:formula="of:=[.$K$2]*([.E532]+[.G531])*0.02" office:value-type="float" office:value="3.3890002216398719e-06">
            <text:p>3.389000221639872E-06</text:p>
          </table:table-cell>
          <table:table-cell table:style-name="Gnumeric-default" table:formula="of:=[.$K$3]*([.E532]-[.E531])/0.02" office:value-type="float" office:value="1.066470704972744">
            <text:p>1.066470704972744</text:p>
          </table:table-cell>
          <table:table-cell table:style-name="Gnumeric-default" table:formula="of:=SUM([.F532:.H532])" office:value-type="float" office:value="1.0834235799603904">
            <text:p>1.083423579960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6471976935863495">
            <text:p>0.076471976935863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33]-[.C533]" office:value-type="float" office:value="0.076471976935863495">
            <text:p>0.0764719769358635</text:p>
          </table:table-cell>
          <table:table-cell table:style-name="Gnumeric-default" table:formula="of:=[.E533]*[.$K$1]" office:value-type="float" office:value="0.019117994233965874">
            <text:p>0.019117994233965874</text:p>
          </table:table-cell>
          <table:table-cell table:style-name="Gnumeric-default" table:formula="of:=[.$K$2]*([.E533]+[.G532])*0.02" office:value-type="float" office:value="3.8237682968042568e-06">
            <text:p>3.823768296804257E-06</text:p>
          </table:table-cell>
          <table:table-cell table:style-name="Gnumeric-default" table:formula="of:=[.$K$3]*([.E533]-[.E532])/0.02" office:value-type="float" office:value="0.021685082465410233">
            <text:p>0.021685082465410233</text:p>
          </table:table-cell>
          <table:table-cell table:style-name="Gnumeric-default" table:formula="of:=SUM([.F533:.H533])" office:value-type="float" office:value="0.040806900467672907">
            <text:p>0.0408069004676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7355807423591614">
            <text:p>0.0873558074235916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34]-[.C534]" office:value-type="float" office:value="0.087355807423591614">
            <text:p>0.0873558074235916</text:p>
          </table:table-cell>
          <table:table-cell table:style-name="Gnumeric-default" table:formula="of:=[.E534]*[.$K$1]" office:value-type="float" office:value="0.021838951855897903">
            <text:p>0.021838951855897903</text:p>
          </table:table-cell>
          <table:table-cell table:style-name="Gnumeric-default" table:formula="of:=[.$K$2]*([.E534]+[.G533])*0.02" office:value-type="float" office:value="4.3679815595944207e-06">
            <text:p>4.367981559594421E-06</text:p>
          </table:table-cell>
          <table:table-cell table:style-name="Gnumeric-default" table:formula="of:=[.$K$3]*([.E534]-[.E533])/0.02" office:value-type="float" office:value="0.027209576219320301">
            <text:p>0.0272095762193203</text:p>
          </table:table-cell>
          <table:table-cell table:style-name="Gnumeric-default" table:formula="of:=SUM([.F534:.H534])" office:value-type="float" office:value="0.049052896056777796">
            <text:p>0.0490528960567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878234356641769">
            <text:p>0.108782343566417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35]-[.C535]" office:value-type="float" office:value="0.10878234356641769">
            <text:p>0.1087823435664177</text:p>
          </table:table-cell>
          <table:table-cell table:style-name="Gnumeric-default" table:formula="of:=[.E535]*[.$K$1]" office:value-type="float" office:value="0.027195585891604424">
            <text:p>0.027195585891604424</text:p>
          </table:table-cell>
          <table:table-cell table:style-name="Gnumeric-default" table:formula="of:=[.$K$2]*([.E535]+[.G534])*0.02" office:value-type="float" office:value="5.4393355773988639e-06">
            <text:p>5.439335577398864E-06</text:p>
          </table:table-cell>
          <table:table-cell table:style-name="Gnumeric-default" table:formula="of:=[.$K$3]*([.E535]-[.E534])/0.02" office:value-type="float" office:value="0.053566340357065208">
            <text:p>0.05356634035706521</text:p>
          </table:table-cell>
          <table:table-cell table:style-name="Gnumeric-default" table:formula="of:=SUM([.F535:.H535])" office:value-type="float" office:value="0.080767365584247033">
            <text:p>0.0807673655842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068019270896912">
            <text:p>0.1106801927089691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36]-[.C536]" office:value-type="float" office:value="0.11068019270896912">
            <text:p>0.1106801927089691</text:p>
          </table:table-cell>
          <table:table-cell table:style-name="Gnumeric-default" table:formula="of:=[.E536]*[.$K$1]" office:value-type="float" office:value="0.027670048177242279">
            <text:p>0.02767004817724228</text:p>
          </table:table-cell>
          <table:table-cell table:style-name="Gnumeric-default" table:formula="of:=[.$K$2]*([.E536]+[.G535])*0.02" office:value-type="float" office:value="5.5342816022273255e-06">
            <text:p>5.5342816022273255E-06</text:p>
          </table:table-cell>
          <table:table-cell table:style-name="Gnumeric-default" table:formula="of:=[.$K$3]*([.E536]-[.E535])/0.02" office:value-type="float" office:value="0.0047446228563785553">
            <text:p>0.004744622856378555</text:p>
          </table:table-cell>
          <table:table-cell table:style-name="Gnumeric-default" table:formula="of:=SUM([.F536:.H536])" office:value-type="float" office:value="0.032420205315223063">
            <text:p>0.0324202053152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133555859327316">
            <text:p>0.1213355585932731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37]-[.C537]" office:value-type="float" office:value="0.12133555859327316">
            <text:p>0.1213355585932732</text:p>
          </table:table-cell>
          <table:table-cell table:style-name="Gnumeric-default" table:formula="of:=[.E537]*[.$K$1]" office:value-type="float" office:value="0.030333889648318291">
            <text:p>0.03033388964831829</text:p>
          </table:table-cell>
          <table:table-cell table:style-name="Gnumeric-default" table:formula="of:=[.$K$2]*([.E537]+[.G536])*0.02" office:value-type="float" office:value="6.0670546437437701e-06">
            <text:p>6.06705464374377E-06</text:p>
          </table:table-cell>
          <table:table-cell table:style-name="Gnumeric-default" table:formula="of:=[.$K$3]*([.E537]-[.E536])/0.02" office:value-type="float" office:value="0.026638414710760117">
            <text:p>0.026638414710760117</text:p>
          </table:table-cell>
          <table:table-cell table:style-name="Gnumeric-default" table:formula="of:=SUM([.F537:.H537])" office:value-type="float" office:value="0.056978371413722154">
            <text:p>0.0569783714137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319118529558182">
            <text:p>0.1231911852955818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38]-[.C538]" office:value-type="float" office:value="0.12319118529558182">
            <text:p>0.1231911852955818</text:p>
          </table:table-cell>
          <table:table-cell table:style-name="Gnumeric-default" table:formula="of:=[.E538]*[.$K$1]" office:value-type="float" office:value="0.030797796323895454">
            <text:p>0.030797796323895454</text:p>
          </table:table-cell>
          <table:table-cell table:style-name="Gnumeric-default" table:formula="of:=[.$K$2]*([.E538]+[.G537])*0.02" office:value-type="float" office:value="6.1598626175112787e-06">
            <text:p>6.159862617511279E-06</text:p>
          </table:table-cell>
          <table:table-cell table:style-name="Gnumeric-default" table:formula="of:=[.$K$3]*([.E538]-[.E537])/0.02" office:value-type="float" office:value="0.0046390667557716378">
            <text:p>0.004639066755771638</text:p>
          </table:table-cell>
          <table:table-cell table:style-name="Gnumeric-default" table:formula="of:=SUM([.F538:.H538])" office:value-type="float" office:value="0.035443022942284602">
            <text:p>0.0354430229422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944899499416351">
            <text:p>0.129448994994163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39]-[.C539]" office:value-type="float" office:value="0.12944899499416351">
            <text:p>0.1294489949941635</text:p>
          </table:table-cell>
          <table:table-cell table:style-name="Gnumeric-default" table:formula="of:=[.E539]*[.$K$1]" office:value-type="float" office:value="0.032362248748540878">
            <text:p>0.03236224874854088</text:p>
          </table:table-cell>
          <table:table-cell table:style-name="Gnumeric-default" table:formula="of:=[.$K$2]*([.E539]+[.G538])*0.02" office:value-type="float" office:value="6.4727577428390508e-06">
            <text:p>6.472757742839051E-06</text:p>
          </table:table-cell>
          <table:table-cell table:style-name="Gnumeric-default" table:formula="of:=[.$K$3]*([.E539]-[.E538])/0.02" office:value-type="float" office:value="0.015644524246454239">
            <text:p>0.01564452424645424</text:p>
          </table:table-cell>
          <table:table-cell table:style-name="Gnumeric-default" table:formula="of:=SUM([.F539:.H539])" office:value-type="float" office:value="0.048013245752737958">
            <text:p>0.0480132457527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568836450576782">
            <text:p>0.1356883645057678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40]-[.C540]" office:value-type="float" office:value="0.13568836450576782">
            <text:p>0.1356883645057678</text:p>
          </table:table-cell>
          <table:table-cell table:style-name="Gnumeric-default" table:formula="of:=[.E540]*[.$K$1]" office:value-type="float" office:value="0.033922091126441956">
            <text:p>0.033922091126441956</text:p>
          </table:table-cell>
          <table:table-cell table:style-name="Gnumeric-default" table:formula="of:=[.$K$2]*([.E540]+[.G539])*0.02" office:value-type="float" office:value="6.7847418631755335e-06">
            <text:p>6.7847418631755335E-06</text:p>
          </table:table-cell>
          <table:table-cell table:style-name="Gnumeric-default" table:formula="of:=[.$K$3]*([.E540]-[.E539])/0.02" office:value-type="float" office:value="0.015598423779010774">
            <text:p>0.015598423779010774</text:p>
          </table:table-cell>
          <table:table-cell table:style-name="Gnumeric-default" table:formula="of:=SUM([.F540:.H540])" office:value-type="float" office:value="0.049527299647315906">
            <text:p>0.0495272996473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31927627325058">
            <text:p>0.133192762732505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41]-[.C541]" office:value-type="float" office:value="0.1331927627325058">
            <text:p>0.1331927627325058</text:p>
          </table:table-cell>
          <table:table-cell table:style-name="Gnumeric-default" table:formula="of:=[.E541]*[.$K$1]" office:value-type="float" office:value="0.03329819068312645">
            <text:p>0.03329819068312645</text:p>
          </table:table-cell>
          <table:table-cell table:style-name="Gnumeric-default" table:formula="of:=[.$K$2]*([.E541]+[.G540])*0.02" office:value-type="float" office:value="6.659977373718448e-06">
            <text:p>6.659977373718448E-06</text:p>
          </table:table-cell>
          <table:table-cell table:style-name="Gnumeric-default" table:formula="of:=[.$K$3]*([.E541]-[.E540])/0.02" office:value-type="float" office:value="-0.0062390044331550598">
            <text:p>−0.0062390044331551</text:p>
          </table:table-cell>
          <table:table-cell table:style-name="Gnumeric-default" table:formula="of:=SUM([.F541:.H541])" office:value-type="float" office:value="0.027065846227345109">
            <text:p>0.0270658462273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080254197120667">
            <text:p>0.1308025419712066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42]-[.C542]" office:value-type="float" office:value="0.13080254197120667">
            <text:p>0.1308025419712067</text:p>
          </table:table-cell>
          <table:table-cell table:style-name="Gnumeric-default" table:formula="of:=[.E542]*[.$K$1]" office:value-type="float" office:value="0.032700635492801666">
            <text:p>0.032700635492801666</text:p>
          </table:table-cell>
          <table:table-cell table:style-name="Gnumeric-default" table:formula="of:=[.$K$2]*([.E542]+[.G541])*0.02" office:value-type="float" office:value="6.5404600974290195e-06">
            <text:p>6.5404600974290195E-06</text:p>
          </table:table-cell>
          <table:table-cell table:style-name="Gnumeric-default" table:formula="of:=[.$K$3]*([.E542]-[.E541])/0.02" office:value-type="float" office:value="-0.0059755519032478333">
            <text:p>−0.0059755519032478</text:p>
          </table:table-cell>
          <table:table-cell table:style-name="Gnumeric-default" table:formula="of:=SUM([.F542:.H542])" office:value-type="float" office:value="0.026731624049651261">
            <text:p>0.0267316240496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28723132610321">
            <text:p>0.132872313261032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43]-[.C543]" office:value-type="float" office:value="0.1328723132610321">
            <text:p>0.1328723132610321</text:p>
          </table:table-cell>
          <table:table-cell table:style-name="Gnumeric-default" table:formula="of:=[.E543]*[.$K$1]" office:value-type="float" office:value="0.033218078315258026">
            <text:p>0.033218078315258026</text:p>
          </table:table-cell>
          <table:table-cell table:style-name="Gnumeric-default" table:formula="of:=[.$K$2]*([.E543]+[.G542])*0.02" office:value-type="float" office:value="6.6439426860564777e-06">
            <text:p>6.643942686056478E-06</text:p>
          </table:table-cell>
          <table:table-cell table:style-name="Gnumeric-default" table:formula="of:=[.$K$3]*([.E543]-[.E542])/0.02" office:value-type="float" office:value="0.0051744282245635986">
            <text:p>0.005174428224563599</text:p>
          </table:table-cell>
          <table:table-cell table:style-name="Gnumeric-default" table:formula="of:=SUM([.F543:.H543])" office:value-type="float" office:value="0.03839915048250768">
            <text:p>0.0383991504825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706238567829132">
            <text:p>0.1370623856782913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44]-[.C544]" office:value-type="float" office:value="0.13706238567829132">
            <text:p>0.1370623856782913</text:p>
          </table:table-cell>
          <table:table-cell table:style-name="Gnumeric-default" table:formula="of:=[.E544]*[.$K$1]" office:value-type="float" office:value="0.03426559641957283">
            <text:p>0.03426559641957283</text:p>
          </table:table-cell>
          <table:table-cell table:style-name="Gnumeric-default" table:formula="of:=[.$K$2]*([.E544]+[.G543])*0.02" office:value-type="float" office:value="6.8534514810488698e-06">
            <text:p>6.85345148104887E-06</text:p>
          </table:table-cell>
          <table:table-cell table:style-name="Gnumeric-default" table:formula="of:=[.$K$3]*([.E544]-[.E543])/0.02" office:value-type="float" office:value="0.010475181043148041">
            <text:p>0.01047518104314804</text:p>
          </table:table-cell>
          <table:table-cell table:style-name="Gnumeric-default" table:formula="of:=SUM([.F544:.H544])" office:value-type="float" office:value="0.044747630914201919">
            <text:p>0.0447476309142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052541017532349">
            <text:p>0.130525410175323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45]-[.C545]" office:value-type="float" office:value="0.13052541017532349">
            <text:p>0.1305254101753235</text:p>
          </table:table-cell>
          <table:table-cell table:style-name="Gnumeric-default" table:formula="of:=[.E545]*[.$K$1]" office:value-type="float" office:value="0.032631352543830872">
            <text:p>0.03263135254383087</text:p>
          </table:table-cell>
          <table:table-cell table:style-name="Gnumeric-default" table:formula="of:=[.$K$2]*([.E545]+[.G544])*0.02" office:value-type="float" office:value="6.5266131813402275e-06">
            <text:p>6.5266131813402275E-06</text:p>
          </table:table-cell>
          <table:table-cell table:style-name="Gnumeric-default" table:formula="of:=[.$K$3]*([.E545]-[.E544])/0.02" office:value-type="float" office:value="-0.016342438757419586">
            <text:p>−0.0163424387574196</text:p>
          </table:table-cell>
          <table:table-cell table:style-name="Gnumeric-default" table:formula="of:=SUM([.F545:.H545])" office:value-type="float" office:value="0.016295440399592624">
            <text:p>0.0162954403995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414328008890152">
            <text:p>0.1241432800889015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46]-[.C546]" office:value-type="float" office:value="0.12414328008890152">
            <text:p>0.1241432800889015</text:p>
          </table:table-cell>
          <table:table-cell table:style-name="Gnumeric-default" table:formula="of:=[.E546]*[.$K$1]" office:value-type="float" office:value="0.03103582002222538">
            <text:p>0.03103582002222538</text:p>
          </table:table-cell>
          <table:table-cell table:style-name="Gnumeric-default" table:formula="of:=[.$K$2]*([.E546]+[.G545])*0.02" office:value-type="float" office:value="6.207490335104144e-06">
            <text:p>6.207490335104144E-06</text:p>
          </table:table-cell>
          <table:table-cell table:style-name="Gnumeric-default" table:formula="of:=[.$K$3]*([.E546]-[.E545])/0.02" office:value-type="float" office:value="-0.015955325216054916">
            <text:p>−0.0159553252160549</text:p>
          </table:table-cell>
          <table:table-cell table:style-name="Gnumeric-default" table:formula="of:=SUM([.F546:.H546])" office:value-type="float" office:value="0.015086702296505567">
            <text:p>0.0150867022965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790997534990311">
            <text:p>0.117909975349903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47]-[.C547]" office:value-type="float" office:value="0.11790997534990311">
            <text:p>0.1179099753499031</text:p>
          </table:table-cell>
          <table:table-cell table:style-name="Gnumeric-default" table:formula="of:=[.E547]*[.$K$1]" office:value-type="float" office:value="0.029477493837475777">
            <text:p>0.029477493837475777</text:p>
          </table:table-cell>
          <table:table-cell table:style-name="Gnumeric-default" table:formula="of:=[.$K$2]*([.E547]+[.G546])*0.02" office:value-type="float" office:value="5.89580914201191e-06">
            <text:p>5.89580914201191E-06</text:p>
          </table:table-cell>
          <table:table-cell table:style-name="Gnumeric-default" table:formula="of:=[.$K$3]*([.E547]-[.E546])/0.02" office:value-type="float" office:value="-0.015583261847496033">
            <text:p>−0.015583261847496</text:p>
          </table:table-cell>
          <table:table-cell table:style-name="Gnumeric-default" table:formula="of:=SUM([.F547:.H547])" office:value-type="float" office:value="0.013900127799121757">
            <text:p>0.0139001277991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586366802453995">
            <text:p>0.1058636680245399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48]-[.C548]" office:value-type="float" office:value="0.10586366802453995">
            <text:p>0.1058636680245399</text:p>
          </table:table-cell>
          <table:table-cell table:style-name="Gnumeric-default" table:formula="of:=[.E548]*[.$K$1]" office:value-type="float" office:value="0.026465917006134987">
            <text:p>0.026465917006134987</text:p>
          </table:table-cell>
          <table:table-cell table:style-name="Gnumeric-default" table:formula="of:=[.$K$2]*([.E548]+[.G547])*0.02" office:value-type="float" office:value="5.2934781916840973e-06">
            <text:p>5.293478191684097E-06</text:p>
          </table:table-cell>
          <table:table-cell table:style-name="Gnumeric-default" table:formula="of:=[.$K$3]*([.E548]-[.E547])/0.02" office:value-type="float" office:value="-0.030115768313407901">
            <text:p>−0.0301157683134079</text:p>
          </table:table-cell>
          <table:table-cell table:style-name="Gnumeric-default" table:formula="of:=SUM([.F548:.H548])" office:value-type="float" office:value="-0.0036445578290812304">
            <text:p>−0.00364455782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1324219703674316">
            <text:p>0.0813242197036743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49]-[.C549]" office:value-type="float" office:value="0.081324219703674316">
            <text:p>0.0813242197036743</text:p>
          </table:table-cell>
          <table:table-cell table:style-name="Gnumeric-default" table:formula="of:=[.E549]*[.$K$1]" office:value-type="float" office:value="0.020331054925918579">
            <text:p>0.02033105492591858</text:p>
          </table:table-cell>
          <table:table-cell table:style-name="Gnumeric-default" table:formula="of:=[.$K$2]*([.E549]+[.G548])*0.02" office:value-type="float" office:value="4.0664756590933005e-06">
            <text:p>4.0664756590933005E-06</text:p>
          </table:table-cell>
          <table:table-cell table:style-name="Gnumeric-default" table:formula="of:=[.$K$3]*([.E549]-[.E548])/0.02" office:value-type="float" office:value="-0.061348620802164078">
            <text:p>−0.0613486208021641</text:p>
          </table:table-cell>
          <table:table-cell table:style-name="Gnumeric-default" table:formula="of:=SUM([.F549:.H549])" office:value-type="float" office:value="-0.041013499400586406">
            <text:p>−0.04101349940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7205697298049927">
            <text:p>0.0672056972980499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50]-[.C550]" office:value-type="float" office:value="0.067205697298049927">
            <text:p>0.0672056972980499</text:p>
          </table:table-cell>
          <table:table-cell table:style-name="Gnumeric-default" table:formula="of:=[.E550]*[.$K$1]" office:value-type="float" office:value="0.016801424324512482">
            <text:p>0.01680142432451248</text:p>
          </table:table-cell>
          <table:table-cell table:style-name="Gnumeric-default" table:formula="of:=[.$K$2]*([.E550]+[.G549])*0.02" office:value-type="float" office:value="3.360488188685451e-06">
            <text:p>3.360488188685451E-06</text:p>
          </table:table-cell>
          <table:table-cell table:style-name="Gnumeric-default" table:formula="of:=[.$K$3]*([.E550]-[.E549])/0.02" office:value-type="float" office:value="-0.035296306014060974">
            <text:p>−0.035296306014061</text:p>
          </table:table-cell>
          <table:table-cell table:style-name="Gnumeric-default" table:formula="of:=SUM([.F550:.H550])" office:value-type="float" office:value="-0.018491521201359808">
            <text:p>−0.01849152120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7673834264278412">
            <text:p>0.0576738342642784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51]-[.C551]" office:value-type="float" office:value="0.057673834264278412">
            <text:p>0.0576738342642784</text:p>
          </table:table-cell>
          <table:table-cell table:style-name="Gnumeric-default" table:formula="of:=[.E551]*[.$K$1]" office:value-type="float" office:value="0.014418458566069603">
            <text:p>0.014418458566069603</text:p>
          </table:table-cell>
          <table:table-cell table:style-name="Gnumeric-default" table:formula="of:=[.$K$2]*([.E551]+[.G550])*0.02" office:value-type="float" office:value="2.8838597376233548e-06">
            <text:p>2.883859737623355E-06</text:p>
          </table:table-cell>
          <table:table-cell table:style-name="Gnumeric-default" table:formula="of:=[.$K$3]*([.E551]-[.E550])/0.02" office:value-type="float" office:value="-0.023829657584428787">
            <text:p>−0.0238296575844288</text:p>
          </table:table-cell>
          <table:table-cell table:style-name="Gnumeric-default" table:formula="of:=SUM([.F551:.H551])" office:value-type="float" office:value="-0.0094083151586215608">
            <text:p>−0.00940831515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3940521776676178">
            <text:p>0.0439405217766761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52]-[.C552]" office:value-type="float" office:value="0.043940521776676178">
            <text:p>0.0439405217766762</text:p>
          </table:table-cell>
          <table:table-cell table:style-name="Gnumeric-default" table:formula="of:=[.E552]*[.$K$1]" office:value-type="float" office:value="0.010985130444169044">
            <text:p>0.010985130444169044</text:p>
          </table:table-cell>
          <table:table-cell table:style-name="Gnumeric-default" table:formula="of:=[.$K$2]*([.E552]+[.G551])*0.02" office:value-type="float" office:value="2.1971702818206902e-06">
            <text:p>2.19717028182069E-06</text:p>
          </table:table-cell>
          <table:table-cell table:style-name="Gnumeric-default" table:formula="of:=[.$K$3]*([.E552]-[.E551])/0.02" office:value-type="float" office:value="-0.034333281219005592">
            <text:p>−0.0343332812190056</text:p>
          </table:table-cell>
          <table:table-cell table:style-name="Gnumeric-default" table:formula="of:=SUM([.F552:.H552])" office:value-type="float" office:value="-0.023345953604554725">
            <text:p>−0.02334595360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041752427816391">
            <text:p>0.0304175242781639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53]-[.C553]" office:value-type="float" office:value="0.03041752427816391">
            <text:p>0.0304175242781639</text:p>
          </table:table-cell>
          <table:table-cell table:style-name="Gnumeric-default" table:formula="of:=[.E553]*[.$K$1]" office:value-type="float" office:value="0.0076043810695409775">
            <text:p>0.007604381069541</text:p>
          </table:table-cell>
          <table:table-cell table:style-name="Gnumeric-default" table:formula="of:=[.$K$2]*([.E553]+[.G552])*0.02" office:value-type="float" office:value="1.5209860724222868e-06">
            <text:p>1.5209860724222868E-06</text:p>
          </table:table-cell>
          <table:table-cell table:style-name="Gnumeric-default" table:formula="of:=[.$K$3]*([.E553]-[.E552])/0.02" office:value-type="float" office:value="-0.03380749374628067">
            <text:p>−0.0338074937462807</text:p>
          </table:table-cell>
          <table:table-cell table:style-name="Gnumeric-default" table:formula="of:=SUM([.F553:.H553])" office:value-type="float" office:value="-0.02620159169066727">
            <text:p>−0.02620159169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7096206545829773">
            <text:p>0.017096206545829773</text:p>
          </table:table-cell>
          <table:table-cell table:style-name="Gnumeric-default" office:value-type="float" office:value="0.007745776791125536">
            <text:p>0.007745776791125536</text:p>
          </table:table-cell>
          <table:table-cell table:style-name="Gnumeric-default"/>
          <table:table-cell table:style-name="Gnumeric-default" table:formula="of:=[.B554]-[.C554]" office:value-type="float" office:value="0.009350429754704237">
            <text:p>0.0093504297547042</text:p>
          </table:table-cell>
          <table:table-cell table:style-name="Gnumeric-default" table:formula="of:=[.E554]*[.$K$1]" office:value-type="float" office:value="0.0023376074386760592">
            <text:p>0.0023376074386761</text:p>
          </table:table-cell>
          <table:table-cell table:style-name="Gnumeric-default" table:formula="of:=[.$K$2]*([.E554]+[.G553])*0.02" office:value-type="float" office:value="4.6759753703883301e-07">
            <text:p>4.67597537038833E-07</text:p>
          </table:table-cell>
          <table:table-cell table:style-name="Gnumeric-default" table:formula="of:=[.$K$3]*([.E554]-[.E553])/0.02" office:value-type="float" office:value="-0.052667736308649189">
            <text:p>−0.0526677363086492</text:p>
          </table:table-cell>
          <table:table-cell table:style-name="Gnumeric-default" table:formula="of:=SUM([.F554:.H554])" office:value-type="float" office:value="-0.050329661272436092">
            <text:p>−0.05032966127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55]-[.C555]" office:value-type="float" office:value="0">
            <text:p>0</text:p>
          </table:table-cell>
          <table:table-cell table:style-name="Gnumeric-default" table:formula="of:=[.E555]*[.$K$1]" office:value-type="float" office:value="0">
            <text:p>0</text:p>
          </table:table-cell>
          <table:table-cell table:style-name="Gnumeric-default" table:formula="of:=[.$K$2]*([.E555]+[.G554])*0.02" office:value-type="float" office:value="2.3379876851941651e-11">
            <text:p>2.337987685194165E-11</text:p>
          </table:table-cell>
          <table:table-cell table:style-name="Gnumeric-default" table:formula="of:=[.$K$3]*([.E555]-[.E554])/0.02" office:value-type="float" office:value="-0.023376074386760592">
            <text:p>−0.0233760743867606</text:p>
          </table:table-cell>
          <table:table-cell table:style-name="Gnumeric-default" table:formula="of:=SUM([.F555:.H555])" office:value-type="float" office:value="-0.023376074363380715">
            <text:p>−0.02337607436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56]-[.C556]" office:value-type="float" office:value="0">
            <text:p>0</text:p>
          </table:table-cell>
          <table:table-cell table:style-name="Gnumeric-default" table:formula="of:=[.E556]*[.$K$1]" office:value-type="float" office:value="0">
            <text:p>0</text:p>
          </table:table-cell>
          <table:table-cell table:style-name="Gnumeric-default" table:formula="of:=[.$K$2]*([.E556]+[.G555])*0.02" office:value-type="float" office:value="1.1689938425970825e-15">
            <text:p>1.1689938425970825E-15</text:p>
          </table:table-cell>
          <table:table-cell table:style-name="Gnumeric-default" table:formula="of:=[.$K$3]*([.E556]-[.E555])/0.02" office:value-type="float" office:value="0">
            <text:p>0</text:p>
          </table:table-cell>
          <table:table-cell table:style-name="Gnumeric-default" table:formula="of:=SUM([.F556:.H556])" office:value-type="float" office:value="1.1689938425970825e-15">
            <text:p>1.1689938426E−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57]-[.C557]" office:value-type="float" office:value="0">
            <text:p>0</text:p>
          </table:table-cell>
          <table:table-cell table:style-name="Gnumeric-default" table:formula="of:=[.E557]*[.$K$1]" office:value-type="float" office:value="0">
            <text:p>0</text:p>
          </table:table-cell>
          <table:table-cell table:style-name="Gnumeric-default" table:formula="of:=[.$K$2]*([.E557]+[.G556])*0.02" office:value-type="float" office:value="5.844969212985413e-20">
            <text:p>5.844969212985413E-20</text:p>
          </table:table-cell>
          <table:table-cell table:style-name="Gnumeric-default" table:formula="of:=[.$K$3]*([.E557]-[.E556])/0.02" office:value-type="float" office:value="0">
            <text:p>0</text:p>
          </table:table-cell>
          <table:table-cell table:style-name="Gnumeric-default" table:formula="of:=SUM([.F557:.H557])" office:value-type="float" office:value="5.844969212985413e-20">
            <text:p>5.8449692130E−2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58]-[.C558]" office:value-type="float" office:value="0">
            <text:p>0</text:p>
          </table:table-cell>
          <table:table-cell table:style-name="Gnumeric-default" table:formula="of:=[.E558]*[.$K$1]" office:value-type="float" office:value="0">
            <text:p>0</text:p>
          </table:table-cell>
          <table:table-cell table:style-name="Gnumeric-default" table:formula="of:=[.$K$2]*([.E558]+[.G557])*0.02" office:value-type="float" office:value="2.9224846064927065e-24">
            <text:p>2.9224846064927065E-24</text:p>
          </table:table-cell>
          <table:table-cell table:style-name="Gnumeric-default" table:formula="of:=[.$K$3]*([.E558]-[.E557])/0.02" office:value-type="float" office:value="0">
            <text:p>0</text:p>
          </table:table-cell>
          <table:table-cell table:style-name="Gnumeric-default" table:formula="of:=SUM([.F558:.H558])" office:value-type="float" office:value="2.9224846064927065e-24">
            <text:p>2.9224846065E−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59]-[.C559]" office:value-type="float" office:value="0">
            <text:p>0</text:p>
          </table:table-cell>
          <table:table-cell table:style-name="Gnumeric-default" table:formula="of:=[.E559]*[.$K$1]" office:value-type="float" office:value="0">
            <text:p>0</text:p>
          </table:table-cell>
          <table:table-cell table:style-name="Gnumeric-default" table:formula="of:=[.$K$2]*([.E559]+[.G558])*0.02" office:value-type="float" office:value="1.4612423032463534e-28">
            <text:p>1.4612423032463534E-28</text:p>
          </table:table-cell>
          <table:table-cell table:style-name="Gnumeric-default" table:formula="of:=[.$K$3]*([.E559]-[.E558])/0.02" office:value-type="float" office:value="0">
            <text:p>0</text:p>
          </table:table-cell>
          <table:table-cell table:style-name="Gnumeric-default" table:formula="of:=SUM([.F559:.H559])" office:value-type="float" office:value="1.4612423032463534e-28">
            <text:p>1.4612423032E−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60]-[.C560]" office:value-type="float" office:value="0">
            <text:p>0</text:p>
          </table:table-cell>
          <table:table-cell table:style-name="Gnumeric-default" table:formula="of:=[.E560]*[.$K$1]" office:value-type="float" office:value="0">
            <text:p>0</text:p>
          </table:table-cell>
          <table:table-cell table:style-name="Gnumeric-default" table:formula="of:=[.$K$2]*([.E560]+[.G559])*0.02" office:value-type="float" office:value="7.3062115162317668e-33">
            <text:p>7.306211516231767E-33</text:p>
          </table:table-cell>
          <table:table-cell table:style-name="Gnumeric-default" table:formula="of:=[.$K$3]*([.E560]-[.E559])/0.02" office:value-type="float" office:value="0">
            <text:p>0</text:p>
          </table:table-cell>
          <table:table-cell table:style-name="Gnumeric-default" table:formula="of:=SUM([.F560:.H560])" office:value-type="float" office:value="7.3062115162317668e-33">
            <text:p>7.3062115162E−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61]-[.C561]" office:value-type="float" office:value="0">
            <text:p>0</text:p>
          </table:table-cell>
          <table:table-cell table:style-name="Gnumeric-default" table:formula="of:=[.E561]*[.$K$1]" office:value-type="float" office:value="0">
            <text:p>0</text:p>
          </table:table-cell>
          <table:table-cell table:style-name="Gnumeric-default" table:formula="of:=[.$K$2]*([.E561]+[.G560])*0.02" office:value-type="float" office:value="3.6531057581158837e-37">
            <text:p>3.6531057581158837E-37</text:p>
          </table:table-cell>
          <table:table-cell table:style-name="Gnumeric-default" table:formula="of:=[.$K$3]*([.E561]-[.E560])/0.02" office:value-type="float" office:value="0">
            <text:p>0</text:p>
          </table:table-cell>
          <table:table-cell table:style-name="Gnumeric-default" table:formula="of:=SUM([.F561:.H561])" office:value-type="float" office:value="3.6531057581158837e-37">
            <text:p>3.6531057581E−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62]-[.C562]" office:value-type="float" office:value="0">
            <text:p>0</text:p>
          </table:table-cell>
          <table:table-cell table:style-name="Gnumeric-default" table:formula="of:=[.E562]*[.$K$1]" office:value-type="float" office:value="0">
            <text:p>0</text:p>
          </table:table-cell>
          <table:table-cell table:style-name="Gnumeric-default" table:formula="of:=[.$K$2]*([.E562]+[.G561])*0.02" office:value-type="float" office:value="1.8265528790579417e-41">
            <text:p>1.8265528790579417E-41</text:p>
          </table:table-cell>
          <table:table-cell table:style-name="Gnumeric-default" table:formula="of:=[.$K$3]*([.E562]-[.E561])/0.02" office:value-type="float" office:value="0">
            <text:p>0</text:p>
          </table:table-cell>
          <table:table-cell table:style-name="Gnumeric-default" table:formula="of:=SUM([.F562:.H562])" office:value-type="float" office:value="1.8265528790579417e-41">
            <text:p>1.8265528791E−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63]-[.C563]" office:value-type="float" office:value="0">
            <text:p>0</text:p>
          </table:table-cell>
          <table:table-cell table:style-name="Gnumeric-default" table:formula="of:=[.E563]*[.$K$1]" office:value-type="float" office:value="0">
            <text:p>0</text:p>
          </table:table-cell>
          <table:table-cell table:style-name="Gnumeric-default" table:formula="of:=[.$K$2]*([.E563]+[.G562])*0.02" office:value-type="float" office:value="9.132764395289709e-46">
            <text:p>9.132764395289709E-46</text:p>
          </table:table-cell>
          <table:table-cell table:style-name="Gnumeric-default" table:formula="of:=[.$K$3]*([.E563]-[.E562])/0.02" office:value-type="float" office:value="0">
            <text:p>0</text:p>
          </table:table-cell>
          <table:table-cell table:style-name="Gnumeric-default" table:formula="of:=SUM([.F563:.H563])" office:value-type="float" office:value="9.132764395289709e-46">
            <text:p>9.1327643953E−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64]-[.C564]" office:value-type="float" office:value="0">
            <text:p>0</text:p>
          </table:table-cell>
          <table:table-cell table:style-name="Gnumeric-default" table:formula="of:=[.E564]*[.$K$1]" office:value-type="float" office:value="0">
            <text:p>0</text:p>
          </table:table-cell>
          <table:table-cell table:style-name="Gnumeric-default" table:formula="of:=[.$K$2]*([.E564]+[.G563])*0.02" office:value-type="float" office:value="4.5663821976448548e-50">
            <text:p>4.566382197644855E-50</text:p>
          </table:table-cell>
          <table:table-cell table:style-name="Gnumeric-default" table:formula="of:=[.$K$3]*([.E564]-[.E563])/0.02" office:value-type="float" office:value="0">
            <text:p>0</text:p>
          </table:table-cell>
          <table:table-cell table:style-name="Gnumeric-default" table:formula="of:=SUM([.F564:.H564])" office:value-type="float" office:value="4.5663821976448548e-50">
            <text:p>4.5663821976E−5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65]-[.C565]" office:value-type="float" office:value="0">
            <text:p>0</text:p>
          </table:table-cell>
          <table:table-cell table:style-name="Gnumeric-default" table:formula="of:=[.E565]*[.$K$1]" office:value-type="float" office:value="0">
            <text:p>0</text:p>
          </table:table-cell>
          <table:table-cell table:style-name="Gnumeric-default" table:formula="of:=[.$K$2]*([.E565]+[.G564])*0.02" office:value-type="float" office:value="2.2831910988224275e-54">
            <text:p>2.2831910988224275E-54</text:p>
          </table:table-cell>
          <table:table-cell table:style-name="Gnumeric-default" table:formula="of:=[.$K$3]*([.E565]-[.E564])/0.02" office:value-type="float" office:value="0">
            <text:p>0</text:p>
          </table:table-cell>
          <table:table-cell table:style-name="Gnumeric-default" table:formula="of:=SUM([.F565:.H565])" office:value-type="float" office:value="2.2831910988224275e-54">
            <text:p>2.2831910988E−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66]-[.C566]" office:value-type="float" office:value="0">
            <text:p>0</text:p>
          </table:table-cell>
          <table:table-cell table:style-name="Gnumeric-default" table:formula="of:=[.E566]*[.$K$1]" office:value-type="float" office:value="0">
            <text:p>0</text:p>
          </table:table-cell>
          <table:table-cell table:style-name="Gnumeric-default" table:formula="of:=[.$K$2]*([.E566]+[.G565])*0.02" office:value-type="float" office:value="1.1415955494112137e-58">
            <text:p>1.1415955494112137E-58</text:p>
          </table:table-cell>
          <table:table-cell table:style-name="Gnumeric-default" table:formula="of:=[.$K$3]*([.E566]-[.E565])/0.02" office:value-type="float" office:value="0">
            <text:p>0</text:p>
          </table:table-cell>
          <table:table-cell table:style-name="Gnumeric-default" table:formula="of:=SUM([.F566:.H566])" office:value-type="float" office:value="1.1415955494112137e-58">
            <text:p>1.1415955494E−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67]-[.C567]" office:value-type="float" office:value="0">
            <text:p>0</text:p>
          </table:table-cell>
          <table:table-cell table:style-name="Gnumeric-default" table:formula="of:=[.E567]*[.$K$1]" office:value-type="float" office:value="0">
            <text:p>0</text:p>
          </table:table-cell>
          <table:table-cell table:style-name="Gnumeric-default" table:formula="of:=[.$K$2]*([.E567]+[.G566])*0.02" office:value-type="float" office:value="5.7079777470560689e-63">
            <text:p>5.707977747056069E-63</text:p>
          </table:table-cell>
          <table:table-cell table:style-name="Gnumeric-default" table:formula="of:=[.$K$3]*([.E567]-[.E566])/0.02" office:value-type="float" office:value="0">
            <text:p>0</text:p>
          </table:table-cell>
          <table:table-cell table:style-name="Gnumeric-default" table:formula="of:=SUM([.F567:.H567])" office:value-type="float" office:value="5.7079777470560689e-63">
            <text:p>5.7079777471E−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68]-[.C568]" office:value-type="float" office:value="0">
            <text:p>0</text:p>
          </table:table-cell>
          <table:table-cell table:style-name="Gnumeric-default" table:formula="of:=[.E568]*[.$K$1]" office:value-type="float" office:value="0">
            <text:p>0</text:p>
          </table:table-cell>
          <table:table-cell table:style-name="Gnumeric-default" table:formula="of:=[.$K$2]*([.E568]+[.G567])*0.02" office:value-type="float" office:value="2.8539888735280343e-67">
            <text:p>2.8539888735280343E-67</text:p>
          </table:table-cell>
          <table:table-cell table:style-name="Gnumeric-default" table:formula="of:=[.$K$3]*([.E568]-[.E567])/0.02" office:value-type="float" office:value="0">
            <text:p>0</text:p>
          </table:table-cell>
          <table:table-cell table:style-name="Gnumeric-default" table:formula="of:=SUM([.F568:.H568])" office:value-type="float" office:value="2.8539888735280343e-67">
            <text:p>2.8539888735E−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69]-[.C569]" office:value-type="float" office:value="0">
            <text:p>0</text:p>
          </table:table-cell>
          <table:table-cell table:style-name="Gnumeric-default" table:formula="of:=[.E569]*[.$K$1]" office:value-type="float" office:value="0">
            <text:p>0</text:p>
          </table:table-cell>
          <table:table-cell table:style-name="Gnumeric-default" table:formula="of:=[.$K$2]*([.E569]+[.G568])*0.02" office:value-type="float" office:value="1.4269944367640173e-71">
            <text:p>1.4269944367640173E-71</text:p>
          </table:table-cell>
          <table:table-cell table:style-name="Gnumeric-default" table:formula="of:=[.$K$3]*([.E569]-[.E568])/0.02" office:value-type="float" office:value="0">
            <text:p>0</text:p>
          </table:table-cell>
          <table:table-cell table:style-name="Gnumeric-default" table:formula="of:=SUM([.F569:.H569])" office:value-type="float" office:value="1.4269944367640173e-71">
            <text:p>1.4269944368E−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70]-[.C570]" office:value-type="float" office:value="0">
            <text:p>0</text:p>
          </table:table-cell>
          <table:table-cell table:style-name="Gnumeric-default" table:formula="of:=[.E570]*[.$K$1]" office:value-type="float" office:value="0">
            <text:p>0</text:p>
          </table:table-cell>
          <table:table-cell table:style-name="Gnumeric-default" table:formula="of:=[.$K$2]*([.E570]+[.G569])*0.02" office:value-type="float" office:value="7.1349721838200864e-76">
            <text:p>7.134972183820086E-76</text:p>
          </table:table-cell>
          <table:table-cell table:style-name="Gnumeric-default" table:formula="of:=[.$K$3]*([.E570]-[.E569])/0.02" office:value-type="float" office:value="0">
            <text:p>0</text:p>
          </table:table-cell>
          <table:table-cell table:style-name="Gnumeric-default" table:formula="of:=SUM([.F570:.H570])" office:value-type="float" office:value="7.1349721838200864e-76">
            <text:p>7.1349721838E−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71]-[.C571]" office:value-type="float" office:value="0">
            <text:p>0</text:p>
          </table:table-cell>
          <table:table-cell table:style-name="Gnumeric-default" table:formula="of:=[.E571]*[.$K$1]" office:value-type="float" office:value="0">
            <text:p>0</text:p>
          </table:table-cell>
          <table:table-cell table:style-name="Gnumeric-default" table:formula="of:=[.$K$2]*([.E571]+[.G570])*0.02" office:value-type="float" office:value="3.5674860919100433e-80">
            <text:p>3.567486091910043E-80</text:p>
          </table:table-cell>
          <table:table-cell table:style-name="Gnumeric-default" table:formula="of:=[.$K$3]*([.E571]-[.E570])/0.02" office:value-type="float" office:value="0">
            <text:p>0</text:p>
          </table:table-cell>
          <table:table-cell table:style-name="Gnumeric-default" table:formula="of:=SUM([.F571:.H571])" office:value-type="float" office:value="3.5674860919100433e-80">
            <text:p>3.5674860919E−8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72]-[.C572]" office:value-type="float" office:value="0">
            <text:p>0</text:p>
          </table:table-cell>
          <table:table-cell table:style-name="Gnumeric-default" table:formula="of:=[.E572]*[.$K$1]" office:value-type="float" office:value="0">
            <text:p>0</text:p>
          </table:table-cell>
          <table:table-cell table:style-name="Gnumeric-default" table:formula="of:=[.$K$2]*([.E572]+[.G571])*0.02" office:value-type="float" office:value="1.7837430459550217e-84">
            <text:p>1.7837430459550217E-84</text:p>
          </table:table-cell>
          <table:table-cell table:style-name="Gnumeric-default" table:formula="of:=[.$K$3]*([.E572]-[.E571])/0.02" office:value-type="float" office:value="0">
            <text:p>0</text:p>
          </table:table-cell>
          <table:table-cell table:style-name="Gnumeric-default" table:formula="of:=SUM([.F572:.H572])" office:value-type="float" office:value="1.7837430459550217e-84">
            <text:p>1.7837430460E−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73]-[.C573]" office:value-type="float" office:value="0">
            <text:p>0</text:p>
          </table:table-cell>
          <table:table-cell table:style-name="Gnumeric-default" table:formula="of:=[.E573]*[.$K$1]" office:value-type="float" office:value="0">
            <text:p>0</text:p>
          </table:table-cell>
          <table:table-cell table:style-name="Gnumeric-default" table:formula="of:=[.$K$2]*([.E573]+[.G572])*0.02" office:value-type="float" office:value="8.9187152297751099e-89">
            <text:p>8.91871522977511E-89</text:p>
          </table:table-cell>
          <table:table-cell table:style-name="Gnumeric-default" table:formula="of:=[.$K$3]*([.E573]-[.E572])/0.02" office:value-type="float" office:value="0">
            <text:p>0</text:p>
          </table:table-cell>
          <table:table-cell table:style-name="Gnumeric-default" table:formula="of:=SUM([.F573:.H573])" office:value-type="float" office:value="8.9187152297751099e-89">
            <text:p>8.9187152298E−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74]-[.C574]" office:value-type="float" office:value="0">
            <text:p>0</text:p>
          </table:table-cell>
          <table:table-cell table:style-name="Gnumeric-default" table:formula="of:=[.E574]*[.$K$1]" office:value-type="float" office:value="0">
            <text:p>0</text:p>
          </table:table-cell>
          <table:table-cell table:style-name="Gnumeric-default" table:formula="of:=[.$K$2]*([.E574]+[.G573])*0.02" office:value-type="float" office:value="4.4593576148875554e-93">
            <text:p>4.459357614887555E-93</text:p>
          </table:table-cell>
          <table:table-cell table:style-name="Gnumeric-default" table:formula="of:=[.$K$3]*([.E574]-[.E573])/0.02" office:value-type="float" office:value="0">
            <text:p>0</text:p>
          </table:table-cell>
          <table:table-cell table:style-name="Gnumeric-default" table:formula="of:=SUM([.F574:.H574])" office:value-type="float" office:value="4.4593576148875554e-93">
            <text:p>4.4593576149E−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75]-[.C575]" office:value-type="float" office:value="0">
            <text:p>0</text:p>
          </table:table-cell>
          <table:table-cell table:style-name="Gnumeric-default" table:formula="of:=[.E575]*[.$K$1]" office:value-type="float" office:value="0">
            <text:p>0</text:p>
          </table:table-cell>
          <table:table-cell table:style-name="Gnumeric-default" table:formula="of:=[.$K$2]*([.E575]+[.G574])*0.02" office:value-type="float" office:value="2.2296788074437776e-97">
            <text:p>2.2296788074437776E-97</text:p>
          </table:table-cell>
          <table:table-cell table:style-name="Gnumeric-default" table:formula="of:=[.$K$3]*([.E575]-[.E574])/0.02" office:value-type="float" office:value="0">
            <text:p>0</text:p>
          </table:table-cell>
          <table:table-cell table:style-name="Gnumeric-default" table:formula="of:=SUM([.F575:.H575])" office:value-type="float" office:value="2.2296788074437776e-97">
            <text:p>2.2296788074E−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76]-[.C576]" office:value-type="float" office:value="0">
            <text:p>0</text:p>
          </table:table-cell>
          <table:table-cell table:style-name="Gnumeric-default" table:formula="of:=[.E576]*[.$K$1]" office:value-type="float" office:value="0">
            <text:p>0</text:p>
          </table:table-cell>
          <table:table-cell table:style-name="Gnumeric-default" table:formula="of:=[.$K$2]*([.E576]+[.G575])*0.02" office:value-type="float" office:value="1.1148394037218889e-101">
            <text:p>1.114839403721889E-101</text:p>
          </table:table-cell>
          <table:table-cell table:style-name="Gnumeric-default" table:formula="of:=[.$K$3]*([.E576]-[.E575])/0.02" office:value-type="float" office:value="0">
            <text:p>0</text:p>
          </table:table-cell>
          <table:table-cell table:style-name="Gnumeric-default" table:formula="of:=SUM([.F576:.H576])" office:value-type="float" office:value="1.1148394037218889e-101">
            <text:p>1.114839404E−1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77]-[.C577]" office:value-type="float" office:value="0">
            <text:p>0</text:p>
          </table:table-cell>
          <table:table-cell table:style-name="Gnumeric-default" table:formula="of:=[.E577]*[.$K$1]" office:value-type="float" office:value="0">
            <text:p>0</text:p>
          </table:table-cell>
          <table:table-cell table:style-name="Gnumeric-default" table:formula="of:=[.$K$2]*([.E577]+[.G576])*0.02" office:value-type="float" office:value="5.5741970186094445e-106">
            <text:p>5.574197018609445E-106</text:p>
          </table:table-cell>
          <table:table-cell table:style-name="Gnumeric-default" table:formula="of:=[.$K$3]*([.E577]-[.E576])/0.02" office:value-type="float" office:value="0">
            <text:p>0</text:p>
          </table:table-cell>
          <table:table-cell table:style-name="Gnumeric-default" table:formula="of:=SUM([.F577:.H577])" office:value-type="float" office:value="5.5741970186094445e-106">
            <text:p>5.574197019E−1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78]-[.C578]" office:value-type="float" office:value="0">
            <text:p>0</text:p>
          </table:table-cell>
          <table:table-cell table:style-name="Gnumeric-default" table:formula="of:=[.E578]*[.$K$1]" office:value-type="float" office:value="0">
            <text:p>0</text:p>
          </table:table-cell>
          <table:table-cell table:style-name="Gnumeric-default" table:formula="of:=[.$K$2]*([.E578]+[.G577])*0.02" office:value-type="float" office:value="2.7870985093047225e-110">
            <text:p>2.78709850930472E−110</text:p>
          </table:table-cell>
          <table:table-cell table:style-name="Gnumeric-default" table:formula="of:=[.$K$3]*([.E578]-[.E577])/0.02" office:value-type="float" office:value="0">
            <text:p>0</text:p>
          </table:table-cell>
          <table:table-cell table:style-name="Gnumeric-default" table:formula="of:=SUM([.F578:.H578])" office:value-type="float" office:value="2.7870985093047225e-110">
            <text:p>2.787098509E−11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79]-[.C579]" office:value-type="float" office:value="0">
            <text:p>0</text:p>
          </table:table-cell>
          <table:table-cell table:style-name="Gnumeric-default" table:formula="of:=[.E579]*[.$K$1]" office:value-type="float" office:value="0">
            <text:p>0</text:p>
          </table:table-cell>
          <table:table-cell table:style-name="Gnumeric-default" table:formula="of:=[.$K$2]*([.E579]+[.G578])*0.02" office:value-type="float" office:value="1.3935492546523612e-114">
            <text:p>1.39354925465236E−114</text:p>
          </table:table-cell>
          <table:table-cell table:style-name="Gnumeric-default" table:formula="of:=[.$K$3]*([.E579]-[.E578])/0.02" office:value-type="float" office:value="0">
            <text:p>0</text:p>
          </table:table-cell>
          <table:table-cell table:style-name="Gnumeric-default" table:formula="of:=SUM([.F579:.H579])" office:value-type="float" office:value="1.3935492546523612e-114">
            <text:p>1.393549255E−1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80]-[.C580]" office:value-type="float" office:value="0">
            <text:p>0</text:p>
          </table:table-cell>
          <table:table-cell table:style-name="Gnumeric-default" table:formula="of:=[.E580]*[.$K$1]" office:value-type="float" office:value="0">
            <text:p>0</text:p>
          </table:table-cell>
          <table:table-cell table:style-name="Gnumeric-default" table:formula="of:=[.$K$2]*([.E580]+[.G579])*0.02" office:value-type="float" office:value="6.9677462732618068e-119">
            <text:p>6.967746273261807E-119</text:p>
          </table:table-cell>
          <table:table-cell table:style-name="Gnumeric-default" table:formula="of:=[.$K$3]*([.E580]-[.E579])/0.02" office:value-type="float" office:value="0">
            <text:p>0</text:p>
          </table:table-cell>
          <table:table-cell table:style-name="Gnumeric-default" table:formula="of:=SUM([.F580:.H580])" office:value-type="float" office:value="6.9677462732618068e-119">
            <text:p>6.967746273E−1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81]-[.C581]" office:value-type="float" office:value="0">
            <text:p>0</text:p>
          </table:table-cell>
          <table:table-cell table:style-name="Gnumeric-default" table:formula="of:=[.E581]*[.$K$1]" office:value-type="float" office:value="0">
            <text:p>0</text:p>
          </table:table-cell>
          <table:table-cell table:style-name="Gnumeric-default" table:formula="of:=[.$K$2]*([.E581]+[.G580])*0.02" office:value-type="float" office:value="3.4838731366309036e-123">
            <text:p>3.4838731366309E−123</text:p>
          </table:table-cell>
          <table:table-cell table:style-name="Gnumeric-default" table:formula="of:=[.$K$3]*([.E581]-[.E580])/0.02" office:value-type="float" office:value="0">
            <text:p>0</text:p>
          </table:table-cell>
          <table:table-cell table:style-name="Gnumeric-default" table:formula="of:=SUM([.F581:.H581])" office:value-type="float" office:value="3.4838731366309036e-123">
            <text:p>3.483873137E−1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82]-[.C582]" office:value-type="float" office:value="0">
            <text:p>0</text:p>
          </table:table-cell>
          <table:table-cell table:style-name="Gnumeric-default" table:formula="of:=[.E582]*[.$K$1]" office:value-type="float" office:value="0">
            <text:p>0</text:p>
          </table:table-cell>
          <table:table-cell table:style-name="Gnumeric-default" table:formula="of:=[.$K$2]*([.E582]+[.G581])*0.02" office:value-type="float" office:value="1.7419365683154519e-127">
            <text:p>1.74193656831545E−127</text:p>
          </table:table-cell>
          <table:table-cell table:style-name="Gnumeric-default" table:formula="of:=[.$K$3]*([.E582]-[.E581])/0.02" office:value-type="float" office:value="0">
            <text:p>0</text:p>
          </table:table-cell>
          <table:table-cell table:style-name="Gnumeric-default" table:formula="of:=SUM([.F582:.H582])" office:value-type="float" office:value="1.7419365683154519e-127">
            <text:p>1.741936568E−1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83]-[.C583]" office:value-type="float" office:value="0">
            <text:p>0</text:p>
          </table:table-cell>
          <table:table-cell table:style-name="Gnumeric-default" table:formula="of:=[.E583]*[.$K$1]" office:value-type="float" office:value="0">
            <text:p>0</text:p>
          </table:table-cell>
          <table:table-cell table:style-name="Gnumeric-default" table:formula="of:=[.$K$2]*([.E583]+[.G582])*0.02" office:value-type="float" office:value="8.7096828415772586e-132">
            <text:p>8.709682841577259E-132</text:p>
          </table:table-cell>
          <table:table-cell table:style-name="Gnumeric-default" table:formula="of:=[.$K$3]*([.E583]-[.E582])/0.02" office:value-type="float" office:value="0">
            <text:p>0</text:p>
          </table:table-cell>
          <table:table-cell table:style-name="Gnumeric-default" table:formula="of:=SUM([.F583:.H583])" office:value-type="float" office:value="8.7096828415772586e-132">
            <text:p>8.709682842E−1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84]-[.C584]" office:value-type="float" office:value="0">
            <text:p>0</text:p>
          </table:table-cell>
          <table:table-cell table:style-name="Gnumeric-default" table:formula="of:=[.E584]*[.$K$1]" office:value-type="float" office:value="0">
            <text:p>0</text:p>
          </table:table-cell>
          <table:table-cell table:style-name="Gnumeric-default" table:formula="of:=[.$K$2]*([.E584]+[.G583])*0.02" office:value-type="float" office:value="4.3548414207886295e-136">
            <text:p>4.35484142078863E−136</text:p>
          </table:table-cell>
          <table:table-cell table:style-name="Gnumeric-default" table:formula="of:=[.$K$3]*([.E584]-[.E583])/0.02" office:value-type="float" office:value="0">
            <text:p>0</text:p>
          </table:table-cell>
          <table:table-cell table:style-name="Gnumeric-default" table:formula="of:=SUM([.F584:.H584])" office:value-type="float" office:value="4.3548414207886295e-136">
            <text:p>4.354841421E−1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85]-[.C585]" office:value-type="float" office:value="0">
            <text:p>0</text:p>
          </table:table-cell>
          <table:table-cell table:style-name="Gnumeric-default" table:formula="of:=[.E585]*[.$K$1]" office:value-type="float" office:value="0">
            <text:p>0</text:p>
          </table:table-cell>
          <table:table-cell table:style-name="Gnumeric-default" table:formula="of:=[.$K$2]*([.E585]+[.G584])*0.02" office:value-type="float" office:value="2.1774207103943148e-140">
            <text:p>2.177420710394315E-140</text:p>
          </table:table-cell>
          <table:table-cell table:style-name="Gnumeric-default" table:formula="of:=[.$K$3]*([.E585]-[.E584])/0.02" office:value-type="float" office:value="0">
            <text:p>0</text:p>
          </table:table-cell>
          <table:table-cell table:style-name="Gnumeric-default" table:formula="of:=SUM([.F585:.H585])" office:value-type="float" office:value="2.1774207103943148e-140">
            <text:p>2.177420710E−14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86]-[.C586]" office:value-type="float" office:value="0">
            <text:p>0</text:p>
          </table:table-cell>
          <table:table-cell table:style-name="Gnumeric-default" table:formula="of:=[.E586]*[.$K$1]" office:value-type="float" office:value="0">
            <text:p>0</text:p>
          </table:table-cell>
          <table:table-cell table:style-name="Gnumeric-default" table:formula="of:=[.$K$2]*([.E586]+[.G585])*0.02" office:value-type="float" office:value="1.0887103551971574e-144">
            <text:p>1.08871035519716E−144</text:p>
          </table:table-cell>
          <table:table-cell table:style-name="Gnumeric-default" table:formula="of:=[.$K$3]*([.E586]-[.E585])/0.02" office:value-type="float" office:value="0">
            <text:p>0</text:p>
          </table:table-cell>
          <table:table-cell table:style-name="Gnumeric-default" table:formula="of:=SUM([.F586:.H586])" office:value-type="float" office:value="1.0887103551971574e-144">
            <text:p>1.088710355E−1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87]-[.C587]" office:value-type="float" office:value="0">
            <text:p>0</text:p>
          </table:table-cell>
          <table:table-cell table:style-name="Gnumeric-default" table:formula="of:=[.E587]*[.$K$1]" office:value-type="float" office:value="0">
            <text:p>0</text:p>
          </table:table-cell>
          <table:table-cell table:style-name="Gnumeric-default" table:formula="of:=[.$K$2]*([.E587]+[.G586])*0.02" office:value-type="float" office:value="5.4435517759857873e-149">
            <text:p>5.443551775985787E-149</text:p>
          </table:table-cell>
          <table:table-cell table:style-name="Gnumeric-default" table:formula="of:=[.$K$3]*([.E587]-[.E586])/0.02" office:value-type="float" office:value="0">
            <text:p>0</text:p>
          </table:table-cell>
          <table:table-cell table:style-name="Gnumeric-default" table:formula="of:=SUM([.F587:.H587])" office:value-type="float" office:value="5.4435517759857873e-149">
            <text:p>5.443551776E−1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88]-[.C588]" office:value-type="float" office:value="0">
            <text:p>0</text:p>
          </table:table-cell>
          <table:table-cell table:style-name="Gnumeric-default" table:formula="of:=[.E588]*[.$K$1]" office:value-type="float" office:value="0">
            <text:p>0</text:p>
          </table:table-cell>
          <table:table-cell table:style-name="Gnumeric-default" table:formula="of:=[.$K$2]*([.E588]+[.G587])*0.02" office:value-type="float" office:value="2.721775887992894e-153">
            <text:p>2.721775887992894E-153</text:p>
          </table:table-cell>
          <table:table-cell table:style-name="Gnumeric-default" table:formula="of:=[.$K$3]*([.E588]-[.E587])/0.02" office:value-type="float" office:value="0">
            <text:p>0</text:p>
          </table:table-cell>
          <table:table-cell table:style-name="Gnumeric-default" table:formula="of:=SUM([.F588:.H588])" office:value-type="float" office:value="2.721775887992894e-153">
            <text:p>2.721775888E−1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89]-[.C589]" office:value-type="float" office:value="0">
            <text:p>0</text:p>
          </table:table-cell>
          <table:table-cell table:style-name="Gnumeric-default" table:formula="of:=[.E589]*[.$K$1]" office:value-type="float" office:value="0">
            <text:p>0</text:p>
          </table:table-cell>
          <table:table-cell table:style-name="Gnumeric-default" table:formula="of:=[.$K$2]*([.E589]+[.G588])*0.02" office:value-type="float" office:value="1.360887943996447e-157">
            <text:p>1.360887943996447E-157</text:p>
          </table:table-cell>
          <table:table-cell table:style-name="Gnumeric-default" table:formula="of:=[.$K$3]*([.E589]-[.E588])/0.02" office:value-type="float" office:value="0">
            <text:p>0</text:p>
          </table:table-cell>
          <table:table-cell table:style-name="Gnumeric-default" table:formula="of:=SUM([.F589:.H589])" office:value-type="float" office:value="1.360887943996447e-157">
            <text:p>1.360887944E−1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90]-[.C590]" office:value-type="float" office:value="0">
            <text:p>0</text:p>
          </table:table-cell>
          <table:table-cell table:style-name="Gnumeric-default" table:formula="of:=[.E590]*[.$K$1]" office:value-type="float" office:value="0">
            <text:p>0</text:p>
          </table:table-cell>
          <table:table-cell table:style-name="Gnumeric-default" table:formula="of:=[.$K$2]*([.E590]+[.G589])*0.02" office:value-type="float" office:value="6.8044397199822357e-162">
            <text:p>6.804439719982236E-162</text:p>
          </table:table-cell>
          <table:table-cell table:style-name="Gnumeric-default" table:formula="of:=[.$K$3]*([.E590]-[.E589])/0.02" office:value-type="float" office:value="0">
            <text:p>0</text:p>
          </table:table-cell>
          <table:table-cell table:style-name="Gnumeric-default" table:formula="of:=SUM([.F590:.H590])" office:value-type="float" office:value="6.8044397199822357e-162">
            <text:p>6.804439720E−1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91]-[.C591]" office:value-type="float" office:value="0">
            <text:p>0</text:p>
          </table:table-cell>
          <table:table-cell table:style-name="Gnumeric-default" table:formula="of:=[.E591]*[.$K$1]" office:value-type="float" office:value="0">
            <text:p>0</text:p>
          </table:table-cell>
          <table:table-cell table:style-name="Gnumeric-default" table:formula="of:=[.$K$2]*([.E591]+[.G590])*0.02" office:value-type="float" office:value="3.4022198599911183e-166">
            <text:p>3.40221985999112E−166</text:p>
          </table:table-cell>
          <table:table-cell table:style-name="Gnumeric-default" table:formula="of:=[.$K$3]*([.E591]-[.E590])/0.02" office:value-type="float" office:value="0">
            <text:p>0</text:p>
          </table:table-cell>
          <table:table-cell table:style-name="Gnumeric-default" table:formula="of:=SUM([.F591:.H591])" office:value-type="float" office:value="3.4022198599911183e-166">
            <text:p>3.402219860E−1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92]-[.C592]" office:value-type="float" office:value="0">
            <text:p>0</text:p>
          </table:table-cell>
          <table:table-cell table:style-name="Gnumeric-default" table:formula="of:=[.E592]*[.$K$1]" office:value-type="float" office:value="0">
            <text:p>0</text:p>
          </table:table-cell>
          <table:table-cell table:style-name="Gnumeric-default" table:formula="of:=[.$K$2]*([.E592]+[.G591])*0.02" office:value-type="float" office:value="1.7011099299955592e-170">
            <text:p>1.70110992999556E−170</text:p>
          </table:table-cell>
          <table:table-cell table:style-name="Gnumeric-default" table:formula="of:=[.$K$3]*([.E592]-[.E591])/0.02" office:value-type="float" office:value="0">
            <text:p>0</text:p>
          </table:table-cell>
          <table:table-cell table:style-name="Gnumeric-default" table:formula="of:=SUM([.F592:.H592])" office:value-type="float" office:value="1.7011099299955592e-170">
            <text:p>1.70110993E−17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93]-[.C593]" office:value-type="float" office:value="0">
            <text:p>0</text:p>
          </table:table-cell>
          <table:table-cell table:style-name="Gnumeric-default" table:formula="of:=[.E593]*[.$K$1]" office:value-type="float" office:value="0">
            <text:p>0</text:p>
          </table:table-cell>
          <table:table-cell table:style-name="Gnumeric-default" table:formula="of:=[.$K$2]*([.E593]+[.G592])*0.02" office:value-type="float" office:value="8.5055496499777969e-175">
            <text:p>8.505549649977797E-175</text:p>
          </table:table-cell>
          <table:table-cell table:style-name="Gnumeric-default" table:formula="of:=[.$K$3]*([.E593]-[.E592])/0.02" office:value-type="float" office:value="0">
            <text:p>0</text:p>
          </table:table-cell>
          <table:table-cell table:style-name="Gnumeric-default" table:formula="of:=SUM([.F593:.H593])" office:value-type="float" office:value="8.5055496499777969e-175">
            <text:p>8.505549650E−1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94]-[.C594]" office:value-type="float" office:value="0">
            <text:p>0</text:p>
          </table:table-cell>
          <table:table-cell table:style-name="Gnumeric-default" table:formula="of:=[.E594]*[.$K$1]" office:value-type="float" office:value="0">
            <text:p>0</text:p>
          </table:table-cell>
          <table:table-cell table:style-name="Gnumeric-default" table:formula="of:=[.$K$2]*([.E594]+[.G593])*0.02" office:value-type="float" office:value="4.2527748249888982e-179">
            <text:p>4.252774824988898E-179</text:p>
          </table:table-cell>
          <table:table-cell table:style-name="Gnumeric-default" table:formula="of:=[.$K$3]*([.E594]-[.E593])/0.02" office:value-type="float" office:value="0">
            <text:p>0</text:p>
          </table:table-cell>
          <table:table-cell table:style-name="Gnumeric-default" table:formula="of:=SUM([.F594:.H594])" office:value-type="float" office:value="4.2527748249888982e-179">
            <text:p>4.252774825E−1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95]-[.C595]" office:value-type="float" office:value="0">
            <text:p>0</text:p>
          </table:table-cell>
          <table:table-cell table:style-name="Gnumeric-default" table:formula="of:=[.E595]*[.$K$1]" office:value-type="float" office:value="0">
            <text:p>0</text:p>
          </table:table-cell>
          <table:table-cell table:style-name="Gnumeric-default" table:formula="of:=[.$K$2]*([.E595]+[.G594])*0.02" office:value-type="float" office:value="2.1263874124944489e-183">
            <text:p>2.126387412494449E-183</text:p>
          </table:table-cell>
          <table:table-cell table:style-name="Gnumeric-default" table:formula="of:=[.$K$3]*([.E595]-[.E594])/0.02" office:value-type="float" office:value="0">
            <text:p>0</text:p>
          </table:table-cell>
          <table:table-cell table:style-name="Gnumeric-default" table:formula="of:=SUM([.F595:.H595])" office:value-type="float" office:value="2.1263874124944489e-183">
            <text:p>2.126387412E−1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96]-[.C596]" office:value-type="float" office:value="0">
            <text:p>0</text:p>
          </table:table-cell>
          <table:table-cell table:style-name="Gnumeric-default" table:formula="of:=[.E596]*[.$K$1]" office:value-type="float" office:value="0">
            <text:p>0</text:p>
          </table:table-cell>
          <table:table-cell table:style-name="Gnumeric-default" table:formula="of:=[.$K$2]*([.E596]+[.G595])*0.02" office:value-type="float" office:value="1.0631937062472245e-187">
            <text:p>1.06319370624722E−187</text:p>
          </table:table-cell>
          <table:table-cell table:style-name="Gnumeric-default" table:formula="of:=[.$K$3]*([.E596]-[.E595])/0.02" office:value-type="float" office:value="0">
            <text:p>0</text:p>
          </table:table-cell>
          <table:table-cell table:style-name="Gnumeric-default" table:formula="of:=SUM([.F596:.H596])" office:value-type="float" office:value="1.0631937062472245e-187">
            <text:p>1.063193706E−1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97]-[.C597]" office:value-type="float" office:value="0">
            <text:p>0</text:p>
          </table:table-cell>
          <table:table-cell table:style-name="Gnumeric-default" table:formula="of:=[.E597]*[.$K$1]" office:value-type="float" office:value="0">
            <text:p>0</text:p>
          </table:table-cell>
          <table:table-cell table:style-name="Gnumeric-default" table:formula="of:=[.$K$2]*([.E597]+[.G596])*0.02" office:value-type="float" office:value="5.3159685312361228e-192">
            <text:p>5.315968531236123E-192</text:p>
          </table:table-cell>
          <table:table-cell table:style-name="Gnumeric-default" table:formula="of:=[.$K$3]*([.E597]-[.E596])/0.02" office:value-type="float" office:value="0">
            <text:p>0</text:p>
          </table:table-cell>
          <table:table-cell table:style-name="Gnumeric-default" table:formula="of:=SUM([.F597:.H597])" office:value-type="float" office:value="5.3159685312361228e-192">
            <text:p>5.315968531E−1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98]-[.C598]" office:value-type="float" office:value="0">
            <text:p>0</text:p>
          </table:table-cell>
          <table:table-cell table:style-name="Gnumeric-default" table:formula="of:=[.E598]*[.$K$1]" office:value-type="float" office:value="0">
            <text:p>0</text:p>
          </table:table-cell>
          <table:table-cell table:style-name="Gnumeric-default" table:formula="of:=[.$K$2]*([.E598]+[.G597])*0.02" office:value-type="float" office:value="2.6579842656180613e-196">
            <text:p>2.65798426561806E−196</text:p>
          </table:table-cell>
          <table:table-cell table:style-name="Gnumeric-default" table:formula="of:=[.$K$3]*([.E598]-[.E597])/0.02" office:value-type="float" office:value="0">
            <text:p>0</text:p>
          </table:table-cell>
          <table:table-cell table:style-name="Gnumeric-default" table:formula="of:=SUM([.F598:.H598])" office:value-type="float" office:value="2.6579842656180613e-196">
            <text:p>2.657984266E−1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599]-[.C599]" office:value-type="float" office:value="0">
            <text:p>0</text:p>
          </table:table-cell>
          <table:table-cell table:style-name="Gnumeric-default" table:formula="of:=[.E599]*[.$K$1]" office:value-type="float" office:value="0">
            <text:p>0</text:p>
          </table:table-cell>
          <table:table-cell table:style-name="Gnumeric-default" table:formula="of:=[.$K$2]*([.E599]+[.G598])*0.02" office:value-type="float" office:value="1.3289921328090307e-200">
            <text:p>1.32899213280903E−200</text:p>
          </table:table-cell>
          <table:table-cell table:style-name="Gnumeric-default" table:formula="of:=[.$K$3]*([.E599]-[.E598])/0.02" office:value-type="float" office:value="0">
            <text:p>0</text:p>
          </table:table-cell>
          <table:table-cell table:style-name="Gnumeric-default" table:formula="of:=SUM([.F599:.H599])" office:value-type="float" office:value="1.3289921328090307e-200">
            <text:p>1.328992133E−20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00]-[.C600]" office:value-type="float" office:value="0">
            <text:p>0</text:p>
          </table:table-cell>
          <table:table-cell table:style-name="Gnumeric-default" table:formula="of:=[.E600]*[.$K$1]" office:value-type="float" office:value="0">
            <text:p>0</text:p>
          </table:table-cell>
          <table:table-cell table:style-name="Gnumeric-default" table:formula="of:=[.$K$2]*([.E600]+[.G599])*0.02" office:value-type="float" office:value="6.6449606640451536e-205">
            <text:p>6.644960664045154E-205</text:p>
          </table:table-cell>
          <table:table-cell table:style-name="Gnumeric-default" table:formula="of:=[.$K$3]*([.E600]-[.E599])/0.02" office:value-type="float" office:value="0">
            <text:p>0</text:p>
          </table:table-cell>
          <table:table-cell table:style-name="Gnumeric-default" table:formula="of:=SUM([.F600:.H600])" office:value-type="float" office:value="6.6449606640451536e-205">
            <text:p>6.644960664E−2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01]-[.C601]" office:value-type="float" office:value="0">
            <text:p>0</text:p>
          </table:table-cell>
          <table:table-cell table:style-name="Gnumeric-default" table:formula="of:=[.E601]*[.$K$1]" office:value-type="float" office:value="0">
            <text:p>0</text:p>
          </table:table-cell>
          <table:table-cell table:style-name="Gnumeric-default" table:formula="of:=[.$K$2]*([.E601]+[.G600])*0.02" office:value-type="float" office:value="3.3224803320225766e-209">
            <text:p>3.32248033202258E−209</text:p>
          </table:table-cell>
          <table:table-cell table:style-name="Gnumeric-default" table:formula="of:=[.$K$3]*([.E601]-[.E600])/0.02" office:value-type="float" office:value="0">
            <text:p>0</text:p>
          </table:table-cell>
          <table:table-cell table:style-name="Gnumeric-default" table:formula="of:=SUM([.F601:.H601])" office:value-type="float" office:value="3.3224803320225766e-209">
            <text:p>3.322480332E−2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02]-[.C602]" office:value-type="float" office:value="0">
            <text:p>0</text:p>
          </table:table-cell>
          <table:table-cell table:style-name="Gnumeric-default" table:formula="of:=[.E602]*[.$K$1]" office:value-type="float" office:value="0">
            <text:p>0</text:p>
          </table:table-cell>
          <table:table-cell table:style-name="Gnumeric-default" table:formula="of:=[.$K$2]*([.E602]+[.G601])*0.02" office:value-type="float" office:value="1.6612401660112883e-213">
            <text:p>1.66124016601129E−213</text:p>
          </table:table-cell>
          <table:table-cell table:style-name="Gnumeric-default" table:formula="of:=[.$K$3]*([.E602]-[.E601])/0.02" office:value-type="float" office:value="0">
            <text:p>0</text:p>
          </table:table-cell>
          <table:table-cell table:style-name="Gnumeric-default" table:formula="of:=SUM([.F602:.H602])" office:value-type="float" office:value="1.6612401660112883e-213">
            <text:p>1.661240166E−2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03]-[.C603]" office:value-type="float" office:value="0">
            <text:p>0</text:p>
          </table:table-cell>
          <table:table-cell table:style-name="Gnumeric-default" table:formula="of:=[.E603]*[.$K$1]" office:value-type="float" office:value="0">
            <text:p>0</text:p>
          </table:table-cell>
          <table:table-cell table:style-name="Gnumeric-default" table:formula="of:=[.$K$2]*([.E603]+[.G602])*0.02" office:value-type="float" office:value="8.3062008300564419e-218">
            <text:p>8.306200830056442E-218</text:p>
          </table:table-cell>
          <table:table-cell table:style-name="Gnumeric-default" table:formula="of:=[.$K$3]*([.E603]-[.E602])/0.02" office:value-type="float" office:value="0">
            <text:p>0</text:p>
          </table:table-cell>
          <table:table-cell table:style-name="Gnumeric-default" table:formula="of:=SUM([.F603:.H603])" office:value-type="float" office:value="8.3062008300564419e-218">
            <text:p>8.306200830E−2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04]-[.C604]" office:value-type="float" office:value="0">
            <text:p>0</text:p>
          </table:table-cell>
          <table:table-cell table:style-name="Gnumeric-default" table:formula="of:=[.E604]*[.$K$1]" office:value-type="float" office:value="0">
            <text:p>0</text:p>
          </table:table-cell>
          <table:table-cell table:style-name="Gnumeric-default" table:formula="of:=[.$K$2]*([.E604]+[.G603])*0.02" office:value-type="float" office:value="4.1531004150282212e-222">
            <text:p>4.153100415028221E-222</text:p>
          </table:table-cell>
          <table:table-cell table:style-name="Gnumeric-default" table:formula="of:=[.$K$3]*([.E604]-[.E603])/0.02" office:value-type="float" office:value="0">
            <text:p>0</text:p>
          </table:table-cell>
          <table:table-cell table:style-name="Gnumeric-default" table:formula="of:=SUM([.F604:.H604])" office:value-type="float" office:value="4.1531004150282212e-222">
            <text:p>4.153100415E−2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05]-[.C605]" office:value-type="float" office:value="0">
            <text:p>0</text:p>
          </table:table-cell>
          <table:table-cell table:style-name="Gnumeric-default" table:formula="of:=[.E605]*[.$K$1]" office:value-type="float" office:value="0">
            <text:p>0</text:p>
          </table:table-cell>
          <table:table-cell table:style-name="Gnumeric-default" table:formula="of:=[.$K$2]*([.E605]+[.G604])*0.02" office:value-type="float" office:value="2.0765502075141105e-226">
            <text:p>2.07655020751411E−226</text:p>
          </table:table-cell>
          <table:table-cell table:style-name="Gnumeric-default" table:formula="of:=[.$K$3]*([.E605]-[.E604])/0.02" office:value-type="float" office:value="0">
            <text:p>0</text:p>
          </table:table-cell>
          <table:table-cell table:style-name="Gnumeric-default" table:formula="of:=SUM([.F605:.H605])" office:value-type="float" office:value="2.0765502075141105e-226">
            <text:p>2.076550208E−2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06]-[.C606]" office:value-type="float" office:value="0">
            <text:p>0</text:p>
          </table:table-cell>
          <table:table-cell table:style-name="Gnumeric-default" table:formula="of:=[.E606]*[.$K$1]" office:value-type="float" office:value="0">
            <text:p>0</text:p>
          </table:table-cell>
          <table:table-cell table:style-name="Gnumeric-default" table:formula="of:=[.$K$2]*([.E606]+[.G605])*0.02" office:value-type="float" office:value="1.0382751037570554e-230">
            <text:p>1.03827510375706E−230</text:p>
          </table:table-cell>
          <table:table-cell table:style-name="Gnumeric-default" table:formula="of:=[.$K$3]*([.E606]-[.E605])/0.02" office:value-type="float" office:value="0">
            <text:p>0</text:p>
          </table:table-cell>
          <table:table-cell table:style-name="Gnumeric-default" table:formula="of:=SUM([.F606:.H606])" office:value-type="float" office:value="1.0382751037570554e-230">
            <text:p>1.038275104E−23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07]-[.C607]" office:value-type="float" office:value="0">
            <text:p>0</text:p>
          </table:table-cell>
          <table:table-cell table:style-name="Gnumeric-default" table:formula="of:=[.E607]*[.$K$1]" office:value-type="float" office:value="0">
            <text:p>0</text:p>
          </table:table-cell>
          <table:table-cell table:style-name="Gnumeric-default" table:formula="of:=[.$K$2]*([.E607]+[.G606])*0.02" office:value-type="float" office:value="5.1913755187852779e-235">
            <text:p>5.191375518785278E-235</text:p>
          </table:table-cell>
          <table:table-cell table:style-name="Gnumeric-default" table:formula="of:=[.$K$3]*([.E607]-[.E606])/0.02" office:value-type="float" office:value="0">
            <text:p>0</text:p>
          </table:table-cell>
          <table:table-cell table:style-name="Gnumeric-default" table:formula="of:=SUM([.F607:.H607])" office:value-type="float" office:value="5.1913755187852779e-235">
            <text:p>5.191375519E−2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08]-[.C608]" office:value-type="float" office:value="0">
            <text:p>0</text:p>
          </table:table-cell>
          <table:table-cell table:style-name="Gnumeric-default" table:formula="of:=[.E608]*[.$K$1]" office:value-type="float" office:value="0">
            <text:p>0</text:p>
          </table:table-cell>
          <table:table-cell table:style-name="Gnumeric-default" table:formula="of:=[.$K$2]*([.E608]+[.G607])*0.02" office:value-type="float" office:value="2.5956877593926393e-239">
            <text:p>2.59568775939264E−239</text:p>
          </table:table-cell>
          <table:table-cell table:style-name="Gnumeric-default" table:formula="of:=[.$K$3]*([.E608]-[.E607])/0.02" office:value-type="float" office:value="0">
            <text:p>0</text:p>
          </table:table-cell>
          <table:table-cell table:style-name="Gnumeric-default" table:formula="of:=SUM([.F608:.H608])" office:value-type="float" office:value="2.5956877593926393e-239">
            <text:p>2.595687759E−2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09]-[.C609]" office:value-type="float" office:value="0">
            <text:p>0</text:p>
          </table:table-cell>
          <table:table-cell table:style-name="Gnumeric-default" table:formula="of:=[.E609]*[.$K$1]" office:value-type="float" office:value="0">
            <text:p>0</text:p>
          </table:table-cell>
          <table:table-cell table:style-name="Gnumeric-default" table:formula="of:=[.$K$2]*([.E609]+[.G608])*0.02" office:value-type="float" office:value="1.2978438796963197e-243">
            <text:p>1.29784387969632E−243</text:p>
          </table:table-cell>
          <table:table-cell table:style-name="Gnumeric-default" table:formula="of:=[.$K$3]*([.E609]-[.E608])/0.02" office:value-type="float" office:value="0">
            <text:p>0</text:p>
          </table:table-cell>
          <table:table-cell table:style-name="Gnumeric-default" table:formula="of:=SUM([.F609:.H609])" office:value-type="float" office:value="1.2978438796963197e-243">
            <text:p>1.297843880E−2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10]-[.C610]" office:value-type="float" office:value="0">
            <text:p>0</text:p>
          </table:table-cell>
          <table:table-cell table:style-name="Gnumeric-default" table:formula="of:=[.E610]*[.$K$1]" office:value-type="float" office:value="0">
            <text:p>0</text:p>
          </table:table-cell>
          <table:table-cell table:style-name="Gnumeric-default" table:formula="of:=[.$K$2]*([.E610]+[.G609])*0.02" office:value-type="float" office:value="6.4892193984815992e-248">
            <text:p>6.489219398481599E-248</text:p>
          </table:table-cell>
          <table:table-cell table:style-name="Gnumeric-default" table:formula="of:=[.$K$3]*([.E610]-[.E609])/0.02" office:value-type="float" office:value="0">
            <text:p>0</text:p>
          </table:table-cell>
          <table:table-cell table:style-name="Gnumeric-default" table:formula="of:=SUM([.F610:.H610])" office:value-type="float" office:value="6.4892193984815992e-248">
            <text:p>6.489219398E−2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11]-[.C611]" office:value-type="float" office:value="0">
            <text:p>0</text:p>
          </table:table-cell>
          <table:table-cell table:style-name="Gnumeric-default" table:formula="of:=[.E611]*[.$K$1]" office:value-type="float" office:value="0">
            <text:p>0</text:p>
          </table:table-cell>
          <table:table-cell table:style-name="Gnumeric-default" table:formula="of:=[.$K$2]*([.E611]+[.G610])*0.02" office:value-type="float" office:value="3.2446096992407997e-252">
            <text:p>3.2446096992408E−252</text:p>
          </table:table-cell>
          <table:table-cell table:style-name="Gnumeric-default" table:formula="of:=[.$K$3]*([.E611]-[.E610])/0.02" office:value-type="float" office:value="0">
            <text:p>0</text:p>
          </table:table-cell>
          <table:table-cell table:style-name="Gnumeric-default" table:formula="of:=SUM([.F611:.H611])" office:value-type="float" office:value="3.2446096992407997e-252">
            <text:p>3.244609699E−2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12]-[.C612]" office:value-type="float" office:value="0">
            <text:p>0</text:p>
          </table:table-cell>
          <table:table-cell table:style-name="Gnumeric-default" table:formula="of:=[.E612]*[.$K$1]" office:value-type="float" office:value="0">
            <text:p>0</text:p>
          </table:table-cell>
          <table:table-cell table:style-name="Gnumeric-default" table:formula="of:=[.$K$2]*([.E612]+[.G611])*0.02" office:value-type="float" office:value="1.6223048496204e-256">
            <text:p>1.6223048496204E-256</text:p>
          </table:table-cell>
          <table:table-cell table:style-name="Gnumeric-default" table:formula="of:=[.$K$3]*([.E612]-[.E611])/0.02" office:value-type="float" office:value="0">
            <text:p>0</text:p>
          </table:table-cell>
          <table:table-cell table:style-name="Gnumeric-default" table:formula="of:=SUM([.F612:.H612])" office:value-type="float" office:value="1.6223048496204e-256">
            <text:p>1.622304850E−2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13]-[.C613]" office:value-type="float" office:value="0">
            <text:p>0</text:p>
          </table:table-cell>
          <table:table-cell table:style-name="Gnumeric-default" table:formula="of:=[.E613]*[.$K$1]" office:value-type="float" office:value="0">
            <text:p>0</text:p>
          </table:table-cell>
          <table:table-cell table:style-name="Gnumeric-default" table:formula="of:=[.$K$2]*([.E613]+[.G612])*0.02" office:value-type="float" office:value="8.111524248102001e-261">
            <text:p>8.111524248102001E-261</text:p>
          </table:table-cell>
          <table:table-cell table:style-name="Gnumeric-default" table:formula="of:=[.$K$3]*([.E613]-[.E612])/0.02" office:value-type="float" office:value="0">
            <text:p>0</text:p>
          </table:table-cell>
          <table:table-cell table:style-name="Gnumeric-default" table:formula="of:=SUM([.F613:.H613])" office:value-type="float" office:value="8.111524248102001e-261">
            <text:p>8.111524248E−2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14]-[.C614]" office:value-type="float" office:value="0">
            <text:p>0</text:p>
          </table:table-cell>
          <table:table-cell table:style-name="Gnumeric-default" table:formula="of:=[.E614]*[.$K$1]" office:value-type="float" office:value="0">
            <text:p>0</text:p>
          </table:table-cell>
          <table:table-cell table:style-name="Gnumeric-default" table:formula="of:=[.$K$2]*([.E614]+[.G613])*0.02" office:value-type="float" office:value="4.0557621240510006e-265">
            <text:p>4.055762124051E−265</text:p>
          </table:table-cell>
          <table:table-cell table:style-name="Gnumeric-default" table:formula="of:=[.$K$3]*([.E614]-[.E613])/0.02" office:value-type="float" office:value="0">
            <text:p>0</text:p>
          </table:table-cell>
          <table:table-cell table:style-name="Gnumeric-default" table:formula="of:=SUM([.F614:.H614])" office:value-type="float" office:value="4.0557621240510006e-265">
            <text:p>4.055762124E−2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15]-[.C615]" office:value-type="float" office:value="0">
            <text:p>0</text:p>
          </table:table-cell>
          <table:table-cell table:style-name="Gnumeric-default" table:formula="of:=[.E615]*[.$K$1]" office:value-type="float" office:value="0">
            <text:p>0</text:p>
          </table:table-cell>
          <table:table-cell table:style-name="Gnumeric-default" table:formula="of:=[.$K$2]*([.E615]+[.G614])*0.02" office:value-type="float" office:value="2.0278810620255004e-269">
            <text:p>2.0278810620255E−269</text:p>
          </table:table-cell>
          <table:table-cell table:style-name="Gnumeric-default" table:formula="of:=[.$K$3]*([.E615]-[.E614])/0.02" office:value-type="float" office:value="0">
            <text:p>0</text:p>
          </table:table-cell>
          <table:table-cell table:style-name="Gnumeric-default" table:formula="of:=SUM([.F615:.H615])" office:value-type="float" office:value="2.0278810620255004e-269">
            <text:p>2.027881062E−2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16]-[.C616]" office:value-type="float" office:value="0">
            <text:p>0</text:p>
          </table:table-cell>
          <table:table-cell table:style-name="Gnumeric-default" table:formula="of:=[.E616]*[.$K$1]" office:value-type="float" office:value="0">
            <text:p>0</text:p>
          </table:table-cell>
          <table:table-cell table:style-name="Gnumeric-default" table:formula="of:=[.$K$2]*([.E616]+[.G615])*0.02" office:value-type="float" office:value="1.0139405310127502e-273">
            <text:p>1.01394053101275E−273</text:p>
          </table:table-cell>
          <table:table-cell table:style-name="Gnumeric-default" table:formula="of:=[.$K$3]*([.E616]-[.E615])/0.02" office:value-type="float" office:value="0">
            <text:p>0</text:p>
          </table:table-cell>
          <table:table-cell table:style-name="Gnumeric-default" table:formula="of:=SUM([.F616:.H616])" office:value-type="float" office:value="1.0139405310127502e-273">
            <text:p>1.013940531E−2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17]-[.C617]" office:value-type="float" office:value="0">
            <text:p>0</text:p>
          </table:table-cell>
          <table:table-cell table:style-name="Gnumeric-default" table:formula="of:=[.E617]*[.$K$1]" office:value-type="float" office:value="0">
            <text:p>0</text:p>
          </table:table-cell>
          <table:table-cell table:style-name="Gnumeric-default" table:formula="of:=[.$K$2]*([.E617]+[.G616])*0.02" office:value-type="float" office:value="5.0697026550637515e-278">
            <text:p>5.06970265506375E−278</text:p>
          </table:table-cell>
          <table:table-cell table:style-name="Gnumeric-default" table:formula="of:=[.$K$3]*([.E617]-[.E616])/0.02" office:value-type="float" office:value="0">
            <text:p>0</text:p>
          </table:table-cell>
          <table:table-cell table:style-name="Gnumeric-default" table:formula="of:=SUM([.F617:.H617])" office:value-type="float" office:value="5.0697026550637515e-278">
            <text:p>5.069702655E−2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18]-[.C618]" office:value-type="float" office:value="0">
            <text:p>0</text:p>
          </table:table-cell>
          <table:table-cell table:style-name="Gnumeric-default" table:formula="of:=[.E618]*[.$K$1]" office:value-type="float" office:value="0">
            <text:p>0</text:p>
          </table:table-cell>
          <table:table-cell table:style-name="Gnumeric-default" table:formula="of:=[.$K$2]*([.E618]+[.G617])*0.02" office:value-type="float" office:value="2.5348513275318761e-282">
            <text:p>2.534851327531876E-282</text:p>
          </table:table-cell>
          <table:table-cell table:style-name="Gnumeric-default" table:formula="of:=[.$K$3]*([.E618]-[.E617])/0.02" office:value-type="float" office:value="0">
            <text:p>0</text:p>
          </table:table-cell>
          <table:table-cell table:style-name="Gnumeric-default" table:formula="of:=SUM([.F618:.H618])" office:value-type="float" office:value="2.5348513275318761e-282">
            <text:p>2.534851328E−2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19]-[.C619]" office:value-type="float" office:value="0">
            <text:p>0</text:p>
          </table:table-cell>
          <table:table-cell table:style-name="Gnumeric-default" table:formula="of:=[.E619]*[.$K$1]" office:value-type="float" office:value="0">
            <text:p>0</text:p>
          </table:table-cell>
          <table:table-cell table:style-name="Gnumeric-default" table:formula="of:=[.$K$2]*([.E619]+[.G618])*0.02" office:value-type="float" office:value="1.2674256637659382e-286">
            <text:p>1.26742566376594E−286</text:p>
          </table:table-cell>
          <table:table-cell table:style-name="Gnumeric-default" table:formula="of:=[.$K$3]*([.E619]-[.E618])/0.02" office:value-type="float" office:value="0">
            <text:p>0</text:p>
          </table:table-cell>
          <table:table-cell table:style-name="Gnumeric-default" table:formula="of:=SUM([.F619:.H619])" office:value-type="float" office:value="1.2674256637659382e-286">
            <text:p>1.267425664E−2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20]-[.C620]" office:value-type="float" office:value="0">
            <text:p>0</text:p>
          </table:table-cell>
          <table:table-cell table:style-name="Gnumeric-default" table:formula="of:=[.E620]*[.$K$1]" office:value-type="float" office:value="0">
            <text:p>0</text:p>
          </table:table-cell>
          <table:table-cell table:style-name="Gnumeric-default" table:formula="of:=[.$K$2]*([.E620]+[.G619])*0.02" office:value-type="float" office:value="6.337128318829691e-291">
            <text:p>6.337128318829691E-291</text:p>
          </table:table-cell>
          <table:table-cell table:style-name="Gnumeric-default" table:formula="of:=[.$K$3]*([.E620]-[.E619])/0.02" office:value-type="float" office:value="0">
            <text:p>0</text:p>
          </table:table-cell>
          <table:table-cell table:style-name="Gnumeric-default" table:formula="of:=SUM([.F620:.H620])" office:value-type="float" office:value="6.337128318829691e-291">
            <text:p>6.337128319E−2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21]-[.C621]" office:value-type="float" office:value="0">
            <text:p>0</text:p>
          </table:table-cell>
          <table:table-cell table:style-name="Gnumeric-default" table:formula="of:=[.E621]*[.$K$1]" office:value-type="float" office:value="0">
            <text:p>0</text:p>
          </table:table-cell>
          <table:table-cell table:style-name="Gnumeric-default" table:formula="of:=[.$K$2]*([.E621]+[.G620])*0.02" office:value-type="float" office:value="3.1685641594148459e-295">
            <text:p>3.168564159414846E-295</text:p>
          </table:table-cell>
          <table:table-cell table:style-name="Gnumeric-default" table:formula="of:=[.$K$3]*([.E621]-[.E620])/0.02" office:value-type="float" office:value="0">
            <text:p>0</text:p>
          </table:table-cell>
          <table:table-cell table:style-name="Gnumeric-default" table:formula="of:=SUM([.F621:.H621])" office:value-type="float" office:value="3.1685641594148459e-295">
            <text:p>3.168564159E−2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22]-[.C622]" office:value-type="float" office:value="0">
            <text:p>0</text:p>
          </table:table-cell>
          <table:table-cell table:style-name="Gnumeric-default" table:formula="of:=[.E622]*[.$K$1]" office:value-type="float" office:value="0">
            <text:p>0</text:p>
          </table:table-cell>
          <table:table-cell table:style-name="Gnumeric-default" table:formula="of:=[.$K$2]*([.E622]+[.G621])*0.02" office:value-type="float" office:value="1.584282079707423e-299">
            <text:p>1.584282079707423E-299</text:p>
          </table:table-cell>
          <table:table-cell table:style-name="Gnumeric-default" table:formula="of:=[.$K$3]*([.E622]-[.E621])/0.02" office:value-type="float" office:value="0">
            <text:p>0</text:p>
          </table:table-cell>
          <table:table-cell table:style-name="Gnumeric-default" table:formula="of:=SUM([.F622:.H622])" office:value-type="float" office:value="1.584282079707423e-299">
            <text:p>1.584282080E−2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7352922856807709">
            <text:p>0.0573529228568077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23]-[.C623]" office:value-type="float" office:value="0.057352922856807709">
            <text:p>0.0573529228568077</text:p>
          </table:table-cell>
          <table:table-cell table:style-name="Gnumeric-default" table:formula="of:=[.E623]*[.$K$1]" office:value-type="float" office:value="0.014338230714201927">
            <text:p>0.014338230714201927</text:p>
          </table:table-cell>
          <table:table-cell table:style-name="Gnumeric-default" table:formula="of:=[.$K$2]*([.E623]+[.G622])*0.02" office:value-type="float" office:value="2.8676461428403856e-06">
            <text:p>2.8676461428403856E-06</text:p>
          </table:table-cell>
          <table:table-cell table:style-name="Gnumeric-default" table:formula="of:=[.$K$3]*([.E623]-[.E622])/0.02" office:value-type="float" office:value="0.14338230714201927">
            <text:p>0.14338230714201927</text:p>
          </table:table-cell>
          <table:table-cell table:style-name="Gnumeric-default" table:formula="of:=SUM([.F623:.H623])" office:value-type="float" office:value="0.15772340550236405">
            <text:p>0.1577234055023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8510904908180237">
            <text:p>0.0685109049081802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24]-[.C624]" office:value-type="float" office:value="0.068510904908180237">
            <text:p>0.0685109049081802</text:p>
          </table:table-cell>
          <table:table-cell table:style-name="Gnumeric-default" table:formula="of:=[.E624]*[.$K$1]" office:value-type="float" office:value="0.017127726227045059">
            <text:p>0.01712772622704506</text:p>
          </table:table-cell>
          <table:table-cell table:style-name="Gnumeric-default" table:formula="of:=[.$K$2]*([.E624]+[.G623])*0.02" office:value-type="float" office:value="3.4256886277161541e-06">
            <text:p>3.425688627716154E-06</text:p>
          </table:table-cell>
          <table:table-cell table:style-name="Gnumeric-default" table:formula="of:=[.$K$3]*([.E624]-[.E623])/0.02" office:value-type="float" office:value="0.02789495512843132">
            <text:p>0.02789495512843132</text:p>
          </table:table-cell>
          <table:table-cell table:style-name="Gnumeric-default" table:formula="of:=SUM([.F624:.H624])" office:value-type="float" office:value="0.045026107044104098">
            <text:p>0.0450261070441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5202122330665588">
            <text:p>0.0752021223306655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25]-[.C625]" office:value-type="float" office:value="0.075202122330665588">
            <text:p>0.0752021223306656</text:p>
          </table:table-cell>
          <table:table-cell table:style-name="Gnumeric-default" table:formula="of:=[.E625]*[.$K$1]" office:value-type="float" office:value="0.018800530582666397">
            <text:p>0.018800530582666397</text:p>
          </table:table-cell>
          <table:table-cell table:style-name="Gnumeric-default" table:formula="of:=[.$K$2]*([.E625]+[.G624])*0.02" office:value-type="float" office:value="3.7602774009646651e-06">
            <text:p>3.760277400964665E-06</text:p>
          </table:table-cell>
          <table:table-cell table:style-name="Gnumeric-default" table:formula="of:=[.$K$3]*([.E625]-[.E624])/0.02" office:value-type="float" office:value="0.016728043556213379">
            <text:p>0.01672804355621338</text:p>
          </table:table-cell>
          <table:table-cell table:style-name="Gnumeric-default" table:formula="of:=SUM([.F625:.H625])" office:value-type="float" office:value="0.035532334416280738">
            <text:p>0.0355323344162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7493138611316681">
            <text:p>0.0774931386113166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26]-[.C626]" office:value-type="float" office:value="0.077493138611316681">
            <text:p>0.0774931386113167</text:p>
          </table:table-cell>
          <table:table-cell table:style-name="Gnumeric-default" table:formula="of:=[.E626]*[.$K$1]" office:value-type="float" office:value="0.01937328465282917">
            <text:p>0.01937328465282917</text:p>
          </table:table-cell>
          <table:table-cell table:style-name="Gnumeric-default" table:formula="of:=[.$K$2]*([.E626]+[.G625])*0.02" office:value-type="float" office:value="3.8748449444358824e-06">
            <text:p>3.8748449444358824E-06</text:p>
          </table:table-cell>
          <table:table-cell table:style-name="Gnumeric-default" table:formula="of:=[.$K$3]*([.E626]-[.E625])/0.02" office:value-type="float" office:value="0.0057275407016277313">
            <text:p>0.005727540701627731</text:p>
          </table:table-cell>
          <table:table-cell table:style-name="Gnumeric-default" table:formula="of:=SUM([.F626:.H626])" office:value-type="float" office:value="0.025104700199401336">
            <text:p>0.0251047001994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2882163822650909">
            <text:p>0.0928821638226509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27]-[.C627]" office:value-type="float" office:value="0.092882163822650909">
            <text:p>0.0928821638226509</text:p>
          </table:table-cell>
          <table:table-cell table:style-name="Gnumeric-default" table:formula="of:=[.E627]*[.$K$1]" office:value-type="float" office:value="0.023220540955662727">
            <text:p>0.023220540955662727</text:p>
          </table:table-cell>
          <table:table-cell table:style-name="Gnumeric-default" table:formula="of:=[.$K$2]*([.E627]+[.G626])*0.02" office:value-type="float" office:value="4.6443019333797679e-06">
            <text:p>4.644301933379768E-06</text:p>
          </table:table-cell>
          <table:table-cell table:style-name="Gnumeric-default" table:formula="of:=[.$K$3]*([.E627]-[.E626])/0.02" office:value-type="float" office:value="0.038472563028335571">
            <text:p>0.03847256302833557</text:p>
          </table:table-cell>
          <table:table-cell table:style-name="Gnumeric-default" table:formula="of:=SUM([.F627:.H627])" office:value-type="float" office:value="0.061697748285931678">
            <text:p>0.0616977482859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017131805419922">
            <text:p>0.1101713180541992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28]-[.C628]" office:value-type="float" office:value="0.11017131805419922">
            <text:p>0.1101713180541992</text:p>
          </table:table-cell>
          <table:table-cell table:style-name="Gnumeric-default" table:formula="of:=[.E628]*[.$K$1]" office:value-type="float" office:value="0.027542829513549805">
            <text:p>0.027542829513549805</text:p>
          </table:table-cell>
          <table:table-cell table:style-name="Gnumeric-default" table:formula="of:=[.$K$2]*([.E628]+[.G627])*0.02" office:value-type="float" office:value="5.5087981178066298e-06">
            <text:p>5.50879811780663E-06</text:p>
          </table:table-cell>
          <table:table-cell table:style-name="Gnumeric-default" table:formula="of:=[.$K$3]*([.E628]-[.E627])/0.02" office:value-type="float" office:value="0.043222885578870773">
            <text:p>0.04322288557887077</text:p>
          </table:table-cell>
          <table:table-cell table:style-name="Gnumeric-default" table:formula="of:=SUM([.F628:.H628])" office:value-type="float" office:value="0.070771223890538387">
            <text:p>0.0707712238905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656320840120316">
            <text:p>0.1165632084012031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29]-[.C629]" office:value-type="float" office:value="0.11656320840120316">
            <text:p>0.1165632084012032</text:p>
          </table:table-cell>
          <table:table-cell table:style-name="Gnumeric-default" table:formula="of:=[.E629]*[.$K$1]" office:value-type="float" office:value="0.029140802100300789">
            <text:p>0.02914080210030079</text:p>
          </table:table-cell>
          <table:table-cell table:style-name="Gnumeric-default" table:formula="of:=[.$K$2]*([.E629]+[.G628])*0.02" office:value-type="float" office:value="5.8284358599660484e-06">
            <text:p>5.828435859966048E-06</text:p>
          </table:table-cell>
          <table:table-cell table:style-name="Gnumeric-default" table:formula="of:=[.$K$3]*([.E629]-[.E628])/0.02" office:value-type="float" office:value="0.015979725867509842">
            <text:p>0.015979725867509842</text:p>
          </table:table-cell>
          <table:table-cell table:style-name="Gnumeric-default" table:formula="of:=SUM([.F629:.H629])" office:value-type="float" office:value="0.045126356403670596">
            <text:p>0.0451263564036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857152730226517">
            <text:p>0.1185715273022651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30]-[.C630]" office:value-type="float" office:value="0.11857152730226517">
            <text:p>0.1185715273022652</text:p>
          </table:table-cell>
          <table:table-cell table:style-name="Gnumeric-default" table:formula="of:=[.E630]*[.$K$1]" office:value-type="float" office:value="0.029642881825566292">
            <text:p>0.029642881825566292</text:p>
          </table:table-cell>
          <table:table-cell table:style-name="Gnumeric-default" table:formula="of:=[.$K$2]*([.E630]+[.G629])*0.02" office:value-type="float" office:value="5.9288677869062574e-06">
            <text:p>5.928867786906257E-06</text:p>
          </table:table-cell>
          <table:table-cell table:style-name="Gnumeric-default" table:formula="of:=[.$K$3]*([.E630]-[.E629])/0.02" office:value-type="float" office:value="0.0050207972526550293">
            <text:p>0.005020797252655029</text:p>
          </table:table-cell>
          <table:table-cell table:style-name="Gnumeric-default" table:formula="of:=SUM([.F630:.H630])" office:value-type="float" office:value="0.034669607946008228">
            <text:p>0.0346696079460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93351948261261">
            <text:p>0.129335194826126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31]-[.C631]" office:value-type="float" office:value="0.1293351948261261">
            <text:p>0.1293351948261261</text:p>
          </table:table-cell>
          <table:table-cell table:style-name="Gnumeric-default" table:formula="of:=[.E631]*[.$K$1]" office:value-type="float" office:value="0.032333798706531525">
            <text:p>0.032333798706531525</text:p>
          </table:table-cell>
          <table:table-cell table:style-name="Gnumeric-default" table:formula="of:=[.$K$2]*([.E631]+[.G630])*0.02" office:value-type="float" office:value="6.467056184695651e-06">
            <text:p>6.467056184695651E-06</text:p>
          </table:table-cell>
          <table:table-cell table:style-name="Gnumeric-default" table:formula="of:=[.$K$3]*([.E631]-[.E630])/0.02" office:value-type="float" office:value="0.026909168809652328">
            <text:p>0.02690916880965233</text:p>
          </table:table-cell>
          <table:table-cell table:style-name="Gnumeric-default" table:formula="of:=SUM([.F631:.H631])" office:value-type="float" office:value="0.059249434572368552">
            <text:p>0.0592494345723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1296306848526">
            <text:p>0.13129630684852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32]-[.C632]" office:value-type="float" office:value="0.131296306848526">
            <text:p>0.131296306848526</text:p>
          </table:table-cell>
          <table:table-cell table:style-name="Gnumeric-default" table:formula="of:=[.E632]*[.$K$1]" office:value-type="float" office:value="0.0328240767121315">
            <text:p>0.0328240767121315</text:p>
          </table:table-cell>
          <table:table-cell table:style-name="Gnumeric-default" table:formula="of:=[.$K$2]*([.E632]+[.G631])*0.02" office:value-type="float" office:value="6.5651386952355356e-06">
            <text:p>6.565138695235536E-06</text:p>
          </table:table-cell>
          <table:table-cell table:style-name="Gnumeric-default" table:formula="of:=[.$K$3]*([.E632]-[.E631])/0.02" office:value-type="float" office:value="0.0049027800559997559">
            <text:p>0.004902780055999756</text:p>
          </table:table-cell>
          <table:table-cell table:style-name="Gnumeric-default" table:formula="of:=SUM([.F632:.H632])" office:value-type="float" office:value="0.037733421906826492">
            <text:p>0.0377334219068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329786062240601">
            <text:p>0.13329786062240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33]-[.C633]" office:value-type="float" office:value="0.13329786062240601">
            <text:p>0.133297860622406</text:p>
          </table:table-cell>
          <table:table-cell table:style-name="Gnumeric-default" table:formula="of:=[.E633]*[.$K$1]" office:value-type="float" office:value="0.033324465155601501">
            <text:p>0.0333244651556015</text:p>
          </table:table-cell>
          <table:table-cell table:style-name="Gnumeric-default" table:formula="of:=[.$K$2]*([.E633]+[.G632])*0.02" office:value-type="float" office:value="6.6652212880550625e-06">
            <text:p>6.6652212880550625E-06</text:p>
          </table:table-cell>
          <table:table-cell table:style-name="Gnumeric-default" table:formula="of:=[.$K$3]*([.E633]-[.E632])/0.02" office:value-type="float" office:value="0.0050038844347000122">
            <text:p>0.005003884434700012</text:p>
          </table:table-cell>
          <table:table-cell table:style-name="Gnumeric-default" table:formula="of:=SUM([.F633:.H633])" office:value-type="float" office:value="0.038335014811589567">
            <text:p>0.038335014811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4171828329563141">
            <text:p>0.141718283295631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34]-[.C634]" office:value-type="float" office:value="0.14171828329563141">
            <text:p>0.1417182832956314</text:p>
          </table:table-cell>
          <table:table-cell table:style-name="Gnumeric-default" table:formula="of:=[.E634]*[.$K$1]" office:value-type="float" office:value="0.035429570823907852">
            <text:p>0.03542957082390785</text:p>
          </table:table-cell>
          <table:table-cell table:style-name="Gnumeric-default" table:formula="of:=[.$K$2]*([.E634]+[.G633])*0.02" office:value-type="float" office:value="7.0862474258459737e-06">
            <text:p>7.086247425845974E-06</text:p>
          </table:table-cell>
          <table:table-cell table:style-name="Gnumeric-default" table:formula="of:=[.$K$3]*([.E634]-[.E633])/0.02" office:value-type="float" office:value="0.021051056683063507">
            <text:p>0.021051056683063507</text:p>
          </table:table-cell>
          <table:table-cell table:style-name="Gnumeric-default" table:formula="of:=SUM([.F634:.H634])" office:value-type="float" office:value="0.056487713754397206">
            <text:p>0.0564877137543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5249602496623993">
            <text:p>0.1524960249662399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35]-[.C635]" office:value-type="float" office:value="0.15249602496623993">
            <text:p>0.1524960249662399</text:p>
          </table:table-cell>
          <table:table-cell table:style-name="Gnumeric-default" table:formula="of:=[.E635]*[.$K$1]" office:value-type="float" office:value="0.038124006241559982">
            <text:p>0.03812400624155998</text:p>
          </table:table-cell>
          <table:table-cell table:style-name="Gnumeric-default" table:formula="of:=[.$K$2]*([.E635]+[.G634])*0.02" office:value-type="float" office:value="7.6251555606832896e-06">
            <text:p>7.62515556068329E-06</text:p>
          </table:table-cell>
          <table:table-cell table:style-name="Gnumeric-default" table:formula="of:=[.$K$3]*([.E635]-[.E634])/0.02" office:value-type="float" office:value="0.026944354176521301">
            <text:p>0.0269443541765213</text:p>
          </table:table-cell>
          <table:table-cell table:style-name="Gnumeric-default" table:formula="of:=SUM([.F635:.H635])" office:value-type="float" office:value="0.06507598557364197">
            <text:p>0.0650759855736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5447445213794708">
            <text:p>0.1544744521379470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36]-[.C636]" office:value-type="float" office:value="0.15447445213794708">
            <text:p>0.1544744521379471</text:p>
          </table:table-cell>
          <table:table-cell table:style-name="Gnumeric-default" table:formula="of:=[.E636]*[.$K$1]" office:value-type="float" office:value="0.038618613034486771">
            <text:p>0.03861861303448677</text:p>
          </table:table-cell>
          <table:table-cell table:style-name="Gnumeric-default" table:formula="of:=[.$K$2]*([.E636]+[.G635])*0.02" office:value-type="float" office:value="7.7241038646753876e-06">
            <text:p>7.724103864675388E-06</text:p>
          </table:table-cell>
          <table:table-cell table:style-name="Gnumeric-default" table:formula="of:=[.$K$3]*([.E636]-[.E635])/0.02" office:value-type="float" office:value="0.0049460679292678833">
            <text:p>0.004946067929267883</text:p>
          </table:table-cell>
          <table:table-cell table:style-name="Gnumeric-default" table:formula="of:=SUM([.F636:.H636])" office:value-type="float" office:value="0.043572405067619328">
            <text:p>0.0435724050676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5649643540382385">
            <text:p>0.1564964354038238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37]-[.C637]" office:value-type="float" office:value="0.15649643540382385">
            <text:p>0.1564964354038239</text:p>
          </table:table-cell>
          <table:table-cell table:style-name="Gnumeric-default" table:formula="of:=[.E637]*[.$K$1]" office:value-type="float" office:value="0.039124108850955963">
            <text:p>0.03912410885095596</text:p>
          </table:table-cell>
          <table:table-cell table:style-name="Gnumeric-default" table:formula="of:=[.$K$2]*([.E637]+[.G636])*0.02" office:value-type="float" office:value="7.8252079753844275e-06">
            <text:p>7.825207975384427E-06</text:p>
          </table:table-cell>
          <table:table-cell table:style-name="Gnumeric-default" table:formula="of:=[.$K$3]*([.E637]-[.E636])/0.02" office:value-type="float" office:value="0.005054958164691925">
            <text:p>0.005054958164691925</text:p>
          </table:table-cell>
          <table:table-cell table:style-name="Gnumeric-default" table:formula="of:=SUM([.F637:.H637])" office:value-type="float" office:value="0.044186892223623271">
            <text:p>0.0441868922236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4984267950057983">
            <text:p>0.1498426795005798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38]-[.C638]" office:value-type="float" office:value="0.14984267950057983">
            <text:p>0.1498426795005798</text:p>
          </table:table-cell>
          <table:table-cell table:style-name="Gnumeric-default" table:formula="of:=[.E638]*[.$K$1]" office:value-type="float" office:value="0.037460669875144958">
            <text:p>0.03746066987514496</text:p>
          </table:table-cell>
          <table:table-cell table:style-name="Gnumeric-default" table:formula="of:=[.$K$2]*([.E638]+[.G637])*0.02" office:value-type="float" office:value="7.4925252354277601e-06">
            <text:p>7.49252523542776E-06</text:p>
          </table:table-cell>
          <table:table-cell table:style-name="Gnumeric-default" table:formula="of:=[.$K$3]*([.E638]-[.E637])/0.02" office:value-type="float" office:value="-0.01663438975811005">
            <text:p>−0.01663438975811</text:p>
          </table:table-cell>
          <table:table-cell table:style-name="Gnumeric-default" table:formula="of:=SUM([.F638:.H638])" office:value-type="float" office:value="0.020833772642270338">
            <text:p>0.020833772642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4770986139774323">
            <text:p>0.1477098613977432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39]-[.C639]" office:value-type="float" office:value="0.14770986139774323">
            <text:p>0.1477098613977432</text:p>
          </table:table-cell>
          <table:table-cell table:style-name="Gnumeric-default" table:formula="of:=[.E639]*[.$K$1]" office:value-type="float" office:value="0.036927465349435806">
            <text:p>0.036927465349435806</text:p>
          </table:table-cell>
          <table:table-cell table:style-name="Gnumeric-default" table:formula="of:=[.$K$2]*([.E639]+[.G638])*0.02" office:value-type="float" office:value="7.3858676961489334e-06">
            <text:p>7.385867696148933E-06</text:p>
          </table:table-cell>
          <table:table-cell table:style-name="Gnumeric-default" table:formula="of:=[.$K$3]*([.E639]-[.E638])/0.02" office:value-type="float" office:value="-0.0053320452570915222">
            <text:p>−0.0053320452570915</text:p>
          </table:table-cell>
          <table:table-cell table:style-name="Gnumeric-default" table:formula="of:=SUM([.F639:.H639])" office:value-type="float" office:value="0.031602805960040434">
            <text:p>0.031602805960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4567187428474426">
            <text:p>0.1456718742847442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40]-[.C640]" office:value-type="float" office:value="0.14567187428474426">
            <text:p>0.1456718742847443</text:p>
          </table:table-cell>
          <table:table-cell table:style-name="Gnumeric-default" table:formula="of:=[.E640]*[.$K$1]" office:value-type="float" office:value="0.036417968571186066">
            <text:p>0.036417968571186066</text:p>
          </table:table-cell>
          <table:table-cell table:style-name="Gnumeric-default" table:formula="of:=[.$K$2]*([.E640]+[.G639])*0.02" office:value-type="float" office:value="7.2839630076220206e-06">
            <text:p>7.2839630076220206E-06</text:p>
          </table:table-cell>
          <table:table-cell table:style-name="Gnumeric-default" table:formula="of:=[.$K$3]*([.E640]-[.E639])/0.02" office:value-type="float" office:value="-0.005094967782497406">
            <text:p>−0.0050949677824974</text:p>
          </table:table-cell>
          <table:table-cell table:style-name="Gnumeric-default" table:formula="of:=SUM([.F640:.H640])" office:value-type="float" office:value="0.031330284751696282">
            <text:p>0.0313302847516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480841338634491">
            <text:p>0.1480841338634491</text:p>
          </table:table-cell>
          <table:table-cell table:style-name="Gnumeric-default" office:value-type="float" office:value="0.015792308375239372">
            <text:p>0.015792308375239372</text:p>
          </table:table-cell>
          <table:table-cell table:style-name="Gnumeric-default"/>
          <table:table-cell table:style-name="Gnumeric-default" table:formula="of:=[.B641]-[.C641]" office:value-type="float" office:value="0.13229182548820972">
            <text:p>0.1322918254882097</text:p>
          </table:table-cell>
          <table:table-cell table:style-name="Gnumeric-default" table:formula="of:=[.E641]*[.$K$1]" office:value-type="float" office:value="0.033072956372052431">
            <text:p>0.03307295637205243</text:p>
          </table:table-cell>
          <table:table-cell table:style-name="Gnumeric-default" table:formula="of:=[.$K$2]*([.E641]+[.G640])*0.02" office:value-type="float" office:value="6.6149554725608676e-06">
            <text:p>6.6149554725608676E-06</text:p>
          </table:table-cell>
          <table:table-cell table:style-name="Gnumeric-default" table:formula="of:=[.$K$3]*([.E641]-[.E640])/0.02" office:value-type="float" office:value="-0.033450121991336346">
            <text:p>−0.0334501219913363</text:p>
          </table:table-cell>
          <table:table-cell table:style-name="Gnumeric-default" table:formula="of:=SUM([.F641:.H641])" office:value-type="float" office:value="-0.00037055066381135368">
            <text:p>−0.00037055066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744661211967468">
            <text:p>0.13744661211967468</text:p>
          </table:table-cell>
          <table:table-cell table:style-name="Gnumeric-default" office:value-type="float" office:value="0.016015186905860901">
            <text:p>0.0160151869058609</text:p>
          </table:table-cell>
          <table:table-cell table:style-name="Gnumeric-default"/>
          <table:table-cell table:style-name="Gnumeric-default" table:formula="of:=[.B642]-[.C642]" office:value-type="float" office:value="0.12143142521381378">
            <text:p>0.1214314252138138</text:p>
          </table:table-cell>
          <table:table-cell table:style-name="Gnumeric-default" table:formula="of:=[.E642]*[.$K$1]" office:value-type="float" office:value="0.030357856303453445">
            <text:p>0.030357856303453445</text:p>
          </table:table-cell>
          <table:table-cell table:style-name="Gnumeric-default" table:formula="of:=[.$K$2]*([.E642]+[.G641])*0.02" office:value-type="float" office:value="6.071902008464318e-06">
            <text:p>6.071902008464318E-06</text:p>
          </table:table-cell>
          <table:table-cell table:style-name="Gnumeric-default" table:formula="of:=[.$K$3]*([.E642]-[.E641])/0.02" office:value-type="float" office:value="-0.027151000685989857">
            <text:p>−0.0271510006859899</text:p>
          </table:table-cell>
          <table:table-cell table:style-name="Gnumeric-default" table:formula="of:=SUM([.F642:.H642])" office:value-type="float" office:value="0.003212927519472053">
            <text:p>0.0032129275194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265827506780624">
            <text:p>0.12265827506780624</text:p>
          </table:table-cell>
          <table:table-cell table:style-name="Gnumeric-default" office:value-type="float" office:value="0.015574056655168533">
            <text:p>0.015574056655168533</text:p>
          </table:table-cell>
          <table:table-cell table:style-name="Gnumeric-default"/>
          <table:table-cell table:style-name="Gnumeric-default" table:formula="of:=[.B643]-[.C643]" office:value-type="float" office:value="0.10708421841263771">
            <text:p>0.1070842184126377</text:p>
          </table:table-cell>
          <table:table-cell table:style-name="Gnumeric-default" table:formula="of:=[.E643]*[.$K$1]" office:value-type="float" office:value="0.026771054603159428">
            <text:p>0.026771054603159428</text:p>
          </table:table-cell>
          <table:table-cell table:style-name="Gnumeric-default" table:formula="of:=[.$K$2]*([.E643]+[.G642])*0.02" office:value-type="float" office:value="5.3545145157323087e-06">
            <text:p>5.354514515732309E-06</text:p>
          </table:table-cell>
          <table:table-cell table:style-name="Gnumeric-default" table:formula="of:=[.$K$3]*([.E643]-[.E642])/0.02" office:value-type="float" office:value="-0.035868017002940178">
            <text:p>−0.0358680170029402</text:p>
          </table:table-cell>
          <table:table-cell table:style-name="Gnumeric-default" table:formula="of:=SUM([.F643:.H643])" office:value-type="float" office:value="-0.0090916078852650174">
            <text:p>−0.00909160788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812894254922867">
            <text:p>0.10812894254922867</text:p>
          </table:table-cell>
          <table:table-cell table:style-name="Gnumeric-default" office:value-type="float" office:value="0.014852122403681278">
            <text:p>0.014852122403681278</text:p>
          </table:table-cell>
          <table:table-cell table:style-name="Gnumeric-default"/>
          <table:table-cell table:style-name="Gnumeric-default" table:formula="of:=[.B644]-[.C644]" office:value-type="float" office:value="0.09327682014554739">
            <text:p>0.0932768201455474</text:p>
          </table:table-cell>
          <table:table-cell table:style-name="Gnumeric-default" table:formula="of:=[.E644]*[.$K$1]" office:value-type="float" office:value="0.023319205036386847">
            <text:p>0.023319205036386847</text:p>
          </table:table-cell>
          <table:table-cell table:style-name="Gnumeric-default" table:formula="of:=[.$K$2]*([.E644]+[.G643])*0.02" office:value-type="float" office:value="4.6641087330031562e-06">
            <text:p>4.664108733003156E-06</text:p>
          </table:table-cell>
          <table:table-cell table:style-name="Gnumeric-default" table:formula="of:=[.$K$3]*([.E644]-[.E643])/0.02" office:value-type="float" office:value="-0.034518495667725801">
            <text:p>−0.0345184956677258</text:p>
          </table:table-cell>
          <table:table-cell table:style-name="Gnumeric-default" table:formula="of:=SUM([.F644:.H644])" office:value-type="float" office:value="-0.011194626522605951">
            <text:p>−0.01119462652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8207160830497742">
            <text:p>0.09820716083049774</text:p>
          </table:table-cell>
          <table:table-cell table:style-name="Gnumeric-default" office:value-type="float" office:value="0.014602191746234894">
            <text:p>0.014602191746234894</text:p>
          </table:table-cell>
          <table:table-cell table:style-name="Gnumeric-default"/>
          <table:table-cell table:style-name="Gnumeric-default" table:formula="of:=[.B645]-[.C645]" office:value-type="float" office:value="0.083604969084262848">
            <text:p>0.0836049690842628</text:p>
          </table:table-cell>
          <table:table-cell table:style-name="Gnumeric-default" table:formula="of:=[.E645]*[.$K$1]" office:value-type="float" office:value="0.020901242271065712">
            <text:p>0.020901242271065712</text:p>
          </table:table-cell>
          <table:table-cell table:style-name="Gnumeric-default" table:formula="of:=[.$K$2]*([.E645]+[.G644])*0.02" office:value-type="float" office:value="4.1804816596497925e-06">
            <text:p>4.1804816596497925E-06</text:p>
          </table:table-cell>
          <table:table-cell table:style-name="Gnumeric-default" table:formula="of:=[.$K$3]*([.E645]-[.E644])/0.02" office:value-type="float" office:value="-0.024179627653211355">
            <text:p>−0.0241796276532114</text:p>
          </table:table-cell>
          <table:table-cell table:style-name="Gnumeric-default" table:formula="of:=SUM([.F645:.H645])" office:value-type="float" office:value="-0.0032742049004859932">
            <text:p>−0.00327420490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4102876484394073">
            <text:p>0.08410287648439407</text:p>
          </table:table-cell>
          <table:table-cell table:style-name="Gnumeric-default" office:value-type="float" office:value="0.013980480842292309">
            <text:p>0.013980480842292309</text:p>
          </table:table-cell>
          <table:table-cell table:style-name="Gnumeric-default"/>
          <table:table-cell table:style-name="Gnumeric-default" table:formula="of:=[.B646]-[.C646]" office:value-type="float" office:value="0.070122395642101765">
            <text:p>0.0701223956421018</text:p>
          </table:table-cell>
          <table:table-cell table:style-name="Gnumeric-default" table:formula="of:=[.E646]*[.$K$1]" office:value-type="float" office:value="0.017530598910525441">
            <text:p>0.01753059891052544</text:p>
          </table:table-cell>
          <table:table-cell table:style-name="Gnumeric-default" table:formula="of:=[.$K$2]*([.E646]+[.G645])*0.02" office:value-type="float" office:value="3.5063288061880708e-06">
            <text:p>3.506328806188071E-06</text:p>
          </table:table-cell>
          <table:table-cell table:style-name="Gnumeric-default" table:formula="of:=[.$K$3]*([.E646]-[.E645])/0.02" office:value-type="float" office:value="-0.033706433605402708">
            <text:p>−0.0337064336054027</text:p>
          </table:table-cell>
          <table:table-cell table:style-name="Gnumeric-default" table:formula="of:=SUM([.F646:.H646])" office:value-type="float" office:value="-0.016172328366071079">
            <text:p>−0.01617232836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0228621363639832">
            <text:p>0.07022862136363983</text:p>
          </table:table-cell>
          <table:table-cell table:style-name="Gnumeric-default" office:value-type="float" office:value="0.013524172827601433">
            <text:p>0.013524172827601433</text:p>
          </table:table-cell>
          <table:table-cell table:style-name="Gnumeric-default"/>
          <table:table-cell table:style-name="Gnumeric-default" table:formula="of:=[.B647]-[.C647]" office:value-type="float" office:value="0.056704448536038399">
            <text:p>0.0567044485360384</text:p>
          </table:table-cell>
          <table:table-cell table:style-name="Gnumeric-default" table:formula="of:=[.E647]*[.$K$1]" office:value-type="float" office:value="0.0141761121340096">
            <text:p>0.0141761121340096</text:p>
          </table:table-cell>
          <table:table-cell table:style-name="Gnumeric-default" table:formula="of:=[.$K$2]*([.E647]+[.G646])*0.02" office:value-type="float" office:value="2.8353977432422294e-06">
            <text:p>2.8353977432422294E-06</text:p>
          </table:table-cell>
          <table:table-cell table:style-name="Gnumeric-default" table:formula="of:=[.$K$3]*([.E647]-[.E646])/0.02" office:value-type="float" office:value="-0.033544867765158415">
            <text:p>−0.0335448677651584</text:p>
          </table:table-cell>
          <table:table-cell table:style-name="Gnumeric-default" table:formula="of:=SUM([.F647:.H647])" office:value-type="float" office:value="-0.019365920233405574">
            <text:p>−0.01936592023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3496787548065186">
            <text:p>0.043496787548065186</text:p>
          </table:table-cell>
          <table:table-cell table:style-name="Gnumeric-default" office:value-type="float" office:value="0.011798882856965065">
            <text:p>0.011798882856965065</text:p>
          </table:table-cell>
          <table:table-cell table:style-name="Gnumeric-default"/>
          <table:table-cell table:style-name="Gnumeric-default" table:formula="of:=[.B648]-[.C648]" office:value-type="float" office:value="0.031697904691100121">
            <text:p>0.0316979046911001</text:p>
          </table:table-cell>
          <table:table-cell table:style-name="Gnumeric-default" table:formula="of:=[.E648]*[.$K$1]" office:value-type="float" office:value="0.0079244761727750301">
            <text:p>0.00792447617277503</text:p>
          </table:table-cell>
          <table:table-cell table:style-name="Gnumeric-default" table:formula="of:=[.$K$2]*([.E648]+[.G647])*0.02" office:value-type="float" office:value="1.5850370044421682e-06">
            <text:p>1.5850370044421682E-06</text:p>
          </table:table-cell>
          <table:table-cell table:style-name="Gnumeric-default" table:formula="of:=[.$K$3]*([.E648]-[.E647])/0.02" office:value-type="float" office:value="-0.062516359612345695">
            <text:p>−0.0625163596123457</text:p>
          </table:table-cell>
          <table:table-cell table:style-name="Gnumeric-default" table:formula="of:=SUM([.F648:.H648])" office:value-type="float" office:value="-0.054590298402566226">
            <text:p>−0.05459029840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5873618200421333">
            <text:p>0.025873618200421333</text:p>
          </table:table-cell>
          <table:table-cell table:style-name="Gnumeric-default" office:value-type="float" office:value="0.010695977136492729">
            <text:p>0.01069597713649273</text:p>
          </table:table-cell>
          <table:table-cell table:style-name="Gnumeric-default"/>
          <table:table-cell table:style-name="Gnumeric-default" table:formula="of:=[.B649]-[.C649]" office:value-type="float" office:value="0.015177641063928604">
            <text:p>0.0151776410639286</text:p>
          </table:table-cell>
          <table:table-cell table:style-name="Gnumeric-default" table:formula="of:=[.E649]*[.$K$1]" office:value-type="float" office:value="0.003794410265982151">
            <text:p>0.003794410265982151</text:p>
          </table:table-cell>
          <table:table-cell table:style-name="Gnumeric-default" table:formula="of:=[.$K$2]*([.E649]+[.G648])*0.02" office:value-type="float" office:value="7.5896130504665234e-07">
            <text:p>7.589613050466523E-07</text:p>
          </table:table-cell>
          <table:table-cell table:style-name="Gnumeric-default" table:formula="of:=[.$K$3]*([.E649]-[.E648])/0.02" office:value-type="float" office:value="-0.041300659067928791">
            <text:p>−0.0413006590679288</text:p>
          </table:table-cell>
          <table:table-cell table:style-name="Gnumeric-default" table:formula="of:=SUM([.F649:.H649])" office:value-type="float" office:value="-0.037505489840641594">
            <text:p>−0.03750548984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2862449511885643">
            <text:p>0.012862449511885643</text:p>
          </table:table-cell>
          <table:table-cell table:style-name="Gnumeric-default" office:value-type="float" office:value="0.0098024019971489906">
            <text:p>0.00980240199714899</text:p>
          </table:table-cell>
          <table:table-cell table:style-name="Gnumeric-default"/>
          <table:table-cell table:style-name="Gnumeric-default" table:formula="of:=[.B650]-[.C650]" office:value-type="float" office:value="0.0030600475147366524">
            <text:p>0.0030600475147367</text:p>
          </table:table-cell>
          <table:table-cell table:style-name="Gnumeric-default" table:formula="of:=[.E650]*[.$K$1]" office:value-type="float" office:value="0.00076501187868416309">
            <text:p>0.0007650118786842</text:p>
          </table:table-cell>
          <table:table-cell table:style-name="Gnumeric-default" table:formula="of:=[.$K$2]*([.E650]+[.G649])*0.02" office:value-type="float" office:value="1.5304032380208499e-07">
            <text:p>1.53040323802085E-07</text:p>
          </table:table-cell>
          <table:table-cell table:style-name="Gnumeric-default" table:formula="of:=[.$K$3]*([.E650]-[.E649])/0.02" office:value-type="float" office:value="-0.030293983872979883">
            <text:p>−0.0302939838729799</text:p>
          </table:table-cell>
          <table:table-cell table:style-name="Gnumeric-default" table:formula="of:=SUM([.F650:.H650])" office:value-type="float" office:value="-0.029528818953971917">
            <text:p>−0.0295288189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86202239617705345">
            <text:p>0.008620223961770535</text:p>
          </table:table-cell>
          <table:table-cell table:style-name="Gnumeric-default"/>
          <table:table-cell table:style-name="Gnumeric-default" table:formula="of:=[.B651]-[.C651]" office:value-type="float" office:value="-0.0086202239617705345">
            <text:p>−0.00862022396177</text:p>
          </table:table-cell>
          <table:table-cell table:style-name="Gnumeric-default" table:formula="of:=[.E651]*[.$K$1]" office:value-type="float" office:value="-0.0021550559904426336">
            <text:p>−0.0021550559904426</text:p>
          </table:table-cell>
          <table:table-cell table:style-name="Gnumeric-default" table:formula="of:=[.$K$2]*([.E651]+[.G650])*0.02" office:value-type="float" office:value="-4.3100354607233665e-07">
            <text:p>−4.3100354607234E−07</text:p>
          </table:table-cell>
          <table:table-cell table:style-name="Gnumeric-default" table:formula="of:=[.$K$3]*([.E651]-[.E650])/0.02" office:value-type="float" office:value="-0.029200678691267967">
            <text:p>−0.029200678691268</text:p>
          </table:table-cell>
          <table:table-cell table:style-name="Gnumeric-default" table:formula="of:=SUM([.F651:.H651])" office:value-type="float" office:value="-0.031356165685256676">
            <text:p>−0.03135616568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80048348754644394">
            <text:p>0.00800483487546444</text:p>
          </table:table-cell>
          <table:table-cell table:style-name="Gnumeric-default"/>
          <table:table-cell table:style-name="Gnumeric-default" table:formula="of:=[.B652]-[.C652]" office:value-type="float" office:value="-0.0080048348754644394">
            <text:p>−0.00800483487546</text:p>
          </table:table-cell>
          <table:table-cell table:style-name="Gnumeric-default" table:formula="of:=[.E652]*[.$K$1]" office:value-type="float" office:value="-0.0020012087188661098">
            <text:p>−0.0020012087188661</text:p>
          </table:table-cell>
          <table:table-cell table:style-name="Gnumeric-default" table:formula="of:=[.$K$2]*([.E652]+[.G651])*0.02" office:value-type="float" office:value="-4.0026329395052554e-07">
            <text:p>−4.0026329395053E−07</text:p>
          </table:table-cell>
          <table:table-cell table:style-name="Gnumeric-default" table:formula="of:=[.$K$3]*([.E652]-[.E651])/0.02" office:value-type="float" office:value="0.001538472715765238">
            <text:p>0.001538472715765238</text:p>
          </table:table-cell>
          <table:table-cell table:style-name="Gnumeric-default" table:formula="of:=SUM([.F652:.H652])" office:value-type="float" office:value="-0.00046313626639482233">
            <text:p>−0.00046313626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581298541277647">
            <text:p>0.006581298541277647</text:p>
          </table:table-cell>
          <table:table-cell table:style-name="Gnumeric-default"/>
          <table:table-cell table:style-name="Gnumeric-default" table:formula="of:=[.B653]-[.C653]" office:value-type="float" office:value="-0.006581298541277647">
            <text:p>−0.00658129854128</text:p>
          </table:table-cell>
          <table:table-cell table:style-name="Gnumeric-default" table:formula="of:=[.E653]*[.$K$1]" office:value-type="float" office:value="-0.0016453246353194118">
            <text:p>−0.0016453246353194</text:p>
          </table:table-cell>
          <table:table-cell table:style-name="Gnumeric-default" table:formula="of:=[.$K$2]*([.E653]+[.G652])*0.02" office:value-type="float" office:value="-3.2908494022857984e-07">
            <text:p>−3.2908494022858E−07</text:p>
          </table:table-cell>
          <table:table-cell table:style-name="Gnumeric-default" table:formula="of:=[.$K$3]*([.E653]-[.E652])/0.02" office:value-type="float" office:value="0.0035588408354669814">
            <text:p>0.003558840835467</text:p>
          </table:table-cell>
          <table:table-cell table:style-name="Gnumeric-default" table:formula="of:=SUM([.F653:.H653])" office:value-type="float" office:value="0.0019131871152073411">
            <text:p>0.0019131871152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56044925004243851">
            <text:p>0.005604492500424385</text:p>
          </table:table-cell>
          <table:table-cell table:style-name="Gnumeric-default"/>
          <table:table-cell table:style-name="Gnumeric-default" table:formula="of:=[.B654]-[.C654]" office:value-type="float" office:value="-0.0056044925004243851">
            <text:p>−0.00560449250042</text:p>
          </table:table-cell>
          <table:table-cell table:style-name="Gnumeric-default" table:formula="of:=[.E654]*[.$K$1]" office:value-type="float" office:value="-0.0014011231251060963">
            <text:p>−0.0014011231251061</text:p>
          </table:table-cell>
          <table:table-cell table:style-name="Gnumeric-default" table:formula="of:=[.$K$2]*([.E654]+[.G653])*0.02" office:value-type="float" office:value="-2.8024107926823069e-07">
            <text:p>−2.8024107926823E−07</text:p>
          </table:table-cell>
          <table:table-cell table:style-name="Gnumeric-default" table:formula="of:=[.$K$3]*([.E654]-[.E653])/0.02" office:value-type="float" office:value="0.0024420151021331549">
            <text:p>0.002442015102133155</text:p>
          </table:table-cell>
          <table:table-cell table:style-name="Gnumeric-default" table:formula="of:=SUM([.F654:.H654])" office:value-type="float" office:value="0.0010406117359477904">
            <text:p>0.0010406117359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27473994996398687">
            <text:p>0.0027473994996398687</text:p>
          </table:table-cell>
          <table:table-cell table:style-name="Gnumeric-default"/>
          <table:table-cell table:style-name="Gnumeric-default" table:formula="of:=[.B655]-[.C655]" office:value-type="float" office:value="-0.0027473994996398687">
            <text:p>−0.00274739949964</text:p>
          </table:table-cell>
          <table:table-cell table:style-name="Gnumeric-default" table:formula="of:=[.E655]*[.$K$1]" office:value-type="float" office:value="-0.00068684987490996718">
            <text:p>−0.00068684987491</text:p>
          </table:table-cell>
          <table:table-cell table:style-name="Gnumeric-default" table:formula="of:=[.$K$2]*([.E655]+[.G654])*0.02" office:value-type="float" office:value="-1.3738398703595685e-07">
            <text:p>−1.3738398703596E−07</text:p>
          </table:table-cell>
          <table:table-cell table:style-name="Gnumeric-default" table:formula="of:=[.$K$3]*([.E655]-[.E654])/0.02" office:value-type="float" office:value="0.0071427325019612908">
            <text:p>0.007142732501961291</text:p>
          </table:table-cell>
          <table:table-cell table:style-name="Gnumeric-default" table:formula="of:=SUM([.F655:.H655])" office:value-type="float" office:value="0.006455745243064288">
            <text:p>0.0064557452430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21530075464397669">
            <text:p>0.002153007546439767</text:p>
          </table:table-cell>
          <table:table-cell table:style-name="Gnumeric-default"/>
          <table:table-cell table:style-name="Gnumeric-default" table:formula="of:=[.B656]-[.C656]" office:value-type="float" office:value="-0.0021530075464397669">
            <text:p>−0.00215300754644</text:p>
          </table:table-cell>
          <table:table-cell table:style-name="Gnumeric-default" table:formula="of:=[.E656]*[.$K$1]" office:value-type="float" office:value="-0.00053825188660994172">
            <text:p>−0.0005382518866099</text:p>
          </table:table-cell>
          <table:table-cell table:style-name="Gnumeric-default" table:formula="of:=[.$K$2]*([.E656]+[.G655])*0.02" office:value-type="float" office:value="-1.0765724652134015e-07">
            <text:p>−1.0765724652134E−07</text:p>
          </table:table-cell>
          <table:table-cell table:style-name="Gnumeric-default" table:formula="of:=[.$K$3]*([.E656]-[.E655])/0.02" office:value-type="float" office:value="0.0014859798830002546">
            <text:p>0.0014859798830003</text:p>
          </table:table-cell>
          <table:table-cell table:style-name="Gnumeric-default" table:formula="of:=SUM([.F656:.H656])" office:value-type="float" office:value="0.00094762033914379154">
            <text:p>0.0009476203391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11405015829950571">
            <text:p>0.001140501582995057</text:p>
          </table:table-cell>
          <table:table-cell table:style-name="Gnumeric-default"/>
          <table:table-cell table:style-name="Gnumeric-default" table:formula="of:=[.B657]-[.C657]" office:value-type="float" office:value="-0.0011405015829950571">
            <text:p>−0.001140501583</text:p>
          </table:table-cell>
          <table:table-cell table:style-name="Gnumeric-default" table:formula="of:=[.E657]*[.$K$1]" office:value-type="float" office:value="-0.00028512539574876428">
            <text:p>−0.0002851253957488</text:p>
          </table:table-cell>
          <table:table-cell table:style-name="Gnumeric-default" table:formula="of:=[.$K$2]*([.E657]+[.G656])*0.02" office:value-type="float" office:value="-5.7030462012078932e-08">
            <text:p>−5.7030462012079E−08</text:p>
          </table:table-cell>
          <table:table-cell table:style-name="Gnumeric-default" table:formula="of:=[.$K$3]*([.E657]-[.E656])/0.02" office:value-type="float" office:value="0.0025312649086117744">
            <text:p>0.0025312649086118</text:p>
          </table:table-cell>
          <table:table-cell table:style-name="Gnumeric-default" table:formula="of:=SUM([.F657:.H657])" office:value-type="float" office:value="0.002246082482400998">
            <text:p>0.0022460824824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58]-[.C658]" office:value-type="float" office:value="0">
            <text:p>0</text:p>
          </table:table-cell>
          <table:table-cell table:style-name="Gnumeric-default" table:formula="of:=[.E658]*[.$K$1]" office:value-type="float" office:value="0">
            <text:p>0</text:p>
          </table:table-cell>
          <table:table-cell table:style-name="Gnumeric-default" table:formula="of:=[.$K$2]*([.E658]+[.G657])*0.02" office:value-type="float" office:value="-2.851523100603947e-12">
            <text:p>−2.8515231006039E−12</text:p>
          </table:table-cell>
          <table:table-cell table:style-name="Gnumeric-default" table:formula="of:=[.$K$3]*([.E658]-[.E657])/0.02" office:value-type="float" office:value="0.0028512539574876428">
            <text:p>0.0028512539574876</text:p>
          </table:table-cell>
          <table:table-cell table:style-name="Gnumeric-default" table:formula="of:=SUM([.F658:.H658])" office:value-type="float" office:value="0.0028512539546361195">
            <text:p>0.0028512539546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59]-[.C659]" office:value-type="float" office:value="0">
            <text:p>0</text:p>
          </table:table-cell>
          <table:table-cell table:style-name="Gnumeric-default" table:formula="of:=[.E659]*[.$K$1]" office:value-type="float" office:value="0">
            <text:p>0</text:p>
          </table:table-cell>
          <table:table-cell table:style-name="Gnumeric-default" table:formula="of:=[.$K$2]*([.E659]+[.G658])*0.02" office:value-type="float" office:value="-1.4257615503019734e-16">
            <text:p>−1.4257615503020E−16</text:p>
          </table:table-cell>
          <table:table-cell table:style-name="Gnumeric-default" table:formula="of:=[.$K$3]*([.E659]-[.E658])/0.02" office:value-type="float" office:value="0">
            <text:p>0</text:p>
          </table:table-cell>
          <table:table-cell table:style-name="Gnumeric-default" table:formula="of:=SUM([.F659:.H659])" office:value-type="float" office:value="-1.4257615503019734e-16">
            <text:p>−1.42576155E−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60]-[.C660]" office:value-type="float" office:value="0">
            <text:p>0</text:p>
          </table:table-cell>
          <table:table-cell table:style-name="Gnumeric-default" table:formula="of:=[.E660]*[.$K$1]" office:value-type="float" office:value="0">
            <text:p>0</text:p>
          </table:table-cell>
          <table:table-cell table:style-name="Gnumeric-default" table:formula="of:=[.$K$2]*([.E660]+[.G659])*0.02" office:value-type="float" office:value="-7.1288077515098677e-21">
            <text:p>−7.1288077515099E−21</text:p>
          </table:table-cell>
          <table:table-cell table:style-name="Gnumeric-default" table:formula="of:=[.$K$3]*([.E660]-[.E659])/0.02" office:value-type="float" office:value="0">
            <text:p>0</text:p>
          </table:table-cell>
          <table:table-cell table:style-name="Gnumeric-default" table:formula="of:=SUM([.F660:.H660])" office:value-type="float" office:value="-7.1288077515098677e-21">
            <text:p>−7.128807752E−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61]-[.C661]" office:value-type="float" office:value="0">
            <text:p>0</text:p>
          </table:table-cell>
          <table:table-cell table:style-name="Gnumeric-default" table:formula="of:=[.E661]*[.$K$1]" office:value-type="float" office:value="0">
            <text:p>0</text:p>
          </table:table-cell>
          <table:table-cell table:style-name="Gnumeric-default" table:formula="of:=[.$K$2]*([.E661]+[.G660])*0.02" office:value-type="float" office:value="-3.5644038757549341e-25">
            <text:p>−3.5644038757549E−25</text:p>
          </table:table-cell>
          <table:table-cell table:style-name="Gnumeric-default" table:formula="of:=[.$K$3]*([.E661]-[.E660])/0.02" office:value-type="float" office:value="0">
            <text:p>0</text:p>
          </table:table-cell>
          <table:table-cell table:style-name="Gnumeric-default" table:formula="of:=SUM([.F661:.H661])" office:value-type="float" office:value="-3.5644038757549341e-25">
            <text:p>−3.564403876E−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62]-[.C662]" office:value-type="float" office:value="0">
            <text:p>0</text:p>
          </table:table-cell>
          <table:table-cell table:style-name="Gnumeric-default" table:formula="of:=[.E662]*[.$K$1]" office:value-type="float" office:value="0">
            <text:p>0</text:p>
          </table:table-cell>
          <table:table-cell table:style-name="Gnumeric-default" table:formula="of:=[.$K$2]*([.E662]+[.G661])*0.02" office:value-type="float" office:value="-1.782201937877467e-29">
            <text:p>−1.7822019378775E−29</text:p>
          </table:table-cell>
          <table:table-cell table:style-name="Gnumeric-default" table:formula="of:=[.$K$3]*([.E662]-[.E661])/0.02" office:value-type="float" office:value="0">
            <text:p>0</text:p>
          </table:table-cell>
          <table:table-cell table:style-name="Gnumeric-default" table:formula="of:=SUM([.F662:.H662])" office:value-type="float" office:value="-1.782201937877467e-29">
            <text:p>−1.782201938E−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63]-[.C663]" office:value-type="float" office:value="0">
            <text:p>0</text:p>
          </table:table-cell>
          <table:table-cell table:style-name="Gnumeric-default" table:formula="of:=[.E663]*[.$K$1]" office:value-type="float" office:value="0">
            <text:p>0</text:p>
          </table:table-cell>
          <table:table-cell table:style-name="Gnumeric-default" table:formula="of:=[.$K$2]*([.E663]+[.G662])*0.02" office:value-type="float" office:value="-8.9110096893873362e-34">
            <text:p>−8.9110096893873E−34</text:p>
          </table:table-cell>
          <table:table-cell table:style-name="Gnumeric-default" table:formula="of:=[.$K$3]*([.E663]-[.E662])/0.02" office:value-type="float" office:value="0">
            <text:p>0</text:p>
          </table:table-cell>
          <table:table-cell table:style-name="Gnumeric-default" table:formula="of:=SUM([.F663:.H663])" office:value-type="float" office:value="-8.9110096893873362e-34">
            <text:p>−8.911009689E−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64]-[.C664]" office:value-type="float" office:value="0">
            <text:p>0</text:p>
          </table:table-cell>
          <table:table-cell table:style-name="Gnumeric-default" table:formula="of:=[.E664]*[.$K$1]" office:value-type="float" office:value="0">
            <text:p>0</text:p>
          </table:table-cell>
          <table:table-cell table:style-name="Gnumeric-default" table:formula="of:=[.$K$2]*([.E664]+[.G663])*0.02" office:value-type="float" office:value="-4.4555048446936682e-38">
            <text:p>−4.4555048446937E−38</text:p>
          </table:table-cell>
          <table:table-cell table:style-name="Gnumeric-default" table:formula="of:=[.$K$3]*([.E664]-[.E663])/0.02" office:value-type="float" office:value="0">
            <text:p>0</text:p>
          </table:table-cell>
          <table:table-cell table:style-name="Gnumeric-default" table:formula="of:=SUM([.F664:.H664])" office:value-type="float" office:value="-4.4555048446936682e-38">
            <text:p>−4.455504845E−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65]-[.C665]" office:value-type="float" office:value="0">
            <text:p>0</text:p>
          </table:table-cell>
          <table:table-cell table:style-name="Gnumeric-default" table:formula="of:=[.E665]*[.$K$1]" office:value-type="float" office:value="0">
            <text:p>0</text:p>
          </table:table-cell>
          <table:table-cell table:style-name="Gnumeric-default" table:formula="of:=[.$K$2]*([.E665]+[.G664])*0.02" office:value-type="float" office:value="-2.2277524223468341e-42">
            <text:p>−2.2277524223468E−42</text:p>
          </table:table-cell>
          <table:table-cell table:style-name="Gnumeric-default" table:formula="of:=[.$K$3]*([.E665]-[.E664])/0.02" office:value-type="float" office:value="0">
            <text:p>0</text:p>
          </table:table-cell>
          <table:table-cell table:style-name="Gnumeric-default" table:formula="of:=SUM([.F665:.H665])" office:value-type="float" office:value="-2.2277524223468341e-42">
            <text:p>−2.227752422E−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66]-[.C666]" office:value-type="float" office:value="0">
            <text:p>0</text:p>
          </table:table-cell>
          <table:table-cell table:style-name="Gnumeric-default" table:formula="of:=[.E666]*[.$K$1]" office:value-type="float" office:value="0">
            <text:p>0</text:p>
          </table:table-cell>
          <table:table-cell table:style-name="Gnumeric-default" table:formula="of:=[.$K$2]*([.E666]+[.G665])*0.02" office:value-type="float" office:value="-1.113876211173417e-46">
            <text:p>−1.1138762111734E−46</text:p>
          </table:table-cell>
          <table:table-cell table:style-name="Gnumeric-default" table:formula="of:=[.$K$3]*([.E666]-[.E665])/0.02" office:value-type="float" office:value="0">
            <text:p>0</text:p>
          </table:table-cell>
          <table:table-cell table:style-name="Gnumeric-default" table:formula="of:=SUM([.F666:.H666])" office:value-type="float" office:value="-1.113876211173417e-46">
            <text:p>−1.113876211E−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67]-[.C667]" office:value-type="float" office:value="0">
            <text:p>0</text:p>
          </table:table-cell>
          <table:table-cell table:style-name="Gnumeric-default" table:formula="of:=[.E667]*[.$K$1]" office:value-type="float" office:value="0">
            <text:p>0</text:p>
          </table:table-cell>
          <table:table-cell table:style-name="Gnumeric-default" table:formula="of:=[.$K$2]*([.E667]+[.G666])*0.02" office:value-type="float" office:value="-5.5693810558670855e-51">
            <text:p>−5.5693810558671E−51</text:p>
          </table:table-cell>
          <table:table-cell table:style-name="Gnumeric-default" table:formula="of:=[.$K$3]*([.E667]-[.E666])/0.02" office:value-type="float" office:value="0">
            <text:p>0</text:p>
          </table:table-cell>
          <table:table-cell table:style-name="Gnumeric-default" table:formula="of:=SUM([.F667:.H667])" office:value-type="float" office:value="-5.5693810558670855e-51">
            <text:p>−5.569381056E−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68]-[.C668]" office:value-type="float" office:value="0">
            <text:p>0</text:p>
          </table:table-cell>
          <table:table-cell table:style-name="Gnumeric-default" table:formula="of:=[.E668]*[.$K$1]" office:value-type="float" office:value="0">
            <text:p>0</text:p>
          </table:table-cell>
          <table:table-cell table:style-name="Gnumeric-default" table:formula="of:=[.$K$2]*([.E668]+[.G667])*0.02" office:value-type="float" office:value="-2.7846905279335431e-55">
            <text:p>−2.7846905279335E−55</text:p>
          </table:table-cell>
          <table:table-cell table:style-name="Gnumeric-default" table:formula="of:=[.$K$3]*([.E668]-[.E667])/0.02" office:value-type="float" office:value="0">
            <text:p>0</text:p>
          </table:table-cell>
          <table:table-cell table:style-name="Gnumeric-default" table:formula="of:=SUM([.F668:.H668])" office:value-type="float" office:value="-2.7846905279335431e-55">
            <text:p>−2.784690528E−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69]-[.C669]" office:value-type="float" office:value="0">
            <text:p>0</text:p>
          </table:table-cell>
          <table:table-cell table:style-name="Gnumeric-default" table:formula="of:=[.E669]*[.$K$1]" office:value-type="float" office:value="0">
            <text:p>0</text:p>
          </table:table-cell>
          <table:table-cell table:style-name="Gnumeric-default" table:formula="of:=[.$K$2]*([.E669]+[.G668])*0.02" office:value-type="float" office:value="-1.3923452639667715e-59">
            <text:p>−1.3923452639668E−59</text:p>
          </table:table-cell>
          <table:table-cell table:style-name="Gnumeric-default" table:formula="of:=[.$K$3]*([.E669]-[.E668])/0.02" office:value-type="float" office:value="0">
            <text:p>0</text:p>
          </table:table-cell>
          <table:table-cell table:style-name="Gnumeric-default" table:formula="of:=SUM([.F669:.H669])" office:value-type="float" office:value="-1.3923452639667715e-59">
            <text:p>−1.392345264E−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70]-[.C670]" office:value-type="float" office:value="0">
            <text:p>0</text:p>
          </table:table-cell>
          <table:table-cell table:style-name="Gnumeric-default" table:formula="of:=[.E670]*[.$K$1]" office:value-type="float" office:value="0">
            <text:p>0</text:p>
          </table:table-cell>
          <table:table-cell table:style-name="Gnumeric-default" table:formula="of:=[.$K$2]*([.E670]+[.G669])*0.02" office:value-type="float" office:value="-6.961726319833857e-64">
            <text:p>−6.9617263198339E−64</text:p>
          </table:table-cell>
          <table:table-cell table:style-name="Gnumeric-default" table:formula="of:=[.$K$3]*([.E670]-[.E669])/0.02" office:value-type="float" office:value="0">
            <text:p>0</text:p>
          </table:table-cell>
          <table:table-cell table:style-name="Gnumeric-default" table:formula="of:=SUM([.F670:.H670])" office:value-type="float" office:value="-6.961726319833857e-64">
            <text:p>−6.96172632E−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71]-[.C671]" office:value-type="float" office:value="0">
            <text:p>0</text:p>
          </table:table-cell>
          <table:table-cell table:style-name="Gnumeric-default" table:formula="of:=[.E671]*[.$K$1]" office:value-type="float" office:value="0">
            <text:p>0</text:p>
          </table:table-cell>
          <table:table-cell table:style-name="Gnumeric-default" table:formula="of:=[.$K$2]*([.E671]+[.G670])*0.02" office:value-type="float" office:value="-3.4808631599169285e-68">
            <text:p>−3.4808631599169E−68</text:p>
          </table:table-cell>
          <table:table-cell table:style-name="Gnumeric-default" table:formula="of:=[.$K$3]*([.E671]-[.E670])/0.02" office:value-type="float" office:value="0">
            <text:p>0</text:p>
          </table:table-cell>
          <table:table-cell table:style-name="Gnumeric-default" table:formula="of:=SUM([.F671:.H671])" office:value-type="float" office:value="-3.4808631599169285e-68">
            <text:p>−3.48086316E−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72]-[.C672]" office:value-type="float" office:value="0">
            <text:p>0</text:p>
          </table:table-cell>
          <table:table-cell table:style-name="Gnumeric-default" table:formula="of:=[.E672]*[.$K$1]" office:value-type="float" office:value="0">
            <text:p>0</text:p>
          </table:table-cell>
          <table:table-cell table:style-name="Gnumeric-default" table:formula="of:=[.$K$2]*([.E672]+[.G671])*0.02" office:value-type="float" office:value="-1.7404315799584642e-72">
            <text:p>−1.7404315799585E−72</text:p>
          </table:table-cell>
          <table:table-cell table:style-name="Gnumeric-default" table:formula="of:=[.$K$3]*([.E672]-[.E671])/0.02" office:value-type="float" office:value="0">
            <text:p>0</text:p>
          </table:table-cell>
          <table:table-cell table:style-name="Gnumeric-default" table:formula="of:=SUM([.F672:.H672])" office:value-type="float" office:value="-1.7404315799584642e-72">
            <text:p>−1.74043158E−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73]-[.C673]" office:value-type="float" office:value="0">
            <text:p>0</text:p>
          </table:table-cell>
          <table:table-cell table:style-name="Gnumeric-default" table:formula="of:=[.E673]*[.$K$1]" office:value-type="float" office:value="0">
            <text:p>0</text:p>
          </table:table-cell>
          <table:table-cell table:style-name="Gnumeric-default" table:formula="of:=[.$K$2]*([.E673]+[.G672])*0.02" office:value-type="float" office:value="-8.7021578997923215e-77">
            <text:p>−8.7021578997923E−77</text:p>
          </table:table-cell>
          <table:table-cell table:style-name="Gnumeric-default" table:formula="of:=[.$K$3]*([.E673]-[.E672])/0.02" office:value-type="float" office:value="0">
            <text:p>0</text:p>
          </table:table-cell>
          <table:table-cell table:style-name="Gnumeric-default" table:formula="of:=SUM([.F673:.H673])" office:value-type="float" office:value="-8.7021578997923215e-77">
            <text:p>−8.7021579E−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74]-[.C674]" office:value-type="float" office:value="0">
            <text:p>0</text:p>
          </table:table-cell>
          <table:table-cell table:style-name="Gnumeric-default" table:formula="of:=[.E674]*[.$K$1]" office:value-type="float" office:value="0">
            <text:p>0</text:p>
          </table:table-cell>
          <table:table-cell table:style-name="Gnumeric-default" table:formula="of:=[.$K$2]*([.E674]+[.G673])*0.02" office:value-type="float" office:value="-4.3510789498961605e-81">
            <text:p>−4.3510789498962E−81</text:p>
          </table:table-cell>
          <table:table-cell table:style-name="Gnumeric-default" table:formula="of:=[.$K$3]*([.E674]-[.E673])/0.02" office:value-type="float" office:value="0">
            <text:p>0</text:p>
          </table:table-cell>
          <table:table-cell table:style-name="Gnumeric-default" table:formula="of:=SUM([.F674:.H674])" office:value-type="float" office:value="-4.3510789498961605e-81">
            <text:p>−4.35107895E−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75]-[.C675]" office:value-type="float" office:value="0">
            <text:p>0</text:p>
          </table:table-cell>
          <table:table-cell table:style-name="Gnumeric-default" table:formula="of:=[.E675]*[.$K$1]" office:value-type="float" office:value="0">
            <text:p>0</text:p>
          </table:table-cell>
          <table:table-cell table:style-name="Gnumeric-default" table:formula="of:=[.$K$2]*([.E675]+[.G674])*0.02" office:value-type="float" office:value="-2.1755394749480803e-85">
            <text:p>−2.1755394749481E−85</text:p>
          </table:table-cell>
          <table:table-cell table:style-name="Gnumeric-default" table:formula="of:=[.$K$3]*([.E675]-[.E674])/0.02" office:value-type="float" office:value="0">
            <text:p>0</text:p>
          </table:table-cell>
          <table:table-cell table:style-name="Gnumeric-default" table:formula="of:=SUM([.F675:.H675])" office:value-type="float" office:value="-2.1755394749480803e-85">
            <text:p>−2.175539475E−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76]-[.C676]" office:value-type="float" office:value="0">
            <text:p>0</text:p>
          </table:table-cell>
          <table:table-cell table:style-name="Gnumeric-default" table:formula="of:=[.E676]*[.$K$1]" office:value-type="float" office:value="0">
            <text:p>0</text:p>
          </table:table-cell>
          <table:table-cell table:style-name="Gnumeric-default" table:formula="of:=[.$K$2]*([.E676]+[.G675])*0.02" office:value-type="float" office:value="-1.0877697374740403e-89">
            <text:p>−1.0877697374740E−89</text:p>
          </table:table-cell>
          <table:table-cell table:style-name="Gnumeric-default" table:formula="of:=[.$K$3]*([.E676]-[.E675])/0.02" office:value-type="float" office:value="0">
            <text:p>0</text:p>
          </table:table-cell>
          <table:table-cell table:style-name="Gnumeric-default" table:formula="of:=SUM([.F676:.H676])" office:value-type="float" office:value="-1.0877697374740403e-89">
            <text:p>−1.087769737E−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77]-[.C677]" office:value-type="float" office:value="0">
            <text:p>0</text:p>
          </table:table-cell>
          <table:table-cell table:style-name="Gnumeric-default" table:formula="of:=[.E677]*[.$K$1]" office:value-type="float" office:value="0">
            <text:p>0</text:p>
          </table:table-cell>
          <table:table-cell table:style-name="Gnumeric-default" table:formula="of:=[.$K$2]*([.E677]+[.G676])*0.02" office:value-type="float" office:value="-5.4388486873702023e-94">
            <text:p>−5.4388486873702E−94</text:p>
          </table:table-cell>
          <table:table-cell table:style-name="Gnumeric-default" table:formula="of:=[.$K$3]*([.E677]-[.E676])/0.02" office:value-type="float" office:value="0">
            <text:p>0</text:p>
          </table:table-cell>
          <table:table-cell table:style-name="Gnumeric-default" table:formula="of:=SUM([.F677:.H677])" office:value-type="float" office:value="-5.4388486873702023e-94">
            <text:p>−5.438848687E−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78]-[.C678]" office:value-type="float" office:value="0">
            <text:p>0</text:p>
          </table:table-cell>
          <table:table-cell table:style-name="Gnumeric-default" table:formula="of:=[.E678]*[.$K$1]" office:value-type="float" office:value="0">
            <text:p>0</text:p>
          </table:table-cell>
          <table:table-cell table:style-name="Gnumeric-default" table:formula="of:=[.$K$2]*([.E678]+[.G677])*0.02" office:value-type="float" office:value="-2.7194243436851014e-98">
            <text:p>−2.7194243436851E−98</text:p>
          </table:table-cell>
          <table:table-cell table:style-name="Gnumeric-default" table:formula="of:=[.$K$3]*([.E678]-[.E677])/0.02" office:value-type="float" office:value="0">
            <text:p>0</text:p>
          </table:table-cell>
          <table:table-cell table:style-name="Gnumeric-default" table:formula="of:=SUM([.F678:.H678])" office:value-type="float" office:value="-2.7194243436851014e-98">
            <text:p>−2.719424344E−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79]-[.C679]" office:value-type="float" office:value="0">
            <text:p>0</text:p>
          </table:table-cell>
          <table:table-cell table:style-name="Gnumeric-default" table:formula="of:=[.E679]*[.$K$1]" office:value-type="float" office:value="0">
            <text:p>0</text:p>
          </table:table-cell>
          <table:table-cell table:style-name="Gnumeric-default" table:formula="of:=[.$K$2]*([.E679]+[.G678])*0.02" office:value-type="float" office:value="-1.3597121718425508e-102">
            <text:p>−1.359712171843E−102</text:p>
          </table:table-cell>
          <table:table-cell table:style-name="Gnumeric-default" table:formula="of:=[.$K$3]*([.E679]-[.E678])/0.02" office:value-type="float" office:value="0">
            <text:p>0</text:p>
          </table:table-cell>
          <table:table-cell table:style-name="Gnumeric-default" table:formula="of:=SUM([.F679:.H679])" office:value-type="float" office:value="-1.3597121718425508e-102">
            <text:p>−1.35971217E−1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80]-[.C680]" office:value-type="float" office:value="0">
            <text:p>0</text:p>
          </table:table-cell>
          <table:table-cell table:style-name="Gnumeric-default" table:formula="of:=[.E680]*[.$K$1]" office:value-type="float" office:value="0">
            <text:p>0</text:p>
          </table:table-cell>
          <table:table-cell table:style-name="Gnumeric-default" table:formula="of:=[.$K$2]*([.E680]+[.G679])*0.02" office:value-type="float" office:value="-6.798560859212754e-107">
            <text:p>−6.798560859213E−107</text:p>
          </table:table-cell>
          <table:table-cell table:style-name="Gnumeric-default" table:formula="of:=[.$K$3]*([.E680]-[.E679])/0.02" office:value-type="float" office:value="0">
            <text:p>0</text:p>
          </table:table-cell>
          <table:table-cell table:style-name="Gnumeric-default" table:formula="of:=SUM([.F680:.H680])" office:value-type="float" office:value="-6.798560859212754e-107">
            <text:p>−6.79856086E−1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81]-[.C681]" office:value-type="float" office:value="0">
            <text:p>0</text:p>
          </table:table-cell>
          <table:table-cell table:style-name="Gnumeric-default" table:formula="of:=[.E681]*[.$K$1]" office:value-type="float" office:value="0">
            <text:p>0</text:p>
          </table:table-cell>
          <table:table-cell table:style-name="Gnumeric-default" table:formula="of:=[.$K$2]*([.E681]+[.G680])*0.02" office:value-type="float" office:value="-3.3992804296063767e-111">
            <text:p>−3.399280429606E−111</text:p>
          </table:table-cell>
          <table:table-cell table:style-name="Gnumeric-default" table:formula="of:=[.$K$3]*([.E681]-[.E680])/0.02" office:value-type="float" office:value="0">
            <text:p>0</text:p>
          </table:table-cell>
          <table:table-cell table:style-name="Gnumeric-default" table:formula="of:=SUM([.F681:.H681])" office:value-type="float" office:value="-3.3992804296063767e-111">
            <text:p>−3.39928043E−1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82]-[.C682]" office:value-type="float" office:value="0">
            <text:p>0</text:p>
          </table:table-cell>
          <table:table-cell table:style-name="Gnumeric-default" table:formula="of:=[.E682]*[.$K$1]" office:value-type="float" office:value="0">
            <text:p>0</text:p>
          </table:table-cell>
          <table:table-cell table:style-name="Gnumeric-default" table:formula="of:=[.$K$2]*([.E682]+[.G681])*0.02" office:value-type="float" office:value="-1.6996402148031882e-115">
            <text:p>−1.699640214803E−115</text:p>
          </table:table-cell>
          <table:table-cell table:style-name="Gnumeric-default" table:formula="of:=[.$K$3]*([.E682]-[.E681])/0.02" office:value-type="float" office:value="0">
            <text:p>0</text:p>
          </table:table-cell>
          <table:table-cell table:style-name="Gnumeric-default" table:formula="of:=SUM([.F682:.H682])" office:value-type="float" office:value="-1.6996402148031882e-115">
            <text:p>−1.69964021E−1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83]-[.C683]" office:value-type="float" office:value="0">
            <text:p>0</text:p>
          </table:table-cell>
          <table:table-cell table:style-name="Gnumeric-default" table:formula="of:=[.E683]*[.$K$1]" office:value-type="float" office:value="0">
            <text:p>0</text:p>
          </table:table-cell>
          <table:table-cell table:style-name="Gnumeric-default" table:formula="of:=[.$K$2]*([.E683]+[.G682])*0.02" office:value-type="float" office:value="-8.4982010740159411e-120">
            <text:p>−8.498201074016E−120</text:p>
          </table:table-cell>
          <table:table-cell table:style-name="Gnumeric-default" table:formula="of:=[.$K$3]*([.E683]-[.E682])/0.02" office:value-type="float" office:value="0">
            <text:p>0</text:p>
          </table:table-cell>
          <table:table-cell table:style-name="Gnumeric-default" table:formula="of:=SUM([.F683:.H683])" office:value-type="float" office:value="-8.4982010740159411e-120">
            <text:p>−8.49820107E−12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84]-[.C684]" office:value-type="float" office:value="0">
            <text:p>0</text:p>
          </table:table-cell>
          <table:table-cell table:style-name="Gnumeric-default" table:formula="of:=[.E684]*[.$K$1]" office:value-type="float" office:value="0">
            <text:p>0</text:p>
          </table:table-cell>
          <table:table-cell table:style-name="Gnumeric-default" table:formula="of:=[.$K$2]*([.E684]+[.G683])*0.02" office:value-type="float" office:value="-4.2491005370079704e-124">
            <text:p>−4.249100537008E−124</text:p>
          </table:table-cell>
          <table:table-cell table:style-name="Gnumeric-default" table:formula="of:=[.$K$3]*([.E684]-[.E683])/0.02" office:value-type="float" office:value="0">
            <text:p>0</text:p>
          </table:table-cell>
          <table:table-cell table:style-name="Gnumeric-default" table:formula="of:=SUM([.F684:.H684])" office:value-type="float" office:value="-4.2491005370079704e-124">
            <text:p>−4.24910054E−1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85]-[.C685]" office:value-type="float" office:value="0">
            <text:p>0</text:p>
          </table:table-cell>
          <table:table-cell table:style-name="Gnumeric-default" table:formula="of:=[.E685]*[.$K$1]" office:value-type="float" office:value="0">
            <text:p>0</text:p>
          </table:table-cell>
          <table:table-cell table:style-name="Gnumeric-default" table:formula="of:=[.$K$2]*([.E685]+[.G684])*0.02" office:value-type="float" office:value="-2.1245502685039852e-128">
            <text:p>−2.124550268504E−128</text:p>
          </table:table-cell>
          <table:table-cell table:style-name="Gnumeric-default" table:formula="of:=[.$K$3]*([.E685]-[.E684])/0.02" office:value-type="float" office:value="0">
            <text:p>0</text:p>
          </table:table-cell>
          <table:table-cell table:style-name="Gnumeric-default" table:formula="of:=SUM([.F685:.H685])" office:value-type="float" office:value="-2.1245502685039852e-128">
            <text:p>−2.12455027E−1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86]-[.C686]" office:value-type="float" office:value="0">
            <text:p>0</text:p>
          </table:table-cell>
          <table:table-cell table:style-name="Gnumeric-default" table:formula="of:=[.E686]*[.$K$1]" office:value-type="float" office:value="0">
            <text:p>0</text:p>
          </table:table-cell>
          <table:table-cell table:style-name="Gnumeric-default" table:formula="of:=[.$K$2]*([.E686]+[.G685])*0.02" office:value-type="float" office:value="-1.0622751342519927e-132">
            <text:p>−1.062275134252E−132</text:p>
          </table:table-cell>
          <table:table-cell table:style-name="Gnumeric-default" table:formula="of:=[.$K$3]*([.E686]-[.E685])/0.02" office:value-type="float" office:value="0">
            <text:p>0</text:p>
          </table:table-cell>
          <table:table-cell table:style-name="Gnumeric-default" table:formula="of:=SUM([.F686:.H686])" office:value-type="float" office:value="-1.0622751342519927e-132">
            <text:p>−1.06227513E−1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87]-[.C687]" office:value-type="float" office:value="0">
            <text:p>0</text:p>
          </table:table-cell>
          <table:table-cell table:style-name="Gnumeric-default" table:formula="of:=[.E687]*[.$K$1]" office:value-type="float" office:value="0">
            <text:p>0</text:p>
          </table:table-cell>
          <table:table-cell table:style-name="Gnumeric-default" table:formula="of:=[.$K$2]*([.E687]+[.G686])*0.02" office:value-type="float" office:value="-5.3113756712599637e-137">
            <text:p>−5.311375671260E−137</text:p>
          </table:table-cell>
          <table:table-cell table:style-name="Gnumeric-default" table:formula="of:=[.$K$3]*([.E687]-[.E686])/0.02" office:value-type="float" office:value="0">
            <text:p>0</text:p>
          </table:table-cell>
          <table:table-cell table:style-name="Gnumeric-default" table:formula="of:=SUM([.F687:.H687])" office:value-type="float" office:value="-5.3113756712599637e-137">
            <text:p>−5.31137567E−1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88]-[.C688]" office:value-type="float" office:value="0">
            <text:p>0</text:p>
          </table:table-cell>
          <table:table-cell table:style-name="Gnumeric-default" table:formula="of:=[.E688]*[.$K$1]" office:value-type="float" office:value="0">
            <text:p>0</text:p>
          </table:table-cell>
          <table:table-cell table:style-name="Gnumeric-default" table:formula="of:=[.$K$2]*([.E688]+[.G687])*0.02" office:value-type="float" office:value="-2.655687835629982e-141">
            <text:p>−2.655687835630E−141</text:p>
          </table:table-cell>
          <table:table-cell table:style-name="Gnumeric-default" table:formula="of:=[.$K$3]*([.E688]-[.E687])/0.02" office:value-type="float" office:value="0">
            <text:p>0</text:p>
          </table:table-cell>
          <table:table-cell table:style-name="Gnumeric-default" table:formula="of:=SUM([.F688:.H688])" office:value-type="float" office:value="-2.655687835629982e-141">
            <text:p>−2.65568784E−1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89]-[.C689]" office:value-type="float" office:value="0">
            <text:p>0</text:p>
          </table:table-cell>
          <table:table-cell table:style-name="Gnumeric-default" table:formula="of:=[.E689]*[.$K$1]" office:value-type="float" office:value="0">
            <text:p>0</text:p>
          </table:table-cell>
          <table:table-cell table:style-name="Gnumeric-default" table:formula="of:=[.$K$2]*([.E689]+[.G688])*0.02" office:value-type="float" office:value="-1.3278439178149911e-145">
            <text:p>−1.327843917815E−145</text:p>
          </table:table-cell>
          <table:table-cell table:style-name="Gnumeric-default" table:formula="of:=[.$K$3]*([.E689]-[.E688])/0.02" office:value-type="float" office:value="0">
            <text:p>0</text:p>
          </table:table-cell>
          <table:table-cell table:style-name="Gnumeric-default" table:formula="of:=SUM([.F689:.H689])" office:value-type="float" office:value="-1.3278439178149911e-145">
            <text:p>−1.32784392E−1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90]-[.C690]" office:value-type="float" office:value="0">
            <text:p>0</text:p>
          </table:table-cell>
          <table:table-cell table:style-name="Gnumeric-default" table:formula="of:=[.E690]*[.$K$1]" office:value-type="float" office:value="0">
            <text:p>0</text:p>
          </table:table-cell>
          <table:table-cell table:style-name="Gnumeric-default" table:formula="of:=[.$K$2]*([.E690]+[.G689])*0.02" office:value-type="float" office:value="-6.6392195890749562e-150">
            <text:p>−6.639219589075E−150</text:p>
          </table:table-cell>
          <table:table-cell table:style-name="Gnumeric-default" table:formula="of:=[.$K$3]*([.E690]-[.E689])/0.02" office:value-type="float" office:value="0">
            <text:p>0</text:p>
          </table:table-cell>
          <table:table-cell table:style-name="Gnumeric-default" table:formula="of:=SUM([.F690:.H690])" office:value-type="float" office:value="-6.6392195890749562e-150">
            <text:p>−6.63921959E−15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91]-[.C691]" office:value-type="float" office:value="0">
            <text:p>0</text:p>
          </table:table-cell>
          <table:table-cell table:style-name="Gnumeric-default" table:formula="of:=[.E691]*[.$K$1]" office:value-type="float" office:value="0">
            <text:p>0</text:p>
          </table:table-cell>
          <table:table-cell table:style-name="Gnumeric-default" table:formula="of:=[.$K$2]*([.E691]+[.G690])*0.02" office:value-type="float" office:value="-3.3196097945374782e-154">
            <text:p>−3.319609794537E−154</text:p>
          </table:table-cell>
          <table:table-cell table:style-name="Gnumeric-default" table:formula="of:=[.$K$3]*([.E691]-[.E690])/0.02" office:value-type="float" office:value="0">
            <text:p>0</text:p>
          </table:table-cell>
          <table:table-cell table:style-name="Gnumeric-default" table:formula="of:=SUM([.F691:.H691])" office:value-type="float" office:value="-3.3196097945374782e-154">
            <text:p>−3.31960979E−1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92]-[.C692]" office:value-type="float" office:value="0">
            <text:p>0</text:p>
          </table:table-cell>
          <table:table-cell table:style-name="Gnumeric-default" table:formula="of:=[.E692]*[.$K$1]" office:value-type="float" office:value="0">
            <text:p>0</text:p>
          </table:table-cell>
          <table:table-cell table:style-name="Gnumeric-default" table:formula="of:=[.$K$2]*([.E692]+[.G691])*0.02" office:value-type="float" office:value="-1.6598048972687392e-158">
            <text:p>−1.659804897269E−158</text:p>
          </table:table-cell>
          <table:table-cell table:style-name="Gnumeric-default" table:formula="of:=[.$K$3]*([.E692]-[.E691])/0.02" office:value-type="float" office:value="0">
            <text:p>0</text:p>
          </table:table-cell>
          <table:table-cell table:style-name="Gnumeric-default" table:formula="of:=SUM([.F692:.H692])" office:value-type="float" office:value="-1.6598048972687392e-158">
            <text:p>−1.65980490E−1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93]-[.C693]" office:value-type="float" office:value="0">
            <text:p>0</text:p>
          </table:table-cell>
          <table:table-cell table:style-name="Gnumeric-default" table:formula="of:=[.E693]*[.$K$1]" office:value-type="float" office:value="0">
            <text:p>0</text:p>
          </table:table-cell>
          <table:table-cell table:style-name="Gnumeric-default" table:formula="of:=[.$K$2]*([.E693]+[.G692])*0.02" office:value-type="float" office:value="-8.2990244863436978e-163">
            <text:p>−8.299024486344E−163</text:p>
          </table:table-cell>
          <table:table-cell table:style-name="Gnumeric-default" table:formula="of:=[.$K$3]*([.E693]-[.E692])/0.02" office:value-type="float" office:value="0">
            <text:p>0</text:p>
          </table:table-cell>
          <table:table-cell table:style-name="Gnumeric-default" table:formula="of:=SUM([.F693:.H693])" office:value-type="float" office:value="-8.2990244863436978e-163">
            <text:p>−8.29902449E−1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94]-[.C694]" office:value-type="float" office:value="0">
            <text:p>0</text:p>
          </table:table-cell>
          <table:table-cell table:style-name="Gnumeric-default" table:formula="of:=[.E694]*[.$K$1]" office:value-type="float" office:value="0">
            <text:p>0</text:p>
          </table:table-cell>
          <table:table-cell table:style-name="Gnumeric-default" table:formula="of:=[.$K$2]*([.E694]+[.G693])*0.02" office:value-type="float" office:value="-4.1495122431718493e-167">
            <text:p>−4.149512243172E−167</text:p>
          </table:table-cell>
          <table:table-cell table:style-name="Gnumeric-default" table:formula="of:=[.$K$3]*([.E694]-[.E693])/0.02" office:value-type="float" office:value="0">
            <text:p>0</text:p>
          </table:table-cell>
          <table:table-cell table:style-name="Gnumeric-default" table:formula="of:=SUM([.F694:.H694])" office:value-type="float" office:value="-4.1495122431718493e-167">
            <text:p>−4.14951224E−1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95]-[.C695]" office:value-type="float" office:value="0">
            <text:p>0</text:p>
          </table:table-cell>
          <table:table-cell table:style-name="Gnumeric-default" table:formula="of:=[.E695]*[.$K$1]" office:value-type="float" office:value="0">
            <text:p>0</text:p>
          </table:table-cell>
          <table:table-cell table:style-name="Gnumeric-default" table:formula="of:=[.$K$2]*([.E695]+[.G694])*0.02" office:value-type="float" office:value="-2.0747561215859248e-171">
            <text:p>−2.074756121586E−171</text:p>
          </table:table-cell>
          <table:table-cell table:style-name="Gnumeric-default" table:formula="of:=[.$K$3]*([.E695]-[.E694])/0.02" office:value-type="float" office:value="0">
            <text:p>0</text:p>
          </table:table-cell>
          <table:table-cell table:style-name="Gnumeric-default" table:formula="of:=SUM([.F695:.H695])" office:value-type="float" office:value="-2.0747561215859248e-171">
            <text:p>−2.07475612E−1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96]-[.C696]" office:value-type="float" office:value="0">
            <text:p>0</text:p>
          </table:table-cell>
          <table:table-cell table:style-name="Gnumeric-default" table:formula="of:=[.E696]*[.$K$1]" office:value-type="float" office:value="0">
            <text:p>0</text:p>
          </table:table-cell>
          <table:table-cell table:style-name="Gnumeric-default" table:formula="of:=[.$K$2]*([.E696]+[.G695])*0.02" office:value-type="float" office:value="-1.0373780607929624e-175">
            <text:p>−1.037378060793E−175</text:p>
          </table:table-cell>
          <table:table-cell table:style-name="Gnumeric-default" table:formula="of:=[.$K$3]*([.E696]-[.E695])/0.02" office:value-type="float" office:value="0">
            <text:p>0</text:p>
          </table:table-cell>
          <table:table-cell table:style-name="Gnumeric-default" table:formula="of:=SUM([.F696:.H696])" office:value-type="float" office:value="-1.0373780607929624e-175">
            <text:p>−1.03737806E−1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97]-[.C697]" office:value-type="float" office:value="0">
            <text:p>0</text:p>
          </table:table-cell>
          <table:table-cell table:style-name="Gnumeric-default" table:formula="of:=[.E697]*[.$K$1]" office:value-type="float" office:value="0">
            <text:p>0</text:p>
          </table:table-cell>
          <table:table-cell table:style-name="Gnumeric-default" table:formula="of:=[.$K$2]*([.E697]+[.G696])*0.02" office:value-type="float" office:value="-5.1868903039648112e-180">
            <text:p>−5.186890303965E−180</text:p>
          </table:table-cell>
          <table:table-cell table:style-name="Gnumeric-default" table:formula="of:=[.$K$3]*([.E697]-[.E696])/0.02" office:value-type="float" office:value="0">
            <text:p>0</text:p>
          </table:table-cell>
          <table:table-cell table:style-name="Gnumeric-default" table:formula="of:=SUM([.F697:.H697])" office:value-type="float" office:value="-5.1868903039648112e-180">
            <text:p>−5.18689030E−18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98]-[.C698]" office:value-type="float" office:value="0">
            <text:p>0</text:p>
          </table:table-cell>
          <table:table-cell table:style-name="Gnumeric-default" table:formula="of:=[.E698]*[.$K$1]" office:value-type="float" office:value="0">
            <text:p>0</text:p>
          </table:table-cell>
          <table:table-cell table:style-name="Gnumeric-default" table:formula="of:=[.$K$2]*([.E698]+[.G697])*0.02" office:value-type="float" office:value="-2.5934451519824058e-184">
            <text:p>−2.593445151982E−184</text:p>
          </table:table-cell>
          <table:table-cell table:style-name="Gnumeric-default" table:formula="of:=[.$K$3]*([.E698]-[.E697])/0.02" office:value-type="float" office:value="0">
            <text:p>0</text:p>
          </table:table-cell>
          <table:table-cell table:style-name="Gnumeric-default" table:formula="of:=SUM([.F698:.H698])" office:value-type="float" office:value="-2.5934451519824058e-184">
            <text:p>−2.59344515E−1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699]-[.C699]" office:value-type="float" office:value="0">
            <text:p>0</text:p>
          </table:table-cell>
          <table:table-cell table:style-name="Gnumeric-default" table:formula="of:=[.E699]*[.$K$1]" office:value-type="float" office:value="0">
            <text:p>0</text:p>
          </table:table-cell>
          <table:table-cell table:style-name="Gnumeric-default" table:formula="of:=[.$K$2]*([.E699]+[.G698])*0.02" office:value-type="float" office:value="-1.2967225759912031e-188">
            <text:p>−1.296722575991E−188</text:p>
          </table:table-cell>
          <table:table-cell table:style-name="Gnumeric-default" table:formula="of:=[.$K$3]*([.E699]-[.E698])/0.02" office:value-type="float" office:value="0">
            <text:p>0</text:p>
          </table:table-cell>
          <table:table-cell table:style-name="Gnumeric-default" table:formula="of:=SUM([.F699:.H699])" office:value-type="float" office:value="-1.2967225759912031e-188">
            <text:p>−1.29672258E−1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00]-[.C700]" office:value-type="float" office:value="0">
            <text:p>0</text:p>
          </table:table-cell>
          <table:table-cell table:style-name="Gnumeric-default" table:formula="of:=[.E700]*[.$K$1]" office:value-type="float" office:value="0">
            <text:p>0</text:p>
          </table:table-cell>
          <table:table-cell table:style-name="Gnumeric-default" table:formula="of:=[.$K$2]*([.E700]+[.G699])*0.02" office:value-type="float" office:value="-6.4836128799560151e-193">
            <text:p>−6.483612879956E−193</text:p>
          </table:table-cell>
          <table:table-cell table:style-name="Gnumeric-default" table:formula="of:=[.$K$3]*([.E700]-[.E699])/0.02" office:value-type="float" office:value="0">
            <text:p>0</text:p>
          </table:table-cell>
          <table:table-cell table:style-name="Gnumeric-default" table:formula="of:=SUM([.F700:.H700])" office:value-type="float" office:value="-6.4836128799560151e-193">
            <text:p>−6.48361288E−1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01]-[.C701]" office:value-type="float" office:value="0">
            <text:p>0</text:p>
          </table:table-cell>
          <table:table-cell table:style-name="Gnumeric-default" table:formula="of:=[.E701]*[.$K$1]" office:value-type="float" office:value="0">
            <text:p>0</text:p>
          </table:table-cell>
          <table:table-cell table:style-name="Gnumeric-default" table:formula="of:=[.$K$2]*([.E701]+[.G700])*0.02" office:value-type="float" office:value="-3.2418064399780077e-197">
            <text:p>−3.241806439978E−197</text:p>
          </table:table-cell>
          <table:table-cell table:style-name="Gnumeric-default" table:formula="of:=[.$K$3]*([.E701]-[.E700])/0.02" office:value-type="float" office:value="0">
            <text:p>0</text:p>
          </table:table-cell>
          <table:table-cell table:style-name="Gnumeric-default" table:formula="of:=SUM([.F701:.H701])" office:value-type="float" office:value="-3.2418064399780077e-197">
            <text:p>−3.24180644E−1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02]-[.C702]" office:value-type="float" office:value="0">
            <text:p>0</text:p>
          </table:table-cell>
          <table:table-cell table:style-name="Gnumeric-default" table:formula="of:=[.E702]*[.$K$1]" office:value-type="float" office:value="0">
            <text:p>0</text:p>
          </table:table-cell>
          <table:table-cell table:style-name="Gnumeric-default" table:formula="of:=[.$K$2]*([.E702]+[.G701])*0.02" office:value-type="float" office:value="-1.6209032199890039e-201">
            <text:p>−1.620903219989E−201</text:p>
          </table:table-cell>
          <table:table-cell table:style-name="Gnumeric-default" table:formula="of:=[.$K$3]*([.E702]-[.E701])/0.02" office:value-type="float" office:value="0">
            <text:p>0</text:p>
          </table:table-cell>
          <table:table-cell table:style-name="Gnumeric-default" table:formula="of:=SUM([.F702:.H702])" office:value-type="float" office:value="-1.6209032199890039e-201">
            <text:p>−1.62090322E−2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03]-[.C703]" office:value-type="float" office:value="0">
            <text:p>0</text:p>
          </table:table-cell>
          <table:table-cell table:style-name="Gnumeric-default" table:formula="of:=[.E703]*[.$K$1]" office:value-type="float" office:value="0">
            <text:p>0</text:p>
          </table:table-cell>
          <table:table-cell table:style-name="Gnumeric-default" table:formula="of:=[.$K$2]*([.E703]+[.G702])*0.02" office:value-type="float" office:value="-8.1045160999450208e-206">
            <text:p>−8.104516099945E−206</text:p>
          </table:table-cell>
          <table:table-cell table:style-name="Gnumeric-default" table:formula="of:=[.$K$3]*([.E703]-[.E702])/0.02" office:value-type="float" office:value="0">
            <text:p>0</text:p>
          </table:table-cell>
          <table:table-cell table:style-name="Gnumeric-default" table:formula="of:=SUM([.F703:.H703])" office:value-type="float" office:value="-8.1045160999450208e-206">
            <text:p>−8.1045161E−2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04]-[.C704]" office:value-type="float" office:value="0">
            <text:p>0</text:p>
          </table:table-cell>
          <table:table-cell table:style-name="Gnumeric-default" table:formula="of:=[.E704]*[.$K$1]" office:value-type="float" office:value="0">
            <text:p>0</text:p>
          </table:table-cell>
          <table:table-cell table:style-name="Gnumeric-default" table:formula="of:=[.$K$2]*([.E704]+[.G703])*0.02" office:value-type="float" office:value="-4.0522580499725109e-210">
            <text:p>−4.052258049973E−210</text:p>
          </table:table-cell>
          <table:table-cell table:style-name="Gnumeric-default" table:formula="of:=[.$K$3]*([.E704]-[.E703])/0.02" office:value-type="float" office:value="0">
            <text:p>0</text:p>
          </table:table-cell>
          <table:table-cell table:style-name="Gnumeric-default" table:formula="of:=SUM([.F704:.H704])" office:value-type="float" office:value="-4.0522580499725109e-210">
            <text:p>−4.05225805E−21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05]-[.C705]" office:value-type="float" office:value="0">
            <text:p>0</text:p>
          </table:table-cell>
          <table:table-cell table:style-name="Gnumeric-default" table:formula="of:=[.E705]*[.$K$1]" office:value-type="float" office:value="0">
            <text:p>0</text:p>
          </table:table-cell>
          <table:table-cell table:style-name="Gnumeric-default" table:formula="of:=[.$K$2]*([.E705]+[.G704])*0.02" office:value-type="float" office:value="-2.0261290249862557e-214">
            <text:p>−2.026129024986E−214</text:p>
          </table:table-cell>
          <table:table-cell table:style-name="Gnumeric-default" table:formula="of:=[.$K$3]*([.E705]-[.E704])/0.02" office:value-type="float" office:value="0">
            <text:p>0</text:p>
          </table:table-cell>
          <table:table-cell table:style-name="Gnumeric-default" table:formula="of:=SUM([.F705:.H705])" office:value-type="float" office:value="-2.0261290249862557e-214">
            <text:p>−2.02612902E−2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06]-[.C706]" office:value-type="float" office:value="0">
            <text:p>0</text:p>
          </table:table-cell>
          <table:table-cell table:style-name="Gnumeric-default" table:formula="of:=[.E706]*[.$K$1]" office:value-type="float" office:value="0">
            <text:p>0</text:p>
          </table:table-cell>
          <table:table-cell table:style-name="Gnumeric-default" table:formula="of:=[.$K$2]*([.E706]+[.G705])*0.02" office:value-type="float" office:value="-1.0130645124931278e-218">
            <text:p>−1.013064512493E−218</text:p>
          </table:table-cell>
          <table:table-cell table:style-name="Gnumeric-default" table:formula="of:=[.$K$3]*([.E706]-[.E705])/0.02" office:value-type="float" office:value="0">
            <text:p>0</text:p>
          </table:table-cell>
          <table:table-cell table:style-name="Gnumeric-default" table:formula="of:=SUM([.F706:.H706])" office:value-type="float" office:value="-1.0130645124931278e-218">
            <text:p>−1.01306451E−2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07]-[.C707]" office:value-type="float" office:value="0">
            <text:p>0</text:p>
          </table:table-cell>
          <table:table-cell table:style-name="Gnumeric-default" table:formula="of:=[.E707]*[.$K$1]" office:value-type="float" office:value="0">
            <text:p>0</text:p>
          </table:table-cell>
          <table:table-cell table:style-name="Gnumeric-default" table:formula="of:=[.$K$2]*([.E707]+[.G706])*0.02" office:value-type="float" office:value="-5.0653225624656393e-223">
            <text:p>−5.065322562466E−223</text:p>
          </table:table-cell>
          <table:table-cell table:style-name="Gnumeric-default" table:formula="of:=[.$K$3]*([.E707]-[.E706])/0.02" office:value-type="float" office:value="0">
            <text:p>0</text:p>
          </table:table-cell>
          <table:table-cell table:style-name="Gnumeric-default" table:formula="of:=SUM([.F707:.H707])" office:value-type="float" office:value="-5.0653225624656393e-223">
            <text:p>−5.06532256E−2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08]-[.C708]" office:value-type="float" office:value="0">
            <text:p>0</text:p>
          </table:table-cell>
          <table:table-cell table:style-name="Gnumeric-default" table:formula="of:=[.E708]*[.$K$1]" office:value-type="float" office:value="0">
            <text:p>0</text:p>
          </table:table-cell>
          <table:table-cell table:style-name="Gnumeric-default" table:formula="of:=[.$K$2]*([.E708]+[.G707])*0.02" office:value-type="float" office:value="-2.5326612812328196e-227">
            <text:p>−2.532661281233E−227</text:p>
          </table:table-cell>
          <table:table-cell table:style-name="Gnumeric-default" table:formula="of:=[.$K$3]*([.E708]-[.E707])/0.02" office:value-type="float" office:value="0">
            <text:p>0</text:p>
          </table:table-cell>
          <table:table-cell table:style-name="Gnumeric-default" table:formula="of:=SUM([.F708:.H708])" office:value-type="float" office:value="-2.5326612812328196e-227">
            <text:p>−2.53266128E−2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09]-[.C709]" office:value-type="float" office:value="0">
            <text:p>0</text:p>
          </table:table-cell>
          <table:table-cell table:style-name="Gnumeric-default" table:formula="of:=[.E709]*[.$K$1]" office:value-type="float" office:value="0">
            <text:p>0</text:p>
          </table:table-cell>
          <table:table-cell table:style-name="Gnumeric-default" table:formula="of:=[.$K$2]*([.E709]+[.G708])*0.02" office:value-type="float" office:value="-1.2663306406164099e-231">
            <text:p>−1.266330640616E−231</text:p>
          </table:table-cell>
          <table:table-cell table:style-name="Gnumeric-default" table:formula="of:=[.$K$3]*([.E709]-[.E708])/0.02" office:value-type="float" office:value="0">
            <text:p>0</text:p>
          </table:table-cell>
          <table:table-cell table:style-name="Gnumeric-default" table:formula="of:=SUM([.F709:.H709])" office:value-type="float" office:value="-1.2663306406164099e-231">
            <text:p>−1.26633064E−2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10]-[.C710]" office:value-type="float" office:value="0">
            <text:p>0</text:p>
          </table:table-cell>
          <table:table-cell table:style-name="Gnumeric-default" table:formula="of:=[.E710]*[.$K$1]" office:value-type="float" office:value="0">
            <text:p>0</text:p>
          </table:table-cell>
          <table:table-cell table:style-name="Gnumeric-default" table:formula="of:=[.$K$2]*([.E710]+[.G709])*0.02" office:value-type="float" office:value="-6.3316532030820496e-236">
            <text:p>−6.331653203082E−236</text:p>
          </table:table-cell>
          <table:table-cell table:style-name="Gnumeric-default" table:formula="of:=[.$K$3]*([.E710]-[.E709])/0.02" office:value-type="float" office:value="0">
            <text:p>0</text:p>
          </table:table-cell>
          <table:table-cell table:style-name="Gnumeric-default" table:formula="of:=SUM([.F710:.H710])" office:value-type="float" office:value="-6.3316532030820496e-236">
            <text:p>−6.33165320E−2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11]-[.C711]" office:value-type="float" office:value="0">
            <text:p>0</text:p>
          </table:table-cell>
          <table:table-cell table:style-name="Gnumeric-default" table:formula="of:=[.E711]*[.$K$1]" office:value-type="float" office:value="0">
            <text:p>0</text:p>
          </table:table-cell>
          <table:table-cell table:style-name="Gnumeric-default" table:formula="of:=[.$K$2]*([.E711]+[.G710])*0.02" office:value-type="float" office:value="-3.1658266015410248e-240">
            <text:p>−3.165826601541E−240</text:p>
          </table:table-cell>
          <table:table-cell table:style-name="Gnumeric-default" table:formula="of:=[.$K$3]*([.E711]-[.E710])/0.02" office:value-type="float" office:value="0">
            <text:p>0</text:p>
          </table:table-cell>
          <table:table-cell table:style-name="Gnumeric-default" table:formula="of:=SUM([.F711:.H711])" office:value-type="float" office:value="-3.1658266015410248e-240">
            <text:p>−3.16582660E−24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12]-[.C712]" office:value-type="float" office:value="0">
            <text:p>0</text:p>
          </table:table-cell>
          <table:table-cell table:style-name="Gnumeric-default" table:formula="of:=[.E712]*[.$K$1]" office:value-type="float" office:value="0">
            <text:p>0</text:p>
          </table:table-cell>
          <table:table-cell table:style-name="Gnumeric-default" table:formula="of:=[.$K$2]*([.E712]+[.G711])*0.02" office:value-type="float" office:value="-1.5829133007705124e-244">
            <text:p>−1.582913300771E−244</text:p>
          </table:table-cell>
          <table:table-cell table:style-name="Gnumeric-default" table:formula="of:=[.$K$3]*([.E712]-[.E711])/0.02" office:value-type="float" office:value="0">
            <text:p>0</text:p>
          </table:table-cell>
          <table:table-cell table:style-name="Gnumeric-default" table:formula="of:=SUM([.F712:.H712])" office:value-type="float" office:value="-1.5829133007705124e-244">
            <text:p>−1.58291330E−2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13]-[.C713]" office:value-type="float" office:value="0">
            <text:p>0</text:p>
          </table:table-cell>
          <table:table-cell table:style-name="Gnumeric-default" table:formula="of:=[.E713]*[.$K$1]" office:value-type="float" office:value="0">
            <text:p>0</text:p>
          </table:table-cell>
          <table:table-cell table:style-name="Gnumeric-default" table:formula="of:=[.$K$2]*([.E713]+[.G712])*0.02" office:value-type="float" office:value="-7.9145665038525619e-249">
            <text:p>−7.914566503853E−249</text:p>
          </table:table-cell>
          <table:table-cell table:style-name="Gnumeric-default" table:formula="of:=[.$K$3]*([.E713]-[.E712])/0.02" office:value-type="float" office:value="0">
            <text:p>0</text:p>
          </table:table-cell>
          <table:table-cell table:style-name="Gnumeric-default" table:formula="of:=SUM([.F713:.H713])" office:value-type="float" office:value="-7.9145665038525619e-249">
            <text:p>−7.91456650E−2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14]-[.C714]" office:value-type="float" office:value="0">
            <text:p>0</text:p>
          </table:table-cell>
          <table:table-cell table:style-name="Gnumeric-default" table:formula="of:=[.E714]*[.$K$1]" office:value-type="float" office:value="0">
            <text:p>0</text:p>
          </table:table-cell>
          <table:table-cell table:style-name="Gnumeric-default" table:formula="of:=[.$K$2]*([.E714]+[.G713])*0.02" office:value-type="float" office:value="-3.9572832519262812e-253">
            <text:p>−3.957283251926E−253</text:p>
          </table:table-cell>
          <table:table-cell table:style-name="Gnumeric-default" table:formula="of:=[.$K$3]*([.E714]-[.E713])/0.02" office:value-type="float" office:value="0">
            <text:p>0</text:p>
          </table:table-cell>
          <table:table-cell table:style-name="Gnumeric-default" table:formula="of:=SUM([.F714:.H714])" office:value-type="float" office:value="-3.9572832519262812e-253">
            <text:p>−3.95728325E−2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15]-[.C715]" office:value-type="float" office:value="0">
            <text:p>0</text:p>
          </table:table-cell>
          <table:table-cell table:style-name="Gnumeric-default" table:formula="of:=[.E715]*[.$K$1]" office:value-type="float" office:value="0">
            <text:p>0</text:p>
          </table:table-cell>
          <table:table-cell table:style-name="Gnumeric-default" table:formula="of:=[.$K$2]*([.E715]+[.G714])*0.02" office:value-type="float" office:value="-1.9786416259631408e-257">
            <text:p>−1.978641625963E−257</text:p>
          </table:table-cell>
          <table:table-cell table:style-name="Gnumeric-default" table:formula="of:=[.$K$3]*([.E715]-[.E714])/0.02" office:value-type="float" office:value="0">
            <text:p>0</text:p>
          </table:table-cell>
          <table:table-cell table:style-name="Gnumeric-default" table:formula="of:=SUM([.F715:.H715])" office:value-type="float" office:value="-1.9786416259631408e-257">
            <text:p>−1.97864163E−2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16]-[.C716]" office:value-type="float" office:value="0">
            <text:p>0</text:p>
          </table:table-cell>
          <table:table-cell table:style-name="Gnumeric-default" table:formula="of:=[.E716]*[.$K$1]" office:value-type="float" office:value="0">
            <text:p>0</text:p>
          </table:table-cell>
          <table:table-cell table:style-name="Gnumeric-default" table:formula="of:=[.$K$2]*([.E716]+[.G715])*0.02" office:value-type="float" office:value="-9.8932081298157053e-262">
            <text:p>−9.893208129816E−262</text:p>
          </table:table-cell>
          <table:table-cell table:style-name="Gnumeric-default" table:formula="of:=[.$K$3]*([.E716]-[.E715])/0.02" office:value-type="float" office:value="0">
            <text:p>0</text:p>
          </table:table-cell>
          <table:table-cell table:style-name="Gnumeric-default" table:formula="of:=SUM([.F716:.H716])" office:value-type="float" office:value="-9.8932081298157053e-262">
            <text:p>−9.89320813E−2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17]-[.C717]" office:value-type="float" office:value="0">
            <text:p>0</text:p>
          </table:table-cell>
          <table:table-cell table:style-name="Gnumeric-default" table:formula="of:=[.E717]*[.$K$1]" office:value-type="float" office:value="0">
            <text:p>0</text:p>
          </table:table-cell>
          <table:table-cell table:style-name="Gnumeric-default" table:formula="of:=[.$K$2]*([.E717]+[.G716])*0.02" office:value-type="float" office:value="-4.946604064907853e-266">
            <text:p>−4.946604064908E−266</text:p>
          </table:table-cell>
          <table:table-cell table:style-name="Gnumeric-default" table:formula="of:=[.$K$3]*([.E717]-[.E716])/0.02" office:value-type="float" office:value="0">
            <text:p>0</text:p>
          </table:table-cell>
          <table:table-cell table:style-name="Gnumeric-default" table:formula="of:=SUM([.F717:.H717])" office:value-type="float" office:value="-4.946604064907853e-266">
            <text:p>−4.94660406E−2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18]-[.C718]" office:value-type="float" office:value="0">
            <text:p>0</text:p>
          </table:table-cell>
          <table:table-cell table:style-name="Gnumeric-default" table:formula="of:=[.E718]*[.$K$1]" office:value-type="float" office:value="0">
            <text:p>0</text:p>
          </table:table-cell>
          <table:table-cell table:style-name="Gnumeric-default" table:formula="of:=[.$K$2]*([.E718]+[.G717])*0.02" office:value-type="float" office:value="-2.4733020324539263e-270">
            <text:p>−2.473302032454E−270</text:p>
          </table:table-cell>
          <table:table-cell table:style-name="Gnumeric-default" table:formula="of:=[.$K$3]*([.E718]-[.E717])/0.02" office:value-type="float" office:value="0">
            <text:p>0</text:p>
          </table:table-cell>
          <table:table-cell table:style-name="Gnumeric-default" table:formula="of:=SUM([.F718:.H718])" office:value-type="float" office:value="-2.4733020324539263e-270">
            <text:p>−2.47330203E−27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19]-[.C719]" office:value-type="float" office:value="0">
            <text:p>0</text:p>
          </table:table-cell>
          <table:table-cell table:style-name="Gnumeric-default" table:formula="of:=[.E719]*[.$K$1]" office:value-type="float" office:value="0">
            <text:p>0</text:p>
          </table:table-cell>
          <table:table-cell table:style-name="Gnumeric-default" table:formula="of:=[.$K$2]*([.E719]+[.G718])*0.02" office:value-type="float" office:value="-1.2366510162269632e-274">
            <text:p>−1.236651016227E−274</text:p>
          </table:table-cell>
          <table:table-cell table:style-name="Gnumeric-default" table:formula="of:=[.$K$3]*([.E719]-[.E718])/0.02" office:value-type="float" office:value="0">
            <text:p>0</text:p>
          </table:table-cell>
          <table:table-cell table:style-name="Gnumeric-default" table:formula="of:=SUM([.F719:.H719])" office:value-type="float" office:value="-1.2366510162269632e-274">
            <text:p>−1.23665102E−2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20]-[.C720]" office:value-type="float" office:value="0">
            <text:p>0</text:p>
          </table:table-cell>
          <table:table-cell table:style-name="Gnumeric-default" table:formula="of:=[.E720]*[.$K$1]" office:value-type="float" office:value="0">
            <text:p>0</text:p>
          </table:table-cell>
          <table:table-cell table:style-name="Gnumeric-default" table:formula="of:=[.$K$2]*([.E720]+[.G719])*0.02" office:value-type="float" office:value="-6.1832550811348162e-279">
            <text:p>−6.183255081135E−279</text:p>
          </table:table-cell>
          <table:table-cell table:style-name="Gnumeric-default" table:formula="of:=[.$K$3]*([.E720]-[.E719])/0.02" office:value-type="float" office:value="0">
            <text:p>0</text:p>
          </table:table-cell>
          <table:table-cell table:style-name="Gnumeric-default" table:formula="of:=SUM([.F720:.H720])" office:value-type="float" office:value="-6.1832550811348162e-279">
            <text:p>−6.18325508E−2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21]-[.C721]" office:value-type="float" office:value="0">
            <text:p>0</text:p>
          </table:table-cell>
          <table:table-cell table:style-name="Gnumeric-default" table:formula="of:=[.E721]*[.$K$1]" office:value-type="float" office:value="0">
            <text:p>0</text:p>
          </table:table-cell>
          <table:table-cell table:style-name="Gnumeric-default" table:formula="of:=[.$K$2]*([.E721]+[.G720])*0.02" office:value-type="float" office:value="-3.0916275405674083e-283">
            <text:p>−3.091627540567E−283</text:p>
          </table:table-cell>
          <table:table-cell table:style-name="Gnumeric-default" table:formula="of:=[.$K$3]*([.E721]-[.E720])/0.02" office:value-type="float" office:value="0">
            <text:p>0</text:p>
          </table:table-cell>
          <table:table-cell table:style-name="Gnumeric-default" table:formula="of:=SUM([.F721:.H721])" office:value-type="float" office:value="-3.0916275405674083e-283">
            <text:p>−3.09162754E−2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22]-[.C722]" office:value-type="float" office:value="0">
            <text:p>0</text:p>
          </table:table-cell>
          <table:table-cell table:style-name="Gnumeric-default" table:formula="of:=[.E722]*[.$K$1]" office:value-type="float" office:value="0">
            <text:p>0</text:p>
          </table:table-cell>
          <table:table-cell table:style-name="Gnumeric-default" table:formula="of:=[.$K$2]*([.E722]+[.G721])*0.02" office:value-type="float" office:value="-1.5458137702837041e-287">
            <text:p>−1.545813770284E−287</text:p>
          </table:table-cell>
          <table:table-cell table:style-name="Gnumeric-default" table:formula="of:=[.$K$3]*([.E722]-[.E721])/0.02" office:value-type="float" office:value="0">
            <text:p>0</text:p>
          </table:table-cell>
          <table:table-cell table:style-name="Gnumeric-default" table:formula="of:=SUM([.F722:.H722])" office:value-type="float" office:value="-1.5458137702837041e-287">
            <text:p>−1.54581377E−2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23]-[.C723]" office:value-type="float" office:value="0">
            <text:p>0</text:p>
          </table:table-cell>
          <table:table-cell table:style-name="Gnumeric-default" table:formula="of:=[.E723]*[.$K$1]" office:value-type="float" office:value="0">
            <text:p>0</text:p>
          </table:table-cell>
          <table:table-cell table:style-name="Gnumeric-default" table:formula="of:=[.$K$2]*([.E723]+[.G722])*0.02" office:value-type="float" office:value="-7.7290688514185208e-292">
            <text:p>−7.729068851419E−292</text:p>
          </table:table-cell>
          <table:table-cell table:style-name="Gnumeric-default" table:formula="of:=[.$K$3]*([.E723]-[.E722])/0.02" office:value-type="float" office:value="0">
            <text:p>0</text:p>
          </table:table-cell>
          <table:table-cell table:style-name="Gnumeric-default" table:formula="of:=SUM([.F723:.H723])" office:value-type="float" office:value="-7.7290688514185208e-292">
            <text:p>−7.72906885E−2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24]-[.C724]" office:value-type="float" office:value="0">
            <text:p>0</text:p>
          </table:table-cell>
          <table:table-cell table:style-name="Gnumeric-default" table:formula="of:=[.E724]*[.$K$1]" office:value-type="float" office:value="0">
            <text:p>0</text:p>
          </table:table-cell>
          <table:table-cell table:style-name="Gnumeric-default" table:formula="of:=[.$K$2]*([.E724]+[.G723])*0.02" office:value-type="float" office:value="-3.8645344257092605e-296">
            <text:p>−3.864534425709E−296</text:p>
          </table:table-cell>
          <table:table-cell table:style-name="Gnumeric-default" table:formula="of:=[.$K$3]*([.E724]-[.E723])/0.02" office:value-type="float" office:value="0">
            <text:p>0</text:p>
          </table:table-cell>
          <table:table-cell table:style-name="Gnumeric-default" table:formula="of:=SUM([.F724:.H724])" office:value-type="float" office:value="-3.8645344257092605e-296">
            <text:p>−3.86453443E−2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25]-[.C725]" office:value-type="float" office:value="0">
            <text:p>0</text:p>
          </table:table-cell>
          <table:table-cell table:style-name="Gnumeric-default" table:formula="of:=[.E725]*[.$K$1]" office:value-type="float" office:value="0">
            <text:p>0</text:p>
          </table:table-cell>
          <table:table-cell table:style-name="Gnumeric-default" table:formula="of:=[.$K$2]*([.E725]+[.G724])*0.02" office:value-type="float" office:value="-1.9322672128546301e-300">
            <text:p>−1.932267212855E−300</text:p>
          </table:table-cell>
          <table:table-cell table:style-name="Gnumeric-default" table:formula="of:=[.$K$3]*([.E725]-[.E724])/0.02" office:value-type="float" office:value="0">
            <text:p>0</text:p>
          </table:table-cell>
          <table:table-cell table:style-name="Gnumeric-default" table:formula="of:=SUM([.F725:.H725])" office:value-type="float" office:value="-1.9322672128546301e-300">
            <text:p>−1.93226721E−30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26]-[.C726]" office:value-type="float" office:value="0">
            <text:p>0</text:p>
          </table:table-cell>
          <table:table-cell table:style-name="Gnumeric-default" table:formula="of:=[.E726]*[.$K$1]" office:value-type="float" office:value="0">
            <text:p>0</text:p>
          </table:table-cell>
          <table:table-cell table:style-name="Gnumeric-default" table:formula="of:=[.$K$2]*([.E726]+[.G725])*0.02" office:value-type="float" office:value="-9.661336064273151e-305">
            <text:p>−9.661336064273E−305</text:p>
          </table:table-cell>
          <table:table-cell table:style-name="Gnumeric-default" table:formula="of:=[.$K$3]*([.E726]-[.E725])/0.02" office:value-type="float" office:value="0">
            <text:p>0</text:p>
          </table:table-cell>
          <table:table-cell table:style-name="Gnumeric-default" table:formula="of:=SUM([.F726:.H726])" office:value-type="float" office:value="-9.661336064273151e-305">
            <text:p>−9.66133606E−3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27]-[.C727]" office:value-type="float" office:value="0">
            <text:p>0</text:p>
          </table:table-cell>
          <table:table-cell table:style-name="Gnumeric-default" table:formula="of:=[.E727]*[.$K$1]" office:value-type="float" office:value="0">
            <text:p>0</text:p>
          </table:table-cell>
          <table:table-cell table:style-name="Gnumeric-default" table:formula="of:=[.$K$2]*([.E727]+[.G726])*0.02" office:value-type="float" office:value="-4.8306680321365762e-309">
            <text:p>−4.830668032137E−309</text:p>
          </table:table-cell>
          <table:table-cell table:style-name="Gnumeric-default" table:formula="of:=[.$K$3]*([.E727]-[.E726])/0.02" office:value-type="float" office:value="0">
            <text:p>0</text:p>
          </table:table-cell>
          <table:table-cell table:style-name="Gnumeric-default" table:formula="of:=SUM([.F727:.H727])" office:value-type="float" office:value="-4.8306680321365762e-309">
            <text:p>−4.83066803E−3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28]-[.C728]" office:value-type="float" office:value="0">
            <text:p>0</text:p>
          </table:table-cell>
          <table:table-cell table:style-name="Gnumeric-default" table:formula="of:=[.E728]*[.$K$1]" office:value-type="float" office:value="0">
            <text:p>0</text:p>
          </table:table-cell>
          <table:table-cell table:style-name="Gnumeric-default" table:formula="of:=[.$K$2]*([.E728]+[.G727])*0.02" office:value-type="float" office:value="-2.4153340160583203e-313">
            <text:p>−2.415334016058E−313</text:p>
          </table:table-cell>
          <table:table-cell table:style-name="Gnumeric-default" table:formula="of:=[.$K$3]*([.E728]-[.E727])/0.02" office:value-type="float" office:value="0">
            <text:p>0</text:p>
          </table:table-cell>
          <table:table-cell table:style-name="Gnumeric-default" table:formula="of:=SUM([.F728:.H728])" office:value-type="float" office:value="-2.4153340160583203e-313">
            <text:p>−2.41533402E−3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711790919303894">
            <text:p>0.0571179091930389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29]-[.C729]" office:value-type="float" office:value="0.05711790919303894">
            <text:p>0.0571179091930389</text:p>
          </table:table-cell>
          <table:table-cell table:style-name="Gnumeric-default" table:formula="of:=[.E729]*[.$K$1]" office:value-type="float" office:value="0.014279477298259735">
            <text:p>0.014279477298259735</text:p>
          </table:table-cell>
          <table:table-cell table:style-name="Gnumeric-default" table:formula="of:=[.$K$2]*([.E729]+[.G728])*0.02" office:value-type="float" office:value="2.8558954596519471e-06">
            <text:p>2.855895459651947E-06</text:p>
          </table:table-cell>
          <table:table-cell table:style-name="Gnumeric-default" table:formula="of:=[.$K$3]*([.E729]-[.E728])/0.02" office:value-type="float" office:value="0.14279477298259738">
            <text:p>0.14279477298259738</text:p>
          </table:table-cell>
          <table:table-cell table:style-name="Gnumeric-default" table:formula="of:=SUM([.F729:.H729])" office:value-type="float" office:value="0.15707710617631676">
            <text:p>0.1570771061763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8368852138519287">
            <text:p>0.0683688521385192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30]-[.C730]" office:value-type="float" office:value="0.068368852138519287">
            <text:p>0.0683688521385193</text:p>
          </table:table-cell>
          <table:table-cell table:style-name="Gnumeric-default" table:formula="of:=[.E730]*[.$K$1]" office:value-type="float" office:value="0.017092213034629822">
            <text:p>0.017092213034629822</text:p>
          </table:table-cell>
          <table:table-cell table:style-name="Gnumeric-default" table:formula="of:=[.$K$2]*([.E730]+[.G729])*0.02" office:value-type="float" office:value="3.4185854016989467e-06">
            <text:p>3.4185854016989467E-06</text:p>
          </table:table-cell>
          <table:table-cell table:style-name="Gnumeric-default" table:formula="of:=[.$K$3]*([.E730]-[.E729])/0.02" office:value-type="float" office:value="0.028127357363700867">
            <text:p>0.028127357363700867</text:p>
          </table:table-cell>
          <table:table-cell table:style-name="Gnumeric-default" table:formula="of:=SUM([.F730:.H730])" office:value-type="float" office:value="0.045222988983732386">
            <text:p>0.0452229889837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5150623917579651">
            <text:p>0.0751506239175796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31]-[.C731]" office:value-type="float" office:value="0.075150623917579651">
            <text:p>0.0751506239175797</text:p>
          </table:table-cell>
          <table:table-cell table:style-name="Gnumeric-default" table:formula="of:=[.E731]*[.$K$1]" office:value-type="float" office:value="0.018787655979394913">
            <text:p>0.018787655979394913</text:p>
          </table:table-cell>
          <table:table-cell table:style-name="Gnumeric-default" table:formula="of:=[.$K$2]*([.E731]+[.G730])*0.02" office:value-type="float" office:value="3.7577021251490681e-06">
            <text:p>3.757702125149068E-06</text:p>
          </table:table-cell>
          <table:table-cell table:style-name="Gnumeric-default" table:formula="of:=[.$K$3]*([.E731]-[.E730])/0.02" office:value-type="float" office:value="0.016954429447650909">
            <text:p>0.01695442944765091</text:p>
          </table:table-cell>
          <table:table-cell table:style-name="Gnumeric-default" table:formula="of:=SUM([.F731:.H731])" office:value-type="float" office:value="0.035745843129170972">
            <text:p>0.0357458431291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1887796521186829">
            <text:p>0.0818877965211868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32]-[.C732]" office:value-type="float" office:value="0.081887796521186829">
            <text:p>0.0818877965211868</text:p>
          </table:table-cell>
          <table:table-cell table:style-name="Gnumeric-default" table:formula="of:=[.E732]*[.$K$1]" office:value-type="float" office:value="0.020471949130296707">
            <text:p>0.020471949130296707</text:p>
          </table:table-cell>
          <table:table-cell table:style-name="Gnumeric-default" table:formula="of:=[.$K$2]*([.E732]+[.G731])*0.02" office:value-type="float" office:value="4.094577711165599e-06">
            <text:p>4.094577711165599E-06</text:p>
          </table:table-cell>
          <table:table-cell table:style-name="Gnumeric-default" table:formula="of:=[.$K$3]*([.E732]-[.E731])/0.02" office:value-type="float" office:value="0.016842931509017944">
            <text:p>0.016842931509017944</text:p>
          </table:table-cell>
          <table:table-cell table:style-name="Gnumeric-default" table:formula="of:=SUM([.F732:.H732])" office:value-type="float" office:value="0.037318975217025818">
            <text:p>0.0373189752170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858257532119751">
            <text:p>0.0885825753211975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33]-[.C733]" office:value-type="float" office:value="0.08858257532119751">
            <text:p>0.0885825753211975</text:p>
          </table:table-cell>
          <table:table-cell table:style-name="Gnumeric-default" table:formula="of:=[.E733]*[.$K$1]" office:value-type="float" office:value="0.022145643830299377">
            <text:p>0.022145643830299377</text:p>
          </table:table-cell>
          <table:table-cell table:style-name="Gnumeric-default" table:formula="of:=[.$K$2]*([.E733]+[.G732])*0.02" office:value-type="float" office:value="4.4293334949454343e-06">
            <text:p>4.429333494945434E-06</text:p>
          </table:table-cell>
          <table:table-cell table:style-name="Gnumeric-default" table:formula="of:=[.$K$3]*([.E733]-[.E732])/0.02" office:value-type="float" office:value="0.016736947000026703">
            <text:p>0.016736947000026703</text:p>
          </table:table-cell>
          <table:table-cell table:style-name="Gnumeric-default" table:formula="of:=SUM([.F733:.H733])" office:value-type="float" office:value="0.038887020163821027">
            <text:p>0.0388870201638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5238178968429565">
            <text:p>0.0952381789684295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34]-[.C734]" office:value-type="float" office:value="0.095238178968429565">
            <text:p>0.0952381789684296</text:p>
          </table:table-cell>
          <table:table-cell table:style-name="Gnumeric-default" table:formula="of:=[.E734]*[.$K$1]" office:value-type="float" office:value="0.023809544742107391">
            <text:p>0.02380954474210739</text:p>
          </table:table-cell>
          <table:table-cell table:style-name="Gnumeric-default" table:formula="of:=[.$K$2]*([.E734]+[.G733])*0.02" office:value-type="float" office:value="4.7621304150962251e-06">
            <text:p>4.762130415096225E-06</text:p>
          </table:table-cell>
          <table:table-cell table:style-name="Gnumeric-default" table:formula="of:=[.$K$3]*([.E734]-[.E733])/0.02" office:value-type="float" office:value="0.016639009118080139">
            <text:p>0.01663900911808014</text:p>
          </table:table-cell>
          <table:table-cell table:style-name="Gnumeric-default" table:formula="of:=SUM([.F734:.H734])" office:value-type="float" office:value="0.040453315990602624">
            <text:p>0.0404533159906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621563345193863">
            <text:p>0.1062156334519386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35]-[.C735]" office:value-type="float" office:value="0.10621563345193863">
            <text:p>0.1062156334519386</text:p>
          </table:table-cell>
          <table:table-cell table:style-name="Gnumeric-default" table:formula="of:=[.E735]*[.$K$1]" office:value-type="float" office:value="0.026553908362984657">
            <text:p>0.026553908362984657</text:p>
          </table:table-cell>
          <table:table-cell table:style-name="Gnumeric-default" table:formula="of:=[.$K$2]*([.E735]+[.G734])*0.02" office:value-type="float" office:value="5.3110197791176871e-06">
            <text:p>5.311019779117687E-06</text:p>
          </table:table-cell>
          <table:table-cell table:style-name="Gnumeric-default" table:formula="of:=[.$K$3]*([.E735]-[.E734])/0.02" office:value-type="float" office:value="0.027443636208772659">
            <text:p>0.02744363620877266</text:p>
          </table:table-cell>
          <table:table-cell table:style-name="Gnumeric-default" table:formula="of:=SUM([.F735:.H735])" office:value-type="float" office:value="0.054002855591536433">
            <text:p>0.0540028555915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145646661520004">
            <text:p>0.121456466615200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36]-[.C736]" office:value-type="float" office:value="0.12145646661520004">
            <text:p>0.1214564666152</text:p>
          </table:table-cell>
          <table:table-cell table:style-name="Gnumeric-default" table:formula="of:=[.E736]*[.$K$1]" office:value-type="float" office:value="0.030364116653800011">
            <text:p>0.03036411665380001</text:p>
          </table:table-cell>
          <table:table-cell table:style-name="Gnumeric-default" table:formula="of:=[.$K$2]*([.E736]+[.G735])*0.02" office:value-type="float" office:value="6.0730888817489585e-06">
            <text:p>6.0730888817489585E-06</text:p>
          </table:table-cell>
          <table:table-cell table:style-name="Gnumeric-default" table:formula="of:=[.$K$3]*([.E736]-[.E735])/0.02" office:value-type="float" office:value="0.038102082908153534">
            <text:p>0.038102082908153534</text:p>
          </table:table-cell>
          <table:table-cell table:style-name="Gnumeric-default" table:formula="of:=SUM([.F736:.H736])" office:value-type="float" office:value="0.068472272650835289">
            <text:p>0.0684722726508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782889604568481">
            <text:p>0.1278288960456848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37]-[.C737]" office:value-type="float" office:value="0.12782889604568481">
            <text:p>0.1278288960456848</text:p>
          </table:table-cell>
          <table:table-cell table:style-name="Gnumeric-default" table:formula="of:=[.E737]*[.$K$1]" office:value-type="float" office:value="0.031957224011421204">
            <text:p>0.031957224011421204</text:p>
          </table:table-cell>
          <table:table-cell table:style-name="Gnumeric-default" table:formula="of:=[.$K$2]*([.E737]+[.G736])*0.02" office:value-type="float" office:value="6.3917484567283295e-06">
            <text:p>6.3917484567283295E-06</text:p>
          </table:table-cell>
          <table:table-cell table:style-name="Gnumeric-default" table:formula="of:=[.$K$3]*([.E737]-[.E736])/0.02" office:value-type="float" office:value="0.015931073576211929">
            <text:p>0.01593107357621193</text:p>
          </table:table-cell>
          <table:table-cell table:style-name="Gnumeric-default" table:formula="of:=SUM([.F737:.H737])" office:value-type="float" office:value="0.047894689336089862">
            <text:p>0.047894689336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417850434780121">
            <text:p>0.134178504347801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38]-[.C738]" office:value-type="float" office:value="0.13417850434780121">
            <text:p>0.1341785043478012</text:p>
          </table:table-cell>
          <table:table-cell table:style-name="Gnumeric-default" table:formula="of:=[.E738]*[.$K$1]" office:value-type="float" office:value="0.033544626086950302">
            <text:p>0.0335446260869503</text:p>
          </table:table-cell>
          <table:table-cell table:style-name="Gnumeric-default" table:formula="of:=[.$K$2]*([.E738]+[.G737])*0.02" office:value-type="float" office:value="6.7092448048128979e-06">
            <text:p>6.709244804812898E-06</text:p>
          </table:table-cell>
          <table:table-cell table:style-name="Gnumeric-default" table:formula="of:=[.$K$3]*([.E738]-[.E737])/0.02" office:value-type="float" office:value="0.015874020755290985">
            <text:p>0.015874020755290985</text:p>
          </table:table-cell>
          <table:table-cell table:style-name="Gnumeric-default" table:formula="of:=SUM([.F738:.H738])" office:value-type="float" office:value="0.049425356087046103">
            <text:p>0.0494253560870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614873588085175">
            <text:p>0.1361487358808517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39]-[.C739]" office:value-type="float" office:value="0.13614873588085175">
            <text:p>0.1361487358808517</text:p>
          </table:table-cell>
          <table:table-cell table:style-name="Gnumeric-default" table:formula="of:=[.E739]*[.$K$1]" office:value-type="float" office:value="0.034037183970212936">
            <text:p>0.034037183970212936</text:p>
          </table:table-cell>
          <table:table-cell table:style-name="Gnumeric-default" table:formula="of:=[.$K$2]*([.E739]+[.G738])*0.02" office:value-type="float" office:value="6.8077722562828281e-06">
            <text:p>6.807772256282828E-06</text:p>
          </table:table-cell>
          <table:table-cell table:style-name="Gnumeric-default" table:formula="of:=[.$K$3]*([.E739]-[.E738])/0.02" office:value-type="float" office:value="0.0049255788326263428">
            <text:p>0.004925578832626343</text:p>
          </table:table-cell>
          <table:table-cell table:style-name="Gnumeric-default" table:formula="of:=SUM([.F739:.H739])" office:value-type="float" office:value="0.038969570575095563">
            <text:p>0.0389695705750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380125164985657">
            <text:p>0.1338012516498565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40]-[.C740]" office:value-type="float" office:value="0.13380125164985657">
            <text:p>0.1338012516498566</text:p>
          </table:table-cell>
          <table:table-cell table:style-name="Gnumeric-default" table:formula="of:=[.E740]*[.$K$1]" office:value-type="float" office:value="0.033450312912464142">
            <text:p>0.03345031291246414</text:p>
          </table:table-cell>
          <table:table-cell table:style-name="Gnumeric-default" table:formula="of:=[.$K$2]*([.E740]+[.G739])*0.02" office:value-type="float" office:value="6.690402971105643e-06">
            <text:p>6.690402971105643E-06</text:p>
          </table:table-cell>
          <table:table-cell table:style-name="Gnumeric-default" table:formula="of:=[.$K$3]*([.E740]-[.E739])/0.02" office:value-type="float" office:value="-0.0058687105774879456">
            <text:p>−0.0058687105774879</text:p>
          </table:table-cell>
          <table:table-cell table:style-name="Gnumeric-default" table:formula="of:=SUM([.F740:.H740])" office:value-type="float" office:value="0.027588292737947301">
            <text:p>0.0275882927379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155430555343628">
            <text:p>0.1315543055534362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41]-[.C741]" office:value-type="float" office:value="0.13155430555343628">
            <text:p>0.1315543055534363</text:p>
          </table:table-cell>
          <table:table-cell table:style-name="Gnumeric-default" table:formula="of:=[.E741]*[.$K$1]" office:value-type="float" office:value="0.03288857638835907">
            <text:p>0.03288857638835907</text:p>
          </table:table-cell>
          <table:table-cell table:style-name="Gnumeric-default" table:formula="of:=[.$K$2]*([.E741]+[.G740])*0.02" office:value-type="float" office:value="6.5780497978203697e-06">
            <text:p>6.57804979782037E-06</text:p>
          </table:table-cell>
          <table:table-cell table:style-name="Gnumeric-default" table:formula="of:=[.$K$3]*([.E741]-[.E740])/0.02" office:value-type="float" office:value="-0.0056173652410507202">
            <text:p>−0.0056173652410507</text:p>
          </table:table-cell>
          <table:table-cell table:style-name="Gnumeric-default" table:formula="of:=SUM([.F741:.H741])" office:value-type="float" office:value="0.027277789197106168">
            <text:p>0.0272777891971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376307487487793">
            <text:p>0.1337630748748779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42]-[.C742]" office:value-type="float" office:value="0.13376307487487793">
            <text:p>0.1337630748748779</text:p>
          </table:table-cell>
          <table:table-cell table:style-name="Gnumeric-default" table:formula="of:=[.E742]*[.$K$1]" office:value-type="float" office:value="0.033440768718719482">
            <text:p>0.03344076871871948</text:p>
          </table:table-cell>
          <table:table-cell table:style-name="Gnumeric-default" table:formula="of:=[.$K$2]*([.E742]+[.G741])*0.02" office:value-type="float" office:value="6.6884826462337874e-06">
            <text:p>6.688482646233787E-06</text:p>
          </table:table-cell>
          <table:table-cell table:style-name="Gnumeric-default" table:formula="of:=[.$K$3]*([.E742]-[.E741])/0.02" office:value-type="float" office:value="0.005521923303604126">
            <text:p>0.005521923303604126</text:p>
          </table:table-cell>
          <table:table-cell table:style-name="Gnumeric-default" table:formula="of:=SUM([.F742:.H742])" office:value-type="float" office:value="0.038969380504969842">
            <text:p>0.038969380504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728634476661682">
            <text:p>0.1272863447666168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43]-[.C743]" office:value-type="float" office:value="0.12728634476661682">
            <text:p>0.1272863447666168</text:p>
          </table:table-cell>
          <table:table-cell table:style-name="Gnumeric-default" table:formula="of:=[.E743]*[.$K$1]" office:value-type="float" office:value="0.031821586191654205">
            <text:p>0.031821586191654205</text:p>
          </table:table-cell>
          <table:table-cell table:style-name="Gnumeric-default" table:formula="of:=[.$K$2]*([.E743]+[.G742])*0.02" office:value-type="float" office:value="6.3646516624631538e-06">
            <text:p>6.364651662463154E-06</text:p>
          </table:table-cell>
          <table:table-cell table:style-name="Gnumeric-default" table:formula="of:=[.$K$3]*([.E743]-[.E742])/0.02" office:value-type="float" office:value="-0.016191825270652774">
            <text:p>−0.0161918252706528</text:p>
          </table:table-cell>
          <table:table-cell table:style-name="Gnumeric-default" table:formula="of:=SUM([.F743:.H743])" office:value-type="float" office:value="0.015636125572663893">
            <text:p>0.0156361255726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344185262918472">
            <text:p>0.1234418526291847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44]-[.C744]" office:value-type="float" office:value="0.12344185262918472">
            <text:p>0.1234418526291847</text:p>
          </table:table-cell>
          <table:table-cell table:style-name="Gnumeric-default" table:formula="of:=[.E744]*[.$K$1]" office:value-type="float" office:value="0.030860463157296181">
            <text:p>0.03086046315729618</text:p>
          </table:table-cell>
          <table:table-cell table:style-name="Gnumeric-default" table:formula="of:=[.$K$2]*([.E744]+[.G743])*0.02" office:value-type="float" office:value="6.1724108640423601e-06">
            <text:p>6.17241086404236E-06</text:p>
          </table:table-cell>
          <table:table-cell table:style-name="Gnumeric-default" table:formula="of:=[.$K$3]*([.E744]-[.E743])/0.02" office:value-type="float" office:value="-0.009611230343580246">
            <text:p>−0.0096112303435802</text:p>
          </table:table-cell>
          <table:table-cell table:style-name="Gnumeric-default" table:formula="of:=SUM([.F744:.H744])" office:value-type="float" office:value="0.021255405224579978">
            <text:p>0.021255405224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164505571126938">
            <text:p>0.1216450557112693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45]-[.C745]" office:value-type="float" office:value="0.12164505571126938">
            <text:p>0.1216450557112694</text:p>
          </table:table-cell>
          <table:table-cell table:style-name="Gnumeric-default" table:formula="of:=[.E745]*[.$K$1]" office:value-type="float" office:value="0.030411263927817345">
            <text:p>0.030411263927817345</text:p>
          </table:table-cell>
          <table:table-cell table:style-name="Gnumeric-default" table:formula="of:=[.$K$2]*([.E745]+[.G744])*0.02" office:value-type="float" office:value="6.0825614061066702e-06">
            <text:p>6.08256140610667E-06</text:p>
          </table:table-cell>
          <table:table-cell table:style-name="Gnumeric-default" table:formula="of:=[.$K$3]*([.E745]-[.E744])/0.02" office:value-type="float" office:value="-0.0044919922947883606">
            <text:p>−0.0044919922947884</text:p>
          </table:table-cell>
          <table:table-cell table:style-name="Gnumeric-default" table:formula="of:=SUM([.F745:.H745])" office:value-type="float" office:value="0.025925354194435091">
            <text:p>0.0259253541944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428665906190872">
            <text:p>0.1242866590619087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46]-[.C746]" office:value-type="float" office:value="0.12428665906190872">
            <text:p>0.1242866590619087</text:p>
          </table:table-cell>
          <table:table-cell table:style-name="Gnumeric-default" table:formula="of:=[.E746]*[.$K$1]" office:value-type="float" office:value="0.03107166476547718">
            <text:p>0.03107166476547718</text:p>
          </table:table-cell>
          <table:table-cell table:style-name="Gnumeric-default" table:formula="of:=[.$K$2]*([.E746]+[.G745])*0.02" office:value-type="float" office:value="6.2146370811657414e-06">
            <text:p>6.214637081165741E-06</text:p>
          </table:table-cell>
          <table:table-cell table:style-name="Gnumeric-default" table:formula="of:=[.$K$3]*([.E746]-[.E745])/0.02" office:value-type="float" office:value="0.0066040083765983582">
            <text:p>0.006604008376598358</text:p>
          </table:table-cell>
          <table:table-cell table:style-name="Gnumeric-default" table:formula="of:=SUM([.F746:.H746])" office:value-type="float" office:value="0.037681887779156702">
            <text:p>0.0376818877791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822612583637238">
            <text:p>0.1182261258363723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47]-[.C747]" office:value-type="float" office:value="0.11822612583637238">
            <text:p>0.1182261258363724</text:p>
          </table:table-cell>
          <table:table-cell table:style-name="Gnumeric-default" table:formula="of:=[.E747]*[.$K$1]" office:value-type="float" office:value="0.029556531459093094">
            <text:p>0.029556531459093094</text:p>
          </table:table-cell>
          <table:table-cell table:style-name="Gnumeric-default" table:formula="of:=[.$K$2]*([.E747]+[.G746])*0.02" office:value-type="float" office:value="5.9116170236726779e-06">
            <text:p>5.911617023672678E-06</text:p>
          </table:table-cell>
          <table:table-cell table:style-name="Gnumeric-default" table:formula="of:=[.$K$3]*([.E747]-[.E746])/0.02" office:value-type="float" office:value="-0.015151333063840866">
            <text:p>−0.0151513330638409</text:p>
          </table:table-cell>
          <table:table-cell table:style-name="Gnumeric-default" table:formula="of:=SUM([.F747:.H747])" office:value-type="float" office:value="0.0144111100122759">
            <text:p>0.0144111100122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230210214853287">
            <text:p>0.11230210214853287</text:p>
          </table:table-cell>
          <table:table-cell table:style-name="Gnumeric-default" office:value-type="float" office:value="0.013267425820231438">
            <text:p>0.013267425820231438</text:p>
          </table:table-cell>
          <table:table-cell table:style-name="Gnumeric-default"/>
          <table:table-cell table:style-name="Gnumeric-default" table:formula="of:=[.B748]-[.C748]" office:value-type="float" office:value="0.09903467632830143">
            <text:p>0.0990346763283014</text:p>
          </table:table-cell>
          <table:table-cell table:style-name="Gnumeric-default" table:formula="of:=[.E748]*[.$K$1]" office:value-type="float" office:value="0.024758669082075357">
            <text:p>0.024758669082075357</text:p>
          </table:table-cell>
          <table:table-cell table:style-name="Gnumeric-default" table:formula="of:=[.$K$2]*([.E748]+[.G747])*0.02" office:value-type="float" office:value="4.9520293972662555e-06">
            <text:p>4.9520293972662555E-06</text:p>
          </table:table-cell>
          <table:table-cell table:style-name="Gnumeric-default" table:formula="of:=[.$K$3]*([.E748]-[.E747])/0.02" office:value-type="float" office:value="-0.047978623770177364">
            <text:p>−0.0479786237701774</text:p>
          </table:table-cell>
          <table:table-cell table:style-name="Gnumeric-default" table:formula="of:=SUM([.F748:.H748])" office:value-type="float" office:value="-0.023215002658704742">
            <text:p>−0.02321500265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650929063558578">
            <text:p>0.10650929063558578</text:p>
          </table:table-cell>
          <table:table-cell table:style-name="Gnumeric-default" office:value-type="float" office:value="0.013662944547832012">
            <text:p>0.013662944547832012</text:p>
          </table:table-cell>
          <table:table-cell table:style-name="Gnumeric-default"/>
          <table:table-cell table:style-name="Gnumeric-default" table:formula="of:=[.B749]-[.C749]" office:value-type="float" office:value="0.092846346087753773">
            <text:p>0.0928463460877538</text:p>
          </table:table-cell>
          <table:table-cell table:style-name="Gnumeric-default" table:formula="of:=[.E749]*[.$K$1]" office:value-type="float" office:value="0.023211586521938443">
            <text:p>0.023211586521938443</text:p>
          </table:table-cell>
          <table:table-cell table:style-name="Gnumeric-default" table:formula="of:=[.$K$2]*([.E749]+[.G748])*0.02" office:value-type="float" office:value="4.6425649058575517e-06">
            <text:p>4.642564905857552E-06</text:p>
          </table:table-cell>
          <table:table-cell table:style-name="Gnumeric-default" table:formula="of:=[.$K$3]*([.E749]-[.E748])/0.02" office:value-type="float" office:value="-0.015470825601369143">
            <text:p>−0.0154708256013691</text:p>
          </table:table-cell>
          <table:table-cell table:style-name="Gnumeric-default" table:formula="of:=SUM([.F749:.H749])" office:value-type="float" office:value="0.007745403485475158">
            <text:p>0.0077454034854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084147751331329">
            <text:p>0.1008414775133133</text:p>
          </table:table-cell>
          <table:table-cell table:style-name="Gnumeric-default" office:value-type="float" office:value="0.013307236135005951">
            <text:p>0.013307236135005951</text:p>
          </table:table-cell>
          <table:table-cell table:style-name="Gnumeric-default"/>
          <table:table-cell table:style-name="Gnumeric-default" table:formula="of:=[.B750]-[.C750]" office:value-type="float" office:value="0.087534241378307343">
            <text:p>0.0875342413783073</text:p>
          </table:table-cell>
          <table:table-cell table:style-name="Gnumeric-default" table:formula="of:=[.E750]*[.$K$1]" office:value-type="float" office:value="0.021883560344576836">
            <text:p>0.021883560344576836</text:p>
          </table:table-cell>
          <table:table-cell table:style-name="Gnumeric-default" table:formula="of:=[.$K$2]*([.E750]+[.G749])*0.02" office:value-type="float" office:value="4.3769441971606607e-06">
            <text:p>4.376944197160661E-06</text:p>
          </table:table-cell>
          <table:table-cell table:style-name="Gnumeric-default" table:formula="of:=[.$K$3]*([.E750]-[.E749])/0.02" office:value-type="float" office:value="-0.013280261773616076">
            <text:p>−0.0132802617736161</text:p>
          </table:table-cell>
          <table:table-cell table:style-name="Gnumeric-default" table:formula="of:=SUM([.F750:.H750])" office:value-type="float" office:value="0.0086076755151579202">
            <text:p>0.0086076755151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093475341796875">
            <text:p>0.09093475341796875</text:p>
          </table:table-cell>
          <table:table-cell table:style-name="Gnumeric-default" office:value-type="float" office:value="0.013051515445113182">
            <text:p>0.013051515445113182</text:p>
          </table:table-cell>
          <table:table-cell table:style-name="Gnumeric-default"/>
          <table:table-cell table:style-name="Gnumeric-default" table:formula="of:=[.B751]-[.C751]" office:value-type="float" office:value="0.077883237972855568">
            <text:p>0.0778832379728556</text:p>
          </table:table-cell>
          <table:table-cell table:style-name="Gnumeric-default" table:formula="of:=[.E751]*[.$K$1]" office:value-type="float" office:value="0.019470809493213892">
            <text:p>0.019470809493213892</text:p>
          </table:table-cell>
          <table:table-cell table:style-name="Gnumeric-default" table:formula="of:=[.$K$2]*([.E751]+[.G750])*0.02" office:value-type="float" office:value="3.8943807458526372e-06">
            <text:p>3.894380745852637E-06</text:p>
          </table:table-cell>
          <table:table-cell table:style-name="Gnumeric-default" table:formula="of:=[.$K$3]*([.E751]-[.E750])/0.02" office:value-type="float" office:value="-0.024127508513629436">
            <text:p>−0.0241275085136294</text:p>
          </table:table-cell>
          <table:table-cell table:style-name="Gnumeric-default" table:formula="of:=SUM([.F751:.H751])" office:value-type="float" office:value="-0.0046528046396696922">
            <text:p>−0.00465280463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5562542080879211">
            <text:p>0.08556254208087921</text:p>
          </table:table-cell>
          <table:table-cell table:style-name="Gnumeric-default" office:value-type="float" office:value="0.013403548859059811">
            <text:p>0.01340354885905981</text:p>
          </table:table-cell>
          <table:table-cell table:style-name="Gnumeric-default"/>
          <table:table-cell table:style-name="Gnumeric-default" table:formula="of:=[.B752]-[.C752]" office:value-type="float" office:value="0.072158993221819401">
            <text:p>0.0721589932218194</text:p>
          </table:table-cell>
          <table:table-cell table:style-name="Gnumeric-default" table:formula="of:=[.E752]*[.$K$1]" office:value-type="float" office:value="0.01803974830545485">
            <text:p>0.01803974830545485</text:p>
          </table:table-cell>
          <table:table-cell table:style-name="Gnumeric-default" table:formula="of:=[.$K$2]*([.E752]+[.G751])*0.02" office:value-type="float" office:value="3.6081443801282631e-06">
            <text:p>3.608144380128263E-06</text:p>
          </table:table-cell>
          <table:table-cell table:style-name="Gnumeric-default" table:formula="of:=[.$K$3]*([.E752]-[.E751])/0.02" office:value-type="float" office:value="-0.014310611877590418">
            <text:p>−0.0143106118775904</text:p>
          </table:table-cell>
          <table:table-cell table:style-name="Gnumeric-default" table:formula="of:=SUM([.F752:.H752])" office:value-type="float" office:value="0.0037327445722445604">
            <text:p>0.0037327445722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64786696434021">
            <text:p>0.0664786696434021</text:p>
          </table:table-cell>
          <table:table-cell table:style-name="Gnumeric-default" office:value-type="float" office:value="0.0128449322655797">
            <text:p>0.0128449322655797</text:p>
          </table:table-cell>
          <table:table-cell table:style-name="Gnumeric-default"/>
          <table:table-cell table:style-name="Gnumeric-default" table:formula="of:=[.B753]-[.C753]" office:value-type="float" office:value="0.053633737377822399">
            <text:p>0.0536337373778224</text:p>
          </table:table-cell>
          <table:table-cell table:style-name="Gnumeric-default" table:formula="of:=[.E753]*[.$K$1]" office:value-type="float" office:value="0.0134084343444556">
            <text:p>0.0134084343444556</text:p>
          </table:table-cell>
          <table:table-cell table:style-name="Gnumeric-default" table:formula="of:=[.$K$2]*([.E753]+[.G752])*0.02" office:value-type="float" office:value="2.6818672761101265e-06">
            <text:p>2.6818672761101265E-06</text:p>
          </table:table-cell>
          <table:table-cell table:style-name="Gnumeric-default" table:formula="of:=[.$K$3]*([.E753]-[.E752])/0.02" office:value-type="float" office:value="-0.046313139609992504">
            <text:p>−0.0463131396099925</text:p>
          </table:table-cell>
          <table:table-cell table:style-name="Gnumeric-default" table:formula="of:=SUM([.F753:.H753])" office:value-type="float" office:value="-0.032902023398260795">
            <text:p>−0.03290202339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1533398926258087">
            <text:p>0.06153339892625809</text:p>
          </table:table-cell>
          <table:table-cell table:style-name="Gnumeric-default" office:value-type="float" office:value="0.012271309271454811">
            <text:p>0.012271309271454811</text:p>
          </table:table-cell>
          <table:table-cell table:style-name="Gnumeric-default"/>
          <table:table-cell table:style-name="Gnumeric-default" table:formula="of:=[.B754]-[.C754]" office:value-type="float" office:value="0.049262089654803276">
            <text:p>0.0492620896548033</text:p>
          </table:table-cell>
          <table:table-cell table:style-name="Gnumeric-default" table:formula="of:=[.E754]*[.$K$1]" office:value-type="float" office:value="0.012315522413700819">
            <text:p>0.012315522413700819</text:p>
          </table:table-cell>
          <table:table-cell table:style-name="Gnumeric-default" table:formula="of:=[.$K$2]*([.E754]+[.G753])*0.02" office:value-type="float" office:value="2.4632385761039692e-06">
            <text:p>2.4632385761039692E-06</text:p>
          </table:table-cell>
          <table:table-cell table:style-name="Gnumeric-default" table:formula="of:=[.$K$3]*([.E754]-[.E753])/0.02" office:value-type="float" office:value="-0.010929119307547808">
            <text:p>−0.0109291193075478</text:p>
          </table:table-cell>
          <table:table-cell table:style-name="Gnumeric-default" table:formula="of:=SUM([.F754:.H754])" office:value-type="float" office:value="0.0013888663447291154">
            <text:p>0.0013888663447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6677047163248062">
            <text:p>0.05667704716324806</text:p>
          </table:table-cell>
          <table:table-cell table:style-name="Gnumeric-default" office:value-type="float" office:value="0.012164567597210407">
            <text:p>0.012164567597210407</text:p>
          </table:table-cell>
          <table:table-cell table:style-name="Gnumeric-default"/>
          <table:table-cell table:style-name="Gnumeric-default" table:formula="of:=[.B755]-[.C755]" office:value-type="float" office:value="0.044512479566037655">
            <text:p>0.0445124795660377</text:p>
          </table:table-cell>
          <table:table-cell table:style-name="Gnumeric-default" table:formula="of:=[.E755]*[.$K$1]" office:value-type="float" office:value="0.011128119891509414">
            <text:p>0.011128119891509414</text:p>
          </table:table-cell>
          <table:table-cell table:style-name="Gnumeric-default" table:formula="of:=[.$K$2]*([.E755]+[.G754])*0.02" office:value-type="float" office:value="2.2257471402306882e-06">
            <text:p>2.225747140230688E-06</text:p>
          </table:table-cell>
          <table:table-cell table:style-name="Gnumeric-default" table:formula="of:=[.$K$3]*([.E755]-[.E754])/0.02" office:value-type="float" office:value="-0.011874025221914053">
            <text:p>−0.0118740252219141</text:p>
          </table:table-cell>
          <table:table-cell table:style-name="Gnumeric-default" table:formula="of:=SUM([.F755:.H755])" office:value-type="float" office:value="-0.00074367958326440858">
            <text:p>−0.00074367958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7546733170747757">
            <text:p>0.04754673317074776</text:p>
          </table:table-cell>
          <table:table-cell table:style-name="Gnumeric-default" office:value-type="float" office:value="0.011640746146440506">
            <text:p>0.011640746146440506</text:p>
          </table:table-cell>
          <table:table-cell table:style-name="Gnumeric-default"/>
          <table:table-cell table:style-name="Gnumeric-default" table:formula="of:=[.B756]-[.C756]" office:value-type="float" office:value="0.035905987024307251">
            <text:p>0.0359059870243073</text:p>
          </table:table-cell>
          <table:table-cell table:style-name="Gnumeric-default" table:formula="of:=[.E756]*[.$K$1]" office:value-type="float" office:value="0.0089764967560768127">
            <text:p>0.008976496756076813</text:p>
          </table:table-cell>
          <table:table-cell table:style-name="Gnumeric-default" table:formula="of:=[.$K$2]*([.E756]+[.G755])*0.02" office:value-type="float" office:value="1.7954106385723743e-06">
            <text:p>1.7954106385723743E-06</text:p>
          </table:table-cell>
          <table:table-cell table:style-name="Gnumeric-default" table:formula="of:=[.$K$3]*([.E756]-[.E755])/0.02" office:value-type="float" office:value="-0.02151623135432601">
            <text:p>−0.021516231354326</text:p>
          </table:table-cell>
          <table:table-cell table:style-name="Gnumeric-default" table:formula="of:=SUM([.F756:.H756])" office:value-type="float" office:value="-0.012537939187610625">
            <text:p>−0.01253793918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2917590588331223">
            <text:p>0.04291759058833122</text:p>
          </table:table-cell>
          <table:table-cell table:style-name="Gnumeric-default" office:value-type="float" office:value="0.011442700400948524">
            <text:p>0.011442700400948524</text:p>
          </table:table-cell>
          <table:table-cell table:style-name="Gnumeric-default"/>
          <table:table-cell table:style-name="Gnumeric-default" table:formula="of:=[.B757]-[.C757]" office:value-type="float" office:value="0.031474890187382698">
            <text:p>0.0314748901873827</text:p>
          </table:table-cell>
          <table:table-cell table:style-name="Gnumeric-default" table:formula="of:=[.E757]*[.$K$1]" office:value-type="float" office:value="0.0078687225468456745">
            <text:p>0.007868722546845675</text:p>
          </table:table-cell>
          <table:table-cell table:style-name="Gnumeric-default" table:formula="of:=[.$K$2]*([.E757]+[.G756])*0.02" office:value-type="float" office:value="1.5738342799010633e-06">
            <text:p>1.5738342799010633E-06</text:p>
          </table:table-cell>
          <table:table-cell table:style-name="Gnumeric-default" table:formula="of:=[.$K$3]*([.E757]-[.E756])/0.02" office:value-type="float" office:value="-0.011077742092311382">
            <text:p>−0.0110777420923114</text:p>
          </table:table-cell>
          <table:table-cell table:style-name="Gnumeric-default" table:formula="of:=SUM([.F757:.H757])" office:value-type="float" office:value="-0.0032074457111858066">
            <text:p>−0.00320744571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8363132625818253">
            <text:p>0.03836313262581825</text:p>
          </table:table-cell>
          <table:table-cell table:style-name="Gnumeric-default" office:value-type="float" office:value="0.011246574111282825">
            <text:p>0.011246574111282825</text:p>
          </table:table-cell>
          <table:table-cell table:style-name="Gnumeric-default"/>
          <table:table-cell table:style-name="Gnumeric-default" table:formula="of:=[.B758]-[.C758]" office:value-type="float" office:value="0.027116558514535427">
            <text:p>0.0271165585145354</text:p>
          </table:table-cell>
          <table:table-cell table:style-name="Gnumeric-default" table:formula="of:=[.E758]*[.$K$1]" office:value-type="float" office:value="0.0067791396286338568">
            <text:p>0.006779139628633857</text:p>
          </table:table-cell>
          <table:table-cell table:style-name="Gnumeric-default" table:formula="of:=[.$K$2]*([.E758]+[.G757])*0.02" office:value-type="float" office:value="1.3559066174407663e-06">
            <text:p>1.3559066174407663E-06</text:p>
          </table:table-cell>
          <table:table-cell table:style-name="Gnumeric-default" table:formula="of:=[.$K$3]*([.E758]-[.E757])/0.02" office:value-type="float" office:value="-0.010895829182118177">
            <text:p>−0.0108958291821182</text:p>
          </table:table-cell>
          <table:table-cell table:style-name="Gnumeric-default" table:formula="of:=SUM([.F758:.H758])" office:value-type="float" office:value="-0.00411533364686688">
            <text:p>−0.00411533364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3880423754453659">
            <text:p>0.03388042375445366</text:p>
          </table:table-cell>
          <table:table-cell table:style-name="Gnumeric-default" office:value-type="float" office:value="0.011008897796273232">
            <text:p>0.011008897796273232</text:p>
          </table:table-cell>
          <table:table-cell table:style-name="Gnumeric-default"/>
          <table:table-cell table:style-name="Gnumeric-default" table:formula="of:=[.B759]-[.C759]" office:value-type="float" office:value="0.022871525958180428">
            <text:p>0.0228715259581804</text:p>
          </table:table-cell>
          <table:table-cell table:style-name="Gnumeric-default" table:formula="of:=[.E759]*[.$K$1]" office:value-type="float" office:value="0.0057178814895451069">
            <text:p>0.005717881489545107</text:p>
          </table:table-cell>
          <table:table-cell table:style-name="Gnumeric-default" table:formula="of:=[.$K$2]*([.E759]+[.G758])*0.02" office:value-type="float" office:value="1.1436440932398936e-06">
            <text:p>1.1436440932398936E-06</text:p>
          </table:table-cell>
          <table:table-cell table:style-name="Gnumeric-default" table:formula="of:=[.$K$3]*([.E759]-[.E758])/0.02" office:value-type="float" office:value="-0.010612581390887499">
            <text:p>−0.0106125813908875</text:p>
          </table:table-cell>
          <table:table-cell table:style-name="Gnumeric-default" table:formula="of:=SUM([.F759:.H759])" office:value-type="float" office:value="-0.004893556257249152">
            <text:p>−0.00489355625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9466282576322556">
            <text:p>0.029466282576322556</text:p>
          </table:table-cell>
          <table:table-cell table:style-name="Gnumeric-default" office:value-type="float" office:value="0.010727362707257271">
            <text:p>0.01072736270725727</text:p>
          </table:table-cell>
          <table:table-cell table:style-name="Gnumeric-default"/>
          <table:table-cell table:style-name="Gnumeric-default" table:formula="of:=[.B760]-[.C760]" office:value-type="float" office:value="0.018738919869065285">
            <text:p>0.0187389198690653</text:p>
          </table:table-cell>
          <table:table-cell table:style-name="Gnumeric-default" table:formula="of:=[.E760]*[.$K$1]" office:value-type="float" office:value="0.0046847299672663212">
            <text:p>0.004684729967266321</text:p>
          </table:table-cell>
          <table:table-cell table:style-name="Gnumeric-default" table:formula="of:=[.$K$2]*([.E760]+[.G759])*0.02" office:value-type="float" office:value="9.3700317565792624e-07">
            <text:p>9.370031756579262E-07</text:p>
          </table:table-cell>
          <table:table-cell table:style-name="Gnumeric-default" table:formula="of:=[.$K$3]*([.E760]-[.E759])/0.02" office:value-type="float" office:value="-0.010331515222787857">
            <text:p>−0.0103315152227879</text:p>
          </table:table-cell>
          <table:table-cell table:style-name="Gnumeric-default" table:formula="of:=SUM([.F760:.H760])" office:value-type="float" office:value="-0.0056458482523458779">
            <text:p>−0.00564584825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6399947926402092">
            <text:p>0.016399947926402092</text:p>
          </table:table-cell>
          <table:table-cell table:style-name="Gnumeric-default" office:value-type="float" office:value="0.010729163885116577">
            <text:p>0.010729163885116577</text:p>
          </table:table-cell>
          <table:table-cell table:style-name="Gnumeric-default"/>
          <table:table-cell table:style-name="Gnumeric-default" table:formula="of:=[.B761]-[.C761]" office:value-type="float" office:value="0.0056707840412855148">
            <text:p>0.0056707840412855</text:p>
          </table:table-cell>
          <table:table-cell table:style-name="Gnumeric-default" table:formula="of:=[.E761]*[.$K$1]" office:value-type="float" office:value="0.0014176960103213787">
            <text:p>0.0014176960103214</text:p>
          </table:table-cell>
          <table:table-cell table:style-name="Gnumeric-default" table:formula="of:=[.$K$2]*([.E761]+[.G760])*0.02" office:value-type="float" office:value="2.8358605222305865e-07">
            <text:p>2.8358605222305865E-07</text:p>
          </table:table-cell>
          <table:table-cell table:style-name="Gnumeric-default" table:formula="of:=[.$K$3]*([.E761]-[.E760])/0.02" office:value-type="float" office:value="-0.032670339569449425">
            <text:p>−0.0326703395694494</text:p>
          </table:table-cell>
          <table:table-cell table:style-name="Gnumeric-default" table:formula="of:=SUM([.F761:.H761])" office:value-type="float" office:value="-0.031252359973075822">
            <text:p>−0.03125235997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35165655426681042">
            <text:p>0.003516565542668104</text:p>
          </table:table-cell>
          <table:table-cell table:style-name="Gnumeric-default" office:value-type="float" office:value="0.0089745465666055679">
            <text:p>0.008974546566605568</text:p>
          </table:table-cell>
          <table:table-cell table:style-name="Gnumeric-default"/>
          <table:table-cell table:style-name="Gnumeric-default" table:formula="of:=[.B762]-[.C762]" office:value-type="float" office:value="-0.0054579810239374638">
            <text:p>−0.00545798102394</text:p>
          </table:table-cell>
          <table:table-cell table:style-name="Gnumeric-default" table:formula="of:=[.E762]*[.$K$1]" office:value-type="float" office:value="-0.0013644952559843659">
            <text:p>−0.0013644952559844</text:p>
          </table:table-cell>
          <table:table-cell table:style-name="Gnumeric-default" table:formula="of:=[.$K$2]*([.E762]+[.G761])*0.02" office:value-type="float" office:value="-2.72884871894262e-07">
            <text:p>−2.72884871894262E-07</text:p>
          </table:table-cell>
          <table:table-cell table:style-name="Gnumeric-default" table:formula="of:=[.$K$3]*([.E762]-[.E761])/0.02" office:value-type="float" office:value="-0.027821912663057446">
            <text:p>−0.0278219126630574</text:p>
          </table:table-cell>
          <table:table-cell table:style-name="Gnumeric-default" table:formula="of:=SUM([.F762:.H762])" office:value-type="float" office:value="-0.029186680803913706">
            <text:p>−0.02918668080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83153732120990753">
            <text:p>0.008315373212099075</text:p>
          </table:table-cell>
          <table:table-cell table:style-name="Gnumeric-default"/>
          <table:table-cell table:style-name="Gnumeric-default" table:formula="of:=[.B763]-[.C763]" office:value-type="float" office:value="-0.0083153732120990753">
            <text:p>−0.0083153732121</text:p>
          </table:table-cell>
          <table:table-cell table:style-name="Gnumeric-default" table:formula="of:=[.E763]*[.$K$1]" office:value-type="float" office:value="-0.0020788433030247688">
            <text:p>−0.0020788433030248</text:p>
          </table:table-cell>
          <table:table-cell table:style-name="Gnumeric-default" table:formula="of:=[.$K$2]*([.E763]+[.G762])*0.02" office:value-type="float" office:value="-4.1578230484854842e-07">
            <text:p>−4.1578230484855E−07</text:p>
          </table:table-cell>
          <table:table-cell table:style-name="Gnumeric-default" table:formula="of:=[.$K$3]*([.E763]-[.E762])/0.02" office:value-type="float" office:value="-0.0071434804704040289">
            <text:p>−0.007143480470404</text:p>
          </table:table-cell>
          <table:table-cell table:style-name="Gnumeric-default" table:formula="of:=SUM([.F763:.H763])" office:value-type="float" office:value="-0.0092227395557336455">
            <text:p>−0.00922273955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716438103467226">
            <text:p>0.006716438103467226</text:p>
          </table:table-cell>
          <table:table-cell table:style-name="Gnumeric-default"/>
          <table:table-cell table:style-name="Gnumeric-default" table:formula="of:=[.B764]-[.C764]" office:value-type="float" office:value="-0.006716438103467226">
            <text:p>−0.00671643810347</text:p>
          </table:table-cell>
          <table:table-cell table:style-name="Gnumeric-default" table:formula="of:=[.E764]*[.$K$1]" office:value-type="float" office:value="-0.0016791095258668065">
            <text:p>−0.0016791095258668</text:p>
          </table:table-cell>
          <table:table-cell table:style-name="Gnumeric-default" table:formula="of:=[.$K$2]*([.E764]+[.G763])*0.02" office:value-type="float" office:value="-3.3584269428860377e-07">
            <text:p>−3.3584269428860E−07</text:p>
          </table:table-cell>
          <table:table-cell table:style-name="Gnumeric-default" table:formula="of:=[.$K$3]*([.E764]-[.E763])/0.02" office:value-type="float" office:value="0.0039973377715796232">
            <text:p>0.003997337771579623</text:p>
          </table:table-cell>
          <table:table-cell table:style-name="Gnumeric-default" table:formula="of:=SUM([.F764:.H764])" office:value-type="float" office:value="0.0023178924030185281">
            <text:p>0.0023178924030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57864892296493053">
            <text:p>0.005786489229649305</text:p>
          </table:table-cell>
          <table:table-cell table:style-name="Gnumeric-default"/>
          <table:table-cell table:style-name="Gnumeric-default" table:formula="of:=[.B765]-[.C765]" office:value-type="float" office:value="-0.0057864892296493053">
            <text:p>−0.00578648922965</text:p>
          </table:table-cell>
          <table:table-cell table:style-name="Gnumeric-default" table:formula="of:=[.E765]*[.$K$1]" office:value-type="float" office:value="-0.0014466223074123263">
            <text:p>−0.0014466223074123</text:p>
          </table:table-cell>
          <table:table-cell table:style-name="Gnumeric-default" table:formula="of:=[.$K$2]*([.E765]+[.G764])*0.02" office:value-type="float" office:value="-2.8934125361717972e-07">
            <text:p>−2.8934125361718E−07</text:p>
          </table:table-cell>
          <table:table-cell table:style-name="Gnumeric-default" table:formula="of:=[.$K$3]*([.E765]-[.E764])/0.02" office:value-type="float" office:value="0.0023248721845448017">
            <text:p>0.0023248721845448</text:p>
          </table:table-cell>
          <table:table-cell table:style-name="Gnumeric-default" table:formula="of:=SUM([.F765:.H765])" office:value-type="float" office:value="0.00087796053587885822">
            <text:p>0.0008779605358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32217681873589754">
            <text:p>0.0032217681873589754</text:p>
          </table:table-cell>
          <table:table-cell table:style-name="Gnumeric-default"/>
          <table:table-cell table:style-name="Gnumeric-default" table:formula="of:=[.B766]-[.C766]" office:value-type="float" office:value="-0.0032217681873589754">
            <text:p>−0.00322176818736</text:p>
          </table:table-cell>
          <table:table-cell table:style-name="Gnumeric-default" table:formula="of:=[.E766]*[.$K$1]" office:value-type="float" office:value="-0.00080544204683974385">
            <text:p>−0.0008054420468397</text:p>
          </table:table-cell>
          <table:table-cell table:style-name="Gnumeric-default" table:formula="of:=[.$K$2]*([.E766]+[.G765])*0.02" office:value-type="float" office:value="-1.6110287643062963e-07">
            <text:p>−1.6110287643063E−07</text:p>
          </table:table-cell>
          <table:table-cell table:style-name="Gnumeric-default" table:formula="of:=[.$K$3]*([.E766]-[.E765])/0.02" office:value-type="float" office:value="0.0064118026057258248">
            <text:p>0.006411802605725825</text:p>
          </table:table-cell>
          <table:table-cell table:style-name="Gnumeric-default" table:formula="of:=SUM([.F766:.H766])" office:value-type="float" office:value="0.0056061994560096503">
            <text:p>0.005606199456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36035780794918537">
            <text:p>0.0036035780794918537</text:p>
          </table:table-cell>
          <table:table-cell table:style-name="Gnumeric-default"/>
          <table:table-cell table:style-name="Gnumeric-default" table:formula="of:=[.B767]-[.C767]" office:value-type="float" office:value="-0.0036035780794918537">
            <text:p>−0.00360357807949</text:p>
          </table:table-cell>
          <table:table-cell table:style-name="Gnumeric-default" table:formula="of:=[.E767]*[.$K$1]" office:value-type="float" office:value="-0.00090089451987296343">
            <text:p>−0.000900894519873</text:p>
          </table:table-cell>
          <table:table-cell table:style-name="Gnumeric-default" table:formula="of:=[.$K$2]*([.E767]+[.G766])*0.02" office:value-type="float" office:value="-1.8018695911841423e-07">
            <text:p>−1.8018695911841E−07</text:p>
          </table:table-cell>
          <table:table-cell table:style-name="Gnumeric-default" table:formula="of:=[.$K$3]*([.E767]-[.E766])/0.02" office:value-type="float" office:value="-0.00095452473033219576">
            <text:p>−0.0009545247303322</text:p>
          </table:table-cell>
          <table:table-cell table:style-name="Gnumeric-default" table:formula="of:=SUM([.F767:.H767])" office:value-type="float" office:value="-0.0018555994371642775">
            <text:p>−0.00185559943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35038166679441929">
            <text:p>0.003503816667944193</text:p>
          </table:table-cell>
          <table:table-cell table:style-name="Gnumeric-default"/>
          <table:table-cell table:style-name="Gnumeric-default" table:formula="of:=[.B768]-[.C768]" office:value-type="float" office:value="-0.0035038166679441929">
            <text:p>−0.00350381666794</text:p>
          </table:table-cell>
          <table:table-cell table:style-name="Gnumeric-default" table:formula="of:=[.E768]*[.$K$1]" office:value-type="float" office:value="-0.00087595416698604822">
            <text:p>−0.000875954166986</text:p>
          </table:table-cell>
          <table:table-cell table:style-name="Gnumeric-default" table:formula="of:=[.$K$2]*([.E768]+[.G767])*0.02" office:value-type="float" office:value="-1.751998427451656e-07">
            <text:p>−1.7519984274517E−07</text:p>
          </table:table-cell>
          <table:table-cell table:style-name="Gnumeric-default" table:formula="of:=[.$K$3]*([.E768]-[.E767])/0.02" office:value-type="float" office:value="0.00024940352886915207">
            <text:p>0.0002494035288692</text:p>
          </table:table-cell>
          <table:table-cell table:style-name="Gnumeric-default" table:formula="of:=SUM([.F768:.H768])" office:value-type="float" office:value="-0.00062672583795964131">
            <text:p>−0.0006267258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26542639825493097">
            <text:p>0.0026542639825493097</text:p>
          </table:table-cell>
          <table:table-cell table:style-name="Gnumeric-default"/>
          <table:table-cell table:style-name="Gnumeric-default" table:formula="of:=[.B769]-[.C769]" office:value-type="float" office:value="-0.0026542639825493097">
            <text:p>−0.00265426398255</text:p>
          </table:table-cell>
          <table:table-cell table:style-name="Gnumeric-default" table:formula="of:=[.E769]*[.$K$1]" office:value-type="float" office:value="-0.00066356599563732743">
            <text:p>−0.0006635659956373</text:p>
          </table:table-cell>
          <table:table-cell table:style-name="Gnumeric-default" table:formula="of:=[.$K$2]*([.E769]+[.G768])*0.02" office:value-type="float" office:value="-1.3272195911960275e-07">
            <text:p>−1.3272195911960E−07</text:p>
          </table:table-cell>
          <table:table-cell table:style-name="Gnumeric-default" table:formula="of:=[.$K$3]*([.E769]-[.E768])/0.02" office:value-type="float" office:value="0.0021238817134872079">
            <text:p>0.002123881713487208</text:p>
          </table:table-cell>
          <table:table-cell table:style-name="Gnumeric-default" table:formula="of:=SUM([.F769:.H769])" office:value-type="float" office:value="0.0014601829958907609">
            <text:p>0.0014601829958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70]-[.C770]" office:value-type="float" office:value="0">
            <text:p>0</text:p>
          </table:table-cell>
          <table:table-cell table:style-name="Gnumeric-default" table:formula="of:=[.E770]*[.$K$1]" office:value-type="float" office:value="0">
            <text:p>0</text:p>
          </table:table-cell>
          <table:table-cell table:style-name="Gnumeric-default" table:formula="of:=[.$K$2]*([.E770]+[.G769])*0.02" office:value-type="float" office:value="-6.6360979559801374e-12">
            <text:p>−6.6360979559801E−12</text:p>
          </table:table-cell>
          <table:table-cell table:style-name="Gnumeric-default" table:formula="of:=[.$K$3]*([.E770]-[.E769])/0.02" office:value-type="float" office:value="0.0066356599563732743">
            <text:p>0.006635659956373274</text:p>
          </table:table-cell>
          <table:table-cell table:style-name="Gnumeric-default" table:formula="of:=SUM([.F770:.H770])" office:value-type="float" office:value="0.0066356599497371764">
            <text:p>0.0066356599497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71]-[.C771]" office:value-type="float" office:value="0">
            <text:p>0</text:p>
          </table:table-cell>
          <table:table-cell table:style-name="Gnumeric-default" table:formula="of:=[.E771]*[.$K$1]" office:value-type="float" office:value="0">
            <text:p>0</text:p>
          </table:table-cell>
          <table:table-cell table:style-name="Gnumeric-default" table:formula="of:=[.$K$2]*([.E771]+[.G770])*0.02" office:value-type="float" office:value="-3.3180489779900687e-16">
            <text:p>−3.3180489779901E−16</text:p>
          </table:table-cell>
          <table:table-cell table:style-name="Gnumeric-default" table:formula="of:=[.$K$3]*([.E771]-[.E770])/0.02" office:value-type="float" office:value="0">
            <text:p>0</text:p>
          </table:table-cell>
          <table:table-cell table:style-name="Gnumeric-default" table:formula="of:=SUM([.F771:.H771])" office:value-type="float" office:value="-3.3180489779900687e-16">
            <text:p>−3.318048978E−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72]-[.C772]" office:value-type="float" office:value="0">
            <text:p>0</text:p>
          </table:table-cell>
          <table:table-cell table:style-name="Gnumeric-default" table:formula="of:=[.E772]*[.$K$1]" office:value-type="float" office:value="0">
            <text:p>0</text:p>
          </table:table-cell>
          <table:table-cell table:style-name="Gnumeric-default" table:formula="of:=[.$K$2]*([.E772]+[.G771])*0.02" office:value-type="float" office:value="-1.6590244889950346e-20">
            <text:p>−1.6590244889950E−20</text:p>
          </table:table-cell>
          <table:table-cell table:style-name="Gnumeric-default" table:formula="of:=[.$K$3]*([.E772]-[.E771])/0.02" office:value-type="float" office:value="0">
            <text:p>0</text:p>
          </table:table-cell>
          <table:table-cell table:style-name="Gnumeric-default" table:formula="of:=SUM([.F772:.H772])" office:value-type="float" office:value="-1.6590244889950346e-20">
            <text:p>−1.659024489E−2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73]-[.C773]" office:value-type="float" office:value="0">
            <text:p>0</text:p>
          </table:table-cell>
          <table:table-cell table:style-name="Gnumeric-default" table:formula="of:=[.E773]*[.$K$1]" office:value-type="float" office:value="0">
            <text:p>0</text:p>
          </table:table-cell>
          <table:table-cell table:style-name="Gnumeric-default" table:formula="of:=[.$K$2]*([.E773]+[.G772])*0.02" office:value-type="float" office:value="-8.2951224449751723e-25">
            <text:p>−8.2951224449752E−25</text:p>
          </table:table-cell>
          <table:table-cell table:style-name="Gnumeric-default" table:formula="of:=[.$K$3]*([.E773]-[.E772])/0.02" office:value-type="float" office:value="0">
            <text:p>0</text:p>
          </table:table-cell>
          <table:table-cell table:style-name="Gnumeric-default" table:formula="of:=SUM([.F773:.H773])" office:value-type="float" office:value="-8.2951224449751723e-25">
            <text:p>−8.295122445E−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74]-[.C774]" office:value-type="float" office:value="0">
            <text:p>0</text:p>
          </table:table-cell>
          <table:table-cell table:style-name="Gnumeric-default" table:formula="of:=[.E774]*[.$K$1]" office:value-type="float" office:value="0">
            <text:p>0</text:p>
          </table:table-cell>
          <table:table-cell table:style-name="Gnumeric-default" table:formula="of:=[.$K$2]*([.E774]+[.G773])*0.02" office:value-type="float" office:value="-4.1475612224875861e-29">
            <text:p>−4.1475612224876E−29</text:p>
          </table:table-cell>
          <table:table-cell table:style-name="Gnumeric-default" table:formula="of:=[.$K$3]*([.E774]-[.E773])/0.02" office:value-type="float" office:value="0">
            <text:p>0</text:p>
          </table:table-cell>
          <table:table-cell table:style-name="Gnumeric-default" table:formula="of:=SUM([.F774:.H774])" office:value-type="float" office:value="-4.1475612224875861e-29">
            <text:p>−4.147561222E−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75]-[.C775]" office:value-type="float" office:value="0">
            <text:p>0</text:p>
          </table:table-cell>
          <table:table-cell table:style-name="Gnumeric-default" table:formula="of:=[.E775]*[.$K$1]" office:value-type="float" office:value="0">
            <text:p>0</text:p>
          </table:table-cell>
          <table:table-cell table:style-name="Gnumeric-default" table:formula="of:=[.$K$2]*([.E775]+[.G774])*0.02" office:value-type="float" office:value="-2.0737806112437929e-33">
            <text:p>−2.0737806112438E−33</text:p>
          </table:table-cell>
          <table:table-cell table:style-name="Gnumeric-default" table:formula="of:=[.$K$3]*([.E775]-[.E774])/0.02" office:value-type="float" office:value="0">
            <text:p>0</text:p>
          </table:table-cell>
          <table:table-cell table:style-name="Gnumeric-default" table:formula="of:=SUM([.F775:.H775])" office:value-type="float" office:value="-2.0737806112437929e-33">
            <text:p>−2.073780611E−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76]-[.C776]" office:value-type="float" office:value="0">
            <text:p>0</text:p>
          </table:table-cell>
          <table:table-cell table:style-name="Gnumeric-default" table:formula="of:=[.E776]*[.$K$1]" office:value-type="float" office:value="0">
            <text:p>0</text:p>
          </table:table-cell>
          <table:table-cell table:style-name="Gnumeric-default" table:formula="of:=[.$K$2]*([.E776]+[.G775])*0.02" office:value-type="float" office:value="-1.0368903056218964e-37">
            <text:p>−1.0368903056219E−37</text:p>
          </table:table-cell>
          <table:table-cell table:style-name="Gnumeric-default" table:formula="of:=[.$K$3]*([.E776]-[.E775])/0.02" office:value-type="float" office:value="0">
            <text:p>0</text:p>
          </table:table-cell>
          <table:table-cell table:style-name="Gnumeric-default" table:formula="of:=SUM([.F776:.H776])" office:value-type="float" office:value="-1.0368903056218964e-37">
            <text:p>−1.036890306E−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77]-[.C777]" office:value-type="float" office:value="0">
            <text:p>0</text:p>
          </table:table-cell>
          <table:table-cell table:style-name="Gnumeric-default" table:formula="of:=[.E777]*[.$K$1]" office:value-type="float" office:value="0">
            <text:p>0</text:p>
          </table:table-cell>
          <table:table-cell table:style-name="Gnumeric-default" table:formula="of:=[.$K$2]*([.E777]+[.G776])*0.02" office:value-type="float" office:value="-5.1844515281094823e-42">
            <text:p>−5.1844515281095E−42</text:p>
          </table:table-cell>
          <table:table-cell table:style-name="Gnumeric-default" table:formula="of:=[.$K$3]*([.E777]-[.E776])/0.02" office:value-type="float" office:value="0">
            <text:p>0</text:p>
          </table:table-cell>
          <table:table-cell table:style-name="Gnumeric-default" table:formula="of:=SUM([.F777:.H777])" office:value-type="float" office:value="-5.1844515281094823e-42">
            <text:p>−5.184451528E−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78]-[.C778]" office:value-type="float" office:value="0">
            <text:p>0</text:p>
          </table:table-cell>
          <table:table-cell table:style-name="Gnumeric-default" table:formula="of:=[.E778]*[.$K$1]" office:value-type="float" office:value="0">
            <text:p>0</text:p>
          </table:table-cell>
          <table:table-cell table:style-name="Gnumeric-default" table:formula="of:=[.$K$2]*([.E778]+[.G777])*0.02" office:value-type="float" office:value="-2.5922257640547415e-46">
            <text:p>−2.5922257640547E−46</text:p>
          </table:table-cell>
          <table:table-cell table:style-name="Gnumeric-default" table:formula="of:=[.$K$3]*([.E778]-[.E777])/0.02" office:value-type="float" office:value="0">
            <text:p>0</text:p>
          </table:table-cell>
          <table:table-cell table:style-name="Gnumeric-default" table:formula="of:=SUM([.F778:.H778])" office:value-type="float" office:value="-2.5922257640547415e-46">
            <text:p>−2.592225764E−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79]-[.C779]" office:value-type="float" office:value="0">
            <text:p>0</text:p>
          </table:table-cell>
          <table:table-cell table:style-name="Gnumeric-default" table:formula="of:=[.E779]*[.$K$1]" office:value-type="float" office:value="0">
            <text:p>0</text:p>
          </table:table-cell>
          <table:table-cell table:style-name="Gnumeric-default" table:formula="of:=[.$K$2]*([.E779]+[.G778])*0.02" office:value-type="float" office:value="-1.2961128820273708e-50">
            <text:p>−1.2961128820274E−50</text:p>
          </table:table-cell>
          <table:table-cell table:style-name="Gnumeric-default" table:formula="of:=[.$K$3]*([.E779]-[.E778])/0.02" office:value-type="float" office:value="0">
            <text:p>0</text:p>
          </table:table-cell>
          <table:table-cell table:style-name="Gnumeric-default" table:formula="of:=SUM([.F779:.H779])" office:value-type="float" office:value="-1.2961128820273708e-50">
            <text:p>−1.296112882E−5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80]-[.C780]" office:value-type="float" office:value="0">
            <text:p>0</text:p>
          </table:table-cell>
          <table:table-cell table:style-name="Gnumeric-default" table:formula="of:=[.E780]*[.$K$1]" office:value-type="float" office:value="0">
            <text:p>0</text:p>
          </table:table-cell>
          <table:table-cell table:style-name="Gnumeric-default" table:formula="of:=[.$K$2]*([.E780]+[.G779])*0.02" office:value-type="float" office:value="-6.4805644101368537e-55">
            <text:p>−6.4805644101369E−55</text:p>
          </table:table-cell>
          <table:table-cell table:style-name="Gnumeric-default" table:formula="of:=[.$K$3]*([.E780]-[.E779])/0.02" office:value-type="float" office:value="0">
            <text:p>0</text:p>
          </table:table-cell>
          <table:table-cell table:style-name="Gnumeric-default" table:formula="of:=SUM([.F780:.H780])" office:value-type="float" office:value="-6.4805644101368537e-55">
            <text:p>−6.48056441E−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81]-[.C781]" office:value-type="float" office:value="0">
            <text:p>0</text:p>
          </table:table-cell>
          <table:table-cell table:style-name="Gnumeric-default" table:formula="of:=[.E781]*[.$K$1]" office:value-type="float" office:value="0">
            <text:p>0</text:p>
          </table:table-cell>
          <table:table-cell table:style-name="Gnumeric-default" table:formula="of:=[.$K$2]*([.E781]+[.G780])*0.02" office:value-type="float" office:value="-3.2402822050684271e-59">
            <text:p>−3.2402822050684E−59</text:p>
          </table:table-cell>
          <table:table-cell table:style-name="Gnumeric-default" table:formula="of:=[.$K$3]*([.E781]-[.E780])/0.02" office:value-type="float" office:value="0">
            <text:p>0</text:p>
          </table:table-cell>
          <table:table-cell table:style-name="Gnumeric-default" table:formula="of:=SUM([.F781:.H781])" office:value-type="float" office:value="-3.2402822050684271e-59">
            <text:p>−3.240282205E−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82]-[.C782]" office:value-type="float" office:value="0">
            <text:p>0</text:p>
          </table:table-cell>
          <table:table-cell table:style-name="Gnumeric-default" table:formula="of:=[.E782]*[.$K$1]" office:value-type="float" office:value="0">
            <text:p>0</text:p>
          </table:table-cell>
          <table:table-cell table:style-name="Gnumeric-default" table:formula="of:=[.$K$2]*([.E782]+[.G781])*0.02" office:value-type="float" office:value="-1.6201411025342138e-63">
            <text:p>−1.6201411025342E−63</text:p>
          </table:table-cell>
          <table:table-cell table:style-name="Gnumeric-default" table:formula="of:=[.$K$3]*([.E782]-[.E781])/0.02" office:value-type="float" office:value="0">
            <text:p>0</text:p>
          </table:table-cell>
          <table:table-cell table:style-name="Gnumeric-default" table:formula="of:=SUM([.F782:.H782])" office:value-type="float" office:value="-1.6201411025342138e-63">
            <text:p>−1.620141103E−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83]-[.C783]" office:value-type="float" office:value="0">
            <text:p>0</text:p>
          </table:table-cell>
          <table:table-cell table:style-name="Gnumeric-default" table:formula="of:=[.E783]*[.$K$1]" office:value-type="float" office:value="0">
            <text:p>0</text:p>
          </table:table-cell>
          <table:table-cell table:style-name="Gnumeric-default" table:formula="of:=[.$K$2]*([.E783]+[.G782])*0.02" office:value-type="float" office:value="-8.1007055126710703e-68">
            <text:p>−8.10070551267107E-68</text:p>
          </table:table-cell>
          <table:table-cell table:style-name="Gnumeric-default" table:formula="of:=[.$K$3]*([.E783]-[.E782])/0.02" office:value-type="float" office:value="0">
            <text:p>0</text:p>
          </table:table-cell>
          <table:table-cell table:style-name="Gnumeric-default" table:formula="of:=SUM([.F783:.H783])" office:value-type="float" office:value="-8.1007055126710703e-68">
            <text:p>−8.100705513E−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84]-[.C784]" office:value-type="float" office:value="0">
            <text:p>0</text:p>
          </table:table-cell>
          <table:table-cell table:style-name="Gnumeric-default" table:formula="of:=[.E784]*[.$K$1]" office:value-type="float" office:value="0">
            <text:p>0</text:p>
          </table:table-cell>
          <table:table-cell table:style-name="Gnumeric-default" table:formula="of:=[.$K$2]*([.E784]+[.G783])*0.02" office:value-type="float" office:value="-4.0503527563355351e-72">
            <text:p>−4.0503527563355E−72</text:p>
          </table:table-cell>
          <table:table-cell table:style-name="Gnumeric-default" table:formula="of:=[.$K$3]*([.E784]-[.E783])/0.02" office:value-type="float" office:value="0">
            <text:p>0</text:p>
          </table:table-cell>
          <table:table-cell table:style-name="Gnumeric-default" table:formula="of:=SUM([.F784:.H784])" office:value-type="float" office:value="-4.0503527563355351e-72">
            <text:p>−4.050352756E−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85]-[.C785]" office:value-type="float" office:value="0">
            <text:p>0</text:p>
          </table:table-cell>
          <table:table-cell table:style-name="Gnumeric-default" table:formula="of:=[.E785]*[.$K$1]" office:value-type="float" office:value="0">
            <text:p>0</text:p>
          </table:table-cell>
          <table:table-cell table:style-name="Gnumeric-default" table:formula="of:=[.$K$2]*([.E785]+[.G784])*0.02" office:value-type="float" office:value="-2.0251763781677676e-76">
            <text:p>−2.0251763781678E−76</text:p>
          </table:table-cell>
          <table:table-cell table:style-name="Gnumeric-default" table:formula="of:=[.$K$3]*([.E785]-[.E784])/0.02" office:value-type="float" office:value="0">
            <text:p>0</text:p>
          </table:table-cell>
          <table:table-cell table:style-name="Gnumeric-default" table:formula="of:=SUM([.F785:.H785])" office:value-type="float" office:value="-2.0251763781677676e-76">
            <text:p>−2.025176378E−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86]-[.C786]" office:value-type="float" office:value="0">
            <text:p>0</text:p>
          </table:table-cell>
          <table:table-cell table:style-name="Gnumeric-default" table:formula="of:=[.E786]*[.$K$1]" office:value-type="float" office:value="0">
            <text:p>0</text:p>
          </table:table-cell>
          <table:table-cell table:style-name="Gnumeric-default" table:formula="of:=[.$K$2]*([.E786]+[.G785])*0.02" office:value-type="float" office:value="-1.0125881890838839e-80">
            <text:p>−1.0125881890839E−80</text:p>
          </table:table-cell>
          <table:table-cell table:style-name="Gnumeric-default" table:formula="of:=[.$K$3]*([.E786]-[.E785])/0.02" office:value-type="float" office:value="0">
            <text:p>0</text:p>
          </table:table-cell>
          <table:table-cell table:style-name="Gnumeric-default" table:formula="of:=SUM([.F786:.H786])" office:value-type="float" office:value="-1.0125881890838839e-80">
            <text:p>−1.012588189E−8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87]-[.C787]" office:value-type="float" office:value="0">
            <text:p>0</text:p>
          </table:table-cell>
          <table:table-cell table:style-name="Gnumeric-default" table:formula="of:=[.E787]*[.$K$1]" office:value-type="float" office:value="0">
            <text:p>0</text:p>
          </table:table-cell>
          <table:table-cell table:style-name="Gnumeric-default" table:formula="of:=[.$K$2]*([.E787]+[.G786])*0.02" office:value-type="float" office:value="-5.0629409454194193e-85">
            <text:p>−5.0629409454194E−85</text:p>
          </table:table-cell>
          <table:table-cell table:style-name="Gnumeric-default" table:formula="of:=[.$K$3]*([.E787]-[.E786])/0.02" office:value-type="float" office:value="0">
            <text:p>0</text:p>
          </table:table-cell>
          <table:table-cell table:style-name="Gnumeric-default" table:formula="of:=SUM([.F787:.H787])" office:value-type="float" office:value="-5.0629409454194193e-85">
            <text:p>−5.062940945E−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88]-[.C788]" office:value-type="float" office:value="0">
            <text:p>0</text:p>
          </table:table-cell>
          <table:table-cell table:style-name="Gnumeric-default" table:formula="of:=[.E788]*[.$K$1]" office:value-type="float" office:value="0">
            <text:p>0</text:p>
          </table:table-cell>
          <table:table-cell table:style-name="Gnumeric-default" table:formula="of:=[.$K$2]*([.E788]+[.G787])*0.02" office:value-type="float" office:value="-2.5314704727097097e-89">
            <text:p>−2.5314704727097E−89</text:p>
          </table:table-cell>
          <table:table-cell table:style-name="Gnumeric-default" table:formula="of:=[.$K$3]*([.E788]-[.E787])/0.02" office:value-type="float" office:value="0">
            <text:p>0</text:p>
          </table:table-cell>
          <table:table-cell table:style-name="Gnumeric-default" table:formula="of:=SUM([.F788:.H788])" office:value-type="float" office:value="-2.5314704727097097e-89">
            <text:p>−2.531470473E−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89]-[.C789]" office:value-type="float" office:value="0">
            <text:p>0</text:p>
          </table:table-cell>
          <table:table-cell table:style-name="Gnumeric-default" table:formula="of:=[.E789]*[.$K$1]" office:value-type="float" office:value="0">
            <text:p>0</text:p>
          </table:table-cell>
          <table:table-cell table:style-name="Gnumeric-default" table:formula="of:=[.$K$2]*([.E789]+[.G788])*0.02" office:value-type="float" office:value="-1.2657352363548548e-93">
            <text:p>−1.2657352363549E−93</text:p>
          </table:table-cell>
          <table:table-cell table:style-name="Gnumeric-default" table:formula="of:=[.$K$3]*([.E789]-[.E788])/0.02" office:value-type="float" office:value="0">
            <text:p>0</text:p>
          </table:table-cell>
          <table:table-cell table:style-name="Gnumeric-default" table:formula="of:=SUM([.F789:.H789])" office:value-type="float" office:value="-1.2657352363548548e-93">
            <text:p>−1.265735236E−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90]-[.C790]" office:value-type="float" office:value="0">
            <text:p>0</text:p>
          </table:table-cell>
          <table:table-cell table:style-name="Gnumeric-default" table:formula="of:=[.E790]*[.$K$1]" office:value-type="float" office:value="0">
            <text:p>0</text:p>
          </table:table-cell>
          <table:table-cell table:style-name="Gnumeric-default" table:formula="of:=[.$K$2]*([.E790]+[.G789])*0.02" office:value-type="float" office:value="-6.3286761817742743e-98">
            <text:p>−6.3286761817743E−98</text:p>
          </table:table-cell>
          <table:table-cell table:style-name="Gnumeric-default" table:formula="of:=[.$K$3]*([.E790]-[.E789])/0.02" office:value-type="float" office:value="0">
            <text:p>0</text:p>
          </table:table-cell>
          <table:table-cell table:style-name="Gnumeric-default" table:formula="of:=SUM([.F790:.H790])" office:value-type="float" office:value="-6.3286761817742743e-98">
            <text:p>−6.328676182E−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91]-[.C791]" office:value-type="float" office:value="0">
            <text:p>0</text:p>
          </table:table-cell>
          <table:table-cell table:style-name="Gnumeric-default" table:formula="of:=[.E791]*[.$K$1]" office:value-type="float" office:value="0">
            <text:p>0</text:p>
          </table:table-cell>
          <table:table-cell table:style-name="Gnumeric-default" table:formula="of:=[.$K$2]*([.E791]+[.G790])*0.02" office:value-type="float" office:value="-3.1643380908871373e-102">
            <text:p>−3.164338090887E−102</text:p>
          </table:table-cell>
          <table:table-cell table:style-name="Gnumeric-default" table:formula="of:=[.$K$3]*([.E791]-[.E790])/0.02" office:value-type="float" office:value="0">
            <text:p>0</text:p>
          </table:table-cell>
          <table:table-cell table:style-name="Gnumeric-default" table:formula="of:=SUM([.F791:.H791])" office:value-type="float" office:value="-3.1643380908871373e-102">
            <text:p>−3.16433809E−1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92]-[.C792]" office:value-type="float" office:value="0">
            <text:p>0</text:p>
          </table:table-cell>
          <table:table-cell table:style-name="Gnumeric-default" table:formula="of:=[.E792]*[.$K$1]" office:value-type="float" office:value="0">
            <text:p>0</text:p>
          </table:table-cell>
          <table:table-cell table:style-name="Gnumeric-default" table:formula="of:=[.$K$2]*([.E792]+[.G791])*0.02" office:value-type="float" office:value="-1.5821690454435689e-106">
            <text:p>−1.582169045444E−106</text:p>
          </table:table-cell>
          <table:table-cell table:style-name="Gnumeric-default" table:formula="of:=[.$K$3]*([.E792]-[.E791])/0.02" office:value-type="float" office:value="0">
            <text:p>0</text:p>
          </table:table-cell>
          <table:table-cell table:style-name="Gnumeric-default" table:formula="of:=SUM([.F792:.H792])" office:value-type="float" office:value="-1.5821690454435689e-106">
            <text:p>−1.58216905E−1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93]-[.C793]" office:value-type="float" office:value="0">
            <text:p>0</text:p>
          </table:table-cell>
          <table:table-cell table:style-name="Gnumeric-default" table:formula="of:=[.E793]*[.$K$1]" office:value-type="float" office:value="0">
            <text:p>0</text:p>
          </table:table-cell>
          <table:table-cell table:style-name="Gnumeric-default" table:formula="of:=[.$K$2]*([.E793]+[.G792])*0.02" office:value-type="float" office:value="-7.9108452272178438e-111">
            <text:p>−7.910845227218E−111</text:p>
          </table:table-cell>
          <table:table-cell table:style-name="Gnumeric-default" table:formula="of:=[.$K$3]*([.E793]-[.E792])/0.02" office:value-type="float" office:value="0">
            <text:p>0</text:p>
          </table:table-cell>
          <table:table-cell table:style-name="Gnumeric-default" table:formula="of:=SUM([.F793:.H793])" office:value-type="float" office:value="-7.9108452272178438e-111">
            <text:p>−7.91084523E−1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94]-[.C794]" office:value-type="float" office:value="0">
            <text:p>0</text:p>
          </table:table-cell>
          <table:table-cell table:style-name="Gnumeric-default" table:formula="of:=[.E794]*[.$K$1]" office:value-type="float" office:value="0">
            <text:p>0</text:p>
          </table:table-cell>
          <table:table-cell table:style-name="Gnumeric-default" table:formula="of:=[.$K$2]*([.E794]+[.G793])*0.02" office:value-type="float" office:value="-3.955422613608922e-115">
            <text:p>−3.955422613609E−115</text:p>
          </table:table-cell>
          <table:table-cell table:style-name="Gnumeric-default" table:formula="of:=[.$K$3]*([.E794]-[.E793])/0.02" office:value-type="float" office:value="0">
            <text:p>0</text:p>
          </table:table-cell>
          <table:table-cell table:style-name="Gnumeric-default" table:formula="of:=SUM([.F794:.H794])" office:value-type="float" office:value="-3.955422613608922e-115">
            <text:p>−3.95542261E−1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95]-[.C795]" office:value-type="float" office:value="0">
            <text:p>0</text:p>
          </table:table-cell>
          <table:table-cell table:style-name="Gnumeric-default" table:formula="of:=[.E795]*[.$K$1]" office:value-type="float" office:value="0">
            <text:p>0</text:p>
          </table:table-cell>
          <table:table-cell table:style-name="Gnumeric-default" table:formula="of:=[.$K$2]*([.E795]+[.G794])*0.02" office:value-type="float" office:value="-1.9777113068044609e-119">
            <text:p>−1.977711306804E−119</text:p>
          </table:table-cell>
          <table:table-cell table:style-name="Gnumeric-default" table:formula="of:=[.$K$3]*([.E795]-[.E794])/0.02" office:value-type="float" office:value="0">
            <text:p>0</text:p>
          </table:table-cell>
          <table:table-cell table:style-name="Gnumeric-default" table:formula="of:=SUM([.F795:.H795])" office:value-type="float" office:value="-1.9777113068044609e-119">
            <text:p>−1.97771131E−1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96]-[.C796]" office:value-type="float" office:value="0">
            <text:p>0</text:p>
          </table:table-cell>
          <table:table-cell table:style-name="Gnumeric-default" table:formula="of:=[.E796]*[.$K$1]" office:value-type="float" office:value="0">
            <text:p>0</text:p>
          </table:table-cell>
          <table:table-cell table:style-name="Gnumeric-default" table:formula="of:=[.$K$2]*([.E796]+[.G795])*0.02" office:value-type="float" office:value="-9.8885565340223044e-124">
            <text:p>−9.888556534022E−124</text:p>
          </table:table-cell>
          <table:table-cell table:style-name="Gnumeric-default" table:formula="of:=[.$K$3]*([.E796]-[.E795])/0.02" office:value-type="float" office:value="0">
            <text:p>0</text:p>
          </table:table-cell>
          <table:table-cell table:style-name="Gnumeric-default" table:formula="of:=SUM([.F796:.H796])" office:value-type="float" office:value="-9.8885565340223044e-124">
            <text:p>−9.88855653E−1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97]-[.C797]" office:value-type="float" office:value="0">
            <text:p>0</text:p>
          </table:table-cell>
          <table:table-cell table:style-name="Gnumeric-default" table:formula="of:=[.E797]*[.$K$1]" office:value-type="float" office:value="0">
            <text:p>0</text:p>
          </table:table-cell>
          <table:table-cell table:style-name="Gnumeric-default" table:formula="of:=[.$K$2]*([.E797]+[.G796])*0.02" office:value-type="float" office:value="-4.9442782670111523e-128">
            <text:p>−4.944278267011E−128</text:p>
          </table:table-cell>
          <table:table-cell table:style-name="Gnumeric-default" table:formula="of:=[.$K$3]*([.E797]-[.E796])/0.02" office:value-type="float" office:value="0">
            <text:p>0</text:p>
          </table:table-cell>
          <table:table-cell table:style-name="Gnumeric-default" table:formula="of:=SUM([.F797:.H797])" office:value-type="float" office:value="-4.9442782670111523e-128">
            <text:p>−4.94427827E−1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98]-[.C798]" office:value-type="float" office:value="0">
            <text:p>0</text:p>
          </table:table-cell>
          <table:table-cell table:style-name="Gnumeric-default" table:formula="of:=[.E798]*[.$K$1]" office:value-type="float" office:value="0">
            <text:p>0</text:p>
          </table:table-cell>
          <table:table-cell table:style-name="Gnumeric-default" table:formula="of:=[.$K$2]*([.E798]+[.G797])*0.02" office:value-type="float" office:value="-2.4721391335055766e-132">
            <text:p>−2.472139133506E−132</text:p>
          </table:table-cell>
          <table:table-cell table:style-name="Gnumeric-default" table:formula="of:=[.$K$3]*([.E798]-[.E797])/0.02" office:value-type="float" office:value="0">
            <text:p>0</text:p>
          </table:table-cell>
          <table:table-cell table:style-name="Gnumeric-default" table:formula="of:=SUM([.F798:.H798])" office:value-type="float" office:value="-2.4721391335055766e-132">
            <text:p>−2.47213913E−1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799]-[.C799]" office:value-type="float" office:value="0">
            <text:p>0</text:p>
          </table:table-cell>
          <table:table-cell table:style-name="Gnumeric-default" table:formula="of:=[.E799]*[.$K$1]" office:value-type="float" office:value="0">
            <text:p>0</text:p>
          </table:table-cell>
          <table:table-cell table:style-name="Gnumeric-default" table:formula="of:=[.$K$2]*([.E799]+[.G798])*0.02" office:value-type="float" office:value="-1.2360695667527884e-136">
            <text:p>−1.236069566753E−136</text:p>
          </table:table-cell>
          <table:table-cell table:style-name="Gnumeric-default" table:formula="of:=[.$K$3]*([.E799]-[.E798])/0.02" office:value-type="float" office:value="0">
            <text:p>0</text:p>
          </table:table-cell>
          <table:table-cell table:style-name="Gnumeric-default" table:formula="of:=SUM([.F799:.H799])" office:value-type="float" office:value="-1.2360695667527884e-136">
            <text:p>−1.23606957E−1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00]-[.C800]" office:value-type="float" office:value="0">
            <text:p>0</text:p>
          </table:table-cell>
          <table:table-cell table:style-name="Gnumeric-default" table:formula="of:=[.E800]*[.$K$1]" office:value-type="float" office:value="0">
            <text:p>0</text:p>
          </table:table-cell>
          <table:table-cell table:style-name="Gnumeric-default" table:formula="of:=[.$K$2]*([.E800]+[.G799])*0.02" office:value-type="float" office:value="-6.1803478337639421e-141">
            <text:p>−6.180347833764E−141</text:p>
          </table:table-cell>
          <table:table-cell table:style-name="Gnumeric-default" table:formula="of:=[.$K$3]*([.E800]-[.E799])/0.02" office:value-type="float" office:value="0">
            <text:p>0</text:p>
          </table:table-cell>
          <table:table-cell table:style-name="Gnumeric-default" table:formula="of:=SUM([.F800:.H800])" office:value-type="float" office:value="-6.1803478337639421e-141">
            <text:p>−6.18034783E−1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01]-[.C801]" office:value-type="float" office:value="0">
            <text:p>0</text:p>
          </table:table-cell>
          <table:table-cell table:style-name="Gnumeric-default" table:formula="of:=[.E801]*[.$K$1]" office:value-type="float" office:value="0">
            <text:p>0</text:p>
          </table:table-cell>
          <table:table-cell table:style-name="Gnumeric-default" table:formula="of:=[.$K$2]*([.E801]+[.G800])*0.02" office:value-type="float" office:value="-3.0901739168819713e-145">
            <text:p>−3.090173916882E−145</text:p>
          </table:table-cell>
          <table:table-cell table:style-name="Gnumeric-default" table:formula="of:=[.$K$3]*([.E801]-[.E800])/0.02" office:value-type="float" office:value="0">
            <text:p>0</text:p>
          </table:table-cell>
          <table:table-cell table:style-name="Gnumeric-default" table:formula="of:=SUM([.F801:.H801])" office:value-type="float" office:value="-3.0901739168819713e-145">
            <text:p>−3.09017392E−1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02]-[.C802]" office:value-type="float" office:value="0">
            <text:p>0</text:p>
          </table:table-cell>
          <table:table-cell table:style-name="Gnumeric-default" table:formula="of:=[.E802]*[.$K$1]" office:value-type="float" office:value="0">
            <text:p>0</text:p>
          </table:table-cell>
          <table:table-cell table:style-name="Gnumeric-default" table:formula="of:=[.$K$2]*([.E802]+[.G801])*0.02" office:value-type="float" office:value="-1.5450869584409858e-149">
            <text:p>−1.545086958441E−149</text:p>
          </table:table-cell>
          <table:table-cell table:style-name="Gnumeric-default" table:formula="of:=[.$K$3]*([.E802]-[.E801])/0.02" office:value-type="float" office:value="0">
            <text:p>0</text:p>
          </table:table-cell>
          <table:table-cell table:style-name="Gnumeric-default" table:formula="of:=SUM([.F802:.H802])" office:value-type="float" office:value="-1.5450869584409858e-149">
            <text:p>−1.54508696E−1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03]-[.C803]" office:value-type="float" office:value="0">
            <text:p>0</text:p>
          </table:table-cell>
          <table:table-cell table:style-name="Gnumeric-default" table:formula="of:=[.E803]*[.$K$1]" office:value-type="float" office:value="0">
            <text:p>0</text:p>
          </table:table-cell>
          <table:table-cell table:style-name="Gnumeric-default" table:formula="of:=[.$K$2]*([.E803]+[.G802])*0.02" office:value-type="float" office:value="-7.7254347922049292e-154">
            <text:p>−7.725434792205E−154</text:p>
          </table:table-cell>
          <table:table-cell table:style-name="Gnumeric-default" table:formula="of:=[.$K$3]*([.E803]-[.E802])/0.02" office:value-type="float" office:value="0">
            <text:p>0</text:p>
          </table:table-cell>
          <table:table-cell table:style-name="Gnumeric-default" table:formula="of:=SUM([.F803:.H803])" office:value-type="float" office:value="-7.7254347922049292e-154">
            <text:p>−7.72543479E−1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04]-[.C804]" office:value-type="float" office:value="0">
            <text:p>0</text:p>
          </table:table-cell>
          <table:table-cell table:style-name="Gnumeric-default" table:formula="of:=[.E804]*[.$K$1]" office:value-type="float" office:value="0">
            <text:p>0</text:p>
          </table:table-cell>
          <table:table-cell table:style-name="Gnumeric-default" table:formula="of:=[.$K$2]*([.E804]+[.G803])*0.02" office:value-type="float" office:value="-3.8627173961024649e-158">
            <text:p>−3.862717396102E−158</text:p>
          </table:table-cell>
          <table:table-cell table:style-name="Gnumeric-default" table:formula="of:=[.$K$3]*([.E804]-[.E803])/0.02" office:value-type="float" office:value="0">
            <text:p>0</text:p>
          </table:table-cell>
          <table:table-cell table:style-name="Gnumeric-default" table:formula="of:=SUM([.F804:.H804])" office:value-type="float" office:value="-3.8627173961024649e-158">
            <text:p>−3.86271740E−1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05]-[.C805]" office:value-type="float" office:value="0">
            <text:p>0</text:p>
          </table:table-cell>
          <table:table-cell table:style-name="Gnumeric-default" table:formula="of:=[.E805]*[.$K$1]" office:value-type="float" office:value="0">
            <text:p>0</text:p>
          </table:table-cell>
          <table:table-cell table:style-name="Gnumeric-default" table:formula="of:=[.$K$2]*([.E805]+[.G804])*0.02" office:value-type="float" office:value="-1.9313586980512327e-162">
            <text:p>−1.931358698051E−162</text:p>
          </table:table-cell>
          <table:table-cell table:style-name="Gnumeric-default" table:formula="of:=[.$K$3]*([.E805]-[.E804])/0.02" office:value-type="float" office:value="0">
            <text:p>0</text:p>
          </table:table-cell>
          <table:table-cell table:style-name="Gnumeric-default" table:formula="of:=SUM([.F805:.H805])" office:value-type="float" office:value="-1.9313586980512327e-162">
            <text:p>−1.93135870E−1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06]-[.C806]" office:value-type="float" office:value="0">
            <text:p>0</text:p>
          </table:table-cell>
          <table:table-cell table:style-name="Gnumeric-default" table:formula="of:=[.E806]*[.$K$1]" office:value-type="float" office:value="0">
            <text:p>0</text:p>
          </table:table-cell>
          <table:table-cell table:style-name="Gnumeric-default" table:formula="of:=[.$K$2]*([.E806]+[.G805])*0.02" office:value-type="float" office:value="-9.6567934902561638e-167">
            <text:p>−9.656793490256E−167</text:p>
          </table:table-cell>
          <table:table-cell table:style-name="Gnumeric-default" table:formula="of:=[.$K$3]*([.E806]-[.E805])/0.02" office:value-type="float" office:value="0">
            <text:p>0</text:p>
          </table:table-cell>
          <table:table-cell table:style-name="Gnumeric-default" table:formula="of:=SUM([.F806:.H806])" office:value-type="float" office:value="-9.6567934902561638e-167">
            <text:p>−9.65679349E−1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07]-[.C807]" office:value-type="float" office:value="0">
            <text:p>0</text:p>
          </table:table-cell>
          <table:table-cell table:style-name="Gnumeric-default" table:formula="of:=[.E807]*[.$K$1]" office:value-type="float" office:value="0">
            <text:p>0</text:p>
          </table:table-cell>
          <table:table-cell table:style-name="Gnumeric-default" table:formula="of:=[.$K$2]*([.E807]+[.G806])*0.02" office:value-type="float" office:value="-4.8283967451280819e-171">
            <text:p>−4.828396745128E−171</text:p>
          </table:table-cell>
          <table:table-cell table:style-name="Gnumeric-default" table:formula="of:=[.$K$3]*([.E807]-[.E806])/0.02" office:value-type="float" office:value="0">
            <text:p>0</text:p>
          </table:table-cell>
          <table:table-cell table:style-name="Gnumeric-default" table:formula="of:=SUM([.F807:.H807])" office:value-type="float" office:value="-4.8283967451280819e-171">
            <text:p>−4.82839675E−1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08]-[.C808]" office:value-type="float" office:value="0">
            <text:p>0</text:p>
          </table:table-cell>
          <table:table-cell table:style-name="Gnumeric-default" table:formula="of:=[.E808]*[.$K$1]" office:value-type="float" office:value="0">
            <text:p>0</text:p>
          </table:table-cell>
          <table:table-cell table:style-name="Gnumeric-default" table:formula="of:=[.$K$2]*([.E808]+[.G807])*0.02" office:value-type="float" office:value="-2.4141983725640412e-175">
            <text:p>−2.414198372564E−175</text:p>
          </table:table-cell>
          <table:table-cell table:style-name="Gnumeric-default" table:formula="of:=[.$K$3]*([.E808]-[.E807])/0.02" office:value-type="float" office:value="0">
            <text:p>0</text:p>
          </table:table-cell>
          <table:table-cell table:style-name="Gnumeric-default" table:formula="of:=SUM([.F808:.H808])" office:value-type="float" office:value="-2.4141983725640412e-175">
            <text:p>−2.41419837E−1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09]-[.C809]" office:value-type="float" office:value="0">
            <text:p>0</text:p>
          </table:table-cell>
          <table:table-cell table:style-name="Gnumeric-default" table:formula="of:=[.E809]*[.$K$1]" office:value-type="float" office:value="0">
            <text:p>0</text:p>
          </table:table-cell>
          <table:table-cell table:style-name="Gnumeric-default" table:formula="of:=[.$K$2]*([.E809]+[.G808])*0.02" office:value-type="float" office:value="-1.2070991862820206e-179">
            <text:p>−1.207099186282E−179</text:p>
          </table:table-cell>
          <table:table-cell table:style-name="Gnumeric-default" table:formula="of:=[.$K$3]*([.E809]-[.E808])/0.02" office:value-type="float" office:value="0">
            <text:p>0</text:p>
          </table:table-cell>
          <table:table-cell table:style-name="Gnumeric-default" table:formula="of:=SUM([.F809:.H809])" office:value-type="float" office:value="-1.2070991862820206e-179">
            <text:p>−1.20709919E−1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10]-[.C810]" office:value-type="float" office:value="0">
            <text:p>0</text:p>
          </table:table-cell>
          <table:table-cell table:style-name="Gnumeric-default" table:formula="of:=[.E810]*[.$K$1]" office:value-type="float" office:value="0">
            <text:p>0</text:p>
          </table:table-cell>
          <table:table-cell table:style-name="Gnumeric-default" table:formula="of:=[.$K$2]*([.E810]+[.G809])*0.02" office:value-type="float" office:value="-6.0354959314101034e-184">
            <text:p>−6.035495931410E−184</text:p>
          </table:table-cell>
          <table:table-cell table:style-name="Gnumeric-default" table:formula="of:=[.$K$3]*([.E810]-[.E809])/0.02" office:value-type="float" office:value="0">
            <text:p>0</text:p>
          </table:table-cell>
          <table:table-cell table:style-name="Gnumeric-default" table:formula="of:=SUM([.F810:.H810])" office:value-type="float" office:value="-6.0354959314101034e-184">
            <text:p>−6.03549593E−1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11]-[.C811]" office:value-type="float" office:value="0">
            <text:p>0</text:p>
          </table:table-cell>
          <table:table-cell table:style-name="Gnumeric-default" table:formula="of:=[.E811]*[.$K$1]" office:value-type="float" office:value="0">
            <text:p>0</text:p>
          </table:table-cell>
          <table:table-cell table:style-name="Gnumeric-default" table:formula="of:=[.$K$2]*([.E811]+[.G810])*0.02" office:value-type="float" office:value="-3.0177479657050519e-188">
            <text:p>−3.017747965705E−188</text:p>
          </table:table-cell>
          <table:table-cell table:style-name="Gnumeric-default" table:formula="of:=[.$K$3]*([.E811]-[.E810])/0.02" office:value-type="float" office:value="0">
            <text:p>0</text:p>
          </table:table-cell>
          <table:table-cell table:style-name="Gnumeric-default" table:formula="of:=SUM([.F811:.H811])" office:value-type="float" office:value="-3.0177479657050519e-188">
            <text:p>−3.01774797E−1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12]-[.C812]" office:value-type="float" office:value="0">
            <text:p>0</text:p>
          </table:table-cell>
          <table:table-cell table:style-name="Gnumeric-default" table:formula="of:=[.E812]*[.$K$1]" office:value-type="float" office:value="0">
            <text:p>0</text:p>
          </table:table-cell>
          <table:table-cell table:style-name="Gnumeric-default" table:formula="of:=[.$K$2]*([.E812]+[.G811])*0.02" office:value-type="float" office:value="-1.508873982852526e-192">
            <text:p>−1.508873982853E−192</text:p>
          </table:table-cell>
          <table:table-cell table:style-name="Gnumeric-default" table:formula="of:=[.$K$3]*([.E812]-[.E811])/0.02" office:value-type="float" office:value="0">
            <text:p>0</text:p>
          </table:table-cell>
          <table:table-cell table:style-name="Gnumeric-default" table:formula="of:=SUM([.F812:.H812])" office:value-type="float" office:value="-1.508873982852526e-192">
            <text:p>−1.50887398E−1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13]-[.C813]" office:value-type="float" office:value="0">
            <text:p>0</text:p>
          </table:table-cell>
          <table:table-cell table:style-name="Gnumeric-default" table:formula="of:=[.E813]*[.$K$1]" office:value-type="float" office:value="0">
            <text:p>0</text:p>
          </table:table-cell>
          <table:table-cell table:style-name="Gnumeric-default" table:formula="of:=[.$K$2]*([.E813]+[.G812])*0.02" office:value-type="float" office:value="-7.5443699142626306e-197">
            <text:p>−7.544369914263E−197</text:p>
          </table:table-cell>
          <table:table-cell table:style-name="Gnumeric-default" table:formula="of:=[.$K$3]*([.E813]-[.E812])/0.02" office:value-type="float" office:value="0">
            <text:p>0</text:p>
          </table:table-cell>
          <table:table-cell table:style-name="Gnumeric-default" table:formula="of:=SUM([.F813:.H813])" office:value-type="float" office:value="-7.5443699142626306e-197">
            <text:p>−7.54436991E−1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14]-[.C814]" office:value-type="float" office:value="0">
            <text:p>0</text:p>
          </table:table-cell>
          <table:table-cell table:style-name="Gnumeric-default" table:formula="of:=[.E814]*[.$K$1]" office:value-type="float" office:value="0">
            <text:p>0</text:p>
          </table:table-cell>
          <table:table-cell table:style-name="Gnumeric-default" table:formula="of:=[.$K$2]*([.E814]+[.G813])*0.02" office:value-type="float" office:value="-3.7721849571313153e-201">
            <text:p>−3.772184957131E−201</text:p>
          </table:table-cell>
          <table:table-cell table:style-name="Gnumeric-default" table:formula="of:=[.$K$3]*([.E814]-[.E813])/0.02" office:value-type="float" office:value="0">
            <text:p>0</text:p>
          </table:table-cell>
          <table:table-cell table:style-name="Gnumeric-default" table:formula="of:=SUM([.F814:.H814])" office:value-type="float" office:value="-3.7721849571313153e-201">
            <text:p>−3.77218496E−2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15]-[.C815]" office:value-type="float" office:value="0">
            <text:p>0</text:p>
          </table:table-cell>
          <table:table-cell table:style-name="Gnumeric-default" table:formula="of:=[.E815]*[.$K$1]" office:value-type="float" office:value="0">
            <text:p>0</text:p>
          </table:table-cell>
          <table:table-cell table:style-name="Gnumeric-default" table:formula="of:=[.$K$2]*([.E815]+[.G814])*0.02" office:value-type="float" office:value="-1.8860924785656577e-205">
            <text:p>−1.886092478566E−205</text:p>
          </table:table-cell>
          <table:table-cell table:style-name="Gnumeric-default" table:formula="of:=[.$K$3]*([.E815]-[.E814])/0.02" office:value-type="float" office:value="0">
            <text:p>0</text:p>
          </table:table-cell>
          <table:table-cell table:style-name="Gnumeric-default" table:formula="of:=SUM([.F815:.H815])" office:value-type="float" office:value="-1.8860924785656577e-205">
            <text:p>−1.88609248E−2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16]-[.C816]" office:value-type="float" office:value="0">
            <text:p>0</text:p>
          </table:table-cell>
          <table:table-cell table:style-name="Gnumeric-default" table:formula="of:=[.E816]*[.$K$1]" office:value-type="float" office:value="0">
            <text:p>0</text:p>
          </table:table-cell>
          <table:table-cell table:style-name="Gnumeric-default" table:formula="of:=[.$K$2]*([.E816]+[.G815])*0.02" office:value-type="float" office:value="-9.4304623928282894e-210">
            <text:p>−9.430462392828E−210</text:p>
          </table:table-cell>
          <table:table-cell table:style-name="Gnumeric-default" table:formula="of:=[.$K$3]*([.E816]-[.E815])/0.02" office:value-type="float" office:value="0">
            <text:p>0</text:p>
          </table:table-cell>
          <table:table-cell table:style-name="Gnumeric-default" table:formula="of:=SUM([.F816:.H816])" office:value-type="float" office:value="-9.4304623928282894e-210">
            <text:p>−9.43046239E−21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17]-[.C817]" office:value-type="float" office:value="0">
            <text:p>0</text:p>
          </table:table-cell>
          <table:table-cell table:style-name="Gnumeric-default" table:formula="of:=[.E817]*[.$K$1]" office:value-type="float" office:value="0">
            <text:p>0</text:p>
          </table:table-cell>
          <table:table-cell table:style-name="Gnumeric-default" table:formula="of:=[.$K$2]*([.E817]+[.G816])*0.02" office:value-type="float" office:value="-4.7152311964141444e-214">
            <text:p>−4.715231196414E−214</text:p>
          </table:table-cell>
          <table:table-cell table:style-name="Gnumeric-default" table:formula="of:=[.$K$3]*([.E817]-[.E816])/0.02" office:value-type="float" office:value="0">
            <text:p>0</text:p>
          </table:table-cell>
          <table:table-cell table:style-name="Gnumeric-default" table:formula="of:=SUM([.F817:.H817])" office:value-type="float" office:value="-4.7152311964141444e-214">
            <text:p>−4.71523120E−2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18]-[.C818]" office:value-type="float" office:value="0">
            <text:p>0</text:p>
          </table:table-cell>
          <table:table-cell table:style-name="Gnumeric-default" table:formula="of:=[.E818]*[.$K$1]" office:value-type="float" office:value="0">
            <text:p>0</text:p>
          </table:table-cell>
          <table:table-cell table:style-name="Gnumeric-default" table:formula="of:=[.$K$2]*([.E818]+[.G817])*0.02" office:value-type="float" office:value="-2.3576155982070721e-218">
            <text:p>−2.357615598207E−218</text:p>
          </table:table-cell>
          <table:table-cell table:style-name="Gnumeric-default" table:formula="of:=[.$K$3]*([.E818]-[.E817])/0.02" office:value-type="float" office:value="0">
            <text:p>0</text:p>
          </table:table-cell>
          <table:table-cell table:style-name="Gnumeric-default" table:formula="of:=SUM([.F818:.H818])" office:value-type="float" office:value="-2.3576155982070721e-218">
            <text:p>−2.35761560E−2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19]-[.C819]" office:value-type="float" office:value="0">
            <text:p>0</text:p>
          </table:table-cell>
          <table:table-cell table:style-name="Gnumeric-default" table:formula="of:=[.E819]*[.$K$1]" office:value-type="float" office:value="0">
            <text:p>0</text:p>
          </table:table-cell>
          <table:table-cell table:style-name="Gnumeric-default" table:formula="of:=[.$K$2]*([.E819]+[.G818])*0.02" office:value-type="float" office:value="-1.1788077991035361e-222">
            <text:p>−1.178807799104E−222</text:p>
          </table:table-cell>
          <table:table-cell table:style-name="Gnumeric-default" table:formula="of:=[.$K$3]*([.E819]-[.E818])/0.02" office:value-type="float" office:value="0">
            <text:p>0</text:p>
          </table:table-cell>
          <table:table-cell table:style-name="Gnumeric-default" table:formula="of:=SUM([.F819:.H819])" office:value-type="float" office:value="-1.1788077991035361e-222">
            <text:p>−1.17880780E−2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20]-[.C820]" office:value-type="float" office:value="0">
            <text:p>0</text:p>
          </table:table-cell>
          <table:table-cell table:style-name="Gnumeric-default" table:formula="of:=[.E820]*[.$K$1]" office:value-type="float" office:value="0">
            <text:p>0</text:p>
          </table:table-cell>
          <table:table-cell table:style-name="Gnumeric-default" table:formula="of:=[.$K$2]*([.E820]+[.G819])*0.02" office:value-type="float" office:value="-5.8940389955176809e-227">
            <text:p>−5.894038995518E−227</text:p>
          </table:table-cell>
          <table:table-cell table:style-name="Gnumeric-default" table:formula="of:=[.$K$3]*([.E820]-[.E819])/0.02" office:value-type="float" office:value="0">
            <text:p>0</text:p>
          </table:table-cell>
          <table:table-cell table:style-name="Gnumeric-default" table:formula="of:=SUM([.F820:.H820])" office:value-type="float" office:value="-5.8940389955176809e-227">
            <text:p>−5.89403900E−2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21]-[.C821]" office:value-type="float" office:value="0">
            <text:p>0</text:p>
          </table:table-cell>
          <table:table-cell table:style-name="Gnumeric-default" table:formula="of:=[.E821]*[.$K$1]" office:value-type="float" office:value="0">
            <text:p>0</text:p>
          </table:table-cell>
          <table:table-cell table:style-name="Gnumeric-default" table:formula="of:=[.$K$2]*([.E821]+[.G820])*0.02" office:value-type="float" office:value="-2.9470194977588403e-231">
            <text:p>−2.947019497759E−231</text:p>
          </table:table-cell>
          <table:table-cell table:style-name="Gnumeric-default" table:formula="of:=[.$K$3]*([.E821]-[.E820])/0.02" office:value-type="float" office:value="0">
            <text:p>0</text:p>
          </table:table-cell>
          <table:table-cell table:style-name="Gnumeric-default" table:formula="of:=SUM([.F821:.H821])" office:value-type="float" office:value="-2.9470194977588403e-231">
            <text:p>−2.94701950E−2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22]-[.C822]" office:value-type="float" office:value="0">
            <text:p>0</text:p>
          </table:table-cell>
          <table:table-cell table:style-name="Gnumeric-default" table:formula="of:=[.E822]*[.$K$1]" office:value-type="float" office:value="0">
            <text:p>0</text:p>
          </table:table-cell>
          <table:table-cell table:style-name="Gnumeric-default" table:formula="of:=[.$K$2]*([.E822]+[.G821])*0.02" office:value-type="float" office:value="-1.4735097488794201e-235">
            <text:p>−1.473509748879E−235</text:p>
          </table:table-cell>
          <table:table-cell table:style-name="Gnumeric-default" table:formula="of:=[.$K$3]*([.E822]-[.E821])/0.02" office:value-type="float" office:value="0">
            <text:p>0</text:p>
          </table:table-cell>
          <table:table-cell table:style-name="Gnumeric-default" table:formula="of:=SUM([.F822:.H822])" office:value-type="float" office:value="-1.4735097488794201e-235">
            <text:p>−1.47350975E−2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3604901283979416">
            <text:p>0.03360490128397941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23]-[.C823]" office:value-type="float" office:value="0.033604901283979416">
            <text:p>0.0336049012839794</text:p>
          </table:table-cell>
          <table:table-cell table:style-name="Gnumeric-default" table:formula="of:=[.E823]*[.$K$1]" office:value-type="float" office:value="0.008401225320994854">
            <text:p>0.008401225320994854</text:p>
          </table:table-cell>
          <table:table-cell table:style-name="Gnumeric-default" table:formula="of:=[.$K$2]*([.E823]+[.G822])*0.02" office:value-type="float" office:value="1.6802450641989708e-06">
            <text:p>1.6802450641989708E-06</text:p>
          </table:table-cell>
          <table:table-cell table:style-name="Gnumeric-default" table:formula="of:=[.$K$3]*([.E823]-[.E822])/0.02" office:value-type="float" office:value="0.08401225320994854">
            <text:p>0.08401225320994854</text:p>
          </table:table-cell>
          <table:table-cell table:style-name="Gnumeric-default" table:formula="of:=SUM([.F823:.H823])" office:value-type="float" office:value="0.092415158776007589">
            <text:p>0.0924151587760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1198492050170898">
            <text:p>0.041198492050170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24]-[.C824]" office:value-type="float" office:value="0.041198492050170898">
            <text:p>0.0411984920501709</text:p>
          </table:table-cell>
          <table:table-cell table:style-name="Gnumeric-default" table:formula="of:=[.E824]*[.$K$1]" office:value-type="float" office:value="0.010299623012542725">
            <text:p>0.010299623012542725</text:p>
          </table:table-cell>
          <table:table-cell table:style-name="Gnumeric-default" table:formula="of:=[.$K$2]*([.E824]+[.G823])*0.02" office:value-type="float" office:value="2.0600086147617552e-06">
            <text:p>2.0600086147617552E-06</text:p>
          </table:table-cell>
          <table:table-cell table:style-name="Gnumeric-default" table:formula="of:=[.$K$3]*([.E824]-[.E823])/0.02" office:value-type="float" office:value="0.01898397691547871">
            <text:p>0.01898397691547871</text:p>
          </table:table-cell>
          <table:table-cell table:style-name="Gnumeric-default" table:formula="of:=SUM([.F824:.H824])" office:value-type="float" office:value="0.029285659936636198">
            <text:p>0.0292856599366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4355526566505432">
            <text:p>0.0443555265665054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25]-[.C825]" office:value-type="float" office:value="0.044355526566505432">
            <text:p>0.0443555265665054</text:p>
          </table:table-cell>
          <table:table-cell table:style-name="Gnumeric-default" table:formula="of:=[.E825]*[.$K$1]" office:value-type="float" office:value="0.011088881641626358">
            <text:p>0.011088881641626358</text:p>
          </table:table-cell>
          <table:table-cell table:style-name="Gnumeric-default" table:formula="of:=[.$K$2]*([.E825]+[.G824])*0.02" office:value-type="float" office:value="2.2178793287560099e-06">
            <text:p>2.21787932875601E-06</text:p>
          </table:table-cell>
          <table:table-cell table:style-name="Gnumeric-default" table:formula="of:=[.$K$3]*([.E825]-[.E824])/0.02" office:value-type="float" office:value="0.0078925862908363342">
            <text:p>0.007892586290836334</text:p>
          </table:table-cell>
          <table:table-cell table:style-name="Gnumeric-default" table:formula="of:=SUM([.F825:.H825])" office:value-type="float" office:value="0.018983685811791447">
            <text:p>0.0189836858117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185791477560997">
            <text:p>0.0518579147756099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26]-[.C826]" office:value-type="float" office:value="0.05185791477560997">
            <text:p>0.05185791477561</text:p>
          </table:table-cell>
          <table:table-cell table:style-name="Gnumeric-default" table:formula="of:=[.E826]*[.$K$1]" office:value-type="float" office:value="0.012964478693902493">
            <text:p>0.012964478693902493</text:p>
          </table:table-cell>
          <table:table-cell table:style-name="Gnumeric-default" table:formula="of:=[.$K$2]*([.E826]+[.G825])*0.02" office:value-type="float" office:value="2.5930066327469364e-06">
            <text:p>2.5930066327469364E-06</text:p>
          </table:table-cell>
          <table:table-cell table:style-name="Gnumeric-default" table:formula="of:=[.$K$3]*([.E826]-[.E825])/0.02" office:value-type="float" office:value="0.018755970522761345">
            <text:p>0.018755970522761345</text:p>
          </table:table-cell>
          <table:table-cell table:style-name="Gnumeric-default" table:formula="of:=SUM([.F826:.H826])" office:value-type="float" office:value="0.031723042223296583">
            <text:p>0.0317230422232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928792804479599">
            <text:p>0.0592879280447959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27]-[.C827]" office:value-type="float" office:value="0.05928792804479599">
            <text:p>0.059287928044796</text:p>
          </table:table-cell>
          <table:table-cell table:style-name="Gnumeric-default" table:formula="of:=[.E827]*[.$K$1]" office:value-type="float" office:value="0.014821982011198997">
            <text:p>0.014821982011198997</text:p>
          </table:table-cell>
          <table:table-cell table:style-name="Gnumeric-default" table:formula="of:=[.$K$2]*([.E827]+[.G826])*0.02" office:value-type="float" office:value="2.9645260525714366e-06">
            <text:p>2.9645260525714366E-06</text:p>
          </table:table-cell>
          <table:table-cell table:style-name="Gnumeric-default" table:formula="of:=[.$K$3]*([.E827]-[.E826])/0.02" office:value-type="float" office:value="0.018575033172965053">
            <text:p>0.018575033172965053</text:p>
          </table:table-cell>
          <table:table-cell table:style-name="Gnumeric-default" table:formula="of:=SUM([.F827:.H827])" office:value-type="float" office:value="0.033399979710216625">
            <text:p>0.0333999797102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9584757089614868">
            <text:p>0.0695847570896148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28]-[.C828]" office:value-type="float" office:value="0.069584757089614868">
            <text:p>0.0695847570896149</text:p>
          </table:table-cell>
          <table:table-cell table:style-name="Gnumeric-default" table:formula="of:=[.E828]*[.$K$1]" office:value-type="float" office:value="0.017396189272403717">
            <text:p>0.017396189272403717</text:p>
          </table:table-cell>
          <table:table-cell table:style-name="Gnumeric-default" table:formula="of:=[.$K$2]*([.E828]+[.G827])*0.02" office:value-type="float" office:value="3.4793860807833721e-06">
            <text:p>3.479386080783372E-06</text:p>
          </table:table-cell>
          <table:table-cell table:style-name="Gnumeric-default" table:formula="of:=[.$K$3]*([.E828]-[.E827])/0.02" office:value-type="float" office:value="0.025742072612047195">
            <text:p>0.025742072612047195</text:p>
          </table:table-cell>
          <table:table-cell table:style-name="Gnumeric-default" table:formula="of:=SUM([.F828:.H828])" office:value-type="float" office:value="0.043141741270531699">
            <text:p>0.0431417412705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1237301230430603">
            <text:p>0.081237301230430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29]-[.C829]" office:value-type="float" office:value="0.081237301230430603">
            <text:p>0.0812373012304306</text:p>
          </table:table-cell>
          <table:table-cell table:style-name="Gnumeric-default" table:formula="of:=[.E829]*[.$K$1]" office:value-type="float" office:value="0.020309325307607651">
            <text:p>0.02030932530760765</text:p>
          </table:table-cell>
          <table:table-cell table:style-name="Gnumeric-default" table:formula="of:=[.$K$2]*([.E829]+[.G828])*0.02" office:value-type="float" office:value="4.0620390308255697e-06">
            <text:p>4.06203903082557E-06</text:p>
          </table:table-cell>
          <table:table-cell table:style-name="Gnumeric-default" table:formula="of:=[.$K$3]*([.E829]-[.E828])/0.02" office:value-type="float" office:value="0.029131360352039341">
            <text:p>0.02913136035203934</text:p>
          </table:table-cell>
          <table:table-cell table:style-name="Gnumeric-default" table:formula="of:=SUM([.F829:.H829])" office:value-type="float" office:value="0.049444747698677814">
            <text:p>0.0494447476986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4049679338932037">
            <text:p>0.084049679338932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30]-[.C830]" office:value-type="float" office:value="0.084049679338932037">
            <text:p>0.084049679338932</text:p>
          </table:table-cell>
          <table:table-cell table:style-name="Gnumeric-default" table:formula="of:=[.E830]*[.$K$1]" office:value-type="float" office:value="0.021012419834733009">
            <text:p>0.02101241983473301</text:p>
          </table:table-cell>
          <table:table-cell table:style-name="Gnumeric-default" table:formula="of:=[.$K$2]*([.E830]+[.G829])*0.02" office:value-type="float" office:value="4.2026870688981426e-06">
            <text:p>4.202687068898143E-06</text:p>
          </table:table-cell>
          <table:table-cell table:style-name="Gnumeric-default" table:formula="of:=[.$K$3]*([.E830]-[.E829])/0.02" office:value-type="float" office:value="0.0070309452712535858">
            <text:p>0.007030945271253586</text:p>
          </table:table-cell>
          <table:table-cell table:style-name="Gnumeric-default" table:formula="of:=SUM([.F830:.H830])" office:value-type="float" office:value="0.028047567793055492">
            <text:p>0.0280475677930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2507669925689697">
            <text:p>0.082507669925689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31]-[.C831]" office:value-type="float" office:value="0.082507669925689697">
            <text:p>0.0825076699256897</text:p>
          </table:table-cell>
          <table:table-cell table:style-name="Gnumeric-default" table:formula="of:=[.E831]*[.$K$1]" office:value-type="float" office:value="0.020626917481422424">
            <text:p>0.020626917481422424</text:p>
          </table:table-cell>
          <table:table-cell table:style-name="Gnumeric-default" table:formula="of:=[.$K$2]*([.E831]+[.G830])*0.02" office:value-type="float" office:value="4.1255936306379301e-06">
            <text:p>4.12559363063793E-06</text:p>
          </table:table-cell>
          <table:table-cell table:style-name="Gnumeric-default" table:formula="of:=[.$K$3]*([.E831]-[.E830])/0.02" office:value-type="float" office:value="-0.0038550235331058502">
            <text:p>−0.0038550235331059</text:p>
          </table:table-cell>
          <table:table-cell table:style-name="Gnumeric-default" table:formula="of:=SUM([.F831:.H831])" office:value-type="float" office:value="0.016776019541947212">
            <text:p>0.0167760195419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5389994084835052">
            <text:p>0.0853899940848350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32]-[.C832]" office:value-type="float" office:value="0.085389994084835052">
            <text:p>0.0853899940848351</text:p>
          </table:table-cell>
          <table:table-cell table:style-name="Gnumeric-default" table:formula="of:=[.E832]*[.$K$1]" office:value-type="float" office:value="0.021347498521208763">
            <text:p>0.021347498521208763</text:p>
          </table:table-cell>
          <table:table-cell table:style-name="Gnumeric-default" table:formula="of:=[.$K$2]*([.E832]+[.G831])*0.02" office:value-type="float" office:value="4.2697059839232847e-06">
            <text:p>4.269705983923285E-06</text:p>
          </table:table-cell>
          <table:table-cell table:style-name="Gnumeric-default" table:formula="of:=[.$K$3]*([.E832]-[.E831])/0.02" office:value-type="float" office:value="0.0072058103978633881">
            <text:p>0.007205810397863388</text:p>
          </table:table-cell>
          <table:table-cell table:style-name="Gnumeric-default" table:formula="of:=SUM([.F832:.H832])" office:value-type="float" office:value="0.028557578625056073">
            <text:p>0.0285575786250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680310845375061">
            <text:p>0.0868031084537506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33]-[.C833]" office:value-type="float" office:value="0.08680310845375061">
            <text:p>0.0868031084537506</text:p>
          </table:table-cell>
          <table:table-cell table:style-name="Gnumeric-default" table:formula="of:=[.E833]*[.$K$1]" office:value-type="float" office:value="0.021700777113437653">
            <text:p>0.021700777113437653</text:p>
          </table:table-cell>
          <table:table-cell table:style-name="Gnumeric-default" table:formula="of:=[.$K$2]*([.E833]+[.G832])*0.02" office:value-type="float" office:value="4.3403689079867273e-06">
            <text:p>4.340368907986727E-06</text:p>
          </table:table-cell>
          <table:table-cell table:style-name="Gnumeric-default" table:formula="of:=[.$K$3]*([.E833]-[.E832])/0.02" office:value-type="float" office:value="0.0035327859222888947">
            <text:p>0.0035327859222889</text:p>
          </table:table-cell>
          <table:table-cell table:style-name="Gnumeric-default" table:formula="of:=SUM([.F833:.H833])" office:value-type="float" office:value="0.025237903404634533">
            <text:p>0.0252379034046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9753605425357819">
            <text:p>0.0897536054253578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34]-[.C834]" office:value-type="float" office:value="0.089753605425357819">
            <text:p>0.0897536054253578</text:p>
          </table:table-cell>
          <table:table-cell table:style-name="Gnumeric-default" table:formula="of:=[.E834]*[.$K$1]" office:value-type="float" office:value="0.022438401356339455">
            <text:p>0.022438401356339455</text:p>
          </table:table-cell>
          <table:table-cell table:style-name="Gnumeric-default" table:formula="of:=[.$K$2]*([.E834]+[.G833])*0.02" office:value-type="float" office:value="4.4878972897132903e-06">
            <text:p>4.48789728971329E-06</text:p>
          </table:table-cell>
          <table:table-cell table:style-name="Gnumeric-default" table:formula="of:=[.$K$3]*([.E834]-[.E833])/0.02" office:value-type="float" office:value="0.0073762424290180206">
            <text:p>0.007376242429018021</text:p>
          </table:table-cell>
          <table:table-cell table:style-name="Gnumeric-default" table:formula="of:=SUM([.F834:.H834])" office:value-type="float" office:value="0.029819131682647187">
            <text:p>0.0298191316826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834606409072876">
            <text:p>0.0883460640907287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35]-[.C835]" office:value-type="float" office:value="0.08834606409072876">
            <text:p>0.0883460640907288</text:p>
          </table:table-cell>
          <table:table-cell table:style-name="Gnumeric-default" table:formula="of:=[.E835]*[.$K$1]" office:value-type="float" office:value="0.02208651602268219">
            <text:p>0.02208651602268219</text:p>
          </table:table-cell>
          <table:table-cell table:style-name="Gnumeric-default" table:formula="of:=[.$K$2]*([.E835]+[.G834])*0.02" office:value-type="float" office:value="4.4175275994009239e-06">
            <text:p>4.417527599400924E-06</text:p>
          </table:table-cell>
          <table:table-cell table:style-name="Gnumeric-default" table:formula="of:=[.$K$3]*([.E835]-[.E834])/0.02" office:value-type="float" office:value="-0.0035188533365726471">
            <text:p>−0.0035188533365726</text:p>
          </table:table-cell>
          <table:table-cell table:style-name="Gnumeric-default" table:formula="of:=SUM([.F835:.H835])" office:value-type="float" office:value="0.018572080213708944">
            <text:p>0.0185720802137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0071849524974823">
            <text:p>0.0900718495249748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36]-[.C836]" office:value-type="float" office:value="0.090071849524974823">
            <text:p>0.0900718495249748</text:p>
          </table:table-cell>
          <table:table-cell table:style-name="Gnumeric-default" table:formula="of:=[.E836]*[.$K$1]" office:value-type="float" office:value="0.022517962381243706">
            <text:p>0.022517962381243706</text:p>
          </table:table-cell>
          <table:table-cell table:style-name="Gnumeric-default" table:formula="of:=[.$K$2]*([.E836]+[.G835])*0.02" office:value-type="float" office:value="4.5038133526287112e-06">
            <text:p>4.503813352628711E-06</text:p>
          </table:table-cell>
          <table:table-cell table:style-name="Gnumeric-default" table:formula="of:=[.$K$3]*([.E836]-[.E835])/0.02" office:value-type="float" office:value="0.0043144635856151581">
            <text:p>0.004314463585615158</text:p>
          </table:table-cell>
          <table:table-cell table:style-name="Gnumeric-default" table:formula="of:=SUM([.F836:.H836])" office:value-type="float" office:value="0.026836929780211492">
            <text:p>0.0268369297802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621725022792816">
            <text:p>0.1062172502279281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37]-[.C837]" office:value-type="float" office:value="0.10621725022792816">
            <text:p>0.1062172502279282</text:p>
          </table:table-cell>
          <table:table-cell table:style-name="Gnumeric-default" table:formula="of:=[.E837]*[.$K$1]" office:value-type="float" office:value="0.02655431255698204">
            <text:p>0.02655431255698204</text:p>
          </table:table-cell>
          <table:table-cell table:style-name="Gnumeric-default" table:formula="of:=[.$K$2]*([.E837]+[.G836])*0.02" office:value-type="float" office:value="5.3110877020640394e-06">
            <text:p>5.3110877020640394E-06</text:p>
          </table:table-cell>
          <table:table-cell table:style-name="Gnumeric-default" table:formula="of:=[.$K$3]*([.E837]-[.E836])/0.02" office:value-type="float" office:value="0.040363501757383353">
            <text:p>0.040363501757383353</text:p>
          </table:table-cell>
          <table:table-cell table:style-name="Gnumeric-default" table:formula="of:=SUM([.F837:.H837])" office:value-type="float" office:value="0.066923125402067463">
            <text:p>0.0669231254020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910096764564514">
            <text:p>0.1091009676456451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38]-[.C838]" office:value-type="float" office:value="0.10910096764564514">
            <text:p>0.1091009676456451</text:p>
          </table:table-cell>
          <table:table-cell table:style-name="Gnumeric-default" table:formula="of:=[.E838]*[.$K$1]" office:value-type="float" office:value="0.027275241911411285">
            <text:p>0.027275241911411285</text:p>
          </table:table-cell>
          <table:table-cell table:style-name="Gnumeric-default" table:formula="of:=[.$K$2]*([.E838]+[.G837])*0.02" office:value-type="float" office:value="5.455313936667361e-06">
            <text:p>5.455313936667361E-06</text:p>
          </table:table-cell>
          <table:table-cell table:style-name="Gnumeric-default" table:formula="of:=[.$K$3]*([.E838]-[.E837])/0.02" office:value-type="float" office:value="0.00720929354429245">
            <text:p>0.00720929354429245</text:p>
          </table:table-cell>
          <table:table-cell table:style-name="Gnumeric-default" table:formula="of:=SUM([.F838:.H838])" office:value-type="float" office:value="0.034489990769640405">
            <text:p>0.034489990769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763177275657654">
            <text:p>0.10763177275657654</text:p>
          </table:table-cell>
          <table:table-cell table:style-name="Gnumeric-default" office:value-type="float" office:value="0.30907580256462097">
            <text:p>0.30907580256462097</text:p>
          </table:table-cell>
          <table:table-cell table:style-name="Gnumeric-default"/>
          <table:table-cell table:style-name="Gnumeric-default" table:formula="of:=[.B839]-[.C839]" office:value-type="float" office:value="-0.20144402980804443">
            <text:p>−0.20144402980804</text:p>
          </table:table-cell>
          <table:table-cell table:style-name="Gnumeric-default" table:formula="of:=[.E839]*[.$K$1]" office:value-type="float" office:value="-0.050361007452011108">
            <text:p>−0.0503610074520111</text:p>
          </table:table-cell>
          <table:table-cell table:style-name="Gnumeric-default" table:formula="of:=[.$K$2]*([.E839]+[.G838])*0.02" office:value-type="float" office:value="-1.0071928724705388e-05">
            <text:p>−1.0071928724705E−05</text:p>
          </table:table-cell>
          <table:table-cell table:style-name="Gnumeric-default" table:formula="of:=[.$K$3]*([.E839]-[.E838])/0.02" office:value-type="float" office:value="-0.77636249363422394">
            <text:p>−0.7763624936342239</text:p>
          </table:table-cell>
          <table:table-cell table:style-name="Gnumeric-default" table:formula="of:=SUM([.F839:.H839])" office:value-type="float" office:value="-0.82673357301495976">
            <text:p>−0.8267335730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924886912107468">
            <text:p>0.10924886912107468</text:p>
          </table:table-cell>
          <table:table-cell table:style-name="Gnumeric-default" office:value-type="float" office:value="0.014696023426949978">
            <text:p>0.014696023426949978</text:p>
          </table:table-cell>
          <table:table-cell table:style-name="Gnumeric-default"/>
          <table:table-cell table:style-name="Gnumeric-default" table:formula="of:=[.B840]-[.C840]" office:value-type="float" office:value="0.094552845694124699">
            <text:p>0.0945528456941247</text:p>
          </table:table-cell>
          <table:table-cell table:style-name="Gnumeric-default" table:formula="of:=[.E840]*[.$K$1]" office:value-type="float" office:value="0.023638211423531175">
            <text:p>0.023638211423531175</text:p>
          </table:table-cell>
          <table:table-cell table:style-name="Gnumeric-default" table:formula="of:=[.$K$2]*([.E840]+[.G839])*0.02" office:value-type="float" office:value="4.72713868827e-06">
            <text:p>4.72713868827E-06</text:p>
          </table:table-cell>
          <table:table-cell table:style-name="Gnumeric-default" table:formula="of:=[.$K$3]*([.E840]-[.E839])/0.02" office:value-type="float" office:value="0.73999218875542283">
            <text:p>0.7399921887554228</text:p>
          </table:table-cell>
          <table:table-cell table:style-name="Gnumeric-default" table:formula="of:=SUM([.F840:.H840])" office:value-type="float" office:value="0.76363512731764227">
            <text:p>0.7636351273176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226977407932281">
            <text:p>0.11226977407932281</text:p>
          </table:table-cell>
          <table:table-cell table:style-name="Gnumeric-default" office:value-type="float" office:value="0.015118913725018501">
            <text:p>0.015118913725018501</text:p>
          </table:table-cell>
          <table:table-cell table:style-name="Gnumeric-default"/>
          <table:table-cell table:style-name="Gnumeric-default" table:formula="of:=[.B841]-[.C841]" office:value-type="float" office:value="0.097150860354304314">
            <text:p>0.0971508603543043</text:p>
          </table:table-cell>
          <table:table-cell table:style-name="Gnumeric-default" table:formula="of:=[.E841]*[.$K$1]" office:value-type="float" office:value="0.024287715088576078">
            <text:p>0.02428771508857608</text:p>
          </table:table-cell>
          <table:table-cell table:style-name="Gnumeric-default" table:formula="of:=[.$K$2]*([.E841]+[.G840])*0.02" office:value-type="float" office:value="4.8577793746496296e-06">
            <text:p>4.85777937464963E-06</text:p>
          </table:table-cell>
          <table:table-cell table:style-name="Gnumeric-default" table:formula="of:=[.$K$3]*([.E841]-[.E840])/0.02" office:value-type="float" office:value="0.0064950366504490376">
            <text:p>0.006495036650449</text:p>
          </table:table-cell>
          <table:table-cell table:style-name="Gnumeric-default" table:formula="of:=SUM([.F841:.H841])" office:value-type="float" office:value="0.030787609518399765">
            <text:p>0.03078760951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093297600746155">
            <text:p>0.11093297600746155</text:p>
          </table:table-cell>
          <table:table-cell table:style-name="Gnumeric-default" office:value-type="float" office:value="0.015538167208433151">
            <text:p>0.015538167208433151</text:p>
          </table:table-cell>
          <table:table-cell table:style-name="Gnumeric-default"/>
          <table:table-cell table:style-name="Gnumeric-default" table:formula="of:=[.B842]-[.C842]" office:value-type="float" office:value="0.095394808799028397">
            <text:p>0.0953948087990284</text:p>
          </table:table-cell>
          <table:table-cell table:style-name="Gnumeric-default" table:formula="of:=[.E842]*[.$K$1]" office:value-type="float" office:value="0.023848702199757099">
            <text:p>0.0238487021997571</text:p>
          </table:table-cell>
          <table:table-cell table:style-name="Gnumeric-default" table:formula="of:=[.$K$2]*([.E842]+[.G841])*0.02" office:value-type="float" office:value="4.7699833289201528e-06">
            <text:p>4.769983328920153E-06</text:p>
          </table:table-cell>
          <table:table-cell table:style-name="Gnumeric-default" table:formula="of:=[.$K$3]*([.E842]-[.E841])/0.02" office:value-type="float" office:value="-0.0043901288881897926">
            <text:p>−0.0043901288881898</text:p>
          </table:table-cell>
          <table:table-cell table:style-name="Gnumeric-default" table:formula="of:=SUM([.F842:.H842])" office:value-type="float" office:value="0.019463343294896226">
            <text:p>0.0194633432948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529924184083939">
            <text:p>0.10529924184083939</text:p>
          </table:table-cell>
          <table:table-cell table:style-name="Gnumeric-default" office:value-type="float" office:value="0.015529279597103596">
            <text:p>0.015529279597103596</text:p>
          </table:table-cell>
          <table:table-cell table:style-name="Gnumeric-default"/>
          <table:table-cell table:style-name="Gnumeric-default" table:formula="of:=[.B843]-[.C843]" office:value-type="float" office:value="0.08976996224373579">
            <text:p>0.0897699622437358</text:p>
          </table:table-cell>
          <table:table-cell table:style-name="Gnumeric-default" table:formula="of:=[.E843]*[.$K$1]" office:value-type="float" office:value="0.022442490560933948">
            <text:p>0.022442490560933948</text:p>
          </table:table-cell>
          <table:table-cell table:style-name="Gnumeric-default" table:formula="of:=[.$K$2]*([.E843]+[.G842])*0.02" office:value-type="float" office:value="4.4887366113532354e-06">
            <text:p>4.4887366113532354E-06</text:p>
          </table:table-cell>
          <table:table-cell table:style-name="Gnumeric-default" table:formula="of:=[.$K$3]*([.E843]-[.E842])/0.02" office:value-type="float" office:value="-0.014062116388231516">
            <text:p>−0.0140621163882315</text:p>
          </table:table-cell>
          <table:table-cell table:style-name="Gnumeric-default" table:formula="of:=SUM([.F843:.H843])" office:value-type="float" office:value="0.0083848629093137856">
            <text:p>0.0083848629093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414464771747589">
            <text:p>0.10414464771747589</text:p>
          </table:table-cell>
          <table:table-cell table:style-name="Gnumeric-default" office:value-type="float" office:value="0.015324865467846394">
            <text:p>0.015324865467846394</text:p>
          </table:table-cell>
          <table:table-cell table:style-name="Gnumeric-default"/>
          <table:table-cell table:style-name="Gnumeric-default" table:formula="of:=[.B844]-[.C844]" office:value-type="float" office:value="0.088819782249629498">
            <text:p>0.0888197822496295</text:p>
          </table:table-cell>
          <table:table-cell table:style-name="Gnumeric-default" table:formula="of:=[.E844]*[.$K$1]" office:value-type="float" office:value="0.022204945562407374">
            <text:p>0.022204945562407374</text:p>
          </table:table-cell>
          <table:table-cell table:style-name="Gnumeric-default" table:formula="of:=[.$K$2]*([.E844]+[.G843])*0.02" office:value-type="float" office:value="4.4412135493120425e-06">
            <text:p>4.4412135493120425E-06</text:p>
          </table:table-cell>
          <table:table-cell table:style-name="Gnumeric-default" table:formula="of:=[.$K$3]*([.E844]-[.E843])/0.02" office:value-type="float" office:value="-0.0023754499852657318">
            <text:p>−0.0023754499852657</text:p>
          </table:table-cell>
          <table:table-cell table:style-name="Gnumeric-default" table:formula="of:=SUM([.F844:.H844])" office:value-type="float" office:value="0.019833936790690954">
            <text:p>0.0198339367906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4327017664909363">
            <text:p>0.09432701766490936</text:p>
          </table:table-cell>
          <table:table-cell table:style-name="Gnumeric-default" office:value-type="float" office:value="0.015543626621365547">
            <text:p>0.015543626621365547</text:p>
          </table:table-cell>
          <table:table-cell table:style-name="Gnumeric-default"/>
          <table:table-cell table:style-name="Gnumeric-default" table:formula="of:=[.B845]-[.C845]" office:value-type="float" office:value="0.078783391043543816">
            <text:p>0.0787833910435438</text:p>
          </table:table-cell>
          <table:table-cell table:style-name="Gnumeric-default" table:formula="of:=[.E845]*[.$K$1]" office:value-type="float" office:value="0.019695847760885954">
            <text:p>0.019695847760885954</text:p>
          </table:table-cell>
          <table:table-cell table:style-name="Gnumeric-default" table:formula="of:=[.$K$2]*([.E845]+[.G844])*0.02" office:value-type="float" office:value="3.9393916128546567e-06">
            <text:p>3.939391612854657E-06</text:p>
          </table:table-cell>
          <table:table-cell table:style-name="Gnumeric-default" table:formula="of:=[.$K$3]*([.E845]-[.E844])/0.02" office:value-type="float" office:value="-0.025090978015214205">
            <text:p>−0.0250909780152142</text:p>
          </table:table-cell>
          <table:table-cell table:style-name="Gnumeric-default" table:formula="of:=SUM([.F845:.H845])" office:value-type="float" office:value="-0.0053911908627153962">
            <text:p>−0.00539119086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4682352840900421">
            <text:p>0.08468235284090042</text:p>
          </table:table-cell>
          <table:table-cell table:style-name="Gnumeric-default" office:value-type="float" office:value="0.015341293066740036">
            <text:p>0.015341293066740036</text:p>
          </table:table-cell>
          <table:table-cell table:style-name="Gnumeric-default"/>
          <table:table-cell table:style-name="Gnumeric-default" table:formula="of:=[.B846]-[.C846]" office:value-type="float" office:value="0.069341059774160385">
            <text:p>0.0693410597741604</text:p>
          </table:table-cell>
          <table:table-cell table:style-name="Gnumeric-default" table:formula="of:=[.E846]*[.$K$1]" office:value-type="float" office:value="0.017335264943540096">
            <text:p>0.017335264943540096</text:p>
          </table:table-cell>
          <table:table-cell table:style-name="Gnumeric-default" table:formula="of:=[.$K$2]*([.E846]+[.G845])*0.02" office:value-type="float" office:value="3.4672499582886618e-06">
            <text:p>3.467249958288662E-06</text:p>
          </table:table-cell>
          <table:table-cell table:style-name="Gnumeric-default" table:formula="of:=[.$K$3]*([.E846]-[.E845])/0.02" office:value-type="float" office:value="-0.023605828173458576">
            <text:p>−0.0236058281734586</text:p>
          </table:table-cell>
          <table:table-cell table:style-name="Gnumeric-default" table:formula="of:=SUM([.F846:.H846])" office:value-type="float" office:value="-0.0062670959799601914">
            <text:p>−0.006267095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0242278277873993">
            <text:p>0.07024227827787399</text:p>
          </table:table-cell>
          <table:table-cell table:style-name="Gnumeric-default" office:value-type="float" office:value="0.015393434092402458">
            <text:p>0.015393434092402458</text:p>
          </table:table-cell>
          <table:table-cell table:style-name="Gnumeric-default"/>
          <table:table-cell table:style-name="Gnumeric-default" table:formula="of:=[.B847]-[.C847]" office:value-type="float" office:value="0.054848844185471535">
            <text:p>0.0548488441854715</text:p>
          </table:table-cell>
          <table:table-cell table:style-name="Gnumeric-default" table:formula="of:=[.E847]*[.$K$1]" office:value-type="float" office:value="0.013712211046367884">
            <text:p>0.013712211046367884</text:p>
          </table:table-cell>
          <table:table-cell table:style-name="Gnumeric-default" table:formula="of:=[.$K$2]*([.E847]+[.G846])*0.02" office:value-type="float" office:value="2.7426155717714912e-06">
            <text:p>2.7426155717714912E-06</text:p>
          </table:table-cell>
          <table:table-cell table:style-name="Gnumeric-default" table:formula="of:=[.$K$3]*([.E847]-[.E846])/0.02" office:value-type="float" office:value="-0.036230538971722126">
            <text:p>−0.0362305389717221</text:p>
          </table:table-cell>
          <table:table-cell table:style-name="Gnumeric-default" table:formula="of:=SUM([.F847:.H847])" office:value-type="float" office:value="-0.022515585309782472">
            <text:p>−0.02251558530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5372660756111145">
            <text:p>0.06537266075611115</text:p>
          </table:table-cell>
          <table:table-cell table:style-name="Gnumeric-default" office:value-type="float" office:value="0.014405583962798119">
            <text:p>0.014405583962798119</text:p>
          </table:table-cell>
          <table:table-cell table:style-name="Gnumeric-default"/>
          <table:table-cell table:style-name="Gnumeric-default" table:formula="of:=[.B848]-[.C848]" office:value-type="float" office:value="0.050967076793313026">
            <text:p>0.050967076793313</text:p>
          </table:table-cell>
          <table:table-cell table:style-name="Gnumeric-default" table:formula="of:=[.E848]*[.$K$1]" office:value-type="float" office:value="0.012741769198328257">
            <text:p>0.012741769198328257</text:p>
          </table:table-cell>
          <table:table-cell table:style-name="Gnumeric-default" table:formula="of:=[.$K$2]*([.E848]+[.G847])*0.02" office:value-type="float" office:value="2.5484909704442403e-06">
            <text:p>2.5484909704442403E-06</text:p>
          </table:table-cell>
          <table:table-cell table:style-name="Gnumeric-default" table:formula="of:=[.$K$3]*([.E848]-[.E847])/0.02" office:value-type="float" office:value="-0.0097044184803962708">
            <text:p>−0.0097044184803963</text:p>
          </table:table-cell>
          <table:table-cell table:style-name="Gnumeric-default" table:formula="of:=SUM([.F848:.H848])" office:value-type="float" office:value="0.0030398992089024301">
            <text:p>0.0030398992089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4949005842208862">
            <text:p>0.06494900584220886</text:p>
          </table:table-cell>
          <table:table-cell table:style-name="Gnumeric-default" office:value-type="float" office:value="0.014633560553193092">
            <text:p>0.014633560553193092</text:p>
          </table:table-cell>
          <table:table-cell table:style-name="Gnumeric-default"/>
          <table:table-cell table:style-name="Gnumeric-default" table:formula="of:=[.B849]-[.C849]" office:value-type="float" office:value="0.05031544528901577">
            <text:p>0.0503154452890158</text:p>
          </table:table-cell>
          <table:table-cell table:style-name="Gnumeric-default" table:formula="of:=[.E849]*[.$K$1]" office:value-type="float" office:value="0.012578861322253942">
            <text:p>0.012578861322253942</text:p>
          </table:table-cell>
          <table:table-cell table:style-name="Gnumeric-default" table:formula="of:=[.$K$2]*([.E849]+[.G848])*0.02" office:value-type="float" office:value="2.5158996889993109e-06">
            <text:p>2.515899688999311E-06</text:p>
          </table:table-cell>
          <table:table-cell table:style-name="Gnumeric-default" table:formula="of:=[.$K$3]*([.E849]-[.E848])/0.02" office:value-type="float" office:value="-0.0016290787607431414">
            <text:p>−0.0016290787607431</text:p>
          </table:table-cell>
          <table:table-cell table:style-name="Gnumeric-default" table:formula="of:=SUM([.F849:.H849])" office:value-type="float" office:value="0.0109522984611998">
            <text:p>0.01095229846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4548484981060028">
            <text:p>0.06454848498106003</text:p>
          </table:table-cell>
          <table:table-cell table:style-name="Gnumeric-default" office:value-type="float" office:value="0.014654367230832577">
            <text:p>0.014654367230832577</text:p>
          </table:table-cell>
          <table:table-cell table:style-name="Gnumeric-default"/>
          <table:table-cell table:style-name="Gnumeric-default" table:formula="of:=[.B850]-[.C850]" office:value-type="float" office:value="0.049894117750227451">
            <text:p>0.0498941177502275</text:p>
          </table:table-cell>
          <table:table-cell table:style-name="Gnumeric-default" table:formula="of:=[.E850]*[.$K$1]" office:value-type="float" office:value="0.012473529437556863">
            <text:p>0.012473529437556863</text:p>
          </table:table-cell>
          <table:table-cell table:style-name="Gnumeric-default" table:formula="of:=[.$K$2]*([.E850]+[.G849])*0.02" office:value-type="float" office:value="2.4948316824958223e-06">
            <text:p>2.4948316824958223E-06</text:p>
          </table:table-cell>
          <table:table-cell table:style-name="Gnumeric-default" table:formula="of:=[.$K$3]*([.E850]-[.E849])/0.02" office:value-type="float" office:value="-0.0010533188469707966">
            <text:p>−0.0010533188469708</text:p>
          </table:table-cell>
          <table:table-cell table:style-name="Gnumeric-default" table:formula="of:=SUM([.F850:.H850])" office:value-type="float" office:value="0.011422705422268562">
            <text:p>0.0114227054222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5452141910791397">
            <text:p>0.0554521419107914</text:p>
          </table:table-cell>
          <table:table-cell table:style-name="Gnumeric-default" office:value-type="float" office:value="0.014057266525924206">
            <text:p>0.014057266525924206</text:p>
          </table:table-cell>
          <table:table-cell table:style-name="Gnumeric-default"/>
          <table:table-cell table:style-name="Gnumeric-default" table:formula="of:=[.B851]-[.C851]" office:value-type="float" office:value="0.041394875384867191">
            <text:p>0.0413948753848672</text:p>
          </table:table-cell>
          <table:table-cell table:style-name="Gnumeric-default" table:formula="of:=[.E851]*[.$K$1]" office:value-type="float" office:value="0.010348718846216798">
            <text:p>0.010348718846216798</text:p>
          </table:table-cell>
          <table:table-cell table:style-name="Gnumeric-default" table:formula="of:=[.$K$2]*([.E851]+[.G850])*0.02" office:value-type="float" office:value="2.0698685108274845e-06">
            <text:p>2.0698685108274845E-06</text:p>
          </table:table-cell>
          <table:table-cell table:style-name="Gnumeric-default" table:formula="of:=[.$K$3]*([.E851]-[.E850])/0.02" office:value-type="float" office:value="-0.02124810591340065">
            <text:p>−0.0212481059134007</text:p>
          </table:table-cell>
          <table:table-cell table:style-name="Gnumeric-default" table:formula="of:=SUM([.F851:.H851])" office:value-type="float" office:value="-0.010897317198673024">
            <text:p>−0.01089731719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2138926684856415">
            <text:p>0.042138926684856415</text:p>
          </table:table-cell>
          <table:table-cell table:style-name="Gnumeric-default" office:value-type="float" office:value="0.014452544040977955">
            <text:p>0.014452544040977955</text:p>
          </table:table-cell>
          <table:table-cell table:style-name="Gnumeric-default"/>
          <table:table-cell table:style-name="Gnumeric-default" table:formula="of:=[.B852]-[.C852]" office:value-type="float" office:value="0.02768638264387846">
            <text:p>0.0276863826438785</text:p>
          </table:table-cell>
          <table:table-cell table:style-name="Gnumeric-default" table:formula="of:=[.E852]*[.$K$1]" office:value-type="float" office:value="0.006921595660969615">
            <text:p>0.006921595660969615</text:p>
          </table:table-cell>
          <table:table-cell table:style-name="Gnumeric-default" table:formula="of:=[.$K$2]*([.E852]+[.G851])*0.02" office:value-type="float" office:value="1.3844226256194643e-06">
            <text:p>1.3844226256194643E-06</text:p>
          </table:table-cell>
          <table:table-cell table:style-name="Gnumeric-default" table:formula="of:=[.$K$3]*([.E852]-[.E851])/0.02" office:value-type="float" office:value="-0.034271231852471835">
            <text:p>−0.0342712318524718</text:p>
          </table:table-cell>
          <table:table-cell table:style-name="Gnumeric-default" table:formula="of:=SUM([.F852:.H852])" office:value-type="float" office:value="-0.027348251768876602">
            <text:p>−0.02734825176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3381350338459015">
            <text:p>0.033381350338459015</text:p>
          </table:table-cell>
          <table:table-cell table:style-name="Gnumeric-default" office:value-type="float" office:value="0.01292627677321434">
            <text:p>0.01292627677321434</text:p>
          </table:table-cell>
          <table:table-cell table:style-name="Gnumeric-default"/>
          <table:table-cell table:style-name="Gnumeric-default" table:formula="of:=[.B853]-[.C853]" office:value-type="float" office:value="0.020455073565244675">
            <text:p>0.0204550735652447</text:p>
          </table:table-cell>
          <table:table-cell table:style-name="Gnumeric-default" table:formula="of:=[.E853]*[.$K$1]" office:value-type="float" office:value="0.0051137683913111687">
            <text:p>0.005113768391311169</text:p>
          </table:table-cell>
          <table:table-cell table:style-name="Gnumeric-default" table:formula="of:=[.$K$2]*([.E853]+[.G852])*0.02" office:value-type="float" office:value="1.0228228993935147e-06">
            <text:p>1.0228228993935147E-06</text:p>
          </table:table-cell>
          <table:table-cell table:style-name="Gnumeric-default" table:formula="of:=[.$K$3]*([.E853]-[.E852])/0.02" office:value-type="float" office:value="-0.018078272696584463">
            <text:p>−0.0180782726965845</text:p>
          </table:table-cell>
          <table:table-cell table:style-name="Gnumeric-default" table:formula="of:=SUM([.F853:.H853])" office:value-type="float" office:value="-0.0129634814823739">
            <text:p>−0.01296348148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4750407785177231">
            <text:p>0.02475040778517723</text:p>
          </table:table-cell>
          <table:table-cell table:style-name="Gnumeric-default" office:value-type="float" office:value="0.01232360303401947">
            <text:p>0.01232360303401947</text:p>
          </table:table-cell>
          <table:table-cell table:style-name="Gnumeric-default"/>
          <table:table-cell table:style-name="Gnumeric-default" table:formula="of:=[.B854]-[.C854]" office:value-type="float" office:value="0.012426804751157761">
            <text:p>0.0124268047511578</text:p>
          </table:table-cell>
          <table:table-cell table:style-name="Gnumeric-default" table:formula="of:=[.E854]*[.$K$1]" office:value-type="float" office:value="0.0031067011877894402">
            <text:p>0.00310670118778944</text:p>
          </table:table-cell>
          <table:table-cell table:style-name="Gnumeric-default" table:formula="of:=[.$K$2]*([.E854]+[.G853])*0.02" office:value-type="float" office:value="6.2139137870285783e-07">
            <text:p>6.213913787028578E-07</text:p>
          </table:table-cell>
          <table:table-cell table:style-name="Gnumeric-default" table:formula="of:=[.$K$3]*([.E854]-[.E853])/0.02" office:value-type="float" office:value="-0.020070672035217285">
            <text:p>−0.0200706720352173</text:p>
          </table:table-cell>
          <table:table-cell table:style-name="Gnumeric-default" table:formula="of:=SUM([.F854:.H854])" office:value-type="float" office:value="-0.016963349456049142">
            <text:p>−0.0169633494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188170351088047">
            <text:p>0.01188170351088047</text:p>
          </table:table-cell>
          <table:table-cell table:style-name="Gnumeric-default" office:value-type="float" office:value="0.011394621804356575">
            <text:p>0.011394621804356575</text:p>
          </table:table-cell>
          <table:table-cell table:style-name="Gnumeric-default"/>
          <table:table-cell table:style-name="Gnumeric-default" table:formula="of:=[.B855]-[.C855]" office:value-type="float" office:value="0.00048708170652389526">
            <text:p>0.0004870817065239</text:p>
          </table:table-cell>
          <table:table-cell table:style-name="Gnumeric-default" table:formula="of:=[.E855]*[.$K$1]" office:value-type="float" office:value="0.00012177042663097382">
            <text:p>0.000121770426631</text:p>
          </table:table-cell>
          <table:table-cell table:style-name="Gnumeric-default" table:formula="of:=[.$K$2]*([.E855]+[.G854])*0.02" office:value-type="float" office:value="2.4385154895129906e-08">
            <text:p>2.4385154895129906E-08</text:p>
          </table:table-cell>
          <table:table-cell table:style-name="Gnumeric-default" table:formula="of:=[.$K$3]*([.E855]-[.E854])/0.02" office:value-type="float" office:value="-0.029849307611584663">
            <text:p>−0.0298493076115847</text:p>
          </table:table-cell>
          <table:table-cell table:style-name="Gnumeric-default" table:formula="of:=SUM([.F855:.H855])" office:value-type="float" office:value="-0.029727512799798794">
            <text:p>−0.02972751279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7907581515610218">
            <text:p>0.007907581515610218</text:p>
          </table:table-cell>
          <table:table-cell table:style-name="Gnumeric-default" office:value-type="float" office:value="0.011047144420444965">
            <text:p>0.011047144420444965</text:p>
          </table:table-cell>
          <table:table-cell table:style-name="Gnumeric-default"/>
          <table:table-cell table:style-name="Gnumeric-default" table:formula="of:=[.B856]-[.C856]" office:value-type="float" office:value="-0.0031395629048347473">
            <text:p>−0.00313956290483</text:p>
          </table:table-cell>
          <table:table-cell table:style-name="Gnumeric-default" table:formula="of:=[.E856]*[.$K$1]" office:value-type="float" office:value="-0.00078489072620868683">
            <text:p>−0.0007848907262087</text:p>
          </table:table-cell>
          <table:table-cell table:style-name="Gnumeric-default" table:formula="of:=[.$K$2]*([.E856]+[.G855])*0.02" office:value-type="float" office:value="-1.5697692598399263e-07">
            <text:p>−1.5697692598399E−07</text:p>
          </table:table-cell>
          <table:table-cell table:style-name="Gnumeric-default" table:formula="of:=[.$K$3]*([.E856]-[.E855])/0.02" office:value-type="float" office:value="-0.0090666115283966064">
            <text:p>−0.0090666115283966</text:p>
          </table:table-cell>
          <table:table-cell table:style-name="Gnumeric-default" table:formula="of:=SUM([.F856:.H856])" office:value-type="float" office:value="-0.0098516592315312772">
            <text:p>−0.00985165923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0140122845768929">
            <text:p>0.010140122845768929</text:p>
          </table:table-cell>
          <table:table-cell table:style-name="Gnumeric-default"/>
          <table:table-cell table:style-name="Gnumeric-default" table:formula="of:=[.B857]-[.C857]" office:value-type="float" office:value="-0.010140122845768929">
            <text:p>−0.01014012284577</text:p>
          </table:table-cell>
          <table:table-cell table:style-name="Gnumeric-default" table:formula="of:=[.E857]*[.$K$1]" office:value-type="float" office:value="-0.0025350307114422321">
            <text:p>−0.0025350307114422</text:p>
          </table:table-cell>
          <table:table-cell table:style-name="Gnumeric-default" table:formula="of:=[.$K$2]*([.E857]+[.G856])*0.02" office:value-type="float" office:value="-5.0701399113474569e-07">
            <text:p>−5.0701399113475E−07</text:p>
          </table:table-cell>
          <table:table-cell table:style-name="Gnumeric-default" table:formula="of:=[.$K$3]*([.E857]-[.E856])/0.02" office:value-type="float" office:value="-0.017501399852335453">
            <text:p>−0.0175013998523355</text:p>
          </table:table-cell>
          <table:table-cell table:style-name="Gnumeric-default" table:formula="of:=SUM([.F857:.H857])" office:value-type="float" office:value="-0.02003693757776882">
            <text:p>−0.02003693757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58]-[.C858]" office:value-type="float" office:value="0">
            <text:p>0</text:p>
          </table:table-cell>
          <table:table-cell table:style-name="Gnumeric-default" table:formula="of:=[.E858]*[.$K$1]" office:value-type="float" office:value="0">
            <text:p>0</text:p>
          </table:table-cell>
          <table:table-cell table:style-name="Gnumeric-default" table:formula="of:=[.$K$2]*([.E858]+[.G857])*0.02" office:value-type="float" office:value="-2.5350699556737286e-11">
            <text:p>−2.5350699556737E−11</text:p>
          </table:table-cell>
          <table:table-cell table:style-name="Gnumeric-default" table:formula="of:=[.$K$3]*([.E858]-[.E857])/0.02" office:value-type="float" office:value="0.025350307114422325">
            <text:p>0.025350307114422325</text:p>
          </table:table-cell>
          <table:table-cell table:style-name="Gnumeric-default" table:formula="of:=SUM([.F858:.H858])" office:value-type="float" office:value="0.025350307089071624">
            <text:p>0.0253503070890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8172992616891861">
            <text:p>0.008172992616891861</text:p>
          </table:table-cell>
          <table:table-cell table:style-name="Gnumeric-default"/>
          <table:table-cell table:style-name="Gnumeric-default" table:formula="of:=[.B859]-[.C859]" office:value-type="float" office:value="-0.008172992616891861">
            <text:p>−0.00817299261689</text:p>
          </table:table-cell>
          <table:table-cell table:style-name="Gnumeric-default" table:formula="of:=[.E859]*[.$K$1]" office:value-type="float" office:value="-0.0020432481542229652">
            <text:p>−0.002043248154223</text:p>
          </table:table-cell>
          <table:table-cell table:style-name="Gnumeric-default" table:formula="of:=[.$K$2]*([.E859]+[.G858])*0.02" office:value-type="float" office:value="-4.0864963211212804e-07">
            <text:p>−4.0864963211213E−07</text:p>
          </table:table-cell>
          <table:table-cell table:style-name="Gnumeric-default" table:formula="of:=[.$K$3]*([.E859]-[.E858])/0.02" office:value-type="float" office:value="-0.020432481542229652">
            <text:p>−0.0204324815422297</text:p>
          </table:table-cell>
          <table:table-cell table:style-name="Gnumeric-default" table:formula="of:=SUM([.F859:.H859])" office:value-type="float" office:value="-0.02247613834608473">
            <text:p>−0.02247613834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78247087076306343">
            <text:p>0.007824708707630634</text:p>
          </table:table-cell>
          <table:table-cell table:style-name="Gnumeric-default"/>
          <table:table-cell table:style-name="Gnumeric-default" table:formula="of:=[.B860]-[.C860]" office:value-type="float" office:value="-0.0078247087076306343">
            <text:p>−0.00782470870763</text:p>
          </table:table-cell>
          <table:table-cell table:style-name="Gnumeric-default" table:formula="of:=[.E860]*[.$K$1]" office:value-type="float" office:value="-0.0019561771769076586">
            <text:p>−0.0019561771769077</text:p>
          </table:table-cell>
          <table:table-cell table:style-name="Gnumeric-default" table:formula="of:=[.$K$2]*([.E860]+[.G859])*0.02" office:value-type="float" office:value="-3.9125586786313733e-07">
            <text:p>−3.9125586786314E−07</text:p>
          </table:table-cell>
          <table:table-cell table:style-name="Gnumeric-default" table:formula="of:=[.$K$3]*([.E860]-[.E859])/0.02" office:value-type="float" office:value="0.00087070977315306674">
            <text:p>0.0008707097731531</text:p>
          </table:table-cell>
          <table:table-cell table:style-name="Gnumeric-default" table:formula="of:=SUM([.F860:.H860])" office:value-type="float" office:value="-0.0010858586596224551">
            <text:p>−0.00108585865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8067749962210655">
            <text:p>0.0068067749962210655</text:p>
          </table:table-cell>
          <table:table-cell table:style-name="Gnumeric-default"/>
          <table:table-cell table:style-name="Gnumeric-default" table:formula="of:=[.B861]-[.C861]" office:value-type="float" office:value="-0.0068067749962210655">
            <text:p>−0.00680677499622</text:p>
          </table:table-cell>
          <table:table-cell table:style-name="Gnumeric-default" table:formula="of:=[.E861]*[.$K$1]" office:value-type="float" office:value="-0.0017016937490552664">
            <text:p>−0.0017016937490553</text:p>
          </table:table-cell>
          <table:table-cell table:style-name="Gnumeric-default" table:formula="of:=[.$K$2]*([.E861]+[.G860])*0.02" office:value-type="float" office:value="-3.4035831260444645e-07">
            <text:p>−3.4035831260445E−07</text:p>
          </table:table-cell>
          <table:table-cell table:style-name="Gnumeric-default" table:formula="of:=[.$K$3]*([.E861]-[.E860])/0.02" office:value-type="float" office:value="0.002544834278523922">
            <text:p>0.002544834278523922</text:p>
          </table:table-cell>
          <table:table-cell table:style-name="Gnumeric-default" table:formula="of:=SUM([.F861:.H861])" office:value-type="float" office:value="0.00084280017115605113">
            <text:p>0.0008428001711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86529022082686424">
            <text:p>0.008652902208268642</text:p>
          </table:table-cell>
          <table:table-cell table:style-name="Gnumeric-default"/>
          <table:table-cell table:style-name="Gnumeric-default" table:formula="of:=[.B862]-[.C862]" office:value-type="float" office:value="-0.0086529022082686424">
            <text:p>−0.00865290220827</text:p>
          </table:table-cell>
          <table:table-cell table:style-name="Gnumeric-default" table:formula="of:=[.E862]*[.$K$1]" office:value-type="float" office:value="-0.0021632255520671606">
            <text:p>−0.0021632255520672</text:p>
          </table:table-cell>
          <table:table-cell table:style-name="Gnumeric-default" table:formula="of:=[.$K$2]*([.E862]+[.G861])*0.02" office:value-type="float" office:value="-4.3266212832906235e-07">
            <text:p>−4.3266212832906E−07</text:p>
          </table:table-cell>
          <table:table-cell table:style-name="Gnumeric-default" table:formula="of:=[.$K$3]*([.E862]-[.E861])/0.02" office:value-type="float" office:value="-0.0046153180301189431">
            <text:p>−0.0046153180301189</text:p>
          </table:table-cell>
          <table:table-cell table:style-name="Gnumeric-default" table:formula="of:=SUM([.F862:.H862])" office:value-type="float" office:value="-0.0067789762443144332">
            <text:p>−0.00677897624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63]-[.C863]" office:value-type="float" office:value="0">
            <text:p>0</text:p>
          </table:table-cell>
          <table:table-cell table:style-name="Gnumeric-default" table:formula="of:=[.E863]*[.$K$1]" office:value-type="float" office:value="0">
            <text:p>0</text:p>
          </table:table-cell>
          <table:table-cell table:style-name="Gnumeric-default" table:formula="of:=[.$K$2]*([.E863]+[.G862])*0.02" office:value-type="float" office:value="-2.163310641645312e-11">
            <text:p>−2.1633106416453E−11</text:p>
          </table:table-cell>
          <table:table-cell table:style-name="Gnumeric-default" table:formula="of:=[.$K$3]*([.E863]-[.E862])/0.02" office:value-type="float" office:value="0.021632255520671606">
            <text:p>0.021632255520671606</text:p>
          </table:table-cell>
          <table:table-cell table:style-name="Gnumeric-default" table:formula="of:=SUM([.F863:.H863])" office:value-type="float" office:value="0.021632255499038501">
            <text:p>0.0216322554990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42403601109981537">
            <text:p>0.004240360110998154</text:p>
          </table:table-cell>
          <table:table-cell table:style-name="Gnumeric-default"/>
          <table:table-cell table:style-name="Gnumeric-default" table:formula="of:=[.B864]-[.C864]" office:value-type="float" office:value="-0.0042403601109981537">
            <text:p>−0.004240360111</text:p>
          </table:table-cell>
          <table:table-cell table:style-name="Gnumeric-default" table:formula="of:=[.E864]*[.$K$1]" office:value-type="float" office:value="-0.0010600900277495384">
            <text:p>−0.0010600900277495</text:p>
          </table:table-cell>
          <table:table-cell table:style-name="Gnumeric-default" table:formula="of:=[.$K$2]*([.E864]+[.G863])*0.02" office:value-type="float" office:value="-2.1201800663156302e-07">
            <text:p>−2.1201800663156E−07</text:p>
          </table:table-cell>
          <table:table-cell table:style-name="Gnumeric-default" table:formula="of:=[.$K$3]*([.E864]-[.E863])/0.02" office:value-type="float" office:value="-0.010600900277495384">
            <text:p>−0.0106009002774954</text:p>
          </table:table-cell>
          <table:table-cell table:style-name="Gnumeric-default" table:formula="of:=SUM([.F864:.H864])" office:value-type="float" office:value="-0.011661202323251555">
            <text:p>−0.01166120232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49140308983623981">
            <text:p>0.004914030898362398</text:p>
          </table:table-cell>
          <table:table-cell table:style-name="Gnumeric-default"/>
          <table:table-cell table:style-name="Gnumeric-default" table:formula="of:=[.B865]-[.C865]" office:value-type="float" office:value="-0.0049140308983623981">
            <text:p>−0.00491403089836</text:p>
          </table:table-cell>
          <table:table-cell table:style-name="Gnumeric-default" table:formula="of:=[.E865]*[.$K$1]" office:value-type="float" office:value="-0.0012285077245905995">
            <text:p>−0.0012285077245906</text:p>
          </table:table-cell>
          <table:table-cell table:style-name="Gnumeric-default" table:formula="of:=[.$K$2]*([.E865]+[.G864])*0.02" office:value-type="float" office:value="-2.4571214581845146e-07">
            <text:p>−2.4571214581845E−07</text:p>
          </table:table-cell>
          <table:table-cell table:style-name="Gnumeric-default" table:formula="of:=[.$K$3]*([.E865]-[.E864])/0.02" office:value-type="float" office:value="-0.0016841769684106112">
            <text:p>−0.0016841769684106</text:p>
          </table:table-cell>
          <table:table-cell table:style-name="Gnumeric-default" table:formula="of:=SUM([.F865:.H865])" office:value-type="float" office:value="-0.002912930405147029">
            <text:p>−0.00291293040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26572062633931637">
            <text:p>0.0026572062633931637</text:p>
          </table:table-cell>
          <table:table-cell table:style-name="Gnumeric-default"/>
          <table:table-cell table:style-name="Gnumeric-default" table:formula="of:=[.B866]-[.C866]" office:value-type="float" office:value="-0.0026572062633931637">
            <text:p>−0.00265720626339</text:p>
          </table:table-cell>
          <table:table-cell table:style-name="Gnumeric-default" table:formula="of:=[.E866]*[.$K$1]" office:value-type="float" office:value="-0.00066430156584829092">
            <text:p>−0.0006643015658483</text:p>
          </table:table-cell>
          <table:table-cell table:style-name="Gnumeric-default" table:formula="of:=[.$K$2]*([.E866]+[.G865])*0.02" office:value-type="float" office:value="-1.328725987769491e-07">
            <text:p>−1.3287259877695E−07</text:p>
          </table:table-cell>
          <table:table-cell table:style-name="Gnumeric-default" table:formula="of:=[.$K$3]*([.E866]-[.E865])/0.02" office:value-type="float" office:value="0.0056420615874230862">
            <text:p>0.005642061587423086</text:p>
          </table:table-cell>
          <table:table-cell table:style-name="Gnumeric-default" table:formula="of:=SUM([.F866:.H866])" office:value-type="float" office:value="0.0049776271489760182">
            <text:p>0.0049776271489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3290835302323103">
            <text:p>0.003290835302323103</text:p>
          </table:table-cell>
          <table:table-cell table:style-name="Gnumeric-default"/>
          <table:table-cell table:style-name="Gnumeric-default" table:formula="of:=[.B867]-[.C867]" office:value-type="float" office:value="-0.003290835302323103">
            <text:p>−0.00329083530232</text:p>
          </table:table-cell>
          <table:table-cell table:style-name="Gnumeric-default" table:formula="of:=[.E867]*[.$K$1]" office:value-type="float" office:value="-0.00082270882558077574">
            <text:p>−0.0008227088255808</text:p>
          </table:table-cell>
          <table:table-cell table:style-name="Gnumeric-default" table:formula="of:=[.$K$2]*([.E867]+[.G866])*0.02" office:value-type="float" office:value="-1.6454840874609399e-07">
            <text:p>−1.6454840874609E−07</text:p>
          </table:table-cell>
          <table:table-cell table:style-name="Gnumeric-default" table:formula="of:=[.$K$3]*([.E867]-[.E866])/0.02" office:value-type="float" office:value="-0.0015840725973248484">
            <text:p>−0.0015840725973248</text:p>
          </table:table-cell>
          <table:table-cell table:style-name="Gnumeric-default" table:formula="of:=SUM([.F867:.H867])" office:value-type="float" office:value="-0.0024069459713143703">
            <text:p>−0.00240694597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68]-[.C868]" office:value-type="float" office:value="0">
            <text:p>0</text:p>
          </table:table-cell>
          <table:table-cell table:style-name="Gnumeric-default" table:formula="of:=[.E868]*[.$K$1]" office:value-type="float" office:value="0">
            <text:p>0</text:p>
          </table:table-cell>
          <table:table-cell table:style-name="Gnumeric-default" table:formula="of:=[.$K$2]*([.E868]+[.G867])*0.02" office:value-type="float" office:value="-8.2274204373046993e-12">
            <text:p>−8.2274204373047E-12</text:p>
          </table:table-cell>
          <table:table-cell table:style-name="Gnumeric-default" table:formula="of:=[.$K$3]*([.E868]-[.E867])/0.02" office:value-type="float" office:value="0.0082270882558077574">
            <text:p>0.008227088255807757</text:p>
          </table:table-cell>
          <table:table-cell table:style-name="Gnumeric-default" table:formula="of:=SUM([.F868:.H868])" office:value-type="float" office:value="0.0082270882475803369">
            <text:p>0.008227088247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69]-[.C869]" office:value-type="float" office:value="0">
            <text:p>0</text:p>
          </table:table-cell>
          <table:table-cell table:style-name="Gnumeric-default" table:formula="of:=[.E869]*[.$K$1]" office:value-type="float" office:value="0">
            <text:p>0</text:p>
          </table:table-cell>
          <table:table-cell table:style-name="Gnumeric-default" table:formula="of:=[.$K$2]*([.E869]+[.G868])*0.02" office:value-type="float" office:value="-4.1137102186523497e-16">
            <text:p>−4.1137102186523E−16</text:p>
          </table:table-cell>
          <table:table-cell table:style-name="Gnumeric-default" table:formula="of:=[.$K$3]*([.E869]-[.E868])/0.02" office:value-type="float" office:value="0">
            <text:p>0</text:p>
          </table:table-cell>
          <table:table-cell table:style-name="Gnumeric-default" table:formula="of:=SUM([.F869:.H869])" office:value-type="float" office:value="-4.1137102186523497e-16">
            <text:p>−4.113710219E−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70]-[.C870]" office:value-type="float" office:value="0">
            <text:p>0</text:p>
          </table:table-cell>
          <table:table-cell table:style-name="Gnumeric-default" table:formula="of:=[.E870]*[.$K$1]" office:value-type="float" office:value="0">
            <text:p>0</text:p>
          </table:table-cell>
          <table:table-cell table:style-name="Gnumeric-default" table:formula="of:=[.$K$2]*([.E870]+[.G869])*0.02" office:value-type="float" office:value="-2.056855109326175e-20">
            <text:p>−2.0568551093262E−20</text:p>
          </table:table-cell>
          <table:table-cell table:style-name="Gnumeric-default" table:formula="of:=[.$K$3]*([.E870]-[.E869])/0.02" office:value-type="float" office:value="0">
            <text:p>0</text:p>
          </table:table-cell>
          <table:table-cell table:style-name="Gnumeric-default" table:formula="of:=SUM([.F870:.H870])" office:value-type="float" office:value="-2.056855109326175e-20">
            <text:p>−2.056855109E−2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71]-[.C871]" office:value-type="float" office:value="0">
            <text:p>0</text:p>
          </table:table-cell>
          <table:table-cell table:style-name="Gnumeric-default" table:formula="of:=[.E871]*[.$K$1]" office:value-type="float" office:value="0">
            <text:p>0</text:p>
          </table:table-cell>
          <table:table-cell table:style-name="Gnumeric-default" table:formula="of:=[.$K$2]*([.E871]+[.G870])*0.02" office:value-type="float" office:value="-1.0284275546630875e-24">
            <text:p>−1.0284275546631E−24</text:p>
          </table:table-cell>
          <table:table-cell table:style-name="Gnumeric-default" table:formula="of:=[.$K$3]*([.E871]-[.E870])/0.02" office:value-type="float" office:value="0">
            <text:p>0</text:p>
          </table:table-cell>
          <table:table-cell table:style-name="Gnumeric-default" table:formula="of:=SUM([.F871:.H871])" office:value-type="float" office:value="-1.0284275546630875e-24">
            <text:p>−1.028427555E−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72]-[.C872]" office:value-type="float" office:value="0">
            <text:p>0</text:p>
          </table:table-cell>
          <table:table-cell table:style-name="Gnumeric-default" table:formula="of:=[.E872]*[.$K$1]" office:value-type="float" office:value="0">
            <text:p>0</text:p>
          </table:table-cell>
          <table:table-cell table:style-name="Gnumeric-default" table:formula="of:=[.$K$2]*([.E872]+[.G871])*0.02" office:value-type="float" office:value="-5.1421377733154378e-29">
            <text:p>−5.1421377733154E−29</text:p>
          </table:table-cell>
          <table:table-cell table:style-name="Gnumeric-default" table:formula="of:=[.$K$3]*([.E872]-[.E871])/0.02" office:value-type="float" office:value="0">
            <text:p>0</text:p>
          </table:table-cell>
          <table:table-cell table:style-name="Gnumeric-default" table:formula="of:=SUM([.F872:.H872])" office:value-type="float" office:value="-5.1421377733154378e-29">
            <text:p>−5.142137773E−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73]-[.C873]" office:value-type="float" office:value="0">
            <text:p>0</text:p>
          </table:table-cell>
          <table:table-cell table:style-name="Gnumeric-default" table:formula="of:=[.E873]*[.$K$1]" office:value-type="float" office:value="0">
            <text:p>0</text:p>
          </table:table-cell>
          <table:table-cell table:style-name="Gnumeric-default" table:formula="of:=[.$K$2]*([.E873]+[.G872])*0.02" office:value-type="float" office:value="-2.571068886657719e-33">
            <text:p>−2.5710688866577E−33</text:p>
          </table:table-cell>
          <table:table-cell table:style-name="Gnumeric-default" table:formula="of:=[.$K$3]*([.E873]-[.E872])/0.02" office:value-type="float" office:value="0">
            <text:p>0</text:p>
          </table:table-cell>
          <table:table-cell table:style-name="Gnumeric-default" table:formula="of:=SUM([.F873:.H873])" office:value-type="float" office:value="-2.571068886657719e-33">
            <text:p>−2.571068887E−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74]-[.C874]" office:value-type="float" office:value="0">
            <text:p>0</text:p>
          </table:table-cell>
          <table:table-cell table:style-name="Gnumeric-default" table:formula="of:=[.E874]*[.$K$1]" office:value-type="float" office:value="0">
            <text:p>0</text:p>
          </table:table-cell>
          <table:table-cell table:style-name="Gnumeric-default" table:formula="of:=[.$K$2]*([.E874]+[.G873])*0.02" office:value-type="float" office:value="-1.2855344433288596e-37">
            <text:p>−1.2855344433289E−37</text:p>
          </table:table-cell>
          <table:table-cell table:style-name="Gnumeric-default" table:formula="of:=[.$K$3]*([.E874]-[.E873])/0.02" office:value-type="float" office:value="0">
            <text:p>0</text:p>
          </table:table-cell>
          <table:table-cell table:style-name="Gnumeric-default" table:formula="of:=SUM([.F874:.H874])" office:value-type="float" office:value="-1.2855344433288596e-37">
            <text:p>−1.285534443E−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75]-[.C875]" office:value-type="float" office:value="0">
            <text:p>0</text:p>
          </table:table-cell>
          <table:table-cell table:style-name="Gnumeric-default" table:formula="of:=[.E875]*[.$K$1]" office:value-type="float" office:value="0">
            <text:p>0</text:p>
          </table:table-cell>
          <table:table-cell table:style-name="Gnumeric-default" table:formula="of:=[.$K$2]*([.E875]+[.G874])*0.02" office:value-type="float" office:value="-6.4276722166442986e-42">
            <text:p>−6.4276722166443E−42</text:p>
          </table:table-cell>
          <table:table-cell table:style-name="Gnumeric-default" table:formula="of:=[.$K$3]*([.E875]-[.E874])/0.02" office:value-type="float" office:value="0">
            <text:p>0</text:p>
          </table:table-cell>
          <table:table-cell table:style-name="Gnumeric-default" table:formula="of:=SUM([.F875:.H875])" office:value-type="float" office:value="-6.4276722166442986e-42">
            <text:p>−6.427672217E−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76]-[.C876]" office:value-type="float" office:value="0">
            <text:p>0</text:p>
          </table:table-cell>
          <table:table-cell table:style-name="Gnumeric-default" table:formula="of:=[.E876]*[.$K$1]" office:value-type="float" office:value="0">
            <text:p>0</text:p>
          </table:table-cell>
          <table:table-cell table:style-name="Gnumeric-default" table:formula="of:=[.$K$2]*([.E876]+[.G875])*0.02" office:value-type="float" office:value="-3.2138361083221495e-46">
            <text:p>−3.2138361083221E−46</text:p>
          </table:table-cell>
          <table:table-cell table:style-name="Gnumeric-default" table:formula="of:=[.$K$3]*([.E876]-[.E875])/0.02" office:value-type="float" office:value="0">
            <text:p>0</text:p>
          </table:table-cell>
          <table:table-cell table:style-name="Gnumeric-default" table:formula="of:=SUM([.F876:.H876])" office:value-type="float" office:value="-3.2138361083221495e-46">
            <text:p>−3.213836108E−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77]-[.C877]" office:value-type="float" office:value="0">
            <text:p>0</text:p>
          </table:table-cell>
          <table:table-cell table:style-name="Gnumeric-default" table:formula="of:=[.E877]*[.$K$1]" office:value-type="float" office:value="0">
            <text:p>0</text:p>
          </table:table-cell>
          <table:table-cell table:style-name="Gnumeric-default" table:formula="of:=[.$K$2]*([.E877]+[.G876])*0.02" office:value-type="float" office:value="-1.6069180541610747e-50">
            <text:p>−1.6069180541611E−50</text:p>
          </table:table-cell>
          <table:table-cell table:style-name="Gnumeric-default" table:formula="of:=[.$K$3]*([.E877]-[.E876])/0.02" office:value-type="float" office:value="0">
            <text:p>0</text:p>
          </table:table-cell>
          <table:table-cell table:style-name="Gnumeric-default" table:formula="of:=SUM([.F877:.H877])" office:value-type="float" office:value="-1.6069180541610747e-50">
            <text:p>−1.606918054E−5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78]-[.C878]" office:value-type="float" office:value="0">
            <text:p>0</text:p>
          </table:table-cell>
          <table:table-cell table:style-name="Gnumeric-default" table:formula="of:=[.E878]*[.$K$1]" office:value-type="float" office:value="0">
            <text:p>0</text:p>
          </table:table-cell>
          <table:table-cell table:style-name="Gnumeric-default" table:formula="of:=[.$K$2]*([.E878]+[.G877])*0.02" office:value-type="float" office:value="-8.0345902708053745e-55">
            <text:p>−8.0345902708054E−55</text:p>
          </table:table-cell>
          <table:table-cell table:style-name="Gnumeric-default" table:formula="of:=[.$K$3]*([.E878]-[.E877])/0.02" office:value-type="float" office:value="0">
            <text:p>0</text:p>
          </table:table-cell>
          <table:table-cell table:style-name="Gnumeric-default" table:formula="of:=SUM([.F878:.H878])" office:value-type="float" office:value="-8.0345902708053745e-55">
            <text:p>−8.034590271E−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79]-[.C879]" office:value-type="float" office:value="0">
            <text:p>0</text:p>
          </table:table-cell>
          <table:table-cell table:style-name="Gnumeric-default" table:formula="of:=[.E879]*[.$K$1]" office:value-type="float" office:value="0">
            <text:p>0</text:p>
          </table:table-cell>
          <table:table-cell table:style-name="Gnumeric-default" table:formula="of:=[.$K$2]*([.E879]+[.G878])*0.02" office:value-type="float" office:value="-4.0172951354026874e-59">
            <text:p>−4.0172951354027E−59</text:p>
          </table:table-cell>
          <table:table-cell table:style-name="Gnumeric-default" table:formula="of:=[.$K$3]*([.E879]-[.E878])/0.02" office:value-type="float" office:value="0">
            <text:p>0</text:p>
          </table:table-cell>
          <table:table-cell table:style-name="Gnumeric-default" table:formula="of:=SUM([.F879:.H879])" office:value-type="float" office:value="-4.0172951354026874e-59">
            <text:p>−4.017295135E−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80]-[.C880]" office:value-type="float" office:value="0">
            <text:p>0</text:p>
          </table:table-cell>
          <table:table-cell table:style-name="Gnumeric-default" table:formula="of:=[.E880]*[.$K$1]" office:value-type="float" office:value="0">
            <text:p>0</text:p>
          </table:table-cell>
          <table:table-cell table:style-name="Gnumeric-default" table:formula="of:=[.$K$2]*([.E880]+[.G879])*0.02" office:value-type="float" office:value="-2.0086475677013438e-63">
            <text:p>−2.0086475677013E−63</text:p>
          </table:table-cell>
          <table:table-cell table:style-name="Gnumeric-default" table:formula="of:=[.$K$3]*([.E880]-[.E879])/0.02" office:value-type="float" office:value="0">
            <text:p>0</text:p>
          </table:table-cell>
          <table:table-cell table:style-name="Gnumeric-default" table:formula="of:=SUM([.F880:.H880])" office:value-type="float" office:value="-2.0086475677013438e-63">
            <text:p>−2.008647568E−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81]-[.C881]" office:value-type="float" office:value="0">
            <text:p>0</text:p>
          </table:table-cell>
          <table:table-cell table:style-name="Gnumeric-default" table:formula="of:=[.E881]*[.$K$1]" office:value-type="float" office:value="0">
            <text:p>0</text:p>
          </table:table-cell>
          <table:table-cell table:style-name="Gnumeric-default" table:formula="of:=[.$K$2]*([.E881]+[.G880])*0.02" office:value-type="float" office:value="-1.004323783850672e-67">
            <text:p>−1.0043237838507E−67</text:p>
          </table:table-cell>
          <table:table-cell table:style-name="Gnumeric-default" table:formula="of:=[.$K$3]*([.E881]-[.E880])/0.02" office:value-type="float" office:value="0">
            <text:p>0</text:p>
          </table:table-cell>
          <table:table-cell table:style-name="Gnumeric-default" table:formula="of:=SUM([.F881:.H881])" office:value-type="float" office:value="-1.004323783850672e-67">
            <text:p>−1.004323784E−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82]-[.C882]" office:value-type="float" office:value="0">
            <text:p>0</text:p>
          </table:table-cell>
          <table:table-cell table:style-name="Gnumeric-default" table:formula="of:=[.E882]*[.$K$1]" office:value-type="float" office:value="0">
            <text:p>0</text:p>
          </table:table-cell>
          <table:table-cell table:style-name="Gnumeric-default" table:formula="of:=[.$K$2]*([.E882]+[.G881])*0.02" office:value-type="float" office:value="-5.0216189192533609e-72">
            <text:p>−5.0216189192534E−72</text:p>
          </table:table-cell>
          <table:table-cell table:style-name="Gnumeric-default" table:formula="of:=[.$K$3]*([.E882]-[.E881])/0.02" office:value-type="float" office:value="0">
            <text:p>0</text:p>
          </table:table-cell>
          <table:table-cell table:style-name="Gnumeric-default" table:formula="of:=SUM([.F882:.H882])" office:value-type="float" office:value="-5.0216189192533609e-72">
            <text:p>−5.021618919E−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83]-[.C883]" office:value-type="float" office:value="0">
            <text:p>0</text:p>
          </table:table-cell>
          <table:table-cell table:style-name="Gnumeric-default" table:formula="of:=[.E883]*[.$K$1]" office:value-type="float" office:value="0">
            <text:p>0</text:p>
          </table:table-cell>
          <table:table-cell table:style-name="Gnumeric-default" table:formula="of:=[.$K$2]*([.E883]+[.G882])*0.02" office:value-type="float" office:value="-2.5108094596266806e-76">
            <text:p>−2.5108094596267E−76</text:p>
          </table:table-cell>
          <table:table-cell table:style-name="Gnumeric-default" table:formula="of:=[.$K$3]*([.E883]-[.E882])/0.02" office:value-type="float" office:value="0">
            <text:p>0</text:p>
          </table:table-cell>
          <table:table-cell table:style-name="Gnumeric-default" table:formula="of:=SUM([.F883:.H883])" office:value-type="float" office:value="-2.5108094596266806e-76">
            <text:p>−2.51080946E−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84]-[.C884]" office:value-type="float" office:value="0">
            <text:p>0</text:p>
          </table:table-cell>
          <table:table-cell table:style-name="Gnumeric-default" table:formula="of:=[.E884]*[.$K$1]" office:value-type="float" office:value="0">
            <text:p>0</text:p>
          </table:table-cell>
          <table:table-cell table:style-name="Gnumeric-default" table:formula="of:=[.$K$2]*([.E884]+[.G883])*0.02" office:value-type="float" office:value="-1.2554047298133404e-80">
            <text:p>−1.2554047298133E−80</text:p>
          </table:table-cell>
          <table:table-cell table:style-name="Gnumeric-default" table:formula="of:=[.$K$3]*([.E884]-[.E883])/0.02" office:value-type="float" office:value="0">
            <text:p>0</text:p>
          </table:table-cell>
          <table:table-cell table:style-name="Gnumeric-default" table:formula="of:=SUM([.F884:.H884])" office:value-type="float" office:value="-1.2554047298133404e-80">
            <text:p>−1.25540473E−8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85]-[.C885]" office:value-type="float" office:value="0">
            <text:p>0</text:p>
          </table:table-cell>
          <table:table-cell table:style-name="Gnumeric-default" table:formula="of:=[.E885]*[.$K$1]" office:value-type="float" office:value="0">
            <text:p>0</text:p>
          </table:table-cell>
          <table:table-cell table:style-name="Gnumeric-default" table:formula="of:=[.$K$2]*([.E885]+[.G884])*0.02" office:value-type="float" office:value="-6.277023649066703e-85">
            <text:p>−6.2770236490667E−85</text:p>
          </table:table-cell>
          <table:table-cell table:style-name="Gnumeric-default" table:formula="of:=[.$K$3]*([.E885]-[.E884])/0.02" office:value-type="float" office:value="0">
            <text:p>0</text:p>
          </table:table-cell>
          <table:table-cell table:style-name="Gnumeric-default" table:formula="of:=SUM([.F885:.H885])" office:value-type="float" office:value="-6.277023649066703e-85">
            <text:p>−6.277023649E−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86]-[.C886]" office:value-type="float" office:value="0">
            <text:p>0</text:p>
          </table:table-cell>
          <table:table-cell table:style-name="Gnumeric-default" table:formula="of:=[.E886]*[.$K$1]" office:value-type="float" office:value="0">
            <text:p>0</text:p>
          </table:table-cell>
          <table:table-cell table:style-name="Gnumeric-default" table:formula="of:=[.$K$2]*([.E886]+[.G885])*0.02" office:value-type="float" office:value="-3.1385118245333516e-89">
            <text:p>−3.1385118245334E−89</text:p>
          </table:table-cell>
          <table:table-cell table:style-name="Gnumeric-default" table:formula="of:=[.$K$3]*([.E886]-[.E885])/0.02" office:value-type="float" office:value="0">
            <text:p>0</text:p>
          </table:table-cell>
          <table:table-cell table:style-name="Gnumeric-default" table:formula="of:=SUM([.F886:.H886])" office:value-type="float" office:value="-3.1385118245333516e-89">
            <text:p>−3.138511825E−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87]-[.C887]" office:value-type="float" office:value="0">
            <text:p>0</text:p>
          </table:table-cell>
          <table:table-cell table:style-name="Gnumeric-default" table:formula="of:=[.E887]*[.$K$1]" office:value-type="float" office:value="0">
            <text:p>0</text:p>
          </table:table-cell>
          <table:table-cell table:style-name="Gnumeric-default" table:formula="of:=[.$K$2]*([.E887]+[.G886])*0.02" office:value-type="float" office:value="-1.569255912266676e-93">
            <text:p>−1.5692559122667E−93</text:p>
          </table:table-cell>
          <table:table-cell table:style-name="Gnumeric-default" table:formula="of:=[.$K$3]*([.E887]-[.E886])/0.02" office:value-type="float" office:value="0">
            <text:p>0</text:p>
          </table:table-cell>
          <table:table-cell table:style-name="Gnumeric-default" table:formula="of:=SUM([.F887:.H887])" office:value-type="float" office:value="-1.569255912266676e-93">
            <text:p>−1.569255912E−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88]-[.C888]" office:value-type="float" office:value="0">
            <text:p>0</text:p>
          </table:table-cell>
          <table:table-cell table:style-name="Gnumeric-default" table:formula="of:=[.E888]*[.$K$1]" office:value-type="float" office:value="0">
            <text:p>0</text:p>
          </table:table-cell>
          <table:table-cell table:style-name="Gnumeric-default" table:formula="of:=[.$K$2]*([.E888]+[.G887])*0.02" office:value-type="float" office:value="-7.8462795613333797e-98">
            <text:p>−7.84627956133338E-98</text:p>
          </table:table-cell>
          <table:table-cell table:style-name="Gnumeric-default" table:formula="of:=[.$K$3]*([.E888]-[.E887])/0.02" office:value-type="float" office:value="0">
            <text:p>0</text:p>
          </table:table-cell>
          <table:table-cell table:style-name="Gnumeric-default" table:formula="of:=SUM([.F888:.H888])" office:value-type="float" office:value="-7.8462795613333797e-98">
            <text:p>−7.846279561E−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89]-[.C889]" office:value-type="float" office:value="0">
            <text:p>0</text:p>
          </table:table-cell>
          <table:table-cell table:style-name="Gnumeric-default" table:formula="of:=[.E889]*[.$K$1]" office:value-type="float" office:value="0">
            <text:p>0</text:p>
          </table:table-cell>
          <table:table-cell table:style-name="Gnumeric-default" table:formula="of:=[.$K$2]*([.E889]+[.G888])*0.02" office:value-type="float" office:value="-3.9231397806666899e-102">
            <text:p>−3.923139780667E−102</text:p>
          </table:table-cell>
          <table:table-cell table:style-name="Gnumeric-default" table:formula="of:=[.$K$3]*([.E889]-[.E888])/0.02" office:value-type="float" office:value="0">
            <text:p>0</text:p>
          </table:table-cell>
          <table:table-cell table:style-name="Gnumeric-default" table:formula="of:=SUM([.F889:.H889])" office:value-type="float" office:value="-3.9231397806666899e-102">
            <text:p>−3.92313978E−1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90]-[.C890]" office:value-type="float" office:value="0">
            <text:p>0</text:p>
          </table:table-cell>
          <table:table-cell table:style-name="Gnumeric-default" table:formula="of:=[.E890]*[.$K$1]" office:value-type="float" office:value="0">
            <text:p>0</text:p>
          </table:table-cell>
          <table:table-cell table:style-name="Gnumeric-default" table:formula="of:=[.$K$2]*([.E890]+[.G889])*0.02" office:value-type="float" office:value="-1.9615698903333449e-106">
            <text:p>−1.961569890333E−106</text:p>
          </table:table-cell>
          <table:table-cell table:style-name="Gnumeric-default" table:formula="of:=[.$K$3]*([.E890]-[.E889])/0.02" office:value-type="float" office:value="0">
            <text:p>0</text:p>
          </table:table-cell>
          <table:table-cell table:style-name="Gnumeric-default" table:formula="of:=SUM([.F890:.H890])" office:value-type="float" office:value="-1.9615698903333449e-106">
            <text:p>−1.96156989E−1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91]-[.C891]" office:value-type="float" office:value="0">
            <text:p>0</text:p>
          </table:table-cell>
          <table:table-cell table:style-name="Gnumeric-default" table:formula="of:=[.E891]*[.$K$1]" office:value-type="float" office:value="0">
            <text:p>0</text:p>
          </table:table-cell>
          <table:table-cell table:style-name="Gnumeric-default" table:formula="of:=[.$K$2]*([.E891]+[.G890])*0.02" office:value-type="float" office:value="-9.8078494516667245e-111">
            <text:p>−9.807849451667E−111</text:p>
          </table:table-cell>
          <table:table-cell table:style-name="Gnumeric-default" table:formula="of:=[.$K$3]*([.E891]-[.E890])/0.02" office:value-type="float" office:value="0">
            <text:p>0</text:p>
          </table:table-cell>
          <table:table-cell table:style-name="Gnumeric-default" table:formula="of:=SUM([.F891:.H891])" office:value-type="float" office:value="-9.8078494516667245e-111">
            <text:p>−9.80784945E−1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92]-[.C892]" office:value-type="float" office:value="0">
            <text:p>0</text:p>
          </table:table-cell>
          <table:table-cell table:style-name="Gnumeric-default" table:formula="of:=[.E892]*[.$K$1]" office:value-type="float" office:value="0">
            <text:p>0</text:p>
          </table:table-cell>
          <table:table-cell table:style-name="Gnumeric-default" table:formula="of:=[.$K$2]*([.E892]+[.G891])*0.02" office:value-type="float" office:value="-4.9039247258333625e-115">
            <text:p>−4.903924725833E−115</text:p>
          </table:table-cell>
          <table:table-cell table:style-name="Gnumeric-default" table:formula="of:=[.$K$3]*([.E892]-[.E891])/0.02" office:value-type="float" office:value="0">
            <text:p>0</text:p>
          </table:table-cell>
          <table:table-cell table:style-name="Gnumeric-default" table:formula="of:=SUM([.F892:.H892])" office:value-type="float" office:value="-4.9039247258333625e-115">
            <text:p>−4.90392473E−1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93]-[.C893]" office:value-type="float" office:value="0">
            <text:p>0</text:p>
          </table:table-cell>
          <table:table-cell table:style-name="Gnumeric-default" table:formula="of:=[.E893]*[.$K$1]" office:value-type="float" office:value="0">
            <text:p>0</text:p>
          </table:table-cell>
          <table:table-cell table:style-name="Gnumeric-default" table:formula="of:=[.$K$2]*([.E893]+[.G892])*0.02" office:value-type="float" office:value="-2.4519623629166814e-119">
            <text:p>−2.451962362917E−119</text:p>
          </table:table-cell>
          <table:table-cell table:style-name="Gnumeric-default" table:formula="of:=[.$K$3]*([.E893]-[.E892])/0.02" office:value-type="float" office:value="0">
            <text:p>0</text:p>
          </table:table-cell>
          <table:table-cell table:style-name="Gnumeric-default" table:formula="of:=SUM([.F893:.H893])" office:value-type="float" office:value="-2.4519623629166814e-119">
            <text:p>−2.45196236E−1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94]-[.C894]" office:value-type="float" office:value="0">
            <text:p>0</text:p>
          </table:table-cell>
          <table:table-cell table:style-name="Gnumeric-default" table:formula="of:=[.E894]*[.$K$1]" office:value-type="float" office:value="0">
            <text:p>0</text:p>
          </table:table-cell>
          <table:table-cell table:style-name="Gnumeric-default" table:formula="of:=[.$K$2]*([.E894]+[.G893])*0.02" office:value-type="float" office:value="-1.2259811814583407e-123">
            <text:p>−1.225981181458E−123</text:p>
          </table:table-cell>
          <table:table-cell table:style-name="Gnumeric-default" table:formula="of:=[.$K$3]*([.E894]-[.E893])/0.02" office:value-type="float" office:value="0">
            <text:p>0</text:p>
          </table:table-cell>
          <table:table-cell table:style-name="Gnumeric-default" table:formula="of:=SUM([.F894:.H894])" office:value-type="float" office:value="-1.2259811814583407e-123">
            <text:p>−1.22598118E−1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95]-[.C895]" office:value-type="float" office:value="0">
            <text:p>0</text:p>
          </table:table-cell>
          <table:table-cell table:style-name="Gnumeric-default" table:formula="of:=[.E895]*[.$K$1]" office:value-type="float" office:value="0">
            <text:p>0</text:p>
          </table:table-cell>
          <table:table-cell table:style-name="Gnumeric-default" table:formula="of:=[.$K$2]*([.E895]+[.G894])*0.02" office:value-type="float" office:value="-6.1299059072917044e-128">
            <text:p>−6.129905907292E−128</text:p>
          </table:table-cell>
          <table:table-cell table:style-name="Gnumeric-default" table:formula="of:=[.$K$3]*([.E895]-[.E894])/0.02" office:value-type="float" office:value="0">
            <text:p>0</text:p>
          </table:table-cell>
          <table:table-cell table:style-name="Gnumeric-default" table:formula="of:=SUM([.F895:.H895])" office:value-type="float" office:value="-6.1299059072917044e-128">
            <text:p>−6.12990591E−1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96]-[.C896]" office:value-type="float" office:value="0">
            <text:p>0</text:p>
          </table:table-cell>
          <table:table-cell table:style-name="Gnumeric-default" table:formula="of:=[.E896]*[.$K$1]" office:value-type="float" office:value="0">
            <text:p>0</text:p>
          </table:table-cell>
          <table:table-cell table:style-name="Gnumeric-default" table:formula="of:=[.$K$2]*([.E896]+[.G895])*0.02" office:value-type="float" office:value="-3.0649529536458524e-132">
            <text:p>−3.064952953646E−132</text:p>
          </table:table-cell>
          <table:table-cell table:style-name="Gnumeric-default" table:formula="of:=[.$K$3]*([.E896]-[.E895])/0.02" office:value-type="float" office:value="0">
            <text:p>0</text:p>
          </table:table-cell>
          <table:table-cell table:style-name="Gnumeric-default" table:formula="of:=SUM([.F896:.H896])" office:value-type="float" office:value="-3.0649529536458524e-132">
            <text:p>−3.06495295E−1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97]-[.C897]" office:value-type="float" office:value="0">
            <text:p>0</text:p>
          </table:table-cell>
          <table:table-cell table:style-name="Gnumeric-default" table:formula="of:=[.E897]*[.$K$1]" office:value-type="float" office:value="0">
            <text:p>0</text:p>
          </table:table-cell>
          <table:table-cell table:style-name="Gnumeric-default" table:formula="of:=[.$K$2]*([.E897]+[.G896])*0.02" office:value-type="float" office:value="-1.5324764768229262e-136">
            <text:p>−1.532476476823E−136</text:p>
          </table:table-cell>
          <table:table-cell table:style-name="Gnumeric-default" table:formula="of:=[.$K$3]*([.E897]-[.E896])/0.02" office:value-type="float" office:value="0">
            <text:p>0</text:p>
          </table:table-cell>
          <table:table-cell table:style-name="Gnumeric-default" table:formula="of:=SUM([.F897:.H897])" office:value-type="float" office:value="-1.5324764768229262e-136">
            <text:p>−1.53247648E−1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98]-[.C898]" office:value-type="float" office:value="0">
            <text:p>0</text:p>
          </table:table-cell>
          <table:table-cell table:style-name="Gnumeric-default" table:formula="of:=[.E898]*[.$K$1]" office:value-type="float" office:value="0">
            <text:p>0</text:p>
          </table:table-cell>
          <table:table-cell table:style-name="Gnumeric-default" table:formula="of:=[.$K$2]*([.E898]+[.G897])*0.02" office:value-type="float" office:value="-7.6623823841146319e-141">
            <text:p>−7.662382384115E−141</text:p>
          </table:table-cell>
          <table:table-cell table:style-name="Gnumeric-default" table:formula="of:=[.$K$3]*([.E898]-[.E897])/0.02" office:value-type="float" office:value="0">
            <text:p>0</text:p>
          </table:table-cell>
          <table:table-cell table:style-name="Gnumeric-default" table:formula="of:=SUM([.F898:.H898])" office:value-type="float" office:value="-7.6623823841146319e-141">
            <text:p>−7.66238238E−1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899]-[.C899]" office:value-type="float" office:value="0">
            <text:p>0</text:p>
          </table:table-cell>
          <table:table-cell table:style-name="Gnumeric-default" table:formula="of:=[.E899]*[.$K$1]" office:value-type="float" office:value="0">
            <text:p>0</text:p>
          </table:table-cell>
          <table:table-cell table:style-name="Gnumeric-default" table:formula="of:=[.$K$2]*([.E899]+[.G898])*0.02" office:value-type="float" office:value="-3.8311911920573163e-145">
            <text:p>−3.831191192057E−145</text:p>
          </table:table-cell>
          <table:table-cell table:style-name="Gnumeric-default" table:formula="of:=[.$K$3]*([.E899]-[.E898])/0.02" office:value-type="float" office:value="0">
            <text:p>0</text:p>
          </table:table-cell>
          <table:table-cell table:style-name="Gnumeric-default" table:formula="of:=SUM([.F899:.H899])" office:value-type="float" office:value="-3.8311911920573163e-145">
            <text:p>−3.83119119E−1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00]-[.C900]" office:value-type="float" office:value="0">
            <text:p>0</text:p>
          </table:table-cell>
          <table:table-cell table:style-name="Gnumeric-default" table:formula="of:=[.E900]*[.$K$1]" office:value-type="float" office:value="0">
            <text:p>0</text:p>
          </table:table-cell>
          <table:table-cell table:style-name="Gnumeric-default" table:formula="of:=[.$K$2]*([.E900]+[.G899])*0.02" office:value-type="float" office:value="-1.9155955960286581e-149">
            <text:p>−1.915595596029E−149</text:p>
          </table:table-cell>
          <table:table-cell table:style-name="Gnumeric-default" table:formula="of:=[.$K$3]*([.E900]-[.E899])/0.02" office:value-type="float" office:value="0">
            <text:p>0</text:p>
          </table:table-cell>
          <table:table-cell table:style-name="Gnumeric-default" table:formula="of:=SUM([.F900:.H900])" office:value-type="float" office:value="-1.9155955960286581e-149">
            <text:p>−1.91559560E−1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01]-[.C901]" office:value-type="float" office:value="0">
            <text:p>0</text:p>
          </table:table-cell>
          <table:table-cell table:style-name="Gnumeric-default" table:formula="of:=[.E901]*[.$K$1]" office:value-type="float" office:value="0">
            <text:p>0</text:p>
          </table:table-cell>
          <table:table-cell table:style-name="Gnumeric-default" table:formula="of:=[.$K$2]*([.E901]+[.G900])*0.02" office:value-type="float" office:value="-9.5779779801432914e-154">
            <text:p>−9.577977980143E−154</text:p>
          </table:table-cell>
          <table:table-cell table:style-name="Gnumeric-default" table:formula="of:=[.$K$3]*([.E901]-[.E900])/0.02" office:value-type="float" office:value="0">
            <text:p>0</text:p>
          </table:table-cell>
          <table:table-cell table:style-name="Gnumeric-default" table:formula="of:=SUM([.F901:.H901])" office:value-type="float" office:value="-9.5779779801432914e-154">
            <text:p>−9.57797798E−1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02]-[.C902]" office:value-type="float" office:value="0">
            <text:p>0</text:p>
          </table:table-cell>
          <table:table-cell table:style-name="Gnumeric-default" table:formula="of:=[.E902]*[.$K$1]" office:value-type="float" office:value="0">
            <text:p>0</text:p>
          </table:table-cell>
          <table:table-cell table:style-name="Gnumeric-default" table:formula="of:=[.$K$2]*([.E902]+[.G901])*0.02" office:value-type="float" office:value="-4.7889889900716459e-158">
            <text:p>−4.788988990072E−158</text:p>
          </table:table-cell>
          <table:table-cell table:style-name="Gnumeric-default" table:formula="of:=[.$K$3]*([.E902]-[.E901])/0.02" office:value-type="float" office:value="0">
            <text:p>0</text:p>
          </table:table-cell>
          <table:table-cell table:style-name="Gnumeric-default" table:formula="of:=SUM([.F902:.H902])" office:value-type="float" office:value="-4.7889889900716459e-158">
            <text:p>−4.78898899E−1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03]-[.C903]" office:value-type="float" office:value="0">
            <text:p>0</text:p>
          </table:table-cell>
          <table:table-cell table:style-name="Gnumeric-default" table:formula="of:=[.E903]*[.$K$1]" office:value-type="float" office:value="0">
            <text:p>0</text:p>
          </table:table-cell>
          <table:table-cell table:style-name="Gnumeric-default" table:formula="of:=[.$K$2]*([.E903]+[.G902])*0.02" office:value-type="float" office:value="-2.3944944950358233e-162">
            <text:p>−2.394494495036E−162</text:p>
          </table:table-cell>
          <table:table-cell table:style-name="Gnumeric-default" table:formula="of:=[.$K$3]*([.E903]-[.E902])/0.02" office:value-type="float" office:value="0">
            <text:p>0</text:p>
          </table:table-cell>
          <table:table-cell table:style-name="Gnumeric-default" table:formula="of:=SUM([.F903:.H903])" office:value-type="float" office:value="-2.3944944950358233e-162">
            <text:p>−2.39449450E−1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04]-[.C904]" office:value-type="float" office:value="0">
            <text:p>0</text:p>
          </table:table-cell>
          <table:table-cell table:style-name="Gnumeric-default" table:formula="of:=[.E904]*[.$K$1]" office:value-type="float" office:value="0">
            <text:p>0</text:p>
          </table:table-cell>
          <table:table-cell table:style-name="Gnumeric-default" table:formula="of:=[.$K$2]*([.E904]+[.G903])*0.02" office:value-type="float" office:value="-1.1972472475179118e-166">
            <text:p>−1.197247247518E−166</text:p>
          </table:table-cell>
          <table:table-cell table:style-name="Gnumeric-default" table:formula="of:=[.$K$3]*([.E904]-[.E903])/0.02" office:value-type="float" office:value="0">
            <text:p>0</text:p>
          </table:table-cell>
          <table:table-cell table:style-name="Gnumeric-default" table:formula="of:=SUM([.F904:.H904])" office:value-type="float" office:value="-1.1972472475179118e-166">
            <text:p>−1.19724725E−1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05]-[.C905]" office:value-type="float" office:value="0">
            <text:p>0</text:p>
          </table:table-cell>
          <table:table-cell table:style-name="Gnumeric-default" table:formula="of:=[.E905]*[.$K$1]" office:value-type="float" office:value="0">
            <text:p>0</text:p>
          </table:table-cell>
          <table:table-cell table:style-name="Gnumeric-default" table:formula="of:=[.$K$2]*([.E905]+[.G904])*0.02" office:value-type="float" office:value="-5.9862362375895597e-171">
            <text:p>−5.986236237590E−171</text:p>
          </table:table-cell>
          <table:table-cell table:style-name="Gnumeric-default" table:formula="of:=[.$K$3]*([.E905]-[.E904])/0.02" office:value-type="float" office:value="0">
            <text:p>0</text:p>
          </table:table-cell>
          <table:table-cell table:style-name="Gnumeric-default" table:formula="of:=SUM([.F905:.H905])" office:value-type="float" office:value="-5.9862362375895597e-171">
            <text:p>−5.98623624E−1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06]-[.C906]" office:value-type="float" office:value="0">
            <text:p>0</text:p>
          </table:table-cell>
          <table:table-cell table:style-name="Gnumeric-default" table:formula="of:=[.E906]*[.$K$1]" office:value-type="float" office:value="0">
            <text:p>0</text:p>
          </table:table-cell>
          <table:table-cell table:style-name="Gnumeric-default" table:formula="of:=[.$K$2]*([.E906]+[.G905])*0.02" office:value-type="float" office:value="-2.9931181187947802e-175">
            <text:p>−2.993118118795E−175</text:p>
          </table:table-cell>
          <table:table-cell table:style-name="Gnumeric-default" table:formula="of:=[.$K$3]*([.E906]-[.E905])/0.02" office:value-type="float" office:value="0">
            <text:p>0</text:p>
          </table:table-cell>
          <table:table-cell table:style-name="Gnumeric-default" table:formula="of:=SUM([.F906:.H906])" office:value-type="float" office:value="-2.9931181187947802e-175">
            <text:p>−2.99311812E−1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07]-[.C907]" office:value-type="float" office:value="0">
            <text:p>0</text:p>
          </table:table-cell>
          <table:table-cell table:style-name="Gnumeric-default" table:formula="of:=[.E907]*[.$K$1]" office:value-type="float" office:value="0">
            <text:p>0</text:p>
          </table:table-cell>
          <table:table-cell table:style-name="Gnumeric-default" table:formula="of:=[.$K$2]*([.E907]+[.G906])*0.02" office:value-type="float" office:value="-1.4965590593973902e-179">
            <text:p>−1.496559059397E−179</text:p>
          </table:table-cell>
          <table:table-cell table:style-name="Gnumeric-default" table:formula="of:=[.$K$3]*([.E907]-[.E906])/0.02" office:value-type="float" office:value="0">
            <text:p>0</text:p>
          </table:table-cell>
          <table:table-cell table:style-name="Gnumeric-default" table:formula="of:=SUM([.F907:.H907])" office:value-type="float" office:value="-1.4965590593973902e-179">
            <text:p>−1.49655906E−1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08]-[.C908]" office:value-type="float" office:value="0">
            <text:p>0</text:p>
          </table:table-cell>
          <table:table-cell table:style-name="Gnumeric-default" table:formula="of:=[.E908]*[.$K$1]" office:value-type="float" office:value="0">
            <text:p>0</text:p>
          </table:table-cell>
          <table:table-cell table:style-name="Gnumeric-default" table:formula="of:=[.$K$2]*([.E908]+[.G907])*0.02" office:value-type="float" office:value="-7.4827952969869521e-184">
            <text:p>−7.482795296987E−184</text:p>
          </table:table-cell>
          <table:table-cell table:style-name="Gnumeric-default" table:formula="of:=[.$K$3]*([.E908]-[.E907])/0.02" office:value-type="float" office:value="0">
            <text:p>0</text:p>
          </table:table-cell>
          <table:table-cell table:style-name="Gnumeric-default" table:formula="of:=SUM([.F908:.H908])" office:value-type="float" office:value="-7.4827952969869521e-184">
            <text:p>−7.48279530E−1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09]-[.C909]" office:value-type="float" office:value="0">
            <text:p>0</text:p>
          </table:table-cell>
          <table:table-cell table:style-name="Gnumeric-default" table:formula="of:=[.E909]*[.$K$1]" office:value-type="float" office:value="0">
            <text:p>0</text:p>
          </table:table-cell>
          <table:table-cell table:style-name="Gnumeric-default" table:formula="of:=[.$K$2]*([.E909]+[.G908])*0.02" office:value-type="float" office:value="-3.741397648493476e-188">
            <text:p>−3.741397648493E−188</text:p>
          </table:table-cell>
          <table:table-cell table:style-name="Gnumeric-default" table:formula="of:=[.$K$3]*([.E909]-[.E908])/0.02" office:value-type="float" office:value="0">
            <text:p>0</text:p>
          </table:table-cell>
          <table:table-cell table:style-name="Gnumeric-default" table:formula="of:=SUM([.F909:.H909])" office:value-type="float" office:value="-3.741397648493476e-188">
            <text:p>−3.74139765E−1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10]-[.C910]" office:value-type="float" office:value="0">
            <text:p>0</text:p>
          </table:table-cell>
          <table:table-cell table:style-name="Gnumeric-default" table:formula="of:=[.E910]*[.$K$1]" office:value-type="float" office:value="0">
            <text:p>0</text:p>
          </table:table-cell>
          <table:table-cell table:style-name="Gnumeric-default" table:formula="of:=[.$K$2]*([.E910]+[.G909])*0.02" office:value-type="float" office:value="-1.870698824246738e-192">
            <text:p>−1.870698824247E−192</text:p>
          </table:table-cell>
          <table:table-cell table:style-name="Gnumeric-default" table:formula="of:=[.$K$3]*([.E910]-[.E909])/0.02" office:value-type="float" office:value="0">
            <text:p>0</text:p>
          </table:table-cell>
          <table:table-cell table:style-name="Gnumeric-default" table:formula="of:=SUM([.F910:.H910])" office:value-type="float" office:value="-1.870698824246738e-192">
            <text:p>−1.87069882E−1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11]-[.C911]" office:value-type="float" office:value="0">
            <text:p>0</text:p>
          </table:table-cell>
          <table:table-cell table:style-name="Gnumeric-default" table:formula="of:=[.E911]*[.$K$1]" office:value-type="float" office:value="0">
            <text:p>0</text:p>
          </table:table-cell>
          <table:table-cell table:style-name="Gnumeric-default" table:formula="of:=[.$K$2]*([.E911]+[.G910])*0.02" office:value-type="float" office:value="-9.3534941212336912e-197">
            <text:p>−9.353494121234E−197</text:p>
          </table:table-cell>
          <table:table-cell table:style-name="Gnumeric-default" table:formula="of:=[.$K$3]*([.E911]-[.E910])/0.02" office:value-type="float" office:value="0">
            <text:p>0</text:p>
          </table:table-cell>
          <table:table-cell table:style-name="Gnumeric-default" table:formula="of:=SUM([.F911:.H911])" office:value-type="float" office:value="-9.3534941212336912e-197">
            <text:p>−9.35349412E−1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12]-[.C912]" office:value-type="float" office:value="0">
            <text:p>0</text:p>
          </table:table-cell>
          <table:table-cell table:style-name="Gnumeric-default" table:formula="of:=[.E912]*[.$K$1]" office:value-type="float" office:value="0">
            <text:p>0</text:p>
          </table:table-cell>
          <table:table-cell table:style-name="Gnumeric-default" table:formula="of:=[.$K$2]*([.E912]+[.G911])*0.02" office:value-type="float" office:value="-4.6767470606168464e-201">
            <text:p>−4.676747060617E−201</text:p>
          </table:table-cell>
          <table:table-cell table:style-name="Gnumeric-default" table:formula="of:=[.$K$3]*([.E912]-[.E911])/0.02" office:value-type="float" office:value="0">
            <text:p>0</text:p>
          </table:table-cell>
          <table:table-cell table:style-name="Gnumeric-default" table:formula="of:=SUM([.F912:.H912])" office:value-type="float" office:value="-4.6767470606168464e-201">
            <text:p>−4.67674706E−2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13]-[.C913]" office:value-type="float" office:value="0">
            <text:p>0</text:p>
          </table:table-cell>
          <table:table-cell table:style-name="Gnumeric-default" table:formula="of:=[.E913]*[.$K$1]" office:value-type="float" office:value="0">
            <text:p>0</text:p>
          </table:table-cell>
          <table:table-cell table:style-name="Gnumeric-default" table:formula="of:=[.$K$2]*([.E913]+[.G912])*0.02" office:value-type="float" office:value="-2.3383735303084231e-205">
            <text:p>−2.338373530308E−205</text:p>
          </table:table-cell>
          <table:table-cell table:style-name="Gnumeric-default" table:formula="of:=[.$K$3]*([.E913]-[.E912])/0.02" office:value-type="float" office:value="0">
            <text:p>0</text:p>
          </table:table-cell>
          <table:table-cell table:style-name="Gnumeric-default" table:formula="of:=SUM([.F913:.H913])" office:value-type="float" office:value="-2.3383735303084231e-205">
            <text:p>−2.33837353E−2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14]-[.C914]" office:value-type="float" office:value="0">
            <text:p>0</text:p>
          </table:table-cell>
          <table:table-cell table:style-name="Gnumeric-default" table:formula="of:=[.E914]*[.$K$1]" office:value-type="float" office:value="0">
            <text:p>0</text:p>
          </table:table-cell>
          <table:table-cell table:style-name="Gnumeric-default" table:formula="of:=[.$K$2]*([.E914]+[.G913])*0.02" office:value-type="float" office:value="-1.1691867651542116e-209">
            <text:p>−1.169186765154E−209</text:p>
          </table:table-cell>
          <table:table-cell table:style-name="Gnumeric-default" table:formula="of:=[.$K$3]*([.E914]-[.E913])/0.02" office:value-type="float" office:value="0">
            <text:p>0</text:p>
          </table:table-cell>
          <table:table-cell table:style-name="Gnumeric-default" table:formula="of:=SUM([.F914:.H914])" office:value-type="float" office:value="-1.1691867651542116e-209">
            <text:p>−1.16918677E−2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15]-[.C915]" office:value-type="float" office:value="0">
            <text:p>0</text:p>
          </table:table-cell>
          <table:table-cell table:style-name="Gnumeric-default" table:formula="of:=[.E915]*[.$K$1]" office:value-type="float" office:value="0">
            <text:p>0</text:p>
          </table:table-cell>
          <table:table-cell table:style-name="Gnumeric-default" table:formula="of:=[.$K$2]*([.E915]+[.G914])*0.02" office:value-type="float" office:value="-5.845933825771059e-214">
            <text:p>−5.845933825771E−214</text:p>
          </table:table-cell>
          <table:table-cell table:style-name="Gnumeric-default" table:formula="of:=[.$K$3]*([.E915]-[.E914])/0.02" office:value-type="float" office:value="0">
            <text:p>0</text:p>
          </table:table-cell>
          <table:table-cell table:style-name="Gnumeric-default" table:formula="of:=SUM([.F915:.H915])" office:value-type="float" office:value="-5.845933825771059e-214">
            <text:p>−5.84593383E−2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16]-[.C916]" office:value-type="float" office:value="0">
            <text:p>0</text:p>
          </table:table-cell>
          <table:table-cell table:style-name="Gnumeric-default" table:formula="of:=[.E916]*[.$K$1]" office:value-type="float" office:value="0">
            <text:p>0</text:p>
          </table:table-cell>
          <table:table-cell table:style-name="Gnumeric-default" table:formula="of:=[.$K$2]*([.E916]+[.G915])*0.02" office:value-type="float" office:value="-2.9229669128855298e-218">
            <text:p>−2.922966912886E−218</text:p>
          </table:table-cell>
          <table:table-cell table:style-name="Gnumeric-default" table:formula="of:=[.$K$3]*([.E916]-[.E915])/0.02" office:value-type="float" office:value="0">
            <text:p>0</text:p>
          </table:table-cell>
          <table:table-cell table:style-name="Gnumeric-default" table:formula="of:=SUM([.F916:.H916])" office:value-type="float" office:value="-2.9229669128855298e-218">
            <text:p>−2.92296691E−2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17]-[.C917]" office:value-type="float" office:value="0">
            <text:p>0</text:p>
          </table:table-cell>
          <table:table-cell table:style-name="Gnumeric-default" table:formula="of:=[.E917]*[.$K$1]" office:value-type="float" office:value="0">
            <text:p>0</text:p>
          </table:table-cell>
          <table:table-cell table:style-name="Gnumeric-default" table:formula="of:=[.$K$2]*([.E917]+[.G916])*0.02" office:value-type="float" office:value="-1.461483456442765e-222">
            <text:p>−1.461483456443E−222</text:p>
          </table:table-cell>
          <table:table-cell table:style-name="Gnumeric-default" table:formula="of:=[.$K$3]*([.E917]-[.E916])/0.02" office:value-type="float" office:value="0">
            <text:p>0</text:p>
          </table:table-cell>
          <table:table-cell table:style-name="Gnumeric-default" table:formula="of:=SUM([.F917:.H917])" office:value-type="float" office:value="-1.461483456442765e-222">
            <text:p>−1.46148346E−2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18]-[.C918]" office:value-type="float" office:value="0">
            <text:p>0</text:p>
          </table:table-cell>
          <table:table-cell table:style-name="Gnumeric-default" table:formula="of:=[.E918]*[.$K$1]" office:value-type="float" office:value="0">
            <text:p>0</text:p>
          </table:table-cell>
          <table:table-cell table:style-name="Gnumeric-default" table:formula="of:=[.$K$2]*([.E918]+[.G917])*0.02" office:value-type="float" office:value="-7.3074172822138247e-227">
            <text:p>−7.307417282214E−227</text:p>
          </table:table-cell>
          <table:table-cell table:style-name="Gnumeric-default" table:formula="of:=[.$K$3]*([.E918]-[.E917])/0.02" office:value-type="float" office:value="0">
            <text:p>0</text:p>
          </table:table-cell>
          <table:table-cell table:style-name="Gnumeric-default" table:formula="of:=SUM([.F918:.H918])" office:value-type="float" office:value="-7.3074172822138247e-227">
            <text:p>−7.30741728E−2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19]-[.C919]" office:value-type="float" office:value="0">
            <text:p>0</text:p>
          </table:table-cell>
          <table:table-cell table:style-name="Gnumeric-default" table:formula="of:=[.E919]*[.$K$1]" office:value-type="float" office:value="0">
            <text:p>0</text:p>
          </table:table-cell>
          <table:table-cell table:style-name="Gnumeric-default" table:formula="of:=[.$K$2]*([.E919]+[.G918])*0.02" office:value-type="float" office:value="-3.6537086411069125e-231">
            <text:p>−3.653708641107E−231</text:p>
          </table:table-cell>
          <table:table-cell table:style-name="Gnumeric-default" table:formula="of:=[.$K$3]*([.E919]-[.E918])/0.02" office:value-type="float" office:value="0">
            <text:p>0</text:p>
          </table:table-cell>
          <table:table-cell table:style-name="Gnumeric-default" table:formula="of:=SUM([.F919:.H919])" office:value-type="float" office:value="-3.6537086411069125e-231">
            <text:p>−3.65370864E−2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20]-[.C920]" office:value-type="float" office:value="0">
            <text:p>0</text:p>
          </table:table-cell>
          <table:table-cell table:style-name="Gnumeric-default" table:formula="of:=[.E920]*[.$K$1]" office:value-type="float" office:value="0">
            <text:p>0</text:p>
          </table:table-cell>
          <table:table-cell table:style-name="Gnumeric-default" table:formula="of:=[.$K$2]*([.E920]+[.G919])*0.02" office:value-type="float" office:value="-1.8268543205534562e-235">
            <text:p>−1.826854320553E−235</text:p>
          </table:table-cell>
          <table:table-cell table:style-name="Gnumeric-default" table:formula="of:=[.$K$3]*([.E920]-[.E919])/0.02" office:value-type="float" office:value="0">
            <text:p>0</text:p>
          </table:table-cell>
          <table:table-cell table:style-name="Gnumeric-default" table:formula="of:=SUM([.F920:.H920])" office:value-type="float" office:value="-1.8268543205534562e-235">
            <text:p>−1.82685432E−2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21]-[.C921]" office:value-type="float" office:value="0">
            <text:p>0</text:p>
          </table:table-cell>
          <table:table-cell table:style-name="Gnumeric-default" table:formula="of:=[.E921]*[.$K$1]" office:value-type="float" office:value="0">
            <text:p>0</text:p>
          </table:table-cell>
          <table:table-cell table:style-name="Gnumeric-default" table:formula="of:=[.$K$2]*([.E921]+[.G920])*0.02" office:value-type="float" office:value="-9.1342716027672815e-240">
            <text:p>−9.134271602767E−240</text:p>
          </table:table-cell>
          <table:table-cell table:style-name="Gnumeric-default" table:formula="of:=[.$K$3]*([.E921]-[.E920])/0.02" office:value-type="float" office:value="0">
            <text:p>0</text:p>
          </table:table-cell>
          <table:table-cell table:style-name="Gnumeric-default" table:formula="of:=SUM([.F921:.H921])" office:value-type="float" office:value="-9.1342716027672815e-240">
            <text:p>−9.13427160E−24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22]-[.C922]" office:value-type="float" office:value="0">
            <text:p>0</text:p>
          </table:table-cell>
          <table:table-cell table:style-name="Gnumeric-default" table:formula="of:=[.E922]*[.$K$1]" office:value-type="float" office:value="0">
            <text:p>0</text:p>
          </table:table-cell>
          <table:table-cell table:style-name="Gnumeric-default" table:formula="of:=[.$K$2]*([.E922]+[.G921])*0.02" office:value-type="float" office:value="-4.567135801383641e-244">
            <text:p>−4.567135801384E−244</text:p>
          </table:table-cell>
          <table:table-cell table:style-name="Gnumeric-default" table:formula="of:=[.$K$3]*([.E922]-[.E921])/0.02" office:value-type="float" office:value="0">
            <text:p>0</text:p>
          </table:table-cell>
          <table:table-cell table:style-name="Gnumeric-default" table:formula="of:=SUM([.F922:.H922])" office:value-type="float" office:value="-4.567135801383641e-244">
            <text:p>−4.56713580E−2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23]-[.C923]" office:value-type="float" office:value="0">
            <text:p>0</text:p>
          </table:table-cell>
          <table:table-cell table:style-name="Gnumeric-default" table:formula="of:=[.E923]*[.$K$1]" office:value-type="float" office:value="0">
            <text:p>0</text:p>
          </table:table-cell>
          <table:table-cell table:style-name="Gnumeric-default" table:formula="of:=[.$K$2]*([.E923]+[.G922])*0.02" office:value-type="float" office:value="-2.2835679006918208e-248">
            <text:p>−2.283567900692E−248</text:p>
          </table:table-cell>
          <table:table-cell table:style-name="Gnumeric-default" table:formula="of:=[.$K$3]*([.E923]-[.E922])/0.02" office:value-type="float" office:value="0">
            <text:p>0</text:p>
          </table:table-cell>
          <table:table-cell table:style-name="Gnumeric-default" table:formula="of:=SUM([.F923:.H923])" office:value-type="float" office:value="-2.2835679006918208e-248">
            <text:p>−2.28356790E−2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24]-[.C924]" office:value-type="float" office:value="0">
            <text:p>0</text:p>
          </table:table-cell>
          <table:table-cell table:style-name="Gnumeric-default" table:formula="of:=[.E924]*[.$K$1]" office:value-type="float" office:value="0">
            <text:p>0</text:p>
          </table:table-cell>
          <table:table-cell table:style-name="Gnumeric-default" table:formula="of:=[.$K$2]*([.E924]+[.G923])*0.02" office:value-type="float" office:value="-1.1417839503459104e-252">
            <text:p>−1.141783950346E−252</text:p>
          </table:table-cell>
          <table:table-cell table:style-name="Gnumeric-default" table:formula="of:=[.$K$3]*([.E924]-[.E923])/0.02" office:value-type="float" office:value="0">
            <text:p>0</text:p>
          </table:table-cell>
          <table:table-cell table:style-name="Gnumeric-default" table:formula="of:=SUM([.F924:.H924])" office:value-type="float" office:value="-1.1417839503459104e-252">
            <text:p>−1.14178395E−2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25]-[.C925]" office:value-type="float" office:value="0">
            <text:p>0</text:p>
          </table:table-cell>
          <table:table-cell table:style-name="Gnumeric-default" table:formula="of:=[.E925]*[.$K$1]" office:value-type="float" office:value="0">
            <text:p>0</text:p>
          </table:table-cell>
          <table:table-cell table:style-name="Gnumeric-default" table:formula="of:=[.$K$2]*([.E925]+[.G924])*0.02" office:value-type="float" office:value="-5.7089197517295517e-257">
            <text:p>−5.708919751730E−257</text:p>
          </table:table-cell>
          <table:table-cell table:style-name="Gnumeric-default" table:formula="of:=[.$K$3]*([.E925]-[.E924])/0.02" office:value-type="float" office:value="0">
            <text:p>0</text:p>
          </table:table-cell>
          <table:table-cell table:style-name="Gnumeric-default" table:formula="of:=SUM([.F925:.H925])" office:value-type="float" office:value="-5.7089197517295517e-257">
            <text:p>−5.70891975E−2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26]-[.C926]" office:value-type="float" office:value="0">
            <text:p>0</text:p>
          </table:table-cell>
          <table:table-cell table:style-name="Gnumeric-default" table:formula="of:=[.E926]*[.$K$1]" office:value-type="float" office:value="0">
            <text:p>0</text:p>
          </table:table-cell>
          <table:table-cell table:style-name="Gnumeric-default" table:formula="of:=[.$K$2]*([.E926]+[.G925])*0.02" office:value-type="float" office:value="-2.8544598758647761e-261">
            <text:p>−2.854459875865E−261</text:p>
          </table:table-cell>
          <table:table-cell table:style-name="Gnumeric-default" table:formula="of:=[.$K$3]*([.E926]-[.E925])/0.02" office:value-type="float" office:value="0">
            <text:p>0</text:p>
          </table:table-cell>
          <table:table-cell table:style-name="Gnumeric-default" table:formula="of:=SUM([.F926:.H926])" office:value-type="float" office:value="-2.8544598758647761e-261">
            <text:p>−2.85445988E−2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27]-[.C927]" office:value-type="float" office:value="0">
            <text:p>0</text:p>
          </table:table-cell>
          <table:table-cell table:style-name="Gnumeric-default" table:formula="of:=[.E927]*[.$K$1]" office:value-type="float" office:value="0">
            <text:p>0</text:p>
          </table:table-cell>
          <table:table-cell table:style-name="Gnumeric-default" table:formula="of:=[.$K$2]*([.E927]+[.G926])*0.02" office:value-type="float" office:value="-1.427229937932388e-265">
            <text:p>−1.427229937932E−265</text:p>
          </table:table-cell>
          <table:table-cell table:style-name="Gnumeric-default" table:formula="of:=[.$K$3]*([.E927]-[.E926])/0.02" office:value-type="float" office:value="0">
            <text:p>0</text:p>
          </table:table-cell>
          <table:table-cell table:style-name="Gnumeric-default" table:formula="of:=SUM([.F927:.H927])" office:value-type="float" office:value="-1.427229937932388e-265">
            <text:p>−1.42722994E−2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28]-[.C928]" office:value-type="float" office:value="0">
            <text:p>0</text:p>
          </table:table-cell>
          <table:table-cell table:style-name="Gnumeric-default" table:formula="of:=[.E928]*[.$K$1]" office:value-type="float" office:value="0">
            <text:p>0</text:p>
          </table:table-cell>
          <table:table-cell table:style-name="Gnumeric-default" table:formula="of:=[.$K$2]*([.E928]+[.G927])*0.02" office:value-type="float" office:value="-7.1361496896619398e-270">
            <text:p>−7.136149689662E−270</text:p>
          </table:table-cell>
          <table:table-cell table:style-name="Gnumeric-default" table:formula="of:=[.$K$3]*([.E928]-[.E927])/0.02" office:value-type="float" office:value="0">
            <text:p>0</text:p>
          </table:table-cell>
          <table:table-cell table:style-name="Gnumeric-default" table:formula="of:=SUM([.F928:.H928])" office:value-type="float" office:value="-7.1361496896619398e-270">
            <text:p>−7.13614969E−27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29]-[.C929]" office:value-type="float" office:value="0">
            <text:p>0</text:p>
          </table:table-cell>
          <table:table-cell table:style-name="Gnumeric-default" table:formula="of:=[.E929]*[.$K$1]" office:value-type="float" office:value="0">
            <text:p>0</text:p>
          </table:table-cell>
          <table:table-cell table:style-name="Gnumeric-default" table:formula="of:=[.$K$2]*([.E929]+[.G928])*0.02" office:value-type="float" office:value="-3.56807484483097e-274">
            <text:p>−3.568074844831E−274</text:p>
          </table:table-cell>
          <table:table-cell table:style-name="Gnumeric-default" table:formula="of:=[.$K$3]*([.E929]-[.E928])/0.02" office:value-type="float" office:value="0">
            <text:p>0</text:p>
          </table:table-cell>
          <table:table-cell table:style-name="Gnumeric-default" table:formula="of:=SUM([.F929:.H929])" office:value-type="float" office:value="-3.56807484483097e-274">
            <text:p>−3.56807484E−2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30]-[.C930]" office:value-type="float" office:value="0">
            <text:p>0</text:p>
          </table:table-cell>
          <table:table-cell table:style-name="Gnumeric-default" table:formula="of:=[.E930]*[.$K$1]" office:value-type="float" office:value="0">
            <text:p>0</text:p>
          </table:table-cell>
          <table:table-cell table:style-name="Gnumeric-default" table:formula="of:=[.$K$2]*([.E930]+[.G929])*0.02" office:value-type="float" office:value="-1.7840374224154849e-278">
            <text:p>−1.784037422415E−278</text:p>
          </table:table-cell>
          <table:table-cell table:style-name="Gnumeric-default" table:formula="of:=[.$K$3]*([.E930]-[.E929])/0.02" office:value-type="float" office:value="0">
            <text:p>0</text:p>
          </table:table-cell>
          <table:table-cell table:style-name="Gnumeric-default" table:formula="of:=SUM([.F930:.H930])" office:value-type="float" office:value="-1.7840374224154849e-278">
            <text:p>−1.78403742E−2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31]-[.C931]" office:value-type="float" office:value="0">
            <text:p>0</text:p>
          </table:table-cell>
          <table:table-cell table:style-name="Gnumeric-default" table:formula="of:=[.E931]*[.$K$1]" office:value-type="float" office:value="0">
            <text:p>0</text:p>
          </table:table-cell>
          <table:table-cell table:style-name="Gnumeric-default" table:formula="of:=[.$K$2]*([.E931]+[.G930])*0.02" office:value-type="float" office:value="-8.9201871120774241e-283">
            <text:p>−8.920187112077E−283</text:p>
          </table:table-cell>
          <table:table-cell table:style-name="Gnumeric-default" table:formula="of:=[.$K$3]*([.E931]-[.E930])/0.02" office:value-type="float" office:value="0">
            <text:p>0</text:p>
          </table:table-cell>
          <table:table-cell table:style-name="Gnumeric-default" table:formula="of:=SUM([.F931:.H931])" office:value-type="float" office:value="-8.9201871120774241e-283">
            <text:p>−8.92018711E−2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32]-[.C932]" office:value-type="float" office:value="0">
            <text:p>0</text:p>
          </table:table-cell>
          <table:table-cell table:style-name="Gnumeric-default" table:formula="of:=[.E932]*[.$K$1]" office:value-type="float" office:value="0">
            <text:p>0</text:p>
          </table:table-cell>
          <table:table-cell table:style-name="Gnumeric-default" table:formula="of:=[.$K$2]*([.E932]+[.G931])*0.02" office:value-type="float" office:value="-4.4600935560387118e-287">
            <text:p>−4.460093556039E−287</text:p>
          </table:table-cell>
          <table:table-cell table:style-name="Gnumeric-default" table:formula="of:=[.$K$3]*([.E932]-[.E931])/0.02" office:value-type="float" office:value="0">
            <text:p>0</text:p>
          </table:table-cell>
          <table:table-cell table:style-name="Gnumeric-default" table:formula="of:=SUM([.F932:.H932])" office:value-type="float" office:value="-4.4600935560387118e-287">
            <text:p>−4.46009356E−2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33]-[.C933]" office:value-type="float" office:value="0">
            <text:p>0</text:p>
          </table:table-cell>
          <table:table-cell table:style-name="Gnumeric-default" table:formula="of:=[.E933]*[.$K$1]" office:value-type="float" office:value="0">
            <text:p>0</text:p>
          </table:table-cell>
          <table:table-cell table:style-name="Gnumeric-default" table:formula="of:=[.$K$2]*([.E933]+[.G932])*0.02" office:value-type="float" office:value="-2.2300467780193559e-291">
            <text:p>−2.230046778019E−291</text:p>
          </table:table-cell>
          <table:table-cell table:style-name="Gnumeric-default" table:formula="of:=[.$K$3]*([.E933]-[.E932])/0.02" office:value-type="float" office:value="0">
            <text:p>0</text:p>
          </table:table-cell>
          <table:table-cell table:style-name="Gnumeric-default" table:formula="of:=SUM([.F933:.H933])" office:value-type="float" office:value="-2.2300467780193559e-291">
            <text:p>−2.23004678E−2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34]-[.C934]" office:value-type="float" office:value="0">
            <text:p>0</text:p>
          </table:table-cell>
          <table:table-cell table:style-name="Gnumeric-default" table:formula="of:=[.E934]*[.$K$1]" office:value-type="float" office:value="0">
            <text:p>0</text:p>
          </table:table-cell>
          <table:table-cell table:style-name="Gnumeric-default" table:formula="of:=[.$K$2]*([.E934]+[.G933])*0.02" office:value-type="float" office:value="-1.1150233890096781e-295">
            <text:p>−1.115023389010E−295</text:p>
          </table:table-cell>
          <table:table-cell table:style-name="Gnumeric-default" table:formula="of:=[.$K$3]*([.E934]-[.E933])/0.02" office:value-type="float" office:value="0">
            <text:p>0</text:p>
          </table:table-cell>
          <table:table-cell table:style-name="Gnumeric-default" table:formula="of:=SUM([.F934:.H934])" office:value-type="float" office:value="-1.1150233890096781e-295">
            <text:p>−1.11502339E−2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35]-[.C935]" office:value-type="float" office:value="0">
            <text:p>0</text:p>
          </table:table-cell>
          <table:table-cell table:style-name="Gnumeric-default" table:formula="of:=[.E935]*[.$K$1]" office:value-type="float" office:value="0">
            <text:p>0</text:p>
          </table:table-cell>
          <table:table-cell table:style-name="Gnumeric-default" table:formula="of:=[.$K$2]*([.E935]+[.G934])*0.02" office:value-type="float" office:value="-5.5751169450483902e-300">
            <text:p>−5.575116945048E−300</text:p>
          </table:table-cell>
          <table:table-cell table:style-name="Gnumeric-default" table:formula="of:=[.$K$3]*([.E935]-[.E934])/0.02" office:value-type="float" office:value="0">
            <text:p>0</text:p>
          </table:table-cell>
          <table:table-cell table:style-name="Gnumeric-default" table:formula="of:=SUM([.F935:.H935])" office:value-type="float" office:value="-5.5751169450483902e-300">
            <text:p>−5.57511695E−30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36]-[.C936]" office:value-type="float" office:value="0">
            <text:p>0</text:p>
          </table:table-cell>
          <table:table-cell table:style-name="Gnumeric-default" table:formula="of:=[.E936]*[.$K$1]" office:value-type="float" office:value="0">
            <text:p>0</text:p>
          </table:table-cell>
          <table:table-cell table:style-name="Gnumeric-default" table:formula="of:=[.$K$2]*([.E936]+[.G935])*0.02" office:value-type="float" office:value="-2.7875584725241951e-304">
            <text:p>−2.787558472524E−304</text:p>
          </table:table-cell>
          <table:table-cell table:style-name="Gnumeric-default" table:formula="of:=[.$K$3]*([.E936]-[.E935])/0.02" office:value-type="float" office:value="0">
            <text:p>0</text:p>
          </table:table-cell>
          <table:table-cell table:style-name="Gnumeric-default" table:formula="of:=SUM([.F936:.H936])" office:value-type="float" office:value="-2.7875584725241951e-304">
            <text:p>−2.78755847E−3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37]-[.C937]" office:value-type="float" office:value="0">
            <text:p>0</text:p>
          </table:table-cell>
          <table:table-cell table:style-name="Gnumeric-default" table:formula="of:=[.E937]*[.$K$1]" office:value-type="float" office:value="0">
            <text:p>0</text:p>
          </table:table-cell>
          <table:table-cell table:style-name="Gnumeric-default" table:formula="of:=[.$K$2]*([.E937]+[.G936])*0.02" office:value-type="float" office:value="-1.3937792362620975e-308">
            <text:p>−1.393779236262E−308</text:p>
          </table:table-cell>
          <table:table-cell table:style-name="Gnumeric-default" table:formula="of:=[.$K$3]*([.E937]-[.E936])/0.02" office:value-type="float" office:value="0">
            <text:p>0</text:p>
          </table:table-cell>
          <table:table-cell table:style-name="Gnumeric-default" table:formula="of:=SUM([.F937:.H937])" office:value-type="float" office:value="-1.3937792362620975e-308">
            <text:p>−1.39377924E−3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38]-[.C938]" office:value-type="float" office:value="0">
            <text:p>0</text:p>
          </table:table-cell>
          <table:table-cell table:style-name="Gnumeric-default" table:formula="of:=[.E938]*[.$K$1]" office:value-type="float" office:value="0">
            <text:p>0</text:p>
          </table:table-cell>
          <table:table-cell table:style-name="Gnumeric-default" table:formula="of:=[.$K$2]*([.E938]+[.G937])*0.02" office:value-type="float" office:value="-6.9688961813008287e-313">
            <text:p>−6.9688961813E-313</text:p>
          </table:table-cell>
          <table:table-cell table:style-name="Gnumeric-default" table:formula="of:=[.$K$3]*([.E938]-[.E937])/0.02" office:value-type="float" office:value="0">
            <text:p>0</text:p>
          </table:table-cell>
          <table:table-cell table:style-name="Gnumeric-default" table:formula="of:=SUM([.F938:.H938])" office:value-type="float" office:value="-6.9688961813008287e-313">
            <text:p>−6.96889618E−3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39]-[.C939]" office:value-type="float" office:value="0">
            <text:p>0</text:p>
          </table:table-cell>
          <table:table-cell table:style-name="Gnumeric-default" table:formula="of:=[.E939]*[.$K$1]" office:value-type="float" office:value="0">
            <text:p>0</text:p>
          </table:table-cell>
          <table:table-cell table:style-name="Gnumeric-default" table:formula="of:=[.$K$2]*([.E939]+[.G938])*0.02" office:value-type="float" office:value="-3.4844478679256212e-317">
            <text:p>−3.484448E-317</text:p>
          </table:table-cell>
          <table:table-cell table:style-name="Gnumeric-default" table:formula="of:=[.$K$3]*([.E939]-[.E938])/0.02" office:value-type="float" office:value="0">
            <text:p>0</text:p>
          </table:table-cell>
          <table:table-cell table:style-name="Gnumeric-default" table:formula="of:=SUM([.F939:.H939])" office:value-type="float" office:value="-3.4844478679256212e-317">
            <text:p>−3.484448E-3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40]-[.C940]" office:value-type="float" office:value="0">
            <text:p>0</text:p>
          </table:table-cell>
          <table:table-cell table:style-name="Gnumeric-default" table:formula="of:=[.E940]*[.$K$1]" office:value-type="float" office:value="0">
            <text:p>0</text:p>
          </table:table-cell>
          <table:table-cell table:style-name="Gnumeric-default" table:formula="of:=[.$K$2]*([.E940]+[.G939])*0.02" office:value-type="float" office:value="-1.7440517298196003e-321">
            <text:p>−1.7440517298196E-321</text:p>
          </table:table-cell>
          <table:table-cell table:style-name="Gnumeric-default" table:formula="of:=[.$K$3]*([.E940]-[.E939])/0.02" office:value-type="float" office:value="0">
            <text:p>0</text:p>
          </table:table-cell>
          <table:table-cell table:style-name="Gnumeric-default" table:formula="of:=SUM([.F940:.H940])" office:value-type="float" office:value="-1.7440517298196003e-321">
            <text:p>−1.74405173E−3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41]-[.C941]" office:value-type="float" office:value="0">
            <text:p>0</text:p>
          </table:table-cell>
          <table:table-cell table:style-name="Gnumeric-default" table:formula="of:=[.E941]*[.$K$1]" office:value-type="float" office:value="0">
            <text:p>0</text:p>
          </table:table-cell>
          <table:table-cell table:style-name="Gnumeric-default" table:formula="of:=[.$K$2]*([.E941]+[.G940])*0.02" office:value-type="float" office:value="-0">
            <text:p>−0</text:p>
          </table:table-cell>
          <table:table-cell table:style-name="Gnumeric-default" table:formula="of:=[.$K$3]*([.E941]-[.E940])/0.02" office:value-type="float" office:value="0">
            <text:p>0</text:p>
          </table:table-cell>
          <table:table-cell table:style-name="Gnumeric-default" table:formula="of:=SUM([.F941:.H94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42]-[.C942]" office:value-type="float" office:value="0">
            <text:p>0</text:p>
          </table:table-cell>
          <table:table-cell table:style-name="Gnumeric-default" table:formula="of:=[.E942]*[.$K$1]" office:value-type="float" office:value="0">
            <text:p>0</text:p>
          </table:table-cell>
          <table:table-cell table:style-name="Gnumeric-default" table:formula="of:=[.$K$2]*([.E942]+[.G941])*0.02" office:value-type="float" office:value="0">
            <text:p>0</text:p>
          </table:table-cell>
          <table:table-cell table:style-name="Gnumeric-default" table:formula="of:=[.$K$3]*([.E942]-[.E941])/0.02" office:value-type="float" office:value="0">
            <text:p>0</text:p>
          </table:table-cell>
          <table:table-cell table:style-name="Gnumeric-default" table:formula="of:=SUM([.F942:.H94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43]-[.C943]" office:value-type="float" office:value="0">
            <text:p>0</text:p>
          </table:table-cell>
          <table:table-cell table:style-name="Gnumeric-default" table:formula="of:=[.E943]*[.$K$1]" office:value-type="float" office:value="0">
            <text:p>0</text:p>
          </table:table-cell>
          <table:table-cell table:style-name="Gnumeric-default" table:formula="of:=[.$K$2]*([.E943]+[.G942])*0.02" office:value-type="float" office:value="0">
            <text:p>0</text:p>
          </table:table-cell>
          <table:table-cell table:style-name="Gnumeric-default" table:formula="of:=[.$K$3]*([.E943]-[.E942])/0.02" office:value-type="float" office:value="0">
            <text:p>0</text:p>
          </table:table-cell>
          <table:table-cell table:style-name="Gnumeric-default" table:formula="of:=SUM([.F943:.H94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44]-[.C944]" office:value-type="float" office:value="0">
            <text:p>0</text:p>
          </table:table-cell>
          <table:table-cell table:style-name="Gnumeric-default" table:formula="of:=[.E944]*[.$K$1]" office:value-type="float" office:value="0">
            <text:p>0</text:p>
          </table:table-cell>
          <table:table-cell table:style-name="Gnumeric-default" table:formula="of:=[.$K$2]*([.E944]+[.G943])*0.02" office:value-type="float" office:value="0">
            <text:p>0</text:p>
          </table:table-cell>
          <table:table-cell table:style-name="Gnumeric-default" table:formula="of:=[.$K$3]*([.E944]-[.E943])/0.02" office:value-type="float" office:value="0">
            <text:p>0</text:p>
          </table:table-cell>
          <table:table-cell table:style-name="Gnumeric-default" table:formula="of:=SUM([.F944:.H94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45]-[.C945]" office:value-type="float" office:value="0">
            <text:p>0</text:p>
          </table:table-cell>
          <table:table-cell table:style-name="Gnumeric-default" table:formula="of:=[.E945]*[.$K$1]" office:value-type="float" office:value="0">
            <text:p>0</text:p>
          </table:table-cell>
          <table:table-cell table:style-name="Gnumeric-default" table:formula="of:=[.$K$2]*([.E945]+[.G944])*0.02" office:value-type="float" office:value="0">
            <text:p>0</text:p>
          </table:table-cell>
          <table:table-cell table:style-name="Gnumeric-default" table:formula="of:=[.$K$3]*([.E945]-[.E944])/0.02" office:value-type="float" office:value="0">
            <text:p>0</text:p>
          </table:table-cell>
          <table:table-cell table:style-name="Gnumeric-default" table:formula="of:=SUM([.F945:.H94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46]-[.C946]" office:value-type="float" office:value="0">
            <text:p>0</text:p>
          </table:table-cell>
          <table:table-cell table:style-name="Gnumeric-default" table:formula="of:=[.E946]*[.$K$1]" office:value-type="float" office:value="0">
            <text:p>0</text:p>
          </table:table-cell>
          <table:table-cell table:style-name="Gnumeric-default" table:formula="of:=[.$K$2]*([.E946]+[.G945])*0.02" office:value-type="float" office:value="0">
            <text:p>0</text:p>
          </table:table-cell>
          <table:table-cell table:style-name="Gnumeric-default" table:formula="of:=[.$K$3]*([.E946]-[.E945])/0.02" office:value-type="float" office:value="0">
            <text:p>0</text:p>
          </table:table-cell>
          <table:table-cell table:style-name="Gnumeric-default" table:formula="of:=SUM([.F946:.H94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47]-[.C947]" office:value-type="float" office:value="0">
            <text:p>0</text:p>
          </table:table-cell>
          <table:table-cell table:style-name="Gnumeric-default" table:formula="of:=[.E947]*[.$K$1]" office:value-type="float" office:value="0">
            <text:p>0</text:p>
          </table:table-cell>
          <table:table-cell table:style-name="Gnumeric-default" table:formula="of:=[.$K$2]*([.E947]+[.G946])*0.02" office:value-type="float" office:value="0">
            <text:p>0</text:p>
          </table:table-cell>
          <table:table-cell table:style-name="Gnumeric-default" table:formula="of:=[.$K$3]*([.E947]-[.E946])/0.02" office:value-type="float" office:value="0">
            <text:p>0</text:p>
          </table:table-cell>
          <table:table-cell table:style-name="Gnumeric-default" table:formula="of:=SUM([.F947:.H94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48]-[.C948]" office:value-type="float" office:value="0">
            <text:p>0</text:p>
          </table:table-cell>
          <table:table-cell table:style-name="Gnumeric-default" table:formula="of:=[.E948]*[.$K$1]" office:value-type="float" office:value="0">
            <text:p>0</text:p>
          </table:table-cell>
          <table:table-cell table:style-name="Gnumeric-default" table:formula="of:=[.$K$2]*([.E948]+[.G947])*0.02" office:value-type="float" office:value="0">
            <text:p>0</text:p>
          </table:table-cell>
          <table:table-cell table:style-name="Gnumeric-default" table:formula="of:=[.$K$3]*([.E948]-[.E947])/0.02" office:value-type="float" office:value="0">
            <text:p>0</text:p>
          </table:table-cell>
          <table:table-cell table:style-name="Gnumeric-default" table:formula="of:=SUM([.F948:.H94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49]-[.C949]" office:value-type="float" office:value="0">
            <text:p>0</text:p>
          </table:table-cell>
          <table:table-cell table:style-name="Gnumeric-default" table:formula="of:=[.E949]*[.$K$1]" office:value-type="float" office:value="0">
            <text:p>0</text:p>
          </table:table-cell>
          <table:table-cell table:style-name="Gnumeric-default" table:formula="of:=[.$K$2]*([.E949]+[.G948])*0.02" office:value-type="float" office:value="0">
            <text:p>0</text:p>
          </table:table-cell>
          <table:table-cell table:style-name="Gnumeric-default" table:formula="of:=[.$K$3]*([.E949]-[.E948])/0.02" office:value-type="float" office:value="0">
            <text:p>0</text:p>
          </table:table-cell>
          <table:table-cell table:style-name="Gnumeric-default" table:formula="of:=SUM([.F949:.H94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50]-[.C950]" office:value-type="float" office:value="0">
            <text:p>0</text:p>
          </table:table-cell>
          <table:table-cell table:style-name="Gnumeric-default" table:formula="of:=[.E950]*[.$K$1]" office:value-type="float" office:value="0">
            <text:p>0</text:p>
          </table:table-cell>
          <table:table-cell table:style-name="Gnumeric-default" table:formula="of:=[.$K$2]*([.E950]+[.G949])*0.02" office:value-type="float" office:value="0">
            <text:p>0</text:p>
          </table:table-cell>
          <table:table-cell table:style-name="Gnumeric-default" table:formula="of:=[.$K$3]*([.E950]-[.E949])/0.02" office:value-type="float" office:value="0">
            <text:p>0</text:p>
          </table:table-cell>
          <table:table-cell table:style-name="Gnumeric-default" table:formula="of:=SUM([.F950:.H95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51]-[.C951]" office:value-type="float" office:value="0">
            <text:p>0</text:p>
          </table:table-cell>
          <table:table-cell table:style-name="Gnumeric-default" table:formula="of:=[.E951]*[.$K$1]" office:value-type="float" office:value="0">
            <text:p>0</text:p>
          </table:table-cell>
          <table:table-cell table:style-name="Gnumeric-default" table:formula="of:=[.$K$2]*([.E951]+[.G950])*0.02" office:value-type="float" office:value="0">
            <text:p>0</text:p>
          </table:table-cell>
          <table:table-cell table:style-name="Gnumeric-default" table:formula="of:=[.$K$3]*([.E951]-[.E950])/0.02" office:value-type="float" office:value="0">
            <text:p>0</text:p>
          </table:table-cell>
          <table:table-cell table:style-name="Gnumeric-default" table:formula="of:=SUM([.F951:.H95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52]-[.C952]" office:value-type="float" office:value="0">
            <text:p>0</text:p>
          </table:table-cell>
          <table:table-cell table:style-name="Gnumeric-default" table:formula="of:=[.E952]*[.$K$1]" office:value-type="float" office:value="0">
            <text:p>0</text:p>
          </table:table-cell>
          <table:table-cell table:style-name="Gnumeric-default" table:formula="of:=[.$K$2]*([.E952]+[.G951])*0.02" office:value-type="float" office:value="0">
            <text:p>0</text:p>
          </table:table-cell>
          <table:table-cell table:style-name="Gnumeric-default" table:formula="of:=[.$K$3]*([.E952]-[.E951])/0.02" office:value-type="float" office:value="0">
            <text:p>0</text:p>
          </table:table-cell>
          <table:table-cell table:style-name="Gnumeric-default" table:formula="of:=SUM([.F952:.H95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53]-[.C953]" office:value-type="float" office:value="0">
            <text:p>0</text:p>
          </table:table-cell>
          <table:table-cell table:style-name="Gnumeric-default" table:formula="of:=[.E953]*[.$K$1]" office:value-type="float" office:value="0">
            <text:p>0</text:p>
          </table:table-cell>
          <table:table-cell table:style-name="Gnumeric-default" table:formula="of:=[.$K$2]*([.E953]+[.G952])*0.02" office:value-type="float" office:value="0">
            <text:p>0</text:p>
          </table:table-cell>
          <table:table-cell table:style-name="Gnumeric-default" table:formula="of:=[.$K$3]*([.E953]-[.E952])/0.02" office:value-type="float" office:value="0">
            <text:p>0</text:p>
          </table:table-cell>
          <table:table-cell table:style-name="Gnumeric-default" table:formula="of:=SUM([.F953:.H95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54]-[.C954]" office:value-type="float" office:value="0">
            <text:p>0</text:p>
          </table:table-cell>
          <table:table-cell table:style-name="Gnumeric-default" table:formula="of:=[.E954]*[.$K$1]" office:value-type="float" office:value="0">
            <text:p>0</text:p>
          </table:table-cell>
          <table:table-cell table:style-name="Gnumeric-default" table:formula="of:=[.$K$2]*([.E954]+[.G953])*0.02" office:value-type="float" office:value="0">
            <text:p>0</text:p>
          </table:table-cell>
          <table:table-cell table:style-name="Gnumeric-default" table:formula="of:=[.$K$3]*([.E954]-[.E953])/0.02" office:value-type="float" office:value="0">
            <text:p>0</text:p>
          </table:table-cell>
          <table:table-cell table:style-name="Gnumeric-default" table:formula="of:=SUM([.F954:.H95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55]-[.C955]" office:value-type="float" office:value="0">
            <text:p>0</text:p>
          </table:table-cell>
          <table:table-cell table:style-name="Gnumeric-default" table:formula="of:=[.E955]*[.$K$1]" office:value-type="float" office:value="0">
            <text:p>0</text:p>
          </table:table-cell>
          <table:table-cell table:style-name="Gnumeric-default" table:formula="of:=[.$K$2]*([.E955]+[.G954])*0.02" office:value-type="float" office:value="0">
            <text:p>0</text:p>
          </table:table-cell>
          <table:table-cell table:style-name="Gnumeric-default" table:formula="of:=[.$K$3]*([.E955]-[.E954])/0.02" office:value-type="float" office:value="0">
            <text:p>0</text:p>
          </table:table-cell>
          <table:table-cell table:style-name="Gnumeric-default" table:formula="of:=SUM([.F955:.H95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56]-[.C956]" office:value-type="float" office:value="0">
            <text:p>0</text:p>
          </table:table-cell>
          <table:table-cell table:style-name="Gnumeric-default" table:formula="of:=[.E956]*[.$K$1]" office:value-type="float" office:value="0">
            <text:p>0</text:p>
          </table:table-cell>
          <table:table-cell table:style-name="Gnumeric-default" table:formula="of:=[.$K$2]*([.E956]+[.G955])*0.02" office:value-type="float" office:value="0">
            <text:p>0</text:p>
          </table:table-cell>
          <table:table-cell table:style-name="Gnumeric-default" table:formula="of:=[.$K$3]*([.E956]-[.E955])/0.02" office:value-type="float" office:value="0">
            <text:p>0</text:p>
          </table:table-cell>
          <table:table-cell table:style-name="Gnumeric-default" table:formula="of:=SUM([.F956:.H95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57]-[.C957]" office:value-type="float" office:value="0">
            <text:p>0</text:p>
          </table:table-cell>
          <table:table-cell table:style-name="Gnumeric-default" table:formula="of:=[.E957]*[.$K$1]" office:value-type="float" office:value="0">
            <text:p>0</text:p>
          </table:table-cell>
          <table:table-cell table:style-name="Gnumeric-default" table:formula="of:=[.$K$2]*([.E957]+[.G956])*0.02" office:value-type="float" office:value="0">
            <text:p>0</text:p>
          </table:table-cell>
          <table:table-cell table:style-name="Gnumeric-default" table:formula="of:=[.$K$3]*([.E957]-[.E956])/0.02" office:value-type="float" office:value="0">
            <text:p>0</text:p>
          </table:table-cell>
          <table:table-cell table:style-name="Gnumeric-default" table:formula="of:=SUM([.F957:.H95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58]-[.C958]" office:value-type="float" office:value="0">
            <text:p>0</text:p>
          </table:table-cell>
          <table:table-cell table:style-name="Gnumeric-default" table:formula="of:=[.E958]*[.$K$1]" office:value-type="float" office:value="0">
            <text:p>0</text:p>
          </table:table-cell>
          <table:table-cell table:style-name="Gnumeric-default" table:formula="of:=[.$K$2]*([.E958]+[.G957])*0.02" office:value-type="float" office:value="0">
            <text:p>0</text:p>
          </table:table-cell>
          <table:table-cell table:style-name="Gnumeric-default" table:formula="of:=[.$K$3]*([.E958]-[.E957])/0.02" office:value-type="float" office:value="0">
            <text:p>0</text:p>
          </table:table-cell>
          <table:table-cell table:style-name="Gnumeric-default" table:formula="of:=SUM([.F958:.H95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59]-[.C959]" office:value-type="float" office:value="0">
            <text:p>0</text:p>
          </table:table-cell>
          <table:table-cell table:style-name="Gnumeric-default" table:formula="of:=[.E959]*[.$K$1]" office:value-type="float" office:value="0">
            <text:p>0</text:p>
          </table:table-cell>
          <table:table-cell table:style-name="Gnumeric-default" table:formula="of:=[.$K$2]*([.E959]+[.G958])*0.02" office:value-type="float" office:value="0">
            <text:p>0</text:p>
          </table:table-cell>
          <table:table-cell table:style-name="Gnumeric-default" table:formula="of:=[.$K$3]*([.E959]-[.E958])/0.02" office:value-type="float" office:value="0">
            <text:p>0</text:p>
          </table:table-cell>
          <table:table-cell table:style-name="Gnumeric-default" table:formula="of:=SUM([.F959:.H95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60]-[.C960]" office:value-type="float" office:value="0">
            <text:p>0</text:p>
          </table:table-cell>
          <table:table-cell table:style-name="Gnumeric-default" table:formula="of:=[.E960]*[.$K$1]" office:value-type="float" office:value="0">
            <text:p>0</text:p>
          </table:table-cell>
          <table:table-cell table:style-name="Gnumeric-default" table:formula="of:=[.$K$2]*([.E960]+[.G959])*0.02" office:value-type="float" office:value="0">
            <text:p>0</text:p>
          </table:table-cell>
          <table:table-cell table:style-name="Gnumeric-default" table:formula="of:=[.$K$3]*([.E960]-[.E959])/0.02" office:value-type="float" office:value="0">
            <text:p>0</text:p>
          </table:table-cell>
          <table:table-cell table:style-name="Gnumeric-default" table:formula="of:=SUM([.F960:.H96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61]-[.C961]" office:value-type="float" office:value="0">
            <text:p>0</text:p>
          </table:table-cell>
          <table:table-cell table:style-name="Gnumeric-default" table:formula="of:=[.E961]*[.$K$1]" office:value-type="float" office:value="0">
            <text:p>0</text:p>
          </table:table-cell>
          <table:table-cell table:style-name="Gnumeric-default" table:formula="of:=[.$K$2]*([.E961]+[.G960])*0.02" office:value-type="float" office:value="0">
            <text:p>0</text:p>
          </table:table-cell>
          <table:table-cell table:style-name="Gnumeric-default" table:formula="of:=[.$K$3]*([.E961]-[.E960])/0.02" office:value-type="float" office:value="0">
            <text:p>0</text:p>
          </table:table-cell>
          <table:table-cell table:style-name="Gnumeric-default" table:formula="of:=SUM([.F961:.H96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62]-[.C962]" office:value-type="float" office:value="0">
            <text:p>0</text:p>
          </table:table-cell>
          <table:table-cell table:style-name="Gnumeric-default" table:formula="of:=[.E962]*[.$K$1]" office:value-type="float" office:value="0">
            <text:p>0</text:p>
          </table:table-cell>
          <table:table-cell table:style-name="Gnumeric-default" table:formula="of:=[.$K$2]*([.E962]+[.G961])*0.02" office:value-type="float" office:value="0">
            <text:p>0</text:p>
          </table:table-cell>
          <table:table-cell table:style-name="Gnumeric-default" table:formula="of:=[.$K$3]*([.E962]-[.E961])/0.02" office:value-type="float" office:value="0">
            <text:p>0</text:p>
          </table:table-cell>
          <table:table-cell table:style-name="Gnumeric-default" table:formula="of:=SUM([.F962:.H96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63]-[.C963]" office:value-type="float" office:value="0">
            <text:p>0</text:p>
          </table:table-cell>
          <table:table-cell table:style-name="Gnumeric-default" table:formula="of:=[.E963]*[.$K$1]" office:value-type="float" office:value="0">
            <text:p>0</text:p>
          </table:table-cell>
          <table:table-cell table:style-name="Gnumeric-default" table:formula="of:=[.$K$2]*([.E963]+[.G962])*0.02" office:value-type="float" office:value="0">
            <text:p>0</text:p>
          </table:table-cell>
          <table:table-cell table:style-name="Gnumeric-default" table:formula="of:=[.$K$3]*([.E963]-[.E962])/0.02" office:value-type="float" office:value="0">
            <text:p>0</text:p>
          </table:table-cell>
          <table:table-cell table:style-name="Gnumeric-default" table:formula="of:=SUM([.F963:.H96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64]-[.C964]" office:value-type="float" office:value="0">
            <text:p>0</text:p>
          </table:table-cell>
          <table:table-cell table:style-name="Gnumeric-default" table:formula="of:=[.E964]*[.$K$1]" office:value-type="float" office:value="0">
            <text:p>0</text:p>
          </table:table-cell>
          <table:table-cell table:style-name="Gnumeric-default" table:formula="of:=[.$K$2]*([.E964]+[.G963])*0.02" office:value-type="float" office:value="0">
            <text:p>0</text:p>
          </table:table-cell>
          <table:table-cell table:style-name="Gnumeric-default" table:formula="of:=[.$K$3]*([.E964]-[.E963])/0.02" office:value-type="float" office:value="0">
            <text:p>0</text:p>
          </table:table-cell>
          <table:table-cell table:style-name="Gnumeric-default" table:formula="of:=SUM([.F964:.H96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65]-[.C965]" office:value-type="float" office:value="0">
            <text:p>0</text:p>
          </table:table-cell>
          <table:table-cell table:style-name="Gnumeric-default" table:formula="of:=[.E965]*[.$K$1]" office:value-type="float" office:value="0">
            <text:p>0</text:p>
          </table:table-cell>
          <table:table-cell table:style-name="Gnumeric-default" table:formula="of:=[.$K$2]*([.E965]+[.G964])*0.02" office:value-type="float" office:value="0">
            <text:p>0</text:p>
          </table:table-cell>
          <table:table-cell table:style-name="Gnumeric-default" table:formula="of:=[.$K$3]*([.E965]-[.E964])/0.02" office:value-type="float" office:value="0">
            <text:p>0</text:p>
          </table:table-cell>
          <table:table-cell table:style-name="Gnumeric-default" table:formula="of:=SUM([.F965:.H96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66]-[.C966]" office:value-type="float" office:value="0">
            <text:p>0</text:p>
          </table:table-cell>
          <table:table-cell table:style-name="Gnumeric-default" table:formula="of:=[.E966]*[.$K$1]" office:value-type="float" office:value="0">
            <text:p>0</text:p>
          </table:table-cell>
          <table:table-cell table:style-name="Gnumeric-default" table:formula="of:=[.$K$2]*([.E966]+[.G965])*0.02" office:value-type="float" office:value="0">
            <text:p>0</text:p>
          </table:table-cell>
          <table:table-cell table:style-name="Gnumeric-default" table:formula="of:=[.$K$3]*([.E966]-[.E965])/0.02" office:value-type="float" office:value="0">
            <text:p>0</text:p>
          </table:table-cell>
          <table:table-cell table:style-name="Gnumeric-default" table:formula="of:=SUM([.F966:.H96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67]-[.C967]" office:value-type="float" office:value="0">
            <text:p>0</text:p>
          </table:table-cell>
          <table:table-cell table:style-name="Gnumeric-default" table:formula="of:=[.E967]*[.$K$1]" office:value-type="float" office:value="0">
            <text:p>0</text:p>
          </table:table-cell>
          <table:table-cell table:style-name="Gnumeric-default" table:formula="of:=[.$K$2]*([.E967]+[.G966])*0.02" office:value-type="float" office:value="0">
            <text:p>0</text:p>
          </table:table-cell>
          <table:table-cell table:style-name="Gnumeric-default" table:formula="of:=[.$K$3]*([.E967]-[.E966])/0.02" office:value-type="float" office:value="0">
            <text:p>0</text:p>
          </table:table-cell>
          <table:table-cell table:style-name="Gnumeric-default" table:formula="of:=SUM([.F967:.H96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68]-[.C968]" office:value-type="float" office:value="0">
            <text:p>0</text:p>
          </table:table-cell>
          <table:table-cell table:style-name="Gnumeric-default" table:formula="of:=[.E968]*[.$K$1]" office:value-type="float" office:value="0">
            <text:p>0</text:p>
          </table:table-cell>
          <table:table-cell table:style-name="Gnumeric-default" table:formula="of:=[.$K$2]*([.E968]+[.G967])*0.02" office:value-type="float" office:value="0">
            <text:p>0</text:p>
          </table:table-cell>
          <table:table-cell table:style-name="Gnumeric-default" table:formula="of:=[.$K$3]*([.E968]-[.E967])/0.02" office:value-type="float" office:value="0">
            <text:p>0</text:p>
          </table:table-cell>
          <table:table-cell table:style-name="Gnumeric-default" table:formula="of:=SUM([.F968:.H96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69]-[.C969]" office:value-type="float" office:value="0">
            <text:p>0</text:p>
          </table:table-cell>
          <table:table-cell table:style-name="Gnumeric-default" table:formula="of:=[.E969]*[.$K$1]" office:value-type="float" office:value="0">
            <text:p>0</text:p>
          </table:table-cell>
          <table:table-cell table:style-name="Gnumeric-default" table:formula="of:=[.$K$2]*([.E969]+[.G968])*0.02" office:value-type="float" office:value="0">
            <text:p>0</text:p>
          </table:table-cell>
          <table:table-cell table:style-name="Gnumeric-default" table:formula="of:=[.$K$3]*([.E969]-[.E968])/0.02" office:value-type="float" office:value="0">
            <text:p>0</text:p>
          </table:table-cell>
          <table:table-cell table:style-name="Gnumeric-default" table:formula="of:=SUM([.F969:.H96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70]-[.C970]" office:value-type="float" office:value="0">
            <text:p>0</text:p>
          </table:table-cell>
          <table:table-cell table:style-name="Gnumeric-default" table:formula="of:=[.E970]*[.$K$1]" office:value-type="float" office:value="0">
            <text:p>0</text:p>
          </table:table-cell>
          <table:table-cell table:style-name="Gnumeric-default" table:formula="of:=[.$K$2]*([.E970]+[.G969])*0.02" office:value-type="float" office:value="0">
            <text:p>0</text:p>
          </table:table-cell>
          <table:table-cell table:style-name="Gnumeric-default" table:formula="of:=[.$K$3]*([.E970]-[.E969])/0.02" office:value-type="float" office:value="0">
            <text:p>0</text:p>
          </table:table-cell>
          <table:table-cell table:style-name="Gnumeric-default" table:formula="of:=SUM([.F970:.H97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71]-[.C971]" office:value-type="float" office:value="0">
            <text:p>0</text:p>
          </table:table-cell>
          <table:table-cell table:style-name="Gnumeric-default" table:formula="of:=[.E971]*[.$K$1]" office:value-type="float" office:value="0">
            <text:p>0</text:p>
          </table:table-cell>
          <table:table-cell table:style-name="Gnumeric-default" table:formula="of:=[.$K$2]*([.E971]+[.G970])*0.02" office:value-type="float" office:value="0">
            <text:p>0</text:p>
          </table:table-cell>
          <table:table-cell table:style-name="Gnumeric-default" table:formula="of:=[.$K$3]*([.E971]-[.E970])/0.02" office:value-type="float" office:value="0">
            <text:p>0</text:p>
          </table:table-cell>
          <table:table-cell table:style-name="Gnumeric-default" table:formula="of:=SUM([.F971:.H97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72]-[.C972]" office:value-type="float" office:value="0">
            <text:p>0</text:p>
          </table:table-cell>
          <table:table-cell table:style-name="Gnumeric-default" table:formula="of:=[.E972]*[.$K$1]" office:value-type="float" office:value="0">
            <text:p>0</text:p>
          </table:table-cell>
          <table:table-cell table:style-name="Gnumeric-default" table:formula="of:=[.$K$2]*([.E972]+[.G971])*0.02" office:value-type="float" office:value="0">
            <text:p>0</text:p>
          </table:table-cell>
          <table:table-cell table:style-name="Gnumeric-default" table:formula="of:=[.$K$3]*([.E972]-[.E971])/0.02" office:value-type="float" office:value="0">
            <text:p>0</text:p>
          </table:table-cell>
          <table:table-cell table:style-name="Gnumeric-default" table:formula="of:=SUM([.F972:.H97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73]-[.C973]" office:value-type="float" office:value="0">
            <text:p>0</text:p>
          </table:table-cell>
          <table:table-cell table:style-name="Gnumeric-default" table:formula="of:=[.E973]*[.$K$1]" office:value-type="float" office:value="0">
            <text:p>0</text:p>
          </table:table-cell>
          <table:table-cell table:style-name="Gnumeric-default" table:formula="of:=[.$K$2]*([.E973]+[.G972])*0.02" office:value-type="float" office:value="0">
            <text:p>0</text:p>
          </table:table-cell>
          <table:table-cell table:style-name="Gnumeric-default" table:formula="of:=[.$K$3]*([.E973]-[.E972])/0.02" office:value-type="float" office:value="0">
            <text:p>0</text:p>
          </table:table-cell>
          <table:table-cell table:style-name="Gnumeric-default" table:formula="of:=SUM([.F973:.H97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74]-[.C974]" office:value-type="float" office:value="0">
            <text:p>0</text:p>
          </table:table-cell>
          <table:table-cell table:style-name="Gnumeric-default" table:formula="of:=[.E974]*[.$K$1]" office:value-type="float" office:value="0">
            <text:p>0</text:p>
          </table:table-cell>
          <table:table-cell table:style-name="Gnumeric-default" table:formula="of:=[.$K$2]*([.E974]+[.G973])*0.02" office:value-type="float" office:value="0">
            <text:p>0</text:p>
          </table:table-cell>
          <table:table-cell table:style-name="Gnumeric-default" table:formula="of:=[.$K$3]*([.E974]-[.E973])/0.02" office:value-type="float" office:value="0">
            <text:p>0</text:p>
          </table:table-cell>
          <table:table-cell table:style-name="Gnumeric-default" table:formula="of:=SUM([.F974:.H97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75]-[.C975]" office:value-type="float" office:value="0">
            <text:p>0</text:p>
          </table:table-cell>
          <table:table-cell table:style-name="Gnumeric-default" table:formula="of:=[.E975]*[.$K$1]" office:value-type="float" office:value="0">
            <text:p>0</text:p>
          </table:table-cell>
          <table:table-cell table:style-name="Gnumeric-default" table:formula="of:=[.$K$2]*([.E975]+[.G974])*0.02" office:value-type="float" office:value="0">
            <text:p>0</text:p>
          </table:table-cell>
          <table:table-cell table:style-name="Gnumeric-default" table:formula="of:=[.$K$3]*([.E975]-[.E974])/0.02" office:value-type="float" office:value="0">
            <text:p>0</text:p>
          </table:table-cell>
          <table:table-cell table:style-name="Gnumeric-default" table:formula="of:=SUM([.F975:.H97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76]-[.C976]" office:value-type="float" office:value="0">
            <text:p>0</text:p>
          </table:table-cell>
          <table:table-cell table:style-name="Gnumeric-default" table:formula="of:=[.E976]*[.$K$1]" office:value-type="float" office:value="0">
            <text:p>0</text:p>
          </table:table-cell>
          <table:table-cell table:style-name="Gnumeric-default" table:formula="of:=[.$K$2]*([.E976]+[.G975])*0.02" office:value-type="float" office:value="0">
            <text:p>0</text:p>
          </table:table-cell>
          <table:table-cell table:style-name="Gnumeric-default" table:formula="of:=[.$K$3]*([.E976]-[.E975])/0.02" office:value-type="float" office:value="0">
            <text:p>0</text:p>
          </table:table-cell>
          <table:table-cell table:style-name="Gnumeric-default" table:formula="of:=SUM([.F976:.H97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77]-[.C977]" office:value-type="float" office:value="0">
            <text:p>0</text:p>
          </table:table-cell>
          <table:table-cell table:style-name="Gnumeric-default" table:formula="of:=[.E977]*[.$K$1]" office:value-type="float" office:value="0">
            <text:p>0</text:p>
          </table:table-cell>
          <table:table-cell table:style-name="Gnumeric-default" table:formula="of:=[.$K$2]*([.E977]+[.G976])*0.02" office:value-type="float" office:value="0">
            <text:p>0</text:p>
          </table:table-cell>
          <table:table-cell table:style-name="Gnumeric-default" table:formula="of:=[.$K$3]*([.E977]-[.E976])/0.02" office:value-type="float" office:value="0">
            <text:p>0</text:p>
          </table:table-cell>
          <table:table-cell table:style-name="Gnumeric-default" table:formula="of:=SUM([.F977:.H97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78]-[.C978]" office:value-type="float" office:value="0">
            <text:p>0</text:p>
          </table:table-cell>
          <table:table-cell table:style-name="Gnumeric-default" table:formula="of:=[.E978]*[.$K$1]" office:value-type="float" office:value="0">
            <text:p>0</text:p>
          </table:table-cell>
          <table:table-cell table:style-name="Gnumeric-default" table:formula="of:=[.$K$2]*([.E978]+[.G977])*0.02" office:value-type="float" office:value="0">
            <text:p>0</text:p>
          </table:table-cell>
          <table:table-cell table:style-name="Gnumeric-default" table:formula="of:=[.$K$3]*([.E978]-[.E977])/0.02" office:value-type="float" office:value="0">
            <text:p>0</text:p>
          </table:table-cell>
          <table:table-cell table:style-name="Gnumeric-default" table:formula="of:=SUM([.F978:.H97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79]-[.C979]" office:value-type="float" office:value="0">
            <text:p>0</text:p>
          </table:table-cell>
          <table:table-cell table:style-name="Gnumeric-default" table:formula="of:=[.E979]*[.$K$1]" office:value-type="float" office:value="0">
            <text:p>0</text:p>
          </table:table-cell>
          <table:table-cell table:style-name="Gnumeric-default" table:formula="of:=[.$K$2]*([.E979]+[.G978])*0.02" office:value-type="float" office:value="0">
            <text:p>0</text:p>
          </table:table-cell>
          <table:table-cell table:style-name="Gnumeric-default" table:formula="of:=[.$K$3]*([.E979]-[.E978])/0.02" office:value-type="float" office:value="0">
            <text:p>0</text:p>
          </table:table-cell>
          <table:table-cell table:style-name="Gnumeric-default" table:formula="of:=SUM([.F979:.H97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80]-[.C980]" office:value-type="float" office:value="0">
            <text:p>0</text:p>
          </table:table-cell>
          <table:table-cell table:style-name="Gnumeric-default" table:formula="of:=[.E980]*[.$K$1]" office:value-type="float" office:value="0">
            <text:p>0</text:p>
          </table:table-cell>
          <table:table-cell table:style-name="Gnumeric-default" table:formula="of:=[.$K$2]*([.E980]+[.G979])*0.02" office:value-type="float" office:value="0">
            <text:p>0</text:p>
          </table:table-cell>
          <table:table-cell table:style-name="Gnumeric-default" table:formula="of:=[.$K$3]*([.E980]-[.E979])/0.02" office:value-type="float" office:value="0">
            <text:p>0</text:p>
          </table:table-cell>
          <table:table-cell table:style-name="Gnumeric-default" table:formula="of:=SUM([.F980:.H98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81]-[.C981]" office:value-type="float" office:value="0">
            <text:p>0</text:p>
          </table:table-cell>
          <table:table-cell table:style-name="Gnumeric-default" table:formula="of:=[.E981]*[.$K$1]" office:value-type="float" office:value="0">
            <text:p>0</text:p>
          </table:table-cell>
          <table:table-cell table:style-name="Gnumeric-default" table:formula="of:=[.$K$2]*([.E981]+[.G980])*0.02" office:value-type="float" office:value="0">
            <text:p>0</text:p>
          </table:table-cell>
          <table:table-cell table:style-name="Gnumeric-default" table:formula="of:=[.$K$3]*([.E981]-[.E980])/0.02" office:value-type="float" office:value="0">
            <text:p>0</text:p>
          </table:table-cell>
          <table:table-cell table:style-name="Gnumeric-default" table:formula="of:=SUM([.F981:.H98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82]-[.C982]" office:value-type="float" office:value="0">
            <text:p>0</text:p>
          </table:table-cell>
          <table:table-cell table:style-name="Gnumeric-default" table:formula="of:=[.E982]*[.$K$1]" office:value-type="float" office:value="0">
            <text:p>0</text:p>
          </table:table-cell>
          <table:table-cell table:style-name="Gnumeric-default" table:formula="of:=[.$K$2]*([.E982]+[.G981])*0.02" office:value-type="float" office:value="0">
            <text:p>0</text:p>
          </table:table-cell>
          <table:table-cell table:style-name="Gnumeric-default" table:formula="of:=[.$K$3]*([.E982]-[.E981])/0.02" office:value-type="float" office:value="0">
            <text:p>0</text:p>
          </table:table-cell>
          <table:table-cell table:style-name="Gnumeric-default" table:formula="of:=SUM([.F982:.H98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83]-[.C983]" office:value-type="float" office:value="0">
            <text:p>0</text:p>
          </table:table-cell>
          <table:table-cell table:style-name="Gnumeric-default" table:formula="of:=[.E983]*[.$K$1]" office:value-type="float" office:value="0">
            <text:p>0</text:p>
          </table:table-cell>
          <table:table-cell table:style-name="Gnumeric-default" table:formula="of:=[.$K$2]*([.E983]+[.G982])*0.02" office:value-type="float" office:value="0">
            <text:p>0</text:p>
          </table:table-cell>
          <table:table-cell table:style-name="Gnumeric-default" table:formula="of:=[.$K$3]*([.E983]-[.E982])/0.02" office:value-type="float" office:value="0">
            <text:p>0</text:p>
          </table:table-cell>
          <table:table-cell table:style-name="Gnumeric-default" table:formula="of:=SUM([.F983:.H98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84]-[.C984]" office:value-type="float" office:value="0">
            <text:p>0</text:p>
          </table:table-cell>
          <table:table-cell table:style-name="Gnumeric-default" table:formula="of:=[.E984]*[.$K$1]" office:value-type="float" office:value="0">
            <text:p>0</text:p>
          </table:table-cell>
          <table:table-cell table:style-name="Gnumeric-default" table:formula="of:=[.$K$2]*([.E984]+[.G983])*0.02" office:value-type="float" office:value="0">
            <text:p>0</text:p>
          </table:table-cell>
          <table:table-cell table:style-name="Gnumeric-default" table:formula="of:=[.$K$3]*([.E984]-[.E983])/0.02" office:value-type="float" office:value="0">
            <text:p>0</text:p>
          </table:table-cell>
          <table:table-cell table:style-name="Gnumeric-default" table:formula="of:=SUM([.F984:.H98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85]-[.C985]" office:value-type="float" office:value="0">
            <text:p>0</text:p>
          </table:table-cell>
          <table:table-cell table:style-name="Gnumeric-default" table:formula="of:=[.E985]*[.$K$1]" office:value-type="float" office:value="0">
            <text:p>0</text:p>
          </table:table-cell>
          <table:table-cell table:style-name="Gnumeric-default" table:formula="of:=[.$K$2]*([.E985]+[.G984])*0.02" office:value-type="float" office:value="0">
            <text:p>0</text:p>
          </table:table-cell>
          <table:table-cell table:style-name="Gnumeric-default" table:formula="of:=[.$K$3]*([.E985]-[.E984])/0.02" office:value-type="float" office:value="0">
            <text:p>0</text:p>
          </table:table-cell>
          <table:table-cell table:style-name="Gnumeric-default" table:formula="of:=SUM([.F985:.H98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86]-[.C986]" office:value-type="float" office:value="0">
            <text:p>0</text:p>
          </table:table-cell>
          <table:table-cell table:style-name="Gnumeric-default" table:formula="of:=[.E986]*[.$K$1]" office:value-type="float" office:value="0">
            <text:p>0</text:p>
          </table:table-cell>
          <table:table-cell table:style-name="Gnumeric-default" table:formula="of:=[.$K$2]*([.E986]+[.G985])*0.02" office:value-type="float" office:value="0">
            <text:p>0</text:p>
          </table:table-cell>
          <table:table-cell table:style-name="Gnumeric-default" table:formula="of:=[.$K$3]*([.E986]-[.E985])/0.02" office:value-type="float" office:value="0">
            <text:p>0</text:p>
          </table:table-cell>
          <table:table-cell table:style-name="Gnumeric-default" table:formula="of:=SUM([.F986:.H98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87]-[.C987]" office:value-type="float" office:value="0">
            <text:p>0</text:p>
          </table:table-cell>
          <table:table-cell table:style-name="Gnumeric-default" table:formula="of:=[.E987]*[.$K$1]" office:value-type="float" office:value="0">
            <text:p>0</text:p>
          </table:table-cell>
          <table:table-cell table:style-name="Gnumeric-default" table:formula="of:=[.$K$2]*([.E987]+[.G986])*0.02" office:value-type="float" office:value="0">
            <text:p>0</text:p>
          </table:table-cell>
          <table:table-cell table:style-name="Gnumeric-default" table:formula="of:=[.$K$3]*([.E987]-[.E986])/0.02" office:value-type="float" office:value="0">
            <text:p>0</text:p>
          </table:table-cell>
          <table:table-cell table:style-name="Gnumeric-default" table:formula="of:=SUM([.F987:.H98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88]-[.C988]" office:value-type="float" office:value="0">
            <text:p>0</text:p>
          </table:table-cell>
          <table:table-cell table:style-name="Gnumeric-default" table:formula="of:=[.E988]*[.$K$1]" office:value-type="float" office:value="0">
            <text:p>0</text:p>
          </table:table-cell>
          <table:table-cell table:style-name="Gnumeric-default" table:formula="of:=[.$K$2]*([.E988]+[.G987])*0.02" office:value-type="float" office:value="0">
            <text:p>0</text:p>
          </table:table-cell>
          <table:table-cell table:style-name="Gnumeric-default" table:formula="of:=[.$K$3]*([.E988]-[.E987])/0.02" office:value-type="float" office:value="0">
            <text:p>0</text:p>
          </table:table-cell>
          <table:table-cell table:style-name="Gnumeric-default" table:formula="of:=SUM([.F988:.H98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89]-[.C989]" office:value-type="float" office:value="0">
            <text:p>0</text:p>
          </table:table-cell>
          <table:table-cell table:style-name="Gnumeric-default" table:formula="of:=[.E989]*[.$K$1]" office:value-type="float" office:value="0">
            <text:p>0</text:p>
          </table:table-cell>
          <table:table-cell table:style-name="Gnumeric-default" table:formula="of:=[.$K$2]*([.E989]+[.G988])*0.02" office:value-type="float" office:value="0">
            <text:p>0</text:p>
          </table:table-cell>
          <table:table-cell table:style-name="Gnumeric-default" table:formula="of:=[.$K$3]*([.E989]-[.E988])/0.02" office:value-type="float" office:value="0">
            <text:p>0</text:p>
          </table:table-cell>
          <table:table-cell table:style-name="Gnumeric-default" table:formula="of:=SUM([.F989:.H98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90]-[.C990]" office:value-type="float" office:value="0">
            <text:p>0</text:p>
          </table:table-cell>
          <table:table-cell table:style-name="Gnumeric-default" table:formula="of:=[.E990]*[.$K$1]" office:value-type="float" office:value="0">
            <text:p>0</text:p>
          </table:table-cell>
          <table:table-cell table:style-name="Gnumeric-default" table:formula="of:=[.$K$2]*([.E990]+[.G989])*0.02" office:value-type="float" office:value="0">
            <text:p>0</text:p>
          </table:table-cell>
          <table:table-cell table:style-name="Gnumeric-default" table:formula="of:=[.$K$3]*([.E990]-[.E989])/0.02" office:value-type="float" office:value="0">
            <text:p>0</text:p>
          </table:table-cell>
          <table:table-cell table:style-name="Gnumeric-default" table:formula="of:=SUM([.F990:.H99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91]-[.C991]" office:value-type="float" office:value="0">
            <text:p>0</text:p>
          </table:table-cell>
          <table:table-cell table:style-name="Gnumeric-default" table:formula="of:=[.E991]*[.$K$1]" office:value-type="float" office:value="0">
            <text:p>0</text:p>
          </table:table-cell>
          <table:table-cell table:style-name="Gnumeric-default" table:formula="of:=[.$K$2]*([.E991]+[.G990])*0.02" office:value-type="float" office:value="0">
            <text:p>0</text:p>
          </table:table-cell>
          <table:table-cell table:style-name="Gnumeric-default" table:formula="of:=[.$K$3]*([.E991]-[.E990])/0.02" office:value-type="float" office:value="0">
            <text:p>0</text:p>
          </table:table-cell>
          <table:table-cell table:style-name="Gnumeric-default" table:formula="of:=SUM([.F991:.H99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92]-[.C992]" office:value-type="float" office:value="0">
            <text:p>0</text:p>
          </table:table-cell>
          <table:table-cell table:style-name="Gnumeric-default" table:formula="of:=[.E992]*[.$K$1]" office:value-type="float" office:value="0">
            <text:p>0</text:p>
          </table:table-cell>
          <table:table-cell table:style-name="Gnumeric-default" table:formula="of:=[.$K$2]*([.E992]+[.G991])*0.02" office:value-type="float" office:value="0">
            <text:p>0</text:p>
          </table:table-cell>
          <table:table-cell table:style-name="Gnumeric-default" table:formula="of:=[.$K$3]*([.E992]-[.E991])/0.02" office:value-type="float" office:value="0">
            <text:p>0</text:p>
          </table:table-cell>
          <table:table-cell table:style-name="Gnumeric-default" table:formula="of:=SUM([.F992:.H99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93]-[.C993]" office:value-type="float" office:value="0">
            <text:p>0</text:p>
          </table:table-cell>
          <table:table-cell table:style-name="Gnumeric-default" table:formula="of:=[.E993]*[.$K$1]" office:value-type="float" office:value="0">
            <text:p>0</text:p>
          </table:table-cell>
          <table:table-cell table:style-name="Gnumeric-default" table:formula="of:=[.$K$2]*([.E993]+[.G992])*0.02" office:value-type="float" office:value="0">
            <text:p>0</text:p>
          </table:table-cell>
          <table:table-cell table:style-name="Gnumeric-default" table:formula="of:=[.$K$3]*([.E993]-[.E992])/0.02" office:value-type="float" office:value="0">
            <text:p>0</text:p>
          </table:table-cell>
          <table:table-cell table:style-name="Gnumeric-default" table:formula="of:=SUM([.F993:.H99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94]-[.C994]" office:value-type="float" office:value="0">
            <text:p>0</text:p>
          </table:table-cell>
          <table:table-cell table:style-name="Gnumeric-default" table:formula="of:=[.E994]*[.$K$1]" office:value-type="float" office:value="0">
            <text:p>0</text:p>
          </table:table-cell>
          <table:table-cell table:style-name="Gnumeric-default" table:formula="of:=[.$K$2]*([.E994]+[.G993])*0.02" office:value-type="float" office:value="0">
            <text:p>0</text:p>
          </table:table-cell>
          <table:table-cell table:style-name="Gnumeric-default" table:formula="of:=[.$K$3]*([.E994]-[.E993])/0.02" office:value-type="float" office:value="0">
            <text:p>0</text:p>
          </table:table-cell>
          <table:table-cell table:style-name="Gnumeric-default" table:formula="of:=SUM([.F994:.H99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95]-[.C995]" office:value-type="float" office:value="0">
            <text:p>0</text:p>
          </table:table-cell>
          <table:table-cell table:style-name="Gnumeric-default" table:formula="of:=[.E995]*[.$K$1]" office:value-type="float" office:value="0">
            <text:p>0</text:p>
          </table:table-cell>
          <table:table-cell table:style-name="Gnumeric-default" table:formula="of:=[.$K$2]*([.E995]+[.G994])*0.02" office:value-type="float" office:value="0">
            <text:p>0</text:p>
          </table:table-cell>
          <table:table-cell table:style-name="Gnumeric-default" table:formula="of:=[.$K$3]*([.E995]-[.E994])/0.02" office:value-type="float" office:value="0">
            <text:p>0</text:p>
          </table:table-cell>
          <table:table-cell table:style-name="Gnumeric-default" table:formula="of:=SUM([.F995:.H99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96]-[.C996]" office:value-type="float" office:value="0">
            <text:p>0</text:p>
          </table:table-cell>
          <table:table-cell table:style-name="Gnumeric-default" table:formula="of:=[.E996]*[.$K$1]" office:value-type="float" office:value="0">
            <text:p>0</text:p>
          </table:table-cell>
          <table:table-cell table:style-name="Gnumeric-default" table:formula="of:=[.$K$2]*([.E996]+[.G995])*0.02" office:value-type="float" office:value="0">
            <text:p>0</text:p>
          </table:table-cell>
          <table:table-cell table:style-name="Gnumeric-default" table:formula="of:=[.$K$3]*([.E996]-[.E995])/0.02" office:value-type="float" office:value="0">
            <text:p>0</text:p>
          </table:table-cell>
          <table:table-cell table:style-name="Gnumeric-default" table:formula="of:=SUM([.F996:.H99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97]-[.C997]" office:value-type="float" office:value="0">
            <text:p>0</text:p>
          </table:table-cell>
          <table:table-cell table:style-name="Gnumeric-default" table:formula="of:=[.E997]*[.$K$1]" office:value-type="float" office:value="0">
            <text:p>0</text:p>
          </table:table-cell>
          <table:table-cell table:style-name="Gnumeric-default" table:formula="of:=[.$K$2]*([.E997]+[.G996])*0.02" office:value-type="float" office:value="0">
            <text:p>0</text:p>
          </table:table-cell>
          <table:table-cell table:style-name="Gnumeric-default" table:formula="of:=[.$K$3]*([.E997]-[.E996])/0.02" office:value-type="float" office:value="0">
            <text:p>0</text:p>
          </table:table-cell>
          <table:table-cell table:style-name="Gnumeric-default" table:formula="of:=SUM([.F997:.H99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98]-[.C998]" office:value-type="float" office:value="0">
            <text:p>0</text:p>
          </table:table-cell>
          <table:table-cell table:style-name="Gnumeric-default" table:formula="of:=[.E998]*[.$K$1]" office:value-type="float" office:value="0">
            <text:p>0</text:p>
          </table:table-cell>
          <table:table-cell table:style-name="Gnumeric-default" table:formula="of:=[.$K$2]*([.E998]+[.G997])*0.02" office:value-type="float" office:value="0">
            <text:p>0</text:p>
          </table:table-cell>
          <table:table-cell table:style-name="Gnumeric-default" table:formula="of:=[.$K$3]*([.E998]-[.E997])/0.02" office:value-type="float" office:value="0">
            <text:p>0</text:p>
          </table:table-cell>
          <table:table-cell table:style-name="Gnumeric-default" table:formula="of:=SUM([.F998:.H99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999]-[.C999]" office:value-type="float" office:value="0">
            <text:p>0</text:p>
          </table:table-cell>
          <table:table-cell table:style-name="Gnumeric-default" table:formula="of:=[.E999]*[.$K$1]" office:value-type="float" office:value="0">
            <text:p>0</text:p>
          </table:table-cell>
          <table:table-cell table:style-name="Gnumeric-default" table:formula="of:=[.$K$2]*([.E999]+[.G998])*0.02" office:value-type="float" office:value="0">
            <text:p>0</text:p>
          </table:table-cell>
          <table:table-cell table:style-name="Gnumeric-default" table:formula="of:=[.$K$3]*([.E999]-[.E998])/0.02" office:value-type="float" office:value="0">
            <text:p>0</text:p>
          </table:table-cell>
          <table:table-cell table:style-name="Gnumeric-default" table:formula="of:=SUM([.F999:.H99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00]-[.C1000]" office:value-type="float" office:value="0">
            <text:p>0</text:p>
          </table:table-cell>
          <table:table-cell table:style-name="Gnumeric-default" table:formula="of:=[.E1000]*[.$K$1]" office:value-type="float" office:value="0">
            <text:p>0</text:p>
          </table:table-cell>
          <table:table-cell table:style-name="Gnumeric-default" table:formula="of:=[.$K$2]*([.E1000]+[.G999])*0.02" office:value-type="float" office:value="0">
            <text:p>0</text:p>
          </table:table-cell>
          <table:table-cell table:style-name="Gnumeric-default" table:formula="of:=[.$K$3]*([.E1000]-[.E999])/0.02" office:value-type="float" office:value="0">
            <text:p>0</text:p>
          </table:table-cell>
          <table:table-cell table:style-name="Gnumeric-default" table:formula="of:=SUM([.F1000:.H100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01]-[.C1001]" office:value-type="float" office:value="0">
            <text:p>0</text:p>
          </table:table-cell>
          <table:table-cell table:style-name="Gnumeric-default" table:formula="of:=[.E1001]*[.$K$1]" office:value-type="float" office:value="0">
            <text:p>0</text:p>
          </table:table-cell>
          <table:table-cell table:style-name="Gnumeric-default" table:formula="of:=[.$K$2]*([.E1001]+[.G1000])*0.02" office:value-type="float" office:value="0">
            <text:p>0</text:p>
          </table:table-cell>
          <table:table-cell table:style-name="Gnumeric-default" table:formula="of:=[.$K$3]*([.E1001]-[.E1000])/0.02" office:value-type="float" office:value="0">
            <text:p>0</text:p>
          </table:table-cell>
          <table:table-cell table:style-name="Gnumeric-default" table:formula="of:=SUM([.F1001:.H100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02]-[.C1002]" office:value-type="float" office:value="0">
            <text:p>0</text:p>
          </table:table-cell>
          <table:table-cell table:style-name="Gnumeric-default" table:formula="of:=[.E1002]*[.$K$1]" office:value-type="float" office:value="0">
            <text:p>0</text:p>
          </table:table-cell>
          <table:table-cell table:style-name="Gnumeric-default" table:formula="of:=[.$K$2]*([.E1002]+[.G1001])*0.02" office:value-type="float" office:value="0">
            <text:p>0</text:p>
          </table:table-cell>
          <table:table-cell table:style-name="Gnumeric-default" table:formula="of:=[.$K$3]*([.E1002]-[.E1001])/0.02" office:value-type="float" office:value="0">
            <text:p>0</text:p>
          </table:table-cell>
          <table:table-cell table:style-name="Gnumeric-default" table:formula="of:=SUM([.F1002:.H100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03]-[.C1003]" office:value-type="float" office:value="0">
            <text:p>0</text:p>
          </table:table-cell>
          <table:table-cell table:style-name="Gnumeric-default" table:formula="of:=[.E1003]*[.$K$1]" office:value-type="float" office:value="0">
            <text:p>0</text:p>
          </table:table-cell>
          <table:table-cell table:style-name="Gnumeric-default" table:formula="of:=[.$K$2]*([.E1003]+[.G1002])*0.02" office:value-type="float" office:value="0">
            <text:p>0</text:p>
          </table:table-cell>
          <table:table-cell table:style-name="Gnumeric-default" table:formula="of:=[.$K$3]*([.E1003]-[.E1002])/0.02" office:value-type="float" office:value="0">
            <text:p>0</text:p>
          </table:table-cell>
          <table:table-cell table:style-name="Gnumeric-default" table:formula="of:=SUM([.F1003:.H100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04]-[.C1004]" office:value-type="float" office:value="0">
            <text:p>0</text:p>
          </table:table-cell>
          <table:table-cell table:style-name="Gnumeric-default" table:formula="of:=[.E1004]*[.$K$1]" office:value-type="float" office:value="0">
            <text:p>0</text:p>
          </table:table-cell>
          <table:table-cell table:style-name="Gnumeric-default" table:formula="of:=[.$K$2]*([.E1004]+[.G1003])*0.02" office:value-type="float" office:value="0">
            <text:p>0</text:p>
          </table:table-cell>
          <table:table-cell table:style-name="Gnumeric-default" table:formula="of:=[.$K$3]*([.E1004]-[.E1003])/0.02" office:value-type="float" office:value="0">
            <text:p>0</text:p>
          </table:table-cell>
          <table:table-cell table:style-name="Gnumeric-default" table:formula="of:=SUM([.F1004:.H100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05]-[.C1005]" office:value-type="float" office:value="0">
            <text:p>0</text:p>
          </table:table-cell>
          <table:table-cell table:style-name="Gnumeric-default" table:formula="of:=[.E1005]*[.$K$1]" office:value-type="float" office:value="0">
            <text:p>0</text:p>
          </table:table-cell>
          <table:table-cell table:style-name="Gnumeric-default" table:formula="of:=[.$K$2]*([.E1005]+[.G1004])*0.02" office:value-type="float" office:value="0">
            <text:p>0</text:p>
          </table:table-cell>
          <table:table-cell table:style-name="Gnumeric-default" table:formula="of:=[.$K$3]*([.E1005]-[.E1004])/0.02" office:value-type="float" office:value="0">
            <text:p>0</text:p>
          </table:table-cell>
          <table:table-cell table:style-name="Gnumeric-default" table:formula="of:=SUM([.F1005:.H100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06]-[.C1006]" office:value-type="float" office:value="0">
            <text:p>0</text:p>
          </table:table-cell>
          <table:table-cell table:style-name="Gnumeric-default" table:formula="of:=[.E1006]*[.$K$1]" office:value-type="float" office:value="0">
            <text:p>0</text:p>
          </table:table-cell>
          <table:table-cell table:style-name="Gnumeric-default" table:formula="of:=[.$K$2]*([.E1006]+[.G1005])*0.02" office:value-type="float" office:value="0">
            <text:p>0</text:p>
          </table:table-cell>
          <table:table-cell table:style-name="Gnumeric-default" table:formula="of:=[.$K$3]*([.E1006]-[.E1005])/0.02" office:value-type="float" office:value="0">
            <text:p>0</text:p>
          </table:table-cell>
          <table:table-cell table:style-name="Gnumeric-default" table:formula="of:=SUM([.F1006:.H100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07]-[.C1007]" office:value-type="float" office:value="0">
            <text:p>0</text:p>
          </table:table-cell>
          <table:table-cell table:style-name="Gnumeric-default" table:formula="of:=[.E1007]*[.$K$1]" office:value-type="float" office:value="0">
            <text:p>0</text:p>
          </table:table-cell>
          <table:table-cell table:style-name="Gnumeric-default" table:formula="of:=[.$K$2]*([.E1007]+[.G1006])*0.02" office:value-type="float" office:value="0">
            <text:p>0</text:p>
          </table:table-cell>
          <table:table-cell table:style-name="Gnumeric-default" table:formula="of:=[.$K$3]*([.E1007]-[.E1006])/0.02" office:value-type="float" office:value="0">
            <text:p>0</text:p>
          </table:table-cell>
          <table:table-cell table:style-name="Gnumeric-default" table:formula="of:=SUM([.F1007:.H100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08]-[.C1008]" office:value-type="float" office:value="0">
            <text:p>0</text:p>
          </table:table-cell>
          <table:table-cell table:style-name="Gnumeric-default" table:formula="of:=[.E1008]*[.$K$1]" office:value-type="float" office:value="0">
            <text:p>0</text:p>
          </table:table-cell>
          <table:table-cell table:style-name="Gnumeric-default" table:formula="of:=[.$K$2]*([.E1008]+[.G1007])*0.02" office:value-type="float" office:value="0">
            <text:p>0</text:p>
          </table:table-cell>
          <table:table-cell table:style-name="Gnumeric-default" table:formula="of:=[.$K$3]*([.E1008]-[.E1007])/0.02" office:value-type="float" office:value="0">
            <text:p>0</text:p>
          </table:table-cell>
          <table:table-cell table:style-name="Gnumeric-default" table:formula="of:=SUM([.F1008:.H100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09]-[.C1009]" office:value-type="float" office:value="0">
            <text:p>0</text:p>
          </table:table-cell>
          <table:table-cell table:style-name="Gnumeric-default" table:formula="of:=[.E1009]*[.$K$1]" office:value-type="float" office:value="0">
            <text:p>0</text:p>
          </table:table-cell>
          <table:table-cell table:style-name="Gnumeric-default" table:formula="of:=[.$K$2]*([.E1009]+[.G1008])*0.02" office:value-type="float" office:value="0">
            <text:p>0</text:p>
          </table:table-cell>
          <table:table-cell table:style-name="Gnumeric-default" table:formula="of:=[.$K$3]*([.E1009]-[.E1008])/0.02" office:value-type="float" office:value="0">
            <text:p>0</text:p>
          </table:table-cell>
          <table:table-cell table:style-name="Gnumeric-default" table:formula="of:=SUM([.F1009:.H100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10]-[.C1010]" office:value-type="float" office:value="0">
            <text:p>0</text:p>
          </table:table-cell>
          <table:table-cell table:style-name="Gnumeric-default" table:formula="of:=[.E1010]*[.$K$1]" office:value-type="float" office:value="0">
            <text:p>0</text:p>
          </table:table-cell>
          <table:table-cell table:style-name="Gnumeric-default" table:formula="of:=[.$K$2]*([.E1010]+[.G1009])*0.02" office:value-type="float" office:value="0">
            <text:p>0</text:p>
          </table:table-cell>
          <table:table-cell table:style-name="Gnumeric-default" table:formula="of:=[.$K$3]*([.E1010]-[.E1009])/0.02" office:value-type="float" office:value="0">
            <text:p>0</text:p>
          </table:table-cell>
          <table:table-cell table:style-name="Gnumeric-default" table:formula="of:=SUM([.F1010:.H101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11]-[.C1011]" office:value-type="float" office:value="0">
            <text:p>0</text:p>
          </table:table-cell>
          <table:table-cell table:style-name="Gnumeric-default" table:formula="of:=[.E1011]*[.$K$1]" office:value-type="float" office:value="0">
            <text:p>0</text:p>
          </table:table-cell>
          <table:table-cell table:style-name="Gnumeric-default" table:formula="of:=[.$K$2]*([.E1011]+[.G1010])*0.02" office:value-type="float" office:value="0">
            <text:p>0</text:p>
          </table:table-cell>
          <table:table-cell table:style-name="Gnumeric-default" table:formula="of:=[.$K$3]*([.E1011]-[.E1010])/0.02" office:value-type="float" office:value="0">
            <text:p>0</text:p>
          </table:table-cell>
          <table:table-cell table:style-name="Gnumeric-default" table:formula="of:=SUM([.F1011:.H101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12]-[.C1012]" office:value-type="float" office:value="0">
            <text:p>0</text:p>
          </table:table-cell>
          <table:table-cell table:style-name="Gnumeric-default" table:formula="of:=[.E1012]*[.$K$1]" office:value-type="float" office:value="0">
            <text:p>0</text:p>
          </table:table-cell>
          <table:table-cell table:style-name="Gnumeric-default" table:formula="of:=[.$K$2]*([.E1012]+[.G1011])*0.02" office:value-type="float" office:value="0">
            <text:p>0</text:p>
          </table:table-cell>
          <table:table-cell table:style-name="Gnumeric-default" table:formula="of:=[.$K$3]*([.E1012]-[.E1011])/0.02" office:value-type="float" office:value="0">
            <text:p>0</text:p>
          </table:table-cell>
          <table:table-cell table:style-name="Gnumeric-default" table:formula="of:=SUM([.F1012:.H101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13]-[.C1013]" office:value-type="float" office:value="0">
            <text:p>0</text:p>
          </table:table-cell>
          <table:table-cell table:style-name="Gnumeric-default" table:formula="of:=[.E1013]*[.$K$1]" office:value-type="float" office:value="0">
            <text:p>0</text:p>
          </table:table-cell>
          <table:table-cell table:style-name="Gnumeric-default" table:formula="of:=[.$K$2]*([.E1013]+[.G1012])*0.02" office:value-type="float" office:value="0">
            <text:p>0</text:p>
          </table:table-cell>
          <table:table-cell table:style-name="Gnumeric-default" table:formula="of:=[.$K$3]*([.E1013]-[.E1012])/0.02" office:value-type="float" office:value="0">
            <text:p>0</text:p>
          </table:table-cell>
          <table:table-cell table:style-name="Gnumeric-default" table:formula="of:=SUM([.F1013:.H101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14]-[.C1014]" office:value-type="float" office:value="0">
            <text:p>0</text:p>
          </table:table-cell>
          <table:table-cell table:style-name="Gnumeric-default" table:formula="of:=[.E1014]*[.$K$1]" office:value-type="float" office:value="0">
            <text:p>0</text:p>
          </table:table-cell>
          <table:table-cell table:style-name="Gnumeric-default" table:formula="of:=[.$K$2]*([.E1014]+[.G1013])*0.02" office:value-type="float" office:value="0">
            <text:p>0</text:p>
          </table:table-cell>
          <table:table-cell table:style-name="Gnumeric-default" table:formula="of:=[.$K$3]*([.E1014]-[.E1013])/0.02" office:value-type="float" office:value="0">
            <text:p>0</text:p>
          </table:table-cell>
          <table:table-cell table:style-name="Gnumeric-default" table:formula="of:=SUM([.F1014:.H101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15]-[.C1015]" office:value-type="float" office:value="0">
            <text:p>0</text:p>
          </table:table-cell>
          <table:table-cell table:style-name="Gnumeric-default" table:formula="of:=[.E1015]*[.$K$1]" office:value-type="float" office:value="0">
            <text:p>0</text:p>
          </table:table-cell>
          <table:table-cell table:style-name="Gnumeric-default" table:formula="of:=[.$K$2]*([.E1015]+[.G1014])*0.02" office:value-type="float" office:value="0">
            <text:p>0</text:p>
          </table:table-cell>
          <table:table-cell table:style-name="Gnumeric-default" table:formula="of:=[.$K$3]*([.E1015]-[.E1014])/0.02" office:value-type="float" office:value="0">
            <text:p>0</text:p>
          </table:table-cell>
          <table:table-cell table:style-name="Gnumeric-default" table:formula="of:=SUM([.F1015:.H101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16]-[.C1016]" office:value-type="float" office:value="0">
            <text:p>0</text:p>
          </table:table-cell>
          <table:table-cell table:style-name="Gnumeric-default" table:formula="of:=[.E1016]*[.$K$1]" office:value-type="float" office:value="0">
            <text:p>0</text:p>
          </table:table-cell>
          <table:table-cell table:style-name="Gnumeric-default" table:formula="of:=[.$K$2]*([.E1016]+[.G1015])*0.02" office:value-type="float" office:value="0">
            <text:p>0</text:p>
          </table:table-cell>
          <table:table-cell table:style-name="Gnumeric-default" table:formula="of:=[.$K$3]*([.E1016]-[.E1015])/0.02" office:value-type="float" office:value="0">
            <text:p>0</text:p>
          </table:table-cell>
          <table:table-cell table:style-name="Gnumeric-default" table:formula="of:=SUM([.F1016:.H101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17]-[.C1017]" office:value-type="float" office:value="0">
            <text:p>0</text:p>
          </table:table-cell>
          <table:table-cell table:style-name="Gnumeric-default" table:formula="of:=[.E1017]*[.$K$1]" office:value-type="float" office:value="0">
            <text:p>0</text:p>
          </table:table-cell>
          <table:table-cell table:style-name="Gnumeric-default" table:formula="of:=[.$K$2]*([.E1017]+[.G1016])*0.02" office:value-type="float" office:value="0">
            <text:p>0</text:p>
          </table:table-cell>
          <table:table-cell table:style-name="Gnumeric-default" table:formula="of:=[.$K$3]*([.E1017]-[.E1016])/0.02" office:value-type="float" office:value="0">
            <text:p>0</text:p>
          </table:table-cell>
          <table:table-cell table:style-name="Gnumeric-default" table:formula="of:=SUM([.F1017:.H101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18]-[.C1018]" office:value-type="float" office:value="0">
            <text:p>0</text:p>
          </table:table-cell>
          <table:table-cell table:style-name="Gnumeric-default" table:formula="of:=[.E1018]*[.$K$1]" office:value-type="float" office:value="0">
            <text:p>0</text:p>
          </table:table-cell>
          <table:table-cell table:style-name="Gnumeric-default" table:formula="of:=[.$K$2]*([.E1018]+[.G1017])*0.02" office:value-type="float" office:value="0">
            <text:p>0</text:p>
          </table:table-cell>
          <table:table-cell table:style-name="Gnumeric-default" table:formula="of:=[.$K$3]*([.E1018]-[.E1017])/0.02" office:value-type="float" office:value="0">
            <text:p>0</text:p>
          </table:table-cell>
          <table:table-cell table:style-name="Gnumeric-default" table:formula="of:=SUM([.F1018:.H101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19]-[.C1019]" office:value-type="float" office:value="0">
            <text:p>0</text:p>
          </table:table-cell>
          <table:table-cell table:style-name="Gnumeric-default" table:formula="of:=[.E1019]*[.$K$1]" office:value-type="float" office:value="0">
            <text:p>0</text:p>
          </table:table-cell>
          <table:table-cell table:style-name="Gnumeric-default" table:formula="of:=[.$K$2]*([.E1019]+[.G1018])*0.02" office:value-type="float" office:value="0">
            <text:p>0</text:p>
          </table:table-cell>
          <table:table-cell table:style-name="Gnumeric-default" table:formula="of:=[.$K$3]*([.E1019]-[.E1018])/0.02" office:value-type="float" office:value="0">
            <text:p>0</text:p>
          </table:table-cell>
          <table:table-cell table:style-name="Gnumeric-default" table:formula="of:=SUM([.F1019:.H101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20]-[.C1020]" office:value-type="float" office:value="0">
            <text:p>0</text:p>
          </table:table-cell>
          <table:table-cell table:style-name="Gnumeric-default" table:formula="of:=[.E1020]*[.$K$1]" office:value-type="float" office:value="0">
            <text:p>0</text:p>
          </table:table-cell>
          <table:table-cell table:style-name="Gnumeric-default" table:formula="of:=[.$K$2]*([.E1020]+[.G1019])*0.02" office:value-type="float" office:value="0">
            <text:p>0</text:p>
          </table:table-cell>
          <table:table-cell table:style-name="Gnumeric-default" table:formula="of:=[.$K$3]*([.E1020]-[.E1019])/0.02" office:value-type="float" office:value="0">
            <text:p>0</text:p>
          </table:table-cell>
          <table:table-cell table:style-name="Gnumeric-default" table:formula="of:=SUM([.F1020:.H102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21]-[.C1021]" office:value-type="float" office:value="0">
            <text:p>0</text:p>
          </table:table-cell>
          <table:table-cell table:style-name="Gnumeric-default" table:formula="of:=[.E1021]*[.$K$1]" office:value-type="float" office:value="0">
            <text:p>0</text:p>
          </table:table-cell>
          <table:table-cell table:style-name="Gnumeric-default" table:formula="of:=[.$K$2]*([.E1021]+[.G1020])*0.02" office:value-type="float" office:value="0">
            <text:p>0</text:p>
          </table:table-cell>
          <table:table-cell table:style-name="Gnumeric-default" table:formula="of:=[.$K$3]*([.E1021]-[.E1020])/0.02" office:value-type="float" office:value="0">
            <text:p>0</text:p>
          </table:table-cell>
          <table:table-cell table:style-name="Gnumeric-default" table:formula="of:=SUM([.F1021:.H102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22]-[.C1022]" office:value-type="float" office:value="0">
            <text:p>0</text:p>
          </table:table-cell>
          <table:table-cell table:style-name="Gnumeric-default" table:formula="of:=[.E1022]*[.$K$1]" office:value-type="float" office:value="0">
            <text:p>0</text:p>
          </table:table-cell>
          <table:table-cell table:style-name="Gnumeric-default" table:formula="of:=[.$K$2]*([.E1022]+[.G1021])*0.02" office:value-type="float" office:value="0">
            <text:p>0</text:p>
          </table:table-cell>
          <table:table-cell table:style-name="Gnumeric-default" table:formula="of:=[.$K$3]*([.E1022]-[.E1021])/0.02" office:value-type="float" office:value="0">
            <text:p>0</text:p>
          </table:table-cell>
          <table:table-cell table:style-name="Gnumeric-default" table:formula="of:=SUM([.F1022:.H102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23]-[.C1023]" office:value-type="float" office:value="0">
            <text:p>0</text:p>
          </table:table-cell>
          <table:table-cell table:style-name="Gnumeric-default" table:formula="of:=[.E1023]*[.$K$1]" office:value-type="float" office:value="0">
            <text:p>0</text:p>
          </table:table-cell>
          <table:table-cell table:style-name="Gnumeric-default" table:formula="of:=[.$K$2]*([.E1023]+[.G1022])*0.02" office:value-type="float" office:value="0">
            <text:p>0</text:p>
          </table:table-cell>
          <table:table-cell table:style-name="Gnumeric-default" table:formula="of:=[.$K$3]*([.E1023]-[.E1022])/0.02" office:value-type="float" office:value="0">
            <text:p>0</text:p>
          </table:table-cell>
          <table:table-cell table:style-name="Gnumeric-default" table:formula="of:=SUM([.F1023:.H102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24]-[.C1024]" office:value-type="float" office:value="0">
            <text:p>0</text:p>
          </table:table-cell>
          <table:table-cell table:style-name="Gnumeric-default" table:formula="of:=[.E1024]*[.$K$1]" office:value-type="float" office:value="0">
            <text:p>0</text:p>
          </table:table-cell>
          <table:table-cell table:style-name="Gnumeric-default" table:formula="of:=[.$K$2]*([.E1024]+[.G1023])*0.02" office:value-type="float" office:value="0">
            <text:p>0</text:p>
          </table:table-cell>
          <table:table-cell table:style-name="Gnumeric-default" table:formula="of:=[.$K$3]*([.E1024]-[.E1023])/0.02" office:value-type="float" office:value="0">
            <text:p>0</text:p>
          </table:table-cell>
          <table:table-cell table:style-name="Gnumeric-default" table:formula="of:=SUM([.F1024:.H102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25]-[.C1025]" office:value-type="float" office:value="0">
            <text:p>0</text:p>
          </table:table-cell>
          <table:table-cell table:style-name="Gnumeric-default" table:formula="of:=[.E1025]*[.$K$1]" office:value-type="float" office:value="0">
            <text:p>0</text:p>
          </table:table-cell>
          <table:table-cell table:style-name="Gnumeric-default" table:formula="of:=[.$K$2]*([.E1025]+[.G1024])*0.02" office:value-type="float" office:value="0">
            <text:p>0</text:p>
          </table:table-cell>
          <table:table-cell table:style-name="Gnumeric-default" table:formula="of:=[.$K$3]*([.E1025]-[.E1024])/0.02" office:value-type="float" office:value="0">
            <text:p>0</text:p>
          </table:table-cell>
          <table:table-cell table:style-name="Gnumeric-default" table:formula="of:=SUM([.F1025:.H102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26]-[.C1026]" office:value-type="float" office:value="0">
            <text:p>0</text:p>
          </table:table-cell>
          <table:table-cell table:style-name="Gnumeric-default" table:formula="of:=[.E1026]*[.$K$1]" office:value-type="float" office:value="0">
            <text:p>0</text:p>
          </table:table-cell>
          <table:table-cell table:style-name="Gnumeric-default" table:formula="of:=[.$K$2]*([.E1026]+[.G1025])*0.02" office:value-type="float" office:value="0">
            <text:p>0</text:p>
          </table:table-cell>
          <table:table-cell table:style-name="Gnumeric-default" table:formula="of:=[.$K$3]*([.E1026]-[.E1025])/0.02" office:value-type="float" office:value="0">
            <text:p>0</text:p>
          </table:table-cell>
          <table:table-cell table:style-name="Gnumeric-default" table:formula="of:=SUM([.F1026:.H102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27]-[.C1027]" office:value-type="float" office:value="0">
            <text:p>0</text:p>
          </table:table-cell>
          <table:table-cell table:style-name="Gnumeric-default" table:formula="of:=[.E1027]*[.$K$1]" office:value-type="float" office:value="0">
            <text:p>0</text:p>
          </table:table-cell>
          <table:table-cell table:style-name="Gnumeric-default" table:formula="of:=[.$K$2]*([.E1027]+[.G1026])*0.02" office:value-type="float" office:value="0">
            <text:p>0</text:p>
          </table:table-cell>
          <table:table-cell table:style-name="Gnumeric-default" table:formula="of:=[.$K$3]*([.E1027]-[.E1026])/0.02" office:value-type="float" office:value="0">
            <text:p>0</text:p>
          </table:table-cell>
          <table:table-cell table:style-name="Gnumeric-default" table:formula="of:=SUM([.F1027:.H102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28]-[.C1028]" office:value-type="float" office:value="0">
            <text:p>0</text:p>
          </table:table-cell>
          <table:table-cell table:style-name="Gnumeric-default" table:formula="of:=[.E1028]*[.$K$1]" office:value-type="float" office:value="0">
            <text:p>0</text:p>
          </table:table-cell>
          <table:table-cell table:style-name="Gnumeric-default" table:formula="of:=[.$K$2]*([.E1028]+[.G1027])*0.02" office:value-type="float" office:value="0">
            <text:p>0</text:p>
          </table:table-cell>
          <table:table-cell table:style-name="Gnumeric-default" table:formula="of:=[.$K$3]*([.E1028]-[.E1027])/0.02" office:value-type="float" office:value="0">
            <text:p>0</text:p>
          </table:table-cell>
          <table:table-cell table:style-name="Gnumeric-default" table:formula="of:=SUM([.F1028:.H102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29]-[.C1029]" office:value-type="float" office:value="0">
            <text:p>0</text:p>
          </table:table-cell>
          <table:table-cell table:style-name="Gnumeric-default" table:formula="of:=[.E1029]*[.$K$1]" office:value-type="float" office:value="0">
            <text:p>0</text:p>
          </table:table-cell>
          <table:table-cell table:style-name="Gnumeric-default" table:formula="of:=[.$K$2]*([.E1029]+[.G1028])*0.02" office:value-type="float" office:value="0">
            <text:p>0</text:p>
          </table:table-cell>
          <table:table-cell table:style-name="Gnumeric-default" table:formula="of:=[.$K$3]*([.E1029]-[.E1028])/0.02" office:value-type="float" office:value="0">
            <text:p>0</text:p>
          </table:table-cell>
          <table:table-cell table:style-name="Gnumeric-default" table:formula="of:=SUM([.F1029:.H102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30]-[.C1030]" office:value-type="float" office:value="0">
            <text:p>0</text:p>
          </table:table-cell>
          <table:table-cell table:style-name="Gnumeric-default" table:formula="of:=[.E1030]*[.$K$1]" office:value-type="float" office:value="0">
            <text:p>0</text:p>
          </table:table-cell>
          <table:table-cell table:style-name="Gnumeric-default" table:formula="of:=[.$K$2]*([.E1030]+[.G1029])*0.02" office:value-type="float" office:value="0">
            <text:p>0</text:p>
          </table:table-cell>
          <table:table-cell table:style-name="Gnumeric-default" table:formula="of:=[.$K$3]*([.E1030]-[.E1029])/0.02" office:value-type="float" office:value="0">
            <text:p>0</text:p>
          </table:table-cell>
          <table:table-cell table:style-name="Gnumeric-default" table:formula="of:=SUM([.F1030:.H103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31]-[.C1031]" office:value-type="float" office:value="0">
            <text:p>0</text:p>
          </table:table-cell>
          <table:table-cell table:style-name="Gnumeric-default" table:formula="of:=[.E1031]*[.$K$1]" office:value-type="float" office:value="0">
            <text:p>0</text:p>
          </table:table-cell>
          <table:table-cell table:style-name="Gnumeric-default" table:formula="of:=[.$K$2]*([.E1031]+[.G1030])*0.02" office:value-type="float" office:value="0">
            <text:p>0</text:p>
          </table:table-cell>
          <table:table-cell table:style-name="Gnumeric-default" table:formula="of:=[.$K$3]*([.E1031]-[.E1030])/0.02" office:value-type="float" office:value="0">
            <text:p>0</text:p>
          </table:table-cell>
          <table:table-cell table:style-name="Gnumeric-default" table:formula="of:=SUM([.F1031:.H103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32]-[.C1032]" office:value-type="float" office:value="0">
            <text:p>0</text:p>
          </table:table-cell>
          <table:table-cell table:style-name="Gnumeric-default" table:formula="of:=[.E1032]*[.$K$1]" office:value-type="float" office:value="0">
            <text:p>0</text:p>
          </table:table-cell>
          <table:table-cell table:style-name="Gnumeric-default" table:formula="of:=[.$K$2]*([.E1032]+[.G1031])*0.02" office:value-type="float" office:value="0">
            <text:p>0</text:p>
          </table:table-cell>
          <table:table-cell table:style-name="Gnumeric-default" table:formula="of:=[.$K$3]*([.E1032]-[.E1031])/0.02" office:value-type="float" office:value="0">
            <text:p>0</text:p>
          </table:table-cell>
          <table:table-cell table:style-name="Gnumeric-default" table:formula="of:=SUM([.F1032:.H103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33]-[.C1033]" office:value-type="float" office:value="0">
            <text:p>0</text:p>
          </table:table-cell>
          <table:table-cell table:style-name="Gnumeric-default" table:formula="of:=[.E1033]*[.$K$1]" office:value-type="float" office:value="0">
            <text:p>0</text:p>
          </table:table-cell>
          <table:table-cell table:style-name="Gnumeric-default" table:formula="of:=[.$K$2]*([.E1033]+[.G1032])*0.02" office:value-type="float" office:value="0">
            <text:p>0</text:p>
          </table:table-cell>
          <table:table-cell table:style-name="Gnumeric-default" table:formula="of:=[.$K$3]*([.E1033]-[.E1032])/0.02" office:value-type="float" office:value="0">
            <text:p>0</text:p>
          </table:table-cell>
          <table:table-cell table:style-name="Gnumeric-default" table:formula="of:=SUM([.F1033:.H103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34]-[.C1034]" office:value-type="float" office:value="0">
            <text:p>0</text:p>
          </table:table-cell>
          <table:table-cell table:style-name="Gnumeric-default" table:formula="of:=[.E1034]*[.$K$1]" office:value-type="float" office:value="0">
            <text:p>0</text:p>
          </table:table-cell>
          <table:table-cell table:style-name="Gnumeric-default" table:formula="of:=[.$K$2]*([.E1034]+[.G1033])*0.02" office:value-type="float" office:value="0">
            <text:p>0</text:p>
          </table:table-cell>
          <table:table-cell table:style-name="Gnumeric-default" table:formula="of:=[.$K$3]*([.E1034]-[.E1033])/0.02" office:value-type="float" office:value="0">
            <text:p>0</text:p>
          </table:table-cell>
          <table:table-cell table:style-name="Gnumeric-default" table:formula="of:=SUM([.F1034:.H103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35]-[.C1035]" office:value-type="float" office:value="0">
            <text:p>0</text:p>
          </table:table-cell>
          <table:table-cell table:style-name="Gnumeric-default" table:formula="of:=[.E1035]*[.$K$1]" office:value-type="float" office:value="0">
            <text:p>0</text:p>
          </table:table-cell>
          <table:table-cell table:style-name="Gnumeric-default" table:formula="of:=[.$K$2]*([.E1035]+[.G1034])*0.02" office:value-type="float" office:value="0">
            <text:p>0</text:p>
          </table:table-cell>
          <table:table-cell table:style-name="Gnumeric-default" table:formula="of:=[.$K$3]*([.E1035]-[.E1034])/0.02" office:value-type="float" office:value="0">
            <text:p>0</text:p>
          </table:table-cell>
          <table:table-cell table:style-name="Gnumeric-default" table:formula="of:=SUM([.F1035:.H103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36]-[.C1036]" office:value-type="float" office:value="0">
            <text:p>0</text:p>
          </table:table-cell>
          <table:table-cell table:style-name="Gnumeric-default" table:formula="of:=[.E1036]*[.$K$1]" office:value-type="float" office:value="0">
            <text:p>0</text:p>
          </table:table-cell>
          <table:table-cell table:style-name="Gnumeric-default" table:formula="of:=[.$K$2]*([.E1036]+[.G1035])*0.02" office:value-type="float" office:value="0">
            <text:p>0</text:p>
          </table:table-cell>
          <table:table-cell table:style-name="Gnumeric-default" table:formula="of:=[.$K$3]*([.E1036]-[.E1035])/0.02" office:value-type="float" office:value="0">
            <text:p>0</text:p>
          </table:table-cell>
          <table:table-cell table:style-name="Gnumeric-default" table:formula="of:=SUM([.F1036:.H103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37]-[.C1037]" office:value-type="float" office:value="0">
            <text:p>0</text:p>
          </table:table-cell>
          <table:table-cell table:style-name="Gnumeric-default" table:formula="of:=[.E1037]*[.$K$1]" office:value-type="float" office:value="0">
            <text:p>0</text:p>
          </table:table-cell>
          <table:table-cell table:style-name="Gnumeric-default" table:formula="of:=[.$K$2]*([.E1037]+[.G1036])*0.02" office:value-type="float" office:value="0">
            <text:p>0</text:p>
          </table:table-cell>
          <table:table-cell table:style-name="Gnumeric-default" table:formula="of:=[.$K$3]*([.E1037]-[.E1036])/0.02" office:value-type="float" office:value="0">
            <text:p>0</text:p>
          </table:table-cell>
          <table:table-cell table:style-name="Gnumeric-default" table:formula="of:=SUM([.F1037:.H103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38]-[.C1038]" office:value-type="float" office:value="0">
            <text:p>0</text:p>
          </table:table-cell>
          <table:table-cell table:style-name="Gnumeric-default" table:formula="of:=[.E1038]*[.$K$1]" office:value-type="float" office:value="0">
            <text:p>0</text:p>
          </table:table-cell>
          <table:table-cell table:style-name="Gnumeric-default" table:formula="of:=[.$K$2]*([.E1038]+[.G1037])*0.02" office:value-type="float" office:value="0">
            <text:p>0</text:p>
          </table:table-cell>
          <table:table-cell table:style-name="Gnumeric-default" table:formula="of:=[.$K$3]*([.E1038]-[.E1037])/0.02" office:value-type="float" office:value="0">
            <text:p>0</text:p>
          </table:table-cell>
          <table:table-cell table:style-name="Gnumeric-default" table:formula="of:=SUM([.F1038:.H103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39]-[.C1039]" office:value-type="float" office:value="0">
            <text:p>0</text:p>
          </table:table-cell>
          <table:table-cell table:style-name="Gnumeric-default" table:formula="of:=[.E1039]*[.$K$1]" office:value-type="float" office:value="0">
            <text:p>0</text:p>
          </table:table-cell>
          <table:table-cell table:style-name="Gnumeric-default" table:formula="of:=[.$K$2]*([.E1039]+[.G1038])*0.02" office:value-type="float" office:value="0">
            <text:p>0</text:p>
          </table:table-cell>
          <table:table-cell table:style-name="Gnumeric-default" table:formula="of:=[.$K$3]*([.E1039]-[.E1038])/0.02" office:value-type="float" office:value="0">
            <text:p>0</text:p>
          </table:table-cell>
          <table:table-cell table:style-name="Gnumeric-default" table:formula="of:=SUM([.F1039:.H103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40]-[.C1040]" office:value-type="float" office:value="0">
            <text:p>0</text:p>
          </table:table-cell>
          <table:table-cell table:style-name="Gnumeric-default" table:formula="of:=[.E1040]*[.$K$1]" office:value-type="float" office:value="0">
            <text:p>0</text:p>
          </table:table-cell>
          <table:table-cell table:style-name="Gnumeric-default" table:formula="of:=[.$K$2]*([.E1040]+[.G1039])*0.02" office:value-type="float" office:value="0">
            <text:p>0</text:p>
          </table:table-cell>
          <table:table-cell table:style-name="Gnumeric-default" table:formula="of:=[.$K$3]*([.E1040]-[.E1039])/0.02" office:value-type="float" office:value="0">
            <text:p>0</text:p>
          </table:table-cell>
          <table:table-cell table:style-name="Gnumeric-default" table:formula="of:=SUM([.F1040:.H104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41]-[.C1041]" office:value-type="float" office:value="0">
            <text:p>0</text:p>
          </table:table-cell>
          <table:table-cell table:style-name="Gnumeric-default" table:formula="of:=[.E1041]*[.$K$1]" office:value-type="float" office:value="0">
            <text:p>0</text:p>
          </table:table-cell>
          <table:table-cell table:style-name="Gnumeric-default" table:formula="of:=[.$K$2]*([.E1041]+[.G1040])*0.02" office:value-type="float" office:value="0">
            <text:p>0</text:p>
          </table:table-cell>
          <table:table-cell table:style-name="Gnumeric-default" table:formula="of:=[.$K$3]*([.E1041]-[.E1040])/0.02" office:value-type="float" office:value="0">
            <text:p>0</text:p>
          </table:table-cell>
          <table:table-cell table:style-name="Gnumeric-default" table:formula="of:=SUM([.F1041:.H104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42]-[.C1042]" office:value-type="float" office:value="0">
            <text:p>0</text:p>
          </table:table-cell>
          <table:table-cell table:style-name="Gnumeric-default" table:formula="of:=[.E1042]*[.$K$1]" office:value-type="float" office:value="0">
            <text:p>0</text:p>
          </table:table-cell>
          <table:table-cell table:style-name="Gnumeric-default" table:formula="of:=[.$K$2]*([.E1042]+[.G1041])*0.02" office:value-type="float" office:value="0">
            <text:p>0</text:p>
          </table:table-cell>
          <table:table-cell table:style-name="Gnumeric-default" table:formula="of:=[.$K$3]*([.E1042]-[.E1041])/0.02" office:value-type="float" office:value="0">
            <text:p>0</text:p>
          </table:table-cell>
          <table:table-cell table:style-name="Gnumeric-default" table:formula="of:=SUM([.F1042:.H104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43]-[.C1043]" office:value-type="float" office:value="0">
            <text:p>0</text:p>
          </table:table-cell>
          <table:table-cell table:style-name="Gnumeric-default" table:formula="of:=[.E1043]*[.$K$1]" office:value-type="float" office:value="0">
            <text:p>0</text:p>
          </table:table-cell>
          <table:table-cell table:style-name="Gnumeric-default" table:formula="of:=[.$K$2]*([.E1043]+[.G1042])*0.02" office:value-type="float" office:value="0">
            <text:p>0</text:p>
          </table:table-cell>
          <table:table-cell table:style-name="Gnumeric-default" table:formula="of:=[.$K$3]*([.E1043]-[.E1042])/0.02" office:value-type="float" office:value="0">
            <text:p>0</text:p>
          </table:table-cell>
          <table:table-cell table:style-name="Gnumeric-default" table:formula="of:=SUM([.F1043:.H104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44]-[.C1044]" office:value-type="float" office:value="0">
            <text:p>0</text:p>
          </table:table-cell>
          <table:table-cell table:style-name="Gnumeric-default" table:formula="of:=[.E1044]*[.$K$1]" office:value-type="float" office:value="0">
            <text:p>0</text:p>
          </table:table-cell>
          <table:table-cell table:style-name="Gnumeric-default" table:formula="of:=[.$K$2]*([.E1044]+[.G1043])*0.02" office:value-type="float" office:value="0">
            <text:p>0</text:p>
          </table:table-cell>
          <table:table-cell table:style-name="Gnumeric-default" table:formula="of:=[.$K$3]*([.E1044]-[.E1043])/0.02" office:value-type="float" office:value="0">
            <text:p>0</text:p>
          </table:table-cell>
          <table:table-cell table:style-name="Gnumeric-default" table:formula="of:=SUM([.F1044:.H104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45]-[.C1045]" office:value-type="float" office:value="0">
            <text:p>0</text:p>
          </table:table-cell>
          <table:table-cell table:style-name="Gnumeric-default" table:formula="of:=[.E1045]*[.$K$1]" office:value-type="float" office:value="0">
            <text:p>0</text:p>
          </table:table-cell>
          <table:table-cell table:style-name="Gnumeric-default" table:formula="of:=[.$K$2]*([.E1045]+[.G1044])*0.02" office:value-type="float" office:value="0">
            <text:p>0</text:p>
          </table:table-cell>
          <table:table-cell table:style-name="Gnumeric-default" table:formula="of:=[.$K$3]*([.E1045]-[.E1044])/0.02" office:value-type="float" office:value="0">
            <text:p>0</text:p>
          </table:table-cell>
          <table:table-cell table:style-name="Gnumeric-default" table:formula="of:=SUM([.F1045:.H104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46]-[.C1046]" office:value-type="float" office:value="0">
            <text:p>0</text:p>
          </table:table-cell>
          <table:table-cell table:style-name="Gnumeric-default" table:formula="of:=[.E1046]*[.$K$1]" office:value-type="float" office:value="0">
            <text:p>0</text:p>
          </table:table-cell>
          <table:table-cell table:style-name="Gnumeric-default" table:formula="of:=[.$K$2]*([.E1046]+[.G1045])*0.02" office:value-type="float" office:value="0">
            <text:p>0</text:p>
          </table:table-cell>
          <table:table-cell table:style-name="Gnumeric-default" table:formula="of:=[.$K$3]*([.E1046]-[.E1045])/0.02" office:value-type="float" office:value="0">
            <text:p>0</text:p>
          </table:table-cell>
          <table:table-cell table:style-name="Gnumeric-default" table:formula="of:=SUM([.F1046:.H104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47]-[.C1047]" office:value-type="float" office:value="0">
            <text:p>0</text:p>
          </table:table-cell>
          <table:table-cell table:style-name="Gnumeric-default" table:formula="of:=[.E1047]*[.$K$1]" office:value-type="float" office:value="0">
            <text:p>0</text:p>
          </table:table-cell>
          <table:table-cell table:style-name="Gnumeric-default" table:formula="of:=[.$K$2]*([.E1047]+[.G1046])*0.02" office:value-type="float" office:value="0">
            <text:p>0</text:p>
          </table:table-cell>
          <table:table-cell table:style-name="Gnumeric-default" table:formula="of:=[.$K$3]*([.E1047]-[.E1046])/0.02" office:value-type="float" office:value="0">
            <text:p>0</text:p>
          </table:table-cell>
          <table:table-cell table:style-name="Gnumeric-default" table:formula="of:=SUM([.F1047:.H104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48]-[.C1048]" office:value-type="float" office:value="0">
            <text:p>0</text:p>
          </table:table-cell>
          <table:table-cell table:style-name="Gnumeric-default" table:formula="of:=[.E1048]*[.$K$1]" office:value-type="float" office:value="0">
            <text:p>0</text:p>
          </table:table-cell>
          <table:table-cell table:style-name="Gnumeric-default" table:formula="of:=[.$K$2]*([.E1048]+[.G1047])*0.02" office:value-type="float" office:value="0">
            <text:p>0</text:p>
          </table:table-cell>
          <table:table-cell table:style-name="Gnumeric-default" table:formula="of:=[.$K$3]*([.E1048]-[.E1047])/0.02" office:value-type="float" office:value="0">
            <text:p>0</text:p>
          </table:table-cell>
          <table:table-cell table:style-name="Gnumeric-default" table:formula="of:=SUM([.F1048:.H104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49]-[.C1049]" office:value-type="float" office:value="0">
            <text:p>0</text:p>
          </table:table-cell>
          <table:table-cell table:style-name="Gnumeric-default" table:formula="of:=[.E1049]*[.$K$1]" office:value-type="float" office:value="0">
            <text:p>0</text:p>
          </table:table-cell>
          <table:table-cell table:style-name="Gnumeric-default" table:formula="of:=[.$K$2]*([.E1049]+[.G1048])*0.02" office:value-type="float" office:value="0">
            <text:p>0</text:p>
          </table:table-cell>
          <table:table-cell table:style-name="Gnumeric-default" table:formula="of:=[.$K$3]*([.E1049]-[.E1048])/0.02" office:value-type="float" office:value="0">
            <text:p>0</text:p>
          </table:table-cell>
          <table:table-cell table:style-name="Gnumeric-default" table:formula="of:=SUM([.F1049:.H104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50]-[.C1050]" office:value-type="float" office:value="0">
            <text:p>0</text:p>
          </table:table-cell>
          <table:table-cell table:style-name="Gnumeric-default" table:formula="of:=[.E1050]*[.$K$1]" office:value-type="float" office:value="0">
            <text:p>0</text:p>
          </table:table-cell>
          <table:table-cell table:style-name="Gnumeric-default" table:formula="of:=[.$K$2]*([.E1050]+[.G1049])*0.02" office:value-type="float" office:value="0">
            <text:p>0</text:p>
          </table:table-cell>
          <table:table-cell table:style-name="Gnumeric-default" table:formula="of:=[.$K$3]*([.E1050]-[.E1049])/0.02" office:value-type="float" office:value="0">
            <text:p>0</text:p>
          </table:table-cell>
          <table:table-cell table:style-name="Gnumeric-default" table:formula="of:=SUM([.F1050:.H105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51]-[.C1051]" office:value-type="float" office:value="0">
            <text:p>0</text:p>
          </table:table-cell>
          <table:table-cell table:style-name="Gnumeric-default" table:formula="of:=[.E1051]*[.$K$1]" office:value-type="float" office:value="0">
            <text:p>0</text:p>
          </table:table-cell>
          <table:table-cell table:style-name="Gnumeric-default" table:formula="of:=[.$K$2]*([.E1051]+[.G1050])*0.02" office:value-type="float" office:value="0">
            <text:p>0</text:p>
          </table:table-cell>
          <table:table-cell table:style-name="Gnumeric-default" table:formula="of:=[.$K$3]*([.E1051]-[.E1050])/0.02" office:value-type="float" office:value="0">
            <text:p>0</text:p>
          </table:table-cell>
          <table:table-cell table:style-name="Gnumeric-default" table:formula="of:=SUM([.F1051:.H105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52]-[.C1052]" office:value-type="float" office:value="0">
            <text:p>0</text:p>
          </table:table-cell>
          <table:table-cell table:style-name="Gnumeric-default" table:formula="of:=[.E1052]*[.$K$1]" office:value-type="float" office:value="0">
            <text:p>0</text:p>
          </table:table-cell>
          <table:table-cell table:style-name="Gnumeric-default" table:formula="of:=[.$K$2]*([.E1052]+[.G1051])*0.02" office:value-type="float" office:value="0">
            <text:p>0</text:p>
          </table:table-cell>
          <table:table-cell table:style-name="Gnumeric-default" table:formula="of:=[.$K$3]*([.E1052]-[.E1051])/0.02" office:value-type="float" office:value="0">
            <text:p>0</text:p>
          </table:table-cell>
          <table:table-cell table:style-name="Gnumeric-default" table:formula="of:=SUM([.F1052:.H105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53]-[.C1053]" office:value-type="float" office:value="0">
            <text:p>0</text:p>
          </table:table-cell>
          <table:table-cell table:style-name="Gnumeric-default" table:formula="of:=[.E1053]*[.$K$1]" office:value-type="float" office:value="0">
            <text:p>0</text:p>
          </table:table-cell>
          <table:table-cell table:style-name="Gnumeric-default" table:formula="of:=[.$K$2]*([.E1053]+[.G1052])*0.02" office:value-type="float" office:value="0">
            <text:p>0</text:p>
          </table:table-cell>
          <table:table-cell table:style-name="Gnumeric-default" table:formula="of:=[.$K$3]*([.E1053]-[.E1052])/0.02" office:value-type="float" office:value="0">
            <text:p>0</text:p>
          </table:table-cell>
          <table:table-cell table:style-name="Gnumeric-default" table:formula="of:=SUM([.F1053:.H105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54]-[.C1054]" office:value-type="float" office:value="0">
            <text:p>0</text:p>
          </table:table-cell>
          <table:table-cell table:style-name="Gnumeric-default" table:formula="of:=[.E1054]*[.$K$1]" office:value-type="float" office:value="0">
            <text:p>0</text:p>
          </table:table-cell>
          <table:table-cell table:style-name="Gnumeric-default" table:formula="of:=[.$K$2]*([.E1054]+[.G1053])*0.02" office:value-type="float" office:value="0">
            <text:p>0</text:p>
          </table:table-cell>
          <table:table-cell table:style-name="Gnumeric-default" table:formula="of:=[.$K$3]*([.E1054]-[.E1053])/0.02" office:value-type="float" office:value="0">
            <text:p>0</text:p>
          </table:table-cell>
          <table:table-cell table:style-name="Gnumeric-default" table:formula="of:=SUM([.F1054:.H105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55]-[.C1055]" office:value-type="float" office:value="0">
            <text:p>0</text:p>
          </table:table-cell>
          <table:table-cell table:style-name="Gnumeric-default" table:formula="of:=[.E1055]*[.$K$1]" office:value-type="float" office:value="0">
            <text:p>0</text:p>
          </table:table-cell>
          <table:table-cell table:style-name="Gnumeric-default" table:formula="of:=[.$K$2]*([.E1055]+[.G1054])*0.02" office:value-type="float" office:value="0">
            <text:p>0</text:p>
          </table:table-cell>
          <table:table-cell table:style-name="Gnumeric-default" table:formula="of:=[.$K$3]*([.E1055]-[.E1054])/0.02" office:value-type="float" office:value="0">
            <text:p>0</text:p>
          </table:table-cell>
          <table:table-cell table:style-name="Gnumeric-default" table:formula="of:=SUM([.F1055:.H105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56]-[.C1056]" office:value-type="float" office:value="0">
            <text:p>0</text:p>
          </table:table-cell>
          <table:table-cell table:style-name="Gnumeric-default" table:formula="of:=[.E1056]*[.$K$1]" office:value-type="float" office:value="0">
            <text:p>0</text:p>
          </table:table-cell>
          <table:table-cell table:style-name="Gnumeric-default" table:formula="of:=[.$K$2]*([.E1056]+[.G1055])*0.02" office:value-type="float" office:value="0">
            <text:p>0</text:p>
          </table:table-cell>
          <table:table-cell table:style-name="Gnumeric-default" table:formula="of:=[.$K$3]*([.E1056]-[.E1055])/0.02" office:value-type="float" office:value="0">
            <text:p>0</text:p>
          </table:table-cell>
          <table:table-cell table:style-name="Gnumeric-default" table:formula="of:=SUM([.F1056:.H105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57]-[.C1057]" office:value-type="float" office:value="0">
            <text:p>0</text:p>
          </table:table-cell>
          <table:table-cell table:style-name="Gnumeric-default" table:formula="of:=[.E1057]*[.$K$1]" office:value-type="float" office:value="0">
            <text:p>0</text:p>
          </table:table-cell>
          <table:table-cell table:style-name="Gnumeric-default" table:formula="of:=[.$K$2]*([.E1057]+[.G1056])*0.02" office:value-type="float" office:value="0">
            <text:p>0</text:p>
          </table:table-cell>
          <table:table-cell table:style-name="Gnumeric-default" table:formula="of:=[.$K$3]*([.E1057]-[.E1056])/0.02" office:value-type="float" office:value="0">
            <text:p>0</text:p>
          </table:table-cell>
          <table:table-cell table:style-name="Gnumeric-default" table:formula="of:=SUM([.F1057:.H105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58]-[.C1058]" office:value-type="float" office:value="0">
            <text:p>0</text:p>
          </table:table-cell>
          <table:table-cell table:style-name="Gnumeric-default" table:formula="of:=[.E1058]*[.$K$1]" office:value-type="float" office:value="0">
            <text:p>0</text:p>
          </table:table-cell>
          <table:table-cell table:style-name="Gnumeric-default" table:formula="of:=[.$K$2]*([.E1058]+[.G1057])*0.02" office:value-type="float" office:value="0">
            <text:p>0</text:p>
          </table:table-cell>
          <table:table-cell table:style-name="Gnumeric-default" table:formula="of:=[.$K$3]*([.E1058]-[.E1057])/0.02" office:value-type="float" office:value="0">
            <text:p>0</text:p>
          </table:table-cell>
          <table:table-cell table:style-name="Gnumeric-default" table:formula="of:=SUM([.F1058:.H105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59]-[.C1059]" office:value-type="float" office:value="0">
            <text:p>0</text:p>
          </table:table-cell>
          <table:table-cell table:style-name="Gnumeric-default" table:formula="of:=[.E1059]*[.$K$1]" office:value-type="float" office:value="0">
            <text:p>0</text:p>
          </table:table-cell>
          <table:table-cell table:style-name="Gnumeric-default" table:formula="of:=[.$K$2]*([.E1059]+[.G1058])*0.02" office:value-type="float" office:value="0">
            <text:p>0</text:p>
          </table:table-cell>
          <table:table-cell table:style-name="Gnumeric-default" table:formula="of:=[.$K$3]*([.E1059]-[.E1058])/0.02" office:value-type="float" office:value="0">
            <text:p>0</text:p>
          </table:table-cell>
          <table:table-cell table:style-name="Gnumeric-default" table:formula="of:=SUM([.F1059:.H105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60]-[.C1060]" office:value-type="float" office:value="0">
            <text:p>0</text:p>
          </table:table-cell>
          <table:table-cell table:style-name="Gnumeric-default" table:formula="of:=[.E1060]*[.$K$1]" office:value-type="float" office:value="0">
            <text:p>0</text:p>
          </table:table-cell>
          <table:table-cell table:style-name="Gnumeric-default" table:formula="of:=[.$K$2]*([.E1060]+[.G1059])*0.02" office:value-type="float" office:value="0">
            <text:p>0</text:p>
          </table:table-cell>
          <table:table-cell table:style-name="Gnumeric-default" table:formula="of:=[.$K$3]*([.E1060]-[.E1059])/0.02" office:value-type="float" office:value="0">
            <text:p>0</text:p>
          </table:table-cell>
          <table:table-cell table:style-name="Gnumeric-default" table:formula="of:=SUM([.F1060:.H106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61]-[.C1061]" office:value-type="float" office:value="0">
            <text:p>0</text:p>
          </table:table-cell>
          <table:table-cell table:style-name="Gnumeric-default" table:formula="of:=[.E1061]*[.$K$1]" office:value-type="float" office:value="0">
            <text:p>0</text:p>
          </table:table-cell>
          <table:table-cell table:style-name="Gnumeric-default" table:formula="of:=[.$K$2]*([.E1061]+[.G1060])*0.02" office:value-type="float" office:value="0">
            <text:p>0</text:p>
          </table:table-cell>
          <table:table-cell table:style-name="Gnumeric-default" table:formula="of:=[.$K$3]*([.E1061]-[.E1060])/0.02" office:value-type="float" office:value="0">
            <text:p>0</text:p>
          </table:table-cell>
          <table:table-cell table:style-name="Gnumeric-default" table:formula="of:=SUM([.F1061:.H106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62]-[.C1062]" office:value-type="float" office:value="0">
            <text:p>0</text:p>
          </table:table-cell>
          <table:table-cell table:style-name="Gnumeric-default" table:formula="of:=[.E1062]*[.$K$1]" office:value-type="float" office:value="0">
            <text:p>0</text:p>
          </table:table-cell>
          <table:table-cell table:style-name="Gnumeric-default" table:formula="of:=[.$K$2]*([.E1062]+[.G1061])*0.02" office:value-type="float" office:value="0">
            <text:p>0</text:p>
          </table:table-cell>
          <table:table-cell table:style-name="Gnumeric-default" table:formula="of:=[.$K$3]*([.E1062]-[.E1061])/0.02" office:value-type="float" office:value="0">
            <text:p>0</text:p>
          </table:table-cell>
          <table:table-cell table:style-name="Gnumeric-default" table:formula="of:=SUM([.F1062:.H106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63]-[.C1063]" office:value-type="float" office:value="0">
            <text:p>0</text:p>
          </table:table-cell>
          <table:table-cell table:style-name="Gnumeric-default" table:formula="of:=[.E1063]*[.$K$1]" office:value-type="float" office:value="0">
            <text:p>0</text:p>
          </table:table-cell>
          <table:table-cell table:style-name="Gnumeric-default" table:formula="of:=[.$K$2]*([.E1063]+[.G1062])*0.02" office:value-type="float" office:value="0">
            <text:p>0</text:p>
          </table:table-cell>
          <table:table-cell table:style-name="Gnumeric-default" table:formula="of:=[.$K$3]*([.E1063]-[.E1062])/0.02" office:value-type="float" office:value="0">
            <text:p>0</text:p>
          </table:table-cell>
          <table:table-cell table:style-name="Gnumeric-default" table:formula="of:=SUM([.F1063:.H106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64]-[.C1064]" office:value-type="float" office:value="0">
            <text:p>0</text:p>
          </table:table-cell>
          <table:table-cell table:style-name="Gnumeric-default" table:formula="of:=[.E1064]*[.$K$1]" office:value-type="float" office:value="0">
            <text:p>0</text:p>
          </table:table-cell>
          <table:table-cell table:style-name="Gnumeric-default" table:formula="of:=[.$K$2]*([.E1064]+[.G1063])*0.02" office:value-type="float" office:value="0">
            <text:p>0</text:p>
          </table:table-cell>
          <table:table-cell table:style-name="Gnumeric-default" table:formula="of:=[.$K$3]*([.E1064]-[.E1063])/0.02" office:value-type="float" office:value="0">
            <text:p>0</text:p>
          </table:table-cell>
          <table:table-cell table:style-name="Gnumeric-default" table:formula="of:=SUM([.F1064:.H106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65]-[.C1065]" office:value-type="float" office:value="0">
            <text:p>0</text:p>
          </table:table-cell>
          <table:table-cell table:style-name="Gnumeric-default" table:formula="of:=[.E1065]*[.$K$1]" office:value-type="float" office:value="0">
            <text:p>0</text:p>
          </table:table-cell>
          <table:table-cell table:style-name="Gnumeric-default" table:formula="of:=[.$K$2]*([.E1065]+[.G1064])*0.02" office:value-type="float" office:value="0">
            <text:p>0</text:p>
          </table:table-cell>
          <table:table-cell table:style-name="Gnumeric-default" table:formula="of:=[.$K$3]*([.E1065]-[.E1064])/0.02" office:value-type="float" office:value="0">
            <text:p>0</text:p>
          </table:table-cell>
          <table:table-cell table:style-name="Gnumeric-default" table:formula="of:=SUM([.F1065:.H106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66]-[.C1066]" office:value-type="float" office:value="0">
            <text:p>0</text:p>
          </table:table-cell>
          <table:table-cell table:style-name="Gnumeric-default" table:formula="of:=[.E1066]*[.$K$1]" office:value-type="float" office:value="0">
            <text:p>0</text:p>
          </table:table-cell>
          <table:table-cell table:style-name="Gnumeric-default" table:formula="of:=[.$K$2]*([.E1066]+[.G1065])*0.02" office:value-type="float" office:value="0">
            <text:p>0</text:p>
          </table:table-cell>
          <table:table-cell table:style-name="Gnumeric-default" table:formula="of:=[.$K$3]*([.E1066]-[.E1065])/0.02" office:value-type="float" office:value="0">
            <text:p>0</text:p>
          </table:table-cell>
          <table:table-cell table:style-name="Gnumeric-default" table:formula="of:=SUM([.F1066:.H106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67]-[.C1067]" office:value-type="float" office:value="0">
            <text:p>0</text:p>
          </table:table-cell>
          <table:table-cell table:style-name="Gnumeric-default" table:formula="of:=[.E1067]*[.$K$1]" office:value-type="float" office:value="0">
            <text:p>0</text:p>
          </table:table-cell>
          <table:table-cell table:style-name="Gnumeric-default" table:formula="of:=[.$K$2]*([.E1067]+[.G1066])*0.02" office:value-type="float" office:value="0">
            <text:p>0</text:p>
          </table:table-cell>
          <table:table-cell table:style-name="Gnumeric-default" table:formula="of:=[.$K$3]*([.E1067]-[.E1066])/0.02" office:value-type="float" office:value="0">
            <text:p>0</text:p>
          </table:table-cell>
          <table:table-cell table:style-name="Gnumeric-default" table:formula="of:=SUM([.F1067:.H106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68]-[.C1068]" office:value-type="float" office:value="0">
            <text:p>0</text:p>
          </table:table-cell>
          <table:table-cell table:style-name="Gnumeric-default" table:formula="of:=[.E1068]*[.$K$1]" office:value-type="float" office:value="0">
            <text:p>0</text:p>
          </table:table-cell>
          <table:table-cell table:style-name="Gnumeric-default" table:formula="of:=[.$K$2]*([.E1068]+[.G1067])*0.02" office:value-type="float" office:value="0">
            <text:p>0</text:p>
          </table:table-cell>
          <table:table-cell table:style-name="Gnumeric-default" table:formula="of:=[.$K$3]*([.E1068]-[.E1067])/0.02" office:value-type="float" office:value="0">
            <text:p>0</text:p>
          </table:table-cell>
          <table:table-cell table:style-name="Gnumeric-default" table:formula="of:=SUM([.F1068:.H106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69]-[.C1069]" office:value-type="float" office:value="0">
            <text:p>0</text:p>
          </table:table-cell>
          <table:table-cell table:style-name="Gnumeric-default" table:formula="of:=[.E1069]*[.$K$1]" office:value-type="float" office:value="0">
            <text:p>0</text:p>
          </table:table-cell>
          <table:table-cell table:style-name="Gnumeric-default" table:formula="of:=[.$K$2]*([.E1069]+[.G1068])*0.02" office:value-type="float" office:value="0">
            <text:p>0</text:p>
          </table:table-cell>
          <table:table-cell table:style-name="Gnumeric-default" table:formula="of:=[.$K$3]*([.E1069]-[.E1068])/0.02" office:value-type="float" office:value="0">
            <text:p>0</text:p>
          </table:table-cell>
          <table:table-cell table:style-name="Gnumeric-default" table:formula="of:=SUM([.F1069:.H106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70]-[.C1070]" office:value-type="float" office:value="0">
            <text:p>0</text:p>
          </table:table-cell>
          <table:table-cell table:style-name="Gnumeric-default" table:formula="of:=[.E1070]*[.$K$1]" office:value-type="float" office:value="0">
            <text:p>0</text:p>
          </table:table-cell>
          <table:table-cell table:style-name="Gnumeric-default" table:formula="of:=[.$K$2]*([.E1070]+[.G1069])*0.02" office:value-type="float" office:value="0">
            <text:p>0</text:p>
          </table:table-cell>
          <table:table-cell table:style-name="Gnumeric-default" table:formula="of:=[.$K$3]*([.E1070]-[.E1069])/0.02" office:value-type="float" office:value="0">
            <text:p>0</text:p>
          </table:table-cell>
          <table:table-cell table:style-name="Gnumeric-default" table:formula="of:=SUM([.F1070:.H107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71]-[.C1071]" office:value-type="float" office:value="0">
            <text:p>0</text:p>
          </table:table-cell>
          <table:table-cell table:style-name="Gnumeric-default" table:formula="of:=[.E1071]*[.$K$1]" office:value-type="float" office:value="0">
            <text:p>0</text:p>
          </table:table-cell>
          <table:table-cell table:style-name="Gnumeric-default" table:formula="of:=[.$K$2]*([.E1071]+[.G1070])*0.02" office:value-type="float" office:value="0">
            <text:p>0</text:p>
          </table:table-cell>
          <table:table-cell table:style-name="Gnumeric-default" table:formula="of:=[.$K$3]*([.E1071]-[.E1070])/0.02" office:value-type="float" office:value="0">
            <text:p>0</text:p>
          </table:table-cell>
          <table:table-cell table:style-name="Gnumeric-default" table:formula="of:=SUM([.F1071:.H107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72]-[.C1072]" office:value-type="float" office:value="0">
            <text:p>0</text:p>
          </table:table-cell>
          <table:table-cell table:style-name="Gnumeric-default" table:formula="of:=[.E1072]*[.$K$1]" office:value-type="float" office:value="0">
            <text:p>0</text:p>
          </table:table-cell>
          <table:table-cell table:style-name="Gnumeric-default" table:formula="of:=[.$K$2]*([.E1072]+[.G1071])*0.02" office:value-type="float" office:value="0">
            <text:p>0</text:p>
          </table:table-cell>
          <table:table-cell table:style-name="Gnumeric-default" table:formula="of:=[.$K$3]*([.E1072]-[.E1071])/0.02" office:value-type="float" office:value="0">
            <text:p>0</text:p>
          </table:table-cell>
          <table:table-cell table:style-name="Gnumeric-default" table:formula="of:=SUM([.F1072:.H107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73]-[.C1073]" office:value-type="float" office:value="0">
            <text:p>0</text:p>
          </table:table-cell>
          <table:table-cell table:style-name="Gnumeric-default" table:formula="of:=[.E1073]*[.$K$1]" office:value-type="float" office:value="0">
            <text:p>0</text:p>
          </table:table-cell>
          <table:table-cell table:style-name="Gnumeric-default" table:formula="of:=[.$K$2]*([.E1073]+[.G1072])*0.02" office:value-type="float" office:value="0">
            <text:p>0</text:p>
          </table:table-cell>
          <table:table-cell table:style-name="Gnumeric-default" table:formula="of:=[.$K$3]*([.E1073]-[.E1072])/0.02" office:value-type="float" office:value="0">
            <text:p>0</text:p>
          </table:table-cell>
          <table:table-cell table:style-name="Gnumeric-default" table:formula="of:=SUM([.F1073:.H107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74]-[.C1074]" office:value-type="float" office:value="0">
            <text:p>0</text:p>
          </table:table-cell>
          <table:table-cell table:style-name="Gnumeric-default" table:formula="of:=[.E1074]*[.$K$1]" office:value-type="float" office:value="0">
            <text:p>0</text:p>
          </table:table-cell>
          <table:table-cell table:style-name="Gnumeric-default" table:formula="of:=[.$K$2]*([.E1074]+[.G1073])*0.02" office:value-type="float" office:value="0">
            <text:p>0</text:p>
          </table:table-cell>
          <table:table-cell table:style-name="Gnumeric-default" table:formula="of:=[.$K$3]*([.E1074]-[.E1073])/0.02" office:value-type="float" office:value="0">
            <text:p>0</text:p>
          </table:table-cell>
          <table:table-cell table:style-name="Gnumeric-default" table:formula="of:=SUM([.F1074:.H107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75]-[.C1075]" office:value-type="float" office:value="0">
            <text:p>0</text:p>
          </table:table-cell>
          <table:table-cell table:style-name="Gnumeric-default" table:formula="of:=[.E1075]*[.$K$1]" office:value-type="float" office:value="0">
            <text:p>0</text:p>
          </table:table-cell>
          <table:table-cell table:style-name="Gnumeric-default" table:formula="of:=[.$K$2]*([.E1075]+[.G1074])*0.02" office:value-type="float" office:value="0">
            <text:p>0</text:p>
          </table:table-cell>
          <table:table-cell table:style-name="Gnumeric-default" table:formula="of:=[.$K$3]*([.E1075]-[.E1074])/0.02" office:value-type="float" office:value="0">
            <text:p>0</text:p>
          </table:table-cell>
          <table:table-cell table:style-name="Gnumeric-default" table:formula="of:=SUM([.F1075:.H107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76]-[.C1076]" office:value-type="float" office:value="0">
            <text:p>0</text:p>
          </table:table-cell>
          <table:table-cell table:style-name="Gnumeric-default" table:formula="of:=[.E1076]*[.$K$1]" office:value-type="float" office:value="0">
            <text:p>0</text:p>
          </table:table-cell>
          <table:table-cell table:style-name="Gnumeric-default" table:formula="of:=[.$K$2]*([.E1076]+[.G1075])*0.02" office:value-type="float" office:value="0">
            <text:p>0</text:p>
          </table:table-cell>
          <table:table-cell table:style-name="Gnumeric-default" table:formula="of:=[.$K$3]*([.E1076]-[.E1075])/0.02" office:value-type="float" office:value="0">
            <text:p>0</text:p>
          </table:table-cell>
          <table:table-cell table:style-name="Gnumeric-default" table:formula="of:=SUM([.F1076:.H107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77]-[.C1077]" office:value-type="float" office:value="0">
            <text:p>0</text:p>
          </table:table-cell>
          <table:table-cell table:style-name="Gnumeric-default" table:formula="of:=[.E1077]*[.$K$1]" office:value-type="float" office:value="0">
            <text:p>0</text:p>
          </table:table-cell>
          <table:table-cell table:style-name="Gnumeric-default" table:formula="of:=[.$K$2]*([.E1077]+[.G1076])*0.02" office:value-type="float" office:value="0">
            <text:p>0</text:p>
          </table:table-cell>
          <table:table-cell table:style-name="Gnumeric-default" table:formula="of:=[.$K$3]*([.E1077]-[.E1076])/0.02" office:value-type="float" office:value="0">
            <text:p>0</text:p>
          </table:table-cell>
          <table:table-cell table:style-name="Gnumeric-default" table:formula="of:=SUM([.F1077:.H107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78]-[.C1078]" office:value-type="float" office:value="0">
            <text:p>0</text:p>
          </table:table-cell>
          <table:table-cell table:style-name="Gnumeric-default" table:formula="of:=[.E1078]*[.$K$1]" office:value-type="float" office:value="0">
            <text:p>0</text:p>
          </table:table-cell>
          <table:table-cell table:style-name="Gnumeric-default" table:formula="of:=[.$K$2]*([.E1078]+[.G1077])*0.02" office:value-type="float" office:value="0">
            <text:p>0</text:p>
          </table:table-cell>
          <table:table-cell table:style-name="Gnumeric-default" table:formula="of:=[.$K$3]*([.E1078]-[.E1077])/0.02" office:value-type="float" office:value="0">
            <text:p>0</text:p>
          </table:table-cell>
          <table:table-cell table:style-name="Gnumeric-default" table:formula="of:=SUM([.F1078:.H107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79]-[.C1079]" office:value-type="float" office:value="0">
            <text:p>0</text:p>
          </table:table-cell>
          <table:table-cell table:style-name="Gnumeric-default" table:formula="of:=[.E1079]*[.$K$1]" office:value-type="float" office:value="0">
            <text:p>0</text:p>
          </table:table-cell>
          <table:table-cell table:style-name="Gnumeric-default" table:formula="of:=[.$K$2]*([.E1079]+[.G1078])*0.02" office:value-type="float" office:value="0">
            <text:p>0</text:p>
          </table:table-cell>
          <table:table-cell table:style-name="Gnumeric-default" table:formula="of:=[.$K$3]*([.E1079]-[.E1078])/0.02" office:value-type="float" office:value="0">
            <text:p>0</text:p>
          </table:table-cell>
          <table:table-cell table:style-name="Gnumeric-default" table:formula="of:=SUM([.F1079:.H107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80]-[.C1080]" office:value-type="float" office:value="0">
            <text:p>0</text:p>
          </table:table-cell>
          <table:table-cell table:style-name="Gnumeric-default" table:formula="of:=[.E1080]*[.$K$1]" office:value-type="float" office:value="0">
            <text:p>0</text:p>
          </table:table-cell>
          <table:table-cell table:style-name="Gnumeric-default" table:formula="of:=[.$K$2]*([.E1080]+[.G1079])*0.02" office:value-type="float" office:value="0">
            <text:p>0</text:p>
          </table:table-cell>
          <table:table-cell table:style-name="Gnumeric-default" table:formula="of:=[.$K$3]*([.E1080]-[.E1079])/0.02" office:value-type="float" office:value="0">
            <text:p>0</text:p>
          </table:table-cell>
          <table:table-cell table:style-name="Gnumeric-default" table:formula="of:=SUM([.F1080:.H108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81]-[.C1081]" office:value-type="float" office:value="0">
            <text:p>0</text:p>
          </table:table-cell>
          <table:table-cell table:style-name="Gnumeric-default" table:formula="of:=[.E1081]*[.$K$1]" office:value-type="float" office:value="0">
            <text:p>0</text:p>
          </table:table-cell>
          <table:table-cell table:style-name="Gnumeric-default" table:formula="of:=[.$K$2]*([.E1081]+[.G1080])*0.02" office:value-type="float" office:value="0">
            <text:p>0</text:p>
          </table:table-cell>
          <table:table-cell table:style-name="Gnumeric-default" table:formula="of:=[.$K$3]*([.E1081]-[.E1080])/0.02" office:value-type="float" office:value="0">
            <text:p>0</text:p>
          </table:table-cell>
          <table:table-cell table:style-name="Gnumeric-default" table:formula="of:=SUM([.F1081:.H108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82]-[.C1082]" office:value-type="float" office:value="0">
            <text:p>0</text:p>
          </table:table-cell>
          <table:table-cell table:style-name="Gnumeric-default" table:formula="of:=[.E1082]*[.$K$1]" office:value-type="float" office:value="0">
            <text:p>0</text:p>
          </table:table-cell>
          <table:table-cell table:style-name="Gnumeric-default" table:formula="of:=[.$K$2]*([.E1082]+[.G1081])*0.02" office:value-type="float" office:value="0">
            <text:p>0</text:p>
          </table:table-cell>
          <table:table-cell table:style-name="Gnumeric-default" table:formula="of:=[.$K$3]*([.E1082]-[.E1081])/0.02" office:value-type="float" office:value="0">
            <text:p>0</text:p>
          </table:table-cell>
          <table:table-cell table:style-name="Gnumeric-default" table:formula="of:=SUM([.F1082:.H108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83]-[.C1083]" office:value-type="float" office:value="0">
            <text:p>0</text:p>
          </table:table-cell>
          <table:table-cell table:style-name="Gnumeric-default" table:formula="of:=[.E1083]*[.$K$1]" office:value-type="float" office:value="0">
            <text:p>0</text:p>
          </table:table-cell>
          <table:table-cell table:style-name="Gnumeric-default" table:formula="of:=[.$K$2]*([.E1083]+[.G1082])*0.02" office:value-type="float" office:value="0">
            <text:p>0</text:p>
          </table:table-cell>
          <table:table-cell table:style-name="Gnumeric-default" table:formula="of:=[.$K$3]*([.E1083]-[.E1082])/0.02" office:value-type="float" office:value="0">
            <text:p>0</text:p>
          </table:table-cell>
          <table:table-cell table:style-name="Gnumeric-default" table:formula="of:=SUM([.F1083:.H108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84]-[.C1084]" office:value-type="float" office:value="0">
            <text:p>0</text:p>
          </table:table-cell>
          <table:table-cell table:style-name="Gnumeric-default" table:formula="of:=[.E1084]*[.$K$1]" office:value-type="float" office:value="0">
            <text:p>0</text:p>
          </table:table-cell>
          <table:table-cell table:style-name="Gnumeric-default" table:formula="of:=[.$K$2]*([.E1084]+[.G1083])*0.02" office:value-type="float" office:value="0">
            <text:p>0</text:p>
          </table:table-cell>
          <table:table-cell table:style-name="Gnumeric-default" table:formula="of:=[.$K$3]*([.E1084]-[.E1083])/0.02" office:value-type="float" office:value="0">
            <text:p>0</text:p>
          </table:table-cell>
          <table:table-cell table:style-name="Gnumeric-default" table:formula="of:=SUM([.F1084:.H108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85]-[.C1085]" office:value-type="float" office:value="0">
            <text:p>0</text:p>
          </table:table-cell>
          <table:table-cell table:style-name="Gnumeric-default" table:formula="of:=[.E1085]*[.$K$1]" office:value-type="float" office:value="0">
            <text:p>0</text:p>
          </table:table-cell>
          <table:table-cell table:style-name="Gnumeric-default" table:formula="of:=[.$K$2]*([.E1085]+[.G1084])*0.02" office:value-type="float" office:value="0">
            <text:p>0</text:p>
          </table:table-cell>
          <table:table-cell table:style-name="Gnumeric-default" table:formula="of:=[.$K$3]*([.E1085]-[.E1084])/0.02" office:value-type="float" office:value="0">
            <text:p>0</text:p>
          </table:table-cell>
          <table:table-cell table:style-name="Gnumeric-default" table:formula="of:=SUM([.F1085:.H108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86]-[.C1086]" office:value-type="float" office:value="0">
            <text:p>0</text:p>
          </table:table-cell>
          <table:table-cell table:style-name="Gnumeric-default" table:formula="of:=[.E1086]*[.$K$1]" office:value-type="float" office:value="0">
            <text:p>0</text:p>
          </table:table-cell>
          <table:table-cell table:style-name="Gnumeric-default" table:formula="of:=[.$K$2]*([.E1086]+[.G1085])*0.02" office:value-type="float" office:value="0">
            <text:p>0</text:p>
          </table:table-cell>
          <table:table-cell table:style-name="Gnumeric-default" table:formula="of:=[.$K$3]*([.E1086]-[.E1085])/0.02" office:value-type="float" office:value="0">
            <text:p>0</text:p>
          </table:table-cell>
          <table:table-cell table:style-name="Gnumeric-default" table:formula="of:=SUM([.F1086:.H108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87]-[.C1087]" office:value-type="float" office:value="0">
            <text:p>0</text:p>
          </table:table-cell>
          <table:table-cell table:style-name="Gnumeric-default" table:formula="of:=[.E1087]*[.$K$1]" office:value-type="float" office:value="0">
            <text:p>0</text:p>
          </table:table-cell>
          <table:table-cell table:style-name="Gnumeric-default" table:formula="of:=[.$K$2]*([.E1087]+[.G1086])*0.02" office:value-type="float" office:value="0">
            <text:p>0</text:p>
          </table:table-cell>
          <table:table-cell table:style-name="Gnumeric-default" table:formula="of:=[.$K$3]*([.E1087]-[.E1086])/0.02" office:value-type="float" office:value="0">
            <text:p>0</text:p>
          </table:table-cell>
          <table:table-cell table:style-name="Gnumeric-default" table:formula="of:=SUM([.F1087:.H108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88]-[.C1088]" office:value-type="float" office:value="0">
            <text:p>0</text:p>
          </table:table-cell>
          <table:table-cell table:style-name="Gnumeric-default" table:formula="of:=[.E1088]*[.$K$1]" office:value-type="float" office:value="0">
            <text:p>0</text:p>
          </table:table-cell>
          <table:table-cell table:style-name="Gnumeric-default" table:formula="of:=[.$K$2]*([.E1088]+[.G1087])*0.02" office:value-type="float" office:value="0">
            <text:p>0</text:p>
          </table:table-cell>
          <table:table-cell table:style-name="Gnumeric-default" table:formula="of:=[.$K$3]*([.E1088]-[.E1087])/0.02" office:value-type="float" office:value="0">
            <text:p>0</text:p>
          </table:table-cell>
          <table:table-cell table:style-name="Gnumeric-default" table:formula="of:=SUM([.F1088:.H108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89]-[.C1089]" office:value-type="float" office:value="0">
            <text:p>0</text:p>
          </table:table-cell>
          <table:table-cell table:style-name="Gnumeric-default" table:formula="of:=[.E1089]*[.$K$1]" office:value-type="float" office:value="0">
            <text:p>0</text:p>
          </table:table-cell>
          <table:table-cell table:style-name="Gnumeric-default" table:formula="of:=[.$K$2]*([.E1089]+[.G1088])*0.02" office:value-type="float" office:value="0">
            <text:p>0</text:p>
          </table:table-cell>
          <table:table-cell table:style-name="Gnumeric-default" table:formula="of:=[.$K$3]*([.E1089]-[.E1088])/0.02" office:value-type="float" office:value="0">
            <text:p>0</text:p>
          </table:table-cell>
          <table:table-cell table:style-name="Gnumeric-default" table:formula="of:=SUM([.F1089:.H108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90]-[.C1090]" office:value-type="float" office:value="0">
            <text:p>0</text:p>
          </table:table-cell>
          <table:table-cell table:style-name="Gnumeric-default" table:formula="of:=[.E1090]*[.$K$1]" office:value-type="float" office:value="0">
            <text:p>0</text:p>
          </table:table-cell>
          <table:table-cell table:style-name="Gnumeric-default" table:formula="of:=[.$K$2]*([.E1090]+[.G1089])*0.02" office:value-type="float" office:value="0">
            <text:p>0</text:p>
          </table:table-cell>
          <table:table-cell table:style-name="Gnumeric-default" table:formula="of:=[.$K$3]*([.E1090]-[.E1089])/0.02" office:value-type="float" office:value="0">
            <text:p>0</text:p>
          </table:table-cell>
          <table:table-cell table:style-name="Gnumeric-default" table:formula="of:=SUM([.F1090:.H109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91]-[.C1091]" office:value-type="float" office:value="0">
            <text:p>0</text:p>
          </table:table-cell>
          <table:table-cell table:style-name="Gnumeric-default" table:formula="of:=[.E1091]*[.$K$1]" office:value-type="float" office:value="0">
            <text:p>0</text:p>
          </table:table-cell>
          <table:table-cell table:style-name="Gnumeric-default" table:formula="of:=[.$K$2]*([.E1091]+[.G1090])*0.02" office:value-type="float" office:value="0">
            <text:p>0</text:p>
          </table:table-cell>
          <table:table-cell table:style-name="Gnumeric-default" table:formula="of:=[.$K$3]*([.E1091]-[.E1090])/0.02" office:value-type="float" office:value="0">
            <text:p>0</text:p>
          </table:table-cell>
          <table:table-cell table:style-name="Gnumeric-default" table:formula="of:=SUM([.F1091:.H109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92]-[.C1092]" office:value-type="float" office:value="0">
            <text:p>0</text:p>
          </table:table-cell>
          <table:table-cell table:style-name="Gnumeric-default" table:formula="of:=[.E1092]*[.$K$1]" office:value-type="float" office:value="0">
            <text:p>0</text:p>
          </table:table-cell>
          <table:table-cell table:style-name="Gnumeric-default" table:formula="of:=[.$K$2]*([.E1092]+[.G1091])*0.02" office:value-type="float" office:value="0">
            <text:p>0</text:p>
          </table:table-cell>
          <table:table-cell table:style-name="Gnumeric-default" table:formula="of:=[.$K$3]*([.E1092]-[.E1091])/0.02" office:value-type="float" office:value="0">
            <text:p>0</text:p>
          </table:table-cell>
          <table:table-cell table:style-name="Gnumeric-default" table:formula="of:=SUM([.F1092:.H109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93]-[.C1093]" office:value-type="float" office:value="0">
            <text:p>0</text:p>
          </table:table-cell>
          <table:table-cell table:style-name="Gnumeric-default" table:formula="of:=[.E1093]*[.$K$1]" office:value-type="float" office:value="0">
            <text:p>0</text:p>
          </table:table-cell>
          <table:table-cell table:style-name="Gnumeric-default" table:formula="of:=[.$K$2]*([.E1093]+[.G1092])*0.02" office:value-type="float" office:value="0">
            <text:p>0</text:p>
          </table:table-cell>
          <table:table-cell table:style-name="Gnumeric-default" table:formula="of:=[.$K$3]*([.E1093]-[.E1092])/0.02" office:value-type="float" office:value="0">
            <text:p>0</text:p>
          </table:table-cell>
          <table:table-cell table:style-name="Gnumeric-default" table:formula="of:=SUM([.F1093:.H109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94]-[.C1094]" office:value-type="float" office:value="0">
            <text:p>0</text:p>
          </table:table-cell>
          <table:table-cell table:style-name="Gnumeric-default" table:formula="of:=[.E1094]*[.$K$1]" office:value-type="float" office:value="0">
            <text:p>0</text:p>
          </table:table-cell>
          <table:table-cell table:style-name="Gnumeric-default" table:formula="of:=[.$K$2]*([.E1094]+[.G1093])*0.02" office:value-type="float" office:value="0">
            <text:p>0</text:p>
          </table:table-cell>
          <table:table-cell table:style-name="Gnumeric-default" table:formula="of:=[.$K$3]*([.E1094]-[.E1093])/0.02" office:value-type="float" office:value="0">
            <text:p>0</text:p>
          </table:table-cell>
          <table:table-cell table:style-name="Gnumeric-default" table:formula="of:=SUM([.F1094:.H109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95]-[.C1095]" office:value-type="float" office:value="0">
            <text:p>0</text:p>
          </table:table-cell>
          <table:table-cell table:style-name="Gnumeric-default" table:formula="of:=[.E1095]*[.$K$1]" office:value-type="float" office:value="0">
            <text:p>0</text:p>
          </table:table-cell>
          <table:table-cell table:style-name="Gnumeric-default" table:formula="of:=[.$K$2]*([.E1095]+[.G1094])*0.02" office:value-type="float" office:value="0">
            <text:p>0</text:p>
          </table:table-cell>
          <table:table-cell table:style-name="Gnumeric-default" table:formula="of:=[.$K$3]*([.E1095]-[.E1094])/0.02" office:value-type="float" office:value="0">
            <text:p>0</text:p>
          </table:table-cell>
          <table:table-cell table:style-name="Gnumeric-default" table:formula="of:=SUM([.F1095:.H109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96]-[.C1096]" office:value-type="float" office:value="0">
            <text:p>0</text:p>
          </table:table-cell>
          <table:table-cell table:style-name="Gnumeric-default" table:formula="of:=[.E1096]*[.$K$1]" office:value-type="float" office:value="0">
            <text:p>0</text:p>
          </table:table-cell>
          <table:table-cell table:style-name="Gnumeric-default" table:formula="of:=[.$K$2]*([.E1096]+[.G1095])*0.02" office:value-type="float" office:value="0">
            <text:p>0</text:p>
          </table:table-cell>
          <table:table-cell table:style-name="Gnumeric-default" table:formula="of:=[.$K$3]*([.E1096]-[.E1095])/0.02" office:value-type="float" office:value="0">
            <text:p>0</text:p>
          </table:table-cell>
          <table:table-cell table:style-name="Gnumeric-default" table:formula="of:=SUM([.F1096:.H109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97]-[.C1097]" office:value-type="float" office:value="0">
            <text:p>0</text:p>
          </table:table-cell>
          <table:table-cell table:style-name="Gnumeric-default" table:formula="of:=[.E1097]*[.$K$1]" office:value-type="float" office:value="0">
            <text:p>0</text:p>
          </table:table-cell>
          <table:table-cell table:style-name="Gnumeric-default" table:formula="of:=[.$K$2]*([.E1097]+[.G1096])*0.02" office:value-type="float" office:value="0">
            <text:p>0</text:p>
          </table:table-cell>
          <table:table-cell table:style-name="Gnumeric-default" table:formula="of:=[.$K$3]*([.E1097]-[.E1096])/0.02" office:value-type="float" office:value="0">
            <text:p>0</text:p>
          </table:table-cell>
          <table:table-cell table:style-name="Gnumeric-default" table:formula="of:=SUM([.F1097:.H109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98]-[.C1098]" office:value-type="float" office:value="0">
            <text:p>0</text:p>
          </table:table-cell>
          <table:table-cell table:style-name="Gnumeric-default" table:formula="of:=[.E1098]*[.$K$1]" office:value-type="float" office:value="0">
            <text:p>0</text:p>
          </table:table-cell>
          <table:table-cell table:style-name="Gnumeric-default" table:formula="of:=[.$K$2]*([.E1098]+[.G1097])*0.02" office:value-type="float" office:value="0">
            <text:p>0</text:p>
          </table:table-cell>
          <table:table-cell table:style-name="Gnumeric-default" table:formula="of:=[.$K$3]*([.E1098]-[.E1097])/0.02" office:value-type="float" office:value="0">
            <text:p>0</text:p>
          </table:table-cell>
          <table:table-cell table:style-name="Gnumeric-default" table:formula="of:=SUM([.F1098:.H109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099]-[.C1099]" office:value-type="float" office:value="0">
            <text:p>0</text:p>
          </table:table-cell>
          <table:table-cell table:style-name="Gnumeric-default" table:formula="of:=[.E1099]*[.$K$1]" office:value-type="float" office:value="0">
            <text:p>0</text:p>
          </table:table-cell>
          <table:table-cell table:style-name="Gnumeric-default" table:formula="of:=[.$K$2]*([.E1099]+[.G1098])*0.02" office:value-type="float" office:value="0">
            <text:p>0</text:p>
          </table:table-cell>
          <table:table-cell table:style-name="Gnumeric-default" table:formula="of:=[.$K$3]*([.E1099]-[.E1098])/0.02" office:value-type="float" office:value="0">
            <text:p>0</text:p>
          </table:table-cell>
          <table:table-cell table:style-name="Gnumeric-default" table:formula="of:=SUM([.F1099:.H109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00]-[.C1100]" office:value-type="float" office:value="0">
            <text:p>0</text:p>
          </table:table-cell>
          <table:table-cell table:style-name="Gnumeric-default" table:formula="of:=[.E1100]*[.$K$1]" office:value-type="float" office:value="0">
            <text:p>0</text:p>
          </table:table-cell>
          <table:table-cell table:style-name="Gnumeric-default" table:formula="of:=[.$K$2]*([.E1100]+[.G1099])*0.02" office:value-type="float" office:value="0">
            <text:p>0</text:p>
          </table:table-cell>
          <table:table-cell table:style-name="Gnumeric-default" table:formula="of:=[.$K$3]*([.E1100]-[.E1099])/0.02" office:value-type="float" office:value="0">
            <text:p>0</text:p>
          </table:table-cell>
          <table:table-cell table:style-name="Gnumeric-default" table:formula="of:=SUM([.F1100:.H110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01]-[.C1101]" office:value-type="float" office:value="0">
            <text:p>0</text:p>
          </table:table-cell>
          <table:table-cell table:style-name="Gnumeric-default" table:formula="of:=[.E1101]*[.$K$1]" office:value-type="float" office:value="0">
            <text:p>0</text:p>
          </table:table-cell>
          <table:table-cell table:style-name="Gnumeric-default" table:formula="of:=[.$K$2]*([.E1101]+[.G1100])*0.02" office:value-type="float" office:value="0">
            <text:p>0</text:p>
          </table:table-cell>
          <table:table-cell table:style-name="Gnumeric-default" table:formula="of:=[.$K$3]*([.E1101]-[.E1100])/0.02" office:value-type="float" office:value="0">
            <text:p>0</text:p>
          </table:table-cell>
          <table:table-cell table:style-name="Gnumeric-default" table:formula="of:=SUM([.F1101:.H110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02]-[.C1102]" office:value-type="float" office:value="0">
            <text:p>0</text:p>
          </table:table-cell>
          <table:table-cell table:style-name="Gnumeric-default" table:formula="of:=[.E1102]*[.$K$1]" office:value-type="float" office:value="0">
            <text:p>0</text:p>
          </table:table-cell>
          <table:table-cell table:style-name="Gnumeric-default" table:formula="of:=[.$K$2]*([.E1102]+[.G1101])*0.02" office:value-type="float" office:value="0">
            <text:p>0</text:p>
          </table:table-cell>
          <table:table-cell table:style-name="Gnumeric-default" table:formula="of:=[.$K$3]*([.E1102]-[.E1101])/0.02" office:value-type="float" office:value="0">
            <text:p>0</text:p>
          </table:table-cell>
          <table:table-cell table:style-name="Gnumeric-default" table:formula="of:=SUM([.F1102:.H110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03]-[.C1103]" office:value-type="float" office:value="0">
            <text:p>0</text:p>
          </table:table-cell>
          <table:table-cell table:style-name="Gnumeric-default" table:formula="of:=[.E1103]*[.$K$1]" office:value-type="float" office:value="0">
            <text:p>0</text:p>
          </table:table-cell>
          <table:table-cell table:style-name="Gnumeric-default" table:formula="of:=[.$K$2]*([.E1103]+[.G1102])*0.02" office:value-type="float" office:value="0">
            <text:p>0</text:p>
          </table:table-cell>
          <table:table-cell table:style-name="Gnumeric-default" table:formula="of:=[.$K$3]*([.E1103]-[.E1102])/0.02" office:value-type="float" office:value="0">
            <text:p>0</text:p>
          </table:table-cell>
          <table:table-cell table:style-name="Gnumeric-default" table:formula="of:=SUM([.F1103:.H110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04]-[.C1104]" office:value-type="float" office:value="0">
            <text:p>0</text:p>
          </table:table-cell>
          <table:table-cell table:style-name="Gnumeric-default" table:formula="of:=[.E1104]*[.$K$1]" office:value-type="float" office:value="0">
            <text:p>0</text:p>
          </table:table-cell>
          <table:table-cell table:style-name="Gnumeric-default" table:formula="of:=[.$K$2]*([.E1104]+[.G1103])*0.02" office:value-type="float" office:value="0">
            <text:p>0</text:p>
          </table:table-cell>
          <table:table-cell table:style-name="Gnumeric-default" table:formula="of:=[.$K$3]*([.E1104]-[.E1103])/0.02" office:value-type="float" office:value="0">
            <text:p>0</text:p>
          </table:table-cell>
          <table:table-cell table:style-name="Gnumeric-default" table:formula="of:=SUM([.F1104:.H110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05]-[.C1105]" office:value-type="float" office:value="0">
            <text:p>0</text:p>
          </table:table-cell>
          <table:table-cell table:style-name="Gnumeric-default" table:formula="of:=[.E1105]*[.$K$1]" office:value-type="float" office:value="0">
            <text:p>0</text:p>
          </table:table-cell>
          <table:table-cell table:style-name="Gnumeric-default" table:formula="of:=[.$K$2]*([.E1105]+[.G1104])*0.02" office:value-type="float" office:value="0">
            <text:p>0</text:p>
          </table:table-cell>
          <table:table-cell table:style-name="Gnumeric-default" table:formula="of:=[.$K$3]*([.E1105]-[.E1104])/0.02" office:value-type="float" office:value="0">
            <text:p>0</text:p>
          </table:table-cell>
          <table:table-cell table:style-name="Gnumeric-default" table:formula="of:=SUM([.F1105:.H110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06]-[.C1106]" office:value-type="float" office:value="0">
            <text:p>0</text:p>
          </table:table-cell>
          <table:table-cell table:style-name="Gnumeric-default" table:formula="of:=[.E1106]*[.$K$1]" office:value-type="float" office:value="0">
            <text:p>0</text:p>
          </table:table-cell>
          <table:table-cell table:style-name="Gnumeric-default" table:formula="of:=[.$K$2]*([.E1106]+[.G1105])*0.02" office:value-type="float" office:value="0">
            <text:p>0</text:p>
          </table:table-cell>
          <table:table-cell table:style-name="Gnumeric-default" table:formula="of:=[.$K$3]*([.E1106]-[.E1105])/0.02" office:value-type="float" office:value="0">
            <text:p>0</text:p>
          </table:table-cell>
          <table:table-cell table:style-name="Gnumeric-default" table:formula="of:=SUM([.F1106:.H110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07]-[.C1107]" office:value-type="float" office:value="0">
            <text:p>0</text:p>
          </table:table-cell>
          <table:table-cell table:style-name="Gnumeric-default" table:formula="of:=[.E1107]*[.$K$1]" office:value-type="float" office:value="0">
            <text:p>0</text:p>
          </table:table-cell>
          <table:table-cell table:style-name="Gnumeric-default" table:formula="of:=[.$K$2]*([.E1107]+[.G1106])*0.02" office:value-type="float" office:value="0">
            <text:p>0</text:p>
          </table:table-cell>
          <table:table-cell table:style-name="Gnumeric-default" table:formula="of:=[.$K$3]*([.E1107]-[.E1106])/0.02" office:value-type="float" office:value="0">
            <text:p>0</text:p>
          </table:table-cell>
          <table:table-cell table:style-name="Gnumeric-default" table:formula="of:=SUM([.F1107:.H110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08]-[.C1108]" office:value-type="float" office:value="0">
            <text:p>0</text:p>
          </table:table-cell>
          <table:table-cell table:style-name="Gnumeric-default" table:formula="of:=[.E1108]*[.$K$1]" office:value-type="float" office:value="0">
            <text:p>0</text:p>
          </table:table-cell>
          <table:table-cell table:style-name="Gnumeric-default" table:formula="of:=[.$K$2]*([.E1108]+[.G1107])*0.02" office:value-type="float" office:value="0">
            <text:p>0</text:p>
          </table:table-cell>
          <table:table-cell table:style-name="Gnumeric-default" table:formula="of:=[.$K$3]*([.E1108]-[.E1107])/0.02" office:value-type="float" office:value="0">
            <text:p>0</text:p>
          </table:table-cell>
          <table:table-cell table:style-name="Gnumeric-default" table:formula="of:=SUM([.F1108:.H110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09]-[.C1109]" office:value-type="float" office:value="0">
            <text:p>0</text:p>
          </table:table-cell>
          <table:table-cell table:style-name="Gnumeric-default" table:formula="of:=[.E1109]*[.$K$1]" office:value-type="float" office:value="0">
            <text:p>0</text:p>
          </table:table-cell>
          <table:table-cell table:style-name="Gnumeric-default" table:formula="of:=[.$K$2]*([.E1109]+[.G1108])*0.02" office:value-type="float" office:value="0">
            <text:p>0</text:p>
          </table:table-cell>
          <table:table-cell table:style-name="Gnumeric-default" table:formula="of:=[.$K$3]*([.E1109]-[.E1108])/0.02" office:value-type="float" office:value="0">
            <text:p>0</text:p>
          </table:table-cell>
          <table:table-cell table:style-name="Gnumeric-default" table:formula="of:=SUM([.F1109:.H110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10]-[.C1110]" office:value-type="float" office:value="0">
            <text:p>0</text:p>
          </table:table-cell>
          <table:table-cell table:style-name="Gnumeric-default" table:formula="of:=[.E1110]*[.$K$1]" office:value-type="float" office:value="0">
            <text:p>0</text:p>
          </table:table-cell>
          <table:table-cell table:style-name="Gnumeric-default" table:formula="of:=[.$K$2]*([.E1110]+[.G1109])*0.02" office:value-type="float" office:value="0">
            <text:p>0</text:p>
          </table:table-cell>
          <table:table-cell table:style-name="Gnumeric-default" table:formula="of:=[.$K$3]*([.E1110]-[.E1109])/0.02" office:value-type="float" office:value="0">
            <text:p>0</text:p>
          </table:table-cell>
          <table:table-cell table:style-name="Gnumeric-default" table:formula="of:=SUM([.F1110:.H111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11]-[.C1111]" office:value-type="float" office:value="0">
            <text:p>0</text:p>
          </table:table-cell>
          <table:table-cell table:style-name="Gnumeric-default" table:formula="of:=[.E1111]*[.$K$1]" office:value-type="float" office:value="0">
            <text:p>0</text:p>
          </table:table-cell>
          <table:table-cell table:style-name="Gnumeric-default" table:formula="of:=[.$K$2]*([.E1111]+[.G1110])*0.02" office:value-type="float" office:value="0">
            <text:p>0</text:p>
          </table:table-cell>
          <table:table-cell table:style-name="Gnumeric-default" table:formula="of:=[.$K$3]*([.E1111]-[.E1110])/0.02" office:value-type="float" office:value="0">
            <text:p>0</text:p>
          </table:table-cell>
          <table:table-cell table:style-name="Gnumeric-default" table:formula="of:=SUM([.F1111:.H111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12]-[.C1112]" office:value-type="float" office:value="0">
            <text:p>0</text:p>
          </table:table-cell>
          <table:table-cell table:style-name="Gnumeric-default" table:formula="of:=[.E1112]*[.$K$1]" office:value-type="float" office:value="0">
            <text:p>0</text:p>
          </table:table-cell>
          <table:table-cell table:style-name="Gnumeric-default" table:formula="of:=[.$K$2]*([.E1112]+[.G1111])*0.02" office:value-type="float" office:value="0">
            <text:p>0</text:p>
          </table:table-cell>
          <table:table-cell table:style-name="Gnumeric-default" table:formula="of:=[.$K$3]*([.E1112]-[.E1111])/0.02" office:value-type="float" office:value="0">
            <text:p>0</text:p>
          </table:table-cell>
          <table:table-cell table:style-name="Gnumeric-default" table:formula="of:=SUM([.F1112:.H111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7002485692501068">
            <text:p>0.01700248569250106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13]-[.C1113]" office:value-type="float" office:value="0.017002485692501068">
            <text:p>0.0170024856925011</text:p>
          </table:table-cell>
          <table:table-cell table:style-name="Gnumeric-default" table:formula="of:=[.E1113]*[.$K$1]" office:value-type="float" office:value="0.004250621423125267">
            <text:p>0.004250621423125267</text:p>
          </table:table-cell>
          <table:table-cell table:style-name="Gnumeric-default" table:formula="of:=[.$K$2]*([.E1113]+[.G1112])*0.02" office:value-type="float" office:value="8.5012428462505348e-07">
            <text:p>8.501242846250535E-07</text:p>
          </table:table-cell>
          <table:table-cell table:style-name="Gnumeric-default" table:formula="of:=[.$K$3]*([.E1113]-[.E1112])/0.02" office:value-type="float" office:value="0.04250621423125267">
            <text:p>0.04250621423125267</text:p>
          </table:table-cell>
          <table:table-cell table:style-name="Gnumeric-default" table:formula="of:=SUM([.F1113:.H1113])" office:value-type="float" office:value="0.046757685778662565">
            <text:p>0.0467576857786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0795533433556557">
            <text:p>0.02079553343355655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14]-[.C1114]" office:value-type="float" office:value="0.020795533433556557">
            <text:p>0.0207955334335566</text:p>
          </table:table-cell>
          <table:table-cell table:style-name="Gnumeric-default" table:formula="of:=[.E1114]*[.$K$1]" office:value-type="float" office:value="0.0051988833583891392">
            <text:p>0.005198883358389139</text:p>
          </table:table-cell>
          <table:table-cell table:style-name="Gnumeric-default" table:formula="of:=[.$K$2]*([.E1114]+[.G1113])*0.02" office:value-type="float" office:value="1.0398191778920591e-06">
            <text:p>1.039819177892059E-06</text:p>
          </table:table-cell>
          <table:table-cell table:style-name="Gnumeric-default" table:formula="of:=[.$K$3]*([.E1114]-[.E1113])/0.02" office:value-type="float" office:value="0.0094826193526387215">
            <text:p>0.009482619352638721</text:p>
          </table:table-cell>
          <table:table-cell table:style-name="Gnumeric-default" table:formula="of:=SUM([.F1114:.H1114])" office:value-type="float" office:value="0.014682542530205752">
            <text:p>0.0146825425302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5250969678163528">
            <text:p>0.01525096967816352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15]-[.C1115]" office:value-type="float" office:value="0.015250969678163528">
            <text:p>0.0152509696781635</text:p>
          </table:table-cell>
          <table:table-cell table:style-name="Gnumeric-default" table:formula="of:=[.E1115]*[.$K$1]" office:value-type="float" office:value="0.0038127424195408821">
            <text:p>0.003812742419540882</text:p>
          </table:table-cell>
          <table:table-cell table:style-name="Gnumeric-default" table:formula="of:=[.$K$2]*([.E1115]+[.G1114])*0.02" office:value-type="float" office:value="7.6260047486707103e-07">
            <text:p>7.62600474867071E-07</text:p>
          </table:table-cell>
          <table:table-cell table:style-name="Gnumeric-default" table:formula="of:=[.$K$3]*([.E1115]-[.E1114])/0.02" office:value-type="float" office:value="-0.013861409388482571">
            <text:p>−0.0138614093884826</text:p>
          </table:table-cell>
          <table:table-cell table:style-name="Gnumeric-default" table:formula="of:=SUM([.F1115:.H1115])" office:value-type="float" office:value="-0.010047904368466821">
            <text:p>−0.01004790436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4753203839063644">
            <text:p>0.01475320383906364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16]-[.C1116]" office:value-type="float" office:value="0.014753203839063644">
            <text:p>0.0147532038390636</text:p>
          </table:table-cell>
          <table:table-cell table:style-name="Gnumeric-default" table:formula="of:=[.E1116]*[.$K$1]" office:value-type="float" office:value="0.0036883009597659111">
            <text:p>0.003688300959765911</text:p>
          </table:table-cell>
          <table:table-cell table:style-name="Gnumeric-default" table:formula="of:=[.$K$2]*([.E1116]+[.G1115])*0.02" office:value-type="float" office:value="7.3769832197692555e-07">
            <text:p>7.376983219769255E-07</text:p>
          </table:table-cell>
          <table:table-cell table:style-name="Gnumeric-default" table:formula="of:=[.$K$3]*([.E1116]-[.E1115])/0.02" office:value-type="float" office:value="-0.0012444145977497101">
            <text:p>−0.0012444145977497</text:p>
          </table:table-cell>
          <table:table-cell table:style-name="Gnumeric-default" table:formula="of:=SUM([.F1116:.H1116])" office:value-type="float" office:value="0.0024446240603381779">
            <text:p>0.0024446240603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4274583198130131">
            <text:p>0.0142745831981301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17]-[.C1117]" office:value-type="float" office:value="0.014274583198130131">
            <text:p>0.0142745831981301</text:p>
          </table:table-cell>
          <table:table-cell table:style-name="Gnumeric-default" table:formula="of:=[.E1117]*[.$K$1]" office:value-type="float" office:value="0.0035686457995325327">
            <text:p>0.0035686457995325</text:p>
          </table:table-cell>
          <table:table-cell table:style-name="Gnumeric-default" table:formula="of:=[.$K$2]*([.E1117]+[.G1116])*0.02" office:value-type="float" office:value="7.1376604482260538e-07">
            <text:p>7.137660448226054E-07</text:p>
          </table:table-cell>
          <table:table-cell table:style-name="Gnumeric-default" table:formula="of:=[.$K$3]*([.E1117]-[.E1116])/0.02" office:value-type="float" office:value="-0.0011965516023337841">
            <text:p>−0.0011965516023338</text:p>
          </table:table-cell>
          <table:table-cell table:style-name="Gnumeric-default" table:formula="of:=SUM([.F1117:.H1117])" office:value-type="float" office:value="0.0023728079632435711">
            <text:p>0.0023728079632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3814371079206467">
            <text:p>0.01381437107920646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18]-[.C1118]" office:value-type="float" office:value="0.013814371079206467">
            <text:p>0.0138143710792065</text:p>
          </table:table-cell>
          <table:table-cell table:style-name="Gnumeric-default" table:formula="of:=[.E1118]*[.$K$1]" office:value-type="float" office:value="0.0034535927698016167">
            <text:p>0.0034535927698016</text:p>
          </table:table-cell>
          <table:table-cell table:style-name="Gnumeric-default" table:formula="of:=[.$K$2]*([.E1118]+[.G1117])*0.02" office:value-type="float" office:value="6.9075424226256449e-07">
            <text:p>6.907542422625645E-07</text:p>
          </table:table-cell>
          <table:table-cell table:style-name="Gnumeric-default" table:formula="of:=[.$K$3]*([.E1118]-[.E1117])/0.02" office:value-type="float" office:value="-0.0011505302973091602">
            <text:p>−0.0011505302973092</text:p>
          </table:table-cell>
          <table:table-cell table:style-name="Gnumeric-default" table:formula="of:=SUM([.F1118:.H1118])" office:value-type="float" office:value="0.0023037532267347191">
            <text:p>0.0023037532267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7245011404156685">
            <text:p>0.01724501140415668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19]-[.C1119]" office:value-type="float" office:value="0.017245011404156685">
            <text:p>0.0172450114041567</text:p>
          </table:table-cell>
          <table:table-cell table:style-name="Gnumeric-default" table:formula="of:=[.E1119]*[.$K$1]" office:value-type="float" office:value="0.0043112528510391712">
            <text:p>0.004311252851039171</text:p>
          </table:table-cell>
          <table:table-cell table:style-name="Gnumeric-default" table:formula="of:=[.$K$2]*([.E1119]+[.G1118])*0.02" office:value-type="float" office:value="8.6228510791994751e-07">
            <text:p>8.622851079199475E-07</text:p>
          </table:table-cell>
          <table:table-cell table:style-name="Gnumeric-default" table:formula="of:=[.$K$3]*([.E1119]-[.E1118])/0.02" office:value-type="float" office:value="0.0085766008123755455">
            <text:p>0.008576600812375546</text:p>
          </table:table-cell>
          <table:table-cell table:style-name="Gnumeric-default" table:formula="of:=SUM([.F1119:.H1119])" office:value-type="float" office:value="0.012888715948522637">
            <text:p>0.0128887159485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1137278527021408">
            <text:p>0.02113727852702140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20]-[.C1120]" office:value-type="float" office:value="0.021137278527021408">
            <text:p>0.0211372785270214</text:p>
          </table:table-cell>
          <table:table-cell table:style-name="Gnumeric-default" table:formula="of:=[.E1120]*[.$K$1]" office:value-type="float" office:value="0.005284319631755352">
            <text:p>0.005284319631755352</text:p>
          </table:table-cell>
          <table:table-cell table:style-name="Gnumeric-default" table:formula="of:=[.$K$2]*([.E1120]+[.G1119])*0.02" office:value-type="float" office:value="1.0569070406064664e-06">
            <text:p>1.0569070406064664E-06</text:p>
          </table:table-cell>
          <table:table-cell table:style-name="Gnumeric-default" table:formula="of:=[.$K$3]*([.E1120]-[.E1119])/0.02" office:value-type="float" office:value="0.009730667807161808">
            <text:p>0.009730667807161808</text:p>
          </table:table-cell>
          <table:table-cell table:style-name="Gnumeric-default" table:formula="of:=SUM([.F1120:.H1120])" office:value-type="float" office:value="0.015016044345957767">
            <text:p>0.0150160443459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4987535551190376">
            <text:p>0.02498753555119037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21]-[.C1121]" office:value-type="float" office:value="0.024987535551190376">
            <text:p>0.0249875355511904</text:p>
          </table:table-cell>
          <table:table-cell table:style-name="Gnumeric-default" table:formula="of:=[.E1121]*[.$K$1]" office:value-type="float" office:value="0.0062468838877975941">
            <text:p>0.006246883887797594</text:p>
          </table:table-cell>
          <table:table-cell table:style-name="Gnumeric-default" table:formula="of:=[.$K$2]*([.E1121]+[.G1120])*0.02" office:value-type="float" office:value="1.2494296229115493e-06">
            <text:p>1.2494296229115493E-06</text:p>
          </table:table-cell>
          <table:table-cell table:style-name="Gnumeric-default" table:formula="of:=[.$K$3]*([.E1121]-[.E1120])/0.02" office:value-type="float" office:value="0.0096256425604224205">
            <text:p>0.00962564256042242</text:p>
          </table:table-cell>
          <table:table-cell table:style-name="Gnumeric-default" table:formula="of:=SUM([.F1121:.H1121])" office:value-type="float" office:value="0.015873775877842927">
            <text:p>0.0158737758778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4438796564936638">
            <text:p>0.02443879656493663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22]-[.C1122]" office:value-type="float" office:value="0.024438796564936638">
            <text:p>0.0244387965649366</text:p>
          </table:table-cell>
          <table:table-cell table:style-name="Gnumeric-default" table:formula="of:=[.E1122]*[.$K$1]" office:value-type="float" office:value="0.0061096991412341595">
            <text:p>0.0061096991412342</text:p>
          </table:table-cell>
          <table:table-cell table:style-name="Gnumeric-default" table:formula="of:=[.$K$2]*([.E1122]+[.G1121])*0.02" office:value-type="float" office:value="1.2220022997279775e-06">
            <text:p>1.2220022997279775E-06</text:p>
          </table:table-cell>
          <table:table-cell table:style-name="Gnumeric-default" table:formula="of:=[.$K$3]*([.E1122]-[.E1121])/0.02" office:value-type="float" office:value="-0.001371847465634346">
            <text:p>−0.0013718474656343</text:p>
          </table:table-cell>
          <table:table-cell table:style-name="Gnumeric-default" table:formula="of:=SUM([.F1122:.H1122])" office:value-type="float" office:value="0.0047390736778995411">
            <text:p>0.00473907367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2064925879240036">
            <text:p>0.03206492587924003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23]-[.C1123]" office:value-type="float" office:value="0.032064925879240036">
            <text:p>0.03206492587924</text:p>
          </table:table-cell>
          <table:table-cell table:style-name="Gnumeric-default" table:formula="of:=[.E1123]*[.$K$1]" office:value-type="float" office:value="0.008016231469810009">
            <text:p>0.008016231469810009</text:p>
          </table:table-cell>
          <table:table-cell table:style-name="Gnumeric-default" table:formula="of:=[.$K$2]*([.E1123]+[.G1122])*0.02" office:value-type="float" office:value="1.6033073940769882e-06">
            <text:p>1.6033073940769882E-06</text:p>
          </table:table-cell>
          <table:table-cell table:style-name="Gnumeric-default" table:formula="of:=[.$K$3]*([.E1123]-[.E1122])/0.02" office:value-type="float" office:value="0.019065323285758495">
            <text:p>0.019065323285758495</text:p>
          </table:table-cell>
          <table:table-cell table:style-name="Gnumeric-default" table:formula="of:=SUM([.F1123:.H1123])" office:value-type="float" office:value="0.027083158062962583">
            <text:p>0.0270831580629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5821806639432907">
            <text:p>0.0358218066394329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24]-[.C1124]" office:value-type="float" office:value="0.035821806639432907">
            <text:p>0.0358218066394329</text:p>
          </table:table-cell>
          <table:table-cell table:style-name="Gnumeric-default" table:formula="of:=[.E1124]*[.$K$1]" office:value-type="float" office:value="0.0089554516598582268">
            <text:p>0.008955451659858227</text:p>
          </table:table-cell>
          <table:table-cell table:style-name="Gnumeric-default" table:formula="of:=[.$K$2]*([.E1124]+[.G1123])*0.02" office:value-type="float" office:value="1.7911704973413493e-06">
            <text:p>1.7911704973413493E-06</text:p>
          </table:table-cell>
          <table:table-cell table:style-name="Gnumeric-default" table:formula="of:=[.$K$3]*([.E1124]-[.E1123])/0.02" office:value-type="float" office:value="0.0093922019004821777">
            <text:p>0.009392201900482178</text:p>
          </table:table-cell>
          <table:table-cell table:style-name="Gnumeric-default" table:formula="of:=SUM([.F1124:.H1124])" office:value-type="float" office:value="0.018349444730837747">
            <text:p>0.0183494447308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9543595165014267">
            <text:p>0.0395435951650142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25]-[.C1125]" office:value-type="float" office:value="0.039543595165014267">
            <text:p>0.0395435951650143</text:p>
          </table:table-cell>
          <table:table-cell table:style-name="Gnumeric-default" table:formula="of:=[.E1125]*[.$K$1]" office:value-type="float" office:value="0.0098858987912535667">
            <text:p>0.009885898791253567</text:p>
          </table:table-cell>
          <table:table-cell table:style-name="Gnumeric-default" table:formula="of:=[.$K$2]*([.E1125]+[.G1124])*0.02" office:value-type="float" office:value="1.9772693167755804e-06">
            <text:p>1.9772693167755804E-06</text:p>
          </table:table-cell>
          <table:table-cell table:style-name="Gnumeric-default" table:formula="of:=[.$K$3]*([.E1125]-[.E1124])/0.02" office:value-type="float" office:value="0.0093044713139533997">
            <text:p>0.0093044713139534</text:p>
          </table:table-cell>
          <table:table-cell table:style-name="Gnumeric-default" table:formula="of:=SUM([.F1125:.H1125])" office:value-type="float" office:value="0.01919234737452374">
            <text:p>0.0191923473745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8170874118804932">
            <text:p>0.0381708741188049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26]-[.C1126]" office:value-type="float" office:value="0.038170874118804932">
            <text:p>0.0381708741188049</text:p>
          </table:table-cell>
          <table:table-cell table:style-name="Gnumeric-default" table:formula="of:=[.E1126]*[.$K$1]" office:value-type="float" office:value="0.0095427185297012329">
            <text:p>0.009542718529701233</text:p>
          </table:table-cell>
          <table:table-cell table:style-name="Gnumeric-default" table:formula="of:=[.$K$2]*([.E1126]+[.G1125])*0.02" office:value-type="float" office:value="1.9086425694060858e-06">
            <text:p>1.9086425694060858E-06</text:p>
          </table:table-cell>
          <table:table-cell table:style-name="Gnumeric-default" table:formula="of:=[.$K$3]*([.E1126]-[.E1125])/0.02" office:value-type="float" office:value="-0.0034318026155233388">
            <text:p>−0.0034318026155233</text:p>
          </table:table-cell>
          <table:table-cell table:style-name="Gnumeric-default" table:formula="of:=SUM([.F1126:.H1126])" office:value-type="float" office:value="0.0061128245567473004">
            <text:p>0.0061128245567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3200491219758987">
            <text:p>0.0332004912197589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27]-[.C1127]" office:value-type="float" office:value="0.033200491219758987">
            <text:p>0.033200491219759</text:p>
          </table:table-cell>
          <table:table-cell table:style-name="Gnumeric-default" table:formula="of:=[.E1127]*[.$K$1]" office:value-type="float" office:value="0.0083001228049397469">
            <text:p>0.008300122804939747</text:p>
          </table:table-cell>
          <table:table-cell table:style-name="Gnumeric-default" table:formula="of:=[.$K$2]*([.E1127]+[.G1126])*0.02" office:value-type="float" office:value="1.66011999311642e-06">
            <text:p>1.66011999311642E-06</text:p>
          </table:table-cell>
          <table:table-cell table:style-name="Gnumeric-default" table:formula="of:=[.$K$3]*([.E1127]-[.E1126])/0.02" office:value-type="float" office:value="-0.012425957247614861">
            <text:p>−0.0124259572476149</text:p>
          </table:table-cell>
          <table:table-cell table:style-name="Gnumeric-default" table:formula="of:=SUM([.F1127:.H1127])" office:value-type="float" office:value="-0.004124174322681997">
            <text:p>−0.00412417432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8317000716924667">
            <text:p>0.02831700071692466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28]-[.C1128]" office:value-type="float" office:value="0.028317000716924667">
            <text:p>0.0283170007169247</text:p>
          </table:table-cell>
          <table:table-cell table:style-name="Gnumeric-default" table:formula="of:=[.E1128]*[.$K$1]" office:value-type="float" office:value="0.0070792501792311668">
            <text:p>0.007079250179231167</text:p>
          </table:table-cell>
          <table:table-cell table:style-name="Gnumeric-default" table:formula="of:=[.$K$2]*([.E1128]+[.G1127])*0.02" office:value-type="float" office:value="1.4159330418458892e-06">
            <text:p>1.4159330418458892E-06</text:p>
          </table:table-cell>
          <table:table-cell table:style-name="Gnumeric-default" table:formula="of:=[.$K$3]*([.E1128]-[.E1127])/0.02" office:value-type="float" office:value="-0.0122087262570858">
            <text:p>−0.0122087262570858</text:p>
          </table:table-cell>
          <table:table-cell table:style-name="Gnumeric-default" table:formula="of:=SUM([.F1128:.H1128])" office:value-type="float" office:value="-0.005128060144812787">
            <text:p>−0.00512806014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7875667437911034">
            <text:p>0.02787566743791103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29]-[.C1129]" office:value-type="float" office:value="0.027875667437911034">
            <text:p>0.027875667437911</text:p>
          </table:table-cell>
          <table:table-cell table:style-name="Gnumeric-default" table:formula="of:=[.E1129]*[.$K$1]" office:value-type="float" office:value="0.0069689168594777584">
            <text:p>0.006968916859477758</text:p>
          </table:table-cell>
          <table:table-cell table:style-name="Gnumeric-default" table:formula="of:=[.$K$2]*([.E1129]+[.G1128])*0.02" office:value-type="float" office:value="1.3938541685476439e-06">
            <text:p>1.393854168547644E-06</text:p>
          </table:table-cell>
          <table:table-cell table:style-name="Gnumeric-default" table:formula="of:=[.$K$3]*([.E1129]-[.E1128])/0.02" office:value-type="float" office:value="-0.0011033331975340843">
            <text:p>−0.0011033331975341</text:p>
          </table:table-cell>
          <table:table-cell table:style-name="Gnumeric-default" table:formula="of:=SUM([.F1129:.H1129])" office:value-type="float" office:value="0.0058669775161122213">
            <text:p>0.0058669775161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1812477856874466">
            <text:p>0.03181247785687446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30]-[.C1130]" office:value-type="float" office:value="0.031812477856874466">
            <text:p>0.0318124778568745</text:p>
          </table:table-cell>
          <table:table-cell table:style-name="Gnumeric-default" table:formula="of:=[.E1130]*[.$K$1]" office:value-type="float" office:value="0.0079531194642186165">
            <text:p>0.007953119464218616</text:p>
          </table:table-cell>
          <table:table-cell table:style-name="Gnumeric-default" table:formula="of:=[.$K$2]*([.E1130]+[.G1129])*0.02" office:value-type="float" office:value="1.5906935855521509e-06">
            <text:p>1.590693585552151E-06</text:p>
          </table:table-cell>
          <table:table-cell table:style-name="Gnumeric-default" table:formula="of:=[.$K$3]*([.E1130]-[.E1129])/0.02" office:value-type="float" office:value="0.0098420260474085825">
            <text:p>0.009842026047408583</text:p>
          </table:table-cell>
          <table:table-cell table:style-name="Gnumeric-default" table:formula="of:=SUM([.F1130:.H1130])" office:value-type="float" office:value="0.01779673620521275">
            <text:p>0.0177967362052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5707276314496994">
            <text:p>0.03570727631449699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31]-[.C1131]" office:value-type="float" office:value="0.035707276314496994">
            <text:p>0.035707276314497</text:p>
          </table:table-cell>
          <table:table-cell table:style-name="Gnumeric-default" table:formula="of:=[.E1131]*[.$K$1]" office:value-type="float" office:value="0.0089268190786242485">
            <text:p>0.008926819078624249</text:p>
          </table:table-cell>
          <table:table-cell table:style-name="Gnumeric-default" table:formula="of:=[.$K$2]*([.E1131]+[.G1130])*0.02" office:value-type="float" office:value="1.7854433504041275e-06">
            <text:p>1.7854433504041275E-06</text:p>
          </table:table-cell>
          <table:table-cell table:style-name="Gnumeric-default" table:formula="of:=[.$K$3]*([.E1131]-[.E1130])/0.02" office:value-type="float" office:value="0.0097369961440563219">
            <text:p>0.009736996144056322</text:p>
          </table:table-cell>
          <table:table-cell table:style-name="Gnumeric-default" table:formula="of:=SUM([.F1131:.H1131])" office:value-type="float" office:value="0.018665600666030974">
            <text:p>0.0186656006660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0844040215015411">
            <text:p>0.0308440402150154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32]-[.C1132]" office:value-type="float" office:value="0.030844040215015411">
            <text:p>0.0308440402150154</text:p>
          </table:table-cell>
          <table:table-cell table:style-name="Gnumeric-default" table:formula="of:=[.E1132]*[.$K$1]" office:value-type="float" office:value="0.0077110100537538528">
            <text:p>0.007711010053753853</text:p>
          </table:table-cell>
          <table:table-cell table:style-name="Gnumeric-default" table:formula="of:=[.$K$2]*([.E1132]+[.G1131])*0.02" office:value-type="float" office:value="1.542291282918291e-06">
            <text:p>1.542291282918291E-06</text:p>
          </table:table-cell>
          <table:table-cell table:style-name="Gnumeric-default" table:formula="of:=[.$K$3]*([.E1132]-[.E1131])/0.02" office:value-type="float" office:value="-0.012158090248703957">
            <text:p>−0.012158090248704</text:p>
          </table:table-cell>
          <table:table-cell table:style-name="Gnumeric-default" table:formula="of:=SUM([.F1132:.H1132])" office:value-type="float" office:value="-0.0044455379036671856">
            <text:p>−0.00444553790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6063576340675354">
            <text:p>0.02606357634067535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33]-[.C1133]" office:value-type="float" office:value="0.026063576340675354">
            <text:p>0.0260635763406754</text:p>
          </table:table-cell>
          <table:table-cell table:style-name="Gnumeric-default" table:formula="of:=[.E1133]*[.$K$1]" office:value-type="float" office:value="0.0065158940851688385">
            <text:p>0.0065158940851688</text:p>
          </table:table-cell>
          <table:table-cell table:style-name="Gnumeric-default" table:formula="of:=[.$K$2]*([.E1133]+[.G1132])*0.02" office:value-type="float" office:value="1.3032559315979138e-06">
            <text:p>1.3032559315979138E-06</text:p>
          </table:table-cell>
          <table:table-cell table:style-name="Gnumeric-default" table:formula="of:=[.$K$3]*([.E1133]-[.E1132])/0.02" office:value-type="float" office:value="-0.011951159685850143">
            <text:p>−0.0119511596858501</text:p>
          </table:table-cell>
          <table:table-cell table:style-name="Gnumeric-default" table:formula="of:=SUM([.F1133:.H1133])" office:value-type="float" office:value="-0.0054339623447497067">
            <text:p>−0.00543396234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1362274885177612">
            <text:p>0.02136227488517761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34]-[.C1134]" office:value-type="float" office:value="0.021362274885177612">
            <text:p>0.0213622748851776</text:p>
          </table:table-cell>
          <table:table-cell table:style-name="Gnumeric-default" table:formula="of:=[.E1134]*[.$K$1]" office:value-type="float" office:value="0.0053405687212944031">
            <text:p>0.005340568721294403</text:p>
          </table:table-cell>
          <table:table-cell table:style-name="Gnumeric-default" table:formula="of:=[.$K$2]*([.E1134]+[.G1133])*0.02" office:value-type="float" office:value="1.0681789070554604e-06">
            <text:p>1.0681789070554604E-06</text:p>
          </table:table-cell>
          <table:table-cell table:style-name="Gnumeric-default" table:formula="of:=[.$K$3]*([.E1134]-[.E1133])/0.02" office:value-type="float" office:value="-0.011753253638744354">
            <text:p>−0.0117532536387444</text:p>
          </table:table-cell>
          <table:table-cell table:style-name="Gnumeric-default" table:formula="of:=SUM([.F1134:.H1134])" office:value-type="float" office:value="-0.0064116167385428954">
            <text:p>−0.00641161673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6737036406993866">
            <text:p>0.01673703640699386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35]-[.C1135]" office:value-type="float" office:value="0.016737036406993866">
            <text:p>0.0167370364069939</text:p>
          </table:table-cell>
          <table:table-cell table:style-name="Gnumeric-default" table:formula="of:=[.E1135]*[.$K$1]" office:value-type="float" office:value="0.0041842591017484665">
            <text:p>0.0041842591017485</text:p>
          </table:table-cell>
          <table:table-cell table:style-name="Gnumeric-default" table:formula="of:=[.$K$2]*([.E1135]+[.G1134])*0.02" office:value-type="float" office:value="8.3690522929504614e-07">
            <text:p>8.369052292950461E-07</text:p>
          </table:table-cell>
          <table:table-cell table:style-name="Gnumeric-default" table:formula="of:=[.$K$3]*([.E1135]-[.E1134])/0.02" office:value-type="float" office:value="-0.011563096195459366">
            <text:p>−0.0115630961954594</text:p>
          </table:table-cell>
          <table:table-cell table:style-name="Gnumeric-default" table:formula="of:=SUM([.F1135:.H1135])" office:value-type="float" office:value="-0.0073780001884816045">
            <text:p>−0.00737800018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34657053183764219">
            <text:p>0.00346570531837642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36]-[.C1136]" office:value-type="float" office:value="0.0034657053183764219">
            <text:p>0.0034657053183764</text:p>
          </table:table-cell>
          <table:table-cell table:style-name="Gnumeric-default" table:formula="of:=[.E1136]*[.$K$1]" office:value-type="float" office:value="0.00086642632959410548">
            <text:p>0.0008664263295941</text:p>
          </table:table-cell>
          <table:table-cell table:style-name="Gnumeric-default" table:formula="of:=[.$K$2]*([.E1136]+[.G1135])*0.02" office:value-type="float" office:value="1.7332711118028583e-07">
            <text:p>1.7332711118028583E-07</text:p>
          </table:table-cell>
          <table:table-cell table:style-name="Gnumeric-default" table:formula="of:=[.$K$3]*([.E1136]-[.E1135])/0.02" office:value-type="float" office:value="-0.033178327721543617">
            <text:p>−0.0331783277215436</text:p>
          </table:table-cell>
          <table:table-cell table:style-name="Gnumeric-default" table:formula="of:=SUM([.F1136:.H1136])" office:value-type="float" office:value="-0.032311728064838334">
            <text:p>−0.03231172806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37]-[.C1137]" office:value-type="float" office:value="0">
            <text:p>0</text:p>
          </table:table-cell>
          <table:table-cell table:style-name="Gnumeric-default" table:formula="of:=[.E1137]*[.$K$1]" office:value-type="float" office:value="0">
            <text:p>0</text:p>
          </table:table-cell>
          <table:table-cell table:style-name="Gnumeric-default" table:formula="of:=[.$K$2]*([.E1137]+[.G1136])*0.02" office:value-type="float" office:value="8.6663555590142917e-12">
            <text:p>8.666355559014292E-12</text:p>
          </table:table-cell>
          <table:table-cell table:style-name="Gnumeric-default" table:formula="of:=[.$K$3]*([.E1137]-[.E1136])/0.02" office:value-type="float" office:value="-0.0086642632959410548">
            <text:p>−0.0086642632959411</text:p>
          </table:table-cell>
          <table:table-cell table:style-name="Gnumeric-default" table:formula="of:=SUM([.F1137:.H1137])" office:value-type="float" office:value="-0.008664263287274699">
            <text:p>−0.00866426328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38]-[.C1138]" office:value-type="float" office:value="0">
            <text:p>0</text:p>
          </table:table-cell>
          <table:table-cell table:style-name="Gnumeric-default" table:formula="of:=[.E1138]*[.$K$1]" office:value-type="float" office:value="0">
            <text:p>0</text:p>
          </table:table-cell>
          <table:table-cell table:style-name="Gnumeric-default" table:formula="of:=[.$K$2]*([.E1138]+[.G1137])*0.02" office:value-type="float" office:value="4.3331777795071461e-16">
            <text:p>4.333177779507146E-16</text:p>
          </table:table-cell>
          <table:table-cell table:style-name="Gnumeric-default" table:formula="of:=[.$K$3]*([.E1138]-[.E1137])/0.02" office:value-type="float" office:value="0">
            <text:p>0</text:p>
          </table:table-cell>
          <table:table-cell table:style-name="Gnumeric-default" table:formula="of:=SUM([.F1138:.H1138])" office:value-type="float" office:value="4.3331777795071461e-16">
            <text:p>4.3331777795E−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059826334472745657">
            <text:p>0.000598263344727456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39]-[.C1139]" office:value-type="float" office:value="0.00059826334472745657">
            <text:p>0.0005982633447275</text:p>
          </table:table-cell>
          <table:table-cell table:style-name="Gnumeric-default" table:formula="of:=[.E1139]*[.$K$1]" office:value-type="float" office:value="0.00014956583618186414">
            <text:p>0.0001495658361819</text:p>
          </table:table-cell>
          <table:table-cell table:style-name="Gnumeric-default" table:formula="of:=[.$K$2]*([.E1139]+[.G1138])*0.02" office:value-type="float" office:value="2.9913167236394496e-08">
            <text:p>2.9913167236394496E-08</text:p>
          </table:table-cell>
          <table:table-cell table:style-name="Gnumeric-default" table:formula="of:=[.$K$3]*([.E1139]-[.E1138])/0.02" office:value-type="float" office:value="0.0014956583618186414">
            <text:p>0.0014956583618186</text:p>
          </table:table-cell>
          <table:table-cell table:style-name="Gnumeric-default" table:formula="of:=SUM([.F1139:.H1139])" office:value-type="float" office:value="0.001645254111167742">
            <text:p>0.0016452541111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057824456598609686">
            <text:p>0.000578244565986096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40]-[.C1140]" office:value-type="float" office:value="0.00057824456598609686">
            <text:p>0.0005782445659861</text:p>
          </table:table-cell>
          <table:table-cell table:style-name="Gnumeric-default" table:formula="of:=[.E1140]*[.$K$1]" office:value-type="float" office:value="0.00014456114149652421">
            <text:p>0.0001445611414965</text:p>
          </table:table-cell>
          <table:table-cell table:style-name="Gnumeric-default" table:formula="of:=[.$K$2]*([.E1140]+[.G1139])*0.02" office:value-type="float" office:value="2.8913723957666664e-08">
            <text:p>2.8913723957666664E-08</text:p>
          </table:table-cell>
          <table:table-cell table:style-name="Gnumeric-default" table:formula="of:=[.$K$3]*([.E1140]-[.E1139])/0.02" office:value-type="float" office:value="-5.0046946853399277e-05">
            <text:p>−5.00469468534E−05</text:p>
          </table:table-cell>
          <table:table-cell table:style-name="Gnumeric-default" table:formula="of:=SUM([.F1140:.H1140])" office:value-type="float" office:value="9.4543108367082607e-05">
            <text:p>9.4543108367E−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41]-[.C1141]" office:value-type="float" office:value="0">
            <text:p>0</text:p>
          </table:table-cell>
          <table:table-cell table:style-name="Gnumeric-default" table:formula="of:=[.E1141]*[.$K$1]" office:value-type="float" office:value="0">
            <text:p>0</text:p>
          </table:table-cell>
          <table:table-cell table:style-name="Gnumeric-default" table:formula="of:=[.$K$2]*([.E1141]+[.G1140])*0.02" office:value-type="float" office:value="1.4456861978833334e-12">
            <text:p>1.4456861978833334E-12</text:p>
          </table:table-cell>
          <table:table-cell table:style-name="Gnumeric-default" table:formula="of:=[.$K$3]*([.E1141]-[.E1140])/0.02" office:value-type="float" office:value="-0.0014456114149652421">
            <text:p>−0.0014456114149652</text:p>
          </table:table-cell>
          <table:table-cell table:style-name="Gnumeric-default" table:formula="of:=SUM([.F1141:.H1141])" office:value-type="float" office:value="-0.0014456114135195559">
            <text:p>−0.00144561141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42]-[.C1142]" office:value-type="float" office:value="0">
            <text:p>0</text:p>
          </table:table-cell>
          <table:table-cell table:style-name="Gnumeric-default" table:formula="of:=[.E1142]*[.$K$1]" office:value-type="float" office:value="0">
            <text:p>0</text:p>
          </table:table-cell>
          <table:table-cell table:style-name="Gnumeric-default" table:formula="of:=[.$K$2]*([.E1142]+[.G1141])*0.02" office:value-type="float" office:value="7.2284309894166669e-17">
            <text:p>7.228430989416667E-17</text:p>
          </table:table-cell>
          <table:table-cell table:style-name="Gnumeric-default" table:formula="of:=[.$K$3]*([.E1142]-[.E1141])/0.02" office:value-type="float" office:value="0">
            <text:p>0</text:p>
          </table:table-cell>
          <table:table-cell table:style-name="Gnumeric-default" table:formula="of:=SUM([.F1142:.H1142])" office:value-type="float" office:value="7.2284309894166669e-17">
            <text:p>7.2284309894E−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43]-[.C1143]" office:value-type="float" office:value="0">
            <text:p>0</text:p>
          </table:table-cell>
          <table:table-cell table:style-name="Gnumeric-default" table:formula="of:=[.E1143]*[.$K$1]" office:value-type="float" office:value="0">
            <text:p>0</text:p>
          </table:table-cell>
          <table:table-cell table:style-name="Gnumeric-default" table:formula="of:=[.$K$2]*([.E1143]+[.G1142])*0.02" office:value-type="float" office:value="3.6142154947083332e-21">
            <text:p>3.614215494708333E-21</text:p>
          </table:table-cell>
          <table:table-cell table:style-name="Gnumeric-default" table:formula="of:=[.$K$3]*([.E1143]-[.E1142])/0.02" office:value-type="float" office:value="0">
            <text:p>0</text:p>
          </table:table-cell>
          <table:table-cell table:style-name="Gnumeric-default" table:formula="of:=SUM([.F1143:.H1143])" office:value-type="float" office:value="3.6142154947083332e-21">
            <text:p>3.6142154947E−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44]-[.C1144]" office:value-type="float" office:value="0">
            <text:p>0</text:p>
          </table:table-cell>
          <table:table-cell table:style-name="Gnumeric-default" table:formula="of:=[.E1144]*[.$K$1]" office:value-type="float" office:value="0">
            <text:p>0</text:p>
          </table:table-cell>
          <table:table-cell table:style-name="Gnumeric-default" table:formula="of:=[.$K$2]*([.E1144]+[.G1143])*0.02" office:value-type="float" office:value="1.8071077473541666e-25">
            <text:p>1.8071077473541666E-25</text:p>
          </table:table-cell>
          <table:table-cell table:style-name="Gnumeric-default" table:formula="of:=[.$K$3]*([.E1144]-[.E1143])/0.02" office:value-type="float" office:value="0">
            <text:p>0</text:p>
          </table:table-cell>
          <table:table-cell table:style-name="Gnumeric-default" table:formula="of:=SUM([.F1144:.H1144])" office:value-type="float" office:value="1.8071077473541666e-25">
            <text:p>1.8071077474E−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45]-[.C1145]" office:value-type="float" office:value="0">
            <text:p>0</text:p>
          </table:table-cell>
          <table:table-cell table:style-name="Gnumeric-default" table:formula="of:=[.E1145]*[.$K$1]" office:value-type="float" office:value="0">
            <text:p>0</text:p>
          </table:table-cell>
          <table:table-cell table:style-name="Gnumeric-default" table:formula="of:=[.$K$2]*([.E1145]+[.G1144])*0.02" office:value-type="float" office:value="9.0355387367708325e-30">
            <text:p>9.035538736770832E-30</text:p>
          </table:table-cell>
          <table:table-cell table:style-name="Gnumeric-default" table:formula="of:=[.$K$3]*([.E1145]-[.E1144])/0.02" office:value-type="float" office:value="0">
            <text:p>0</text:p>
          </table:table-cell>
          <table:table-cell table:style-name="Gnumeric-default" table:formula="of:=SUM([.F1145:.H1145])" office:value-type="float" office:value="9.0355387367708325e-30">
            <text:p>9.0355387368E−3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46]-[.C1146]" office:value-type="float" office:value="0">
            <text:p>0</text:p>
          </table:table-cell>
          <table:table-cell table:style-name="Gnumeric-default" table:formula="of:=[.E1146]*[.$K$1]" office:value-type="float" office:value="0">
            <text:p>0</text:p>
          </table:table-cell>
          <table:table-cell table:style-name="Gnumeric-default" table:formula="of:=[.$K$2]*([.E1146]+[.G1145])*0.02" office:value-type="float" office:value="4.5177693683854163e-34">
            <text:p>4.517769368385416E-34</text:p>
          </table:table-cell>
          <table:table-cell table:style-name="Gnumeric-default" table:formula="of:=[.$K$3]*([.E1146]-[.E1145])/0.02" office:value-type="float" office:value="0">
            <text:p>0</text:p>
          </table:table-cell>
          <table:table-cell table:style-name="Gnumeric-default" table:formula="of:=SUM([.F1146:.H1146])" office:value-type="float" office:value="4.5177693683854163e-34">
            <text:p>4.5177693684E−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47]-[.C1147]" office:value-type="float" office:value="0">
            <text:p>0</text:p>
          </table:table-cell>
          <table:table-cell table:style-name="Gnumeric-default" table:formula="of:=[.E1147]*[.$K$1]" office:value-type="float" office:value="0">
            <text:p>0</text:p>
          </table:table-cell>
          <table:table-cell table:style-name="Gnumeric-default" table:formula="of:=[.$K$2]*([.E1147]+[.G1146])*0.02" office:value-type="float" office:value="2.2588846841927084e-38">
            <text:p>2.2588846841927084E-38</text:p>
          </table:table-cell>
          <table:table-cell table:style-name="Gnumeric-default" table:formula="of:=[.$K$3]*([.E1147]-[.E1146])/0.02" office:value-type="float" office:value="0">
            <text:p>0</text:p>
          </table:table-cell>
          <table:table-cell table:style-name="Gnumeric-default" table:formula="of:=SUM([.F1147:.H1147])" office:value-type="float" office:value="2.2588846841927084e-38">
            <text:p>2.2588846842E−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48]-[.C1148]" office:value-type="float" office:value="0">
            <text:p>0</text:p>
          </table:table-cell>
          <table:table-cell table:style-name="Gnumeric-default" table:formula="of:=[.E1148]*[.$K$1]" office:value-type="float" office:value="0">
            <text:p>0</text:p>
          </table:table-cell>
          <table:table-cell table:style-name="Gnumeric-default" table:formula="of:=[.$K$2]*([.E1148]+[.G1147])*0.02" office:value-type="float" office:value="1.1294423420963543e-42">
            <text:p>1.1294423420963543E-42</text:p>
          </table:table-cell>
          <table:table-cell table:style-name="Gnumeric-default" table:formula="of:=[.$K$3]*([.E1148]-[.E1147])/0.02" office:value-type="float" office:value="0">
            <text:p>0</text:p>
          </table:table-cell>
          <table:table-cell table:style-name="Gnumeric-default" table:formula="of:=SUM([.F1148:.H1148])" office:value-type="float" office:value="1.1294423420963543e-42">
            <text:p>1.1294423421E−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49]-[.C1149]" office:value-type="float" office:value="0">
            <text:p>0</text:p>
          </table:table-cell>
          <table:table-cell table:style-name="Gnumeric-default" table:formula="of:=[.E1149]*[.$K$1]" office:value-type="float" office:value="0">
            <text:p>0</text:p>
          </table:table-cell>
          <table:table-cell table:style-name="Gnumeric-default" table:formula="of:=[.$K$2]*([.E1149]+[.G1148])*0.02" office:value-type="float" office:value="5.6472117104817726e-47">
            <text:p>5.647211710481773E-47</text:p>
          </table:table-cell>
          <table:table-cell table:style-name="Gnumeric-default" table:formula="of:=[.$K$3]*([.E1149]-[.E1148])/0.02" office:value-type="float" office:value="0">
            <text:p>0</text:p>
          </table:table-cell>
          <table:table-cell table:style-name="Gnumeric-default" table:formula="of:=SUM([.F1149:.H1149])" office:value-type="float" office:value="5.6472117104817726e-47">
            <text:p>5.6472117105E−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50]-[.C1150]" office:value-type="float" office:value="0">
            <text:p>0</text:p>
          </table:table-cell>
          <table:table-cell table:style-name="Gnumeric-default" table:formula="of:=[.E1150]*[.$K$1]" office:value-type="float" office:value="0">
            <text:p>0</text:p>
          </table:table-cell>
          <table:table-cell table:style-name="Gnumeric-default" table:formula="of:=[.$K$2]*([.E1150]+[.G1149])*0.02" office:value-type="float" office:value="2.8236058552408861e-51">
            <text:p>2.823605855240886E-51</text:p>
          </table:table-cell>
          <table:table-cell table:style-name="Gnumeric-default" table:formula="of:=[.$K$3]*([.E1150]-[.E1149])/0.02" office:value-type="float" office:value="0">
            <text:p>0</text:p>
          </table:table-cell>
          <table:table-cell table:style-name="Gnumeric-default" table:formula="of:=SUM([.F1150:.H1150])" office:value-type="float" office:value="2.8236058552408861e-51">
            <text:p>2.8236058552E−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51]-[.C1151]" office:value-type="float" office:value="0">
            <text:p>0</text:p>
          </table:table-cell>
          <table:table-cell table:style-name="Gnumeric-default" table:formula="of:=[.E1151]*[.$K$1]" office:value-type="float" office:value="0">
            <text:p>0</text:p>
          </table:table-cell>
          <table:table-cell table:style-name="Gnumeric-default" table:formula="of:=[.$K$2]*([.E1151]+[.G1150])*0.02" office:value-type="float" office:value="1.4118029276204431e-55">
            <text:p>1.4118029276204431E-55</text:p>
          </table:table-cell>
          <table:table-cell table:style-name="Gnumeric-default" table:formula="of:=[.$K$3]*([.E1151]-[.E1150])/0.02" office:value-type="float" office:value="0">
            <text:p>0</text:p>
          </table:table-cell>
          <table:table-cell table:style-name="Gnumeric-default" table:formula="of:=SUM([.F1151:.H1151])" office:value-type="float" office:value="1.4118029276204431e-55">
            <text:p>1.4118029276E−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52]-[.C1152]" office:value-type="float" office:value="0">
            <text:p>0</text:p>
          </table:table-cell>
          <table:table-cell table:style-name="Gnumeric-default" table:formula="of:=[.E1152]*[.$K$1]" office:value-type="float" office:value="0">
            <text:p>0</text:p>
          </table:table-cell>
          <table:table-cell table:style-name="Gnumeric-default" table:formula="of:=[.$K$2]*([.E1152]+[.G1151])*0.02" office:value-type="float" office:value="7.0590146381022169e-60">
            <text:p>7.059014638102217E-60</text:p>
          </table:table-cell>
          <table:table-cell table:style-name="Gnumeric-default" table:formula="of:=[.$K$3]*([.E1152]-[.E1151])/0.02" office:value-type="float" office:value="0">
            <text:p>0</text:p>
          </table:table-cell>
          <table:table-cell table:style-name="Gnumeric-default" table:formula="of:=SUM([.F1152:.H1152])" office:value-type="float" office:value="7.0590146381022169e-60">
            <text:p>7.0590146381E−6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53]-[.C1153]" office:value-type="float" office:value="0">
            <text:p>0</text:p>
          </table:table-cell>
          <table:table-cell table:style-name="Gnumeric-default" table:formula="of:=[.E1153]*[.$K$1]" office:value-type="float" office:value="0">
            <text:p>0</text:p>
          </table:table-cell>
          <table:table-cell table:style-name="Gnumeric-default" table:formula="of:=[.$K$2]*([.E1153]+[.G1152])*0.02" office:value-type="float" office:value="3.5295073190511089e-64">
            <text:p>3.529507319051109E-64</text:p>
          </table:table-cell>
          <table:table-cell table:style-name="Gnumeric-default" table:formula="of:=[.$K$3]*([.E1153]-[.E1152])/0.02" office:value-type="float" office:value="0">
            <text:p>0</text:p>
          </table:table-cell>
          <table:table-cell table:style-name="Gnumeric-default" table:formula="of:=SUM([.F1153:.H1153])" office:value-type="float" office:value="3.5295073190511089e-64">
            <text:p>3.5295073191E−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54]-[.C1154]" office:value-type="float" office:value="0">
            <text:p>0</text:p>
          </table:table-cell>
          <table:table-cell table:style-name="Gnumeric-default" table:formula="of:=[.E1154]*[.$K$1]" office:value-type="float" office:value="0">
            <text:p>0</text:p>
          </table:table-cell>
          <table:table-cell table:style-name="Gnumeric-default" table:formula="of:=[.$K$2]*([.E1154]+[.G1153])*0.02" office:value-type="float" office:value="1.7647536595255545e-68">
            <text:p>1.7647536595255545E-68</text:p>
          </table:table-cell>
          <table:table-cell table:style-name="Gnumeric-default" table:formula="of:=[.$K$3]*([.E1154]-[.E1153])/0.02" office:value-type="float" office:value="0">
            <text:p>0</text:p>
          </table:table-cell>
          <table:table-cell table:style-name="Gnumeric-default" table:formula="of:=SUM([.F1154:.H1154])" office:value-type="float" office:value="1.7647536595255545e-68">
            <text:p>1.7647536595E−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55]-[.C1155]" office:value-type="float" office:value="0">
            <text:p>0</text:p>
          </table:table-cell>
          <table:table-cell table:style-name="Gnumeric-default" table:formula="of:=[.E1155]*[.$K$1]" office:value-type="float" office:value="0">
            <text:p>0</text:p>
          </table:table-cell>
          <table:table-cell table:style-name="Gnumeric-default" table:formula="of:=[.$K$2]*([.E1155]+[.G1154])*0.02" office:value-type="float" office:value="8.8237682976277729e-73">
            <text:p>8.823768297627773E-73</text:p>
          </table:table-cell>
          <table:table-cell table:style-name="Gnumeric-default" table:formula="of:=[.$K$3]*([.E1155]-[.E1154])/0.02" office:value-type="float" office:value="0">
            <text:p>0</text:p>
          </table:table-cell>
          <table:table-cell table:style-name="Gnumeric-default" table:formula="of:=SUM([.F1155:.H1155])" office:value-type="float" office:value="8.8237682976277729e-73">
            <text:p>8.8237682976E−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56]-[.C1156]" office:value-type="float" office:value="0">
            <text:p>0</text:p>
          </table:table-cell>
          <table:table-cell table:style-name="Gnumeric-default" table:formula="of:=[.E1156]*[.$K$1]" office:value-type="float" office:value="0">
            <text:p>0</text:p>
          </table:table-cell>
          <table:table-cell table:style-name="Gnumeric-default" table:formula="of:=[.$K$2]*([.E1156]+[.G1155])*0.02" office:value-type="float" office:value="4.4118841488138861e-77">
            <text:p>4.411884148813886E-77</text:p>
          </table:table-cell>
          <table:table-cell table:style-name="Gnumeric-default" table:formula="of:=[.$K$3]*([.E1156]-[.E1155])/0.02" office:value-type="float" office:value="0">
            <text:p>0</text:p>
          </table:table-cell>
          <table:table-cell table:style-name="Gnumeric-default" table:formula="of:=SUM([.F1156:.H1156])" office:value-type="float" office:value="4.4118841488138861e-77">
            <text:p>4.4118841488E−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57]-[.C1157]" office:value-type="float" office:value="0">
            <text:p>0</text:p>
          </table:table-cell>
          <table:table-cell table:style-name="Gnumeric-default" table:formula="of:=[.E1157]*[.$K$1]" office:value-type="float" office:value="0">
            <text:p>0</text:p>
          </table:table-cell>
          <table:table-cell table:style-name="Gnumeric-default" table:formula="of:=[.$K$2]*([.E1157]+[.G1156])*0.02" office:value-type="float" office:value="2.2059420744069431e-81">
            <text:p>2.205942074406943E-81</text:p>
          </table:table-cell>
          <table:table-cell table:style-name="Gnumeric-default" table:formula="of:=[.$K$3]*([.E1157]-[.E1156])/0.02" office:value-type="float" office:value="0">
            <text:p>0</text:p>
          </table:table-cell>
          <table:table-cell table:style-name="Gnumeric-default" table:formula="of:=SUM([.F1157:.H1157])" office:value-type="float" office:value="2.2059420744069431e-81">
            <text:p>2.2059420744E−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58]-[.C1158]" office:value-type="float" office:value="0">
            <text:p>0</text:p>
          </table:table-cell>
          <table:table-cell table:style-name="Gnumeric-default" table:formula="of:=[.E1158]*[.$K$1]" office:value-type="float" office:value="0">
            <text:p>0</text:p>
          </table:table-cell>
          <table:table-cell table:style-name="Gnumeric-default" table:formula="of:=[.$K$2]*([.E1158]+[.G1157])*0.02" office:value-type="float" office:value="1.1029710372034716e-85">
            <text:p>1.1029710372034716E-85</text:p>
          </table:table-cell>
          <table:table-cell table:style-name="Gnumeric-default" table:formula="of:=[.$K$3]*([.E1158]-[.E1157])/0.02" office:value-type="float" office:value="0">
            <text:p>0</text:p>
          </table:table-cell>
          <table:table-cell table:style-name="Gnumeric-default" table:formula="of:=SUM([.F1158:.H1158])" office:value-type="float" office:value="1.1029710372034716e-85">
            <text:p>1.1029710372E−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59]-[.C1159]" office:value-type="float" office:value="0">
            <text:p>0</text:p>
          </table:table-cell>
          <table:table-cell table:style-name="Gnumeric-default" table:formula="of:=[.E1159]*[.$K$1]" office:value-type="float" office:value="0">
            <text:p>0</text:p>
          </table:table-cell>
          <table:table-cell table:style-name="Gnumeric-default" table:formula="of:=[.$K$2]*([.E1159]+[.G1158])*0.02" office:value-type="float" office:value="5.5148551860173585e-90">
            <text:p>5.5148551860173585E-90</text:p>
          </table:table-cell>
          <table:table-cell table:style-name="Gnumeric-default" table:formula="of:=[.$K$3]*([.E1159]-[.E1158])/0.02" office:value-type="float" office:value="0">
            <text:p>0</text:p>
          </table:table-cell>
          <table:table-cell table:style-name="Gnumeric-default" table:formula="of:=SUM([.F1159:.H1159])" office:value-type="float" office:value="5.5148551860173585e-90">
            <text:p>5.5148551860E−9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60]-[.C1160]" office:value-type="float" office:value="0">
            <text:p>0</text:p>
          </table:table-cell>
          <table:table-cell table:style-name="Gnumeric-default" table:formula="of:=[.E1160]*[.$K$1]" office:value-type="float" office:value="0">
            <text:p>0</text:p>
          </table:table-cell>
          <table:table-cell table:style-name="Gnumeric-default" table:formula="of:=[.$K$2]*([.E1160]+[.G1159])*0.02" office:value-type="float" office:value="2.7574275930086791e-94">
            <text:p>2.757427593008679E-94</text:p>
          </table:table-cell>
          <table:table-cell table:style-name="Gnumeric-default" table:formula="of:=[.$K$3]*([.E1160]-[.E1159])/0.02" office:value-type="float" office:value="0">
            <text:p>0</text:p>
          </table:table-cell>
          <table:table-cell table:style-name="Gnumeric-default" table:formula="of:=SUM([.F1160:.H1160])" office:value-type="float" office:value="2.7574275930086791e-94">
            <text:p>2.7574275930E−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61]-[.C1161]" office:value-type="float" office:value="0">
            <text:p>0</text:p>
          </table:table-cell>
          <table:table-cell table:style-name="Gnumeric-default" table:formula="of:=[.E1161]*[.$K$1]" office:value-type="float" office:value="0">
            <text:p>0</text:p>
          </table:table-cell>
          <table:table-cell table:style-name="Gnumeric-default" table:formula="of:=[.$K$2]*([.E1161]+[.G1160])*0.02" office:value-type="float" office:value="1.3787137965043396e-98">
            <text:p>1.3787137965043396E-98</text:p>
          </table:table-cell>
          <table:table-cell table:style-name="Gnumeric-default" table:formula="of:=[.$K$3]*([.E1161]-[.E1160])/0.02" office:value-type="float" office:value="0">
            <text:p>0</text:p>
          </table:table-cell>
          <table:table-cell table:style-name="Gnumeric-default" table:formula="of:=SUM([.F1161:.H1161])" office:value-type="float" office:value="1.3787137965043396e-98">
            <text:p>1.3787137965E−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62]-[.C1162]" office:value-type="float" office:value="0">
            <text:p>0</text:p>
          </table:table-cell>
          <table:table-cell table:style-name="Gnumeric-default" table:formula="of:=[.E1162]*[.$K$1]" office:value-type="float" office:value="0">
            <text:p>0</text:p>
          </table:table-cell>
          <table:table-cell table:style-name="Gnumeric-default" table:formula="of:=[.$K$2]*([.E1162]+[.G1161])*0.02" office:value-type="float" office:value="6.8935689825216991e-103">
            <text:p>6.893568982521699E-103</text:p>
          </table:table-cell>
          <table:table-cell table:style-name="Gnumeric-default" table:formula="of:=[.$K$3]*([.E1162]-[.E1161])/0.02" office:value-type="float" office:value="0">
            <text:p>0</text:p>
          </table:table-cell>
          <table:table-cell table:style-name="Gnumeric-default" table:formula="of:=SUM([.F1162:.H1162])" office:value-type="float" office:value="6.8935689825216991e-103">
            <text:p>6.893568983E−1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63]-[.C1163]" office:value-type="float" office:value="0">
            <text:p>0</text:p>
          </table:table-cell>
          <table:table-cell table:style-name="Gnumeric-default" table:formula="of:=[.E1163]*[.$K$1]" office:value-type="float" office:value="0">
            <text:p>0</text:p>
          </table:table-cell>
          <table:table-cell table:style-name="Gnumeric-default" table:formula="of:=[.$K$2]*([.E1163]+[.G1162])*0.02" office:value-type="float" office:value="3.4467844912608498e-107">
            <text:p>3.44678449126085E-107</text:p>
          </table:table-cell>
          <table:table-cell table:style-name="Gnumeric-default" table:formula="of:=[.$K$3]*([.E1163]-[.E1162])/0.02" office:value-type="float" office:value="0">
            <text:p>0</text:p>
          </table:table-cell>
          <table:table-cell table:style-name="Gnumeric-default" table:formula="of:=SUM([.F1163:.H1163])" office:value-type="float" office:value="3.4467844912608498e-107">
            <text:p>3.446784491E−1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64]-[.C1164]" office:value-type="float" office:value="0">
            <text:p>0</text:p>
          </table:table-cell>
          <table:table-cell table:style-name="Gnumeric-default" table:formula="of:=[.E1164]*[.$K$1]" office:value-type="float" office:value="0">
            <text:p>0</text:p>
          </table:table-cell>
          <table:table-cell table:style-name="Gnumeric-default" table:formula="of:=[.$K$2]*([.E1164]+[.G1163])*0.02" office:value-type="float" office:value="1.7233922456304251e-111">
            <text:p>1.723392245630425E-111</text:p>
          </table:table-cell>
          <table:table-cell table:style-name="Gnumeric-default" table:formula="of:=[.$K$3]*([.E1164]-[.E1163])/0.02" office:value-type="float" office:value="0">
            <text:p>0</text:p>
          </table:table-cell>
          <table:table-cell table:style-name="Gnumeric-default" table:formula="of:=SUM([.F1164:.H1164])" office:value-type="float" office:value="1.7233922456304251e-111">
            <text:p>1.723392246E−1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65]-[.C1165]" office:value-type="float" office:value="0">
            <text:p>0</text:p>
          </table:table-cell>
          <table:table-cell table:style-name="Gnumeric-default" table:formula="of:=[.E1165]*[.$K$1]" office:value-type="float" office:value="0">
            <text:p>0</text:p>
          </table:table-cell>
          <table:table-cell table:style-name="Gnumeric-default" table:formula="of:=[.$K$2]*([.E1165]+[.G1164])*0.02" office:value-type="float" office:value="8.6169612281521255e-116">
            <text:p>8.616961228152126E-116</text:p>
          </table:table-cell>
          <table:table-cell table:style-name="Gnumeric-default" table:formula="of:=[.$K$3]*([.E1165]-[.E1164])/0.02" office:value-type="float" office:value="0">
            <text:p>0</text:p>
          </table:table-cell>
          <table:table-cell table:style-name="Gnumeric-default" table:formula="of:=SUM([.F1165:.H1165])" office:value-type="float" office:value="8.6169612281521255e-116">
            <text:p>8.616961228E−1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66]-[.C1166]" office:value-type="float" office:value="0">
            <text:p>0</text:p>
          </table:table-cell>
          <table:table-cell table:style-name="Gnumeric-default" table:formula="of:=[.E1166]*[.$K$1]" office:value-type="float" office:value="0">
            <text:p>0</text:p>
          </table:table-cell>
          <table:table-cell table:style-name="Gnumeric-default" table:formula="of:=[.$K$2]*([.E1166]+[.G1165])*0.02" office:value-type="float" office:value="4.3084806140760628e-120">
            <text:p>4.308480614076063E-120</text:p>
          </table:table-cell>
          <table:table-cell table:style-name="Gnumeric-default" table:formula="of:=[.$K$3]*([.E1166]-[.E1165])/0.02" office:value-type="float" office:value="0">
            <text:p>0</text:p>
          </table:table-cell>
          <table:table-cell table:style-name="Gnumeric-default" table:formula="of:=SUM([.F1166:.H1166])" office:value-type="float" office:value="4.3084806140760628e-120">
            <text:p>4.308480614E−12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67]-[.C1167]" office:value-type="float" office:value="0">
            <text:p>0</text:p>
          </table:table-cell>
          <table:table-cell table:style-name="Gnumeric-default" table:formula="of:=[.E1167]*[.$K$1]" office:value-type="float" office:value="0">
            <text:p>0</text:p>
          </table:table-cell>
          <table:table-cell table:style-name="Gnumeric-default" table:formula="of:=[.$K$2]*([.E1167]+[.G1166])*0.02" office:value-type="float" office:value="2.1542403070380315e-124">
            <text:p>2.15424030703803E−124</text:p>
          </table:table-cell>
          <table:table-cell table:style-name="Gnumeric-default" table:formula="of:=[.$K$3]*([.E1167]-[.E1166])/0.02" office:value-type="float" office:value="0">
            <text:p>0</text:p>
          </table:table-cell>
          <table:table-cell table:style-name="Gnumeric-default" table:formula="of:=SUM([.F1167:.H1167])" office:value-type="float" office:value="2.1542403070380315e-124">
            <text:p>2.154240307E−1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68]-[.C1168]" office:value-type="float" office:value="0">
            <text:p>0</text:p>
          </table:table-cell>
          <table:table-cell table:style-name="Gnumeric-default" table:formula="of:=[.E1168]*[.$K$1]" office:value-type="float" office:value="0">
            <text:p>0</text:p>
          </table:table-cell>
          <table:table-cell table:style-name="Gnumeric-default" table:formula="of:=[.$K$2]*([.E1168]+[.G1167])*0.02" office:value-type="float" office:value="1.0771201535190159e-128">
            <text:p>1.07712015351902E−128</text:p>
          </table:table-cell>
          <table:table-cell table:style-name="Gnumeric-default" table:formula="of:=[.$K$3]*([.E1168]-[.E1167])/0.02" office:value-type="float" office:value="0">
            <text:p>0</text:p>
          </table:table-cell>
          <table:table-cell table:style-name="Gnumeric-default" table:formula="of:=SUM([.F1168:.H1168])" office:value-type="float" office:value="1.0771201535190159e-128">
            <text:p>1.077120154E−1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69]-[.C1169]" office:value-type="float" office:value="0">
            <text:p>0</text:p>
          </table:table-cell>
          <table:table-cell table:style-name="Gnumeric-default" table:formula="of:=[.E1169]*[.$K$1]" office:value-type="float" office:value="0">
            <text:p>0</text:p>
          </table:table-cell>
          <table:table-cell table:style-name="Gnumeric-default" table:formula="of:=[.$K$2]*([.E1169]+[.G1168])*0.02" office:value-type="float" office:value="5.3856007675950796e-133">
            <text:p>5.38560076759508E-133</text:p>
          </table:table-cell>
          <table:table-cell table:style-name="Gnumeric-default" table:formula="of:=[.$K$3]*([.E1169]-[.E1168])/0.02" office:value-type="float" office:value="0">
            <text:p>0</text:p>
          </table:table-cell>
          <table:table-cell table:style-name="Gnumeric-default" table:formula="of:=SUM([.F1169:.H1169])" office:value-type="float" office:value="5.3856007675950796e-133">
            <text:p>5.385600768E−1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70]-[.C1170]" office:value-type="float" office:value="0">
            <text:p>0</text:p>
          </table:table-cell>
          <table:table-cell table:style-name="Gnumeric-default" table:formula="of:=[.E1170]*[.$K$1]" office:value-type="float" office:value="0">
            <text:p>0</text:p>
          </table:table-cell>
          <table:table-cell table:style-name="Gnumeric-default" table:formula="of:=[.$K$2]*([.E1170]+[.G1169])*0.02" office:value-type="float" office:value="2.69280038379754e-137">
            <text:p>2.69280038379754E-137</text:p>
          </table:table-cell>
          <table:table-cell table:style-name="Gnumeric-default" table:formula="of:=[.$K$3]*([.E1170]-[.E1169])/0.02" office:value-type="float" office:value="0">
            <text:p>0</text:p>
          </table:table-cell>
          <table:table-cell table:style-name="Gnumeric-default" table:formula="of:=SUM([.F1170:.H1170])" office:value-type="float" office:value="2.69280038379754e-137">
            <text:p>2.692800384E−1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71]-[.C1171]" office:value-type="float" office:value="0">
            <text:p>0</text:p>
          </table:table-cell>
          <table:table-cell table:style-name="Gnumeric-default" table:formula="of:=[.E1171]*[.$K$1]" office:value-type="float" office:value="0">
            <text:p>0</text:p>
          </table:table-cell>
          <table:table-cell table:style-name="Gnumeric-default" table:formula="of:=[.$K$2]*([.E1171]+[.G1170])*0.02" office:value-type="float" office:value="1.34640019189877e-141">
            <text:p>1.34640019189877E-141</text:p>
          </table:table-cell>
          <table:table-cell table:style-name="Gnumeric-default" table:formula="of:=[.$K$3]*([.E1171]-[.E1170])/0.02" office:value-type="float" office:value="0">
            <text:p>0</text:p>
          </table:table-cell>
          <table:table-cell table:style-name="Gnumeric-default" table:formula="of:=SUM([.F1171:.H1171])" office:value-type="float" office:value="1.34640019189877e-141">
            <text:p>1.346400192E−1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72]-[.C1172]" office:value-type="float" office:value="0">
            <text:p>0</text:p>
          </table:table-cell>
          <table:table-cell table:style-name="Gnumeric-default" table:formula="of:=[.E1172]*[.$K$1]" office:value-type="float" office:value="0">
            <text:p>0</text:p>
          </table:table-cell>
          <table:table-cell table:style-name="Gnumeric-default" table:formula="of:=[.$K$2]*([.E1172]+[.G1171])*0.02" office:value-type="float" office:value="6.7320009594938501e-146">
            <text:p>6.73200095949385E-146</text:p>
          </table:table-cell>
          <table:table-cell table:style-name="Gnumeric-default" table:formula="of:=[.$K$3]*([.E1172]-[.E1171])/0.02" office:value-type="float" office:value="0">
            <text:p>0</text:p>
          </table:table-cell>
          <table:table-cell table:style-name="Gnumeric-default" table:formula="of:=SUM([.F1172:.H1172])" office:value-type="float" office:value="6.7320009594938501e-146">
            <text:p>6.732000959E−1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73]-[.C1173]" office:value-type="float" office:value="0">
            <text:p>0</text:p>
          </table:table-cell>
          <table:table-cell table:style-name="Gnumeric-default" table:formula="of:=[.E1173]*[.$K$1]" office:value-type="float" office:value="0">
            <text:p>0</text:p>
          </table:table-cell>
          <table:table-cell table:style-name="Gnumeric-default" table:formula="of:=[.$K$2]*([.E1173]+[.G1172])*0.02" office:value-type="float" office:value="3.3660004797469252e-150">
            <text:p>3.366000479746925E-150</text:p>
          </table:table-cell>
          <table:table-cell table:style-name="Gnumeric-default" table:formula="of:=[.$K$3]*([.E1173]-[.E1172])/0.02" office:value-type="float" office:value="0">
            <text:p>0</text:p>
          </table:table-cell>
          <table:table-cell table:style-name="Gnumeric-default" table:formula="of:=SUM([.F1173:.H1173])" office:value-type="float" office:value="3.3660004797469252e-150">
            <text:p>3.366000480E−15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74]-[.C1174]" office:value-type="float" office:value="0">
            <text:p>0</text:p>
          </table:table-cell>
          <table:table-cell table:style-name="Gnumeric-default" table:formula="of:=[.E1174]*[.$K$1]" office:value-type="float" office:value="0">
            <text:p>0</text:p>
          </table:table-cell>
          <table:table-cell table:style-name="Gnumeric-default" table:formula="of:=[.$K$2]*([.E1174]+[.G1173])*0.02" office:value-type="float" office:value="1.6830002398734626e-154">
            <text:p>1.68300023987346E−154</text:p>
          </table:table-cell>
          <table:table-cell table:style-name="Gnumeric-default" table:formula="of:=[.$K$3]*([.E1174]-[.E1173])/0.02" office:value-type="float" office:value="0">
            <text:p>0</text:p>
          </table:table-cell>
          <table:table-cell table:style-name="Gnumeric-default" table:formula="of:=SUM([.F1174:.H1174])" office:value-type="float" office:value="1.6830002398734626e-154">
            <text:p>1.683000240E−1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75]-[.C1175]" office:value-type="float" office:value="0">
            <text:p>0</text:p>
          </table:table-cell>
          <table:table-cell table:style-name="Gnumeric-default" table:formula="of:=[.E1175]*[.$K$1]" office:value-type="float" office:value="0">
            <text:p>0</text:p>
          </table:table-cell>
          <table:table-cell table:style-name="Gnumeric-default" table:formula="of:=[.$K$2]*([.E1175]+[.G1174])*0.02" office:value-type="float" office:value="8.4150011993673132e-159">
            <text:p>8.415001199367313E-159</text:p>
          </table:table-cell>
          <table:table-cell table:style-name="Gnumeric-default" table:formula="of:=[.$K$3]*([.E1175]-[.E1174])/0.02" office:value-type="float" office:value="0">
            <text:p>0</text:p>
          </table:table-cell>
          <table:table-cell table:style-name="Gnumeric-default" table:formula="of:=SUM([.F1175:.H1175])" office:value-type="float" office:value="8.4150011993673132e-159">
            <text:p>8.415001199E−1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76]-[.C1176]" office:value-type="float" office:value="0">
            <text:p>0</text:p>
          </table:table-cell>
          <table:table-cell table:style-name="Gnumeric-default" table:formula="of:=[.E1176]*[.$K$1]" office:value-type="float" office:value="0">
            <text:p>0</text:p>
          </table:table-cell>
          <table:table-cell table:style-name="Gnumeric-default" table:formula="of:=[.$K$2]*([.E1176]+[.G1175])*0.02" office:value-type="float" office:value="4.2075005996836571e-163">
            <text:p>4.207500599683657E-163</text:p>
          </table:table-cell>
          <table:table-cell table:style-name="Gnumeric-default" table:formula="of:=[.$K$3]*([.E1176]-[.E1175])/0.02" office:value-type="float" office:value="0">
            <text:p>0</text:p>
          </table:table-cell>
          <table:table-cell table:style-name="Gnumeric-default" table:formula="of:=SUM([.F1176:.H1176])" office:value-type="float" office:value="4.2075005996836571e-163">
            <text:p>4.207500600E−1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77]-[.C1177]" office:value-type="float" office:value="0">
            <text:p>0</text:p>
          </table:table-cell>
          <table:table-cell table:style-name="Gnumeric-default" table:formula="of:=[.E1177]*[.$K$1]" office:value-type="float" office:value="0">
            <text:p>0</text:p>
          </table:table-cell>
          <table:table-cell table:style-name="Gnumeric-default" table:formula="of:=[.$K$2]*([.E1177]+[.G1176])*0.02" office:value-type="float" office:value="2.1037502998418286e-167">
            <text:p>2.10375029984183E−167</text:p>
          </table:table-cell>
          <table:table-cell table:style-name="Gnumeric-default" table:formula="of:=[.$K$3]*([.E1177]-[.E1176])/0.02" office:value-type="float" office:value="0">
            <text:p>0</text:p>
          </table:table-cell>
          <table:table-cell table:style-name="Gnumeric-default" table:formula="of:=SUM([.F1177:.H1177])" office:value-type="float" office:value="2.1037502998418286e-167">
            <text:p>2.103750300E−1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78]-[.C1178]" office:value-type="float" office:value="0">
            <text:p>0</text:p>
          </table:table-cell>
          <table:table-cell table:style-name="Gnumeric-default" table:formula="of:=[.E1178]*[.$K$1]" office:value-type="float" office:value="0">
            <text:p>0</text:p>
          </table:table-cell>
          <table:table-cell table:style-name="Gnumeric-default" table:formula="of:=[.$K$2]*([.E1178]+[.G1177])*0.02" office:value-type="float" office:value="1.0518751499209144e-171">
            <text:p>1.05187514992091E−171</text:p>
          </table:table-cell>
          <table:table-cell table:style-name="Gnumeric-default" table:formula="of:=[.$K$3]*([.E1178]-[.E1177])/0.02" office:value-type="float" office:value="0">
            <text:p>0</text:p>
          </table:table-cell>
          <table:table-cell table:style-name="Gnumeric-default" table:formula="of:=SUM([.F1178:.H1178])" office:value-type="float" office:value="1.0518751499209144e-171">
            <text:p>1.051875150E−1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79]-[.C1179]" office:value-type="float" office:value="0">
            <text:p>0</text:p>
          </table:table-cell>
          <table:table-cell table:style-name="Gnumeric-default" table:formula="of:=[.E1179]*[.$K$1]" office:value-type="float" office:value="0">
            <text:p>0</text:p>
          </table:table-cell>
          <table:table-cell table:style-name="Gnumeric-default" table:formula="of:=[.$K$2]*([.E1179]+[.G1178])*0.02" office:value-type="float" office:value="5.2593757496045725e-176">
            <text:p>5.25937574960457E−176</text:p>
          </table:table-cell>
          <table:table-cell table:style-name="Gnumeric-default" table:formula="of:=[.$K$3]*([.E1179]-[.E1178])/0.02" office:value-type="float" office:value="0">
            <text:p>0</text:p>
          </table:table-cell>
          <table:table-cell table:style-name="Gnumeric-default" table:formula="of:=SUM([.F1179:.H1179])" office:value-type="float" office:value="5.2593757496045725e-176">
            <text:p>5.259375750E−1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80]-[.C1180]" office:value-type="float" office:value="0">
            <text:p>0</text:p>
          </table:table-cell>
          <table:table-cell table:style-name="Gnumeric-default" table:formula="of:=[.E1180]*[.$K$1]" office:value-type="float" office:value="0">
            <text:p>0</text:p>
          </table:table-cell>
          <table:table-cell table:style-name="Gnumeric-default" table:formula="of:=[.$K$2]*([.E1180]+[.G1179])*0.02" office:value-type="float" office:value="2.6296878748022863e-180">
            <text:p>2.62968787480229E−180</text:p>
          </table:table-cell>
          <table:table-cell table:style-name="Gnumeric-default" table:formula="of:=[.$K$3]*([.E1180]-[.E1179])/0.02" office:value-type="float" office:value="0">
            <text:p>0</text:p>
          </table:table-cell>
          <table:table-cell table:style-name="Gnumeric-default" table:formula="of:=SUM([.F1180:.H1180])" office:value-type="float" office:value="2.6296878748022863e-180">
            <text:p>2.629687875E−18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81]-[.C1181]" office:value-type="float" office:value="0">
            <text:p>0</text:p>
          </table:table-cell>
          <table:table-cell table:style-name="Gnumeric-default" table:formula="of:=[.E1181]*[.$K$1]" office:value-type="float" office:value="0">
            <text:p>0</text:p>
          </table:table-cell>
          <table:table-cell table:style-name="Gnumeric-default" table:formula="of:=[.$K$2]*([.E1181]+[.G1180])*0.02" office:value-type="float" office:value="1.3148439374011432e-184">
            <text:p>1.31484393740114E−184</text:p>
          </table:table-cell>
          <table:table-cell table:style-name="Gnumeric-default" table:formula="of:=[.$K$3]*([.E1181]-[.E1180])/0.02" office:value-type="float" office:value="0">
            <text:p>0</text:p>
          </table:table-cell>
          <table:table-cell table:style-name="Gnumeric-default" table:formula="of:=SUM([.F1181:.H1181])" office:value-type="float" office:value="1.3148439374011432e-184">
            <text:p>1.314843937E−1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82]-[.C1182]" office:value-type="float" office:value="0">
            <text:p>0</text:p>
          </table:table-cell>
          <table:table-cell table:style-name="Gnumeric-default" table:formula="of:=[.E1182]*[.$K$1]" office:value-type="float" office:value="0">
            <text:p>0</text:p>
          </table:table-cell>
          <table:table-cell table:style-name="Gnumeric-default" table:formula="of:=[.$K$2]*([.E1182]+[.G1181])*0.02" office:value-type="float" office:value="6.5742196870057165e-189">
            <text:p>6.57421968700572E−189</text:p>
          </table:table-cell>
          <table:table-cell table:style-name="Gnumeric-default" table:formula="of:=[.$K$3]*([.E1182]-[.E1181])/0.02" office:value-type="float" office:value="0">
            <text:p>0</text:p>
          </table:table-cell>
          <table:table-cell table:style-name="Gnumeric-default" table:formula="of:=SUM([.F1182:.H1182])" office:value-type="float" office:value="6.5742196870057165e-189">
            <text:p>6.574219687E−1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83]-[.C1183]" office:value-type="float" office:value="0">
            <text:p>0</text:p>
          </table:table-cell>
          <table:table-cell table:style-name="Gnumeric-default" table:formula="of:=[.E1183]*[.$K$1]" office:value-type="float" office:value="0">
            <text:p>0</text:p>
          </table:table-cell>
          <table:table-cell table:style-name="Gnumeric-default" table:formula="of:=[.$K$2]*([.E1183]+[.G1182])*0.02" office:value-type="float" office:value="3.2871098435028584e-193">
            <text:p>3.28710984350286E−193</text:p>
          </table:table-cell>
          <table:table-cell table:style-name="Gnumeric-default" table:formula="of:=[.$K$3]*([.E1183]-[.E1182])/0.02" office:value-type="float" office:value="0">
            <text:p>0</text:p>
          </table:table-cell>
          <table:table-cell table:style-name="Gnumeric-default" table:formula="of:=SUM([.F1183:.H1183])" office:value-type="float" office:value="3.2871098435028584e-193">
            <text:p>3.287109844E−1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84]-[.C1184]" office:value-type="float" office:value="0">
            <text:p>0</text:p>
          </table:table-cell>
          <table:table-cell table:style-name="Gnumeric-default" table:formula="of:=[.E1184]*[.$K$1]" office:value-type="float" office:value="0">
            <text:p>0</text:p>
          </table:table-cell>
          <table:table-cell table:style-name="Gnumeric-default" table:formula="of:=[.$K$2]*([.E1184]+[.G1183])*0.02" office:value-type="float" office:value="1.6435549217514295e-197">
            <text:p>1.64355492175143E−197</text:p>
          </table:table-cell>
          <table:table-cell table:style-name="Gnumeric-default" table:formula="of:=[.$K$3]*([.E1184]-[.E1183])/0.02" office:value-type="float" office:value="0">
            <text:p>0</text:p>
          </table:table-cell>
          <table:table-cell table:style-name="Gnumeric-default" table:formula="of:=SUM([.F1184:.H1184])" office:value-type="float" office:value="1.6435549217514295e-197">
            <text:p>1.643554922E−1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85]-[.C1185]" office:value-type="float" office:value="0">
            <text:p>0</text:p>
          </table:table-cell>
          <table:table-cell table:style-name="Gnumeric-default" table:formula="of:=[.E1185]*[.$K$1]" office:value-type="float" office:value="0">
            <text:p>0</text:p>
          </table:table-cell>
          <table:table-cell table:style-name="Gnumeric-default" table:formula="of:=[.$K$2]*([.E1185]+[.G1184])*0.02" office:value-type="float" office:value="8.2177746087571477e-202">
            <text:p>8.217774608757148E-202</text:p>
          </table:table-cell>
          <table:table-cell table:style-name="Gnumeric-default" table:formula="of:=[.$K$3]*([.E1185]-[.E1184])/0.02" office:value-type="float" office:value="0">
            <text:p>0</text:p>
          </table:table-cell>
          <table:table-cell table:style-name="Gnumeric-default" table:formula="of:=SUM([.F1185:.H1185])" office:value-type="float" office:value="8.2177746087571477e-202">
            <text:p>8.217774609E−2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86]-[.C1186]" office:value-type="float" office:value="0">
            <text:p>0</text:p>
          </table:table-cell>
          <table:table-cell table:style-name="Gnumeric-default" table:formula="of:=[.E1186]*[.$K$1]" office:value-type="float" office:value="0">
            <text:p>0</text:p>
          </table:table-cell>
          <table:table-cell table:style-name="Gnumeric-default" table:formula="of:=[.$K$2]*([.E1186]+[.G1185])*0.02" office:value-type="float" office:value="4.1088873043785746e-206">
            <text:p>4.10888730437857E−206</text:p>
          </table:table-cell>
          <table:table-cell table:style-name="Gnumeric-default" table:formula="of:=[.$K$3]*([.E1186]-[.E1185])/0.02" office:value-type="float" office:value="0">
            <text:p>0</text:p>
          </table:table-cell>
          <table:table-cell table:style-name="Gnumeric-default" table:formula="of:=SUM([.F1186:.H1186])" office:value-type="float" office:value="4.1088873043785746e-206">
            <text:p>4.108887304E−2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87]-[.C1187]" office:value-type="float" office:value="0">
            <text:p>0</text:p>
          </table:table-cell>
          <table:table-cell table:style-name="Gnumeric-default" table:formula="of:=[.E1187]*[.$K$1]" office:value-type="float" office:value="0">
            <text:p>0</text:p>
          </table:table-cell>
          <table:table-cell table:style-name="Gnumeric-default" table:formula="of:=[.$K$2]*([.E1187]+[.G1186])*0.02" office:value-type="float" office:value="2.0544436521892874e-210">
            <text:p>2.05444365218929E−210</text:p>
          </table:table-cell>
          <table:table-cell table:style-name="Gnumeric-default" table:formula="of:=[.$K$3]*([.E1187]-[.E1186])/0.02" office:value-type="float" office:value="0">
            <text:p>0</text:p>
          </table:table-cell>
          <table:table-cell table:style-name="Gnumeric-default" table:formula="of:=SUM([.F1187:.H1187])" office:value-type="float" office:value="2.0544436521892874e-210">
            <text:p>2.054443652E−21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88]-[.C1188]" office:value-type="float" office:value="0">
            <text:p>0</text:p>
          </table:table-cell>
          <table:table-cell table:style-name="Gnumeric-default" table:formula="of:=[.E1188]*[.$K$1]" office:value-type="float" office:value="0">
            <text:p>0</text:p>
          </table:table-cell>
          <table:table-cell table:style-name="Gnumeric-default" table:formula="of:=[.$K$2]*([.E1188]+[.G1187])*0.02" office:value-type="float" office:value="1.0272218260946437e-214">
            <text:p>1.02722182609464E−214</text:p>
          </table:table-cell>
          <table:table-cell table:style-name="Gnumeric-default" table:formula="of:=[.$K$3]*([.E1188]-[.E1187])/0.02" office:value-type="float" office:value="0">
            <text:p>0</text:p>
          </table:table-cell>
          <table:table-cell table:style-name="Gnumeric-default" table:formula="of:=SUM([.F1188:.H1188])" office:value-type="float" office:value="1.0272218260946437e-214">
            <text:p>1.027221826E−2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89]-[.C1189]" office:value-type="float" office:value="0">
            <text:p>0</text:p>
          </table:table-cell>
          <table:table-cell table:style-name="Gnumeric-default" table:formula="of:=[.E1189]*[.$K$1]" office:value-type="float" office:value="0">
            <text:p>0</text:p>
          </table:table-cell>
          <table:table-cell table:style-name="Gnumeric-default" table:formula="of:=[.$K$2]*([.E1189]+[.G1188])*0.02" office:value-type="float" office:value="5.1361091304732191e-219">
            <text:p>5.136109130473219E-219</text:p>
          </table:table-cell>
          <table:table-cell table:style-name="Gnumeric-default" table:formula="of:=[.$K$3]*([.E1189]-[.E1188])/0.02" office:value-type="float" office:value="0">
            <text:p>0</text:p>
          </table:table-cell>
          <table:table-cell table:style-name="Gnumeric-default" table:formula="of:=SUM([.F1189:.H1189])" office:value-type="float" office:value="5.1361091304732191e-219">
            <text:p>5.136109130E−2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90]-[.C1190]" office:value-type="float" office:value="0">
            <text:p>0</text:p>
          </table:table-cell>
          <table:table-cell table:style-name="Gnumeric-default" table:formula="of:=[.E1190]*[.$K$1]" office:value-type="float" office:value="0">
            <text:p>0</text:p>
          </table:table-cell>
          <table:table-cell table:style-name="Gnumeric-default" table:formula="of:=[.$K$2]*([.E1190]+[.G1189])*0.02" office:value-type="float" office:value="2.5680545652366097e-223">
            <text:p>2.56805456523661E−223</text:p>
          </table:table-cell>
          <table:table-cell table:style-name="Gnumeric-default" table:formula="of:=[.$K$3]*([.E1190]-[.E1189])/0.02" office:value-type="float" office:value="0">
            <text:p>0</text:p>
          </table:table-cell>
          <table:table-cell table:style-name="Gnumeric-default" table:formula="of:=SUM([.F1190:.H1190])" office:value-type="float" office:value="2.5680545652366097e-223">
            <text:p>2.568054565E−2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91]-[.C1191]" office:value-type="float" office:value="0">
            <text:p>0</text:p>
          </table:table-cell>
          <table:table-cell table:style-name="Gnumeric-default" table:formula="of:=[.E1191]*[.$K$1]" office:value-type="float" office:value="0">
            <text:p>0</text:p>
          </table:table-cell>
          <table:table-cell table:style-name="Gnumeric-default" table:formula="of:=[.$K$2]*([.E1191]+[.G1190])*0.02" office:value-type="float" office:value="1.2840272826183051e-227">
            <text:p>1.284027282618305E-227</text:p>
          </table:table-cell>
          <table:table-cell table:style-name="Gnumeric-default" table:formula="of:=[.$K$3]*([.E1191]-[.E1190])/0.02" office:value-type="float" office:value="0">
            <text:p>0</text:p>
          </table:table-cell>
          <table:table-cell table:style-name="Gnumeric-default" table:formula="of:=SUM([.F1191:.H1191])" office:value-type="float" office:value="1.2840272826183051e-227">
            <text:p>1.284027283E−2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92]-[.C1192]" office:value-type="float" office:value="0">
            <text:p>0</text:p>
          </table:table-cell>
          <table:table-cell table:style-name="Gnumeric-default" table:formula="of:=[.E1192]*[.$K$1]" office:value-type="float" office:value="0">
            <text:p>0</text:p>
          </table:table-cell>
          <table:table-cell table:style-name="Gnumeric-default" table:formula="of:=[.$K$2]*([.E1192]+[.G1191])*0.02" office:value-type="float" office:value="6.4201364130915252e-232">
            <text:p>6.420136413091525E-232</text:p>
          </table:table-cell>
          <table:table-cell table:style-name="Gnumeric-default" table:formula="of:=[.$K$3]*([.E1192]-[.E1191])/0.02" office:value-type="float" office:value="0">
            <text:p>0</text:p>
          </table:table-cell>
          <table:table-cell table:style-name="Gnumeric-default" table:formula="of:=SUM([.F1192:.H1192])" office:value-type="float" office:value="6.4201364130915252e-232">
            <text:p>6.420136413E−2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93]-[.C1193]" office:value-type="float" office:value="0">
            <text:p>0</text:p>
          </table:table-cell>
          <table:table-cell table:style-name="Gnumeric-default" table:formula="of:=[.E1193]*[.$K$1]" office:value-type="float" office:value="0">
            <text:p>0</text:p>
          </table:table-cell>
          <table:table-cell table:style-name="Gnumeric-default" table:formula="of:=[.$K$2]*([.E1193]+[.G1192])*0.02" office:value-type="float" office:value="3.2100682065457624e-236">
            <text:p>3.21006820654576E−236</text:p>
          </table:table-cell>
          <table:table-cell table:style-name="Gnumeric-default" table:formula="of:=[.$K$3]*([.E1193]-[.E1192])/0.02" office:value-type="float" office:value="0">
            <text:p>0</text:p>
          </table:table-cell>
          <table:table-cell table:style-name="Gnumeric-default" table:formula="of:=SUM([.F1193:.H1193])" office:value-type="float" office:value="3.2100682065457624e-236">
            <text:p>3.210068207E−2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94]-[.C1194]" office:value-type="float" office:value="0">
            <text:p>0</text:p>
          </table:table-cell>
          <table:table-cell table:style-name="Gnumeric-default" table:formula="of:=[.E1194]*[.$K$1]" office:value-type="float" office:value="0">
            <text:p>0</text:p>
          </table:table-cell>
          <table:table-cell table:style-name="Gnumeric-default" table:formula="of:=[.$K$2]*([.E1194]+[.G1193])*0.02" office:value-type="float" office:value="1.6050341032728814e-240">
            <text:p>1.60503410327288E−240</text:p>
          </table:table-cell>
          <table:table-cell table:style-name="Gnumeric-default" table:formula="of:=[.$K$3]*([.E1194]-[.E1193])/0.02" office:value-type="float" office:value="0">
            <text:p>0</text:p>
          </table:table-cell>
          <table:table-cell table:style-name="Gnumeric-default" table:formula="of:=SUM([.F1194:.H1194])" office:value-type="float" office:value="1.6050341032728814e-240">
            <text:p>1.605034103E−24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95]-[.C1195]" office:value-type="float" office:value="0">
            <text:p>0</text:p>
          </table:table-cell>
          <table:table-cell table:style-name="Gnumeric-default" table:formula="of:=[.E1195]*[.$K$1]" office:value-type="float" office:value="0">
            <text:p>0</text:p>
          </table:table-cell>
          <table:table-cell table:style-name="Gnumeric-default" table:formula="of:=[.$K$2]*([.E1195]+[.G1194])*0.02" office:value-type="float" office:value="8.0251705163644072e-245">
            <text:p>8.025170516364407E-245</text:p>
          </table:table-cell>
          <table:table-cell table:style-name="Gnumeric-default" table:formula="of:=[.$K$3]*([.E1195]-[.E1194])/0.02" office:value-type="float" office:value="0">
            <text:p>0</text:p>
          </table:table-cell>
          <table:table-cell table:style-name="Gnumeric-default" table:formula="of:=SUM([.F1195:.H1195])" office:value-type="float" office:value="8.0251705163644072e-245">
            <text:p>8.025170516E−2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96]-[.C1196]" office:value-type="float" office:value="0">
            <text:p>0</text:p>
          </table:table-cell>
          <table:table-cell table:style-name="Gnumeric-default" table:formula="of:=[.E1196]*[.$K$1]" office:value-type="float" office:value="0">
            <text:p>0</text:p>
          </table:table-cell>
          <table:table-cell table:style-name="Gnumeric-default" table:formula="of:=[.$K$2]*([.E1196]+[.G1195])*0.02" office:value-type="float" office:value="4.0125852581822038e-249">
            <text:p>4.012585258182204E-249</text:p>
          </table:table-cell>
          <table:table-cell table:style-name="Gnumeric-default" table:formula="of:=[.$K$3]*([.E1196]-[.E1195])/0.02" office:value-type="float" office:value="0">
            <text:p>0</text:p>
          </table:table-cell>
          <table:table-cell table:style-name="Gnumeric-default" table:formula="of:=SUM([.F1196:.H1196])" office:value-type="float" office:value="4.0125852581822038e-249">
            <text:p>4.012585258E−2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97]-[.C1197]" office:value-type="float" office:value="0">
            <text:p>0</text:p>
          </table:table-cell>
          <table:table-cell table:style-name="Gnumeric-default" table:formula="of:=[.E1197]*[.$K$1]" office:value-type="float" office:value="0">
            <text:p>0</text:p>
          </table:table-cell>
          <table:table-cell table:style-name="Gnumeric-default" table:formula="of:=[.$K$2]*([.E1197]+[.G1196])*0.02" office:value-type="float" office:value="2.0062926290911019e-253">
            <text:p>2.006292629091102E-253</text:p>
          </table:table-cell>
          <table:table-cell table:style-name="Gnumeric-default" table:formula="of:=[.$K$3]*([.E1197]-[.E1196])/0.02" office:value-type="float" office:value="0">
            <text:p>0</text:p>
          </table:table-cell>
          <table:table-cell table:style-name="Gnumeric-default" table:formula="of:=SUM([.F1197:.H1197])" office:value-type="float" office:value="2.0062926290911019e-253">
            <text:p>2.006292629E−2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98]-[.C1198]" office:value-type="float" office:value="0">
            <text:p>0</text:p>
          </table:table-cell>
          <table:table-cell table:style-name="Gnumeric-default" table:formula="of:=[.E1198]*[.$K$1]" office:value-type="float" office:value="0">
            <text:p>0</text:p>
          </table:table-cell>
          <table:table-cell table:style-name="Gnumeric-default" table:formula="of:=[.$K$2]*([.E1198]+[.G1197])*0.02" office:value-type="float" office:value="1.0031463145455509e-257">
            <text:p>1.003146314545551E-257</text:p>
          </table:table-cell>
          <table:table-cell table:style-name="Gnumeric-default" table:formula="of:=[.$K$3]*([.E1198]-[.E1197])/0.02" office:value-type="float" office:value="0">
            <text:p>0</text:p>
          </table:table-cell>
          <table:table-cell table:style-name="Gnumeric-default" table:formula="of:=SUM([.F1198:.H1198])" office:value-type="float" office:value="1.0031463145455509e-257">
            <text:p>1.003146315E−2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199]-[.C1199]" office:value-type="float" office:value="0">
            <text:p>0</text:p>
          </table:table-cell>
          <table:table-cell table:style-name="Gnumeric-default" table:formula="of:=[.E1199]*[.$K$1]" office:value-type="float" office:value="0">
            <text:p>0</text:p>
          </table:table-cell>
          <table:table-cell table:style-name="Gnumeric-default" table:formula="of:=[.$K$2]*([.E1199]+[.G1198])*0.02" office:value-type="float" office:value="5.0157315727277545e-262">
            <text:p>5.01573157272775E−262</text:p>
          </table:table-cell>
          <table:table-cell table:style-name="Gnumeric-default" table:formula="of:=[.$K$3]*([.E1199]-[.E1198])/0.02" office:value-type="float" office:value="0">
            <text:p>0</text:p>
          </table:table-cell>
          <table:table-cell table:style-name="Gnumeric-default" table:formula="of:=SUM([.F1199:.H1199])" office:value-type="float" office:value="5.0157315727277545e-262">
            <text:p>5.015731573E−2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00]-[.C1200]" office:value-type="float" office:value="0">
            <text:p>0</text:p>
          </table:table-cell>
          <table:table-cell table:style-name="Gnumeric-default" table:formula="of:=[.E1200]*[.$K$1]" office:value-type="float" office:value="0">
            <text:p>0</text:p>
          </table:table-cell>
          <table:table-cell table:style-name="Gnumeric-default" table:formula="of:=[.$K$2]*([.E1200]+[.G1199])*0.02" office:value-type="float" office:value="2.5078657863638776e-266">
            <text:p>2.50786578636388E−266</text:p>
          </table:table-cell>
          <table:table-cell table:style-name="Gnumeric-default" table:formula="of:=[.$K$3]*([.E1200]-[.E1199])/0.02" office:value-type="float" office:value="0">
            <text:p>0</text:p>
          </table:table-cell>
          <table:table-cell table:style-name="Gnumeric-default" table:formula="of:=SUM([.F1200:.H1200])" office:value-type="float" office:value="2.5078657863638776e-266">
            <text:p>2.507865786E−2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01]-[.C1201]" office:value-type="float" office:value="0">
            <text:p>0</text:p>
          </table:table-cell>
          <table:table-cell table:style-name="Gnumeric-default" table:formula="of:=[.E1201]*[.$K$1]" office:value-type="float" office:value="0">
            <text:p>0</text:p>
          </table:table-cell>
          <table:table-cell table:style-name="Gnumeric-default" table:formula="of:=[.$K$2]*([.E1201]+[.G1200])*0.02" office:value-type="float" office:value="1.2539328931819388e-270">
            <text:p>1.25393289318194E−270</text:p>
          </table:table-cell>
          <table:table-cell table:style-name="Gnumeric-default" table:formula="of:=[.$K$3]*([.E1201]-[.E1200])/0.02" office:value-type="float" office:value="0">
            <text:p>0</text:p>
          </table:table-cell>
          <table:table-cell table:style-name="Gnumeric-default" table:formula="of:=SUM([.F1201:.H1201])" office:value-type="float" office:value="1.2539328931819388e-270">
            <text:p>1.253932893E−27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02]-[.C1202]" office:value-type="float" office:value="0">
            <text:p>0</text:p>
          </table:table-cell>
          <table:table-cell table:style-name="Gnumeric-default" table:formula="of:=[.E1202]*[.$K$1]" office:value-type="float" office:value="0">
            <text:p>0</text:p>
          </table:table-cell>
          <table:table-cell table:style-name="Gnumeric-default" table:formula="of:=[.$K$2]*([.E1202]+[.G1201])*0.02" office:value-type="float" office:value="6.2696644659096945e-275">
            <text:p>6.269664465909694E-275</text:p>
          </table:table-cell>
          <table:table-cell table:style-name="Gnumeric-default" table:formula="of:=[.$K$3]*([.E1202]-[.E1201])/0.02" office:value-type="float" office:value="0">
            <text:p>0</text:p>
          </table:table-cell>
          <table:table-cell table:style-name="Gnumeric-default" table:formula="of:=SUM([.F1202:.H1202])" office:value-type="float" office:value="6.2696644659096945e-275">
            <text:p>6.269664466E−2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03]-[.C1203]" office:value-type="float" office:value="0">
            <text:p>0</text:p>
          </table:table-cell>
          <table:table-cell table:style-name="Gnumeric-default" table:formula="of:=[.E1203]*[.$K$1]" office:value-type="float" office:value="0">
            <text:p>0</text:p>
          </table:table-cell>
          <table:table-cell table:style-name="Gnumeric-default" table:formula="of:=[.$K$2]*([.E1203]+[.G1202])*0.02" office:value-type="float" office:value="3.134832232954847e-279">
            <text:p>3.134832232954847E-279</text:p>
          </table:table-cell>
          <table:table-cell table:style-name="Gnumeric-default" table:formula="of:=[.$K$3]*([.E1203]-[.E1202])/0.02" office:value-type="float" office:value="0">
            <text:p>0</text:p>
          </table:table-cell>
          <table:table-cell table:style-name="Gnumeric-default" table:formula="of:=SUM([.F1203:.H1203])" office:value-type="float" office:value="3.134832232954847e-279">
            <text:p>3.134832233E−2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04]-[.C1204]" office:value-type="float" office:value="0">
            <text:p>0</text:p>
          </table:table-cell>
          <table:table-cell table:style-name="Gnumeric-default" table:formula="of:=[.E1204]*[.$K$1]" office:value-type="float" office:value="0">
            <text:p>0</text:p>
          </table:table-cell>
          <table:table-cell table:style-name="Gnumeric-default" table:formula="of:=[.$K$2]*([.E1204]+[.G1203])*0.02" office:value-type="float" office:value="1.5674161164774233e-283">
            <text:p>1.56741611647742E−283</text:p>
          </table:table-cell>
          <table:table-cell table:style-name="Gnumeric-default" table:formula="of:=[.$K$3]*([.E1204]-[.E1203])/0.02" office:value-type="float" office:value="0">
            <text:p>0</text:p>
          </table:table-cell>
          <table:table-cell table:style-name="Gnumeric-default" table:formula="of:=SUM([.F1204:.H1204])" office:value-type="float" office:value="1.5674161164774233e-283">
            <text:p>1.567416116E−2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05]-[.C1205]" office:value-type="float" office:value="0">
            <text:p>0</text:p>
          </table:table-cell>
          <table:table-cell table:style-name="Gnumeric-default" table:formula="of:=[.E1205]*[.$K$1]" office:value-type="float" office:value="0">
            <text:p>0</text:p>
          </table:table-cell>
          <table:table-cell table:style-name="Gnumeric-default" table:formula="of:=[.$K$2]*([.E1205]+[.G1204])*0.02" office:value-type="float" office:value="7.8370805823871174e-288">
            <text:p>7.837080582387117E-288</text:p>
          </table:table-cell>
          <table:table-cell table:style-name="Gnumeric-default" table:formula="of:=[.$K$3]*([.E1205]-[.E1204])/0.02" office:value-type="float" office:value="0">
            <text:p>0</text:p>
          </table:table-cell>
          <table:table-cell table:style-name="Gnumeric-default" table:formula="of:=SUM([.F1205:.H1205])" office:value-type="float" office:value="7.8370805823871174e-288">
            <text:p>7.837080582E−2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06]-[.C1206]" office:value-type="float" office:value="0">
            <text:p>0</text:p>
          </table:table-cell>
          <table:table-cell table:style-name="Gnumeric-default" table:formula="of:=[.E1206]*[.$K$1]" office:value-type="float" office:value="0">
            <text:p>0</text:p>
          </table:table-cell>
          <table:table-cell table:style-name="Gnumeric-default" table:formula="of:=[.$K$2]*([.E1206]+[.G1205])*0.02" office:value-type="float" office:value="3.9185402911935587e-292">
            <text:p>3.91854029119356E−292</text:p>
          </table:table-cell>
          <table:table-cell table:style-name="Gnumeric-default" table:formula="of:=[.$K$3]*([.E1206]-[.E1205])/0.02" office:value-type="float" office:value="0">
            <text:p>0</text:p>
          </table:table-cell>
          <table:table-cell table:style-name="Gnumeric-default" table:formula="of:=SUM([.F1206:.H1206])" office:value-type="float" office:value="3.9185402911935587e-292">
            <text:p>3.918540291E−2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07]-[.C1207]" office:value-type="float" office:value="0">
            <text:p>0</text:p>
          </table:table-cell>
          <table:table-cell table:style-name="Gnumeric-default" table:formula="of:=[.E1207]*[.$K$1]" office:value-type="float" office:value="0">
            <text:p>0</text:p>
          </table:table-cell>
          <table:table-cell table:style-name="Gnumeric-default" table:formula="of:=[.$K$2]*([.E1207]+[.G1206])*0.02" office:value-type="float" office:value="1.9592701455967794e-296">
            <text:p>1.95927014559678E−296</text:p>
          </table:table-cell>
          <table:table-cell table:style-name="Gnumeric-default" table:formula="of:=[.$K$3]*([.E1207]-[.E1206])/0.02" office:value-type="float" office:value="0">
            <text:p>0</text:p>
          </table:table-cell>
          <table:table-cell table:style-name="Gnumeric-default" table:formula="of:=SUM([.F1207:.H1207])" office:value-type="float" office:value="1.9592701455967794e-296">
            <text:p>1.959270146E−2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08]-[.C1208]" office:value-type="float" office:value="0">
            <text:p>0</text:p>
          </table:table-cell>
          <table:table-cell table:style-name="Gnumeric-default" table:formula="of:=[.E1208]*[.$K$1]" office:value-type="float" office:value="0">
            <text:p>0</text:p>
          </table:table-cell>
          <table:table-cell table:style-name="Gnumeric-default" table:formula="of:=[.$K$2]*([.E1208]+[.G1207])*0.02" office:value-type="float" office:value="9.7963507279838985e-301">
            <text:p>9.796350727983899E-301</text:p>
          </table:table-cell>
          <table:table-cell table:style-name="Gnumeric-default" table:formula="of:=[.$K$3]*([.E1208]-[.E1207])/0.02" office:value-type="float" office:value="0">
            <text:p>0</text:p>
          </table:table-cell>
          <table:table-cell table:style-name="Gnumeric-default" table:formula="of:=SUM([.F1208:.H1208])" office:value-type="float" office:value="9.7963507279838985e-301">
            <text:p>9.796350728E−30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09]-[.C1209]" office:value-type="float" office:value="0">
            <text:p>0</text:p>
          </table:table-cell>
          <table:table-cell table:style-name="Gnumeric-default" table:formula="of:=[.E1209]*[.$K$1]" office:value-type="float" office:value="0">
            <text:p>0</text:p>
          </table:table-cell>
          <table:table-cell table:style-name="Gnumeric-default" table:formula="of:=[.$K$2]*([.E1209]+[.G1208])*0.02" office:value-type="float" office:value="4.8981753639919497e-305">
            <text:p>4.89817536399195E-305</text:p>
          </table:table-cell>
          <table:table-cell table:style-name="Gnumeric-default" table:formula="of:=[.$K$3]*([.E1209]-[.E1208])/0.02" office:value-type="float" office:value="0">
            <text:p>0</text:p>
          </table:table-cell>
          <table:table-cell table:style-name="Gnumeric-default" table:formula="of:=SUM([.F1209:.H1209])" office:value-type="float" office:value="4.8981753639919497e-305">
            <text:p>4.898175364E−3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10]-[.C1210]" office:value-type="float" office:value="0">
            <text:p>0</text:p>
          </table:table-cell>
          <table:table-cell table:style-name="Gnumeric-default" table:formula="of:=[.E1210]*[.$K$1]" office:value-type="float" office:value="0">
            <text:p>0</text:p>
          </table:table-cell>
          <table:table-cell table:style-name="Gnumeric-default" table:formula="of:=[.$K$2]*([.E1210]+[.G1209])*0.02" office:value-type="float" office:value="2.4490876819959773e-309">
            <text:p>2.449087681995977E-309</text:p>
          </table:table-cell>
          <table:table-cell table:style-name="Gnumeric-default" table:formula="of:=[.$K$3]*([.E1210]-[.E1209])/0.02" office:value-type="float" office:value="0">
            <text:p>0</text:p>
          </table:table-cell>
          <table:table-cell table:style-name="Gnumeric-default" table:formula="of:=SUM([.F1210:.H1210])" office:value-type="float" office:value="2.4490876819959773e-309">
            <text:p>2.449087682E−3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11]-[.C1211]" office:value-type="float" office:value="0">
            <text:p>0</text:p>
          </table:table-cell>
          <table:table-cell table:style-name="Gnumeric-default" table:formula="of:=[.E1211]*[.$K$1]" office:value-type="float" office:value="0">
            <text:p>0</text:p>
          </table:table-cell>
          <table:table-cell table:style-name="Gnumeric-default" table:formula="of:=[.$K$2]*([.E1211]+[.G1210])*0.02" office:value-type="float" office:value="1.2245438409901726e-313">
            <text:p>1.22454384099E-313</text:p>
          </table:table-cell>
          <table:table-cell table:style-name="Gnumeric-default" table:formula="of:=[.$K$3]*([.E1211]-[.E1210])/0.02" office:value-type="float" office:value="0">
            <text:p>0</text:p>
          </table:table-cell>
          <table:table-cell table:style-name="Gnumeric-default" table:formula="of:=SUM([.F1211:.H1211])" office:value-type="float" office:value="1.2245438409901726e-313">
            <text:p>1.224543841E−3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12]-[.C1212]" office:value-type="float" office:value="0">
            <text:p>0</text:p>
          </table:table-cell>
          <table:table-cell table:style-name="Gnumeric-default" table:formula="of:=[.E1212]*[.$K$1]" office:value-type="float" office:value="0">
            <text:p>0</text:p>
          </table:table-cell>
          <table:table-cell table:style-name="Gnumeric-default" table:formula="of:=[.$K$2]*([.E1212]+[.G1211])*0.02" office:value-type="float" office:value="6.1227183974005646e-318">
            <text:p>6.1227183974E-318</text:p>
          </table:table-cell>
          <table:table-cell table:style-name="Gnumeric-default" table:formula="of:=[.$K$3]*([.E1212]-[.E1211])/0.02" office:value-type="float" office:value="0">
            <text:p>0</text:p>
          </table:table-cell>
          <table:table-cell table:style-name="Gnumeric-default" table:formula="of:=SUM([.F1212:.H1212])" office:value-type="float" office:value="6.1227183974005646e-318">
            <text:p>6.1227183974E-3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13]-[.C1213]" office:value-type="float" office:value="0">
            <text:p>0</text:p>
          </table:table-cell>
          <table:table-cell table:style-name="Gnumeric-default" table:formula="of:=[.E1213]*[.$K$1]" office:value-type="float" office:value="0">
            <text:p>0</text:p>
          </table:table-cell>
          <table:table-cell table:style-name="Gnumeric-default" table:formula="of:=[.$K$2]*([.E1213]+[.G1212])*0.02" office:value-type="float" office:value="3.0632070042157286e-322">
            <text:p>3.063207E-322</text:p>
          </table:table-cell>
          <table:table-cell table:style-name="Gnumeric-default" table:formula="of:=[.$K$3]*([.E1213]-[.E1212])/0.02" office:value-type="float" office:value="0">
            <text:p>0</text:p>
          </table:table-cell>
          <table:table-cell table:style-name="Gnumeric-default" table:formula="of:=SUM([.F1213:.H1213])" office:value-type="float" office:value="3.0632070042157286e-322">
            <text:p>3.063207E-3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14]-[.C1214]" office:value-type="float" office:value="0">
            <text:p>0</text:p>
          </table:table-cell>
          <table:table-cell table:style-name="Gnumeric-default" table:formula="of:=[.E1214]*[.$K$1]" office:value-type="float" office:value="0">
            <text:p>0</text:p>
          </table:table-cell>
          <table:table-cell table:style-name="Gnumeric-default" table:formula="of:=[.$K$2]*([.E1214]+[.G1213])*0.02" office:value-type="float" office:value="0">
            <text:p>0</text:p>
          </table:table-cell>
          <table:table-cell table:style-name="Gnumeric-default" table:formula="of:=[.$K$3]*([.E1214]-[.E1213])/0.02" office:value-type="float" office:value="0">
            <text:p>0</text:p>
          </table:table-cell>
          <table:table-cell table:style-name="Gnumeric-default" table:formula="of:=SUM([.F1214:.H121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15]-[.C1215]" office:value-type="float" office:value="0">
            <text:p>0</text:p>
          </table:table-cell>
          <table:table-cell table:style-name="Gnumeric-default" table:formula="of:=[.E1215]*[.$K$1]" office:value-type="float" office:value="0">
            <text:p>0</text:p>
          </table:table-cell>
          <table:table-cell table:style-name="Gnumeric-default" table:formula="of:=[.$K$2]*([.E1215]+[.G1214])*0.02" office:value-type="float" office:value="0">
            <text:p>0</text:p>
          </table:table-cell>
          <table:table-cell table:style-name="Gnumeric-default" table:formula="of:=[.$K$3]*([.E1215]-[.E1214])/0.02" office:value-type="float" office:value="0">
            <text:p>0</text:p>
          </table:table-cell>
          <table:table-cell table:style-name="Gnumeric-default" table:formula="of:=SUM([.F1215:.H121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16]-[.C1216]" office:value-type="float" office:value="0">
            <text:p>0</text:p>
          </table:table-cell>
          <table:table-cell table:style-name="Gnumeric-default" table:formula="of:=[.E1216]*[.$K$1]" office:value-type="float" office:value="0">
            <text:p>0</text:p>
          </table:table-cell>
          <table:table-cell table:style-name="Gnumeric-default" table:formula="of:=[.$K$2]*([.E1216]+[.G1215])*0.02" office:value-type="float" office:value="0">
            <text:p>0</text:p>
          </table:table-cell>
          <table:table-cell table:style-name="Gnumeric-default" table:formula="of:=[.$K$3]*([.E1216]-[.E1215])/0.02" office:value-type="float" office:value="0">
            <text:p>0</text:p>
          </table:table-cell>
          <table:table-cell table:style-name="Gnumeric-default" table:formula="of:=SUM([.F1216:.H121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17]-[.C1217]" office:value-type="float" office:value="0">
            <text:p>0</text:p>
          </table:table-cell>
          <table:table-cell table:style-name="Gnumeric-default" table:formula="of:=[.E1217]*[.$K$1]" office:value-type="float" office:value="0">
            <text:p>0</text:p>
          </table:table-cell>
          <table:table-cell table:style-name="Gnumeric-default" table:formula="of:=[.$K$2]*([.E1217]+[.G1216])*0.02" office:value-type="float" office:value="0">
            <text:p>0</text:p>
          </table:table-cell>
          <table:table-cell table:style-name="Gnumeric-default" table:formula="of:=[.$K$3]*([.E1217]-[.E1216])/0.02" office:value-type="float" office:value="0">
            <text:p>0</text:p>
          </table:table-cell>
          <table:table-cell table:style-name="Gnumeric-default" table:formula="of:=SUM([.F1217:.H121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18]-[.C1218]" office:value-type="float" office:value="0">
            <text:p>0</text:p>
          </table:table-cell>
          <table:table-cell table:style-name="Gnumeric-default" table:formula="of:=[.E1218]*[.$K$1]" office:value-type="float" office:value="0">
            <text:p>0</text:p>
          </table:table-cell>
          <table:table-cell table:style-name="Gnumeric-default" table:formula="of:=[.$K$2]*([.E1218]+[.G1217])*0.02" office:value-type="float" office:value="0">
            <text:p>0</text:p>
          </table:table-cell>
          <table:table-cell table:style-name="Gnumeric-default" table:formula="of:=[.$K$3]*([.E1218]-[.E1217])/0.02" office:value-type="float" office:value="0">
            <text:p>0</text:p>
          </table:table-cell>
          <table:table-cell table:style-name="Gnumeric-default" table:formula="of:=SUM([.F1218:.H121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19]-[.C1219]" office:value-type="float" office:value="0">
            <text:p>0</text:p>
          </table:table-cell>
          <table:table-cell table:style-name="Gnumeric-default" table:formula="of:=[.E1219]*[.$K$1]" office:value-type="float" office:value="0">
            <text:p>0</text:p>
          </table:table-cell>
          <table:table-cell table:style-name="Gnumeric-default" table:formula="of:=[.$K$2]*([.E1219]+[.G1218])*0.02" office:value-type="float" office:value="0">
            <text:p>0</text:p>
          </table:table-cell>
          <table:table-cell table:style-name="Gnumeric-default" table:formula="of:=[.$K$3]*([.E1219]-[.E1218])/0.02" office:value-type="float" office:value="0">
            <text:p>0</text:p>
          </table:table-cell>
          <table:table-cell table:style-name="Gnumeric-default" table:formula="of:=SUM([.F1219:.H121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20]-[.C1220]" office:value-type="float" office:value="0">
            <text:p>0</text:p>
          </table:table-cell>
          <table:table-cell table:style-name="Gnumeric-default" table:formula="of:=[.E1220]*[.$K$1]" office:value-type="float" office:value="0">
            <text:p>0</text:p>
          </table:table-cell>
          <table:table-cell table:style-name="Gnumeric-default" table:formula="of:=[.$K$2]*([.E1220]+[.G1219])*0.02" office:value-type="float" office:value="0">
            <text:p>0</text:p>
          </table:table-cell>
          <table:table-cell table:style-name="Gnumeric-default" table:formula="of:=[.$K$3]*([.E1220]-[.E1219])/0.02" office:value-type="float" office:value="0">
            <text:p>0</text:p>
          </table:table-cell>
          <table:table-cell table:style-name="Gnumeric-default" table:formula="of:=SUM([.F1220:.H122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21]-[.C1221]" office:value-type="float" office:value="0">
            <text:p>0</text:p>
          </table:table-cell>
          <table:table-cell table:style-name="Gnumeric-default" table:formula="of:=[.E1221]*[.$K$1]" office:value-type="float" office:value="0">
            <text:p>0</text:p>
          </table:table-cell>
          <table:table-cell table:style-name="Gnumeric-default" table:formula="of:=[.$K$2]*([.E1221]+[.G1220])*0.02" office:value-type="float" office:value="0">
            <text:p>0</text:p>
          </table:table-cell>
          <table:table-cell table:style-name="Gnumeric-default" table:formula="of:=[.$K$3]*([.E1221]-[.E1220])/0.02" office:value-type="float" office:value="0">
            <text:p>0</text:p>
          </table:table-cell>
          <table:table-cell table:style-name="Gnumeric-default" table:formula="of:=SUM([.F1221:.H1221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22]-[.C1222]" office:value-type="float" office:value="0">
            <text:p>0</text:p>
          </table:table-cell>
          <table:table-cell table:style-name="Gnumeric-default" table:formula="of:=[.E1222]*[.$K$1]" office:value-type="float" office:value="0">
            <text:p>0</text:p>
          </table:table-cell>
          <table:table-cell table:style-name="Gnumeric-default" table:formula="of:=[.$K$2]*([.E1222]+[.G1221])*0.02" office:value-type="float" office:value="0">
            <text:p>0</text:p>
          </table:table-cell>
          <table:table-cell table:style-name="Gnumeric-default" table:formula="of:=[.$K$3]*([.E1222]-[.E1221])/0.02" office:value-type="float" office:value="0">
            <text:p>0</text:p>
          </table:table-cell>
          <table:table-cell table:style-name="Gnumeric-default" table:formula="of:=SUM([.F1222:.H1222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23]-[.C1223]" office:value-type="float" office:value="0">
            <text:p>0</text:p>
          </table:table-cell>
          <table:table-cell table:style-name="Gnumeric-default" table:formula="of:=[.E1223]*[.$K$1]" office:value-type="float" office:value="0">
            <text:p>0</text:p>
          </table:table-cell>
          <table:table-cell table:style-name="Gnumeric-default" table:formula="of:=[.$K$2]*([.E1223]+[.G1222])*0.02" office:value-type="float" office:value="0">
            <text:p>0</text:p>
          </table:table-cell>
          <table:table-cell table:style-name="Gnumeric-default" table:formula="of:=[.$K$3]*([.E1223]-[.E1222])/0.02" office:value-type="float" office:value="0">
            <text:p>0</text:p>
          </table:table-cell>
          <table:table-cell table:style-name="Gnumeric-default" table:formula="of:=SUM([.F1223:.H1223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24]-[.C1224]" office:value-type="float" office:value="0">
            <text:p>0</text:p>
          </table:table-cell>
          <table:table-cell table:style-name="Gnumeric-default" table:formula="of:=[.E1224]*[.$K$1]" office:value-type="float" office:value="0">
            <text:p>0</text:p>
          </table:table-cell>
          <table:table-cell table:style-name="Gnumeric-default" table:formula="of:=[.$K$2]*([.E1224]+[.G1223])*0.02" office:value-type="float" office:value="0">
            <text:p>0</text:p>
          </table:table-cell>
          <table:table-cell table:style-name="Gnumeric-default" table:formula="of:=[.$K$3]*([.E1224]-[.E1223])/0.02" office:value-type="float" office:value="0">
            <text:p>0</text:p>
          </table:table-cell>
          <table:table-cell table:style-name="Gnumeric-default" table:formula="of:=SUM([.F1224:.H1224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25]-[.C1225]" office:value-type="float" office:value="0">
            <text:p>0</text:p>
          </table:table-cell>
          <table:table-cell table:style-name="Gnumeric-default" table:formula="of:=[.E1225]*[.$K$1]" office:value-type="float" office:value="0">
            <text:p>0</text:p>
          </table:table-cell>
          <table:table-cell table:style-name="Gnumeric-default" table:formula="of:=[.$K$2]*([.E1225]+[.G1224])*0.02" office:value-type="float" office:value="0">
            <text:p>0</text:p>
          </table:table-cell>
          <table:table-cell table:style-name="Gnumeric-default" table:formula="of:=[.$K$3]*([.E1225]-[.E1224])/0.02" office:value-type="float" office:value="0">
            <text:p>0</text:p>
          </table:table-cell>
          <table:table-cell table:style-name="Gnumeric-default" table:formula="of:=SUM([.F1225:.H1225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26]-[.C1226]" office:value-type="float" office:value="0">
            <text:p>0</text:p>
          </table:table-cell>
          <table:table-cell table:style-name="Gnumeric-default" table:formula="of:=[.E1226]*[.$K$1]" office:value-type="float" office:value="0">
            <text:p>0</text:p>
          </table:table-cell>
          <table:table-cell table:style-name="Gnumeric-default" table:formula="of:=[.$K$2]*([.E1226]+[.G1225])*0.02" office:value-type="float" office:value="0">
            <text:p>0</text:p>
          </table:table-cell>
          <table:table-cell table:style-name="Gnumeric-default" table:formula="of:=[.$K$3]*([.E1226]-[.E1225])/0.02" office:value-type="float" office:value="0">
            <text:p>0</text:p>
          </table:table-cell>
          <table:table-cell table:style-name="Gnumeric-default" table:formula="of:=SUM([.F1226:.H1226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27]-[.C1227]" office:value-type="float" office:value="0">
            <text:p>0</text:p>
          </table:table-cell>
          <table:table-cell table:style-name="Gnumeric-default" table:formula="of:=[.E1227]*[.$K$1]" office:value-type="float" office:value="0">
            <text:p>0</text:p>
          </table:table-cell>
          <table:table-cell table:style-name="Gnumeric-default" table:formula="of:=[.$K$2]*([.E1227]+[.G1226])*0.02" office:value-type="float" office:value="0">
            <text:p>0</text:p>
          </table:table-cell>
          <table:table-cell table:style-name="Gnumeric-default" table:formula="of:=[.$K$3]*([.E1227]-[.E1226])/0.02" office:value-type="float" office:value="0">
            <text:p>0</text:p>
          </table:table-cell>
          <table:table-cell table:style-name="Gnumeric-default" table:formula="of:=SUM([.F1227:.H1227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28]-[.C1228]" office:value-type="float" office:value="0">
            <text:p>0</text:p>
          </table:table-cell>
          <table:table-cell table:style-name="Gnumeric-default" table:formula="of:=[.E1228]*[.$K$1]" office:value-type="float" office:value="0">
            <text:p>0</text:p>
          </table:table-cell>
          <table:table-cell table:style-name="Gnumeric-default" table:formula="of:=[.$K$2]*([.E1228]+[.G1227])*0.02" office:value-type="float" office:value="0">
            <text:p>0</text:p>
          </table:table-cell>
          <table:table-cell table:style-name="Gnumeric-default" table:formula="of:=[.$K$3]*([.E1228]-[.E1227])/0.02" office:value-type="float" office:value="0">
            <text:p>0</text:p>
          </table:table-cell>
          <table:table-cell table:style-name="Gnumeric-default" table:formula="of:=SUM([.F1228:.H1228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29]-[.C1229]" office:value-type="float" office:value="0">
            <text:p>0</text:p>
          </table:table-cell>
          <table:table-cell table:style-name="Gnumeric-default" table:formula="of:=[.E1229]*[.$K$1]" office:value-type="float" office:value="0">
            <text:p>0</text:p>
          </table:table-cell>
          <table:table-cell table:style-name="Gnumeric-default" table:formula="of:=[.$K$2]*([.E1229]+[.G1228])*0.02" office:value-type="float" office:value="0">
            <text:p>0</text:p>
          </table:table-cell>
          <table:table-cell table:style-name="Gnumeric-default" table:formula="of:=[.$K$3]*([.E1229]-[.E1228])/0.02" office:value-type="float" office:value="0">
            <text:p>0</text:p>
          </table:table-cell>
          <table:table-cell table:style-name="Gnumeric-default" table:formula="of:=SUM([.F1229:.H1229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30]-[.C1230]" office:value-type="float" office:value="0">
            <text:p>0</text:p>
          </table:table-cell>
          <table:table-cell table:style-name="Gnumeric-default" table:formula="of:=[.E1230]*[.$K$1]" office:value-type="float" office:value="0">
            <text:p>0</text:p>
          </table:table-cell>
          <table:table-cell table:style-name="Gnumeric-default" table:formula="of:=[.$K$2]*([.E1230]+[.G1229])*0.02" office:value-type="float" office:value="0">
            <text:p>0</text:p>
          </table:table-cell>
          <table:table-cell table:style-name="Gnumeric-default" table:formula="of:=[.$K$3]*([.E1230]-[.E1229])/0.02" office:value-type="float" office:value="0">
            <text:p>0</text:p>
          </table:table-cell>
          <table:table-cell table:style-name="Gnumeric-default" table:formula="of:=SUM([.F1230:.H1230])" office:value-type="float" office:value="0">
            <text:p>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4961674362421036">
            <text:p>0.03496167436242103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31]-[.C1231]" office:value-type="float" office:value="0.034961674362421036">
            <text:p>0.034961674362421</text:p>
          </table:table-cell>
          <table:table-cell table:style-name="Gnumeric-default" table:formula="of:=[.E1231]*[.$K$1]" office:value-type="float" office:value="0.0087404185906052589">
            <text:p>0.008740418590605259</text:p>
          </table:table-cell>
          <table:table-cell table:style-name="Gnumeric-default" table:formula="of:=[.$K$2]*([.E1231]+[.G1230])*0.02" office:value-type="float" office:value="1.7480837181210519e-06">
            <text:p>1.7480837181210519E-06</text:p>
          </table:table-cell>
          <table:table-cell table:style-name="Gnumeric-default" table:formula="of:=[.$K$3]*([.E1231]-[.E1230])/0.02" office:value-type="float" office:value="0.087404185906052589">
            <text:p>0.08740418590605259</text:p>
          </table:table-cell>
          <table:table-cell table:style-name="Gnumeric-default" table:formula="of:=SUM([.F1231:.H1231])" office:value-type="float" office:value="0.096146352580375974">
            <text:p>0.0961463525803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562324658036232">
            <text:p>0.0456232465803623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32]-[.C1232]" office:value-type="float" office:value="0.04562324658036232">
            <text:p>0.0456232465803623</text:p>
          </table:table-cell>
          <table:table-cell table:style-name="Gnumeric-default" table:formula="of:=[.E1232]*[.$K$1]" office:value-type="float" office:value="0.01140581164509058">
            <text:p>0.01140581164509058</text:p>
          </table:table-cell>
          <table:table-cell table:style-name="Gnumeric-default" table:formula="of:=[.$K$2]*([.E1232]+[.G1231])*0.02" office:value-type="float" office:value="2.281249733204022e-06">
            <text:p>2.281249733204022E-06</text:p>
          </table:table-cell>
          <table:table-cell table:style-name="Gnumeric-default" table:formula="of:=[.$K$3]*([.E1232]-[.E1231])/0.02" office:value-type="float" office:value="0.02665393054485321">
            <text:p>0.02665393054485321</text:p>
          </table:table-cell>
          <table:table-cell table:style-name="Gnumeric-default" table:formula="of:=SUM([.F1232:.H1232])" office:value-type="float" office:value="0.038062023439676997">
            <text:p>0.0380620234396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8724628984928131">
            <text:p>0.0487246289849281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33]-[.C1233]" office:value-type="float" office:value="0.048724628984928131">
            <text:p>0.0487246289849281</text:p>
          </table:table-cell>
          <table:table-cell table:style-name="Gnumeric-default" table:formula="of:=[.E1233]*[.$K$1]" office:value-type="float" office:value="0.012181157246232033">
            <text:p>0.012181157246232033</text:p>
          </table:table-cell>
          <table:table-cell table:style-name="Gnumeric-default" table:formula="of:=[.$K$2]*([.E1233]+[.G1232])*0.02" office:value-type="float" office:value="2.4363455117330667e-06">
            <text:p>2.4363455117330667E-06</text:p>
          </table:table-cell>
          <table:table-cell table:style-name="Gnumeric-default" table:formula="of:=[.$K$3]*([.E1233]-[.E1232])/0.02" office:value-type="float" office:value="0.0077534560114145279">
            <text:p>0.007753456011414528</text:p>
          </table:table-cell>
          <table:table-cell table:style-name="Gnumeric-default" table:formula="of:=SUM([.F1233:.H1233])" office:value-type="float" office:value="0.019937049603158292">
            <text:p>0.0199370496031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1815640181303024">
            <text:p>0.05181564018130302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34]-[.C1234]" office:value-type="float" office:value="0.051815640181303024">
            <text:p>0.051815640181303</text:p>
          </table:table-cell>
          <table:table-cell table:style-name="Gnumeric-default" table:formula="of:=[.E1234]*[.$K$1]" office:value-type="float" office:value="0.012953910045325756">
            <text:p>0.012953910045325756</text:p>
          </table:table-cell>
          <table:table-cell table:style-name="Gnumeric-default" table:formula="of:=[.$K$2]*([.E1234]+[.G1233])*0.02" office:value-type="float" office:value="2.5909038263407382e-06">
            <text:p>2.5909038263407382E-06</text:p>
          </table:table-cell>
          <table:table-cell table:style-name="Gnumeric-default" table:formula="of:=[.$K$3]*([.E1234]-[.E1233])/0.02" office:value-type="float" office:value="0.0077275279909372338">
            <text:p>0.007727527990937234</text:p>
          </table:table-cell>
          <table:table-cell table:style-name="Gnumeric-default" table:formula="of:=SUM([.F1234:.H1234])" office:value-type="float" office:value="0.020684028940089329">
            <text:p>0.0206840289400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0537705421447754">
            <text:p>0.05053770542144775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35]-[.C1235]" office:value-type="float" office:value="0.050537705421447754">
            <text:p>0.0505377054214478</text:p>
          </table:table-cell>
          <table:table-cell table:style-name="Gnumeric-default" table:formula="of:=[.E1235]*[.$K$1]" office:value-type="float" office:value="0.012634426355361938">
            <text:p>0.012634426355361938</text:p>
          </table:table-cell>
          <table:table-cell table:style-name="Gnumeric-default" table:formula="of:=[.$K$2]*([.E1235]+[.G1234])*0.02" office:value-type="float" office:value="2.5270148162637051e-06">
            <text:p>2.527014816263705E-06</text:p>
          </table:table-cell>
          <table:table-cell table:style-name="Gnumeric-default" table:formula="of:=[.$K$3]*([.E1235]-[.E1234])/0.02" office:value-type="float" office:value="-0.003194836899638176">
            <text:p>−0.0031948368996382</text:p>
          </table:table-cell>
          <table:table-cell table:style-name="Gnumeric-default" table:formula="of:=SUM([.F1235:.H1235])" office:value-type="float" office:value="0.0094421164705400257">
            <text:p>0.009442116470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9311064183712006">
            <text:p>0.04931106418371200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36]-[.C1236]" office:value-type="float" office:value="0.049311064183712006">
            <text:p>0.049311064183712</text:p>
          </table:table-cell>
          <table:table-cell table:style-name="Gnumeric-default" table:formula="of:=[.E1236]*[.$K$1]" office:value-type="float" office:value="0.012327766045928001">
            <text:p>0.012327766045928001</text:p>
          </table:table-cell>
          <table:table-cell table:style-name="Gnumeric-default" table:formula="of:=[.$K$2]*([.E1236]+[.G1235])*0.02" office:value-type="float" office:value="2.4656795599264135e-06">
            <text:p>2.4656795599264135E-06</text:p>
          </table:table-cell>
          <table:table-cell table:style-name="Gnumeric-default" table:formula="of:=[.$K$3]*([.E1236]-[.E1235])/0.02" office:value-type="float" office:value="-0.0030666030943393707">
            <text:p>−0.0030666030943394</text:p>
          </table:table-cell>
          <table:table-cell table:style-name="Gnumeric-default" table:formula="of:=SUM([.F1236:.H1236])" office:value-type="float" office:value="0.0092636286311485565">
            <text:p>0.0092636286311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1210833489894867">
            <text:p>0.0612108334898948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37]-[.C1237]" office:value-type="float" office:value="0.061210833489894867">
            <text:p>0.0612108334898949</text:p>
          </table:table-cell>
          <table:table-cell table:style-name="Gnumeric-default" table:formula="of:=[.E1237]*[.$K$1]" office:value-type="float" office:value="0.015302708372473717">
            <text:p>0.015302708372473717</text:p>
          </table:table-cell>
          <table:table-cell table:style-name="Gnumeric-default" table:formula="of:=[.$K$2]*([.E1237]+[.G1236])*0.02" office:value-type="float" office:value="3.06066495847274e-06">
            <text:p>3.06066495847274E-06</text:p>
          </table:table-cell>
          <table:table-cell table:style-name="Gnumeric-default" table:formula="of:=[.$K$3]*([.E1237]-[.E1236])/0.02" office:value-type="float" office:value="0.029749423265457153">
            <text:p>0.029749423265457153</text:p>
          </table:table-cell>
          <table:table-cell table:style-name="Gnumeric-default" table:formula="of:=SUM([.F1237:.H1237])" office:value-type="float" office:value="0.045055192302889339">
            <text:p>0.0450551923028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8617448210716248">
            <text:p>0.0686174482107162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38]-[.C1238]" office:value-type="float" office:value="0.068617448210716248">
            <text:p>0.0686174482107162</text:p>
          </table:table-cell>
          <table:table-cell table:style-name="Gnumeric-default" table:formula="of:=[.E1238]*[.$K$1]" office:value-type="float" office:value="0.017154362052679062">
            <text:p>0.017154362052679062</text:p>
          </table:table-cell>
          <table:table-cell table:style-name="Gnumeric-default" table:formula="of:=[.$K$2]*([.E1238]+[.G1237])*0.02" office:value-type="float" office:value="3.4310254437837362e-06">
            <text:p>3.4310254437837362E-06</text:p>
          </table:table-cell>
          <table:table-cell table:style-name="Gnumeric-default" table:formula="of:=[.$K$3]*([.E1238]-[.E1237])/0.02" office:value-type="float" office:value="0.018516536802053452">
            <text:p>0.01851653680205345</text:p>
          </table:table-cell>
          <table:table-cell table:style-name="Gnumeric-default" table:formula="of:=SUM([.F1238:.H1238])" office:value-type="float" office:value="0.035674329880176298">
            <text:p>0.0356743298801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7239440977573395">
            <text:p>0.067239440977573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39]-[.C1239]" office:value-type="float" office:value="0.067239440977573395">
            <text:p>0.0672394409775734</text:p>
          </table:table-cell>
          <table:table-cell table:style-name="Gnumeric-default" table:formula="of:=[.E1239]*[.$K$1]" office:value-type="float" office:value="0.016809860244393349">
            <text:p>0.01680986024439335</text:p>
          </table:table-cell>
          <table:table-cell table:style-name="Gnumeric-default" table:formula="of:=[.$K$2]*([.E1239]+[.G1238])*0.02" office:value-type="float" office:value="3.3621436001508588e-06">
            <text:p>3.362143600150859E-06</text:p>
          </table:table-cell>
          <table:table-cell table:style-name="Gnumeric-default" table:formula="of:=[.$K$3]*([.E1239]-[.E1238])/0.02" office:value-type="float" office:value="-0.003445018082857132">
            <text:p>−0.0034450180828571</text:p>
          </table:table-cell>
          <table:table-cell table:style-name="Gnumeric-default" table:formula="of:=SUM([.F1239:.H1239])" office:value-type="float" office:value="0.013368204305136367">
            <text:p>0.0133682043051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7338072210550308">
            <text:p>0.0473380722105503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40]-[.C1240]" office:value-type="float" office:value="0.047338072210550308">
            <text:p>0.0473380722105503</text:p>
          </table:table-cell>
          <table:table-cell table:style-name="Gnumeric-default" table:formula="of:=[.E1240]*[.$K$1]" office:value-type="float" office:value="0.011834518052637577">
            <text:p>0.011834518052637577</text:p>
          </table:table-cell>
          <table:table-cell table:style-name="Gnumeric-default" table:formula="of:=[.$K$2]*([.E1240]+[.G1239])*0.02" office:value-type="float" office:value="2.3670717177075232e-06">
            <text:p>2.367071717707523E-06</text:p>
          </table:table-cell>
          <table:table-cell table:style-name="Gnumeric-default" table:formula="of:=[.$K$3]*([.E1240]-[.E1239])/0.02" office:value-type="float" office:value="-0.049753421917557716">
            <text:p>−0.0497534219175577</text:p>
          </table:table-cell>
          <table:table-cell table:style-name="Gnumeric-default" table:formula="of:=SUM([.F1240:.H1240])" office:value-type="float" office:value="-0.037916536793202435">
            <text:p>−0.03791653679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6361412853002548">
            <text:p>0.0463614128530025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41]-[.C1241]" office:value-type="float" office:value="0.046361412853002548">
            <text:p>0.0463614128530025</text:p>
          </table:table-cell>
          <table:table-cell table:style-name="Gnumeric-default" table:formula="of:=[.E1241]*[.$K$1]" office:value-type="float" office:value="0.011590353213250637">
            <text:p>0.011590353213250637</text:p>
          </table:table-cell>
          <table:table-cell table:style-name="Gnumeric-default" table:formula="of:=[.$K$2]*([.E1241]+[.G1240])*0.02" office:value-type="float" office:value="2.3181889962360126e-06">
            <text:p>2.3181889962360126E-06</text:p>
          </table:table-cell>
          <table:table-cell table:style-name="Gnumeric-default" table:formula="of:=[.$K$3]*([.E1241]-[.E1240])/0.02" office:value-type="float" office:value="-0.0024416483938694">
            <text:p>−0.0024416483938694</text:p>
          </table:table-cell>
          <table:table-cell table:style-name="Gnumeric-default" table:formula="of:=SUM([.F1241:.H1241])" office:value-type="float" office:value="0.0091510230083774735">
            <text:p>0.0091510230083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2348163425922394">
            <text:p>0.03234816342592239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42]-[.C1242]" office:value-type="float" office:value="0.032348163425922394">
            <text:p>0.0323481634259224</text:p>
          </table:table-cell>
          <table:table-cell table:style-name="Gnumeric-default" table:formula="of:=[.E1242]*[.$K$1]" office:value-type="float" office:value="0.0080870408564805984">
            <text:p>0.008087040856480598</text:p>
          </table:table-cell>
          <table:table-cell table:style-name="Gnumeric-default" table:formula="of:=[.$K$2]*([.E1242]+[.G1241])*0.02" office:value-type="float" office:value="1.6175240807459316e-06">
            <text:p>1.6175240807459316E-06</text:p>
          </table:table-cell>
          <table:table-cell table:style-name="Gnumeric-default" table:formula="of:=[.$K$3]*([.E1242]-[.E1241])/0.02" office:value-type="float" office:value="-0.035033123567700393">
            <text:p>−0.0350331235677004</text:p>
          </table:table-cell>
          <table:table-cell table:style-name="Gnumeric-default" table:formula="of:=SUM([.F1242:.H1242])" office:value-type="float" office:value="-0.026944465187139048">
            <text:p>−0.02694446518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1631376594305038">
            <text:p>0.031631376594305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43]-[.C1243]" office:value-type="float" office:value="0.031631376594305038">
            <text:p>0.031631376594305</text:p>
          </table:table-cell>
          <table:table-cell table:style-name="Gnumeric-default" table:formula="of:=[.E1243]*[.$K$1]" office:value-type="float" office:value="0.0079078441485762596">
            <text:p>0.00790784414857626</text:p>
          </table:table-cell>
          <table:table-cell table:style-name="Gnumeric-default" table:formula="of:=[.$K$2]*([.E1243]+[.G1242])*0.02" office:value-type="float" office:value="1.5816497059192893e-06">
            <text:p>1.5816497059192893E-06</text:p>
          </table:table-cell>
          <table:table-cell table:style-name="Gnumeric-default" table:formula="of:=[.$K$3]*([.E1243]-[.E1242])/0.02" office:value-type="float" office:value="-0.0017919670790433886">
            <text:p>−0.0017919670790434</text:p>
          </table:table-cell>
          <table:table-cell table:style-name="Gnumeric-default" table:formula="of:=SUM([.F1243:.H1243])" office:value-type="float" office:value="0.0061174587192387902">
            <text:p>0.0061174587192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0343642458319664">
            <text:p>0.03034364245831966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44]-[.C1244]" office:value-type="float" office:value="0.030343642458319664">
            <text:p>0.0303436424583197</text:p>
          </table:table-cell>
          <table:table-cell table:style-name="Gnumeric-default" table:formula="of:=[.E1244]*[.$K$1]" office:value-type="float" office:value="0.007585910614579916">
            <text:p>0.007585910614579916</text:p>
          </table:table-cell>
          <table:table-cell table:style-name="Gnumeric-default" table:formula="of:=[.$K$2]*([.E1244]+[.G1243])*0.02" office:value-type="float" office:value="1.5172612054012792e-06">
            <text:p>1.5172612054012792E-06</text:p>
          </table:table-cell>
          <table:table-cell table:style-name="Gnumeric-default" table:formula="of:=[.$K$3]*([.E1244]-[.E1243])/0.02" office:value-type="float" office:value="-0.0032193353399634361">
            <text:p>−0.0032193353399634</text:p>
          </table:table-cell>
          <table:table-cell table:style-name="Gnumeric-default" table:formula="of:=SUM([.F1244:.H1244])" office:value-type="float" office:value="0.0043680925358218813">
            <text:p>0.0043680925358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9707375913858414">
            <text:p>0.02970737591385841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45]-[.C1245]" office:value-type="float" office:value="0.029707375913858414">
            <text:p>0.0297073759138584</text:p>
          </table:table-cell>
          <table:table-cell table:style-name="Gnumeric-default" table:formula="of:=[.E1245]*[.$K$1]" office:value-type="float" office:value="0.0074268439784646034">
            <text:p>0.007426843978464603</text:p>
          </table:table-cell>
          <table:table-cell table:style-name="Gnumeric-default" table:formula="of:=[.$K$2]*([.E1245]+[.G1244])*0.02" office:value-type="float" office:value="1.4854446587531908e-06">
            <text:p>1.4854446587531908E-06</text:p>
          </table:table-cell>
          <table:table-cell table:style-name="Gnumeric-default" table:formula="of:=[.$K$3]*([.E1245]-[.E1244])/0.02" office:value-type="float" office:value="-0.0015906663611531258">
            <text:p>−0.0015906663611531</text:p>
          </table:table-cell>
          <table:table-cell table:style-name="Gnumeric-default" table:formula="of:=SUM([.F1245:.H1245])" office:value-type="float" office:value="0.0058376630619702309">
            <text:p>0.005837663061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9096862301230431">
            <text:p>0.0290968623012304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46]-[.C1246]" office:value-type="float" office:value="0.029096862301230431">
            <text:p>0.0290968623012304</text:p>
          </table:table-cell>
          <table:table-cell table:style-name="Gnumeric-default" table:formula="of:=[.E1246]*[.$K$1]" office:value-type="float" office:value="0.0072742155753076077">
            <text:p>0.007274215575307608</text:p>
          </table:table-cell>
          <table:table-cell table:style-name="Gnumeric-default" table:formula="of:=[.$K$2]*([.E1246]+[.G1245])*0.02" office:value-type="float" office:value="1.4549173872944593e-06">
            <text:p>1.4549173872944593E-06</text:p>
          </table:table-cell>
          <table:table-cell table:style-name="Gnumeric-default" table:formula="of:=[.$K$3]*([.E1246]-[.E1245])/0.02" office:value-type="float" office:value="-0.0015262840315699579">
            <text:p>−0.00152628403157</text:p>
          </table:table-cell>
          <table:table-cell table:style-name="Gnumeric-default" table:formula="of:=SUM([.F1246:.H1246])" office:value-type="float" office:value="0.0057493864611249442">
            <text:p>0.0057493864611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8511110693216324">
            <text:p>0.02851111069321632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47]-[.C1247]" office:value-type="float" office:value="0.028511110693216324">
            <text:p>0.0285111106932163</text:p>
          </table:table-cell>
          <table:table-cell table:style-name="Gnumeric-default" table:formula="of:=[.E1247]*[.$K$1]" office:value-type="float" office:value="0.007127777673304081">
            <text:p>0.007127777673304081</text:p>
          </table:table-cell>
          <table:table-cell table:style-name="Gnumeric-default" table:formula="of:=[.$K$2]*([.E1247]+[.G1246])*0.02" office:value-type="float" office:value="1.4256282805301811e-06">
            <text:p>1.425628280530181E-06</text:p>
          </table:table-cell>
          <table:table-cell table:style-name="Gnumeric-default" table:formula="of:=[.$K$3]*([.E1247]-[.E1246])/0.02" office:value-type="float" office:value="-0.0014643790200352669">
            <text:p>−0.0014643790200353</text:p>
          </table:table-cell>
          <table:table-cell table:style-name="Gnumeric-default" table:formula="of:=SUM([.F1247:.H1247])" office:value-type="float" office:value="0.0056648242815493443">
            <text:p>0.0056648242815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2307829707860947">
            <text:p>0.0323078297078609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48]-[.C1248]" office:value-type="float" office:value="0.032307829707860947">
            <text:p>0.0323078297078609</text:p>
          </table:table-cell>
          <table:table-cell table:style-name="Gnumeric-default" table:formula="of:=[.E1248]*[.$K$1]" office:value-type="float" office:value="0.0080769574269652367">
            <text:p>0.008076957426965237</text:p>
          </table:table-cell>
          <table:table-cell table:style-name="Gnumeric-default" table:formula="of:=[.$K$2]*([.E1248]+[.G1247])*0.02" office:value-type="float" office:value="1.6154627668070738e-06">
            <text:p>1.6154627668070738E-06</text:p>
          </table:table-cell>
          <table:table-cell table:style-name="Gnumeric-default" table:formula="of:=[.$K$3]*([.E1248]-[.E1247])/0.02" office:value-type="float" office:value="0.009491797536611557">
            <text:p>0.009491797536611557</text:p>
          </table:table-cell>
          <table:table-cell table:style-name="Gnumeric-default" table:formula="of:=SUM([.F1248:.H1248])" office:value-type="float" office:value="0.017570370426343601">
            <text:p>0.0175703704263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042646661400795">
            <text:p>0.0404264666140079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49]-[.C1249]" office:value-type="float" office:value="0.04042646661400795">
            <text:p>0.0404264666140079</text:p>
          </table:table-cell>
          <table:table-cell table:style-name="Gnumeric-default" table:formula="of:=[.E1249]*[.$K$1]" office:value-type="float" office:value="0.010106616653501987">
            <text:p>0.010106616653501987</text:p>
          </table:table-cell>
          <table:table-cell table:style-name="Gnumeric-default" table:formula="of:=[.$K$2]*([.E1249]+[.G1248])*0.02" office:value-type="float" office:value="2.0214041038387379e-06">
            <text:p>2.021404103838738E-06</text:p>
          </table:table-cell>
          <table:table-cell table:style-name="Gnumeric-default" table:formula="of:=[.$K$3]*([.E1249]-[.E1248])/0.02" office:value-type="float" office:value="0.020296592265367508">
            <text:p>0.020296592265367508</text:p>
          </table:table-cell>
          <table:table-cell table:style-name="Gnumeric-default" table:formula="of:=SUM([.F1249:.H1249])" office:value-type="float" office:value="0.030405230322973334">
            <text:p>0.0304052303229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4090058654546738">
            <text:p>0.0440900586545467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50]-[.C1250]" office:value-type="float" office:value="0.044090058654546738">
            <text:p>0.0440900586545467</text:p>
          </table:table-cell>
          <table:table-cell table:style-name="Gnumeric-default" table:formula="of:=[.E1250]*[.$K$1]" office:value-type="float" office:value="0.011022514663636684">
            <text:p>0.011022514663636684</text:p>
          </table:table-cell>
          <table:table-cell table:style-name="Gnumeric-default" table:formula="of:=[.$K$2]*([.E1250]+[.G1249])*0.02" office:value-type="float" office:value="2.204604002932529e-06">
            <text:p>2.204604002932529E-06</text:p>
          </table:table-cell>
          <table:table-cell table:style-name="Gnumeric-default" table:formula="of:=[.$K$3]*([.E1250]-[.E1249])/0.02" office:value-type="float" office:value="0.0091589801013469696">
            <text:p>0.00915898010134697</text:p>
          </table:table-cell>
          <table:table-cell table:style-name="Gnumeric-default" table:formula="of:=SUM([.F1250:.H1250])" office:value-type="float" office:value="0.020183699368986587">
            <text:p>0.0201836993689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33635413646698">
            <text:p>0.043363541364669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51]-[.C1251]" office:value-type="float" office:value="0.0433635413646698">
            <text:p>0.0433635413646698</text:p>
          </table:table-cell>
          <table:table-cell table:style-name="Gnumeric-default" table:formula="of:=[.E1251]*[.$K$1]" office:value-type="float" office:value="0.01084088534116745">
            <text:p>0.01084088534116745</text:p>
          </table:table-cell>
          <table:table-cell table:style-name="Gnumeric-default" table:formula="of:=[.$K$2]*([.E1251]+[.G1250])*0.02" office:value-type="float" office:value="2.1682872984336368e-06">
            <text:p>2.1682872984336368E-06</text:p>
          </table:table-cell>
          <table:table-cell table:style-name="Gnumeric-default" table:formula="of:=[.$K$3]*([.E1251]-[.E1250])/0.02" office:value-type="float" office:value="-0.0018162932246923447">
            <text:p>−0.0018162932246923</text:p>
          </table:table-cell>
          <table:table-cell table:style-name="Gnumeric-default" table:formula="of:=SUM([.F1251:.H1251])" office:value-type="float" office:value="0.0090267604037735389">
            <text:p>0.0090267604037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266795888543129">
            <text:p>0.0426679588854312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52]-[.C1252]" office:value-type="float" office:value="0.04266795888543129">
            <text:p>0.0426679588854313</text:p>
          </table:table-cell>
          <table:table-cell table:style-name="Gnumeric-default" table:formula="of:=[.E1252]*[.$K$1]" office:value-type="float" office:value="0.010666989721357822">
            <text:p>0.010666989721357822</text:p>
          </table:table-cell>
          <table:table-cell table:style-name="Gnumeric-default" table:formula="of:=[.$K$2]*([.E1252]+[.G1251])*0.02" office:value-type="float" office:value="2.1335063586364859e-06">
            <text:p>2.133506358636486E-06</text:p>
          </table:table-cell>
          <table:table-cell table:style-name="Gnumeric-default" table:formula="of:=[.$K$3]*([.E1252]-[.E1251])/0.02" office:value-type="float" office:value="-0.0017389561980962753">
            <text:p>−0.0017389561980963</text:p>
          </table:table-cell>
          <table:table-cell table:style-name="Gnumeric-default" table:formula="of:=SUM([.F1252:.H1252])" office:value-type="float" office:value="0.008930167029620184">
            <text:p>0.008930167029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6361152082681656">
            <text:p>0.04636115208268165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53]-[.C1253]" office:value-type="float" office:value="0.046361152082681656">
            <text:p>0.0463611520826817</text:p>
          </table:table-cell>
          <table:table-cell table:style-name="Gnumeric-default" table:formula="of:=[.E1253]*[.$K$1]" office:value-type="float" office:value="0.011590288020670414">
            <text:p>0.011590288020670414</text:p>
          </table:table-cell>
          <table:table-cell table:style-name="Gnumeric-default" table:formula="of:=[.$K$2]*([.E1253]+[.G1252])*0.02" office:value-type="float" office:value="2.3181642794520147e-06">
            <text:p>2.3181642794520147E-06</text:p>
          </table:table-cell>
          <table:table-cell table:style-name="Gnumeric-default" table:formula="of:=[.$K$3]*([.E1253]-[.E1252])/0.02" office:value-type="float" office:value="0.0092329829931259155">
            <text:p>0.009232982993125916</text:p>
          </table:table-cell>
          <table:table-cell table:style-name="Gnumeric-default" table:formula="of:=SUM([.F1253:.H1253])" office:value-type="float" office:value="0.020825589178075782">
            <text:p>0.0208255891780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4381217807531357">
            <text:p>0.0543812178075313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54]-[.C1254]" office:value-type="float" office:value="0.054381217807531357">
            <text:p>0.0543812178075314</text:p>
          </table:table-cell>
          <table:table-cell table:style-name="Gnumeric-default" table:formula="of:=[.E1254]*[.$K$1]" office:value-type="float" office:value="0.013595304451882839">
            <text:p>0.01359530445188284</text:p>
          </table:table-cell>
          <table:table-cell table:style-name="Gnumeric-default" table:formula="of:=[.$K$2]*([.E1254]+[.G1253])*0.02" office:value-type="float" office:value="2.7191767985905404e-06">
            <text:p>2.7191767985905404E-06</text:p>
          </table:table-cell>
          <table:table-cell table:style-name="Gnumeric-default" table:formula="of:=[.$K$3]*([.E1254]-[.E1253])/0.02" office:value-type="float" office:value="0.020050164312124252">
            <text:p>0.020050164312124252</text:p>
          </table:table-cell>
          <table:table-cell table:style-name="Gnumeric-default" table:formula="of:=SUM([.F1254:.H1254])" office:value-type="float" office:value="0.033648187940805679">
            <text:p>0.0336481879408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3593069314956665">
            <text:p>0.05359306931495666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55]-[.C1255]" office:value-type="float" office:value="0.053593069314956665">
            <text:p>0.0535930693149567</text:p>
          </table:table-cell>
          <table:table-cell table:style-name="Gnumeric-default" table:formula="of:=[.E1255]*[.$K$1]" office:value-type="float" office:value="0.013398267328739166">
            <text:p>0.013398267328739166</text:p>
          </table:table-cell>
          <table:table-cell table:style-name="Gnumeric-default" table:formula="of:=[.$K$2]*([.E1255]+[.G1254])*0.02" office:value-type="float" office:value="2.6797894245877629e-06">
            <text:p>2.679789424587763E-06</text:p>
          </table:table-cell>
          <table:table-cell table:style-name="Gnumeric-default" table:formula="of:=[.$K$3]*([.E1255]-[.E1254])/0.02" office:value-type="float" office:value="-0.0019703712314367294">
            <text:p>−0.0019703712314367</text:p>
          </table:table-cell>
          <table:table-cell table:style-name="Gnumeric-default" table:formula="of:=SUM([.F1255:.H1255])" office:value-type="float" office:value="0.011430575886727025">
            <text:p>0.0114305758867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2839506417512894">
            <text:p>0.05283950641751289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56]-[.C1256]" office:value-type="float" office:value="0.052839506417512894">
            <text:p>0.0528395064175129</text:p>
          </table:table-cell>
          <table:table-cell table:style-name="Gnumeric-default" table:formula="of:=[.E1256]*[.$K$1]" office:value-type="float" office:value="0.013209876604378223">
            <text:p>0.013209876604378223</text:p>
          </table:table-cell>
          <table:table-cell table:style-name="Gnumeric-default" table:formula="of:=[.$K$2]*([.E1256]+[.G1255])*0.02" office:value-type="float" office:value="2.6421093103468742e-06">
            <text:p>2.642109310346874E-06</text:p>
          </table:table-cell>
          <table:table-cell table:style-name="Gnumeric-default" table:formula="of:=[.$K$3]*([.E1256]-[.E1255])/0.02" office:value-type="float" office:value="-0.0018839072436094286">
            <text:p>−0.0018839072436094</text:p>
          </table:table-cell>
          <table:table-cell table:style-name="Gnumeric-default" table:formula="of:=SUM([.F1256:.H1256])" office:value-type="float" office:value="0.011328611470079141">
            <text:p>0.0113286114700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3401509523391724">
            <text:p>0.04340150952339172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57]-[.C1257]" office:value-type="float" office:value="0.043401509523391724">
            <text:p>0.0434015095233917</text:p>
          </table:table-cell>
          <table:table-cell table:style-name="Gnumeric-default" table:formula="of:=[.E1257]*[.$K$1]" office:value-type="float" office:value="0.010850377380847931">
            <text:p>0.010850377380847931</text:p>
          </table:table-cell>
          <table:table-cell table:style-name="Gnumeric-default" table:formula="of:=[.$K$2]*([.E1257]+[.G1256])*0.02" office:value-type="float" office:value="2.1702075816351035e-06">
            <text:p>2.1702075816351035E-06</text:p>
          </table:table-cell>
          <table:table-cell table:style-name="Gnumeric-default" table:formula="of:=[.$K$3]*([.E1257]-[.E1256])/0.02" office:value-type="float" office:value="-0.023594992235302925">
            <text:p>−0.0235949922353029</text:p>
          </table:table-cell>
          <table:table-cell table:style-name="Gnumeric-default" table:formula="of:=SUM([.F1257:.H1257])" office:value-type="float" office:value="-0.012742444646873359">
            <text:p>−0.01274244464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7192987054586411">
            <text:p>0.0471929870545864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58]-[.C1258]" office:value-type="float" office:value="0.047192987054586411">
            <text:p>0.0471929870545864</text:p>
          </table:table-cell>
          <table:table-cell table:style-name="Gnumeric-default" table:formula="of:=[.E1258]*[.$K$1]" office:value-type="float" office:value="0.011798246763646603">
            <text:p>0.011798246763646603</text:p>
          </table:table-cell>
          <table:table-cell table:style-name="Gnumeric-default" table:formula="of:=[.$K$2]*([.E1258]+[.G1257])*0.02" office:value-type="float" office:value="2.3597578631084024e-06">
            <text:p>2.3597578631084024E-06</text:p>
          </table:table-cell>
          <table:table-cell table:style-name="Gnumeric-default" table:formula="of:=[.$K$3]*([.E1258]-[.E1257])/0.02" office:value-type="float" office:value="0.009478693827986719">
            <text:p>0.009478693827986719</text:p>
          </table:table-cell>
          <table:table-cell table:style-name="Gnumeric-default" table:formula="of:=SUM([.F1258:.H1258])" office:value-type="float" office:value="0.021279300349496429">
            <text:p>0.0212793003494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659029096364975">
            <text:p>0.0465902909636497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259]-[.C1259]" office:value-type="float" office:value="0.04659029096364975">
            <text:p>0.0465902909636497</text:p>
          </table:table-cell>
          <table:table-cell table:style-name="Gnumeric-default" table:formula="of:=[.E1259]*[.$K$1]" office:value-type="float" office:value="0.011647572740912437">
            <text:p>0.011647572740912437</text:p>
          </table:table-cell>
          <table:table-cell table:style-name="Gnumeric-default" table:formula="of:=[.$K$2]*([.E1259]+[.G1258])*0.02" office:value-type="float" office:value="2.329632536075643e-06">
            <text:p>2.329632536075643E-06</text:p>
          </table:table-cell>
          <table:table-cell table:style-name="Gnumeric-default" table:formula="of:=[.$K$3]*([.E1259]-[.E1258])/0.02" office:value-type="float" office:value="-0.0015067402273416519">
            <text:p>−0.0015067402273417</text:p>
          </table:table-cell>
          <table:table-cell table:style-name="Gnumeric-default" table:formula="of:=SUM([.F1259:.H1259])" office:value-type="float" office:value="0.010143162146106862">
            <text:p>0.0101431621461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1655588895082474">
            <text:p>0.041655588895082474</text:p>
          </table:table-cell>
          <table:table-cell table:style-name="Gnumeric-default" office:value-type="float" office:value="0.0078754452988505363">
            <text:p>0.007875445298850536</text:p>
          </table:table-cell>
          <table:table-cell table:style-name="Gnumeric-default"/>
          <table:table-cell table:style-name="Gnumeric-default" table:formula="of:=[.B1260]-[.C1260]" office:value-type="float" office:value="0.033780143596231937">
            <text:p>0.0337801435962319</text:p>
          </table:table-cell>
          <table:table-cell table:style-name="Gnumeric-default" table:formula="of:=[.E1260]*[.$K$1]" office:value-type="float" office:value="0.0084450358990579844">
            <text:p>0.008445035899057984</text:p>
          </table:table-cell>
          <table:table-cell table:style-name="Gnumeric-default" table:formula="of:=[.$K$2]*([.E1260]+[.G1259])*0.02" office:value-type="float" office:value="1.6891236614384006e-06">
            <text:p>1.6891236614384006E-06</text:p>
          </table:table-cell>
          <table:table-cell table:style-name="Gnumeric-default" table:formula="of:=[.$K$3]*([.E1260]-[.E1259])/0.02" office:value-type="float" office:value="-0.032025368418544531">
            <text:p>−0.0320253684185445</text:p>
          </table:table-cell>
          <table:table-cell table:style-name="Gnumeric-default" table:formula="of:=SUM([.F1260:.H1260])" office:value-type="float" office:value="-0.023578643395825109">
            <text:p>−0.02357864339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6807265132665634">
            <text:p>0.036807265132665634</text:p>
          </table:table-cell>
          <table:table-cell table:style-name="Gnumeric-default" office:value-type="float" office:value="0.007664843462407589">
            <text:p>0.007664843462407589</text:p>
          </table:table-cell>
          <table:table-cell table:style-name="Gnumeric-default"/>
          <table:table-cell table:style-name="Gnumeric-default" table:formula="of:=[.B1261]-[.C1261]" office:value-type="float" office:value="0.029142421670258045">
            <text:p>0.029142421670258</text:p>
          </table:table-cell>
          <table:table-cell table:style-name="Gnumeric-default" table:formula="of:=[.E1261]*[.$K$1]" office:value-type="float" office:value="0.0072856054175645113">
            <text:p>0.007285605417564511</text:p>
          </table:table-cell>
          <table:table-cell table:style-name="Gnumeric-default" table:formula="of:=[.$K$2]*([.E1261]+[.G1260])*0.02" office:value-type="float" office:value="1.4572055396959742e-06">
            <text:p>1.4572055396959742E-06</text:p>
          </table:table-cell>
          <table:table-cell table:style-name="Gnumeric-default" table:formula="of:=[.$K$3]*([.E1261]-[.E1260])/0.02" office:value-type="float" office:value="-0.011594304814934731">
            <text:p>−0.0115943048149347</text:p>
          </table:table-cell>
          <table:table-cell table:style-name="Gnumeric-default" table:formula="of:=SUM([.F1261:.H1261])" office:value-type="float" office:value="-0.004307242191830523">
            <text:p>−0.00430724219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6400597542524338">
            <text:p>0.03640059754252434</text:p>
          </table:table-cell>
          <table:table-cell table:style-name="Gnumeric-default" office:value-type="float" office:value="0.0078072259202599525">
            <text:p>0.0078072259202599525</text:p>
          </table:table-cell>
          <table:table-cell table:style-name="Gnumeric-default"/>
          <table:table-cell table:style-name="Gnumeric-default" table:formula="of:=[.B1262]-[.C1262]" office:value-type="float" office:value="0.028593371622264385">
            <text:p>0.0285933716222644</text:p>
          </table:table-cell>
          <table:table-cell table:style-name="Gnumeric-default" table:formula="of:=[.E1262]*[.$K$1]" office:value-type="float" office:value="0.0071483429055660963">
            <text:p>0.007148342905566096</text:p>
          </table:table-cell>
          <table:table-cell table:style-name="Gnumeric-default" table:formula="of:=[.$K$2]*([.E1262]+[.G1261])*0.02" office:value-type="float" office:value="1.4297414413902041e-06">
            <text:p>1.429741441390204E-06</text:p>
          </table:table-cell>
          <table:table-cell table:style-name="Gnumeric-default" table:formula="of:=[.$K$3]*([.E1262]-[.E1261])/0.02" office:value-type="float" office:value="-0.0013726251199841499">
            <text:p>−0.0013726251199841</text:p>
          </table:table-cell>
          <table:table-cell table:style-name="Gnumeric-default" table:formula="of:=SUM([.F1262:.H1262])" office:value-type="float" office:value="0.0057771475270233363">
            <text:p>0.0057771475270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1653530895709991">
            <text:p>0.03165353089570999</text:p>
          </table:table-cell>
          <table:table-cell table:style-name="Gnumeric-default" office:value-type="float" office:value="0.0075177745893597603">
            <text:p>0.00751777458935976</text:p>
          </table:table-cell>
          <table:table-cell table:style-name="Gnumeric-default"/>
          <table:table-cell table:style-name="Gnumeric-default" table:formula="of:=[.B1263]-[.C1263]" office:value-type="float" office:value="0.024135756306350231">
            <text:p>0.0241357563063502</text:p>
          </table:table-cell>
          <table:table-cell table:style-name="Gnumeric-default" table:formula="of:=[.E1263]*[.$K$1]" office:value-type="float" office:value="0.0060339390765875578">
            <text:p>0.006033939076587558</text:p>
          </table:table-cell>
          <table:table-cell table:style-name="Gnumeric-default" table:formula="of:=[.$K$2]*([.E1263]+[.G1262])*0.02" office:value-type="float" office:value="1.2068593023895812e-06">
            <text:p>1.2068593023895812E-06</text:p>
          </table:table-cell>
          <table:table-cell table:style-name="Gnumeric-default" table:formula="of:=[.$K$3]*([.E1263]-[.E1262])/0.02" office:value-type="float" office:value="-0.011144038289785385">
            <text:p>−0.0111440382897854</text:p>
          </table:table-cell>
          <table:table-cell table:style-name="Gnumeric-default" table:formula="of:=SUM([.F1263:.H1263])" office:value-type="float" office:value="-0.0051088923538954376">
            <text:p>−0.00510889235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1343802809715271">
            <text:p>0.03134380280971527</text:p>
          </table:table-cell>
          <table:table-cell table:style-name="Gnumeric-default" office:value-type="float" office:value="0.0076547958888113499">
            <text:p>0.00765479588881135</text:p>
          </table:table-cell>
          <table:table-cell table:style-name="Gnumeric-default"/>
          <table:table-cell table:style-name="Gnumeric-default" table:formula="of:=[.B1264]-[.C1264]" office:value-type="float" office:value="0.023689006920903921">
            <text:p>0.0236890069209039</text:p>
          </table:table-cell>
          <table:table-cell table:style-name="Gnumeric-default" table:formula="of:=[.E1264]*[.$K$1]" office:value-type="float" office:value="0.0059222517302259803">
            <text:p>0.00592225173022598</text:p>
          </table:table-cell>
          <table:table-cell table:style-name="Gnumeric-default" table:formula="of:=[.$K$2]*([.E1264]+[.G1263])*0.02" office:value-type="float" office:value="1.1845106890103156e-06">
            <text:p>1.1845106890103156E-06</text:p>
          </table:table-cell>
          <table:table-cell table:style-name="Gnumeric-default" table:formula="of:=[.$K$3]*([.E1264]-[.E1263])/0.02" office:value-type="float" office:value="-0.0011168734636157753">
            <text:p>−0.0011168734636158</text:p>
          </table:table-cell>
          <table:table-cell table:style-name="Gnumeric-default" table:formula="of:=SUM([.F1264:.H1264])" office:value-type="float" office:value="0.0048065627772992149">
            <text:p>0.0048065627772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5407580435276031">
            <text:p>0.03540758043527603</text:p>
          </table:table-cell>
          <table:table-cell table:style-name="Gnumeric-default" office:value-type="float" office:value="0.0080559719353914261">
            <text:p>0.008055971935391426</text:p>
          </table:table-cell>
          <table:table-cell table:style-name="Gnumeric-default"/>
          <table:table-cell table:style-name="Gnumeric-default" table:formula="of:=[.B1265]-[.C1265]" office:value-type="float" office:value="0.027351608499884605">
            <text:p>0.0273516084998846</text:p>
          </table:table-cell>
          <table:table-cell table:style-name="Gnumeric-default" table:formula="of:=[.E1265]*[.$K$1]" office:value-type="float" office:value="0.0068379021249711514">
            <text:p>0.006837902124971151</text:p>
          </table:table-cell>
          <table:table-cell table:style-name="Gnumeric-default" table:formula="of:=[.$K$2]*([.E1265]+[.G1264])*0.02" office:value-type="float" office:value="1.3676396505286808e-06">
            <text:p>1.3676396505286808E-06</text:p>
          </table:table-cell>
          <table:table-cell table:style-name="Gnumeric-default" table:formula="of:=[.$K$3]*([.E1265]-[.E1264])/0.02" office:value-type="float" office:value="0.0091565039474517107">
            <text:p>0.00915650394745171</text:p>
          </table:table-cell>
          <table:table-cell table:style-name="Gnumeric-default" table:formula="of:=SUM([.F1265:.H1265])" office:value-type="float" office:value="0.015995773712073391">
            <text:p>0.0159957737120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3783925473690033">
            <text:p>0.04378392547369003</text:p>
          </table:table-cell>
          <table:table-cell table:style-name="Gnumeric-default" office:value-type="float" office:value="0.0086375614628195763">
            <text:p>0.008637561462819576</text:p>
          </table:table-cell>
          <table:table-cell table:style-name="Gnumeric-default"/>
          <table:table-cell table:style-name="Gnumeric-default" table:formula="of:=[.B1266]-[.C1266]" office:value-type="float" office:value="0.035146364010870457">
            <text:p>0.0351463640108705</text:p>
          </table:table-cell>
          <table:table-cell table:style-name="Gnumeric-default" table:formula="of:=[.E1266]*[.$K$1]" office:value-type="float" office:value="0.0087865910027176142">
            <text:p>0.008786591002717614</text:p>
          </table:table-cell>
          <table:table-cell table:style-name="Gnumeric-default" table:formula="of:=[.$K$2]*([.E1266]+[.G1265])*0.02" office:value-type="float" office:value="1.7573865825260493e-06">
            <text:p>1.7573865825260493E-06</text:p>
          </table:table-cell>
          <table:table-cell table:style-name="Gnumeric-default" table:formula="of:=[.$K$3]*([.E1266]-[.E1265])/0.02" office:value-type="float" office:value="0.019486888777464628">
            <text:p>0.019486888777464628</text:p>
          </table:table-cell>
          <table:table-cell table:style-name="Gnumeric-default" table:formula="of:=SUM([.F1266:.H1266])" office:value-type="float" office:value="0.028275237166764767">
            <text:p>0.0282752371667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7696217894554138">
            <text:p>0.04769621789455414</text:p>
          </table:table-cell>
          <table:table-cell table:style-name="Gnumeric-default" office:value-type="float" office:value="0.0090296883136034012">
            <text:p>0.009029688313603401</text:p>
          </table:table-cell>
          <table:table-cell table:style-name="Gnumeric-default"/>
          <table:table-cell table:style-name="Gnumeric-default" table:formula="of:=[.B1267]-[.C1267]" office:value-type="float" office:value="0.038666529580950737">
            <text:p>0.0386665295809507</text:p>
          </table:table-cell>
          <table:table-cell table:style-name="Gnumeric-default" table:formula="of:=[.E1267]*[.$K$1]" office:value-type="float" office:value="0.0096666323952376842">
            <text:p>0.009666632395237684</text:p>
          </table:table-cell>
          <table:table-cell table:style-name="Gnumeric-default" table:formula="of:=[.$K$2]*([.E1267]+[.G1266])*0.02" office:value-type="float" office:value="1.9334143483766636e-06">
            <text:p>1.9334143483766636E-06</text:p>
          </table:table-cell>
          <table:table-cell table:style-name="Gnumeric-default" table:formula="of:=[.$K$3]*([.E1267]-[.E1266])/0.02" office:value-type="float" office:value="0.0088004139252007008">
            <text:p>0.0088004139252007</text:p>
          </table:table-cell>
          <table:table-cell table:style-name="Gnumeric-default" table:formula="of:=SUM([.F1267:.H1267])" office:value-type="float" office:value="0.018468979734786763">
            <text:p>0.0184689797347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1569517701864243">
            <text:p>0.05156951770186424</text:p>
          </table:table-cell>
          <table:table-cell table:style-name="Gnumeric-default" office:value-type="float" office:value="0.0094234813004732132">
            <text:p>0.009423481300473213</text:p>
          </table:table-cell>
          <table:table-cell table:style-name="Gnumeric-default"/>
          <table:table-cell table:style-name="Gnumeric-default" table:formula="of:=[.B1268]-[.C1268]" office:value-type="float" office:value="0.042146036401391029">
            <text:p>0.042146036401391</text:p>
          </table:table-cell>
          <table:table-cell table:style-name="Gnumeric-default" table:formula="of:=[.E1268]*[.$K$1]" office:value-type="float" office:value="0.010536509100347757">
            <text:p>0.010536509100347757</text:p>
          </table:table-cell>
          <table:table-cell table:style-name="Gnumeric-default" table:formula="of:=[.$K$2]*([.E1268]+[.G1267])*0.02" office:value-type="float" office:value="2.1073984907869704e-06">
            <text:p>2.1073984907869704E-06</text:p>
          </table:table-cell>
          <table:table-cell table:style-name="Gnumeric-default" table:formula="of:=[.$K$3]*([.E1268]-[.E1267])/0.02" office:value-type="float" office:value="0.0086987670511007309">
            <text:p>0.008698767051100731</text:p>
          </table:table-cell>
          <table:table-cell table:style-name="Gnumeric-default" table:formula="of:=SUM([.F1268:.H1268])" office:value-type="float" office:value="0.019237383549939275">
            <text:p>0.0192373835499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9205681085586548">
            <text:p>0.05920568108558655</text:p>
          </table:table-cell>
          <table:table-cell table:style-name="Gnumeric-default" office:value-type="float" office:value="0.011022413149476051">
            <text:p>0.011022413149476051</text:p>
          </table:table-cell>
          <table:table-cell table:style-name="Gnumeric-default"/>
          <table:table-cell table:style-name="Gnumeric-default" table:formula="of:=[.B1269]-[.C1269]" office:value-type="float" office:value="0.048183267936110497">
            <text:p>0.0481832679361105</text:p>
          </table:table-cell>
          <table:table-cell table:style-name="Gnumeric-default" table:formula="of:=[.E1269]*[.$K$1]" office:value-type="float" office:value="0.012045816984027624">
            <text:p>0.012045816984027624</text:p>
          </table:table-cell>
          <table:table-cell table:style-name="Gnumeric-default" table:formula="of:=[.$K$2]*([.E1269]+[.G1268])*0.02" office:value-type="float" office:value="2.4092687667300644e-06">
            <text:p>2.4092687667300644E-06</text:p>
          </table:table-cell>
          <table:table-cell table:style-name="Gnumeric-default" table:formula="of:=[.$K$3]*([.E1269]-[.E1268])/0.02" office:value-type="float" office:value="0.015093078836798668">
            <text:p>0.015093078836798668</text:p>
          </table:table-cell>
          <table:table-cell table:style-name="Gnumeric-default" table:formula="of:=SUM([.F1269:.H1269])" office:value-type="float" office:value="0.027141305089593021">
            <text:p>0.0271413050895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2972210347652435">
            <text:p>0.06297221034765244</text:p>
          </table:table-cell>
          <table:table-cell table:style-name="Gnumeric-default" office:value-type="float" office:value="0.010787214152514935">
            <text:p>0.010787214152514935</text:p>
          </table:table-cell>
          <table:table-cell table:style-name="Gnumeric-default"/>
          <table:table-cell table:style-name="Gnumeric-default" table:formula="of:=[.B1270]-[.C1270]" office:value-type="float" office:value="0.052184996195137501">
            <text:p>0.0521849961951375</text:p>
          </table:table-cell>
          <table:table-cell table:style-name="Gnumeric-default" table:formula="of:=[.E1270]*[.$K$1]" office:value-type="float" office:value="0.013046249048784375">
            <text:p>0.013046249048784375</text:p>
          </table:table-cell>
          <table:table-cell table:style-name="Gnumeric-default" table:formula="of:=[.$K$2]*([.E1270]+[.G1269])*0.02" office:value-type="float" office:value="2.6093702731952119e-06">
            <text:p>2.609370273195212E-06</text:p>
          </table:table-cell>
          <table:table-cell table:style-name="Gnumeric-default" table:formula="of:=[.$K$3]*([.E1270]-[.E1269])/0.02" office:value-type="float" office:value="0.010004320647567512">
            <text:p>0.010004320647567512</text:p>
          </table:table-cell>
          <table:table-cell table:style-name="Gnumeric-default" table:formula="of:=SUM([.F1270:.H1270])" office:value-type="float" office:value="0.023053179066625084">
            <text:p>0.0230531790666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6706694662570953">
            <text:p>0.06670669466257095</text:p>
          </table:table-cell>
          <table:table-cell table:style-name="Gnumeric-default" office:value-type="float" office:value="0.011474772356450558">
            <text:p>0.011474772356450558</text:p>
          </table:table-cell>
          <table:table-cell table:style-name="Gnumeric-default"/>
          <table:table-cell table:style-name="Gnumeric-default" table:formula="of:=[.B1271]-[.C1271]" office:value-type="float" office:value="0.055231922306120396">
            <text:p>0.0552319223061204</text:p>
          </table:table-cell>
          <table:table-cell table:style-name="Gnumeric-default" table:formula="of:=[.E1271]*[.$K$1]" office:value-type="float" office:value="0.013807980576530099">
            <text:p>0.013807980576530099</text:p>
          </table:table-cell>
          <table:table-cell table:style-name="Gnumeric-default" table:formula="of:=[.$K$2]*([.E1271]+[.G1270])*0.02" office:value-type="float" office:value="2.7617265838196799e-06">
            <text:p>2.76172658381968E-06</text:p>
          </table:table-cell>
          <table:table-cell table:style-name="Gnumeric-default" table:formula="of:=[.$K$3]*([.E1271]-[.E1270])/0.02" office:value-type="float" office:value="0.0076173152774572372">
            <text:p>0.007617315277457237</text:p>
          </table:table-cell>
          <table:table-cell table:style-name="Gnumeric-default" table:formula="of:=SUM([.F1271:.H1271])" office:value-type="float" office:value="0.021428057580571157">
            <text:p>0.0214280575805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1692729592323303">
            <text:p>0.0616927295923233</text:p>
          </table:table-cell>
          <table:table-cell table:style-name="Gnumeric-default" office:value-type="float" office:value="0.010935824364423752">
            <text:p>0.010935824364423752</text:p>
          </table:table-cell>
          <table:table-cell table:style-name="Gnumeric-default"/>
          <table:table-cell table:style-name="Gnumeric-default" table:formula="of:=[.B1272]-[.C1272]" office:value-type="float" office:value="0.050756905227899551">
            <text:p>0.0507569052278996</text:p>
          </table:table-cell>
          <table:table-cell table:style-name="Gnumeric-default" table:formula="of:=[.E1272]*[.$K$1]" office:value-type="float" office:value="0.012689226306974888">
            <text:p>0.012689226306974888</text:p>
          </table:table-cell>
          <table:table-cell table:style-name="Gnumeric-default" table:formula="of:=[.$K$2]*([.E1272]+[.G1271])*0.02" office:value-type="float" office:value="2.5379833477241682e-06">
            <text:p>2.537983347724168E-06</text:p>
          </table:table-cell>
          <table:table-cell table:style-name="Gnumeric-default" table:formula="of:=[.$K$3]*([.E1272]-[.E1271])/0.02" office:value-type="float" office:value="-0.011187542695552111">
            <text:p>−0.0111875426955521</text:p>
          </table:table-cell>
          <table:table-cell table:style-name="Gnumeric-default" table:formula="of:=SUM([.F1272:.H1272])" office:value-type="float" office:value="0.0015042215947705013">
            <text:p>0.0015042215947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6770753115415573">
            <text:p>0.05677075311541557</text:p>
          </table:table-cell>
          <table:table-cell table:style-name="Gnumeric-default" office:value-type="float" office:value="0.011118011549115181">
            <text:p>0.011118011549115181</text:p>
          </table:table-cell>
          <table:table-cell table:style-name="Gnumeric-default"/>
          <table:table-cell table:style-name="Gnumeric-default" table:formula="of:=[.B1273]-[.C1273]" office:value-type="float" office:value="0.045652741566300392">
            <text:p>0.0456527415663004</text:p>
          </table:table-cell>
          <table:table-cell table:style-name="Gnumeric-default" table:formula="of:=[.E1273]*[.$K$1]" office:value-type="float" office:value="0.011413185391575098">
            <text:p>0.011413185391575098</text:p>
          </table:table-cell>
          <table:table-cell table:style-name="Gnumeric-default" table:formula="of:=[.$K$2]*([.E1273]+[.G1272])*0.02" office:value-type="float" office:value="2.2827639774824061e-06">
            <text:p>2.282763977482406E-06</text:p>
          </table:table-cell>
          <table:table-cell table:style-name="Gnumeric-default" table:formula="of:=[.$K$3]*([.E1273]-[.E1272])/0.02" office:value-type="float" office:value="-0.012760409153997898">
            <text:p>−0.0127604091539979</text:p>
          </table:table-cell>
          <table:table-cell table:style-name="Gnumeric-default" table:formula="of:=SUM([.F1273:.H1273])" office:value-type="float" office:value="-0.0013449409984453177">
            <text:p>−0.00134494099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0654863715171814">
            <text:p>0.060654863715171814</text:p>
          </table:table-cell>
          <table:table-cell table:style-name="Gnumeric-default" office:value-type="float" office:value="0.011670315638184547">
            <text:p>0.011670315638184547</text:p>
          </table:table-cell>
          <table:table-cell table:style-name="Gnumeric-default"/>
          <table:table-cell table:style-name="Gnumeric-default" table:formula="of:=[.B1274]-[.C1274]" office:value-type="float" office:value="0.048984548076987267">
            <text:p>0.0489845480769873</text:p>
          </table:table-cell>
          <table:table-cell table:style-name="Gnumeric-default" table:formula="of:=[.E1274]*[.$K$1]" office:value-type="float" office:value="0.012246137019246817">
            <text:p>0.012246137019246817</text:p>
          </table:table-cell>
          <table:table-cell table:style-name="Gnumeric-default" table:formula="of:=[.$K$2]*([.E1274]+[.G1273])*0.02" office:value-type="float" office:value="2.4493415420482374e-06">
            <text:p>2.4493415420482374E-06</text:p>
          </table:table-cell>
          <table:table-cell table:style-name="Gnumeric-default" table:formula="of:=[.$K$3]*([.E1274]-[.E1273])/0.02" office:value-type="float" office:value="0.008329516276717186">
            <text:p>0.008329516276717186</text:p>
          </table:table-cell>
          <table:table-cell table:style-name="Gnumeric-default" table:formula="of:=SUM([.F1274:.H1274])" office:value-type="float" office:value="0.020578102637506052">
            <text:p>0.0205781026375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5784344673156738">
            <text:p>0.05578434467315674</text:p>
          </table:table-cell>
          <table:table-cell table:style-name="Gnumeric-default" office:value-type="float" office:value="0.011183521710336208">
            <text:p>0.011183521710336208</text:p>
          </table:table-cell>
          <table:table-cell table:style-name="Gnumeric-default"/>
          <table:table-cell table:style-name="Gnumeric-default" table:formula="of:=[.B1275]-[.C1275]" office:value-type="float" office:value="0.04460082296282053">
            <text:p>0.0446008229628205</text:p>
          </table:table-cell>
          <table:table-cell table:style-name="Gnumeric-default" table:formula="of:=[.E1275]*[.$K$1]" office:value-type="float" office:value="0.011150205740705132">
            <text:p>0.011150205740705132</text:p>
          </table:table-cell>
          <table:table-cell table:style-name="Gnumeric-default" table:formula="of:=[.$K$2]*([.E1275]+[.G1274])*0.02" office:value-type="float" office:value="2.2301636152181289e-06">
            <text:p>2.230163615218129E-06</text:p>
          </table:table-cell>
          <table:table-cell table:style-name="Gnumeric-default" table:formula="of:=[.$K$3]*([.E1275]-[.E1274])/0.02" office:value-type="float" office:value="-0.010959312785416842">
            <text:p>−0.0109593127854168</text:p>
          </table:table-cell>
          <table:table-cell table:style-name="Gnumeric-default" table:formula="of:=SUM([.F1275:.H1275])" office:value-type="float" office:value="0.0001931231189035091">
            <text:p>0.0001931231189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5358897894620895">
            <text:p>0.055358897894620895</text:p>
          </table:table-cell>
          <table:table-cell table:style-name="Gnumeric-default" office:value-type="float" office:value="0.011673291213810444">
            <text:p>0.011673291213810444</text:p>
          </table:table-cell>
          <table:table-cell table:style-name="Gnumeric-default"/>
          <table:table-cell table:style-name="Gnumeric-default" table:formula="of:=[.B1276]-[.C1276]" office:value-type="float" office:value="0.043685606680810452">
            <text:p>0.0436856066808105</text:p>
          </table:table-cell>
          <table:table-cell table:style-name="Gnumeric-default" table:formula="of:=[.E1276]*[.$K$1]" office:value-type="float" office:value="0.010921401670202613">
            <text:p>0.010921401670202613</text:p>
          </table:table-cell>
          <table:table-cell table:style-name="Gnumeric-default" table:formula="of:=[.$K$2]*([.E1276]+[.G1275])*0.02" office:value-type="float" office:value="2.1843918422212836e-06">
            <text:p>2.1843918422212836E-06</text:p>
          </table:table-cell>
          <table:table-cell table:style-name="Gnumeric-default" table:formula="of:=[.$K$3]*([.E1276]-[.E1275])/0.02" office:value-type="float" office:value="-0.0022880407050251961">
            <text:p>−0.0022880407050252</text:p>
          </table:table-cell>
          <table:table-cell table:style-name="Gnumeric-default" table:formula="of:=SUM([.F1276:.H1276])" office:value-type="float" office:value="0.0086355453570196375">
            <text:p>0.008635545357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4955374449491501">
            <text:p>0.0549553744494915</text:p>
          </table:table-cell>
          <table:table-cell table:style-name="Gnumeric-default" office:value-type="float" office:value="0.011482056230306625">
            <text:p>0.011482056230306625</text:p>
          </table:table-cell>
          <table:table-cell table:style-name="Gnumeric-default"/>
          <table:table-cell table:style-name="Gnumeric-default" table:formula="of:=[.B1277]-[.C1277]" office:value-type="float" office:value="0.043473318219184875">
            <text:p>0.0434733182191849</text:p>
          </table:table-cell>
          <table:table-cell table:style-name="Gnumeric-default" table:formula="of:=[.E1277]*[.$K$1]" office:value-type="float" office:value="0.010868329554796219">
            <text:p>0.010868329554796219</text:p>
          </table:table-cell>
          <table:table-cell table:style-name="Gnumeric-default" table:formula="of:=[.$K$2]*([.E1277]+[.G1276])*0.02" office:value-type="float" office:value="2.173775130551355e-06">
            <text:p>2.173775130551355E-06</text:p>
          </table:table-cell>
          <table:table-cell table:style-name="Gnumeric-default" table:formula="of:=[.$K$3]*([.E1277]-[.E1276])/0.02" office:value-type="float" office:value="-0.00053072115406394016">
            <text:p>−0.0005307211540639</text:p>
          </table:table-cell>
          <table:table-cell table:style-name="Gnumeric-default" table:formula="of:=SUM([.F1277:.H1277])" office:value-type="float" office:value="0.01033978217586283">
            <text:p>0.0103397821758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3290990889072418">
            <text:p>0.06329099088907242</text:p>
          </table:table-cell>
          <table:table-cell table:style-name="Gnumeric-default" office:value-type="float" office:value="0.011845869012176991">
            <text:p>0.01184586901217699</text:p>
          </table:table-cell>
          <table:table-cell table:style-name="Gnumeric-default"/>
          <table:table-cell table:style-name="Gnumeric-default" table:formula="of:=[.B1278]-[.C1278]" office:value-type="float" office:value="0.051445121876895428">
            <text:p>0.0514451218768954</text:p>
          </table:table-cell>
          <table:table-cell table:style-name="Gnumeric-default" table:formula="of:=[.E1278]*[.$K$1]" office:value-type="float" office:value="0.012861280469223857">
            <text:p>0.012861280469223857</text:p>
          </table:table-cell>
          <table:table-cell table:style-name="Gnumeric-default" table:formula="of:=[.$K$2]*([.E1278]+[.G1277])*0.02" office:value-type="float" office:value="2.572364782601299e-06">
            <text:p>2.572364782601299E-06</text:p>
          </table:table-cell>
          <table:table-cell table:style-name="Gnumeric-default" table:formula="of:=[.$K$3]*([.E1278]-[.E1277])/0.02" office:value-type="float" office:value="0.019929509144276381">
            <text:p>0.01992950914427638</text:p>
          </table:table-cell>
          <table:table-cell table:style-name="Gnumeric-default" table:formula="of:=SUM([.F1278:.H1278])" office:value-type="float" office:value="0.032793361978282837">
            <text:p>0.0327933619782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4089963436126709">
            <text:p>0.05408996343612671</text:p>
          </table:table-cell>
          <table:table-cell table:style-name="Gnumeric-default" office:value-type="float" office:value="0.012343433685600758">
            <text:p>0.012343433685600758</text:p>
          </table:table-cell>
          <table:table-cell table:style-name="Gnumeric-default"/>
          <table:table-cell table:style-name="Gnumeric-default" table:formula="of:=[.B1279]-[.C1279]" office:value-type="float" office:value="0.041746529750525951">
            <text:p>0.041746529750526</text:p>
          </table:table-cell>
          <table:table-cell table:style-name="Gnumeric-default" table:formula="of:=[.E1279]*[.$K$1]" office:value-type="float" office:value="0.010436632437631488">
            <text:p>0.010436632437631488</text:p>
          </table:table-cell>
          <table:table-cell table:style-name="Gnumeric-default" table:formula="of:=[.$K$2]*([.E1279]+[.G1278])*0.02" office:value-type="float" office:value="2.0874551057654277e-06">
            <text:p>2.0874551057654277E-06</text:p>
          </table:table-cell>
          <table:table-cell table:style-name="Gnumeric-default" table:formula="of:=[.$K$3]*([.E1279]-[.E1278])/0.02" office:value-type="float" office:value="-0.024246480315923691">
            <text:p>−0.0242464803159237</text:p>
          </table:table-cell>
          <table:table-cell table:style-name="Gnumeric-default" table:formula="of:=SUM([.F1279:.H1279])" office:value-type="float" office:value="-0.013807760423186438">
            <text:p>−0.01380776042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375276505947113">
            <text:p>0.05375276505947113</text:p>
          </table:table-cell>
          <table:table-cell table:style-name="Gnumeric-default" office:value-type="float" office:value="0.011882615275681019">
            <text:p>0.011882615275681019</text:p>
          </table:table-cell>
          <table:table-cell table:style-name="Gnumeric-default"/>
          <table:table-cell table:style-name="Gnumeric-default" table:formula="of:=[.B1280]-[.C1280]" office:value-type="float" office:value="0.041870149783790112">
            <text:p>0.0418701497837901</text:p>
          </table:table-cell>
          <table:table-cell table:style-name="Gnumeric-default" table:formula="of:=[.E1280]*[.$K$1]" office:value-type="float" office:value="0.010467537445947528">
            <text:p>0.010467537445947528</text:p>
          </table:table-cell>
          <table:table-cell table:style-name="Gnumeric-default" table:formula="of:=[.$K$2]*([.E1280]+[.G1279])*0.02" office:value-type="float" office:value="2.093611861944794e-06">
            <text:p>2.093611861944794E-06</text:p>
          </table:table-cell>
          <table:table-cell table:style-name="Gnumeric-default" table:formula="of:=[.$K$3]*([.E1280]-[.E1279])/0.02" office:value-type="float" office:value="0.00030905008316040039">
            <text:p>0.0003090500831604</text:p>
          </table:table-cell>
          <table:table-cell table:style-name="Gnumeric-default" table:formula="of:=SUM([.F1280:.H1280])" office:value-type="float" office:value="0.010778681140969873">
            <text:p>0.010778681140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3434092551469803">
            <text:p>0.0534340925514698</text:p>
          </table:table-cell>
          <table:table-cell table:style-name="Gnumeric-default" office:value-type="float" office:value="0.012181419879198074">
            <text:p>0.012181419879198074</text:p>
          </table:table-cell>
          <table:table-cell table:style-name="Gnumeric-default"/>
          <table:table-cell table:style-name="Gnumeric-default" table:formula="of:=[.B1281]-[.C1281]" office:value-type="float" office:value="0.041252672672271729">
            <text:p>0.0412526726722717</text:p>
          </table:table-cell>
          <table:table-cell table:style-name="Gnumeric-default" table:formula="of:=[.E1281]*[.$K$1]" office:value-type="float" office:value="0.010313168168067932">
            <text:p>0.010313168168067932</text:p>
          </table:table-cell>
          <table:table-cell table:style-name="Gnumeric-default" table:formula="of:=[.$K$2]*([.E1281]+[.G1280])*0.02" office:value-type="float" office:value="2.0627383142066837e-06">
            <text:p>2.0627383142066837E-06</text:p>
          </table:table-cell>
          <table:table-cell table:style-name="Gnumeric-default" table:formula="of:=[.$K$3]*([.E1281]-[.E1280])/0.02" office:value-type="float" office:value="-0.0015436927787959576">
            <text:p>−0.001543692778796</text:p>
          </table:table-cell>
          <table:table-cell table:style-name="Gnumeric-default" table:formula="of:=SUM([.F1281:.H1281])" office:value-type="float" office:value="0.0087715381275861818">
            <text:p>0.0087715381275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7492263615131378">
            <text:p>0.05749226361513138</text:p>
          </table:table-cell>
          <table:table-cell table:style-name="Gnumeric-default" office:value-type="float" office:value="0.01239372044801712">
            <text:p>0.01239372044801712</text:p>
          </table:table-cell>
          <table:table-cell table:style-name="Gnumeric-default"/>
          <table:table-cell table:style-name="Gnumeric-default" table:formula="of:=[.B1282]-[.C1282]" office:value-type="float" office:value="0.045098543167114258">
            <text:p>0.0450985431671143</text:p>
          </table:table-cell>
          <table:table-cell table:style-name="Gnumeric-default" table:formula="of:=[.E1282]*[.$K$1]" office:value-type="float" office:value="0.011274635791778564">
            <text:p>0.011274635791778564</text:p>
          </table:table-cell>
          <table:table-cell table:style-name="Gnumeric-default" table:formula="of:=[.$K$2]*([.E1282]+[.G1281])*0.02" office:value-type="float" office:value="2.2550302952714231e-06">
            <text:p>2.255030295271423E-06</text:p>
          </table:table-cell>
          <table:table-cell table:style-name="Gnumeric-default" table:formula="of:=[.$K$3]*([.E1282]-[.E1281])/0.02" office:value-type="float" office:value="0.0096146762371063232">
            <text:p>0.009614676237106323</text:p>
          </table:table-cell>
          <table:table-cell table:style-name="Gnumeric-default" table:formula="of:=SUM([.F1282:.H1282])" office:value-type="float" office:value="0.020891567059180161">
            <text:p>0.020891567059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8165559768676758">
            <text:p>0.04816555976867676</text:p>
          </table:table-cell>
          <table:table-cell table:style-name="Gnumeric-default" office:value-type="float" office:value="0.012285759672522545">
            <text:p>0.012285759672522545</text:p>
          </table:table-cell>
          <table:table-cell table:style-name="Gnumeric-default"/>
          <table:table-cell table:style-name="Gnumeric-default" table:formula="of:=[.B1283]-[.C1283]" office:value-type="float" office:value="0.035879800096154213">
            <text:p>0.0358798000961542</text:p>
          </table:table-cell>
          <table:table-cell table:style-name="Gnumeric-default" table:formula="of:=[.E1283]*[.$K$1]" office:value-type="float" office:value="0.0089699500240385532">
            <text:p>0.008969950024038553</text:p>
          </table:table-cell>
          <table:table-cell table:style-name="Gnumeric-default" table:formula="of:=[.$K$2]*([.E1283]+[.G1282])*0.02" office:value-type="float" office:value="1.7941027563224743e-06">
            <text:p>1.7941027563224743E-06</text:p>
          </table:table-cell>
          <table:table-cell table:style-name="Gnumeric-default" table:formula="of:=[.$K$3]*([.E1283]-[.E1282])/0.02" office:value-type="float" office:value="-0.023046857677400112">
            <text:p>−0.0230468576774001</text:p>
          </table:table-cell>
          <table:table-cell table:style-name="Gnumeric-default" table:formula="of:=SUM([.F1283:.H1283])" office:value-type="float" office:value="-0.014075113550605237">
            <text:p>−0.01407511355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7977160662412643">
            <text:p>0.04797716066241264</text:p>
          </table:table-cell>
          <table:table-cell table:style-name="Gnumeric-default" office:value-type="float" office:value="0.012209293432533741">
            <text:p>0.012209293432533741</text:p>
          </table:table-cell>
          <table:table-cell table:style-name="Gnumeric-default"/>
          <table:table-cell table:style-name="Gnumeric-default" table:formula="of:=[.B1284]-[.C1284]" office:value-type="float" office:value="0.035767867229878902">
            <text:p>0.0357678672298789</text:p>
          </table:table-cell>
          <table:table-cell table:style-name="Gnumeric-default" table:formula="of:=[.E1284]*[.$K$1]" office:value-type="float" office:value="0.0089419668074697256">
            <text:p>0.008941966807469726</text:p>
          </table:table-cell>
          <table:table-cell table:style-name="Gnumeric-default" table:formula="of:=[.$K$2]*([.E1284]+[.G1283])*0.02" office:value-type="float" office:value="1.7884830666317615e-06">
            <text:p>1.7884830666317615E-06</text:p>
          </table:table-cell>
          <table:table-cell table:style-name="Gnumeric-default" table:formula="of:=[.$K$3]*([.E1284]-[.E1283])/0.02" office:value-type="float" office:value="-0.00027983216568827629">
            <text:p>−0.0002798321656883</text:p>
          </table:table-cell>
          <table:table-cell table:style-name="Gnumeric-default" table:formula="of:=SUM([.F1284:.H1284])" office:value-type="float" office:value="0.0086639231248480802">
            <text:p>0.0086639231248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780113697052002">
            <text:p>0.04780113697052002</text:p>
          </table:table-cell>
          <table:table-cell table:style-name="Gnumeric-default" office:value-type="float" office:value="0.012196208350360394">
            <text:p>0.012196208350360394</text:p>
          </table:table-cell>
          <table:table-cell table:style-name="Gnumeric-default"/>
          <table:table-cell table:style-name="Gnumeric-default" table:formula="of:=[.B1285]-[.C1285]" office:value-type="float" office:value="0.035604928620159626">
            <text:p>0.0356049286201596</text:p>
          </table:table-cell>
          <table:table-cell table:style-name="Gnumeric-default" table:formula="of:=[.E1285]*[.$K$1]" office:value-type="float" office:value="0.0089012321550399065">
            <text:p>0.008901232155039907</text:p>
          </table:table-cell>
          <table:table-cell table:style-name="Gnumeric-default" table:formula="of:=[.$K$2]*([.E1285]+[.G1284])*0.02" office:value-type="float" office:value="1.7803358551613128e-06">
            <text:p>1.7803358551613128E-06</text:p>
          </table:table-cell>
          <table:table-cell table:style-name="Gnumeric-default" table:formula="of:=[.$K$3]*([.E1285]-[.E1284])/0.02" office:value-type="float" office:value="-0.00040734652429819107">
            <text:p>−0.0004073465242982</text:p>
          </table:table-cell>
          <table:table-cell table:style-name="Gnumeric-default" table:formula="of:=SUM([.F1285:.H1285])" office:value-type="float" office:value="0.0084956659665968767">
            <text:p>0.0084956659665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3277978897094727">
            <text:p>0.04327797889709473</text:p>
          </table:table-cell>
          <table:table-cell table:style-name="Gnumeric-default" office:value-type="float" office:value="0.011978521943092346">
            <text:p>0.011978521943092346</text:p>
          </table:table-cell>
          <table:table-cell table:style-name="Gnumeric-default"/>
          <table:table-cell table:style-name="Gnumeric-default" table:formula="of:=[.B1286]-[.C1286]" office:value-type="float" office:value="0.03129945695400238">
            <text:p>0.0312994569540024</text:p>
          </table:table-cell>
          <table:table-cell table:style-name="Gnumeric-default" table:formula="of:=[.E1286]*[.$K$1]" office:value-type="float" office:value="0.0078248642385005951">
            <text:p>0.007824864238500595</text:p>
          </table:table-cell>
          <table:table-cell table:style-name="Gnumeric-default" table:formula="of:=[.$K$2]*([.E1286]+[.G1285])*0.02" office:value-type="float" office:value="1.5650618644928772e-06">
            <text:p>1.5650618644928772E-06</text:p>
          </table:table-cell>
          <table:table-cell table:style-name="Gnumeric-default" table:formula="of:=[.$K$3]*([.E1286]-[.E1285])/0.02" office:value-type="float" office:value="-0.010763679165393114">
            <text:p>−0.0107636791653931</text:p>
          </table:table-cell>
          <table:table-cell table:style-name="Gnumeric-default" table:formula="of:=SUM([.F1286:.H1286])" office:value-type="float" office:value="-0.0029372498650280261">
            <text:p>−0.0029372498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4467991441488266">
            <text:p>0.034467991441488266</text:p>
          </table:table-cell>
          <table:table-cell table:style-name="Gnumeric-default" office:value-type="float" office:value="0.011403924785554409">
            <text:p>0.011403924785554409</text:p>
          </table:table-cell>
          <table:table-cell table:style-name="Gnumeric-default"/>
          <table:table-cell table:style-name="Gnumeric-default" table:formula="of:=[.B1287]-[.C1287]" office:value-type="float" office:value="0.023064066655933857">
            <text:p>0.0230640666559339</text:p>
          </table:table-cell>
          <table:table-cell table:style-name="Gnumeric-default" table:formula="of:=[.E1287]*[.$K$1]" office:value-type="float" office:value="0.0057660166639834642">
            <text:p>0.005766016663983464</text:p>
          </table:table-cell>
          <table:table-cell table:style-name="Gnumeric-default" table:formula="of:=[.$K$2]*([.E1287]+[.G1286])*0.02" office:value-type="float" office:value="1.1532815858899174e-06">
            <text:p>1.1532815858899174E-06</text:p>
          </table:table-cell>
          <table:table-cell table:style-name="Gnumeric-default" table:formula="of:=[.$K$3]*([.E1287]-[.E1286])/0.02" office:value-type="float" office:value="-0.020588475745171309">
            <text:p>−0.0205884757451713</text:p>
          </table:table-cell>
          <table:table-cell table:style-name="Gnumeric-default" table:formula="of:=SUM([.F1287:.H1287])" office:value-type="float" office:value="-0.014821305799601954">
            <text:p>−0.01482130579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0145686119794846">
            <text:p>0.030145686119794846</text:p>
          </table:table-cell>
          <table:table-cell table:style-name="Gnumeric-default" office:value-type="float" office:value="0.011131033301353455">
            <text:p>0.011131033301353455</text:p>
          </table:table-cell>
          <table:table-cell table:style-name="Gnumeric-default"/>
          <table:table-cell table:style-name="Gnumeric-default" table:formula="of:=[.B1288]-[.C1288]" office:value-type="float" office:value="0.019014652818441391">
            <text:p>0.0190146528184414</text:p>
          </table:table-cell>
          <table:table-cell table:style-name="Gnumeric-default" table:formula="of:=[.E1288]*[.$K$1]" office:value-type="float" office:value="0.0047536632046103477">
            <text:p>0.004753663204610348</text:p>
          </table:table-cell>
          <table:table-cell table:style-name="Gnumeric-default" table:formula="of:=[.$K$2]*([.E1288]+[.G1287])*0.02" office:value-type="float" office:value="9.5079030500136409e-07">
            <text:p>9.507903050013641E-07</text:p>
          </table:table-cell>
          <table:table-cell table:style-name="Gnumeric-default" table:formula="of:=[.$K$3]*([.E1288]-[.E1287])/0.02" office:value-type="float" office:value="-0.010123534593731165">
            <text:p>−0.0101235345937312</text:p>
          </table:table-cell>
          <table:table-cell table:style-name="Gnumeric-default" table:formula="of:=SUM([.F1288:.H1288])" office:value-type="float" office:value="-0.0053689205988158156">
            <text:p>−0.00536892059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0245235189795494">
            <text:p>0.030245235189795494</text:p>
          </table:table-cell>
          <table:table-cell table:style-name="Gnumeric-default" office:value-type="float" office:value="0.011131987906992435">
            <text:p>0.011131987906992435</text:p>
          </table:table-cell>
          <table:table-cell table:style-name="Gnumeric-default"/>
          <table:table-cell table:style-name="Gnumeric-default" table:formula="of:=[.B1289]-[.C1289]" office:value-type="float" office:value="0.019113247282803059">
            <text:p>0.0191132472828031</text:p>
          </table:table-cell>
          <table:table-cell table:style-name="Gnumeric-default" table:formula="of:=[.E1289]*[.$K$1]" office:value-type="float" office:value="0.0047783118207007647">
            <text:p>0.004778311820700765</text:p>
          </table:table-cell>
          <table:table-cell table:style-name="Gnumeric-default" table:formula="of:=[.$K$2]*([.E1289]+[.G1288])*0.02" office:value-type="float" office:value="9.5570990365540301e-07">
            <text:p>9.55709903655403E-07</text:p>
          </table:table-cell>
          <table:table-cell table:style-name="Gnumeric-default" table:formula="of:=[.$K$3]*([.E1289]-[.E1288])/0.02" office:value-type="float" office:value="0.00024648616090416908">
            <text:p>0.0002464861609042</text:p>
          </table:table-cell>
          <table:table-cell table:style-name="Gnumeric-default" table:formula="of:=SUM([.F1289:.H1289])" office:value-type="float" office:value="0.0050257536915085891">
            <text:p>0.0050257536915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5985341519117355">
            <text:p>0.025985341519117355</text:p>
          </table:table-cell>
          <table:table-cell table:style-name="Gnumeric-default" office:value-type="float" office:value="0.010828402824699879">
            <text:p>0.010828402824699879</text:p>
          </table:table-cell>
          <table:table-cell table:style-name="Gnumeric-default"/>
          <table:table-cell table:style-name="Gnumeric-default" table:formula="of:=[.B1290]-[.C1290]" office:value-type="float" office:value="0.015156938694417477">
            <text:p>0.0151569386944175</text:p>
          </table:table-cell>
          <table:table-cell table:style-name="Gnumeric-default" table:formula="of:=[.E1290]*[.$K$1]" office:value-type="float" office:value="0.0037892346736043692">
            <text:p>0.003789234673604369</text:p>
          </table:table-cell>
          <table:table-cell table:style-name="Gnumeric-default" table:formula="of:=[.$K$2]*([.E1290]+[.G1289])*0.02" office:value-type="float" office:value="7.578947202160566e-07">
            <text:p>7.578947202160566E-07</text:p>
          </table:table-cell>
          <table:table-cell table:style-name="Gnumeric-default" table:formula="of:=[.$K$3]*([.E1290]-[.E1289])/0.02" office:value-type="float" office:value="-0.0098907714709639549">
            <text:p>−0.009890771470964</text:p>
          </table:table-cell>
          <table:table-cell table:style-name="Gnumeric-default" table:formula="of:=SUM([.F1290:.H1290])" office:value-type="float" office:value="-0.0061007789026393698">
            <text:p>−0.00610077890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1785443648695946">
            <text:p>0.021785443648695946</text:p>
          </table:table-cell>
          <table:table-cell table:style-name="Gnumeric-default" office:value-type="float" office:value="0.010854334570467472">
            <text:p>0.010854334570467472</text:p>
          </table:table-cell>
          <table:table-cell table:style-name="Gnumeric-default"/>
          <table:table-cell table:style-name="Gnumeric-default" table:formula="of:=[.B1291]-[.C1291]" office:value-type="float" office:value="0.010931109078228474">
            <text:p>0.0109311090782285</text:p>
          </table:table-cell>
          <table:table-cell table:style-name="Gnumeric-default" table:formula="of:=[.E1291]*[.$K$1]" office:value-type="float" office:value="0.0027327772695571184">
            <text:p>0.0027327772695571</text:p>
          </table:table-cell>
          <table:table-cell table:style-name="Gnumeric-default" table:formula="of:=[.$K$2]*([.E1291]+[.G1290])*0.02" office:value-type="float" office:value="5.465933486474345e-07">
            <text:p>5.465933486474345E-07</text:p>
          </table:table-cell>
          <table:table-cell table:style-name="Gnumeric-default" table:formula="of:=[.$K$3]*([.E1291]-[.E1290])/0.02" office:value-type="float" office:value="-0.010564574040472507">
            <text:p>−0.0105645740404725</text:p>
          </table:table-cell>
          <table:table-cell table:style-name="Gnumeric-default" table:formula="of:=SUM([.F1291:.H1291])" office:value-type="float" office:value="-0.0078312501775667422">
            <text:p>−0.00783125017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3283771462738514">
            <text:p>0.013283771462738514</text:p>
          </table:table-cell>
          <table:table-cell table:style-name="Gnumeric-default" office:value-type="float" office:value="0.0098274415358901024">
            <text:p>0.009827441535890102</text:p>
          </table:table-cell>
          <table:table-cell table:style-name="Gnumeric-default"/>
          <table:table-cell table:style-name="Gnumeric-default" table:formula="of:=[.B1292]-[.C1292]" office:value-type="float" office:value="0.0034563299268484116">
            <text:p>0.0034563299268484</text:p>
          </table:table-cell>
          <table:table-cell table:style-name="Gnumeric-default" table:formula="of:=[.E1292]*[.$K$1]" office:value-type="float" office:value="0.00086408248171210289">
            <text:p>0.0008640824817121</text:p>
          </table:table-cell>
          <table:table-cell table:style-name="Gnumeric-default" table:formula="of:=[.$K$2]*([.E1292]+[.G1291])*0.02" office:value-type="float" office:value="1.7284382600985294e-07">
            <text:p>1.7284382600985294E-07</text:p>
          </table:table-cell>
          <table:table-cell table:style-name="Gnumeric-default" table:formula="of:=[.$K$3]*([.E1292]-[.E1291])/0.02" office:value-type="float" office:value="-0.018686947878450155">
            <text:p>−0.0186869478784502</text:p>
          </table:table-cell>
          <table:table-cell table:style-name="Gnumeric-default" table:formula="of:=SUM([.F1292:.H1292])" office:value-type="float" office:value="-0.017822692552912044">
            <text:p>−0.01782269255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92565258964896202">
            <text:p>0.00925652589648962</text:p>
          </table:table-cell>
          <table:table-cell table:style-name="Gnumeric-default" office:value-type="float" office:value="0.0095575377345085144">
            <text:p>0.009557537734508514</text:p>
          </table:table-cell>
          <table:table-cell table:style-name="Gnumeric-default"/>
          <table:table-cell table:style-name="Gnumeric-default" table:formula="of:=[.B1293]-[.C1293]" office:value-type="float" office:value="-0.0003010118380188942">
            <text:p>−0.00030101183802</text:p>
          </table:table-cell>
          <table:table-cell table:style-name="Gnumeric-default" table:formula="of:=[.E1293]*[.$K$1]" office:value-type="float" office:value="-7.5252959504723549e-05">
            <text:p>−7.525295950472E−05</text:p>
          </table:table-cell>
          <table:table-cell table:style-name="Gnumeric-default" table:formula="of:=[.$K$2]*([.E1293]+[.G1292])*0.02" office:value-type="float" office:value="-1.5041949709644217e-08">
            <text:p>−1.5041949709644E−08</text:p>
          </table:table-cell>
          <table:table-cell table:style-name="Gnumeric-default" table:formula="of:=[.$K$3]*([.E1293]-[.E1292])/0.02" office:value-type="float" office:value="-0.0093933544121682644">
            <text:p>−0.0093933544121683</text:p>
          </table:table-cell>
          <table:table-cell table:style-name="Gnumeric-default" table:formula="of:=SUM([.F1293:.H1293])" office:value-type="float" office:value="-0.009468622413622698">
            <text:p>−0.00946862241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52782511338591576">
            <text:p>0.0052782511338591576</text:p>
          </table:table-cell>
          <table:table-cell table:style-name="Gnumeric-default" office:value-type="float" office:value="0.0091513767838478088">
            <text:p>0.009151376783847809</text:p>
          </table:table-cell>
          <table:table-cell table:style-name="Gnumeric-default"/>
          <table:table-cell table:style-name="Gnumeric-default" table:formula="of:=[.B1294]-[.C1294]" office:value-type="float" office:value="-0.0038731256499886513">
            <text:p>−0.00387312564999</text:p>
          </table:table-cell>
          <table:table-cell table:style-name="Gnumeric-default" table:formula="of:=[.E1294]*[.$K$1]" office:value-type="float" office:value="-0.00096828141249716282">
            <text:p>−0.0009682814124972</text:p>
          </table:table-cell>
          <table:table-cell table:style-name="Gnumeric-default" table:formula="of:=[.$K$2]*([.E1294]+[.G1293])*0.02" office:value-type="float" office:value="-1.9365703459691806e-07">
            <text:p>−1.9365703459692E−07</text:p>
          </table:table-cell>
          <table:table-cell table:style-name="Gnumeric-default" table:formula="of:=[.$K$3]*([.E1294]-[.E1293])/0.02" office:value-type="float" office:value="-0.0089302845299243944">
            <text:p>−0.0089302845299244</text:p>
          </table:table-cell>
          <table:table-cell table:style-name="Gnumeric-default" table:formula="of:=SUM([.F1294:.H1294])" office:value-type="float" office:value="-0.0098987595994561549">
            <text:p>−0.00989875959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85778702050447464">
            <text:p>0.008577870205044746</text:p>
          </table:table-cell>
          <table:table-cell table:style-name="Gnumeric-default"/>
          <table:table-cell table:style-name="Gnumeric-default" table:formula="of:=[.B1295]-[.C1295]" office:value-type="float" office:value="-0.0085778702050447464">
            <text:p>−0.00857787020504</text:p>
          </table:table-cell>
          <table:table-cell table:style-name="Gnumeric-default" table:formula="of:=[.E1295]*[.$K$1]" office:value-type="float" office:value="-0.0021444675512611866">
            <text:p>−0.0021444675512612</text:p>
          </table:table-cell>
          <table:table-cell table:style-name="Gnumeric-default" table:formula="of:=[.$K$2]*([.E1295]+[.G1294])*0.02" office:value-type="float" office:value="-4.2890319310396718e-07">
            <text:p>−4.2890319310397E−07</text:p>
          </table:table-cell>
          <table:table-cell table:style-name="Gnumeric-default" table:formula="of:=[.$K$3]*([.E1295]-[.E1294])/0.02" office:value-type="float" office:value="-0.011761861387640238">
            <text:p>−0.0117618613876402</text:p>
          </table:table-cell>
          <table:table-cell table:style-name="Gnumeric-default" table:formula="of:=SUM([.F1295:.H1295])" office:value-type="float" office:value="-0.013906757842094528">
            <text:p>−0.01390675784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72549954056739807">
            <text:p>0.007254995405673981</text:p>
          </table:table-cell>
          <table:table-cell table:style-name="Gnumeric-default"/>
          <table:table-cell table:style-name="Gnumeric-default" table:formula="of:=[.B1296]-[.C1296]" office:value-type="float" office:value="-0.0072549954056739807">
            <text:p>−0.00725499540567</text:p>
          </table:table-cell>
          <table:table-cell table:style-name="Gnumeric-default" table:formula="of:=[.E1296]*[.$K$1]" office:value-type="float" office:value="-0.0018137488514184952">
            <text:p>−0.0018137488514185</text:p>
          </table:table-cell>
          <table:table-cell table:style-name="Gnumeric-default" table:formula="of:=[.$K$2]*([.E1296]+[.G1295])*0.02" office:value-type="float" office:value="-3.6277121544335428e-07">
            <text:p>−3.6277121544335E−07</text:p>
          </table:table-cell>
          <table:table-cell table:style-name="Gnumeric-default" table:formula="of:=[.$K$3]*([.E1296]-[.E1295])/0.02" office:value-type="float" office:value="0.0033071869984269142">
            <text:p>0.003307186998426914</text:p>
          </table:table-cell>
          <table:table-cell table:style-name="Gnumeric-default" table:formula="of:=SUM([.F1296:.H1296])" office:value-type="float" office:value="0.0014930753757929757">
            <text:p>0.0014930753757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76330732554197311">
            <text:p>0.007633073255419731</text:p>
          </table:table-cell>
          <table:table-cell table:style-name="Gnumeric-default"/>
          <table:table-cell table:style-name="Gnumeric-default" table:formula="of:=[.B1297]-[.C1297]" office:value-type="float" office:value="-0.0076330732554197311">
            <text:p>−0.00763307325542</text:p>
          </table:table-cell>
          <table:table-cell table:style-name="Gnumeric-default" table:formula="of:=[.E1297]*[.$K$1]" office:value-type="float" office:value="-0.0019082683138549328">
            <text:p>−0.0019082683138549</text:p>
          </table:table-cell>
          <table:table-cell table:style-name="Gnumeric-default" table:formula="of:=[.$K$2]*([.E1297]+[.G1296])*0.02" office:value-type="float" office:value="-3.8167180133175874e-07">
            <text:p>−3.8167180133176E−07</text:p>
          </table:table-cell>
          <table:table-cell table:style-name="Gnumeric-default" table:formula="of:=[.$K$3]*([.E1297]-[.E1296])/0.02" office:value-type="float" office:value="-0.00094519462436437607">
            <text:p>−0.0009451946243644</text:p>
          </table:table-cell>
          <table:table-cell table:style-name="Gnumeric-default" table:formula="of:=SUM([.F1297:.H1297])" office:value-type="float" office:value="-0.0028538446100206407">
            <text:p>−0.002853844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78049902804195881">
            <text:p>0.007804990280419588</text:p>
          </table:table-cell>
          <table:table-cell table:style-name="Gnumeric-default"/>
          <table:table-cell table:style-name="Gnumeric-default" table:formula="of:=[.B1298]-[.C1298]" office:value-type="float" office:value="-0.0078049902804195881">
            <text:p>−0.00780499028042</text:p>
          </table:table-cell>
          <table:table-cell table:style-name="Gnumeric-default" table:formula="of:=[.E1298]*[.$K$1]" office:value-type="float" office:value="-0.001951247570104897">
            <text:p>−0.0019512475701049</text:p>
          </table:table-cell>
          <table:table-cell table:style-name="Gnumeric-default" table:formula="of:=[.$K$2]*([.E1298]+[.G1297])*0.02" office:value-type="float" office:value="-3.9026859761104597e-07">
            <text:p>−3.90268597611046E-07</text:p>
          </table:table-cell>
          <table:table-cell table:style-name="Gnumeric-default" table:formula="of:=[.$K$3]*([.E1298]-[.E1297])/0.02" office:value-type="float" office:value="-0.00042979256249964237">
            <text:p>−0.0004297925624996</text:p>
          </table:table-cell>
          <table:table-cell table:style-name="Gnumeric-default" table:formula="of:=SUM([.F1298:.H1298])" office:value-type="float" office:value="-0.0023814304012021504">
            <text:p>−0.00238143040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72534112259745598">
            <text:p>0.00725341122597456</text:p>
          </table:table-cell>
          <table:table-cell table:style-name="Gnumeric-default"/>
          <table:table-cell table:style-name="Gnumeric-default" table:formula="of:=[.B1299]-[.C1299]" office:value-type="float" office:value="-0.0072534112259745598">
            <text:p>−0.00725341122597</text:p>
          </table:table-cell>
          <table:table-cell table:style-name="Gnumeric-default" table:formula="of:=[.E1299]*[.$K$1]" office:value-type="float" office:value="-0.0018133528064936399">
            <text:p>−0.0018133528064936</text:p>
          </table:table-cell>
          <table:table-cell table:style-name="Gnumeric-default" table:formula="of:=[.$K$2]*([.E1299]+[.G1298])*0.02" office:value-type="float" office:value="-3.6269007472860861e-07">
            <text:p>−3.6269007472861E−07</text:p>
          </table:table-cell>
          <table:table-cell table:style-name="Gnumeric-default" table:formula="of:=[.$K$3]*([.E1299]-[.E1298])/0.02" office:value-type="float" office:value="0.0013789476361125708">
            <text:p>0.0013789476361126</text:p>
          </table:table-cell>
          <table:table-cell table:style-name="Gnumeric-default" table:formula="of:=SUM([.F1299:.H1299])" office:value-type="float" office:value="-0.00043476786045579778">
            <text:p>−0.00043476786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8730278871953487">
            <text:p>0.006873027887195349</text:p>
          </table:table-cell>
          <table:table-cell table:style-name="Gnumeric-default"/>
          <table:table-cell table:style-name="Gnumeric-default" table:formula="of:=[.B1300]-[.C1300]" office:value-type="float" office:value="-0.0068730278871953487">
            <text:p>−0.0068730278872</text:p>
          </table:table-cell>
          <table:table-cell table:style-name="Gnumeric-default" table:formula="of:=[.E1300]*[.$K$1]" office:value-type="float" office:value="-0.0017182569717988372">
            <text:p>−0.0017182569717988</text:p>
          </table:table-cell>
          <table:table-cell table:style-name="Gnumeric-default" table:formula="of:=[.$K$2]*([.E1300]+[.G1299])*0.02" office:value-type="float" office:value="-3.4366952886350386e-07">
            <text:p>−3.4366952886350E−07</text:p>
          </table:table-cell>
          <table:table-cell table:style-name="Gnumeric-default" table:formula="of:=[.$K$3]*([.E1300]-[.E1299])/0.02" office:value-type="float" office:value="0.00095095834694802772">
            <text:p>0.000950958346948</text:p>
          </table:table-cell>
          <table:table-cell table:style-name="Gnumeric-default" table:formula="of:=SUM([.F1300:.H1300])" office:value-type="float" office:value="-0.000767642294379673">
            <text:p>−0.00076764229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273563951253891">
            <text:p>0.006273563951253891</text:p>
          </table:table-cell>
          <table:table-cell table:style-name="Gnumeric-default"/>
          <table:table-cell table:style-name="Gnumeric-default" table:formula="of:=[.B1301]-[.C1301]" office:value-type="float" office:value="-0.006273563951253891">
            <text:p>−0.00627356395125</text:p>
          </table:table-cell>
          <table:table-cell table:style-name="Gnumeric-default" table:formula="of:=[.E1301]*[.$K$1]" office:value-type="float" office:value="-0.0015683909878134727">
            <text:p>−0.0015683909878135</text:p>
          </table:table-cell>
          <table:table-cell table:style-name="Gnumeric-default" table:formula="of:=[.$K$2]*([.E1301]+[.G1300])*0.02" office:value-type="float" office:value="-3.1369538103913772e-07">
            <text:p>−3.1369538103914E−07</text:p>
          </table:table-cell>
          <table:table-cell table:style-name="Gnumeric-default" table:formula="of:=[.$K$3]*([.E1301]-[.E1300])/0.02" office:value-type="float" office:value="0.0014986598398536444">
            <text:p>0.0014986598398536</text:p>
          </table:table-cell>
          <table:table-cell table:style-name="Gnumeric-default" table:formula="of:=SUM([.F1301:.H1301])" office:value-type="float" office:value="-7.0044843340867513e-05">
            <text:p>−7.004484334E−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3429004512727261">
            <text:p>0.006342900451272726</text:p>
          </table:table-cell>
          <table:table-cell table:style-name="Gnumeric-default"/>
          <table:table-cell table:style-name="Gnumeric-default" table:formula="of:=[.B1302]-[.C1302]" office:value-type="float" office:value="-0.0063429004512727261">
            <text:p>−0.00634290045127</text:p>
          </table:table-cell>
          <table:table-cell table:style-name="Gnumeric-default" table:formula="of:=[.E1302]*[.$K$1]" office:value-type="float" office:value="-0.0015857251128181815">
            <text:p>−0.0015857251128182</text:p>
          </table:table-cell>
          <table:table-cell table:style-name="Gnumeric-default" table:formula="of:=[.$K$2]*([.E1302]+[.G1301])*0.02" office:value-type="float" office:value="-3.1716070733268832e-07">
            <text:p>−3.1716070733269E−07</text:p>
          </table:table-cell>
          <table:table-cell table:style-name="Gnumeric-default" table:formula="of:=[.$K$3]*([.E1302]-[.E1301])/0.02" office:value-type="float" office:value="-0.00017334125004708767">
            <text:p>−0.0001733412500471</text:p>
          </table:table-cell>
          <table:table-cell table:style-name="Gnumeric-default" table:formula="of:=SUM([.F1302:.H1302])" office:value-type="float" office:value="-0.0017593835235726019">
            <text:p>−0.00175938352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56274007074534893">
            <text:p>0.005627400707453489</text:p>
          </table:table-cell>
          <table:table-cell table:style-name="Gnumeric-default"/>
          <table:table-cell table:style-name="Gnumeric-default" table:formula="of:=[.B1303]-[.C1303]" office:value-type="float" office:value="-0.0056274007074534893">
            <text:p>−0.00562740070745</text:p>
          </table:table-cell>
          <table:table-cell table:style-name="Gnumeric-default" table:formula="of:=[.E1303]*[.$K$1]" office:value-type="float" office:value="-0.0014068501768633723">
            <text:p>−0.0014068501768634</text:p>
          </table:table-cell>
          <table:table-cell table:style-name="Gnumeric-default" table:formula="of:=[.$K$2]*([.E1303]+[.G1302])*0.02" office:value-type="float" office:value="-2.8138589340804111e-07">
            <text:p>−2.8138589340804E−07</text:p>
          </table:table-cell>
          <table:table-cell table:style-name="Gnumeric-default" table:formula="of:=[.$K$3]*([.E1303]-[.E1302])/0.02" office:value-type="float" office:value="0.0017887493595480919">
            <text:p>0.0017887493595481</text:p>
          </table:table-cell>
          <table:table-cell table:style-name="Gnumeric-default" table:formula="of:=SUM([.F1303:.H1303])" office:value-type="float" office:value="0.00038161779679131153">
            <text:p>0.0003816177967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52517182193696499">
            <text:p>0.00525171821936965</text:p>
          </table:table-cell>
          <table:table-cell table:style-name="Gnumeric-default"/>
          <table:table-cell table:style-name="Gnumeric-default" table:formula="of:=[.B1304]-[.C1304]" office:value-type="float" office:value="-0.0052517182193696499">
            <text:p>−0.00525171821937</text:p>
          </table:table-cell>
          <table:table-cell table:style-name="Gnumeric-default" table:formula="of:=[.E1304]*[.$K$1]" office:value-type="float" office:value="-0.0013129295548424125">
            <text:p>−0.0013129295548424</text:p>
          </table:table-cell>
          <table:table-cell table:style-name="Gnumeric-default" table:formula="of:=[.$K$2]*([.E1304]+[.G1303])*0.02" office:value-type="float" office:value="-2.6259998026315288e-07">
            <text:p>−2.6259998026315E−07</text:p>
          </table:table-cell>
          <table:table-cell table:style-name="Gnumeric-default" table:formula="of:=[.$K$3]*([.E1304]-[.E1303])/0.02" office:value-type="float" office:value="0.00093920622020959865">
            <text:p>0.0009392062202096</text:p>
          </table:table-cell>
          <table:table-cell table:style-name="Gnumeric-default" table:formula="of:=SUM([.F1304:.H1304])" office:value-type="float" office:value="-0.000373985934613077">
            <text:p>−0.00037398593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5300451535731554">
            <text:p>0.005300451535731554</text:p>
          </table:table-cell>
          <table:table-cell table:style-name="Gnumeric-default"/>
          <table:table-cell table:style-name="Gnumeric-default" table:formula="of:=[.B1305]-[.C1305]" office:value-type="float" office:value="-0.005300451535731554">
            <text:p>−0.00530045153573</text:p>
          </table:table-cell>
          <table:table-cell table:style-name="Gnumeric-default" table:formula="of:=[.E1305]*[.$K$1]" office:value-type="float" office:value="-0.0013251128839328885">
            <text:p>−0.0013251128839329</text:p>
          </table:table-cell>
          <table:table-cell table:style-name="Gnumeric-default" table:formula="of:=[.$K$2]*([.E1305]+[.G1304])*0.02" office:value-type="float" office:value="-2.6503570678559086e-07">
            <text:p>−2.6503570678559E−07</text:p>
          </table:table-cell>
          <table:table-cell table:style-name="Gnumeric-default" table:formula="of:=[.$K$3]*([.E1305]-[.E1304])/0.02" office:value-type="float" office:value="-0.00012183329090476037">
            <text:p>−0.0001218332909048</text:p>
          </table:table-cell>
          <table:table-cell table:style-name="Gnumeric-default" table:formula="of:=SUM([.F1305:.H1305])" office:value-type="float" office:value="-0.0014472112105444344">
            <text:p>−0.00144721121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516522116959095">
            <text:p>0.00516522116959095</text:p>
          </table:table-cell>
          <table:table-cell table:style-name="Gnumeric-default"/>
          <table:table-cell table:style-name="Gnumeric-default" table:formula="of:=[.B1306]-[.C1306]" office:value-type="float" office:value="-0.00516522116959095">
            <text:p>−0.00516522116959</text:p>
          </table:table-cell>
          <table:table-cell table:style-name="Gnumeric-default" table:formula="of:=[.E1306]*[.$K$1]" office:value-type="float" office:value="-0.0012913052923977375">
            <text:p>−0.0012913052923977</text:p>
          </table:table-cell>
          <table:table-cell table:style-name="Gnumeric-default" table:formula="of:=[.$K$2]*([.E1306]+[.G1305])*0.02" office:value-type="float" office:value="-2.582743102648868e-07">
            <text:p>−2.5827431026489E−07</text:p>
          </table:table-cell>
          <table:table-cell table:style-name="Gnumeric-default" table:formula="of:=[.$K$3]*([.E1306]-[.E1305])/0.02" office:value-type="float" office:value="0.00033807591535151005">
            <text:p>0.0003380759153515</text:p>
          </table:table-cell>
          <table:table-cell table:style-name="Gnumeric-default" table:formula="of:=SUM([.F1306:.H1306])" office:value-type="float" office:value="-0.00095348765135649233">
            <text:p>−0.00095348765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1233188025653362">
            <text:p>0.006123318802565336</text:p>
          </table:table-cell>
          <table:table-cell table:style-name="Gnumeric-default"/>
          <table:table-cell table:style-name="Gnumeric-default" table:formula="of:=[.B1307]-[.C1307]" office:value-type="float" office:value="-0.0061233188025653362">
            <text:p>−0.00612331880257</text:p>
          </table:table-cell>
          <table:table-cell table:style-name="Gnumeric-default" table:formula="of:=[.E1307]*[.$K$1]" office:value-type="float" office:value="-0.0015308297006413341">
            <text:p>−0.0015308297006413</text:p>
          </table:table-cell>
          <table:table-cell table:style-name="Gnumeric-default" table:formula="of:=[.$K$2]*([.E1307]+[.G1306])*0.02" office:value-type="float" office:value="-3.0617885384378005e-07">
            <text:p>−3.0617885384378E−07</text:p>
          </table:table-cell>
          <table:table-cell table:style-name="Gnumeric-default" table:formula="of:=[.$K$3]*([.E1307]-[.E1306])/0.02" office:value-type="float" office:value="-0.002395244082435966">
            <text:p>−0.002395244082436</text:p>
          </table:table-cell>
          <table:table-cell table:style-name="Gnumeric-default" table:formula="of:=SUM([.F1307:.H1307])" office:value-type="float" office:value="-0.0039263799619311439">
            <text:p>−0.00392637996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59157684445381165">
            <text:p>0.0059157684445381165</text:p>
          </table:table-cell>
          <table:table-cell table:style-name="Gnumeric-default"/>
          <table:table-cell table:style-name="Gnumeric-default" table:formula="of:=[.B1308]-[.C1308]" office:value-type="float" office:value="-0.0059157684445381165">
            <text:p>−0.00591576844454</text:p>
          </table:table-cell>
          <table:table-cell table:style-name="Gnumeric-default" table:formula="of:=[.E1308]*[.$K$1]" office:value-type="float" office:value="-0.0014789421111345291">
            <text:p>−0.0014789421111345</text:p>
          </table:table-cell>
          <table:table-cell table:style-name="Gnumeric-default" table:formula="of:=[.$K$2]*([.E1308]+[.G1307])*0.02" office:value-type="float" office:value="-2.9580373116959804e-07">
            <text:p>−2.9580373116960E−07</text:p>
          </table:table-cell>
          <table:table-cell table:style-name="Gnumeric-default" table:formula="of:=[.$K$3]*([.E1308]-[.E1307])/0.02" office:value-type="float" office:value="0.00051887589506804954">
            <text:p>0.000518875895068</text:p>
          </table:table-cell>
          <table:table-cell table:style-name="Gnumeric-default" table:formula="of:=SUM([.F1308:.H1308])" office:value-type="float" office:value="-0.00096036201979764917">
            <text:p>−0.00096036201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3550490885972977">
            <text:p>0.006355049088597298</text:p>
          </table:table-cell>
          <table:table-cell table:style-name="Gnumeric-default"/>
          <table:table-cell table:style-name="Gnumeric-default" table:formula="of:=[.B1309]-[.C1309]" office:value-type="float" office:value="-0.0063550490885972977">
            <text:p>−0.0063550490886</text:p>
          </table:table-cell>
          <table:table-cell table:style-name="Gnumeric-default" table:formula="of:=[.E1309]*[.$K$1]" office:value-type="float" office:value="-0.0015887622721493244">
            <text:p>−0.0015887622721493</text:p>
          </table:table-cell>
          <table:table-cell table:style-name="Gnumeric-default" table:formula="of:=[.$K$2]*([.E1309]+[.G1308])*0.02" office:value-type="float" office:value="-3.1776724461642338e-07">
            <text:p>−3.1776724461642E−07</text:p>
          </table:table-cell>
          <table:table-cell table:style-name="Gnumeric-default" table:formula="of:=[.$K$3]*([.E1309]-[.E1308])/0.02" office:value-type="float" office:value="-0.001098201610147953">
            <text:p>−0.001098201610148</text:p>
          </table:table-cell>
          <table:table-cell table:style-name="Gnumeric-default" table:formula="of:=SUM([.F1309:.H1309])" office:value-type="float" office:value="-0.0026872816495418939">
            <text:p>−0.00268728164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59203058481216431">
            <text:p>0.005920305848121643</text:p>
          </table:table-cell>
          <table:table-cell table:style-name="Gnumeric-default"/>
          <table:table-cell table:style-name="Gnumeric-default" table:formula="of:=[.B1310]-[.C1310]" office:value-type="float" office:value="-0.0059203058481216431">
            <text:p>−0.00592030584812</text:p>
          </table:table-cell>
          <table:table-cell table:style-name="Gnumeric-default" table:formula="of:=[.E1310]*[.$K$1]" office:value-type="float" office:value="-0.0014800764620304108">
            <text:p>−0.0014800764620304</text:p>
          </table:table-cell>
          <table:table-cell table:style-name="Gnumeric-default" table:formula="of:=[.$K$2]*([.E1310]+[.G1309])*0.02" office:value-type="float" office:value="-2.9603118076831302e-07">
            <text:p>−2.96031180768313E-07</text:p>
          </table:table-cell>
          <table:table-cell table:style-name="Gnumeric-default" table:formula="of:=[.$K$3]*([.E1310]-[.E1309])/0.02" office:value-type="float" office:value="0.0010868581011891365">
            <text:p>0.0010868581011891</text:p>
          </table:table-cell>
          <table:table-cell table:style-name="Gnumeric-default" table:formula="of:=SUM([.F1310:.H1310])" office:value-type="float" office:value="-0.00039351439202204257">
            <text:p>−0.0003935143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4893239177763462">
            <text:p>0.006489323917776346</text:p>
          </table:table-cell>
          <table:table-cell table:style-name="Gnumeric-default"/>
          <table:table-cell table:style-name="Gnumeric-default" table:formula="of:=[.B1311]-[.C1311]" office:value-type="float" office:value="-0.0064893239177763462">
            <text:p>−0.00648932391778</text:p>
          </table:table-cell>
          <table:table-cell table:style-name="Gnumeric-default" table:formula="of:=[.E1311]*[.$K$1]" office:value-type="float" office:value="-0.0016223309794440866">
            <text:p>−0.0016223309794441</text:p>
          </table:table-cell>
          <table:table-cell table:style-name="Gnumeric-default" table:formula="of:=[.$K$2]*([.E1311]+[.G1310])*0.02" office:value-type="float" office:value="-3.2448099744785577e-07">
            <text:p>−3.2448099744786E−07</text:p>
          </table:table-cell>
          <table:table-cell table:style-name="Gnumeric-default" table:formula="of:=[.$K$3]*([.E1311]-[.E1310])/0.02" office:value-type="float" office:value="-0.0014225451741367579">
            <text:p>−0.0014225451741368</text:p>
          </table:table-cell>
          <table:table-cell table:style-name="Gnumeric-default" table:formula="of:=SUM([.F1311:.H1311])" office:value-type="float" office:value="-0.0030452006345782923">
            <text:p>−0.00304520063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2564034014940262">
            <text:p>0.006256403401494026</text:p>
          </table:table-cell>
          <table:table-cell table:style-name="Gnumeric-default"/>
          <table:table-cell table:style-name="Gnumeric-default" table:formula="of:=[.B1312]-[.C1312]" office:value-type="float" office:value="-0.0062564034014940262">
            <text:p>−0.00625640340149</text:p>
          </table:table-cell>
          <table:table-cell table:style-name="Gnumeric-default" table:formula="of:=[.E1312]*[.$K$1]" office:value-type="float" office:value="-0.0015641008503735065">
            <text:p>−0.0015641008503735</text:p>
          </table:table-cell>
          <table:table-cell table:style-name="Gnumeric-default" table:formula="of:=[.$K$2]*([.E1312]+[.G1311])*0.02" office:value-type="float" office:value="-3.1283639412457375e-07">
            <text:p>−3.1283639412457E−07</text:p>
          </table:table-cell>
          <table:table-cell table:style-name="Gnumeric-default" table:formula="of:=[.$K$3]*([.E1312]-[.E1311])/0.02" office:value-type="float" office:value="0.00058230129070580006">
            <text:p>0.0005823012907058</text:p>
          </table:table-cell>
          <table:table-cell table:style-name="Gnumeric-default" table:formula="of:=SUM([.F1312:.H1312])" office:value-type="float" office:value="-0.00098211239606183116">
            <text:p>−0.00098211239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6696549765765667">
            <text:p>0.006669654976576567</text:p>
          </table:table-cell>
          <table:table-cell table:style-name="Gnumeric-default"/>
          <table:table-cell table:style-name="Gnumeric-default" table:formula="of:=[.B1313]-[.C1313]" office:value-type="float" office:value="-0.0066696549765765667">
            <text:p>−0.00666965497658</text:p>
          </table:table-cell>
          <table:table-cell table:style-name="Gnumeric-default" table:formula="of:=[.E1313]*[.$K$1]" office:value-type="float" office:value="-0.0016674137441441417">
            <text:p>−0.0016674137441441</text:p>
          </table:table-cell>
          <table:table-cell table:style-name="Gnumeric-default" table:formula="of:=[.$K$2]*([.E1313]+[.G1312])*0.02" office:value-type="float" office:value="-3.3349839064853464e-07">
            <text:p>−3.3349839064853E−07</text:p>
          </table:table-cell>
          <table:table-cell table:style-name="Gnumeric-default" table:formula="of:=[.$K$3]*([.E1313]-[.E1312])/0.02" office:value-type="float" office:value="-0.0010331289377063513">
            <text:p>−0.0010331289377064</text:p>
          </table:table-cell>
          <table:table-cell table:style-name="Gnumeric-default" table:formula="of:=SUM([.F1313:.H1313])" office:value-type="float" office:value="-0.0027008761802411415">
            <text:p>−0.00270087618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6458401270210743">
            <text:p>0.006645840127021074</text:p>
          </table:table-cell>
          <table:table-cell table:style-name="Gnumeric-default"/>
          <table:table-cell table:style-name="Gnumeric-default" table:formula="of:=[.B1314]-[.C1314]" office:value-type="float" office:value="-0.0066458401270210743">
            <text:p>−0.00664584012702</text:p>
          </table:table-cell>
          <table:table-cell table:style-name="Gnumeric-default" table:formula="of:=[.E1314]*[.$K$1]" office:value-type="float" office:value="-0.0016614600317552686">
            <text:p>−0.0016614600317553</text:p>
          </table:table-cell>
          <table:table-cell table:style-name="Gnumeric-default" table:formula="of:=[.$K$2]*([.E1314]+[.G1313])*0.02" office:value-type="float" office:value="-3.3230868127058613e-07">
            <text:p>−3.3230868127059E−07</text:p>
          </table:table-cell>
          <table:table-cell table:style-name="Gnumeric-default" table:formula="of:=[.$K$3]*([.E1314]-[.E1313])/0.02" office:value-type="float" office:value="5.953712388873101e-05">
            <text:p>5.9537123888731E−05</text:p>
          </table:table-cell>
          <table:table-cell table:style-name="Gnumeric-default" table:formula="of:=SUM([.F1314:.H1314])" office:value-type="float" office:value="-0.0016022552165478082">
            <text:p>−0.00160225521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43458370491862297">
            <text:p>0.00434583704918623</text:p>
          </table:table-cell>
          <table:table-cell table:style-name="Gnumeric-default" office:value-type="float" office:value="0.006930449977517128">
            <text:p>0.006930449977517128</text:p>
          </table:table-cell>
          <table:table-cell table:style-name="Gnumeric-default"/>
          <table:table-cell table:style-name="Gnumeric-default" table:formula="of:=[.B1315]-[.C1315]" office:value-type="float" office:value="-0.0025846129283308983">
            <text:p>−0.00258461292833</text:p>
          </table:table-cell>
          <table:table-cell table:style-name="Gnumeric-default" table:formula="of:=[.E1315]*[.$K$1]" office:value-type="float" office:value="-0.00064615323208272457">
            <text:p>−0.0006461532320827</text:p>
          </table:table-cell>
          <table:table-cell table:style-name="Gnumeric-default" table:formula="of:=[.$K$2]*([.E1315]+[.G1314])*0.02" office:value-type="float" office:value="-1.2924726185060845e-07">
            <text:p>−1.2924726185061E−07</text:p>
          </table:table-cell>
          <table:table-cell table:style-name="Gnumeric-default" table:formula="of:=[.$K$3]*([.E1315]-[.E1314])/0.02" office:value-type="float" office:value="0.01015306799672544">
            <text:p>0.01015306799672544</text:p>
          </table:table-cell>
          <table:table-cell table:style-name="Gnumeric-default" table:formula="of:=SUM([.F1315:.H1315])" office:value-type="float" office:value="0.0095067855173808641">
            <text:p>0.0095067855173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43713613413274288">
            <text:p>0.004371361341327429</text:p>
          </table:table-cell>
          <table:table-cell table:style-name="Gnumeric-default" office:value-type="float" office:value="0.0069305128417909145">
            <text:p>0.0069305128417909145</text:p>
          </table:table-cell>
          <table:table-cell table:style-name="Gnumeric-default"/>
          <table:table-cell table:style-name="Gnumeric-default" table:formula="of:=[.B1316]-[.C1316]" office:value-type="float" office:value="-0.0025591515004634857">
            <text:p>−0.00255915150046</text:p>
          </table:table-cell>
          <table:table-cell table:style-name="Gnumeric-default" table:formula="of:=[.E1316]*[.$K$1]" office:value-type="float" office:value="-0.00063978787511587143">
            <text:p>−0.0006397878751159</text:p>
          </table:table-cell>
          <table:table-cell table:style-name="Gnumeric-default" table:formula="of:=[.$K$2]*([.E1316]+[.G1315])*0.02" office:value-type="float" office:value="-1.2796403738626682e-07">
            <text:p>−1.2796403738627E−07</text:p>
          </table:table-cell>
          <table:table-cell table:style-name="Gnumeric-default" table:formula="of:=[.$K$3]*([.E1316]-[.E1315])/0.02" office:value-type="float" office:value="6.3653569668531418e-05">
            <text:p>6.3653569668531E−05</text:p>
          </table:table-cell>
          <table:table-cell table:style-name="Gnumeric-default" table:formula="of:=SUM([.F1316:.H1316])" office:value-type="float" office:value="-0.00057626226948472633">
            <text:p>−0.00057626226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012338938540779054">
            <text:p>0.0001233893854078</text:p>
          </table:table-cell>
          <table:table-cell table:style-name="Gnumeric-default" office:value-type="float" office:value="0.0065462952479720116">
            <text:p>0.0065462952479720116</text:p>
          </table:table-cell>
          <table:table-cell table:style-name="Gnumeric-default"/>
          <table:table-cell table:style-name="Gnumeric-default" table:formula="of:=[.B1317]-[.C1317]" office:value-type="float" office:value="-0.006422905862564221">
            <text:p>−0.00642290586256</text:p>
          </table:table-cell>
          <table:table-cell table:style-name="Gnumeric-default" table:formula="of:=[.E1317]*[.$K$1]" office:value-type="float" office:value="-0.0016057264656410553">
            <text:p>−0.0016057264656411</text:p>
          </table:table-cell>
          <table:table-cell table:style-name="Gnumeric-default" table:formula="of:=[.$K$2]*([.E1317]+[.G1316])*0.02" office:value-type="float" office:value="-3.2115169133008036e-07">
            <text:p>−3.2115169133008E−07</text:p>
          </table:table-cell>
          <table:table-cell table:style-name="Gnumeric-default" table:formula="of:=[.$K$3]*([.E1317]-[.E1316])/0.02" office:value-type="float" office:value="-0.0096593859052518383">
            <text:p>−0.0096593859052518</text:p>
          </table:table-cell>
          <table:table-cell table:style-name="Gnumeric-default" table:formula="of:=SUM([.F1317:.H1317])" office:value-type="float" office:value="-0.011265433522584224">
            <text:p>−0.01126543352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45652184635400772">
            <text:p>0.004565218463540077</text:p>
          </table:table-cell>
          <table:table-cell table:style-name="Gnumeric-default" office:value-type="float" office:value="0.0069007617421448231">
            <text:p>0.006900761742144823</text:p>
          </table:table-cell>
          <table:table-cell table:style-name="Gnumeric-default"/>
          <table:table-cell table:style-name="Gnumeric-default" table:formula="of:=[.B1318]-[.C1318]" office:value-type="float" office:value="-0.0023355432786047459">
            <text:p>−0.0023355432786</text:p>
          </table:table-cell>
          <table:table-cell table:style-name="Gnumeric-default" table:formula="of:=[.E1318]*[.$K$1]" office:value-type="float" office:value="-0.00058388581965118647">
            <text:p>−0.0005838858196512</text:p>
          </table:table-cell>
          <table:table-cell table:style-name="Gnumeric-default" table:formula="of:=[.$K$2]*([.E1318]+[.G1317])*0.02" office:value-type="float" office:value="-1.1679322151480381e-07">
            <text:p>−1.1679322151480E−07</text:p>
          </table:table-cell>
          <table:table-cell table:style-name="Gnumeric-default" table:formula="of:=[.$K$3]*([.E1318]-[.E1317])/0.02" office:value-type="float" office:value="0.010218406459898688">
            <text:p>0.010218406459898688</text:p>
          </table:table-cell>
          <table:table-cell table:style-name="Gnumeric-default" table:formula="of:=SUM([.F1318:.H1318])" office:value-type="float" office:value="0.0096344038470259873">
            <text:p>0.0096344038470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45848689042031765">
            <text:p>0.0045848689042031765</text:p>
          </table:table-cell>
          <table:table-cell table:style-name="Gnumeric-default" office:value-type="float" office:value="0.0069012395106256008">
            <text:p>0.006901239510625601</text:p>
          </table:table-cell>
          <table:table-cell table:style-name="Gnumeric-default"/>
          <table:table-cell table:style-name="Gnumeric-default" table:formula="of:=[.B1319]-[.C1319]" office:value-type="float" office:value="-0.0023163706064224243">
            <text:p>−0.00231637060642</text:p>
          </table:table-cell>
          <table:table-cell table:style-name="Gnumeric-default" table:formula="of:=[.E1319]*[.$K$1]" office:value-type="float" office:value="-0.00057909265160560608">
            <text:p>−0.0005790926516056</text:p>
          </table:table-cell>
          <table:table-cell table:style-name="Gnumeric-default" table:formula="of:=[.$K$2]*([.E1319]+[.G1318])*0.02" office:value-type="float" office:value="-1.1582436998219695e-07">
            <text:p>−1.1582436998220E−07</text:p>
          </table:table-cell>
          <table:table-cell table:style-name="Gnumeric-default" table:formula="of:=[.$K$3]*([.E1319]-[.E1318])/0.02" office:value-type="float" office:value="4.7931680455803871e-05">
            <text:p>4.7931680455804E−05</text:p>
          </table:table-cell>
          <table:table-cell table:style-name="Gnumeric-default" table:formula="of:=SUM([.F1319:.H1319])" office:value-type="float" office:value="-0.00053127679551978439">
            <text:p>−0.00053127679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4604618065059185">
            <text:p>0.004604618065059185</text:p>
          </table:table-cell>
          <table:table-cell table:style-name="Gnumeric-default" office:value-type="float" office:value="0.0069030625745654106">
            <text:p>0.006903062574565411</text:p>
          </table:table-cell>
          <table:table-cell table:style-name="Gnumeric-default"/>
          <table:table-cell table:style-name="Gnumeric-default" table:formula="of:=[.B1320]-[.C1320]" office:value-type="float" office:value="-0.0022984445095062256">
            <text:p>−0.00229844450951</text:p>
          </table:table-cell>
          <table:table-cell table:style-name="Gnumeric-default" table:formula="of:=[.E1320]*[.$K$1]" office:value-type="float" office:value="-0.0005746111273765564">
            <text:p>−0.0005746111273766</text:p>
          </table:table-cell>
          <table:table-cell table:style-name="Gnumeric-default" table:formula="of:=[.$K$2]*([.E1320]+[.G1319])*0.02" office:value-type="float" office:value="-1.149280166938104e-07">
            <text:p>−1.1492801669381E−07</text:p>
          </table:table-cell>
          <table:table-cell table:style-name="Gnumeric-default" table:formula="of:=[.$K$3]*([.E1320]-[.E1319])/0.02" office:value-type="float" office:value="4.4815242290496826e-05">
            <text:p>4.4815242290497E−05</text:p>
          </table:table-cell>
          <table:table-cell table:style-name="Gnumeric-default" table:formula="of:=SUM([.F1320:.H1320])" office:value-type="float" office:value="-0.00052991081310275339">
            <text:p>−0.00052991081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89834947139024734">
            <text:p>0.008983494713902473</text:p>
          </table:table-cell>
          <table:table-cell table:style-name="Gnumeric-default" office:value-type="float" office:value="0.0071217156946659088">
            <text:p>0.007121715694665909</text:p>
          </table:table-cell>
          <table:table-cell table:style-name="Gnumeric-default"/>
          <table:table-cell table:style-name="Gnumeric-default" table:formula="of:=[.B1321]-[.C1321]" office:value-type="float" office:value="0.0018617790192365646">
            <text:p>0.0018617790192366</text:p>
          </table:table-cell>
          <table:table-cell table:style-name="Gnumeric-default" table:formula="of:=[.E1321]*[.$K$1]" office:value-type="float" office:value="0.00046544475480914116">
            <text:p>0.0004654447548091</text:p>
          </table:table-cell>
          <table:table-cell table:style-name="Gnumeric-default" table:formula="of:=[.$K$2]*([.E1321]+[.G1320])*0.02" office:value-type="float" office:value="9.3083204560993547e-08">
            <text:p>9.308320456099355E-08</text:p>
          </table:table-cell>
          <table:table-cell table:style-name="Gnumeric-default" table:formula="of:=[.$K$3]*([.E1321]-[.E1320])/0.02" office:value-type="float" office:value="0.010400558821856976">
            <text:p>0.010400558821856976</text:p>
          </table:table-cell>
          <table:table-cell table:style-name="Gnumeric-default" table:formula="of:=SUM([.F1321:.H1321])" office:value-type="float" office:value="0.010866096659870678">
            <text:p>0.0108660966598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022497728059533983">
            <text:p>0.0002249772805953</text:p>
          </table:table-cell>
          <table:table-cell table:style-name="Gnumeric-default" office:value-type="float" office:value="0.006469793152064085">
            <text:p>0.006469793152064085</text:p>
          </table:table-cell>
          <table:table-cell table:style-name="Gnumeric-default"/>
          <table:table-cell table:style-name="Gnumeric-default" table:formula="of:=[.B1322]-[.C1322]" office:value-type="float" office:value="-0.0062448158714687452">
            <text:p>−0.00624481587147</text:p>
          </table:table-cell>
          <table:table-cell table:style-name="Gnumeric-default" table:formula="of:=[.E1322]*[.$K$1]" office:value-type="float" office:value="-0.0015612039678671863">
            <text:p>−0.0015612039678672</text:p>
          </table:table-cell>
          <table:table-cell table:style-name="Gnumeric-default" table:formula="of:=[.$K$2]*([.E1322]+[.G1321])*0.02" office:value-type="float" office:value="-3.1223613941320921e-07">
            <text:p>−3.1223613941321E−07</text:p>
          </table:table-cell>
          <table:table-cell table:style-name="Gnumeric-default" table:formula="of:=[.$K$3]*([.E1322]-[.E1321])/0.02" office:value-type="float" office:value="-0.020266487226763278">
            <text:p>−0.0202664872267633</text:p>
          </table:table-cell>
          <table:table-cell table:style-name="Gnumeric-default" table:formula="of:=SUM([.F1322:.H1322])" office:value-type="float" office:value="-0.021828003430769877">
            <text:p>−0.02182800343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3062035478651524">
            <text:p>0.006306203547865152</text:p>
          </table:table-cell>
          <table:table-cell table:style-name="Gnumeric-default"/>
          <table:table-cell table:style-name="Gnumeric-default" table:formula="of:=[.B1323]-[.C1323]" office:value-type="float" office:value="-0.0063062035478651524">
            <text:p>−0.00630620354787</text:p>
          </table:table-cell>
          <table:table-cell table:style-name="Gnumeric-default" table:formula="of:=[.E1323]*[.$K$1]" office:value-type="float" office:value="-0.0015765508869662881">
            <text:p>−0.0015765508869663</text:p>
          </table:table-cell>
          <table:table-cell table:style-name="Gnumeric-default" table:formula="of:=[.$K$2]*([.E1323]+[.G1322])*0.02" office:value-type="float" office:value="-3.1532578920022829e-07">
            <text:p>−3.1532578920023E−07</text:p>
          </table:table-cell>
          <table:table-cell table:style-name="Gnumeric-default" table:formula="of:=[.$K$3]*([.E1323]-[.E1322])/0.02" office:value-type="float" office:value="-0.00015346919099101797">
            <text:p>−0.000153469190991</text:p>
          </table:table-cell>
          <table:table-cell table:style-name="Gnumeric-default" table:formula="of:=SUM([.F1323:.H1323])" office:value-type="float" office:value="-0.0017303354037465062">
            <text:p>−0.00173033540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3020950183272362">
            <text:p>0.006302095018327236</text:p>
          </table:table-cell>
          <table:table-cell table:style-name="Gnumeric-default"/>
          <table:table-cell table:style-name="Gnumeric-default" table:formula="of:=[.B1324]-[.C1324]" office:value-type="float" office:value="-0.0063020950183272362">
            <text:p>−0.00630209501833</text:p>
          </table:table-cell>
          <table:table-cell table:style-name="Gnumeric-default" table:formula="of:=[.E1324]*[.$K$1]" office:value-type="float" office:value="-0.001575523754581809">
            <text:p>−0.0015755237545818</text:p>
          </table:table-cell>
          <table:table-cell table:style-name="Gnumeric-default" table:formula="of:=[.$K$2]*([.E1324]+[.G1323])*0.02" office:value-type="float" office:value="-3.1512051720582181e-07">
            <text:p>−3.1512051720582E−07</text:p>
          </table:table-cell>
          <table:table-cell table:style-name="Gnumeric-default" table:formula="of:=[.$K$3]*([.E1324]-[.E1323])/0.02" office:value-type="float" office:value="1.0271323844790459e-05">
            <text:p>1.0271323844790E−05</text:p>
          </table:table-cell>
          <table:table-cell table:style-name="Gnumeric-default" table:formula="of:=SUM([.F1324:.H1324])" office:value-type="float" office:value="-0.0015655675512542245">
            <text:p>−0.00156556755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062554865144193172">
            <text:p>0.0006255486514419317</text:p>
          </table:table-cell>
          <table:table-cell table:style-name="Gnumeric-default" office:value-type="float" office:value="0.0062497826293110847">
            <text:p>0.006249782629311085</text:p>
          </table:table-cell>
          <table:table-cell table:style-name="Gnumeric-default"/>
          <table:table-cell table:style-name="Gnumeric-default" table:formula="of:=[.B1325]-[.C1325]" office:value-type="float" office:value="-0.005624233977869153">
            <text:p>−0.00562423397787</text:p>
          </table:table-cell>
          <table:table-cell table:style-name="Gnumeric-default" table:formula="of:=[.E1325]*[.$K$1]" office:value-type="float" office:value="-0.0014060584944672883">
            <text:p>−0.0014060584944673</text:p>
          </table:table-cell>
          <table:table-cell table:style-name="Gnumeric-default" table:formula="of:=[.$K$2]*([.E1325]+[.G1324])*0.02" office:value-type="float" office:value="-2.8122745491931796e-07">
            <text:p>−2.8122745491932E−07</text:p>
          </table:table-cell>
          <table:table-cell table:style-name="Gnumeric-default" table:formula="of:=[.$K$3]*([.E1325]-[.E1324])/0.02" office:value-type="float" office:value="0.0016946526011452081">
            <text:p>0.001694652601145208</text:p>
          </table:table-cell>
          <table:table-cell table:style-name="Gnumeric-default" table:formula="of:=SUM([.F1325:.H1325])" office:value-type="float" office:value="0.00028831287922300054">
            <text:p>0.0002883128792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069531908957287669">
            <text:p>0.0006953190895728767</text:p>
          </table:table-cell>
          <table:table-cell table:style-name="Gnumeric-default" office:value-type="float" office:value="0.0065323980525135994">
            <text:p>0.006532398052513599</text:p>
          </table:table-cell>
          <table:table-cell table:style-name="Gnumeric-default"/>
          <table:table-cell table:style-name="Gnumeric-default" table:formula="of:=[.B1326]-[.C1326]" office:value-type="float" office:value="-0.0058370789629407227">
            <text:p>−0.00583707896294</text:p>
          </table:table-cell>
          <table:table-cell table:style-name="Gnumeric-default" table:formula="of:=[.E1326]*[.$K$1]" office:value-type="float" office:value="-0.0014592697407351807">
            <text:p>−0.0014592697407352</text:p>
          </table:table-cell>
          <table:table-cell table:style-name="Gnumeric-default" table:formula="of:=[.$K$2]*([.E1326]+[.G1325])*0.02" office:value-type="float" office:value="-2.918680095197821e-07">
            <text:p>−2.9186800951978E−07</text:p>
          </table:table-cell>
          <table:table-cell table:style-name="Gnumeric-default" table:formula="of:=[.$K$3]*([.E1326]-[.E1325])/0.02" office:value-type="float" office:value="-0.0005321124626789242">
            <text:p>−0.0005321124626789</text:p>
          </table:table-cell>
          <table:table-cell table:style-name="Gnumeric-default" table:formula="of:=SUM([.F1326:.H1326])" office:value-type="float" office:value="-0.0019916740714236245">
            <text:p>−0.00199167407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51218657754361629">
            <text:p>0.005121865775436163</text:p>
          </table:table-cell>
          <table:table-cell table:style-name="Gnumeric-default" office:value-type="float" office:value="0.0068076904863119125">
            <text:p>0.0068076904863119125</text:p>
          </table:table-cell>
          <table:table-cell table:style-name="Gnumeric-default"/>
          <table:table-cell table:style-name="Gnumeric-default" table:formula="of:=[.B1327]-[.C1327]" office:value-type="float" office:value="-0.0016858247108757496">
            <text:p>−0.00168582471088</text:p>
          </table:table-cell>
          <table:table-cell table:style-name="Gnumeric-default" table:formula="of:=[.E1327]*[.$K$1]" office:value-type="float" office:value="-0.0004214561777189374">
            <text:p>−0.0004214561777189</text:p>
          </table:table-cell>
          <table:table-cell table:style-name="Gnumeric-default" table:formula="of:=[.$K$2]*([.E1327]+[.G1326])*0.02" office:value-type="float" office:value="-8.4305828944263474e-08">
            <text:p>−8.4305828944263E−08</text:p>
          </table:table-cell>
          <table:table-cell table:style-name="Gnumeric-default" table:formula="of:=[.$K$3]*([.E1327]-[.E1326])/0.02" office:value-type="float" office:value="0.010378135630162433">
            <text:p>0.010378135630162433</text:p>
          </table:table-cell>
          <table:table-cell table:style-name="Gnumeric-default" table:formula="of:=SUM([.F1327:.H1327])" office:value-type="float" office:value="0.0099565951466145507">
            <text:p>0.0099565951466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3844513334333897">
            <text:p>0.013844513334333897</text:p>
          </table:table-cell>
          <table:table-cell table:style-name="Gnumeric-default" office:value-type="float" office:value="0.007439879234880209">
            <text:p>0.007439879234880209</text:p>
          </table:table-cell>
          <table:table-cell table:style-name="Gnumeric-default"/>
          <table:table-cell table:style-name="Gnumeric-default" table:formula="of:=[.B1328]-[.C1328]" office:value-type="float" office:value="0.0064046340994536877">
            <text:p>0.0064046340994537</text:p>
          </table:table-cell>
          <table:table-cell table:style-name="Gnumeric-default" table:formula="of:=[.E1328]*[.$K$1]" office:value-type="float" office:value="0.0016011585248634219">
            <text:p>0.001601158524863422</text:p>
          </table:table-cell>
          <table:table-cell table:style-name="Gnumeric-default" table:formula="of:=[.$K$2]*([.E1328]+[.G1327])*0.02" office:value-type="float" office:value="3.2022748968123715e-07">
            <text:p>3.2022748968123715E-07</text:p>
          </table:table-cell>
          <table:table-cell table:style-name="Gnumeric-default" table:formula="of:=[.$K$3]*([.E1328]-[.E1327])/0.02" office:value-type="float" office:value="0.020226147025823593">
            <text:p>0.020226147025823593</text:p>
          </table:table-cell>
          <table:table-cell table:style-name="Gnumeric-default" table:formula="of:=SUM([.F1328:.H1328])" office:value-type="float" office:value="0.021827625778176696">
            <text:p>0.0218276257781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9593003690242767">
            <text:p>0.03959300369024277</text:p>
          </table:table-cell>
          <table:table-cell table:style-name="Gnumeric-default" office:value-type="float" office:value="0.0095324423164129257">
            <text:p>0.009532442316412926</text:p>
          </table:table-cell>
          <table:table-cell table:style-name="Gnumeric-default"/>
          <table:table-cell table:style-name="Gnumeric-default" table:formula="of:=[.B1329]-[.C1329]" office:value-type="float" office:value="0.030060561373829842">
            <text:p>0.0300605613738298</text:p>
          </table:table-cell>
          <table:table-cell table:style-name="Gnumeric-default" table:formula="of:=[.E1329]*[.$K$1]" office:value-type="float" office:value="0.0075151403434574604">
            <text:p>0.00751514034345746</text:p>
          </table:table-cell>
          <table:table-cell table:style-name="Gnumeric-default" table:formula="of:=[.$K$2]*([.E1329]+[.G1328])*0.02" office:value-type="float" office:value="1.5030440800659761e-06">
            <text:p>1.503044080065976E-06</text:p>
          </table:table-cell>
          <table:table-cell table:style-name="Gnumeric-default" table:formula="of:=[.$K$3]*([.E1329]-[.E1328])/0.02" office:value-type="float" office:value="0.059139818185940385">
            <text:p>0.059139818185940385</text:p>
          </table:table-cell>
          <table:table-cell table:style-name="Gnumeric-default" table:formula="of:=SUM([.F1329:.H1329])" office:value-type="float" office:value="0.066656461573477918">
            <text:p>0.0666564615734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22129125893116">
            <text:p>0.0522129125893116</text:p>
          </table:table-cell>
          <table:table-cell table:style-name="Gnumeric-default" office:value-type="float" office:value="0.0099386051297187805">
            <text:p>0.00993860512971878</text:p>
          </table:table-cell>
          <table:table-cell table:style-name="Gnumeric-default"/>
          <table:table-cell table:style-name="Gnumeric-default" table:formula="of:=[.B1330]-[.C1330]" office:value-type="float" office:value="0.042274307459592819">
            <text:p>0.0422743074595928</text:p>
          </table:table-cell>
          <table:table-cell table:style-name="Gnumeric-default" table:formula="of:=[.E1330]*[.$K$1]" office:value-type="float" office:value="0.010568576864898205">
            <text:p>0.010568576864898205</text:p>
          </table:table-cell>
          <table:table-cell table:style-name="Gnumeric-default" table:formula="of:=[.$K$2]*([.E1330]+[.G1329])*0.02" office:value-type="float" office:value="2.1137905251836442e-06">
            <text:p>2.113790525183644E-06</text:p>
          </table:table-cell>
          <table:table-cell table:style-name="Gnumeric-default" table:formula="of:=[.$K$3]*([.E1330]-[.E1329])/0.02" office:value-type="float" office:value="0.030534365214407444">
            <text:p>0.030534365214407444</text:p>
          </table:table-cell>
          <table:table-cell table:style-name="Gnumeric-default" table:formula="of:=SUM([.F1330:.H1330])" office:value-type="float" office:value="0.041105055869830834">
            <text:p>0.0411050558698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8384550511837006">
            <text:p>0.068384550511837</text:p>
          </table:table-cell>
          <table:table-cell table:style-name="Gnumeric-default" office:value-type="float" office:value="0.012088791467249393">
            <text:p>0.012088791467249393</text:p>
          </table:table-cell>
          <table:table-cell table:style-name="Gnumeric-default"/>
          <table:table-cell table:style-name="Gnumeric-default" table:formula="of:=[.B1331]-[.C1331]" office:value-type="float" office:value="0.056295759044587612">
            <text:p>0.0562957590445876</text:p>
          </table:table-cell>
          <table:table-cell table:style-name="Gnumeric-default" table:formula="of:=[.E1331]*[.$K$1]" office:value-type="float" office:value="0.014073939761146903">
            <text:p>0.014073939761146903</text:p>
          </table:table-cell>
          <table:table-cell table:style-name="Gnumeric-default" table:formula="of:=[.$K$2]*([.E1331]+[.G1330])*0.02" office:value-type="float" office:value="2.8148936417556403e-06">
            <text:p>2.8148936417556403E-06</text:p>
          </table:table-cell>
          <table:table-cell table:style-name="Gnumeric-default" table:formula="of:=[.$K$3]*([.E1331]-[.E1330])/0.02" office:value-type="float" office:value="0.035053628962486982">
            <text:p>0.03505362896248698</text:p>
          </table:table-cell>
          <table:table-cell table:style-name="Gnumeric-default" table:formula="of:=SUM([.F1331:.H1331])" office:value-type="float" office:value="0.04913038361727564">
            <text:p>0.0491303836172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1945697069168091">
            <text:p>0.07194569706916809</text:p>
          </table:table-cell>
          <table:table-cell table:style-name="Gnumeric-default" office:value-type="float" office:value="0.012387934140861034">
            <text:p>0.012387934140861034</text:p>
          </table:table-cell>
          <table:table-cell table:style-name="Gnumeric-default"/>
          <table:table-cell table:style-name="Gnumeric-default" table:formula="of:=[.B1332]-[.C1332]" office:value-type="float" office:value="0.059557762928307056">
            <text:p>0.0595577629283071</text:p>
          </table:table-cell>
          <table:table-cell table:style-name="Gnumeric-default" table:formula="of:=[.E1332]*[.$K$1]" office:value-type="float" office:value="0.014889440732076764">
            <text:p>0.014889440732076764</text:p>
          </table:table-cell>
          <table:table-cell table:style-name="Gnumeric-default" table:formula="of:=[.$K$2]*([.E1332]+[.G1331])*0.02" office:value-type="float" office:value="2.9780288910974405e-06">
            <text:p>2.9780288910974405E-06</text:p>
          </table:table-cell>
          <table:table-cell table:style-name="Gnumeric-default" table:formula="of:=[.$K$3]*([.E1332]-[.E1331])/0.02" office:value-type="float" office:value="0.0081550097092986107">
            <text:p>0.00815500970929861</text:p>
          </table:table-cell>
          <table:table-cell table:style-name="Gnumeric-default" table:formula="of:=SUM([.F1332:.H1332])" office:value-type="float" office:value="0.023047428470266473">
            <text:p>0.0230474284702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5484402477741241">
            <text:p>0.07548440247774124</text:p>
          </table:table-cell>
          <table:table-cell table:style-name="Gnumeric-default" office:value-type="float" office:value="0.012398342601954937">
            <text:p>0.012398342601954937</text:p>
          </table:table-cell>
          <table:table-cell table:style-name="Gnumeric-default"/>
          <table:table-cell table:style-name="Gnumeric-default" table:formula="of:=[.B1333]-[.C1333]" office:value-type="float" office:value="0.063086059875786304">
            <text:p>0.0630860598757863</text:p>
          </table:table-cell>
          <table:table-cell table:style-name="Gnumeric-default" table:formula="of:=[.E1333]*[.$K$1]" office:value-type="float" office:value="0.015771514968946576">
            <text:p>0.015771514968946576</text:p>
          </table:table-cell>
          <table:table-cell table:style-name="Gnumeric-default" table:formula="of:=[.$K$2]*([.E1333]+[.G1332])*0.02" office:value-type="float" office:value="3.1544518952338702e-06">
            <text:p>3.15445189523387E-06</text:p>
          </table:table-cell>
          <table:table-cell table:style-name="Gnumeric-default" table:formula="of:=[.$K$3]*([.E1333]-[.E1332])/0.02" office:value-type="float" office:value="0.0088207423686981201">
            <text:p>0.00882074236869812</text:p>
          </table:table-cell>
          <table:table-cell table:style-name="Gnumeric-default" table:formula="of:=SUM([.F1333:.H1333])" office:value-type="float" office:value="0.024595411789539931">
            <text:p>0.024595411789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9001970589160919">
            <text:p>0.07900197058916092</text:p>
          </table:table-cell>
          <table:table-cell table:style-name="Gnumeric-default" office:value-type="float" office:value="0.013548559509217739">
            <text:p>0.013548559509217739</text:p>
          </table:table-cell>
          <table:table-cell table:style-name="Gnumeric-default"/>
          <table:table-cell table:style-name="Gnumeric-default" table:formula="of:=[.B1334]-[.C1334]" office:value-type="float" office:value="0.06545341107994318">
            <text:p>0.0654534110799432</text:p>
          </table:table-cell>
          <table:table-cell table:style-name="Gnumeric-default" table:formula="of:=[.E1334]*[.$K$1]" office:value-type="float" office:value="0.016363352769985795">
            <text:p>0.016363352769985795</text:p>
          </table:table-cell>
          <table:table-cell table:style-name="Gnumeric-default" table:formula="of:=[.$K$2]*([.E1334]+[.G1333])*0.02" office:value-type="float" office:value="3.2728282765919209e-06">
            <text:p>3.272828276591921E-06</text:p>
          </table:table-cell>
          <table:table-cell table:style-name="Gnumeric-default" table:formula="of:=[.$K$3]*([.E1334]-[.E1333])/0.02" office:value-type="float" office:value="0.005918378010392189">
            <text:p>0.005918378010392189</text:p>
          </table:table-cell>
          <table:table-cell table:style-name="Gnumeric-default" table:formula="of:=SUM([.F1334:.H1334])" office:value-type="float" office:value="0.022285003608654576">
            <text:p>0.0222850036086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6858659982681274">
            <text:p>0.08685865998268127</text:p>
          </table:table-cell>
          <table:table-cell table:style-name="Gnumeric-default" office:value-type="float" office:value="0.014512185007333755">
            <text:p>0.014512185007333755</text:p>
          </table:table-cell>
          <table:table-cell table:style-name="Gnumeric-default"/>
          <table:table-cell table:style-name="Gnumeric-default" table:formula="of:=[.B1335]-[.C1335]" office:value-type="float" office:value="0.072346474975347519">
            <text:p>0.0723464749753475</text:p>
          </table:table-cell>
          <table:table-cell table:style-name="Gnumeric-default" table:formula="of:=[.E1335]*[.$K$1]" office:value-type="float" office:value="0.01808661874383688">
            <text:p>0.01808661874383688</text:p>
          </table:table-cell>
          <table:table-cell table:style-name="Gnumeric-default" table:formula="of:=[.$K$2]*([.E1335]+[.G1334])*0.02" office:value-type="float" office:value="3.6174873901812056e-06">
            <text:p>3.6174873901812056E-06</text:p>
          </table:table-cell>
          <table:table-cell table:style-name="Gnumeric-default" table:formula="of:=[.$K$3]*([.E1335]-[.E1334])/0.02" office:value-type="float" office:value="0.017232659738510851">
            <text:p>0.01723265973851085</text:p>
          </table:table-cell>
          <table:table-cell table:style-name="Gnumeric-default" table:formula="of:=SUM([.F1335:.H1335])" office:value-type="float" office:value="0.035322895969737915">
            <text:p>0.0353228959697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0276844799518585">
            <text:p>0.09027684479951859</text:p>
          </table:table-cell>
          <table:table-cell table:style-name="Gnumeric-default" office:value-type="float" office:value="0.014706960879266262">
            <text:p>0.014706960879266262</text:p>
          </table:table-cell>
          <table:table-cell table:style-name="Gnumeric-default"/>
          <table:table-cell table:style-name="Gnumeric-default" table:formula="of:=[.B1336]-[.C1336]" office:value-type="float" office:value="0.075569883920252323">
            <text:p>0.0755698839202523</text:p>
          </table:table-cell>
          <table:table-cell table:style-name="Gnumeric-default" table:formula="of:=[.E1336]*[.$K$1]" office:value-type="float" office:value="0.018892470980063081">
            <text:p>0.01889247098006308</text:p>
          </table:table-cell>
          <table:table-cell table:style-name="Gnumeric-default" table:formula="of:=[.$K$2]*([.E1336]+[.G1335])*0.02" office:value-type="float" office:value="3.7786750703821253e-06">
            <text:p>3.7786750703821253E-06</text:p>
          </table:table-cell>
          <table:table-cell table:style-name="Gnumeric-default" table:formula="of:=[.$K$3]*([.E1336]-[.E1335])/0.02" office:value-type="float" office:value="0.0080585223622620106">
            <text:p>0.00805852236226201</text:p>
          </table:table-cell>
          <table:table-cell table:style-name="Gnumeric-default" table:formula="of:=SUM([.F1336:.H1336])" office:value-type="float" office:value="0.026954772017395472">
            <text:p>0.0269547720173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239865630865097">
            <text:p>0.10239865630865097</text:p>
          </table:table-cell>
          <table:table-cell table:style-name="Gnumeric-default" office:value-type="float" office:value="0.015724694356322289">
            <text:p>0.01572469435632229</text:p>
          </table:table-cell>
          <table:table-cell table:style-name="Gnumeric-default"/>
          <table:table-cell table:style-name="Gnumeric-default" table:formula="of:=[.B1337]-[.C1337]" office:value-type="float" office:value="0.086673961952328682">
            <text:p>0.0866739619523287</text:p>
          </table:table-cell>
          <table:table-cell table:style-name="Gnumeric-default" table:formula="of:=[.E1337]*[.$K$1]" office:value-type="float" office:value="0.02166849048808217">
            <text:p>0.02166849048808217</text:p>
          </table:table-cell>
          <table:table-cell table:style-name="Gnumeric-default" table:formula="of:=[.$K$2]*([.E1337]+[.G1336])*0.02" office:value-type="float" office:value="4.3338870313699537e-06">
            <text:p>4.333887031369954E-06</text:p>
          </table:table-cell>
          <table:table-cell table:style-name="Gnumeric-default" table:formula="of:=[.$K$3]*([.E1337]-[.E1336])/0.02" office:value-type="float" office:value="0.027760195080190897">
            <text:p>0.027760195080190897</text:p>
          </table:table-cell>
          <table:table-cell table:style-name="Gnumeric-default" table:formula="of:=SUM([.F1337:.H1337])" office:value-type="float" office:value="0.049433019455304435">
            <text:p>0.0494330194553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566780716180801">
            <text:p>0.10566780716180801</text:p>
          </table:table-cell>
          <table:table-cell table:style-name="Gnumeric-default" office:value-type="float" office:value="0.016448974609375">
            <text:p>0.016448974609375</text:p>
          </table:table-cell>
          <table:table-cell table:style-name="Gnumeric-default"/>
          <table:table-cell table:style-name="Gnumeric-default" table:formula="of:=[.B1338]-[.C1338]" office:value-type="float" office:value="0.089218832552433014">
            <text:p>0.089218832552433</text:p>
          </table:table-cell>
          <table:table-cell table:style-name="Gnumeric-default" table:formula="of:=[.E1338]*[.$K$1]" office:value-type="float" office:value="0.022304708138108253">
            <text:p>0.022304708138108253</text:p>
          </table:table-cell>
          <table:table-cell table:style-name="Gnumeric-default" table:formula="of:=[.$K$2]*([.E1338]+[.G1337])*0.02" office:value-type="float" office:value="4.4611583219732193e-06">
            <text:p>4.461158321973219E-06</text:p>
          </table:table-cell>
          <table:table-cell table:style-name="Gnumeric-default" table:formula="of:=[.$K$3]*([.E1338]-[.E1337])/0.02" office:value-type="float" office:value="0.0063621765002608299">
            <text:p>0.00636217650026083</text:p>
          </table:table-cell>
          <table:table-cell table:style-name="Gnumeric-default" table:formula="of:=SUM([.F1338:.H1338])" office:value-type="float" office:value="0.028671345796691058">
            <text:p>0.0286713457966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457056760787964">
            <text:p>0.10457056760787964</text:p>
          </table:table-cell>
          <table:table-cell table:style-name="Gnumeric-default" office:value-type="float" office:value="0.016527783125638962">
            <text:p>0.016527783125638962</text:p>
          </table:table-cell>
          <table:table-cell table:style-name="Gnumeric-default"/>
          <table:table-cell table:style-name="Gnumeric-default" table:formula="of:=[.B1339]-[.C1339]" office:value-type="float" office:value="0.088042784482240677">
            <text:p>0.0880427844822407</text:p>
          </table:table-cell>
          <table:table-cell table:style-name="Gnumeric-default" table:formula="of:=[.E1339]*[.$K$1]" office:value-type="float" office:value="0.022010696120560169">
            <text:p>0.02201069612056017</text:p>
          </table:table-cell>
          <table:table-cell table:style-name="Gnumeric-default" table:formula="of:=[.$K$2]*([.E1339]+[.G1338])*0.02" office:value-type="float" office:value="4.4023622820281331e-06">
            <text:p>4.402362282028133E-06</text:p>
          </table:table-cell>
          <table:table-cell table:style-name="Gnumeric-default" table:formula="of:=[.$K$3]*([.E1339]-[.E1338])/0.02" office:value-type="float" office:value="-0.0029401201754808426">
            <text:p>−0.0029401201754808</text:p>
          </table:table-cell>
          <table:table-cell table:style-name="Gnumeric-default" table:formula="of:=SUM([.F1339:.H1339])" office:value-type="float" office:value="0.019074978307361354">
            <text:p>0.0190749783073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788610577583313">
            <text:p>0.10788610577583313</text:p>
          </table:table-cell>
          <table:table-cell table:style-name="Gnumeric-default" office:value-type="float" office:value="0.01772296242415905">
            <text:p>0.01772296242415905</text:p>
          </table:table-cell>
          <table:table-cell table:style-name="Gnumeric-default"/>
          <table:table-cell table:style-name="Gnumeric-default" table:formula="of:=[.B1340]-[.C1340]" office:value-type="float" office:value="0.09016314335167408">
            <text:p>0.0901631433516741</text:p>
          </table:table-cell>
          <table:table-cell table:style-name="Gnumeric-default" table:formula="of:=[.E1340]*[.$K$1]" office:value-type="float" office:value="0.02254078583791852">
            <text:p>0.02254078583791852</text:p>
          </table:table-cell>
          <table:table-cell table:style-name="Gnumeric-default" table:formula="of:=[.$K$2]*([.E1340]+[.G1339])*0.02" office:value-type="float" office:value="4.5083772856978048e-06">
            <text:p>4.508377285697805E-06</text:p>
          </table:table-cell>
          <table:table-cell table:style-name="Gnumeric-default" table:formula="of:=[.$K$3]*([.E1340]-[.E1339])/0.02" office:value-type="float" office:value="0.0053008971735835075">
            <text:p>0.0053008971735835</text:p>
          </table:table-cell>
          <table:table-cell table:style-name="Gnumeric-default" table:formula="of:=SUM([.F1340:.H1340])" office:value-type="float" office:value="0.027846191388787727">
            <text:p>0.0278461913887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555157601833344">
            <text:p>0.11555157601833344</text:p>
          </table:table-cell>
          <table:table-cell table:style-name="Gnumeric-default" office:value-type="float" office:value="0.018065640702843666">
            <text:p>0.018065640702843666</text:p>
          </table:table-cell>
          <table:table-cell table:style-name="Gnumeric-default"/>
          <table:table-cell table:style-name="Gnumeric-default" table:formula="of:=[.B1341]-[.C1341]" office:value-type="float" office:value="0.097485935315489769">
            <text:p>0.0974859353154898</text:p>
          </table:table-cell>
          <table:table-cell table:style-name="Gnumeric-default" table:formula="of:=[.E1341]*[.$K$1]" office:value-type="float" office:value="0.024371483828872442">
            <text:p>0.024371483828872442</text:p>
          </table:table-cell>
          <table:table-cell table:style-name="Gnumeric-default" table:formula="of:=[.$K$2]*([.E1341]+[.G1340])*0.02" office:value-type="float" office:value="4.8745221846387743e-06">
            <text:p>4.874522184638774E-06</text:p>
          </table:table-cell>
          <table:table-cell table:style-name="Gnumeric-default" table:formula="of:=[.$K$3]*([.E1341]-[.E1340])/0.02" office:value-type="float" office:value="0.018306979909539223">
            <text:p>0.018306979909539223</text:p>
          </table:table-cell>
          <table:table-cell table:style-name="Gnumeric-default" table:formula="of:=SUM([.F1341:.H1341])" office:value-type="float" office:value="0.042683338260596303">
            <text:p>0.0426833382605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443102359771729">
            <text:p>0.11443102359771729</text:p>
          </table:table-cell>
          <table:table-cell table:style-name="Gnumeric-default" office:value-type="float" office:value="0.01852920837700367">
            <text:p>0.01852920837700367</text:p>
          </table:table-cell>
          <table:table-cell table:style-name="Gnumeric-default"/>
          <table:table-cell table:style-name="Gnumeric-default" table:formula="of:=[.B1342]-[.C1342]" office:value-type="float" office:value="0.095901815220713615">
            <text:p>0.0959018152207136</text:p>
          </table:table-cell>
          <table:table-cell table:style-name="Gnumeric-default" table:formula="of:=[.E1342]*[.$K$1]" office:value-type="float" office:value="0.023975453805178404">
            <text:p>0.023975453805178404</text:p>
          </table:table-cell>
          <table:table-cell table:style-name="Gnumeric-default" table:formula="of:=[.$K$2]*([.E1342]+[.G1341])*0.02" office:value-type="float" office:value="4.7953344871449137e-06">
            <text:p>4.795334487144914E-06</text:p>
          </table:table-cell>
          <table:table-cell table:style-name="Gnumeric-default" table:formula="of:=[.$K$3]*([.E1342]-[.E1341])/0.02" office:value-type="float" office:value="-0.0039603002369403839">
            <text:p>−0.0039603002369404</text:p>
          </table:table-cell>
          <table:table-cell table:style-name="Gnumeric-default" table:formula="of:=SUM([.F1342:.H1342])" office:value-type="float" office:value="0.020019948902725165">
            <text:p>0.0200199489027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77254244685173">
            <text:p>0.1177254244685173</text:p>
          </table:table-cell>
          <table:table-cell table:style-name="Gnumeric-default" office:value-type="float" office:value="0.019146880134940147">
            <text:p>0.019146880134940147</text:p>
          </table:table-cell>
          <table:table-cell table:style-name="Gnumeric-default"/>
          <table:table-cell table:style-name="Gnumeric-default" table:formula="of:=[.B1343]-[.C1343]" office:value-type="float" office:value="0.098578544333577156">
            <text:p>0.0985785443335772</text:p>
          </table:table-cell>
          <table:table-cell table:style-name="Gnumeric-default" table:formula="of:=[.E1343]*[.$K$1]" office:value-type="float" office:value="0.024644636083394289">
            <text:p>0.02464463608339429</text:p>
          </table:table-cell>
          <table:table-cell table:style-name="Gnumeric-default" table:formula="of:=[.$K$2]*([.E1343]+[.G1342])*0.02" office:value-type="float" office:value="4.9291669834032152e-06">
            <text:p>4.929166983403215E-06</text:p>
          </table:table-cell>
          <table:table-cell table:style-name="Gnumeric-default" table:formula="of:=[.$K$3]*([.E1343]-[.E1342])/0.02" office:value-type="float" office:value="0.0066918227821588525">
            <text:p>0.0066918227821589</text:p>
          </table:table-cell>
          <table:table-cell table:style-name="Gnumeric-default" table:formula="of:=SUM([.F1343:.H1343])" office:value-type="float" office:value="0.031341388032536548">
            <text:p>0.0313413880325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101320922374725">
            <text:p>0.12101320922374725</text:p>
          </table:table-cell>
          <table:table-cell table:style-name="Gnumeric-default" office:value-type="float" office:value="0.019871585071086884">
            <text:p>0.019871585071086884</text:p>
          </table:table-cell>
          <table:table-cell table:style-name="Gnumeric-default"/>
          <table:table-cell table:style-name="Gnumeric-default" table:formula="of:=[.B1344]-[.C1344]" office:value-type="float" office:value="0.10114162415266037">
            <text:p>0.1011416241526604</text:p>
          </table:table-cell>
          <table:table-cell table:style-name="Gnumeric-default" table:formula="of:=[.E1344]*[.$K$1]" office:value-type="float" office:value="0.025285406038165092">
            <text:p>0.025285406038165092</text:p>
          </table:table-cell>
          <table:table-cell table:style-name="Gnumeric-default" table:formula="of:=[.$K$2]*([.E1344]+[.G1343])*0.02" office:value-type="float" office:value="5.0573276659821886e-06">
            <text:p>5.057327665982189E-06</text:p>
          </table:table-cell>
          <table:table-cell table:style-name="Gnumeric-default" table:formula="of:=[.$K$3]*([.E1344]-[.E1343])/0.02" office:value-type="float" office:value="0.0064076995477080354">
            <text:p>0.006407699547708035</text:p>
          </table:table-cell>
          <table:table-cell table:style-name="Gnumeric-default" table:formula="of:=SUM([.F1344:.H1344])" office:value-type="float" office:value="0.031698162913539107">
            <text:p>0.0316981629135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99360117316246">
            <text:p>0.1199360117316246</text:p>
          </table:table-cell>
          <table:table-cell table:style-name="Gnumeric-default" office:value-type="float" office:value="0.020111223682761192">
            <text:p>0.020111223682761192</text:p>
          </table:table-cell>
          <table:table-cell table:style-name="Gnumeric-default"/>
          <table:table-cell table:style-name="Gnumeric-default" table:formula="of:=[.B1345]-[.C1345]" office:value-type="float" office:value="0.099824788048863411">
            <text:p>0.0998247880488634</text:p>
          </table:table-cell>
          <table:table-cell table:style-name="Gnumeric-default" table:formula="of:=[.E1345]*[.$K$1]" office:value-type="float" office:value="0.024956197012215853">
            <text:p>0.024956197012215853</text:p>
          </table:table-cell>
          <table:table-cell table:style-name="Gnumeric-default" table:formula="of:=[.$K$2]*([.E1345]+[.G1344])*0.02" office:value-type="float" office:value="4.9914922688264694e-06">
            <text:p>4.991492268826469E-06</text:p>
          </table:table-cell>
          <table:table-cell table:style-name="Gnumeric-default" table:formula="of:=[.$K$3]*([.E1345]-[.E1344])/0.02" office:value-type="float" office:value="-0.0032920902594923973">
            <text:p>−0.0032920902594924</text:p>
          </table:table-cell>
          <table:table-cell table:style-name="Gnumeric-default" table:formula="of:=SUM([.F1345:.H1345])" office:value-type="float" office:value="0.021669098244992281">
            <text:p>0.0216690982449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89139261841774">
            <text:p>0.1189139261841774</text:p>
          </table:table-cell>
          <table:table-cell table:style-name="Gnumeric-default" office:value-type="float" office:value="0.020272495225071907">
            <text:p>0.020272495225071907</text:p>
          </table:table-cell>
          <table:table-cell table:style-name="Gnumeric-default"/>
          <table:table-cell table:style-name="Gnumeric-default" table:formula="of:=[.B1346]-[.C1346]" office:value-type="float" office:value="0.098641430959105492">
            <text:p>0.0986414309591055</text:p>
          </table:table-cell>
          <table:table-cell table:style-name="Gnumeric-default" table:formula="of:=[.E1346]*[.$K$1]" office:value-type="float" office:value="0.024660357739776373">
            <text:p>0.024660357739776373</text:p>
          </table:table-cell>
          <table:table-cell table:style-name="Gnumeric-default" table:formula="of:=[.$K$2]*([.E1346]+[.G1345])*0.02" office:value-type="float" office:value="4.9323211225687169e-06">
            <text:p>4.932321122568717E-06</text:p>
          </table:table-cell>
          <table:table-cell table:style-name="Gnumeric-default" table:formula="of:=[.$K$3]*([.E1346]-[.E1345])/0.02" office:value-type="float" office:value="-0.0029583927243947983">
            <text:p>−0.0029583927243948</text:p>
          </table:table-cell>
          <table:table-cell table:style-name="Gnumeric-default" table:formula="of:=SUM([.F1346:.H1346])" office:value-type="float" office:value="0.021706897336504143">
            <text:p>0.0217068973365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794482916593552">
            <text:p>0.11794482916593552</text:p>
          </table:table-cell>
          <table:table-cell table:style-name="Gnumeric-default" office:value-type="float" office:value="0.020735383033752441">
            <text:p>0.02073538303375244</text:p>
          </table:table-cell>
          <table:table-cell table:style-name="Gnumeric-default"/>
          <table:table-cell table:style-name="Gnumeric-default" table:formula="of:=[.B1347]-[.C1347]" office:value-type="float" office:value="0.097209446132183075">
            <text:p>0.0972094461321831</text:p>
          </table:table-cell>
          <table:table-cell table:style-name="Gnumeric-default" table:formula="of:=[.E1347]*[.$K$1]" office:value-type="float" office:value="0.024302361533045769">
            <text:p>0.02430236153304577</text:p>
          </table:table-cell>
          <table:table-cell table:style-name="Gnumeric-default" table:formula="of:=[.$K$2]*([.E1347]+[.G1346])*0.02" office:value-type="float" office:value="4.8607189226652831e-06">
            <text:p>4.860718922665283E-06</text:p>
          </table:table-cell>
          <table:table-cell table:style-name="Gnumeric-default" table:formula="of:=[.$K$3]*([.E1347]-[.E1346])/0.02" office:value-type="float" office:value="-0.0035799620673060417">
            <text:p>−0.003579962067306</text:p>
          </table:table-cell>
          <table:table-cell table:style-name="Gnumeric-default" table:formula="of:=SUM([.F1347:.H1347])" office:value-type="float" office:value="0.020727260184662394">
            <text:p>0.0207272601846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185886710882187">
            <text:p>0.11185886710882187</text:p>
          </table:table-cell>
          <table:table-cell table:style-name="Gnumeric-default" office:value-type="float" office:value="0.021439798176288605">
            <text:p>0.021439798176288605</text:p>
          </table:table-cell>
          <table:table-cell table:style-name="Gnumeric-default"/>
          <table:table-cell table:style-name="Gnumeric-default" table:formula="of:=[.B1348]-[.C1348]" office:value-type="float" office:value="0.090419068932533264">
            <text:p>0.0904190689325333</text:p>
          </table:table-cell>
          <table:table-cell table:style-name="Gnumeric-default" table:formula="of:=[.E1348]*[.$K$1]" office:value-type="float" office:value="0.022604767233133316">
            <text:p>0.022604767233133316</text:p>
          </table:table-cell>
          <table:table-cell table:style-name="Gnumeric-default" table:formula="of:=[.$K$2]*([.E1348]+[.G1347])*0.02" office:value-type="float" office:value="4.5211964825727973e-06">
            <text:p>4.521196482572797E-06</text:p>
          </table:table-cell>
          <table:table-cell table:style-name="Gnumeric-default" table:formula="of:=[.$K$3]*([.E1348]-[.E1347])/0.02" office:value-type="float" office:value="-0.016975942999124527">
            <text:p>−0.0169759429991245</text:p>
          </table:table-cell>
          <table:table-cell table:style-name="Gnumeric-default" table:formula="of:=SUM([.F1348:.H1348])" office:value-type="float" office:value="0.0056333454304913618">
            <text:p>0.0056333454304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037267744541168">
            <text:p>0.11037267744541168</text:p>
          </table:table-cell>
          <table:table-cell table:style-name="Gnumeric-default" office:value-type="float" office:value="0.025339854881167412">
            <text:p>0.025339854881167412</text:p>
          </table:table-cell>
          <table:table-cell table:style-name="Gnumeric-default"/>
          <table:table-cell table:style-name="Gnumeric-default" table:formula="of:=[.B1349]-[.C1349]" office:value-type="float" office:value="0.08503282256424427">
            <text:p>0.0850328225642443</text:p>
          </table:table-cell>
          <table:table-cell table:style-name="Gnumeric-default" table:formula="of:=[.E1349]*[.$K$1]" office:value-type="float" office:value="0.021258205641061068">
            <text:p>0.021258205641061068</text:p>
          </table:table-cell>
          <table:table-cell table:style-name="Gnumeric-default" table:formula="of:=[.$K$2]*([.E1349]+[.G1348])*0.02" office:value-type="float" office:value="4.2518671880363418e-06">
            <text:p>4.251867188036342E-06</text:p>
          </table:table-cell>
          <table:table-cell table:style-name="Gnumeric-default" table:formula="of:=[.$K$3]*([.E1349]-[.E1348])/0.02" office:value-type="float" office:value="-0.013465615920722485">
            <text:p>−0.0134656159207225</text:p>
          </table:table-cell>
          <table:table-cell table:style-name="Gnumeric-default" table:formula="of:=SUM([.F1349:.H1349])" office:value-type="float" office:value="0.007796841587526619">
            <text:p>0.0077968415875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53328812122345">
            <text:p>0.1053328812122345</text:p>
          </table:table-cell>
          <table:table-cell table:style-name="Gnumeric-default" office:value-type="float" office:value="0.021063078194856644">
            <text:p>0.021063078194856644</text:p>
          </table:table-cell>
          <table:table-cell table:style-name="Gnumeric-default"/>
          <table:table-cell table:style-name="Gnumeric-default" table:formula="of:=[.B1350]-[.C1350]" office:value-type="float" office:value="0.084269803017377853">
            <text:p>0.0842698030173779</text:p>
          </table:table-cell>
          <table:table-cell table:style-name="Gnumeric-default" table:formula="of:=[.E1350]*[.$K$1]" office:value-type="float" office:value="0.021067450754344463">
            <text:p>0.021067450754344463</text:p>
          </table:table-cell>
          <table:table-cell table:style-name="Gnumeric-default" table:formula="of:=[.$K$2]*([.E1350]+[.G1349])*0.02" office:value-type="float" office:value="4.2137027442282946e-06">
            <text:p>4.213702744228295E-06</text:p>
          </table:table-cell>
          <table:table-cell table:style-name="Gnumeric-default" table:formula="of:=[.$K$3]*([.E1350]-[.E1349])/0.02" office:value-type="float" office:value="-0.0019075488671660423">
            <text:p>−0.001907548867166</text:p>
          </table:table-cell>
          <table:table-cell table:style-name="Gnumeric-default" table:formula="of:=SUM([.F1350:.H1350])" office:value-type="float" office:value="0.019164115589922648">
            <text:p>0.0191641155899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03929004073143">
            <text:p>0.1003929004073143</text:p>
          </table:table-cell>
          <table:table-cell table:style-name="Gnumeric-default" office:value-type="float" office:value="0.021411160007119179">
            <text:p>0.02141116000711918</text:p>
          </table:table-cell>
          <table:table-cell table:style-name="Gnumeric-default"/>
          <table:table-cell table:style-name="Gnumeric-default" table:formula="of:=[.B1351]-[.C1351]" office:value-type="float" office:value="0.078981740400195122">
            <text:p>0.0789817404001951</text:p>
          </table:table-cell>
          <table:table-cell table:style-name="Gnumeric-default" table:formula="of:=[.E1351]*[.$K$1]" office:value-type="float" office:value="0.01974543510004878">
            <text:p>0.01974543510004878</text:p>
          </table:table-cell>
          <table:table-cell table:style-name="Gnumeric-default" table:formula="of:=[.$K$2]*([.E1351]+[.G1350])*0.02" office:value-type="float" office:value="3.9492977051469679e-06">
            <text:p>3.949297705146968E-06</text:p>
          </table:table-cell>
          <table:table-cell table:style-name="Gnumeric-default" table:formula="of:=[.$K$3]*([.E1351]-[.E1350])/0.02" office:value-type="float" office:value="-0.013220156542956829">
            <text:p>−0.0132201565429568</text:p>
          </table:table-cell>
          <table:table-cell table:style-name="Gnumeric-default" table:formula="of:=SUM([.F1351:.H1351])" office:value-type="float" office:value="0.006529227854797098">
            <text:p>0.0065292278547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0735495090484619">
            <text:p>0.09073549509048462</text:p>
          </table:table-cell>
          <table:table-cell table:style-name="Gnumeric-default" office:value-type="float" office:value="0.021066199988126755">
            <text:p>0.021066199988126755</text:p>
          </table:table-cell>
          <table:table-cell table:style-name="Gnumeric-default"/>
          <table:table-cell table:style-name="Gnumeric-default" table:formula="of:=[.B1352]-[.C1352]" office:value-type="float" office:value="0.069669295102357864">
            <text:p>0.0696692951023579</text:p>
          </table:table-cell>
          <table:table-cell table:style-name="Gnumeric-default" table:formula="of:=[.E1352]*[.$K$1]" office:value-type="float" office:value="0.017417323775589466">
            <text:p>0.017417323775589466</text:p>
          </table:table-cell>
          <table:table-cell table:style-name="Gnumeric-default" table:formula="of:=[.$K$2]*([.E1352]+[.G1351])*0.02" office:value-type="float" office:value="3.4836622200031501e-06">
            <text:p>3.48366222000315E-06</text:p>
          </table:table-cell>
          <table:table-cell table:style-name="Gnumeric-default" table:formula="of:=[.$K$3]*([.E1352]-[.E1351])/0.02" office:value-type="float" office:value="-0.023281113244593143">
            <text:p>−0.0232811132445931</text:p>
          </table:table-cell>
          <table:table-cell table:style-name="Gnumeric-default" table:formula="of:=SUM([.F1352:.H1352])" office:value-type="float" office:value="-0.0058603058067836743">
            <text:p>−0.00586030580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0211726725101471">
            <text:p>0.09021172672510147</text:p>
          </table:table-cell>
          <table:table-cell table:style-name="Gnumeric-default" office:value-type="float" office:value="0.022194245830178261">
            <text:p>0.02219424583017826</text:p>
          </table:table-cell>
          <table:table-cell table:style-name="Gnumeric-default"/>
          <table:table-cell table:style-name="Gnumeric-default" table:formula="of:=[.B1353]-[.C1353]" office:value-type="float" office:value="0.06801748089492321">
            <text:p>0.0680174808949232</text:p>
          </table:table-cell>
          <table:table-cell table:style-name="Gnumeric-default" table:formula="of:=[.E1353]*[.$K$1]" office:value-type="float" office:value="0.017004370223730803">
            <text:p>0.017004370223730803</text:p>
          </table:table-cell>
          <table:table-cell table:style-name="Gnumeric-default" table:formula="of:=[.$K$2]*([.E1353]+[.G1352])*0.02" office:value-type="float" office:value="3.4010482278571608e-06">
            <text:p>3.4010482278571608E-06</text:p>
          </table:table-cell>
          <table:table-cell table:style-name="Gnumeric-default" table:formula="of:=[.$K$3]*([.E1353]-[.E1352])/0.02" office:value-type="float" office:value="-0.0041295355185866356">
            <text:p>−0.0041295355185866</text:p>
          </table:table-cell>
          <table:table-cell table:style-name="Gnumeric-default" table:formula="of:=SUM([.F1353:.H1353])" office:value-type="float" office:value="0.012878235753372025">
            <text:p>0.0128782357533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9950829744338989">
            <text:p>0.08995082974433899</text:p>
          </table:table-cell>
          <table:table-cell table:style-name="Gnumeric-default" office:value-type="float" office:value="0.020750405266880989">
            <text:p>0.02075040526688099</text:p>
          </table:table-cell>
          <table:table-cell table:style-name="Gnumeric-default"/>
          <table:table-cell table:style-name="Gnumeric-default" table:formula="of:=[.B1354]-[.C1354]" office:value-type="float" office:value="0.069200424477458">
            <text:p>0.069200424477458</text:p>
          </table:table-cell>
          <table:table-cell table:style-name="Gnumeric-default" table:formula="of:=[.E1354]*[.$K$1]" office:value-type="float" office:value="0.0173001061193645">
            <text:p>0.0173001061193645</text:p>
          </table:table-cell>
          <table:table-cell table:style-name="Gnumeric-default" table:formula="of:=[.$K$2]*([.E1354]+[.G1353])*0.02" office:value-type="float" office:value="3.4601912762842931e-06">
            <text:p>3.460191276284293E-06</text:p>
          </table:table-cell>
          <table:table-cell table:style-name="Gnumeric-default" table:formula="of:=[.$K$3]*([.E1354]-[.E1353])/0.02" office:value-type="float" office:value="0.0029573589563369751">
            <text:p>0.002957358956336975</text:p>
          </table:table-cell>
          <table:table-cell table:style-name="Gnumeric-default" table:formula="of:=SUM([.F1354:.H1354])" office:value-type="float" office:value="0.020260925266977758">
            <text:p>0.0202609252669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9711509644985199">
            <text:p>0.0897115096449852</text:p>
          </table:table-cell>
          <table:table-cell table:style-name="Gnumeric-default" office:value-type="float" office:value="0.022410765290260315">
            <text:p>0.022410765290260315</text:p>
          </table:table-cell>
          <table:table-cell table:style-name="Gnumeric-default"/>
          <table:table-cell table:style-name="Gnumeric-default" table:formula="of:=[.B1355]-[.C1355]" office:value-type="float" office:value="0.067300744354724884">
            <text:p>0.0673007443547249</text:p>
          </table:table-cell>
          <table:table-cell table:style-name="Gnumeric-default" table:formula="of:=[.E1355]*[.$K$1]" office:value-type="float" office:value="0.016825186088681221">
            <text:p>0.01682518608868122</text:p>
          </table:table-cell>
          <table:table-cell table:style-name="Gnumeric-default" table:formula="of:=[.$K$2]*([.E1355]+[.G1354])*0.02" office:value-type="float" office:value="3.3652102273000588e-06">
            <text:p>3.365210227300059E-06</text:p>
          </table:table-cell>
          <table:table-cell table:style-name="Gnumeric-default" table:formula="of:=[.$K$3]*([.E1355]-[.E1354])/0.02" office:value-type="float" office:value="-0.0047492003068327904">
            <text:p>−0.0047492003068328</text:p>
          </table:table-cell>
          <table:table-cell table:style-name="Gnumeric-default" table:formula="of:=SUM([.F1355:.H1355])" office:value-type="float" office:value="0.012079350992075731">
            <text:p>0.0120793509920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9492931962013245">
            <text:p>0.08949293196201324</text:p>
          </table:table-cell>
          <table:table-cell table:style-name="Gnumeric-default" office:value-type="float" office:value="0.021640386432409286">
            <text:p>0.021640386432409286</text:p>
          </table:table-cell>
          <table:table-cell table:style-name="Gnumeric-default"/>
          <table:table-cell table:style-name="Gnumeric-default" table:formula="of:=[.B1356]-[.C1356]" office:value-type="float" office:value="0.067852545529603958">
            <text:p>0.067852545529604</text:p>
          </table:table-cell>
          <table:table-cell table:style-name="Gnumeric-default" table:formula="of:=[.E1356]*[.$K$1]" office:value-type="float" office:value="0.01696313638240099">
            <text:p>0.01696313638240099</text:p>
          </table:table-cell>
          <table:table-cell table:style-name="Gnumeric-default" table:formula="of:=[.$K$2]*([.E1356]+[.G1355])*0.02" office:value-type="float" office:value="3.3927955369915629e-06">
            <text:p>3.392795536991563E-06</text:p>
          </table:table-cell>
          <table:table-cell table:style-name="Gnumeric-default" table:formula="of:=[.$K$3]*([.E1356]-[.E1355])/0.02" office:value-type="float" office:value="0.0013795029371976852">
            <text:p>0.0013795029371977</text:p>
          </table:table-cell>
          <table:table-cell table:style-name="Gnumeric-default" table:formula="of:=SUM([.F1356:.H1356])" office:value-type="float" office:value="0.018346032115135667">
            <text:p>0.0183460321151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0457165837287903">
            <text:p>0.0804571658372879</text:p>
          </table:table-cell>
          <table:table-cell table:style-name="Gnumeric-default" office:value-type="float" office:value="0.021716449409723282">
            <text:p>0.021716449409723282</text:p>
          </table:table-cell>
          <table:table-cell table:style-name="Gnumeric-default"/>
          <table:table-cell table:style-name="Gnumeric-default" table:formula="of:=[.B1357]-[.C1357]" office:value-type="float" office:value="0.058740716427564621">
            <text:p>0.0587407164275646</text:p>
          </table:table-cell>
          <table:table-cell table:style-name="Gnumeric-default" table:formula="of:=[.E1357]*[.$K$1]" office:value-type="float" office:value="0.014685179106891155">
            <text:p>0.014685179106891155</text:p>
          </table:table-cell>
          <table:table-cell table:style-name="Gnumeric-default" table:formula="of:=[.$K$2]*([.E1357]+[.G1356])*0.02" office:value-type="float" office:value="2.9372054611550805e-06">
            <text:p>2.9372054611550805E-06</text:p>
          </table:table-cell>
          <table:table-cell table:style-name="Gnumeric-default" table:formula="of:=[.$K$3]*([.E1357]-[.E1356])/0.02" office:value-type="float" office:value="-0.022779572755098343">
            <text:p>−0.0227795727550983</text:p>
          </table:table-cell>
          <table:table-cell table:style-name="Gnumeric-default" table:formula="of:=SUM([.F1357:.H1357])" office:value-type="float" office:value="-0.0080914564427460329">
            <text:p>−0.00809145644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6055146753787994">
            <text:p>0.076055146753788</text:p>
          </table:table-cell>
          <table:table-cell table:style-name="Gnumeric-default" office:value-type="float" office:value="0.020914779976010323">
            <text:p>0.020914779976010323</text:p>
          </table:table-cell>
          <table:table-cell table:style-name="Gnumeric-default"/>
          <table:table-cell table:style-name="Gnumeric-default" table:formula="of:=[.B1358]-[.C1358]" office:value-type="float" office:value="0.055140366777777672">
            <text:p>0.0551403667777777</text:p>
          </table:table-cell>
          <table:table-cell table:style-name="Gnumeric-default" table:formula="of:=[.E1358]*[.$K$1]" office:value-type="float" office:value="0.013785091694444418">
            <text:p>0.013785091694444418</text:p>
          </table:table-cell>
          <table:table-cell table:style-name="Gnumeric-default" table:formula="of:=[.$K$2]*([.E1358]+[.G1357])*0.02" office:value-type="float" office:value="2.7571651991619414e-06">
            <text:p>2.7571651991619414E-06</text:p>
          </table:table-cell>
          <table:table-cell table:style-name="Gnumeric-default" table:formula="of:=[.$K$3]*([.E1358]-[.E1357])/0.02" office:value-type="float" office:value="-0.0090008741244673729">
            <text:p>−0.0090008741244674</text:p>
          </table:table-cell>
          <table:table-cell table:style-name="Gnumeric-default" table:formula="of:=SUM([.F1358:.H1358])" office:value-type="float" office:value="0.0047869747351762066">
            <text:p>0.0047869747351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1725852787494659">
            <text:p>0.07172585278749466</text:p>
          </table:table-cell>
          <table:table-cell table:style-name="Gnumeric-default" office:value-type="float" office:value="0.020659251138567924">
            <text:p>0.020659251138567924</text:p>
          </table:table-cell>
          <table:table-cell table:style-name="Gnumeric-default"/>
          <table:table-cell table:style-name="Gnumeric-default" table:formula="of:=[.B1359]-[.C1359]" office:value-type="float" office:value="0.051066601648926735">
            <text:p>0.0510666016489267</text:p>
          </table:table-cell>
          <table:table-cell table:style-name="Gnumeric-default" table:formula="of:=[.E1359]*[.$K$1]" office:value-type="float" office:value="0.012766650412231684">
            <text:p>0.012766650412231684</text:p>
          </table:table-cell>
          <table:table-cell table:style-name="Gnumeric-default" table:formula="of:=[.$K$2]*([.E1359]+[.G1358])*0.02" office:value-type="float" office:value="2.553467940706295e-06">
            <text:p>2.553467940706295E-06</text:p>
          </table:table-cell>
          <table:table-cell table:style-name="Gnumeric-default" table:formula="of:=[.$K$3]*([.E1359]-[.E1358])/0.02" office:value-type="float" office:value="-0.010184412822127342">
            <text:p>−0.0101844128221273</text:p>
          </table:table-cell>
          <table:table-cell table:style-name="Gnumeric-default" table:formula="of:=SUM([.F1359:.H1359])" office:value-type="float" office:value="0.0025847910580450478">
            <text:p>0.0025847910580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874837189912796">
            <text:p>0.05874837189912796</text:p>
          </table:table-cell>
          <table:table-cell table:style-name="Gnumeric-default" office:value-type="float" office:value="0.019835984334349632">
            <text:p>0.019835984334349632</text:p>
          </table:table-cell>
          <table:table-cell table:style-name="Gnumeric-default"/>
          <table:table-cell table:style-name="Gnumeric-default" table:formula="of:=[.B1360]-[.C1360]" office:value-type="float" office:value="0.038912387564778328">
            <text:p>0.0389123875647783</text:p>
          </table:table-cell>
          <table:table-cell table:style-name="Gnumeric-default" table:formula="of:=[.E1360]*[.$K$1]" office:value-type="float" office:value="0.009728096891194582">
            <text:p>0.009728096891194582</text:p>
          </table:table-cell>
          <table:table-cell table:style-name="Gnumeric-default" table:formula="of:=[.$K$2]*([.E1360]+[.G1359])*0.02" office:value-type="float" office:value="1.9457470516359519e-06">
            <text:p>1.945747051635952E-06</text:p>
          </table:table-cell>
          <table:table-cell table:style-name="Gnumeric-default" table:formula="of:=[.$K$3]*([.E1360]-[.E1359])/0.02" office:value-type="float" office:value="-0.030385535210371017">
            <text:p>−0.030385535210371</text:p>
          </table:table-cell>
          <table:table-cell table:style-name="Gnumeric-default" table:formula="of:=SUM([.F1360:.H1360])" office:value-type="float" office:value="-0.0206554925721248">
            <text:p>−0.02065549257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5957688242197037">
            <text:p>0.04595768824219704</text:p>
          </table:table-cell>
          <table:table-cell table:style-name="Gnumeric-default" office:value-type="float" office:value="0.019838880747556686">
            <text:p>0.019838880747556686</text:p>
          </table:table-cell>
          <table:table-cell table:style-name="Gnumeric-default"/>
          <table:table-cell table:style-name="Gnumeric-default" table:formula="of:=[.B1361]-[.C1361]" office:value-type="float" office:value="0.02611880749464035">
            <text:p>0.0261188074946404</text:p>
          </table:table-cell>
          <table:table-cell table:style-name="Gnumeric-default" table:formula="of:=[.E1361]*[.$K$1]" office:value-type="float" office:value="0.0065297018736600876">
            <text:p>0.006529701873660088</text:p>
          </table:table-cell>
          <table:table-cell table:style-name="Gnumeric-default" table:formula="of:=[.$K$2]*([.E1361]+[.G1360])*0.02" office:value-type="float" office:value="1.3060376620845992e-06">
            <text:p>1.3060376620845992E-06</text:p>
          </table:table-cell>
          <table:table-cell table:style-name="Gnumeric-default" table:formula="of:=[.$K$3]*([.E1361]-[.E1360])/0.02" office:value-type="float" office:value="-0.031983950175344951">
            <text:p>−0.031983950175345</text:p>
          </table:table-cell>
          <table:table-cell table:style-name="Gnumeric-default" table:formula="of:=SUM([.F1361:.H1361])" office:value-type="float" office:value="-0.025452942264022779">
            <text:p>−0.0254529422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8987040743231773">
            <text:p>0.028987040743231773</text:p>
          </table:table-cell>
          <table:table-cell table:style-name="Gnumeric-default" office:value-type="float" office:value="0.01821846142411232">
            <text:p>0.01821846142411232</text:p>
          </table:table-cell>
          <table:table-cell table:style-name="Gnumeric-default"/>
          <table:table-cell table:style-name="Gnumeric-default" table:formula="of:=[.B1362]-[.C1362]" office:value-type="float" office:value="0.010768579319119453">
            <text:p>0.0107685793191195</text:p>
          </table:table-cell>
          <table:table-cell table:style-name="Gnumeric-default" table:formula="of:=[.E1362]*[.$K$1]" office:value-type="float" office:value="0.0026921448297798634">
            <text:p>0.0026921448297799</text:p>
          </table:table-cell>
          <table:table-cell table:style-name="Gnumeric-default" table:formula="of:=[.$K$2]*([.E1362]+[.G1361])*0.02" office:value-type="float" office:value="5.3849426783907695e-07">
            <text:p>5.384942678390769E-07</text:p>
          </table:table-cell>
          <table:table-cell table:style-name="Gnumeric-default" table:formula="of:=[.$K$3]*([.E1362]-[.E1361])/0.02" office:value-type="float" office:value="-0.038375570438802249">
            <text:p>−0.0383755704388022</text:p>
          </table:table-cell>
          <table:table-cell table:style-name="Gnumeric-default" table:formula="of:=SUM([.F1362:.H1362])" office:value-type="float" office:value="-0.03568288711475455">
            <text:p>−0.03568288711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6605980694293976">
            <text:p>0.016605980694293976</text:p>
          </table:table-cell>
          <table:table-cell table:style-name="Gnumeric-default" office:value-type="float" office:value="0.015715597197413445">
            <text:p>0.015715597197413445</text:p>
          </table:table-cell>
          <table:table-cell table:style-name="Gnumeric-default"/>
          <table:table-cell table:style-name="Gnumeric-default" table:formula="of:=[.B1363]-[.C1363]" office:value-type="float" office:value="0.00089038349688053131">
            <text:p>0.0008903834968805</text:p>
          </table:table-cell>
          <table:table-cell table:style-name="Gnumeric-default" table:formula="of:=[.E1363]*[.$K$1]" office:value-type="float" office:value="0.00022259587422013283">
            <text:p>0.0002225958742201</text:p>
          </table:table-cell>
          <table:table-cell table:style-name="Gnumeric-default" table:formula="of:=[.$K$2]*([.E1363]+[.G1362])*0.02" office:value-type="float" office:value="4.4546099557418521e-08">
            <text:p>4.454609955741852E-08</text:p>
          </table:table-cell>
          <table:table-cell table:style-name="Gnumeric-default" table:formula="of:=[.$K$3]*([.E1363]-[.E1362])/0.02" office:value-type="float" office:value="-0.024695489555597305">
            <text:p>−0.0246954895555973</text:p>
          </table:table-cell>
          <table:table-cell table:style-name="Gnumeric-default" table:formula="of:=SUM([.F1363:.H1363])" office:value-type="float" office:value="-0.024472849135277613">
            <text:p>−0.02447284913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43852445669472218">
            <text:p>0.004385244566947222</text:p>
          </table:table-cell>
          <table:table-cell table:style-name="Gnumeric-default" office:value-type="float" office:value="0.015758594498038292">
            <text:p>0.015758594498038292</text:p>
          </table:table-cell>
          <table:table-cell table:style-name="Gnumeric-default"/>
          <table:table-cell table:style-name="Gnumeric-default" table:formula="of:=[.B1364]-[.C1364]" office:value-type="float" office:value="-0.01137334993109107">
            <text:p>−0.01137334993109</text:p>
          </table:table-cell>
          <table:table-cell table:style-name="Gnumeric-default" table:formula="of:=[.E1364]*[.$K$1]" office:value-type="float" office:value="-0.0028433374827727675">
            <text:p>−0.0028433374827728</text:p>
          </table:table-cell>
          <table:table-cell table:style-name="Gnumeric-default" table:formula="of:=[.$K$2]*([.E1364]+[.G1363])*0.02" office:value-type="float" office:value="-5.6866526924957568e-07">
            <text:p>−5.6866526924958E−07</text:p>
          </table:table-cell>
          <table:table-cell table:style-name="Gnumeric-default" table:formula="of:=[.$K$3]*([.E1364]-[.E1363])/0.02" office:value-type="float" office:value="-0.030659333569929004">
            <text:p>−0.030659333569929</text:p>
          </table:table-cell>
          <table:table-cell table:style-name="Gnumeric-default" table:formula="of:=SUM([.F1364:.H1364])" office:value-type="float" office:value="-0.03350323971797102">
            <text:p>−0.0335032397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2488246895372868">
            <text:p>0.012488246895372868</text:p>
          </table:table-cell>
          <table:table-cell table:style-name="Gnumeric-default"/>
          <table:table-cell table:style-name="Gnumeric-default" table:formula="of:=[.B1365]-[.C1365]" office:value-type="float" office:value="-0.012488246895372868">
            <text:p>−0.01248824689537</text:p>
          </table:table-cell>
          <table:table-cell table:style-name="Gnumeric-default" table:formula="of:=[.E1365]*[.$K$1]" office:value-type="float" office:value="-0.0031220617238432169">
            <text:p>−0.0031220617238432</text:p>
          </table:table-cell>
          <table:table-cell table:style-name="Gnumeric-default" table:formula="of:=[.$K$2]*([.E1365]+[.G1364])*0.02" office:value-type="float" office:value="-6.2444077803210585e-07">
            <text:p>−6.2444077803211E−07</text:p>
          </table:table-cell>
          <table:table-cell table:style-name="Gnumeric-default" table:formula="of:=[.$K$3]*([.E1365]-[.E1364])/0.02" office:value-type="float" office:value="-0.0027872424107044935">
            <text:p>−0.0027872424107045</text:p>
          </table:table-cell>
          <table:table-cell table:style-name="Gnumeric-default" table:formula="of:=SUM([.F1365:.H1365])" office:value-type="float" office:value="-0.0059099285753257428">
            <text:p>−0.00590992857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1961877346038818">
            <text:p>0.011961877346038818</text:p>
          </table:table-cell>
          <table:table-cell table:style-name="Gnumeric-default"/>
          <table:table-cell table:style-name="Gnumeric-default" table:formula="of:=[.B1366]-[.C1366]" office:value-type="float" office:value="-0.011961877346038818">
            <text:p>−0.01196187734604</text:p>
          </table:table-cell>
          <table:table-cell table:style-name="Gnumeric-default" table:formula="of:=[.E1366]*[.$K$1]" office:value-type="float" office:value="-0.0029904693365097046">
            <text:p>−0.0029904693365097</text:p>
          </table:table-cell>
          <table:table-cell table:style-name="Gnumeric-default" table:formula="of:=[.$K$2]*([.E1366]+[.G1365])*0.02" office:value-type="float" office:value="-5.9812508934084256e-07">
            <text:p>−5.9812508934084E−07</text:p>
          </table:table-cell>
          <table:table-cell table:style-name="Gnumeric-default" table:formula="of:=[.$K$3]*([.E1366]-[.E1365])/0.02" office:value-type="float" office:value="0.0013159238733351231">
            <text:p>0.001315923873335123</text:p>
          </table:table-cell>
          <table:table-cell table:style-name="Gnumeric-default" table:formula="of:=SUM([.F1366:.H1366])" office:value-type="float" office:value="-0.0016751435882639224">
            <text:p>−0.00167514358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1290900409221649">
            <text:p>0.01129090040922165</text:p>
          </table:table-cell>
          <table:table-cell table:style-name="Gnumeric-default"/>
          <table:table-cell table:style-name="Gnumeric-default" table:formula="of:=[.B1367]-[.C1367]" office:value-type="float" office:value="-0.011290900409221649">
            <text:p>−0.01129090040922</text:p>
          </table:table-cell>
          <table:table-cell table:style-name="Gnumeric-default" table:formula="of:=[.E1367]*[.$K$1]" office:value-type="float" office:value="-0.0028227251023054123">
            <text:p>−0.0028227251023054</text:p>
          </table:table-cell>
          <table:table-cell table:style-name="Gnumeric-default" table:formula="of:=[.$K$2]*([.E1367]+[.G1366])*0.02" office:value-type="float" office:value="-5.6457492671554957e-07">
            <text:p>−5.6457492671555E−07</text:p>
          </table:table-cell>
          <table:table-cell table:style-name="Gnumeric-default" table:formula="of:=[.$K$3]*([.E1367]-[.E1366])/0.02" office:value-type="float" office:value="0.001677442342042923">
            <text:p>0.001677442342042923</text:p>
          </table:table-cell>
          <table:table-cell table:style-name="Gnumeric-default" table:formula="of:=SUM([.F1367:.H1367])" office:value-type="float" office:value="-0.0011458473351892049">
            <text:p>−0.00114584733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93976268544793129">
            <text:p>0.009397626854479313</text:p>
          </table:table-cell>
          <table:table-cell table:style-name="Gnumeric-default"/>
          <table:table-cell table:style-name="Gnumeric-default" table:formula="of:=[.B1368]-[.C1368]" office:value-type="float" office:value="-0.0093976268544793129">
            <text:p>−0.00939762685448</text:p>
          </table:table-cell>
          <table:table-cell table:style-name="Gnumeric-default" table:formula="of:=[.E1368]*[.$K$1]" office:value-type="float" office:value="-0.0023494067136198282">
            <text:p>−0.0023494067136198</text:p>
          </table:table-cell>
          <table:table-cell table:style-name="Gnumeric-default" table:formula="of:=[.$K$2]*([.E1368]+[.G1367])*0.02" office:value-type="float" office:value="-4.6990957147030142e-07">
            <text:p>−4.6990957147030E−07</text:p>
          </table:table-cell>
          <table:table-cell table:style-name="Gnumeric-default" table:formula="of:=[.$K$3]*([.E1368]-[.E1367])/0.02" office:value-type="float" office:value="0.0047331838868558407">
            <text:p>0.004733183886855841</text:p>
          </table:table-cell>
          <table:table-cell table:style-name="Gnumeric-default" table:formula="of:=SUM([.F1368:.H1368])" office:value-type="float" office:value="0.0023833072636645423">
            <text:p>0.0023833072636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79721147194504738">
            <text:p>0.007972114719450474</text:p>
          </table:table-cell>
          <table:table-cell table:style-name="Gnumeric-default"/>
          <table:table-cell table:style-name="Gnumeric-default" table:formula="of:=[.B1369]-[.C1369]" office:value-type="float" office:value="-0.0079721147194504738">
            <text:p>−0.00797211471945</text:p>
          </table:table-cell>
          <table:table-cell table:style-name="Gnumeric-default" table:formula="of:=[.E1369]*[.$K$1]" office:value-type="float" office:value="-0.0019930286798626184">
            <text:p>−0.0019930286798626</text:p>
          </table:table-cell>
          <table:table-cell table:style-name="Gnumeric-default" table:formula="of:=[.$K$2]*([.E1369]+[.G1368])*0.02" office:value-type="float" office:value="-3.9862923145109717e-07">
            <text:p>−3.9862923145110E−07</text:p>
          </table:table-cell>
          <table:table-cell table:style-name="Gnumeric-default" table:formula="of:=[.$K$3]*([.E1369]-[.E1368])/0.02" office:value-type="float" office:value="0.0035637803375720978">
            <text:p>0.0035637803375721</text:p>
          </table:table-cell>
          <table:table-cell table:style-name="Gnumeric-default" table:formula="of:=SUM([.F1369:.H1369])" office:value-type="float" office:value="0.0015703530284780283">
            <text:p>0.0015703530284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49120853655040264">
            <text:p>0.004912085365504026</text:p>
          </table:table-cell>
          <table:table-cell table:style-name="Gnumeric-default"/>
          <table:table-cell table:style-name="Gnumeric-default" table:formula="of:=[.B1370]-[.C1370]" office:value-type="float" office:value="-0.0049120853655040264">
            <text:p>−0.0049120853655</text:p>
          </table:table-cell>
          <table:table-cell table:style-name="Gnumeric-default" table:formula="of:=[.E1370]*[.$K$1]" office:value-type="float" office:value="-0.0012280213413760066">
            <text:p>−0.001228021341376</text:p>
          </table:table-cell>
          <table:table-cell table:style-name="Gnumeric-default" table:formula="of:=[.$K$2]*([.E1370]+[.G1369])*0.02" office:value-type="float" office:value="-2.4562419973677391e-07">
            <text:p>−2.4562419973677E−07</text:p>
          </table:table-cell>
          <table:table-cell table:style-name="Gnumeric-default" table:formula="of:=[.$K$3]*([.E1370]-[.E1369])/0.02" office:value-type="float" office:value="0.0076500733848661184">
            <text:p>0.007650073384866118</text:p>
          </table:table-cell>
          <table:table-cell table:style-name="Gnumeric-default" table:formula="of:=SUM([.F1370:.H1370])" office:value-type="float" office:value="0.0064218064192903754">
            <text:p>0.006421806419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53323651663959026">
            <text:p>0.005332365166395903</text:p>
          </table:table-cell>
          <table:table-cell table:style-name="Gnumeric-default"/>
          <table:table-cell table:style-name="Gnumeric-default" table:formula="of:=[.B1371]-[.C1371]" office:value-type="float" office:value="-0.0053323651663959026">
            <text:p>−0.0053323651664</text:p>
          </table:table-cell>
          <table:table-cell table:style-name="Gnumeric-default" table:formula="of:=[.E1371]*[.$K$1]" office:value-type="float" office:value="-0.0013330912915989757">
            <text:p>−0.001333091291599</text:p>
          </table:table-cell>
          <table:table-cell table:style-name="Gnumeric-default" table:formula="of:=[.$K$2]*([.E1371]+[.G1370])*0.02" office:value-type="float" office:value="-2.6663053952978194e-07">
            <text:p>−2.6663053952978E−07</text:p>
          </table:table-cell>
          <table:table-cell table:style-name="Gnumeric-default" table:formula="of:=[.$K$3]*([.E1371]-[.E1370])/0.02" office:value-type="float" office:value="-0.0010506995022296906">
            <text:p>−0.0010506995022297</text:p>
          </table:table-cell>
          <table:table-cell table:style-name="Gnumeric-default" table:formula="of:=SUM([.F1371:.H1371])" office:value-type="float" office:value="-0.0023840574243681962">
            <text:p>−0.00238405742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44722426682710648">
            <text:p>0.004472242668271065</text:p>
          </table:table-cell>
          <table:table-cell table:style-name="Gnumeric-default"/>
          <table:table-cell table:style-name="Gnumeric-default" table:formula="of:=[.B1372]-[.C1372]" office:value-type="float" office:value="-0.0044722426682710648">
            <text:p>−0.00447224266827</text:p>
          </table:table-cell>
          <table:table-cell table:style-name="Gnumeric-default" table:formula="of:=[.E1372]*[.$K$1]" office:value-type="float" office:value="-0.0011180606670677662">
            <text:p>−0.0011180606670678</text:p>
          </table:table-cell>
          <table:table-cell table:style-name="Gnumeric-default" table:formula="of:=[.$K$2]*([.E1372]+[.G1371])*0.02" office:value-type="float" office:value="-2.2362546494052975e-07">
            <text:p>−2.2362546494053E−07</text:p>
          </table:table-cell>
          <table:table-cell table:style-name="Gnumeric-default" table:formula="of:=[.$K$3]*([.E1372]-[.E1371])/0.02" office:value-type="float" office:value="0.0021503062453120951">
            <text:p>0.002150306245312095</text:p>
          </table:table-cell>
          <table:table-cell table:style-name="Gnumeric-default" table:formula="of:=SUM([.F1372:.H1372])" office:value-type="float" office:value="0.0010320219527793883">
            <text:p>0.0010320219527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28988989070057869">
            <text:p>0.002898898907005787</text:p>
          </table:table-cell>
          <table:table-cell table:style-name="Gnumeric-default"/>
          <table:table-cell table:style-name="Gnumeric-default" table:formula="of:=[.B1373]-[.C1373]" office:value-type="float" office:value="-0.0028988989070057869">
            <text:p>−0.00289889890701</text:p>
          </table:table-cell>
          <table:table-cell table:style-name="Gnumeric-default" table:formula="of:=[.E1373]*[.$K$1]" office:value-type="float" office:value="-0.00072472472675144672">
            <text:p>−0.0007247247267514</text:p>
          </table:table-cell>
          <table:table-cell table:style-name="Gnumeric-default" table:formula="of:=[.$K$2]*([.E1373]+[.G1372])*0.02" office:value-type="float" office:value="-1.4495612662353637e-07">
            <text:p>−1.4495612662354E−07</text:p>
          </table:table-cell>
          <table:table-cell table:style-name="Gnumeric-default" table:formula="of:=[.$K$3]*([.E1373]-[.E1372])/0.02" office:value-type="float" office:value="0.0039333594031631947">
            <text:p>0.003933359403163195</text:p>
          </table:table-cell>
          <table:table-cell table:style-name="Gnumeric-default" table:formula="of:=SUM([.F1373:.H1373])" office:value-type="float" office:value="0.0032084897202851242">
            <text:p>0.0032084897202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39338506758213043">
            <text:p>0.003933850675821304</text:p>
          </table:table-cell>
          <table:table-cell table:style-name="Gnumeric-default"/>
          <table:table-cell table:style-name="Gnumeric-default" table:formula="of:=[.B1374]-[.C1374]" office:value-type="float" office:value="-0.0039338506758213043">
            <text:p>−0.00393385067582</text:p>
          </table:table-cell>
          <table:table-cell table:style-name="Gnumeric-default" table:formula="of:=[.E1374]*[.$K$1]" office:value-type="float" office:value="-0.00098346266895532608">
            <text:p>−0.0009834626689553</text:p>
          </table:table-cell>
          <table:table-cell table:style-name="Gnumeric-default" table:formula="of:=[.$K$2]*([.E1374]+[.G1373])*0.02" office:value-type="float" office:value="-1.9669978159739638e-07">
            <text:p>−1.9669978159740E−07</text:p>
          </table:table-cell>
          <table:table-cell table:style-name="Gnumeric-default" table:formula="of:=[.$K$3]*([.E1374]-[.E1373])/0.02" office:value-type="float" office:value="-0.0025873794220387936">
            <text:p>−0.0025873794220388</text:p>
          </table:table-cell>
          <table:table-cell table:style-name="Gnumeric-default" table:formula="of:=SUM([.F1374:.H1374])" office:value-type="float" office:value="-0.0035710387907757169">
            <text:p>−0.00357103879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16294751549139619">
            <text:p>0.0016294751549139619</text:p>
          </table:table-cell>
          <table:table-cell table:style-name="Gnumeric-default"/>
          <table:table-cell table:style-name="Gnumeric-default" table:formula="of:=[.B1375]-[.C1375]" office:value-type="float" office:value="-0.0016294751549139619">
            <text:p>−0.00162947515491</text:p>
          </table:table-cell>
          <table:table-cell table:style-name="Gnumeric-default" table:formula="of:=[.E1375]*[.$K$1]" office:value-type="float" office:value="-0.00040736878872849047">
            <text:p>−0.0004073687887285</text:p>
          </table:table-cell>
          <table:table-cell table:style-name="Gnumeric-default" table:formula="of:=[.$K$2]*([.E1375]+[.G1374])*0.02" office:value-type="float" office:value="-8.1483592734777966e-08">
            <text:p>−8.1483592734778E−08</text:p>
          </table:table-cell>
          <table:table-cell table:style-name="Gnumeric-default" table:formula="of:=[.$K$3]*([.E1375]-[.E1374])/0.02" office:value-type="float" office:value="0.0057609388022683561">
            <text:p>0.005760938802268356</text:p>
          </table:table-cell>
          <table:table-cell table:style-name="Gnumeric-default" table:formula="of:=SUM([.F1375:.H1375])" office:value-type="float" office:value="0.0053534885299471304">
            <text:p>0.0053534885299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76]-[.C1376]" office:value-type="float" office:value="0">
            <text:p>0</text:p>
          </table:table-cell>
          <table:table-cell table:style-name="Gnumeric-default" table:formula="of:=[.E1376]*[.$K$1]" office:value-type="float" office:value="0">
            <text:p>0</text:p>
          </table:table-cell>
          <table:table-cell table:style-name="Gnumeric-default" table:formula="of:=[.$K$2]*([.E1376]+[.G1375])*0.02" office:value-type="float" office:value="-4.0741796367388982e-12">
            <text:p>−4.0741796367389E−12</text:p>
          </table:table-cell>
          <table:table-cell table:style-name="Gnumeric-default" table:formula="of:=[.$K$3]*([.E1376]-[.E1375])/0.02" office:value-type="float" office:value="0.0040736878872849047">
            <text:p>0.004073687887284905</text:p>
          </table:table-cell>
          <table:table-cell table:style-name="Gnumeric-default" table:formula="of:=SUM([.F1376:.H1376])" office:value-type="float" office:value="0.0040736878832107254">
            <text:p>0.0040736878832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10245146695524454">
            <text:p>0.0010245146695524454</text:p>
          </table:table-cell>
          <table:table-cell table:style-name="Gnumeric-default"/>
          <table:table-cell table:style-name="Gnumeric-default" table:formula="of:=[.B1377]-[.C1377]" office:value-type="float" office:value="-0.0010245146695524454">
            <text:p>−0.00102451466955</text:p>
          </table:table-cell>
          <table:table-cell table:style-name="Gnumeric-default" table:formula="of:=[.E1377]*[.$K$1]" office:value-type="float" office:value="-0.00025612866738811135">
            <text:p>−0.0002561286673881</text:p>
          </table:table-cell>
          <table:table-cell table:style-name="Gnumeric-default" table:formula="of:=[.$K$2]*([.E1377]+[.G1376])*0.02" office:value-type="float" office:value="-5.1225733681331256e-08">
            <text:p>−5.1225733681331E−08</text:p>
          </table:table-cell>
          <table:table-cell table:style-name="Gnumeric-default" table:formula="of:=[.$K$3]*([.E1377]-[.E1376])/0.02" office:value-type="float" office:value="-0.0025612866738811135">
            <text:p>−0.0025612866738811</text:p>
          </table:table-cell>
          <table:table-cell table:style-name="Gnumeric-default" table:formula="of:=SUM([.F1377:.H1377])" office:value-type="float" office:value="-0.0028174665670029062">
            <text:p>−0.0028174665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78]-[.C1378]" office:value-type="float" office:value="0">
            <text:p>0</text:p>
          </table:table-cell>
          <table:table-cell table:style-name="Gnumeric-default" table:formula="of:=[.E1378]*[.$K$1]" office:value-type="float" office:value="0">
            <text:p>0</text:p>
          </table:table-cell>
          <table:table-cell table:style-name="Gnumeric-default" table:formula="of:=[.$K$2]*([.E1378]+[.G1377])*0.02" office:value-type="float" office:value="-2.5612866840665627e-12">
            <text:p>−2.5612866840666E−12</text:p>
          </table:table-cell>
          <table:table-cell table:style-name="Gnumeric-default" table:formula="of:=[.$K$3]*([.E1378]-[.E1377])/0.02" office:value-type="float" office:value="0.0025612866738811135">
            <text:p>0.0025612866738811</text:p>
          </table:table-cell>
          <table:table-cell table:style-name="Gnumeric-default" table:formula="of:=SUM([.F1378:.H1378])" office:value-type="float" office:value="0.0025612866713198268">
            <text:p>0.002561286671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79]-[.C1379]" office:value-type="float" office:value="0">
            <text:p>0</text:p>
          </table:table-cell>
          <table:table-cell table:style-name="Gnumeric-default" table:formula="of:=[.E1379]*[.$K$1]" office:value-type="float" office:value="0">
            <text:p>0</text:p>
          </table:table-cell>
          <table:table-cell table:style-name="Gnumeric-default" table:formula="of:=[.$K$2]*([.E1379]+[.G1378])*0.02" office:value-type="float" office:value="-1.2806433420332813e-16">
            <text:p>−1.2806433420333E−16</text:p>
          </table:table-cell>
          <table:table-cell table:style-name="Gnumeric-default" table:formula="of:=[.$K$3]*([.E1379]-[.E1378])/0.02" office:value-type="float" office:value="0">
            <text:p>0</text:p>
          </table:table-cell>
          <table:table-cell table:style-name="Gnumeric-default" table:formula="of:=SUM([.F1379:.H1379])" office:value-type="float" office:value="-1.2806433420332813e-16">
            <text:p>−1.280643342E−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80]-[.C1380]" office:value-type="float" office:value="0">
            <text:p>0</text:p>
          </table:table-cell>
          <table:table-cell table:style-name="Gnumeric-default" table:formula="of:=[.E1380]*[.$K$1]" office:value-type="float" office:value="0">
            <text:p>0</text:p>
          </table:table-cell>
          <table:table-cell table:style-name="Gnumeric-default" table:formula="of:=[.$K$2]*([.E1380]+[.G1379])*0.02" office:value-type="float" office:value="-6.4032167101664065e-21">
            <text:p>−6.4032167101664E−21</text:p>
          </table:table-cell>
          <table:table-cell table:style-name="Gnumeric-default" table:formula="of:=[.$K$3]*([.E1380]-[.E1379])/0.02" office:value-type="float" office:value="0">
            <text:p>0</text:p>
          </table:table-cell>
          <table:table-cell table:style-name="Gnumeric-default" table:formula="of:=SUM([.F1380:.H1380])" office:value-type="float" office:value="-6.4032167101664065e-21">
            <text:p>−6.40321671E−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81]-[.C1381]" office:value-type="float" office:value="0">
            <text:p>0</text:p>
          </table:table-cell>
          <table:table-cell table:style-name="Gnumeric-default" table:formula="of:=[.E1381]*[.$K$1]" office:value-type="float" office:value="0">
            <text:p>0</text:p>
          </table:table-cell>
          <table:table-cell table:style-name="Gnumeric-default" table:formula="of:=[.$K$2]*([.E1381]+[.G1380])*0.02" office:value-type="float" office:value="-3.2016083550832034e-25">
            <text:p>−3.2016083550832E−25</text:p>
          </table:table-cell>
          <table:table-cell table:style-name="Gnumeric-default" table:formula="of:=[.$K$3]*([.E1381]-[.E1380])/0.02" office:value-type="float" office:value="0">
            <text:p>0</text:p>
          </table:table-cell>
          <table:table-cell table:style-name="Gnumeric-default" table:formula="of:=SUM([.F1381:.H1381])" office:value-type="float" office:value="-3.2016083550832034e-25">
            <text:p>−3.201608355E−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82]-[.C1382]" office:value-type="float" office:value="0">
            <text:p>0</text:p>
          </table:table-cell>
          <table:table-cell table:style-name="Gnumeric-default" table:formula="of:=[.E1382]*[.$K$1]" office:value-type="float" office:value="0">
            <text:p>0</text:p>
          </table:table-cell>
          <table:table-cell table:style-name="Gnumeric-default" table:formula="of:=[.$K$2]*([.E1382]+[.G1381])*0.02" office:value-type="float" office:value="-1.6008041775416017e-29">
            <text:p>−1.6008041775416E−29</text:p>
          </table:table-cell>
          <table:table-cell table:style-name="Gnumeric-default" table:formula="of:=[.$K$3]*([.E1382]-[.E1381])/0.02" office:value-type="float" office:value="0">
            <text:p>0</text:p>
          </table:table-cell>
          <table:table-cell table:style-name="Gnumeric-default" table:formula="of:=SUM([.F1382:.H1382])" office:value-type="float" office:value="-1.6008041775416017e-29">
            <text:p>−1.600804178E−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83]-[.C1383]" office:value-type="float" office:value="0">
            <text:p>0</text:p>
          </table:table-cell>
          <table:table-cell table:style-name="Gnumeric-default" table:formula="of:=[.E1383]*[.$K$1]" office:value-type="float" office:value="0">
            <text:p>0</text:p>
          </table:table-cell>
          <table:table-cell table:style-name="Gnumeric-default" table:formula="of:=[.$K$2]*([.E1383]+[.G1382])*0.02" office:value-type="float" office:value="-8.0040208877080092e-34">
            <text:p>−8.00402088770801E-34</text:p>
          </table:table-cell>
          <table:table-cell table:style-name="Gnumeric-default" table:formula="of:=[.$K$3]*([.E1383]-[.E1382])/0.02" office:value-type="float" office:value="0">
            <text:p>0</text:p>
          </table:table-cell>
          <table:table-cell table:style-name="Gnumeric-default" table:formula="of:=SUM([.F1383:.H1383])" office:value-type="float" office:value="-8.0040208877080092e-34">
            <text:p>−8.004020888E−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84]-[.C1384]" office:value-type="float" office:value="0">
            <text:p>0</text:p>
          </table:table-cell>
          <table:table-cell table:style-name="Gnumeric-default" table:formula="of:=[.E1384]*[.$K$1]" office:value-type="float" office:value="0">
            <text:p>0</text:p>
          </table:table-cell>
          <table:table-cell table:style-name="Gnumeric-default" table:formula="of:=[.$K$2]*([.E1384]+[.G1383])*0.02" office:value-type="float" office:value="-4.0020104438540044e-38">
            <text:p>−4.002010443854E−38</text:p>
          </table:table-cell>
          <table:table-cell table:style-name="Gnumeric-default" table:formula="of:=[.$K$3]*([.E1384]-[.E1383])/0.02" office:value-type="float" office:value="0">
            <text:p>0</text:p>
          </table:table-cell>
          <table:table-cell table:style-name="Gnumeric-default" table:formula="of:=SUM([.F1384:.H1384])" office:value-type="float" office:value="-4.0020104438540044e-38">
            <text:p>−4.002010444E−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85]-[.C1385]" office:value-type="float" office:value="0">
            <text:p>0</text:p>
          </table:table-cell>
          <table:table-cell table:style-name="Gnumeric-default" table:formula="of:=[.E1385]*[.$K$1]" office:value-type="float" office:value="0">
            <text:p>0</text:p>
          </table:table-cell>
          <table:table-cell table:style-name="Gnumeric-default" table:formula="of:=[.$K$2]*([.E1385]+[.G1384])*0.02" office:value-type="float" office:value="-2.0010052219270022e-42">
            <text:p>−2.001005221927E−42</text:p>
          </table:table-cell>
          <table:table-cell table:style-name="Gnumeric-default" table:formula="of:=[.$K$3]*([.E1385]-[.E1384])/0.02" office:value-type="float" office:value="0">
            <text:p>0</text:p>
          </table:table-cell>
          <table:table-cell table:style-name="Gnumeric-default" table:formula="of:=SUM([.F1385:.H1385])" office:value-type="float" office:value="-2.0010052219270022e-42">
            <text:p>−2.001005222E−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86]-[.C1386]" office:value-type="float" office:value="0">
            <text:p>0</text:p>
          </table:table-cell>
          <table:table-cell table:style-name="Gnumeric-default" table:formula="of:=[.E1386]*[.$K$1]" office:value-type="float" office:value="0">
            <text:p>0</text:p>
          </table:table-cell>
          <table:table-cell table:style-name="Gnumeric-default" table:formula="of:=[.$K$2]*([.E1386]+[.G1385])*0.02" office:value-type="float" office:value="-1.0005026109635013e-46">
            <text:p>−1.0005026109635E−46</text:p>
          </table:table-cell>
          <table:table-cell table:style-name="Gnumeric-default" table:formula="of:=[.$K$3]*([.E1386]-[.E1385])/0.02" office:value-type="float" office:value="0">
            <text:p>0</text:p>
          </table:table-cell>
          <table:table-cell table:style-name="Gnumeric-default" table:formula="of:=SUM([.F1386:.H1386])" office:value-type="float" office:value="-1.0005026109635013e-46">
            <text:p>−1.000502611E−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87]-[.C1387]" office:value-type="float" office:value="0">
            <text:p>0</text:p>
          </table:table-cell>
          <table:table-cell table:style-name="Gnumeric-default" table:formula="of:=[.E1387]*[.$K$1]" office:value-type="float" office:value="0">
            <text:p>0</text:p>
          </table:table-cell>
          <table:table-cell table:style-name="Gnumeric-default" table:formula="of:=[.$K$2]*([.E1387]+[.G1386])*0.02" office:value-type="float" office:value="-5.0025130548175065e-51">
            <text:p>−5.0025130548175E−51</text:p>
          </table:table-cell>
          <table:table-cell table:style-name="Gnumeric-default" table:formula="of:=[.$K$3]*([.E1387]-[.E1386])/0.02" office:value-type="float" office:value="0">
            <text:p>0</text:p>
          </table:table-cell>
          <table:table-cell table:style-name="Gnumeric-default" table:formula="of:=SUM([.F1387:.H1387])" office:value-type="float" office:value="-5.0025130548175065e-51">
            <text:p>−5.002513055E−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88]-[.C1388]" office:value-type="float" office:value="0">
            <text:p>0</text:p>
          </table:table-cell>
          <table:table-cell table:style-name="Gnumeric-default" table:formula="of:=[.E1388]*[.$K$1]" office:value-type="float" office:value="0">
            <text:p>0</text:p>
          </table:table-cell>
          <table:table-cell table:style-name="Gnumeric-default" table:formula="of:=[.$K$2]*([.E1388]+[.G1387])*0.02" office:value-type="float" office:value="-2.5012565274087533e-55">
            <text:p>−2.5012565274088E−55</text:p>
          </table:table-cell>
          <table:table-cell table:style-name="Gnumeric-default" table:formula="of:=[.$K$3]*([.E1388]-[.E1387])/0.02" office:value-type="float" office:value="0">
            <text:p>0</text:p>
          </table:table-cell>
          <table:table-cell table:style-name="Gnumeric-default" table:formula="of:=SUM([.F1388:.H1388])" office:value-type="float" office:value="-2.5012565274087533e-55">
            <text:p>−2.501256527E−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89]-[.C1389]" office:value-type="float" office:value="0">
            <text:p>0</text:p>
          </table:table-cell>
          <table:table-cell table:style-name="Gnumeric-default" table:formula="of:=[.E1389]*[.$K$1]" office:value-type="float" office:value="0">
            <text:p>0</text:p>
          </table:table-cell>
          <table:table-cell table:style-name="Gnumeric-default" table:formula="of:=[.$K$2]*([.E1389]+[.G1388])*0.02" office:value-type="float" office:value="-1.2506282637043767e-59">
            <text:p>−1.2506282637044E−59</text:p>
          </table:table-cell>
          <table:table-cell table:style-name="Gnumeric-default" table:formula="of:=[.$K$3]*([.E1389]-[.E1388])/0.02" office:value-type="float" office:value="0">
            <text:p>0</text:p>
          </table:table-cell>
          <table:table-cell table:style-name="Gnumeric-default" table:formula="of:=SUM([.F1389:.H1389])" office:value-type="float" office:value="-1.2506282637043767e-59">
            <text:p>−1.250628264E−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90]-[.C1390]" office:value-type="float" office:value="0">
            <text:p>0</text:p>
          </table:table-cell>
          <table:table-cell table:style-name="Gnumeric-default" table:formula="of:=[.E1390]*[.$K$1]" office:value-type="float" office:value="0">
            <text:p>0</text:p>
          </table:table-cell>
          <table:table-cell table:style-name="Gnumeric-default" table:formula="of:=[.$K$2]*([.E1390]+[.G1389])*0.02" office:value-type="float" office:value="-6.2531413185218836e-64">
            <text:p>−6.2531413185219E−64</text:p>
          </table:table-cell>
          <table:table-cell table:style-name="Gnumeric-default" table:formula="of:=[.$K$3]*([.E1390]-[.E1389])/0.02" office:value-type="float" office:value="0">
            <text:p>0</text:p>
          </table:table-cell>
          <table:table-cell table:style-name="Gnumeric-default" table:formula="of:=SUM([.F1390:.H1390])" office:value-type="float" office:value="-6.2531413185218836e-64">
            <text:p>−6.253141319E−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91]-[.C1391]" office:value-type="float" office:value="0">
            <text:p>0</text:p>
          </table:table-cell>
          <table:table-cell table:style-name="Gnumeric-default" table:formula="of:=[.E1391]*[.$K$1]" office:value-type="float" office:value="0">
            <text:p>0</text:p>
          </table:table-cell>
          <table:table-cell table:style-name="Gnumeric-default" table:formula="of:=[.$K$2]*([.E1391]+[.G1390])*0.02" office:value-type="float" office:value="-3.1265706592609416e-68">
            <text:p>−3.1265706592609E−68</text:p>
          </table:table-cell>
          <table:table-cell table:style-name="Gnumeric-default" table:formula="of:=[.$K$3]*([.E1391]-[.E1390])/0.02" office:value-type="float" office:value="0">
            <text:p>0</text:p>
          </table:table-cell>
          <table:table-cell table:style-name="Gnumeric-default" table:formula="of:=SUM([.F1391:.H1391])" office:value-type="float" office:value="-3.1265706592609416e-68">
            <text:p>−3.126570659E−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92]-[.C1392]" office:value-type="float" office:value="0">
            <text:p>0</text:p>
          </table:table-cell>
          <table:table-cell table:style-name="Gnumeric-default" table:formula="of:=[.E1392]*[.$K$1]" office:value-type="float" office:value="0">
            <text:p>0</text:p>
          </table:table-cell>
          <table:table-cell table:style-name="Gnumeric-default" table:formula="of:=[.$K$2]*([.E1392]+[.G1391])*0.02" office:value-type="float" office:value="-1.5632853296304708e-72">
            <text:p>−1.5632853296305E−72</text:p>
          </table:table-cell>
          <table:table-cell table:style-name="Gnumeric-default" table:formula="of:=[.$K$3]*([.E1392]-[.E1391])/0.02" office:value-type="float" office:value="0">
            <text:p>0</text:p>
          </table:table-cell>
          <table:table-cell table:style-name="Gnumeric-default" table:formula="of:=SUM([.F1392:.H1392])" office:value-type="float" office:value="-1.5632853296304708e-72">
            <text:p>−1.56328533E−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93]-[.C1393]" office:value-type="float" office:value="0">
            <text:p>0</text:p>
          </table:table-cell>
          <table:table-cell table:style-name="Gnumeric-default" table:formula="of:=[.E1393]*[.$K$1]" office:value-type="float" office:value="0">
            <text:p>0</text:p>
          </table:table-cell>
          <table:table-cell table:style-name="Gnumeric-default" table:formula="of:=[.$K$2]*([.E1393]+[.G1392])*0.02" office:value-type="float" office:value="-7.816426648152354e-77">
            <text:p>−7.8164266481524E−77</text:p>
          </table:table-cell>
          <table:table-cell table:style-name="Gnumeric-default" table:formula="of:=[.$K$3]*([.E1393]-[.E1392])/0.02" office:value-type="float" office:value="0">
            <text:p>0</text:p>
          </table:table-cell>
          <table:table-cell table:style-name="Gnumeric-default" table:formula="of:=SUM([.F1393:.H1393])" office:value-type="float" office:value="-7.816426648152354e-77">
            <text:p>−7.816426648E−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94]-[.C1394]" office:value-type="float" office:value="0">
            <text:p>0</text:p>
          </table:table-cell>
          <table:table-cell table:style-name="Gnumeric-default" table:formula="of:=[.E1394]*[.$K$1]" office:value-type="float" office:value="0">
            <text:p>0</text:p>
          </table:table-cell>
          <table:table-cell table:style-name="Gnumeric-default" table:formula="of:=[.$K$2]*([.E1394]+[.G1393])*0.02" office:value-type="float" office:value="-3.9082133240761772e-81">
            <text:p>−3.9082133240762E−81</text:p>
          </table:table-cell>
          <table:table-cell table:style-name="Gnumeric-default" table:formula="of:=[.$K$3]*([.E1394]-[.E1393])/0.02" office:value-type="float" office:value="0">
            <text:p>0</text:p>
          </table:table-cell>
          <table:table-cell table:style-name="Gnumeric-default" table:formula="of:=SUM([.F1394:.H1394])" office:value-type="float" office:value="-3.9082133240761772e-81">
            <text:p>−3.908213324E−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95]-[.C1395]" office:value-type="float" office:value="0">
            <text:p>0</text:p>
          </table:table-cell>
          <table:table-cell table:style-name="Gnumeric-default" table:formula="of:=[.E1395]*[.$K$1]" office:value-type="float" office:value="0">
            <text:p>0</text:p>
          </table:table-cell>
          <table:table-cell table:style-name="Gnumeric-default" table:formula="of:=[.$K$2]*([.E1395]+[.G1394])*0.02" office:value-type="float" office:value="-1.9541066620380888e-85">
            <text:p>−1.9541066620381E−85</text:p>
          </table:table-cell>
          <table:table-cell table:style-name="Gnumeric-default" table:formula="of:=[.$K$3]*([.E1395]-[.E1394])/0.02" office:value-type="float" office:value="0">
            <text:p>0</text:p>
          </table:table-cell>
          <table:table-cell table:style-name="Gnumeric-default" table:formula="of:=SUM([.F1395:.H1395])" office:value-type="float" office:value="-1.9541066620380888e-85">
            <text:p>−1.954106662E−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96]-[.C1396]" office:value-type="float" office:value="0">
            <text:p>0</text:p>
          </table:table-cell>
          <table:table-cell table:style-name="Gnumeric-default" table:formula="of:=[.E1396]*[.$K$1]" office:value-type="float" office:value="0">
            <text:p>0</text:p>
          </table:table-cell>
          <table:table-cell table:style-name="Gnumeric-default" table:formula="of:=[.$K$2]*([.E1396]+[.G1395])*0.02" office:value-type="float" office:value="-9.7705333101904443e-90">
            <text:p>−9.7705333101904E−90</text:p>
          </table:table-cell>
          <table:table-cell table:style-name="Gnumeric-default" table:formula="of:=[.$K$3]*([.E1396]-[.E1395])/0.02" office:value-type="float" office:value="0">
            <text:p>0</text:p>
          </table:table-cell>
          <table:table-cell table:style-name="Gnumeric-default" table:formula="of:=SUM([.F1396:.H1396])" office:value-type="float" office:value="-9.7705333101904443e-90">
            <text:p>−9.77053331E−9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97]-[.C1397]" office:value-type="float" office:value="0">
            <text:p>0</text:p>
          </table:table-cell>
          <table:table-cell table:style-name="Gnumeric-default" table:formula="of:=[.E1397]*[.$K$1]" office:value-type="float" office:value="0">
            <text:p>0</text:p>
          </table:table-cell>
          <table:table-cell table:style-name="Gnumeric-default" table:formula="of:=[.$K$2]*([.E1397]+[.G1396])*0.02" office:value-type="float" office:value="-4.8852666550952219e-94">
            <text:p>−4.8852666550952E−94</text:p>
          </table:table-cell>
          <table:table-cell table:style-name="Gnumeric-default" table:formula="of:=[.$K$3]*([.E1397]-[.E1396])/0.02" office:value-type="float" office:value="0">
            <text:p>0</text:p>
          </table:table-cell>
          <table:table-cell table:style-name="Gnumeric-default" table:formula="of:=SUM([.F1397:.H1397])" office:value-type="float" office:value="-4.8852666550952219e-94">
            <text:p>−4.885266655E−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98]-[.C1398]" office:value-type="float" office:value="0">
            <text:p>0</text:p>
          </table:table-cell>
          <table:table-cell table:style-name="Gnumeric-default" table:formula="of:=[.E1398]*[.$K$1]" office:value-type="float" office:value="0">
            <text:p>0</text:p>
          </table:table-cell>
          <table:table-cell table:style-name="Gnumeric-default" table:formula="of:=[.$K$2]*([.E1398]+[.G1397])*0.02" office:value-type="float" office:value="-2.4426333275476109e-98">
            <text:p>−2.4426333275476E−98</text:p>
          </table:table-cell>
          <table:table-cell table:style-name="Gnumeric-default" table:formula="of:=[.$K$3]*([.E1398]-[.E1397])/0.02" office:value-type="float" office:value="0">
            <text:p>0</text:p>
          </table:table-cell>
          <table:table-cell table:style-name="Gnumeric-default" table:formula="of:=SUM([.F1398:.H1398])" office:value-type="float" office:value="-2.4426333275476109e-98">
            <text:p>−2.442633328E−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399]-[.C1399]" office:value-type="float" office:value="0">
            <text:p>0</text:p>
          </table:table-cell>
          <table:table-cell table:style-name="Gnumeric-default" table:formula="of:=[.E1399]*[.$K$1]" office:value-type="float" office:value="0">
            <text:p>0</text:p>
          </table:table-cell>
          <table:table-cell table:style-name="Gnumeric-default" table:formula="of:=[.$K$2]*([.E1399]+[.G1398])*0.02" office:value-type="float" office:value="-1.2213166637738056e-102">
            <text:p>−1.221316663774E−102</text:p>
          </table:table-cell>
          <table:table-cell table:style-name="Gnumeric-default" table:formula="of:=[.$K$3]*([.E1399]-[.E1398])/0.02" office:value-type="float" office:value="0">
            <text:p>0</text:p>
          </table:table-cell>
          <table:table-cell table:style-name="Gnumeric-default" table:formula="of:=SUM([.F1399:.H1399])" office:value-type="float" office:value="-1.2213166637738056e-102">
            <text:p>−1.22131666E−1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00]-[.C1400]" office:value-type="float" office:value="0">
            <text:p>0</text:p>
          </table:table-cell>
          <table:table-cell table:style-name="Gnumeric-default" table:formula="of:=[.E1400]*[.$K$1]" office:value-type="float" office:value="0">
            <text:p>0</text:p>
          </table:table-cell>
          <table:table-cell table:style-name="Gnumeric-default" table:formula="of:=[.$K$2]*([.E1400]+[.G1399])*0.02" office:value-type="float" office:value="-6.1065833188690279e-107">
            <text:p>−6.106583318869E−107</text:p>
          </table:table-cell>
          <table:table-cell table:style-name="Gnumeric-default" table:formula="of:=[.$K$3]*([.E1400]-[.E1399])/0.02" office:value-type="float" office:value="0">
            <text:p>0</text:p>
          </table:table-cell>
          <table:table-cell table:style-name="Gnumeric-default" table:formula="of:=SUM([.F1400:.H1400])" office:value-type="float" office:value="-6.1065833188690279e-107">
            <text:p>−6.10658332E−1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01]-[.C1401]" office:value-type="float" office:value="0">
            <text:p>0</text:p>
          </table:table-cell>
          <table:table-cell table:style-name="Gnumeric-default" table:formula="of:=[.E1401]*[.$K$1]" office:value-type="float" office:value="0">
            <text:p>0</text:p>
          </table:table-cell>
          <table:table-cell table:style-name="Gnumeric-default" table:formula="of:=[.$K$2]*([.E1401]+[.G1400])*0.02" office:value-type="float" office:value="-3.053291659434514e-111">
            <text:p>−3.053291659435E−111</text:p>
          </table:table-cell>
          <table:table-cell table:style-name="Gnumeric-default" table:formula="of:=[.$K$3]*([.E1401]-[.E1400])/0.02" office:value-type="float" office:value="0">
            <text:p>0</text:p>
          </table:table-cell>
          <table:table-cell table:style-name="Gnumeric-default" table:formula="of:=SUM([.F1401:.H1401])" office:value-type="float" office:value="-3.053291659434514e-111">
            <text:p>−3.05329166E−1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02]-[.C1402]" office:value-type="float" office:value="0">
            <text:p>0</text:p>
          </table:table-cell>
          <table:table-cell table:style-name="Gnumeric-default" table:formula="of:=[.E1402]*[.$K$1]" office:value-type="float" office:value="0">
            <text:p>0</text:p>
          </table:table-cell>
          <table:table-cell table:style-name="Gnumeric-default" table:formula="of:=[.$K$2]*([.E1402]+[.G1401])*0.02" office:value-type="float" office:value="-1.5266458297172572e-115">
            <text:p>−1.526645829717E−115</text:p>
          </table:table-cell>
          <table:table-cell table:style-name="Gnumeric-default" table:formula="of:=[.$K$3]*([.E1402]-[.E1401])/0.02" office:value-type="float" office:value="0">
            <text:p>0</text:p>
          </table:table-cell>
          <table:table-cell table:style-name="Gnumeric-default" table:formula="of:=SUM([.F1402:.H1402])" office:value-type="float" office:value="-1.5266458297172572e-115">
            <text:p>−1.52664583E−1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03]-[.C1403]" office:value-type="float" office:value="0">
            <text:p>0</text:p>
          </table:table-cell>
          <table:table-cell table:style-name="Gnumeric-default" table:formula="of:=[.E1403]*[.$K$1]" office:value-type="float" office:value="0">
            <text:p>0</text:p>
          </table:table-cell>
          <table:table-cell table:style-name="Gnumeric-default" table:formula="of:=[.$K$2]*([.E1403]+[.G1402])*0.02" office:value-type="float" office:value="-7.6332291485862865e-120">
            <text:p>−7.633229148586E−120</text:p>
          </table:table-cell>
          <table:table-cell table:style-name="Gnumeric-default" table:formula="of:=[.$K$3]*([.E1403]-[.E1402])/0.02" office:value-type="float" office:value="0">
            <text:p>0</text:p>
          </table:table-cell>
          <table:table-cell table:style-name="Gnumeric-default" table:formula="of:=SUM([.F1403:.H1403])" office:value-type="float" office:value="-7.6332291485862865e-120">
            <text:p>−7.63322915E−12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04]-[.C1404]" office:value-type="float" office:value="0">
            <text:p>0</text:p>
          </table:table-cell>
          <table:table-cell table:style-name="Gnumeric-default" table:formula="of:=[.E1404]*[.$K$1]" office:value-type="float" office:value="0">
            <text:p>0</text:p>
          </table:table-cell>
          <table:table-cell table:style-name="Gnumeric-default" table:formula="of:=[.$K$2]*([.E1404]+[.G1403])*0.02" office:value-type="float" office:value="-3.8166145742931434e-124">
            <text:p>−3.816614574293E−124</text:p>
          </table:table-cell>
          <table:table-cell table:style-name="Gnumeric-default" table:formula="of:=[.$K$3]*([.E1404]-[.E1403])/0.02" office:value-type="float" office:value="0">
            <text:p>0</text:p>
          </table:table-cell>
          <table:table-cell table:style-name="Gnumeric-default" table:formula="of:=SUM([.F1404:.H1404])" office:value-type="float" office:value="-3.8166145742931434e-124">
            <text:p>−3.81661457E−1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05]-[.C1405]" office:value-type="float" office:value="0">
            <text:p>0</text:p>
          </table:table-cell>
          <table:table-cell table:style-name="Gnumeric-default" table:formula="of:=[.E1405]*[.$K$1]" office:value-type="float" office:value="0">
            <text:p>0</text:p>
          </table:table-cell>
          <table:table-cell table:style-name="Gnumeric-default" table:formula="of:=[.$K$2]*([.E1405]+[.G1404])*0.02" office:value-type="float" office:value="-1.9083072871465718e-128">
            <text:p>−1.908307287147E−128</text:p>
          </table:table-cell>
          <table:table-cell table:style-name="Gnumeric-default" table:formula="of:=[.$K$3]*([.E1405]-[.E1404])/0.02" office:value-type="float" office:value="0">
            <text:p>0</text:p>
          </table:table-cell>
          <table:table-cell table:style-name="Gnumeric-default" table:formula="of:=SUM([.F1405:.H1405])" office:value-type="float" office:value="-1.9083072871465718e-128">
            <text:p>−1.90830729E−1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06]-[.C1406]" office:value-type="float" office:value="0">
            <text:p>0</text:p>
          </table:table-cell>
          <table:table-cell table:style-name="Gnumeric-default" table:formula="of:=[.E1406]*[.$K$1]" office:value-type="float" office:value="0">
            <text:p>0</text:p>
          </table:table-cell>
          <table:table-cell table:style-name="Gnumeric-default" table:formula="of:=[.$K$2]*([.E1406]+[.G1405])*0.02" office:value-type="float" office:value="-9.5415364357328597e-133">
            <text:p>−9.541536435733E−133</text:p>
          </table:table-cell>
          <table:table-cell table:style-name="Gnumeric-default" table:formula="of:=[.$K$3]*([.E1406]-[.E1405])/0.02" office:value-type="float" office:value="0">
            <text:p>0</text:p>
          </table:table-cell>
          <table:table-cell table:style-name="Gnumeric-default" table:formula="of:=SUM([.F1406:.H1406])" office:value-type="float" office:value="-9.5415364357328597e-133">
            <text:p>−9.54153644E−1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07]-[.C1407]" office:value-type="float" office:value="0">
            <text:p>0</text:p>
          </table:table-cell>
          <table:table-cell table:style-name="Gnumeric-default" table:formula="of:=[.E1407]*[.$K$1]" office:value-type="float" office:value="0">
            <text:p>0</text:p>
          </table:table-cell>
          <table:table-cell table:style-name="Gnumeric-default" table:formula="of:=[.$K$2]*([.E1407]+[.G1406])*0.02" office:value-type="float" office:value="-4.7707682178664302e-137">
            <text:p>−4.770768217866E−137</text:p>
          </table:table-cell>
          <table:table-cell table:style-name="Gnumeric-default" table:formula="of:=[.$K$3]*([.E1407]-[.E1406])/0.02" office:value-type="float" office:value="0">
            <text:p>0</text:p>
          </table:table-cell>
          <table:table-cell table:style-name="Gnumeric-default" table:formula="of:=SUM([.F1407:.H1407])" office:value-type="float" office:value="-4.7707682178664302e-137">
            <text:p>−4.77076822E−1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08]-[.C1408]" office:value-type="float" office:value="0">
            <text:p>0</text:p>
          </table:table-cell>
          <table:table-cell table:style-name="Gnumeric-default" table:formula="of:=[.E1408]*[.$K$1]" office:value-type="float" office:value="0">
            <text:p>0</text:p>
          </table:table-cell>
          <table:table-cell table:style-name="Gnumeric-default" table:formula="of:=[.$K$2]*([.E1408]+[.G1407])*0.02" office:value-type="float" office:value="-2.3853841089332153e-141">
            <text:p>−2.385384108933E−141</text:p>
          </table:table-cell>
          <table:table-cell table:style-name="Gnumeric-default" table:formula="of:=[.$K$3]*([.E1408]-[.E1407])/0.02" office:value-type="float" office:value="0">
            <text:p>0</text:p>
          </table:table-cell>
          <table:table-cell table:style-name="Gnumeric-default" table:formula="of:=SUM([.F1408:.H1408])" office:value-type="float" office:value="-2.3853841089332153e-141">
            <text:p>−2.38538411E−1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09]-[.C1409]" office:value-type="float" office:value="0">
            <text:p>0</text:p>
          </table:table-cell>
          <table:table-cell table:style-name="Gnumeric-default" table:formula="of:=[.E1409]*[.$K$1]" office:value-type="float" office:value="0">
            <text:p>0</text:p>
          </table:table-cell>
          <table:table-cell table:style-name="Gnumeric-default" table:formula="of:=[.$K$2]*([.E1409]+[.G1408])*0.02" office:value-type="float" office:value="-1.1926920544666076e-145">
            <text:p>−1.192692054467E−145</text:p>
          </table:table-cell>
          <table:table-cell table:style-name="Gnumeric-default" table:formula="of:=[.$K$3]*([.E1409]-[.E1408])/0.02" office:value-type="float" office:value="0">
            <text:p>0</text:p>
          </table:table-cell>
          <table:table-cell table:style-name="Gnumeric-default" table:formula="of:=SUM([.F1409:.H1409])" office:value-type="float" office:value="-1.1926920544666076e-145">
            <text:p>−1.19269205E−1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10]-[.C1410]" office:value-type="float" office:value="0">
            <text:p>0</text:p>
          </table:table-cell>
          <table:table-cell table:style-name="Gnumeric-default" table:formula="of:=[.E1410]*[.$K$1]" office:value-type="float" office:value="0">
            <text:p>0</text:p>
          </table:table-cell>
          <table:table-cell table:style-name="Gnumeric-default" table:formula="of:=[.$K$2]*([.E1410]+[.G1409])*0.02" office:value-type="float" office:value="-5.9634602723330385e-150">
            <text:p>−5.963460272333E−150</text:p>
          </table:table-cell>
          <table:table-cell table:style-name="Gnumeric-default" table:formula="of:=[.$K$3]*([.E1410]-[.E1409])/0.02" office:value-type="float" office:value="0">
            <text:p>0</text:p>
          </table:table-cell>
          <table:table-cell table:style-name="Gnumeric-default" table:formula="of:=SUM([.F1410:.H1410])" office:value-type="float" office:value="-5.9634602723330385e-150">
            <text:p>−5.96346027E−15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11]-[.C1411]" office:value-type="float" office:value="0">
            <text:p>0</text:p>
          </table:table-cell>
          <table:table-cell table:style-name="Gnumeric-default" table:formula="of:=[.E1411]*[.$K$1]" office:value-type="float" office:value="0">
            <text:p>0</text:p>
          </table:table-cell>
          <table:table-cell table:style-name="Gnumeric-default" table:formula="of:=[.$K$2]*([.E1411]+[.G1410])*0.02" office:value-type="float" office:value="-2.9817301361665195e-154">
            <text:p>−2.981730136167E−154</text:p>
          </table:table-cell>
          <table:table-cell table:style-name="Gnumeric-default" table:formula="of:=[.$K$3]*([.E1411]-[.E1410])/0.02" office:value-type="float" office:value="0">
            <text:p>0</text:p>
          </table:table-cell>
          <table:table-cell table:style-name="Gnumeric-default" table:formula="of:=SUM([.F1411:.H1411])" office:value-type="float" office:value="-2.9817301361665195e-154">
            <text:p>−2.98173014E−1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12]-[.C1412]" office:value-type="float" office:value="0">
            <text:p>0</text:p>
          </table:table-cell>
          <table:table-cell table:style-name="Gnumeric-default" table:formula="of:=[.E1412]*[.$K$1]" office:value-type="float" office:value="0">
            <text:p>0</text:p>
          </table:table-cell>
          <table:table-cell table:style-name="Gnumeric-default" table:formula="of:=[.$K$2]*([.E1412]+[.G1411])*0.02" office:value-type="float" office:value="-1.4908650680832599e-158">
            <text:p>−1.490865068083E−158</text:p>
          </table:table-cell>
          <table:table-cell table:style-name="Gnumeric-default" table:formula="of:=[.$K$3]*([.E1412]-[.E1411])/0.02" office:value-type="float" office:value="0">
            <text:p>0</text:p>
          </table:table-cell>
          <table:table-cell table:style-name="Gnumeric-default" table:formula="of:=SUM([.F1412:.H1412])" office:value-type="float" office:value="-1.4908650680832599e-158">
            <text:p>−1.49086507E−1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2299607992172241">
            <text:p>0.0322996079921722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13]-[.C1413]" office:value-type="float" office:value="0.032299607992172241">
            <text:p>0.0322996079921722</text:p>
          </table:table-cell>
          <table:table-cell table:style-name="Gnumeric-default" table:formula="of:=[.E1413]*[.$K$1]" office:value-type="float" office:value="0.0080749019980430603">
            <text:p>0.00807490199804306</text:p>
          </table:table-cell>
          <table:table-cell table:style-name="Gnumeric-default" table:formula="of:=[.$K$2]*([.E1413]+[.G1412])*0.02" office:value-type="float" office:value="1.6149803996086122e-06">
            <text:p>1.6149803996086122E-06</text:p>
          </table:table-cell>
          <table:table-cell table:style-name="Gnumeric-default" table:formula="of:=[.$K$3]*([.E1413]-[.E1412])/0.02" office:value-type="float" office:value="0.080749019980430603">
            <text:p>0.0807490199804306</text:p>
          </table:table-cell>
          <table:table-cell table:style-name="Gnumeric-default" table:formula="of:=SUM([.F1413:.H1413])" office:value-type="float" office:value="0.088825536958873269">
            <text:p>0.0888255369588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0107447654008865">
            <text:p>0.04010744765400886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14]-[.C1414]" office:value-type="float" office:value="0.040107447654008865">
            <text:p>0.0401074476540089</text:p>
          </table:table-cell>
          <table:table-cell table:style-name="Gnumeric-default" table:formula="of:=[.E1414]*[.$K$1]" office:value-type="float" office:value="0.010026861913502216">
            <text:p>0.010026861913502216</text:p>
          </table:table-cell>
          <table:table-cell table:style-name="Gnumeric-default" table:formula="of:=[.$K$2]*([.E1414]+[.G1413])*0.02" office:value-type="float" office:value="2.0054531317204236e-06">
            <text:p>2.0054531317204236E-06</text:p>
          </table:table-cell>
          <table:table-cell table:style-name="Gnumeric-default" table:formula="of:=[.$K$3]*([.E1414]-[.E1413])/0.02" office:value-type="float" office:value="0.01951959915459156">
            <text:p>0.01951959915459156</text:p>
          </table:table-cell>
          <table:table-cell table:style-name="Gnumeric-default" table:formula="of:=SUM([.F1414:.H1414])" office:value-type="float" office:value="0.029548466521225496">
            <text:p>0.0295484665212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3471705168485641">
            <text:p>0.0434717051684856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15]-[.C1415]" office:value-type="float" office:value="0.043471705168485641">
            <text:p>0.0434717051684856</text:p>
          </table:table-cell>
          <table:table-cell table:style-name="Gnumeric-default" table:formula="of:=[.E1415]*[.$K$1]" office:value-type="float" office:value="0.01086792629212141">
            <text:p>0.01086792629212141</text:p>
          </table:table-cell>
          <table:table-cell table:style-name="Gnumeric-default" table:formula="of:=[.$K$2]*([.E1415]+[.G1414])*0.02" office:value-type="float" office:value="2.1736855310808681e-06">
            <text:p>2.173685531080868E-06</text:p>
          </table:table-cell>
          <table:table-cell table:style-name="Gnumeric-default" table:formula="of:=[.$K$3]*([.E1415]-[.E1414])/0.02" office:value-type="float" office:value="0.0084106437861919403">
            <text:p>0.00841064378619194</text:p>
          </table:table-cell>
          <table:table-cell table:style-name="Gnumeric-default" table:formula="of:=SUM([.F1415:.H1415])" office:value-type="float" office:value="0.019280743763844432">
            <text:p>0.0192807437638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1174573600292206">
            <text:p>0.05117457360029220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16]-[.C1416]" office:value-type="float" office:value="0.051174573600292206">
            <text:p>0.0511745736002922</text:p>
          </table:table-cell>
          <table:table-cell table:style-name="Gnumeric-default" table:formula="of:=[.E1416]*[.$K$1]" office:value-type="float" office:value="0.012793643400073051">
            <text:p>0.012793643400073051</text:p>
          </table:table-cell>
          <table:table-cell table:style-name="Gnumeric-default" table:formula="of:=[.$K$2]*([.E1416]+[.G1415])*0.02" office:value-type="float" office:value="2.5588373642911642e-06">
            <text:p>2.558837364291164E-06</text:p>
          </table:table-cell>
          <table:table-cell table:style-name="Gnumeric-default" table:formula="of:=[.$K$3]*([.E1416]-[.E1415])/0.02" office:value-type="float" office:value="0.019257171079516411">
            <text:p>0.01925717107951641</text:p>
          </table:table-cell>
          <table:table-cell table:style-name="Gnumeric-default" table:formula="of:=SUM([.F1416:.H1416])" office:value-type="float" office:value="0.032053373316953751">
            <text:p>0.0320533733169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7687774300575256">
            <text:p>0.05768777430057525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17]-[.C1417]" office:value-type="float" office:value="0.057687774300575256">
            <text:p>0.0576877743005753</text:p>
          </table:table-cell>
          <table:table-cell table:style-name="Gnumeric-default" table:formula="of:=[.E1417]*[.$K$1]" office:value-type="float" office:value="0.014421943575143814">
            <text:p>0.014421943575143814</text:p>
          </table:table-cell>
          <table:table-cell table:style-name="Gnumeric-default" table:formula="of:=[.$K$2]*([.E1417]+[.G1416])*0.02" office:value-type="float" office:value="2.8845166568969773e-06">
            <text:p>2.8845166568969773E-06</text:p>
          </table:table-cell>
          <table:table-cell table:style-name="Gnumeric-default" table:formula="of:=[.$K$3]*([.E1417]-[.E1416])/0.02" office:value-type="float" office:value="0.01628300175070763">
            <text:p>0.01628300175070763</text:p>
          </table:table-cell>
          <table:table-cell table:style-name="Gnumeric-default" table:formula="of:=SUM([.F1417:.H1417])" office:value-type="float" office:value="0.03070782984250834">
            <text:p>0.0307078298425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0922078788280487">
            <text:p>0.0609220787882804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18]-[.C1418]" office:value-type="float" office:value="0.060922078788280487">
            <text:p>0.0609220787882805</text:p>
          </table:table-cell>
          <table:table-cell table:style-name="Gnumeric-default" table:formula="of:=[.E1418]*[.$K$1]" office:value-type="float" office:value="0.015230519697070122">
            <text:p>0.015230519697070122</text:p>
          </table:table-cell>
          <table:table-cell table:style-name="Gnumeric-default" table:formula="of:=[.$K$2]*([.E1418]+[.G1417])*0.02" office:value-type="float" office:value="3.0462481652468693e-06">
            <text:p>3.0462481652468693E-06</text:p>
          </table:table-cell>
          <table:table-cell table:style-name="Gnumeric-default" table:formula="of:=[.$K$3]*([.E1418]-[.E1417])/0.02" office:value-type="float" office:value="0.0080857612192630785">
            <text:p>0.008085761219263079</text:p>
          </table:table-cell>
          <table:table-cell table:style-name="Gnumeric-default" table:formula="of:=SUM([.F1418:.H1418])" office:value-type="float" office:value="0.023319327164498447">
            <text:p>0.0233193271644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850249320268631">
            <text:p>0.0685024932026863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19]-[.C1419]" office:value-type="float" office:value="0.06850249320268631">
            <text:p>0.0685024932026863</text:p>
          </table:table-cell>
          <table:table-cell table:style-name="Gnumeric-default" table:formula="of:=[.E1419]*[.$K$1]" office:value-type="float" office:value="0.017125623300671577">
            <text:p>0.017125623300671577</text:p>
          </table:table-cell>
          <table:table-cell table:style-name="Gnumeric-default" table:formula="of:=[.$K$2]*([.E1419]+[.G1418])*0.02" office:value-type="float" office:value="3.4252769725425779e-06">
            <text:p>3.425276972542578E-06</text:p>
          </table:table-cell>
          <table:table-cell table:style-name="Gnumeric-default" table:formula="of:=[.$K$3]*([.E1419]-[.E1418])/0.02" office:value-type="float" office:value="0.018951036036014557">
            <text:p>0.018951036036014557</text:p>
          </table:table-cell>
          <table:table-cell table:style-name="Gnumeric-default" table:formula="of:=SUM([.F1419:.H1419])" office:value-type="float" office:value="0.036080084613658678">
            <text:p>0.0360800846136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4728233516216278">
            <text:p>0.0847282335162162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20]-[.C1420]" office:value-type="float" office:value="0.084728233516216278">
            <text:p>0.0847282335162163</text:p>
          </table:table-cell>
          <table:table-cell table:style-name="Gnumeric-default" table:formula="of:=[.E1420]*[.$K$1]" office:value-type="float" office:value="0.02118205837905407">
            <text:p>0.02118205837905407</text:p>
          </table:table-cell>
          <table:table-cell table:style-name="Gnumeric-default" table:formula="of:=[.$K$2]*([.E1420]+[.G1419])*0.02" office:value-type="float" office:value="4.2365829396594417e-06">
            <text:p>4.236582939659442E-06</text:p>
          </table:table-cell>
          <table:table-cell table:style-name="Gnumeric-default" table:formula="of:=[.$K$3]*([.E1420]-[.E1419])/0.02" office:value-type="float" office:value="0.040564350783824921">
            <text:p>0.04056435078382492</text:p>
          </table:table-cell>
          <table:table-cell table:style-name="Gnumeric-default" table:formula="of:=SUM([.F1420:.H1420])" office:value-type="float" office:value="0.06175064574581865">
            <text:p>0.0617506457458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2045657336711884">
            <text:p>0.0920456573367118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21]-[.C1421]" office:value-type="float" office:value="0.092045657336711884">
            <text:p>0.0920456573367119</text:p>
          </table:table-cell>
          <table:table-cell table:style-name="Gnumeric-default" table:formula="of:=[.E1421]*[.$K$1]" office:value-type="float" office:value="0.023011414334177971">
            <text:p>0.02301141433417797</text:p>
          </table:table-cell>
          <table:table-cell table:style-name="Gnumeric-default" table:formula="of:=[.$K$2]*([.E1421]+[.G1420])*0.02" office:value-type="float" office:value="4.6024946959825772e-06">
            <text:p>4.602494695982577E-06</text:p>
          </table:table-cell>
          <table:table-cell table:style-name="Gnumeric-default" table:formula="of:=[.$K$3]*([.E1421]-[.E1420])/0.02" office:value-type="float" office:value="0.018293559551239014">
            <text:p>0.018293559551239014</text:p>
          </table:table-cell>
          <table:table-cell table:style-name="Gnumeric-default" table:formula="of:=SUM([.F1421:.H1421])" office:value-type="float" office:value="0.04130957638011297">
            <text:p>0.0413095763801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9303372204303741">
            <text:p>0.0993033722043037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22]-[.C1422]" office:value-type="float" office:value="0.099303372204303741">
            <text:p>0.0993033722043037</text:p>
          </table:table-cell>
          <table:table-cell table:style-name="Gnumeric-default" table:formula="of:=[.E1422]*[.$K$1]" office:value-type="float" office:value="0.024825843051075935">
            <text:p>0.024825843051075935</text:p>
          </table:table-cell>
          <table:table-cell table:style-name="Gnumeric-default" table:formula="of:=[.$K$2]*([.E1422]+[.G1421])*0.02" office:value-type="float" office:value="4.9653987349499862e-06">
            <text:p>4.965398734949986E-06</text:p>
          </table:table-cell>
          <table:table-cell table:style-name="Gnumeric-default" table:formula="of:=[.$K$3]*([.E1422]-[.E1421])/0.02" office:value-type="float" office:value="0.018144287168979645">
            <text:p>0.018144287168979645</text:p>
          </table:table-cell>
          <table:table-cell table:style-name="Gnumeric-default" table:formula="of:=SUM([.F1422:.H1422])" office:value-type="float" office:value="0.042975095618790531">
            <text:p>0.0429750956187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214514285326004">
            <text:p>0.1021451428532600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23]-[.C1423]" office:value-type="float" office:value="0.10214514285326004">
            <text:p>0.10214514285326</text:p>
          </table:table-cell>
          <table:table-cell table:style-name="Gnumeric-default" table:formula="of:=[.E1423]*[.$K$1]" office:value-type="float" office:value="0.02553628571331501">
            <text:p>0.02553628571331501</text:p>
          </table:table-cell>
          <table:table-cell table:style-name="Gnumeric-default" table:formula="of:=[.$K$2]*([.E1423]+[.G1422])*0.02" office:value-type="float" office:value="5.1075054125997488e-06">
            <text:p>5.107505412599749E-06</text:p>
          </table:table-cell>
          <table:table-cell table:style-name="Gnumeric-default" table:formula="of:=[.$K$3]*([.E1423]-[.E1422])/0.02" office:value-type="float" office:value="0.0071044266223907471">
            <text:p>0.007104426622390747</text:p>
          </table:table-cell>
          <table:table-cell table:style-name="Gnumeric-default" table:formula="of:=SUM([.F1423:.H1423])" office:value-type="float" office:value="0.032645819841118355">
            <text:p>0.0326458198411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371111869812012">
            <text:p>0.11371111869812012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24]-[.C1424]" office:value-type="float" office:value="0.11371111869812012">
            <text:p>0.1137111186981201</text:p>
          </table:table-cell>
          <table:table-cell table:style-name="Gnumeric-default" table:formula="of:=[.E1424]*[.$K$1]" office:value-type="float" office:value="0.028427779674530029">
            <text:p>0.02842777967453003</text:p>
          </table:table-cell>
          <table:table-cell table:style-name="Gnumeric-default" table:formula="of:=[.$K$2]*([.E1424]+[.G1423])*0.02" office:value-type="float" office:value="5.6858113101766364e-06">
            <text:p>5.6858113101766364E-06</text:p>
          </table:table-cell>
          <table:table-cell table:style-name="Gnumeric-default" table:formula="of:=[.$K$3]*([.E1424]-[.E1423])/0.02" office:value-type="float" office:value="0.028914939612150192">
            <text:p>0.028914939612150192</text:p>
          </table:table-cell>
          <table:table-cell table:style-name="Gnumeric-default" table:formula="of:=SUM([.F1424:.H1424])" office:value-type="float" office:value="0.057348405097990399">
            <text:p>0.057348405097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080435454845428">
            <text:p>0.1208043545484542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25]-[.C1425]" office:value-type="float" office:value="0.12080435454845428">
            <text:p>0.1208043545484543</text:p>
          </table:table-cell>
          <table:table-cell table:style-name="Gnumeric-default" table:formula="of:=[.E1425]*[.$K$1]" office:value-type="float" office:value="0.030201088637113571">
            <text:p>0.03020108863711357</text:p>
          </table:table-cell>
          <table:table-cell table:style-name="Gnumeric-default" table:formula="of:=[.$K$2]*([.E1425]+[.G1424])*0.02" office:value-type="float" office:value="6.0405020179882232e-06">
            <text:p>6.040502017988223E-06</text:p>
          </table:table-cell>
          <table:table-cell table:style-name="Gnumeric-default" table:formula="of:=[.$K$3]*([.E1425]-[.E1424])/0.02" office:value-type="float" office:value="0.017733089625835419">
            <text:p>0.01773308962583542</text:p>
          </table:table-cell>
          <table:table-cell table:style-name="Gnumeric-default" table:formula="of:=SUM([.F1425:.H1425])" office:value-type="float" office:value="0.047940218764966978">
            <text:p>0.0479402187649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349052727222443">
            <text:p>0.12349052727222443</text:p>
          </table:table-cell>
          <table:table-cell table:style-name="Gnumeric-default" office:value-type="float" office:value="0.0133997593075037">
            <text:p>0.0133997593075037</text:p>
          </table:table-cell>
          <table:table-cell table:style-name="Gnumeric-default"/>
          <table:table-cell table:style-name="Gnumeric-default" table:formula="of:=[.B1426]-[.C1426]" office:value-type="float" office:value="0.11009076796472073">
            <text:p>0.1100907679647207</text:p>
          </table:table-cell>
          <table:table-cell table:style-name="Gnumeric-default" table:formula="of:=[.E1426]*[.$K$1]" office:value-type="float" office:value="0.027522691991180182">
            <text:p>0.02752269199118018</text:p>
          </table:table-cell>
          <table:table-cell table:style-name="Gnumeric-default" table:formula="of:=[.$K$2]*([.E1426]+[.G1425])*0.02" office:value-type="float" office:value="5.5048404233369362e-06">
            <text:p>5.504840423336936E-06</text:p>
          </table:table-cell>
          <table:table-cell table:style-name="Gnumeric-default" table:formula="of:=[.$K$3]*([.E1426]-[.E1425])/0.02" office:value-type="float" office:value="-0.026783966459333897">
            <text:p>−0.0267839664593339</text:p>
          </table:table-cell>
          <table:table-cell table:style-name="Gnumeric-default" table:formula="of:=SUM([.F1426:.H1426])" office:value-type="float" office:value="0.00074423037226962183">
            <text:p>0.000744230372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619176506996155">
            <text:p>0.12619176506996155</text:p>
          </table:table-cell>
          <table:table-cell table:style-name="Gnumeric-default" office:value-type="float" office:value="0.013885232619941235">
            <text:p>0.013885232619941235</text:p>
          </table:table-cell>
          <table:table-cell table:style-name="Gnumeric-default"/>
          <table:table-cell table:style-name="Gnumeric-default" table:formula="of:=[.B1427]-[.C1427]" office:value-type="float" office:value="0.11230653245002031">
            <text:p>0.1123065324500203</text:p>
          </table:table-cell>
          <table:table-cell table:style-name="Gnumeric-default" table:formula="of:=[.E1427]*[.$K$1]" office:value-type="float" office:value="0.028076633112505078">
            <text:p>0.02807663311250508</text:p>
          </table:table-cell>
          <table:table-cell table:style-name="Gnumeric-default" table:formula="of:=[.$K$2]*([.E1427]+[.G1426])*0.02" office:value-type="float" office:value="5.6156018645221823e-06">
            <text:p>5.615601864522182E-06</text:p>
          </table:table-cell>
          <table:table-cell table:style-name="Gnumeric-default" table:formula="of:=[.$K$3]*([.E1427]-[.E1426])/0.02" office:value-type="float" office:value="0.0055394112132489681">
            <text:p>0.005539411213248968</text:p>
          </table:table-cell>
          <table:table-cell table:style-name="Gnumeric-default" table:formula="of:=SUM([.F1427:.H1427])" office:value-type="float" office:value="0.03362165992761857">
            <text:p>0.0336216599276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454888224601746">
            <text:p>0.12454888224601746</text:p>
          </table:table-cell>
          <table:table-cell table:style-name="Gnumeric-default" office:value-type="float" office:value="0.014489350840449333">
            <text:p>0.014489350840449333</text:p>
          </table:table-cell>
          <table:table-cell table:style-name="Gnumeric-default"/>
          <table:table-cell table:style-name="Gnumeric-default" table:formula="of:=[.B1428]-[.C1428]" office:value-type="float" office:value="0.11005953140556812">
            <text:p>0.1100595314055681</text:p>
          </table:table-cell>
          <table:table-cell table:style-name="Gnumeric-default" table:formula="of:=[.E1428]*[.$K$1]" office:value-type="float" office:value="0.027514882851392031">
            <text:p>0.02751488285139203</text:p>
          </table:table-cell>
          <table:table-cell table:style-name="Gnumeric-default" table:formula="of:=[.$K$2]*([.E1428]+[.G1427])*0.02" office:value-type="float" office:value="5.5032573503716323e-06">
            <text:p>5.503257350371632E-06</text:p>
          </table:table-cell>
          <table:table-cell table:style-name="Gnumeric-default" table:formula="of:=[.$K$3]*([.E1428]-[.E1427])/0.02" office:value-type="float" office:value="-0.005617502611130476">
            <text:p>−0.0056175026111305</text:p>
          </table:table-cell>
          <table:table-cell table:style-name="Gnumeric-default" table:formula="of:=SUM([.F1428:.H1428])" office:value-type="float" office:value="0.021902883497611925">
            <text:p>0.0219028834976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733981013298035">
            <text:p>0.12733981013298035</text:p>
          </table:table-cell>
          <table:table-cell table:style-name="Gnumeric-default" office:value-type="float" office:value="0.015191768296062946">
            <text:p>0.015191768296062946</text:p>
          </table:table-cell>
          <table:table-cell table:style-name="Gnumeric-default"/>
          <table:table-cell table:style-name="Gnumeric-default" table:formula="of:=[.B1429]-[.C1429]" office:value-type="float" office:value="0.1121480418369174">
            <text:p>0.1121480418369174</text:p>
          </table:table-cell>
          <table:table-cell table:style-name="Gnumeric-default" table:formula="of:=[.E1429]*[.$K$1]" office:value-type="float" office:value="0.02803701045922935">
            <text:p>0.02803701045922935</text:p>
          </table:table-cell>
          <table:table-cell table:style-name="Gnumeric-default" table:formula="of:=[.$K$2]*([.E1429]+[.G1428])*0.02" office:value-type="float" office:value="5.6076772547133885e-06">
            <text:p>5.6076772547133885E-06</text:p>
          </table:table-cell>
          <table:table-cell table:style-name="Gnumeric-default" table:formula="of:=[.$K$3]*([.E1429]-[.E1428])/0.02" office:value-type="float" office:value="0.0052212760783731937">
            <text:p>0.005221276078373194</text:p>
          </table:table-cell>
          <table:table-cell table:style-name="Gnumeric-default" table:formula="of:=SUM([.F1429:.H1429])" office:value-type="float" office:value="0.033263894214857259">
            <text:p>0.0332638942148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014298677444458">
            <text:p>0.13014298677444458</text:p>
          </table:table-cell>
          <table:table-cell table:style-name="Gnumeric-default" office:value-type="float" office:value="0.016039971262216568">
            <text:p>0.016039971262216568</text:p>
          </table:table-cell>
          <table:table-cell table:style-name="Gnumeric-default"/>
          <table:table-cell table:style-name="Gnumeric-default" table:formula="of:=[.B1430]-[.C1430]" office:value-type="float" office:value="0.11410301551222801">
            <text:p>0.114103015512228</text:p>
          </table:table-cell>
          <table:table-cell table:style-name="Gnumeric-default" table:formula="of:=[.E1430]*[.$K$1]" office:value-type="float" office:value="0.028525753878057003">
            <text:p>0.028525753878057003</text:p>
          </table:table-cell>
          <table:table-cell table:style-name="Gnumeric-default" table:formula="of:=[.$K$2]*([.E1430]+[.G1429])*0.02" office:value-type="float" office:value="5.7054311594741365e-06">
            <text:p>5.7054311594741365E-06</text:p>
          </table:table-cell>
          <table:table-cell table:style-name="Gnumeric-default" table:formula="of:=[.$K$3]*([.E1430]-[.E1429])/0.02" office:value-type="float" office:value="0.0048874341882765293">
            <text:p>0.004887434188276529</text:p>
          </table:table-cell>
          <table:table-cell table:style-name="Gnumeric-default" table:formula="of:=SUM([.F1430:.H1430])" office:value-type="float" office:value="0.033418893497493003">
            <text:p>0.0334188934974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295802474021912">
            <text:p>0.13295802474021912</text:p>
          </table:table-cell>
          <table:table-cell table:style-name="Gnumeric-default" office:value-type="float" office:value="0.016375729814171791">
            <text:p>0.01637572981417179</text:p>
          </table:table-cell>
          <table:table-cell table:style-name="Gnumeric-default"/>
          <table:table-cell table:style-name="Gnumeric-default" table:formula="of:=[.B1431]-[.C1431]" office:value-type="float" office:value="0.11658229492604733">
            <text:p>0.1165822949260473</text:p>
          </table:table-cell>
          <table:table-cell table:style-name="Gnumeric-default" table:formula="of:=[.E1431]*[.$K$1]" office:value-type="float" office:value="0.029145573731511831">
            <text:p>0.02914557373151183</text:p>
          </table:table-cell>
          <table:table-cell table:style-name="Gnumeric-default" table:formula="of:=[.$K$2]*([.E1431]+[.G1430])*0.02" office:value-type="float" office:value="5.8294000178603398e-06">
            <text:p>5.82940001786034E-06</text:p>
          </table:table-cell>
          <table:table-cell table:style-name="Gnumeric-default" table:formula="of:=[.$K$3]*([.E1431]-[.E1430])/0.02" office:value-type="float" office:value="0.0061981985345482835">
            <text:p>0.0061981985345483</text:p>
          </table:table-cell>
          <table:table-cell table:style-name="Gnumeric-default" table:formula="of:=SUM([.F1431:.H1431])" office:value-type="float" office:value="0.035349601666077972">
            <text:p>0.0353496016660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3142582774162292">
            <text:p>0.13142582774162292</text:p>
          </table:table-cell>
          <table:table-cell table:style-name="Gnumeric-default" office:value-type="float" office:value="0.016786122694611549">
            <text:p>0.01678612269461155</text:p>
          </table:table-cell>
          <table:table-cell table:style-name="Gnumeric-default"/>
          <table:table-cell table:style-name="Gnumeric-default" table:formula="of:=[.B1432]-[.C1432]" office:value-type="float" office:value="0.11463970504701138">
            <text:p>0.1146397050470114</text:p>
          </table:table-cell>
          <table:table-cell table:style-name="Gnumeric-default" table:formula="of:=[.E1432]*[.$K$1]" office:value-type="float" office:value="0.028659926261752844">
            <text:p>0.028659926261752844</text:p>
          </table:table-cell>
          <table:table-cell table:style-name="Gnumeric-default" table:formula="of:=[.$K$2]*([.E1432]+[.G1431])*0.02" office:value-type="float" office:value="5.7322767223514621e-06">
            <text:p>5.732276722351462E-06</text:p>
          </table:table-cell>
          <table:table-cell table:style-name="Gnumeric-default" table:formula="of:=[.$K$3]*([.E1432]-[.E1431])/0.02" office:value-type="float" office:value="-0.0048564746975898743">
            <text:p>−0.0048564746975899</text:p>
          </table:table-cell>
          <table:table-cell table:style-name="Gnumeric-default" table:formula="of:=SUM([.F1432:.H1432])" office:value-type="float" office:value="0.023809183840885321">
            <text:p>0.0238091838408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2560679018497467">
            <text:p>0.12560679018497467</text:p>
          </table:table-cell>
          <table:table-cell table:style-name="Gnumeric-default" office:value-type="float" office:value="0.016940496861934662">
            <text:p>0.016940496861934662</text:p>
          </table:table-cell>
          <table:table-cell table:style-name="Gnumeric-default"/>
          <table:table-cell table:style-name="Gnumeric-default" table:formula="of:=[.B1433]-[.C1433]" office:value-type="float" office:value="0.10866629332304001">
            <text:p>0.10866629332304</text:p>
          </table:table-cell>
          <table:table-cell table:style-name="Gnumeric-default" table:formula="of:=[.E1433]*[.$K$1]" office:value-type="float" office:value="0.027166573330760002">
            <text:p>0.027166573330760002</text:p>
          </table:table-cell>
          <table:table-cell table:style-name="Gnumeric-default" table:formula="of:=[.$K$2]*([.E1433]+[.G1432])*0.02" office:value-type="float" office:value="5.4336012799881173e-06">
            <text:p>5.433601279988117E-06</text:p>
          </table:table-cell>
          <table:table-cell table:style-name="Gnumeric-default" table:formula="of:=[.$K$3]*([.E1433]-[.E1432])/0.02" office:value-type="float" office:value="-0.014933529309928419">
            <text:p>−0.0149335293099284</text:p>
          </table:table-cell>
          <table:table-cell table:style-name="Gnumeric-default" table:formula="of:=SUM([.F1433:.H1433])" office:value-type="float" office:value="0.012238477622111572">
            <text:p>0.0122384776221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991753429174423">
            <text:p>0.11991753429174423</text:p>
          </table:table-cell>
          <table:table-cell table:style-name="Gnumeric-default" office:value-type="float" office:value="0.01813763752579689">
            <text:p>0.01813763752579689</text:p>
          </table:table-cell>
          <table:table-cell table:style-name="Gnumeric-default"/>
          <table:table-cell table:style-name="Gnumeric-default" table:formula="of:=[.B1434]-[.C1434]" office:value-type="float" office:value="0.10177989676594734">
            <text:p>0.1017798967659473</text:p>
          </table:table-cell>
          <table:table-cell table:style-name="Gnumeric-default" table:formula="of:=[.E1434]*[.$K$1]" office:value-type="float" office:value="0.025444974191486835">
            <text:p>0.025444974191486835</text:p>
          </table:table-cell>
          <table:table-cell table:style-name="Gnumeric-default" table:formula="of:=[.$K$2]*([.E1434]+[.G1433])*0.02" office:value-type="float" office:value="5.0892665183613667e-06">
            <text:p>5.089266518361367E-06</text:p>
          </table:table-cell>
          <table:table-cell table:style-name="Gnumeric-default" table:formula="of:=[.$K$3]*([.E1434]-[.E1433])/0.02" office:value-type="float" office:value="-0.017215991392731667">
            <text:p>−0.0172159913927317</text:p>
          </table:table-cell>
          <table:table-cell table:style-name="Gnumeric-default" table:formula="of:=SUM([.F1434:.H1434])" office:value-type="float" office:value="0.0082340720652735299">
            <text:p>0.0082340720652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435303092002869">
            <text:p>0.11435303092002869</text:p>
          </table:table-cell>
          <table:table-cell table:style-name="Gnumeric-default" office:value-type="float" office:value="0.016404638066887856">
            <text:p>0.016404638066887856</text:p>
          </table:table-cell>
          <table:table-cell table:style-name="Gnumeric-default"/>
          <table:table-cell table:style-name="Gnumeric-default" table:formula="of:=[.B1435]-[.C1435]" office:value-type="float" office:value="0.097948392853140831">
            <text:p>0.0979483928531408</text:p>
          </table:table-cell>
          <table:table-cell table:style-name="Gnumeric-default" table:formula="of:=[.E1435]*[.$K$1]" office:value-type="float" office:value="0.024487098213285208">
            <text:p>0.024487098213285208</text:p>
          </table:table-cell>
          <table:table-cell table:style-name="Gnumeric-default" table:formula="of:=[.$K$2]*([.E1435]+[.G1434])*0.02" office:value-type="float" office:value="4.897674105982959e-06">
            <text:p>4.897674105982959E-06</text:p>
          </table:table-cell>
          <table:table-cell table:style-name="Gnumeric-default" table:formula="of:=[.$K$3]*([.E1435]-[.E1434])/0.02" office:value-type="float" office:value="-0.0095787597820162773">
            <text:p>−0.0095787597820163</text:p>
          </table:table-cell>
          <table:table-cell table:style-name="Gnumeric-default" table:formula="of:=SUM([.F1435:.H1435])" office:value-type="float" office:value="0.014913236105374914">
            <text:p>0.01491323610537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787437111139297">
            <text:p>0.10787437111139297</text:p>
          </table:table-cell>
          <table:table-cell table:style-name="Gnumeric-default" office:value-type="float" office:value="0.017952071502804756">
            <text:p>0.017952071502804756</text:p>
          </table:table-cell>
          <table:table-cell table:style-name="Gnumeric-default"/>
          <table:table-cell table:style-name="Gnumeric-default" table:formula="of:=[.B1436]-[.C1436]" office:value-type="float" office:value="0.089922299608588219">
            <text:p>0.0899222996085882</text:p>
          </table:table-cell>
          <table:table-cell table:style-name="Gnumeric-default" table:formula="of:=[.E1436]*[.$K$1]" office:value-type="float" office:value="0.022480574902147055">
            <text:p>0.022480574902147055</text:p>
          </table:table-cell>
          <table:table-cell table:style-name="Gnumeric-default" table:formula="of:=[.$K$2]*([.E1436]+[.G1435])*0.02" office:value-type="float" office:value="4.4963598641347104e-06">
            <text:p>4.49635986413471E-06</text:p>
          </table:table-cell>
          <table:table-cell table:style-name="Gnumeric-default" table:formula="of:=[.$K$3]*([.E1436]-[.E1435])/0.02" office:value-type="float" office:value="-0.020065233111381531">
            <text:p>−0.0200652331113815</text:p>
          </table:table-cell>
          <table:table-cell table:style-name="Gnumeric-default" table:formula="of:=SUM([.F1436:.H1436])" office:value-type="float" office:value="0.0024198381506296586">
            <text:p>0.002419838150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8235458135604858">
            <text:p>0.09823545813560486</text:p>
          </table:table-cell>
          <table:table-cell table:style-name="Gnumeric-default" office:value-type="float" office:value="0.017259405925869942">
            <text:p>0.01725940592586994</text:p>
          </table:table-cell>
          <table:table-cell table:style-name="Gnumeric-default"/>
          <table:table-cell table:style-name="Gnumeric-default" table:formula="of:=[.B1437]-[.C1437]" office:value-type="float" office:value="0.080976052209734917">
            <text:p>0.0809760522097349</text:p>
          </table:table-cell>
          <table:table-cell table:style-name="Gnumeric-default" table:formula="of:=[.E1437]*[.$K$1]" office:value-type="float" office:value="0.020244013052433729">
            <text:p>0.02024401305243373</text:p>
          </table:table-cell>
          <table:table-cell table:style-name="Gnumeric-default" table:formula="of:=[.$K$2]*([.E1437]+[.G1436])*0.02" office:value-type="float" office:value="4.0490274284799522e-06">
            <text:p>4.049027428479952E-06</text:p>
          </table:table-cell>
          <table:table-cell table:style-name="Gnumeric-default" table:formula="of:=[.$K$3]*([.E1437]-[.E1436])/0.02" office:value-type="float" office:value="-0.022365618497133255">
            <text:p>−0.0223656184971333</text:p>
          </table:table-cell>
          <table:table-cell table:style-name="Gnumeric-default" table:formula="of:=SUM([.F1437:.H1437])" office:value-type="float" office:value="-0.0021175564172710459">
            <text:p>−0.00211755641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8764280080795288">
            <text:p>0.08876428008079529</text:p>
          </table:table-cell>
          <table:table-cell table:style-name="Gnumeric-default" office:value-type="float" office:value="0.016714757308363914">
            <text:p>0.016714757308363914</text:p>
          </table:table-cell>
          <table:table-cell table:style-name="Gnumeric-default"/>
          <table:table-cell table:style-name="Gnumeric-default" table:formula="of:=[.B1438]-[.C1438]" office:value-type="float" office:value="0.072049522772431374">
            <text:p>0.0720495227724314</text:p>
          </table:table-cell>
          <table:table-cell table:style-name="Gnumeric-default" table:formula="of:=[.E1438]*[.$K$1]" office:value-type="float" office:value="0.018012380693107843">
            <text:p>0.018012380693107843</text:p>
          </table:table-cell>
          <table:table-cell table:style-name="Gnumeric-default" table:formula="of:=[.$K$2]*([.E1438]+[.G1437])*0.02" office:value-type="float" office:value="3.6026785899929928e-06">
            <text:p>3.602678589992993E-06</text:p>
          </table:table-cell>
          <table:table-cell table:style-name="Gnumeric-default" table:formula="of:=[.$K$3]*([.E1438]-[.E1437])/0.02" office:value-type="float" office:value="-0.022316323593258858">
            <text:p>−0.0223163235932589</text:p>
          </table:table-cell>
          <table:table-cell table:style-name="Gnumeric-default" table:formula="of:=SUM([.F1438:.H1438])" office:value-type="float" office:value="-0.004300340221561021">
            <text:p>−0.00430034022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9453900456428528">
            <text:p>0.07945390045642853</text:p>
          </table:table-cell>
          <table:table-cell table:style-name="Gnumeric-default" office:value-type="float" office:value="0.016476733610033989">
            <text:p>0.01647673361003399</text:p>
          </table:table-cell>
          <table:table-cell table:style-name="Gnumeric-default"/>
          <table:table-cell table:style-name="Gnumeric-default" table:formula="of:=[.B1439]-[.C1439]" office:value-type="float" office:value="0.062977166846394539">
            <text:p>0.0629771668463945</text:p>
          </table:table-cell>
          <table:table-cell table:style-name="Gnumeric-default" table:formula="of:=[.E1439]*[.$K$1]" office:value-type="float" office:value="0.015744291711598635">
            <text:p>0.015744291711598635</text:p>
          </table:table-cell>
          <table:table-cell table:style-name="Gnumeric-default" table:formula="of:=[.$K$2]*([.E1439]+[.G1438])*0.02" office:value-type="float" office:value="3.1490384762492268e-06">
            <text:p>3.149038476249227E-06</text:p>
          </table:table-cell>
          <table:table-cell table:style-name="Gnumeric-default" table:formula="of:=[.$K$3]*([.E1439]-[.E1438])/0.02" office:value-type="float" office:value="-0.022680889815092087">
            <text:p>−0.0226808898150921</text:p>
          </table:table-cell>
          <table:table-cell table:style-name="Gnumeric-default" table:formula="of:=SUM([.F1439:.H1439])" office:value-type="float" office:value="-0.0069334490650172029">
            <text:p>−0.0069334490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9014606773853302">
            <text:p>0.0790146067738533</text:p>
          </table:table-cell>
          <table:table-cell table:style-name="Gnumeric-default" office:value-type="float" office:value="0.016472527757287025">
            <text:p>0.016472527757287025</text:p>
          </table:table-cell>
          <table:table-cell table:style-name="Gnumeric-default"/>
          <table:table-cell table:style-name="Gnumeric-default" table:formula="of:=[.B1440]-[.C1440]" office:value-type="float" office:value="0.062542079016566277">
            <text:p>0.0625420790165663</text:p>
          </table:table-cell>
          <table:table-cell table:style-name="Gnumeric-default" table:formula="of:=[.E1440]*[.$K$1]" office:value-type="float" office:value="0.015635519754141569">
            <text:p>0.01563551975414157</text:p>
          </table:table-cell>
          <table:table-cell table:style-name="Gnumeric-default" table:formula="of:=[.$K$2]*([.E1440]+[.G1439])*0.02" office:value-type="float" office:value="3.1272614027521259e-06">
            <text:p>3.127261402752126E-06</text:p>
          </table:table-cell>
          <table:table-cell table:style-name="Gnumeric-default" table:formula="of:=[.$K$3]*([.E1440]-[.E1439])/0.02" office:value-type="float" office:value="-0.0010877195745706558">
            <text:p>−0.0010877195745707</text:p>
          </table:table-cell>
          <table:table-cell table:style-name="Gnumeric-default" table:formula="of:=SUM([.F1440:.H1440])" office:value-type="float" office:value="0.014550927440973666">
            <text:p>0.0145509274409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5524093806743622">
            <text:p>0.06552409380674362</text:p>
          </table:table-cell>
          <table:table-cell table:style-name="Gnumeric-default" office:value-type="float" office:value="0.015859048813581467">
            <text:p>0.015859048813581467</text:p>
          </table:table-cell>
          <table:table-cell table:style-name="Gnumeric-default"/>
          <table:table-cell table:style-name="Gnumeric-default" table:formula="of:=[.B1441]-[.C1441]" office:value-type="float" office:value="0.049665044993162155">
            <text:p>0.0496650449931622</text:p>
          </table:table-cell>
          <table:table-cell table:style-name="Gnumeric-default" table:formula="of:=[.E1441]*[.$K$1]" office:value-type="float" office:value="0.012416261248290539">
            <text:p>0.012416261248290539</text:p>
          </table:table-cell>
          <table:table-cell table:style-name="Gnumeric-default" table:formula="of:=[.$K$2]*([.E1441]+[.G1440])*0.02" office:value-type="float" office:value="2.4834086127282456e-06">
            <text:p>2.4834086127282456E-06</text:p>
          </table:table-cell>
          <table:table-cell table:style-name="Gnumeric-default" table:formula="of:=[.$K$3]*([.E1441]-[.E1440])/0.02" office:value-type="float" office:value="-0.032192585058510303">
            <text:p>−0.0321925850585103</text:p>
          </table:table-cell>
          <table:table-cell table:style-name="Gnumeric-default" table:formula="of:=SUM([.F1441:.H1441])" office:value-type="float" office:value="-0.019773840401607037">
            <text:p>−0.01977384040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2239987999200821">
            <text:p>0.05223998799920082</text:p>
          </table:table-cell>
          <table:table-cell table:style-name="Gnumeric-default" office:value-type="float" office:value="0.015735926106572151">
            <text:p>0.01573592610657215</text:p>
          </table:table-cell>
          <table:table-cell table:style-name="Gnumeric-default"/>
          <table:table-cell table:style-name="Gnumeric-default" table:formula="of:=[.B1442]-[.C1442]" office:value-type="float" office:value="0.03650406189262867">
            <text:p>0.0365040618926287</text:p>
          </table:table-cell>
          <table:table-cell table:style-name="Gnumeric-default" table:formula="of:=[.E1442]*[.$K$1]" office:value-type="float" office:value="0.0091260154731571674">
            <text:p>0.009126015473157167</text:p>
          </table:table-cell>
          <table:table-cell table:style-name="Gnumeric-default" table:formula="of:=[.$K$2]*([.E1442]+[.G1441])*0.02" office:value-type="float" office:value="1.8253272650620702e-06">
            <text:p>1.8253272650620702E-06</text:p>
          </table:table-cell>
          <table:table-cell table:style-name="Gnumeric-default" table:formula="of:=[.$K$3]*([.E1442]-[.E1441])/0.02" office:value-type="float" office:value="-0.032902457751333714">
            <text:p>−0.0329024577513337</text:p>
          </table:table-cell>
          <table:table-cell table:style-name="Gnumeric-default" table:formula="of:=SUM([.F1442:.H1442])" office:value-type="float" office:value="-0.023774616950911483">
            <text:p>−0.02377461695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4910351037979126">
            <text:p>0.034910351037979126</text:p>
          </table:table-cell>
          <table:table-cell table:style-name="Gnumeric-default" office:value-type="float" office:value="0.014501985162496567">
            <text:p>0.014501985162496567</text:p>
          </table:table-cell>
          <table:table-cell table:style-name="Gnumeric-default"/>
          <table:table-cell table:style-name="Gnumeric-default" table:formula="of:=[.B1443]-[.C1443]" office:value-type="float" office:value="0.020408365875482559">
            <text:p>0.0204083658754826</text:p>
          </table:table-cell>
          <table:table-cell table:style-name="Gnumeric-default" table:formula="of:=[.E1443]*[.$K$1]" office:value-type="float" office:value="0.0051020914688706398">
            <text:p>0.00510209146887064</text:p>
          </table:table-cell>
          <table:table-cell table:style-name="Gnumeric-default" table:formula="of:=[.$K$2]*([.E1443]+[.G1442])*0.02" office:value-type="float" office:value="1.0205095601373813e-06">
            <text:p>1.0205095601373813E-06</text:p>
          </table:table-cell>
          <table:table-cell table:style-name="Gnumeric-default" table:formula="of:=[.$K$3]*([.E1443]-[.E1442])/0.02" office:value-type="float" office:value="-0.040239240042865283">
            <text:p>−0.0402392400428653</text:p>
          </table:table-cell>
          <table:table-cell table:style-name="Gnumeric-default" table:formula="of:=SUM([.F1443:.H1443])" office:value-type="float" office:value="-0.035136128064434509">
            <text:p>−0.03513612806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0790193006396294">
            <text:p>0.030790193006396294</text:p>
          </table:table-cell>
          <table:table-cell table:style-name="Gnumeric-default" office:value-type="float" office:value="0.013755078427493572">
            <text:p>0.013755078427493572</text:p>
          </table:table-cell>
          <table:table-cell table:style-name="Gnumeric-default"/>
          <table:table-cell table:style-name="Gnumeric-default" table:formula="of:=[.B1444]-[.C1444]" office:value-type="float" office:value="0.017035114578902721">
            <text:p>0.0170351145789027</text:p>
          </table:table-cell>
          <table:table-cell table:style-name="Gnumeric-default" table:formula="of:=[.E1444]*[.$K$1]" office:value-type="float" office:value="0.0042587786447256804">
            <text:p>0.00425877864472568</text:p>
          </table:table-cell>
          <table:table-cell table:style-name="Gnumeric-default" table:formula="of:=[.$K$2]*([.E1444]+[.G1443])*0.02" office:value-type="float" office:value="8.5180675442314302e-07">
            <text:p>8.51806754423143E-07</text:p>
          </table:table-cell>
          <table:table-cell table:style-name="Gnumeric-default" table:formula="of:=[.$K$3]*([.E1444]-[.E1443])/0.02" office:value-type="float" office:value="-0.0084331282414495945">
            <text:p>−0.0084331282414496</text:p>
          </table:table-cell>
          <table:table-cell table:style-name="Gnumeric-default" table:formula="of:=SUM([.F1444:.H1444])" office:value-type="float" office:value="-0.0041734977899694908">
            <text:p>−0.004173497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3649213127791882">
            <text:p>0.013649213127791882</text:p>
          </table:table-cell>
          <table:table-cell table:style-name="Gnumeric-default" office:value-type="float" office:value="0.0115633150562644">
            <text:p>0.0115633150562644</text:p>
          </table:table-cell>
          <table:table-cell table:style-name="Gnumeric-default"/>
          <table:table-cell table:style-name="Gnumeric-default" table:formula="of:=[.B1445]-[.C1445]" office:value-type="float" office:value="0.0020858980715274811">
            <text:p>0.0020858980715275</text:p>
          </table:table-cell>
          <table:table-cell table:style-name="Gnumeric-default" table:formula="of:=[.E1445]*[.$K$1]" office:value-type="float" office:value="0.00052147451788187027">
            <text:p>0.0005214745178819</text:p>
          </table:table-cell>
          <table:table-cell table:style-name="Gnumeric-default" table:formula="of:=[.$K$2]*([.E1445]+[.G1444])*0.02" office:value-type="float" office:value="1.0433749391409522e-07">
            <text:p>1.0433749391409522E-07</text:p>
          </table:table-cell>
          <table:table-cell table:style-name="Gnumeric-default" table:formula="of:=[.$K$3]*([.E1445]-[.E1444])/0.02" office:value-type="float" office:value="-0.037373041268438101">
            <text:p>−0.0373730412684381</text:p>
          </table:table-cell>
          <table:table-cell table:style-name="Gnumeric-default" table:formula="of:=SUM([.F1445:.H1445])" office:value-type="float" office:value="-0.036851462413062315">
            <text:p>−0.03685146241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11017514625564218">
            <text:p>0.0011017514625564218</text:p>
          </table:table-cell>
          <table:table-cell table:style-name="Gnumeric-default" office:value-type="float" office:value="0.011382762342691422">
            <text:p>0.011382762342691422</text:p>
          </table:table-cell>
          <table:table-cell table:style-name="Gnumeric-default"/>
          <table:table-cell table:style-name="Gnumeric-default" table:formula="of:=[.B1446]-[.C1446]" office:value-type="float" office:value="-0.010281010880135">
            <text:p>−0.01028101088013</text:p>
          </table:table-cell>
          <table:table-cell table:style-name="Gnumeric-default" table:formula="of:=[.E1446]*[.$K$1]" office:value-type="float" office:value="-0.0025702527200337499">
            <text:p>−0.0025702527200337</text:p>
          </table:table-cell>
          <table:table-cell table:style-name="Gnumeric-default" table:formula="of:=[.$K$2]*([.E1446]+[.G1445])*0.02" office:value-type="float" office:value="-5.1404532713205431e-07">
            <text:p>−5.1404532713205E−07</text:p>
          </table:table-cell>
          <table:table-cell table:style-name="Gnumeric-default" table:formula="of:=[.$K$3]*([.E1446]-[.E1445])/0.02" office:value-type="float" office:value="-0.030917272379156202">
            <text:p>−0.0309172723791562</text:p>
          </table:table-cell>
          <table:table-cell table:style-name="Gnumeric-default" table:formula="of:=SUM([.F1446:.H1446])" office:value-type="float" office:value="-0.033488039144517083">
            <text:p>−0.03348803914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0719068348407745">
            <text:p>0.010719068348407745</text:p>
          </table:table-cell>
          <table:table-cell table:style-name="Gnumeric-default"/>
          <table:table-cell table:style-name="Gnumeric-default" table:formula="of:=[.B1447]-[.C1447]" office:value-type="float" office:value="-0.010719068348407745">
            <text:p>−0.01071906834841</text:p>
          </table:table-cell>
          <table:table-cell table:style-name="Gnumeric-default" table:formula="of:=[.E1447]*[.$K$1]" office:value-type="float" office:value="-0.0026797670871019363">
            <text:p>−0.0026797670871019</text:p>
          </table:table-cell>
          <table:table-cell table:style-name="Gnumeric-default" table:formula="of:=[.$K$2]*([.E1447]+[.G1446])*0.02" office:value-type="float" office:value="-5.3597911968674392e-07">
            <text:p>−5.3597911968674E−07</text:p>
          </table:table-cell>
          <table:table-cell table:style-name="Gnumeric-default" table:formula="of:=[.$K$3]*([.E1447]-[.E1446])/0.02" office:value-type="float" office:value="-0.001095143670681864">
            <text:p>−0.0010951436706819</text:p>
          </table:table-cell>
          <table:table-cell table:style-name="Gnumeric-default" table:formula="of:=SUM([.F1447:.H1447])" office:value-type="float" office:value="-0.003775446736903487">
            <text:p>−0.00377544673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0826113633811474">
            <text:p>0.010826113633811474</text:p>
          </table:table-cell>
          <table:table-cell table:style-name="Gnumeric-default"/>
          <table:table-cell table:style-name="Gnumeric-default" table:formula="of:=[.B1448]-[.C1448]" office:value-type="float" office:value="-0.010826113633811474">
            <text:p>−0.01082611363381</text:p>
          </table:table-cell>
          <table:table-cell table:style-name="Gnumeric-default" table:formula="of:=[.E1448]*[.$K$1]" office:value-type="float" office:value="-0.0027065284084528685">
            <text:p>−0.0027065284084529</text:p>
          </table:table-cell>
          <table:table-cell table:style-name="Gnumeric-default" table:formula="of:=[.$K$2]*([.E1448]+[.G1447])*0.02" office:value-type="float" office:value="-5.4133248064655813e-07">
            <text:p>−5.4133248064656E−07</text:p>
          </table:table-cell>
          <table:table-cell table:style-name="Gnumeric-default" table:formula="of:=[.$K$3]*([.E1448]-[.E1447])/0.02" office:value-type="float" office:value="-0.00026761321350932127">
            <text:p>−0.0002676132135093</text:p>
          </table:table-cell>
          <table:table-cell table:style-name="Gnumeric-default" table:formula="of:=SUM([.F1448:.H1448])" office:value-type="float" office:value="-0.0029746829544428362">
            <text:p>−0.00297468295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58975201100111008">
            <text:p>0.005897520110011101</text:p>
          </table:table-cell>
          <table:table-cell table:style-name="Gnumeric-default"/>
          <table:table-cell table:style-name="Gnumeric-default" table:formula="of:=[.B1449]-[.C1449]" office:value-type="float" office:value="-0.0058975201100111008">
            <text:p>−0.00589752011001</text:p>
          </table:table-cell>
          <table:table-cell table:style-name="Gnumeric-default" table:formula="of:=[.E1449]*[.$K$1]" office:value-type="float" office:value="-0.0014743800275027752">
            <text:p>−0.0014743800275028</text:p>
          </table:table-cell>
          <table:table-cell table:style-name="Gnumeric-default" table:formula="of:=[.$K$2]*([.E1449]+[.G1448])*0.02" office:value-type="float" office:value="-2.9490307212458743e-07">
            <text:p>−2.9490307212459E−07</text:p>
          </table:table-cell>
          <table:table-cell table:style-name="Gnumeric-default" table:formula="of:=[.$K$3]*([.E1449]-[.E1448])/0.02" office:value-type="float" office:value="0.012321483809500934">
            <text:p>0.012321483809500934</text:p>
          </table:table-cell>
          <table:table-cell table:style-name="Gnumeric-default" table:formula="of:=SUM([.F1449:.H1449])" office:value-type="float" office:value="0.010846808878926034">
            <text:p>0.0108468088789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2445295043289661">
            <text:p>0.006244529504328966</text:p>
          </table:table-cell>
          <table:table-cell table:style-name="Gnumeric-default"/>
          <table:table-cell table:style-name="Gnumeric-default" table:formula="of:=[.B1450]-[.C1450]" office:value-type="float" office:value="-0.0062445295043289661">
            <text:p>−0.00624452950433</text:p>
          </table:table-cell>
          <table:table-cell table:style-name="Gnumeric-default" table:formula="of:=[.E1450]*[.$K$1]" office:value-type="float" office:value="-0.0015611323760822415">
            <text:p>−0.0015611323760822</text:p>
          </table:table-cell>
          <table:table-cell table:style-name="Gnumeric-default" table:formula="of:=[.$K$2]*([.E1450]+[.G1449])*0.02" office:value-type="float" office:value="-3.1224122037005453e-07">
            <text:p>−3.1224122037005E−07</text:p>
          </table:table-cell>
          <table:table-cell table:style-name="Gnumeric-default" table:formula="of:=[.$K$3]*([.E1450]-[.E1449])/0.02" office:value-type="float" office:value="-0.00086752348579466343">
            <text:p>−0.0008675234857947</text:p>
          </table:table-cell>
          <table:table-cell table:style-name="Gnumeric-default" table:formula="of:=SUM([.F1450:.H1450])" office:value-type="float" office:value="-0.0024289681030972752">
            <text:p>−0.00242896810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53339535370469093">
            <text:p>0.005333953537046909</text:p>
          </table:table-cell>
          <table:table-cell table:style-name="Gnumeric-default"/>
          <table:table-cell table:style-name="Gnumeric-default" table:formula="of:=[.B1451]-[.C1451]" office:value-type="float" office:value="-0.0053339535370469093">
            <text:p>−0.00533395353705</text:p>
          </table:table-cell>
          <table:table-cell table:style-name="Gnumeric-default" table:formula="of:=[.E1451]*[.$K$1]" office:value-type="float" office:value="-0.0013334883842617273">
            <text:p>−0.0013334883842617</text:p>
          </table:table-cell>
          <table:table-cell table:style-name="Gnumeric-default" table:formula="of:=[.$K$2]*([.E1451]+[.G1450])*0.02" office:value-type="float" office:value="-2.6671328891336394e-07">
            <text:p>−2.6671328891336E−07</text:p>
          </table:table-cell>
          <table:table-cell table:style-name="Gnumeric-default" table:formula="of:=[.$K$3]*([.E1451]-[.E1450])/0.02" office:value-type="float" office:value="0.002276439918205142">
            <text:p>0.002276439918205142</text:p>
          </table:table-cell>
          <table:table-cell table:style-name="Gnumeric-default" table:formula="of:=SUM([.F1451:.H1451])" office:value-type="float" office:value="0.00094268482065450133">
            <text:p>0.0009426848206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46990383416414261">
            <text:p>0.004699038341641426</text:p>
          </table:table-cell>
          <table:table-cell table:style-name="Gnumeric-default"/>
          <table:table-cell table:style-name="Gnumeric-default" table:formula="of:=[.B1452]-[.C1452]" office:value-type="float" office:value="-0.0046990383416414261">
            <text:p>−0.00469903834164</text:p>
          </table:table-cell>
          <table:table-cell table:style-name="Gnumeric-default" table:formula="of:=[.E1452]*[.$K$1]" office:value-type="float" office:value="-0.0011747595854103565">
            <text:p>−0.0011747595854104</text:p>
          </table:table-cell>
          <table:table-cell table:style-name="Gnumeric-default" table:formula="of:=[.$K$2]*([.E1452]+[.G1451])*0.02" office:value-type="float" office:value="-2.34965252746517e-07">
            <text:p>−2.34965252746517E-07</text:p>
          </table:table-cell>
          <table:table-cell table:style-name="Gnumeric-default" table:formula="of:=[.$K$3]*([.E1452]-[.E1451])/0.02" office:value-type="float" office:value="0.0015872879885137081">
            <text:p>0.0015872879885137</text:p>
          </table:table-cell>
          <table:table-cell table:style-name="Gnumeric-default" table:formula="of:=SUM([.F1452:.H1452])" office:value-type="float" office:value="0.0004122934378506051">
            <text:p>0.0004122934378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41828695684671402">
            <text:p>0.00418286956846714</text:p>
          </table:table-cell>
          <table:table-cell table:style-name="Gnumeric-default"/>
          <table:table-cell table:style-name="Gnumeric-default" table:formula="of:=[.B1453]-[.C1453]" office:value-type="float" office:value="-0.0041828695684671402">
            <text:p>−0.00418286956847</text:p>
          </table:table-cell>
          <table:table-cell table:style-name="Gnumeric-default" table:formula="of:=[.E1453]*[.$K$1]" office:value-type="float" office:value="-0.001045717392116785">
            <text:p>−0.0010457173921168</text:p>
          </table:table-cell>
          <table:table-cell table:style-name="Gnumeric-default" table:formula="of:=[.$K$2]*([.E1453]+[.G1452])*0.02" office:value-type="float" office:value="-2.0915522668599438e-07">
            <text:p>−2.0915522668599E−07</text:p>
          </table:table-cell>
          <table:table-cell table:style-name="Gnumeric-default" table:formula="of:=[.$K$3]*([.E1453]-[.E1452])/0.02" office:value-type="float" office:value="0.0012904219329357147">
            <text:p>0.0012904219329357</text:p>
          </table:table-cell>
          <table:table-cell table:style-name="Gnumeric-default" table:formula="of:=SUM([.F1453:.H1453])" office:value-type="float" office:value="0.00024449538559224369">
            <text:p>0.00024449538559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35174256190657616">
            <text:p>0.0035174256190657616</text:p>
          </table:table-cell>
          <table:table-cell table:style-name="Gnumeric-default"/>
          <table:table-cell table:style-name="Gnumeric-default" table:formula="of:=[.B1454]-[.C1454]" office:value-type="float" office:value="-0.0035174256190657616">
            <text:p>−0.00351742561907</text:p>
          </table:table-cell>
          <table:table-cell table:style-name="Gnumeric-default" table:formula="of:=[.E1454]*[.$K$1]" office:value-type="float" office:value="-0.00087935640476644039">
            <text:p>−0.0008793564047664</text:p>
          </table:table-cell>
          <table:table-cell table:style-name="Gnumeric-default" table:formula="of:=[.$K$2]*([.E1454]+[.G1453])*0.02" office:value-type="float" office:value="-1.7588173871462236e-07">
            <text:p>−1.7588173871462E−07</text:p>
          </table:table-cell>
          <table:table-cell table:style-name="Gnumeric-default" table:formula="of:=[.$K$3]*([.E1454]-[.E1453])/0.02" office:value-type="float" office:value="0.0016636098735034466">
            <text:p>0.0016636098735034</text:p>
          </table:table-cell>
          <table:table-cell table:style-name="Gnumeric-default" table:formula="of:=SUM([.F1454:.H1454])" office:value-type="float" office:value="0.00078407758699829155">
            <text:p>0.0007840775869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41999979875981808">
            <text:p>0.004199997987598181</text:p>
          </table:table-cell>
          <table:table-cell table:style-name="Gnumeric-default"/>
          <table:table-cell table:style-name="Gnumeric-default" table:formula="of:=[.B1455]-[.C1455]" office:value-type="float" office:value="-0.0041999979875981808">
            <text:p>−0.0041999979876</text:p>
          </table:table-cell>
          <table:table-cell table:style-name="Gnumeric-default" table:formula="of:=[.E1455]*[.$K$1]" office:value-type="float" office:value="-0.0010499994968995452">
            <text:p>−0.0010499994968995</text:p>
          </table:table-cell>
          <table:table-cell table:style-name="Gnumeric-default" table:formula="of:=[.$K$2]*([.E1455]+[.G1454])*0.02" office:value-type="float" office:value="-2.1000869346684479e-07">
            <text:p>−2.1000869346684E−07</text:p>
          </table:table-cell>
          <table:table-cell table:style-name="Gnumeric-default" table:formula="of:=[.$K$3]*([.E1455]-[.E1454])/0.02" office:value-type="float" office:value="-0.0017064309213310482">
            <text:p>−0.001706430921331</text:p>
          </table:table-cell>
          <table:table-cell table:style-name="Gnumeric-default" table:formula="of:=SUM([.F1455:.H1455])" office:value-type="float" office:value="-0.0027566404269240602">
            <text:p>−0.00275664042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21318863146007061">
            <text:p>0.002131886314600706</text:p>
          </table:table-cell>
          <table:table-cell table:style-name="Gnumeric-default"/>
          <table:table-cell table:style-name="Gnumeric-default" table:formula="of:=[.B1456]-[.C1456]" office:value-type="float" office:value="-0.0021318863146007061">
            <text:p>−0.0021318863146</text:p>
          </table:table-cell>
          <table:table-cell table:style-name="Gnumeric-default" table:formula="of:=[.E1456]*[.$K$1]" office:value-type="float" office:value="-0.00053297157865017653">
            <text:p>−0.0005329715786502</text:p>
          </table:table-cell>
          <table:table-cell table:style-name="Gnumeric-default" table:formula="of:=[.$K$2]*([.E1456]+[.G1455])*0.02" office:value-type="float" office:value="-1.0660481616470866e-07">
            <text:p>−1.0660481616471E−07</text:p>
          </table:table-cell>
          <table:table-cell table:style-name="Gnumeric-default" table:formula="of:=[.$K$3]*([.E1456]-[.E1455])/0.02" office:value-type="float" office:value="0.0051702791824936867">
            <text:p>0.005170279182493687</text:p>
          </table:table-cell>
          <table:table-cell table:style-name="Gnumeric-default" table:formula="of:=SUM([.F1456:.H1456])" office:value-type="float" office:value="0.0046372009990273454">
            <text:p>0.0046372009990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14680445892736316">
            <text:p>0.0014680445892736316</text:p>
          </table:table-cell>
          <table:table-cell table:style-name="Gnumeric-default"/>
          <table:table-cell table:style-name="Gnumeric-default" table:formula="of:=[.B1457]-[.C1457]" office:value-type="float" office:value="-0.0014680445892736316">
            <text:p>−0.00146804458927</text:p>
          </table:table-cell>
          <table:table-cell table:style-name="Gnumeric-default" table:formula="of:=[.E1457]*[.$K$1]" office:value-type="float" office:value="-0.00036701114731840789">
            <text:p>−0.0003670111473184</text:p>
          </table:table-cell>
          <table:table-cell table:style-name="Gnumeric-default" table:formula="of:=[.$K$2]*([.E1457]+[.G1456])*0.02" office:value-type="float" office:value="-7.3407559704489815e-08">
            <text:p>−7.3407559704490E−08</text:p>
          </table:table-cell>
          <table:table-cell table:style-name="Gnumeric-default" table:formula="of:=[.$K$3]*([.E1457]-[.E1456])/0.02" office:value-type="float" office:value="0.0016596043133176865">
            <text:p>0.0016596043133177</text:p>
          </table:table-cell>
          <table:table-cell table:style-name="Gnumeric-default" table:formula="of:=SUM([.F1457:.H1457])" office:value-type="float" office:value="0.0012925197584395742">
            <text:p>0.001292519758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1399351516738534">
            <text:p>0.001399351516738534</text:p>
          </table:table-cell>
          <table:table-cell table:style-name="Gnumeric-default"/>
          <table:table-cell table:style-name="Gnumeric-default" table:formula="of:=[.B1458]-[.C1458]" office:value-type="float" office:value="-0.001399351516738534">
            <text:p>−0.00139935151674</text:p>
          </table:table-cell>
          <table:table-cell table:style-name="Gnumeric-default" table:formula="of:=[.E1458]*[.$K$1]" office:value-type="float" office:value="-0.00034983787918463349">
            <text:p>−0.0003498378791846</text:p>
          </table:table-cell>
          <table:table-cell table:style-name="Gnumeric-default" table:formula="of:=[.$K$2]*([.E1458]+[.G1457])*0.02" office:value-type="float" office:value="-6.997124621491193e-08">
            <text:p>−6.9971246214912E−08</text:p>
          </table:table-cell>
          <table:table-cell table:style-name="Gnumeric-default" table:formula="of:=[.$K$3]*([.E1458]-[.E1457])/0.02" office:value-type="float" office:value="0.000171732681337744">
            <text:p>0.000171732681337744</text:p>
          </table:table-cell>
          <table:table-cell table:style-name="Gnumeric-default" table:formula="of:=SUM([.F1458:.H1458])" office:value-type="float" office:value="-0.00017817516909310441">
            <text:p>−0.00017817516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59]-[.C1459]" office:value-type="float" office:value="0">
            <text:p>0</text:p>
          </table:table-cell>
          <table:table-cell table:style-name="Gnumeric-default" table:formula="of:=[.E1459]*[.$K$1]" office:value-type="float" office:value="0">
            <text:p>0</text:p>
          </table:table-cell>
          <table:table-cell table:style-name="Gnumeric-default" table:formula="of:=[.$K$2]*([.E1459]+[.G1458])*0.02" office:value-type="float" office:value="-3.4985623107455965e-12">
            <text:p>−3.4985623107456E−12</text:p>
          </table:table-cell>
          <table:table-cell table:style-name="Gnumeric-default" table:formula="of:=[.$K$3]*([.E1459]-[.E1458])/0.02" office:value-type="float" office:value="0.0034983787918463349">
            <text:p>0.003498378791846335</text:p>
          </table:table-cell>
          <table:table-cell table:style-name="Gnumeric-default" table:formula="of:=SUM([.F1459:.H1459])" office:value-type="float" office:value="0.0034983787883477728">
            <text:p>0.0034983787883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60]-[.C1460]" office:value-type="float" office:value="0">
            <text:p>0</text:p>
          </table:table-cell>
          <table:table-cell table:style-name="Gnumeric-default" table:formula="of:=[.E1460]*[.$K$1]" office:value-type="float" office:value="0">
            <text:p>0</text:p>
          </table:table-cell>
          <table:table-cell table:style-name="Gnumeric-default" table:formula="of:=[.$K$2]*([.E1460]+[.G1459])*0.02" office:value-type="float" office:value="-1.7492811553727983e-16">
            <text:p>−1.7492811553728E−16</text:p>
          </table:table-cell>
          <table:table-cell table:style-name="Gnumeric-default" table:formula="of:=[.$K$3]*([.E1460]-[.E1459])/0.02" office:value-type="float" office:value="0">
            <text:p>0</text:p>
          </table:table-cell>
          <table:table-cell table:style-name="Gnumeric-default" table:formula="of:=SUM([.F1460:.H1460])" office:value-type="float" office:value="-1.7492811553727983e-16">
            <text:p>−1.749281155E−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61]-[.C1461]" office:value-type="float" office:value="0">
            <text:p>0</text:p>
          </table:table-cell>
          <table:table-cell table:style-name="Gnumeric-default" table:formula="of:=[.E1461]*[.$K$1]" office:value-type="float" office:value="0">
            <text:p>0</text:p>
          </table:table-cell>
          <table:table-cell table:style-name="Gnumeric-default" table:formula="of:=[.$K$2]*([.E1461]+[.G1460])*0.02" office:value-type="float" office:value="-8.7464057768639919e-21">
            <text:p>−8.7464057768640E−21</text:p>
          </table:table-cell>
          <table:table-cell table:style-name="Gnumeric-default" table:formula="of:=[.$K$3]*([.E1461]-[.E1460])/0.02" office:value-type="float" office:value="0">
            <text:p>0</text:p>
          </table:table-cell>
          <table:table-cell table:style-name="Gnumeric-default" table:formula="of:=SUM([.F1461:.H1461])" office:value-type="float" office:value="-8.7464057768639919e-21">
            <text:p>−8.746405777E−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62]-[.C1462]" office:value-type="float" office:value="0">
            <text:p>0</text:p>
          </table:table-cell>
          <table:table-cell table:style-name="Gnumeric-default" table:formula="of:=[.E1462]*[.$K$1]" office:value-type="float" office:value="0">
            <text:p>0</text:p>
          </table:table-cell>
          <table:table-cell table:style-name="Gnumeric-default" table:formula="of:=[.$K$2]*([.E1462]+[.G1461])*0.02" office:value-type="float" office:value="-4.373202888431996e-25">
            <text:p>−4.373202888432E−25</text:p>
          </table:table-cell>
          <table:table-cell table:style-name="Gnumeric-default" table:formula="of:=[.$K$3]*([.E1462]-[.E1461])/0.02" office:value-type="float" office:value="0">
            <text:p>0</text:p>
          </table:table-cell>
          <table:table-cell table:style-name="Gnumeric-default" table:formula="of:=SUM([.F1462:.H1462])" office:value-type="float" office:value="-4.373202888431996e-25">
            <text:p>−4.373202888E−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63]-[.C1463]" office:value-type="float" office:value="0">
            <text:p>0</text:p>
          </table:table-cell>
          <table:table-cell table:style-name="Gnumeric-default" table:formula="of:=[.E1463]*[.$K$1]" office:value-type="float" office:value="0">
            <text:p>0</text:p>
          </table:table-cell>
          <table:table-cell table:style-name="Gnumeric-default" table:formula="of:=[.$K$2]*([.E1463]+[.G1462])*0.02" office:value-type="float" office:value="-2.1866014442159983e-29">
            <text:p>−2.186601444216E−29</text:p>
          </table:table-cell>
          <table:table-cell table:style-name="Gnumeric-default" table:formula="of:=[.$K$3]*([.E1463]-[.E1462])/0.02" office:value-type="float" office:value="0">
            <text:p>0</text:p>
          </table:table-cell>
          <table:table-cell table:style-name="Gnumeric-default" table:formula="of:=SUM([.F1463:.H1463])" office:value-type="float" office:value="-2.1866014442159983e-29">
            <text:p>−2.186601444E−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64]-[.C1464]" office:value-type="float" office:value="0">
            <text:p>0</text:p>
          </table:table-cell>
          <table:table-cell table:style-name="Gnumeric-default" table:formula="of:=[.E1464]*[.$K$1]" office:value-type="float" office:value="0">
            <text:p>0</text:p>
          </table:table-cell>
          <table:table-cell table:style-name="Gnumeric-default" table:formula="of:=[.$K$2]*([.E1464]+[.G1463])*0.02" office:value-type="float" office:value="-1.0933007221079992e-33">
            <text:p>−1.093300722108E−33</text:p>
          </table:table-cell>
          <table:table-cell table:style-name="Gnumeric-default" table:formula="of:=[.$K$3]*([.E1464]-[.E1463])/0.02" office:value-type="float" office:value="0">
            <text:p>0</text:p>
          </table:table-cell>
          <table:table-cell table:style-name="Gnumeric-default" table:formula="of:=SUM([.F1464:.H1464])" office:value-type="float" office:value="-1.0933007221079992e-33">
            <text:p>−1.093300722E−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65]-[.C1465]" office:value-type="float" office:value="0">
            <text:p>0</text:p>
          </table:table-cell>
          <table:table-cell table:style-name="Gnumeric-default" table:formula="of:=[.E1465]*[.$K$1]" office:value-type="float" office:value="0">
            <text:p>0</text:p>
          </table:table-cell>
          <table:table-cell table:style-name="Gnumeric-default" table:formula="of:=[.$K$2]*([.E1465]+[.G1464])*0.02" office:value-type="float" office:value="-5.4665036105399961e-38">
            <text:p>−5.46650361054E−38</text:p>
          </table:table-cell>
          <table:table-cell table:style-name="Gnumeric-default" table:formula="of:=[.$K$3]*([.E1465]-[.E1464])/0.02" office:value-type="float" office:value="0">
            <text:p>0</text:p>
          </table:table-cell>
          <table:table-cell table:style-name="Gnumeric-default" table:formula="of:=SUM([.F1465:.H1465])" office:value-type="float" office:value="-5.4665036105399961e-38">
            <text:p>−5.466503611E−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66]-[.C1466]" office:value-type="float" office:value="0">
            <text:p>0</text:p>
          </table:table-cell>
          <table:table-cell table:style-name="Gnumeric-default" table:formula="of:=[.E1466]*[.$K$1]" office:value-type="float" office:value="0">
            <text:p>0</text:p>
          </table:table-cell>
          <table:table-cell table:style-name="Gnumeric-default" table:formula="of:=[.$K$2]*([.E1466]+[.G1465])*0.02" office:value-type="float" office:value="-2.7332518052699982e-42">
            <text:p>−2.73325180527E−42</text:p>
          </table:table-cell>
          <table:table-cell table:style-name="Gnumeric-default" table:formula="of:=[.$K$3]*([.E1466]-[.E1465])/0.02" office:value-type="float" office:value="0">
            <text:p>0</text:p>
          </table:table-cell>
          <table:table-cell table:style-name="Gnumeric-default" table:formula="of:=SUM([.F1466:.H1466])" office:value-type="float" office:value="-2.7332518052699982e-42">
            <text:p>−2.733251805E−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67]-[.C1467]" office:value-type="float" office:value="0">
            <text:p>0</text:p>
          </table:table-cell>
          <table:table-cell table:style-name="Gnumeric-default" table:formula="of:=[.E1467]*[.$K$1]" office:value-type="float" office:value="0">
            <text:p>0</text:p>
          </table:table-cell>
          <table:table-cell table:style-name="Gnumeric-default" table:formula="of:=[.$K$2]*([.E1467]+[.G1466])*0.02" office:value-type="float" office:value="-1.3666259026349992e-46">
            <text:p>−1.366625902635E−46</text:p>
          </table:table-cell>
          <table:table-cell table:style-name="Gnumeric-default" table:formula="of:=[.$K$3]*([.E1467]-[.E1466])/0.02" office:value-type="float" office:value="0">
            <text:p>0</text:p>
          </table:table-cell>
          <table:table-cell table:style-name="Gnumeric-default" table:formula="of:=SUM([.F1467:.H1467])" office:value-type="float" office:value="-1.3666259026349992e-46">
            <text:p>−1.366625903E−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68]-[.C1468]" office:value-type="float" office:value="0">
            <text:p>0</text:p>
          </table:table-cell>
          <table:table-cell table:style-name="Gnumeric-default" table:formula="of:=[.E1468]*[.$K$1]" office:value-type="float" office:value="0">
            <text:p>0</text:p>
          </table:table-cell>
          <table:table-cell table:style-name="Gnumeric-default" table:formula="of:=[.$K$2]*([.E1468]+[.G1467])*0.02" office:value-type="float" office:value="-6.8331295131749962e-51">
            <text:p>−6.833129513175E−51</text:p>
          </table:table-cell>
          <table:table-cell table:style-name="Gnumeric-default" table:formula="of:=[.$K$3]*([.E1468]-[.E1467])/0.02" office:value-type="float" office:value="0">
            <text:p>0</text:p>
          </table:table-cell>
          <table:table-cell table:style-name="Gnumeric-default" table:formula="of:=SUM([.F1468:.H1468])" office:value-type="float" office:value="-6.8331295131749962e-51">
            <text:p>−6.833129513E−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69]-[.C1469]" office:value-type="float" office:value="0">
            <text:p>0</text:p>
          </table:table-cell>
          <table:table-cell table:style-name="Gnumeric-default" table:formula="of:=[.E1469]*[.$K$1]" office:value-type="float" office:value="0">
            <text:p>0</text:p>
          </table:table-cell>
          <table:table-cell table:style-name="Gnumeric-default" table:formula="of:=[.$K$2]*([.E1469]+[.G1468])*0.02" office:value-type="float" office:value="-3.4165647565874986e-55">
            <text:p>−3.4165647565875E−55</text:p>
          </table:table-cell>
          <table:table-cell table:style-name="Gnumeric-default" table:formula="of:=[.$K$3]*([.E1469]-[.E1468])/0.02" office:value-type="float" office:value="0">
            <text:p>0</text:p>
          </table:table-cell>
          <table:table-cell table:style-name="Gnumeric-default" table:formula="of:=SUM([.F1469:.H1469])" office:value-type="float" office:value="-3.4165647565874986e-55">
            <text:p>−3.416564757E−5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70]-[.C1470]" office:value-type="float" office:value="0">
            <text:p>0</text:p>
          </table:table-cell>
          <table:table-cell table:style-name="Gnumeric-default" table:formula="of:=[.E1470]*[.$K$1]" office:value-type="float" office:value="0">
            <text:p>0</text:p>
          </table:table-cell>
          <table:table-cell table:style-name="Gnumeric-default" table:formula="of:=[.$K$2]*([.E1470]+[.G1469])*0.02" office:value-type="float" office:value="-1.7082823782937493e-59">
            <text:p>−1.7082823782937E−59</text:p>
          </table:table-cell>
          <table:table-cell table:style-name="Gnumeric-default" table:formula="of:=[.$K$3]*([.E1470]-[.E1469])/0.02" office:value-type="float" office:value="0">
            <text:p>0</text:p>
          </table:table-cell>
          <table:table-cell table:style-name="Gnumeric-default" table:formula="of:=SUM([.F1470:.H1470])" office:value-type="float" office:value="-1.7082823782937493e-59">
            <text:p>−1.708282378E−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71]-[.C1471]" office:value-type="float" office:value="0">
            <text:p>0</text:p>
          </table:table-cell>
          <table:table-cell table:style-name="Gnumeric-default" table:formula="of:=[.E1471]*[.$K$1]" office:value-type="float" office:value="0">
            <text:p>0</text:p>
          </table:table-cell>
          <table:table-cell table:style-name="Gnumeric-default" table:formula="of:=[.$K$2]*([.E1471]+[.G1470])*0.02" office:value-type="float" office:value="-8.5414118914687465e-64">
            <text:p>−8.5414118914687E−64</text:p>
          </table:table-cell>
          <table:table-cell table:style-name="Gnumeric-default" table:formula="of:=[.$K$3]*([.E1471]-[.E1470])/0.02" office:value-type="float" office:value="0">
            <text:p>0</text:p>
          </table:table-cell>
          <table:table-cell table:style-name="Gnumeric-default" table:formula="of:=SUM([.F1471:.H1471])" office:value-type="float" office:value="-8.5414118914687465e-64">
            <text:p>−8.541411891E−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72]-[.C1472]" office:value-type="float" office:value="0">
            <text:p>0</text:p>
          </table:table-cell>
          <table:table-cell table:style-name="Gnumeric-default" table:formula="of:=[.E1472]*[.$K$1]" office:value-type="float" office:value="0">
            <text:p>0</text:p>
          </table:table-cell>
          <table:table-cell table:style-name="Gnumeric-default" table:formula="of:=[.$K$2]*([.E1472]+[.G1471])*0.02" office:value-type="float" office:value="-4.2707059457343737e-68">
            <text:p>−4.2707059457344E−68</text:p>
          </table:table-cell>
          <table:table-cell table:style-name="Gnumeric-default" table:formula="of:=[.$K$3]*([.E1472]-[.E1471])/0.02" office:value-type="float" office:value="0">
            <text:p>0</text:p>
          </table:table-cell>
          <table:table-cell table:style-name="Gnumeric-default" table:formula="of:=SUM([.F1472:.H1472])" office:value-type="float" office:value="-4.2707059457343737e-68">
            <text:p>−4.270705946E−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73]-[.C1473]" office:value-type="float" office:value="0">
            <text:p>0</text:p>
          </table:table-cell>
          <table:table-cell table:style-name="Gnumeric-default" table:formula="of:=[.E1473]*[.$K$1]" office:value-type="float" office:value="0">
            <text:p>0</text:p>
          </table:table-cell>
          <table:table-cell table:style-name="Gnumeric-default" table:formula="of:=[.$K$2]*([.E1473]+[.G1472])*0.02" office:value-type="float" office:value="-2.1353529728671867e-72">
            <text:p>−2.1353529728672E−72</text:p>
          </table:table-cell>
          <table:table-cell table:style-name="Gnumeric-default" table:formula="of:=[.$K$3]*([.E1473]-[.E1472])/0.02" office:value-type="float" office:value="0">
            <text:p>0</text:p>
          </table:table-cell>
          <table:table-cell table:style-name="Gnumeric-default" table:formula="of:=SUM([.F1473:.H1473])" office:value-type="float" office:value="-2.1353529728671867e-72">
            <text:p>−2.135352973E−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74]-[.C1474]" office:value-type="float" office:value="0">
            <text:p>0</text:p>
          </table:table-cell>
          <table:table-cell table:style-name="Gnumeric-default" table:formula="of:=[.E1474]*[.$K$1]" office:value-type="float" office:value="0">
            <text:p>0</text:p>
          </table:table-cell>
          <table:table-cell table:style-name="Gnumeric-default" table:formula="of:=[.$K$2]*([.E1474]+[.G1473])*0.02" office:value-type="float" office:value="-1.0676764864335933e-76">
            <text:p>−1.0676764864336E−76</text:p>
          </table:table-cell>
          <table:table-cell table:style-name="Gnumeric-default" table:formula="of:=[.$K$3]*([.E1474]-[.E1473])/0.02" office:value-type="float" office:value="0">
            <text:p>0</text:p>
          </table:table-cell>
          <table:table-cell table:style-name="Gnumeric-default" table:formula="of:=SUM([.F1474:.H1474])" office:value-type="float" office:value="-1.0676764864335933e-76">
            <text:p>−1.067676486E−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75]-[.C1475]" office:value-type="float" office:value="0">
            <text:p>0</text:p>
          </table:table-cell>
          <table:table-cell table:style-name="Gnumeric-default" table:formula="of:=[.E1475]*[.$K$1]" office:value-type="float" office:value="0">
            <text:p>0</text:p>
          </table:table-cell>
          <table:table-cell table:style-name="Gnumeric-default" table:formula="of:=[.$K$2]*([.E1475]+[.G1474])*0.02" office:value-type="float" office:value="-5.3383824321679667e-81">
            <text:p>−5.3383824321680E−81</text:p>
          </table:table-cell>
          <table:table-cell table:style-name="Gnumeric-default" table:formula="of:=[.$K$3]*([.E1475]-[.E1474])/0.02" office:value-type="float" office:value="0">
            <text:p>0</text:p>
          </table:table-cell>
          <table:table-cell table:style-name="Gnumeric-default" table:formula="of:=SUM([.F1475:.H1475])" office:value-type="float" office:value="-5.3383824321679667e-81">
            <text:p>−5.338382432E−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76]-[.C1476]" office:value-type="float" office:value="0">
            <text:p>0</text:p>
          </table:table-cell>
          <table:table-cell table:style-name="Gnumeric-default" table:formula="of:=[.E1476]*[.$K$1]" office:value-type="float" office:value="0">
            <text:p>0</text:p>
          </table:table-cell>
          <table:table-cell table:style-name="Gnumeric-default" table:formula="of:=[.$K$2]*([.E1476]+[.G1475])*0.02" office:value-type="float" office:value="-2.6691912160839832e-85">
            <text:p>−2.6691912160840E−85</text:p>
          </table:table-cell>
          <table:table-cell table:style-name="Gnumeric-default" table:formula="of:=[.$K$3]*([.E1476]-[.E1475])/0.02" office:value-type="float" office:value="0">
            <text:p>0</text:p>
          </table:table-cell>
          <table:table-cell table:style-name="Gnumeric-default" table:formula="of:=SUM([.F1476:.H1476])" office:value-type="float" office:value="-2.6691912160839832e-85">
            <text:p>−2.669191216E−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77]-[.C1477]" office:value-type="float" office:value="0">
            <text:p>0</text:p>
          </table:table-cell>
          <table:table-cell table:style-name="Gnumeric-default" table:formula="of:=[.E1477]*[.$K$1]" office:value-type="float" office:value="0">
            <text:p>0</text:p>
          </table:table-cell>
          <table:table-cell table:style-name="Gnumeric-default" table:formula="of:=[.$K$2]*([.E1477]+[.G1476])*0.02" office:value-type="float" office:value="-1.3345956080419917e-89">
            <text:p>−1.3345956080420E−89</text:p>
          </table:table-cell>
          <table:table-cell table:style-name="Gnumeric-default" table:formula="of:=[.$K$3]*([.E1477]-[.E1476])/0.02" office:value-type="float" office:value="0">
            <text:p>0</text:p>
          </table:table-cell>
          <table:table-cell table:style-name="Gnumeric-default" table:formula="of:=SUM([.F1477:.H1477])" office:value-type="float" office:value="-1.3345956080419917e-89">
            <text:p>−1.334595608E−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78]-[.C1478]" office:value-type="float" office:value="0">
            <text:p>0</text:p>
          </table:table-cell>
          <table:table-cell table:style-name="Gnumeric-default" table:formula="of:=[.E1478]*[.$K$1]" office:value-type="float" office:value="0">
            <text:p>0</text:p>
          </table:table-cell>
          <table:table-cell table:style-name="Gnumeric-default" table:formula="of:=[.$K$2]*([.E1478]+[.G1477])*0.02" office:value-type="float" office:value="-6.6729780402099594e-94">
            <text:p>−6.6729780402100E−94</text:p>
          </table:table-cell>
          <table:table-cell table:style-name="Gnumeric-default" table:formula="of:=[.$K$3]*([.E1478]-[.E1477])/0.02" office:value-type="float" office:value="0">
            <text:p>0</text:p>
          </table:table-cell>
          <table:table-cell table:style-name="Gnumeric-default" table:formula="of:=SUM([.F1478:.H1478])" office:value-type="float" office:value="-6.6729780402099594e-94">
            <text:p>−6.67297804E−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79]-[.C1479]" office:value-type="float" office:value="0">
            <text:p>0</text:p>
          </table:table-cell>
          <table:table-cell table:style-name="Gnumeric-default" table:formula="of:=[.E1479]*[.$K$1]" office:value-type="float" office:value="0">
            <text:p>0</text:p>
          </table:table-cell>
          <table:table-cell table:style-name="Gnumeric-default" table:formula="of:=[.$K$2]*([.E1479]+[.G1478])*0.02" office:value-type="float" office:value="-3.3364890201049795e-98">
            <text:p>−3.3364890201050E−98</text:p>
          </table:table-cell>
          <table:table-cell table:style-name="Gnumeric-default" table:formula="of:=[.$K$3]*([.E1479]-[.E1478])/0.02" office:value-type="float" office:value="0">
            <text:p>0</text:p>
          </table:table-cell>
          <table:table-cell table:style-name="Gnumeric-default" table:formula="of:=SUM([.F1479:.H1479])" office:value-type="float" office:value="-3.3364890201049795e-98">
            <text:p>−3.33648902E−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80]-[.C1480]" office:value-type="float" office:value="0">
            <text:p>0</text:p>
          </table:table-cell>
          <table:table-cell table:style-name="Gnumeric-default" table:formula="of:=[.E1480]*[.$K$1]" office:value-type="float" office:value="0">
            <text:p>0</text:p>
          </table:table-cell>
          <table:table-cell table:style-name="Gnumeric-default" table:formula="of:=[.$K$2]*([.E1480]+[.G1479])*0.02" office:value-type="float" office:value="-1.6682445100524898e-102">
            <text:p>−1.668244510052E−102</text:p>
          </table:table-cell>
          <table:table-cell table:style-name="Gnumeric-default" table:formula="of:=[.$K$3]*([.E1480]-[.E1479])/0.02" office:value-type="float" office:value="0">
            <text:p>0</text:p>
          </table:table-cell>
          <table:table-cell table:style-name="Gnumeric-default" table:formula="of:=SUM([.F1480:.H1480])" office:value-type="float" office:value="-1.6682445100524898e-102">
            <text:p>−1.66824451E−1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81]-[.C1481]" office:value-type="float" office:value="0">
            <text:p>0</text:p>
          </table:table-cell>
          <table:table-cell table:style-name="Gnumeric-default" table:formula="of:=[.E1481]*[.$K$1]" office:value-type="float" office:value="0">
            <text:p>0</text:p>
          </table:table-cell>
          <table:table-cell table:style-name="Gnumeric-default" table:formula="of:=[.$K$2]*([.E1481]+[.G1480])*0.02" office:value-type="float" office:value="-8.3412225502624488e-107">
            <text:p>−8.341222550262E−107</text:p>
          </table:table-cell>
          <table:table-cell table:style-name="Gnumeric-default" table:formula="of:=[.$K$3]*([.E1481]-[.E1480])/0.02" office:value-type="float" office:value="0">
            <text:p>0</text:p>
          </table:table-cell>
          <table:table-cell table:style-name="Gnumeric-default" table:formula="of:=SUM([.F1481:.H1481])" office:value-type="float" office:value="-8.3412225502624488e-107">
            <text:p>−8.34122255E−1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82]-[.C1482]" office:value-type="float" office:value="0">
            <text:p>0</text:p>
          </table:table-cell>
          <table:table-cell table:style-name="Gnumeric-default" table:formula="of:=[.E1482]*[.$K$1]" office:value-type="float" office:value="0">
            <text:p>0</text:p>
          </table:table-cell>
          <table:table-cell table:style-name="Gnumeric-default" table:formula="of:=[.$K$2]*([.E1482]+[.G1481])*0.02" office:value-type="float" office:value="-4.1706112751312247e-111">
            <text:p>−4.170611275131E−111</text:p>
          </table:table-cell>
          <table:table-cell table:style-name="Gnumeric-default" table:formula="of:=[.$K$3]*([.E1482]-[.E1481])/0.02" office:value-type="float" office:value="0">
            <text:p>0</text:p>
          </table:table-cell>
          <table:table-cell table:style-name="Gnumeric-default" table:formula="of:=SUM([.F1482:.H1482])" office:value-type="float" office:value="-4.1706112751312247e-111">
            <text:p>−4.17061128E−1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83]-[.C1483]" office:value-type="float" office:value="0">
            <text:p>0</text:p>
          </table:table-cell>
          <table:table-cell table:style-name="Gnumeric-default" table:formula="of:=[.E1483]*[.$K$1]" office:value-type="float" office:value="0">
            <text:p>0</text:p>
          </table:table-cell>
          <table:table-cell table:style-name="Gnumeric-default" table:formula="of:=[.$K$2]*([.E1483]+[.G1482])*0.02" office:value-type="float" office:value="-2.0853056375656125e-115">
            <text:p>−2.085305637566E−115</text:p>
          </table:table-cell>
          <table:table-cell table:style-name="Gnumeric-default" table:formula="of:=[.$K$3]*([.E1483]-[.E1482])/0.02" office:value-type="float" office:value="0">
            <text:p>0</text:p>
          </table:table-cell>
          <table:table-cell table:style-name="Gnumeric-default" table:formula="of:=SUM([.F1483:.H1483])" office:value-type="float" office:value="-2.0853056375656125e-115">
            <text:p>−2.08530564E−1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84]-[.C1484]" office:value-type="float" office:value="0">
            <text:p>0</text:p>
          </table:table-cell>
          <table:table-cell table:style-name="Gnumeric-default" table:formula="of:=[.E1484]*[.$K$1]" office:value-type="float" office:value="0">
            <text:p>0</text:p>
          </table:table-cell>
          <table:table-cell table:style-name="Gnumeric-default" table:formula="of:=[.$K$2]*([.E1484]+[.G1483])*0.02" office:value-type="float" office:value="-1.0426528187828064e-119">
            <text:p>−1.042652818783E−119</text:p>
          </table:table-cell>
          <table:table-cell table:style-name="Gnumeric-default" table:formula="of:=[.$K$3]*([.E1484]-[.E1483])/0.02" office:value-type="float" office:value="0">
            <text:p>0</text:p>
          </table:table-cell>
          <table:table-cell table:style-name="Gnumeric-default" table:formula="of:=SUM([.F1484:.H1484])" office:value-type="float" office:value="-1.0426528187828064e-119">
            <text:p>−1.04265282E−1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85]-[.C1485]" office:value-type="float" office:value="0">
            <text:p>0</text:p>
          </table:table-cell>
          <table:table-cell table:style-name="Gnumeric-default" table:formula="of:=[.E1485]*[.$K$1]" office:value-type="float" office:value="0">
            <text:p>0</text:p>
          </table:table-cell>
          <table:table-cell table:style-name="Gnumeric-default" table:formula="of:=[.$K$2]*([.E1485]+[.G1484])*0.02" office:value-type="float" office:value="-5.213264093914032e-124">
            <text:p>−5.213264093914E−124</text:p>
          </table:table-cell>
          <table:table-cell table:style-name="Gnumeric-default" table:formula="of:=[.$K$3]*([.E1485]-[.E1484])/0.02" office:value-type="float" office:value="0">
            <text:p>0</text:p>
          </table:table-cell>
          <table:table-cell table:style-name="Gnumeric-default" table:formula="of:=SUM([.F1485:.H1485])" office:value-type="float" office:value="-5.213264093914032e-124">
            <text:p>−5.21326409E−1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86]-[.C1486]" office:value-type="float" office:value="0">
            <text:p>0</text:p>
          </table:table-cell>
          <table:table-cell table:style-name="Gnumeric-default" table:formula="of:=[.E1486]*[.$K$1]" office:value-type="float" office:value="0">
            <text:p>0</text:p>
          </table:table-cell>
          <table:table-cell table:style-name="Gnumeric-default" table:formula="of:=[.$K$2]*([.E1486]+[.G1485])*0.02" office:value-type="float" office:value="-2.6066320469570165e-128">
            <text:p>−2.606632046957E−128</text:p>
          </table:table-cell>
          <table:table-cell table:style-name="Gnumeric-default" table:formula="of:=[.$K$3]*([.E1486]-[.E1485])/0.02" office:value-type="float" office:value="0">
            <text:p>0</text:p>
          </table:table-cell>
          <table:table-cell table:style-name="Gnumeric-default" table:formula="of:=SUM([.F1486:.H1486])" office:value-type="float" office:value="-2.6066320469570165e-128">
            <text:p>−2.60663205E−12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87]-[.C1487]" office:value-type="float" office:value="0">
            <text:p>0</text:p>
          </table:table-cell>
          <table:table-cell table:style-name="Gnumeric-default" table:formula="of:=[.E1487]*[.$K$1]" office:value-type="float" office:value="0">
            <text:p>0</text:p>
          </table:table-cell>
          <table:table-cell table:style-name="Gnumeric-default" table:formula="of:=[.$K$2]*([.E1487]+[.G1486])*0.02" office:value-type="float" office:value="-1.3033160234785082e-132">
            <text:p>−1.303316023479E−132</text:p>
          </table:table-cell>
          <table:table-cell table:style-name="Gnumeric-default" table:formula="of:=[.$K$3]*([.E1487]-[.E1486])/0.02" office:value-type="float" office:value="0">
            <text:p>0</text:p>
          </table:table-cell>
          <table:table-cell table:style-name="Gnumeric-default" table:formula="of:=SUM([.F1487:.H1487])" office:value-type="float" office:value="-1.3033160234785082e-132">
            <text:p>−1.30331602E−1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88]-[.C1488]" office:value-type="float" office:value="0">
            <text:p>0</text:p>
          </table:table-cell>
          <table:table-cell table:style-name="Gnumeric-default" table:formula="of:=[.E1488]*[.$K$1]" office:value-type="float" office:value="0">
            <text:p>0</text:p>
          </table:table-cell>
          <table:table-cell table:style-name="Gnumeric-default" table:formula="of:=[.$K$2]*([.E1488]+[.G1487])*0.02" office:value-type="float" office:value="-6.5165801173925419e-137">
            <text:p>−6.516580117393E−137</text:p>
          </table:table-cell>
          <table:table-cell table:style-name="Gnumeric-default" table:formula="of:=[.$K$3]*([.E1488]-[.E1487])/0.02" office:value-type="float" office:value="0">
            <text:p>0</text:p>
          </table:table-cell>
          <table:table-cell table:style-name="Gnumeric-default" table:formula="of:=SUM([.F1488:.H1488])" office:value-type="float" office:value="-6.5165801173925419e-137">
            <text:p>−6.51658012E−1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89]-[.C1489]" office:value-type="float" office:value="0">
            <text:p>0</text:p>
          </table:table-cell>
          <table:table-cell table:style-name="Gnumeric-default" table:formula="of:=[.E1489]*[.$K$1]" office:value-type="float" office:value="0">
            <text:p>0</text:p>
          </table:table-cell>
          <table:table-cell table:style-name="Gnumeric-default" table:formula="of:=[.$K$2]*([.E1489]+[.G1488])*0.02" office:value-type="float" office:value="-3.258290058696271e-141">
            <text:p>−3.258290058696E−141</text:p>
          </table:table-cell>
          <table:table-cell table:style-name="Gnumeric-default" table:formula="of:=[.$K$3]*([.E1489]-[.E1488])/0.02" office:value-type="float" office:value="0">
            <text:p>0</text:p>
          </table:table-cell>
          <table:table-cell table:style-name="Gnumeric-default" table:formula="of:=SUM([.F1489:.H1489])" office:value-type="float" office:value="-3.258290058696271e-141">
            <text:p>−3.25829006E−14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90]-[.C1490]" office:value-type="float" office:value="0">
            <text:p>0</text:p>
          </table:table-cell>
          <table:table-cell table:style-name="Gnumeric-default" table:formula="of:=[.E1490]*[.$K$1]" office:value-type="float" office:value="0">
            <text:p>0</text:p>
          </table:table-cell>
          <table:table-cell table:style-name="Gnumeric-default" table:formula="of:=[.$K$2]*([.E1490]+[.G1489])*0.02" office:value-type="float" office:value="-1.6291450293481357e-145">
            <text:p>−1.629145029348E−145</text:p>
          </table:table-cell>
          <table:table-cell table:style-name="Gnumeric-default" table:formula="of:=[.$K$3]*([.E1490]-[.E1489])/0.02" office:value-type="float" office:value="0">
            <text:p>0</text:p>
          </table:table-cell>
          <table:table-cell table:style-name="Gnumeric-default" table:formula="of:=SUM([.F1490:.H1490])" office:value-type="float" office:value="-1.6291450293481357e-145">
            <text:p>−1.62914503E−14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91]-[.C1491]" office:value-type="float" office:value="0">
            <text:p>0</text:p>
          </table:table-cell>
          <table:table-cell table:style-name="Gnumeric-default" table:formula="of:=[.E1491]*[.$K$1]" office:value-type="float" office:value="0">
            <text:p>0</text:p>
          </table:table-cell>
          <table:table-cell table:style-name="Gnumeric-default" table:formula="of:=[.$K$2]*([.E1491]+[.G1490])*0.02" office:value-type="float" office:value="-8.1457251467406789e-150">
            <text:p>−8.145725146741E−150</text:p>
          </table:table-cell>
          <table:table-cell table:style-name="Gnumeric-default" table:formula="of:=[.$K$3]*([.E1491]-[.E1490])/0.02" office:value-type="float" office:value="0">
            <text:p>0</text:p>
          </table:table-cell>
          <table:table-cell table:style-name="Gnumeric-default" table:formula="of:=SUM([.F1491:.H1491])" office:value-type="float" office:value="-8.1457251467406789e-150">
            <text:p>−8.14572515E−15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92]-[.C1492]" office:value-type="float" office:value="0">
            <text:p>0</text:p>
          </table:table-cell>
          <table:table-cell table:style-name="Gnumeric-default" table:formula="of:=[.E1492]*[.$K$1]" office:value-type="float" office:value="0">
            <text:p>0</text:p>
          </table:table-cell>
          <table:table-cell table:style-name="Gnumeric-default" table:formula="of:=[.$K$2]*([.E1492]+[.G1491])*0.02" office:value-type="float" office:value="-4.0728625733703397e-154">
            <text:p>−4.072862573370E−154</text:p>
          </table:table-cell>
          <table:table-cell table:style-name="Gnumeric-default" table:formula="of:=[.$K$3]*([.E1492]-[.E1491])/0.02" office:value-type="float" office:value="0">
            <text:p>0</text:p>
          </table:table-cell>
          <table:table-cell table:style-name="Gnumeric-default" table:formula="of:=SUM([.F1492:.H1492])" office:value-type="float" office:value="-4.0728625733703397e-154">
            <text:p>−4.07286257E−1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93]-[.C1493]" office:value-type="float" office:value="0">
            <text:p>0</text:p>
          </table:table-cell>
          <table:table-cell table:style-name="Gnumeric-default" table:formula="of:=[.E1493]*[.$K$1]" office:value-type="float" office:value="0">
            <text:p>0</text:p>
          </table:table-cell>
          <table:table-cell table:style-name="Gnumeric-default" table:formula="of:=[.$K$2]*([.E1493]+[.G1492])*0.02" office:value-type="float" office:value="-2.0364312866851699e-158">
            <text:p>−2.036431286685E−158</text:p>
          </table:table-cell>
          <table:table-cell table:style-name="Gnumeric-default" table:formula="of:=[.$K$3]*([.E1493]-[.E1492])/0.02" office:value-type="float" office:value="0">
            <text:p>0</text:p>
          </table:table-cell>
          <table:table-cell table:style-name="Gnumeric-default" table:formula="of:=SUM([.F1493:.H1493])" office:value-type="float" office:value="-2.0364312866851699e-158">
            <text:p>−2.03643129E−15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94]-[.C1494]" office:value-type="float" office:value="0">
            <text:p>0</text:p>
          </table:table-cell>
          <table:table-cell table:style-name="Gnumeric-default" table:formula="of:=[.E1494]*[.$K$1]" office:value-type="float" office:value="0">
            <text:p>0</text:p>
          </table:table-cell>
          <table:table-cell table:style-name="Gnumeric-default" table:formula="of:=[.$K$2]*([.E1494]+[.G1493])*0.02" office:value-type="float" office:value="-1.0182156433425849e-162">
            <text:p>−1.018215643343E−162</text:p>
          </table:table-cell>
          <table:table-cell table:style-name="Gnumeric-default" table:formula="of:=[.$K$3]*([.E1494]-[.E1493])/0.02" office:value-type="float" office:value="0">
            <text:p>0</text:p>
          </table:table-cell>
          <table:table-cell table:style-name="Gnumeric-default" table:formula="of:=SUM([.F1494:.H1494])" office:value-type="float" office:value="-1.0182156433425849e-162">
            <text:p>−1.01821564E−1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5617700070142746">
            <text:p>0.02561770007014274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95]-[.C1495]" office:value-type="float" office:value="0.025617700070142746">
            <text:p>0.0256177000701427</text:p>
          </table:table-cell>
          <table:table-cell table:style-name="Gnumeric-default" table:formula="of:=[.E1495]*[.$K$1]" office:value-type="float" office:value="0.0064044250175356865">
            <text:p>0.0064044250175357</text:p>
          </table:table-cell>
          <table:table-cell table:style-name="Gnumeric-default" table:formula="of:=[.$K$2]*([.E1495]+[.G1494])*0.02" office:value-type="float" office:value="1.2808850035071375e-06">
            <text:p>1.2808850035071375E-06</text:p>
          </table:table-cell>
          <table:table-cell table:style-name="Gnumeric-default" table:formula="of:=[.$K$3]*([.E1495]-[.E1494])/0.02" office:value-type="float" office:value="0.064044250175356865">
            <text:p>0.06404425017535686</text:p>
          </table:table-cell>
          <table:table-cell table:style-name="Gnumeric-default" table:formula="of:=SUM([.F1495:.H1495])" office:value-type="float" office:value="0.070449956077896059">
            <text:p>0.0704499560778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3564027398824692">
            <text:p>0.03356402739882469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96]-[.C1496]" office:value-type="float" office:value="0.033564027398824692">
            <text:p>0.0335640273988247</text:p>
          </table:table-cell>
          <table:table-cell table:style-name="Gnumeric-default" table:formula="of:=[.E1496]*[.$K$1]" office:value-type="float" office:value="0.0083910068497061729">
            <text:p>0.008391006849706173</text:p>
          </table:table-cell>
          <table:table-cell table:style-name="Gnumeric-default" table:formula="of:=[.$K$2]*([.E1496]+[.G1495])*0.02" office:value-type="float" office:value="1.6782654141914102e-06">
            <text:p>1.6782654141914102E-06</text:p>
          </table:table-cell>
          <table:table-cell table:style-name="Gnumeric-default" table:formula="of:=[.$K$3]*([.E1496]-[.E1495])/0.02" office:value-type="float" office:value="0.019865818321704865">
            <text:p>0.019865818321704865</text:p>
          </table:table-cell>
          <table:table-cell table:style-name="Gnumeric-default" table:formula="of:=SUM([.F1496:.H1496])" office:value-type="float" office:value="0.02825850343682523">
            <text:p>0.0282585034368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1419316083192825">
            <text:p>0.041419316083192825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97]-[.C1497]" office:value-type="float" office:value="0.041419316083192825">
            <text:p>0.0414193160831928</text:p>
          </table:table-cell>
          <table:table-cell table:style-name="Gnumeric-default" table:formula="of:=[.E1497]*[.$K$1]" office:value-type="float" office:value="0.010354829020798206">
            <text:p>0.010354829020798206</text:p>
          </table:table-cell>
          <table:table-cell table:style-name="Gnumeric-default" table:formula="of:=[.$K$2]*([.E1497]+[.G1496])*0.02" office:value-type="float" office:value="2.0710497174303507e-06">
            <text:p>2.0710497174303507E-06</text:p>
          </table:table-cell>
          <table:table-cell table:style-name="Gnumeric-default" table:formula="of:=[.$K$3]*([.E1497]-[.E1496])/0.02" office:value-type="float" office:value="0.019638221710920334">
            <text:p>0.019638221710920334</text:p>
          </table:table-cell>
          <table:table-cell table:style-name="Gnumeric-default" table:formula="of:=SUM([.F1497:.H1497])" office:value-type="float" office:value="0.029995121781435971">
            <text:p>0.0299951217814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9188654869794846">
            <text:p>0.049188654869794846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98]-[.C1498]" office:value-type="float" office:value="0.049188654869794846">
            <text:p>0.0491886548697948</text:p>
          </table:table-cell>
          <table:table-cell table:style-name="Gnumeric-default" table:formula="of:=[.E1498]*[.$K$1]" office:value-type="float" office:value="0.012297163717448711">
            <text:p>0.012297163717448711</text:p>
          </table:table-cell>
          <table:table-cell table:style-name="Gnumeric-default" table:formula="of:=[.$K$2]*([.E1498]+[.G1497])*0.02" office:value-type="float" office:value="2.4595362959756142e-06">
            <text:p>2.459536295975614E-06</text:p>
          </table:table-cell>
          <table:table-cell table:style-name="Gnumeric-default" table:formula="of:=[.$K$3]*([.E1498]-[.E1497])/0.02" office:value-type="float" office:value="0.019423346966505051">
            <text:p>0.01942334696650505</text:p>
          </table:table-cell>
          <table:table-cell table:style-name="Gnumeric-default" table:formula="of:=SUM([.F1498:.H1498])" office:value-type="float" office:value="0.031722970220249738">
            <text:p>0.031722970220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6875843554735184">
            <text:p>0.056875843554735184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499]-[.C1499]" office:value-type="float" office:value="0.056875843554735184">
            <text:p>0.0568758435547352</text:p>
          </table:table-cell>
          <table:table-cell table:style-name="Gnumeric-default" table:formula="of:=[.E1499]*[.$K$1]" office:value-type="float" office:value="0.014218960888683796">
            <text:p>0.014218960888683796</text:p>
          </table:table-cell>
          <table:table-cell table:style-name="Gnumeric-default" table:formula="of:=[.$K$2]*([.E1499]+[.G1498])*0.02" office:value-type="float" office:value="2.8439151545515583e-06">
            <text:p>2.8439151545515583E-06</text:p>
          </table:table-cell>
          <table:table-cell table:style-name="Gnumeric-default" table:formula="of:=[.$K$3]*([.E1499]-[.E1498])/0.02" office:value-type="float" office:value="0.019217971712350849">
            <text:p>0.01921797171235085</text:p>
          </table:table-cell>
          <table:table-cell table:style-name="Gnumeric-default" table:formula="of:=SUM([.F1499:.H1499])" office:value-type="float" office:value="0.033439776516189193">
            <text:p>0.0334397765161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0125488787889481">
            <text:p>0.0601254887878894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00]-[.C1500]" office:value-type="float" office:value="0.060125488787889481">
            <text:p>0.0601254887878895</text:p>
          </table:table-cell>
          <table:table-cell table:style-name="Gnumeric-default" table:formula="of:=[.E1500]*[.$K$1]" office:value-type="float" office:value="0.01503137219697237">
            <text:p>0.01503137219697237</text:p>
          </table:table-cell>
          <table:table-cell table:style-name="Gnumeric-default" table:formula="of:=[.$K$2]*([.E1500]+[.G1499])*0.02" office:value-type="float" office:value="3.0064166351522017e-06">
            <text:p>3.0064166351522017E-06</text:p>
          </table:table-cell>
          <table:table-cell table:style-name="Gnumeric-default" table:formula="of:=[.$K$3]*([.E1500]-[.E1499])/0.02" office:value-type="float" office:value="0.0081241130828857422">
            <text:p>0.008124113082885742</text:p>
          </table:table-cell>
          <table:table-cell table:style-name="Gnumeric-default" table:formula="of:=SUM([.F1500:.H1500])" office:value-type="float" office:value="0.023158491696493266">
            <text:p>0.0231584916964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7720659077167511">
            <text:p>0.0677206590771675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01]-[.C1501]" office:value-type="float" office:value="0.067720659077167511">
            <text:p>0.0677206590771675</text:p>
          </table:table-cell>
          <table:table-cell table:style-name="Gnumeric-default" table:formula="of:=[.E1501]*[.$K$1]" office:value-type="float" office:value="0.016930164769291878">
            <text:p>0.016930164769291878</text:p>
          </table:table-cell>
          <table:table-cell table:style-name="Gnumeric-default" table:formula="of:=[.$K$2]*([.E1501]+[.G1500])*0.02" office:value-type="float" office:value="3.3861832746901336e-06">
            <text:p>3.3861832746901336E-06</text:p>
          </table:table-cell>
          <table:table-cell table:style-name="Gnumeric-default" table:formula="of:=[.$K$3]*([.E1501]-[.E1500])/0.02" office:value-type="float" office:value="0.018987925723195076">
            <text:p>0.018987925723195076</text:p>
          </table:table-cell>
          <table:table-cell table:style-name="Gnumeric-default" table:formula="of:=SUM([.F1501:.H1501])" office:value-type="float" office:value="0.035921476675761642">
            <text:p>0.0359214766757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5242511928081512">
            <text:p>0.0752425119280815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02]-[.C1502]" office:value-type="float" office:value="0.075242511928081512">
            <text:p>0.0752425119280815</text:p>
          </table:table-cell>
          <table:table-cell table:style-name="Gnumeric-default" table:formula="of:=[.E1502]*[.$K$1]" office:value-type="float" office:value="0.018810627982020378">
            <text:p>0.018810627982020378</text:p>
          </table:table-cell>
          <table:table-cell table:style-name="Gnumeric-default" table:formula="of:=[.$K$2]*([.E1502]+[.G1501])*0.02" office:value-type="float" office:value="3.7622949055678102e-06">
            <text:p>3.7622949055678102E-06</text:p>
          </table:table-cell>
          <table:table-cell table:style-name="Gnumeric-default" table:formula="of:=[.$K$3]*([.E1502]-[.E1501])/0.02" office:value-type="float" office:value="0.018804632127285004">
            <text:p>0.018804632127285004</text:p>
          </table:table-cell>
          <table:table-cell table:style-name="Gnumeric-default" table:formula="of:=SUM([.F1502:.H1502])" office:value-type="float" office:value="0.037619022404210951">
            <text:p>0.0376190224042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2694724202156067">
            <text:p>0.0826947242021560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03]-[.C1503]" office:value-type="float" office:value="0.082694724202156067">
            <text:p>0.0826947242021561</text:p>
          </table:table-cell>
          <table:table-cell table:style-name="Gnumeric-default" table:formula="of:=[.E1503]*[.$K$1]" office:value-type="float" office:value="0.020673681050539017">
            <text:p>0.020673681050539017</text:p>
          </table:table-cell>
          <table:table-cell table:style-name="Gnumeric-default" table:formula="of:=[.$K$2]*([.E1503]+[.G1502])*0.02" office:value-type="float" office:value="4.1349243248530813e-06">
            <text:p>4.134924324853081E-06</text:p>
          </table:table-cell>
          <table:table-cell table:style-name="Gnumeric-default" table:formula="of:=[.$K$3]*([.E1503]-[.E1502])/0.02" office:value-type="float" office:value="0.018630530685186386">
            <text:p>0.018630530685186386</text:p>
          </table:table-cell>
          <table:table-cell table:style-name="Gnumeric-default" table:formula="of:=SUM([.F1503:.H1503])" office:value-type="float" office:value="0.039308346660050258">
            <text:p>0.039308346660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008045494556427">
            <text:p>0.0900804549455642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04]-[.C1504]" office:value-type="float" office:value="0.09008045494556427">
            <text:p>0.0900804549455643</text:p>
          </table:table-cell>
          <table:table-cell table:style-name="Gnumeric-default" table:formula="of:=[.E1504]*[.$K$1]" office:value-type="float" office:value="0.022520113736391068">
            <text:p>0.022520113736391068</text:p>
          </table:table-cell>
          <table:table-cell table:style-name="Gnumeric-default" table:formula="of:=[.$K$2]*([.E1504]+[.G1503])*0.02" office:value-type="float" office:value="4.5042294934944565e-06">
            <text:p>4.5042294934944565E-06</text:p>
          </table:table-cell>
          <table:table-cell table:style-name="Gnumeric-default" table:formula="of:=[.$K$3]*([.E1504]-[.E1503])/0.02" office:value-type="float" office:value="0.018464326858520508">
            <text:p>0.018464326858520508</text:p>
          </table:table-cell>
          <table:table-cell table:style-name="Gnumeric-default" table:formula="of:=SUM([.F1504:.H1504])" office:value-type="float" office:value="0.040988944824405071">
            <text:p>0.04098894482440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7403854131698608">
            <text:p>0.09740385413169861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05]-[.C1505]" office:value-type="float" office:value="0.097403854131698608">
            <text:p>0.0974038541316986</text:p>
          </table:table-cell>
          <table:table-cell table:style-name="Gnumeric-default" table:formula="of:=[.E1505]*[.$K$1]" office:value-type="float" office:value="0.024350963532924652">
            <text:p>0.024350963532924652</text:p>
          </table:table-cell>
          <table:table-cell table:style-name="Gnumeric-default" table:formula="of:=[.$K$2]*([.E1505]+[.G1504])*0.02" office:value-type="float" office:value="4.8704179180596057e-06">
            <text:p>4.870417918059606E-06</text:p>
          </table:table-cell>
          <table:table-cell table:style-name="Gnumeric-default" table:formula="of:=[.$K$3]*([.E1505]-[.E1504])/0.02" office:value-type="float" office:value="0.018308497965335846">
            <text:p>0.018308497965335846</text:p>
          </table:table-cell>
          <table:table-cell table:style-name="Gnumeric-default" table:formula="of:=SUM([.F1505:.H1505])" office:value-type="float" office:value="0.042664331916178556">
            <text:p>0.0426643319161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030877590179443">
            <text:p>0.10030877590179443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06]-[.C1506]" office:value-type="float" office:value="0.10030877590179443">
            <text:p>0.1003087759017944</text:p>
          </table:table-cell>
          <table:table-cell table:style-name="Gnumeric-default" table:formula="of:=[.E1506]*[.$K$1]" office:value-type="float" office:value="0.025077193975448608">
            <text:p>0.02507719397544861</text:p>
          </table:table-cell>
          <table:table-cell table:style-name="Gnumeric-default" table:formula="of:=[.$K$2]*([.E1506]+[.G1505])*0.02" office:value-type="float" office:value="5.0156823159856249e-06">
            <text:p>5.015682315985625E-06</text:p>
          </table:table-cell>
          <table:table-cell table:style-name="Gnumeric-default" table:formula="of:=[.$K$3]*([.E1506]-[.E1505])/0.02" office:value-type="float" office:value="0.0072623044252395639">
            <text:p>0.007262304425239564</text:p>
          </table:table-cell>
          <table:table-cell table:style-name="Gnumeric-default" table:formula="of:=SUM([.F1506:.H1506])" office:value-type="float" office:value="0.032344514083004157">
            <text:p>0.0323445140830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321778059005737">
            <text:p>0.1032177805900573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07]-[.C1507]" office:value-type="float" office:value="0.10321778059005737">
            <text:p>0.1032177805900574</text:p>
          </table:table-cell>
          <table:table-cell table:style-name="Gnumeric-default" table:formula="of:=[.E1507]*[.$K$1]" office:value-type="float" office:value="0.025804445147514343">
            <text:p>0.025804445147514343</text:p>
          </table:table-cell>
          <table:table-cell table:style-name="Gnumeric-default" table:formula="of:=[.$K$2]*([.E1507]+[.G1506])*0.02" office:value-type="float" office:value="5.1611398136186694e-06">
            <text:p>5.161139813618669E-06</text:p>
          </table:table-cell>
          <table:table-cell table:style-name="Gnumeric-default" table:formula="of:=[.$K$3]*([.E1507]-[.E1506])/0.02" office:value-type="float" office:value="0.0072725117206573486">
            <text:p>0.007272511720657349</text:p>
          </table:table-cell>
          <table:table-cell table:style-name="Gnumeric-default" table:formula="of:=SUM([.F1507:.H1507])" office:value-type="float" office:value="0.033082118007985307">
            <text:p>0.0330821180079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177211463451385">
            <text:p>0.10177211463451385</text:p>
          </table:table-cell>
          <table:table-cell table:style-name="Gnumeric-default" office:value-type="float" office:value="0.012009168975055218">
            <text:p>0.012009168975055218</text:p>
          </table:table-cell>
          <table:table-cell table:style-name="Gnumeric-default"/>
          <table:table-cell table:style-name="Gnumeric-default" table:formula="of:=[.B1508]-[.C1508]" office:value-type="float" office:value="0.089762945659458637">
            <text:p>0.0897629456594586</text:p>
          </table:table-cell>
          <table:table-cell table:style-name="Gnumeric-default" table:formula="of:=[.E1508]*[.$K$1]" office:value-type="float" office:value="0.022440736414864659">
            <text:p>0.02244073641486466</text:p>
          </table:table-cell>
          <table:table-cell table:style-name="Gnumeric-default" table:formula="of:=[.$K$2]*([.E1508]+[.G1507])*0.02" office:value-type="float" office:value="4.4884053399636127e-06">
            <text:p>4.488405339963613E-06</text:p>
          </table:table-cell>
          <table:table-cell table:style-name="Gnumeric-default" table:formula="of:=[.$K$3]*([.E1508]-[.E1507])/0.02" office:value-type="float" office:value="-0.03363708732649684">
            <text:p>−0.0336370873264968</text:p>
          </table:table-cell>
          <table:table-cell table:style-name="Gnumeric-default" table:formula="of:=SUM([.F1508:.H1508])" office:value-type="float" office:value="-0.011191862506292217">
            <text:p>−0.01119186250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475011169910431">
            <text:p>0.10475011169910431</text:p>
          </table:table-cell>
          <table:table-cell table:style-name="Gnumeric-default" office:value-type="float" office:value="0.011840149760246277">
            <text:p>0.011840149760246277</text:p>
          </table:table-cell>
          <table:table-cell table:style-name="Gnumeric-default"/>
          <table:table-cell table:style-name="Gnumeric-default" table:formula="of:=[.B1509]-[.C1509]" office:value-type="float" office:value="0.092909961938858032">
            <text:p>0.092909961938858</text:p>
          </table:table-cell>
          <table:table-cell table:style-name="Gnumeric-default" table:formula="of:=[.E1509]*[.$K$1]" office:value-type="float" office:value="0.023227490484714508">
            <text:p>0.023227490484714508</text:p>
          </table:table-cell>
          <table:table-cell table:style-name="Gnumeric-default" table:formula="of:=[.$K$2]*([.E1509]+[.G1508])*0.02" office:value-type="float" office:value="4.6457225172098995e-06">
            <text:p>4.6457225172098995E-06</text:p>
          </table:table-cell>
          <table:table-cell table:style-name="Gnumeric-default" table:formula="of:=[.$K$3]*([.E1509]-[.E1508])/0.02" office:value-type="float" office:value="0.0078675406984984892">
            <text:p>0.00786754069849849</text:p>
          </table:table-cell>
          <table:table-cell table:style-name="Gnumeric-default" table:formula="of:=SUM([.F1509:.H1509])" office:value-type="float" office:value="0.031099676905730206">
            <text:p>0.031099676905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773059725761414">
            <text:p>0.10773059725761414</text:p>
          </table:table-cell>
          <table:table-cell table:style-name="Gnumeric-default" office:value-type="float" office:value="0.013839665800333023">
            <text:p>0.013839665800333023</text:p>
          </table:table-cell>
          <table:table-cell table:style-name="Gnumeric-default"/>
          <table:table-cell table:style-name="Gnumeric-default" table:formula="of:=[.B1510]-[.C1510]" office:value-type="float" office:value="0.093890931457281113">
            <text:p>0.0938909314572811</text:p>
          </table:table-cell>
          <table:table-cell table:style-name="Gnumeric-default" table:formula="of:=[.E1510]*[.$K$1]" office:value-type="float" office:value="0.023472732864320278">
            <text:p>0.023472732864320278</text:p>
          </table:table-cell>
          <table:table-cell table:style-name="Gnumeric-default" table:formula="of:=[.$K$2]*([.E1510]+[.G1509])*0.02" office:value-type="float" office:value="4.6947788589899161e-06">
            <text:p>4.694778858989916E-06</text:p>
          </table:table-cell>
          <table:table-cell table:style-name="Gnumeric-default" table:formula="of:=[.$K$3]*([.E1510]-[.E1509])/0.02" office:value-type="float" office:value="0.0024524237960577011">
            <text:p>0.002452423796057701</text:p>
          </table:table-cell>
          <table:table-cell table:style-name="Gnumeric-default" table:formula="of:=SUM([.F1510:.H1510])" office:value-type="float" office:value="0.02592985143923697">
            <text:p>0.0259298514392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635451227426529">
            <text:p>0.10635451227426529</text:p>
          </table:table-cell>
          <table:table-cell table:style-name="Gnumeric-default" office:value-type="float" office:value="0.013333436101675034">
            <text:p>0.013333436101675034</text:p>
          </table:table-cell>
          <table:table-cell table:style-name="Gnumeric-default"/>
          <table:table-cell table:style-name="Gnumeric-default" table:formula="of:=[.B1511]-[.C1511]" office:value-type="float" office:value="0.093021076172590256">
            <text:p>0.0930210761725903</text:p>
          </table:table-cell>
          <table:table-cell table:style-name="Gnumeric-default" table:formula="of:=[.E1511]*[.$K$1]" office:value-type="float" office:value="0.023255269043147564">
            <text:p>0.023255269043147564</text:p>
          </table:table-cell>
          <table:table-cell table:style-name="Gnumeric-default" table:formula="of:=[.$K$2]*([.E1511]+[.G1510])*0.02" office:value-type="float" office:value="4.6512885475724629e-06">
            <text:p>4.651288547572463E-06</text:p>
          </table:table-cell>
          <table:table-cell table:style-name="Gnumeric-default" table:formula="of:=[.$K$3]*([.E1511]-[.E1510])/0.02" office:value-type="float" office:value="-0.0021746382117271423">
            <text:p>−0.0021746382117271</text:p>
          </table:table-cell>
          <table:table-cell table:style-name="Gnumeric-default" table:formula="of:=SUM([.F1511:.H1511])" office:value-type="float" office:value="0.021085282119967994">
            <text:p>0.0210852821199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940064489841461">
            <text:p>0.10940064489841461</text:p>
          </table:table-cell>
          <table:table-cell table:style-name="Gnumeric-default" office:value-type="float" office:value="0.013763105496764183">
            <text:p>0.013763105496764183</text:p>
          </table:table-cell>
          <table:table-cell table:style-name="Gnumeric-default"/>
          <table:table-cell table:style-name="Gnumeric-default" table:formula="of:=[.B1512]-[.C1512]" office:value-type="float" office:value="0.095637539401650429">
            <text:p>0.0956375394016504</text:p>
          </table:table-cell>
          <table:table-cell table:style-name="Gnumeric-default" table:formula="of:=[.E1512]*[.$K$1]" office:value-type="float" office:value="0.023909384850412607">
            <text:p>0.023909384850412607</text:p>
          </table:table-cell>
          <table:table-cell table:style-name="Gnumeric-default" table:formula="of:=[.$K$2]*([.E1512]+[.G1511])*0.02" office:value-type="float" office:value="4.7821095345098998e-06">
            <text:p>4.7821095345099E-06</text:p>
          </table:table-cell>
          <table:table-cell table:style-name="Gnumeric-default" table:formula="of:=[.$K$3]*([.E1512]-[.E1511])/0.02" office:value-type="float" office:value="0.0065411580726504335">
            <text:p>0.0065411580726504</text:p>
          </table:table-cell>
          <table:table-cell table:style-name="Gnumeric-default" table:formula="of:=SUM([.F1512:.H1512])" office:value-type="float" office:value="0.030455325032597551">
            <text:p>0.0304553250325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808811336755753">
            <text:p>0.10808811336755753</text:p>
          </table:table-cell>
          <table:table-cell table:style-name="Gnumeric-default" office:value-type="float" office:value="0.014042563736438751">
            <text:p>0.014042563736438751</text:p>
          </table:table-cell>
          <table:table-cell table:style-name="Gnumeric-default"/>
          <table:table-cell table:style-name="Gnumeric-default" table:formula="of:=[.B1513]-[.C1513]" office:value-type="float" office:value="0.094045549631118774">
            <text:p>0.0940455496311188</text:p>
          </table:table-cell>
          <table:table-cell table:style-name="Gnumeric-default" table:formula="of:=[.E1513]*[.$K$1]" office:value-type="float" office:value="0.023511387407779694">
            <text:p>0.023511387407779694</text:p>
          </table:table-cell>
          <table:table-cell table:style-name="Gnumeric-default" table:formula="of:=[.$K$2]*([.E1513]+[.G1512])*0.02" office:value-type="float" office:value="4.7025165870326646e-06">
            <text:p>4.7025165870326646E-06</text:p>
          </table:table-cell>
          <table:table-cell table:style-name="Gnumeric-default" table:formula="of:=[.$K$3]*([.E1513]-[.E1512])/0.02" office:value-type="float" office:value="-0.0039799744263291359">
            <text:p>−0.0039799744263291</text:p>
          </table:table-cell>
          <table:table-cell table:style-name="Gnumeric-default" table:formula="of:=SUM([.F1513:.H1513])" office:value-type="float" office:value="0.01953611549803759">
            <text:p>0.0195361154980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000321805477142">
            <text:p>0.11000321805477142</text:p>
          </table:table-cell>
          <table:table-cell table:style-name="Gnumeric-default" office:value-type="float" office:value="0.015933454036712646">
            <text:p>0.015933454036712646</text:p>
          </table:table-cell>
          <table:table-cell table:style-name="Gnumeric-default"/>
          <table:table-cell table:style-name="Gnumeric-default" table:formula="of:=[.B1514]-[.C1514]" office:value-type="float" office:value="0.094069764018058777">
            <text:p>0.0940697640180588</text:p>
          </table:table-cell>
          <table:table-cell table:style-name="Gnumeric-default" table:formula="of:=[.E1514]*[.$K$1]" office:value-type="float" office:value="0.023517441004514694">
            <text:p>0.023517441004514694</text:p>
          </table:table-cell>
          <table:table-cell table:style-name="Gnumeric-default" table:formula="of:=[.$K$2]*([.E1514]+[.G1513])*0.02" office:value-type="float" office:value="4.703723326732291e-06">
            <text:p>4.703723326732291E-06</text:p>
          </table:table-cell>
          <table:table-cell table:style-name="Gnumeric-default" table:formula="of:=[.$K$3]*([.E1514]-[.E1513])/0.02" office:value-type="float" office:value="6.0535967350006104e-05">
            <text:p>6.0535967350006E−05</text:p>
          </table:table-cell>
          <table:table-cell table:style-name="Gnumeric-default" table:formula="of:=SUM([.F1514:.H1514])" office:value-type="float" office:value="0.023582680695191434">
            <text:p>0.0235826806951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316585540771484">
            <text:p>0.11316585540771484</text:p>
          </table:table-cell>
          <table:table-cell table:style-name="Gnumeric-default" office:value-type="float" office:value="0.014825718477368355">
            <text:p>0.014825718477368355</text:p>
          </table:table-cell>
          <table:table-cell table:style-name="Gnumeric-default"/>
          <table:table-cell table:style-name="Gnumeric-default" table:formula="of:=[.B1515]-[.C1515]" office:value-type="float" office:value="0.098340136930346489">
            <text:p>0.0983401369303465</text:p>
          </table:table-cell>
          <table:table-cell table:style-name="Gnumeric-default" table:formula="of:=[.E1515]*[.$K$1]" office:value-type="float" office:value="0.024585034232586622">
            <text:p>0.024585034232586622</text:p>
          </table:table-cell>
          <table:table-cell table:style-name="Gnumeric-default" table:formula="of:=[.$K$2]*([.E1515]+[.G1514])*0.02" office:value-type="float" office:value="4.9172420326836616e-06">
            <text:p>4.917242032683662E-06</text:p>
          </table:table-cell>
          <table:table-cell table:style-name="Gnumeric-default" table:formula="of:=[.$K$3]*([.E1515]-[.E1514])/0.02" office:value-type="float" office:value="0.01067593228071928">
            <text:p>0.01067593228071928</text:p>
          </table:table-cell>
          <table:table-cell table:style-name="Gnumeric-default" table:formula="of:=SUM([.F1515:.H1515])" office:value-type="float" office:value="0.035265883755338588">
            <text:p>0.0352658837553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512286216020584">
            <text:p>0.11512286216020584</text:p>
          </table:table-cell>
          <table:table-cell table:style-name="Gnumeric-default" office:value-type="float" office:value="0.017662918195128441">
            <text:p>0.01766291819512844</text:p>
          </table:table-cell>
          <table:table-cell table:style-name="Gnumeric-default"/>
          <table:table-cell table:style-name="Gnumeric-default" table:formula="of:=[.B1516]-[.C1516]" office:value-type="float" office:value="0.0974599439650774">
            <text:p>0.0974599439650774</text:p>
          </table:table-cell>
          <table:table-cell table:style-name="Gnumeric-default" table:formula="of:=[.E1516]*[.$K$1]" office:value-type="float" office:value="0.02436498599126935">
            <text:p>0.02436498599126935</text:p>
          </table:table-cell>
          <table:table-cell table:style-name="Gnumeric-default" table:formula="of:=[.$K$2]*([.E1516]+[.G1515])*0.02" office:value-type="float" office:value="4.8732430603555041e-06">
            <text:p>4.873243060355504E-06</text:p>
          </table:table-cell>
          <table:table-cell table:style-name="Gnumeric-default" table:formula="of:=[.$K$3]*([.E1516]-[.E1515])/0.02" office:value-type="float" office:value="-0.0022004824131727219">
            <text:p>−0.0022004824131727</text:p>
          </table:table-cell>
          <table:table-cell table:style-name="Gnumeric-default" table:formula="of:=SUM([.F1516:.H1516])" office:value-type="float" office:value="0.022169376821156984">
            <text:p>0.0221693768211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833737045526505">
            <text:p>0.11833737045526505</text:p>
          </table:table-cell>
          <table:table-cell table:style-name="Gnumeric-default" office:value-type="float" office:value="0.017477311193943024">
            <text:p>0.017477311193943024</text:p>
          </table:table-cell>
          <table:table-cell table:style-name="Gnumeric-default"/>
          <table:table-cell table:style-name="Gnumeric-default" table:formula="of:=[.B1517]-[.C1517]" office:value-type="float" office:value="0.10086005926132202">
            <text:p>0.100860059261322</text:p>
          </table:table-cell>
          <table:table-cell table:style-name="Gnumeric-default" table:formula="of:=[.E1517]*[.$K$1]" office:value-type="float" office:value="0.025215014815330505">
            <text:p>0.025215014815330505</text:p>
          </table:table-cell>
          <table:table-cell table:style-name="Gnumeric-default" table:formula="of:=[.$K$2]*([.E1517]+[.G1516])*0.02" office:value-type="float" office:value="5.0432466252191193e-06">
            <text:p>5.043246625219119E-06</text:p>
          </table:table-cell>
          <table:table-cell table:style-name="Gnumeric-default" table:formula="of:=[.$K$3]*([.E1517]-[.E1516])/0.02" office:value-type="float" office:value="0.0085002882406115532">
            <text:p>0.008500288240611553</text:p>
          </table:table-cell>
          <table:table-cell table:style-name="Gnumeric-default" table:formula="of:=SUM([.F1517:.H1517])" office:value-type="float" office:value="0.033720346302567275">
            <text:p>0.0337203463025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1283013969659805">
            <text:p>0.11283013969659805</text:p>
          </table:table-cell>
          <table:table-cell table:style-name="Gnumeric-default" office:value-type="float" office:value="0.017375573515892029">
            <text:p>0.01737557351589203</text:p>
          </table:table-cell>
          <table:table-cell table:style-name="Gnumeric-default"/>
          <table:table-cell table:style-name="Gnumeric-default" table:formula="of:=[.B1518]-[.C1518]" office:value-type="float" office:value="0.095454566180706024">
            <text:p>0.095454566180706</text:p>
          </table:table-cell>
          <table:table-cell table:style-name="Gnumeric-default" table:formula="of:=[.E1518]*[.$K$1]" office:value-type="float" office:value="0.023863641545176506">
            <text:p>0.023863641545176506</text:p>
          </table:table-cell>
          <table:table-cell table:style-name="Gnumeric-default" table:formula="of:=[.$K$2]*([.E1518]+[.G1517])*0.02" office:value-type="float" office:value="4.7729804713665618e-06">
            <text:p>4.772980471366562E-06</text:p>
          </table:table-cell>
          <table:table-cell table:style-name="Gnumeric-default" table:formula="of:=[.$K$3]*([.E1518]-[.E1517])/0.02" office:value-type="float" office:value="-0.013513732701539993">
            <text:p>−0.01351373270154</text:p>
          </table:table-cell>
          <table:table-cell table:style-name="Gnumeric-default" table:formula="of:=SUM([.F1518:.H1518])" office:value-type="float" office:value="0.01035468182410788">
            <text:p>0.0103546818241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743949562311172">
            <text:p>0.10743949562311172</text:p>
          </table:table-cell>
          <table:table-cell table:style-name="Gnumeric-default" office:value-type="float" office:value="0.017491539940237999">
            <text:p>0.017491539940238</text:p>
          </table:table-cell>
          <table:table-cell table:style-name="Gnumeric-default"/>
          <table:table-cell table:style-name="Gnumeric-default" table:formula="of:=[.B1519]-[.C1519]" office:value-type="float" office:value="0.089947955682873726">
            <text:p>0.0899479556828737</text:p>
          </table:table-cell>
          <table:table-cell table:style-name="Gnumeric-default" table:formula="of:=[.E1519]*[.$K$1]" office:value-type="float" office:value="0.022486988920718431">
            <text:p>0.02248698892071843</text:p>
          </table:table-cell>
          <table:table-cell table:style-name="Gnumeric-default" table:formula="of:=[.$K$2]*([.E1519]+[.G1518])*0.02" office:value-type="float" office:value="4.4976364331672554e-06">
            <text:p>4.497636433167255E-06</text:p>
          </table:table-cell>
          <table:table-cell table:style-name="Gnumeric-default" table:formula="of:=[.$K$3]*([.E1519]-[.E1518])/0.02" office:value-type="float" office:value="-0.013766526244580746">
            <text:p>−0.0137665262445807</text:p>
          </table:table-cell>
          <table:table-cell table:style-name="Gnumeric-default" table:formula="of:=SUM([.F1519:.H1519])" office:value-type="float" office:value="0.0087249603125708532">
            <text:p>0.00872496031257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10216087847948074">
            <text:p>0.10216087847948074</text:p>
          </table:table-cell>
          <table:table-cell table:style-name="Gnumeric-default" office:value-type="float" office:value="0.017762064933776855">
            <text:p>0.017762064933776855</text:p>
          </table:table-cell>
          <table:table-cell table:style-name="Gnumeric-default"/>
          <table:table-cell table:style-name="Gnumeric-default" table:formula="of:=[.B1520]-[.C1520]" office:value-type="float" office:value="0.084398813545703888">
            <text:p>0.0843988135457039</text:p>
          </table:table-cell>
          <table:table-cell table:style-name="Gnumeric-default" table:formula="of:=[.E1520]*[.$K$1]" office:value-type="float" office:value="0.021099703386425972">
            <text:p>0.021099703386425972</text:p>
          </table:table-cell>
          <table:table-cell table:style-name="Gnumeric-default" table:formula="of:=[.$K$2]*([.E1520]+[.G1519])*0.02" office:value-type="float" office:value="4.2201655591068523e-06">
            <text:p>4.220165559106852E-06</text:p>
          </table:table-cell>
          <table:table-cell table:style-name="Gnumeric-default" table:formula="of:=[.$K$3]*([.E1520]-[.E1519])/0.02" office:value-type="float" office:value="-0.013872855342924595">
            <text:p>−0.0138728553429246</text:p>
          </table:table-cell>
          <table:table-cell table:style-name="Gnumeric-default" table:formula="of:=SUM([.F1520:.H1520])" office:value-type="float" office:value="0.0072310682090604836">
            <text:p>0.007231068209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92630527913570404">
            <text:p>0.0926305279135704</text:p>
          </table:table-cell>
          <table:table-cell table:style-name="Gnumeric-default" office:value-type="float" office:value="0.01761794276535511">
            <text:p>0.01761794276535511</text:p>
          </table:table-cell>
          <table:table-cell table:style-name="Gnumeric-default"/>
          <table:table-cell table:style-name="Gnumeric-default" table:formula="of:=[.B1521]-[.C1521]" office:value-type="float" office:value="0.075012585148215294">
            <text:p>0.0750125851482153</text:p>
          </table:table-cell>
          <table:table-cell table:style-name="Gnumeric-default" table:formula="of:=[.E1521]*[.$K$1]" office:value-type="float" office:value="0.018753146287053823">
            <text:p>0.018753146287053823</text:p>
          </table:table-cell>
          <table:table-cell table:style-name="Gnumeric-default" table:formula="of:=[.$K$2]*([.E1521]+[.G1520])*0.02" office:value-type="float" office:value="3.7508402656887204e-06">
            <text:p>3.7508402656887204E-06</text:p>
          </table:table-cell>
          <table:table-cell table:style-name="Gnumeric-default" table:formula="of:=[.$K$3]*([.E1521]-[.E1520])/0.02" office:value-type="float" office:value="-0.023465570993721485">
            <text:p>−0.0234655709937215</text:p>
          </table:table-cell>
          <table:table-cell table:style-name="Gnumeric-default" table:formula="of:=SUM([.F1521:.H1521])" office:value-type="float" office:value="-0.0047086738664019728">
            <text:p>−0.00470867386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8762233704328537">
            <text:p>0.08762233704328537</text:p>
          </table:table-cell>
          <table:table-cell table:style-name="Gnumeric-default" office:value-type="float" office:value="0.016957530751824379">
            <text:p>0.01695753075182438</text:p>
          </table:table-cell>
          <table:table-cell table:style-name="Gnumeric-default"/>
          <table:table-cell table:style-name="Gnumeric-default" table:formula="of:=[.B1522]-[.C1522]" office:value-type="float" office:value="0.070664806291460991">
            <text:p>0.070664806291461</text:p>
          </table:table-cell>
          <table:table-cell table:style-name="Gnumeric-default" table:formula="of:=[.E1522]*[.$K$1]" office:value-type="float" office:value="0.017666201572865248">
            <text:p>0.017666201572865248</text:p>
          </table:table-cell>
          <table:table-cell table:style-name="Gnumeric-default" table:formula="of:=[.$K$2]*([.E1522]+[.G1521])*0.02" office:value-type="float" office:value="3.5334278565863342e-06">
            <text:p>3.533427856586334E-06</text:p>
          </table:table-cell>
          <table:table-cell table:style-name="Gnumeric-default" table:formula="of:=[.$K$3]*([.E1522]-[.E1521])/0.02" office:value-type="float" office:value="-0.010869447141885757">
            <text:p>−0.0108694471418858</text:p>
          </table:table-cell>
          <table:table-cell table:style-name="Gnumeric-default" table:formula="of:=SUM([.F1522:.H1522])" office:value-type="float" office:value="0.0068002878588360764">
            <text:p>0.0068002878588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78351102769374847">
            <text:p>0.07835110276937485</text:p>
          </table:table-cell>
          <table:table-cell table:style-name="Gnumeric-default" office:value-type="float" office:value="0.016610987484455109">
            <text:p>0.01661098748445511</text:p>
          </table:table-cell>
          <table:table-cell table:style-name="Gnumeric-default"/>
          <table:table-cell table:style-name="Gnumeric-default" table:formula="of:=[.B1523]-[.C1523]" office:value-type="float" office:value="0.061740115284919739">
            <text:p>0.0617401152849197</text:p>
          </table:table-cell>
          <table:table-cell table:style-name="Gnumeric-default" table:formula="of:=[.E1523]*[.$K$1]" office:value-type="float" office:value="0.015435028821229935">
            <text:p>0.015435028821229935</text:p>
          </table:table-cell>
          <table:table-cell table:style-name="Gnumeric-default" table:formula="of:=[.$K$2]*([.E1523]+[.G1522])*0.02" office:value-type="float" office:value="3.0871824356388163e-06">
            <text:p>3.0871824356388163E-06</text:p>
          </table:table-cell>
          <table:table-cell table:style-name="Gnumeric-default" table:formula="of:=[.$K$3]*([.E1523]-[.E1522])/0.02" office:value-type="float" office:value="-0.02231172751635313">
            <text:p>−0.0223117275163531</text:p>
          </table:table-cell>
          <table:table-cell table:style-name="Gnumeric-default" table:formula="of:=SUM([.F1523:.H1523])" office:value-type="float" office:value="-0.0068736115126875564">
            <text:p>−0.00687361151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9231383502483368">
            <text:p>0.06923138350248337</text:p>
          </table:table-cell>
          <table:table-cell table:style-name="Gnumeric-default" office:value-type="float" office:value="0.016348354518413544">
            <text:p>0.016348354518413544</text:p>
          </table:table-cell>
          <table:table-cell table:style-name="Gnumeric-default"/>
          <table:table-cell table:style-name="Gnumeric-default" table:formula="of:=[.B1524]-[.C1524]" office:value-type="float" office:value="0.052883028984069824">
            <text:p>0.0528830289840698</text:p>
          </table:table-cell>
          <table:table-cell table:style-name="Gnumeric-default" table:formula="of:=[.E1524]*[.$K$1]" office:value-type="float" office:value="0.013220757246017456">
            <text:p>0.013220757246017456</text:p>
          </table:table-cell>
          <table:table-cell table:style-name="Gnumeric-default" table:formula="of:=[.$K$2]*([.E1524]+[.G1523])*0.02" office:value-type="float" office:value="2.6443058083252735e-06">
            <text:p>2.6443058083252735E-06</text:p>
          </table:table-cell>
          <table:table-cell table:style-name="Gnumeric-default" table:formula="of:=[.$K$3]*([.E1524]-[.E1523])/0.02" office:value-type="float" office:value="-0.022142715752124786">
            <text:p>−0.0221427157521248</text:p>
          </table:table-cell>
          <table:table-cell table:style-name="Gnumeric-default" table:formula="of:=SUM([.F1524:.H1524])" office:value-type="float" office:value="-0.0089193142002990059">
            <text:p>−0.00891931420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60256868600845337">
            <text:p>0.06025686860084534</text:p>
          </table:table-cell>
          <table:table-cell table:style-name="Gnumeric-default" office:value-type="float" office:value="0.01676587387919426">
            <text:p>0.01676587387919426</text:p>
          </table:table-cell>
          <table:table-cell table:style-name="Gnumeric-default"/>
          <table:table-cell table:style-name="Gnumeric-default" table:formula="of:=[.B1525]-[.C1525]" office:value-type="float" office:value="0.043490994721651077">
            <text:p>0.0434909947216511</text:p>
          </table:table-cell>
          <table:table-cell table:style-name="Gnumeric-default" table:formula="of:=[.E1525]*[.$K$1]" office:value-type="float" office:value="0.010872748680412769">
            <text:p>0.01087274868041277</text:p>
          </table:table-cell>
          <table:table-cell table:style-name="Gnumeric-default" table:formula="of:=[.$K$2]*([.E1525]+[.G1524])*0.02" office:value-type="float" office:value="2.1746819513729702e-06">
            <text:p>2.17468195137297E-06</text:p>
          </table:table-cell>
          <table:table-cell table:style-name="Gnumeric-default" table:formula="of:=[.$K$3]*([.E1525]-[.E1524])/0.02" office:value-type="float" office:value="-0.023480085656046867">
            <text:p>−0.0234800856560469</text:p>
          </table:table-cell>
          <table:table-cell table:style-name="Gnumeric-default" table:formula="of:=SUM([.F1525:.H1525])" office:value-type="float" office:value="-0.012605162293682725">
            <text:p>−0.01260516229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51421485841274261">
            <text:p>0.05142148584127426</text:p>
          </table:table-cell>
          <table:table-cell table:style-name="Gnumeric-default" office:value-type="float" office:value="0.015776149928569794">
            <text:p>0.015776149928569794</text:p>
          </table:table-cell>
          <table:table-cell table:style-name="Gnumeric-default"/>
          <table:table-cell table:style-name="Gnumeric-default" table:formula="of:=[.B1526]-[.C1526]" office:value-type="float" office:value="0.035645335912704468">
            <text:p>0.0356453359127045</text:p>
          </table:table-cell>
          <table:table-cell table:style-name="Gnumeric-default" table:formula="of:=[.E1526]*[.$K$1]" office:value-type="float" office:value="0.0089113339781761169">
            <text:p>0.008911333978176117</text:p>
          </table:table-cell>
          <table:table-cell table:style-name="Gnumeric-default" table:formula="of:=[.$K$2]*([.E1526]+[.G1525])*0.02" office:value-type="float" office:value="1.7823755297327921e-06">
            <text:p>1.782375529732792E-06</text:p>
          </table:table-cell>
          <table:table-cell table:style-name="Gnumeric-default" table:formula="of:=[.$K$3]*([.E1526]-[.E1525])/0.02" office:value-type="float" office:value="-0.019614147022366524">
            <text:p>−0.0196141470223665</text:p>
          </table:table-cell>
          <table:table-cell table:style-name="Gnumeric-default" table:formula="of:=SUM([.F1526:.H1526])" office:value-type="float" office:value="-0.010701030668660674">
            <text:p>−0.01070103066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7077324241399765">
            <text:p>0.047077324241399765</text:p>
          </table:table-cell>
          <table:table-cell table:style-name="Gnumeric-default" office:value-type="float" office:value="0.014984209090471268">
            <text:p>0.014984209090471268</text:p>
          </table:table-cell>
          <table:table-cell table:style-name="Gnumeric-default"/>
          <table:table-cell table:style-name="Gnumeric-default" table:formula="of:=[.B1527]-[.C1527]" office:value-type="float" office:value="0.032093115150928497">
            <text:p>0.0320931151509285</text:p>
          </table:table-cell>
          <table:table-cell table:style-name="Gnumeric-default" table:formula="of:=[.E1527]*[.$K$1]" office:value-type="float" office:value="0.0080232787877321243">
            <text:p>0.008023278787732124</text:p>
          </table:table-cell>
          <table:table-cell table:style-name="Gnumeric-default" table:formula="of:=[.$K$2]*([.E1527]+[.G1526])*0.02" office:value-type="float" office:value="1.6047448763229116e-06">
            <text:p>1.6047448763229116E-06</text:p>
          </table:table-cell>
          <table:table-cell table:style-name="Gnumeric-default" table:formula="of:=[.$K$3]*([.E1527]-[.E1526])/0.02" office:value-type="float" office:value="-0.0088805519044399279">
            <text:p>−0.0088805519044399</text:p>
          </table:table-cell>
          <table:table-cell table:style-name="Gnumeric-default" table:formula="of:=SUM([.F1527:.H1527])" office:value-type="float" office:value="-0.00085566837183148061">
            <text:p>−0.00085566837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42799390852451324">
            <text:p>0.042799390852451324</text:p>
          </table:table-cell>
          <table:table-cell table:style-name="Gnumeric-default" office:value-type="float" office:value="0.015005983412265778">
            <text:p>0.015005983412265778</text:p>
          </table:table-cell>
          <table:table-cell table:style-name="Gnumeric-default"/>
          <table:table-cell table:style-name="Gnumeric-default" table:formula="of:=[.B1528]-[.C1528]" office:value-type="float" office:value="0.027793407440185547">
            <text:p>0.0277934074401855</text:p>
          </table:table-cell>
          <table:table-cell table:style-name="Gnumeric-default" table:formula="of:=[.E1528]*[.$K$1]" office:value-type="float" office:value="0.0069483518600463867">
            <text:p>0.006948351860046387</text:p>
          </table:table-cell>
          <table:table-cell table:style-name="Gnumeric-default" table:formula="of:=[.$K$2]*([.E1528]+[.G1527])*0.02" office:value-type="float" office:value="1.3897506092530935e-06">
            <text:p>1.3897506092530935E-06</text:p>
          </table:table-cell>
          <table:table-cell table:style-name="Gnumeric-default" table:formula="of:=[.$K$3]*([.E1528]-[.E1527])/0.02" office:value-type="float" office:value="-0.010749269276857376">
            <text:p>−0.0107492692768574</text:p>
          </table:table-cell>
          <table:table-cell table:style-name="Gnumeric-default" table:formula="of:=SUM([.F1528:.H1528])" office:value-type="float" office:value="-0.0037995276662017362">
            <text:p>−0.003799527666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8584709167480469">
            <text:p>0.03858470916748047</text:p>
          </table:table-cell>
          <table:table-cell table:style-name="Gnumeric-default" office:value-type="float" office:value="0.01471974141895771">
            <text:p>0.01471974141895771</text:p>
          </table:table-cell>
          <table:table-cell table:style-name="Gnumeric-default"/>
          <table:table-cell table:style-name="Gnumeric-default" table:formula="of:=[.B1529]-[.C1529]" office:value-type="float" office:value="0.023864967748522758">
            <text:p>0.0238649677485228</text:p>
          </table:table-cell>
          <table:table-cell table:style-name="Gnumeric-default" table:formula="of:=[.E1529]*[.$K$1]" office:value-type="float" office:value="0.0059662419371306896">
            <text:p>0.00596624193713069</text:p>
          </table:table-cell>
          <table:table-cell table:style-name="Gnumeric-default" table:formula="of:=[.$K$2]*([.E1529]+[.G1528])*0.02" office:value-type="float" office:value="1.1933178749566006e-06">
            <text:p>1.1933178749566006E-06</text:p>
          </table:table-cell>
          <table:table-cell table:style-name="Gnumeric-default" table:formula="of:=[.$K$3]*([.E1529]-[.E1528])/0.02" office:value-type="float" office:value="-0.009821099229156971">
            <text:p>−0.009821099229157</text:p>
          </table:table-cell>
          <table:table-cell table:style-name="Gnumeric-default" table:formula="of:=SUM([.F1529:.H1529])" office:value-type="float" office:value="-0.0038536639741513249">
            <text:p>−0.00385366397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30071387067437172">
            <text:p>0.030071387067437172</text:p>
          </table:table-cell>
          <table:table-cell table:style-name="Gnumeric-default" office:value-type="float" office:value="0.014414337463676929">
            <text:p>0.01441433746367693</text:p>
          </table:table-cell>
          <table:table-cell table:style-name="Gnumeric-default"/>
          <table:table-cell table:style-name="Gnumeric-default" table:formula="of:=[.B1530]-[.C1530]" office:value-type="float" office:value="0.015657049603760242">
            <text:p>0.0156570496037602</text:p>
          </table:table-cell>
          <table:table-cell table:style-name="Gnumeric-default" table:formula="of:=[.E1530]*[.$K$1]" office:value-type="float" office:value="0.0039142624009400606">
            <text:p>0.003914262400940061</text:p>
          </table:table-cell>
          <table:table-cell table:style-name="Gnumeric-default" table:formula="of:=[.$K$2]*([.E1530]+[.G1529])*0.02" office:value-type="float" office:value="7.8291214608176003e-07">
            <text:p>7.8291214608176E-07</text:p>
          </table:table-cell>
          <table:table-cell table:style-name="Gnumeric-default" table:formula="of:=[.$K$3]*([.E1530]-[.E1529])/0.02" office:value-type="float" office:value="-0.02051979536190629">
            <text:p>−0.0205197953619063</text:p>
          </table:table-cell>
          <table:table-cell table:style-name="Gnumeric-default" table:formula="of:=SUM([.F1530:.H1530])" office:value-type="float" office:value="-0.016604750048820147">
            <text:p>−0.016604750048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21676471456885338">
            <text:p>0.021676471456885338</text:p>
          </table:table-cell>
          <table:table-cell table:style-name="Gnumeric-default" office:value-type="float" office:value="0.013850482180714607">
            <text:p>0.013850482180714607</text:p>
          </table:table-cell>
          <table:table-cell table:style-name="Gnumeric-default"/>
          <table:table-cell table:style-name="Gnumeric-default" table:formula="of:=[.B1531]-[.C1531]" office:value-type="float" office:value="0.0078259892761707306">
            <text:p>0.0078259892761707</text:p>
          </table:table-cell>
          <table:table-cell table:style-name="Gnumeric-default" table:formula="of:=[.E1531]*[.$K$1]" office:value-type="float" office:value="0.0019564973190426826">
            <text:p>0.0019564973190427</text:p>
          </table:table-cell>
          <table:table-cell table:style-name="Gnumeric-default" table:formula="of:=[.$K$2]*([.E1531]+[.G1530])*0.02" office:value-type="float" office:value="3.9133860941584065e-07">
            <text:p>3.9133860941584065E-07</text:p>
          </table:table-cell>
          <table:table-cell table:style-name="Gnumeric-default" table:formula="of:=[.$K$3]*([.E1531]-[.E1530])/0.02" office:value-type="float" office:value="-0.01957765081897378">
            <text:p>−0.0195776508189738</text:p>
          </table:table-cell>
          <table:table-cell table:style-name="Gnumeric-default" table:formula="of:=SUM([.F1531:.H1531])" office:value-type="float" office:value="-0.01762076216132168">
            <text:p>−0.01762076216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13393811881542206">
            <text:p>0.013393811881542206</text:p>
          </table:table-cell>
          <table:table-cell table:style-name="Gnumeric-default" office:value-type="float" office:value="0.013191366568207741">
            <text:p>0.01319136656820774</text:p>
          </table:table-cell>
          <table:table-cell table:style-name="Gnumeric-default"/>
          <table:table-cell table:style-name="Gnumeric-default" table:formula="of:=[.B1532]-[.C1532]" office:value-type="float" office:value="0.00020244531333446503">
            <text:p>0.0002024453133345</text:p>
          </table:table-cell>
          <table:table-cell table:style-name="Gnumeric-default" table:formula="of:=[.E1532]*[.$K$1]" office:value-type="float" office:value="5.0611328333616257e-05">
            <text:p>5.0611328333616E−05</text:p>
          </table:table-cell>
          <table:table-cell table:style-name="Gnumeric-default" table:formula="of:=[.$K$2]*([.E1532]+[.G1531])*0.02" office:value-type="float" office:value="1.0141832597194045e-08">
            <text:p>1.0141832597194045E-08</text:p>
          </table:table-cell>
          <table:table-cell table:style-name="Gnumeric-default" table:formula="of:=[.$K$3]*([.E1532]-[.E1531])/0.02" office:value-type="float" office:value="-0.019058859907090664">
            <text:p>−0.0190588599070907</text:p>
          </table:table-cell>
          <table:table-cell table:style-name="Gnumeric-default" table:formula="of:=SUM([.F1532:.H1532])" office:value-type="float" office:value="-0.019008238436924452">
            <text:p>−0.01900823843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0015052618691697717">
            <text:p>0.0015052618691697717</text:p>
          </table:table-cell>
          <table:table-cell table:style-name="Gnumeric-default" office:value-type="float" office:value="0.010864758864045143">
            <text:p>0.010864758864045143</text:p>
          </table:table-cell>
          <table:table-cell table:style-name="Gnumeric-default"/>
          <table:table-cell table:style-name="Gnumeric-default" table:formula="of:=[.B1533]-[.C1533]" office:value-type="float" office:value="-0.0093594969948753715">
            <text:p>−0.00935949699488</text:p>
          </table:table-cell>
          <table:table-cell table:style-name="Gnumeric-default" table:formula="of:=[.E1533]*[.$K$1]" office:value-type="float" office:value="-0.0023398742487188429">
            <text:p>−0.0023398742487188</text:p>
          </table:table-cell>
          <table:table-cell table:style-name="Gnumeric-default" table:formula="of:=[.$K$2]*([.E1533]+[.G1532])*0.02" office:value-type="float" office:value="-4.6797434265213871e-07">
            <text:p>−4.6797434265214E−07</text:p>
          </table:table-cell>
          <table:table-cell table:style-name="Gnumeric-default" table:formula="of:=[.$K$3]*([.E1533]-[.E1532])/0.02" office:value-type="float" office:value="-0.023904855770524591">
            <text:p>−0.0239048557705246</text:p>
          </table:table-cell>
          <table:table-cell table:style-name="Gnumeric-default" table:formula="of:=SUM([.F1533:.H1533])" office:value-type="float" office:value="-0.026245197993586086">
            <text:p>−0.02624519799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1001807637512684">
            <text:p>0.011001807637512684</text:p>
          </table:table-cell>
          <table:table-cell table:style-name="Gnumeric-default"/>
          <table:table-cell table:style-name="Gnumeric-default" table:formula="of:=[.B1534]-[.C1534]" office:value-type="float" office:value="-0.011001807637512684">
            <text:p>−0.01100180763751</text:p>
          </table:table-cell>
          <table:table-cell table:style-name="Gnumeric-default" table:formula="of:=[.E1534]*[.$K$1]" office:value-type="float" office:value="-0.002750451909378171">
            <text:p>−0.0027504519093782</text:p>
          </table:table-cell>
          <table:table-cell table:style-name="Gnumeric-default" table:formula="of:=[.$K$2]*([.E1534]+[.G1533])*0.02" office:value-type="float" office:value="-5.5011378059276683e-07">
            <text:p>−5.5011378059277E−07</text:p>
          </table:table-cell>
          <table:table-cell table:style-name="Gnumeric-default" table:formula="of:=[.$K$3]*([.E1534]-[.E1533])/0.02" office:value-type="float" office:value="-0.004105776606593281">
            <text:p>−0.0041057766065933</text:p>
          </table:table-cell>
          <table:table-cell table:style-name="Gnumeric-default" table:formula="of:=SUM([.F1534:.H1534])" office:value-type="float" office:value="-0.0068567786297520448">
            <text:p>−0.00685677862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0575592517852783">
            <text:p>0.010575592517852783</text:p>
          </table:table-cell>
          <table:table-cell table:style-name="Gnumeric-default"/>
          <table:table-cell table:style-name="Gnumeric-default" table:formula="of:=[.B1535]-[.C1535]" office:value-type="float" office:value="-0.010575592517852783">
            <text:p>−0.01057559251785</text:p>
          </table:table-cell>
          <table:table-cell table:style-name="Gnumeric-default" table:formula="of:=[.E1535]*[.$K$1]" office:value-type="float" office:value="-0.0026438981294631958">
            <text:p>−0.0026438981294632</text:p>
          </table:table-cell>
          <table:table-cell table:style-name="Gnumeric-default" table:formula="of:=[.$K$2]*([.E1535]+[.G1534])*0.02" office:value-type="float" office:value="-5.288071315816688e-07">
            <text:p>−5.2880713158167E−07</text:p>
          </table:table-cell>
          <table:table-cell table:style-name="Gnumeric-default" table:formula="of:=[.$K$3]*([.E1535]-[.E1534])/0.02" office:value-type="float" office:value="0.0010655377991497517">
            <text:p>0.0010655377991498</text:p>
          </table:table-cell>
          <table:table-cell table:style-name="Gnumeric-default" table:formula="of:=SUM([.F1535:.H1535])" office:value-type="float" office:value="-0.0015788891374450258">
            <text:p>−0.00157888913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11333572678267956">
            <text:p>0.011333572678267956</text:p>
          </table:table-cell>
          <table:table-cell table:style-name="Gnumeric-default"/>
          <table:table-cell table:style-name="Gnumeric-default" table:formula="of:=[.B1536]-[.C1536]" office:value-type="float" office:value="-0.011333572678267956">
            <text:p>−0.01133357267827</text:p>
          </table:table-cell>
          <table:table-cell table:style-name="Gnumeric-default" table:formula="of:=[.E1536]*[.$K$1]" office:value-type="float" office:value="-0.0028333931695669889">
            <text:p>−0.002833393169567</text:p>
          </table:table-cell>
          <table:table-cell table:style-name="Gnumeric-default" table:formula="of:=[.$K$2]*([.E1536]+[.G1535])*0.02" office:value-type="float" office:value="-5.6670507426997692e-07">
            <text:p>−5.6670507426998E−07</text:p>
          </table:table-cell>
          <table:table-cell table:style-name="Gnumeric-default" table:formula="of:=[.$K$3]*([.E1536]-[.E1535])/0.02" office:value-type="float" office:value="-0.0018949504010379314">
            <text:p>−0.0018949504010379</text:p>
          </table:table-cell>
          <table:table-cell table:style-name="Gnumeric-default" table:formula="of:=SUM([.F1536:.H1536])" office:value-type="float" office:value="-0.0047289102756791906">
            <text:p>−0.00472891027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37]-[.C1537]" office:value-type="float" office:value="0">
            <text:p>0</text:p>
          </table:table-cell>
          <table:table-cell table:style-name="Gnumeric-default" table:formula="of:=[.E1537]*[.$K$1]" office:value-type="float" office:value="0">
            <text:p>0</text:p>
          </table:table-cell>
          <table:table-cell table:style-name="Gnumeric-default" table:formula="of:=[.$K$2]*([.E1537]+[.G1536])*0.02" office:value-type="float" office:value="-2.833525371349885e-11">
            <text:p>−2.8335253713499E−11</text:p>
          </table:table-cell>
          <table:table-cell table:style-name="Gnumeric-default" table:formula="of:=[.$K$3]*([.E1537]-[.E1536])/0.02" office:value-type="float" office:value="0.028333931695669889">
            <text:p>0.02833393169566989</text:p>
          </table:table-cell>
          <table:table-cell table:style-name="Gnumeric-default" table:formula="of:=SUM([.F1537:.H1537])" office:value-type="float" office:value="0.028333931667334635">
            <text:p>0.0283339316673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83854645490646362">
            <text:p>0.008385464549064636</text:p>
          </table:table-cell>
          <table:table-cell table:style-name="Gnumeric-default"/>
          <table:table-cell table:style-name="Gnumeric-default" table:formula="of:=[.B1538]-[.C1538]" office:value-type="float" office:value="-0.0083854645490646362">
            <text:p>−0.00838546454906</text:p>
          </table:table-cell>
          <table:table-cell table:style-name="Gnumeric-default" table:formula="of:=[.E1538]*[.$K$1]" office:value-type="float" office:value="-0.0020963661372661591">
            <text:p>−0.0020963661372662</text:p>
          </table:table-cell>
          <table:table-cell table:style-name="Gnumeric-default" table:formula="of:=[.$K$2]*([.E1538]+[.G1537])*0.02" office:value-type="float" office:value="-4.1927322886999456e-07">
            <text:p>−4.1927322886999E−07</text:p>
          </table:table-cell>
          <table:table-cell table:style-name="Gnumeric-default" table:formula="of:=[.$K$3]*([.E1538]-[.E1537])/0.02" office:value-type="float" office:value="-0.020963661372661591">
            <text:p>−0.0209636613726616</text:p>
          </table:table-cell>
          <table:table-cell table:style-name="Gnumeric-default" table:formula="of:=SUM([.F1538:.H1538])" office:value-type="float" office:value="-0.023060446783156621">
            <text:p>−0.023060446783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70571964606642723">
            <text:p>0.007057196460664272</text:p>
          </table:table-cell>
          <table:table-cell table:style-name="Gnumeric-default"/>
          <table:table-cell table:style-name="Gnumeric-default" table:formula="of:=[.B1539]-[.C1539]" office:value-type="float" office:value="-0.0070571964606642723">
            <text:p>−0.00705719646066</text:p>
          </table:table-cell>
          <table:table-cell table:style-name="Gnumeric-default" table:formula="of:=[.E1539]*[.$K$1]" office:value-type="float" office:value="-0.0017642991151660681">
            <text:p>−0.0017642991151661</text:p>
          </table:table-cell>
          <table:table-cell table:style-name="Gnumeric-default" table:formula="of:=[.$K$2]*([.E1539]+[.G1538])*0.02" office:value-type="float" office:value="-3.5288078669465708e-07">
            <text:p>−3.5288078669466E−07</text:p>
          </table:table-cell>
          <table:table-cell table:style-name="Gnumeric-default" table:formula="of:=[.$K$3]*([.E1539]-[.E1538])/0.02" office:value-type="float" office:value="0.0033206702210009098">
            <text:p>0.00332067022100091</text:p>
          </table:table-cell>
          <table:table-cell table:style-name="Gnumeric-default" table:formula="of:=SUM([.F1539:.H1539])" office:value-type="float" office:value="0.0015560182250481472">
            <text:p>0.0015560182250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69315149448812008">
            <text:p>0.006931514944881201</text:p>
          </table:table-cell>
          <table:table-cell table:style-name="Gnumeric-default"/>
          <table:table-cell table:style-name="Gnumeric-default" table:formula="of:=[.B1540]-[.C1540]" office:value-type="float" office:value="-0.0069315149448812008">
            <text:p>−0.00693151494488</text:p>
          </table:table-cell>
          <table:table-cell table:style-name="Gnumeric-default" table:formula="of:=[.E1540]*[.$K$1]" office:value-type="float" office:value="-0.0017328787362203002">
            <text:p>−0.0017328787362203</text:p>
          </table:table-cell>
          <table:table-cell table:style-name="Gnumeric-default" table:formula="of:=[.$K$2]*([.E1540]+[.G1539])*0.02" office:value-type="float" office:value="-3.4659339128339478e-07">
            <text:p>−3.4659339128339E−07</text:p>
          </table:table-cell>
          <table:table-cell table:style-name="Gnumeric-default" table:formula="of:=[.$K$3]*([.E1540]-[.E1539])/0.02" office:value-type="float" office:value="0.00031420378945767879">
            <text:p>0.0003142037894577</text:p>
          </table:table-cell>
          <table:table-cell table:style-name="Gnumeric-default" table:formula="of:=SUM([.F1540:.H1540])" office:value-type="float" office:value="-0.0014190215401539048">
            <text:p>−0.00141902154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56369956582784653">
            <text:p>0.005636995658278465</text:p>
          </table:table-cell>
          <table:table-cell table:style-name="Gnumeric-default"/>
          <table:table-cell table:style-name="Gnumeric-default" table:formula="of:=[.B1541]-[.C1541]" office:value-type="float" office:value="-0.0056369956582784653">
            <text:p>−0.00563699565828</text:p>
          </table:table-cell>
          <table:table-cell table:style-name="Gnumeric-default" table:formula="of:=[.E1541]*[.$K$1]" office:value-type="float" office:value="-0.0014092489145696163">
            <text:p>−0.0014092489145696</text:p>
          </table:table-cell>
          <table:table-cell table:style-name="Gnumeric-default" table:formula="of:=[.$K$2]*([.E1541]+[.G1540])*0.02" office:value-type="float" office:value="-2.8186711258348746e-07">
            <text:p>−2.8186711258349E−07</text:p>
          </table:table-cell>
          <table:table-cell table:style-name="Gnumeric-default" table:formula="of:=[.$K$3]*([.E1541]-[.E1540])/0.02" office:value-type="float" office:value="0.0032362982165068388">
            <text:p>0.003236298216506839</text:p>
          </table:table-cell>
          <table:table-cell table:style-name="Gnumeric-default" table:formula="of:=SUM([.F1541:.H1541])" office:value-type="float" office:value="0.0018267674348246389">
            <text:p>0.0018267674348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38987635634839535">
            <text:p>0.0038987635634839535</text:p>
          </table:table-cell>
          <table:table-cell table:style-name="Gnumeric-default"/>
          <table:table-cell table:style-name="Gnumeric-default" table:formula="of:=[.B1542]-[.C1542]" office:value-type="float" office:value="-0.0038987635634839535">
            <text:p>−0.00389876356348</text:p>
          </table:table-cell>
          <table:table-cell table:style-name="Gnumeric-default" table:formula="of:=[.E1542]*[.$K$1]" office:value-type="float" office:value="-0.00097469089087098837">
            <text:p>−0.000974690890871</text:p>
          </table:table-cell>
          <table:table-cell table:style-name="Gnumeric-default" table:formula="of:=[.$K$2]*([.E1542]+[.G1541])*0.02" office:value-type="float" office:value="-1.9495227152982685e-07">
            <text:p>−1.9495227152983E−07</text:p>
          </table:table-cell>
          <table:table-cell table:style-name="Gnumeric-default" table:formula="of:=[.$K$3]*([.E1542]-[.E1541])/0.02" office:value-type="float" office:value="0.0043455802369862795">
            <text:p>0.0043455802369863</text:p>
          </table:table-cell>
          <table:table-cell table:style-name="Gnumeric-default" table:formula="of:=SUM([.F1542:.H1542])" office:value-type="float" office:value="0.0033706943938437615">
            <text:p>0.0033706943938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39073722437024117">
            <text:p>0.003907372243702412</text:p>
          </table:table-cell>
          <table:table-cell table:style-name="Gnumeric-default"/>
          <table:table-cell table:style-name="Gnumeric-default" table:formula="of:=[.B1543]-[.C1543]" office:value-type="float" office:value="-0.0039073722437024117">
            <text:p>−0.0039073722437</text:p>
          </table:table-cell>
          <table:table-cell table:style-name="Gnumeric-default" table:formula="of:=[.E1543]*[.$K$1]" office:value-type="float" office:value="-0.00097684306092560291">
            <text:p>−0.0009768430609256</text:p>
          </table:table-cell>
          <table:table-cell table:style-name="Gnumeric-default" table:formula="of:=[.$K$2]*([.E1543]+[.G1542])*0.02" office:value-type="float" office:value="-1.9537835979869709e-07">
            <text:p>−1.9537835979870E−07</text:p>
          </table:table-cell>
          <table:table-cell table:style-name="Gnumeric-default" table:formula="of:=[.$K$3]*([.E1543]-[.E1542])/0.02" office:value-type="float" office:value="-2.1521700546145439e-05">
            <text:p>−2.152170054615E−05</text:p>
          </table:table-cell>
          <table:table-cell table:style-name="Gnumeric-default" table:formula="of:=SUM([.F1543:.H1543])" office:value-type="float" office:value="-0.00099856013983154706">
            <text:p>−0.00099856013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051320594502612948">
            <text:p>0.0005132059450261295</text:p>
          </table:table-cell>
          <table:table-cell table:style-name="Gnumeric-default"/>
          <table:table-cell table:style-name="Gnumeric-default" table:formula="of:=[.B1544]-[.C1544]" office:value-type="float" office:value="-0.00051320594502612948">
            <text:p>−0.00051320594503</text:p>
          </table:table-cell>
          <table:table-cell table:style-name="Gnumeric-default" table:formula="of:=[.E1544]*[.$K$1]" office:value-type="float" office:value="-0.00012830148625653237">
            <text:p>−0.0001283014862565</text:p>
          </table:table-cell>
          <table:table-cell table:style-name="Gnumeric-default" table:formula="of:=[.$K$2]*([.E1544]+[.G1543])*0.02" office:value-type="float" office:value="-2.5670066169296411e-08">
            <text:p>−2.5670066169296E−08</text:p>
          </table:table-cell>
          <table:table-cell table:style-name="Gnumeric-default" table:formula="of:=[.$K$3]*([.E1544]-[.E1543])/0.02" office:value-type="float" office:value="0.0084854157466907072">
            <text:p>0.008485415746690707</text:p>
          </table:table-cell>
          <table:table-cell table:style-name="Gnumeric-default" table:formula="of:=SUM([.F1544:.H1544])" office:value-type="float" office:value="0.0083570885903680048">
            <text:p>0.0083570885903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096755579579621553">
            <text:p>0.0009675557957962155</text:p>
          </table:table-cell>
          <table:table-cell table:style-name="Gnumeric-default"/>
          <table:table-cell table:style-name="Gnumeric-default" table:formula="of:=[.B1545]-[.C1545]" office:value-type="float" office:value="-0.00096755579579621553">
            <text:p>−0.0009675557958</text:p>
          </table:table-cell>
          <table:table-cell table:style-name="Gnumeric-default" table:formula="of:=[.E1545]*[.$K$1]" office:value-type="float" office:value="-0.00024188894894905388">
            <text:p>−0.0002418889489491</text:p>
          </table:table-cell>
          <table:table-cell table:style-name="Gnumeric-default" table:formula="of:=[.$K$2]*([.E1545]+[.G1544])*0.02" office:value-type="float" office:value="-4.8379073293119238e-08">
            <text:p>−4.8379073293119E−08</text:p>
          </table:table-cell>
          <table:table-cell table:style-name="Gnumeric-default" table:formula="of:=[.$K$3]*([.E1545]-[.E1544])/0.02" office:value-type="float" office:value="-0.0011358746269252153">
            <text:p>−0.0011358746269252</text:p>
          </table:table-cell>
          <table:table-cell table:style-name="Gnumeric-default" table:formula="of:=SUM([.F1545:.H1545])" office:value-type="float" office:value="-0.0013778119549475623">
            <text:p>−0.001377811954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00034375881659798324">
            <text:p>0.00034375881659798324</text:p>
          </table:table-cell>
          <table:table-cell table:style-name="Gnumeric-default"/>
          <table:table-cell table:style-name="Gnumeric-default" table:formula="of:=[.B1546]-[.C1546]" office:value-type="float" office:value="-0.00034375881659798324">
            <text:p>−0.0003437588166</text:p>
          </table:table-cell>
          <table:table-cell table:style-name="Gnumeric-default" table:formula="of:=[.E1546]*[.$K$1]" office:value-type="float" office:value="-8.593970414949581e-05">
            <text:p>−8.59397041495E−05</text:p>
          </table:table-cell>
          <table:table-cell table:style-name="Gnumeric-default" table:formula="of:=[.$K$2]*([.E1546]+[.G1545])*0.02" office:value-type="float" office:value="-1.7190359783563818e-08">
            <text:p>−1.7190359783564E−08</text:p>
          </table:table-cell>
          <table:table-cell table:style-name="Gnumeric-default" table:formula="of:=[.$K$3]*([.E1546]-[.E1545])/0.02" office:value-type="float" office:value="0.0015594924479955807">
            <text:p>0.0015594924479956</text:p>
          </table:table-cell>
          <table:table-cell table:style-name="Gnumeric-default" table:formula="of:=SUM([.F1546:.H1546])" office:value-type="float" office:value="0.0014735355534863013">
            <text:p>0.0014735355534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47]-[.C1547]" office:value-type="float" office:value="0">
            <text:p>0</text:p>
          </table:table-cell>
          <table:table-cell table:style-name="Gnumeric-default" table:formula="of:=[.E1547]*[.$K$1]" office:value-type="float" office:value="0">
            <text:p>0</text:p>
          </table:table-cell>
          <table:table-cell table:style-name="Gnumeric-default" table:formula="of:=[.$K$2]*([.E1547]+[.G1546])*0.02" office:value-type="float" office:value="-8.5951798917819084e-13">
            <text:p>−8.5951798917819E−13</text:p>
          </table:table-cell>
          <table:table-cell table:style-name="Gnumeric-default" table:formula="of:=[.$K$3]*([.E1547]-[.E1546])/0.02" office:value-type="float" office:value="0.0008593970414949581">
            <text:p>0.000859397041495</text:p>
          </table:table-cell>
          <table:table-cell table:style-name="Gnumeric-default" table:formula="of:=SUM([.F1547:.H1547])" office:value-type="float" office:value="0.00085939704063544013">
            <text:p>0.0008593970406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48]-[.C1548]" office:value-type="float" office:value="0">
            <text:p>0</text:p>
          </table:table-cell>
          <table:table-cell table:style-name="Gnumeric-default" table:formula="of:=[.E1548]*[.$K$1]" office:value-type="float" office:value="0">
            <text:p>0</text:p>
          </table:table-cell>
          <table:table-cell table:style-name="Gnumeric-default" table:formula="of:=[.$K$2]*([.E1548]+[.G1547])*0.02" office:value-type="float" office:value="-4.2975899458909541e-17">
            <text:p>−4.2975899458910E−17</text:p>
          </table:table-cell>
          <table:table-cell table:style-name="Gnumeric-default" table:formula="of:=[.$K$3]*([.E1548]-[.E1547])/0.02" office:value-type="float" office:value="0">
            <text:p>0</text:p>
          </table:table-cell>
          <table:table-cell table:style-name="Gnumeric-default" table:formula="of:=SUM([.F1548:.H1548])" office:value-type="float" office:value="-4.2975899458909541e-17">
            <text:p>−4.297589946E−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49]-[.C1549]" office:value-type="float" office:value="0">
            <text:p>0</text:p>
          </table:table-cell>
          <table:table-cell table:style-name="Gnumeric-default" table:formula="of:=[.E1549]*[.$K$1]" office:value-type="float" office:value="0">
            <text:p>0</text:p>
          </table:table-cell>
          <table:table-cell table:style-name="Gnumeric-default" table:formula="of:=[.$K$2]*([.E1549]+[.G1548])*0.02" office:value-type="float" office:value="-2.1487949729454774e-21">
            <text:p>−2.1487949729455E−21</text:p>
          </table:table-cell>
          <table:table-cell table:style-name="Gnumeric-default" table:formula="of:=[.$K$3]*([.E1549]-[.E1548])/0.02" office:value-type="float" office:value="0">
            <text:p>0</text:p>
          </table:table-cell>
          <table:table-cell table:style-name="Gnumeric-default" table:formula="of:=SUM([.F1549:.H1549])" office:value-type="float" office:value="-2.1487949729454774e-21">
            <text:p>−2.148794973E−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50]-[.C1550]" office:value-type="float" office:value="0">
            <text:p>0</text:p>
          </table:table-cell>
          <table:table-cell table:style-name="Gnumeric-default" table:formula="of:=[.E1550]*[.$K$1]" office:value-type="float" office:value="0">
            <text:p>0</text:p>
          </table:table-cell>
          <table:table-cell table:style-name="Gnumeric-default" table:formula="of:=[.$K$2]*([.E1550]+[.G1549])*0.02" office:value-type="float" office:value="-1.0743974864727386e-25">
            <text:p>−1.0743974864727E−25</text:p>
          </table:table-cell>
          <table:table-cell table:style-name="Gnumeric-default" table:formula="of:=[.$K$3]*([.E1550]-[.E1549])/0.02" office:value-type="float" office:value="0">
            <text:p>0</text:p>
          </table:table-cell>
          <table:table-cell table:style-name="Gnumeric-default" table:formula="of:=SUM([.F1550:.H1550])" office:value-type="float" office:value="-1.0743974864727386e-25">
            <text:p>−1.074397486E−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51]-[.C1551]" office:value-type="float" office:value="0">
            <text:p>0</text:p>
          </table:table-cell>
          <table:table-cell table:style-name="Gnumeric-default" table:formula="of:=[.E1551]*[.$K$1]" office:value-type="float" office:value="0">
            <text:p>0</text:p>
          </table:table-cell>
          <table:table-cell table:style-name="Gnumeric-default" table:formula="of:=[.$K$2]*([.E1551]+[.G1550])*0.02" office:value-type="float" office:value="-5.3719874323636933e-30">
            <text:p>−5.3719874323637E−30</text:p>
          </table:table-cell>
          <table:table-cell table:style-name="Gnumeric-default" table:formula="of:=[.$K$3]*([.E1551]-[.E1550])/0.02" office:value-type="float" office:value="0">
            <text:p>0</text:p>
          </table:table-cell>
          <table:table-cell table:style-name="Gnumeric-default" table:formula="of:=SUM([.F1551:.H1551])" office:value-type="float" office:value="-5.3719874323636933e-30">
            <text:p>−5.371987432E−3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52]-[.C1552]" office:value-type="float" office:value="0">
            <text:p>0</text:p>
          </table:table-cell>
          <table:table-cell table:style-name="Gnumeric-default" table:formula="of:=[.E1552]*[.$K$1]" office:value-type="float" office:value="0">
            <text:p>0</text:p>
          </table:table-cell>
          <table:table-cell table:style-name="Gnumeric-default" table:formula="of:=[.$K$2]*([.E1552]+[.G1551])*0.02" office:value-type="float" office:value="-2.6859937161818468e-34">
            <text:p>−2.6859937161818E−34</text:p>
          </table:table-cell>
          <table:table-cell table:style-name="Gnumeric-default" table:formula="of:=[.$K$3]*([.E1552]-[.E1551])/0.02" office:value-type="float" office:value="0">
            <text:p>0</text:p>
          </table:table-cell>
          <table:table-cell table:style-name="Gnumeric-default" table:formula="of:=SUM([.F1552:.H1552])" office:value-type="float" office:value="-2.6859937161818468e-34">
            <text:p>−2.685993716E−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53]-[.C1553]" office:value-type="float" office:value="0">
            <text:p>0</text:p>
          </table:table-cell>
          <table:table-cell table:style-name="Gnumeric-default" table:formula="of:=[.E1553]*[.$K$1]" office:value-type="float" office:value="0">
            <text:p>0</text:p>
          </table:table-cell>
          <table:table-cell table:style-name="Gnumeric-default" table:formula="of:=[.$K$2]*([.E1553]+[.G1552])*0.02" office:value-type="float" office:value="-1.3429968580909235e-38">
            <text:p>−1.3429968580909E−38</text:p>
          </table:table-cell>
          <table:table-cell table:style-name="Gnumeric-default" table:formula="of:=[.$K$3]*([.E1553]-[.E1552])/0.02" office:value-type="float" office:value="0">
            <text:p>0</text:p>
          </table:table-cell>
          <table:table-cell table:style-name="Gnumeric-default" table:formula="of:=SUM([.F1553:.H1553])" office:value-type="float" office:value="-1.3429968580909235e-38">
            <text:p>−1.342996858E−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54]-[.C1554]" office:value-type="float" office:value="0">
            <text:p>0</text:p>
          </table:table-cell>
          <table:table-cell table:style-name="Gnumeric-default" table:formula="of:=[.E1554]*[.$K$1]" office:value-type="float" office:value="0">
            <text:p>0</text:p>
          </table:table-cell>
          <table:table-cell table:style-name="Gnumeric-default" table:formula="of:=[.$K$2]*([.E1554]+[.G1553])*0.02" office:value-type="float" office:value="-6.7149842904546185e-43">
            <text:p>−6.7149842904546E−43</text:p>
          </table:table-cell>
          <table:table-cell table:style-name="Gnumeric-default" table:formula="of:=[.$K$3]*([.E1554]-[.E1553])/0.02" office:value-type="float" office:value="0">
            <text:p>0</text:p>
          </table:table-cell>
          <table:table-cell table:style-name="Gnumeric-default" table:formula="of:=SUM([.F1554:.H1554])" office:value-type="float" office:value="-6.7149842904546185e-43">
            <text:p>−6.71498429E−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55]-[.C1555]" office:value-type="float" office:value="0">
            <text:p>0</text:p>
          </table:table-cell>
          <table:table-cell table:style-name="Gnumeric-default" table:formula="of:=[.E1555]*[.$K$1]" office:value-type="float" office:value="0">
            <text:p>0</text:p>
          </table:table-cell>
          <table:table-cell table:style-name="Gnumeric-default" table:formula="of:=[.$K$2]*([.E1555]+[.G1554])*0.02" office:value-type="float" office:value="-3.357492145227309e-47">
            <text:p>−3.3574921452273E−47</text:p>
          </table:table-cell>
          <table:table-cell table:style-name="Gnumeric-default" table:formula="of:=[.$K$3]*([.E1555]-[.E1554])/0.02" office:value-type="float" office:value="0">
            <text:p>0</text:p>
          </table:table-cell>
          <table:table-cell table:style-name="Gnumeric-default" table:formula="of:=SUM([.F1555:.H1555])" office:value-type="float" office:value="-3.357492145227309e-47">
            <text:p>−3.357492145E−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56]-[.C1556]" office:value-type="float" office:value="0">
            <text:p>0</text:p>
          </table:table-cell>
          <table:table-cell table:style-name="Gnumeric-default" table:formula="of:=[.E1556]*[.$K$1]" office:value-type="float" office:value="0">
            <text:p>0</text:p>
          </table:table-cell>
          <table:table-cell table:style-name="Gnumeric-default" table:formula="of:=[.$K$2]*([.E1556]+[.G1555])*0.02" office:value-type="float" office:value="-1.6787460726136548e-51">
            <text:p>−1.6787460726137E−51</text:p>
          </table:table-cell>
          <table:table-cell table:style-name="Gnumeric-default" table:formula="of:=[.$K$3]*([.E1556]-[.E1555])/0.02" office:value-type="float" office:value="0">
            <text:p>0</text:p>
          </table:table-cell>
          <table:table-cell table:style-name="Gnumeric-default" table:formula="of:=SUM([.F1556:.H1556])" office:value-type="float" office:value="-1.6787460726136548e-51">
            <text:p>−1.678746073E−5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57]-[.C1557]" office:value-type="float" office:value="0">
            <text:p>0</text:p>
          </table:table-cell>
          <table:table-cell table:style-name="Gnumeric-default" table:formula="of:=[.E1557]*[.$K$1]" office:value-type="float" office:value="0">
            <text:p>0</text:p>
          </table:table-cell>
          <table:table-cell table:style-name="Gnumeric-default" table:formula="of:=[.$K$2]*([.E1557]+[.G1556])*0.02" office:value-type="float" office:value="-8.3937303630682751e-56">
            <text:p>−8.3937303630683E−56</text:p>
          </table:table-cell>
          <table:table-cell table:style-name="Gnumeric-default" table:formula="of:=[.$K$3]*([.E1557]-[.E1556])/0.02" office:value-type="float" office:value="0">
            <text:p>0</text:p>
          </table:table-cell>
          <table:table-cell table:style-name="Gnumeric-default" table:formula="of:=SUM([.F1557:.H1557])" office:value-type="float" office:value="-8.3937303630682751e-56">
            <text:p>−8.393730363E−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58]-[.C1558]" office:value-type="float" office:value="0">
            <text:p>0</text:p>
          </table:table-cell>
          <table:table-cell table:style-name="Gnumeric-default" table:formula="of:=[.E1558]*[.$K$1]" office:value-type="float" office:value="0">
            <text:p>0</text:p>
          </table:table-cell>
          <table:table-cell table:style-name="Gnumeric-default" table:formula="of:=[.$K$2]*([.E1558]+[.G1557])*0.02" office:value-type="float" office:value="-4.1968651815341377e-60">
            <text:p>−4.1968651815341E−60</text:p>
          </table:table-cell>
          <table:table-cell table:style-name="Gnumeric-default" table:formula="of:=[.$K$3]*([.E1558]-[.E1557])/0.02" office:value-type="float" office:value="0">
            <text:p>0</text:p>
          </table:table-cell>
          <table:table-cell table:style-name="Gnumeric-default" table:formula="of:=SUM([.F1558:.H1558])" office:value-type="float" office:value="-4.1968651815341377e-60">
            <text:p>−4.196865182E−6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59]-[.C1559]" office:value-type="float" office:value="0">
            <text:p>0</text:p>
          </table:table-cell>
          <table:table-cell table:style-name="Gnumeric-default" table:formula="of:=[.E1559]*[.$K$1]" office:value-type="float" office:value="0">
            <text:p>0</text:p>
          </table:table-cell>
          <table:table-cell table:style-name="Gnumeric-default" table:formula="of:=[.$K$2]*([.E1559]+[.G1558])*0.02" office:value-type="float" office:value="-2.0984325907670688e-64">
            <text:p>−2.0984325907671E−64</text:p>
          </table:table-cell>
          <table:table-cell table:style-name="Gnumeric-default" table:formula="of:=[.$K$3]*([.E1559]-[.E1558])/0.02" office:value-type="float" office:value="0">
            <text:p>0</text:p>
          </table:table-cell>
          <table:table-cell table:style-name="Gnumeric-default" table:formula="of:=SUM([.F1559:.H1559])" office:value-type="float" office:value="-2.0984325907670688e-64">
            <text:p>−2.098432591E−6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60]-[.C1560]" office:value-type="float" office:value="0">
            <text:p>0</text:p>
          </table:table-cell>
          <table:table-cell table:style-name="Gnumeric-default" table:formula="of:=[.E1560]*[.$K$1]" office:value-type="float" office:value="0">
            <text:p>0</text:p>
          </table:table-cell>
          <table:table-cell table:style-name="Gnumeric-default" table:formula="of:=[.$K$2]*([.E1560]+[.G1559])*0.02" office:value-type="float" office:value="-1.0492162953835343e-68">
            <text:p>−1.0492162953835E−68</text:p>
          </table:table-cell>
          <table:table-cell table:style-name="Gnumeric-default" table:formula="of:=[.$K$3]*([.E1560]-[.E1559])/0.02" office:value-type="float" office:value="0">
            <text:p>0</text:p>
          </table:table-cell>
          <table:table-cell table:style-name="Gnumeric-default" table:formula="of:=SUM([.F1560:.H1560])" office:value-type="float" office:value="-1.0492162953835343e-68">
            <text:p>−1.049216295E−6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61]-[.C1561]" office:value-type="float" office:value="0">
            <text:p>0</text:p>
          </table:table-cell>
          <table:table-cell table:style-name="Gnumeric-default" table:formula="of:=[.E1561]*[.$K$1]" office:value-type="float" office:value="0">
            <text:p>0</text:p>
          </table:table-cell>
          <table:table-cell table:style-name="Gnumeric-default" table:formula="of:=[.$K$2]*([.E1561]+[.G1560])*0.02" office:value-type="float" office:value="-5.2460814769176719e-73">
            <text:p>−5.2460814769177E−73</text:p>
          </table:table-cell>
          <table:table-cell table:style-name="Gnumeric-default" table:formula="of:=[.$K$3]*([.E1561]-[.E1560])/0.02" office:value-type="float" office:value="0">
            <text:p>0</text:p>
          </table:table-cell>
          <table:table-cell table:style-name="Gnumeric-default" table:formula="of:=SUM([.F1561:.H1561])" office:value-type="float" office:value="-5.2460814769176719e-73">
            <text:p>−5.246081477E−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62]-[.C1562]" office:value-type="float" office:value="0">
            <text:p>0</text:p>
          </table:table-cell>
          <table:table-cell table:style-name="Gnumeric-default" table:formula="of:=[.E1562]*[.$K$1]" office:value-type="float" office:value="0">
            <text:p>0</text:p>
          </table:table-cell>
          <table:table-cell table:style-name="Gnumeric-default" table:formula="of:=[.$K$2]*([.E1562]+[.G1561])*0.02" office:value-type="float" office:value="-2.6230407384588357e-77">
            <text:p>−2.6230407384588E−77</text:p>
          </table:table-cell>
          <table:table-cell table:style-name="Gnumeric-default" table:formula="of:=[.$K$3]*([.E1562]-[.E1561])/0.02" office:value-type="float" office:value="0">
            <text:p>0</text:p>
          </table:table-cell>
          <table:table-cell table:style-name="Gnumeric-default" table:formula="of:=SUM([.F1562:.H1562])" office:value-type="float" office:value="-2.6230407384588357e-77">
            <text:p>−2.623040738E−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63]-[.C1563]" office:value-type="float" office:value="0">
            <text:p>0</text:p>
          </table:table-cell>
          <table:table-cell table:style-name="Gnumeric-default" table:formula="of:=[.E1563]*[.$K$1]" office:value-type="float" office:value="0">
            <text:p>0</text:p>
          </table:table-cell>
          <table:table-cell table:style-name="Gnumeric-default" table:formula="of:=[.$K$2]*([.E1563]+[.G1562])*0.02" office:value-type="float" office:value="-1.3115203692294179e-81">
            <text:p>−1.3115203692294E−81</text:p>
          </table:table-cell>
          <table:table-cell table:style-name="Gnumeric-default" table:formula="of:=[.$K$3]*([.E1563]-[.E1562])/0.02" office:value-type="float" office:value="0">
            <text:p>0</text:p>
          </table:table-cell>
          <table:table-cell table:style-name="Gnumeric-default" table:formula="of:=SUM([.F1563:.H1563])" office:value-type="float" office:value="-1.3115203692294179e-81">
            <text:p>−1.311520369E−8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64]-[.C1564]" office:value-type="float" office:value="0">
            <text:p>0</text:p>
          </table:table-cell>
          <table:table-cell table:style-name="Gnumeric-default" table:formula="of:=[.E1564]*[.$K$1]" office:value-type="float" office:value="0">
            <text:p>0</text:p>
          </table:table-cell>
          <table:table-cell table:style-name="Gnumeric-default" table:formula="of:=[.$K$2]*([.E1564]+[.G1563])*0.02" office:value-type="float" office:value="-6.5576018461470904e-86">
            <text:p>−6.55760184614709E-86</text:p>
          </table:table-cell>
          <table:table-cell table:style-name="Gnumeric-default" table:formula="of:=[.$K$3]*([.E1564]-[.E1563])/0.02" office:value-type="float" office:value="0">
            <text:p>0</text:p>
          </table:table-cell>
          <table:table-cell table:style-name="Gnumeric-default" table:formula="of:=SUM([.F1564:.H1564])" office:value-type="float" office:value="-6.5576018461470904e-86">
            <text:p>−6.557601846E−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65]-[.C1565]" office:value-type="float" office:value="0">
            <text:p>0</text:p>
          </table:table-cell>
          <table:table-cell table:style-name="Gnumeric-default" table:formula="of:=[.E1565]*[.$K$1]" office:value-type="float" office:value="0">
            <text:p>0</text:p>
          </table:table-cell>
          <table:table-cell table:style-name="Gnumeric-default" table:formula="of:=[.$K$2]*([.E1565]+[.G1564])*0.02" office:value-type="float" office:value="-3.2788009230735453e-90">
            <text:p>−3.2788009230735E−90</text:p>
          </table:table-cell>
          <table:table-cell table:style-name="Gnumeric-default" table:formula="of:=[.$K$3]*([.E1565]-[.E1564])/0.02" office:value-type="float" office:value="0">
            <text:p>0</text:p>
          </table:table-cell>
          <table:table-cell table:style-name="Gnumeric-default" table:formula="of:=SUM([.F1565:.H1565])" office:value-type="float" office:value="-3.2788009230735453e-90">
            <text:p>−3.278800923E−9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66]-[.C1566]" office:value-type="float" office:value="0">
            <text:p>0</text:p>
          </table:table-cell>
          <table:table-cell table:style-name="Gnumeric-default" table:formula="of:=[.E1566]*[.$K$1]" office:value-type="float" office:value="0">
            <text:p>0</text:p>
          </table:table-cell>
          <table:table-cell table:style-name="Gnumeric-default" table:formula="of:=[.$K$2]*([.E1566]+[.G1565])*0.02" office:value-type="float" office:value="-1.6394004615367726e-94">
            <text:p>−1.6394004615368E−94</text:p>
          </table:table-cell>
          <table:table-cell table:style-name="Gnumeric-default" table:formula="of:=[.$K$3]*([.E1566]-[.E1565])/0.02" office:value-type="float" office:value="0">
            <text:p>0</text:p>
          </table:table-cell>
          <table:table-cell table:style-name="Gnumeric-default" table:formula="of:=SUM([.F1566:.H1566])" office:value-type="float" office:value="-1.6394004615367726e-94">
            <text:p>−1.639400462E−9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67]-[.C1567]" office:value-type="float" office:value="0">
            <text:p>0</text:p>
          </table:table-cell>
          <table:table-cell table:style-name="Gnumeric-default" table:formula="of:=[.E1567]*[.$K$1]" office:value-type="float" office:value="0">
            <text:p>0</text:p>
          </table:table-cell>
          <table:table-cell table:style-name="Gnumeric-default" table:formula="of:=[.$K$2]*([.E1567]+[.G1566])*0.02" office:value-type="float" office:value="-8.197002307683864e-99">
            <text:p>−8.1970023076839E−99</text:p>
          </table:table-cell>
          <table:table-cell table:style-name="Gnumeric-default" table:formula="of:=[.$K$3]*([.E1567]-[.E1566])/0.02" office:value-type="float" office:value="0">
            <text:p>0</text:p>
          </table:table-cell>
          <table:table-cell table:style-name="Gnumeric-default" table:formula="of:=SUM([.F1567:.H1567])" office:value-type="float" office:value="-8.197002307683864e-99">
            <text:p>−8.197002308E−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68]-[.C1568]" office:value-type="float" office:value="0">
            <text:p>0</text:p>
          </table:table-cell>
          <table:table-cell table:style-name="Gnumeric-default" table:formula="of:=[.E1568]*[.$K$1]" office:value-type="float" office:value="0">
            <text:p>0</text:p>
          </table:table-cell>
          <table:table-cell table:style-name="Gnumeric-default" table:formula="of:=[.$K$2]*([.E1568]+[.G1567])*0.02" office:value-type="float" office:value="-4.098501153841932e-103">
            <text:p>−4.098501153842E−103</text:p>
          </table:table-cell>
          <table:table-cell table:style-name="Gnumeric-default" table:formula="of:=[.$K$3]*([.E1568]-[.E1567])/0.02" office:value-type="float" office:value="0">
            <text:p>0</text:p>
          </table:table-cell>
          <table:table-cell table:style-name="Gnumeric-default" table:formula="of:=SUM([.F1568:.H1568])" office:value-type="float" office:value="-4.098501153841932e-103">
            <text:p>−4.09850115E−1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69]-[.C1569]" office:value-type="float" office:value="0">
            <text:p>0</text:p>
          </table:table-cell>
          <table:table-cell table:style-name="Gnumeric-default" table:formula="of:=[.E1569]*[.$K$1]" office:value-type="float" office:value="0">
            <text:p>0</text:p>
          </table:table-cell>
          <table:table-cell table:style-name="Gnumeric-default" table:formula="of:=[.$K$2]*([.E1569]+[.G1568])*0.02" office:value-type="float" office:value="-2.0492505769209662e-107">
            <text:p>−2.049250576921E−107</text:p>
          </table:table-cell>
          <table:table-cell table:style-name="Gnumeric-default" table:formula="of:=[.$K$3]*([.E1569]-[.E1568])/0.02" office:value-type="float" office:value="0">
            <text:p>0</text:p>
          </table:table-cell>
          <table:table-cell table:style-name="Gnumeric-default" table:formula="of:=SUM([.F1569:.H1569])" office:value-type="float" office:value="-2.0492505769209662e-107">
            <text:p>−2.04925058E−1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70]-[.C1570]" office:value-type="float" office:value="0">
            <text:p>0</text:p>
          </table:table-cell>
          <table:table-cell table:style-name="Gnumeric-default" table:formula="of:=[.E1570]*[.$K$1]" office:value-type="float" office:value="0">
            <text:p>0</text:p>
          </table:table-cell>
          <table:table-cell table:style-name="Gnumeric-default" table:formula="of:=[.$K$2]*([.E1570]+[.G1569])*0.02" office:value-type="float" office:value="-1.024625288460483e-111">
            <text:p>−1.024625288460E−111</text:p>
          </table:table-cell>
          <table:table-cell table:style-name="Gnumeric-default" table:formula="of:=[.$K$3]*([.E1570]-[.E1569])/0.02" office:value-type="float" office:value="0">
            <text:p>0</text:p>
          </table:table-cell>
          <table:table-cell table:style-name="Gnumeric-default" table:formula="of:=SUM([.F1570:.H1570])" office:value-type="float" office:value="-1.024625288460483e-111">
            <text:p>−1.02462529E−11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71]-[.C1571]" office:value-type="float" office:value="0">
            <text:p>0</text:p>
          </table:table-cell>
          <table:table-cell table:style-name="Gnumeric-default" table:formula="of:=[.E1571]*[.$K$1]" office:value-type="float" office:value="0">
            <text:p>0</text:p>
          </table:table-cell>
          <table:table-cell table:style-name="Gnumeric-default" table:formula="of:=[.$K$2]*([.E1571]+[.G1570])*0.02" office:value-type="float" office:value="-5.1231264423024155e-116">
            <text:p>−5.123126442302E−116</text:p>
          </table:table-cell>
          <table:table-cell table:style-name="Gnumeric-default" table:formula="of:=[.$K$3]*([.E1571]-[.E1570])/0.02" office:value-type="float" office:value="0">
            <text:p>0</text:p>
          </table:table-cell>
          <table:table-cell table:style-name="Gnumeric-default" table:formula="of:=SUM([.F1571:.H1571])" office:value-type="float" office:value="-5.1231264423024155e-116">
            <text:p>−5.12312644E−1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72]-[.C1572]" office:value-type="float" office:value="0">
            <text:p>0</text:p>
          </table:table-cell>
          <table:table-cell table:style-name="Gnumeric-default" table:formula="of:=[.E1572]*[.$K$1]" office:value-type="float" office:value="0">
            <text:p>0</text:p>
          </table:table-cell>
          <table:table-cell table:style-name="Gnumeric-default" table:formula="of:=[.$K$2]*([.E1572]+[.G1571])*0.02" office:value-type="float" office:value="-2.5615632211512076e-120">
            <text:p>−2.561563221151E−120</text:p>
          </table:table-cell>
          <table:table-cell table:style-name="Gnumeric-default" table:formula="of:=[.$K$3]*([.E1572]-[.E1571])/0.02" office:value-type="float" office:value="0">
            <text:p>0</text:p>
          </table:table-cell>
          <table:table-cell table:style-name="Gnumeric-default" table:formula="of:=SUM([.F1572:.H1572])" office:value-type="float" office:value="-2.5615632211512076e-120">
            <text:p>−2.56156322E−12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73]-[.C1573]" office:value-type="float" office:value="0">
            <text:p>0</text:p>
          </table:table-cell>
          <table:table-cell table:style-name="Gnumeric-default" table:formula="of:=[.E1573]*[.$K$1]" office:value-type="float" office:value="0">
            <text:p>0</text:p>
          </table:table-cell>
          <table:table-cell table:style-name="Gnumeric-default" table:formula="of:=[.$K$2]*([.E1573]+[.G1572])*0.02" office:value-type="float" office:value="-1.2807816105756039e-124">
            <text:p>−1.280781610576E−124</text:p>
          </table:table-cell>
          <table:table-cell table:style-name="Gnumeric-default" table:formula="of:=[.$K$3]*([.E1573]-[.E1572])/0.02" office:value-type="float" office:value="0">
            <text:p>0</text:p>
          </table:table-cell>
          <table:table-cell table:style-name="Gnumeric-default" table:formula="of:=SUM([.F1573:.H1573])" office:value-type="float" office:value="-1.2807816105756039e-124">
            <text:p>−1.28078161E−12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74]-[.C1574]" office:value-type="float" office:value="0">
            <text:p>0</text:p>
          </table:table-cell>
          <table:table-cell table:style-name="Gnumeric-default" table:formula="of:=[.E1574]*[.$K$1]" office:value-type="float" office:value="0">
            <text:p>0</text:p>
          </table:table-cell>
          <table:table-cell table:style-name="Gnumeric-default" table:formula="of:=[.$K$2]*([.E1574]+[.G1573])*0.02" office:value-type="float" office:value="-6.4039080528780202e-129">
            <text:p>−6.403908052878E−129</text:p>
          </table:table-cell>
          <table:table-cell table:style-name="Gnumeric-default" table:formula="of:=[.$K$3]*([.E1574]-[.E1573])/0.02" office:value-type="float" office:value="0">
            <text:p>0</text:p>
          </table:table-cell>
          <table:table-cell table:style-name="Gnumeric-default" table:formula="of:=SUM([.F1574:.H1574])" office:value-type="float" office:value="-6.4039080528780202e-129">
            <text:p>−6.40390805E−1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75]-[.C1575]" office:value-type="float" office:value="0">
            <text:p>0</text:p>
          </table:table-cell>
          <table:table-cell table:style-name="Gnumeric-default" table:formula="of:=[.E1575]*[.$K$1]" office:value-type="float" office:value="0">
            <text:p>0</text:p>
          </table:table-cell>
          <table:table-cell table:style-name="Gnumeric-default" table:formula="of:=[.$K$2]*([.E1575]+[.G1574])*0.02" office:value-type="float" office:value="-3.2019540264390103e-133">
            <text:p>−3.201954026439E−133</text:p>
          </table:table-cell>
          <table:table-cell table:style-name="Gnumeric-default" table:formula="of:=[.$K$3]*([.E1575]-[.E1574])/0.02" office:value-type="float" office:value="0">
            <text:p>0</text:p>
          </table:table-cell>
          <table:table-cell table:style-name="Gnumeric-default" table:formula="of:=SUM([.F1575:.H1575])" office:value-type="float" office:value="-3.2019540264390103e-133">
            <text:p>−3.20195403E−1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76]-[.C1576]" office:value-type="float" office:value="0">
            <text:p>0</text:p>
          </table:table-cell>
          <table:table-cell table:style-name="Gnumeric-default" table:formula="of:=[.E1576]*[.$K$1]" office:value-type="float" office:value="0">
            <text:p>0</text:p>
          </table:table-cell>
          <table:table-cell table:style-name="Gnumeric-default" table:formula="of:=[.$K$2]*([.E1576]+[.G1575])*0.02" office:value-type="float" office:value="-1.6009770132195053e-137">
            <text:p>−1.600977013220E−137</text:p>
          </table:table-cell>
          <table:table-cell table:style-name="Gnumeric-default" table:formula="of:=[.$K$3]*([.E1576]-[.E1575])/0.02" office:value-type="float" office:value="0">
            <text:p>0</text:p>
          </table:table-cell>
          <table:table-cell table:style-name="Gnumeric-default" table:formula="of:=SUM([.F1576:.H1576])" office:value-type="float" office:value="-1.6009770132195053e-137">
            <text:p>−1.60097701E−13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77]-[.C1577]" office:value-type="float" office:value="0">
            <text:p>0</text:p>
          </table:table-cell>
          <table:table-cell table:style-name="Gnumeric-default" table:formula="of:=[.E1577]*[.$K$1]" office:value-type="float" office:value="0">
            <text:p>0</text:p>
          </table:table-cell>
          <table:table-cell table:style-name="Gnumeric-default" table:formula="of:=[.$K$2]*([.E1577]+[.G1576])*0.02" office:value-type="float" office:value="-8.0048850660975264e-142">
            <text:p>−8.004885066098E−142</text:p>
          </table:table-cell>
          <table:table-cell table:style-name="Gnumeric-default" table:formula="of:=[.$K$3]*([.E1577]-[.E1576])/0.02" office:value-type="float" office:value="0">
            <text:p>0</text:p>
          </table:table-cell>
          <table:table-cell table:style-name="Gnumeric-default" table:formula="of:=SUM([.F1577:.H1577])" office:value-type="float" office:value="-8.0048850660975264e-142">
            <text:p>−8.00488507E−1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78]-[.C1578]" office:value-type="float" office:value="0">
            <text:p>0</text:p>
          </table:table-cell>
          <table:table-cell table:style-name="Gnumeric-default" table:formula="of:=[.E1578]*[.$K$1]" office:value-type="float" office:value="0">
            <text:p>0</text:p>
          </table:table-cell>
          <table:table-cell table:style-name="Gnumeric-default" table:formula="of:=[.$K$2]*([.E1578]+[.G1577])*0.02" office:value-type="float" office:value="-4.0024425330487632e-146">
            <text:p>−4.002442533049E−146</text:p>
          </table:table-cell>
          <table:table-cell table:style-name="Gnumeric-default" table:formula="of:=[.$K$3]*([.E1578]-[.E1577])/0.02" office:value-type="float" office:value="0">
            <text:p>0</text:p>
          </table:table-cell>
          <table:table-cell table:style-name="Gnumeric-default" table:formula="of:=SUM([.F1578:.H1578])" office:value-type="float" office:value="-4.0024425330487632e-146">
            <text:p>−4.00244253E−14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79]-[.C1579]" office:value-type="float" office:value="0">
            <text:p>0</text:p>
          </table:table-cell>
          <table:table-cell table:style-name="Gnumeric-default" table:formula="of:=[.E1579]*[.$K$1]" office:value-type="float" office:value="0">
            <text:p>0</text:p>
          </table:table-cell>
          <table:table-cell table:style-name="Gnumeric-default" table:formula="of:=[.$K$2]*([.E1579]+[.G1578])*0.02" office:value-type="float" office:value="-2.0012212665243817e-150">
            <text:p>−2.001221266524E−150</text:p>
          </table:table-cell>
          <table:table-cell table:style-name="Gnumeric-default" table:formula="of:=[.$K$3]*([.E1579]-[.E1578])/0.02" office:value-type="float" office:value="0">
            <text:p>0</text:p>
          </table:table-cell>
          <table:table-cell table:style-name="Gnumeric-default" table:formula="of:=SUM([.F1579:.H1579])" office:value-type="float" office:value="-2.0012212665243817e-150">
            <text:p>−2.00122127E−15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80]-[.C1580]" office:value-type="float" office:value="0">
            <text:p>0</text:p>
          </table:table-cell>
          <table:table-cell table:style-name="Gnumeric-default" table:formula="of:=[.E1580]*[.$K$1]" office:value-type="float" office:value="0">
            <text:p>0</text:p>
          </table:table-cell>
          <table:table-cell table:style-name="Gnumeric-default" table:formula="of:=[.$K$2]*([.E1580]+[.G1579])*0.02" office:value-type="float" office:value="-1.000610633262191e-154">
            <text:p>−1.000610633262E−154</text:p>
          </table:table-cell>
          <table:table-cell table:style-name="Gnumeric-default" table:formula="of:=[.$K$3]*([.E1580]-[.E1579])/0.02" office:value-type="float" office:value="0">
            <text:p>0</text:p>
          </table:table-cell>
          <table:table-cell table:style-name="Gnumeric-default" table:formula="of:=SUM([.F1580:.H1580])" office:value-type="float" office:value="-1.000610633262191e-154">
            <text:p>−1.00061063E−15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81]-[.C1581]" office:value-type="float" office:value="0">
            <text:p>0</text:p>
          </table:table-cell>
          <table:table-cell table:style-name="Gnumeric-default" table:formula="of:=[.E1581]*[.$K$1]" office:value-type="float" office:value="0">
            <text:p>0</text:p>
          </table:table-cell>
          <table:table-cell table:style-name="Gnumeric-default" table:formula="of:=[.$K$2]*([.E1581]+[.G1580])*0.02" office:value-type="float" office:value="-5.0030531663109557e-159">
            <text:p>−5.003053166311E−159</text:p>
          </table:table-cell>
          <table:table-cell table:style-name="Gnumeric-default" table:formula="of:=[.$K$3]*([.E1581]-[.E1580])/0.02" office:value-type="float" office:value="0">
            <text:p>0</text:p>
          </table:table-cell>
          <table:table-cell table:style-name="Gnumeric-default" table:formula="of:=SUM([.F1581:.H1581])" office:value-type="float" office:value="-5.0030531663109557e-159">
            <text:p>−5.00305317E−15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82]-[.C1582]" office:value-type="float" office:value="0">
            <text:p>0</text:p>
          </table:table-cell>
          <table:table-cell table:style-name="Gnumeric-default" table:formula="of:=[.E1582]*[.$K$1]" office:value-type="float" office:value="0">
            <text:p>0</text:p>
          </table:table-cell>
          <table:table-cell table:style-name="Gnumeric-default" table:formula="of:=[.$K$2]*([.E1582]+[.G1581])*0.02" office:value-type="float" office:value="-2.501526583155478e-163">
            <text:p>−2.501526583155E−163</text:p>
          </table:table-cell>
          <table:table-cell table:style-name="Gnumeric-default" table:formula="of:=[.$K$3]*([.E1582]-[.E1581])/0.02" office:value-type="float" office:value="0">
            <text:p>0</text:p>
          </table:table-cell>
          <table:table-cell table:style-name="Gnumeric-default" table:formula="of:=SUM([.F1582:.H1582])" office:value-type="float" office:value="-2.501526583155478e-163">
            <text:p>−2.50152658E−16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83]-[.C1583]" office:value-type="float" office:value="0">
            <text:p>0</text:p>
          </table:table-cell>
          <table:table-cell table:style-name="Gnumeric-default" table:formula="of:=[.E1583]*[.$K$1]" office:value-type="float" office:value="0">
            <text:p>0</text:p>
          </table:table-cell>
          <table:table-cell table:style-name="Gnumeric-default" table:formula="of:=[.$K$2]*([.E1583]+[.G1582])*0.02" office:value-type="float" office:value="-1.250763291577739e-167">
            <text:p>−1.250763291578E−167</text:p>
          </table:table-cell>
          <table:table-cell table:style-name="Gnumeric-default" table:formula="of:=[.$K$3]*([.E1583]-[.E1582])/0.02" office:value-type="float" office:value="0">
            <text:p>0</text:p>
          </table:table-cell>
          <table:table-cell table:style-name="Gnumeric-default" table:formula="of:=SUM([.F1583:.H1583])" office:value-type="float" office:value="-1.250763291577739e-167">
            <text:p>−1.25076329E−16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84]-[.C1584]" office:value-type="float" office:value="0">
            <text:p>0</text:p>
          </table:table-cell>
          <table:table-cell table:style-name="Gnumeric-default" table:formula="of:=[.E1584]*[.$K$1]" office:value-type="float" office:value="0">
            <text:p>0</text:p>
          </table:table-cell>
          <table:table-cell table:style-name="Gnumeric-default" table:formula="of:=[.$K$2]*([.E1584]+[.G1583])*0.02" office:value-type="float" office:value="-6.2538164578886955e-172">
            <text:p>−6.253816457889E−172</text:p>
          </table:table-cell>
          <table:table-cell table:style-name="Gnumeric-default" table:formula="of:=[.$K$3]*([.E1584]-[.E1583])/0.02" office:value-type="float" office:value="0">
            <text:p>0</text:p>
          </table:table-cell>
          <table:table-cell table:style-name="Gnumeric-default" table:formula="of:=SUM([.F1584:.H1584])" office:value-type="float" office:value="-6.2538164578886955e-172">
            <text:p>−6.25381646E−17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85]-[.C1585]" office:value-type="float" office:value="0">
            <text:p>0</text:p>
          </table:table-cell>
          <table:table-cell table:style-name="Gnumeric-default" table:formula="of:=[.E1585]*[.$K$1]" office:value-type="float" office:value="0">
            <text:p>0</text:p>
          </table:table-cell>
          <table:table-cell table:style-name="Gnumeric-default" table:formula="of:=[.$K$2]*([.E1585]+[.G1584])*0.02" office:value-type="float" office:value="-3.1269082289443481e-176">
            <text:p>−3.126908228944E−176</text:p>
          </table:table-cell>
          <table:table-cell table:style-name="Gnumeric-default" table:formula="of:=[.$K$3]*([.E1585]-[.E1584])/0.02" office:value-type="float" office:value="0">
            <text:p>0</text:p>
          </table:table-cell>
          <table:table-cell table:style-name="Gnumeric-default" table:formula="of:=SUM([.F1585:.H1585])" office:value-type="float" office:value="-3.1269082289443481e-176">
            <text:p>−3.12690823E−17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86]-[.C1586]" office:value-type="float" office:value="0">
            <text:p>0</text:p>
          </table:table-cell>
          <table:table-cell table:style-name="Gnumeric-default" table:formula="of:=[.E1586]*[.$K$1]" office:value-type="float" office:value="0">
            <text:p>0</text:p>
          </table:table-cell>
          <table:table-cell table:style-name="Gnumeric-default" table:formula="of:=[.$K$2]*([.E1586]+[.G1585])*0.02" office:value-type="float" office:value="-1.5634541144721742e-180">
            <text:p>−1.563454114472E−180</text:p>
          </table:table-cell>
          <table:table-cell table:style-name="Gnumeric-default" table:formula="of:=[.$K$3]*([.E1586]-[.E1585])/0.02" office:value-type="float" office:value="0">
            <text:p>0</text:p>
          </table:table-cell>
          <table:table-cell table:style-name="Gnumeric-default" table:formula="of:=SUM([.F1586:.H1586])" office:value-type="float" office:value="-1.5634541144721742e-180">
            <text:p>−1.56345411E−18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87]-[.C1587]" office:value-type="float" office:value="0">
            <text:p>0</text:p>
          </table:table-cell>
          <table:table-cell table:style-name="Gnumeric-default" table:formula="of:=[.E1587]*[.$K$1]" office:value-type="float" office:value="0">
            <text:p>0</text:p>
          </table:table-cell>
          <table:table-cell table:style-name="Gnumeric-default" table:formula="of:=[.$K$2]*([.E1587]+[.G1586])*0.02" office:value-type="float" office:value="-7.8172705723608713e-185">
            <text:p>−7.817270572361E−185</text:p>
          </table:table-cell>
          <table:table-cell table:style-name="Gnumeric-default" table:formula="of:=[.$K$3]*([.E1587]-[.E1586])/0.02" office:value-type="float" office:value="0">
            <text:p>0</text:p>
          </table:table-cell>
          <table:table-cell table:style-name="Gnumeric-default" table:formula="of:=SUM([.F1587:.H1587])" office:value-type="float" office:value="-7.8172705723608713e-185">
            <text:p>−7.81727057E−18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88]-[.C1588]" office:value-type="float" office:value="0">
            <text:p>0</text:p>
          </table:table-cell>
          <table:table-cell table:style-name="Gnumeric-default" table:formula="of:=[.E1588]*[.$K$1]" office:value-type="float" office:value="0">
            <text:p>0</text:p>
          </table:table-cell>
          <table:table-cell table:style-name="Gnumeric-default" table:formula="of:=[.$K$2]*([.E1588]+[.G1587])*0.02" office:value-type="float" office:value="-3.9086352861804358e-189">
            <text:p>−3.908635286180E−189</text:p>
          </table:table-cell>
          <table:table-cell table:style-name="Gnumeric-default" table:formula="of:=[.$K$3]*([.E1588]-[.E1587])/0.02" office:value-type="float" office:value="0">
            <text:p>0</text:p>
          </table:table-cell>
          <table:table-cell table:style-name="Gnumeric-default" table:formula="of:=SUM([.F1588:.H1588])" office:value-type="float" office:value="-3.9086352861804358e-189">
            <text:p>−3.90863529E−18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89]-[.C1589]" office:value-type="float" office:value="0">
            <text:p>0</text:p>
          </table:table-cell>
          <table:table-cell table:style-name="Gnumeric-default" table:formula="of:=[.E1589]*[.$K$1]" office:value-type="float" office:value="0">
            <text:p>0</text:p>
          </table:table-cell>
          <table:table-cell table:style-name="Gnumeric-default" table:formula="of:=[.$K$2]*([.E1589]+[.G1588])*0.02" office:value-type="float" office:value="-1.9543176430902179e-193">
            <text:p>−1.954317643090E−193</text:p>
          </table:table-cell>
          <table:table-cell table:style-name="Gnumeric-default" table:formula="of:=[.$K$3]*([.E1589]-[.E1588])/0.02" office:value-type="float" office:value="0">
            <text:p>0</text:p>
          </table:table-cell>
          <table:table-cell table:style-name="Gnumeric-default" table:formula="of:=SUM([.F1589:.H1589])" office:value-type="float" office:value="-1.9543176430902179e-193">
            <text:p>−1.95431764E−19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90]-[.C1590]" office:value-type="float" office:value="0">
            <text:p>0</text:p>
          </table:table-cell>
          <table:table-cell table:style-name="Gnumeric-default" table:formula="of:=[.E1590]*[.$K$1]" office:value-type="float" office:value="0">
            <text:p>0</text:p>
          </table:table-cell>
          <table:table-cell table:style-name="Gnumeric-default" table:formula="of:=[.$K$2]*([.E1590]+[.G1589])*0.02" office:value-type="float" office:value="-9.7715882154510899e-198">
            <text:p>−9.771588215451E−198</text:p>
          </table:table-cell>
          <table:table-cell table:style-name="Gnumeric-default" table:formula="of:=[.$K$3]*([.E1590]-[.E1589])/0.02" office:value-type="float" office:value="0">
            <text:p>0</text:p>
          </table:table-cell>
          <table:table-cell table:style-name="Gnumeric-default" table:formula="of:=SUM([.F1590:.H1590])" office:value-type="float" office:value="-9.7715882154510899e-198">
            <text:p>−9.77158822E−19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91]-[.C1591]" office:value-type="float" office:value="0">
            <text:p>0</text:p>
          </table:table-cell>
          <table:table-cell table:style-name="Gnumeric-default" table:formula="of:=[.E1591]*[.$K$1]" office:value-type="float" office:value="0">
            <text:p>0</text:p>
          </table:table-cell>
          <table:table-cell table:style-name="Gnumeric-default" table:formula="of:=[.$K$2]*([.E1591]+[.G1590])*0.02" office:value-type="float" office:value="-4.8857941077255455e-202">
            <text:p>−4.885794107726E−202</text:p>
          </table:table-cell>
          <table:table-cell table:style-name="Gnumeric-default" table:formula="of:=[.$K$3]*([.E1591]-[.E1590])/0.02" office:value-type="float" office:value="0">
            <text:p>0</text:p>
          </table:table-cell>
          <table:table-cell table:style-name="Gnumeric-default" table:formula="of:=SUM([.F1591:.H1591])" office:value-type="float" office:value="-4.8857941077255455e-202">
            <text:p>−4.88579411E−20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92]-[.C1592]" office:value-type="float" office:value="0">
            <text:p>0</text:p>
          </table:table-cell>
          <table:table-cell table:style-name="Gnumeric-default" table:formula="of:=[.E1592]*[.$K$1]" office:value-type="float" office:value="0">
            <text:p>0</text:p>
          </table:table-cell>
          <table:table-cell table:style-name="Gnumeric-default" table:formula="of:=[.$K$2]*([.E1592]+[.G1591])*0.02" office:value-type="float" office:value="-2.4428970538627728e-206">
            <text:p>−2.442897053863E−206</text:p>
          </table:table-cell>
          <table:table-cell table:style-name="Gnumeric-default" table:formula="of:=[.$K$3]*([.E1592]-[.E1591])/0.02" office:value-type="float" office:value="0">
            <text:p>0</text:p>
          </table:table-cell>
          <table:table-cell table:style-name="Gnumeric-default" table:formula="of:=SUM([.F1592:.H1592])" office:value-type="float" office:value="-2.4428970538627728e-206">
            <text:p>−2.44289705E−20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93]-[.C1593]" office:value-type="float" office:value="0">
            <text:p>0</text:p>
          </table:table-cell>
          <table:table-cell table:style-name="Gnumeric-default" table:formula="of:=[.E1593]*[.$K$1]" office:value-type="float" office:value="0">
            <text:p>0</text:p>
          </table:table-cell>
          <table:table-cell table:style-name="Gnumeric-default" table:formula="of:=[.$K$2]*([.E1593]+[.G1592])*0.02" office:value-type="float" office:value="-1.2214485269313864e-210">
            <text:p>−1.221448526931E−210</text:p>
          </table:table-cell>
          <table:table-cell table:style-name="Gnumeric-default" table:formula="of:=[.$K$3]*([.E1593]-[.E1592])/0.02" office:value-type="float" office:value="0">
            <text:p>0</text:p>
          </table:table-cell>
          <table:table-cell table:style-name="Gnumeric-default" table:formula="of:=SUM([.F1593:.H1593])" office:value-type="float" office:value="-1.2214485269313864e-210">
            <text:p>−1.22144853E−21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94]-[.C1594]" office:value-type="float" office:value="0">
            <text:p>0</text:p>
          </table:table-cell>
          <table:table-cell table:style-name="Gnumeric-default" table:formula="of:=[.E1594]*[.$K$1]" office:value-type="float" office:value="0">
            <text:p>0</text:p>
          </table:table-cell>
          <table:table-cell table:style-name="Gnumeric-default" table:formula="of:=[.$K$2]*([.E1594]+[.G1593])*0.02" office:value-type="float" office:value="-6.1072426346569323e-215">
            <text:p>−6.107242634657E−215</text:p>
          </table:table-cell>
          <table:table-cell table:style-name="Gnumeric-default" table:formula="of:=[.$K$3]*([.E1594]-[.E1593])/0.02" office:value-type="float" office:value="0">
            <text:p>0</text:p>
          </table:table-cell>
          <table:table-cell table:style-name="Gnumeric-default" table:formula="of:=SUM([.F1594:.H1594])" office:value-type="float" office:value="-6.1072426346569323e-215">
            <text:p>−6.10724263E−21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95]-[.C1595]" office:value-type="float" office:value="0">
            <text:p>0</text:p>
          </table:table-cell>
          <table:table-cell table:style-name="Gnumeric-default" table:formula="of:=[.E1595]*[.$K$1]" office:value-type="float" office:value="0">
            <text:p>0</text:p>
          </table:table-cell>
          <table:table-cell table:style-name="Gnumeric-default" table:formula="of:=[.$K$2]*([.E1595]+[.G1594])*0.02" office:value-type="float" office:value="-3.0536213173284664e-219">
            <text:p>−3.053621317328E−219</text:p>
          </table:table-cell>
          <table:table-cell table:style-name="Gnumeric-default" table:formula="of:=[.$K$3]*([.E1595]-[.E1594])/0.02" office:value-type="float" office:value="0">
            <text:p>0</text:p>
          </table:table-cell>
          <table:table-cell table:style-name="Gnumeric-default" table:formula="of:=SUM([.F1595:.H1595])" office:value-type="float" office:value="-3.0536213173284664e-219">
            <text:p>−3.05362132E−21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96]-[.C1596]" office:value-type="float" office:value="0">
            <text:p>0</text:p>
          </table:table-cell>
          <table:table-cell table:style-name="Gnumeric-default" table:formula="of:=[.E1596]*[.$K$1]" office:value-type="float" office:value="0">
            <text:p>0</text:p>
          </table:table-cell>
          <table:table-cell table:style-name="Gnumeric-default" table:formula="of:=[.$K$2]*([.E1596]+[.G1595])*0.02" office:value-type="float" office:value="-1.5268106586642332e-223">
            <text:p>−1.526810658664E−223</text:p>
          </table:table-cell>
          <table:table-cell table:style-name="Gnumeric-default" table:formula="of:=[.$K$3]*([.E1596]-[.E1595])/0.02" office:value-type="float" office:value="0">
            <text:p>0</text:p>
          </table:table-cell>
          <table:table-cell table:style-name="Gnumeric-default" table:formula="of:=SUM([.F1596:.H1596])" office:value-type="float" office:value="-1.5268106586642332e-223">
            <text:p>−1.52681066E−2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26900342106819153">
            <text:p>0.26900342106819153</text:p>
          </table:table-cell>
          <table:table-cell table:style-name="Gnumeric-default"/>
          <table:table-cell table:style-name="Gnumeric-default" table:formula="of:=[.B1597]-[.C1597]" office:value-type="float" office:value="-0.26900342106819153">
            <text:p>−0.26900342106819</text:p>
          </table:table-cell>
          <table:table-cell table:style-name="Gnumeric-default" table:formula="of:=[.E1597]*[.$K$1]" office:value-type="float" office:value="-0.067250855267047882">
            <text:p>−0.0672508552670479</text:p>
          </table:table-cell>
          <table:table-cell table:style-name="Gnumeric-default" table:formula="of:=[.$K$2]*([.E1597]+[.G1596])*0.02" office:value-type="float" office:value="-1.3450171053409577e-05">
            <text:p>−1.3450171053410E−05</text:p>
          </table:table-cell>
          <table:table-cell table:style-name="Gnumeric-default" table:formula="of:=[.$K$3]*([.E1597]-[.E1596])/0.02" office:value-type="float" office:value="-0.67250855267047882">
            <text:p>−0.6725085526704788</text:p>
          </table:table-cell>
          <table:table-cell table:style-name="Gnumeric-default" table:formula="of:=SUM([.F1597:.H1597])" office:value-type="float" office:value="-0.73977285810858007">
            <text:p>−0.73977285810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98]-[.C1598]" office:value-type="float" office:value="0">
            <text:p>0</text:p>
          </table:table-cell>
          <table:table-cell table:style-name="Gnumeric-default" table:formula="of:=[.E1598]*[.$K$1]" office:value-type="float" office:value="0">
            <text:p>0</text:p>
          </table:table-cell>
          <table:table-cell table:style-name="Gnumeric-default" table:formula="of:=[.$K$2]*([.E1598]+[.G1597])*0.02" office:value-type="float" office:value="-6.7250855267047893e-10">
            <text:p>−6.7250855267048E−10</text:p>
          </table:table-cell>
          <table:table-cell table:style-name="Gnumeric-default" table:formula="of:=[.$K$3]*([.E1598]-[.E1597])/0.02" office:value-type="float" office:value="0.67250855267047882">
            <text:p>0.6725085526704788</text:p>
          </table:table-cell>
          <table:table-cell table:style-name="Gnumeric-default" table:formula="of:=SUM([.F1598:.H1598])" office:value-type="float" office:value="0.67250855199797022">
            <text:p>0.6725085519979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599]-[.C1599]" office:value-type="float" office:value="0">
            <text:p>0</text:p>
          </table:table-cell>
          <table:table-cell table:style-name="Gnumeric-default" table:formula="of:=[.E1599]*[.$K$1]" office:value-type="float" office:value="0">
            <text:p>0</text:p>
          </table:table-cell>
          <table:table-cell table:style-name="Gnumeric-default" table:formula="of:=[.$K$2]*([.E1599]+[.G1598])*0.02" office:value-type="float" office:value="-3.3625427633523945e-14">
            <text:p>−3.3625427633524E−14</text:p>
          </table:table-cell>
          <table:table-cell table:style-name="Gnumeric-default" table:formula="of:=[.$K$3]*([.E1599]-[.E1598])/0.02" office:value-type="float" office:value="0">
            <text:p>0</text:p>
          </table:table-cell>
          <table:table-cell table:style-name="Gnumeric-default" table:formula="of:=SUM([.F1599:.H1599])" office:value-type="float" office:value="-3.3625427633523945e-14">
            <text:p>−3.362542763E−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00]-[.C1600]" office:value-type="float" office:value="0">
            <text:p>0</text:p>
          </table:table-cell>
          <table:table-cell table:style-name="Gnumeric-default" table:formula="of:=[.E1600]*[.$K$1]" office:value-type="float" office:value="0">
            <text:p>0</text:p>
          </table:table-cell>
          <table:table-cell table:style-name="Gnumeric-default" table:formula="of:=[.$K$2]*([.E1600]+[.G1599])*0.02" office:value-type="float" office:value="-1.6812713816761972e-18">
            <text:p>−1.6812713816762E−18</text:p>
          </table:table-cell>
          <table:table-cell table:style-name="Gnumeric-default" table:formula="of:=[.$K$3]*([.E1600]-[.E1599])/0.02" office:value-type="float" office:value="0">
            <text:p>0</text:p>
          </table:table-cell>
          <table:table-cell table:style-name="Gnumeric-default" table:formula="of:=SUM([.F1600:.H1600])" office:value-type="float" office:value="-1.6812713816761972e-18">
            <text:p>−1.681271382E−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01]-[.C1601]" office:value-type="float" office:value="0">
            <text:p>0</text:p>
          </table:table-cell>
          <table:table-cell table:style-name="Gnumeric-default" table:formula="of:=[.E1601]*[.$K$1]" office:value-type="float" office:value="0">
            <text:p>0</text:p>
          </table:table-cell>
          <table:table-cell table:style-name="Gnumeric-default" table:formula="of:=[.$K$2]*([.E1601]+[.G1600])*0.02" office:value-type="float" office:value="-8.4063569083809867e-23">
            <text:p>−8.4063569083810E−23</text:p>
          </table:table-cell>
          <table:table-cell table:style-name="Gnumeric-default" table:formula="of:=[.$K$3]*([.E1601]-[.E1600])/0.02" office:value-type="float" office:value="0">
            <text:p>0</text:p>
          </table:table-cell>
          <table:table-cell table:style-name="Gnumeric-default" table:formula="of:=SUM([.F1601:.H1601])" office:value-type="float" office:value="-8.4063569083809867e-23">
            <text:p>−8.406356908E−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02]-[.C1602]" office:value-type="float" office:value="0">
            <text:p>0</text:p>
          </table:table-cell>
          <table:table-cell table:style-name="Gnumeric-default" table:formula="of:=[.E1602]*[.$K$1]" office:value-type="float" office:value="0">
            <text:p>0</text:p>
          </table:table-cell>
          <table:table-cell table:style-name="Gnumeric-default" table:formula="of:=[.$K$2]*([.E1602]+[.G1601])*0.02" office:value-type="float" office:value="-4.2031784541904936e-27">
            <text:p>−4.2031784541905E−27</text:p>
          </table:table-cell>
          <table:table-cell table:style-name="Gnumeric-default" table:formula="of:=[.$K$3]*([.E1602]-[.E1601])/0.02" office:value-type="float" office:value="0">
            <text:p>0</text:p>
          </table:table-cell>
          <table:table-cell table:style-name="Gnumeric-default" table:formula="of:=SUM([.F1602:.H1602])" office:value-type="float" office:value="-4.2031784541904936e-27">
            <text:p>−4.203178454E−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03]-[.C1603]" office:value-type="float" office:value="0">
            <text:p>0</text:p>
          </table:table-cell>
          <table:table-cell table:style-name="Gnumeric-default" table:formula="of:=[.E1603]*[.$K$1]" office:value-type="float" office:value="0">
            <text:p>0</text:p>
          </table:table-cell>
          <table:table-cell table:style-name="Gnumeric-default" table:formula="of:=[.$K$2]*([.E1603]+[.G1602])*0.02" office:value-type="float" office:value="-2.1015892270952468e-31">
            <text:p>−2.1015892270952E−31</text:p>
          </table:table-cell>
          <table:table-cell table:style-name="Gnumeric-default" table:formula="of:=[.$K$3]*([.E1603]-[.E1602])/0.02" office:value-type="float" office:value="0">
            <text:p>0</text:p>
          </table:table-cell>
          <table:table-cell table:style-name="Gnumeric-default" table:formula="of:=SUM([.F1603:.H1603])" office:value-type="float" office:value="-2.1015892270952468e-31">
            <text:p>−2.101589227E−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04]-[.C1604]" office:value-type="float" office:value="0">
            <text:p>0</text:p>
          </table:table-cell>
          <table:table-cell table:style-name="Gnumeric-default" table:formula="of:=[.E1604]*[.$K$1]" office:value-type="float" office:value="0">
            <text:p>0</text:p>
          </table:table-cell>
          <table:table-cell table:style-name="Gnumeric-default" table:formula="of:=[.$K$2]*([.E1604]+[.G1603])*0.02" office:value-type="float" office:value="-1.0507946135476235e-35">
            <text:p>−1.0507946135476E−35</text:p>
          </table:table-cell>
          <table:table-cell table:style-name="Gnumeric-default" table:formula="of:=[.$K$3]*([.E1604]-[.E1603])/0.02" office:value-type="float" office:value="0">
            <text:p>0</text:p>
          </table:table-cell>
          <table:table-cell table:style-name="Gnumeric-default" table:formula="of:=SUM([.F1604:.H1604])" office:value-type="float" office:value="-1.0507946135476235e-35">
            <text:p>−1.050794614E−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05]-[.C1605]" office:value-type="float" office:value="0">
            <text:p>0</text:p>
          </table:table-cell>
          <table:table-cell table:style-name="Gnumeric-default" table:formula="of:=[.E1605]*[.$K$1]" office:value-type="float" office:value="0">
            <text:p>0</text:p>
          </table:table-cell>
          <table:table-cell table:style-name="Gnumeric-default" table:formula="of:=[.$K$2]*([.E1605]+[.G1604])*0.02" office:value-type="float" office:value="-5.2539730677381169e-40">
            <text:p>−5.2539730677381E−40</text:p>
          </table:table-cell>
          <table:table-cell table:style-name="Gnumeric-default" table:formula="of:=[.$K$3]*([.E1605]-[.E1604])/0.02" office:value-type="float" office:value="0">
            <text:p>0</text:p>
          </table:table-cell>
          <table:table-cell table:style-name="Gnumeric-default" table:formula="of:=SUM([.F1605:.H1605])" office:value-type="float" office:value="-5.2539730677381169e-40">
            <text:p>−5.253973068E−4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06]-[.C1606]" office:value-type="float" office:value="0">
            <text:p>0</text:p>
          </table:table-cell>
          <table:table-cell table:style-name="Gnumeric-default" table:formula="of:=[.E1606]*[.$K$1]" office:value-type="float" office:value="0">
            <text:p>0</text:p>
          </table:table-cell>
          <table:table-cell table:style-name="Gnumeric-default" table:formula="of:=[.$K$2]*([.E1606]+[.G1605])*0.02" office:value-type="float" office:value="-2.6269865338690586e-44">
            <text:p>−2.6269865338691E−44</text:p>
          </table:table-cell>
          <table:table-cell table:style-name="Gnumeric-default" table:formula="of:=[.$K$3]*([.E1606]-[.E1605])/0.02" office:value-type="float" office:value="0">
            <text:p>0</text:p>
          </table:table-cell>
          <table:table-cell table:style-name="Gnumeric-default" table:formula="of:=SUM([.F1606:.H1606])" office:value-type="float" office:value="-2.6269865338690586e-44">
            <text:p>−2.626986534E−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07]-[.C1607]" office:value-type="float" office:value="0">
            <text:p>0</text:p>
          </table:table-cell>
          <table:table-cell table:style-name="Gnumeric-default" table:formula="of:=[.E1607]*[.$K$1]" office:value-type="float" office:value="0">
            <text:p>0</text:p>
          </table:table-cell>
          <table:table-cell table:style-name="Gnumeric-default" table:formula="of:=[.$K$2]*([.E1607]+[.G1606])*0.02" office:value-type="float" office:value="-1.3134932669345294e-48">
            <text:p>−1.3134932669345E−48</text:p>
          </table:table-cell>
          <table:table-cell table:style-name="Gnumeric-default" table:formula="of:=[.$K$3]*([.E1607]-[.E1606])/0.02" office:value-type="float" office:value="0">
            <text:p>0</text:p>
          </table:table-cell>
          <table:table-cell table:style-name="Gnumeric-default" table:formula="of:=SUM([.F1607:.H1607])" office:value-type="float" office:value="-1.3134932669345294e-48">
            <text:p>−1.313493267E−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08]-[.C1608]" office:value-type="float" office:value="0">
            <text:p>0</text:p>
          </table:table-cell>
          <table:table-cell table:style-name="Gnumeric-default" table:formula="of:=[.E1608]*[.$K$1]" office:value-type="float" office:value="0">
            <text:p>0</text:p>
          </table:table-cell>
          <table:table-cell table:style-name="Gnumeric-default" table:formula="of:=[.$K$2]*([.E1608]+[.G1607])*0.02" office:value-type="float" office:value="-6.5674663346726467e-53">
            <text:p>−6.5674663346726E−53</text:p>
          </table:table-cell>
          <table:table-cell table:style-name="Gnumeric-default" table:formula="of:=[.$K$3]*([.E1608]-[.E1607])/0.02" office:value-type="float" office:value="0">
            <text:p>0</text:p>
          </table:table-cell>
          <table:table-cell table:style-name="Gnumeric-default" table:formula="of:=SUM([.F1608:.H1608])" office:value-type="float" office:value="-6.5674663346726467e-53">
            <text:p>−6.567466335E−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09]-[.C1609]" office:value-type="float" office:value="0">
            <text:p>0</text:p>
          </table:table-cell>
          <table:table-cell table:style-name="Gnumeric-default" table:formula="of:=[.E1609]*[.$K$1]" office:value-type="float" office:value="0">
            <text:p>0</text:p>
          </table:table-cell>
          <table:table-cell table:style-name="Gnumeric-default" table:formula="of:=[.$K$2]*([.E1609]+[.G1608])*0.02" office:value-type="float" office:value="-3.2837331673363233e-57">
            <text:p>−3.2837331673363E−57</text:p>
          </table:table-cell>
          <table:table-cell table:style-name="Gnumeric-default" table:formula="of:=[.$K$3]*([.E1609]-[.E1608])/0.02" office:value-type="float" office:value="0">
            <text:p>0</text:p>
          </table:table-cell>
          <table:table-cell table:style-name="Gnumeric-default" table:formula="of:=SUM([.F1609:.H1609])" office:value-type="float" office:value="-3.2837331673363233e-57">
            <text:p>−3.283733167E−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10]-[.C1610]" office:value-type="float" office:value="0">
            <text:p>0</text:p>
          </table:table-cell>
          <table:table-cell table:style-name="Gnumeric-default" table:formula="of:=[.E1610]*[.$K$1]" office:value-type="float" office:value="0">
            <text:p>0</text:p>
          </table:table-cell>
          <table:table-cell table:style-name="Gnumeric-default" table:formula="of:=[.$K$2]*([.E1610]+[.G1609])*0.02" office:value-type="float" office:value="-1.6418665836681619e-61">
            <text:p>−1.6418665836682E−61</text:p>
          </table:table-cell>
          <table:table-cell table:style-name="Gnumeric-default" table:formula="of:=[.$K$3]*([.E1610]-[.E1609])/0.02" office:value-type="float" office:value="0">
            <text:p>0</text:p>
          </table:table-cell>
          <table:table-cell table:style-name="Gnumeric-default" table:formula="of:=SUM([.F1610:.H1610])" office:value-type="float" office:value="-1.6418665836681619e-61">
            <text:p>−1.641866584E−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11]-[.C1611]" office:value-type="float" office:value="0">
            <text:p>0</text:p>
          </table:table-cell>
          <table:table-cell table:style-name="Gnumeric-default" table:formula="of:=[.E1611]*[.$K$1]" office:value-type="float" office:value="0">
            <text:p>0</text:p>
          </table:table-cell>
          <table:table-cell table:style-name="Gnumeric-default" table:formula="of:=[.$K$2]*([.E1611]+[.G1610])*0.02" office:value-type="float" office:value="-8.2093329183408099e-66">
            <text:p>−8.20933291834081E-66</text:p>
          </table:table-cell>
          <table:table-cell table:style-name="Gnumeric-default" table:formula="of:=[.$K$3]*([.E1611]-[.E1610])/0.02" office:value-type="float" office:value="0">
            <text:p>0</text:p>
          </table:table-cell>
          <table:table-cell table:style-name="Gnumeric-default" table:formula="of:=SUM([.F1611:.H1611])" office:value-type="float" office:value="-8.2093329183408099e-66">
            <text:p>−8.209332918E−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12]-[.C1612]" office:value-type="float" office:value="0">
            <text:p>0</text:p>
          </table:table-cell>
          <table:table-cell table:style-name="Gnumeric-default" table:formula="of:=[.E1612]*[.$K$1]" office:value-type="float" office:value="0">
            <text:p>0</text:p>
          </table:table-cell>
          <table:table-cell table:style-name="Gnumeric-default" table:formula="of:=[.$K$2]*([.E1612]+[.G1611])*0.02" office:value-type="float" office:value="-4.1046664591704055e-70">
            <text:p>−4.1046664591704E−70</text:p>
          </table:table-cell>
          <table:table-cell table:style-name="Gnumeric-default" table:formula="of:=[.$K$3]*([.E1612]-[.E1611])/0.02" office:value-type="float" office:value="0">
            <text:p>0</text:p>
          </table:table-cell>
          <table:table-cell table:style-name="Gnumeric-default" table:formula="of:=SUM([.F1612:.H1612])" office:value-type="float" office:value="-4.1046664591704055e-70">
            <text:p>−4.104666459E−7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13]-[.C1613]" office:value-type="float" office:value="0">
            <text:p>0</text:p>
          </table:table-cell>
          <table:table-cell table:style-name="Gnumeric-default" table:formula="of:=[.E1613]*[.$K$1]" office:value-type="float" office:value="0">
            <text:p>0</text:p>
          </table:table-cell>
          <table:table-cell table:style-name="Gnumeric-default" table:formula="of:=[.$K$2]*([.E1613]+[.G1612])*0.02" office:value-type="float" office:value="-2.0523332295852027e-74">
            <text:p>−2.0523332295852E−74</text:p>
          </table:table-cell>
          <table:table-cell table:style-name="Gnumeric-default" table:formula="of:=[.$K$3]*([.E1613]-[.E1612])/0.02" office:value-type="float" office:value="0">
            <text:p>0</text:p>
          </table:table-cell>
          <table:table-cell table:style-name="Gnumeric-default" table:formula="of:=SUM([.F1613:.H1613])" office:value-type="float" office:value="-2.0523332295852027e-74">
            <text:p>−2.05233323E−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14]-[.C1614]" office:value-type="float" office:value="0">
            <text:p>0</text:p>
          </table:table-cell>
          <table:table-cell table:style-name="Gnumeric-default" table:formula="of:=[.E1614]*[.$K$1]" office:value-type="float" office:value="0">
            <text:p>0</text:p>
          </table:table-cell>
          <table:table-cell table:style-name="Gnumeric-default" table:formula="of:=[.$K$2]*([.E1614]+[.G1613])*0.02" office:value-type="float" office:value="-1.0261666147926014e-78">
            <text:p>−1.0261666147926E−78</text:p>
          </table:table-cell>
          <table:table-cell table:style-name="Gnumeric-default" table:formula="of:=[.$K$3]*([.E1614]-[.E1613])/0.02" office:value-type="float" office:value="0">
            <text:p>0</text:p>
          </table:table-cell>
          <table:table-cell table:style-name="Gnumeric-default" table:formula="of:=SUM([.F1614:.H1614])" office:value-type="float" office:value="-1.0261666147926014e-78">
            <text:p>−1.026166615E−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15]-[.C1615]" office:value-type="float" office:value="0">
            <text:p>0</text:p>
          </table:table-cell>
          <table:table-cell table:style-name="Gnumeric-default" table:formula="of:=[.E1615]*[.$K$1]" office:value-type="float" office:value="0">
            <text:p>0</text:p>
          </table:table-cell>
          <table:table-cell table:style-name="Gnumeric-default" table:formula="of:=[.$K$2]*([.E1615]+[.G1614])*0.02" office:value-type="float" office:value="-5.1308330739630073e-83">
            <text:p>−5.1308330739630E−83</text:p>
          </table:table-cell>
          <table:table-cell table:style-name="Gnumeric-default" table:formula="of:=[.$K$3]*([.E1615]-[.E1614])/0.02" office:value-type="float" office:value="0">
            <text:p>0</text:p>
          </table:table-cell>
          <table:table-cell table:style-name="Gnumeric-default" table:formula="of:=SUM([.F1615:.H1615])" office:value-type="float" office:value="-5.1308330739630073e-83">
            <text:p>−5.130833074E−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16]-[.C1616]" office:value-type="float" office:value="0">
            <text:p>0</text:p>
          </table:table-cell>
          <table:table-cell table:style-name="Gnumeric-default" table:formula="of:=[.E1616]*[.$K$1]" office:value-type="float" office:value="0">
            <text:p>0</text:p>
          </table:table-cell>
          <table:table-cell table:style-name="Gnumeric-default" table:formula="of:=[.$K$2]*([.E1616]+[.G1615])*0.02" office:value-type="float" office:value="-2.565416536981504e-87">
            <text:p>−2.5654165369815E−87</text:p>
          </table:table-cell>
          <table:table-cell table:style-name="Gnumeric-default" table:formula="of:=[.$K$3]*([.E1616]-[.E1615])/0.02" office:value-type="float" office:value="0">
            <text:p>0</text:p>
          </table:table-cell>
          <table:table-cell table:style-name="Gnumeric-default" table:formula="of:=SUM([.F1616:.H1616])" office:value-type="float" office:value="-2.565416536981504e-87">
            <text:p>−2.565416537E−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17]-[.C1617]" office:value-type="float" office:value="0">
            <text:p>0</text:p>
          </table:table-cell>
          <table:table-cell table:style-name="Gnumeric-default" table:formula="of:=[.E1617]*[.$K$1]" office:value-type="float" office:value="0">
            <text:p>0</text:p>
          </table:table-cell>
          <table:table-cell table:style-name="Gnumeric-default" table:formula="of:=[.$K$2]*([.E1617]+[.G1616])*0.02" office:value-type="float" office:value="-1.2827082684907519e-91">
            <text:p>−1.2827082684908E−91</text:p>
          </table:table-cell>
          <table:table-cell table:style-name="Gnumeric-default" table:formula="of:=[.$K$3]*([.E1617]-[.E1616])/0.02" office:value-type="float" office:value="0">
            <text:p>0</text:p>
          </table:table-cell>
          <table:table-cell table:style-name="Gnumeric-default" table:formula="of:=SUM([.F1617:.H1617])" office:value-type="float" office:value="-1.2827082684907519e-91">
            <text:p>−1.282708268E−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18]-[.C1618]" office:value-type="float" office:value="0">
            <text:p>0</text:p>
          </table:table-cell>
          <table:table-cell table:style-name="Gnumeric-default" table:formula="of:=[.E1618]*[.$K$1]" office:value-type="float" office:value="0">
            <text:p>0</text:p>
          </table:table-cell>
          <table:table-cell table:style-name="Gnumeric-default" table:formula="of:=[.$K$2]*([.E1618]+[.G1617])*0.02" office:value-type="float" office:value="-6.4135413424537593e-96">
            <text:p>−6.4135413424538E−96</text:p>
          </table:table-cell>
          <table:table-cell table:style-name="Gnumeric-default" table:formula="of:=[.$K$3]*([.E1618]-[.E1617])/0.02" office:value-type="float" office:value="0">
            <text:p>0</text:p>
          </table:table-cell>
          <table:table-cell table:style-name="Gnumeric-default" table:formula="of:=SUM([.F1618:.H1618])" office:value-type="float" office:value="-6.4135413424537593e-96">
            <text:p>−6.413541342E−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19]-[.C1619]" office:value-type="float" office:value="0">
            <text:p>0</text:p>
          </table:table-cell>
          <table:table-cell table:style-name="Gnumeric-default" table:formula="of:=[.E1619]*[.$K$1]" office:value-type="float" office:value="0">
            <text:p>0</text:p>
          </table:table-cell>
          <table:table-cell table:style-name="Gnumeric-default" table:formula="of:=[.$K$2]*([.E1619]+[.G1618])*0.02" office:value-type="float" office:value="-3.2067706712268793e-100">
            <text:p>−3.206770671227E−100</text:p>
          </table:table-cell>
          <table:table-cell table:style-name="Gnumeric-default" table:formula="of:=[.$K$3]*([.E1619]-[.E1618])/0.02" office:value-type="float" office:value="0">
            <text:p>0</text:p>
          </table:table-cell>
          <table:table-cell table:style-name="Gnumeric-default" table:formula="of:=SUM([.F1619:.H1619])" office:value-type="float" office:value="-3.2067706712268793e-100">
            <text:p>−3.20677067E−10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20]-[.C1620]" office:value-type="float" office:value="0">
            <text:p>0</text:p>
          </table:table-cell>
          <table:table-cell table:style-name="Gnumeric-default" table:formula="of:=[.E1620]*[.$K$1]" office:value-type="float" office:value="0">
            <text:p>0</text:p>
          </table:table-cell>
          <table:table-cell table:style-name="Gnumeric-default" table:formula="of:=[.$K$2]*([.E1620]+[.G1619])*0.02" office:value-type="float" office:value="-1.6033853356134397e-104">
            <text:p>−1.603385335613E−104</text:p>
          </table:table-cell>
          <table:table-cell table:style-name="Gnumeric-default" table:formula="of:=[.$K$3]*([.E1620]-[.E1619])/0.02" office:value-type="float" office:value="0">
            <text:p>0</text:p>
          </table:table-cell>
          <table:table-cell table:style-name="Gnumeric-default" table:formula="of:=SUM([.F1620:.H1620])" office:value-type="float" office:value="-1.6033853356134397e-104">
            <text:p>−1.60338534E−1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21]-[.C1621]" office:value-type="float" office:value="0">
            <text:p>0</text:p>
          </table:table-cell>
          <table:table-cell table:style-name="Gnumeric-default" table:formula="of:=[.E1621]*[.$K$1]" office:value-type="float" office:value="0">
            <text:p>0</text:p>
          </table:table-cell>
          <table:table-cell table:style-name="Gnumeric-default" table:formula="of:=[.$K$2]*([.E1621]+[.G1620])*0.02" office:value-type="float" office:value="-8.0169266780671993e-109">
            <text:p>−8.016926678067E−109</text:p>
          </table:table-cell>
          <table:table-cell table:style-name="Gnumeric-default" table:formula="of:=[.$K$3]*([.E1621]-[.E1620])/0.02" office:value-type="float" office:value="0">
            <text:p>0</text:p>
          </table:table-cell>
          <table:table-cell table:style-name="Gnumeric-default" table:formula="of:=SUM([.F1621:.H1621])" office:value-type="float" office:value="-8.0169266780671993e-109">
            <text:p>−8.01692668E−1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22]-[.C1622]" office:value-type="float" office:value="0">
            <text:p>0</text:p>
          </table:table-cell>
          <table:table-cell table:style-name="Gnumeric-default" table:formula="of:=[.E1622]*[.$K$1]" office:value-type="float" office:value="0">
            <text:p>0</text:p>
          </table:table-cell>
          <table:table-cell table:style-name="Gnumeric-default" table:formula="of:=[.$K$2]*([.E1622]+[.G1621])*0.02" office:value-type="float" office:value="-4.0084633390335995e-113">
            <text:p>−4.008463339034E−113</text:p>
          </table:table-cell>
          <table:table-cell table:style-name="Gnumeric-default" table:formula="of:=[.$K$3]*([.E1622]-[.E1621])/0.02" office:value-type="float" office:value="0">
            <text:p>0</text:p>
          </table:table-cell>
          <table:table-cell table:style-name="Gnumeric-default" table:formula="of:=SUM([.F1622:.H1622])" office:value-type="float" office:value="-4.0084633390335995e-113">
            <text:p>−4.00846334E−1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23]-[.C1623]" office:value-type="float" office:value="0">
            <text:p>0</text:p>
          </table:table-cell>
          <table:table-cell table:style-name="Gnumeric-default" table:formula="of:=[.E1623]*[.$K$1]" office:value-type="float" office:value="0">
            <text:p>0</text:p>
          </table:table-cell>
          <table:table-cell table:style-name="Gnumeric-default" table:formula="of:=[.$K$2]*([.E1623]+[.G1622])*0.02" office:value-type="float" office:value="-2.0042316695167998e-117">
            <text:p>−2.0042316695168E-117</text:p>
          </table:table-cell>
          <table:table-cell table:style-name="Gnumeric-default" table:formula="of:=[.$K$3]*([.E1623]-[.E1622])/0.02" office:value-type="float" office:value="0">
            <text:p>0</text:p>
          </table:table-cell>
          <table:table-cell table:style-name="Gnumeric-default" table:formula="of:=SUM([.F1623:.H1623])" office:value-type="float" office:value="-2.0042316695167998e-117">
            <text:p>−2.00423167E−1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24]-[.C1624]" office:value-type="float" office:value="0">
            <text:p>0</text:p>
          </table:table-cell>
          <table:table-cell table:style-name="Gnumeric-default" table:formula="of:=[.E1624]*[.$K$1]" office:value-type="float" office:value="0">
            <text:p>0</text:p>
          </table:table-cell>
          <table:table-cell table:style-name="Gnumeric-default" table:formula="of:=[.$K$2]*([.E1624]+[.G1623])*0.02" office:value-type="float" office:value="-1.0021158347584e-121">
            <text:p>−1.0021158347584E-121</text:p>
          </table:table-cell>
          <table:table-cell table:style-name="Gnumeric-default" table:formula="of:=[.$K$3]*([.E1624]-[.E1623])/0.02" office:value-type="float" office:value="0">
            <text:p>0</text:p>
          </table:table-cell>
          <table:table-cell table:style-name="Gnumeric-default" table:formula="of:=SUM([.F1624:.H1624])" office:value-type="float" office:value="-1.0021158347584e-121">
            <text:p>−1.00211583E−1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25]-[.C1625]" office:value-type="float" office:value="0">
            <text:p>0</text:p>
          </table:table-cell>
          <table:table-cell table:style-name="Gnumeric-default" table:formula="of:=[.E1625]*[.$K$1]" office:value-type="float" office:value="0">
            <text:p>0</text:p>
          </table:table-cell>
          <table:table-cell table:style-name="Gnumeric-default" table:formula="of:=[.$K$2]*([.E1625]+[.G1624])*0.02" office:value-type="float" office:value="-5.010579173792e-126">
            <text:p>−5.010579173792E-126</text:p>
          </table:table-cell>
          <table:table-cell table:style-name="Gnumeric-default" table:formula="of:=[.$K$3]*([.E1625]-[.E1624])/0.02" office:value-type="float" office:value="0">
            <text:p>0</text:p>
          </table:table-cell>
          <table:table-cell table:style-name="Gnumeric-default" table:formula="of:=SUM([.F1625:.H1625])" office:value-type="float" office:value="-5.010579173792e-126">
            <text:p>−5.01057917E−1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26]-[.C1626]" office:value-type="float" office:value="0">
            <text:p>0</text:p>
          </table:table-cell>
          <table:table-cell table:style-name="Gnumeric-default" table:formula="of:=[.E1626]*[.$K$1]" office:value-type="float" office:value="0">
            <text:p>0</text:p>
          </table:table-cell>
          <table:table-cell table:style-name="Gnumeric-default" table:formula="of:=[.$K$2]*([.E1626]+[.G1625])*0.02" office:value-type="float" office:value="-2.5052895868959999e-130">
            <text:p>−2.505289586896E-130</text:p>
          </table:table-cell>
          <table:table-cell table:style-name="Gnumeric-default" table:formula="of:=[.$K$3]*([.E1626]-[.E1625])/0.02" office:value-type="float" office:value="0">
            <text:p>0</text:p>
          </table:table-cell>
          <table:table-cell table:style-name="Gnumeric-default" table:formula="of:=SUM([.F1626:.H1626])" office:value-type="float" office:value="-2.5052895868959999e-130">
            <text:p>−2.50528959E−13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27]-[.C1627]" office:value-type="float" office:value="0">
            <text:p>0</text:p>
          </table:table-cell>
          <table:table-cell table:style-name="Gnumeric-default" table:formula="of:=[.E1627]*[.$K$1]" office:value-type="float" office:value="0">
            <text:p>0</text:p>
          </table:table-cell>
          <table:table-cell table:style-name="Gnumeric-default" table:formula="of:=[.$K$2]*([.E1627]+[.G1626])*0.02" office:value-type="float" office:value="-1.2526447934479999e-134">
            <text:p>−1.252644793448E-134</text:p>
          </table:table-cell>
          <table:table-cell table:style-name="Gnumeric-default" table:formula="of:=[.$K$3]*([.E1627]-[.E1626])/0.02" office:value-type="float" office:value="0">
            <text:p>0</text:p>
          </table:table-cell>
          <table:table-cell table:style-name="Gnumeric-default" table:formula="of:=SUM([.F1627:.H1627])" office:value-type="float" office:value="-1.2526447934479999e-134">
            <text:p>−1.25264479E−1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28]-[.C1628]" office:value-type="float" office:value="0">
            <text:p>0</text:p>
          </table:table-cell>
          <table:table-cell table:style-name="Gnumeric-default" table:formula="of:=[.E1628]*[.$K$1]" office:value-type="float" office:value="0">
            <text:p>0</text:p>
          </table:table-cell>
          <table:table-cell table:style-name="Gnumeric-default" table:formula="of:=[.$K$2]*([.E1628]+[.G1627])*0.02" office:value-type="float" office:value="-6.2632239672399996e-139">
            <text:p>−6.26322396724E-139</text:p>
          </table:table-cell>
          <table:table-cell table:style-name="Gnumeric-default" table:formula="of:=[.$K$3]*([.E1628]-[.E1627])/0.02" office:value-type="float" office:value="0">
            <text:p>0</text:p>
          </table:table-cell>
          <table:table-cell table:style-name="Gnumeric-default" table:formula="of:=SUM([.F1628:.H1628])" office:value-type="float" office:value="-6.2632239672399996e-139">
            <text:p>−6.26322397E−1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29]-[.C1629]" office:value-type="float" office:value="0">
            <text:p>0</text:p>
          </table:table-cell>
          <table:table-cell table:style-name="Gnumeric-default" table:formula="of:=[.E1629]*[.$K$1]" office:value-type="float" office:value="0">
            <text:p>0</text:p>
          </table:table-cell>
          <table:table-cell table:style-name="Gnumeric-default" table:formula="of:=[.$K$2]*([.E1629]+[.G1628])*0.02" office:value-type="float" office:value="-3.13161198362e-143">
            <text:p>−3.13161198362E-143</text:p>
          </table:table-cell>
          <table:table-cell table:style-name="Gnumeric-default" table:formula="of:=[.$K$3]*([.E1629]-[.E1628])/0.02" office:value-type="float" office:value="0">
            <text:p>0</text:p>
          </table:table-cell>
          <table:table-cell table:style-name="Gnumeric-default" table:formula="of:=SUM([.F1629:.H1629])" office:value-type="float" office:value="-3.13161198362e-143">
            <text:p>−3.13161198E−1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30]-[.C1630]" office:value-type="float" office:value="0">
            <text:p>0</text:p>
          </table:table-cell>
          <table:table-cell table:style-name="Gnumeric-default" table:formula="of:=[.E1630]*[.$K$1]" office:value-type="float" office:value="0">
            <text:p>0</text:p>
          </table:table-cell>
          <table:table-cell table:style-name="Gnumeric-default" table:formula="of:=[.$K$2]*([.E1630]+[.G1629])*0.02" office:value-type="float" office:value="-1.56580599181e-147">
            <text:p>−1.56580599181E-147</text:p>
          </table:table-cell>
          <table:table-cell table:style-name="Gnumeric-default" table:formula="of:=[.$K$3]*([.E1630]-[.E1629])/0.02" office:value-type="float" office:value="0">
            <text:p>0</text:p>
          </table:table-cell>
          <table:table-cell table:style-name="Gnumeric-default" table:formula="of:=SUM([.F1630:.H1630])" office:value-type="float" office:value="-1.56580599181e-147">
            <text:p>−1.56580599E−1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31]-[.C1631]" office:value-type="float" office:value="0">
            <text:p>0</text:p>
          </table:table-cell>
          <table:table-cell table:style-name="Gnumeric-default" table:formula="of:=[.E1631]*[.$K$1]" office:value-type="float" office:value="0">
            <text:p>0</text:p>
          </table:table-cell>
          <table:table-cell table:style-name="Gnumeric-default" table:formula="of:=[.$K$2]*([.E1631]+[.G1630])*0.02" office:value-type="float" office:value="-7.8290299590500004e-152">
            <text:p>−7.82902995905E-152</text:p>
          </table:table-cell>
          <table:table-cell table:style-name="Gnumeric-default" table:formula="of:=[.$K$3]*([.E1631]-[.E1630])/0.02" office:value-type="float" office:value="0">
            <text:p>0</text:p>
          </table:table-cell>
          <table:table-cell table:style-name="Gnumeric-default" table:formula="of:=SUM([.F1631:.H1631])" office:value-type="float" office:value="-7.8290299590500004e-152">
            <text:p>−7.82902996E−1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32]-[.C1632]" office:value-type="float" office:value="0">
            <text:p>0</text:p>
          </table:table-cell>
          <table:table-cell table:style-name="Gnumeric-default" table:formula="of:=[.E1632]*[.$K$1]" office:value-type="float" office:value="0">
            <text:p>0</text:p>
          </table:table-cell>
          <table:table-cell table:style-name="Gnumeric-default" table:formula="of:=[.$K$2]*([.E1632]+[.G1631])*0.02" office:value-type="float" office:value="-3.9145149795250007e-156">
            <text:p>−3.914514979525E−156</text:p>
          </table:table-cell>
          <table:table-cell table:style-name="Gnumeric-default" table:formula="of:=[.$K$3]*([.E1632]-[.E1631])/0.02" office:value-type="float" office:value="0">
            <text:p>0</text:p>
          </table:table-cell>
          <table:table-cell table:style-name="Gnumeric-default" table:formula="of:=SUM([.F1632:.H1632])" office:value-type="float" office:value="-3.9145149795250007e-156">
            <text:p>−3.91451498E−1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33]-[.C1633]" office:value-type="float" office:value="0">
            <text:p>0</text:p>
          </table:table-cell>
          <table:table-cell table:style-name="Gnumeric-default" table:formula="of:=[.E1633]*[.$K$1]" office:value-type="float" office:value="0">
            <text:p>0</text:p>
          </table:table-cell>
          <table:table-cell table:style-name="Gnumeric-default" table:formula="of:=[.$K$2]*([.E1633]+[.G1632])*0.02" office:value-type="float" office:value="-1.9572574897625004e-160">
            <text:p>−1.957257489763E−160</text:p>
          </table:table-cell>
          <table:table-cell table:style-name="Gnumeric-default" table:formula="of:=[.$K$3]*([.E1633]-[.E1632])/0.02" office:value-type="float" office:value="0">
            <text:p>0</text:p>
          </table:table-cell>
          <table:table-cell table:style-name="Gnumeric-default" table:formula="of:=SUM([.F1633:.H1633])" office:value-type="float" office:value="-1.9572574897625004e-160">
            <text:p>−1.95725749E−16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34]-[.C1634]" office:value-type="float" office:value="0">
            <text:p>0</text:p>
          </table:table-cell>
          <table:table-cell table:style-name="Gnumeric-default" table:formula="of:=[.E1634]*[.$K$1]" office:value-type="float" office:value="0">
            <text:p>0</text:p>
          </table:table-cell>
          <table:table-cell table:style-name="Gnumeric-default" table:formula="of:=[.$K$2]*([.E1634]+[.G1633])*0.02" office:value-type="float" office:value="-9.7862874488125014e-165">
            <text:p>−9.786287448813E−165</text:p>
          </table:table-cell>
          <table:table-cell table:style-name="Gnumeric-default" table:formula="of:=[.$K$3]*([.E1634]-[.E1633])/0.02" office:value-type="float" office:value="0">
            <text:p>0</text:p>
          </table:table-cell>
          <table:table-cell table:style-name="Gnumeric-default" table:formula="of:=SUM([.F1634:.H1634])" office:value-type="float" office:value="-9.7862874488125014e-165">
            <text:p>−9.78628745E−1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35]-[.C1635]" office:value-type="float" office:value="0">
            <text:p>0</text:p>
          </table:table-cell>
          <table:table-cell table:style-name="Gnumeric-default" table:formula="of:=[.E1635]*[.$K$1]" office:value-type="float" office:value="0">
            <text:p>0</text:p>
          </table:table-cell>
          <table:table-cell table:style-name="Gnumeric-default" table:formula="of:=[.$K$2]*([.E1635]+[.G1634])*0.02" office:value-type="float" office:value="-4.8931437244062514e-169">
            <text:p>−4.893143724406E−169</text:p>
          </table:table-cell>
          <table:table-cell table:style-name="Gnumeric-default" table:formula="of:=[.$K$3]*([.E1635]-[.E1634])/0.02" office:value-type="float" office:value="0">
            <text:p>0</text:p>
          </table:table-cell>
          <table:table-cell table:style-name="Gnumeric-default" table:formula="of:=SUM([.F1635:.H1635])" office:value-type="float" office:value="-4.8931437244062514e-169">
            <text:p>−4.89314372E−1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36]-[.C1636]" office:value-type="float" office:value="0">
            <text:p>0</text:p>
          </table:table-cell>
          <table:table-cell table:style-name="Gnumeric-default" table:formula="of:=[.E1636]*[.$K$1]" office:value-type="float" office:value="0">
            <text:p>0</text:p>
          </table:table-cell>
          <table:table-cell table:style-name="Gnumeric-default" table:formula="of:=[.$K$2]*([.E1636]+[.G1635])*0.02" office:value-type="float" office:value="-2.4465718622031257e-173">
            <text:p>−2.446571862203E−173</text:p>
          </table:table-cell>
          <table:table-cell table:style-name="Gnumeric-default" table:formula="of:=[.$K$3]*([.E1636]-[.E1635])/0.02" office:value-type="float" office:value="0">
            <text:p>0</text:p>
          </table:table-cell>
          <table:table-cell table:style-name="Gnumeric-default" table:formula="of:=SUM([.F1636:.H1636])" office:value-type="float" office:value="-2.4465718622031257e-173">
            <text:p>−2.44657186E−1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37]-[.C1637]" office:value-type="float" office:value="0">
            <text:p>0</text:p>
          </table:table-cell>
          <table:table-cell table:style-name="Gnumeric-default" table:formula="of:=[.E1637]*[.$K$1]" office:value-type="float" office:value="0">
            <text:p>0</text:p>
          </table:table-cell>
          <table:table-cell table:style-name="Gnumeric-default" table:formula="of:=[.$K$2]*([.E1637]+[.G1636])*0.02" office:value-type="float" office:value="-1.2232859311015629e-177">
            <text:p>−1.223285931102E−177</text:p>
          </table:table-cell>
          <table:table-cell table:style-name="Gnumeric-default" table:formula="of:=[.$K$3]*([.E1637]-[.E1636])/0.02" office:value-type="float" office:value="0">
            <text:p>0</text:p>
          </table:table-cell>
          <table:table-cell table:style-name="Gnumeric-default" table:formula="of:=SUM([.F1637:.H1637])" office:value-type="float" office:value="-1.2232859311015629e-177">
            <text:p>−1.22328593E−1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38]-[.C1638]" office:value-type="float" office:value="0">
            <text:p>0</text:p>
          </table:table-cell>
          <table:table-cell table:style-name="Gnumeric-default" table:formula="of:=[.E1638]*[.$K$1]" office:value-type="float" office:value="0">
            <text:p>0</text:p>
          </table:table-cell>
          <table:table-cell table:style-name="Gnumeric-default" table:formula="of:=[.$K$2]*([.E1638]+[.G1637])*0.02" office:value-type="float" office:value="-6.1164296555078149e-182">
            <text:p>−6.116429655508E−182</text:p>
          </table:table-cell>
          <table:table-cell table:style-name="Gnumeric-default" table:formula="of:=[.$K$3]*([.E1638]-[.E1637])/0.02" office:value-type="float" office:value="0">
            <text:p>0</text:p>
          </table:table-cell>
          <table:table-cell table:style-name="Gnumeric-default" table:formula="of:=SUM([.F1638:.H1638])" office:value-type="float" office:value="-6.1164296555078149e-182">
            <text:p>−6.11642966E−1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39]-[.C1639]" office:value-type="float" office:value="0">
            <text:p>0</text:p>
          </table:table-cell>
          <table:table-cell table:style-name="Gnumeric-default" table:formula="of:=[.E1639]*[.$K$1]" office:value-type="float" office:value="0">
            <text:p>0</text:p>
          </table:table-cell>
          <table:table-cell table:style-name="Gnumeric-default" table:formula="of:=[.$K$2]*([.E1639]+[.G1638])*0.02" office:value-type="float" office:value="-3.0582148277539078e-186">
            <text:p>−3.058214827754E−186</text:p>
          </table:table-cell>
          <table:table-cell table:style-name="Gnumeric-default" table:formula="of:=[.$K$3]*([.E1639]-[.E1638])/0.02" office:value-type="float" office:value="0">
            <text:p>0</text:p>
          </table:table-cell>
          <table:table-cell table:style-name="Gnumeric-default" table:formula="of:=SUM([.F1639:.H1639])" office:value-type="float" office:value="-3.0582148277539078e-186">
            <text:p>−3.05821483E−1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40]-[.C1640]" office:value-type="float" office:value="0">
            <text:p>0</text:p>
          </table:table-cell>
          <table:table-cell table:style-name="Gnumeric-default" table:formula="of:=[.E1640]*[.$K$1]" office:value-type="float" office:value="0">
            <text:p>0</text:p>
          </table:table-cell>
          <table:table-cell table:style-name="Gnumeric-default" table:formula="of:=[.$K$2]*([.E1640]+[.G1639])*0.02" office:value-type="float" office:value="-1.5291074138769538e-190">
            <text:p>−1.529107413877E−190</text:p>
          </table:table-cell>
          <table:table-cell table:style-name="Gnumeric-default" table:formula="of:=[.$K$3]*([.E1640]-[.E1639])/0.02" office:value-type="float" office:value="0">
            <text:p>0</text:p>
          </table:table-cell>
          <table:table-cell table:style-name="Gnumeric-default" table:formula="of:=SUM([.F1640:.H1640])" office:value-type="float" office:value="-1.5291074138769538e-190">
            <text:p>−1.52910741E−19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41]-[.C1641]" office:value-type="float" office:value="0">
            <text:p>0</text:p>
          </table:table-cell>
          <table:table-cell table:style-name="Gnumeric-default" table:formula="of:=[.E1641]*[.$K$1]" office:value-type="float" office:value="0">
            <text:p>0</text:p>
          </table:table-cell>
          <table:table-cell table:style-name="Gnumeric-default" table:formula="of:=[.$K$2]*([.E1641]+[.G1640])*0.02" office:value-type="float" office:value="-7.6455370693847703e-195">
            <text:p>−7.645537069385E−195</text:p>
          </table:table-cell>
          <table:table-cell table:style-name="Gnumeric-default" table:formula="of:=[.$K$3]*([.E1641]-[.E1640])/0.02" office:value-type="float" office:value="0">
            <text:p>0</text:p>
          </table:table-cell>
          <table:table-cell table:style-name="Gnumeric-default" table:formula="of:=SUM([.F1641:.H1641])" office:value-type="float" office:value="-7.6455370693847703e-195">
            <text:p>−7.64553707E−1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42]-[.C1642]" office:value-type="float" office:value="0">
            <text:p>0</text:p>
          </table:table-cell>
          <table:table-cell table:style-name="Gnumeric-default" table:formula="of:=[.E1642]*[.$K$1]" office:value-type="float" office:value="0">
            <text:p>0</text:p>
          </table:table-cell>
          <table:table-cell table:style-name="Gnumeric-default" table:formula="of:=[.$K$2]*([.E1642]+[.G1641])*0.02" office:value-type="float" office:value="-3.8227685346923854e-199">
            <text:p>−3.822768534692E−199</text:p>
          </table:table-cell>
          <table:table-cell table:style-name="Gnumeric-default" table:formula="of:=[.$K$3]*([.E1642]-[.E1641])/0.02" office:value-type="float" office:value="0">
            <text:p>0</text:p>
          </table:table-cell>
          <table:table-cell table:style-name="Gnumeric-default" table:formula="of:=SUM([.F1642:.H1642])" office:value-type="float" office:value="-3.8227685346923854e-199">
            <text:p>−3.82276853E−1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43]-[.C1643]" office:value-type="float" office:value="0">
            <text:p>0</text:p>
          </table:table-cell>
          <table:table-cell table:style-name="Gnumeric-default" table:formula="of:=[.E1643]*[.$K$1]" office:value-type="float" office:value="0">
            <text:p>0</text:p>
          </table:table-cell>
          <table:table-cell table:style-name="Gnumeric-default" table:formula="of:=[.$K$2]*([.E1643]+[.G1642])*0.02" office:value-type="float" office:value="-1.9113842673461928e-203">
            <text:p>−1.911384267346E−203</text:p>
          </table:table-cell>
          <table:table-cell table:style-name="Gnumeric-default" table:formula="of:=[.$K$3]*([.E1643]-[.E1642])/0.02" office:value-type="float" office:value="0">
            <text:p>0</text:p>
          </table:table-cell>
          <table:table-cell table:style-name="Gnumeric-default" table:formula="of:=SUM([.F1643:.H1643])" office:value-type="float" office:value="-1.9113842673461928e-203">
            <text:p>−1.91138427E−2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44]-[.C1644]" office:value-type="float" office:value="0">
            <text:p>0</text:p>
          </table:table-cell>
          <table:table-cell table:style-name="Gnumeric-default" table:formula="of:=[.E1644]*[.$K$1]" office:value-type="float" office:value="0">
            <text:p>0</text:p>
          </table:table-cell>
          <table:table-cell table:style-name="Gnumeric-default" table:formula="of:=[.$K$2]*([.E1644]+[.G1643])*0.02" office:value-type="float" office:value="-9.5569213367309655e-208">
            <text:p>−9.556921336731E−208</text:p>
          </table:table-cell>
          <table:table-cell table:style-name="Gnumeric-default" table:formula="of:=[.$K$3]*([.E1644]-[.E1643])/0.02" office:value-type="float" office:value="0">
            <text:p>0</text:p>
          </table:table-cell>
          <table:table-cell table:style-name="Gnumeric-default" table:formula="of:=SUM([.F1644:.H1644])" office:value-type="float" office:value="-9.5569213367309655e-208">
            <text:p>−9.55692134E−2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45]-[.C1645]" office:value-type="float" office:value="0">
            <text:p>0</text:p>
          </table:table-cell>
          <table:table-cell table:style-name="Gnumeric-default" table:formula="of:=[.E1645]*[.$K$1]" office:value-type="float" office:value="0">
            <text:p>0</text:p>
          </table:table-cell>
          <table:table-cell table:style-name="Gnumeric-default" table:formula="of:=[.$K$2]*([.E1645]+[.G1644])*0.02" office:value-type="float" office:value="-4.7784606683654832e-212">
            <text:p>−4.778460668365E−212</text:p>
          </table:table-cell>
          <table:table-cell table:style-name="Gnumeric-default" table:formula="of:=[.$K$3]*([.E1645]-[.E1644])/0.02" office:value-type="float" office:value="0">
            <text:p>0</text:p>
          </table:table-cell>
          <table:table-cell table:style-name="Gnumeric-default" table:formula="of:=SUM([.F1645:.H1645])" office:value-type="float" office:value="-4.7784606683654832e-212">
            <text:p>−4.77846067E−2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46]-[.C1646]" office:value-type="float" office:value="0">
            <text:p>0</text:p>
          </table:table-cell>
          <table:table-cell table:style-name="Gnumeric-default" table:formula="of:=[.E1646]*[.$K$1]" office:value-type="float" office:value="0">
            <text:p>0</text:p>
          </table:table-cell>
          <table:table-cell table:style-name="Gnumeric-default" table:formula="of:=[.$K$2]*([.E1646]+[.G1645])*0.02" office:value-type="float" office:value="-2.3892303341827414e-216">
            <text:p>−2.389230334183E−216</text:p>
          </table:table-cell>
          <table:table-cell table:style-name="Gnumeric-default" table:formula="of:=[.$K$3]*([.E1646]-[.E1645])/0.02" office:value-type="float" office:value="0">
            <text:p>0</text:p>
          </table:table-cell>
          <table:table-cell table:style-name="Gnumeric-default" table:formula="of:=SUM([.F1646:.H1646])" office:value-type="float" office:value="-2.3892303341827414e-216">
            <text:p>−2.38923033E−2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47]-[.C1647]" office:value-type="float" office:value="0">
            <text:p>0</text:p>
          </table:table-cell>
          <table:table-cell table:style-name="Gnumeric-default" table:formula="of:=[.E1647]*[.$K$1]" office:value-type="float" office:value="0">
            <text:p>0</text:p>
          </table:table-cell>
          <table:table-cell table:style-name="Gnumeric-default" table:formula="of:=[.$K$2]*([.E1647]+[.G1646])*0.02" office:value-type="float" office:value="-1.1946151670913707e-220">
            <text:p>−1.194615167091E−220</text:p>
          </table:table-cell>
          <table:table-cell table:style-name="Gnumeric-default" table:formula="of:=[.$K$3]*([.E1647]-[.E1646])/0.02" office:value-type="float" office:value="0">
            <text:p>0</text:p>
          </table:table-cell>
          <table:table-cell table:style-name="Gnumeric-default" table:formula="of:=SUM([.F1647:.H1647])" office:value-type="float" office:value="-1.1946151670913707e-220">
            <text:p>−1.19461517E−22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48]-[.C1648]" office:value-type="float" office:value="0">
            <text:p>0</text:p>
          </table:table-cell>
          <table:table-cell table:style-name="Gnumeric-default" table:formula="of:=[.E1648]*[.$K$1]" office:value-type="float" office:value="0">
            <text:p>0</text:p>
          </table:table-cell>
          <table:table-cell table:style-name="Gnumeric-default" table:formula="of:=[.$K$2]*([.E1648]+[.G1647])*0.02" office:value-type="float" office:value="-5.9730758354568534e-225">
            <text:p>−5.973075835457E−225</text:p>
          </table:table-cell>
          <table:table-cell table:style-name="Gnumeric-default" table:formula="of:=[.$K$3]*([.E1648]-[.E1647])/0.02" office:value-type="float" office:value="0">
            <text:p>0</text:p>
          </table:table-cell>
          <table:table-cell table:style-name="Gnumeric-default" table:formula="of:=SUM([.F1648:.H1648])" office:value-type="float" office:value="-5.9730758354568534e-225">
            <text:p>−5.97307584E−2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49]-[.C1649]" office:value-type="float" office:value="0">
            <text:p>0</text:p>
          </table:table-cell>
          <table:table-cell table:style-name="Gnumeric-default" table:formula="of:=[.E1649]*[.$K$1]" office:value-type="float" office:value="0">
            <text:p>0</text:p>
          </table:table-cell>
          <table:table-cell table:style-name="Gnumeric-default" table:formula="of:=[.$K$2]*([.E1649]+[.G1648])*0.02" office:value-type="float" office:value="-2.9865379177284267e-229">
            <text:p>−2.986537917728E−229</text:p>
          </table:table-cell>
          <table:table-cell table:style-name="Gnumeric-default" table:formula="of:=[.$K$3]*([.E1649]-[.E1648])/0.02" office:value-type="float" office:value="0">
            <text:p>0</text:p>
          </table:table-cell>
          <table:table-cell table:style-name="Gnumeric-default" table:formula="of:=SUM([.F1649:.H1649])" office:value-type="float" office:value="-2.9865379177284267e-229">
            <text:p>−2.98653792E−2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50]-[.C1650]" office:value-type="float" office:value="0">
            <text:p>0</text:p>
          </table:table-cell>
          <table:table-cell table:style-name="Gnumeric-default" table:formula="of:=[.E1650]*[.$K$1]" office:value-type="float" office:value="0">
            <text:p>0</text:p>
          </table:table-cell>
          <table:table-cell table:style-name="Gnumeric-default" table:formula="of:=[.$K$2]*([.E1650]+[.G1649])*0.02" office:value-type="float" office:value="-1.4932689588642133e-233">
            <text:p>−1.493268958864E−233</text:p>
          </table:table-cell>
          <table:table-cell table:style-name="Gnumeric-default" table:formula="of:=[.$K$3]*([.E1650]-[.E1649])/0.02" office:value-type="float" office:value="0">
            <text:p>0</text:p>
          </table:table-cell>
          <table:table-cell table:style-name="Gnumeric-default" table:formula="of:=SUM([.F1650:.H1650])" office:value-type="float" office:value="-1.4932689588642133e-233">
            <text:p>−1.49326896E−2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51]-[.C1651]" office:value-type="float" office:value="0">
            <text:p>0</text:p>
          </table:table-cell>
          <table:table-cell table:style-name="Gnumeric-default" table:formula="of:=[.E1651]*[.$K$1]" office:value-type="float" office:value="0">
            <text:p>0</text:p>
          </table:table-cell>
          <table:table-cell table:style-name="Gnumeric-default" table:formula="of:=[.$K$2]*([.E1651]+[.G1650])*0.02" office:value-type="float" office:value="-7.4663447943210665e-238">
            <text:p>−7.466344794321E−238</text:p>
          </table:table-cell>
          <table:table-cell table:style-name="Gnumeric-default" table:formula="of:=[.$K$3]*([.E1651]-[.E1650])/0.02" office:value-type="float" office:value="0">
            <text:p>0</text:p>
          </table:table-cell>
          <table:table-cell table:style-name="Gnumeric-default" table:formula="of:=SUM([.F1651:.H1651])" office:value-type="float" office:value="-7.4663447943210665e-238">
            <text:p>−7.46634479E−2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52]-[.C1652]" office:value-type="float" office:value="0">
            <text:p>0</text:p>
          </table:table-cell>
          <table:table-cell table:style-name="Gnumeric-default" table:formula="of:=[.E1652]*[.$K$1]" office:value-type="float" office:value="0">
            <text:p>0</text:p>
          </table:table-cell>
          <table:table-cell table:style-name="Gnumeric-default" table:formula="of:=[.$K$2]*([.E1652]+[.G1651])*0.02" office:value-type="float" office:value="-3.7331723971605333e-242">
            <text:p>−3.733172397161E−242</text:p>
          </table:table-cell>
          <table:table-cell table:style-name="Gnumeric-default" table:formula="of:=[.$K$3]*([.E1652]-[.E1651])/0.02" office:value-type="float" office:value="0">
            <text:p>0</text:p>
          </table:table-cell>
          <table:table-cell table:style-name="Gnumeric-default" table:formula="of:=SUM([.F1652:.H1652])" office:value-type="float" office:value="-3.7331723971605333e-242">
            <text:p>−3.73317240E−24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3862306773662567">
            <text:p>0.2386230677366256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53]-[.C1653]" office:value-type="float" office:value="0.23862306773662567">
            <text:p>0.2386230677366257</text:p>
          </table:table-cell>
          <table:table-cell table:style-name="Gnumeric-default" table:formula="of:=[.E1653]*[.$K$1]" office:value-type="float" office:value="0.059655766934156418">
            <text:p>0.05965576693415642</text:p>
          </table:table-cell>
          <table:table-cell table:style-name="Gnumeric-default" table:formula="of:=[.$K$2]*([.E1653]+[.G1652])*0.02" office:value-type="float" office:value="1.1931153386831285e-05">
            <text:p>1.1931153386831285E-05</text:p>
          </table:table-cell>
          <table:table-cell table:style-name="Gnumeric-default" table:formula="of:=[.$K$3]*([.E1653]-[.E1652])/0.02" office:value-type="float" office:value="0.59655766934156418">
            <text:p>0.5965576693415642</text:p>
          </table:table-cell>
          <table:table-cell table:style-name="Gnumeric-default" table:formula="of:=SUM([.F1653:.H1653])" office:value-type="float" office:value="0.65622536742910742">
            <text:p>0.65622536742910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4487018585205078">
            <text:p>0.24487018585205078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54]-[.C1654]" office:value-type="float" office:value="0.24487018585205078">
            <text:p>0.2448701858520508</text:p>
          </table:table-cell>
          <table:table-cell table:style-name="Gnumeric-default" table:formula="of:=[.E1654]*[.$K$1]" office:value-type="float" office:value="0.061217546463012695">
            <text:p>0.061217546463012695</text:p>
          </table:table-cell>
          <table:table-cell table:style-name="Gnumeric-default" table:formula="of:=[.$K$2]*([.E1654]+[.G1653])*0.02" office:value-type="float" office:value="1.2244105850271882e-05">
            <text:p>1.2244105850271882E-05</text:p>
          </table:table-cell>
          <table:table-cell table:style-name="Gnumeric-default" table:formula="of:=[.$K$3]*([.E1654]-[.E1653])/0.02" office:value-type="float" office:value="0.015617795288562776">
            <text:p>0.015617795288562776</text:p>
          </table:table-cell>
          <table:table-cell table:style-name="Gnumeric-default" table:formula="of:=SUM([.F1654:.H1654])" office:value-type="float" office:value="0.076847585857425738">
            <text:p>0.0768475858574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.25038009881973267">
            <text:p>0.25038009881973267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55]-[.C1655]" office:value-type="float" office:value="0.25038009881973267">
            <text:p>0.2503800988197327</text:p>
          </table:table-cell>
          <table:table-cell table:style-name="Gnumeric-default" table:formula="of:=[.E1655]*[.$K$1]" office:value-type="float" office:value="0.062595024704933167">
            <text:p>0.06259502470493317</text:p>
          </table:table-cell>
          <table:table-cell table:style-name="Gnumeric-default" table:formula="of:=[.$K$2]*([.E1655]+[.G1654])*0.02" office:value-type="float" office:value="1.2519617146279149e-05">
            <text:p>1.2519617146279149E-05</text:p>
          </table:table-cell>
          <table:table-cell table:style-name="Gnumeric-default" table:formula="of:=[.$K$3]*([.E1655]-[.E1654])/0.02" office:value-type="float" office:value="0.013774782419204712">
            <text:p>0.013774782419204712</text:p>
          </table:table-cell>
          <table:table-cell table:style-name="Gnumeric-default" table:formula="of:=SUM([.F1655:.H1655])" office:value-type="float" office:value="0.076382326741284159">
            <text:p>0.07638232674128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56]-[.C1656]" office:value-type="float" office:value="0">
            <text:p>0</text:p>
          </table:table-cell>
          <table:table-cell table:style-name="Gnumeric-default" table:formula="of:=[.E1656]*[.$K$1]" office:value-type="float" office:value="0">
            <text:p>0</text:p>
          </table:table-cell>
          <table:table-cell table:style-name="Gnumeric-default" table:formula="of:=[.$K$2]*([.E1656]+[.G1655])*0.02" office:value-type="float" office:value="6.2598085731395755e-10">
            <text:p>6.259808573139576E-10</text:p>
          </table:table-cell>
          <table:table-cell table:style-name="Gnumeric-default" table:formula="of:=[.$K$3]*([.E1656]-[.E1655])/0.02" office:value-type="float" office:value="-0.62595024704933167">
            <text:p>−0.6259502470493317</text:p>
          </table:table-cell>
          <table:table-cell table:style-name="Gnumeric-default" table:formula="of:=SUM([.F1656:.H1656])" office:value-type="float" office:value="-0.62595024642335084">
            <text:p>−0.62595024642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57]-[.C1657]" office:value-type="float" office:value="0">
            <text:p>0</text:p>
          </table:table-cell>
          <table:table-cell table:style-name="Gnumeric-default" table:formula="of:=[.E1657]*[.$K$1]" office:value-type="float" office:value="0">
            <text:p>0</text:p>
          </table:table-cell>
          <table:table-cell table:style-name="Gnumeric-default" table:formula="of:=[.$K$2]*([.E1657]+[.G1656])*0.02" office:value-type="float" office:value="3.1299042865697881e-14">
            <text:p>3.129904286569788E-14</text:p>
          </table:table-cell>
          <table:table-cell table:style-name="Gnumeric-default" table:formula="of:=[.$K$3]*([.E1657]-[.E1656])/0.02" office:value-type="float" office:value="0">
            <text:p>0</text:p>
          </table:table-cell>
          <table:table-cell table:style-name="Gnumeric-default" table:formula="of:=SUM([.F1657:.H1657])" office:value-type="float" office:value="3.1299042865697881e-14">
            <text:p>3.1299042866E−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58]-[.C1658]" office:value-type="float" office:value="0">
            <text:p>0</text:p>
          </table:table-cell>
          <table:table-cell table:style-name="Gnumeric-default" table:formula="of:=[.E1658]*[.$K$1]" office:value-type="float" office:value="0">
            <text:p>0</text:p>
          </table:table-cell>
          <table:table-cell table:style-name="Gnumeric-default" table:formula="of:=[.$K$2]*([.E1658]+[.G1657])*0.02" office:value-type="float" office:value="1.5649521432848941e-18">
            <text:p>1.564952143284894E-18</text:p>
          </table:table-cell>
          <table:table-cell table:style-name="Gnumeric-default" table:formula="of:=[.$K$3]*([.E1658]-[.E1657])/0.02" office:value-type="float" office:value="0">
            <text:p>0</text:p>
          </table:table-cell>
          <table:table-cell table:style-name="Gnumeric-default" table:formula="of:=SUM([.F1658:.H1658])" office:value-type="float" office:value="1.5649521432848941e-18">
            <text:p>1.5649521433E−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59]-[.C1659]" office:value-type="float" office:value="0">
            <text:p>0</text:p>
          </table:table-cell>
          <table:table-cell table:style-name="Gnumeric-default" table:formula="of:=[.E1659]*[.$K$1]" office:value-type="float" office:value="0">
            <text:p>0</text:p>
          </table:table-cell>
          <table:table-cell table:style-name="Gnumeric-default" table:formula="of:=[.$K$2]*([.E1659]+[.G1658])*0.02" office:value-type="float" office:value="7.8247607164244711e-23">
            <text:p>7.824760716424471E-23</text:p>
          </table:table-cell>
          <table:table-cell table:style-name="Gnumeric-default" table:formula="of:=[.$K$3]*([.E1659]-[.E1658])/0.02" office:value-type="float" office:value="0">
            <text:p>0</text:p>
          </table:table-cell>
          <table:table-cell table:style-name="Gnumeric-default" table:formula="of:=SUM([.F1659:.H1659])" office:value-type="float" office:value="7.8247607164244711e-23">
            <text:p>7.8247607164E−2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60]-[.C1660]" office:value-type="float" office:value="0">
            <text:p>0</text:p>
          </table:table-cell>
          <table:table-cell table:style-name="Gnumeric-default" table:formula="of:=[.E1660]*[.$K$1]" office:value-type="float" office:value="0">
            <text:p>0</text:p>
          </table:table-cell>
          <table:table-cell table:style-name="Gnumeric-default" table:formula="of:=[.$K$2]*([.E1660]+[.G1659])*0.02" office:value-type="float" office:value="3.9123803582122359e-27">
            <text:p>3.912380358212236E-27</text:p>
          </table:table-cell>
          <table:table-cell table:style-name="Gnumeric-default" table:formula="of:=[.$K$3]*([.E1660]-[.E1659])/0.02" office:value-type="float" office:value="0">
            <text:p>0</text:p>
          </table:table-cell>
          <table:table-cell table:style-name="Gnumeric-default" table:formula="of:=SUM([.F1660:.H1660])" office:value-type="float" office:value="3.9123803582122359e-27">
            <text:p>3.9123803582E−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61]-[.C1661]" office:value-type="float" office:value="0">
            <text:p>0</text:p>
          </table:table-cell>
          <table:table-cell table:style-name="Gnumeric-default" table:formula="of:=[.E1661]*[.$K$1]" office:value-type="float" office:value="0">
            <text:p>0</text:p>
          </table:table-cell>
          <table:table-cell table:style-name="Gnumeric-default" table:formula="of:=[.$K$2]*([.E1661]+[.G1660])*0.02" office:value-type="float" office:value="1.956190179106118e-31">
            <text:p>1.956190179106118E-31</text:p>
          </table:table-cell>
          <table:table-cell table:style-name="Gnumeric-default" table:formula="of:=[.$K$3]*([.E1661]-[.E1660])/0.02" office:value-type="float" office:value="0">
            <text:p>0</text:p>
          </table:table-cell>
          <table:table-cell table:style-name="Gnumeric-default" table:formula="of:=SUM([.F1661:.H1661])" office:value-type="float" office:value="1.956190179106118e-31">
            <text:p>1.9561901791E−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62]-[.C1662]" office:value-type="float" office:value="0">
            <text:p>0</text:p>
          </table:table-cell>
          <table:table-cell table:style-name="Gnumeric-default" table:formula="of:=[.E1662]*[.$K$1]" office:value-type="float" office:value="0">
            <text:p>0</text:p>
          </table:table-cell>
          <table:table-cell table:style-name="Gnumeric-default" table:formula="of:=[.$K$2]*([.E1662]+[.G1661])*0.02" office:value-type="float" office:value="9.7809508955305891e-36">
            <text:p>9.780950895530589E-36</text:p>
          </table:table-cell>
          <table:table-cell table:style-name="Gnumeric-default" table:formula="of:=[.$K$3]*([.E1662]-[.E1661])/0.02" office:value-type="float" office:value="0">
            <text:p>0</text:p>
          </table:table-cell>
          <table:table-cell table:style-name="Gnumeric-default" table:formula="of:=SUM([.F1662:.H1662])" office:value-type="float" office:value="9.7809508955305891e-36">
            <text:p>9.7809508955E−3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63]-[.C1663]" office:value-type="float" office:value="0">
            <text:p>0</text:p>
          </table:table-cell>
          <table:table-cell table:style-name="Gnumeric-default" table:formula="of:=[.E1663]*[.$K$1]" office:value-type="float" office:value="0">
            <text:p>0</text:p>
          </table:table-cell>
          <table:table-cell table:style-name="Gnumeric-default" table:formula="of:=[.$K$2]*([.E1663]+[.G1662])*0.02" office:value-type="float" office:value="4.8904754477652953e-40">
            <text:p>4.890475447765295E-40</text:p>
          </table:table-cell>
          <table:table-cell table:style-name="Gnumeric-default" table:formula="of:=[.$K$3]*([.E1663]-[.E1662])/0.02" office:value-type="float" office:value="0">
            <text:p>0</text:p>
          </table:table-cell>
          <table:table-cell table:style-name="Gnumeric-default" table:formula="of:=SUM([.F1663:.H1663])" office:value-type="float" office:value="4.8904754477652953e-40">
            <text:p>4.8904754478E−4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64]-[.C1664]" office:value-type="float" office:value="0">
            <text:p>0</text:p>
          </table:table-cell>
          <table:table-cell table:style-name="Gnumeric-default" table:formula="of:=[.E1664]*[.$K$1]" office:value-type="float" office:value="0">
            <text:p>0</text:p>
          </table:table-cell>
          <table:table-cell table:style-name="Gnumeric-default" table:formula="of:=[.$K$2]*([.E1664]+[.G1663])*0.02" office:value-type="float" office:value="2.445237723882648e-44">
            <text:p>2.445237723882648E-44</text:p>
          </table:table-cell>
          <table:table-cell table:style-name="Gnumeric-default" table:formula="of:=[.$K$3]*([.E1664]-[.E1663])/0.02" office:value-type="float" office:value="0">
            <text:p>0</text:p>
          </table:table-cell>
          <table:table-cell table:style-name="Gnumeric-default" table:formula="of:=SUM([.F1664:.H1664])" office:value-type="float" office:value="2.445237723882648e-44">
            <text:p>2.4452377239E−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65]-[.C1665]" office:value-type="float" office:value="0">
            <text:p>0</text:p>
          </table:table-cell>
          <table:table-cell table:style-name="Gnumeric-default" table:formula="of:=[.E1665]*[.$K$1]" office:value-type="float" office:value="0">
            <text:p>0</text:p>
          </table:table-cell>
          <table:table-cell table:style-name="Gnumeric-default" table:formula="of:=[.$K$2]*([.E1665]+[.G1664])*0.02" office:value-type="float" office:value="1.2226188619413241e-48">
            <text:p>1.2226188619413241E-48</text:p>
          </table:table-cell>
          <table:table-cell table:style-name="Gnumeric-default" table:formula="of:=[.$K$3]*([.E1665]-[.E1664])/0.02" office:value-type="float" office:value="0">
            <text:p>0</text:p>
          </table:table-cell>
          <table:table-cell table:style-name="Gnumeric-default" table:formula="of:=SUM([.F1665:.H1665])" office:value-type="float" office:value="1.2226188619413241e-48">
            <text:p>1.2226188619E−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66]-[.C1666]" office:value-type="float" office:value="0">
            <text:p>0</text:p>
          </table:table-cell>
          <table:table-cell table:style-name="Gnumeric-default" table:formula="of:=[.E1666]*[.$K$1]" office:value-type="float" office:value="0">
            <text:p>0</text:p>
          </table:table-cell>
          <table:table-cell table:style-name="Gnumeric-default" table:formula="of:=[.$K$2]*([.E1666]+[.G1665])*0.02" office:value-type="float" office:value="6.1130943097066207e-53">
            <text:p>6.113094309706621E-53</text:p>
          </table:table-cell>
          <table:table-cell table:style-name="Gnumeric-default" table:formula="of:=[.$K$3]*([.E1666]-[.E1665])/0.02" office:value-type="float" office:value="0">
            <text:p>0</text:p>
          </table:table-cell>
          <table:table-cell table:style-name="Gnumeric-default" table:formula="of:=SUM([.F1666:.H1666])" office:value-type="float" office:value="6.1130943097066207e-53">
            <text:p>6.1130943097E−5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67]-[.C1667]" office:value-type="float" office:value="0">
            <text:p>0</text:p>
          </table:table-cell>
          <table:table-cell table:style-name="Gnumeric-default" table:formula="of:=[.E1667]*[.$K$1]" office:value-type="float" office:value="0">
            <text:p>0</text:p>
          </table:table-cell>
          <table:table-cell table:style-name="Gnumeric-default" table:formula="of:=[.$K$2]*([.E1667]+[.G1666])*0.02" office:value-type="float" office:value="3.0565471548533108e-57">
            <text:p>3.056547154853311E-57</text:p>
          </table:table-cell>
          <table:table-cell table:style-name="Gnumeric-default" table:formula="of:=[.$K$3]*([.E1667]-[.E1666])/0.02" office:value-type="float" office:value="0">
            <text:p>0</text:p>
          </table:table-cell>
          <table:table-cell table:style-name="Gnumeric-default" table:formula="of:=SUM([.F1667:.H1667])" office:value-type="float" office:value="3.0565471548533108e-57">
            <text:p>3.0565471549E−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68]-[.C1668]" office:value-type="float" office:value="0">
            <text:p>0</text:p>
          </table:table-cell>
          <table:table-cell table:style-name="Gnumeric-default" table:formula="of:=[.E1668]*[.$K$1]" office:value-type="float" office:value="0">
            <text:p>0</text:p>
          </table:table-cell>
          <table:table-cell table:style-name="Gnumeric-default" table:formula="of:=[.$K$2]*([.E1668]+[.G1667])*0.02" office:value-type="float" office:value="1.5282735774266554e-61">
            <text:p>1.5282735774266554E-61</text:p>
          </table:table-cell>
          <table:table-cell table:style-name="Gnumeric-default" table:formula="of:=[.$K$3]*([.E1668]-[.E1667])/0.02" office:value-type="float" office:value="0">
            <text:p>0</text:p>
          </table:table-cell>
          <table:table-cell table:style-name="Gnumeric-default" table:formula="of:=SUM([.F1668:.H1668])" office:value-type="float" office:value="1.5282735774266554e-61">
            <text:p>1.5282735774E−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69]-[.C1669]" office:value-type="float" office:value="0">
            <text:p>0</text:p>
          </table:table-cell>
          <table:table-cell table:style-name="Gnumeric-default" table:formula="of:=[.E1669]*[.$K$1]" office:value-type="float" office:value="0">
            <text:p>0</text:p>
          </table:table-cell>
          <table:table-cell table:style-name="Gnumeric-default" table:formula="of:=[.$K$2]*([.E1669]+[.G1668])*0.02" office:value-type="float" office:value="7.6413678871332773e-66">
            <text:p>7.641367887133277E-66</text:p>
          </table:table-cell>
          <table:table-cell table:style-name="Gnumeric-default" table:formula="of:=[.$K$3]*([.E1669]-[.E1668])/0.02" office:value-type="float" office:value="0">
            <text:p>0</text:p>
          </table:table-cell>
          <table:table-cell table:style-name="Gnumeric-default" table:formula="of:=SUM([.F1669:.H1669])" office:value-type="float" office:value="7.6413678871332773e-66">
            <text:p>7.6413678871E−6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70]-[.C1670]" office:value-type="float" office:value="0">
            <text:p>0</text:p>
          </table:table-cell>
          <table:table-cell table:style-name="Gnumeric-default" table:formula="of:=[.E1670]*[.$K$1]" office:value-type="float" office:value="0">
            <text:p>0</text:p>
          </table:table-cell>
          <table:table-cell table:style-name="Gnumeric-default" table:formula="of:=[.$K$2]*([.E1670]+[.G1669])*0.02" office:value-type="float" office:value="3.820683943566639e-70">
            <text:p>3.820683943566639E-70</text:p>
          </table:table-cell>
          <table:table-cell table:style-name="Gnumeric-default" table:formula="of:=[.$K$3]*([.E1670]-[.E1669])/0.02" office:value-type="float" office:value="0">
            <text:p>0</text:p>
          </table:table-cell>
          <table:table-cell table:style-name="Gnumeric-default" table:formula="of:=SUM([.F1670:.H1670])" office:value-type="float" office:value="3.820683943566639e-70">
            <text:p>3.8206839436E−7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71]-[.C1671]" office:value-type="float" office:value="0">
            <text:p>0</text:p>
          </table:table-cell>
          <table:table-cell table:style-name="Gnumeric-default" table:formula="of:=[.E1671]*[.$K$1]" office:value-type="float" office:value="0">
            <text:p>0</text:p>
          </table:table-cell>
          <table:table-cell table:style-name="Gnumeric-default" table:formula="of:=[.$K$2]*([.E1671]+[.G1670])*0.02" office:value-type="float" office:value="1.9103419717833195e-74">
            <text:p>1.9103419717833195E-74</text:p>
          </table:table-cell>
          <table:table-cell table:style-name="Gnumeric-default" table:formula="of:=[.$K$3]*([.E1671]-[.E1670])/0.02" office:value-type="float" office:value="0">
            <text:p>0</text:p>
          </table:table-cell>
          <table:table-cell table:style-name="Gnumeric-default" table:formula="of:=SUM([.F1671:.H1671])" office:value-type="float" office:value="1.9103419717833195e-74">
            <text:p>1.9103419718E−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72]-[.C1672]" office:value-type="float" office:value="0">
            <text:p>0</text:p>
          </table:table-cell>
          <table:table-cell table:style-name="Gnumeric-default" table:formula="of:=[.E1672]*[.$K$1]" office:value-type="float" office:value="0">
            <text:p>0</text:p>
          </table:table-cell>
          <table:table-cell table:style-name="Gnumeric-default" table:formula="of:=[.$K$2]*([.E1672]+[.G1671])*0.02" office:value-type="float" office:value="9.5517098589165983e-79">
            <text:p>9.551709858916598E-79</text:p>
          </table:table-cell>
          <table:table-cell table:style-name="Gnumeric-default" table:formula="of:=[.$K$3]*([.E1672]-[.E1671])/0.02" office:value-type="float" office:value="0">
            <text:p>0</text:p>
          </table:table-cell>
          <table:table-cell table:style-name="Gnumeric-default" table:formula="of:=SUM([.F1672:.H1672])" office:value-type="float" office:value="9.5517098589165983e-79">
            <text:p>9.5517098589E−7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73]-[.C1673]" office:value-type="float" office:value="0">
            <text:p>0</text:p>
          </table:table-cell>
          <table:table-cell table:style-name="Gnumeric-default" table:formula="of:=[.E1673]*[.$K$1]" office:value-type="float" office:value="0">
            <text:p>0</text:p>
          </table:table-cell>
          <table:table-cell table:style-name="Gnumeric-default" table:formula="of:=[.$K$2]*([.E1673]+[.G1672])*0.02" office:value-type="float" office:value="4.7758549294582994e-83">
            <text:p>4.7758549294582994E-83</text:p>
          </table:table-cell>
          <table:table-cell table:style-name="Gnumeric-default" table:formula="of:=[.$K$3]*([.E1673]-[.E1672])/0.02" office:value-type="float" office:value="0">
            <text:p>0</text:p>
          </table:table-cell>
          <table:table-cell table:style-name="Gnumeric-default" table:formula="of:=SUM([.F1673:.H1673])" office:value-type="float" office:value="4.7758549294582994e-83">
            <text:p>4.7758549295E−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74]-[.C1674]" office:value-type="float" office:value="0">
            <text:p>0</text:p>
          </table:table-cell>
          <table:table-cell table:style-name="Gnumeric-default" table:formula="of:=[.E1674]*[.$K$1]" office:value-type="float" office:value="0">
            <text:p>0</text:p>
          </table:table-cell>
          <table:table-cell table:style-name="Gnumeric-default" table:formula="of:=[.$K$2]*([.E1674]+[.G1673])*0.02" office:value-type="float" office:value="2.3879274647291497e-87">
            <text:p>2.3879274647291497E-87</text:p>
          </table:table-cell>
          <table:table-cell table:style-name="Gnumeric-default" table:formula="of:=[.$K$3]*([.E1674]-[.E1673])/0.02" office:value-type="float" office:value="0">
            <text:p>0</text:p>
          </table:table-cell>
          <table:table-cell table:style-name="Gnumeric-default" table:formula="of:=SUM([.F1674:.H1674])" office:value-type="float" office:value="2.3879274647291497e-87">
            <text:p>2.3879274647E−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75]-[.C1675]" office:value-type="float" office:value="0">
            <text:p>0</text:p>
          </table:table-cell>
          <table:table-cell table:style-name="Gnumeric-default" table:formula="of:=[.E1675]*[.$K$1]" office:value-type="float" office:value="0">
            <text:p>0</text:p>
          </table:table-cell>
          <table:table-cell table:style-name="Gnumeric-default" table:formula="of:=[.$K$2]*([.E1675]+[.G1674])*0.02" office:value-type="float" office:value="1.193963732364575e-91">
            <text:p>1.193963732364575E-91</text:p>
          </table:table-cell>
          <table:table-cell table:style-name="Gnumeric-default" table:formula="of:=[.$K$3]*([.E1675]-[.E1674])/0.02" office:value-type="float" office:value="0">
            <text:p>0</text:p>
          </table:table-cell>
          <table:table-cell table:style-name="Gnumeric-default" table:formula="of:=SUM([.F1675:.H1675])" office:value-type="float" office:value="1.193963732364575e-91">
            <text:p>1.1939637324E−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76]-[.C1676]" office:value-type="float" office:value="0">
            <text:p>0</text:p>
          </table:table-cell>
          <table:table-cell table:style-name="Gnumeric-default" table:formula="of:=[.E1676]*[.$K$1]" office:value-type="float" office:value="0">
            <text:p>0</text:p>
          </table:table-cell>
          <table:table-cell table:style-name="Gnumeric-default" table:formula="of:=[.$K$2]*([.E1676]+[.G1675])*0.02" office:value-type="float" office:value="5.9698186618228742e-96">
            <text:p>5.969818661822874E-96</text:p>
          </table:table-cell>
          <table:table-cell table:style-name="Gnumeric-default" table:formula="of:=[.$K$3]*([.E1676]-[.E1675])/0.02" office:value-type="float" office:value="0">
            <text:p>0</text:p>
          </table:table-cell>
          <table:table-cell table:style-name="Gnumeric-default" table:formula="of:=SUM([.F1676:.H1676])" office:value-type="float" office:value="5.9698186618228742e-96">
            <text:p>5.9698186618E−9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77]-[.C1677]" office:value-type="float" office:value="0">
            <text:p>0</text:p>
          </table:table-cell>
          <table:table-cell table:style-name="Gnumeric-default" table:formula="of:=[.E1677]*[.$K$1]" office:value-type="float" office:value="0">
            <text:p>0</text:p>
          </table:table-cell>
          <table:table-cell table:style-name="Gnumeric-default" table:formula="of:=[.$K$2]*([.E1677]+[.G1676])*0.02" office:value-type="float" office:value="2.984909330911437e-100">
            <text:p>2.984909330911437E-100</text:p>
          </table:table-cell>
          <table:table-cell table:style-name="Gnumeric-default" table:formula="of:=[.$K$3]*([.E1677]-[.E1676])/0.02" office:value-type="float" office:value="0">
            <text:p>0</text:p>
          </table:table-cell>
          <table:table-cell table:style-name="Gnumeric-default" table:formula="of:=SUM([.F1677:.H1677])" office:value-type="float" office:value="2.984909330911437e-100">
            <text:p>2.984909331E−10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78]-[.C1678]" office:value-type="float" office:value="0">
            <text:p>0</text:p>
          </table:table-cell>
          <table:table-cell table:style-name="Gnumeric-default" table:formula="of:=[.E1678]*[.$K$1]" office:value-type="float" office:value="0">
            <text:p>0</text:p>
          </table:table-cell>
          <table:table-cell table:style-name="Gnumeric-default" table:formula="of:=[.$K$2]*([.E1678]+[.G1677])*0.02" office:value-type="float" office:value="1.4924546654557186e-104">
            <text:p>1.49245466545572E−104</text:p>
          </table:table-cell>
          <table:table-cell table:style-name="Gnumeric-default" table:formula="of:=[.$K$3]*([.E1678]-[.E1677])/0.02" office:value-type="float" office:value="0">
            <text:p>0</text:p>
          </table:table-cell>
          <table:table-cell table:style-name="Gnumeric-default" table:formula="of:=SUM([.F1678:.H1678])" office:value-type="float" office:value="1.4924546654557186e-104">
            <text:p>1.492454665E−1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79]-[.C1679]" office:value-type="float" office:value="0">
            <text:p>0</text:p>
          </table:table-cell>
          <table:table-cell table:style-name="Gnumeric-default" table:formula="of:=[.E1679]*[.$K$1]" office:value-type="float" office:value="0">
            <text:p>0</text:p>
          </table:table-cell>
          <table:table-cell table:style-name="Gnumeric-default" table:formula="of:=[.$K$2]*([.E1679]+[.G1678])*0.02" office:value-type="float" office:value="7.4622733272785935e-109">
            <text:p>7.462273327278594E-109</text:p>
          </table:table-cell>
          <table:table-cell table:style-name="Gnumeric-default" table:formula="of:=[.$K$3]*([.E1679]-[.E1678])/0.02" office:value-type="float" office:value="0">
            <text:p>0</text:p>
          </table:table-cell>
          <table:table-cell table:style-name="Gnumeric-default" table:formula="of:=SUM([.F1679:.H1679])" office:value-type="float" office:value="7.4622733272785935e-109">
            <text:p>7.462273327E−10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80]-[.C1680]" office:value-type="float" office:value="0">
            <text:p>0</text:p>
          </table:table-cell>
          <table:table-cell table:style-name="Gnumeric-default" table:formula="of:=[.E1680]*[.$K$1]" office:value-type="float" office:value="0">
            <text:p>0</text:p>
          </table:table-cell>
          <table:table-cell table:style-name="Gnumeric-default" table:formula="of:=[.$K$2]*([.E1680]+[.G1679])*0.02" office:value-type="float" office:value="3.7311366636392967e-113">
            <text:p>3.7311366636393E−113</text:p>
          </table:table-cell>
          <table:table-cell table:style-name="Gnumeric-default" table:formula="of:=[.$K$3]*([.E1680]-[.E1679])/0.02" office:value-type="float" office:value="0">
            <text:p>0</text:p>
          </table:table-cell>
          <table:table-cell table:style-name="Gnumeric-default" table:formula="of:=SUM([.F1680:.H1680])" office:value-type="float" office:value="3.7311366636392967e-113">
            <text:p>3.731136664E−1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81]-[.C1681]" office:value-type="float" office:value="0">
            <text:p>0</text:p>
          </table:table-cell>
          <table:table-cell table:style-name="Gnumeric-default" table:formula="of:=[.E1681]*[.$K$1]" office:value-type="float" office:value="0">
            <text:p>0</text:p>
          </table:table-cell>
          <table:table-cell table:style-name="Gnumeric-default" table:formula="of:=[.$K$2]*([.E1681]+[.G1680])*0.02" office:value-type="float" office:value="1.8655683318196484e-117">
            <text:p>1.86556833181965E−117</text:p>
          </table:table-cell>
          <table:table-cell table:style-name="Gnumeric-default" table:formula="of:=[.$K$3]*([.E1681]-[.E1680])/0.02" office:value-type="float" office:value="0">
            <text:p>0</text:p>
          </table:table-cell>
          <table:table-cell table:style-name="Gnumeric-default" table:formula="of:=SUM([.F1681:.H1681])" office:value-type="float" office:value="1.8655683318196484e-117">
            <text:p>1.865568332E−1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82]-[.C1682]" office:value-type="float" office:value="0">
            <text:p>0</text:p>
          </table:table-cell>
          <table:table-cell table:style-name="Gnumeric-default" table:formula="of:=[.E1682]*[.$K$1]" office:value-type="float" office:value="0">
            <text:p>0</text:p>
          </table:table-cell>
          <table:table-cell table:style-name="Gnumeric-default" table:formula="of:=[.$K$2]*([.E1682]+[.G1681])*0.02" office:value-type="float" office:value="9.3278416590982432e-122">
            <text:p>9.327841659098243E-122</text:p>
          </table:table-cell>
          <table:table-cell table:style-name="Gnumeric-default" table:formula="of:=[.$K$3]*([.E1682]-[.E1681])/0.02" office:value-type="float" office:value="0">
            <text:p>0</text:p>
          </table:table-cell>
          <table:table-cell table:style-name="Gnumeric-default" table:formula="of:=SUM([.F1682:.H1682])" office:value-type="float" office:value="9.3278416590982432e-122">
            <text:p>9.327841659E−1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83]-[.C1683]" office:value-type="float" office:value="0">
            <text:p>0</text:p>
          </table:table-cell>
          <table:table-cell table:style-name="Gnumeric-default" table:formula="of:=[.E1683]*[.$K$1]" office:value-type="float" office:value="0">
            <text:p>0</text:p>
          </table:table-cell>
          <table:table-cell table:style-name="Gnumeric-default" table:formula="of:=[.$K$2]*([.E1683]+[.G1682])*0.02" office:value-type="float" office:value="4.6639208295491218e-126">
            <text:p>4.663920829549122E-126</text:p>
          </table:table-cell>
          <table:table-cell table:style-name="Gnumeric-default" table:formula="of:=[.$K$3]*([.E1683]-[.E1682])/0.02" office:value-type="float" office:value="0">
            <text:p>0</text:p>
          </table:table-cell>
          <table:table-cell table:style-name="Gnumeric-default" table:formula="of:=SUM([.F1683:.H1683])" office:value-type="float" office:value="4.6639208295491218e-126">
            <text:p>4.663920830E−1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84]-[.C1684]" office:value-type="float" office:value="0">
            <text:p>0</text:p>
          </table:table-cell>
          <table:table-cell table:style-name="Gnumeric-default" table:formula="of:=[.E1684]*[.$K$1]" office:value-type="float" office:value="0">
            <text:p>0</text:p>
          </table:table-cell>
          <table:table-cell table:style-name="Gnumeric-default" table:formula="of:=[.$K$2]*([.E1684]+[.G1683])*0.02" office:value-type="float" office:value="2.3319604147745608e-130">
            <text:p>2.33196041477456E−130</text:p>
          </table:table-cell>
          <table:table-cell table:style-name="Gnumeric-default" table:formula="of:=[.$K$3]*([.E1684]-[.E1683])/0.02" office:value-type="float" office:value="0">
            <text:p>0</text:p>
          </table:table-cell>
          <table:table-cell table:style-name="Gnumeric-default" table:formula="of:=SUM([.F1684:.H1684])" office:value-type="float" office:value="2.3319604147745608e-130">
            <text:p>2.331960415E−13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85]-[.C1685]" office:value-type="float" office:value="0">
            <text:p>0</text:p>
          </table:table-cell>
          <table:table-cell table:style-name="Gnumeric-default" table:formula="of:=[.E1685]*[.$K$1]" office:value-type="float" office:value="0">
            <text:p>0</text:p>
          </table:table-cell>
          <table:table-cell table:style-name="Gnumeric-default" table:formula="of:=[.$K$2]*([.E1685]+[.G1684])*0.02" office:value-type="float" office:value="1.1659802073872806e-134">
            <text:p>1.16598020738728E−134</text:p>
          </table:table-cell>
          <table:table-cell table:style-name="Gnumeric-default" table:formula="of:=[.$K$3]*([.E1685]-[.E1684])/0.02" office:value-type="float" office:value="0">
            <text:p>0</text:p>
          </table:table-cell>
          <table:table-cell table:style-name="Gnumeric-default" table:formula="of:=SUM([.F1685:.H1685])" office:value-type="float" office:value="1.1659802073872806e-134">
            <text:p>1.165980207E−13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86]-[.C1686]" office:value-type="float" office:value="0">
            <text:p>0</text:p>
          </table:table-cell>
          <table:table-cell table:style-name="Gnumeric-default" table:formula="of:=[.E1686]*[.$K$1]" office:value-type="float" office:value="0">
            <text:p>0</text:p>
          </table:table-cell>
          <table:table-cell table:style-name="Gnumeric-default" table:formula="of:=[.$K$2]*([.E1686]+[.G1685])*0.02" office:value-type="float" office:value="5.8299010369364035e-139">
            <text:p>5.8299010369364E−139</text:p>
          </table:table-cell>
          <table:table-cell table:style-name="Gnumeric-default" table:formula="of:=[.$K$3]*([.E1686]-[.E1685])/0.02" office:value-type="float" office:value="0">
            <text:p>0</text:p>
          </table:table-cell>
          <table:table-cell table:style-name="Gnumeric-default" table:formula="of:=SUM([.F1686:.H1686])" office:value-type="float" office:value="5.8299010369364035e-139">
            <text:p>5.829901037E−13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87]-[.C1687]" office:value-type="float" office:value="0">
            <text:p>0</text:p>
          </table:table-cell>
          <table:table-cell table:style-name="Gnumeric-default" table:formula="of:=[.E1687]*[.$K$1]" office:value-type="float" office:value="0">
            <text:p>0</text:p>
          </table:table-cell>
          <table:table-cell table:style-name="Gnumeric-default" table:formula="of:=[.$K$2]*([.E1687]+[.G1686])*0.02" office:value-type="float" office:value="2.9149505184682022e-143">
            <text:p>2.914950518468202E-143</text:p>
          </table:table-cell>
          <table:table-cell table:style-name="Gnumeric-default" table:formula="of:=[.$K$3]*([.E1687]-[.E1686])/0.02" office:value-type="float" office:value="0">
            <text:p>0</text:p>
          </table:table-cell>
          <table:table-cell table:style-name="Gnumeric-default" table:formula="of:=SUM([.F1687:.H1687])" office:value-type="float" office:value="2.9149505184682022e-143">
            <text:p>2.914950518E−14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88]-[.C1688]" office:value-type="float" office:value="0">
            <text:p>0</text:p>
          </table:table-cell>
          <table:table-cell table:style-name="Gnumeric-default" table:formula="of:=[.E1688]*[.$K$1]" office:value-type="float" office:value="0">
            <text:p>0</text:p>
          </table:table-cell>
          <table:table-cell table:style-name="Gnumeric-default" table:formula="of:=[.$K$2]*([.E1688]+[.G1687])*0.02" office:value-type="float" office:value="1.4574752592341011e-147">
            <text:p>1.457475259234101E-147</text:p>
          </table:table-cell>
          <table:table-cell table:style-name="Gnumeric-default" table:formula="of:=[.$K$3]*([.E1688]-[.E1687])/0.02" office:value-type="float" office:value="0">
            <text:p>0</text:p>
          </table:table-cell>
          <table:table-cell table:style-name="Gnumeric-default" table:formula="of:=SUM([.F1688:.H1688])" office:value-type="float" office:value="1.4574752592341011e-147">
            <text:p>1.457475259E−14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89]-[.C1689]" office:value-type="float" office:value="0">
            <text:p>0</text:p>
          </table:table-cell>
          <table:table-cell table:style-name="Gnumeric-default" table:formula="of:=[.E1689]*[.$K$1]" office:value-type="float" office:value="0">
            <text:p>0</text:p>
          </table:table-cell>
          <table:table-cell table:style-name="Gnumeric-default" table:formula="of:=[.$K$2]*([.E1689]+[.G1688])*0.02" office:value-type="float" office:value="7.287376296170506e-152">
            <text:p>7.287376296170506E-152</text:p>
          </table:table-cell>
          <table:table-cell table:style-name="Gnumeric-default" table:formula="of:=[.$K$3]*([.E1689]-[.E1688])/0.02" office:value-type="float" office:value="0">
            <text:p>0</text:p>
          </table:table-cell>
          <table:table-cell table:style-name="Gnumeric-default" table:formula="of:=SUM([.F1689:.H1689])" office:value-type="float" office:value="7.287376296170506e-152">
            <text:p>7.287376296E−1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90]-[.C1690]" office:value-type="float" office:value="0">
            <text:p>0</text:p>
          </table:table-cell>
          <table:table-cell table:style-name="Gnumeric-default" table:formula="of:=[.E1690]*[.$K$1]" office:value-type="float" office:value="0">
            <text:p>0</text:p>
          </table:table-cell>
          <table:table-cell table:style-name="Gnumeric-default" table:formula="of:=[.$K$2]*([.E1690]+[.G1689])*0.02" office:value-type="float" office:value="3.6436881480852528e-156">
            <text:p>3.643688148085253E-156</text:p>
          </table:table-cell>
          <table:table-cell table:style-name="Gnumeric-default" table:formula="of:=[.$K$3]*([.E1690]-[.E1689])/0.02" office:value-type="float" office:value="0">
            <text:p>0</text:p>
          </table:table-cell>
          <table:table-cell table:style-name="Gnumeric-default" table:formula="of:=SUM([.F1690:.H1690])" office:value-type="float" office:value="3.6436881480852528e-156">
            <text:p>3.643688148E−15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91]-[.C1691]" office:value-type="float" office:value="0">
            <text:p>0</text:p>
          </table:table-cell>
          <table:table-cell table:style-name="Gnumeric-default" table:formula="of:=[.E1691]*[.$K$1]" office:value-type="float" office:value="0">
            <text:p>0</text:p>
          </table:table-cell>
          <table:table-cell table:style-name="Gnumeric-default" table:formula="of:=[.$K$2]*([.E1691]+[.G1690])*0.02" office:value-type="float" office:value="1.8218440740426266e-160">
            <text:p>1.82184407404263E−160</text:p>
          </table:table-cell>
          <table:table-cell table:style-name="Gnumeric-default" table:formula="of:=[.$K$3]*([.E1691]-[.E1690])/0.02" office:value-type="float" office:value="0">
            <text:p>0</text:p>
          </table:table-cell>
          <table:table-cell table:style-name="Gnumeric-default" table:formula="of:=SUM([.F1691:.H1691])" office:value-type="float" office:value="1.8218440740426266e-160">
            <text:p>1.821844074E−16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92]-[.C1692]" office:value-type="float" office:value="0">
            <text:p>0</text:p>
          </table:table-cell>
          <table:table-cell table:style-name="Gnumeric-default" table:formula="of:=[.E1692]*[.$K$1]" office:value-type="float" office:value="0">
            <text:p>0</text:p>
          </table:table-cell>
          <table:table-cell table:style-name="Gnumeric-default" table:formula="of:=[.$K$2]*([.E1692]+[.G1691])*0.02" office:value-type="float" office:value="9.1092203702131335e-165">
            <text:p>9.109220370213134E-165</text:p>
          </table:table-cell>
          <table:table-cell table:style-name="Gnumeric-default" table:formula="of:=[.$K$3]*([.E1692]-[.E1691])/0.02" office:value-type="float" office:value="0">
            <text:p>0</text:p>
          </table:table-cell>
          <table:table-cell table:style-name="Gnumeric-default" table:formula="of:=SUM([.F1692:.H1692])" office:value-type="float" office:value="9.1092203702131335e-165">
            <text:p>9.109220370E−1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93]-[.C1693]" office:value-type="float" office:value="0">
            <text:p>0</text:p>
          </table:table-cell>
          <table:table-cell table:style-name="Gnumeric-default" table:formula="of:=[.E1693]*[.$K$1]" office:value-type="float" office:value="0">
            <text:p>0</text:p>
          </table:table-cell>
          <table:table-cell table:style-name="Gnumeric-default" table:formula="of:=[.$K$2]*([.E1693]+[.G1692])*0.02" office:value-type="float" office:value="4.5546101851065668e-169">
            <text:p>4.554610185106567E-169</text:p>
          </table:table-cell>
          <table:table-cell table:style-name="Gnumeric-default" table:formula="of:=[.$K$3]*([.E1693]-[.E1692])/0.02" office:value-type="float" office:value="0">
            <text:p>0</text:p>
          </table:table-cell>
          <table:table-cell table:style-name="Gnumeric-default" table:formula="of:=SUM([.F1693:.H1693])" office:value-type="float" office:value="4.5546101851065668e-169">
            <text:p>4.554610185E−16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94]-[.C1694]" office:value-type="float" office:value="0">
            <text:p>0</text:p>
          </table:table-cell>
          <table:table-cell table:style-name="Gnumeric-default" table:formula="of:=[.E1694]*[.$K$1]" office:value-type="float" office:value="0">
            <text:p>0</text:p>
          </table:table-cell>
          <table:table-cell table:style-name="Gnumeric-default" table:formula="of:=[.$K$2]*([.E1694]+[.G1693])*0.02" office:value-type="float" office:value="2.2773050925532837e-173">
            <text:p>2.27730509255328E−173</text:p>
          </table:table-cell>
          <table:table-cell table:style-name="Gnumeric-default" table:formula="of:=[.$K$3]*([.E1694]-[.E1693])/0.02" office:value-type="float" office:value="0">
            <text:p>0</text:p>
          </table:table-cell>
          <table:table-cell table:style-name="Gnumeric-default" table:formula="of:=SUM([.F1694:.H1694])" office:value-type="float" office:value="2.2773050925532837e-173">
            <text:p>2.277305093E−17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95]-[.C1695]" office:value-type="float" office:value="0">
            <text:p>0</text:p>
          </table:table-cell>
          <table:table-cell table:style-name="Gnumeric-default" table:formula="of:=[.E1695]*[.$K$1]" office:value-type="float" office:value="0">
            <text:p>0</text:p>
          </table:table-cell>
          <table:table-cell table:style-name="Gnumeric-default" table:formula="of:=[.$K$2]*([.E1695]+[.G1694])*0.02" office:value-type="float" office:value="1.1386525462766418e-177">
            <text:p>1.13865254627664E−177</text:p>
          </table:table-cell>
          <table:table-cell table:style-name="Gnumeric-default" table:formula="of:=[.$K$3]*([.E1695]-[.E1694])/0.02" office:value-type="float" office:value="0">
            <text:p>0</text:p>
          </table:table-cell>
          <table:table-cell table:style-name="Gnumeric-default" table:formula="of:=SUM([.F1695:.H1695])" office:value-type="float" office:value="1.1386525462766418e-177">
            <text:p>1.138652546E−17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96]-[.C1696]" office:value-type="float" office:value="0">
            <text:p>0</text:p>
          </table:table-cell>
          <table:table-cell table:style-name="Gnumeric-default" table:formula="of:=[.E1696]*[.$K$1]" office:value-type="float" office:value="0">
            <text:p>0</text:p>
          </table:table-cell>
          <table:table-cell table:style-name="Gnumeric-default" table:formula="of:=[.$K$2]*([.E1696]+[.G1695])*0.02" office:value-type="float" office:value="5.693262731383209e-182">
            <text:p>5.693262731383209E-182</text:p>
          </table:table-cell>
          <table:table-cell table:style-name="Gnumeric-default" table:formula="of:=[.$K$3]*([.E1696]-[.E1695])/0.02" office:value-type="float" office:value="0">
            <text:p>0</text:p>
          </table:table-cell>
          <table:table-cell table:style-name="Gnumeric-default" table:formula="of:=SUM([.F1696:.H1696])" office:value-type="float" office:value="5.693262731383209e-182">
            <text:p>5.693262731E−18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97]-[.C1697]" office:value-type="float" office:value="0">
            <text:p>0</text:p>
          </table:table-cell>
          <table:table-cell table:style-name="Gnumeric-default" table:formula="of:=[.E1697]*[.$K$1]" office:value-type="float" office:value="0">
            <text:p>0</text:p>
          </table:table-cell>
          <table:table-cell table:style-name="Gnumeric-default" table:formula="of:=[.$K$2]*([.E1697]+[.G1696])*0.02" office:value-type="float" office:value="2.8466313656916046e-186">
            <text:p>2.8466313656916E−186</text:p>
          </table:table-cell>
          <table:table-cell table:style-name="Gnumeric-default" table:formula="of:=[.$K$3]*([.E1697]-[.E1696])/0.02" office:value-type="float" office:value="0">
            <text:p>0</text:p>
          </table:table-cell>
          <table:table-cell table:style-name="Gnumeric-default" table:formula="of:=SUM([.F1697:.H1697])" office:value-type="float" office:value="2.8466313656916046e-186">
            <text:p>2.846631366E−18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98]-[.C1698]" office:value-type="float" office:value="0">
            <text:p>0</text:p>
          </table:table-cell>
          <table:table-cell table:style-name="Gnumeric-default" table:formula="of:=[.E1698]*[.$K$1]" office:value-type="float" office:value="0">
            <text:p>0</text:p>
          </table:table-cell>
          <table:table-cell table:style-name="Gnumeric-default" table:formula="of:=[.$K$2]*([.E1698]+[.G1697])*0.02" office:value-type="float" office:value="1.4233156828458023e-190">
            <text:p>1.4233156828458E−190</text:p>
          </table:table-cell>
          <table:table-cell table:style-name="Gnumeric-default" table:formula="of:=[.$K$3]*([.E1698]-[.E1697])/0.02" office:value-type="float" office:value="0">
            <text:p>0</text:p>
          </table:table-cell>
          <table:table-cell table:style-name="Gnumeric-default" table:formula="of:=SUM([.F1698:.H1698])" office:value-type="float" office:value="1.4233156828458023e-190">
            <text:p>1.423315683E−19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699]-[.C1699]" office:value-type="float" office:value="0">
            <text:p>0</text:p>
          </table:table-cell>
          <table:table-cell table:style-name="Gnumeric-default" table:formula="of:=[.E1699]*[.$K$1]" office:value-type="float" office:value="0">
            <text:p>0</text:p>
          </table:table-cell>
          <table:table-cell table:style-name="Gnumeric-default" table:formula="of:=[.$K$2]*([.E1699]+[.G1698])*0.02" office:value-type="float" office:value="7.1165784142290116e-195">
            <text:p>7.116578414229012E-195</text:p>
          </table:table-cell>
          <table:table-cell table:style-name="Gnumeric-default" table:formula="of:=[.$K$3]*([.E1699]-[.E1698])/0.02" office:value-type="float" office:value="0">
            <text:p>0</text:p>
          </table:table-cell>
          <table:table-cell table:style-name="Gnumeric-default" table:formula="of:=SUM([.F1699:.H1699])" office:value-type="float" office:value="7.1165784142290116e-195">
            <text:p>7.116578414E−1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00]-[.C1700]" office:value-type="float" office:value="0">
            <text:p>0</text:p>
          </table:table-cell>
          <table:table-cell table:style-name="Gnumeric-default" table:formula="of:=[.E1700]*[.$K$1]" office:value-type="float" office:value="0">
            <text:p>0</text:p>
          </table:table-cell>
          <table:table-cell table:style-name="Gnumeric-default" table:formula="of:=[.$K$2]*([.E1700]+[.G1699])*0.02" office:value-type="float" office:value="3.5582892071145061e-199">
            <text:p>3.558289207114506E-199</text:p>
          </table:table-cell>
          <table:table-cell table:style-name="Gnumeric-default" table:formula="of:=[.$K$3]*([.E1700]-[.E1699])/0.02" office:value-type="float" office:value="0">
            <text:p>0</text:p>
          </table:table-cell>
          <table:table-cell table:style-name="Gnumeric-default" table:formula="of:=SUM([.F1700:.H1700])" office:value-type="float" office:value="3.5582892071145061e-199">
            <text:p>3.558289207E−19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01]-[.C1701]" office:value-type="float" office:value="0">
            <text:p>0</text:p>
          </table:table-cell>
          <table:table-cell table:style-name="Gnumeric-default" table:formula="of:=[.E1701]*[.$K$1]" office:value-type="float" office:value="0">
            <text:p>0</text:p>
          </table:table-cell>
          <table:table-cell table:style-name="Gnumeric-default" table:formula="of:=[.$K$2]*([.E1701]+[.G1700])*0.02" office:value-type="float" office:value="1.7791446035572532e-203">
            <text:p>1.77914460355725E−203</text:p>
          </table:table-cell>
          <table:table-cell table:style-name="Gnumeric-default" table:formula="of:=[.$K$3]*([.E1701]-[.E1700])/0.02" office:value-type="float" office:value="0">
            <text:p>0</text:p>
          </table:table-cell>
          <table:table-cell table:style-name="Gnumeric-default" table:formula="of:=SUM([.F1701:.H1701])" office:value-type="float" office:value="1.7791446035572532e-203">
            <text:p>1.779144604E−20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02]-[.C1702]" office:value-type="float" office:value="0">
            <text:p>0</text:p>
          </table:table-cell>
          <table:table-cell table:style-name="Gnumeric-default" table:formula="of:=[.E1702]*[.$K$1]" office:value-type="float" office:value="0">
            <text:p>0</text:p>
          </table:table-cell>
          <table:table-cell table:style-name="Gnumeric-default" table:formula="of:=[.$K$2]*([.E1702]+[.G1701])*0.02" office:value-type="float" office:value="8.8957230177862664e-208">
            <text:p>8.895723017786266E-208</text:p>
          </table:table-cell>
          <table:table-cell table:style-name="Gnumeric-default" table:formula="of:=[.$K$3]*([.E1702]-[.E1701])/0.02" office:value-type="float" office:value="0">
            <text:p>0</text:p>
          </table:table-cell>
          <table:table-cell table:style-name="Gnumeric-default" table:formula="of:=SUM([.F1702:.H1702])" office:value-type="float" office:value="8.8957230177862664e-208">
            <text:p>8.895723018E−2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03]-[.C1703]" office:value-type="float" office:value="0">
            <text:p>0</text:p>
          </table:table-cell>
          <table:table-cell table:style-name="Gnumeric-default" table:formula="of:=[.E1703]*[.$K$1]" office:value-type="float" office:value="0">
            <text:p>0</text:p>
          </table:table-cell>
          <table:table-cell table:style-name="Gnumeric-default" table:formula="of:=[.$K$2]*([.E1703]+[.G1702])*0.02" office:value-type="float" office:value="4.4478615088931336e-212">
            <text:p>4.44786150889313E−212</text:p>
          </table:table-cell>
          <table:table-cell table:style-name="Gnumeric-default" table:formula="of:=[.$K$3]*([.E1703]-[.E1702])/0.02" office:value-type="float" office:value="0">
            <text:p>0</text:p>
          </table:table-cell>
          <table:table-cell table:style-name="Gnumeric-default" table:formula="of:=SUM([.F1703:.H1703])" office:value-type="float" office:value="4.4478615088931336e-212">
            <text:p>4.447861509E−21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04]-[.C1704]" office:value-type="float" office:value="0">
            <text:p>0</text:p>
          </table:table-cell>
          <table:table-cell table:style-name="Gnumeric-default" table:formula="of:=[.E1704]*[.$K$1]" office:value-type="float" office:value="0">
            <text:p>0</text:p>
          </table:table-cell>
          <table:table-cell table:style-name="Gnumeric-default" table:formula="of:=[.$K$2]*([.E1704]+[.G1703])*0.02" office:value-type="float" office:value="2.223930754446567e-216">
            <text:p>2.223930754446567E-216</text:p>
          </table:table-cell>
          <table:table-cell table:style-name="Gnumeric-default" table:formula="of:=[.$K$3]*([.E1704]-[.E1703])/0.02" office:value-type="float" office:value="0">
            <text:p>0</text:p>
          </table:table-cell>
          <table:table-cell table:style-name="Gnumeric-default" table:formula="of:=SUM([.F1704:.H1704])" office:value-type="float" office:value="2.223930754446567e-216">
            <text:p>2.223930754E−21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05]-[.C1705]" office:value-type="float" office:value="0">
            <text:p>0</text:p>
          </table:table-cell>
          <table:table-cell table:style-name="Gnumeric-default" table:formula="of:=[.E1705]*[.$K$1]" office:value-type="float" office:value="0">
            <text:p>0</text:p>
          </table:table-cell>
          <table:table-cell table:style-name="Gnumeric-default" table:formula="of:=[.$K$2]*([.E1705]+[.G1704])*0.02" office:value-type="float" office:value="1.1119653772232836e-220">
            <text:p>1.11196537722328E−220</text:p>
          </table:table-cell>
          <table:table-cell table:style-name="Gnumeric-default" table:formula="of:=[.$K$3]*([.E1705]-[.E1704])/0.02" office:value-type="float" office:value="0">
            <text:p>0</text:p>
          </table:table-cell>
          <table:table-cell table:style-name="Gnumeric-default" table:formula="of:=SUM([.F1705:.H1705])" office:value-type="float" office:value="1.1119653772232836e-220">
            <text:p>1.111965377E−22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06]-[.C1706]" office:value-type="float" office:value="0">
            <text:p>0</text:p>
          </table:table-cell>
          <table:table-cell table:style-name="Gnumeric-default" table:formula="of:=[.E1706]*[.$K$1]" office:value-type="float" office:value="0">
            <text:p>0</text:p>
          </table:table-cell>
          <table:table-cell table:style-name="Gnumeric-default" table:formula="of:=[.$K$2]*([.E1706]+[.G1705])*0.02" office:value-type="float" office:value="5.5598268861164184e-225">
            <text:p>5.559826886116418E-225</text:p>
          </table:table-cell>
          <table:table-cell table:style-name="Gnumeric-default" table:formula="of:=[.$K$3]*([.E1706]-[.E1705])/0.02" office:value-type="float" office:value="0">
            <text:p>0</text:p>
          </table:table-cell>
          <table:table-cell table:style-name="Gnumeric-default" table:formula="of:=SUM([.F1706:.H1706])" office:value-type="float" office:value="5.5598268861164184e-225">
            <text:p>5.559826886E−22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07]-[.C1707]" office:value-type="float" office:value="0">
            <text:p>0</text:p>
          </table:table-cell>
          <table:table-cell table:style-name="Gnumeric-default" table:formula="of:=[.E1707]*[.$K$1]" office:value-type="float" office:value="0">
            <text:p>0</text:p>
          </table:table-cell>
          <table:table-cell table:style-name="Gnumeric-default" table:formula="of:=[.$K$2]*([.E1707]+[.G1706])*0.02" office:value-type="float" office:value="2.7799134430582095e-229">
            <text:p>2.77991344305821E−229</text:p>
          </table:table-cell>
          <table:table-cell table:style-name="Gnumeric-default" table:formula="of:=[.$K$3]*([.E1707]-[.E1706])/0.02" office:value-type="float" office:value="0">
            <text:p>0</text:p>
          </table:table-cell>
          <table:table-cell table:style-name="Gnumeric-default" table:formula="of:=SUM([.F1707:.H1707])" office:value-type="float" office:value="2.7799134430582095e-229">
            <text:p>2.779913443E−229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08]-[.C1708]" office:value-type="float" office:value="0">
            <text:p>0</text:p>
          </table:table-cell>
          <table:table-cell table:style-name="Gnumeric-default" table:formula="of:=[.E1708]*[.$K$1]" office:value-type="float" office:value="0">
            <text:p>0</text:p>
          </table:table-cell>
          <table:table-cell table:style-name="Gnumeric-default" table:formula="of:=[.$K$2]*([.E1708]+[.G1707])*0.02" office:value-type="float" office:value="1.3899567215291046e-233">
            <text:p>1.3899567215291E−233</text:p>
          </table:table-cell>
          <table:table-cell table:style-name="Gnumeric-default" table:formula="of:=[.$K$3]*([.E1708]-[.E1707])/0.02" office:value-type="float" office:value="0">
            <text:p>0</text:p>
          </table:table-cell>
          <table:table-cell table:style-name="Gnumeric-default" table:formula="of:=SUM([.F1708:.H1708])" office:value-type="float" office:value="1.3899567215291046e-233">
            <text:p>1.389956722E−23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09]-[.C1709]" office:value-type="float" office:value="0">
            <text:p>0</text:p>
          </table:table-cell>
          <table:table-cell table:style-name="Gnumeric-default" table:formula="of:=[.E1709]*[.$K$1]" office:value-type="float" office:value="0">
            <text:p>0</text:p>
          </table:table-cell>
          <table:table-cell table:style-name="Gnumeric-default" table:formula="of:=[.$K$2]*([.E1709]+[.G1708])*0.02" office:value-type="float" office:value="6.949783607645523e-238">
            <text:p>6.949783607645523E-238</text:p>
          </table:table-cell>
          <table:table-cell table:style-name="Gnumeric-default" table:formula="of:=[.$K$3]*([.E1709]-[.E1708])/0.02" office:value-type="float" office:value="0">
            <text:p>0</text:p>
          </table:table-cell>
          <table:table-cell table:style-name="Gnumeric-default" table:formula="of:=SUM([.F1709:.H1709])" office:value-type="float" office:value="6.949783607645523e-238">
            <text:p>6.949783608E−23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.48930138349533081">
            <text:p>0.4893013834953308</text:p>
          </table:table-cell>
          <table:table-cell table:style-name="Gnumeric-default"/>
          <table:table-cell table:style-name="Gnumeric-default" table:formula="of:=[.B1710]-[.C1710]" office:value-type="float" office:value="-0.48930138349533081">
            <text:p>−0.48930138349533</text:p>
          </table:table-cell>
          <table:table-cell table:style-name="Gnumeric-default" table:formula="of:=[.E1710]*[.$K$1]" office:value-type="float" office:value="-0.1223253458738327">
            <text:p>−0.1223253458738327</text:p>
          </table:table-cell>
          <table:table-cell table:style-name="Gnumeric-default" table:formula="of:=[.$K$2]*([.E1710]+[.G1709])*0.02" office:value-type="float" office:value="-2.4465069174766545e-05">
            <text:p>−2.4465069174767E−05</text:p>
          </table:table-cell>
          <table:table-cell table:style-name="Gnumeric-default" table:formula="of:=[.$K$3]*([.E1710]-[.E1709])/0.02" office:value-type="float" office:value="-1.223253458738327">
            <text:p>−1.223253458738327</text:p>
          </table:table-cell>
          <table:table-cell table:style-name="Gnumeric-default" table:formula="of:=SUM([.F1710:.H1710])" office:value-type="float" office:value="-1.3456032696813345">
            <text:p>−1.34560326968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11]-[.C1711]" office:value-type="float" office:value="0">
            <text:p>0</text:p>
          </table:table-cell>
          <table:table-cell table:style-name="Gnumeric-default" table:formula="of:=[.E1711]*[.$K$1]" office:value-type="float" office:value="0">
            <text:p>0</text:p>
          </table:table-cell>
          <table:table-cell table:style-name="Gnumeric-default" table:formula="of:=[.$K$2]*([.E1711]+[.G1710])*0.02" office:value-type="float" office:value="-1.2232534587383275e-09">
            <text:p>−1.2232534587383E−09</text:p>
          </table:table-cell>
          <table:table-cell table:style-name="Gnumeric-default" table:formula="of:=[.$K$3]*([.E1711]-[.E1710])/0.02" office:value-type="float" office:value="1.223253458738327">
            <text:p>1.223253458738327</text:p>
          </table:table-cell>
          <table:table-cell table:style-name="Gnumeric-default" table:formula="of:=SUM([.F1711:.H1711])" office:value-type="float" office:value="1.2232534575150735">
            <text:p>1.2232534575150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12]-[.C1712]" office:value-type="float" office:value="0">
            <text:p>0</text:p>
          </table:table-cell>
          <table:table-cell table:style-name="Gnumeric-default" table:formula="of:=[.E1712]*[.$K$1]" office:value-type="float" office:value="0">
            <text:p>0</text:p>
          </table:table-cell>
          <table:table-cell table:style-name="Gnumeric-default" table:formula="of:=[.$K$2]*([.E1712]+[.G1711])*0.02" office:value-type="float" office:value="-6.1162672936916377e-14">
            <text:p>−6.1162672936916E−14</text:p>
          </table:table-cell>
          <table:table-cell table:style-name="Gnumeric-default" table:formula="of:=[.$K$3]*([.E1712]-[.E1711])/0.02" office:value-type="float" office:value="0">
            <text:p>0</text:p>
          </table:table-cell>
          <table:table-cell table:style-name="Gnumeric-default" table:formula="of:=SUM([.F1712:.H1712])" office:value-type="float" office:value="-6.1162672936916377e-14">
            <text:p>−6.116267294E−1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13]-[.C1713]" office:value-type="float" office:value="0">
            <text:p>0</text:p>
          </table:table-cell>
          <table:table-cell table:style-name="Gnumeric-default" table:formula="of:=[.E1713]*[.$K$1]" office:value-type="float" office:value="0">
            <text:p>0</text:p>
          </table:table-cell>
          <table:table-cell table:style-name="Gnumeric-default" table:formula="of:=[.$K$2]*([.E1713]+[.G1712])*0.02" office:value-type="float" office:value="-3.0581336468458186e-18">
            <text:p>−3.0581336468458E−18</text:p>
          </table:table-cell>
          <table:table-cell table:style-name="Gnumeric-default" table:formula="of:=[.$K$3]*([.E1713]-[.E1712])/0.02" office:value-type="float" office:value="0">
            <text:p>0</text:p>
          </table:table-cell>
          <table:table-cell table:style-name="Gnumeric-default" table:formula="of:=SUM([.F1713:.H1713])" office:value-type="float" office:value="-3.0581336468458186e-18">
            <text:p>−3.058133647E−1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14]-[.C1714]" office:value-type="float" office:value="0">
            <text:p>0</text:p>
          </table:table-cell>
          <table:table-cell table:style-name="Gnumeric-default" table:formula="of:=[.E1714]*[.$K$1]" office:value-type="float" office:value="0">
            <text:p>0</text:p>
          </table:table-cell>
          <table:table-cell table:style-name="Gnumeric-default" table:formula="of:=[.$K$2]*([.E1714]+[.G1713])*0.02" office:value-type="float" office:value="-1.5290668234229093e-22">
            <text:p>−1.5290668234229E−22</text:p>
          </table:table-cell>
          <table:table-cell table:style-name="Gnumeric-default" table:formula="of:=[.$K$3]*([.E1714]-[.E1713])/0.02" office:value-type="float" office:value="0">
            <text:p>0</text:p>
          </table:table-cell>
          <table:table-cell table:style-name="Gnumeric-default" table:formula="of:=SUM([.F1714:.H1714])" office:value-type="float" office:value="-1.5290668234229093e-22">
            <text:p>−1.529066823E−2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15]-[.C1715]" office:value-type="float" office:value="0">
            <text:p>0</text:p>
          </table:table-cell>
          <table:table-cell table:style-name="Gnumeric-default" table:formula="of:=[.E1715]*[.$K$1]" office:value-type="float" office:value="0">
            <text:p>0</text:p>
          </table:table-cell>
          <table:table-cell table:style-name="Gnumeric-default" table:formula="of:=[.$K$2]*([.E1715]+[.G1714])*0.02" office:value-type="float" office:value="-7.6453341171145462e-27">
            <text:p>−7.6453341171145E−27</text:p>
          </table:table-cell>
          <table:table-cell table:style-name="Gnumeric-default" table:formula="of:=[.$K$3]*([.E1715]-[.E1714])/0.02" office:value-type="float" office:value="0">
            <text:p>0</text:p>
          </table:table-cell>
          <table:table-cell table:style-name="Gnumeric-default" table:formula="of:=SUM([.F1715:.H1715])" office:value-type="float" office:value="-7.6453341171145462e-27">
            <text:p>−7.645334117E−2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16]-[.C1716]" office:value-type="float" office:value="0">
            <text:p>0</text:p>
          </table:table-cell>
          <table:table-cell table:style-name="Gnumeric-default" table:formula="of:=[.E1716]*[.$K$1]" office:value-type="float" office:value="0">
            <text:p>0</text:p>
          </table:table-cell>
          <table:table-cell table:style-name="Gnumeric-default" table:formula="of:=[.$K$2]*([.E1716]+[.G1715])*0.02" office:value-type="float" office:value="-3.822667058557273e-31">
            <text:p>−3.8226670585573E−31</text:p>
          </table:table-cell>
          <table:table-cell table:style-name="Gnumeric-default" table:formula="of:=[.$K$3]*([.E1716]-[.E1715])/0.02" office:value-type="float" office:value="0">
            <text:p>0</text:p>
          </table:table-cell>
          <table:table-cell table:style-name="Gnumeric-default" table:formula="of:=SUM([.F1716:.H1716])" office:value-type="float" office:value="-3.822667058557273e-31">
            <text:p>−3.822667059E−3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17]-[.C1717]" office:value-type="float" office:value="0">
            <text:p>0</text:p>
          </table:table-cell>
          <table:table-cell table:style-name="Gnumeric-default" table:formula="of:=[.E1717]*[.$K$1]" office:value-type="float" office:value="0">
            <text:p>0</text:p>
          </table:table-cell>
          <table:table-cell table:style-name="Gnumeric-default" table:formula="of:=[.$K$2]*([.E1717]+[.G1716])*0.02" office:value-type="float" office:value="-1.9113335292786365e-35">
            <text:p>−1.9113335292786E−35</text:p>
          </table:table-cell>
          <table:table-cell table:style-name="Gnumeric-default" table:formula="of:=[.$K$3]*([.E1717]-[.E1716])/0.02" office:value-type="float" office:value="0">
            <text:p>0</text:p>
          </table:table-cell>
          <table:table-cell table:style-name="Gnumeric-default" table:formula="of:=SUM([.F1717:.H1717])" office:value-type="float" office:value="-1.9113335292786365e-35">
            <text:p>−1.911333529E−3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18]-[.C1718]" office:value-type="float" office:value="0">
            <text:p>0</text:p>
          </table:table-cell>
          <table:table-cell table:style-name="Gnumeric-default" table:formula="of:=[.E1718]*[.$K$1]" office:value-type="float" office:value="0">
            <text:p>0</text:p>
          </table:table-cell>
          <table:table-cell table:style-name="Gnumeric-default" table:formula="of:=[.$K$2]*([.E1718]+[.G1717])*0.02" office:value-type="float" office:value="-9.5566676463931816e-40">
            <text:p>−9.5566676463932E−40</text:p>
          </table:table-cell>
          <table:table-cell table:style-name="Gnumeric-default" table:formula="of:=[.$K$3]*([.E1718]-[.E1717])/0.02" office:value-type="float" office:value="0">
            <text:p>0</text:p>
          </table:table-cell>
          <table:table-cell table:style-name="Gnumeric-default" table:formula="of:=SUM([.F1718:.H1718])" office:value-type="float" office:value="-9.5566676463931816e-40">
            <text:p>−9.556667646E−4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19]-[.C1719]" office:value-type="float" office:value="0">
            <text:p>0</text:p>
          </table:table-cell>
          <table:table-cell table:style-name="Gnumeric-default" table:formula="of:=[.E1719]*[.$K$1]" office:value-type="float" office:value="0">
            <text:p>0</text:p>
          </table:table-cell>
          <table:table-cell table:style-name="Gnumeric-default" table:formula="of:=[.$K$2]*([.E1719]+[.G1718])*0.02" office:value-type="float" office:value="-4.7783338231965909e-44">
            <text:p>−4.7783338231966E−44</text:p>
          </table:table-cell>
          <table:table-cell table:style-name="Gnumeric-default" table:formula="of:=[.$K$3]*([.E1719]-[.E1718])/0.02" office:value-type="float" office:value="0">
            <text:p>0</text:p>
          </table:table-cell>
          <table:table-cell table:style-name="Gnumeric-default" table:formula="of:=SUM([.F1719:.H1719])" office:value-type="float" office:value="-4.7783338231965909e-44">
            <text:p>−4.778333823E−4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20]-[.C1720]" office:value-type="float" office:value="0">
            <text:p>0</text:p>
          </table:table-cell>
          <table:table-cell table:style-name="Gnumeric-default" table:formula="of:=[.E1720]*[.$K$1]" office:value-type="float" office:value="0">
            <text:p>0</text:p>
          </table:table-cell>
          <table:table-cell table:style-name="Gnumeric-default" table:formula="of:=[.$K$2]*([.E1720]+[.G1719])*0.02" office:value-type="float" office:value="-2.3891669115982957e-48">
            <text:p>−2.3891669115983E−48</text:p>
          </table:table-cell>
          <table:table-cell table:style-name="Gnumeric-default" table:formula="of:=[.$K$3]*([.E1720]-[.E1719])/0.02" office:value-type="float" office:value="0">
            <text:p>0</text:p>
          </table:table-cell>
          <table:table-cell table:style-name="Gnumeric-default" table:formula="of:=SUM([.F1720:.H1720])" office:value-type="float" office:value="-2.3891669115982957e-48">
            <text:p>−2.389166912E−4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21]-[.C1721]" office:value-type="float" office:value="0">
            <text:p>0</text:p>
          </table:table-cell>
          <table:table-cell table:style-name="Gnumeric-default" table:formula="of:=[.E1721]*[.$K$1]" office:value-type="float" office:value="0">
            <text:p>0</text:p>
          </table:table-cell>
          <table:table-cell table:style-name="Gnumeric-default" table:formula="of:=[.$K$2]*([.E1721]+[.G1720])*0.02" office:value-type="float" office:value="-1.1945834557991479e-52">
            <text:p>−1.1945834557991E−52</text:p>
          </table:table-cell>
          <table:table-cell table:style-name="Gnumeric-default" table:formula="of:=[.$K$3]*([.E1721]-[.E1720])/0.02" office:value-type="float" office:value="0">
            <text:p>0</text:p>
          </table:table-cell>
          <table:table-cell table:style-name="Gnumeric-default" table:formula="of:=SUM([.F1721:.H1721])" office:value-type="float" office:value="-1.1945834557991479e-52">
            <text:p>−1.194583456E−52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22]-[.C1722]" office:value-type="float" office:value="0">
            <text:p>0</text:p>
          </table:table-cell>
          <table:table-cell table:style-name="Gnumeric-default" table:formula="of:=[.E1722]*[.$K$1]" office:value-type="float" office:value="0">
            <text:p>0</text:p>
          </table:table-cell>
          <table:table-cell table:style-name="Gnumeric-default" table:formula="of:=[.$K$2]*([.E1722]+[.G1721])*0.02" office:value-type="float" office:value="-5.9729172789957393e-57">
            <text:p>−5.9729172789957E−57</text:p>
          </table:table-cell>
          <table:table-cell table:style-name="Gnumeric-default" table:formula="of:=[.$K$3]*([.E1722]-[.E1721])/0.02" office:value-type="float" office:value="0">
            <text:p>0</text:p>
          </table:table-cell>
          <table:table-cell table:style-name="Gnumeric-default" table:formula="of:=SUM([.F1722:.H1722])" office:value-type="float" office:value="-5.9729172789957393e-57">
            <text:p>−5.972917279E−5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23]-[.C1723]" office:value-type="float" office:value="0">
            <text:p>0</text:p>
          </table:table-cell>
          <table:table-cell table:style-name="Gnumeric-default" table:formula="of:=[.E1723]*[.$K$1]" office:value-type="float" office:value="0">
            <text:p>0</text:p>
          </table:table-cell>
          <table:table-cell table:style-name="Gnumeric-default" table:formula="of:=[.$K$2]*([.E1723]+[.G1722])*0.02" office:value-type="float" office:value="-2.9864586394978697e-61">
            <text:p>−2.9864586394979E−61</text:p>
          </table:table-cell>
          <table:table-cell table:style-name="Gnumeric-default" table:formula="of:=[.$K$3]*([.E1723]-[.E1722])/0.02" office:value-type="float" office:value="0">
            <text:p>0</text:p>
          </table:table-cell>
          <table:table-cell table:style-name="Gnumeric-default" table:formula="of:=SUM([.F1723:.H1723])" office:value-type="float" office:value="-2.9864586394978697e-61">
            <text:p>−2.986458639E−6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24]-[.C1724]" office:value-type="float" office:value="0">
            <text:p>0</text:p>
          </table:table-cell>
          <table:table-cell table:style-name="Gnumeric-default" table:formula="of:=[.E1724]*[.$K$1]" office:value-type="float" office:value="0">
            <text:p>0</text:p>
          </table:table-cell>
          <table:table-cell table:style-name="Gnumeric-default" table:formula="of:=[.$K$2]*([.E1724]+[.G1723])*0.02" office:value-type="float" office:value="-1.4932293197489349e-65">
            <text:p>−1.4932293197489E−65</text:p>
          </table:table-cell>
          <table:table-cell table:style-name="Gnumeric-default" table:formula="of:=[.$K$3]*([.E1724]-[.E1723])/0.02" office:value-type="float" office:value="0">
            <text:p>0</text:p>
          </table:table-cell>
          <table:table-cell table:style-name="Gnumeric-default" table:formula="of:=SUM([.F1724:.H1724])" office:value-type="float" office:value="-1.4932293197489349e-65">
            <text:p>−1.49322932E−6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25]-[.C1725]" office:value-type="float" office:value="0">
            <text:p>0</text:p>
          </table:table-cell>
          <table:table-cell table:style-name="Gnumeric-default" table:formula="of:=[.E1725]*[.$K$1]" office:value-type="float" office:value="0">
            <text:p>0</text:p>
          </table:table-cell>
          <table:table-cell table:style-name="Gnumeric-default" table:formula="of:=[.$K$2]*([.E1725]+[.G1724])*0.02" office:value-type="float" office:value="-7.4661465987446749e-70">
            <text:p>−7.4661465987447E−70</text:p>
          </table:table-cell>
          <table:table-cell table:style-name="Gnumeric-default" table:formula="of:=[.$K$3]*([.E1725]-[.E1724])/0.02" office:value-type="float" office:value="0">
            <text:p>0</text:p>
          </table:table-cell>
          <table:table-cell table:style-name="Gnumeric-default" table:formula="of:=SUM([.F1725:.H1725])" office:value-type="float" office:value="-7.4661465987446749e-70">
            <text:p>−7.466146599E−7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26]-[.C1726]" office:value-type="float" office:value="0">
            <text:p>0</text:p>
          </table:table-cell>
          <table:table-cell table:style-name="Gnumeric-default" table:formula="of:=[.E1726]*[.$K$1]" office:value-type="float" office:value="0">
            <text:p>0</text:p>
          </table:table-cell>
          <table:table-cell table:style-name="Gnumeric-default" table:formula="of:=[.$K$2]*([.E1726]+[.G1725])*0.02" office:value-type="float" office:value="-3.7330732993723377e-74">
            <text:p>−3.7330732993723E−74</text:p>
          </table:table-cell>
          <table:table-cell table:style-name="Gnumeric-default" table:formula="of:=[.$K$3]*([.E1726]-[.E1725])/0.02" office:value-type="float" office:value="0">
            <text:p>0</text:p>
          </table:table-cell>
          <table:table-cell table:style-name="Gnumeric-default" table:formula="of:=SUM([.F1726:.H1726])" office:value-type="float" office:value="-3.7330732993723377e-74">
            <text:p>−3.733073299E−7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27]-[.C1727]" office:value-type="float" office:value="0">
            <text:p>0</text:p>
          </table:table-cell>
          <table:table-cell table:style-name="Gnumeric-default" table:formula="of:=[.E1727]*[.$K$1]" office:value-type="float" office:value="0">
            <text:p>0</text:p>
          </table:table-cell>
          <table:table-cell table:style-name="Gnumeric-default" table:formula="of:=[.$K$2]*([.E1727]+[.G1726])*0.02" office:value-type="float" office:value="-1.866536649686169e-78">
            <text:p>−1.8665366496862E−78</text:p>
          </table:table-cell>
          <table:table-cell table:style-name="Gnumeric-default" table:formula="of:=[.$K$3]*([.E1727]-[.E1726])/0.02" office:value-type="float" office:value="0">
            <text:p>0</text:p>
          </table:table-cell>
          <table:table-cell table:style-name="Gnumeric-default" table:formula="of:=SUM([.F1727:.H1727])" office:value-type="float" office:value="-1.866536649686169e-78">
            <text:p>−1.86653665E−7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28]-[.C1728]" office:value-type="float" office:value="0">
            <text:p>0</text:p>
          </table:table-cell>
          <table:table-cell table:style-name="Gnumeric-default" table:formula="of:=[.E1728]*[.$K$1]" office:value-type="float" office:value="0">
            <text:p>0</text:p>
          </table:table-cell>
          <table:table-cell table:style-name="Gnumeric-default" table:formula="of:=[.$K$2]*([.E1728]+[.G1727])*0.02" office:value-type="float" office:value="-9.3326832484308451e-83">
            <text:p>−9.3326832484308E−83</text:p>
          </table:table-cell>
          <table:table-cell table:style-name="Gnumeric-default" table:formula="of:=[.$K$3]*([.E1728]-[.E1727])/0.02" office:value-type="float" office:value="0">
            <text:p>0</text:p>
          </table:table-cell>
          <table:table-cell table:style-name="Gnumeric-default" table:formula="of:=SUM([.F1728:.H1728])" office:value-type="float" office:value="-9.3326832484308451e-83">
            <text:p>−9.332683248E−8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29]-[.C1729]" office:value-type="float" office:value="0">
            <text:p>0</text:p>
          </table:table-cell>
          <table:table-cell table:style-name="Gnumeric-default" table:formula="of:=[.E1729]*[.$K$1]" office:value-type="float" office:value="0">
            <text:p>0</text:p>
          </table:table-cell>
          <table:table-cell table:style-name="Gnumeric-default" table:formula="of:=[.$K$2]*([.E1729]+[.G1728])*0.02" office:value-type="float" office:value="-4.6663416242154227e-87">
            <text:p>−4.6663416242154E−87</text:p>
          </table:table-cell>
          <table:table-cell table:style-name="Gnumeric-default" table:formula="of:=[.$K$3]*([.E1729]-[.E1728])/0.02" office:value-type="float" office:value="0">
            <text:p>0</text:p>
          </table:table-cell>
          <table:table-cell table:style-name="Gnumeric-default" table:formula="of:=SUM([.F1729:.H1729])" office:value-type="float" office:value="-4.6663416242154227e-87">
            <text:p>−4.666341624E−8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30]-[.C1730]" office:value-type="float" office:value="0">
            <text:p>0</text:p>
          </table:table-cell>
          <table:table-cell table:style-name="Gnumeric-default" table:formula="of:=[.E1730]*[.$K$1]" office:value-type="float" office:value="0">
            <text:p>0</text:p>
          </table:table-cell>
          <table:table-cell table:style-name="Gnumeric-default" table:formula="of:=[.$K$2]*([.E1730]+[.G1729])*0.02" office:value-type="float" office:value="-2.3331708121077115e-91">
            <text:p>−2.3331708121077E−91</text:p>
          </table:table-cell>
          <table:table-cell table:style-name="Gnumeric-default" table:formula="of:=[.$K$3]*([.E1730]-[.E1729])/0.02" office:value-type="float" office:value="0">
            <text:p>0</text:p>
          </table:table-cell>
          <table:table-cell table:style-name="Gnumeric-default" table:formula="of:=SUM([.F1730:.H1730])" office:value-type="float" office:value="-2.3331708121077115e-91">
            <text:p>−2.333170812E−9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31]-[.C1731]" office:value-type="float" office:value="0">
            <text:p>0</text:p>
          </table:table-cell>
          <table:table-cell table:style-name="Gnumeric-default" table:formula="of:=[.E1731]*[.$K$1]" office:value-type="float" office:value="0">
            <text:p>0</text:p>
          </table:table-cell>
          <table:table-cell table:style-name="Gnumeric-default" table:formula="of:=[.$K$2]*([.E1731]+[.G1730])*0.02" office:value-type="float" office:value="-1.1665854060538558e-95">
            <text:p>−1.1665854060539E−95</text:p>
          </table:table-cell>
          <table:table-cell table:style-name="Gnumeric-default" table:formula="of:=[.$K$3]*([.E1731]-[.E1730])/0.02" office:value-type="float" office:value="0">
            <text:p>0</text:p>
          </table:table-cell>
          <table:table-cell table:style-name="Gnumeric-default" table:formula="of:=SUM([.F1731:.H1731])" office:value-type="float" office:value="-1.1665854060538558e-95">
            <text:p>−1.166585406E−95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32]-[.C1732]" office:value-type="float" office:value="0">
            <text:p>0</text:p>
          </table:table-cell>
          <table:table-cell table:style-name="Gnumeric-default" table:formula="of:=[.E1732]*[.$K$1]" office:value-type="float" office:value="0">
            <text:p>0</text:p>
          </table:table-cell>
          <table:table-cell table:style-name="Gnumeric-default" table:formula="of:=[.$K$2]*([.E1732]+[.G1731])*0.02" office:value-type="float" office:value="-5.8329270302692795e-100">
            <text:p>−5.832927030269E−100</text:p>
          </table:table-cell>
          <table:table-cell table:style-name="Gnumeric-default" table:formula="of:=[.$K$3]*([.E1732]-[.E1731])/0.02" office:value-type="float" office:value="0">
            <text:p>0</text:p>
          </table:table-cell>
          <table:table-cell table:style-name="Gnumeric-default" table:formula="of:=SUM([.F1732:.H1732])" office:value-type="float" office:value="-5.8329270302692795e-100">
            <text:p>−5.83292703E−10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33]-[.C1733]" office:value-type="float" office:value="0">
            <text:p>0</text:p>
          </table:table-cell>
          <table:table-cell table:style-name="Gnumeric-default" table:formula="of:=[.E1733]*[.$K$1]" office:value-type="float" office:value="0">
            <text:p>0</text:p>
          </table:table-cell>
          <table:table-cell table:style-name="Gnumeric-default" table:formula="of:=[.$K$2]*([.E1733]+[.G1732])*0.02" office:value-type="float" office:value="-2.9164635151346399e-104">
            <text:p>−2.916463515135E−104</text:p>
          </table:table-cell>
          <table:table-cell table:style-name="Gnumeric-default" table:formula="of:=[.$K$3]*([.E1733]-[.E1732])/0.02" office:value-type="float" office:value="0">
            <text:p>0</text:p>
          </table:table-cell>
          <table:table-cell table:style-name="Gnumeric-default" table:formula="of:=SUM([.F1733:.H1733])" office:value-type="float" office:value="-2.9164635151346399e-104">
            <text:p>−2.91646352E−104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34]-[.C1734]" office:value-type="float" office:value="0">
            <text:p>0</text:p>
          </table:table-cell>
          <table:table-cell table:style-name="Gnumeric-default" table:formula="of:=[.E1734]*[.$K$1]" office:value-type="float" office:value="0">
            <text:p>0</text:p>
          </table:table-cell>
          <table:table-cell table:style-name="Gnumeric-default" table:formula="of:=[.$K$2]*([.E1734]+[.G1733])*0.02" office:value-type="float" office:value="-1.4582317575673201e-108">
            <text:p>−1.458231757567E−108</text:p>
          </table:table-cell>
          <table:table-cell table:style-name="Gnumeric-default" table:formula="of:=[.$K$3]*([.E1734]-[.E1733])/0.02" office:value-type="float" office:value="0">
            <text:p>0</text:p>
          </table:table-cell>
          <table:table-cell table:style-name="Gnumeric-default" table:formula="of:=SUM([.F1734:.H1734])" office:value-type="float" office:value="-1.4582317575673201e-108">
            <text:p>−1.45823176E−108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35]-[.C1735]" office:value-type="float" office:value="0">
            <text:p>0</text:p>
          </table:table-cell>
          <table:table-cell table:style-name="Gnumeric-default" table:formula="of:=[.E1735]*[.$K$1]" office:value-type="float" office:value="0">
            <text:p>0</text:p>
          </table:table-cell>
          <table:table-cell table:style-name="Gnumeric-default" table:formula="of:=[.$K$2]*([.E1735]+[.G1734])*0.02" office:value-type="float" office:value="-7.2911587878365999e-113">
            <text:p>−7.2911587878366E-113</text:p>
          </table:table-cell>
          <table:table-cell table:style-name="Gnumeric-default" table:formula="of:=[.$K$3]*([.E1735]-[.E1734])/0.02" office:value-type="float" office:value="0">
            <text:p>0</text:p>
          </table:table-cell>
          <table:table-cell table:style-name="Gnumeric-default" table:formula="of:=SUM([.F1735:.H1735])" office:value-type="float" office:value="-7.2911587878365999e-113">
            <text:p>−7.29115879E−113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36]-[.C1736]" office:value-type="float" office:value="0">
            <text:p>0</text:p>
          </table:table-cell>
          <table:table-cell table:style-name="Gnumeric-default" table:formula="of:=[.E1736]*[.$K$1]" office:value-type="float" office:value="0">
            <text:p>0</text:p>
          </table:table-cell>
          <table:table-cell table:style-name="Gnumeric-default" table:formula="of:=[.$K$2]*([.E1736]+[.G1735])*0.02" office:value-type="float" office:value="-3.6455793939183004e-117">
            <text:p>−3.645579393918E−117</text:p>
          </table:table-cell>
          <table:table-cell table:style-name="Gnumeric-default" table:formula="of:=[.$K$3]*([.E1736]-[.E1735])/0.02" office:value-type="float" office:value="0">
            <text:p>0</text:p>
          </table:table-cell>
          <table:table-cell table:style-name="Gnumeric-default" table:formula="of:=SUM([.F1736:.H1736])" office:value-type="float" office:value="-3.6455793939183004e-117">
            <text:p>−3.64557939E−117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37]-[.C1737]" office:value-type="float" office:value="0">
            <text:p>0</text:p>
          </table:table-cell>
          <table:table-cell table:style-name="Gnumeric-default" table:formula="of:=[.E1737]*[.$K$1]" office:value-type="float" office:value="0">
            <text:p>0</text:p>
          </table:table-cell>
          <table:table-cell table:style-name="Gnumeric-default" table:formula="of:=[.$K$2]*([.E1737]+[.G1736])*0.02" office:value-type="float" office:value="-1.8227896969591503e-121">
            <text:p>−1.822789696959E−121</text:p>
          </table:table-cell>
          <table:table-cell table:style-name="Gnumeric-default" table:formula="of:=[.$K$3]*([.E1737]-[.E1736])/0.02" office:value-type="float" office:value="0">
            <text:p>0</text:p>
          </table:table-cell>
          <table:table-cell table:style-name="Gnumeric-default" table:formula="of:=SUM([.F1737:.H1737])" office:value-type="float" office:value="-1.8227896969591503e-121">
            <text:p>−1.82278970E−121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38]-[.C1738]" office:value-type="float" office:value="0">
            <text:p>0</text:p>
          </table:table-cell>
          <table:table-cell table:style-name="Gnumeric-default" table:formula="of:=[.E1738]*[.$K$1]" office:value-type="float" office:value="0">
            <text:p>0</text:p>
          </table:table-cell>
          <table:table-cell table:style-name="Gnumeric-default" table:formula="of:=[.$K$2]*([.E1738]+[.G1737])*0.02" office:value-type="float" office:value="-9.1139484847957513e-126">
            <text:p>−9.113948484796E−126</text:p>
          </table:table-cell>
          <table:table-cell table:style-name="Gnumeric-default" table:formula="of:=[.$K$3]*([.E1738]-[.E1737])/0.02" office:value-type="float" office:value="0">
            <text:p>0</text:p>
          </table:table-cell>
          <table:table-cell table:style-name="Gnumeric-default" table:formula="of:=SUM([.F1738:.H1738])" office:value-type="float" office:value="-9.1139484847957513e-126">
            <text:p>−9.11394848E−126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39]-[.C1739]" office:value-type="float" office:value="0">
            <text:p>0</text:p>
          </table:table-cell>
          <table:table-cell table:style-name="Gnumeric-default" table:formula="of:=[.E1739]*[.$K$1]" office:value-type="float" office:value="0">
            <text:p>0</text:p>
          </table:table-cell>
          <table:table-cell table:style-name="Gnumeric-default" table:formula="of:=[.$K$2]*([.E1739]+[.G1738])*0.02" office:value-type="float" office:value="-4.5569742423978756e-130">
            <text:p>−4.556974242398E−130</text:p>
          </table:table-cell>
          <table:table-cell table:style-name="Gnumeric-default" table:formula="of:=[.$K$3]*([.E1739]-[.E1738])/0.02" office:value-type="float" office:value="0">
            <text:p>0</text:p>
          </table:table-cell>
          <table:table-cell table:style-name="Gnumeric-default" table:formula="of:=SUM([.F1739:.H1739])" office:value-type="float" office:value="-4.5569742423978756e-130">
            <text:p>−4.55697424E−130</text:p>
          </table:table-cell>
          <table:table-cell table:number-columns-repeated="247" table:style-name="Gnumeric-default"/>
        </table:table-row>
        <table:table-row table:style-name="AROW-0">
          <table:table-cell table:style-name="Gnumeric-default"/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/>
          <table:table-cell table:style-name="Gnumeric-default" table:formula="of:=[.B1740]-[.C1740]" office:value-type="float" office:value="0">
            <text:p>0</text:p>
          </table:table-cell>
          <table:table-cell table:style-name="Gnumeric-default" table:formula="of:=[.E1740]*[.$K$1]" office:value-type="float" office:value="0">
            <text:p>0</text:p>
          </table:table-cell>
          <table:table-cell table:style-name="Gnumeric-default" table:formula="of:=[.$K$2]*([.E1740]+[.G1739])*0.02" office:value-type="float" office:value="-2.2784871211989379e-134">
            <text:p>−2.278487121199E−134</text:p>
          </table:table-cell>
          <table:table-cell table:style-name="Gnumeric-default" table:formula="of:=[.$K$3]*([.E1740]-[.E1739])/0.02" office:value-type="float" office:value="0">
            <text:p>0</text:p>
          </table:table-cell>
          <table:table-cell table:style-name="Gnumeric-default" table:formula="of:=SUM([.F1740:.H1740])" office:value-type="float" office:value="-2.2784871211989379e-134">
            <text:p>−2.27848712E−134</text:p>
          </table:table-cell>
          <table:table-cell table:number-columns-repeated="247" table:style-name="Gnumeric-default"/>
        </table:table-row>
        <table:table-row table:style-name="AROW-0" table:number-rows-repeated="63796">
          <table:table-cell table:number-columns-repeated="256"/>
        </table:table-row>
        <table:named-expressions>
          <table:named-expression table:name="Print_Area" table:expression="of:=#REF!" table:base-cell-address="$'throttles.csv'.$A$1"/>
          <table:named-expression table:name="Sheet_Title" table:expression="of:=&quot;throttles.csv&quot;" table:base-cell-address="$'throttles.csv'.$A$1"/>
        </table:named-expressions>
        <gnm:selections gnm:cursor-col="2" gnm:cursor-row="7">
          <gnm:selection gnm:start-col="2" gnm:start-row="7" gnm:end-col="2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throttles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1-10T00:32:14Z</dc:date>
    <meta:creation-date>2018-11-09T06:47:24Z</meta:creation-date>
    <meta:generator>gnumeric/1.12.28</meta:generator>
  </office:meta>
</office:document-meta>
</file>